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49.67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++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api.github.com/repos/chapuni/llvm</text:p>
          </table:table-cell>
          <table:table-cell table:formula="of:=REPLACE([.B1]; 1; 29; &quot;&quot;)" office:value-type="string" office:string-value="chapuni/llvm" calcext:value-type="string">
            <text:p>chapuni/llv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api.github.com/repos/opencv/opencv</text:p>
          </table:table-cell>
          <table:table-cell table:formula="of:=REPLACE([.B2]; 1; 29; &quot;&quot;)" office:value-type="string" office:string-value="opencv/opencv" calcext:value-type="string">
            <text:p>opencv/opencv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api.github.com/repos/chapuni/llvm-project</text:p>
          </table:table-cell>
          <table:table-cell table:formula="of:=REPLACE([.B3]; 1; 29; &quot;&quot;)" office:value-type="string" office:string-value="chapuni/llvm-project" calcext:value-type="string">
            <text:p>chapuni/llvm-projec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api.github.com/repos/Kitware/ParaView</text:p>
          </table:table-cell>
          <table:table-cell table:formula="of:=REPLACE([.B4]; 1; 29; &quot;&quot;)" office:value-type="string" office:string-value="Kitware/ParaView" calcext:value-type="string">
            <text:p>Kitware/ParaView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ttps://api.github.com/repos/mongodb/mongo</text:p>
          </table:table-cell>
          <table:table-cell table:formula="of:=REPLACE([.B5]; 1; 29; &quot;&quot;)" office:value-type="string" office:string-value="mongodb/mongo" calcext:value-type="string">
            <text:p>mongodb/mongo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https://api.github.com/repos/bitcoin/bitcoin</text:p>
          </table:table-cell>
          <table:table-cell table:formula="of:=REPLACE([.B6]; 1; 29; &quot;&quot;)" office:value-type="string" office:string-value="bitcoin/bitcoin" calcext:value-type="string">
            <text:p>bitcoin/bitcoin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https://api.github.com/repos/musescore/MuseScore</text:p>
          </table:table-cell>
          <table:table-cell table:formula="of:=REPLACE([.B7]; 1; 29; &quot;&quot;)" office:value-type="string" office:string-value="musescore/MuseScore" calcext:value-type="string">
            <text:p>musescore/MuseScor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https://api.github.com/repos/basho/leveldb</text:p>
          </table:table-cell>
          <table:table-cell table:formula="of:=REPLACE([.B8]; 1; 29; &quot;&quot;)" office:value-type="string" office:string-value="basho/leveldb" calcext:value-type="string">
            <text:p>basho/leveldb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ttps://api.github.com/repos/symfony-fr/symfony-docs-fr</text:p>
          </table:table-cell>
          <table:table-cell table:formula="of:=REPLACE([.B9]; 1; 29; &quot;&quot;)" office:value-type="string" office:string-value="symfony-fr/symfony-docs-fr" calcext:value-type="string">
            <text:p>symfony-fr/symfony-docs-fr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https://api.github.com/repos/TrinityCore/TrinityCore</text:p>
          </table:table-cell>
          <table:table-cell table:formula="of:=REPLACE([.B10]; 1; 29; &quot;&quot;)" office:value-type="string" office:string-value="TrinityCore/TrinityCore" calcext:value-type="string">
            <text:p>TrinityCore/TrinityCor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https://api.github.com/repos/dmorse/simpatico</text:p>
          </table:table-cell>
          <table:table-cell table:formula="of:=REPLACE([.B11]; 1; 29; &quot;&quot;)" office:value-type="string" office:string-value="dmorse/simpatico" calcext:value-type="string">
            <text:p>dmorse/simpatico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https://api.github.com/repos/SFML/SFML</text:p>
          </table:table-cell>
          <table:table-cell table:formula="of:=REPLACE([.B12]; 1; 29; &quot;&quot;)" office:value-type="string" office:string-value="SFML/SFML" calcext:value-type="string">
            <text:p>SFML/SFM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ttps://api.github.com/repos/mozilla/mozilla-central</text:p>
          </table:table-cell>
          <table:table-cell table:formula="of:=REPLACE([.B13]; 1; 29; &quot;&quot;)" office:value-type="string" office:string-value="mozilla/mozilla-central" calcext:value-type="string">
            <text:p>mozilla/mozilla-central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https://api.github.com/repos/arx/ArxLibertatis</text:p>
          </table:table-cell>
          <table:table-cell table:formula="of:=REPLACE([.B14]; 1; 29; &quot;&quot;)" office:value-type="string" office:string-value="arx/ArxLibertatis" calcext:value-type="string">
            <text:p>arx/ArxLibertatis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https://api.github.com/repos/halide/Halide</text:p>
          </table:table-cell>
          <table:table-cell table:formula="of:=REPLACE([.B15]; 1; 29; &quot;&quot;)" office:value-type="string" office:string-value="halide/Halide" calcext:value-type="string">
            <text:p>halide/Halide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https://api.github.com/repos/xbmc/xbmc</text:p>
          </table:table-cell>
          <table:table-cell table:formula="of:=REPLACE([.B16]; 1; 29; &quot;&quot;)" office:value-type="string" office:string-value="xbmc/xbmc" calcext:value-type="string">
            <text:p>xbmc/xbmc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https://api.github.com/repos/facebook/folly</text:p>
          </table:table-cell>
          <table:table-cell table:formula="of:=REPLACE([.B17]; 1; 29; &quot;&quot;)" office:value-type="string" office:string-value="facebook/folly" calcext:value-type="string">
            <text:p>facebook/folly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https://api.github.com/repos/rdp/ffmpeg-windows-build-helpers</text:p>
          </table:table-cell>
          <table:table-cell table:formula="of:=REPLACE([.B18]; 1; 29; &quot;&quot;)" office:value-type="string" office:string-value="rdp/ffmpeg-windows-build-helpers" calcext:value-type="string">
            <text:p>rdp/ffmpeg-windows-build-helper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https://api.github.com/repos/hpcc-systems/HPCC-Platform</text:p>
          </table:table-cell>
          <table:table-cell table:formula="of:=REPLACE([.B19]; 1; 29; &quot;&quot;)" office:value-type="string" office:string-value="hpcc-systems/HPCC-Platform" calcext:value-type="string">
            <text:p>hpcc-systems/HPCC-Platform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https://api.github.com/repos/nmap/nmap</text:p>
          </table:table-cell>
          <table:table-cell table:formula="of:=REPLACE([.B20]; 1; 29; &quot;&quot;)" office:value-type="string" office:string-value="nmap/nmap" calcext:value-type="string">
            <text:p>nmap/nmap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https://api.github.com/repos/tomahawk-player/tomahawk</text:p>
          </table:table-cell>
          <table:table-cell table:formula="of:=REPLACE([.B21]; 1; 29; &quot;&quot;)" office:value-type="string" office:string-value="tomahawk-player/tomahawk" calcext:value-type="string">
            <text:p>tomahawk-player/tomahawk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https://api.github.com/repos/lordmulder/LameXP</text:p>
          </table:table-cell>
          <table:table-cell table:formula="of:=REPLACE([.B22]; 1; 29; &quot;&quot;)" office:value-type="string" office:string-value="lordmulder/LameXP" calcext:value-type="string">
            <text:p>lordmulder/LameXP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https://api.github.com/repos/ninja-build/ninja</text:p>
          </table:table-cell>
          <table:table-cell table:formula="of:=REPLACE([.B23]; 1; 29; &quot;&quot;)" office:value-type="string" office:string-value="ninja-build/ninja" calcext:value-type="string">
            <text:p>ninja-build/ninja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https://api.github.com/repos/mapnik/mapnik</text:p>
          </table:table-cell>
          <table:table-cell table:formula="of:=REPLACE([.B24]; 1; 29; &quot;&quot;)" office:value-type="string" office:string-value="mapnik/mapnik" calcext:value-type="string">
            <text:p>mapnik/mapnik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https://api.github.com/repos/bjorn/tiled</text:p>
          </table:table-cell>
          <table:table-cell table:formula="of:=REPLACE([.B25]; 1; 29; &quot;&quot;)" office:value-type="string" office:string-value="bjorn/tiled" calcext:value-type="string">
            <text:p>bjorn/tiled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https://api.github.com/repos/enigma-dev/enigma-dev</text:p>
          </table:table-cell>
          <table:table-cell table:formula="of:=REPLACE([.B26]; 1; 29; &quot;&quot;)" office:value-type="string" office:string-value="enigma-dev/enigma-dev" calcext:value-type="string">
            <text:p>enigma-dev/enigma-dev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https://api.github.com/repos/mosra/corrade</text:p>
          </table:table-cell>
          <table:table-cell table:formula="of:=REPLACE([.B27]; 1; 29; &quot;&quot;)" office:value-type="string" office:string-value="mosra/corrade" calcext:value-type="string">
            <text:p>mosra/corrade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https://api.github.com/repos/puppetlabs/facter</text:p>
          </table:table-cell>
          <table:table-cell table:formula="of:=REPLACE([.B28]; 1; 29; &quot;&quot;)" office:value-type="string" office:string-value="puppetlabs/facter" calcext:value-type="string">
            <text:p>puppetlabs/facter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https://api.github.com/repos/OKullmann/oklibrary</text:p>
          </table:table-cell>
          <table:table-cell table:formula="of:=REPLACE([.B29]; 1; 29; &quot;&quot;)" office:value-type="string" office:string-value="OKullmann/oklibrary" calcext:value-type="string">
            <text:p>OKullmann/oklibrary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https://api.github.com/repos/gerstrong/Commander-Genius</text:p>
          </table:table-cell>
          <table:table-cell table:formula="of:=REPLACE([.B30]; 1; 29; &quot;&quot;)" office:value-type="string" office:string-value="gerstrong/Commander-Genius" calcext:value-type="string">
            <text:p>gerstrong/Commander-Genius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https://api.github.com/repos/communi/communi</text:p>
          </table:table-cell>
          <table:table-cell table:formula="of:=REPLACE([.B31]; 1; 29; &quot;&quot;)" office:value-type="string" office:string-value="communi/communi" calcext:value-type="string">
            <text:p>communi/communi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https://api.github.com/repos/moai/moai-dev</text:p>
          </table:table-cell>
          <table:table-cell table:formula="of:=REPLACE([.B32]; 1; 29; &quot;&quot;)" office:value-type="string" office:string-value="moai/moai-dev" calcext:value-type="string">
            <text:p>moai/moai-dev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https://api.github.com/repos/scummvm/scummvm</text:p>
          </table:table-cell>
          <table:table-cell table:formula="of:=REPLACE([.B33]; 1; 29; &quot;&quot;)" office:value-type="string" office:string-value="scummvm/scummvm" calcext:value-type="string">
            <text:p>scummvm/scummvm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https://api.github.com/repos/Singular/Sources</text:p>
          </table:table-cell>
          <table:table-cell table:formula="of:=REPLACE([.B34]; 1; 29; &quot;&quot;)" office:value-type="string" office:string-value="Singular/Sources" calcext:value-type="string">
            <text:p>Singular/Sources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https://api.github.com/repos/Singular/spielwiese-ci</text:p>
          </table:table-cell>
          <table:table-cell table:formula="of:=REPLACE([.B35]; 1; 29; &quot;&quot;)" office:value-type="string" office:string-value="Singular/spielwiese-ci" calcext:value-type="string">
            <text:p>Singular/spielwiese-ci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string" calcext:value-type="string">
            <text:p>https://api.github.com/repos/mavlink/qgroundcontrol</text:p>
          </table:table-cell>
          <table:table-cell table:formula="of:=REPLACE([.B36]; 1; 29; &quot;&quot;)" office:value-type="string" office:string-value="mavlink/qgroundcontrol" calcext:value-type="string">
            <text:p>mavlink/qgroundcontrol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string" calcext:value-type="string">
            <text:p>https://api.github.com/repos/edubart/otclient</text:p>
          </table:table-cell>
          <table:table-cell table:formula="of:=REPLACE([.B37]; 1; 29; &quot;&quot;)" office:value-type="string" office:string-value="edubart/otclient" calcext:value-type="string">
            <text:p>edubart/otclient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string" calcext:value-type="string">
            <text:p>https://api.github.com/repos/mumble-voip/mumble</text:p>
          </table:table-cell>
          <table:table-cell table:formula="of:=REPLACE([.B38]; 1; 29; &quot;&quot;)" office:value-type="string" office:string-value="mumble-voip/mumble" calcext:value-type="string">
            <text:p>mumble-voip/mumble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https://api.github.com/repos/thrust/thrust</text:p>
          </table:table-cell>
          <table:table-cell table:formula="of:=REPLACE([.B39]; 1; 29; &quot;&quot;)" office:value-type="string" office:string-value="thrust/thrust" calcext:value-type="string">
            <text:p>thrust/thrust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https://api.github.com/repos/znc/znc</text:p>
          </table:table-cell>
          <table:table-cell table:formula="of:=REPLACE([.B40]; 1; 29; &quot;&quot;)" office:value-type="string" office:string-value="znc/znc" calcext:value-type="string">
            <text:p>znc/znc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https://api.github.com/repos/uspgamedev/ugdk</text:p>
          </table:table-cell>
          <table:table-cell table:formula="of:=REPLACE([.B41]; 1; 29; &quot;&quot;)" office:value-type="string" office:string-value="uspgamedev/ugdk" calcext:value-type="string">
            <text:p>uspgamedev/ugdk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https://api.github.com/repos/openframeworks/openFrameworks</text:p>
          </table:table-cell>
          <table:table-cell table:formula="of:=REPLACE([.B42]; 1; 29; &quot;&quot;)" office:value-type="string" office:string-value="openframeworks/openFrameworks" calcext:value-type="string">
            <text:p>openframeworks/openFrameworks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https://api.github.com/repos/basho/eleveldb</text:p>
          </table:table-cell>
          <table:table-cell table:formula="of:=REPLACE([.B43]; 1; 29; &quot;&quot;)" office:value-type="string" office:string-value="basho/eleveldb" calcext:value-type="string">
            <text:p>basho/eleveldb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string" calcext:value-type="string">
            <text:p>https://api.github.com/repos/euroelessar/qutim</text:p>
          </table:table-cell>
          <table:table-cell table:formula="of:=REPLACE([.B44]; 1; 29; &quot;&quot;)" office:value-type="string" office:string-value="euroelessar/qutim" calcext:value-type="string">
            <text:p>euroelessar/qutim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https://api.github.com/repos/openscad/openscad</text:p>
          </table:table-cell>
          <table:table-cell table:formula="of:=REPLACE([.B45]; 1; 29; &quot;&quot;)" office:value-type="string" office:string-value="openscad/openscad" calcext:value-type="string">
            <text:p>openscad/openscad</text:p>
          </table:table-cell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string" calcext:value-type="string">
            <text:p>https://api.github.com/repos/akkartik/wart</text:p>
          </table:table-cell>
          <table:table-cell table:formula="of:=REPLACE([.B46]; 1; 29; &quot;&quot;)" office:value-type="string" office:string-value="akkartik/wart" calcext:value-type="string">
            <text:p>akkartik/wart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https://api.github.com/repos/rcaelers/workrave</text:p>
          </table:table-cell>
          <table:table-cell table:formula="of:=REPLACE([.B47]; 1; 29; &quot;&quot;)" office:value-type="string" office:string-value="rcaelers/workrave" calcext:value-type="string">
            <text:p>rcaelers/workrave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https://api.github.com/repos/yorikvanhavre/FreeCAD</text:p>
          </table:table-cell>
          <table:table-cell table:formula="of:=REPLACE([.B48]; 1; 29; &quot;&quot;)" office:value-type="string" office:string-value="yorikvanhavre/FreeCAD" calcext:value-type="string">
            <text:p>yorikvanhavre/FreeCAD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string" calcext:value-type="string">
            <text:p>https://api.github.com/repos/fritzo/pomagma</text:p>
          </table:table-cell>
          <table:table-cell table:formula="of:=REPLACE([.B49]; 1; 29; &quot;&quot;)" office:value-type="string" office:string-value="fritzo/pomagma" calcext:value-type="string">
            <text:p>fritzo/pomagma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string" calcext:value-type="string">
            <text:p>https://api.github.com/repos/LibreCAD/LibreCAD</text:p>
          </table:table-cell>
          <table:table-cell table:formula="of:=REPLACE([.B50]; 1; 29; &quot;&quot;)" office:value-type="string" office:string-value="LibreCAD/LibreCAD" calcext:value-type="string">
            <text:p>LibreCAD/LibreCAD</text:p>
          </table:table-cell>
        </table:table-row>
        <table:table-row table:style-name="ro1">
          <table:table-cell office:value-type="float" office:value="9866" calcext:value-type="float">
            <text:p>9866</text:p>
          </table:table-cell>
          <table:table-cell office:value-type="string" calcext:value-type="string">
            <text:p>https://api.github.com/repos/apitrace/apitrace</text:p>
          </table:table-cell>
          <table:table-cell table:formula="of:=REPLACE([.B51]; 1; 29; &quot;&quot;)" office:value-type="string" office:string-value="apitrace/apitrace" calcext:value-type="string">
            <text:p>apitrace/apitrace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https://api.github.com/repos/mcostalba/Stockfish</text:p>
          </table:table-cell>
          <table:table-cell table:formula="of:=REPLACE([.B52]; 1; 29; &quot;&quot;)" office:value-type="string" office:string-value="mcostalba/Stockfish" calcext:value-type="string">
            <text:p>mcostalba/Stockfish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https://api.github.com/repos/goldendict/goldendict</text:p>
          </table:table-cell>
          <table:table-cell table:formula="of:=REPLACE([.B53]; 1; 29; &quot;&quot;)" office:value-type="string" office:string-value="goldendict/goldendict" calcext:value-type="string">
            <text:p>goldendict/goldendict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https://api.github.com/repos/couchbase/ep-engine</text:p>
          </table:table-cell>
          <table:table-cell table:formula="of:=REPLACE([.B54]; 1; 29; &quot;&quot;)" office:value-type="string" office:string-value="couchbase/ep-engine" calcext:value-type="string">
            <text:p>couchbase/ep-engine</text:p>
          </table:table-cell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https://api.github.com/repos/vdm113/wxWidgets-ICC-patch</text:p>
          </table:table-cell>
          <table:table-cell table:formula="of:=REPLACE([.B55]; 1; 29; &quot;&quot;)" office:value-type="string" office:string-value="vdm113/wxWidgets-ICC-patch" calcext:value-type="string">
            <text:p>vdm113/wxWidgets-ICC-patch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string" calcext:value-type="string">
            <text:p>https://api.github.com/repos/ludamad/lanarts</text:p>
          </table:table-cell>
          <table:table-cell table:formula="of:=REPLACE([.B56]; 1; 29; &quot;&quot;)" office:value-type="string" office:string-value="ludamad/lanarts" calcext:value-type="string">
            <text:p>ludamad/lanarts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string" calcext:value-type="string">
            <text:p>https://api.github.com/repos/battle-for-wesnoth/svn</text:p>
          </table:table-cell>
          <table:table-cell table:formula="of:=REPLACE([.B57]; 1; 29; &quot;&quot;)" office:value-type="string" office:string-value="battle-for-wesnoth/svn" calcext:value-type="string">
            <text:p>battle-for-wesnoth/svn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https://api.github.com/repos/inspircd/inspircd</text:p>
          </table:table-cell>
          <table:table-cell table:formula="of:=REPLACE([.B58]; 1; 29; &quot;&quot;)" office:value-type="string" office:string-value="inspircd/inspircd" calcext:value-type="string">
            <text:p>inspircd/inspircd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https://api.github.com/repos/shogun-toolbox/shogun</text:p>
          </table:table-cell>
          <table:table-cell table:formula="of:=REPLACE([.B59]; 1; 29; &quot;&quot;)" office:value-type="string" office:string-value="shogun-toolbox/shogun" calcext:value-type="string">
            <text:p>shogun-toolbox/shogun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https://api.github.com/repos/garrison/vmc</text:p>
          </table:table-cell>
          <table:table-cell table:formula="of:=REPLACE([.B60]; 1; 29; &quot;&quot;)" office:value-type="string" office:string-value="garrison/vmc" calcext:value-type="string">
            <text:p>garrison/vmc</text:p>
          </table:table-cell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https://api.github.com/repos/mapnik/node-mapnik</text:p>
          </table:table-cell>
          <table:table-cell table:formula="of:=REPLACE([.B61]; 1; 29; &quot;&quot;)" office:value-type="string" office:string-value="mapnik/node-mapnik" calcext:value-type="string">
            <text:p>mapnik/node-mapnik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https://api.github.com/repos/SupSuper/OpenXcom</text:p>
          </table:table-cell>
          <table:table-cell table:formula="of:=REPLACE([.B62]; 1; 29; &quot;&quot;)" office:value-type="string" office:string-value="SupSuper/OpenXcom" calcext:value-type="string">
            <text:p>SupSuper/OpenXcom</text:p>
          </table:table-cell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https://api.github.com/repos/solarus-games/solarus</text:p>
          </table:table-cell>
          <table:table-cell table:formula="of:=REPLACE([.B63]; 1; 29; &quot;&quot;)" office:value-type="string" office:string-value="solarus-games/solarus" calcext:value-type="string">
            <text:p>solarus-games/solarus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https://api.github.com/repos/aseba-community/aseba</text:p>
          </table:table-cell>
          <table:table-cell table:formula="of:=REPLACE([.B64]; 1; 29; &quot;&quot;)" office:value-type="string" office:string-value="aseba-community/aseba" calcext:value-type="string">
            <text:p>aseba-community/aseba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string" calcext:value-type="string">
            <text:p>https://api.github.com/repos/pioneerspacesim/pioneer</text:p>
          </table:table-cell>
          <table:table-cell table:formula="of:=REPLACE([.B65]; 1; 29; &quot;&quot;)" office:value-type="string" office:string-value="pioneerspacesim/pioneer" calcext:value-type="string">
            <text:p>pioneerspacesim/pioneer</text:p>
          </table:table-cell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string" calcext:value-type="string">
            <text:p>https://api.github.com/repos/Wizmann/ACM-ICPC</text:p>
          </table:table-cell>
          <table:table-cell table:formula="of:=REPLACE([.B66]; 1; 29; &quot;&quot;)" office:value-type="string" office:string-value="Wizmann/ACM-ICPC" calcext:value-type="string">
            <text:p>Wizmann/ACM-ICPC</text:p>
          </table:table-cell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string" calcext:value-type="string">
            <text:p>https://api.github.com/repos/mozilla/rhino</text:p>
          </table:table-cell>
          <table:table-cell table:formula="of:=REPLACE([.B67]; 1; 29; &quot;&quot;)" office:value-type="string" office:string-value="mozilla/rhino" calcext:value-type="string">
            <text:p>mozilla/rhino</text:p>
          </table:table-cell>
        </table:table-row>
        <table:table-row table:style-name="ro1">
          <table:table-cell office:value-type="float" office:value="12518" calcext:value-type="float">
            <text:p>12518</text:p>
          </table:table-cell>
          <table:table-cell office:value-type="string" calcext:value-type="string">
            <text:p>https://api.github.com/repos/kvahed/codeare</text:p>
          </table:table-cell>
          <table:table-cell table:formula="of:=REPLACE([.B68]; 1; 29; &quot;&quot;)" office:value-type="string" office:string-value="kvahed/codeare" calcext:value-type="string">
            <text:p>kvahed/codeare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https://api.github.com/repos/client9/libinjection</text:p>
          </table:table-cell>
          <table:table-cell table:formula="of:=REPLACE([.B69]; 1; 29; &quot;&quot;)" office:value-type="string" office:string-value="client9/libinjection" calcext:value-type="string">
            <text:p>client9/libinjection</text:p>
          </table:table-cell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https://api.github.com/repos/apache/thrift</text:p>
          </table:table-cell>
          <table:table-cell table:formula="of:=REPLACE([.B70]; 1; 29; &quot;&quot;)" office:value-type="string" office:string-value="apache/thrift" calcext:value-type="string">
            <text:p>apache/thrift</text:p>
          </table:table-cell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string" calcext:value-type="string">
            <text:p>https://api.github.com/repos/serge-sans-paille/pythran</text:p>
          </table:table-cell>
          <table:table-cell table:formula="of:=REPLACE([.B71]; 1; 29; &quot;&quot;)" office:value-type="string" office:string-value="serge-sans-paille/pythran" calcext:value-type="string">
            <text:p>serge-sans-paille/pythran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string" calcext:value-type="string">
            <text:p>https://api.github.com/repos/ispc/ispc</text:p>
          </table:table-cell>
          <table:table-cell table:formula="of:=REPLACE([.B72]; 1; 29; &quot;&quot;)" office:value-type="string" office:string-value="ispc/ispc" calcext:value-type="string">
            <text:p>ispc/ispc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https://api.github.com/repos/tomthorogood/Mogu</text:p>
          </table:table-cell>
          <table:table-cell table:formula="of:=REPLACE([.B73]; 1; 29; &quot;&quot;)" office:value-type="string" office:string-value="tomthorogood/Mogu" calcext:value-type="string">
            <text:p>tomthorogood/Mogu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office:value-type="string" calcext:value-type="string">
            <text:p>https://api.github.com/repos/toastedcrumpets/DynamO</text:p>
          </table:table-cell>
          <table:table-cell table:formula="of:=REPLACE([.B74]; 1; 29; &quot;&quot;)" office:value-type="string" office:string-value="toastedcrumpets/DynamO" calcext:value-type="string">
            <text:p>toastedcrumpets/DynamO</text:p>
          </table:table-cell>
        </table:table-row>
        <table:table-row table:style-name="ro1">
          <table:table-cell office:value-type="float" office:value="15885" calcext:value-type="float">
            <text:p>15885</text:p>
          </table:table-cell>
          <table:table-cell office:value-type="string" calcext:value-type="string">
            <text:p>https://api.github.com/repos/postgres/pgadmin3</text:p>
          </table:table-cell>
          <table:table-cell table:formula="of:=REPLACE([.B75]; 1; 29; &quot;&quot;)" office:value-type="string" office:string-value="postgres/pgadmin3" calcext:value-type="string">
            <text:p>postgres/pgadmin3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string" calcext:value-type="string">
            <text:p>https://api.github.com/repos/mysmartgrid/hexabus</text:p>
          </table:table-cell>
          <table:table-cell table:formula="of:=REPLACE([.B76]; 1; 29; &quot;&quot;)" office:value-type="string" office:string-value="mysmartgrid/hexabus" calcext:value-type="string">
            <text:p>mysmartgrid/hexabus</text:p>
          </table:table-cell>
        </table:table-row>
        <table:table-row table:style-name="ro1">
          <table:table-cell office:value-type="float" office:value="16929" calcext:value-type="float">
            <text:p>16929</text:p>
          </table:table-cell>
          <table:table-cell office:value-type="string" calcext:value-type="string">
            <text:p>https://api.github.com/repos/Eyescale/Equalizer</text:p>
          </table:table-cell>
          <table:table-cell table:formula="of:=REPLACE([.B77]; 1; 29; &quot;&quot;)" office:value-type="string" office:string-value="Eyescale/Equalizer" calcext:value-type="string">
            <text:p>Eyescale/Equalizer</text:p>
          </table:table-cell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string" calcext:value-type="string">
            <text:p>https://api.github.com/repos/OP2/OP2-Common</text:p>
          </table:table-cell>
          <table:table-cell table:formula="of:=REPLACE([.B78]; 1; 29; &quot;&quot;)" office:value-type="string" office:string-value="OP2/OP2-Common" calcext:value-type="string">
            <text:p>OP2/OP2-Common</text:p>
          </table:table-cell>
        </table:table-row>
        <table:table-row table:style-name="ro1">
          <table:table-cell office:value-type="float" office:value="16997" calcext:value-type="float">
            <text:p>16997</text:p>
          </table:table-cell>
          <table:table-cell office:value-type="string" calcext:value-type="string">
            <text:p>https://api.github.com/repos/Razor-qt/razor-qt</text:p>
          </table:table-cell>
          <table:table-cell table:formula="of:=REPLACE([.B79]; 1; 29; &quot;&quot;)" office:value-type="string" office:string-value="Razor-qt/razor-qt" calcext:value-type="string">
            <text:p>Razor-qt/razor-qt</text:p>
          </table:table-cell>
        </table:table-row>
        <table:table-row table:style-name="ro1">
          <table:table-cell office:value-type="float" office:value="17079" calcext:value-type="float">
            <text:p>17079</text:p>
          </table:table-cell>
          <table:table-cell office:value-type="string" calcext:value-type="string">
            <text:p>https://api.github.com/repos/Eyescale/Lunchbox</text:p>
          </table:table-cell>
          <table:table-cell table:formula="of:=REPLACE([.B80]; 1; 29; &quot;&quot;)" office:value-type="string" office:string-value="Eyescale/Lunchbox" calcext:value-type="string">
            <text:p>Eyescale/Lunchbox</text:p>
          </table:table-cell>
        </table:table-row>
        <table:table-row table:style-name="ro1">
          <table:table-cell office:value-type="float" office:value="17327" calcext:value-type="float">
            <text:p>17327</text:p>
          </table:table-cell>
          <table:table-cell office:value-type="string" calcext:value-type="string">
            <text:p>https://api.github.com/repos/lightspark/lightspark</text:p>
          </table:table-cell>
          <table:table-cell table:formula="of:=REPLACE([.B81]; 1; 29; &quot;&quot;)" office:value-type="string" office:string-value="lightspark/lightspark" calcext:value-type="string">
            <text:p>lightspark/lightspark</text:p>
          </table:table-cell>
        </table:table-row>
        <table:table-row table:style-name="ro1">
          <table:table-cell office:value-type="float" office:value="17332" calcext:value-type="float">
            <text:p>17332</text:p>
          </table:table-cell>
          <table:table-cell office:value-type="string" calcext:value-type="string">
            <text:p>https://api.github.com/repos/Arkania/ArkCORE</text:p>
          </table:table-cell>
          <table:table-cell table:formula="of:=REPLACE([.B82]; 1; 29; &quot;&quot;)" office:value-type="string" office:string-value="Arkania/ArkCORE" calcext:value-type="string">
            <text:p>Arkania/ArkCORE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string" calcext:value-type="string">
            <text:p>https://api.github.com/repos/mickem/nscp</text:p>
          </table:table-cell>
          <table:table-cell table:formula="of:=REPLACE([.B83]; 1; 29; &quot;&quot;)" office:value-type="string" office:string-value="mickem/nscp" calcext:value-type="string">
            <text:p>mickem/nscp</text:p>
          </table:table-cell>
        </table:table-row>
        <table:table-row table:style-name="ro1">
          <table:table-cell office:value-type="float" office:value="17694" calcext:value-type="float">
            <text:p>17694</text:p>
          </table:table-cell>
          <table:table-cell office:value-type="string" calcext:value-type="string">
            <text:p>https://api.github.com/repos/ceph/ceph</text:p>
          </table:table-cell>
          <table:table-cell table:formula="of:=REPLACE([.B84]; 1; 29; &quot;&quot;)" office:value-type="string" office:string-value="ceph/ceph" calcext:value-type="string">
            <text:p>ceph/ceph</text:p>
          </table:table-cell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string" calcext:value-type="string">
            <text:p>https://api.github.com/repos/mantidproject/mantid</text:p>
          </table:table-cell>
          <table:table-cell table:formula="of:=REPLACE([.B85]; 1; 29; &quot;&quot;)" office:value-type="string" office:string-value="mantidproject/mantid" calcext:value-type="string">
            <text:p>mantidproject/mantid</text:p>
          </table:table-cell>
        </table:table-row>
        <table:table-row table:style-name="ro1">
          <table:table-cell office:value-type="float" office:value="18664" calcext:value-type="float">
            <text:p>18664</text:p>
          </table:table-cell>
          <table:table-cell office:value-type="string" calcext:value-type="string">
            <text:p>https://api.github.com/repos/llvm-mirror/clang</text:p>
          </table:table-cell>
          <table:table-cell table:formula="of:=REPLACE([.B86]; 1; 29; &quot;&quot;)" office:value-type="string" office:string-value="llvm-mirror/clang" calcext:value-type="string">
            <text:p>llvm-mirror/clang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  <table:table-cell office:value-type="string" calcext:value-type="string">
            <text:p>https://api.github.com/repos/chapuni/clang</text:p>
          </table:table-cell>
          <table:table-cell table:formula="of:=REPLACE([.B87]; 1; 29; &quot;&quot;)" office:value-type="string" office:string-value="chapuni/clang" calcext:value-type="string">
            <text:p>chapuni/clang</text:p>
          </table:table-cell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string" calcext:value-type="string">
            <text:p>https://api.github.com/repos/spurious/clang-mirror</text:p>
          </table:table-cell>
          <table:table-cell table:formula="of:=REPLACE([.B88]; 1; 29; &quot;&quot;)" office:value-type="string" office:string-value="spurious/clang-mirror" calcext:value-type="string">
            <text:p>spurious/clang-mirror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string" calcext:value-type="string">
            <text:p>https://api.github.com/repos/rescrv/HyperDex</text:p>
          </table:table-cell>
          <table:table-cell table:formula="of:=REPLACE([.B89]; 1; 29; &quot;&quot;)" office:value-type="string" office:string-value="rescrv/HyperDex" calcext:value-type="string">
            <text:p>rescrv/HyperDex</text:p>
          </table:table-cell>
        </table:table-row>
        <table:table-row table:style-name="ro1">
          <table:table-cell office:value-type="float" office:value="19377" calcext:value-type="float">
            <text:p>19377</text:p>
          </table:table-cell>
          <table:table-cell office:value-type="string" calcext:value-type="string">
            <text:p>https://api.github.com/repos/NixOS/nix</text:p>
          </table:table-cell>
          <table:table-cell table:formula="of:=REPLACE([.B90]; 1; 29; &quot;&quot;)" office:value-type="string" office:string-value="NixOS/nix" calcext:value-type="string">
            <text:p>NixOS/nix</text:p>
          </table:table-cell>
        </table:table-row>
        <table:table-row table:style-name="ro1">
          <table:table-cell office:value-type="float" office:value="19953" calcext:value-type="float">
            <text:p>19953</text:p>
          </table:table-cell>
          <table:table-cell office:value-type="string" calcext:value-type="string">
            <text:p>https://api.github.com/repos/TortoiseGit/TortoiseGit</text:p>
          </table:table-cell>
          <table:table-cell table:formula="of:=REPLACE([.B91]; 1; 29; &quot;&quot;)" office:value-type="string" office:string-value="TortoiseGit/TortoiseGit" calcext:value-type="string">
            <text:p>TortoiseGit/TortoiseGit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https://api.github.com/repos/STEllAR-GROUP/hpx</text:p>
          </table:table-cell>
          <table:table-cell table:formula="of:=REPLACE([.B92]; 1; 29; &quot;&quot;)" office:value-type="string" office:string-value="STEllAR-GROUP/hpx" calcext:value-type="string">
            <text:p>STEllAR-GROUP/hpx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https://api.github.com/repos/paulasmuth/fnordmetric</text:p>
          </table:table-cell>
          <table:table-cell table:formula="of:=REPLACE([.B93]; 1; 29; &quot;&quot;)" office:value-type="string" office:string-value="paulasmuth/fnordmetric" calcext:value-type="string">
            <text:p>paulasmuth/fnordmetric</text:p>
          </table:table-cell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https://api.github.com/repos/wxWidgets/wxWidgets</text:p>
          </table:table-cell>
          <table:table-cell table:formula="of:=REPLACE([.B94]; 1; 29; &quot;&quot;)" office:value-type="string" office:string-value="wxWidgets/wxWidgets" calcext:value-type="string">
            <text:p>wxWidgets/wxWidgets</text:p>
          </table:table-cell>
        </table:table-row>
        <table:table-row table:style-name="ro1">
          <table:table-cell office:value-type="float" office:value="20562" calcext:value-type="float">
            <text:p>20562</text:p>
          </table:table-cell>
          <table:table-cell office:value-type="string" calcext:value-type="string">
            <text:p>https://api.github.com/repos/PDAL/PDAL</text:p>
          </table:table-cell>
          <table:table-cell table:formula="of:=REPLACE([.B95]; 1; 29; &quot;&quot;)" office:value-type="string" office:string-value="PDAL/PDAL" calcext:value-type="string">
            <text:p>PDAL/PDAL</text:p>
          </table:table-cell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string" calcext:value-type="string">
            <text:p>https://api.github.com/repos/espressomd/espresso</text:p>
          </table:table-cell>
          <table:table-cell table:formula="of:=REPLACE([.B96]; 1; 29; &quot;&quot;)" office:value-type="string" office:string-value="espressomd/espresso" calcext:value-type="string">
            <text:p>espressomd/espresso</text:p>
          </table:table-cell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string" calcext:value-type="string">
            <text:p>https://api.github.com/repos/OpenImageIO/oiio</text:p>
          </table:table-cell>
          <table:table-cell table:formula="of:=REPLACE([.B97]; 1; 29; &quot;&quot;)" office:value-type="string" office:string-value="OpenImageIO/oiio" calcext:value-type="string">
            <text:p>OpenImageIO/oiio</text:p>
          </table:table-cell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https://api.github.com/repos/freundlich/spacegameengine</text:p>
          </table:table-cell>
          <table:table-cell table:formula="of:=REPLACE([.B98]; 1; 29; &quot;&quot;)" office:value-type="string" office:string-value="freundlich/spacegameengine" calcext:value-type="string">
            <text:p>freundlich/spacegameengine</text:p>
          </table:table-cell>
        </table:table-row>
        <table:table-row table:style-name="ro1">
          <table:table-cell office:value-type="float" office:value="21329" calcext:value-type="float">
            <text:p>21329</text:p>
          </table:table-cell>
          <table:table-cell office:value-type="string" calcext:value-type="string">
            <text:p>https://api.github.com/repos/stuntrally/stuntrally</text:p>
          </table:table-cell>
          <table:table-cell table:formula="of:=REPLACE([.B99]; 1; 29; &quot;&quot;)" office:value-type="string" office:string-value="stuntrally/stuntrally" calcext:value-type="string">
            <text:p>stuntrally/stuntrally</text:p>
          </table:table-cell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string" calcext:value-type="string">
            <text:p>https://api.github.com/repos/hewsmike/Einstein-At-Home-Screensaver</text:p>
          </table:table-cell>
          <table:table-cell table:formula="of:=REPLACE([.B100]; 1; 29; &quot;&quot;)" office:value-type="string" office:string-value="hewsmike/Einstein-At-Home-Screensaver" calcext:value-type="string">
            <text:p>hewsmike/Einstein-At-Home-Screensaver</text:p>
          </table:table-cell>
        </table:table-row>
        <table:table-row table:style-name="ro1">
          <table:table-cell office:value-type="float" office:value="21578" calcext:value-type="float">
            <text:p>21578</text:p>
          </table:table-cell>
          <table:table-cell office:value-type="string" calcext:value-type="string">
            <text:p>https://api.github.com/repos/v8/v8</text:p>
          </table:table-cell>
          <table:table-cell table:formula="of:=REPLACE([.B101]; 1; 29; &quot;&quot;)" office:value-type="string" office:string-value="v8/v8" calcext:value-type="string">
            <text:p>v8/v8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string" calcext:value-type="string">
            <text:p>https://api.github.com/repos/0xd34df00d/leechcraft</text:p>
          </table:table-cell>
          <table:table-cell table:formula="of:=REPLACE([.B102]; 1; 29; &quot;&quot;)" office:value-type="string" office:string-value="0xd34df00d/leechcraft" calcext:value-type="string">
            <text:p>0xd34df00d/leechcraft</text:p>
          </table:table-cell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string" calcext:value-type="string">
            <text:p>https://api.github.com/repos/AOKP/frameworks_av</text:p>
          </table:table-cell>
          <table:table-cell table:formula="of:=REPLACE([.B103]; 1; 29; &quot;&quot;)" office:value-type="string" office:string-value="AOKP/frameworks_av" calcext:value-type="string">
            <text:p>AOKP/frameworks_av</text:p>
          </table:table-cell>
        </table:table-row>
        <table:table-row table:style-name="ro1">
          <table:table-cell office:value-type="float" office:value="21813" calcext:value-type="float">
            <text:p>21813</text:p>
          </table:table-cell>
          <table:table-cell office:value-type="string" calcext:value-type="string">
            <text:p>https://api.github.com/repos/openscenegraph/OpenSceneGraph</text:p>
          </table:table-cell>
          <table:table-cell table:formula="of:=REPLACE([.B104]; 1; 29; &quot;&quot;)" office:value-type="string" office:string-value="openscenegraph/OpenSceneGraph" calcext:value-type="string">
            <text:p>openscenegraph/OpenSceneGraph</text:p>
          </table:table-cell>
        </table:table-row>
        <table:table-row table:style-name="ro1">
          <table:table-cell office:value-type="float" office:value="21979" calcext:value-type="float">
            <text:p>21979</text:p>
          </table:table-cell>
          <table:table-cell office:value-type="string" calcext:value-type="string">
            <text:p>https://api.github.com/repos/pgRouting/pgrouting</text:p>
          </table:table-cell>
          <table:table-cell table:formula="of:=REPLACE([.B105]; 1; 29; &quot;&quot;)" office:value-type="string" office:string-value="pgRouting/pgrouting" calcext:value-type="string">
            <text:p>pgRouting/pgrouting</text:p>
          </table:table-cell>
        </table:table-row>
        <table:table-row table:style-name="ro1">
          <table:table-cell office:value-type="float" office:value="22274" calcext:value-type="float">
            <text:p>22274</text:p>
          </table:table-cell>
          <table:table-cell office:value-type="string" calcext:value-type="string">
            <text:p>https://api.github.com/repos/macgitver/MacGitver</text:p>
          </table:table-cell>
          <table:table-cell table:formula="of:=REPLACE([.B106]; 1; 29; &quot;&quot;)" office:value-type="string" office:string-value="macgitver/MacGitver" calcext:value-type="string">
            <text:p>macgitver/MacGitver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https://api.github.com/repos/etotheipi/BitcoinArmory</text:p>
          </table:table-cell>
          <table:table-cell table:formula="of:=REPLACE([.B107]; 1; 29; &quot;&quot;)" office:value-type="string" office:string-value="etotheipi/BitcoinArmory" calcext:value-type="string">
            <text:p>etotheipi/BitcoinArmory</text:p>
          </table:table-cell>
        </table:table-row>
        <table:table-row table:style-name="ro1">
          <table:table-cell office:value-type="float" office:value="22693" calcext:value-type="float">
            <text:p>22693</text:p>
          </table:table-cell>
          <table:table-cell office:value-type="string" calcext:value-type="string">
            <text:p>https://api.github.com/repos/lumoslabs/ofxGeneric</text:p>
          </table:table-cell>
          <table:table-cell table:formula="of:=REPLACE([.B108]; 1; 29; &quot;&quot;)" office:value-type="string" office:string-value="lumoslabs/ofxGeneric" calcext:value-type="string">
            <text:p>lumoslabs/ofxGeneric</text:p>
          </table:table-cell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https://api.github.com/repos/Unvanquished/Unvanquished</text:p>
          </table:table-cell>
          <table:table-cell table:formula="of:=REPLACE([.B109]; 1; 29; &quot;&quot;)" office:value-type="string" office:string-value="Unvanquished/Unvanquished" calcext:value-type="string">
            <text:p>Unvanquished/Unvanquished</text:p>
          </table:table-cell>
        </table:table-row>
        <table:table-row table:style-name="ro1">
          <table:table-cell office:value-type="float" office:value="23597" calcext:value-type="float">
            <text:p>23597</text:p>
          </table:table-cell>
          <table:table-cell office:value-type="string" calcext:value-type="string">
            <text:p>https://api.github.com/repos/aburch/simutrans</text:p>
          </table:table-cell>
          <table:table-cell table:formula="of:=REPLACE([.B110]; 1; 29; &quot;&quot;)" office:value-type="string" office:string-value="aburch/simutrans" calcext:value-type="string">
            <text:p>aburch/simutrans</text:p>
          </table:table-cell>
        </table:table-row>
        <table:table-row table:style-name="ro1">
          <table:table-cell office:value-type="float" office:value="23879" calcext:value-type="float">
            <text:p>23879</text:p>
          </table:table-cell>
          <table:table-cell office:value-type="string" calcext:value-type="string">
            <text:p>https://api.github.com/repos/haiku/haiku</text:p>
          </table:table-cell>
          <table:table-cell table:formula="of:=REPLACE([.B111]; 1; 29; &quot;&quot;)" office:value-type="string" office:string-value="haiku/haiku" calcext:value-type="string">
            <text:p>haiku/haiku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string" calcext:value-type="string">
            <text:p>https://api.github.com/repos/commontk/CTK</text:p>
          </table:table-cell>
          <table:table-cell table:formula="of:=REPLACE([.B112]; 1; 29; &quot;&quot;)" office:value-type="string" office:string-value="commontk/CTK" calcext:value-type="string">
            <text:p>commontk/CTK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https://api.github.com/repos/jcw/jeelib</text:p>
          </table:table-cell>
          <table:table-cell table:formula="of:=REPLACE([.B113]; 1; 29; &quot;&quot;)" office:value-type="string" office:string-value="jcw/jeelib" calcext:value-type="string">
            <text:p>jcw/jeelib</text:p>
          </table:table-cell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string" calcext:value-type="string">
            <text:p>https://api.github.com/repos/steveicarus/iverilog</text:p>
          </table:table-cell>
          <table:table-cell table:formula="of:=REPLACE([.B114]; 1; 29; &quot;&quot;)" office:value-type="string" office:string-value="steveicarus/iverilog" calcext:value-type="string">
            <text:p>steveicarus/iverilog</text:p>
          </table:table-cell>
        </table:table-row>
        <table:table-row table:style-name="ro1">
          <table:table-cell office:value-type="float" office:value="24925" calcext:value-type="float">
            <text:p>24925</text:p>
          </table:table-cell>
          <table:table-cell office:value-type="string" calcext:value-type="string">
            <text:p>https://api.github.com/repos/felis/USB_Host_Shield_2.0</text:p>
          </table:table-cell>
          <table:table-cell table:formula="of:=REPLACE([.B115]; 1; 29; &quot;&quot;)" office:value-type="string" office:string-value="felis/USB_Host_Shield_2.0" calcext:value-type="string">
            <text:p>felis/USB_Host_Shield_2.0</text:p>
          </table:table-cell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string" calcext:value-type="string">
            <text:p>https://api.github.com/repos/Slicer/Slicer</text:p>
          </table:table-cell>
          <table:table-cell table:formula="of:=REPLACE([.B116]; 1; 29; &quot;&quot;)" office:value-type="string" office:string-value="Slicer/Slicer" calcext:value-type="string">
            <text:p>Slicer/Slicer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string" calcext:value-type="string">
            <text:p>https://api.github.com/repos/OpenCPN/OpenCPN</text:p>
          </table:table-cell>
          <table:table-cell table:formula="of:=REPLACE([.B117]; 1; 29; &quot;&quot;)" office:value-type="string" office:string-value="OpenCPN/OpenCPN" calcext:value-type="string">
            <text:p>OpenCPN/OpenCPN</text:p>
          </table:table-cell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string" calcext:value-type="string">
            <text:p>https://api.github.com/repos/GilesBathgate/RapCAD</text:p>
          </table:table-cell>
          <table:table-cell table:formula="of:=REPLACE([.B118]; 1; 29; &quot;&quot;)" office:value-type="string" office:string-value="GilesBathgate/RapCAD" calcext:value-type="string">
            <text:p>GilesBathgate/RapCAD</text:p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string" calcext:value-type="string">
            <text:p>https://api.github.com/repos/t-crest/patmos-llvm</text:p>
          </table:table-cell>
          <table:table-cell table:formula="of:=REPLACE([.B119]; 1; 29; &quot;&quot;)" office:value-type="string" office:string-value="t-crest/patmos-llvm" calcext:value-type="string">
            <text:p>t-crest/patmos-llvm</text:p>
          </table:table-cell>
        </table:table-row>
        <table:table-row table:style-name="ro1">
          <table:table-cell office:value-type="float" office:value="25972" calcext:value-type="float">
            <text:p>25972</text:p>
          </table:table-cell>
          <table:table-cell office:value-type="string" calcext:value-type="string">
            <text:p>https://api.github.com/repos/openSUSE/libzypp</text:p>
          </table:table-cell>
          <table:table-cell table:formula="of:=REPLACE([.B120]; 1; 29; &quot;&quot;)" office:value-type="string" office:string-value="openSUSE/libzypp" calcext:value-type="string">
            <text:p>openSUSE/libzypp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  <table:table-cell office:value-type="string" calcext:value-type="string">
            <text:p>https://api.github.com/repos/openSUSE/zypper</text:p>
          </table:table-cell>
          <table:table-cell table:formula="of:=REPLACE([.B121]; 1; 29; &quot;&quot;)" office:value-type="string" office:string-value="openSUSE/zypper" calcext:value-type="string">
            <text:p>openSUSE/zypper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string" calcext:value-type="string">
            <text:p>https://api.github.com/repos/project8/katydid</text:p>
          </table:table-cell>
          <table:table-cell table:formula="of:=REPLACE([.B122]; 1; 29; &quot;&quot;)" office:value-type="string" office:string-value="project8/katydid" calcext:value-type="string">
            <text:p>project8/katydid</text:p>
          </table:table-cell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string" calcext:value-type="string">
            <text:p>https://api.github.com/repos/worldforge/cyphesis</text:p>
          </table:table-cell>
          <table:table-cell table:formula="of:=REPLACE([.B123]; 1; 29; &quot;&quot;)" office:value-type="string" office:string-value="worldforge/cyphesis" calcext:value-type="string">
            <text:p>worldforge/cyphesis</text:p>
          </table:table-cell>
        </table:table-row>
        <table:table-row table:style-name="ro1">
          <table:table-cell office:value-type="float" office:value="27284" calcext:value-type="float">
            <text:p>27284</text:p>
          </table:table-cell>
          <table:table-cell office:value-type="string" calcext:value-type="string">
            <text:p>https://api.github.com/repos/Warzone2100/warzone2100</text:p>
          </table:table-cell>
          <table:table-cell table:formula="of:=REPLACE([.B124]; 1; 29; &quot;&quot;)" office:value-type="string" office:string-value="Warzone2100/warzone2100" calcext:value-type="string">
            <text:p>Warzone2100/warzone2100</text:p>
          </table:table-cell>
        </table:table-row>
        <table:table-row table:style-name="ro1">
          <table:table-cell office:value-type="float" office:value="27629" calcext:value-type="float">
            <text:p>27629</text:p>
          </table:table-cell>
          <table:table-cell office:value-type="string" calcext:value-type="string">
            <text:p>https://api.github.com/repos/apache/mesos</text:p>
          </table:table-cell>
          <table:table-cell table:formula="of:=REPLACE([.B125]; 1; 29; &quot;&quot;)" office:value-type="string" office:string-value="apache/mesos" calcext:value-type="string">
            <text:p>apache/mesos</text:p>
          </table:table-cell>
        </table:table-row>
        <table:table-row table:style-name="ro1">
          <table:table-cell office:value-type="float" office:value="28376" calcext:value-type="float">
            <text:p>28376</text:p>
          </table:table-cell>
          <table:table-cell office:value-type="string" calcext:value-type="string">
            <text:p>https://api.github.com/repos/QupZilla/qupzilla</text:p>
          </table:table-cell>
          <table:table-cell table:formula="of:=REPLACE([.B126]; 1; 29; &quot;&quot;)" office:value-type="string" office:string-value="QupZilla/qupzilla" calcext:value-type="string">
            <text:p>QupZilla/qupzilla</text:p>
          </table:table-cell>
        </table:table-row>
        <table:table-row table:style-name="ro1">
          <table:table-cell office:value-type="float" office:value="28392" calcext:value-type="float">
            <text:p>28392</text:p>
          </table:table-cell>
          <table:table-cell office:value-type="string" calcext:value-type="string">
            <text:p>https://api.github.com/repos/xapian/xapian</text:p>
          </table:table-cell>
          <table:table-cell table:formula="of:=REPLACE([.B127]; 1; 29; &quot;&quot;)" office:value-type="string" office:string-value="xapian/xapian" calcext:value-type="string">
            <text:p>xapian/xapian</text:p>
          </table:table-cell>
        </table:table-row>
        <table:table-row table:style-name="ro1">
          <table:table-cell office:value-type="float" office:value="28642" calcext:value-type="float">
            <text:p>28642</text:p>
          </table:table-cell>
          <table:table-cell office:value-type="string" calcext:value-type="string">
            <text:p>https://api.github.com/repos/NeoGeographyToolkit/StereoPipeline</text:p>
          </table:table-cell>
          <table:table-cell table:formula="of:=REPLACE([.B128]; 1; 29; &quot;&quot;)" office:value-type="string" office:string-value="NeoGeographyToolkit/StereoPipeline" calcext:value-type="string">
            <text:p>NeoGeographyToolkit/StereoPipeline</text:p>
          </table:table-cell>
        </table:table-row>
        <table:table-row table:style-name="ro1">
          <table:table-cell office:value-type="float" office:value="28730" calcext:value-type="float">
            <text:p>28730</text:p>
          </table:table-cell>
          <table:table-cell office:value-type="string" calcext:value-type="string">
            <text:p>https://api.github.com/repos/amplab/snap</text:p>
          </table:table-cell>
          <table:table-cell table:formula="of:=REPLACE([.B129]; 1; 29; &quot;&quot;)" office:value-type="string" office:string-value="amplab/snap" calcext:value-type="string">
            <text:p>amplab/snap</text:p>
          </table:table-cell>
        </table:table-row>
        <table:table-row table:style-name="ro1">
          <table:table-cell office:value-type="float" office:value="29522" calcext:value-type="float">
            <text:p>29522</text:p>
          </table:table-cell>
          <table:table-cell office:value-type="string" calcext:value-type="string">
            <text:p>https://api.github.com/repos/zeromq/libzmq</text:p>
          </table:table-cell>
          <table:table-cell table:formula="of:=REPLACE([.B130]; 1; 29; &quot;&quot;)" office:value-type="string" office:string-value="zeromq/libzmq" calcext:value-type="string">
            <text:p>zeromq/libzmq</text:p>
          </table:table-cell>
        </table:table-row>
        <table:table-row table:style-name="ro1">
          <table:table-cell office:value-type="float" office:value="29548" calcext:value-type="float">
            <text:p>29548</text:p>
          </table:table-cell>
          <table:table-cell office:value-type="string" calcext:value-type="string">
            <text:p>https://api.github.com/repos/jasperla/openbsd-wip</text:p>
          </table:table-cell>
          <table:table-cell table:formula="of:=REPLACE([.B131]; 1; 29; &quot;&quot;)" office:value-type="string" office:string-value="jasperla/openbsd-wip" calcext:value-type="string">
            <text:p>jasperla/openbsd-wip</text:p>
          </table:table-cell>
        </table:table-row>
        <table:table-row table:style-name="ro1">
          <table:table-cell office:value-type="float" office:value="29791" calcext:value-type="float">
            <text:p>29791</text:p>
          </table:table-cell>
          <table:table-cell office:value-type="string" calcext:value-type="string">
            <text:p>https://api.github.com/repos/stevenlovegrove/Pangolin</text:p>
          </table:table-cell>
          <table:table-cell table:formula="of:=REPLACE([.B132]; 1; 29; &quot;&quot;)" office:value-type="string" office:string-value="stevenlovegrove/Pangolin" calcext:value-type="string">
            <text:p>stevenlovegrove/Pangolin</text:p>
          </table:table-cell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string" calcext:value-type="string">
            <text:p>https://api.github.com/repos/OSLL/geo2tag</text:p>
          </table:table-cell>
          <table:table-cell table:formula="of:=REPLACE([.B133]; 1; 29; &quot;&quot;)" office:value-type="string" office:string-value="OSLL/geo2tag" calcext:value-type="string">
            <text:p>OSLL/geo2tag</text:p>
          </table:table-cell>
        </table:table-row>
        <table:table-row table:style-name="ro1">
          <table:table-cell office:value-type="float" office:value="30582" calcext:value-type="float">
            <text:p>30582</text:p>
          </table:table-cell>
          <table:table-cell office:value-type="string" calcext:value-type="string">
            <text:p>https://api.github.com/repos/audacious-media-player/audacious-plugins</text:p>
          </table:table-cell>
          <table:table-cell table:formula="of:=REPLACE([.B134]; 1; 29; &quot;&quot;)" office:value-type="string" office:string-value="audacious-media-player/audacious-plugins" calcext:value-type="string">
            <text:p>audacious-media-player/audacious-plugins</text:p>
          </table:table-cell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https://api.github.com/repos/Fluorohydride/ygopro</text:p>
          </table:table-cell>
          <table:table-cell table:formula="of:=REPLACE([.B135]; 1; 29; &quot;&quot;)" office:value-type="string" office:string-value="Fluorohydride/ygopro" calcext:value-type="string">
            <text:p>Fluorohydride/ygopro</text:p>
          </table:table-cell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https://api.github.com/repos/maidsafe-archive/MaidSafe-Common</text:p>
          </table:table-cell>
          <table:table-cell table:formula="of:=REPLACE([.B136]; 1; 29; &quot;&quot;)" office:value-type="string" office:string-value="maidsafe-archive/MaidSafe-Common" calcext:value-type="string">
            <text:p>maidsafe-archive/MaidSafe-Common</text:p>
          </table:table-cell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string" calcext:value-type="string">
            <text:p>https://api.github.com/repos/jubatus/jubatus</text:p>
          </table:table-cell>
          <table:table-cell table:formula="of:=REPLACE([.B137]; 1; 29; &quot;&quot;)" office:value-type="string" office:string-value="jubatus/jubatus" calcext:value-type="string">
            <text:p>jubatus/jubatus</text:p>
          </table:table-cell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string" calcext:value-type="string">
            <text:p>https://api.github.com/repos/behdad/harfbuzz</text:p>
          </table:table-cell>
          <table:table-cell table:formula="of:=REPLACE([.B138]; 1; 29; &quot;&quot;)" office:value-type="string" office:string-value="behdad/harfbuzz" calcext:value-type="string">
            <text:p>behdad/harfbuzz</text:p>
          </table:table-cell>
        </table:table-row>
        <table:table-row table:style-name="ro1">
          <table:table-cell office:value-type="float" office:value="32907" calcext:value-type="float">
            <text:p>32907</text:p>
          </table:table-cell>
          <table:table-cell office:value-type="string" calcext:value-type="string">
            <text:p>https://api.github.com/repos/taskwarrior/task</text:p>
          </table:table-cell>
          <table:table-cell table:formula="of:=REPLACE([.B139]; 1; 29; &quot;&quot;)" office:value-type="string" office:string-value="taskwarrior/task" calcext:value-type="string">
            <text:p>taskwarrior/task</text:p>
          </table:table-cell>
        </table:table-row>
        <table:table-row table:style-name="ro1">
          <table:table-cell office:value-type="float" office:value="33958" calcext:value-type="float">
            <text:p>33958</text:p>
          </table:table-cell>
          <table:table-cell office:value-type="string" calcext:value-type="string">
            <text:p>https://api.github.com/repos/pyne/pyne</text:p>
          </table:table-cell>
          <table:table-cell table:formula="of:=REPLACE([.B140]; 1; 29; &quot;&quot;)" office:value-type="string" office:string-value="pyne/pyne" calcext:value-type="string">
            <text:p>pyne/pyne</text:p>
          </table:table-cell>
        </table:table-row>
        <table:table-row table:style-name="ro1">
          <table:table-cell office:value-type="float" office:value="34137" calcext:value-type="float">
            <text:p>34137</text:p>
          </table:table-cell>
          <table:table-cell office:value-type="string" calcext:value-type="string">
            <text:p>https://api.github.com/repos/aras-p/glsl-optimizer</text:p>
          </table:table-cell>
          <table:table-cell table:formula="of:=REPLACE([.B141]; 1; 29; &quot;&quot;)" office:value-type="string" office:string-value="aras-p/glsl-optimizer" calcext:value-type="string">
            <text:p>aras-p/glsl-optimizer</text:p>
          </table:table-cell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https://api.github.com/repos/xykivo/android</text:p>
          </table:table-cell>
          <table:table-cell table:formula="of:=REPLACE([.B142]; 1; 29; &quot;&quot;)" office:value-type="string" office:string-value="xykivo/android" calcext:value-type="string">
            <text:p>xykivo/android</text:p>
          </table:table-cell>
        </table:table-row>
        <table:table-row table:style-name="ro1">
          <table:table-cell office:value-type="float" office:value="34723" calcext:value-type="float">
            <text:p>34723</text:p>
          </table:table-cell>
          <table:table-cell office:value-type="string" calcext:value-type="string">
            <text:p>https://api.github.com/repos/hpfem/hermes</text:p>
          </table:table-cell>
          <table:table-cell table:formula="of:=REPLACE([.B143]; 1; 29; &quot;&quot;)" office:value-type="string" office:string-value="hpfem/hermes" calcext:value-type="string">
            <text:p>hpfem/hermes</text:p>
          </table:table-cell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https://api.github.com/repos/PX4/Firmware</text:p>
          </table:table-cell>
          <table:table-cell table:formula="of:=REPLACE([.B144]; 1; 29; &quot;&quot;)" office:value-type="string" office:string-value="PX4/Firmware" calcext:value-type="string">
            <text:p>PX4/Firmware</text:p>
          </table:table-cell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https://api.github.com/repos/veg/hyphy</text:p>
          </table:table-cell>
          <table:table-cell table:formula="of:=REPLACE([.B145]; 1; 29; &quot;&quot;)" office:value-type="string" office:string-value="veg/hyphy" calcext:value-type="string">
            <text:p>veg/hyphy</text:p>
          </table:table-cell>
        </table:table-row>
        <table:table-row table:style-name="ro1">
          <table:table-cell office:value-type="float" office:value="35229" calcext:value-type="float">
            <text:p>35229</text:p>
          </table:table-cell>
          <table:table-cell office:value-type="string" calcext:value-type="string">
            <text:p>https://api.github.com/repos/openwebos/db8</text:p>
          </table:table-cell>
          <table:table-cell table:formula="of:=REPLACE([.B146]; 1; 29; &quot;&quot;)" office:value-type="string" office:string-value="openwebos/db8" calcext:value-type="string">
            <text:p>openwebos/db8</text:p>
          </table:table-cell>
        </table:table-row>
        <table:table-row table:style-name="ro1">
          <table:table-cell office:value-type="float" office:value="35295" calcext:value-type="float">
            <text:p>35295</text:p>
          </table:table-cell>
          <table:table-cell office:value-type="string" calcext:value-type="string">
            <text:p>https://api.github.com/repos/Sankore/Sankore-3.1</text:p>
          </table:table-cell>
          <table:table-cell table:formula="of:=REPLACE([.B147]; 1; 29; &quot;&quot;)" office:value-type="string" office:string-value="Sankore/Sankore-3.1" calcext:value-type="string">
            <text:p>Sankore/Sankore-3.1</text:p>
          </table:table-cell>
        </table:table-row>
        <table:table-row table:style-name="ro1">
          <table:table-cell office:value-type="float" office:value="35409" calcext:value-type="float">
            <text:p>35409</text:p>
          </table:table-cell>
          <table:table-cell office:value-type="string" calcext:value-type="string">
            <text:p>https://api.github.com/repos/sebhtml/ray</text:p>
          </table:table-cell>
          <table:table-cell table:formula="of:=REPLACE([.B148]; 1; 29; &quot;&quot;)" office:value-type="string" office:string-value="sebhtml/ray" calcext:value-type="string">
            <text:p>sebhtml/ray</text:p>
          </table:table-cell>
        </table:table-row>
        <table:table-row table:style-name="ro1">
          <table:table-cell office:value-type="float" office:value="35515" calcext:value-type="float">
            <text:p>35515</text:p>
          </table:table-cell>
          <table:table-cell office:value-type="string" calcext:value-type="string">
            <text:p>https://api.github.com/repos/OpenClovis/SAFplus-Availability-Scalability-Platform</text:p>
          </table:table-cell>
          <table:table-cell table:formula="of:=REPLACE([.B149]; 1; 29; &quot;&quot;)" office:value-type="string" office:string-value="OpenClovis/SAFplus-Availability-Scalability-Platform" calcext:value-type="string">
            <text:p>OpenClovis/SAFplus-Availability-Scalability-Platform</text:p>
          </table:table-cell>
        </table:table-row>
        <table:table-row table:style-name="ro1">
          <table:table-cell office:value-type="float" office:value="35572" calcext:value-type="float">
            <text:p>35572</text:p>
          </table:table-cell>
          <table:table-cell office:value-type="string" calcext:value-type="string">
            <text:p>https://api.github.com/repos/lattice/quda</text:p>
          </table:table-cell>
          <table:table-cell table:formula="of:=REPLACE([.B150]; 1; 29; &quot;&quot;)" office:value-type="string" office:string-value="lattice/quda" calcext:value-type="string">
            <text:p>lattice/quda</text:p>
          </table:table-cell>
        </table:table-row>
        <table:table-row table:style-name="ro1">
          <table:table-cell office:value-type="float" office:value="35881" calcext:value-type="float">
            <text:p>35881</text:p>
          </table:table-cell>
          <table:table-cell office:value-type="string" calcext:value-type="string">
            <text:p>https://api.github.com/repos/vslavik/poedit</text:p>
          </table:table-cell>
          <table:table-cell table:formula="of:=REPLACE([.B151]; 1; 29; &quot;&quot;)" office:value-type="string" office:string-value="vslavik/poedit" calcext:value-type="string">
            <text:p>vslavik/poedit</text:p>
          </table:table-cell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string" calcext:value-type="string">
            <text:p>https://api.github.com/repos/EmergingTechnologyAdvisors/node-serialport</text:p>
          </table:table-cell>
          <table:table-cell table:formula="of:=REPLACE([.B152]; 1; 29; &quot;&quot;)" office:value-type="string" office:string-value="EmergingTechnologyAdvisors/node-serialport" calcext:value-type="string">
            <text:p>EmergingTechnologyAdvisors/node-serialport</text:p>
          </table:table-cell>
        </table:table-row>
        <table:table-row table:style-name="ro1">
          <table:table-cell office:value-type="float" office:value="36768" calcext:value-type="float">
            <text:p>36768</text:p>
          </table:table-cell>
          <table:table-cell office:value-type="string" calcext:value-type="string">
            <text:p>https://api.github.com/repos/0ad/0ad</text:p>
          </table:table-cell>
          <table:table-cell table:formula="of:=REPLACE([.B153]; 1; 29; &quot;&quot;)" office:value-type="string" office:string-value="0ad/0ad" calcext:value-type="string">
            <text:p>0ad/0ad</text:p>
          </table:table-cell>
        </table:table-row>
        <table:table-row table:style-name="ro1">
          <table:table-cell office:value-type="float" office:value="36980" calcext:value-type="float">
            <text:p>36980</text:p>
          </table:table-cell>
          <table:table-cell office:value-type="string" calcext:value-type="string">
            <text:p>https://api.github.com/repos/pism/pism</text:p>
          </table:table-cell>
          <table:table-cell table:formula="of:=REPLACE([.B154]; 1; 29; &quot;&quot;)" office:value-type="string" office:string-value="pism/pism" calcext:value-type="string">
            <text:p>pism/pism</text:p>
          </table:table-cell>
        </table:table-row>
        <table:table-row table:style-name="ro1">
          <table:table-cell office:value-type="float" office:value="37129" calcext:value-type="float">
            <text:p>37129</text:p>
          </table:table-cell>
          <table:table-cell office:value-type="string" calcext:value-type="string">
            <text:p>https://api.github.com/repos/clemahieu/mu</text:p>
          </table:table-cell>
          <table:table-cell table:formula="of:=REPLACE([.B155]; 1; 29; &quot;&quot;)" office:value-type="string" office:string-value="clemahieu/mu" calcext:value-type="string">
            <text:p>clemahieu/mu</text:p>
          </table:table-cell>
        </table:table-row>
        <table:table-row table:style-name="ro1">
          <table:table-cell office:value-type="float" office:value="37548" calcext:value-type="float">
            <text:p>37548</text:p>
          </table:table-cell>
          <table:table-cell office:value-type="string" calcext:value-type="string">
            <text:p>https://api.github.com/repos/Kitware/VTK</text:p>
          </table:table-cell>
          <table:table-cell table:formula="of:=REPLACE([.B156]; 1; 29; &quot;&quot;)" office:value-type="string" office:string-value="Kitware/VTK" calcext:value-type="string">
            <text:p>Kitware/VTK</text:p>
          </table:table-cell>
        </table:table-row>
        <table:table-row table:style-name="ro1">
          <table:table-cell office:value-type="float" office:value="37557" calcext:value-type="float">
            <text:p>37557</text:p>
          </table:table-cell>
          <table:table-cell office:value-type="string" calcext:value-type="string">
            <text:p>https://api.github.com/repos/hojonathanho/bulletsim</text:p>
          </table:table-cell>
          <table:table-cell table:formula="of:=REPLACE([.B157]; 1; 29; &quot;&quot;)" office:value-type="string" office:string-value="hojonathanho/bulletsim" calcext:value-type="string">
            <text:p>hojonathanho/bulletsim</text:p>
          </table:table-cell>
        </table:table-row>
        <table:table-row table:style-name="ro1">
          <table:table-cell office:value-type="float" office:value="37585" calcext:value-type="float">
            <text:p>37585</text:p>
          </table:table-cell>
          <table:table-cell office:value-type="string" calcext:value-type="string">
            <text:p>https://api.github.com/repos/zussel/oos</text:p>
          </table:table-cell>
          <table:table-cell table:formula="of:=REPLACE([.B158]; 1; 29; &quot;&quot;)" office:value-type="string" office:string-value="zussel/oos" calcext:value-type="string">
            <text:p>zussel/oos</text:p>
          </table:table-cell>
        </table:table-row>
        <table:table-row table:style-name="ro1">
          <table:table-cell office:value-type="float" office:value="37588" calcext:value-type="float">
            <text:p>37588</text:p>
          </table:table-cell>
          <table:table-cell office:value-type="string" calcext:value-type="string">
            <text:p>https://api.github.com/repos/MITK/MITK</text:p>
          </table:table-cell>
          <table:table-cell table:formula="of:=REPLACE([.B159]; 1; 29; &quot;&quot;)" office:value-type="string" office:string-value="MITK/MITK" calcext:value-type="string">
            <text:p>MITK/MITK</text:p>
          </table:table-cell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string" calcext:value-type="string">
            <text:p>https://api.github.com/repos/sni/gearmand</text:p>
          </table:table-cell>
          <table:table-cell table:formula="of:=REPLACE([.B160]; 1; 29; &quot;&quot;)" office:value-type="string" office:string-value="sni/gearmand" calcext:value-type="string">
            <text:p>sni/gearmand</text:p>
          </table:table-cell>
        </table:table-row>
        <table:table-row table:style-name="ro1">
          <table:table-cell office:value-type="float" office:value="37913" calcext:value-type="float">
            <text:p>37913</text:p>
          </table:table-cell>
          <table:table-cell office:value-type="string" calcext:value-type="string">
            <text:p>https://api.github.com/repos/salilab/imp</text:p>
          </table:table-cell>
          <table:table-cell table:formula="of:=REPLACE([.B161]; 1; 29; &quot;&quot;)" office:value-type="string" office:string-value="salilab/imp" calcext:value-type="string">
            <text:p>salilab/imp</text:p>
          </table:table-cell>
        </table:table-row>
        <table:table-row table:style-name="ro1">
          <table:table-cell office:value-type="float" office:value="38184" calcext:value-type="float">
            <text:p>38184</text:p>
          </table:table-cell>
          <table:table-cell office:value-type="string" calcext:value-type="string">
            <text:p>https://api.github.com/repos/NIF-au/TissueStack</text:p>
          </table:table-cell>
          <table:table-cell table:formula="of:=REPLACE([.B162]; 1; 29; &quot;&quot;)" office:value-type="string" office:string-value="NIF-au/TissueStack" calcext:value-type="string">
            <text:p>NIF-au/TissueStack</text:p>
          </table:table-cell>
        </table:table-row>
        <table:table-row table:style-name="ro1">
          <table:table-cell office:value-type="float" office:value="38744" calcext:value-type="float">
            <text:p>38744</text:p>
          </table:table-cell>
          <table:table-cell office:value-type="string" calcext:value-type="string">
            <text:p>https://api.github.com/repos/arangodb/arangodb</text:p>
          </table:table-cell>
          <table:table-cell table:formula="of:=REPLACE([.B163]; 1; 29; &quot;&quot;)" office:value-type="string" office:string-value="arangodb/arangodb" calcext:value-type="string">
            <text:p>arangodb/arangodb</text:p>
          </table:table-cell>
        </table:table-row>
        <table:table-row table:style-name="ro1">
          <table:table-cell office:value-type="float" office:value="39071" calcext:value-type="float">
            <text:p>39071</text:p>
          </table:table-cell>
          <table:table-cell office:value-type="string" calcext:value-type="string">
            <text:p>https://api.github.com/repos/mheinsen/seec</text:p>
          </table:table-cell>
          <table:table-cell table:formula="of:=REPLACE([.B164]; 1; 29; &quot;&quot;)" office:value-type="string" office:string-value="mheinsen/seec" calcext:value-type="string">
            <text:p>mheinsen/seec</text:p>
          </table:table-cell>
        </table:table-row>
        <table:table-row table:style-name="ro1">
          <table:table-cell office:value-type="float" office:value="39075" calcext:value-type="float">
            <text:p>39075</text:p>
          </table:table-cell>
          <table:table-cell office:value-type="string" calcext:value-type="string">
            <text:p>https://api.github.com/repos/danmar/cppcheck</text:p>
          </table:table-cell>
          <table:table-cell table:formula="of:=REPLACE([.B165]; 1; 29; &quot;&quot;)" office:value-type="string" office:string-value="danmar/cppcheck" calcext:value-type="string">
            <text:p>danmar/cppcheck</text:p>
          </table:table-cell>
        </table:table-row>
        <table:table-row table:style-name="ro1">
          <table:table-cell office:value-type="float" office:value="39113" calcext:value-type="float">
            <text:p>39113</text:p>
          </table:table-cell>
          <table:table-cell office:value-type="string" calcext:value-type="string">
            <text:p>https://api.github.com/repos/tonioni/WinUAE</text:p>
          </table:table-cell>
          <table:table-cell table:formula="of:=REPLACE([.B166]; 1; 29; &quot;&quot;)" office:value-type="string" office:string-value="tonioni/WinUAE" calcext:value-type="string">
            <text:p>tonioni/WinUAE</text:p>
          </table:table-cell>
        </table:table-row>
        <table:table-row table:style-name="ro1">
          <table:table-cell office:value-type="float" office:value="39326" calcext:value-type="float">
            <text:p>39326</text:p>
          </table:table-cell>
          <table:table-cell office:value-type="string" calcext:value-type="string">
            <text:p>https://api.github.com/repos/residualvm/residualvm</text:p>
          </table:table-cell>
          <table:table-cell table:formula="of:=REPLACE([.B167]; 1; 29; &quot;&quot;)" office:value-type="string" office:string-value="residualvm/residualvm" calcext:value-type="string">
            <text:p>residualvm/residualvm</text:p>
          </table:table-cell>
        </table:table-row>
        <table:table-row table:style-name="ro1">
          <table:table-cell office:value-type="float" office:value="40156" calcext:value-type="float">
            <text:p>40156</text:p>
          </table:table-cell>
          <table:table-cell office:value-type="string" calcext:value-type="string">
            <text:p>https://api.github.com/repos/openSUSE/snapper</text:p>
          </table:table-cell>
          <table:table-cell table:formula="of:=REPLACE([.B168]; 1; 29; &quot;&quot;)" office:value-type="string" office:string-value="openSUSE/snapper" calcext:value-type="string">
            <text:p>openSUSE/snapper</text:p>
          </table:table-cell>
        </table:table-row>
        <table:table-row table:style-name="ro1">
          <table:table-cell office:value-type="float" office:value="40342" calcext:value-type="float">
            <text:p>40342</text:p>
          </table:table-cell>
          <table:table-cell office:value-type="string" calcext:value-type="string">
            <text:p>https://api.github.com/repos/KDAB/GammaRay</text:p>
          </table:table-cell>
          <table:table-cell table:formula="of:=REPLACE([.B169]; 1; 29; &quot;&quot;)" office:value-type="string" office:string-value="KDAB/GammaRay" calcext:value-type="string">
            <text:p>KDAB/GammaRay</text:p>
          </table:table-cell>
        </table:table-row>
        <table:table-row table:style-name="ro1">
          <table:table-cell office:value-type="float" office:value="40621" calcext:value-type="float">
            <text:p>40621</text:p>
          </table:table-cell>
          <table:table-cell office:value-type="string" calcext:value-type="string">
            <text:p>https://api.github.com/repos/MihailJP/MiHaJong</text:p>
          </table:table-cell>
          <table:table-cell table:formula="of:=REPLACE([.B170]; 1; 29; &quot;&quot;)" office:value-type="string" office:string-value="MihailJP/MiHaJong" calcext:value-type="string">
            <text:p>MihailJP/MiHaJong</text:p>
          </table:table-cell>
        </table:table-row>
        <table:table-row table:style-name="ro1">
          <table:table-cell office:value-type="float" office:value="40863" calcext:value-type="float">
            <text:p>40863</text:p>
          </table:table-cell>
          <table:table-cell office:value-type="string" calcext:value-type="string">
            <text:p>https://api.github.com/repos/mobile-shell/mosh</text:p>
          </table:table-cell>
          <table:table-cell table:formula="of:=REPLACE([.B171]; 1; 29; &quot;&quot;)" office:value-type="string" office:string-value="mobile-shell/mosh" calcext:value-type="string">
            <text:p>mobile-shell/mosh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https://api.github.com/repos/dimitar-asenov/Envision</text:p>
          </table:table-cell>
          <table:table-cell table:formula="of:=REPLACE([.B172]; 1; 29; &quot;&quot;)" office:value-type="string" office:string-value="dimitar-asenov/Envision" calcext:value-type="string">
            <text:p>dimitar-asenov/Envision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https://api.github.com/repos/aerys/minko</text:p>
          </table:table-cell>
          <table:table-cell table:formula="of:=REPLACE([.B173]; 1; 29; &quot;&quot;)" office:value-type="string" office:string-value="aerys/minko" calcext:value-type="string">
            <text:p>aerys/minko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https://api.github.com/repos/texus/TGUI</text:p>
          </table:table-cell>
          <table:table-cell table:formula="of:=REPLACE([.B174]; 1; 29; &quot;&quot;)" office:value-type="string" office:string-value="texus/TGUI" calcext:value-type="string">
            <text:p>texus/TGUI</text:p>
          </table:table-cell>
        </table:table-row>
        <table:table-row table:style-name="ro1">
          <table:table-cell office:value-type="float" office:value="41572" calcext:value-type="float">
            <text:p>41572</text:p>
          </table:table-cell>
          <table:table-cell office:value-type="string" calcext:value-type="string">
            <text:p>https://api.github.com/repos/thomasmoelhave/tpie</text:p>
          </table:table-cell>
          <table:table-cell table:formula="of:=REPLACE([.B175]; 1; 29; &quot;&quot;)" office:value-type="string" office:string-value="thomasmoelhave/tpie" calcext:value-type="string">
            <text:p>thomasmoelhave/tpie</text:p>
          </table:table-cell>
        </table:table-row>
        <table:table-row table:style-name="ro1">
          <table:table-cell office:value-type="float" office:value="43061" calcext:value-type="float">
            <text:p>43061</text:p>
          </table:table-cell>
          <table:table-cell office:value-type="string" calcext:value-type="string">
            <text:p>https://api.github.com/repos/supercollider/supercollider</text:p>
          </table:table-cell>
          <table:table-cell table:formula="of:=REPLACE([.B176]; 1; 29; &quot;&quot;)" office:value-type="string" office:string-value="supercollider/supercollider" calcext:value-type="string">
            <text:p>supercollider/supercollider</text:p>
          </table:table-cell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https://api.github.com/repos/inet-framework/inet</text:p>
          </table:table-cell>
          <table:table-cell table:formula="of:=REPLACE([.B177]; 1; 29; &quot;&quot;)" office:value-type="string" office:string-value="inet-framework/inet" calcext:value-type="string">
            <text:p>inet-framework/inet</text:p>
          </table:table-cell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https://api.github.com/repos/spring/spring</text:p>
          </table:table-cell>
          <table:table-cell table:formula="of:=REPLACE([.B178]; 1; 29; &quot;&quot;)" office:value-type="string" office:string-value="spring/spring" calcext:value-type="string">
            <text:p>spring/spring</text:p>
          </table:table-cell>
        </table:table-row>
        <table:table-row table:style-name="ro1">
          <table:table-cell office:value-type="float" office:value="43304" calcext:value-type="float">
            <text:p>43304</text:p>
          </table:table-cell>
          <table:table-cell office:value-type="string" calcext:value-type="string">
            <text:p>https://api.github.com/repos/alanbriolat/clementine-subsonic</text:p>
          </table:table-cell>
          <table:table-cell table:formula="of:=REPLACE([.B179]; 1; 29; &quot;&quot;)" office:value-type="string" office:string-value="alanbriolat/clementine-subsonic" calcext:value-type="string">
            <text:p>alanbriolat/clementine-subsonic</text:p>
          </table:table-cell>
        </table:table-row>
        <table:table-row table:style-name="ro1">
          <table:table-cell office:value-type="float" office:value="43490" calcext:value-type="float">
            <text:p>43490</text:p>
          </table:table-cell>
          <table:table-cell office:value-type="string" calcext:value-type="string">
            <text:p>https://api.github.com/repos/clintbellanger/flare</text:p>
          </table:table-cell>
          <table:table-cell table:formula="of:=REPLACE([.B180]; 1; 29; &quot;&quot;)" office:value-type="string" office:string-value="clintbellanger/flare" calcext:value-type="string">
            <text:p>clintbellanger/flare</text:p>
          </table:table-cell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string" calcext:value-type="string">
            <text:p>https://api.github.com/repos/syokenz/marunouchi-mongodb</text:p>
          </table:table-cell>
          <table:table-cell table:formula="of:=REPLACE([.B181]; 1; 29; &quot;&quot;)" office:value-type="string" office:string-value="syokenz/marunouchi-mongodb" calcext:value-type="string">
            <text:p>syokenz/marunouchi-mongodb</text:p>
          </table:table-cell>
        </table:table-row>
        <table:table-row table:style-name="ro1">
          <table:table-cell office:value-type="float" office:value="44902" calcext:value-type="float">
            <text:p>44902</text:p>
          </table:table-cell>
          <table:table-cell office:value-type="string" calcext:value-type="string">
            <text:p>https://api.github.com/repos/RhobanProject/Utils</text:p>
          </table:table-cell>
          <table:table-cell table:formula="of:=REPLACE([.B182]; 1; 29; &quot;&quot;)" office:value-type="string" office:string-value="RhobanProject/Utils" calcext:value-type="string">
            <text:p>RhobanProject/Utils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https://api.github.com/repos/ciyam/ciyam</text:p>
          </table:table-cell>
          <table:table-cell table:formula="of:=REPLACE([.B183]; 1; 29; &quot;&quot;)" office:value-type="string" office:string-value="ciyam/ciyam" calcext:value-type="string">
            <text:p>ciyam/ciyam</text:p>
          </table:table-cell>
        </table:table-row>
        <table:table-row table:style-name="ro1">
          <table:table-cell office:value-type="float" office:value="45176" calcext:value-type="float">
            <text:p>45176</text:p>
          </table:table-cell>
          <table:table-cell office:value-type="string" calcext:value-type="string">
            <text:p>https://api.github.com/repos/multiwii/multiwii-firmware</text:p>
          </table:table-cell>
          <table:table-cell table:formula="of:=REPLACE([.B184]; 1; 29; &quot;&quot;)" office:value-type="string" office:string-value="multiwii/multiwii-firmware" calcext:value-type="string">
            <text:p>multiwii/multiwii-firmware</text:p>
          </table:table-cell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https://api.github.com/repos/jjuran/metamage_1</text:p>
          </table:table-cell>
          <table:table-cell table:formula="of:=REPLACE([.B185]; 1; 29; &quot;&quot;)" office:value-type="string" office:string-value="jjuran/metamage_1" calcext:value-type="string">
            <text:p>jjuran/metamage_1</text:p>
          </table:table-cell>
        </table:table-row>
        <table:table-row table:style-name="ro1">
          <table:table-cell office:value-type="float" office:value="45433" calcext:value-type="float">
            <text:p>45433</text:p>
          </table:table-cell>
          <table:table-cell office:value-type="string" calcext:value-type="string">
            <text:p>https://api.github.com/repos/chenshuo/muduo</text:p>
          </table:table-cell>
          <table:table-cell table:formula="of:=REPLACE([.B186]; 1; 29; &quot;&quot;)" office:value-type="string" office:string-value="chenshuo/muduo" calcext:value-type="string">
            <text:p>chenshuo/muduo</text:p>
          </table:table-cell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string" calcext:value-type="string">
            <text:p>https://api.github.com/repos/zaphoyd/websocketpp</text:p>
          </table:table-cell>
          <table:table-cell table:formula="of:=REPLACE([.B187]; 1; 29; &quot;&quot;)" office:value-type="string" office:string-value="zaphoyd/websocketpp" calcext:value-type="string">
            <text:p>zaphoyd/websocketpp</text:p>
          </table:table-cell>
        </table:table-row>
        <table:table-row table:style-name="ro1">
          <table:table-cell office:value-type="float" office:value="45909" calcext:value-type="float">
            <text:p>45909</text:p>
          </table:table-cell>
          <table:table-cell office:value-type="string" calcext:value-type="string">
            <text:p>https://api.github.com/repos/jckarter/clay</text:p>
          </table:table-cell>
          <table:table-cell table:formula="of:=REPLACE([.B188]; 1; 29; &quot;&quot;)" office:value-type="string" office:string-value="jckarter/clay" calcext:value-type="string">
            <text:p>jckarter/clay</text:p>
          </table:table-cell>
        </table:table-row>
        <table:table-row table:style-name="ro1">
          <table:table-cell office:value-type="float" office:value="46190" calcext:value-type="float">
            <text:p>46190</text:p>
          </table:table-cell>
          <table:table-cell office:value-type="string" calcext:value-type="string">
            <text:p>https://api.github.com/repos/yxl/Fire-IE</text:p>
          </table:table-cell>
          <table:table-cell table:formula="of:=REPLACE([.B189]; 1; 29; &quot;&quot;)" office:value-type="string" office:string-value="yxl/Fire-IE" calcext:value-type="string">
            <text:p>yxl/Fire-IE</text:p>
          </table:table-cell>
        </table:table-row>
        <table:table-row table:style-name="ro1">
          <table:table-cell office:value-type="float" office:value="46368" calcext:value-type="float">
            <text:p>46368</text:p>
          </table:table-cell>
          <table:table-cell office:value-type="string" calcext:value-type="string">
            <text:p>https://api.github.com/repos/coolwanglu/pdf2htmlEX</text:p>
          </table:table-cell>
          <table:table-cell table:formula="of:=REPLACE([.B190]; 1; 29; &quot;&quot;)" office:value-type="string" office:string-value="coolwanglu/pdf2htmlEX" calcext:value-type="string">
            <text:p>coolwanglu/pdf2htmlEX</text:p>
          </table:table-cell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string" calcext:value-type="string">
            <text:p>https://api.github.com/repos/tomahawk-player/tomahawk-resolvers</text:p>
          </table:table-cell>
          <table:table-cell table:formula="of:=REPLACE([.B191]; 1; 29; &quot;&quot;)" office:value-type="string" office:string-value="tomahawk-player/tomahawk-resolvers" calcext:value-type="string">
            <text:p>tomahawk-player/tomahawk-resolvers</text:p>
          </table:table-cell>
        </table:table-row>
        <table:table-row table:style-name="ro1">
          <table:table-cell office:value-type="float" office:value="46907" calcext:value-type="float">
            <text:p>46907</text:p>
          </table:table-cell>
          <table:table-cell office:value-type="string" calcext:value-type="string">
            <text:p>https://api.github.com/repos/PixarAnimationStudios/OpenSubdiv</text:p>
          </table:table-cell>
          <table:table-cell table:formula="of:=REPLACE([.B192]; 1; 29; &quot;&quot;)" office:value-type="string" office:string-value="PixarAnimationStudios/OpenSubdiv" calcext:value-type="string">
            <text:p>PixarAnimationStudios/OpenSubdiv</text:p>
          </table:table-cell>
        </table:table-row>
        <table:table-row table:style-name="ro1">
          <table:table-cell office:value-type="float" office:value="47034" calcext:value-type="float">
            <text:p>47034</text:p>
          </table:table-cell>
          <table:table-cell office:value-type="string" calcext:value-type="string">
            <text:p>https://api.github.com/repos/JohnLangford/vowpal_wabbit</text:p>
          </table:table-cell>
          <table:table-cell table:formula="of:=REPLACE([.B193]; 1; 29; &quot;&quot;)" office:value-type="string" office:string-value="JohnLangford/vowpal_wabbit" calcext:value-type="string">
            <text:p>JohnLangford/vowpal_wabbit</text:p>
          </table:table-cell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string" calcext:value-type="string">
            <text:p>https://api.github.com/repos/umlaeute/Gem</text:p>
          </table:table-cell>
          <table:table-cell table:formula="of:=REPLACE([.B194]; 1; 29; &quot;&quot;)" office:value-type="string" office:string-value="umlaeute/Gem" calcext:value-type="string">
            <text:p>umlaeute/Gem</text:p>
          </table:table-cell>
        </table:table-row>
        <table:table-row table:style-name="ro1">
          <table:table-cell office:value-type="float" office:value="48868" calcext:value-type="float">
            <text:p>48868</text:p>
          </table:table-cell>
          <table:table-cell office:value-type="string" calcext:value-type="string">
            <text:p>https://api.github.com/repos/Aloshi/EmulationStation</text:p>
          </table:table-cell>
          <table:table-cell table:formula="of:=REPLACE([.B195]; 1; 29; &quot;&quot;)" office:value-type="string" office:string-value="Aloshi/EmulationStation" calcext:value-type="string">
            <text:p>Aloshi/EmulationStation</text:p>
          </table:table-cell>
        </table:table-row>
        <table:table-row table:style-name="ro1">
          <table:table-cell office:value-type="float" office:value="49067" calcext:value-type="float">
            <text:p>49067</text:p>
          </table:table-cell>
          <table:table-cell office:value-type="string" calcext:value-type="string">
            <text:p>https://api.github.com/repos/torvalds/subsurface</text:p>
          </table:table-cell>
          <table:table-cell table:formula="of:=REPLACE([.B196]; 1; 29; &quot;&quot;)" office:value-type="string" office:string-value="torvalds/subsurface" calcext:value-type="string">
            <text:p>torvalds/subsurface</text:p>
          </table:table-cell>
        </table:table-row>
        <table:table-row table:style-name="ro1">
          <table:table-cell office:value-type="float" office:value="49876" calcext:value-type="float">
            <text:p>49876</text:p>
          </table:table-cell>
          <table:table-cell office:value-type="string" calcext:value-type="string">
            <text:p>https://api.github.com/repos/qreal/qreal</text:p>
          </table:table-cell>
          <table:table-cell table:formula="of:=REPLACE([.B197]; 1; 29; &quot;&quot;)" office:value-type="string" office:string-value="qreal/qreal" calcext:value-type="string">
            <text:p>qreal/qreal</text:p>
          </table:table-cell>
        </table:table-row>
        <table:table-row table:style-name="ro1">
          <table:table-cell office:value-type="float" office:value="50127" calcext:value-type="float">
            <text:p>50127</text:p>
          </table:table-cell>
          <table:table-cell office:value-type="string" calcext:value-type="string">
            <text:p>https://api.github.com/repos/kmatheussen/radium</text:p>
          </table:table-cell>
          <table:table-cell table:formula="of:=REPLACE([.B198]; 1; 29; &quot;&quot;)" office:value-type="string" office:string-value="kmatheussen/radium" calcext:value-type="string">
            <text:p>kmatheussen/radium</text:p>
          </table:table-cell>
        </table:table-row>
        <table:table-row table:style-name="ro1">
          <table:table-cell office:value-type="float" office:value="50216" calcext:value-type="float">
            <text:p>50216</text:p>
          </table:table-cell>
          <table:table-cell office:value-type="string" calcext:value-type="string">
            <text:p>https://api.github.com/repos/aldebaran/libqi</text:p>
          </table:table-cell>
          <table:table-cell table:formula="of:=REPLACE([.B199]; 1; 29; &quot;&quot;)" office:value-type="string" office:string-value="aldebaran/libqi" calcext:value-type="string">
            <text:p>aldebaran/libqi</text:p>
          </table:table-cell>
        </table:table-row>
        <table:table-row table:style-name="ro1">
          <table:table-cell office:value-type="float" office:value="50619" calcext:value-type="float">
            <text:p>50619</text:p>
          </table:table-cell>
          <table:table-cell office:value-type="string" calcext:value-type="string">
            <text:p>https://api.github.com/repos/stepcode/stepcode</text:p>
          </table:table-cell>
          <table:table-cell table:formula="of:=REPLACE([.B200]; 1; 29; &quot;&quot;)" office:value-type="string" office:string-value="stepcode/stepcode" calcext:value-type="string">
            <text:p>stepcode/stepcode</text:p>
          </table:table-cell>
        </table:table-row>
        <table:table-row table:style-name="ro1">
          <table:table-cell office:value-type="float" office:value="50845" calcext:value-type="float">
            <text:p>50845</text:p>
          </table:table-cell>
          <table:table-cell office:value-type="string" calcext:value-type="string">
            <text:p>https://api.github.com/repos/OPM/ewoms</text:p>
          </table:table-cell>
          <table:table-cell table:formula="of:=REPLACE([.B201]; 1; 29; &quot;&quot;)" office:value-type="string" office:string-value="OPM/ewoms" calcext:value-type="string">
            <text:p>OPM/ewoms</text:p>
          </table:table-cell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string" calcext:value-type="string">
            <text:p>https://api.github.com/repos/GNOME/gnome-system-monitor</text:p>
          </table:table-cell>
          <table:table-cell table:formula="of:=REPLACE([.B202]; 1; 29; &quot;&quot;)" office:value-type="string" office:string-value="GNOME/gnome-system-monitor" calcext:value-type="string">
            <text:p>GNOME/gnome-system-monitor</text:p>
          </table:table-cell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https://api.github.com/repos/gottcode/focuswriter</text:p>
          </table:table-cell>
          <table:table-cell table:formula="of:=REPLACE([.B203]; 1; 29; &quot;&quot;)" office:value-type="string" office:string-value="gottcode/focuswriter" calcext:value-type="string">
            <text:p>gottcode/focuswriter</text:p>
          </table:table-cell>
        </table:table-row>
        <table:table-row table:style-name="ro1">
          <table:table-cell office:value-type="float" office:value="52824" calcext:value-type="float">
            <text:p>52824</text:p>
          </table:table-cell>
          <table:table-cell office:value-type="string" calcext:value-type="string">
            <text:p>https://api.github.com/repos/nisselarsson/fs2_open_patchbucket</text:p>
          </table:table-cell>
          <table:table-cell table:formula="of:=REPLACE([.B204]; 1; 29; &quot;&quot;)" office:value-type="string" office:string-value="nisselarsson/fs2_open_patchbucket" calcext:value-type="string">
            <text:p>nisselarsson/fs2_open_patchbucket</text:p>
          </table:table-cell>
        </table:table-row>
        <table:table-row table:style-name="ro1">
          <table:table-cell office:value-type="float" office:value="52934" calcext:value-type="float">
            <text:p>52934</text:p>
          </table:table-cell>
          <table:table-cell office:value-type="string" calcext:value-type="string">
            <text:p>https://api.github.com/repos/apache/trafficserver</text:p>
          </table:table-cell>
          <table:table-cell table:formula="of:=REPLACE([.B205]; 1; 29; &quot;&quot;)" office:value-type="string" office:string-value="apache/trafficserver" calcext:value-type="string">
            <text:p>apache/trafficserver</text:p>
          </table:table-cell>
        </table:table-row>
        <table:table-row table:style-name="ro1">
          <table:table-cell office:value-type="float" office:value="53048" calcext:value-type="float">
            <text:p>53048</text:p>
          </table:table-cell>
          <table:table-cell office:value-type="string" calcext:value-type="string">
            <text:p>https://api.github.com/repos/bkloppenborg/simtoi</text:p>
          </table:table-cell>
          <table:table-cell table:formula="of:=REPLACE([.B206]; 1; 29; &quot;&quot;)" office:value-type="string" office:string-value="bkloppenborg/simtoi" calcext:value-type="string">
            <text:p>bkloppenborg/simtoi</text:p>
          </table:table-cell>
        </table:table-row>
        <table:table-row table:style-name="ro1">
          <table:table-cell office:value-type="float" office:value="54008" calcext:value-type="float">
            <text:p>54008</text:p>
          </table:table-cell>
          <table:table-cell office:value-type="string" calcext:value-type="string">
            <text:p>https://api.github.com/repos/epico/libpinyin</text:p>
          </table:table-cell>
          <table:table-cell table:formula="of:=REPLACE([.B207]; 1; 29; &quot;&quot;)" office:value-type="string" office:string-value="epico/libpinyin" calcext:value-type="string">
            <text:p>epico/libpinyin</text:p>
          </table:table-cell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https://api.github.com/repos/proycon/colibri</text:p>
          </table:table-cell>
          <table:table-cell table:formula="of:=REPLACE([.B208]; 1; 29; &quot;&quot;)" office:value-type="string" office:string-value="proycon/colibri" calcext:value-type="string">
            <text:p>proycon/colibri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string" calcext:value-type="string">
            <text:p>https://api.github.com/repos/csete/gqrx</text:p>
          </table:table-cell>
          <table:table-cell table:formula="of:=REPLACE([.B209]; 1; 29; &quot;&quot;)" office:value-type="string" office:string-value="csete/gqrx" calcext:value-type="string">
            <text:p>csete/gqrx</text:p>
          </table:table-cell>
        </table:table-row>
        <table:table-row table:style-name="ro1">
          <table:table-cell office:value-type="float" office:value="54780" calcext:value-type="float">
            <text:p>54780</text:p>
          </table:table-cell>
          <table:table-cell office:value-type="string" calcext:value-type="string">
            <text:p>https://api.github.com/repos/shentok/marble</text:p>
          </table:table-cell>
          <table:table-cell table:formula="of:=REPLACE([.B210]; 1; 29; &quot;&quot;)" office:value-type="string" office:string-value="shentok/marble" calcext:value-type="string">
            <text:p>shentok/marble</text:p>
          </table:table-cell>
        </table:table-row>
        <table:table-row table:style-name="ro1">
          <table:table-cell office:value-type="float" office:value="55348" calcext:value-type="float">
            <text:p>55348</text:p>
          </table:table-cell>
          <table:table-cell office:value-type="string" calcext:value-type="string">
            <text:p>https://api.github.com/repos/malaterre/GDCM</text:p>
          </table:table-cell>
          <table:table-cell table:formula="of:=REPLACE([.B211]; 1; 29; &quot;&quot;)" office:value-type="string" office:string-value="malaterre/GDCM" calcext:value-type="string">
            <text:p>malaterre/GDCM</text:p>
          </table:table-cell>
        </table:table-row>
        <table:table-row table:style-name="ro1">
          <table:table-cell office:value-type="float" office:value="56505" calcext:value-type="float">
            <text:p>56505</text:p>
          </table:table-cell>
          <table:table-cell office:value-type="string" calcext:value-type="string">
            <text:p>https://api.github.com/repos/Lexikos/AutoHotkey_L</text:p>
          </table:table-cell>
          <table:table-cell table:formula="of:=REPLACE([.B212]; 1; 29; &quot;&quot;)" office:value-type="string" office:string-value="Lexikos/AutoHotkey_L" calcext:value-type="string">
            <text:p>Lexikos/AutoHotkey_L</text:p>
          </table:table-cell>
        </table:table-row>
        <table:table-row table:style-name="ro1">
          <table:table-cell office:value-type="float" office:value="56755" calcext:value-type="float">
            <text:p>56755</text:p>
          </table:table-cell>
          <table:table-cell office:value-type="string" calcext:value-type="string">
            <text:p>https://api.github.com/repos/ireyon/viking-engine</text:p>
          </table:table-cell>
          <table:table-cell table:formula="of:=REPLACE([.B213]; 1; 29; &quot;&quot;)" office:value-type="string" office:string-value="ireyon/viking-engine" calcext:value-type="string">
            <text:p>ireyon/viking-engine</text:p>
          </table:table-cell>
        </table:table-row>
        <table:table-row table:style-name="ro1">
          <table:table-cell office:value-type="float" office:value="56868" calcext:value-type="float">
            <text:p>56868</text:p>
          </table:table-cell>
          <table:table-cell office:value-type="string" calcext:value-type="string">
            <text:p>https://api.github.com/repos/ABBAPOH/andromeda</text:p>
          </table:table-cell>
          <table:table-cell table:formula="of:=REPLACE([.B214]; 1; 29; &quot;&quot;)" office:value-type="string" office:string-value="ABBAPOH/andromeda" calcext:value-type="string">
            <text:p>ABBAPOH/andromeda</text:p>
          </table:table-cell>
        </table:table-row>
        <table:table-row table:style-name="ro1">
          <table:table-cell office:value-type="float" office:value="57258" calcext:value-type="float">
            <text:p>57258</text:p>
          </table:table-cell>
          <table:table-cell office:value-type="string" calcext:value-type="string">
            <text:p>https://api.github.com/repos/SimpleITK/SimpleITK</text:p>
          </table:table-cell>
          <table:table-cell table:formula="of:=REPLACE([.B215]; 1; 29; &quot;&quot;)" office:value-type="string" office:string-value="SimpleITK/SimpleITK" calcext:value-type="string">
            <text:p>SimpleITK/SimpleITK</text:p>
          </table:table-cell>
        </table:table-row>
        <table:table-row table:style-name="ro1">
          <table:table-cell office:value-type="float" office:value="57440" calcext:value-type="float">
            <text:p>57440</text:p>
          </table:table-cell>
          <table:table-cell office:value-type="string" calcext:value-type="string">
            <text:p>https://api.github.com/repos/mroonga/mroonga</text:p>
          </table:table-cell>
          <table:table-cell table:formula="of:=REPLACE([.B216]; 1; 29; &quot;&quot;)" office:value-type="string" office:string-value="mroonga/mroonga" calcext:value-type="string">
            <text:p>mroonga/mroonga</text:p>
          </table:table-cell>
        </table:table-row>
        <table:table-row table:style-name="ro1">
          <table:table-cell office:value-type="float" office:value="57690" calcext:value-type="float">
            <text:p>57690</text:p>
          </table:table-cell>
          <table:table-cell office:value-type="string" calcext:value-type="string">
            <text:p>https://api.github.com/repos/camsas/firmament</text:p>
          </table:table-cell>
          <table:table-cell table:formula="of:=REPLACE([.B217]; 1; 29; &quot;&quot;)" office:value-type="string" office:string-value="camsas/firmament" calcext:value-type="string">
            <text:p>camsas/firmament</text:p>
          </table:table-cell>
        </table:table-row>
        <table:table-row table:style-name="ro1">
          <table:table-cell office:value-type="float" office:value="58463" calcext:value-type="float">
            <text:p>58463</text:p>
          </table:table-cell>
          <table:table-cell office:value-type="string" calcext:value-type="string">
            <text:p>https://api.github.com/repos/pilkch/library</text:p>
          </table:table-cell>
          <table:table-cell table:formula="of:=REPLACE([.B218]; 1; 29; &quot;&quot;)" office:value-type="string" office:string-value="pilkch/library" calcext:value-type="string">
            <text:p>pilkch/library</text:p>
          </table:table-cell>
        </table:table-row>
        <table:table-row table:style-name="ro1">
          <table:table-cell office:value-type="float" office:value="58677" calcext:value-type="float">
            <text:p>58677</text:p>
          </table:table-cell>
          <table:table-cell office:value-type="string" calcext:value-type="string">
            <text:p>https://api.github.com/repos/SophistSolutions/Stroika</text:p>
          </table:table-cell>
          <table:table-cell table:formula="of:=REPLACE([.B219]; 1; 29; &quot;&quot;)" office:value-type="string" office:string-value="SophistSolutions/Stroika" calcext:value-type="string">
            <text:p>SophistSolutions/Stroika</text:p>
          </table:table-cell>
        </table:table-row>
        <table:table-row table:style-name="ro1">
          <table:table-cell office:value-type="float" office:value="58704" calcext:value-type="float">
            <text:p>58704</text:p>
          </table:table-cell>
          <table:table-cell office:value-type="string" calcext:value-type="string">
            <text:p>https://api.github.com/repos/genodelabs/genode</text:p>
          </table:table-cell>
          <table:table-cell table:formula="of:=REPLACE([.B220]; 1; 29; &quot;&quot;)" office:value-type="string" office:string-value="genodelabs/genode" calcext:value-type="string">
            <text:p>genodelabs/genode</text:p>
          </table:table-cell>
        </table:table-row>
        <table:table-row table:style-name="ro1">
          <table:table-cell office:value-type="float" office:value="58987" calcext:value-type="float">
            <text:p>58987</text:p>
          </table:table-cell>
          <table:table-cell office:value-type="string" calcext:value-type="string">
            <text:p>https://api.github.com/repos/HeliumProject/Helium</text:p>
          </table:table-cell>
          <table:table-cell table:formula="of:=REPLACE([.B221]; 1; 29; &quot;&quot;)" office:value-type="string" office:string-value="HeliumProject/Helium" calcext:value-type="string">
            <text:p>HeliumProject/Helium</text:p>
          </table:table-cell>
        </table:table-row>
        <table:table-row table:style-name="ro1">
          <table:table-cell office:value-type="float" office:value="59063" calcext:value-type="float">
            <text:p>59063</text:p>
          </table:table-cell>
          <table:table-cell office:value-type="string" calcext:value-type="string">
            <text:p>https://api.github.com/repos/wichtounet/eddic</text:p>
          </table:table-cell>
          <table:table-cell table:formula="of:=REPLACE([.B222]; 1; 29; &quot;&quot;)" office:value-type="string" office:string-value="wichtounet/eddic" calcext:value-type="string">
            <text:p>wichtounet/eddic</text:p>
          </table:table-cell>
        </table:table-row>
        <table:table-row table:style-name="ro1">
          <table:table-cell office:value-type="float" office:value="59074" calcext:value-type="float">
            <text:p>59074</text:p>
          </table:table-cell>
          <table:table-cell office:value-type="string" calcext:value-type="string">
            <text:p>https://api.github.com/repos/ReadyTalk/avian</text:p>
          </table:table-cell>
          <table:table-cell table:formula="of:=REPLACE([.B223]; 1; 29; &quot;&quot;)" office:value-type="string" office:string-value="ReadyTalk/avian" calcext:value-type="string">
            <text:p>ReadyTalk/avian</text:p>
          </table:table-cell>
        </table:table-row>
        <table:table-row table:style-name="ro1">
          <table:table-cell office:value-type="float" office:value="59961" calcext:value-type="float">
            <text:p>59961</text:p>
          </table:table-cell>
          <table:table-cell office:value-type="string" calcext:value-type="string">
            <text:p>https://api.github.com/repos/jeremybennett/verilator</text:p>
          </table:table-cell>
          <table:table-cell table:formula="of:=REPLACE([.B224]; 1; 29; &quot;&quot;)" office:value-type="string" office:string-value="jeremybennett/verilator" calcext:value-type="string">
            <text:p>jeremybennett/verilator</text:p>
          </table:table-cell>
        </table:table-row>
        <table:table-row table:style-name="ro1">
          <table:table-cell office:value-type="float" office:value="60483" calcext:value-type="float">
            <text:p>60483</text:p>
          </table:table-cell>
          <table:table-cell office:value-type="string" calcext:value-type="string">
            <text:p>https://api.github.com/repos/Habbie/powerdns</text:p>
          </table:table-cell>
          <table:table-cell table:formula="of:=REPLACE([.B225]; 1; 29; &quot;&quot;)" office:value-type="string" office:string-value="Habbie/powerdns" calcext:value-type="string">
            <text:p>Habbie/powerdns</text:p>
          </table:table-cell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string" calcext:value-type="string">
            <text:p>https://api.github.com/repos/vir/yate</text:p>
          </table:table-cell>
          <table:table-cell table:formula="of:=REPLACE([.B226]; 1; 29; &quot;&quot;)" office:value-type="string" office:string-value="vir/yate" calcext:value-type="string">
            <text:p>vir/yate</text:p>
          </table:table-cell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https://api.github.com/repos/ivansafrin/Polycode</text:p>
          </table:table-cell>
          <table:table-cell table:formula="of:=REPLACE([.B227]; 1; 29; &quot;&quot;)" office:value-type="string" office:string-value="ivansafrin/Polycode" calcext:value-type="string">
            <text:p>ivansafrin/Polycode</text:p>
          </table:table-cell>
        </table:table-row>
        <table:table-row table:style-name="ro1">
          <table:table-cell office:value-type="float" office:value="62260" calcext:value-type="float">
            <text:p>62260</text:p>
          </table:table-cell>
          <table:table-cell office:value-type="string" calcext:value-type="string">
            <text:p>https://api.github.com/repos/doughodson/OpenEaagles</text:p>
          </table:table-cell>
          <table:table-cell table:formula="of:=REPLACE([.B228]; 1; 29; &quot;&quot;)" office:value-type="string" office:string-value="doughodson/OpenEaagles" calcext:value-type="string">
            <text:p>doughodson/OpenEaagles</text:p>
          </table:table-cell>
        </table:table-row>
        <table:table-row table:style-name="ro1">
          <table:table-cell office:value-type="float" office:value="62421" calcext:value-type="float">
            <text:p>62421</text:p>
          </table:table-cell>
          <table:table-cell office:value-type="string" calcext:value-type="string">
            <text:p>https://api.github.com/repos/taglib/taglib</text:p>
          </table:table-cell>
          <table:table-cell table:formula="of:=REPLACE([.B229]; 1; 29; &quot;&quot;)" office:value-type="string" office:string-value="taglib/taglib" calcext:value-type="string">
            <text:p>taglib/taglib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string" calcext:value-type="string">
            <text:p>https://api.github.com/repos/julianstorer/JUCE</text:p>
          </table:table-cell>
          <table:table-cell table:formula="of:=REPLACE([.B230]; 1; 29; &quot;&quot;)" office:value-type="string" office:string-value="julianstorer/JUCE" calcext:value-type="string">
            <text:p>julianstorer/JUCE</text:p>
          </table:table-cell>
        </table:table-row>
        <table:table-row table:style-name="ro1">
          <table:table-cell office:value-type="float" office:value="64103" calcext:value-type="float">
            <text:p>64103</text:p>
          </table:table-cell>
          <table:table-cell office:value-type="string" calcext:value-type="string">
            <text:p>https://api.github.com/repos/plenluno/libj</text:p>
          </table:table-cell>
          <table:table-cell table:formula="of:=REPLACE([.B231]; 1; 29; &quot;&quot;)" office:value-type="string" office:string-value="plenluno/libj" calcext:value-type="string">
            <text:p>plenluno/libj</text:p>
          </table:table-cell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string" calcext:value-type="string">
            <text:p>https://api.github.com/repos/janisl/jlquake</text:p>
          </table:table-cell>
          <table:table-cell table:formula="of:=REPLACE([.B232]; 1; 29; &quot;&quot;)" office:value-type="string" office:string-value="janisl/jlquake" calcext:value-type="string">
            <text:p>janisl/jlquake</text:p>
          </table:table-cell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string" calcext:value-type="string">
            <text:p>https://api.github.com/repos/plenluno/libnode</text:p>
          </table:table-cell>
          <table:table-cell table:formula="of:=REPLACE([.B233]; 1; 29; &quot;&quot;)" office:value-type="string" office:string-value="plenluno/libnode" calcext:value-type="string">
            <text:p>plenluno/libnode</text:p>
          </table:table-cell>
        </table:table-row>
        <table:table-row table:style-name="ro1">
          <table:table-cell office:value-type="float" office:value="64999" calcext:value-type="float">
            <text:p>64999</text:p>
          </table:table-cell>
          <table:table-cell office:value-type="string" calcext:value-type="string">
            <text:p>https://api.github.com/repos/mworks/mworks</text:p>
          </table:table-cell>
          <table:table-cell table:formula="of:=REPLACE([.B234]; 1; 29; &quot;&quot;)" office:value-type="string" office:string-value="mworks/mworks" calcext:value-type="string">
            <text:p>mworks/mworks</text:p>
          </table:table-cell>
        </table:table-row>
        <table:table-row table:style-name="ro1">
          <table:table-cell office:value-type="float" office:value="65589" calcext:value-type="float">
            <text:p>65589</text:p>
          </table:table-cell>
          <table:table-cell office:value-type="string" calcext:value-type="string">
            <text:p>https://api.github.com/repos/OpenChemistry/molequeue</text:p>
          </table:table-cell>
          <table:table-cell table:formula="of:=REPLACE([.B235]; 1; 29; &quot;&quot;)" office:value-type="string" office:string-value="OpenChemistry/molequeue" calcext:value-type="string">
            <text:p>OpenChemistry/molequeue</text:p>
          </table:table-cell>
        </table:table-row>
        <table:table-row table:style-name="ro1">
          <table:table-cell office:value-type="float" office:value="65759" calcext:value-type="float">
            <text:p>65759</text:p>
          </table:table-cell>
          <table:table-cell office:value-type="string" calcext:value-type="string">
            <text:p>https://api.github.com/repos/iosoccer/iosoccer-game</text:p>
          </table:table-cell>
          <table:table-cell table:formula="of:=REPLACE([.B236]; 1; 29; &quot;&quot;)" office:value-type="string" office:string-value="iosoccer/iosoccer-game" calcext:value-type="string">
            <text:p>iosoccer/iosoccer-game</text:p>
          </table:table-cell>
        </table:table-row>
        <table:table-row table:style-name="ro1">
          <table:table-cell office:value-type="float" office:value="65818" calcext:value-type="float">
            <text:p>65818</text:p>
          </table:table-cell>
          <table:table-cell office:value-type="string" calcext:value-type="string">
            <text:p>https://api.github.com/repos/iut-ibk/DynaMind</text:p>
          </table:table-cell>
          <table:table-cell table:formula="of:=REPLACE([.B237]; 1; 29; &quot;&quot;)" office:value-type="string" office:string-value="iut-ibk/DynaMind" calcext:value-type="string">
            <text:p>iut-ibk/DynaMind</text:p>
          </table:table-cell>
        </table:table-row>
        <table:table-row table:style-name="ro1">
          <table:table-cell office:value-type="float" office:value="66267" calcext:value-type="float">
            <text:p>66267</text:p>
          </table:table-cell>
          <table:table-cell office:value-type="string" calcext:value-type="string">
            <text:p>https://api.github.com/repos/aria2/aria2</text:p>
          </table:table-cell>
          <table:table-cell table:formula="of:=REPLACE([.B238]; 1; 29; &quot;&quot;)" office:value-type="string" office:string-value="aria2/aria2" calcext:value-type="string">
            <text:p>aria2/aria2</text:p>
          </table:table-cell>
        </table:table-row>
        <table:table-row table:style-name="ro1">
          <table:table-cell office:value-type="float" office:value="66301" calcext:value-type="float">
            <text:p>66301</text:p>
          </table:table-cell>
          <table:table-cell office:value-type="string" calcext:value-type="string">
            <text:p>https://api.github.com/repos/Tasssadar/Lorris</text:p>
          </table:table-cell>
          <table:table-cell table:formula="of:=REPLACE([.B239]; 1; 29; &quot;&quot;)" office:value-type="string" office:string-value="Tasssadar/Lorris" calcext:value-type="string">
            <text:p>Tasssadar/Lorris</text:p>
          </table:table-cell>
        </table:table-row>
        <table:table-row table:style-name="ro1">
          <table:table-cell office:value-type="float" office:value="66550" calcext:value-type="float">
            <text:p>66550</text:p>
          </table:table-cell>
          <table:table-cell office:value-type="string" calcext:value-type="string">
            <text:p>https://api.github.com/repos/cyclus/cycamore</text:p>
          </table:table-cell>
          <table:table-cell table:formula="of:=REPLACE([.B240]; 1; 29; &quot;&quot;)" office:value-type="string" office:string-value="cyclus/cycamore" calcext:value-type="string">
            <text:p>cyclus/cycamore</text:p>
          </table:table-cell>
        </table:table-row>
        <table:table-row table:style-name="ro1">
          <table:table-cell office:value-type="float" office:value="67943" calcext:value-type="float">
            <text:p>67943</text:p>
          </table:table-cell>
          <table:table-cell office:value-type="string" calcext:value-type="string">
            <text:p>https://api.github.com/repos/DDMAL/libmei</text:p>
          </table:table-cell>
          <table:table-cell table:formula="of:=REPLACE([.B241]; 1; 29; &quot;&quot;)" office:value-type="string" office:string-value="DDMAL/libmei" calcext:value-type="string">
            <text:p>DDMAL/libmei</text:p>
          </table:table-cell>
        </table:table-row>
        <table:table-row table:style-name="ro1">
          <table:table-cell office:value-type="float" office:value="68401" calcext:value-type="float">
            <text:p>68401</text:p>
          </table:table-cell>
          <table:table-cell office:value-type="string" calcext:value-type="string">
            <text:p>https://api.github.com/repos/percolator/percolator</text:p>
          </table:table-cell>
          <table:table-cell table:formula="of:=REPLACE([.B242]; 1; 29; &quot;&quot;)" office:value-type="string" office:string-value="percolator/percolator" calcext:value-type="string">
            <text:p>percolator/percolator</text:p>
          </table:table-cell>
        </table:table-row>
        <table:table-row table:style-name="ro1">
          <table:table-cell office:value-type="float" office:value="68535" calcext:value-type="float">
            <text:p>68535</text:p>
          </table:table-cell>
          <table:table-cell office:value-type="string" calcext:value-type="string">
            <text:p>https://api.github.com/repos/opencor/opencor</text:p>
          </table:table-cell>
          <table:table-cell table:formula="of:=REPLACE([.B243]; 1; 29; &quot;&quot;)" office:value-type="string" office:string-value="opencor/opencor" calcext:value-type="string">
            <text:p>opencor/opencor</text:p>
          </table:table-cell>
        </table:table-row>
        <table:table-row table:style-name="ro1">
          <table:table-cell office:value-type="float" office:value="68964" calcext:value-type="float">
            <text:p>68964</text:p>
          </table:table-cell>
          <table:table-cell office:value-type="string" calcext:value-type="string">
            <text:p>https://api.github.com/repos/stencila/stencila</text:p>
          </table:table-cell>
          <table:table-cell table:formula="of:=REPLACE([.B244]; 1; 29; &quot;&quot;)" office:value-type="string" office:string-value="stencila/stencila" calcext:value-type="string">
            <text:p>stencila/stencila</text:p>
          </table:table-cell>
        </table:table-row>
        <table:table-row table:style-name="ro1">
          <table:table-cell office:value-type="float" office:value="69038" calcext:value-type="float">
            <text:p>69038</text:p>
          </table:table-cell>
          <table:table-cell office:value-type="string" calcext:value-type="string">
            <text:p>https://api.github.com/repos/hpfem/agros2d</text:p>
          </table:table-cell>
          <table:table-cell table:formula="of:=REPLACE([.B245]; 1; 29; &quot;&quot;)" office:value-type="string" office:string-value="hpfem/agros2d" calcext:value-type="string">
            <text:p>hpfem/agros2d</text:p>
          </table:table-cell>
        </table:table-row>
        <table:table-row table:style-name="ro1">
          <table:table-cell office:value-type="float" office:value="69217" calcext:value-type="float">
            <text:p>69217</text:p>
          </table:table-cell>
          <table:table-cell office:value-type="string" calcext:value-type="string">
            <text:p>https://api.github.com/repos/vast-io/vast</text:p>
          </table:table-cell>
          <table:table-cell table:formula="of:=REPLACE([.B246]; 1; 29; &quot;&quot;)" office:value-type="string" office:string-value="vast-io/vast" calcext:value-type="string">
            <text:p>vast-io/vast</text:p>
          </table:table-cell>
        </table:table-row>
        <table:table-row table:style-name="ro1">
          <table:table-cell office:value-type="float" office:value="69542" calcext:value-type="float">
            <text:p>69542</text:p>
          </table:table-cell>
          <table:table-cell office:value-type="string" calcext:value-type="string">
            <text:p>https://api.github.com/repos/bredelings/BAli-Phy</text:p>
          </table:table-cell>
          <table:table-cell table:formula="of:=REPLACE([.B247]; 1; 29; &quot;&quot;)" office:value-type="string" office:string-value="bredelings/BAli-Phy" calcext:value-type="string">
            <text:p>bredelings/BAli-Phy</text:p>
          </table:table-cell>
        </table:table-row>
        <table:table-row table:style-name="ro1">
          <table:table-cell office:value-type="float" office:value="70464" calcext:value-type="float">
            <text:p>70464</text:p>
          </table:table-cell>
          <table:table-cell office:value-type="string" calcext:value-type="string">
            <text:p>https://api.github.com/repos/chapuni/lldb</text:p>
          </table:table-cell>
          <table:table-cell table:formula="of:=REPLACE([.B248]; 1; 29; &quot;&quot;)" office:value-type="string" office:string-value="chapuni/lldb" calcext:value-type="string">
            <text:p>chapuni/lldb</text:p>
          </table:table-cell>
        </table:table-row>
        <table:table-row table:style-name="ro1">
          <table:table-cell office:value-type="float" office:value="70467" calcext:value-type="float">
            <text:p>70467</text:p>
          </table:table-cell>
          <table:table-cell office:value-type="string" calcext:value-type="string">
            <text:p>https://api.github.com/repos/llvm-mirror/lldb</text:p>
          </table:table-cell>
          <table:table-cell table:formula="of:=REPLACE([.B249]; 1; 29; &quot;&quot;)" office:value-type="string" office:string-value="llvm-mirror/lldb" calcext:value-type="string">
            <text:p>llvm-mirror/lldb</text:p>
          </table:table-cell>
        </table:table-row>
        <table:table-row table:style-name="ro1">
          <table:table-cell office:value-type="float" office:value="71019" calcext:value-type="float">
            <text:p>71019</text:p>
          </table:table-cell>
          <table:table-cell office:value-type="string" calcext:value-type="string">
            <text:p>https://api.github.com/repos/zhouyan/vSMC</text:p>
          </table:table-cell>
          <table:table-cell table:formula="of:=REPLACE([.B250]; 1; 29; &quot;&quot;)" office:value-type="string" office:string-value="zhouyan/vSMC" calcext:value-type="string">
            <text:p>zhouyan/vSMC</text:p>
          </table:table-cell>
        </table:table-row>
        <table:table-row table:style-name="ro1">
          <table:table-cell office:value-type="float" office:value="71212" calcext:value-type="float">
            <text:p>71212</text:p>
          </table:table-cell>
          <table:table-cell office:value-type="string" calcext:value-type="string">
            <text:p>https://api.github.com/repos/mikrosimage/duke</text:p>
          </table:table-cell>
          <table:table-cell table:formula="of:=REPLACE([.B251]; 1; 29; &quot;&quot;)" office:value-type="string" office:string-value="mikrosimage/duke" calcext:value-type="string">
            <text:p>mikrosimage/duke</text:p>
          </table:table-cell>
        </table:table-row>
        <table:table-row table:style-name="ro1">
          <table:table-cell office:value-type="float" office:value="71289" calcext:value-type="float">
            <text:p>71289</text:p>
          </table:table-cell>
          <table:table-cell office:value-type="string" calcext:value-type="string">
            <text:p>https://api.github.com/repos/yade/trunk</text:p>
          </table:table-cell>
          <table:table-cell table:formula="of:=REPLACE([.B252]; 1; 29; &quot;&quot;)" office:value-type="string" office:string-value="yade/trunk" calcext:value-type="string">
            <text:p>yade/trunk</text:p>
          </table:table-cell>
        </table:table-row>
        <table:table-row table:style-name="ro1">
          <table:table-cell office:value-type="float" office:value="71294" calcext:value-type="float">
            <text:p>71294</text:p>
          </table:table-cell>
          <table:table-cell office:value-type="string" calcext:value-type="string">
            <text:p>https://api.github.com/repos/chapuni/libcxx</text:p>
          </table:table-cell>
          <table:table-cell table:formula="of:=REPLACE([.B253]; 1; 29; &quot;&quot;)" office:value-type="string" office:string-value="chapuni/libcxx" calcext:value-type="string">
            <text:p>chapuni/libcxx</text:p>
          </table:table-cell>
        </table:table-row>
        <table:table-row table:style-name="ro1">
          <table:table-cell office:value-type="float" office:value="71307" calcext:value-type="float">
            <text:p>71307</text:p>
          </table:table-cell>
          <table:table-cell office:value-type="string" calcext:value-type="string">
            <text:p>https://api.github.com/repos/llvm-mirror/libcxx</text:p>
          </table:table-cell>
          <table:table-cell table:formula="of:=REPLACE([.B254]; 1; 29; &quot;&quot;)" office:value-type="string" office:string-value="llvm-mirror/libcxx" calcext:value-type="string">
            <text:p>llvm-mirror/libcxx</text:p>
          </table:table-cell>
        </table:table-row>
        <table:table-row table:style-name="ro1">
          <table:table-cell office:value-type="float" office:value="71414" calcext:value-type="float">
            <text:p>71414</text:p>
          </table:table-cell>
          <table:table-cell office:value-type="string" calcext:value-type="string">
            <text:p>https://api.github.com/repos/openhome/ohNet</text:p>
          </table:table-cell>
          <table:table-cell table:formula="of:=REPLACE([.B255]; 1; 29; &quot;&quot;)" office:value-type="string" office:string-value="openhome/ohNet" calcext:value-type="string">
            <text:p>openhome/ohNet</text:p>
          </table:table-cell>
        </table:table-row>
        <table:table-row table:style-name="ro1">
          <table:table-cell office:value-type="float" office:value="71447" calcext:value-type="float">
            <text:p>71447</text:p>
          </table:table-cell>
          <table:table-cell office:value-type="string" calcext:value-type="string">
            <text:p>https://api.github.com/repos/MythTV/mythtv</text:p>
          </table:table-cell>
          <table:table-cell table:formula="of:=REPLACE([.B256]; 1; 29; &quot;&quot;)" office:value-type="string" office:string-value="MythTV/mythtv" calcext:value-type="string">
            <text:p>MythTV/mythtv</text:p>
          </table:table-cell>
        </table:table-row>
        <table:table-row table:style-name="ro1">
          <table:table-cell office:value-type="float" office:value="71526" calcext:value-type="float">
            <text:p>71526</text:p>
          </table:table-cell>
          <table:table-cell office:value-type="string" calcext:value-type="string">
            <text:p>https://api.github.com/repos/VDrift/vdrift</text:p>
          </table:table-cell>
          <table:table-cell table:formula="of:=REPLACE([.B257]; 1; 29; &quot;&quot;)" office:value-type="string" office:string-value="VDrift/vdrift" calcext:value-type="string">
            <text:p>VDrift/vdrift</text:p>
          </table:table-cell>
        </table:table-row>
        <table:table-row table:style-name="ro1">
          <table:table-cell office:value-type="float" office:value="71796" calcext:value-type="float">
            <text:p>71796</text:p>
          </table:table-cell>
          <table:table-cell office:value-type="string" calcext:value-type="string">
            <text:p>https://api.github.com/repos/headmyshoulder/odeint-v2</text:p>
          </table:table-cell>
          <table:table-cell table:formula="of:=REPLACE([.B258]; 1; 29; &quot;&quot;)" office:value-type="string" office:string-value="headmyshoulder/odeint-v2" calcext:value-type="string">
            <text:p>headmyshoulder/odeint-v2</text:p>
          </table:table-cell>
        </table:table-row>
        <table:table-row table:style-name="ro1">
          <table:table-cell office:value-type="float" office:value="72259" calcext:value-type="float">
            <text:p>72259</text:p>
          </table:table-cell>
          <table:table-cell office:value-type="string" calcext:value-type="string">
            <text:p>https://api.github.com/repos/openbabel/openbabel</text:p>
          </table:table-cell>
          <table:table-cell table:formula="of:=REPLACE([.B259]; 1; 29; &quot;&quot;)" office:value-type="string" office:string-value="openbabel/openbabel" calcext:value-type="string">
            <text:p>openbabel/openbabel</text:p>
          </table:table-cell>
        </table:table-row>
        <table:table-row table:style-name="ro1">
          <table:table-cell office:value-type="float" office:value="72452" calcext:value-type="float">
            <text:p>72452</text:p>
          </table:table-cell>
          <table:table-cell office:value-type="string" calcext:value-type="string">
            <text:p>https://api.github.com/repos/simsong/bulk_extractor</text:p>
          </table:table-cell>
          <table:table-cell table:formula="of:=REPLACE([.B260]; 1; 29; &quot;&quot;)" office:value-type="string" office:string-value="simsong/bulk_extractor" calcext:value-type="string">
            <text:p>simsong/bulk_extractor</text:p>
          </table:table-cell>
        </table:table-row>
        <table:table-row table:style-name="ro1">
          <table:table-cell office:value-type="float" office:value="72902" calcext:value-type="float">
            <text:p>72902</text:p>
          </table:table-cell>
          <table:table-cell office:value-type="string" calcext:value-type="string">
            <text:p>https://api.github.com/repos/baumgarr/nixnote2</text:p>
          </table:table-cell>
          <table:table-cell table:formula="of:=REPLACE([.B261]; 1; 29; &quot;&quot;)" office:value-type="string" office:string-value="baumgarr/nixnote2" calcext:value-type="string">
            <text:p>baumgarr/nixnote2</text:p>
          </table:table-cell>
        </table:table-row>
        <table:table-row table:style-name="ro1">
          <table:table-cell office:value-type="float" office:value="74224" calcext:value-type="float">
            <text:p>74224</text:p>
          </table:table-cell>
          <table:table-cell office:value-type="string" calcext:value-type="string">
            <text:p>https://api.github.com/repos/kohler/click</text:p>
          </table:table-cell>
          <table:table-cell table:formula="of:=REPLACE([.B262]; 1; 29; &quot;&quot;)" office:value-type="string" office:string-value="kohler/click" calcext:value-type="string">
            <text:p>kohler/click</text:p>
          </table:table-cell>
        </table:table-row>
        <table:table-row table:style-name="ro1">
          <table:table-cell office:value-type="float" office:value="74764" calcext:value-type="float">
            <text:p>74764</text:p>
          </table:table-cell>
          <table:table-cell office:value-type="string" calcext:value-type="string">
            <text:p>https://api.github.com/repos/Constellation/iv</text:p>
          </table:table-cell>
          <table:table-cell table:formula="of:=REPLACE([.B263]; 1; 29; &quot;&quot;)" office:value-type="string" office:string-value="Constellation/iv" calcext:value-type="string">
            <text:p>Constellation/iv</text:p>
          </table:table-cell>
        </table:table-row>
        <table:table-row table:style-name="ro1">
          <table:table-cell office:value-type="float" office:value="75662" calcext:value-type="float">
            <text:p>75662</text:p>
          </table:table-cell>
          <table:table-cell office:value-type="string" calcext:value-type="string">
            <text:p>https://api.github.com/repos/uspgamedev/horus_eye</text:p>
          </table:table-cell>
          <table:table-cell table:formula="of:=REPLACE([.B264]; 1; 29; &quot;&quot;)" office:value-type="string" office:string-value="uspgamedev/horus_eye" calcext:value-type="string">
            <text:p>uspgamedev/horus_eye</text:p>
          </table:table-cell>
        </table:table-row>
        <table:table-row table:style-name="ro1">
          <table:table-cell office:value-type="float" office:value="76563" calcext:value-type="float">
            <text:p>76563</text:p>
          </table:table-cell>
          <table:table-cell office:value-type="string" calcext:value-type="string">
            <text:p>https://api.github.com/repos/wraith/wraith</text:p>
          </table:table-cell>
          <table:table-cell table:formula="of:=REPLACE([.B265]; 1; 29; &quot;&quot;)" office:value-type="string" office:string-value="wraith/wraith" calcext:value-type="string">
            <text:p>wraith/wraith</text:p>
          </table:table-cell>
        </table:table-row>
        <table:table-row table:style-name="ro1">
          <table:table-cell office:value-type="float" office:value="76741" calcext:value-type="float">
            <text:p>76741</text:p>
          </table:table-cell>
          <table:table-cell office:value-type="string" calcext:value-type="string">
            <text:p>https://api.github.com/repos/aashish24/gdal-svn</text:p>
          </table:table-cell>
          <table:table-cell table:formula="of:=REPLACE([.B266]; 1; 29; &quot;&quot;)" office:value-type="string" office:string-value="aashish24/gdal-svn" calcext:value-type="string">
            <text:p>aashish24/gdal-svn</text:p>
          </table:table-cell>
        </table:table-row>
        <table:table-row table:style-name="ro1">
          <table:table-cell office:value-type="float" office:value="77027" calcext:value-type="float">
            <text:p>77027</text:p>
          </table:table-cell>
          <table:table-cell office:value-type="string" calcext:value-type="string">
            <text:p>https://api.github.com/repos/mosra/magnum</text:p>
          </table:table-cell>
          <table:table-cell table:formula="of:=REPLACE([.B267]; 1; 29; &quot;&quot;)" office:value-type="string" office:string-value="mosra/magnum" calcext:value-type="string">
            <text:p>mosra/magnum</text:p>
          </table:table-cell>
        </table:table-row>
        <table:table-row table:style-name="ro1">
          <table:table-cell office:value-type="float" office:value="77044" calcext:value-type="float">
            <text:p>77044</text:p>
          </table:table-cell>
          <table:table-cell office:value-type="string" calcext:value-type="string">
            <text:p>https://api.github.com/repos/mosra/magnum-examples</text:p>
          </table:table-cell>
          <table:table-cell table:formula="of:=REPLACE([.B268]; 1; 29; &quot;&quot;)" office:value-type="string" office:string-value="mosra/magnum-examples" calcext:value-type="string">
            <text:p>mosra/magnum-examples</text:p>
          </table:table-cell>
        </table:table-row>
        <table:table-row table:style-name="ro1">
          <table:table-cell office:value-type="float" office:value="77070" calcext:value-type="float">
            <text:p>77070</text:p>
          </table:table-cell>
          <table:table-cell office:value-type="string" calcext:value-type="string">
            <text:p>https://api.github.com/repos/mosra/magnum-plugins</text:p>
          </table:table-cell>
          <table:table-cell table:formula="of:=REPLACE([.B269]; 1; 29; &quot;&quot;)" office:value-type="string" office:string-value="mosra/magnum-plugins" calcext:value-type="string">
            <text:p>mosra/magnum-plugins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https://api.github.com/repos/tuttleofx/TuttleOFX</text:p>
          </table:table-cell>
          <table:table-cell table:formula="of:=REPLACE([.B270]; 1; 29; &quot;&quot;)" office:value-type="string" office:string-value="tuttleofx/TuttleOFX" calcext:value-type="string">
            <text:p>tuttleofx/TuttleOFX</text:p>
          </table:table-cell>
        </table:table-row>
        <table:table-row table:style-name="ro1">
          <table:table-cell office:value-type="float" office:value="77818" calcext:value-type="float">
            <text:p>77818</text:p>
          </table:table-cell>
          <table:table-cell office:value-type="string" calcext:value-type="string">
            <text:p>https://api.github.com/repos/OpenNebula/one</text:p>
          </table:table-cell>
          <table:table-cell table:formula="of:=REPLACE([.B271]; 1; 29; &quot;&quot;)" office:value-type="string" office:string-value="OpenNebula/one" calcext:value-type="string">
            <text:p>OpenNebula/one</text:p>
          </table:table-cell>
        </table:table-row>
        <table:table-row table:style-name="ro1">
          <table:table-cell office:value-type="float" office:value="78060" calcext:value-type="float">
            <text:p>78060</text:p>
          </table:table-cell>
          <table:table-cell office:value-type="string" calcext:value-type="string">
            <text:p>https://api.github.com/repos/lbv/pc-code</text:p>
          </table:table-cell>
          <table:table-cell table:formula="of:=REPLACE([.B272]; 1; 29; &quot;&quot;)" office:value-type="string" office:string-value="lbv/pc-code" calcext:value-type="string">
            <text:p>lbv/pc-code</text:p>
          </table:table-cell>
        </table:table-row>
        <table:table-row table:style-name="ro1">
          <table:table-cell office:value-type="float" office:value="78495" calcext:value-type="float">
            <text:p>78495</text:p>
          </table:table-cell>
          <table:table-cell office:value-type="string" calcext:value-type="string">
            <text:p>https://api.github.com/repos/figment/JA2-1.13</text:p>
          </table:table-cell>
          <table:table-cell table:formula="of:=REPLACE([.B273]; 1; 29; &quot;&quot;)" office:value-type="string" office:string-value="figment/JA2-1.13" calcext:value-type="string">
            <text:p>figment/JA2-1.13</text:p>
          </table:table-cell>
        </table:table-row>
        <table:table-row table:style-name="ro1">
          <table:table-cell office:value-type="float" office:value="78534" calcext:value-type="float">
            <text:p>78534</text:p>
          </table:table-cell>
          <table:table-cell office:value-type="string" calcext:value-type="string">
            <text:p>https://api.github.com/repos/simonfuhrmann/mve</text:p>
          </table:table-cell>
          <table:table-cell table:formula="of:=REPLACE([.B274]; 1; 29; &quot;&quot;)" office:value-type="string" office:string-value="simonfuhrmann/mve" calcext:value-type="string">
            <text:p>simonfuhrmann/mve</text:p>
          </table:table-cell>
        </table:table-row>
        <table:table-row table:style-name="ro1">
          <table:table-cell office:value-type="float" office:value="78981" calcext:value-type="float">
            <text:p>78981</text:p>
          </table:table-cell>
          <table:table-cell office:value-type="string" calcext:value-type="string">
            <text:p>https://api.github.com/repos/NUbots/robocup</text:p>
          </table:table-cell>
          <table:table-cell table:formula="of:=REPLACE([.B275]; 1; 29; &quot;&quot;)" office:value-type="string" office:string-value="NUbots/robocup" calcext:value-type="string">
            <text:p>NUbots/robocup</text:p>
          </table:table-cell>
        </table:table-row>
        <table:table-row table:style-name="ro1">
          <table:table-cell office:value-type="float" office:value="79048" calcext:value-type="float">
            <text:p>79048</text:p>
          </table:table-cell>
          <table:table-cell office:value-type="string" calcext:value-type="string">
            <text:p>https://api.github.com/repos/irods/irods</text:p>
          </table:table-cell>
          <table:table-cell table:formula="of:=REPLACE([.B276]; 1; 29; &quot;&quot;)" office:value-type="string" office:string-value="irods/irods" calcext:value-type="string">
            <text:p>irods/irods</text:p>
          </table:table-cell>
        </table:table-row>
        <table:table-row table:style-name="ro1">
          <table:table-cell office:value-type="float" office:value="80186" calcext:value-type="float">
            <text:p>80186</text:p>
          </table:table-cell>
          <table:table-cell office:value-type="string" calcext:value-type="string">
            <text:p>https://api.github.com/repos/nightingale-media-player/nightingale-hacking</text:p>
          </table:table-cell>
          <table:table-cell table:formula="of:=REPLACE([.B277]; 1; 29; &quot;&quot;)" office:value-type="string" office:string-value="nightingale-media-player/nightingale-hacking" calcext:value-type="string">
            <text:p>nightingale-media-player/nightingale-hacking</text:p>
          </table:table-cell>
        </table:table-row>
        <table:table-row table:style-name="ro1">
          <table:table-cell office:value-type="float" office:value="81335" calcext:value-type="float">
            <text:p>81335</text:p>
          </table:table-cell>
          <table:table-cell office:value-type="string" calcext:value-type="string">
            <text:p>https://api.github.com/repos/philsquared/Catch</text:p>
          </table:table-cell>
          <table:table-cell table:formula="of:=REPLACE([.B278]; 1; 29; &quot;&quot;)" office:value-type="string" office:string-value="philsquared/Catch" calcext:value-type="string">
            <text:p>philsquared/Catch</text:p>
          </table:table-cell>
        </table:table-row>
        <table:table-row table:style-name="ro1">
          <table:table-cell office:value-type="float" office:value="81658" calcext:value-type="float">
            <text:p>81658</text:p>
          </table:table-cell>
          <table:table-cell office:value-type="string" calcext:value-type="string">
            <text:p>https://api.github.com/repos/zeux/pugixml</text:p>
          </table:table-cell>
          <table:table-cell table:formula="of:=REPLACE([.B279]; 1; 29; &quot;&quot;)" office:value-type="string" office:string-value="zeux/pugixml" calcext:value-type="string">
            <text:p>zeux/pugixml</text:p>
          </table:table-cell>
        </table:table-row>
        <table:table-row table:style-name="ro1">
          <table:table-cell office:value-type="float" office:value="81682" calcext:value-type="float">
            <text:p>81682</text:p>
          </table:table-cell>
          <table:table-cell office:value-type="string" calcext:value-type="string">
            <text:p>https://api.github.com/repos/psi-im/psi</text:p>
          </table:table-cell>
          <table:table-cell table:formula="of:=REPLACE([.B280]; 1; 29; &quot;&quot;)" office:value-type="string" office:string-value="psi-im/psi" calcext:value-type="string">
            <text:p>psi-im/psi</text:p>
          </table:table-cell>
        </table:table-row>
        <table:table-row table:style-name="ro1">
          <table:table-cell office:value-type="float" office:value="82246" calcext:value-type="float">
            <text:p>82246</text:p>
          </table:table-cell>
          <table:table-cell office:value-type="string" calcext:value-type="string">
            <text:p>https://api.github.com/repos/toffaletti/libten</text:p>
          </table:table-cell>
          <table:table-cell table:formula="of:=REPLACE([.B281]; 1; 29; &quot;&quot;)" office:value-type="string" office:string-value="toffaletti/libten" calcext:value-type="string">
            <text:p>toffaletti/libten</text:p>
          </table:table-cell>
        </table:table-row>
        <table:table-row table:style-name="ro1">
          <table:table-cell office:value-type="float" office:value="85486" calcext:value-type="float">
            <text:p>85486</text:p>
          </table:table-cell>
          <table:table-cell office:value-type="string" calcext:value-type="string">
            <text:p>https://api.github.com/repos/laerad84/Analysis</text:p>
          </table:table-cell>
          <table:table-cell table:formula="of:=REPLACE([.B282]; 1; 29; &quot;&quot;)" office:value-type="string" office:string-value="laerad84/Analysis" calcext:value-type="string">
            <text:p>laerad84/Analysis</text:p>
          </table:table-cell>
        </table:table-row>
        <table:table-row table:style-name="ro1">
          <table:table-cell office:value-type="float" office:value="86584" calcext:value-type="float">
            <text:p>86584</text:p>
          </table:table-cell>
          <table:table-cell office:value-type="string" calcext:value-type="string">
            <text:p>https://api.github.com/repos/redpony/cdec</text:p>
          </table:table-cell>
          <table:table-cell table:formula="of:=REPLACE([.B283]; 1; 29; &quot;&quot;)" office:value-type="string" office:string-value="redpony/cdec" calcext:value-type="string">
            <text:p>redpony/cdec</text:p>
          </table:table-cell>
        </table:table-row>
        <table:table-row table:style-name="ro1">
          <table:table-cell office:value-type="float" office:value="86630" calcext:value-type="float">
            <text:p>86630</text:p>
          </table:table-cell>
          <table:table-cell office:value-type="string" calcext:value-type="string">
            <text:p>https://api.github.com/repos/kpu/kenlm</text:p>
          </table:table-cell>
          <table:table-cell table:formula="of:=REPLACE([.B284]; 1; 29; &quot;&quot;)" office:value-type="string" office:string-value="kpu/kenlm" calcext:value-type="string">
            <text:p>kpu/kenlm</text:p>
          </table:table-cell>
        </table:table-row>
        <table:table-row table:style-name="ro1">
          <table:table-cell office:value-type="float" office:value="86992" calcext:value-type="float">
            <text:p>86992</text:p>
          </table:table-cell>
          <table:table-cell office:value-type="string" calcext:value-type="string">
            <text:p>https://api.github.com/repos/SimonKagstrom/kcov</text:p>
          </table:table-cell>
          <table:table-cell table:formula="of:=REPLACE([.B285]; 1; 29; &quot;&quot;)" office:value-type="string" office:string-value="SimonKagstrom/kcov" calcext:value-type="string">
            <text:p>SimonKagstrom/kcov</text:p>
          </table:table-cell>
        </table:table-row>
        <table:table-row table:style-name="ro1">
          <table:table-cell office:value-type="float" office:value="88286" calcext:value-type="float">
            <text:p>88286</text:p>
          </table:table-cell>
          <table:table-cell office:value-type="string" calcext:value-type="string">
            <text:p>https://api.github.com/repos/Homer-Conferencing/Homer-Conferencing</text:p>
          </table:table-cell>
          <table:table-cell table:formula="of:=REPLACE([.B286]; 1; 29; &quot;&quot;)" office:value-type="string" office:string-value="Homer-Conferencing/Homer-Conferencing" calcext:value-type="string">
            <text:p>Homer-Conferencing/Homer-Conferencing</text:p>
          </table:table-cell>
        </table:table-row>
        <table:table-row table:style-name="ro1">
          <table:table-cell office:value-type="float" office:value="89205" calcext:value-type="float">
            <text:p>89205</text:p>
          </table:table-cell>
          <table:table-cell office:value-type="string" calcext:value-type="string">
            <text:p>https://api.github.com/repos/losalamos/CLAMR</text:p>
          </table:table-cell>
          <table:table-cell table:formula="of:=REPLACE([.B287]; 1; 29; &quot;&quot;)" office:value-type="string" office:string-value="losalamos/CLAMR" calcext:value-type="string">
            <text:p>losalamos/CLAMR</text:p>
          </table:table-cell>
        </table:table-row>
        <table:table-row table:style-name="ro1">
          <table:table-cell office:value-type="float" office:value="89467" calcext:value-type="float">
            <text:p>89467</text:p>
          </table:table-cell>
          <table:table-cell office:value-type="string" calcext:value-type="string">
            <text:p>https://api.github.com/repos/cgogn/CGoGN</text:p>
          </table:table-cell>
          <table:table-cell table:formula="of:=REPLACE([.B288]; 1; 29; &quot;&quot;)" office:value-type="string" office:string-value="cgogn/CGoGN" calcext:value-type="string">
            <text:p>cgogn/CGoGN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string" calcext:value-type="string">
            <text:p>https://api.github.com/repos/g1257/dmrgpp</text:p>
          </table:table-cell>
          <table:table-cell table:formula="of:=REPLACE([.B289]; 1; 29; &quot;&quot;)" office:value-type="string" office:string-value="g1257/dmrgpp" calcext:value-type="string">
            <text:p>g1257/dmrgpp</text:p>
          </table:table-cell>
        </table:table-row>
        <table:table-row table:style-name="ro1">
          <table:table-cell office:value-type="float" office:value="91607" calcext:value-type="float">
            <text:p>91607</text:p>
          </table:table-cell>
          <table:table-cell office:value-type="string" calcext:value-type="string">
            <text:p>https://api.github.com/repos/droundy/deft</text:p>
          </table:table-cell>
          <table:table-cell table:formula="of:=REPLACE([.B290]; 1; 29; &quot;&quot;)" office:value-type="string" office:string-value="droundy/deft" calcext:value-type="string">
            <text:p>droundy/deft</text:p>
          </table:table-cell>
        </table:table-row>
        <table:table-row table:style-name="ro1">
          <table:table-cell office:value-type="float" office:value="92172" calcext:value-type="float">
            <text:p>92172</text:p>
          </table:table-cell>
          <table:table-cell office:value-type="string" calcext:value-type="string">
            <text:p>https://api.github.com/repos/rousseau/fbrain</text:p>
          </table:table-cell>
          <table:table-cell table:formula="of:=REPLACE([.B291]; 1; 29; &quot;&quot;)" office:value-type="string" office:string-value="rousseau/fbrain" calcext:value-type="string">
            <text:p>rousseau/fbrain</text:p>
          </table:table-cell>
        </table:table-row>
        <table:table-row table:style-name="ro1">
          <table:table-cell office:value-type="float" office:value="92461" calcext:value-type="float">
            <text:p>92461</text:p>
          </table:table-cell>
          <table:table-cell office:value-type="string" calcext:value-type="string">
            <text:p>https://api.github.com/repos/OpenChemistry/avogadrolibs</text:p>
          </table:table-cell>
          <table:table-cell table:formula="of:=REPLACE([.B292]; 1; 29; &quot;&quot;)" office:value-type="string" office:string-value="OpenChemistry/avogadrolibs" calcext:value-type="string">
            <text:p>OpenChemistry/avogadrolibs</text:p>
          </table:table-cell>
        </table:table-row>
        <table:table-row table:style-name="ro1">
          <table:table-cell office:value-type="float" office:value="92537" calcext:value-type="float">
            <text:p>92537</text:p>
          </table:table-cell>
          <table:table-cell office:value-type="string" calcext:value-type="string">
            <text:p>https://api.github.com/repos/hanm/clang</text:p>
          </table:table-cell>
          <table:table-cell table:formula="of:=REPLACE([.B293]; 1; 29; &quot;&quot;)" office:value-type="string" office:string-value="hanm/clang" calcext:value-type="string">
            <text:p>hanm/clang</text:p>
          </table:table-cell>
        </table:table-row>
        <table:table-row table:style-name="ro1">
          <table:table-cell office:value-type="float" office:value="93574" calcext:value-type="float">
            <text:p>93574</text:p>
          </table:table-cell>
          <table:table-cell office:value-type="string" calcext:value-type="string">
            <text:p>https://api.github.com/repos/simplechatclient/simplechatclient</text:p>
          </table:table-cell>
          <table:table-cell table:formula="of:=REPLACE([.B294]; 1; 29; &quot;&quot;)" office:value-type="string" office:string-value="simplechatclient/simplechatclient" calcext:value-type="string">
            <text:p>simplechatclient/simplechatclient</text:p>
          </table:table-cell>
        </table:table-row>
        <table:table-row table:style-name="ro1">
          <table:table-cell office:value-type="float" office:value="93646" calcext:value-type="float">
            <text:p>93646</text:p>
          </table:table-cell>
          <table:table-cell office:value-type="string" calcext:value-type="string">
            <text:p>https://api.github.com/repos/ukoethe/vigra</text:p>
          </table:table-cell>
          <table:table-cell table:formula="of:=REPLACE([.B295]; 1; 29; &quot;&quot;)" office:value-type="string" office:string-value="ukoethe/vigra" calcext:value-type="string">
            <text:p>ukoethe/vigra</text:p>
          </table:table-cell>
        </table:table-row>
        <table:table-row table:style-name="ro1">
          <table:table-cell office:value-type="float" office:value="93943" calcext:value-type="float">
            <text:p>93943</text:p>
          </table:table-cell>
          <table:table-cell office:value-type="string" calcext:value-type="string">
            <text:p>https://api.github.com/repos/otcshare/automotive-message-broker</text:p>
          </table:table-cell>
          <table:table-cell table:formula="of:=REPLACE([.B296]; 1; 29; &quot;&quot;)" office:value-type="string" office:string-value="otcshare/automotive-message-broker" calcext:value-type="string">
            <text:p>otcshare/automotive-message-broker</text:p>
          </table:table-cell>
        </table:table-row>
        <table:table-row table:style-name="ro1">
          <table:table-cell office:value-type="float" office:value="95313" calcext:value-type="float">
            <text:p>95313</text:p>
          </table:table-cell>
          <table:table-cell office:value-type="string" calcext:value-type="string">
            <text:p>https://api.github.com/repos/nicobou/switcher</text:p>
          </table:table-cell>
          <table:table-cell table:formula="of:=REPLACE([.B297]; 1; 29; &quot;&quot;)" office:value-type="string" office:string-value="nicobou/switcher" calcext:value-type="string">
            <text:p>nicobou/switcher</text:p>
          </table:table-cell>
        </table:table-row>
        <table:table-row table:style-name="ro1">
          <table:table-cell office:value-type="float" office:value="95533" calcext:value-type="float">
            <text:p>95533</text:p>
          </table:table-cell>
          <table:table-cell office:value-type="string" calcext:value-type="string">
            <text:p>https://api.github.com/repos/CalVR/calvr_plugins</text:p>
          </table:table-cell>
          <table:table-cell table:formula="of:=REPLACE([.B298]; 1; 29; &quot;&quot;)" office:value-type="string" office:string-value="CalVR/calvr_plugins" calcext:value-type="string">
            <text:p>CalVR/calvr_plugins</text:p>
          </table:table-cell>
        </table:table-row>
        <table:table-row table:style-name="ro1">
          <table:table-cell office:value-type="float" office:value="95547" calcext:value-type="float">
            <text:p>95547</text:p>
          </table:table-cell>
          <table:table-cell office:value-type="string" calcext:value-type="string">
            <text:p>https://api.github.com/repos/CamelliaDPG/Camellia</text:p>
          </table:table-cell>
          <table:table-cell table:formula="of:=REPLACE([.B299]; 1; 29; &quot;&quot;)" office:value-type="string" office:string-value="CamelliaDPG/Camellia" calcext:value-type="string">
            <text:p>CamelliaDPG/Camellia</text:p>
          </table:table-cell>
        </table:table-row>
        <table:table-row table:style-name="ro1">
          <table:table-cell office:value-type="float" office:value="97473" calcext:value-type="float">
            <text:p>97473</text:p>
          </table:table-cell>
          <table:table-cell office:value-type="string" calcext:value-type="string">
            <text:p>https://api.github.com/repos/mapserver/docs</text:p>
          </table:table-cell>
          <table:table-cell table:formula="of:=REPLACE([.B300]; 1; 29; &quot;&quot;)" office:value-type="string" office:string-value="mapserver/docs" calcext:value-type="string">
            <text:p>mapserver/docs</text:p>
          </table:table-cell>
        </table:table-row>
        <table:table-row table:style-name="ro1">
          <table:table-cell office:value-type="float" office:value="98813" calcext:value-type="float">
            <text:p>98813</text:p>
          </table:table-cell>
          <table:table-cell office:value-type="string" calcext:value-type="string">
            <text:p>https://api.github.com/repos/godfat/cubeat</text:p>
          </table:table-cell>
          <table:table-cell table:formula="of:=REPLACE([.B301]; 1; 29; &quot;&quot;)" office:value-type="string" office:string-value="godfat/cubeat" calcext:value-type="string">
            <text:p>godfat/cubeat</text:p>
          </table:table-cell>
        </table:table-row>
        <table:table-row table:style-name="ro1">
          <table:table-cell office:value-type="float" office:value="100022" calcext:value-type="float">
            <text:p>100022</text:p>
          </table:table-cell>
          <table:table-cell office:value-type="string" calcext:value-type="string">
            <text:p>https://api.github.com/repos/tgoyne/aegisub</text:p>
          </table:table-cell>
          <table:table-cell table:formula="of:=REPLACE([.B302]; 1; 29; &quot;&quot;)" office:value-type="string" office:string-value="tgoyne/aegisub" calcext:value-type="string">
            <text:p>tgoyne/aegisub</text:p>
          </table:table-cell>
        </table:table-row>
        <table:table-row table:style-name="ro1">
          <table:table-cell office:value-type="float" office:value="100829" calcext:value-type="float">
            <text:p>100829</text:p>
          </table:table-cell>
          <table:table-cell office:value-type="string" calcext:value-type="string">
            <text:p>https://api.github.com/repos/mbunkus/mkvtoolnix</text:p>
          </table:table-cell>
          <table:table-cell table:formula="of:=REPLACE([.B303]; 1; 29; &quot;&quot;)" office:value-type="string" office:string-value="mbunkus/mkvtoolnix" calcext:value-type="string">
            <text:p>mbunkus/mkvtoolnix</text:p>
          </table:table-cell>
        </table:table-row>
        <table:table-row table:style-name="ro1">
          <table:table-cell office:value-type="float" office:value="101066" calcext:value-type="float">
            <text:p>101066</text:p>
          </table:table-cell>
          <table:table-cell office:value-type="string" calcext:value-type="string">
            <text:p>https://api.github.com/repos/wisk/medusa</text:p>
          </table:table-cell>
          <table:table-cell table:formula="of:=REPLACE([.B304]; 1; 29; &quot;&quot;)" office:value-type="string" office:string-value="wisk/medusa" calcext:value-type="string">
            <text:p>wisk/medusa</text:p>
          </table:table-cell>
        </table:table-row>
        <table:table-row table:style-name="ro1">
          <table:table-cell office:value-type="float" office:value="101350" calcext:value-type="float">
            <text:p>101350</text:p>
          </table:table-cell>
          <table:table-cell office:value-type="string" calcext:value-type="string">
            <text:p>https://api.github.com/repos/kduske/TrenchBroom</text:p>
          </table:table-cell>
          <table:table-cell table:formula="of:=REPLACE([.B305]; 1; 29; &quot;&quot;)" office:value-type="string" office:string-value="kduske/TrenchBroom" calcext:value-type="string">
            <text:p>kduske/TrenchBroom</text:p>
          </table:table-cell>
        </table:table-row>
        <table:table-row table:style-name="ro1">
          <table:table-cell office:value-type="float" office:value="102447" calcext:value-type="float">
            <text:p>102447</text:p>
          </table:table-cell>
          <table:table-cell office:value-type="string" calcext:value-type="string">
            <text:p>https://api.github.com/repos/hkrn/MMDAI</text:p>
          </table:table-cell>
          <table:table-cell table:formula="of:=REPLACE([.B306]; 1; 29; &quot;&quot;)" office:value-type="string" office:string-value="hkrn/MMDAI" calcext:value-type="string">
            <text:p>hkrn/MMDAI</text:p>
          </table:table-cell>
        </table:table-row>
        <table:table-row table:style-name="ro1">
          <table:table-cell office:value-type="float" office:value="102746" calcext:value-type="float">
            <text:p>102746</text:p>
          </table:table-cell>
          <table:table-cell office:value-type="string" calcext:value-type="string">
            <text:p>https://api.github.com/repos/audacious-media-player/audacious</text:p>
          </table:table-cell>
          <table:table-cell table:formula="of:=REPLACE([.B307]; 1; 29; &quot;&quot;)" office:value-type="string" office:string-value="audacious-media-player/audacious" calcext:value-type="string">
            <text:p>audacious-media-player/audacious</text:p>
          </table:table-cell>
        </table:table-row>
        <table:table-row table:style-name="ro1">
          <table:table-cell office:value-type="float" office:value="103144" calcext:value-type="float">
            <text:p>103144</text:p>
          </table:table-cell>
          <table:table-cell office:value-type="string" calcext:value-type="string">
            <text:p>https://api.github.com/repos/prefetchnta/questlab</text:p>
          </table:table-cell>
          <table:table-cell table:formula="of:=REPLACE([.B308]; 1; 29; &quot;&quot;)" office:value-type="string" office:string-value="prefetchnta/questlab" calcext:value-type="string">
            <text:p>prefetchnta/questlab</text:p>
          </table:table-cell>
        </table:table-row>
        <table:table-row table:style-name="ro1">
          <table:table-cell office:value-type="float" office:value="103380" calcext:value-type="float">
            <text:p>103380</text:p>
          </table:table-cell>
          <table:table-cell office:value-type="string" calcext:value-type="string">
            <text:p>https://api.github.com/repos/Kazade/KGLT</text:p>
          </table:table-cell>
          <table:table-cell table:formula="of:=REPLACE([.B309]; 1; 29; &quot;&quot;)" office:value-type="string" office:string-value="Kazade/KGLT" calcext:value-type="string">
            <text:p>Kazade/KGLT</text:p>
          </table:table-cell>
        </table:table-row>
        <table:table-row table:style-name="ro1">
          <table:table-cell office:value-type="float" office:value="103552" calcext:value-type="float">
            <text:p>103552</text:p>
          </table:table-cell>
          <table:table-cell office:value-type="string" calcext:value-type="string">
            <text:p>https://api.github.com/repos/ewxrjk/rsbackup</text:p>
          </table:table-cell>
          <table:table-cell table:formula="of:=REPLACE([.B310]; 1; 29; &quot;&quot;)" office:value-type="string" office:string-value="ewxrjk/rsbackup" calcext:value-type="string">
            <text:p>ewxrjk/rsbackup</text:p>
          </table:table-cell>
        </table:table-row>
        <table:table-row table:style-name="ro1">
          <table:table-cell office:value-type="float" office:value="104068" calcext:value-type="float">
            <text:p>104068</text:p>
          </table:table-cell>
          <table:table-cell office:value-type="string" calcext:value-type="string">
            <text:p>https://api.github.com/repos/wITTus/Brute-Force-Game-Engine</text:p>
          </table:table-cell>
          <table:table-cell table:formula="of:=REPLACE([.B311]; 1; 29; &quot;&quot;)" office:value-type="string" office:string-value="wITTus/Brute-Force-Game-Engine" calcext:value-type="string">
            <text:p>wITTus/Brute-Force-Game-Engine</text:p>
          </table:table-cell>
        </table:table-row>
        <table:table-row table:style-name="ro1">
          <table:table-cell office:value-type="float" office:value="104652" calcext:value-type="float">
            <text:p>104652</text:p>
          </table:table-cell>
          <table:table-cell office:value-type="string" calcext:value-type="string">
            <text:p>https://api.github.com/repos/Alalf/SCFF-DirectShow-Filter</text:p>
          </table:table-cell>
          <table:table-cell table:formula="of:=REPLACE([.B312]; 1; 29; &quot;&quot;)" office:value-type="string" office:string-value="Alalf/SCFF-DirectShow-Filter" calcext:value-type="string">
            <text:p>Alalf/SCFF-DirectShow-Filter</text:p>
          </table:table-cell>
        </table:table-row>
        <table:table-row table:style-name="ro1">
          <table:table-cell office:value-type="float" office:value="106576" calcext:value-type="float">
            <text:p>106576</text:p>
          </table:table-cell>
          <table:table-cell office:value-type="string" calcext:value-type="string">
            <text:p>https://api.github.com/repos/SergeyStrukov/CCore</text:p>
          </table:table-cell>
          <table:table-cell table:formula="of:=REPLACE([.B313]; 1; 29; &quot;&quot;)" office:value-type="string" office:string-value="SergeyStrukov/CCore" calcext:value-type="string">
            <text:p>SergeyStrukov/CCore</text:p>
          </table:table-cell>
        </table:table-row>
        <table:table-row table:style-name="ro1">
          <table:table-cell office:value-type="float" office:value="108199" calcext:value-type="float">
            <text:p>108199</text:p>
          </table:table-cell>
          <table:table-cell office:value-type="string" calcext:value-type="string">
            <text:p>https://api.github.com/repos/openstreetmap/osm2pgsql</text:p>
          </table:table-cell>
          <table:table-cell table:formula="of:=REPLACE([.B314]; 1; 29; &quot;&quot;)" office:value-type="string" office:string-value="openstreetmap/osm2pgsql" calcext:value-type="string">
            <text:p>openstreetmap/osm2pgsql</text:p>
          </table:table-cell>
        </table:table-row>
        <table:table-row table:style-name="ro1">
          <table:table-cell office:value-type="float" office:value="109284" calcext:value-type="float">
            <text:p>109284</text:p>
          </table:table-cell>
          <table:table-cell office:value-type="string" calcext:value-type="string">
            <text:p>https://api.github.com/repos/katyhuff/cyder</text:p>
          </table:table-cell>
          <table:table-cell table:formula="of:=REPLACE([.B315]; 1; 29; &quot;&quot;)" office:value-type="string" office:string-value="katyhuff/cyder" calcext:value-type="string">
            <text:p>katyhuff/cyder</text:p>
          </table:table-cell>
        </table:table-row>
        <table:table-row table:style-name="ro1">
          <table:table-cell office:value-type="float" office:value="110589" calcext:value-type="float">
            <text:p>110589</text:p>
          </table:table-cell>
          <table:table-cell office:value-type="string" calcext:value-type="string">
            <text:p>https://api.github.com/repos/bolero-MURAKAMI/Sprout</text:p>
          </table:table-cell>
          <table:table-cell table:formula="of:=REPLACE([.B316]; 1; 29; &quot;&quot;)" office:value-type="string" office:string-value="bolero-MURAKAMI/Sprout" calcext:value-type="string">
            <text:p>bolero-MURAKAMI/Sprout</text:p>
          </table:table-cell>
        </table:table-row>
        <table:table-row table:style-name="ro1">
          <table:table-cell office:value-type="float" office:value="112075" calcext:value-type="float">
            <text:p>112075</text:p>
          </table:table-cell>
          <table:table-cell office:value-type="string" calcext:value-type="string">
            <text:p>https://api.github.com/repos/gnuradio/gnuradio</text:p>
          </table:table-cell>
          <table:table-cell table:formula="of:=REPLACE([.B317]; 1; 29; &quot;&quot;)" office:value-type="string" office:string-value="gnuradio/gnuradio" calcext:value-type="string">
            <text:p>gnuradio/gnuradio</text:p>
          </table:table-cell>
        </table:table-row>
        <table:table-row table:style-name="ro1">
          <table:table-cell office:value-type="float" office:value="112391" calcext:value-type="float">
            <text:p>112391</text:p>
          </table:table-cell>
          <table:table-cell office:value-type="string" calcext:value-type="string">
            <text:p>https://api.github.com/repos/ddemidov/vexcl</text:p>
          </table:table-cell>
          <table:table-cell table:formula="of:=REPLACE([.B318]; 1; 29; &quot;&quot;)" office:value-type="string" office:string-value="ddemidov/vexcl" calcext:value-type="string">
            <text:p>ddemidov/vexcl</text:p>
          </table:table-cell>
        </table:table-row>
        <table:table-row table:style-name="ro1">
          <table:table-cell office:value-type="float" office:value="112763" calcext:value-type="float">
            <text:p>112763</text:p>
          </table:table-cell>
          <table:table-cell office:value-type="string" calcext:value-type="string">
            <text:p>https://api.github.com/repos/tractor/tractor</text:p>
          </table:table-cell>
          <table:table-cell table:formula="of:=REPLACE([.B319]; 1; 29; &quot;&quot;)" office:value-type="string" office:string-value="tractor/tractor" calcext:value-type="string">
            <text:p>tractor/tractor</text:p>
          </table:table-cell>
        </table:table-row>
        <table:table-row table:style-name="ro1">
          <table:table-cell office:value-type="float" office:value="113164" calcext:value-type="float">
            <text:p>113164</text:p>
          </table:table-cell>
          <table:table-cell office:value-type="string" calcext:value-type="string">
            <text:p>https://api.github.com/repos/pin3da/Programming-contest</text:p>
          </table:table-cell>
          <table:table-cell table:formula="of:=REPLACE([.B320]; 1; 29; &quot;&quot;)" office:value-type="string" office:string-value="pin3da/Programming-contest" calcext:value-type="string">
            <text:p>pin3da/Programming-contest</text:p>
          </table:table-cell>
        </table:table-row>
        <table:table-row table:style-name="ro1">
          <table:table-cell office:value-type="float" office:value="114329" calcext:value-type="float">
            <text:p>114329</text:p>
          </table:table-cell>
          <table:table-cell office:value-type="string" calcext:value-type="string">
            <text:p>https://api.github.com/repos/SimonRit/RTK</text:p>
          </table:table-cell>
          <table:table-cell table:formula="of:=REPLACE([.B321]; 1; 29; &quot;&quot;)" office:value-type="string" office:string-value="SimonRit/RTK" calcext:value-type="string">
            <text:p>SimonRit/RTK</text:p>
          </table:table-cell>
        </table:table-row>
        <table:table-row table:style-name="ro1">
          <table:table-cell office:value-type="float" office:value="114504" calcext:value-type="float">
            <text:p>114504</text:p>
          </table:table-cell>
          <table:table-cell office:value-type="string" calcext:value-type="string">
            <text:p>https://api.github.com/repos/CGRU/cgru</text:p>
          </table:table-cell>
          <table:table-cell table:formula="of:=REPLACE([.B322]; 1; 29; &quot;&quot;)" office:value-type="string" office:string-value="CGRU/cgru" calcext:value-type="string">
            <text:p>CGRU/cgru</text:p>
          </table:table-cell>
        </table:table-row>
        <table:table-row table:style-name="ro1">
          <table:table-cell office:value-type="float" office:value="116007" calcext:value-type="float">
            <text:p>116007</text:p>
          </table:table-cell>
          <table:table-cell office:value-type="string" calcext:value-type="string">
            <text:p>https://api.github.com/repos/scandyna/multidiagtools</text:p>
          </table:table-cell>
          <table:table-cell table:formula="of:=REPLACE([.B323]; 1; 29; &quot;&quot;)" office:value-type="string" office:string-value="scandyna/multidiagtools" calcext:value-type="string">
            <text:p>scandyna/multidiagtools</text:p>
          </table:table-cell>
        </table:table-row>
        <table:table-row table:style-name="ro1">
          <table:table-cell office:value-type="float" office:value="116028" calcext:value-type="float">
            <text:p>116028</text:p>
          </table:table-cell>
          <table:table-cell office:value-type="string" calcext:value-type="string">
            <text:p>https://api.github.com/repos/rbei-etas/busmaster</text:p>
          </table:table-cell>
          <table:table-cell table:formula="of:=REPLACE([.B324]; 1; 29; &quot;&quot;)" office:value-type="string" office:string-value="rbei-etas/busmaster" calcext:value-type="string">
            <text:p>rbei-etas/busmaster</text:p>
          </table:table-cell>
        </table:table-row>
        <table:table-row table:style-name="ro1">
          <table:table-cell office:value-type="float" office:value="116933" calcext:value-type="float">
            <text:p>116933</text:p>
          </table:table-cell>
          <table:table-cell office:value-type="string" calcext:value-type="string">
            <text:p>https://api.github.com/repos/yudjin87/carousel</text:p>
          </table:table-cell>
          <table:table-cell table:formula="of:=REPLACE([.B325]; 1; 29; &quot;&quot;)" office:value-type="string" office:string-value="yudjin87/carousel" calcext:value-type="string">
            <text:p>yudjin87/carousel</text:p>
          </table:table-cell>
        </table:table-row>
        <table:table-row table:style-name="ro1">
          <table:table-cell office:value-type="float" office:value="117737" calcext:value-type="float">
            <text:p>117737</text:p>
          </table:table-cell>
          <table:table-cell office:value-type="string" calcext:value-type="string">
            <text:p>https://api.github.com/repos/H-uru/Plasma</text:p>
          </table:table-cell>
          <table:table-cell table:formula="of:=REPLACE([.B326]; 1; 29; &quot;&quot;)" office:value-type="string" office:string-value="H-uru/Plasma" calcext:value-type="string">
            <text:p>H-uru/Plasma</text:p>
          </table:table-cell>
        </table:table-row>
        <table:table-row table:style-name="ro1">
          <table:table-cell office:value-type="float" office:value="120225" calcext:value-type="float">
            <text:p>120225</text:p>
          </table:table-cell>
          <table:table-cell office:value-type="string" calcext:value-type="string">
            <text:p>https://api.github.com/repos/mkrufky/libdvbtee</text:p>
          </table:table-cell>
          <table:table-cell table:formula="of:=REPLACE([.B327]; 1; 29; &quot;&quot;)" office:value-type="string" office:string-value="mkrufky/libdvbtee" calcext:value-type="string">
            <text:p>mkrufky/libdvbtee</text:p>
          </table:table-cell>
        </table:table-row>
        <table:table-row table:style-name="ro1">
          <table:table-cell office:value-type="float" office:value="120682" calcext:value-type="float">
            <text:p>120682</text:p>
          </table:table-cell>
          <table:table-cell office:value-type="string" calcext:value-type="string">
            <text:p>https://api.github.com/repos/bkaradzic/bgfx</text:p>
          </table:table-cell>
          <table:table-cell table:formula="of:=REPLACE([.B328]; 1; 29; &quot;&quot;)" office:value-type="string" office:string-value="bkaradzic/bgfx" calcext:value-type="string">
            <text:p>bkaradzic/bgfx</text:p>
          </table:table-cell>
        </table:table-row>
        <table:table-row table:style-name="ro1">
          <table:table-cell office:value-type="float" office:value="121147" calcext:value-type="float">
            <text:p>121147</text:p>
          </table:table-cell>
          <table:table-cell office:value-type="string" calcext:value-type="string">
            <text:p>https://api.github.com/repos/aarizaq/inetmanet-3.x</text:p>
          </table:table-cell>
          <table:table-cell table:formula="of:=REPLACE([.B329]; 1; 29; &quot;&quot;)" office:value-type="string" office:string-value="aarizaq/inetmanet-3.x" calcext:value-type="string">
            <text:p>aarizaq/inetmanet-3.x</text:p>
          </table:table-cell>
        </table:table-row>
        <table:table-row table:style-name="ro1">
          <table:table-cell office:value-type="float" office:value="122848" calcext:value-type="float">
            <text:p>122848</text:p>
          </table:table-cell>
          <table:table-cell office:value-type="string" calcext:value-type="string">
            <text:p>https://api.github.com/repos/kinetiknz/cubeb</text:p>
          </table:table-cell>
          <table:table-cell table:formula="of:=REPLACE([.B330]; 1; 29; &quot;&quot;)" office:value-type="string" office:string-value="kinetiknz/cubeb" calcext:value-type="string">
            <text:p>kinetiknz/cubeb</text:p>
          </table:table-cell>
        </table:table-row>
        <table:table-row table:style-name="ro1">
          <table:table-cell office:value-type="float" office:value="123940" calcext:value-type="float">
            <text:p>123940</text:p>
          </table:table-cell>
          <table:table-cell office:value-type="string" calcext:value-type="string">
            <text:p>https://api.github.com/repos/v8mips/v8mips</text:p>
          </table:table-cell>
          <table:table-cell table:formula="of:=REPLACE([.B331]; 1; 29; &quot;&quot;)" office:value-type="string" office:string-value="v8mips/v8mips" calcext:value-type="string">
            <text:p>v8mips/v8mips</text:p>
          </table:table-cell>
        </table:table-row>
        <table:table-row table:style-name="ro1">
          <table:table-cell office:value-type="float" office:value="124556" calcext:value-type="float">
            <text:p>124556</text:p>
          </table:table-cell>
          <table:table-cell office:value-type="string" calcext:value-type="string">
            <text:p>https://api.github.com/repos/herumi/cybozulib</text:p>
          </table:table-cell>
          <table:table-cell table:formula="of:=REPLACE([.B332]; 1; 29; &quot;&quot;)" office:value-type="string" office:string-value="herumi/cybozulib" calcext:value-type="string">
            <text:p>herumi/cybozulib</text:p>
          </table:table-cell>
        </table:table-row>
        <table:table-row table:style-name="ro1">
          <table:table-cell office:value-type="float" office:value="128285" calcext:value-type="float">
            <text:p>128285</text:p>
          </table:table-cell>
          <table:table-cell office:value-type="string" calcext:value-type="string">
            <text:p>https://api.github.com/repos/mothur/mothur</text:p>
          </table:table-cell>
          <table:table-cell table:formula="of:=REPLACE([.B333]; 1; 29; &quot;&quot;)" office:value-type="string" office:string-value="mothur/mothur" calcext:value-type="string">
            <text:p>mothur/mothur</text:p>
          </table:table-cell>
        </table:table-row>
        <table:table-row table:style-name="ro1">
          <table:table-cell office:value-type="float" office:value="130330" calcext:value-type="float">
            <text:p>130330</text:p>
          </table:table-cell>
          <table:table-cell office:value-type="string" calcext:value-type="string">
            <text:p>https://api.github.com/repos/mlang/bmc</text:p>
          </table:table-cell>
          <table:table-cell table:formula="of:=REPLACE([.B334]; 1; 29; &quot;&quot;)" office:value-type="string" office:string-value="mlang/bmc" calcext:value-type="string">
            <text:p>mlang/bmc</text:p>
          </table:table-cell>
        </table:table-row>
        <table:table-row table:style-name="ro1">
          <table:table-cell office:value-type="float" office:value="131011" calcext:value-type="float">
            <text:p>131011</text:p>
          </table:table-cell>
          <table:table-cell office:value-type="string" calcext:value-type="string">
            <text:p>https://api.github.com/repos/makerbot/MightyBoardFirmware</text:p>
          </table:table-cell>
          <table:table-cell table:formula="of:=REPLACE([.B335]; 1; 29; &quot;&quot;)" office:value-type="string" office:string-value="makerbot/MightyBoardFirmware" calcext:value-type="string">
            <text:p>makerbot/MightyBoardFirmware</text:p>
          </table:table-cell>
        </table:table-row>
        <table:table-row table:style-name="ro1">
          <table:table-cell office:value-type="float" office:value="131615" calcext:value-type="float">
            <text:p>131615</text:p>
          </table:table-cell>
          <table:table-cell office:value-type="string" calcext:value-type="string">
            <text:p>https://api.github.com/repos/smowton/llpe</text:p>
          </table:table-cell>
          <table:table-cell table:formula="of:=REPLACE([.B336]; 1; 29; &quot;&quot;)" office:value-type="string" office:string-value="smowton/llpe" calcext:value-type="string">
            <text:p>smowton/llpe</text:p>
          </table:table-cell>
        </table:table-row>
        <table:table-row table:style-name="ro1">
          <table:table-cell office:value-type="float" office:value="133895" calcext:value-type="float">
            <text:p>133895</text:p>
          </table:table-cell>
          <table:table-cell office:value-type="string" calcext:value-type="string">
            <text:p>https://api.github.com/repos/bbannier/ROOT-svn-import</text:p>
          </table:table-cell>
          <table:table-cell table:formula="of:=REPLACE([.B337]; 1; 29; &quot;&quot;)" office:value-type="string" office:string-value="bbannier/ROOT-svn-import" calcext:value-type="string">
            <text:p>bbannier/ROOT-svn-import</text:p>
          </table:table-cell>
        </table:table-row>
        <table:table-row table:style-name="ro1">
          <table:table-cell office:value-type="float" office:value="134687" calcext:value-type="float">
            <text:p>134687</text:p>
          </table:table-cell>
          <table:table-cell office:value-type="string" calcext:value-type="string">
            <text:p>https://api.github.com/repos/khwillia/repss</text:p>
          </table:table-cell>
          <table:table-cell table:formula="of:=REPLACE([.B338]; 1; 29; &quot;&quot;)" office:value-type="string" office:string-value="khwillia/repss" calcext:value-type="string">
            <text:p>khwillia/repss</text:p>
          </table:table-cell>
        </table:table-row>
        <table:table-row table:style-name="ro1">
          <table:table-cell office:value-type="float" office:value="136019" calcext:value-type="float">
            <text:p>136019</text:p>
          </table:table-cell>
          <table:table-cell office:value-type="string" calcext:value-type="string">
            <text:p>https://api.github.com/repos/hluk/CopyQ</text:p>
          </table:table-cell>
          <table:table-cell table:formula="of:=REPLACE([.B339]; 1; 29; &quot;&quot;)" office:value-type="string" office:string-value="hluk/CopyQ" calcext:value-type="string">
            <text:p>hluk/CopyQ</text:p>
          </table:table-cell>
        </table:table-row>
        <table:table-row table:style-name="ro1">
          <table:table-cell office:value-type="float" office:value="136875" calcext:value-type="float">
            <text:p>136875</text:p>
          </table:table-cell>
          <table:table-cell office:value-type="string" calcext:value-type="string">
            <text:p>https://api.github.com/repos/BeginnerSlob/TouhouTripleSha</text:p>
          </table:table-cell>
          <table:table-cell table:formula="of:=REPLACE([.B340]; 1; 29; &quot;&quot;)" office:value-type="string" office:string-value="BeginnerSlob/TouhouTripleSha" calcext:value-type="string">
            <text:p>BeginnerSlob/TouhouTripleSha</text:p>
          </table:table-cell>
        </table:table-row>
        <table:table-row table:style-name="ro1">
          <table:table-cell office:value-type="float" office:value="138027" calcext:value-type="float">
            <text:p>138027</text:p>
          </table:table-cell>
          <table:table-cell office:value-type="string" calcext:value-type="string">
            <text:p>https://api.github.com/repos/lavv17/lftp</text:p>
          </table:table-cell>
          <table:table-cell table:formula="of:=REPLACE([.B341]; 1; 29; &quot;&quot;)" office:value-type="string" office:string-value="lavv17/lftp" calcext:value-type="string">
            <text:p>lavv17/lftp</text:p>
          </table:table-cell>
        </table:table-row>
        <table:table-row table:style-name="ro1">
          <table:table-cell office:value-type="float" office:value="138143" calcext:value-type="float">
            <text:p>138143</text:p>
          </table:table-cell>
          <table:table-cell office:value-type="string" calcext:value-type="string">
            <text:p>https://api.github.com/repos/vrtadmin/clamav-devel</text:p>
          </table:table-cell>
          <table:table-cell table:formula="of:=REPLACE([.B342]; 1; 29; &quot;&quot;)" office:value-type="string" office:string-value="vrtadmin/clamav-devel" calcext:value-type="string">
            <text:p>vrtadmin/clamav-devel</text:p>
          </table:table-cell>
        </table:table-row>
        <table:table-row table:style-name="ro1">
          <table:table-cell office:value-type="float" office:value="138616" calcext:value-type="float">
            <text:p>138616</text:p>
          </table:table-cell>
          <table:table-cell office:value-type="string" calcext:value-type="string">
            <text:p>https://api.github.com/repos/akrennmair/newsbeuter</text:p>
          </table:table-cell>
          <table:table-cell table:formula="of:=REPLACE([.B343]; 1; 29; &quot;&quot;)" office:value-type="string" office:string-value="akrennmair/newsbeuter" calcext:value-type="string">
            <text:p>akrennmair/newsbeuter</text:p>
          </table:table-cell>
        </table:table-row>
        <table:table-row table:style-name="ro1">
          <table:table-cell office:value-type="float" office:value="138791" calcext:value-type="float">
            <text:p>138791</text:p>
          </table:table-cell>
          <table:table-cell office:value-type="string" calcext:value-type="string">
            <text:p>https://api.github.com/repos/mawww/kakoune</text:p>
          </table:table-cell>
          <table:table-cell table:formula="of:=REPLACE([.B344]; 1; 29; &quot;&quot;)" office:value-type="string" office:string-value="mawww/kakoune" calcext:value-type="string">
            <text:p>mawww/kakoune</text:p>
          </table:table-cell>
        </table:table-row>
        <table:table-row table:style-name="ro1">
          <table:table-cell office:value-type="float" office:value="142810" calcext:value-type="float">
            <text:p>142810</text:p>
          </table:table-cell>
          <table:table-cell office:value-type="string" calcext:value-type="string">
            <text:p>https://api.github.com/repos/ggasoftware/indigo</text:p>
          </table:table-cell>
          <table:table-cell table:formula="of:=REPLACE([.B345]; 1; 29; &quot;&quot;)" office:value-type="string" office:string-value="ggasoftware/indigo" calcext:value-type="string">
            <text:p>ggasoftware/indigo</text:p>
          </table:table-cell>
        </table:table-row>
        <table:table-row table:style-name="ro1">
          <table:table-cell office:value-type="float" office:value="143401" calcext:value-type="float">
            <text:p>143401</text:p>
          </table:table-cell>
          <table:table-cell office:value-type="string" calcext:value-type="string">
            <text:p>https://api.github.com/repos/BlackToppStudios/Mezzanine</text:p>
          </table:table-cell>
          <table:table-cell table:formula="of:=REPLACE([.B346]; 1; 29; &quot;&quot;)" office:value-type="string" office:string-value="BlackToppStudios/Mezzanine" calcext:value-type="string">
            <text:p>BlackToppStudios/Mezzanine</text:p>
          </table:table-cell>
        </table:table-row>
        <table:table-row table:style-name="ro1">
          <table:table-cell office:value-type="float" office:value="144140" calcext:value-type="float">
            <text:p>144140</text:p>
          </table:table-cell>
          <table:table-cell office:value-type="string" calcext:value-type="string">
            <text:p>https://api.github.com/repos/jackyf/cupt</text:p>
          </table:table-cell>
          <table:table-cell table:formula="of:=REPLACE([.B347]; 1; 29; &quot;&quot;)" office:value-type="string" office:string-value="jackyf/cupt" calcext:value-type="string">
            <text:p>jackyf/cupt</text:p>
          </table:table-cell>
        </table:table-row>
        <table:table-row table:style-name="ro1">
          <table:table-cell office:value-type="float" office:value="144867" calcext:value-type="float">
            <text:p>144867</text:p>
          </table:table-cell>
          <table:table-cell office:value-type="string" calcext:value-type="string">
            <text:p>https://api.github.com/repos/andrewpaterson/Codaphela.Library</text:p>
          </table:table-cell>
          <table:table-cell table:formula="of:=REPLACE([.B348]; 1; 29; &quot;&quot;)" office:value-type="string" office:string-value="andrewpaterson/Codaphela.Library" calcext:value-type="string">
            <text:p>andrewpaterson/Codaphela.Library</text:p>
          </table:table-cell>
        </table:table-row>
        <table:table-row table:style-name="ro1">
          <table:table-cell office:value-type="float" office:value="147076" calcext:value-type="float">
            <text:p>147076</text:p>
          </table:table-cell>
          <table:table-cell office:value-type="string" calcext:value-type="string">
            <text:p>https://api.github.com/repos/tim-janik/rapicorn</text:p>
          </table:table-cell>
          <table:table-cell table:formula="of:=REPLACE([.B349]; 1; 29; &quot;&quot;)" office:value-type="string" office:string-value="tim-janik/rapicorn" calcext:value-type="string">
            <text:p>tim-janik/rapicorn</text:p>
          </table:table-cell>
        </table:table-row>
        <table:table-row table:style-name="ro1">
          <table:table-cell office:value-type="float" office:value="148187" calcext:value-type="float">
            <text:p>148187</text:p>
          </table:table-cell>
          <table:table-cell office:value-type="string" calcext:value-type="string">
            <text:p>https://api.github.com/repos/DigitalPulseSoftware/NazaraEngine</text:p>
          </table:table-cell>
          <table:table-cell table:formula="of:=REPLACE([.B350]; 1; 29; &quot;&quot;)" office:value-type="string" office:string-value="DigitalPulseSoftware/NazaraEngine" calcext:value-type="string">
            <text:p>DigitalPulseSoftware/NazaraEngine</text:p>
          </table:table-cell>
        </table:table-row>
        <table:table-row table:style-name="ro1">
          <table:table-cell office:value-type="float" office:value="148276" calcext:value-type="float">
            <text:p>148276</text:p>
          </table:table-cell>
          <table:table-cell office:value-type="string" calcext:value-type="string">
            <text:p>https://api.github.com/repos/anope/anope</text:p>
          </table:table-cell>
          <table:table-cell table:formula="of:=REPLACE([.B351]; 1; 29; &quot;&quot;)" office:value-type="string" office:string-value="anope/anope" calcext:value-type="string">
            <text:p>anope/anope</text:p>
          </table:table-cell>
        </table:table-row>
        <table:table-row table:style-name="ro1">
          <table:table-cell office:value-type="float" office:value="149037" calcext:value-type="float">
            <text:p>149037</text:p>
          </table:table-cell>
          <table:table-cell office:value-type="string" calcext:value-type="string">
            <text:p>https://api.github.com/repos/bkaradzic/bx</text:p>
          </table:table-cell>
          <table:table-cell table:formula="of:=REPLACE([.B352]; 1; 29; &quot;&quot;)" office:value-type="string" office:string-value="bkaradzic/bx" calcext:value-type="string">
            <text:p>bkaradzic/bx</text:p>
          </table:table-cell>
        </table:table-row>
        <table:table-row table:style-name="ro1">
          <table:table-cell office:value-type="float" office:value="149326" calcext:value-type="float">
            <text:p>149326</text:p>
          </table:table-cell>
          <table:table-cell office:value-type="string" calcext:value-type="string">
            <text:p>https://api.github.com/repos/couchbase/libcouchbase</text:p>
          </table:table-cell>
          <table:table-cell table:formula="of:=REPLACE([.B353]; 1; 29; &quot;&quot;)" office:value-type="string" office:string-value="couchbase/libcouchbase" calcext:value-type="string">
            <text:p>couchbase/libcouchbase</text:p>
          </table:table-cell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string" calcext:value-type="string">
            <text:p>https://api.github.com/repos/mmaulwurff/FREG</text:p>
          </table:table-cell>
          <table:table-cell table:formula="of:=REPLACE([.B354]; 1; 29; &quot;&quot;)" office:value-type="string" office:string-value="mmaulwurff/FREG" calcext:value-type="string">
            <text:p>mmaulwurff/FREG</text:p>
          </table:table-cell>
        </table:table-row>
        <table:table-row table:style-name="ro1">
          <table:table-cell office:value-type="float" office:value="153369" calcext:value-type="float">
            <text:p>153369</text:p>
          </table:table-cell>
          <table:table-cell office:value-type="string" calcext:value-type="string">
            <text:p>https://api.github.com/repos/ufz/ogs</text:p>
          </table:table-cell>
          <table:table-cell table:formula="of:=REPLACE([.B355]; 1; 29; &quot;&quot;)" office:value-type="string" office:string-value="ufz/ogs" calcext:value-type="string">
            <text:p>ufz/ogs</text:p>
          </table:table-cell>
        </table:table-row>
        <table:table-row table:style-name="ro1">
          <table:table-cell office:value-type="float" office:value="153382" calcext:value-type="float">
            <text:p>153382</text:p>
          </table:table-cell>
          <table:table-cell office:value-type="string" calcext:value-type="string">
            <text:p>https://api.github.com/repos/graphitemaster/gmqcc</text:p>
          </table:table-cell>
          <table:table-cell table:formula="of:=REPLACE([.B356]; 1; 29; &quot;&quot;)" office:value-type="string" office:string-value="graphitemaster/gmqcc" calcext:value-type="string">
            <text:p>graphitemaster/gmqcc</text:p>
          </table:table-cell>
        </table:table-row>
        <table:table-row table:style-name="ro1">
          <table:table-cell office:value-type="float" office:value="153491" calcext:value-type="float">
            <text:p>153491</text:p>
          </table:table-cell>
          <table:table-cell office:value-type="string" calcext:value-type="string">
            <text:p>https://api.github.com/repos/bjtommychen/apps</text:p>
          </table:table-cell>
          <table:table-cell table:formula="of:=REPLACE([.B357]; 1; 29; &quot;&quot;)" office:value-type="string" office:string-value="bjtommychen/apps" calcext:value-type="string">
            <text:p>bjtommychen/apps</text:p>
          </table:table-cell>
        </table:table-row>
        <table:table-row table:style-name="ro1">
          <table:table-cell office:value-type="float" office:value="154803" calcext:value-type="float">
            <text:p>154803</text:p>
          </table:table-cell>
          <table:table-cell office:value-type="string" calcext:value-type="string">
            <text:p>https://api.github.com/repos/Henne/Bright-Eyes</text:p>
          </table:table-cell>
          <table:table-cell table:formula="of:=REPLACE([.B358]; 1; 29; &quot;&quot;)" office:value-type="string" office:string-value="Henne/Bright-Eyes" calcext:value-type="string">
            <text:p>Henne/Bright-Eyes</text:p>
          </table:table-cell>
        </table:table-row>
        <table:table-row table:style-name="ro1">
          <table:table-cell office:value-type="float" office:value="154943" calcext:value-type="float">
            <text:p>154943</text:p>
          </table:table-cell>
          <table:table-cell office:value-type="string" calcext:value-type="string">
            <text:p>https://api.github.com/repos/dyfet/ucommon</text:p>
          </table:table-cell>
          <table:table-cell table:formula="of:=REPLACE([.B359]; 1; 29; &quot;&quot;)" office:value-type="string" office:string-value="dyfet/ucommon" calcext:value-type="string">
            <text:p>dyfet/ucommon</text:p>
          </table:table-cell>
        </table:table-row>
        <table:table-row table:style-name="ro1">
          <table:table-cell office:value-type="float" office:value="156798" calcext:value-type="float">
            <text:p>156798</text:p>
          </table:table-cell>
          <table:table-cell office:value-type="string" calcext:value-type="string">
            <text:p>https://api.github.com/repos/DGtal-team/DGtal</text:p>
          </table:table-cell>
          <table:table-cell table:formula="of:=REPLACE([.B360]; 1; 29; &quot;&quot;)" office:value-type="string" office:string-value="DGtal-team/DGtal" calcext:value-type="string">
            <text:p>DGtal-team/DGtal</text:p>
          </table:table-cell>
        </table:table-row>
        <table:table-row table:style-name="ro1">
          <table:table-cell office:value-type="float" office:value="157179" calcext:value-type="float">
            <text:p>157179</text:p>
          </table:table-cell>
          <table:table-cell office:value-type="string" calcext:value-type="string">
            <text:p>https://api.github.com/repos/freundlich/fcppt</text:p>
          </table:table-cell>
          <table:table-cell table:formula="of:=REPLACE([.B361]; 1; 29; &quot;&quot;)" office:value-type="string" office:string-value="freundlich/fcppt" calcext:value-type="string">
            <text:p>freundlich/fcppt</text:p>
          </table:table-cell>
        </table:table-row>
        <table:table-row table:style-name="ro1">
          <table:table-cell office:value-type="float" office:value="157854" calcext:value-type="float">
            <text:p>157854</text:p>
          </table:table-cell>
          <table:table-cell office:value-type="string" calcext:value-type="string">
            <text:p>https://api.github.com/repos/OPM/opm-core</text:p>
          </table:table-cell>
          <table:table-cell table:formula="of:=REPLACE([.B362]; 1; 29; &quot;&quot;)" office:value-type="string" office:string-value="OPM/opm-core" calcext:value-type="string">
            <text:p>OPM/opm-core</text:p>
          </table:table-cell>
        </table:table-row>
        <table:table-row table:style-name="ro1">
          <table:table-cell office:value-type="float" office:value="158989" calcext:value-type="float">
            <text:p>158989</text:p>
          </table:table-cell>
          <table:table-cell office:value-type="string" calcext:value-type="string">
            <text:p>https://api.github.com/repos/wallix/redemption</text:p>
          </table:table-cell>
          <table:table-cell table:formula="of:=REPLACE([.B363]; 1; 29; &quot;&quot;)" office:value-type="string" office:string-value="wallix/redemption" calcext:value-type="string">
            <text:p>wallix/redemption</text:p>
          </table:table-cell>
        </table:table-row>
        <table:table-row table:style-name="ro1">
          <table:table-cell office:value-type="float" office:value="159679" calcext:value-type="float">
            <text:p>159679</text:p>
          </table:table-cell>
          <table:table-cell office:value-type="string" calcext:value-type="string">
            <text:p>https://api.github.com/repos/synfig/synfig</text:p>
          </table:table-cell>
          <table:table-cell table:formula="of:=REPLACE([.B364]; 1; 29; &quot;&quot;)" office:value-type="string" office:string-value="synfig/synfig" calcext:value-type="string">
            <text:p>synfig/synfig</text:p>
          </table:table-cell>
        </table:table-row>
        <table:table-row table:style-name="ro1">
          <table:table-cell office:value-type="float" office:value="160627" calcext:value-type="float">
            <text:p>160627</text:p>
          </table:table-cell>
          <table:table-cell office:value-type="string" calcext:value-type="string">
            <text:p>https://api.github.com/repos/drolbr/Overpass-API</text:p>
          </table:table-cell>
          <table:table-cell table:formula="of:=REPLACE([.B365]; 1; 29; &quot;&quot;)" office:value-type="string" office:string-value="drolbr/Overpass-API" calcext:value-type="string">
            <text:p>drolbr/Overpass-API</text:p>
          </table:table-cell>
        </table:table-row>
        <table:table-row table:style-name="ro1">
          <table:table-cell office:value-type="float" office:value="161257" calcext:value-type="float">
            <text:p>161257</text:p>
          </table:table-cell>
          <table:table-cell office:value-type="string" calcext:value-type="string">
            <text:p>https://api.github.com/repos/open-ephys/GUI</text:p>
          </table:table-cell>
          <table:table-cell table:formula="of:=REPLACE([.B366]; 1; 29; &quot;&quot;)" office:value-type="string" office:string-value="open-ephys/GUI" calcext:value-type="string">
            <text:p>open-ephys/GUI</text:p>
          </table:table-cell>
        </table:table-row>
        <table:table-row table:style-name="ro1">
          <table:table-cell office:value-type="float" office:value="161344" calcext:value-type="float">
            <text:p>161344</text:p>
          </table:table-cell>
          <table:table-cell office:value-type="string" calcext:value-type="string">
            <text:p>https://api.github.com/repos/eiskaltdcpp/eiskaltdcpp</text:p>
          </table:table-cell>
          <table:table-cell table:formula="of:=REPLACE([.B367]; 1; 29; &quot;&quot;)" office:value-type="string" office:string-value="eiskaltdcpp/eiskaltdcpp" calcext:value-type="string">
            <text:p>eiskaltdcpp/eiskaltdcpp</text:p>
          </table:table-cell>
        </table:table-row>
        <table:table-row table:style-name="ro1">
          <table:table-cell office:value-type="float" office:value="162438" calcext:value-type="float">
            <text:p>162438</text:p>
          </table:table-cell>
          <table:table-cell office:value-type="string" calcext:value-type="string">
            <text:p>https://api.github.com/repos/jbcoe/CppSandbox</text:p>
          </table:table-cell>
          <table:table-cell table:formula="of:=REPLACE([.B368]; 1; 29; &quot;&quot;)" office:value-type="string" office:string-value="jbcoe/CppSandbox" calcext:value-type="string">
            <text:p>jbcoe/CppSandbox</text:p>
          </table:table-cell>
        </table:table-row>
        <table:table-row table:style-name="ro1">
          <table:table-cell office:value-type="float" office:value="163640" calcext:value-type="float">
            <text:p>163640</text:p>
          </table:table-cell>
          <table:table-cell office:value-type="string" calcext:value-type="string">
            <text:p>https://api.github.com/repos/marek629/SIR</text:p>
          </table:table-cell>
          <table:table-cell table:formula="of:=REPLACE([.B369]; 1; 29; &quot;&quot;)" office:value-type="string" office:string-value="marek629/SIR" calcext:value-type="string">
            <text:p>marek629/SIR</text:p>
          </table:table-cell>
        </table:table-row>
        <table:table-row table:style-name="ro1">
          <table:table-cell office:value-type="float" office:value="163916" calcext:value-type="float">
            <text:p>163916</text:p>
          </table:table-cell>
          <table:table-cell office:value-type="string" calcext:value-type="string">
            <text:p>https://api.github.com/repos/kaorut/bobura</text:p>
          </table:table-cell>
          <table:table-cell table:formula="of:=REPLACE([.B370]; 1; 29; &quot;&quot;)" office:value-type="string" office:string-value="kaorut/bobura" calcext:value-type="string">
            <text:p>kaorut/bobura</text:p>
          </table:table-cell>
        </table:table-row>
        <table:table-row table:style-name="ro1">
          <table:table-cell office:value-type="float" office:value="164139" calcext:value-type="float">
            <text:p>164139</text:p>
          </table:table-cell>
          <table:table-cell office:value-type="string" calcext:value-type="string">
            <text:p>https://api.github.com/repos/cpputest/cpputest</text:p>
          </table:table-cell>
          <table:table-cell table:formula="of:=REPLACE([.B371]; 1; 29; &quot;&quot;)" office:value-type="string" office:string-value="cpputest/cpputest" calcext:value-type="string">
            <text:p>cpputest/cpputest</text:p>
          </table:table-cell>
        </table:table-row>
        <table:table-row table:style-name="ro1">
          <table:table-cell office:value-type="float" office:value="164372" calcext:value-type="float">
            <text:p>164372</text:p>
          </table:table-cell>
          <table:table-cell office:value-type="string" calcext:value-type="string">
            <text:p>https://api.github.com/repos/project8/mantis</text:p>
          </table:table-cell>
          <table:table-cell table:formula="of:=REPLACE([.B372]; 1; 29; &quot;&quot;)" office:value-type="string" office:string-value="project8/mantis" calcext:value-type="string">
            <text:p>project8/mantis</text:p>
          </table:table-cell>
        </table:table-row>
        <table:table-row table:style-name="ro1">
          <table:table-cell office:value-type="float" office:value="165270" calcext:value-type="float">
            <text:p>165270</text:p>
          </table:table-cell>
          <table:table-cell office:value-type="string" calcext:value-type="string">
            <text:p>https://api.github.com/repos/TheJosh/chaotic-rage</text:p>
          </table:table-cell>
          <table:table-cell table:formula="of:=REPLACE([.B373]; 1; 29; &quot;&quot;)" office:value-type="string" office:string-value="TheJosh/chaotic-rage" calcext:value-type="string">
            <text:p>TheJosh/chaotic-rage</text:p>
          </table:table-cell>
        </table:table-row>
        <table:table-row table:style-name="ro1">
          <table:table-cell office:value-type="float" office:value="165671" calcext:value-type="float">
            <text:p>165671</text:p>
          </table:table-cell>
          <table:table-cell office:value-type="string" calcext:value-type="string">
            <text:p>https://api.github.com/repos/tornadocean/SyAutoH</text:p>
          </table:table-cell>
          <table:table-cell table:formula="of:=REPLACE([.B374]; 1; 29; &quot;&quot;)" office:value-type="string" office:string-value="tornadocean/SyAutoH" calcext:value-type="string">
            <text:p>tornadocean/SyAutoH</text:p>
          </table:table-cell>
        </table:table-row>
        <table:table-row table:style-name="ro1">
          <table:table-cell office:value-type="float" office:value="168167" calcext:value-type="float">
            <text:p>168167</text:p>
          </table:table-cell>
          <table:table-cell office:value-type="string" calcext:value-type="string">
            <text:p>https://api.github.com/repos/veltzer/demos-linux</text:p>
          </table:table-cell>
          <table:table-cell table:formula="of:=REPLACE([.B375]; 1; 29; &quot;&quot;)" office:value-type="string" office:string-value="veltzer/demos-linux" calcext:value-type="string">
            <text:p>veltzer/demos-linux</text:p>
          </table:table-cell>
        </table:table-row>
        <table:table-row table:style-name="ro1">
          <table:table-cell office:value-type="float" office:value="168634" calcext:value-type="float">
            <text:p>168634</text:p>
          </table:table-cell>
          <table:table-cell office:value-type="string" calcext:value-type="string">
            <text:p>https://api.github.com/repos/cocaine/cocaine-core</text:p>
          </table:table-cell>
          <table:table-cell table:formula="of:=REPLACE([.B376]; 1; 29; &quot;&quot;)" office:value-type="string" office:string-value="cocaine/cocaine-core" calcext:value-type="string">
            <text:p>cocaine/cocaine-core</text:p>
          </table:table-cell>
        </table:table-row>
        <table:table-row table:style-name="ro1">
          <table:table-cell office:value-type="float" office:value="168840" calcext:value-type="float">
            <text:p>168840</text:p>
          </table:table-cell>
          <table:table-cell office:value-type="string" calcext:value-type="string">
            <text:p>https://api.github.com/repos/iut-ibk/DynaMind-ToolBox</text:p>
          </table:table-cell>
          <table:table-cell table:formula="of:=REPLACE([.B377]; 1; 29; &quot;&quot;)" office:value-type="string" office:string-value="iut-ibk/DynaMind-ToolBox" calcext:value-type="string">
            <text:p>iut-ibk/DynaMind-ToolBox</text:p>
          </table:table-cell>
        </table:table-row>
        <table:table-row table:style-name="ro1">
          <table:table-cell office:value-type="float" office:value="171361" calcext:value-type="float">
            <text:p>171361</text:p>
          </table:table-cell>
          <table:table-cell office:value-type="string" calcext:value-type="string">
            <text:p>https://api.github.com/repos/coolfluid/coolfluid3</text:p>
          </table:table-cell>
          <table:table-cell table:formula="of:=REPLACE([.B378]; 1; 29; &quot;&quot;)" office:value-type="string" office:string-value="coolfluid/coolfluid3" calcext:value-type="string">
            <text:p>coolfluid/coolfluid3</text:p>
          </table:table-cell>
        </table:table-row>
        <table:table-row table:style-name="ro1">
          <table:table-cell office:value-type="float" office:value="176539" calcext:value-type="float">
            <text:p>176539</text:p>
          </table:table-cell>
          <table:table-cell office:value-type="string" calcext:value-type="string">
            <text:p>https://api.github.com/repos/lemire/Code-used-on-Daniel-Lemire-s-blog</text:p>
          </table:table-cell>
          <table:table-cell table:formula="of:=REPLACE([.B379]; 1; 29; &quot;&quot;)" office:value-type="string" office:string-value="lemire/Code-used-on-Daniel-Lemire-s-blog" calcext:value-type="string">
            <text:p>lemire/Code-used-on-Daniel-Lemire-s-blog</text:p>
          </table:table-cell>
        </table:table-row>
        <table:table-row table:style-name="ro1">
          <table:table-cell office:value-type="float" office:value="177019" calcext:value-type="float">
            <text:p>177019</text:p>
          </table:table-cell>
          <table:table-cell office:value-type="string" calcext:value-type="string">
            <text:p>https://api.github.com/repos/EasyRPG/Player</text:p>
          </table:table-cell>
          <table:table-cell table:formula="of:=REPLACE([.B380]; 1; 29; &quot;&quot;)" office:value-type="string" office:string-value="EasyRPG/Player" calcext:value-type="string">
            <text:p>EasyRPG/Player</text:p>
          </table:table-cell>
        </table:table-row>
        <table:table-row table:style-name="ro1">
          <table:table-cell office:value-type="float" office:value="178051" calcext:value-type="float">
            <text:p>178051</text:p>
          </table:table-cell>
          <table:table-cell office:value-type="string" calcext:value-type="string">
            <text:p>https://api.github.com/repos/atria-soft/ewol</text:p>
          </table:table-cell>
          <table:table-cell table:formula="of:=REPLACE([.B381]; 1; 29; &quot;&quot;)" office:value-type="string" office:string-value="atria-soft/ewol" calcext:value-type="string">
            <text:p>atria-soft/ewol</text:p>
          </table:table-cell>
        </table:table-row>
        <table:table-row table:style-name="ro1">
          <table:table-cell office:value-type="float" office:value="179226" calcext:value-type="float">
            <text:p>179226</text:p>
          </table:table-cell>
          <table:table-cell office:value-type="string" calcext:value-type="string">
            <text:p>https://api.github.com/repos/worldforge/ember</text:p>
          </table:table-cell>
          <table:table-cell table:formula="of:=REPLACE([.B382]; 1; 29; &quot;&quot;)" office:value-type="string" office:string-value="worldforge/ember" calcext:value-type="string">
            <text:p>worldforge/ember</text:p>
          </table:table-cell>
        </table:table-row>
        <table:table-row table:style-name="ro1">
          <table:table-cell office:value-type="float" office:value="181023" calcext:value-type="float">
            <text:p>181023</text:p>
          </table:table-cell>
          <table:table-cell office:value-type="string" calcext:value-type="string">
            <text:p>https://api.github.com/repos/qbittorrent/qBittorrent</text:p>
          </table:table-cell>
          <table:table-cell table:formula="of:=REPLACE([.B383]; 1; 29; &quot;&quot;)" office:value-type="string" office:string-value="qbittorrent/qBittorrent" calcext:value-type="string">
            <text:p>qbittorrent/qBittorrent</text:p>
          </table:table-cell>
        </table:table-row>
        <table:table-row table:style-name="ro1">
          <table:table-cell office:value-type="float" office:value="186465" calcext:value-type="float">
            <text:p>186465</text:p>
          </table:table-cell>
          <table:table-cell office:value-type="string" calcext:value-type="string">
            <text:p>https://api.github.com/repos/SOCI/soci</text:p>
          </table:table-cell>
          <table:table-cell table:formula="of:=REPLACE([.B384]; 1; 29; &quot;&quot;)" office:value-type="string" office:string-value="SOCI/soci" calcext:value-type="string">
            <text:p>SOCI/soci</text:p>
          </table:table-cell>
        </table:table-row>
        <table:table-row table:style-name="ro1">
          <table:table-cell office:value-type="float" office:value="188573" calcext:value-type="float">
            <text:p>188573</text:p>
          </table:table-cell>
          <table:table-cell office:value-type="string" calcext:value-type="string">
            <text:p>https://api.github.com/repos/garak/symfony-docs-it</text:p>
          </table:table-cell>
          <table:table-cell table:formula="of:=REPLACE([.B385]; 1; 29; &quot;&quot;)" office:value-type="string" office:string-value="garak/symfony-docs-it" calcext:value-type="string">
            <text:p>garak/symfony-docs-it</text:p>
          </table:table-cell>
        </table:table-row>
        <table:table-row table:style-name="ro1">
          <table:table-cell office:value-type="float" office:value="189207" calcext:value-type="float">
            <text:p>189207</text:p>
          </table:table-cell>
          <table:table-cell office:value-type="string" calcext:value-type="string">
            <text:p>https://api.github.com/repos/munt/munt</text:p>
          </table:table-cell>
          <table:table-cell table:formula="of:=REPLACE([.B386]; 1; 29; &quot;&quot;)" office:value-type="string" office:string-value="munt/munt" calcext:value-type="string">
            <text:p>munt/munt</text:p>
          </table:table-cell>
        </table:table-row>
        <table:table-row table:style-name="ro1">
          <table:table-cell office:value-type="float" office:value="192644" calcext:value-type="float">
            <text:p>192644</text:p>
          </table:table-cell>
          <table:table-cell office:value-type="string" calcext:value-type="string">
            <text:p>https://api.github.com/repos/bempp/bempp</text:p>
          </table:table-cell>
          <table:table-cell table:formula="of:=REPLACE([.B387]; 1; 29; &quot;&quot;)" office:value-type="string" office:string-value="bempp/bempp" calcext:value-type="string">
            <text:p>bempp/bempp</text:p>
          </table:table-cell>
        </table:table-row>
        <table:table-row table:style-name="ro1">
          <table:table-cell office:value-type="float" office:value="193239" calcext:value-type="float">
            <text:p>193239</text:p>
          </table:table-cell>
          <table:table-cell office:value-type="string" calcext:value-type="string">
            <text:p>https://api.github.com/repos/zaki/irrlicht</text:p>
          </table:table-cell>
          <table:table-cell table:formula="of:=REPLACE([.B388]; 1; 29; &quot;&quot;)" office:value-type="string" office:string-value="zaki/irrlicht" calcext:value-type="string">
            <text:p>zaki/irrlicht</text:p>
          </table:table-cell>
        </table:table-row>
        <table:table-row table:style-name="ro1">
          <table:table-cell office:value-type="float" office:value="193353" calcext:value-type="float">
            <text:p>193353</text:p>
          </table:table-cell>
          <table:table-cell office:value-type="string" calcext:value-type="string">
            <text:p>https://api.github.com/repos/LK8000/LK8000</text:p>
          </table:table-cell>
          <table:table-cell table:formula="of:=REPLACE([.B389]; 1; 29; &quot;&quot;)" office:value-type="string" office:string-value="LK8000/LK8000" calcext:value-type="string">
            <text:p>LK8000/LK8000</text:p>
          </table:table-cell>
        </table:table-row>
        <table:table-row table:style-name="ro1">
          <table:table-cell office:value-type="float" office:value="194176" calcext:value-type="float">
            <text:p>194176</text:p>
          </table:table-cell>
          <table:table-cell office:value-type="string" calcext:value-type="string">
            <text:p>https://api.github.com/repos/melpon/wandbox</text:p>
          </table:table-cell>
          <table:table-cell table:formula="of:=REPLACE([.B390]; 1; 29; &quot;&quot;)" office:value-type="string" office:string-value="melpon/wandbox" calcext:value-type="string">
            <text:p>melpon/wandbox</text:p>
          </table:table-cell>
        </table:table-row>
        <table:table-row table:style-name="ro1">
          <table:table-cell office:value-type="float" office:value="194456" calcext:value-type="float">
            <text:p>194456</text:p>
          </table:table-cell>
          <table:table-cell office:value-type="string" calcext:value-type="string">
            <text:p>https://api.github.com/repos/opengm/opengm</text:p>
          </table:table-cell>
          <table:table-cell table:formula="of:=REPLACE([.B391]; 1; 29; &quot;&quot;)" office:value-type="string" office:string-value="opengm/opengm" calcext:value-type="string">
            <text:p>opengm/opengm</text:p>
          </table:table-cell>
        </table:table-row>
        <table:table-row table:style-name="ro1">
          <table:table-cell office:value-type="float" office:value="195852" calcext:value-type="float">
            <text:p>195852</text:p>
          </table:table-cell>
          <table:table-cell office:value-type="string" calcext:value-type="string">
            <text:p>https://api.github.com/repos/hexhex/core</text:p>
          </table:table-cell>
          <table:table-cell table:formula="of:=REPLACE([.B392]; 1; 29; &quot;&quot;)" office:value-type="string" office:string-value="hexhex/core" calcext:value-type="string">
            <text:p>hexhex/core</text:p>
          </table:table-cell>
        </table:table-row>
        <table:table-row table:style-name="ro1">
          <table:table-cell office:value-type="float" office:value="199041" calcext:value-type="float">
            <text:p>199041</text:p>
          </table:table-cell>
          <table:table-cell office:value-type="string" calcext:value-type="string">
            <text:p>https://api.github.com/repos/vovoid/vsxu</text:p>
          </table:table-cell>
          <table:table-cell table:formula="of:=REPLACE([.B393]; 1; 29; &quot;&quot;)" office:value-type="string" office:string-value="vovoid/vsxu" calcext:value-type="string">
            <text:p>vovoid/vsxu</text:p>
          </table:table-cell>
        </table:table-row>
        <table:table-row table:style-name="ro1">
          <table:table-cell office:value-type="float" office:value="201864" calcext:value-type="float">
            <text:p>201864</text:p>
          </table:table-cell>
          <table:table-cell office:value-type="string" calcext:value-type="string">
            <text:p>https://api.github.com/repos/vogel/kadu</text:p>
          </table:table-cell>
          <table:table-cell table:formula="of:=REPLACE([.B394]; 1; 29; &quot;&quot;)" office:value-type="string" office:string-value="vogel/kadu" calcext:value-type="string">
            <text:p>vogel/kadu</text:p>
          </table:table-cell>
        </table:table-row>
        <table:table-row table:style-name="ro1">
          <table:table-cell office:value-type="float" office:value="202631" calcext:value-type="float">
            <text:p>202631</text:p>
          </table:table-cell>
          <table:table-cell office:value-type="string" calcext:value-type="string">
            <text:p>https://api.github.com/repos/tpaviot/oce</text:p>
          </table:table-cell>
          <table:table-cell table:formula="of:=REPLACE([.B395]; 1; 29; &quot;&quot;)" office:value-type="string" office:string-value="tpaviot/oce" calcext:value-type="string">
            <text:p>tpaviot/oce</text:p>
          </table:table-cell>
        </table:table-row>
        <table:table-row table:style-name="ro1">
          <table:table-cell office:value-type="float" office:value="204277" calcext:value-type="float">
            <text:p>204277</text:p>
          </table:table-cell>
          <table:table-cell office:value-type="string" calcext:value-type="string">
            <text:p>https://api.github.com/repos/openmeeg/openmeeg</text:p>
          </table:table-cell>
          <table:table-cell table:formula="of:=REPLACE([.B396]; 1; 29; &quot;&quot;)" office:value-type="string" office:string-value="openmeeg/openmeeg" calcext:value-type="string">
            <text:p>openmeeg/openmeeg</text:p>
          </table:table-cell>
        </table:table-row>
        <table:table-row table:style-name="ro1">
          <table:table-cell office:value-type="float" office:value="206153" calcext:value-type="float">
            <text:p>206153</text:p>
          </table:table-cell>
          <table:table-cell office:value-type="string" calcext:value-type="string">
            <text:p>https://api.github.com/repos/cutechess/cutechess</text:p>
          </table:table-cell>
          <table:table-cell table:formula="of:=REPLACE([.B397]; 1; 29; &quot;&quot;)" office:value-type="string" office:string-value="cutechess/cutechess" calcext:value-type="string">
            <text:p>cutechess/cutechess</text:p>
          </table:table-cell>
        </table:table-row>
        <table:table-row table:style-name="ro1">
          <table:table-cell office:value-type="float" office:value="207519" calcext:value-type="float">
            <text:p>207519</text:p>
          </table:table-cell>
          <table:table-cell office:value-type="string" calcext:value-type="string">
            <text:p>https://api.github.com/repos/ElementalAlchemist/RoBoBo</text:p>
          </table:table-cell>
          <table:table-cell table:formula="of:=REPLACE([.B398]; 1; 29; &quot;&quot;)" office:value-type="string" office:string-value="ElementalAlchemist/RoBoBo" calcext:value-type="string">
            <text:p>ElementalAlchemist/RoBoBo</text:p>
          </table:table-cell>
        </table:table-row>
        <table:table-row table:style-name="ro1">
          <table:table-cell office:value-type="float" office:value="207628" calcext:value-type="float">
            <text:p>207628</text:p>
          </table:table-cell>
          <table:table-cell office:value-type="string" calcext:value-type="string">
            <text:p>https://api.github.com/repos/lasvegasrc/Las-Vegas-Reconstruction</text:p>
          </table:table-cell>
          <table:table-cell table:formula="of:=REPLACE([.B399]; 1; 29; &quot;&quot;)" office:value-type="string" office:string-value="lasvegasrc/Las-Vegas-Reconstruction" calcext:value-type="string">
            <text:p>lasvegasrc/Las-Vegas-Reconstruction</text:p>
          </table:table-cell>
        </table:table-row>
        <table:table-row table:style-name="ro1">
          <table:table-cell office:value-type="float" office:value="209466" calcext:value-type="float">
            <text:p>209466</text:p>
          </table:table-cell>
          <table:table-cell office:value-type="string" calcext:value-type="string">
            <text:p>https://api.github.com/repos/benvanik/xenia</text:p>
          </table:table-cell>
          <table:table-cell table:formula="of:=REPLACE([.B400]; 1; 29; &quot;&quot;)" office:value-type="string" office:string-value="benvanik/xenia" calcext:value-type="string">
            <text:p>benvanik/xenia</text:p>
          </table:table-cell>
        </table:table-row>
        <table:table-row table:style-name="ro1">
          <table:table-cell office:value-type="float" office:value="210710" calcext:value-type="float">
            <text:p>210710</text:p>
          </table:table-cell>
          <table:table-cell office:value-type="string" calcext:value-type="string">
            <text:p>https://api.github.com/repos/freelan-developers/freelan</text:p>
          </table:table-cell>
          <table:table-cell table:formula="of:=REPLACE([.B401]; 1; 29; &quot;&quot;)" office:value-type="string" office:string-value="freelan-developers/freelan" calcext:value-type="string">
            <text:p>freelan-developers/freelan</text:p>
          </table:table-cell>
        </table:table-row>
        <table:table-row table:style-name="ro1">
          <table:table-cell office:value-type="float" office:value="211480" calcext:value-type="float">
            <text:p>211480</text:p>
          </table:table-cell>
          <table:table-cell office:value-type="string" calcext:value-type="string">
            <text:p>https://api.github.com/repos/tomaszmrugalski/dibbler</text:p>
          </table:table-cell>
          <table:table-cell table:formula="of:=REPLACE([.B402]; 1; 29; &quot;&quot;)" office:value-type="string" office:string-value="tomaszmrugalski/dibbler" calcext:value-type="string">
            <text:p>tomaszmrugalski/dibbler</text:p>
          </table:table-cell>
        </table:table-row>
        <table:table-row table:style-name="ro1">
          <table:table-cell office:value-type="float" office:value="211577" calcext:value-type="float">
            <text:p>211577</text:p>
          </table:table-cell>
          <table:table-cell office:value-type="string" calcext:value-type="string">
            <text:p>https://api.github.com/repos/genome/joinx</text:p>
          </table:table-cell>
          <table:table-cell table:formula="of:=REPLACE([.B403]; 1; 29; &quot;&quot;)" office:value-type="string" office:string-value="genome/joinx" calcext:value-type="string">
            <text:p>genome/joinx</text:p>
          </table:table-cell>
        </table:table-row>
        <table:table-row table:style-name="ro1">
          <table:table-cell office:value-type="float" office:value="212259" calcext:value-type="float">
            <text:p>212259</text:p>
          </table:table-cell>
          <table:table-cell office:value-type="string" calcext:value-type="string">
            <text:p>https://api.github.com/repos/wsong83/Asynchronous-Verilog-Synthesiser</text:p>
          </table:table-cell>
          <table:table-cell table:formula="of:=REPLACE([.B404]; 1; 29; &quot;&quot;)" office:value-type="string" office:string-value="wsong83/Asynchronous-Verilog-Synthesiser" calcext:value-type="string">
            <text:p>wsong83/Asynchronous-Verilog-Synthesiser</text:p>
          </table:table-cell>
        </table:table-row>
        <table:table-row table:style-name="ro1">
          <table:table-cell office:value-type="float" office:value="217063" calcext:value-type="float">
            <text:p>217063</text:p>
          </table:table-cell>
          <table:table-cell office:value-type="string" calcext:value-type="string">
            <text:p>https://api.github.com/repos/mltframework/shotcut</text:p>
          </table:table-cell>
          <table:table-cell table:formula="of:=REPLACE([.B405]; 1; 29; &quot;&quot;)" office:value-type="string" office:string-value="mltframework/shotcut" calcext:value-type="string">
            <text:p>mltframework/shotcut</text:p>
          </table:table-cell>
        </table:table-row>
        <table:table-row table:style-name="ro1">
          <table:table-cell office:value-type="float" office:value="219297" calcext:value-type="float">
            <text:p>219297</text:p>
          </table:table-cell>
          <table:table-cell office:value-type="string" calcext:value-type="string">
            <text:p>https://api.github.com/repos/libbitcoin/libbitcoin</text:p>
          </table:table-cell>
          <table:table-cell table:formula="of:=REPLACE([.B406]; 1; 29; &quot;&quot;)" office:value-type="string" office:string-value="libbitcoin/libbitcoin" calcext:value-type="string">
            <text:p>libbitcoin/libbitcoin</text:p>
          </table:table-cell>
        </table:table-row>
        <table:table-row table:style-name="ro1">
          <table:table-cell office:value-type="float" office:value="222540" calcext:value-type="float">
            <text:p>222540</text:p>
          </table:table-cell>
          <table:table-cell office:value-type="string" calcext:value-type="string">
            <text:p>https://api.github.com/repos/palmer-dabbelt/mhng</text:p>
          </table:table-cell>
          <table:table-cell table:formula="of:=REPLACE([.B407]; 1; 29; &quot;&quot;)" office:value-type="string" office:string-value="palmer-dabbelt/mhng" calcext:value-type="string">
            <text:p>palmer-dabbelt/mhng</text:p>
          </table:table-cell>
        </table:table-row>
        <table:table-row table:style-name="ro1">
          <table:table-cell office:value-type="float" office:value="223057" calcext:value-type="float">
            <text:p>223057</text:p>
          </table:table-cell>
          <table:table-cell office:value-type="string" calcext:value-type="string">
            <text:p>https://api.github.com/repos/mangosR2/mangos3</text:p>
          </table:table-cell>
          <table:table-cell table:formula="of:=REPLACE([.B408]; 1; 29; &quot;&quot;)" office:value-type="string" office:string-value="mangosR2/mangos3" calcext:value-type="string">
            <text:p>mangosR2/mangos3</text:p>
          </table:table-cell>
        </table:table-row>
        <table:table-row table:style-name="ro1">
          <table:table-cell office:value-type="float" office:value="226611" calcext:value-type="float">
            <text:p>226611</text:p>
          </table:table-cell>
          <table:table-cell office:value-type="string" calcext:value-type="string">
            <text:p>https://api.github.com/repos/HotKeyIt/ahkdll</text:p>
          </table:table-cell>
          <table:table-cell table:formula="of:=REPLACE([.B409]; 1; 29; &quot;&quot;)" office:value-type="string" office:string-value="HotKeyIt/ahkdll" calcext:value-type="string">
            <text:p>HotKeyIt/ahkdll</text:p>
          </table:table-cell>
        </table:table-row>
        <table:table-row table:style-name="ro1">
          <table:table-cell office:value-type="float" office:value="227290" calcext:value-type="float">
            <text:p>227290</text:p>
          </table:table-cell>
          <table:table-cell office:value-type="string" calcext:value-type="string">
            <text:p>https://api.github.com/repos/Paul-Wortmann/Frost_and_Flame</text:p>
          </table:table-cell>
          <table:table-cell table:formula="of:=REPLACE([.B410]; 1; 29; &quot;&quot;)" office:value-type="string" office:string-value="Paul-Wortmann/Frost_and_Flame" calcext:value-type="string">
            <text:p>Paul-Wortmann/Frost_and_Flame</text:p>
          </table:table-cell>
        </table:table-row>
        <table:table-row table:style-name="ro1">
          <table:table-cell office:value-type="float" office:value="232624" calcext:value-type="float">
            <text:p>232624</text:p>
          </table:table-cell>
          <table:table-cell office:value-type="string" calcext:value-type="string">
            <text:p>https://api.github.com/repos/srz-zumix/iutest</text:p>
          </table:table-cell>
          <table:table-cell table:formula="of:=REPLACE([.B411]; 1; 29; &quot;&quot;)" office:value-type="string" office:string-value="srz-zumix/iutest" calcext:value-type="string">
            <text:p>srz-zumix/iutest</text:p>
          </table:table-cell>
        </table:table-row>
        <table:table-row table:style-name="ro1">
          <table:table-cell office:value-type="float" office:value="235381" calcext:value-type="float">
            <text:p>235381</text:p>
          </table:table-cell>
          <table:table-cell office:value-type="string" calcext:value-type="string">
            <text:p>https://api.github.com/repos/andrejv/wxmaxima</text:p>
          </table:table-cell>
          <table:table-cell table:formula="of:=REPLACE([.B412]; 1; 29; &quot;&quot;)" office:value-type="string" office:string-value="andrejv/wxmaxima" calcext:value-type="string">
            <text:p>andrejv/wxmaxima</text:p>
          </table:table-cell>
        </table:table-row>
        <table:table-row table:style-name="ro1">
          <table:table-cell office:value-type="float" office:value="244129" calcext:value-type="float">
            <text:p>244129</text:p>
          </table:table-cell>
          <table:table-cell office:value-type="string" calcext:value-type="string">
            <text:p>https://api.github.com/repos/kronosaur/Transcendence</text:p>
          </table:table-cell>
          <table:table-cell table:formula="of:=REPLACE([.B413]; 1; 29; &quot;&quot;)" office:value-type="string" office:string-value="kronosaur/Transcendence" calcext:value-type="string">
            <text:p>kronosaur/Transcendence</text:p>
          </table:table-cell>
        </table:table-row>
        <table:table-row table:style-name="ro1">
          <table:table-cell office:value-type="float" office:value="247598" calcext:value-type="float">
            <text:p>247598</text:p>
          </table:table-cell>
          <table:table-cell office:value-type="string" calcext:value-type="string">
            <text:p>https://api.github.com/repos/mikael-s-persson/ReaK</text:p>
          </table:table-cell>
          <table:table-cell table:formula="of:=REPLACE([.B414]; 1; 29; &quot;&quot;)" office:value-type="string" office:string-value="mikael-s-persson/ReaK" calcext:value-type="string">
            <text:p>mikael-s-persson/ReaK</text:p>
          </table:table-cell>
        </table:table-row>
        <table:table-row table:style-name="ro1">
          <table:table-cell office:value-type="float" office:value="253305" calcext:value-type="float">
            <text:p>253305</text:p>
          </table:table-cell>
          <table:table-cell office:value-type="string" calcext:value-type="string">
            <text:p>https://api.github.com/repos/hydrogen-music/hydrogen</text:p>
          </table:table-cell>
          <table:table-cell table:formula="of:=REPLACE([.B415]; 1; 29; &quot;&quot;)" office:value-type="string" office:string-value="hydrogen-music/hydrogen" calcext:value-type="string">
            <text:p>hydrogen-music/hydrogen</text:p>
          </table:table-cell>
        </table:table-row>
        <table:table-row table:style-name="ro1">
          <table:table-cell office:value-type="float" office:value="254761" calcext:value-type="float">
            <text:p>254761</text:p>
          </table:table-cell>
          <table:table-cell office:value-type="string" calcext:value-type="string">
            <text:p>https://api.github.com/repos/juj/MathGeoLib</text:p>
          </table:table-cell>
          <table:table-cell table:formula="of:=REPLACE([.B416]; 1; 29; &quot;&quot;)" office:value-type="string" office:string-value="juj/MathGeoLib" calcext:value-type="string">
            <text:p>juj/MathGeoLib</text:p>
          </table:table-cell>
        </table:table-row>
        <table:table-row table:style-name="ro1">
          <table:table-cell office:value-type="float" office:value="262218" calcext:value-type="float">
            <text:p>262218</text:p>
          </table:table-cell>
          <table:table-cell office:value-type="string" calcext:value-type="string">
            <text:p>https://api.github.com/repos/avasyukov/gcm-3d</text:p>
          </table:table-cell>
          <table:table-cell table:formula="of:=REPLACE([.B417]; 1; 29; &quot;&quot;)" office:value-type="string" office:string-value="avasyukov/gcm-3d" calcext:value-type="string">
            <text:p>avasyukov/gcm-3d</text:p>
          </table:table-cell>
        </table:table-row>
        <table:table-row table:style-name="ro1">
          <table:table-cell office:value-type="float" office:value="277946" calcext:value-type="float">
            <text:p>277946</text:p>
          </table:table-cell>
          <table:table-cell office:value-type="string" calcext:value-type="string">
            <text:p>https://api.github.com/repos/diegopacheco/Diego-Pacheco-Sandbox</text:p>
          </table:table-cell>
          <table:table-cell table:formula="of:=REPLACE([.B418]; 1; 29; &quot;&quot;)" office:value-type="string" office:string-value="diegopacheco/Diego-Pacheco-Sandbox" calcext:value-type="string">
            <text:p>diegopacheco/Diego-Pacheco-Sandbox</text:p>
          </table:table-cell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https://api.github.com/repos/MaxKellermann/MPD</text:p>
          </table:table-cell>
          <table:table-cell table:formula="of:=REPLACE([.B419]; 1; 29; &quot;&quot;)" office:value-type="string" office:string-value="MaxKellermann/MPD" calcext:value-type="string">
            <text:p>MaxKellermann/MPD</text:p>
          </table:table-cell>
        </table:table-row>
        <table:table-row table:style-name="ro1">
          <table:table-cell office:value-type="float" office:value="284757" calcext:value-type="float">
            <text:p>284757</text:p>
          </table:table-cell>
          <table:table-cell office:value-type="string" calcext:value-type="string">
            <text:p>https://api.github.com/repos/asantee/ethanon</text:p>
          </table:table-cell>
          <table:table-cell table:formula="of:=REPLACE([.B420]; 1; 29; &quot;&quot;)" office:value-type="string" office:string-value="asantee/ethanon" calcext:value-type="string">
            <text:p>asantee/ethanon</text:p>
          </table:table-cell>
        </table:table-row>
        <table:table-row table:style-name="ro1">
          <table:table-cell office:value-type="float" office:value="289672" calcext:value-type="float">
            <text:p>289672</text:p>
          </table:table-cell>
          <table:table-cell office:value-type="string" calcext:value-type="string">
            <text:p>https://api.github.com/repos/TRIQS/triqs</text:p>
          </table:table-cell>
          <table:table-cell table:formula="of:=REPLACE([.B421]; 1; 29; &quot;&quot;)" office:value-type="string" office:string-value="TRIQS/triqs" calcext:value-type="string">
            <text:p>TRIQS/triqs</text:p>
          </table:table-cell>
        </table:table-row>
        <table:table-row table:style-name="ro1">
          <table:table-cell office:value-type="float" office:value="294890" calcext:value-type="float">
            <text:p>294890</text:p>
          </table:table-cell>
          <table:table-cell office:value-type="string" calcext:value-type="string">
            <text:p>https://api.github.com/repos/crocdialer/KinskiGL</text:p>
          </table:table-cell>
          <table:table-cell table:formula="of:=REPLACE([.B422]; 1; 29; &quot;&quot;)" office:value-type="string" office:string-value="crocdialer/KinskiGL" calcext:value-type="string">
            <text:p>crocdialer/KinskiGL</text:p>
          </table:table-cell>
        </table:table-row>
        <table:table-row table:style-name="ro1">
          <table:table-cell office:value-type="float" office:value="296727" calcext:value-type="float">
            <text:p>296727</text:p>
          </table:table-cell>
          <table:table-cell office:value-type="string" calcext:value-type="string">
            <text:p>https://api.github.com/repos/WPN-XM/server-control-panel</text:p>
          </table:table-cell>
          <table:table-cell table:formula="of:=REPLACE([.B423]; 1; 29; &quot;&quot;)" office:value-type="string" office:string-value="WPN-XM/server-control-panel" calcext:value-type="string">
            <text:p>WPN-XM/server-control-panel</text:p>
          </table:table-cell>
        </table:table-row>
        <table:table-row table:style-name="ro1">
          <table:table-cell office:value-type="float" office:value="304384" calcext:value-type="float">
            <text:p>304384</text:p>
          </table:table-cell>
          <table:table-cell office:value-type="string" calcext:value-type="string">
            <text:p>https://api.github.com/repos/georgmartius/lpzrobots</text:p>
          </table:table-cell>
          <table:table-cell table:formula="of:=REPLACE([.B424]; 1; 29; &quot;&quot;)" office:value-type="string" office:string-value="georgmartius/lpzrobots" calcext:value-type="string">
            <text:p>georgmartius/lpzrobots</text:p>
          </table:table-cell>
        </table:table-row>
        <table:table-row table:style-name="ro1">
          <table:table-cell office:value-type="float" office:value="306865" calcext:value-type="float">
            <text:p>306865</text:p>
          </table:table-cell>
          <table:table-cell office:value-type="string" calcext:value-type="string">
            <text:p>https://api.github.com/repos/HongjianLi/idock</text:p>
          </table:table-cell>
          <table:table-cell table:formula="of:=REPLACE([.B425]; 1; 29; &quot;&quot;)" office:value-type="string" office:string-value="HongjianLi/idock" calcext:value-type="string">
            <text:p>HongjianLi/idock</text:p>
          </table:table-cell>
        </table:table-row>
        <table:table-row table:style-name="ro1">
          <table:table-cell office:value-type="float" office:value="309759" calcext:value-type="float">
            <text:p>309759</text:p>
          </table:table-cell>
          <table:table-cell office:value-type="string" calcext:value-type="string">
            <text:p>https://api.github.com/repos/syntheticpp/dartruntime</text:p>
          </table:table-cell>
          <table:table-cell table:formula="of:=REPLACE([.B426]; 1; 29; &quot;&quot;)" office:value-type="string" office:string-value="syntheticpp/dartruntime" calcext:value-type="string">
            <text:p>syntheticpp/dartruntime</text:p>
          </table:table-cell>
        </table:table-row>
        <table:table-row table:style-name="ro1">
          <table:table-cell office:value-type="float" office:value="325749" calcext:value-type="float">
            <text:p>325749</text:p>
          </table:table-cell>
          <table:table-cell office:value-type="string" calcext:value-type="string">
            <text:p>https://api.github.com/repos/JarrettBillingsley/Croc</text:p>
          </table:table-cell>
          <table:table-cell table:formula="of:=REPLACE([.B427]; 1; 29; &quot;&quot;)" office:value-type="string" office:string-value="JarrettBillingsley/Croc" calcext:value-type="string">
            <text:p>JarrettBillingsley/Croc</text:p>
          </table:table-cell>
        </table:table-row>
        <table:table-row table:style-name="ro1">
          <table:table-cell office:value-type="float" office:value="327633" calcext:value-type="float">
            <text:p>327633</text:p>
          </table:table-cell>
          <table:table-cell office:value-type="string" calcext:value-type="string">
            <text:p>https://api.github.com/repos/kouretes/Monas</text:p>
          </table:table-cell>
          <table:table-cell table:formula="of:=REPLACE([.B428]; 1; 29; &quot;&quot;)" office:value-type="string" office:string-value="kouretes/Monas" calcext:value-type="string">
            <text:p>kouretes/Monas</text:p>
          </table:table-cell>
        </table:table-row>
        <table:table-row table:style-name="ro1">
          <table:table-cell office:value-type="float" office:value="331875" calcext:value-type="float">
            <text:p>331875</text:p>
          </table:table-cell>
          <table:table-cell office:value-type="string" calcext:value-type="string">
            <text:p>https://api.github.com/repos/ChaiScript/ChaiScript</text:p>
          </table:table-cell>
          <table:table-cell table:formula="of:=REPLACE([.B429]; 1; 29; &quot;&quot;)" office:value-type="string" office:string-value="ChaiScript/ChaiScript" calcext:value-type="string">
            <text:p>ChaiScript/ChaiScript</text:p>
          </table:table-cell>
        </table:table-row>
        <table:table-row table:style-name="ro1">
          <table:table-cell office:value-type="float" office:value="334819" calcext:value-type="float">
            <text:p>334819</text:p>
          </table:table-cell>
          <table:table-cell office:value-type="string" calcext:value-type="string">
            <text:p>https://api.github.com/repos/matthewturnbull/xcsoar</text:p>
          </table:table-cell>
          <table:table-cell table:formula="of:=REPLACE([.B430]; 1; 29; &quot;&quot;)" office:value-type="string" office:string-value="matthewturnbull/xcsoar" calcext:value-type="string">
            <text:p>matthewturnbull/xcsoar</text:p>
          </table:table-cell>
        </table:table-row>
        <table:table-row table:style-name="ro1">
          <table:table-cell office:value-type="float" office:value="335889" calcext:value-type="float">
            <text:p>335889</text:p>
          </table:table-cell>
          <table:table-cell office:value-type="string" calcext:value-type="string">
            <text:p>https://api.github.com/repos/hjr/XCSoar</text:p>
          </table:table-cell>
          <table:table-cell table:formula="of:=REPLACE([.B431]; 1; 29; &quot;&quot;)" office:value-type="string" office:string-value="hjr/XCSoar" calcext:value-type="string">
            <text:p>hjr/XCSoar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string" calcext:value-type="string">
            <text:p>https://api.github.com/repos/Ichimonji10/impedimenta</text:p>
          </table:table-cell>
          <table:table-cell table:formula="of:=REPLACE([.B432]; 1; 29; &quot;&quot;)" office:value-type="string" office:string-value="Ichimonji10/impedimenta" calcext:value-type="string">
            <text:p>Ichimonji10/impedimenta</text:p>
          </table:table-cell>
        </table:table-row>
        <table:table-row table:style-name="ro1">
          <table:table-cell office:value-type="float" office:value="336860" calcext:value-type="float">
            <text:p>336860</text:p>
          </table:table-cell>
          <table:table-cell office:value-type="string" calcext:value-type="string">
            <text:p>https://api.github.com/repos/brazilofmux/tinymux</text:p>
          </table:table-cell>
          <table:table-cell table:formula="of:=REPLACE([.B433]; 1; 29; &quot;&quot;)" office:value-type="string" office:string-value="brazilofmux/tinymux" calcext:value-type="string">
            <text:p>brazilofmux/tinymux</text:p>
          </table:table-cell>
        </table:table-row>
        <table:table-row table:style-name="ro1">
          <table:table-cell office:value-type="float" office:value="338469" calcext:value-type="float">
            <text:p>338469</text:p>
          </table:table-cell>
          <table:table-cell office:value-type="string" calcext:value-type="string">
            <text:p>https://api.github.com/repos/jzarl/kphotoalbum</text:p>
          </table:table-cell>
          <table:table-cell table:formula="of:=REPLACE([.B434]; 1; 29; &quot;&quot;)" office:value-type="string" office:string-value="jzarl/kphotoalbum" calcext:value-type="string">
            <text:p>jzarl/kphotoalbum</text:p>
          </table:table-cell>
        </table:table-row>
        <table:table-row table:style-name="ro1">
          <table:table-cell office:value-type="float" office:value="338500" calcext:value-type="float">
            <text:p>338500</text:p>
          </table:table-cell>
          <table:table-cell office:value-type="string" calcext:value-type="string">
            <text:p>https://api.github.com/repos/frigge/MindTree</text:p>
          </table:table-cell>
          <table:table-cell table:formula="of:=REPLACE([.B435]; 1; 29; &quot;&quot;)" office:value-type="string" office:string-value="frigge/MindTree" calcext:value-type="string">
            <text:p>frigge/MindTree</text:p>
          </table:table-cell>
        </table:table-row>
        <table:table-row table:style-name="ro1">
          <table:table-cell office:value-type="float" office:value="343663" calcext:value-type="float">
            <text:p>343663</text:p>
          </table:table-cell>
          <table:table-cell office:value-type="string" calcext:value-type="string">
            <text:p>https://api.github.com/repos/y2q-actionman/zatuscheme</text:p>
          </table:table-cell>
          <table:table-cell table:formula="of:=REPLACE([.B436]; 1; 29; &quot;&quot;)" office:value-type="string" office:string-value="y2q-actionman/zatuscheme" calcext:value-type="string">
            <text:p>y2q-actionman/zatuscheme</text:p>
          </table:table-cell>
        </table:table-row>
        <table:table-row table:style-name="ro1">
          <table:table-cell office:value-type="float" office:value="343698" calcext:value-type="float">
            <text:p>343698</text:p>
          </table:table-cell>
          <table:table-cell office:value-type="string" calcext:value-type="string">
            <text:p>https://api.github.com/repos/Aegisub/Aegisub</text:p>
          </table:table-cell>
          <table:table-cell table:formula="of:=REPLACE([.B437]; 1; 29; &quot;&quot;)" office:value-type="string" office:string-value="Aegisub/Aegisub" calcext:value-type="string">
            <text:p>Aegisub/Aegisub</text:p>
          </table:table-cell>
        </table:table-row>
        <table:table-row table:style-name="ro1">
          <table:table-cell office:value-type="float" office:value="346267" calcext:value-type="float">
            <text:p>346267</text:p>
          </table:table-cell>
          <table:table-cell office:value-type="string" calcext:value-type="string">
            <text:p>https://api.github.com/repos/antonvw/wxExtension</text:p>
          </table:table-cell>
          <table:table-cell table:formula="of:=REPLACE([.B438]; 1; 29; &quot;&quot;)" office:value-type="string" office:string-value="antonvw/wxExtension" calcext:value-type="string">
            <text:p>antonvw/wxExtension</text:p>
          </table:table-cell>
        </table:table-row>
        <table:table-row table:style-name="ro1">
          <table:table-cell office:value-type="float" office:value="347964" calcext:value-type="float">
            <text:p>347964</text:p>
          </table:table-cell>
          <table:table-cell office:value-type="string" calcext:value-type="string">
            <text:p>https://api.github.com/repos/hpfem/hermes-legacy</text:p>
          </table:table-cell>
          <table:table-cell table:formula="of:=REPLACE([.B439]; 1; 29; &quot;&quot;)" office:value-type="string" office:string-value="hpfem/hermes-legacy" calcext:value-type="string">
            <text:p>hpfem/hermes-legacy</text:p>
          </table:table-cell>
        </table:table-row>
        <table:table-row table:style-name="ro1">
          <table:table-cell office:value-type="float" office:value="356837" calcext:value-type="float">
            <text:p>356837</text:p>
          </table:table-cell>
          <table:table-cell office:value-type="string" calcext:value-type="string">
            <text:p>https://api.github.com/repos/firewood/topcoder</text:p>
          </table:table-cell>
          <table:table-cell table:formula="of:=REPLACE([.B440]; 1; 29; &quot;&quot;)" office:value-type="string" office:string-value="firewood/topcoder" calcext:value-type="string">
            <text:p>firewood/topcoder</text:p>
          </table:table-cell>
        </table:table-row>
        <table:table-row table:style-name="ro1">
          <table:table-cell office:value-type="float" office:value="368972" calcext:value-type="float">
            <text:p>368972</text:p>
          </table:table-cell>
          <table:table-cell office:value-type="string" calcext:value-type="string">
            <text:p>https://api.github.com/repos/mackron/GTGameEngine</text:p>
          </table:table-cell>
          <table:table-cell table:formula="of:=REPLACE([.B441]; 1; 29; &quot;&quot;)" office:value-type="string" office:string-value="mackron/GTGameEngine" calcext:value-type="string">
            <text:p>mackron/GTGameEngine</text:p>
          </table:table-cell>
        </table:table-row>
        <table:table-row table:style-name="ro1">
          <table:table-cell office:value-type="float" office:value="371667" calcext:value-type="float">
            <text:p>371667</text:p>
          </table:table-cell>
          <table:table-cell office:value-type="string" calcext:value-type="string">
            <text:p>https://api.github.com/repos/daisukekoba/sakura-editor-trunk2</text:p>
          </table:table-cell>
          <table:table-cell table:formula="of:=REPLACE([.B442]; 1; 29; &quot;&quot;)" office:value-type="string" office:string-value="daisukekoba/sakura-editor-trunk2" calcext:value-type="string">
            <text:p>daisukekoba/sakura-editor-trunk2</text:p>
          </table:table-cell>
        </table:table-row>
        <table:table-row table:style-name="ro1">
          <table:table-cell office:value-type="float" office:value="375439" calcext:value-type="float">
            <text:p>375439</text:p>
          </table:table-cell>
          <table:table-cell office:value-type="string" calcext:value-type="string">
            <text:p>https://api.github.com/repos/flipcoder/qor</text:p>
          </table:table-cell>
          <table:table-cell table:formula="of:=REPLACE([.B443]; 1; 29; &quot;&quot;)" office:value-type="string" office:string-value="flipcoder/qor" calcext:value-type="string">
            <text:p>flipcoder/qor</text:p>
          </table:table-cell>
        </table:table-row>
        <table:table-row table:style-name="ro1">
          <table:table-cell office:value-type="float" office:value="378623" calcext:value-type="float">
            <text:p>378623</text:p>
          </table:table-cell>
          <table:table-cell office:value-type="string" calcext:value-type="string">
            <text:p>https://api.github.com/repos/CTSRD-CHERI/llvm</text:p>
          </table:table-cell>
          <table:table-cell table:formula="of:=REPLACE([.B444]; 1; 29; &quot;&quot;)" office:value-type="string" office:string-value="CTSRD-CHERI/llvm" calcext:value-type="string">
            <text:p>CTSRD-CHERI/llvm</text:p>
          </table:table-cell>
        </table:table-row>
        <table:table-row table:style-name="ro1">
          <table:table-cell office:value-type="float" office:value="378700" calcext:value-type="float">
            <text:p>378700</text:p>
          </table:table-cell>
          <table:table-cell office:value-type="string" calcext:value-type="string">
            <text:p>https://api.github.com/repos/CTSRD-CHERI/clang</text:p>
          </table:table-cell>
          <table:table-cell table:formula="of:=REPLACE([.B445]; 1; 29; &quot;&quot;)" office:value-type="string" office:string-value="CTSRD-CHERI/clang" calcext:value-type="string">
            <text:p>CTSRD-CHERI/clang</text:p>
          </table:table-cell>
        </table:table-row>
        <table:table-row table:style-name="ro1">
          <table:table-cell office:value-type="float" office:value="387199" calcext:value-type="float">
            <text:p>387199</text:p>
          </table:table-cell>
          <table:table-cell office:value-type="string" calcext:value-type="string">
            <text:p>https://api.github.com/repos/hmmr/aghermann</text:p>
          </table:table-cell>
          <table:table-cell table:formula="of:=REPLACE([.B446]; 1; 29; &quot;&quot;)" office:value-type="string" office:string-value="hmmr/aghermann" calcext:value-type="string">
            <text:p>hmmr/aghermann</text:p>
          </table:table-cell>
        </table:table-row>
        <table:table-row table:style-name="ro1">
          <table:table-cell office:value-type="float" office:value="388626" calcext:value-type="float">
            <text:p>388626</text:p>
          </table:table-cell>
          <table:table-cell office:value-type="string" calcext:value-type="string">
            <text:p>https://api.github.com/repos/losalamos/Byfl</text:p>
          </table:table-cell>
          <table:table-cell table:formula="of:=REPLACE([.B447]; 1; 29; &quot;&quot;)" office:value-type="string" office:string-value="losalamos/Byfl" calcext:value-type="string">
            <text:p>losalamos/Byfl</text:p>
          </table:table-cell>
        </table:table-row>
        <table:table-row table:style-name="ro1">
          <table:table-cell office:value-type="float" office:value="397037" calcext:value-type="float">
            <text:p>397037</text:p>
          </table:table-cell>
          <table:table-cell office:value-type="string" calcext:value-type="string">
            <text:p>https://api.github.com/repos/rdkit/rdkit</text:p>
          </table:table-cell>
          <table:table-cell table:formula="of:=REPLACE([.B448]; 1; 29; &quot;&quot;)" office:value-type="string" office:string-value="rdkit/rdkit" calcext:value-type="string">
            <text:p>rdkit/rdkit</text:p>
          </table:table-cell>
        </table:table-row>
        <table:table-row table:style-name="ro1">
          <table:table-cell office:value-type="float" office:value="400259" calcext:value-type="float">
            <text:p>400259</text:p>
          </table:table-cell>
          <table:table-cell office:value-type="string" calcext:value-type="string">
            <text:p>https://api.github.com/repos/rhdunn/cainteoir-engine</text:p>
          </table:table-cell>
          <table:table-cell table:formula="of:=REPLACE([.B449]; 1; 29; &quot;&quot;)" office:value-type="string" office:string-value="rhdunn/cainteoir-engine" calcext:value-type="string">
            <text:p>rhdunn/cainteoir-engine</text:p>
          </table:table-cell>
        </table:table-row>
        <table:table-row table:style-name="ro1">
          <table:table-cell office:value-type="float" office:value="400684" calcext:value-type="float">
            <text:p>400684</text:p>
          </table:table-cell>
          <table:table-cell office:value-type="string" calcext:value-type="string">
            <text:p>https://api.github.com/repos/skynowa/xLib</text:p>
          </table:table-cell>
          <table:table-cell table:formula="of:=REPLACE([.B450]; 1; 29; &quot;&quot;)" office:value-type="string" office:string-value="skynowa/xLib" calcext:value-type="string">
            <text:p>skynowa/xLib</text:p>
          </table:table-cell>
        </table:table-row>
        <table:table-row table:style-name="ro1">
          <table:table-cell office:value-type="float" office:value="404348" calcext:value-type="float">
            <text:p>404348</text:p>
          </table:table-cell>
          <table:table-cell office:value-type="string" calcext:value-type="string">
            <text:p>https://api.github.com/repos/copasi/COPASI</text:p>
          </table:table-cell>
          <table:table-cell table:formula="of:=REPLACE([.B451]; 1; 29; &quot;&quot;)" office:value-type="string" office:string-value="copasi/COPASI" calcext:value-type="string">
            <text:p>copasi/COPASI</text:p>
          </table:table-cell>
        </table:table-row>
        <table:table-row table:style-name="ro1">
          <table:table-cell office:value-type="float" office:value="420384" calcext:value-type="float">
            <text:p>420384</text:p>
          </table:table-cell>
          <table:table-cell office:value-type="string" calcext:value-type="string">
            <text:p>https://api.github.com/repos/silvest/HEPfit</text:p>
          </table:table-cell>
          <table:table-cell table:formula="of:=REPLACE([.B452]; 1; 29; &quot;&quot;)" office:value-type="string" office:string-value="silvest/HEPfit" calcext:value-type="string">
            <text:p>silvest/HEPfit</text:p>
          </table:table-cell>
        </table:table-row>
        <table:table-row table:style-name="ro1">
          <table:table-cell office:value-type="float" office:value="421290" calcext:value-type="float">
            <text:p>421290</text:p>
          </table:table-cell>
          <table:table-cell office:value-type="string" calcext:value-type="string">
            <text:p>https://api.github.com/repos/opdenkamp/xbmc-pvr-addons</text:p>
          </table:table-cell>
          <table:table-cell table:formula="of:=REPLACE([.B453]; 1; 29; &quot;&quot;)" office:value-type="string" office:string-value="opdenkamp/xbmc-pvr-addons" calcext:value-type="string">
            <text:p>opdenkamp/xbmc-pvr-addons</text:p>
          </table:table-cell>
        </table:table-row>
        <table:table-row table:style-name="ro1">
          <table:table-cell office:value-type="float" office:value="425218" calcext:value-type="float">
            <text:p>425218</text:p>
          </table:table-cell>
          <table:table-cell office:value-type="string" calcext:value-type="string">
            <text:p>https://api.github.com/repos/Cyberbeing/xy-VSFilter</text:p>
          </table:table-cell>
          <table:table-cell table:formula="of:=REPLACE([.B454]; 1; 29; &quot;&quot;)" office:value-type="string" office:string-value="Cyberbeing/xy-VSFilter" calcext:value-type="string">
            <text:p>Cyberbeing/xy-VSFilter</text:p>
          </table:table-cell>
        </table:table-row>
        <table:table-row table:style-name="ro1">
          <table:table-cell office:value-type="float" office:value="426366" calcext:value-type="float">
            <text:p>426366</text:p>
          </table:table-cell>
          <table:table-cell office:value-type="string" calcext:value-type="string">
            <text:p>https://api.github.com/repos/cocaine/cocaine-plugins</text:p>
          </table:table-cell>
          <table:table-cell table:formula="of:=REPLACE([.B455]; 1; 29; &quot;&quot;)" office:value-type="string" office:string-value="cocaine/cocaine-plugins" calcext:value-type="string">
            <text:p>cocaine/cocaine-plugins</text:p>
          </table:table-cell>
        </table:table-row>
        <table:table-row table:style-name="ro1">
          <table:table-cell office:value-type="float" office:value="432690" calcext:value-type="float">
            <text:p>432690</text:p>
          </table:table-cell>
          <table:table-cell office:value-type="string" calcext:value-type="string">
            <text:p>https://api.github.com/repos/brezerk/q4wine</text:p>
          </table:table-cell>
          <table:table-cell table:formula="of:=REPLACE([.B456]; 1; 29; &quot;&quot;)" office:value-type="string" office:string-value="brezerk/q4wine" calcext:value-type="string">
            <text:p>brezerk/q4wine</text:p>
          </table:table-cell>
        </table:table-row>
        <table:table-row table:style-name="ro1">
          <table:table-cell office:value-type="float" office:value="443757" calcext:value-type="float">
            <text:p>443757</text:p>
          </table:table-cell>
          <table:table-cell office:value-type="string" calcext:value-type="string">
            <text:p>https://api.github.com/repos/haxenme/nme</text:p>
          </table:table-cell>
          <table:table-cell table:formula="of:=REPLACE([.B457]; 1; 29; &quot;&quot;)" office:value-type="string" office:string-value="haxenme/nme" calcext:value-type="string">
            <text:p>haxenme/nme</text:p>
          </table:table-cell>
        </table:table-row>
        <table:table-row table:style-name="ro1">
          <table:table-cell office:value-type="float" office:value="446045" calcext:value-type="float">
            <text:p>446045</text:p>
          </table:table-cell>
          <table:table-cell office:value-type="string" calcext:value-type="string">
            <text:p>https://api.github.com/repos/OPM/opm-upscaling</text:p>
          </table:table-cell>
          <table:table-cell table:formula="of:=REPLACE([.B458]; 1; 29; &quot;&quot;)" office:value-type="string" office:string-value="OPM/opm-upscaling" calcext:value-type="string">
            <text:p>OPM/opm-upscaling</text:p>
          </table:table-cell>
        </table:table-row>
        <table:table-row table:style-name="ro1">
          <table:table-cell office:value-type="float" office:value="453590" calcext:value-type="float">
            <text:p>453590</text:p>
          </table:table-cell>
          <table:table-cell office:value-type="string" calcext:value-type="string">
            <text:p>https://api.github.com/repos/OPM/ResInsight</text:p>
          </table:table-cell>
          <table:table-cell table:formula="of:=REPLACE([.B459]; 1; 29; &quot;&quot;)" office:value-type="string" office:string-value="OPM/ResInsight" calcext:value-type="string">
            <text:p>OPM/ResInsight</text:p>
          </table:table-cell>
        </table:table-row>
        <table:table-row table:style-name="ro1">
          <table:table-cell office:value-type="float" office:value="453869" calcext:value-type="float">
            <text:p>453869</text:p>
          </table:table-cell>
          <table:table-cell office:value-type="string" calcext:value-type="string">
            <text:p>https://api.github.com/repos/gemrb/gemrb</text:p>
          </table:table-cell>
          <table:table-cell table:formula="of:=REPLACE([.B460]; 1; 29; &quot;&quot;)" office:value-type="string" office:string-value="gemrb/gemrb" calcext:value-type="string">
            <text:p>gemrb/gemrb</text:p>
          </table:table-cell>
        </table:table-row>
        <table:table-row table:style-name="ro1">
          <table:table-cell office:value-type="float" office:value="457003" calcext:value-type="float">
            <text:p>457003</text:p>
          </table:table-cell>
          <table:table-cell office:value-type="string" calcext:value-type="string">
            <text:p>https://api.github.com/repos/Loki-Astari/ThorsSerializer</text:p>
          </table:table-cell>
          <table:table-cell table:formula="of:=REPLACE([.B461]; 1; 29; &quot;&quot;)" office:value-type="string" office:string-value="Loki-Astari/ThorsSerializer" calcext:value-type="string">
            <text:p>Loki-Astari/ThorsSerializer</text:p>
          </table:table-cell>
        </table:table-row>
        <table:table-row table:style-name="ro1">
          <table:table-cell office:value-type="float" office:value="464842" calcext:value-type="float">
            <text:p>464842</text:p>
          </table:table-cell>
          <table:table-cell office:value-type="string" calcext:value-type="string">
            <text:p>https://api.github.com/repos/daviddoria/PatchBasedInpainting</text:p>
          </table:table-cell>
          <table:table-cell table:formula="of:=REPLACE([.B462]; 1; 29; &quot;&quot;)" office:value-type="string" office:string-value="daviddoria/PatchBasedInpainting" calcext:value-type="string">
            <text:p>daviddoria/PatchBasedInpainting</text:p>
          </table:table-cell>
        </table:table-row>
        <table:table-row table:style-name="ro1">
          <table:table-cell office:value-type="float" office:value="470876" calcext:value-type="float">
            <text:p>470876</text:p>
          </table:table-cell>
          <table:table-cell office:value-type="string" calcext:value-type="string">
            <text:p>https://api.github.com/repos/uboot/stromx</text:p>
          </table:table-cell>
          <table:table-cell table:formula="of:=REPLACE([.B463]; 1; 29; &quot;&quot;)" office:value-type="string" office:string-value="uboot/stromx" calcext:value-type="string">
            <text:p>uboot/stromx</text:p>
          </table:table-cell>
        </table:table-row>
        <table:table-row table:style-name="ro1">
          <table:table-cell office:value-type="float" office:value="484606" calcext:value-type="float">
            <text:p>484606</text:p>
          </table:table-cell>
          <table:table-cell office:value-type="string" calcext:value-type="string">
            <text:p>https://api.github.com/repos/msoos/cryptominisat</text:p>
          </table:table-cell>
          <table:table-cell table:formula="of:=REPLACE([.B464]; 1; 29; &quot;&quot;)" office:value-type="string" office:string-value="msoos/cryptominisat" calcext:value-type="string">
            <text:p>msoos/cryptominisat</text:p>
          </table:table-cell>
        </table:table-row>
        <table:table-row table:style-name="ro1">
          <table:table-cell office:value-type="float" office:value="485308" calcext:value-type="float">
            <text:p>485308</text:p>
          </table:table-cell>
          <table:table-cell office:value-type="string" calcext:value-type="string">
            <text:p>https://api.github.com/repos/vectorstorm/vectorstorm</text:p>
          </table:table-cell>
          <table:table-cell table:formula="of:=REPLACE([.B465]; 1; 29; &quot;&quot;)" office:value-type="string" office:string-value="vectorstorm/vectorstorm" calcext:value-type="string">
            <text:p>vectorstorm/vectorstorm</text:p>
          </table:table-cell>
        </table:table-row>
        <table:table-row table:style-name="ro1">
          <table:table-cell office:value-type="float" office:value="486301" calcext:value-type="float">
            <text:p>486301</text:p>
          </table:table-cell>
          <table:table-cell office:value-type="string" calcext:value-type="string">
            <text:p>https://api.github.com/repos/vbeffara/Simulations</text:p>
          </table:table-cell>
          <table:table-cell table:formula="of:=REPLACE([.B466]; 1; 29; &quot;&quot;)" office:value-type="string" office:string-value="vbeffara/Simulations" calcext:value-type="string">
            <text:p>vbeffara/Simulations</text:p>
          </table:table-cell>
        </table:table-row>
        <table:table-row table:style-name="ro1">
          <table:table-cell office:value-type="float" office:value="488799" calcext:value-type="float">
            <text:p>488799</text:p>
          </table:table-cell>
          <table:table-cell office:value-type="string" calcext:value-type="string">
            <text:p>https://api.github.com/repos/cyclus/cyclus</text:p>
          </table:table-cell>
          <table:table-cell table:formula="of:=REPLACE([.B467]; 1; 29; &quot;&quot;)" office:value-type="string" office:string-value="cyclus/cyclus" calcext:value-type="string">
            <text:p>cyclus/cyclus</text:p>
          </table:table-cell>
        </table:table-row>
        <table:table-row table:style-name="ro1">
          <table:table-cell office:value-type="float" office:value="491255" calcext:value-type="float">
            <text:p>491255</text:p>
          </table:table-cell>
          <table:table-cell office:value-type="string" calcext:value-type="string">
            <text:p>https://api.github.com/repos/WaliDev/WALi-OpenNWA</text:p>
          </table:table-cell>
          <table:table-cell table:formula="of:=REPLACE([.B468]; 1; 29; &quot;&quot;)" office:value-type="string" office:string-value="WaliDev/WALi-OpenNWA" calcext:value-type="string">
            <text:p>WaliDev/WALi-OpenNWA</text:p>
          </table:table-cell>
        </table:table-row>
        <table:table-row table:style-name="ro1">
          <table:table-cell office:value-type="float" office:value="507142" calcext:value-type="float">
            <text:p>507142</text:p>
          </table:table-cell>
          <table:table-cell office:value-type="string" calcext:value-type="string">
            <text:p>https://api.github.com/repos/skyjake/Doomsday-Engine</text:p>
          </table:table-cell>
          <table:table-cell table:formula="of:=REPLACE([.B469]; 1; 29; &quot;&quot;)" office:value-type="string" office:string-value="skyjake/Doomsday-Engine" calcext:value-type="string">
            <text:p>skyjake/Doomsday-Engine</text:p>
          </table:table-cell>
        </table:table-row>
        <table:table-row table:style-name="ro1">
          <table:table-cell office:value-type="float" office:value="513071" calcext:value-type="float">
            <text:p>513071</text:p>
          </table:table-cell>
          <table:table-cell office:value-type="string" calcext:value-type="string">
            <text:p>https://api.github.com/repos/android/platform_system_core</text:p>
          </table:table-cell>
          <table:table-cell table:formula="of:=REPLACE([.B470]; 1; 29; &quot;&quot;)" office:value-type="string" office:string-value="android/platform_system_core" calcext:value-type="string">
            <text:p>android/platform_system_core</text:p>
          </table:table-cell>
        </table:table-row>
        <table:table-row table:style-name="ro1">
          <table:table-cell office:value-type="float" office:value="513842" calcext:value-type="float">
            <text:p>513842</text:p>
          </table:table-cell>
          <table:table-cell office:value-type="string" calcext:value-type="string">
            <text:p>https://api.github.com/repos/Chaste/Chaste</text:p>
          </table:table-cell>
          <table:table-cell table:formula="of:=REPLACE([.B471]; 1; 29; &quot;&quot;)" office:value-type="string" office:string-value="Chaste/Chaste" calcext:value-type="string">
            <text:p>Chaste/Chaste</text:p>
          </table:table-cell>
        </table:table-row>
        <table:table-row table:style-name="ro1">
          <table:table-cell office:value-type="float" office:value="515933" calcext:value-type="float">
            <text:p>515933</text:p>
          </table:table-cell>
          <table:table-cell office:value-type="string" calcext:value-type="string">
            <text:p>https://api.github.com/repos/ros/ros_comm</text:p>
          </table:table-cell>
          <table:table-cell table:formula="of:=REPLACE([.B472]; 1; 29; &quot;&quot;)" office:value-type="string" office:string-value="ros/ros_comm" calcext:value-type="string">
            <text:p>ros/ros_comm</text:p>
          </table:table-cell>
        </table:table-row>
        <table:table-row table:style-name="ro1">
          <table:table-cell office:value-type="float" office:value="518934" calcext:value-type="float">
            <text:p>518934</text:p>
          </table:table-cell>
          <table:table-cell office:value-type="string" calcext:value-type="string">
            <text:p>https://api.github.com/repos/frankyeh/DSI-Studio</text:p>
          </table:table-cell>
          <table:table-cell table:formula="of:=REPLACE([.B473]; 1; 29; &quot;&quot;)" office:value-type="string" office:string-value="frankyeh/DSI-Studio" calcext:value-type="string">
            <text:p>frankyeh/DSI-Studio</text:p>
          </table:table-cell>
        </table:table-row>
        <table:table-row table:style-name="ro1">
          <table:table-cell office:value-type="float" office:value="530672" calcext:value-type="float">
            <text:p>530672</text:p>
          </table:table-cell>
          <table:table-cell office:value-type="string" calcext:value-type="string">
            <text:p>https://api.github.com/repos/count0/graph-tool</text:p>
          </table:table-cell>
          <table:table-cell table:formula="of:=REPLACE([.B474]; 1; 29; &quot;&quot;)" office:value-type="string" office:string-value="count0/graph-tool" calcext:value-type="string">
            <text:p>count0/graph-tool</text:p>
          </table:table-cell>
        </table:table-row>
        <table:table-row table:style-name="ro1">
          <table:table-cell office:value-type="float" office:value="532597" calcext:value-type="float">
            <text:p>532597</text:p>
          </table:table-cell>
          <table:table-cell office:value-type="string" calcext:value-type="string">
            <text:p>https://api.github.com/repos/freundlich/sanguis</text:p>
          </table:table-cell>
          <table:table-cell table:formula="of:=REPLACE([.B475]; 1; 29; &quot;&quot;)" office:value-type="string" office:string-value="freundlich/sanguis" calcext:value-type="string">
            <text:p>freundlich/sanguis</text:p>
          </table:table-cell>
        </table:table-row>
        <table:table-row table:style-name="ro1">
          <table:table-cell office:value-type="float" office:value="534026" calcext:value-type="float">
            <text:p>534026</text:p>
          </table:table-cell>
          <table:table-cell office:value-type="string" calcext:value-type="string">
            <text:p>https://api.github.com/repos/rafewenger/sharpiso</text:p>
          </table:table-cell>
          <table:table-cell table:formula="of:=REPLACE([.B476]; 1; 29; &quot;&quot;)" office:value-type="string" office:string-value="rafewenger/sharpiso" calcext:value-type="string">
            <text:p>rafewenger/sharpiso</text:p>
          </table:table-cell>
        </table:table-row>
        <table:table-row table:style-name="ro1">
          <table:table-cell office:value-type="float" office:value="537312" calcext:value-type="float">
            <text:p>537312</text:p>
          </table:table-cell>
          <table:table-cell office:value-type="string" calcext:value-type="string">
            <text:p>https://api.github.com/repos/pgmodeler/pgmodeler</text:p>
          </table:table-cell>
          <table:table-cell table:formula="of:=REPLACE([.B477]; 1; 29; &quot;&quot;)" office:value-type="string" office:string-value="pgmodeler/pgmodeler" calcext:value-type="string">
            <text:p>pgmodeler/pgmodeler</text:p>
          </table:table-cell>
        </table:table-row>
        <table:table-row table:style-name="ro1">
          <table:table-cell office:value-type="float" office:value="537881" calcext:value-type="float">
            <text:p>537881</text:p>
          </table:table-cell>
          <table:table-cell office:value-type="string" calcext:value-type="string">
            <text:p>https://api.github.com/repos/LibRaw/LibRaw</text:p>
          </table:table-cell>
          <table:table-cell table:formula="of:=REPLACE([.B478]; 1; 29; &quot;&quot;)" office:value-type="string" office:string-value="LibRaw/LibRaw" calcext:value-type="string">
            <text:p>LibRaw/LibRaw</text:p>
          </table:table-cell>
        </table:table-row>
        <table:table-row table:style-name="ro1">
          <table:table-cell office:value-type="float" office:value="538599" calcext:value-type="float">
            <text:p>538599</text:p>
          </table:table-cell>
          <table:table-cell office:value-type="string" calcext:value-type="string">
            <text:p>https://api.github.com/repos/x37v/datajockey</text:p>
          </table:table-cell>
          <table:table-cell table:formula="of:=REPLACE([.B479]; 1; 29; &quot;&quot;)" office:value-type="string" office:string-value="x37v/datajockey" calcext:value-type="string">
            <text:p>x37v/datajockey</text:p>
          </table:table-cell>
        </table:table-row>
        <table:table-row table:style-name="ro1">
          <table:table-cell office:value-type="float" office:value="538741" calcext:value-type="float">
            <text:p>538741</text:p>
          </table:table-cell>
          <table:table-cell office:value-type="string" calcext:value-type="string">
            <text:p>https://api.github.com/repos/lballabio/QuantLib</text:p>
          </table:table-cell>
          <table:table-cell table:formula="of:=REPLACE([.B480]; 1; 29; &quot;&quot;)" office:value-type="string" office:string-value="lballabio/QuantLib" calcext:value-type="string">
            <text:p>lballabio/QuantLib</text:p>
          </table:table-cell>
        </table:table-row>
        <table:table-row table:style-name="ro1">
          <table:table-cell office:value-type="float" office:value="539662" calcext:value-type="float">
            <text:p>539662</text:p>
          </table:table-cell>
          <table:table-cell office:value-type="string" calcext:value-type="string">
            <text:p>https://api.github.com/repos/cmangos/mangos-wotlk</text:p>
          </table:table-cell>
          <table:table-cell table:formula="of:=REPLACE([.B481]; 1; 29; &quot;&quot;)" office:value-type="string" office:string-value="cmangos/mangos-wotlk" calcext:value-type="string">
            <text:p>cmangos/mangos-wotlk</text:p>
          </table:table-cell>
        </table:table-row>
        <table:table-row table:style-name="ro1">
          <table:table-cell office:value-type="float" office:value="546155" calcext:value-type="float">
            <text:p>546155</text:p>
          </table:table-cell>
          <table:table-cell office:value-type="string" calcext:value-type="string">
            <text:p>https://api.github.com/repos/davidshepherd7/oomph-lib-micromagnetics</text:p>
          </table:table-cell>
          <table:table-cell table:formula="of:=REPLACE([.B482]; 1; 29; &quot;&quot;)" office:value-type="string" office:string-value="davidshepherd7/oomph-lib-micromagnetics" calcext:value-type="string">
            <text:p>davidshepherd7/oomph-lib-micromagnetics</text:p>
          </table:table-cell>
        </table:table-row>
        <table:table-row table:style-name="ro1">
          <table:table-cell office:value-type="float" office:value="547364" calcext:value-type="float">
            <text:p>547364</text:p>
          </table:table-cell>
          <table:table-cell office:value-type="string" calcext:value-type="string">
            <text:p>https://api.github.com/repos/flavioc/meld</text:p>
          </table:table-cell>
          <table:table-cell table:formula="of:=REPLACE([.B483]; 1; 29; &quot;&quot;)" office:value-type="string" office:string-value="flavioc/meld" calcext:value-type="string">
            <text:p>flavioc/meld</text:p>
          </table:table-cell>
        </table:table-row>
        <table:table-row table:style-name="ro1">
          <table:table-cell office:value-type="float" office:value="548113" calcext:value-type="float">
            <text:p>548113</text:p>
          </table:table-cell>
          <table:table-cell office:value-type="string" calcext:value-type="string">
            <text:p>https://api.github.com/repos/cmangos/mangos-classic</text:p>
          </table:table-cell>
          <table:table-cell table:formula="of:=REPLACE([.B484]; 1; 29; &quot;&quot;)" office:value-type="string" office:string-value="cmangos/mangos-classic" calcext:value-type="string">
            <text:p>cmangos/mangos-classic</text:p>
          </table:table-cell>
        </table:table-row>
        <table:table-row table:style-name="ro1">
          <table:table-cell office:value-type="float" office:value="555622" calcext:value-type="float">
            <text:p>555622</text:p>
          </table:table-cell>
          <table:table-cell office:value-type="string" calcext:value-type="string">
            <text:p>https://api.github.com/repos/dwelter/pestpp</text:p>
          </table:table-cell>
          <table:table-cell table:formula="of:=REPLACE([.B485]; 1; 29; &quot;&quot;)" office:value-type="string" office:string-value="dwelter/pestpp" calcext:value-type="string">
            <text:p>dwelter/pestpp</text:p>
          </table:table-cell>
        </table:table-row>
        <table:table-row table:style-name="ro1">
          <table:table-cell office:value-type="float" office:value="556067" calcext:value-type="float">
            <text:p>556067</text:p>
          </table:table-cell>
          <table:table-cell office:value-type="string" calcext:value-type="string">
            <text:p>https://api.github.com/repos/GNOME/gnote</text:p>
          </table:table-cell>
          <table:table-cell table:formula="of:=REPLACE([.B486]; 1; 29; &quot;&quot;)" office:value-type="string" office:string-value="GNOME/gnote" calcext:value-type="string">
            <text:p>GNOME/gnote</text:p>
          </table:table-cell>
        </table:table-row>
        <table:table-row table:style-name="ro1">
          <table:table-cell office:value-type="float" office:value="561191" calcext:value-type="float">
            <text:p>561191</text:p>
          </table:table-cell>
          <table:table-cell office:value-type="string" calcext:value-type="string">
            <text:p>https://api.github.com/repos/XhmikosR/notepad2-mod</text:p>
          </table:table-cell>
          <table:table-cell table:formula="of:=REPLACE([.B487]; 1; 29; &quot;&quot;)" office:value-type="string" office:string-value="XhmikosR/notepad2-mod" calcext:value-type="string">
            <text:p>XhmikosR/notepad2-mod</text:p>
          </table:table-cell>
        </table:table-row>
        <table:table-row table:style-name="ro1">
          <table:table-cell office:value-type="float" office:value="565311" calcext:value-type="float">
            <text:p>565311</text:p>
          </table:table-cell>
          <table:table-cell office:value-type="string" calcext:value-type="string">
            <text:p>https://api.github.com/repos/omegaonline/oobase</text:p>
          </table:table-cell>
          <table:table-cell table:formula="of:=REPLACE([.B488]; 1; 29; &quot;&quot;)" office:value-type="string" office:string-value="omegaonline/oobase" calcext:value-type="string">
            <text:p>omegaonline/oobase</text:p>
          </table:table-cell>
        </table:table-row>
        <table:table-row table:style-name="ro1">
          <table:table-cell office:value-type="float" office:value="574238" calcext:value-type="float">
            <text:p>574238</text:p>
          </table:table-cell>
          <table:table-cell office:value-type="string" calcext:value-type="string">
            <text:p>https://api.github.com/repos/spinos/aphid</text:p>
          </table:table-cell>
          <table:table-cell table:formula="of:=REPLACE([.B489]; 1; 29; &quot;&quot;)" office:value-type="string" office:string-value="spinos/aphid" calcext:value-type="string">
            <text:p>spinos/aphid</text:p>
          </table:table-cell>
        </table:table-row>
        <table:table-row table:style-name="ro1">
          <table:table-cell office:value-type="float" office:value="574361" calcext:value-type="float">
            <text:p>574361</text:p>
          </table:table-cell>
          <table:table-cell office:value-type="string" calcext:value-type="string">
            <text:p>https://api.github.com/repos/GNOME/ekiga</text:p>
          </table:table-cell>
          <table:table-cell table:formula="of:=REPLACE([.B490]; 1; 29; &quot;&quot;)" office:value-type="string" office:string-value="GNOME/ekiga" calcext:value-type="string">
            <text:p>GNOME/ekiga</text:p>
          </table:table-cell>
        </table:table-row>
        <table:table-row table:style-name="ro1">
          <table:table-cell office:value-type="float" office:value="575627" calcext:value-type="float">
            <text:p>575627</text:p>
          </table:table-cell>
          <table:table-cell office:value-type="string" calcext:value-type="string">
            <text:p>https://api.github.com/repos/GNOME/gparted</text:p>
          </table:table-cell>
          <table:table-cell table:formula="of:=REPLACE([.B491]; 1; 29; &quot;&quot;)" office:value-type="string" office:string-value="GNOME/gparted" calcext:value-type="string">
            <text:p>GNOME/gparted</text:p>
          </table:table-cell>
        </table:table-row>
        <table:table-row table:style-name="ro1">
          <table:table-cell office:value-type="float" office:value="575747" calcext:value-type="float">
            <text:p>575747</text:p>
          </table:table-cell>
          <table:table-cell office:value-type="string" calcext:value-type="string">
            <text:p>https://api.github.com/repos/BartVandewoestyne/Cpp</text:p>
          </table:table-cell>
          <table:table-cell table:formula="of:=REPLACE([.B492]; 1; 29; &quot;&quot;)" office:value-type="string" office:string-value="BartVandewoestyne/Cpp" calcext:value-type="string">
            <text:p>BartVandewoestyne/Cpp</text:p>
          </table:table-cell>
        </table:table-row>
        <table:table-row table:style-name="ro1">
          <table:table-cell office:value-type="float" office:value="582530" calcext:value-type="float">
            <text:p>582530</text:p>
          </table:table-cell>
          <table:table-cell office:value-type="string" calcext:value-type="string">
            <text:p>https://api.github.com/repos/hetelek/Velocity</text:p>
          </table:table-cell>
          <table:table-cell table:formula="of:=REPLACE([.B493]; 1; 29; &quot;&quot;)" office:value-type="string" office:string-value="hetelek/Velocity" calcext:value-type="string">
            <text:p>hetelek/Velocity</text:p>
          </table:table-cell>
        </table:table-row>
        <table:table-row table:style-name="ro1">
          <table:table-cell office:value-type="float" office:value="584715" calcext:value-type="float">
            <text:p>584715</text:p>
          </table:table-cell>
          <table:table-cell office:value-type="string" calcext:value-type="string">
            <text:p>https://api.github.com/repos/notepadqq/notepadqq</text:p>
          </table:table-cell>
          <table:table-cell table:formula="of:=REPLACE([.B494]; 1; 29; &quot;&quot;)" office:value-type="string" office:string-value="notepadqq/notepadqq" calcext:value-type="string">
            <text:p>notepadqq/notepadqq</text:p>
          </table:table-cell>
        </table:table-row>
        <table:table-row table:style-name="ro1">
          <table:table-cell office:value-type="float" office:value="586752" calcext:value-type="float">
            <text:p>586752</text:p>
          </table:table-cell>
          <table:table-cell office:value-type="string" calcext:value-type="string">
            <text:p>https://api.github.com/repos/linuxbox2/linuxbox-ceph</text:p>
          </table:table-cell>
          <table:table-cell table:formula="of:=REPLACE([.B495]; 1; 29; &quot;&quot;)" office:value-type="string" office:string-value="linuxbox2/linuxbox-ceph" calcext:value-type="string">
            <text:p>linuxbox2/linuxbox-ceph</text:p>
          </table:table-cell>
        </table:table-row>
        <table:table-row table:style-name="ro1">
          <table:table-cell office:value-type="float" office:value="587712" calcext:value-type="float">
            <text:p>587712</text:p>
          </table:table-cell>
          <table:table-cell office:value-type="string" calcext:value-type="string">
            <text:p>https://api.github.com/repos/logcabin/logcabin</text:p>
          </table:table-cell>
          <table:table-cell table:formula="of:=REPLACE([.B496]; 1; 29; &quot;&quot;)" office:value-type="string" office:string-value="logcabin/logcabin" calcext:value-type="string">
            <text:p>logcabin/logcabin</text:p>
          </table:table-cell>
        </table:table-row>
        <table:table-row table:style-name="ro1">
          <table:table-cell office:value-type="float" office:value="591786" calcext:value-type="float">
            <text:p>591786</text:p>
          </table:table-cell>
          <table:table-cell office:value-type="string" calcext:value-type="string">
            <text:p>https://api.github.com/repos/guruofquality/gras</text:p>
          </table:table-cell>
          <table:table-cell table:formula="of:=REPLACE([.B497]; 1; 29; &quot;&quot;)" office:value-type="string" office:string-value="guruofquality/gras" calcext:value-type="string">
            <text:p>guruofquality/gras</text:p>
          </table:table-cell>
        </table:table-row>
        <table:table-row table:style-name="ro1">
          <table:table-cell office:value-type="float" office:value="604760" calcext:value-type="float">
            <text:p>604760</text:p>
          </table:table-cell>
          <table:table-cell office:value-type="string" calcext:value-type="string">
            <text:p>https://api.github.com/repos/salilab/rmf</text:p>
          </table:table-cell>
          <table:table-cell table:formula="of:=REPLACE([.B498]; 1; 29; &quot;&quot;)" office:value-type="string" office:string-value="salilab/rmf" calcext:value-type="string">
            <text:p>salilab/rmf</text:p>
          </table:table-cell>
        </table:table-row>
        <table:table-row table:style-name="ro1">
          <table:table-cell office:value-type="float" office:value="608454" calcext:value-type="float">
            <text:p>608454</text:p>
          </table:table-cell>
          <table:table-cell office:value-type="string" calcext:value-type="string">
            <text:p>https://api.github.com/repos/OctaForge/OF-Engine</text:p>
          </table:table-cell>
          <table:table-cell table:formula="of:=REPLACE([.B499]; 1; 29; &quot;&quot;)" office:value-type="string" office:string-value="OctaForge/OF-Engine" calcext:value-type="string">
            <text:p>OctaForge/OF-Engine</text:p>
          </table:table-cell>
        </table:table-row>
        <table:table-row table:style-name="ro1">
          <table:table-cell office:value-type="float" office:value="610636" calcext:value-type="float">
            <text:p>610636</text:p>
          </table:table-cell>
          <table:table-cell office:value-type="string" calcext:value-type="string">
            <text:p>https://api.github.com/repos/psychi/fragments</text:p>
          </table:table-cell>
          <table:table-cell table:formula="of:=REPLACE([.B500]; 1; 29; &quot;&quot;)" office:value-type="string" office:string-value="psychi/fragments" calcext:value-type="string">
            <text:p>psychi/fragments</text:p>
          </table:table-cell>
        </table:table-row>
        <table:table-row table:style-name="ro1">
          <table:table-cell office:value-type="float" office:value="614440" calcext:value-type="float">
            <text:p>614440</text:p>
          </table:table-cell>
          <table:table-cell office:value-type="string" calcext:value-type="string">
            <text:p>https://api.github.com/repos/mne-tools/mne-cpp</text:p>
          </table:table-cell>
          <table:table-cell table:formula="of:=REPLACE([.B501]; 1; 29; &quot;&quot;)" office:value-type="string" office:string-value="mne-tools/mne-cpp" calcext:value-type="string">
            <text:p>mne-tools/mne-cpp</text:p>
          </table:table-cell>
        </table:table-row>
        <table:table-row table:style-name="ro1">
          <table:table-cell office:value-type="float" office:value="618050" calcext:value-type="float">
            <text:p>618050</text:p>
          </table:table-cell>
          <table:table-cell office:value-type="string" calcext:value-type="string">
            <text:p>https://api.github.com/repos/ololoepepe/BeQt</text:p>
          </table:table-cell>
          <table:table-cell table:formula="of:=REPLACE([.B502]; 1; 29; &quot;&quot;)" office:value-type="string" office:string-value="ololoepepe/BeQt" calcext:value-type="string">
            <text:p>ololoepepe/BeQt</text:p>
          </table:table-cell>
        </table:table-row>
        <table:table-row table:style-name="ro1">
          <table:table-cell office:value-type="float" office:value="620632" calcext:value-type="float">
            <text:p>620632</text:p>
          </table:table-cell>
          <table:table-cell office:value-type="string" calcext:value-type="string">
            <text:p>https://api.github.com/repos/t-crest/patmos</text:p>
          </table:table-cell>
          <table:table-cell table:formula="of:=REPLACE([.B503]; 1; 29; &quot;&quot;)" office:value-type="string" office:string-value="t-crest/patmos" calcext:value-type="string">
            <text:p>t-crest/patmos</text:p>
          </table:table-cell>
        </table:table-row>
        <table:table-row table:style-name="ro1">
          <table:table-cell office:value-type="float" office:value="621717" calcext:value-type="float">
            <text:p>621717</text:p>
          </table:table-cell>
          <table:table-cell office:value-type="string" calcext:value-type="string">
            <text:p>https://api.github.com/repos/Revolutionary-Games/Thrive</text:p>
          </table:table-cell>
          <table:table-cell table:formula="of:=REPLACE([.B504]; 1; 29; &quot;&quot;)" office:value-type="string" office:string-value="Revolutionary-Games/Thrive" calcext:value-type="string">
            <text:p>Revolutionary-Games/Thrive</text:p>
          </table:table-cell>
        </table:table-row>
        <table:table-row table:style-name="ro1">
          <table:table-cell office:value-type="float" office:value="626457" calcext:value-type="float">
            <text:p>626457</text:p>
          </table:table-cell>
          <table:table-cell office:value-type="string" calcext:value-type="string">
            <text:p>https://api.github.com/repos/Ares-Developers/Ares</text:p>
          </table:table-cell>
          <table:table-cell table:formula="of:=REPLACE([.B505]; 1; 29; &quot;&quot;)" office:value-type="string" office:string-value="Ares-Developers/Ares" calcext:value-type="string">
            <text:p>Ares-Developers/Ares</text:p>
          </table:table-cell>
        </table:table-row>
        <table:table-row table:style-name="ro1">
          <table:table-cell office:value-type="float" office:value="627228" calcext:value-type="float">
            <text:p>627228</text:p>
          </table:table-cell>
          <table:table-cell office:value-type="string" calcext:value-type="string">
            <text:p>https://api.github.com/repos/SlimRoms/frameworks_av</text:p>
          </table:table-cell>
          <table:table-cell table:formula="of:=REPLACE([.B506]; 1; 29; &quot;&quot;)" office:value-type="string" office:string-value="SlimRoms/frameworks_av" calcext:value-type="string">
            <text:p>SlimRoms/frameworks_av</text:p>
          </table:table-cell>
        </table:table-row>
        <table:table-row table:style-name="ro1">
          <table:table-cell office:value-type="float" office:value="643882" calcext:value-type="float">
            <text:p>643882</text:p>
          </table:table-cell>
          <table:table-cell office:value-type="string" calcext:value-type="string">
            <text:p>https://api.github.com/repos/svalinn/DAGMC</text:p>
          </table:table-cell>
          <table:table-cell table:formula="of:=REPLACE([.B507]; 1; 29; &quot;&quot;)" office:value-type="string" office:string-value="svalinn/DAGMC" calcext:value-type="string">
            <text:p>svalinn/DAGMC</text:p>
          </table:table-cell>
        </table:table-row>
        <table:table-row table:style-name="ro1">
          <table:table-cell office:value-type="float" office:value="659700" calcext:value-type="float">
            <text:p>659700</text:p>
          </table:table-cell>
          <table:table-cell office:value-type="string" calcext:value-type="string">
            <text:p>https://api.github.com/repos/JimbobKR18/JFramework</text:p>
          </table:table-cell>
          <table:table-cell table:formula="of:=REPLACE([.B508]; 1; 29; &quot;&quot;)" office:value-type="string" office:string-value="JimbobKR18/JFramework" calcext:value-type="string">
            <text:p>JimbobKR18/JFramework</text:p>
          </table:table-cell>
        </table:table-row>
        <table:table-row table:style-name="ro1">
          <table:table-cell office:value-type="float" office:value="662384" calcext:value-type="float">
            <text:p>662384</text:p>
          </table:table-cell>
          <table:table-cell office:value-type="string" calcext:value-type="string">
            <text:p>https://api.github.com/repos/rfabbri/Gem</text:p>
          </table:table-cell>
          <table:table-cell table:formula="of:=REPLACE([.B509]; 1; 29; &quot;&quot;)" office:value-type="string" office:string-value="rfabbri/Gem" calcext:value-type="string">
            <text:p>rfabbri/Gem</text:p>
          </table:table-cell>
        </table:table-row>
        <table:table-row table:style-name="ro1">
          <table:table-cell office:value-type="float" office:value="662831" calcext:value-type="float">
            <text:p>662831</text:p>
          </table:table-cell>
          <table:table-cell office:value-type="string" calcext:value-type="string">
            <text:p>https://api.github.com/repos/CTSRD-SOAAP/soaap</text:p>
          </table:table-cell>
          <table:table-cell table:formula="of:=REPLACE([.B510]; 1; 29; &quot;&quot;)" office:value-type="string" office:string-value="CTSRD-SOAAP/soaap" calcext:value-type="string">
            <text:p>CTSRD-SOAAP/soaap</text:p>
          </table:table-cell>
        </table:table-row>
        <table:table-row table:style-name="ro1">
          <table:table-cell office:value-type="float" office:value="666240" calcext:value-type="float">
            <text:p>666240</text:p>
          </table:table-cell>
          <table:table-cell office:value-type="string" calcext:value-type="string">
            <text:p>https://api.github.com/repos/reenigne/reenigne</text:p>
          </table:table-cell>
          <table:table-cell table:formula="of:=REPLACE([.B511]; 1; 29; &quot;&quot;)" office:value-type="string" office:string-value="reenigne/reenigne" calcext:value-type="string">
            <text:p>reenigne/reenigne</text:p>
          </table:table-cell>
        </table:table-row>
        <table:table-row table:style-name="ro1">
          <table:table-cell office:value-type="float" office:value="666435" calcext:value-type="float">
            <text:p>666435</text:p>
          </table:table-cell>
          <table:table-cell office:value-type="string" calcext:value-type="string">
            <text:p>https://api.github.com/repos/fcoulombe/kinevox</text:p>
          </table:table-cell>
          <table:table-cell table:formula="of:=REPLACE([.B512]; 1; 29; &quot;&quot;)" office:value-type="string" office:string-value="fcoulombe/kinevox" calcext:value-type="string">
            <text:p>fcoulombe/kinevox</text:p>
          </table:table-cell>
        </table:table-row>
        <table:table-row table:style-name="ro1">
          <table:table-cell office:value-type="float" office:value="668128" calcext:value-type="float">
            <text:p>668128</text:p>
          </table:table-cell>
          <table:table-cell office:value-type="string" calcext:value-type="string">
            <text:p>https://api.github.com/repos/quietfanatic/rata</text:p>
          </table:table-cell>
          <table:table-cell table:formula="of:=REPLACE([.B513]; 1; 29; &quot;&quot;)" office:value-type="string" office:string-value="quietfanatic/rata" calcext:value-type="string">
            <text:p>quietfanatic/rata</text:p>
          </table:table-cell>
        </table:table-row>
        <table:table-row table:style-name="ro1">
          <table:table-cell office:value-type="float" office:value="686197" calcext:value-type="float">
            <text:p>686197</text:p>
          </table:table-cell>
          <table:table-cell office:value-type="string" calcext:value-type="string">
            <text:p>https://api.github.com/repos/ahamez/libsdd</text:p>
          </table:table-cell>
          <table:table-cell table:formula="of:=REPLACE([.B514]; 1; 29; &quot;&quot;)" office:value-type="string" office:string-value="ahamez/libsdd" calcext:value-type="string">
            <text:p>ahamez/libsdd</text:p>
          </table:table-cell>
        </table:table-row>
        <table:table-row table:style-name="ro1">
          <table:table-cell office:value-type="float" office:value="686397" calcext:value-type="float">
            <text:p>686397</text:p>
          </table:table-cell>
          <table:table-cell office:value-type="string" calcext:value-type="string">
            <text:p>https://api.github.com/repos/yujinrobot/kobuki</text:p>
          </table:table-cell>
          <table:table-cell table:formula="of:=REPLACE([.B515]; 1; 29; &quot;&quot;)" office:value-type="string" office:string-value="yujinrobot/kobuki" calcext:value-type="string">
            <text:p>yujinrobot/kobuki</text:p>
          </table:table-cell>
        </table:table-row>
        <table:table-row table:style-name="ro1">
          <table:table-cell office:value-type="float" office:value="701391" calcext:value-type="float">
            <text:p>701391</text:p>
          </table:table-cell>
          <table:table-cell office:value-type="string" calcext:value-type="string">
            <text:p>https://api.github.com/repos/syntheticpp/qt-creator</text:p>
          </table:table-cell>
          <table:table-cell table:formula="of:=REPLACE([.B516]; 1; 29; &quot;&quot;)" office:value-type="string" office:string-value="syntheticpp/qt-creator" calcext:value-type="string">
            <text:p>syntheticpp/qt-creator</text:p>
          </table:table-cell>
        </table:table-row>
        <table:table-row table:style-name="ro1">
          <table:table-cell office:value-type="float" office:value="702075" calcext:value-type="float">
            <text:p>702075</text:p>
          </table:table-cell>
          <table:table-cell office:value-type="string" calcext:value-type="string">
            <text:p>https://api.github.com/repos/xrubio/pandora</text:p>
          </table:table-cell>
          <table:table-cell table:formula="of:=REPLACE([.B517]; 1; 29; &quot;&quot;)" office:value-type="string" office:string-value="xrubio/pandora" calcext:value-type="string">
            <text:p>xrubio/pandora</text:p>
          </table:table-cell>
        </table:table-row>
        <table:table-row table:style-name="ro1">
          <table:table-cell office:value-type="float" office:value="705758" calcext:value-type="float">
            <text:p>705758</text:p>
          </table:table-cell>
          <table:table-cell office:value-type="string" calcext:value-type="string">
            <text:p>https://api.github.com/repos/blmarket/crawl-korean</text:p>
          </table:table-cell>
          <table:table-cell table:formula="of:=REPLACE([.B518]; 1; 29; &quot;&quot;)" office:value-type="string" office:string-value="blmarket/crawl-korean" calcext:value-type="string">
            <text:p>blmarket/crawl-korean</text:p>
          </table:table-cell>
        </table:table-row>
        <table:table-row table:style-name="ro1">
          <table:table-cell office:value-type="float" office:value="707160" calcext:value-type="float">
            <text:p>707160</text:p>
          </table:table-cell>
          <table:table-cell office:value-type="string" calcext:value-type="string">
            <text:p>https://api.github.com/repos/freeorion/freeorion</text:p>
          </table:table-cell>
          <table:table-cell table:formula="of:=REPLACE([.B519]; 1; 29; &quot;&quot;)" office:value-type="string" office:string-value="freeorion/freeorion" calcext:value-type="string">
            <text:p>freeorion/freeorion</text:p>
          </table:table-cell>
        </table:table-row>
        <table:table-row table:style-name="ro1">
          <table:table-cell office:value-type="float" office:value="712536" calcext:value-type="float">
            <text:p>712536</text:p>
          </table:table-cell>
          <table:table-cell office:value-type="string" calcext:value-type="string">
            <text:p>https://api.github.com/repos/lwinkler/markus</text:p>
          </table:table-cell>
          <table:table-cell table:formula="of:=REPLACE([.B520]; 1; 29; &quot;&quot;)" office:value-type="string" office:string-value="lwinkler/markus" calcext:value-type="string">
            <text:p>lwinkler/markus</text:p>
          </table:table-cell>
        </table:table-row>
        <table:table-row table:style-name="ro1">
          <table:table-cell office:value-type="float" office:value="719210" calcext:value-type="float">
            <text:p>719210</text:p>
          </table:table-cell>
          <table:table-cell office:value-type="string" calcext:value-type="string">
            <text:p>https://api.github.com/repos/tstack/lnav</text:p>
          </table:table-cell>
          <table:table-cell table:formula="of:=REPLACE([.B521]; 1; 29; &quot;&quot;)" office:value-type="string" office:string-value="tstack/lnav" calcext:value-type="string">
            <text:p>tstack/lnav</text:p>
          </table:table-cell>
        </table:table-row>
        <table:table-row table:style-name="ro1">
          <table:table-cell office:value-type="float" office:value="730861" calcext:value-type="float">
            <text:p>730861</text:p>
          </table:table-cell>
          <table:table-cell office:value-type="string" calcext:value-type="string">
            <text:p>https://api.github.com/repos/gschwind/page</text:p>
          </table:table-cell>
          <table:table-cell table:formula="of:=REPLACE([.B522]; 1; 29; &quot;&quot;)" office:value-type="string" office:string-value="gschwind/page" calcext:value-type="string">
            <text:p>gschwind/page</text:p>
          </table:table-cell>
        </table:table-row>
        <table:table-row table:style-name="ro1">
          <table:table-cell office:value-type="float" office:value="751071" calcext:value-type="float">
            <text:p>751071</text:p>
          </table:table-cell>
          <table:table-cell office:value-type="string" calcext:value-type="string">
            <text:p>https://api.github.com/repos/simonct/CoreAstro</text:p>
          </table:table-cell>
          <table:table-cell table:formula="of:=REPLACE([.B523]; 1; 29; &quot;&quot;)" office:value-type="string" office:string-value="simonct/CoreAstro" calcext:value-type="string">
            <text:p>simonct/CoreAstro</text:p>
          </table:table-cell>
        </table:table-row>
        <table:table-row table:style-name="ro1">
          <table:table-cell office:value-type="float" office:value="752983" calcext:value-type="float">
            <text:p>752983</text:p>
          </table:table-cell>
          <table:table-cell office:value-type="string" calcext:value-type="string">
            <text:p>https://api.github.com/repos/FreeCAD/FreeCAD</text:p>
          </table:table-cell>
          <table:table-cell table:formula="of:=REPLACE([.B524]; 1; 29; &quot;&quot;)" office:value-type="string" office:string-value="FreeCAD/FreeCAD" calcext:value-type="string">
            <text:p>FreeCAD/FreeCAD</text:p>
          </table:table-cell>
        </table:table-row>
        <table:table-row table:style-name="ro1">
          <table:table-cell office:value-type="float" office:value="765877" calcext:value-type="float">
            <text:p>765877</text:p>
          </table:table-cell>
          <table:table-cell office:value-type="string" calcext:value-type="string">
            <text:p>https://api.github.com/repos/Ratstail91/Tortuga</text:p>
          </table:table-cell>
          <table:table-cell table:formula="of:=REPLACE([.B525]; 1; 29; &quot;&quot;)" office:value-type="string" office:string-value="Ratstail91/Tortuga" calcext:value-type="string">
            <text:p>Ratstail91/Tortuga</text:p>
          </table:table-cell>
        </table:table-row>
        <table:table-row table:style-name="ro1">
          <table:table-cell office:value-type="float" office:value="775286" calcext:value-type="float">
            <text:p>775286</text:p>
          </table:table-cell>
          <table:table-cell office:value-type="string" calcext:value-type="string">
            <text:p>https://api.github.com/repos/ethz-asl/libpointmatcher</text:p>
          </table:table-cell>
          <table:table-cell table:formula="of:=REPLACE([.B526]; 1; 29; &quot;&quot;)" office:value-type="string" office:string-value="ethz-asl/libpointmatcher" calcext:value-type="string">
            <text:p>ethz-asl/libpointmatcher</text:p>
          </table:table-cell>
        </table:table-row>
        <table:table-row table:style-name="ro1">
          <table:table-cell office:value-type="float" office:value="778967" calcext:value-type="float">
            <text:p>778967</text:p>
          </table:table-cell>
          <table:table-cell office:value-type="string" calcext:value-type="string">
            <text:p>https://api.github.com/repos/gliaskos/freebsd-chromium</text:p>
          </table:table-cell>
          <table:table-cell table:formula="of:=REPLACE([.B527]; 1; 29; &quot;&quot;)" office:value-type="string" office:string-value="gliaskos/freebsd-chromium" calcext:value-type="string">
            <text:p>gliaskos/freebsd-chromium</text:p>
          </table:table-cell>
        </table:table-row>
        <table:table-row table:style-name="ro1">
          <table:table-cell office:value-type="float" office:value="804235" calcext:value-type="float">
            <text:p>804235</text:p>
          </table:table-cell>
          <table:table-cell office:value-type="string" calcext:value-type="string">
            <text:p>https://api.github.com/repos/stnava/ANTs</text:p>
          </table:table-cell>
          <table:table-cell table:formula="of:=REPLACE([.B528]; 1; 29; &quot;&quot;)" office:value-type="string" office:string-value="stnava/ANTs" calcext:value-type="string">
            <text:p>stnava/ANTs</text:p>
          </table:table-cell>
        </table:table-row>
        <table:table-row table:style-name="ro1">
          <table:table-cell office:value-type="float" office:value="813649" calcext:value-type="float">
            <text:p>813649</text:p>
          </table:table-cell>
          <table:table-cell office:value-type="string" calcext:value-type="string">
            <text:p>https://api.github.com/repos/rdiankov/openrave</text:p>
          </table:table-cell>
          <table:table-cell table:formula="of:=REPLACE([.B529]; 1; 29; &quot;&quot;)" office:value-type="string" office:string-value="rdiankov/openrave" calcext:value-type="string">
            <text:p>rdiankov/openrave</text:p>
          </table:table-cell>
        </table:table-row>
        <table:table-row table:style-name="ro1">
          <table:table-cell office:value-type="float" office:value="834298" calcext:value-type="float">
            <text:p>834298</text:p>
          </table:table-cell>
          <table:table-cell office:value-type="string" calcext:value-type="string">
            <text:p>https://api.github.com/repos/tklab-tud/uscxml</text:p>
          </table:table-cell>
          <table:table-cell table:formula="of:=REPLACE([.B530]; 1; 29; &quot;&quot;)" office:value-type="string" office:string-value="tklab-tud/uscxml" calcext:value-type="string">
            <text:p>tklab-tud/uscxml</text:p>
          </table:table-cell>
        </table:table-row>
        <table:table-row table:style-name="ro1">
          <table:table-cell office:value-type="float" office:value="837737" calcext:value-type="float">
            <text:p>837737</text:p>
          </table:table-cell>
          <table:table-cell office:value-type="string" calcext:value-type="string">
            <text:p>https://api.github.com/repos/cpatrasciuc/nine-men-morris</text:p>
          </table:table-cell>
          <table:table-cell table:formula="of:=REPLACE([.B531]; 1; 29; &quot;&quot;)" office:value-type="string" office:string-value="cpatrasciuc/nine-men-morris" calcext:value-type="string">
            <text:p>cpatrasciuc/nine-men-morris</text:p>
          </table:table-cell>
        </table:table-row>
        <table:table-row table:style-name="ro1">
          <table:table-cell office:value-type="float" office:value="850399" calcext:value-type="float">
            <text:p>850399</text:p>
          </table:table-cell>
          <table:table-cell office:value-type="string" calcext:value-type="string">
            <text:p>https://api.github.com/repos/AgileManufacturing/HUniversal-Production-Utrecht</text:p>
          </table:table-cell>
          <table:table-cell table:formula="of:=REPLACE([.B532]; 1; 29; &quot;&quot;)" office:value-type="string" office:string-value="AgileManufacturing/HUniversal-Production-Utrecht" calcext:value-type="string">
            <text:p>AgileManufacturing/HUniversal-Production-Utrecht</text:p>
          </table:table-cell>
        </table:table-row>
        <table:table-row table:style-name="ro1">
          <table:table-cell office:value-type="float" office:value="851156" calcext:value-type="float">
            <text:p>851156</text:p>
          </table:table-cell>
          <table:table-cell office:value-type="string" calcext:value-type="string">
            <text:p>https://api.github.com/repos/ikaros-project/ikaros</text:p>
          </table:table-cell>
          <table:table-cell table:formula="of:=REPLACE([.B533]; 1; 29; &quot;&quot;)" office:value-type="string" office:string-value="ikaros-project/ikaros" calcext:value-type="string">
            <text:p>ikaros-project/ikaros</text:p>
          </table:table-cell>
        </table:table-row>
        <table:table-row table:style-name="ro1">
          <table:table-cell office:value-type="float" office:value="856547" calcext:value-type="float">
            <text:p>856547</text:p>
          </table:table-cell>
          <table:table-cell office:value-type="string" calcext:value-type="string">
            <text:p>https://api.github.com/repos/clintbellanger/flare-engine</text:p>
          </table:table-cell>
          <table:table-cell table:formula="of:=REPLACE([.B534]; 1; 29; &quot;&quot;)" office:value-type="string" office:string-value="clintbellanger/flare-engine" calcext:value-type="string">
            <text:p>clintbellanger/flare-engine</text:p>
          </table:table-cell>
        </table:table-row>
        <table:table-row table:style-name="ro1">
          <table:table-cell office:value-type="float" office:value="857502" calcext:value-type="float">
            <text:p>857502</text:p>
          </table:table-cell>
          <table:table-cell office:value-type="string" calcext:value-type="string">
            <text:p>https://api.github.com/repos/Maximus5/ConEmu</text:p>
          </table:table-cell>
          <table:table-cell table:formula="of:=REPLACE([.B535]; 1; 29; &quot;&quot;)" office:value-type="string" office:string-value="Maximus5/ConEmu" calcext:value-type="string">
            <text:p>Maximus5/ConEmu</text:p>
          </table:table-cell>
        </table:table-row>
        <table:table-row table:style-name="ro1">
          <table:table-cell office:value-type="float" office:value="861636" calcext:value-type="float">
            <text:p>861636</text:p>
          </table:table-cell>
          <table:table-cell office:value-type="string" calcext:value-type="string">
            <text:p>https://api.github.com/repos/matthewcpp/recondite</text:p>
          </table:table-cell>
          <table:table-cell table:formula="of:=REPLACE([.B536]; 1; 29; &quot;&quot;)" office:value-type="string" office:string-value="matthewcpp/recondite" calcext:value-type="string">
            <text:p>matthewcpp/recondite</text:p>
          </table:table-cell>
        </table:table-row>
        <table:table-row table:style-name="ro1">
          <table:table-cell office:value-type="float" office:value="862370" calcext:value-type="float">
            <text:p>862370</text:p>
          </table:table-cell>
          <table:table-cell office:value-type="string" calcext:value-type="string">
            <text:p>https://api.github.com/repos/ojwb/survex</text:p>
          </table:table-cell>
          <table:table-cell table:formula="of:=REPLACE([.B537]; 1; 29; &quot;&quot;)" office:value-type="string" office:string-value="ojwb/survex" calcext:value-type="string">
            <text:p>ojwb/survex</text:p>
          </table:table-cell>
        </table:table-row>
        <table:table-row table:style-name="ro1">
          <table:table-cell office:value-type="float" office:value="863540" calcext:value-type="float">
            <text:p>863540</text:p>
          </table:table-cell>
          <table:table-cell office:value-type="string" calcext:value-type="string">
            <text:p>https://api.github.com/repos/loaden/qtcreator</text:p>
          </table:table-cell>
          <table:table-cell table:formula="of:=REPLACE([.B538]; 1; 29; &quot;&quot;)" office:value-type="string" office:string-value="loaden/qtcreator" calcext:value-type="string">
            <text:p>loaden/qtcreator</text:p>
          </table:table-cell>
        </table:table-row>
        <table:table-row table:style-name="ro1">
          <table:table-cell office:value-type="float" office:value="883303" calcext:value-type="float">
            <text:p>883303</text:p>
          </table:table-cell>
          <table:table-cell office:value-type="string" calcext:value-type="string">
            <text:p>https://api.github.com/repos/campreilly/UnderSeaModelingLibrary</text:p>
          </table:table-cell>
          <table:table-cell table:formula="of:=REPLACE([.B539]; 1; 29; &quot;&quot;)" office:value-type="string" office:string-value="campreilly/UnderSeaModelingLibrary" calcext:value-type="string">
            <text:p>campreilly/UnderSeaModelingLibrary</text:p>
          </table:table-cell>
        </table:table-row>
        <table:table-row table:style-name="ro1">
          <table:table-cell office:value-type="float" office:value="886989" calcext:value-type="float">
            <text:p>886989</text:p>
          </table:table-cell>
          <table:table-cell office:value-type="string" calcext:value-type="string">
            <text:p>https://api.github.com/repos/joaoleal/CppADCodeGen</text:p>
          </table:table-cell>
          <table:table-cell table:formula="of:=REPLACE([.B540]; 1; 29; &quot;&quot;)" office:value-type="string" office:string-value="joaoleal/CppADCodeGen" calcext:value-type="string">
            <text:p>joaoleal/CppADCodeGen</text:p>
          </table:table-cell>
        </table:table-row>
        <table:table-row table:style-name="ro1">
          <table:table-cell office:value-type="float" office:value="888329" calcext:value-type="float">
            <text:p>888329</text:p>
          </table:table-cell>
          <table:table-cell office:value-type="string" calcext:value-type="string">
            <text:p>https://api.github.com/repos/ros-visualization/rviz</text:p>
          </table:table-cell>
          <table:table-cell table:formula="of:=REPLACE([.B541]; 1; 29; &quot;&quot;)" office:value-type="string" office:string-value="ros-visualization/rviz" calcext:value-type="string">
            <text:p>ros-visualization/rviz</text:p>
          </table:table-cell>
        </table:table-row>
        <table:table-row table:style-name="ro1">
          <table:table-cell office:value-type="float" office:value="898600" calcext:value-type="float">
            <text:p>898600</text:p>
          </table:table-cell>
          <table:table-cell office:value-type="string" calcext:value-type="string">
            <text:p>https://api.github.com/repos/GarageGames/Torque3D</text:p>
          </table:table-cell>
          <table:table-cell table:formula="of:=REPLACE([.B542]; 1; 29; &quot;&quot;)" office:value-type="string" office:string-value="GarageGames/Torque3D" calcext:value-type="string">
            <text:p>GarageGames/Torque3D</text:p>
          </table:table-cell>
        </table:table-row>
        <table:table-row table:style-name="ro1">
          <table:table-cell office:value-type="float" office:value="909943" calcext:value-type="float">
            <text:p>909943</text:p>
          </table:table-cell>
          <table:table-cell office:value-type="string" calcext:value-type="string">
            <text:p>https://api.github.com/repos/eric7237cire/CodeJam</text:p>
          </table:table-cell>
          <table:table-cell table:formula="of:=REPLACE([.B543]; 1; 29; &quot;&quot;)" office:value-type="string" office:string-value="eric7237cire/CodeJam" calcext:value-type="string">
            <text:p>eric7237cire/CodeJam</text:p>
          </table:table-cell>
        </table:table-row>
        <table:table-row table:style-name="ro1">
          <table:table-cell office:value-type="float" office:value="913615" calcext:value-type="float">
            <text:p>913615</text:p>
          </table:table-cell>
          <table:table-cell office:value-type="string" calcext:value-type="string">
            <text:p>https://api.github.com/repos/OpenWaterAnalytics/epanet-rtx</text:p>
          </table:table-cell>
          <table:table-cell table:formula="of:=REPLACE([.B544]; 1; 29; &quot;&quot;)" office:value-type="string" office:string-value="OpenWaterAnalytics/epanet-rtx" calcext:value-type="string">
            <text:p>OpenWaterAnalytics/epanet-rtx</text:p>
          </table:table-cell>
        </table:table-row>
        <table:table-row table:style-name="ro1">
          <table:table-cell office:value-type="float" office:value="921584" calcext:value-type="float">
            <text:p>921584</text:p>
          </table:table-cell>
          <table:table-cell office:value-type="string" calcext:value-type="string">
            <text:p>https://api.github.com/repos/colobot/colobot</text:p>
          </table:table-cell>
          <table:table-cell table:formula="of:=REPLACE([.B545]; 1; 29; &quot;&quot;)" office:value-type="string" office:string-value="colobot/colobot" calcext:value-type="string">
            <text:p>colobot/colobot</text:p>
          </table:table-cell>
        </table:table-row>
        <table:table-row table:style-name="ro1">
          <table:table-cell office:value-type="float" office:value="937786" calcext:value-type="float">
            <text:p>937786</text:p>
          </table:table-cell>
          <table:table-cell office:value-type="string" calcext:value-type="string">
            <text:p>https://api.github.com/repos/esrf-bliss/Lima</text:p>
          </table:table-cell>
          <table:table-cell table:formula="of:=REPLACE([.B546]; 1; 29; &quot;&quot;)" office:value-type="string" office:string-value="esrf-bliss/Lima" calcext:value-type="string">
            <text:p>esrf-bliss/Lima</text:p>
          </table:table-cell>
        </table:table-row>
        <table:table-row table:style-name="ro1">
          <table:table-cell office:value-type="float" office:value="942601" calcext:value-type="float">
            <text:p>942601</text:p>
          </table:table-cell>
          <table:table-cell office:value-type="string" calcext:value-type="string">
            <text:p>https://api.github.com/repos/feelpp/feelpp</text:p>
          </table:table-cell>
          <table:table-cell table:formula="of:=REPLACE([.B547]; 1; 29; &quot;&quot;)" office:value-type="string" office:string-value="feelpp/feelpp" calcext:value-type="string">
            <text:p>feelpp/feelpp</text:p>
          </table:table-cell>
        </table:table-row>
        <table:table-row table:style-name="ro1">
          <table:table-cell office:value-type="float" office:value="949105" calcext:value-type="float">
            <text:p>949105</text:p>
          </table:table-cell>
          <table:table-cell office:value-type="string" calcext:value-type="string">
            <text:p>https://api.github.com/repos/vancegroup-mirrors/eigen</text:p>
          </table:table-cell>
          <table:table-cell table:formula="of:=REPLACE([.B548]; 1; 29; &quot;&quot;)" office:value-type="string" office:string-value="vancegroup-mirrors/eigen" calcext:value-type="string">
            <text:p>vancegroup-mirrors/eigen</text:p>
          </table:table-cell>
        </table:table-row>
        <table:table-row table:style-name="ro1">
          <table:table-cell office:value-type="float" office:value="971491" calcext:value-type="float">
            <text:p>971491</text:p>
          </table:table-cell>
          <table:table-cell office:value-type="string" calcext:value-type="string">
            <text:p>https://api.github.com/repos/WrinklyNinja/libloadorder</text:p>
          </table:table-cell>
          <table:table-cell table:formula="of:=REPLACE([.B549]; 1; 29; &quot;&quot;)" office:value-type="string" office:string-value="WrinklyNinja/libloadorder" calcext:value-type="string">
            <text:p>WrinklyNinja/libloadorder</text:p>
          </table:table-cell>
        </table:table-row>
        <table:table-row table:style-name="ro1">
          <table:table-cell office:value-type="float" office:value="971992" calcext:value-type="float">
            <text:p>971992</text:p>
          </table:table-cell>
          <table:table-cell office:value-type="string" calcext:value-type="string">
            <text:p>https://api.github.com/repos/Matthias-Fauconneau/serenity</text:p>
          </table:table-cell>
          <table:table-cell table:formula="of:=REPLACE([.B550]; 1; 29; &quot;&quot;)" office:value-type="string" office:string-value="Matthias-Fauconneau/serenity" calcext:value-type="string">
            <text:p>Matthias-Fauconneau/serenity</text:p>
          </table:table-cell>
        </table:table-row>
        <table:table-row table:style-name="ro1">
          <table:table-cell office:value-type="float" office:value="972402" calcext:value-type="float">
            <text:p>972402</text:p>
          </table:table-cell>
          <table:table-cell office:value-type="string" calcext:value-type="string">
            <text:p>https://api.github.com/repos/InsightSoftwareConsortium/ITKExamples</text:p>
          </table:table-cell>
          <table:table-cell table:formula="of:=REPLACE([.B551]; 1; 29; &quot;&quot;)" office:value-type="string" office:string-value="InsightSoftwareConsortium/ITKExamples" calcext:value-type="string">
            <text:p>InsightSoftwareConsortium/ITKExamples</text:p>
          </table:table-cell>
        </table:table-row>
        <table:table-row table:style-name="ro1">
          <table:table-cell office:value-type="float" office:value="974684" calcext:value-type="float">
            <text:p>974684</text:p>
          </table:table-cell>
          <table:table-cell office:value-type="string" calcext:value-type="string">
            <text:p>https://api.github.com/repos/rec/echomesh</text:p>
          </table:table-cell>
          <table:table-cell table:formula="of:=REPLACE([.B552]; 1; 29; &quot;&quot;)" office:value-type="string" office:string-value="rec/echomesh" calcext:value-type="string">
            <text:p>rec/echomesh</text:p>
          </table:table-cell>
        </table:table-row>
        <table:table-row table:style-name="ro1">
          <table:table-cell office:value-type="float" office:value="979987" calcext:value-type="float">
            <text:p>979987</text:p>
          </table:table-cell>
          <table:table-cell office:value-type="string" calcext:value-type="string">
            <text:p>https://api.github.com/repos/quantcast/qfs</text:p>
          </table:table-cell>
          <table:table-cell table:formula="of:=REPLACE([.B553]; 1; 29; &quot;&quot;)" office:value-type="string" office:string-value="quantcast/qfs" calcext:value-type="string">
            <text:p>quantcast/qfs</text:p>
          </table:table-cell>
        </table:table-row>
        <table:table-row table:style-name="ro1">
          <table:table-cell office:value-type="float" office:value="983302" calcext:value-type="float">
            <text:p>983302</text:p>
          </table:table-cell>
          <table:table-cell office:value-type="string" calcext:value-type="string">
            <text:p>https://api.github.com/repos/pgengler/pinot</text:p>
          </table:table-cell>
          <table:table-cell table:formula="of:=REPLACE([.B554]; 1; 29; &quot;&quot;)" office:value-type="string" office:string-value="pgengler/pinot" calcext:value-type="string">
            <text:p>pgengler/pinot</text:p>
          </table:table-cell>
        </table:table-row>
        <table:table-row table:style-name="ro1">
          <table:table-cell office:value-type="float" office:value="986230" calcext:value-type="float">
            <text:p>986230</text:p>
          </table:table-cell>
          <table:table-cell office:value-type="string" calcext:value-type="string">
            <text:p>https://api.github.com/repos/akw0088/altEngine</text:p>
          </table:table-cell>
          <table:table-cell table:formula="of:=REPLACE([.B555]; 1; 29; &quot;&quot;)" office:value-type="string" office:string-value="akw0088/altEngine" calcext:value-type="string">
            <text:p>akw0088/altEngine</text:p>
          </table:table-cell>
        </table:table-row>
        <table:table-row table:style-name="ro1">
          <table:table-cell office:value-type="float" office:value="994315" calcext:value-type="float">
            <text:p>994315</text:p>
          </table:table-cell>
          <table:table-cell office:value-type="string" calcext:value-type="string">
            <text:p>https://api.github.com/repos/reverbrain/elliptics</text:p>
          </table:table-cell>
          <table:table-cell table:formula="of:=REPLACE([.B556]; 1; 29; &quot;&quot;)" office:value-type="string" office:string-value="reverbrain/elliptics" calcext:value-type="string">
            <text:p>reverbrain/elliptics</text:p>
          </table:table-cell>
        </table:table-row>
        <table:table-row table:style-name="ro1">
          <table:table-cell office:value-type="float" office:value="997387" calcext:value-type="float">
            <text:p>997387</text:p>
          </table:table-cell>
          <table:table-cell office:value-type="string" calcext:value-type="string">
            <text:p>https://api.github.com/repos/svn2github/wxPython</text:p>
          </table:table-cell>
          <table:table-cell table:formula="of:=REPLACE([.B557]; 1; 29; &quot;&quot;)" office:value-type="string" office:string-value="svn2github/wxPython" calcext:value-type="string">
            <text:p>svn2github/wxPython</text:p>
          </table:table-cell>
        </table:table-row>
        <table:table-row table:style-name="ro1">
          <table:table-cell office:value-type="float" office:value="999208" calcext:value-type="float">
            <text:p>999208</text:p>
          </table:table-cell>
          <table:table-cell office:value-type="string" calcext:value-type="string">
            <text:p>https://api.github.com/repos/rouault/gdal</text:p>
          </table:table-cell>
          <table:table-cell table:formula="of:=REPLACE([.B558]; 1; 29; &quot;&quot;)" office:value-type="string" office:string-value="rouault/gdal" calcext:value-type="string">
            <text:p>rouault/gdal</text:p>
          </table:table-cell>
        </table:table-row>
        <table:table-row table:style-name="ro1">
          <table:table-cell office:value-type="float" office:value="1011604" calcext:value-type="float">
            <text:p>1011604</text:p>
          </table:table-cell>
          <table:table-cell office:value-type="string" calcext:value-type="string">
            <text:p>https://api.github.com/repos/xintrea/mytetra_dev</text:p>
          </table:table-cell>
          <table:table-cell table:formula="of:=REPLACE([.B559]; 1; 29; &quot;&quot;)" office:value-type="string" office:string-value="xintrea/mytetra_dev" calcext:value-type="string">
            <text:p>xintrea/mytetra_dev</text:p>
          </table:table-cell>
        </table:table-row>
        <table:table-row table:style-name="ro1">
          <table:table-cell office:value-type="float" office:value="1014126" calcext:value-type="float">
            <text:p>1014126</text:p>
          </table:table-cell>
          <table:table-cell office:value-type="string" calcext:value-type="string">
            <text:p>https://api.github.com/repos/tomamic/fondinfo</text:p>
          </table:table-cell>
          <table:table-cell table:formula="of:=REPLACE([.B560]; 1; 29; &quot;&quot;)" office:value-type="string" office:string-value="tomamic/fondinfo" calcext:value-type="string">
            <text:p>tomamic/fondinfo</text:p>
          </table:table-cell>
        </table:table-row>
        <table:table-row table:style-name="ro1">
          <table:table-cell office:value-type="float" office:value="1024497" calcext:value-type="float">
            <text:p>1024497</text:p>
          </table:table-cell>
          <table:table-cell office:value-type="string" calcext:value-type="string">
            <text:p>https://api.github.com/repos/macgitver/libHeaven</text:p>
          </table:table-cell>
          <table:table-cell table:formula="of:=REPLACE([.B561]; 1; 29; &quot;&quot;)" office:value-type="string" office:string-value="macgitver/libHeaven" calcext:value-type="string">
            <text:p>macgitver/libHeaven</text:p>
          </table:table-cell>
        </table:table-row>
        <table:table-row table:style-name="ro1">
          <table:table-cell office:value-type="float" office:value="1027660" calcext:value-type="float">
            <text:p>1027660</text:p>
          </table:table-cell>
          <table:table-cell office:value-type="string" calcext:value-type="string">
            <text:p>https://api.github.com/repos/UWB-Biocomputing/BrainGrid</text:p>
          </table:table-cell>
          <table:table-cell table:formula="of:=REPLACE([.B562]; 1; 29; &quot;&quot;)" office:value-type="string" office:string-value="UWB-Biocomputing/BrainGrid" calcext:value-type="string">
            <text:p>UWB-Biocomputing/BrainGrid</text:p>
          </table:table-cell>
        </table:table-row>
        <table:table-row table:style-name="ro1">
          <table:table-cell office:value-type="float" office:value="1038717" calcext:value-type="float">
            <text:p>1038717</text:p>
          </table:table-cell>
          <table:table-cell office:value-type="string" calcext:value-type="string">
            <text:p>https://api.github.com/repos/macgitver/libGitWrap</text:p>
          </table:table-cell>
          <table:table-cell table:formula="of:=REPLACE([.B563]; 1; 29; &quot;&quot;)" office:value-type="string" office:string-value="macgitver/libGitWrap" calcext:value-type="string">
            <text:p>macgitver/libGitWrap</text:p>
          </table:table-cell>
        </table:table-row>
        <table:table-row table:style-name="ro1">
          <table:table-cell office:value-type="float" office:value="1100316" calcext:value-type="float">
            <text:p>1100316</text:p>
          </table:table-cell>
          <table:table-cell office:value-type="string" calcext:value-type="string">
            <text:p>https://api.github.com/repos/ManaPlus/ManaPlus</text:p>
          </table:table-cell>
          <table:table-cell table:formula="of:=REPLACE([.B564]; 1; 29; &quot;&quot;)" office:value-type="string" office:string-value="ManaPlus/ManaPlus" calcext:value-type="string">
            <text:p>ManaPlus/ManaPlus</text:p>
          </table:table-cell>
        </table:table-row>
        <table:table-row table:style-name="ro1">
          <table:table-cell office:value-type="float" office:value="1217785" calcext:value-type="float">
            <text:p>1217785</text:p>
          </table:table-cell>
          <table:table-cell office:value-type="string" calcext:value-type="string">
            <text:p>https://api.github.com/repos/openstreetmap/merkaartor</text:p>
          </table:table-cell>
          <table:table-cell table:formula="of:=REPLACE([.B565]; 1; 29; &quot;&quot;)" office:value-type="string" office:string-value="openstreetmap/merkaartor" calcext:value-type="string">
            <text:p>openstreetmap/merkaartor</text:p>
          </table:table-cell>
        </table:table-row>
        <table:table-row table:style-name="ro1">
          <table:table-cell office:value-type="float" office:value="1234831" calcext:value-type="float">
            <text:p>1234831</text:p>
          </table:table-cell>
          <table:table-cell office:value-type="string" calcext:value-type="string">
            <text:p>https://api.github.com/repos/Hanmac/rwx</text:p>
          </table:table-cell>
          <table:table-cell table:formula="of:=REPLACE([.B566]; 1; 29; &quot;&quot;)" office:value-type="string" office:string-value="Hanmac/rwx" calcext:value-type="string">
            <text:p>Hanmac/rwx</text:p>
          </table:table-cell>
        </table:table-row>
        <table:table-row table:style-name="ro1">
          <table:table-cell office:value-type="float" office:value="1260015" calcext:value-type="float">
            <text:p>1260015</text:p>
          </table:table-cell>
          <table:table-cell office:value-type="string" calcext:value-type="string">
            <text:p>https://api.github.com/repos/cloudera/Impala</text:p>
          </table:table-cell>
          <table:table-cell table:formula="of:=REPLACE([.B567]; 1; 29; &quot;&quot;)" office:value-type="string" office:string-value="cloudera/Impala" calcext:value-type="string">
            <text:p>cloudera/Impala</text:p>
          </table:table-cell>
        </table:table-row>
        <table:table-row table:style-name="ro1">
          <table:table-cell office:value-type="float" office:value="1344792" calcext:value-type="float">
            <text:p>1344792</text:p>
          </table:table-cell>
          <table:table-cell office:value-type="string" calcext:value-type="string">
            <text:p>https://api.github.com/repos/opencog/opencog</text:p>
          </table:table-cell>
          <table:table-cell table:formula="of:=REPLACE([.B568]; 1; 29; &quot;&quot;)" office:value-type="string" office:string-value="opencog/opencog" calcext:value-type="string">
            <text:p>opencog/opencog</text:p>
          </table:table-cell>
        </table:table-row>
        <table:table-row table:style-name="ro1">
          <table:table-cell office:value-type="float" office:value="1346788" calcext:value-type="float">
            <text:p>1346788</text:p>
          </table:table-cell>
          <table:table-cell office:value-type="string" calcext:value-type="string">
            <text:p>https://api.github.com/repos/htcondor/htcondor</text:p>
          </table:table-cell>
          <table:table-cell table:formula="of:=REPLACE([.B569]; 1; 29; &quot;&quot;)" office:value-type="string" office:string-value="htcondor/htcondor" calcext:value-type="string">
            <text:p>htcondor/htcondor</text:p>
          </table:table-cell>
        </table:table-row>
        <table:table-row table:style-name="ro1">
          <table:table-cell office:value-type="float" office:value="1347848" calcext:value-type="float">
            <text:p>1347848</text:p>
          </table:table-cell>
          <table:table-cell office:value-type="string" calcext:value-type="string">
            <text:p>https://api.github.com/repos/soomla/cocos2dx-store</text:p>
          </table:table-cell>
          <table:table-cell table:formula="of:=REPLACE([.B570]; 1; 29; &quot;&quot;)" office:value-type="string" office:string-value="soomla/cocos2dx-store" calcext:value-type="string">
            <text:p>soomla/cocos2dx-store</text:p>
          </table:table-cell>
        </table:table-row>
        <table:table-row table:style-name="ro1">
          <table:table-cell office:value-type="float" office:value="1348749" calcext:value-type="float">
            <text:p>1348749</text:p>
          </table:table-cell>
          <table:table-cell office:value-type="string" calcext:value-type="string">
            <text:p>https://api.github.com/repos/rethinkdb/rethinkdb</text:p>
          </table:table-cell>
          <table:table-cell table:formula="of:=REPLACE([.B571]; 1; 29; &quot;&quot;)" office:value-type="string" office:string-value="rethinkdb/rethinkdb" calcext:value-type="string">
            <text:p>rethinkdb/rethinkdb</text:p>
          </table:table-cell>
        </table:table-row>
        <table:table-row table:style-name="ro1">
          <table:table-cell office:value-type="float" office:value="1349059" calcext:value-type="float">
            <text:p>1349059</text:p>
          </table:table-cell>
          <table:table-cell office:value-type="string" calcext:value-type="string">
            <text:p>https://api.github.com/repos/ledger/ledger</text:p>
          </table:table-cell>
          <table:table-cell table:formula="of:=REPLACE([.B572]; 1; 29; &quot;&quot;)" office:value-type="string" office:string-value="ledger/ledger" calcext:value-type="string">
            <text:p>ledger/ledger</text:p>
          </table:table-cell>
        </table:table-row>
        <table:table-row table:style-name="ro1">
          <table:table-cell office:value-type="float" office:value="1350237" calcext:value-type="float">
            <text:p>1350237</text:p>
          </table:table-cell>
          <table:table-cell office:value-type="string" calcext:value-type="string">
            <text:p>https://api.github.com/repos/hrydgard/ppsspp</text:p>
          </table:table-cell>
          <table:table-cell table:formula="of:=REPLACE([.B573]; 1; 29; &quot;&quot;)" office:value-type="string" office:string-value="hrydgard/ppsspp" calcext:value-type="string">
            <text:p>hrydgard/ppsspp</text:p>
          </table:table-cell>
        </table:table-row>
        <table:table-row table:style-name="ro1">
          <table:table-cell office:value-type="float" office:value="1356367" calcext:value-type="float">
            <text:p>1356367</text:p>
          </table:table-cell>
          <table:table-cell office:value-type="string" calcext:value-type="string">
            <text:p>https://api.github.com/repos/callaa/Drawpile</text:p>
          </table:table-cell>
          <table:table-cell table:formula="of:=REPLACE([.B574]; 1; 29; &quot;&quot;)" office:value-type="string" office:string-value="callaa/Drawpile" calcext:value-type="string">
            <text:p>callaa/Drawpile</text:p>
          </table:table-cell>
        </table:table-row>
        <table:table-row table:style-name="ro1">
          <table:table-cell office:value-type="float" office:value="1361330" calcext:value-type="float">
            <text:p>1361330</text:p>
          </table:table-cell>
          <table:table-cell office:value-type="string" calcext:value-type="string">
            <text:p>https://api.github.com/repos/pagespeed/ngx_pagespeed</text:p>
          </table:table-cell>
          <table:table-cell table:formula="of:=REPLACE([.B575]; 1; 29; &quot;&quot;)" office:value-type="string" office:string-value="pagespeed/ngx_pagespeed" calcext:value-type="string">
            <text:p>pagespeed/ngx_pagespeed</text:p>
          </table:table-cell>
        </table:table-row>
        <table:table-row table:style-name="ro1">
          <table:table-cell office:value-type="float" office:value="1364519" calcext:value-type="float">
            <text:p>1364519</text:p>
          </table:table-cell>
          <table:table-cell office:value-type="string" calcext:value-type="string">
            <text:p>https://api.github.com/repos/snogglethorpe/snogray</text:p>
          </table:table-cell>
          <table:table-cell table:formula="of:=REPLACE([.B576]; 1; 29; &quot;&quot;)" office:value-type="string" office:string-value="snogglethorpe/snogray" calcext:value-type="string">
            <text:p>snogglethorpe/snogray</text:p>
          </table:table-cell>
        </table:table-row>
        <table:table-row table:style-name="ro1">
          <table:table-cell office:value-type="float" office:value="1368877" calcext:value-type="float">
            <text:p>1368877</text:p>
          </table:table-cell>
          <table:table-cell office:value-type="string" calcext:value-type="string">
            <text:p>https://api.github.com/repos/jetty840/Sailfish-MightyBoardFirmware</text:p>
          </table:table-cell>
          <table:table-cell table:formula="of:=REPLACE([.B577]; 1; 29; &quot;&quot;)" office:value-type="string" office:string-value="jetty840/Sailfish-MightyBoardFirmware" calcext:value-type="string">
            <text:p>jetty840/Sailfish-MightyBoardFirmware</text:p>
          </table:table-cell>
        </table:table-row>
        <table:table-row table:style-name="ro1">
          <table:table-cell office:value-type="float" office:value="1370136" calcext:value-type="float">
            <text:p>1370136</text:p>
          </table:table-cell>
          <table:table-cell office:value-type="string" calcext:value-type="string">
            <text:p>https://api.github.com/repos/cloudcompare/trunk</text:p>
          </table:table-cell>
          <table:table-cell table:formula="of:=REPLACE([.B578]; 1; 29; &quot;&quot;)" office:value-type="string" office:string-value="cloudcompare/trunk" calcext:value-type="string">
            <text:p>cloudcompare/trunk</text:p>
          </table:table-cell>
        </table:table-row>
        <table:table-row table:style-name="ro1">
          <table:table-cell office:value-type="float" office:value="1370149" calcext:value-type="float">
            <text:p>1370149</text:p>
          </table:table-cell>
          <table:table-cell office:value-type="string" calcext:value-type="string">
            <text:p>https://api.github.com/repos/ilpincy/argos3</text:p>
          </table:table-cell>
          <table:table-cell table:formula="of:=REPLACE([.B579]; 1; 29; &quot;&quot;)" office:value-type="string" office:string-value="ilpincy/argos3" calcext:value-type="string">
            <text:p>ilpincy/argos3</text:p>
          </table:table-cell>
        </table:table-row>
        <table:table-row table:style-name="ro1">
          <table:table-cell office:value-type="float" office:value="1376216" calcext:value-type="float">
            <text:p>1376216</text:p>
          </table:table-cell>
          <table:table-cell office:value-type="string" calcext:value-type="string">
            <text:p>https://api.github.com/repos/mcvsama/xefis</text:p>
          </table:table-cell>
          <table:table-cell table:formula="of:=REPLACE([.B580]; 1; 29; &quot;&quot;)" office:value-type="string" office:string-value="mcvsama/xefis" calcext:value-type="string">
            <text:p>mcvsama/xefis</text:p>
          </table:table-cell>
        </table:table-row>
        <table:table-row table:style-name="ro1">
          <table:table-cell office:value-type="float" office:value="1377699" calcext:value-type="float">
            <text:p>1377699</text:p>
          </table:table-cell>
          <table:table-cell office:value-type="string" calcext:value-type="string">
            <text:p>https://api.github.com/repos/vovythevov/Bender</text:p>
          </table:table-cell>
          <table:table-cell table:formula="of:=REPLACE([.B581]; 1; 29; &quot;&quot;)" office:value-type="string" office:string-value="vovythevov/Bender" calcext:value-type="string">
            <text:p>vovythevov/Bender</text:p>
          </table:table-cell>
        </table:table-row>
        <table:table-row table:style-name="ro1">
          <table:table-cell office:value-type="float" office:value="1378250" calcext:value-type="float">
            <text:p>1378250</text:p>
          </table:table-cell>
          <table:table-cell office:value-type="string" calcext:value-type="string">
            <text:p>https://api.github.com/repos/datalurkur/Bushido-Mongers</text:p>
          </table:table-cell>
          <table:table-cell table:formula="of:=REPLACE([.B582]; 1; 29; &quot;&quot;)" office:value-type="string" office:string-value="datalurkur/Bushido-Mongers" calcext:value-type="string">
            <text:p>datalurkur/Bushido-Mongers</text:p>
          </table:table-cell>
        </table:table-row>
        <table:table-row table:style-name="ro1">
          <table:table-cell office:value-type="float" office:value="1379656" calcext:value-type="float">
            <text:p>1379656</text:p>
          </table:table-cell>
          <table:table-cell office:value-type="string" calcext:value-type="string">
            <text:p>https://api.github.com/repos/WizTeam/WizQTClient</text:p>
          </table:table-cell>
          <table:table-cell table:formula="of:=REPLACE([.B583]; 1; 29; &quot;&quot;)" office:value-type="string" office:string-value="WizTeam/WizQTClient" calcext:value-type="string">
            <text:p>WizTeam/WizQTClient</text:p>
          </table:table-cell>
        </table:table-row>
        <table:table-row table:style-name="ro1">
          <table:table-cell office:value-type="float" office:value="1380818" calcext:value-type="float">
            <text:p>1380818</text:p>
          </table:table-cell>
          <table:table-cell office:value-type="string" calcext:value-type="string">
            <text:p>https://api.github.com/repos/OSGeo/gdal</text:p>
          </table:table-cell>
          <table:table-cell table:formula="of:=REPLACE([.B584]; 1; 29; &quot;&quot;)" office:value-type="string" office:string-value="OSGeo/gdal" calcext:value-type="string">
            <text:p>OSGeo/gdal</text:p>
          </table:table-cell>
        </table:table-row>
        <table:table-row table:style-name="ro1">
          <table:table-cell office:value-type="float" office:value="1388601" calcext:value-type="float">
            <text:p>1388601</text:p>
          </table:table-cell>
          <table:table-cell office:value-type="string" calcext:value-type="string">
            <text:p>https://api.github.com/repos/rorywalsh/cabbage</text:p>
          </table:table-cell>
          <table:table-cell table:formula="of:=REPLACE([.B585]; 1; 29; &quot;&quot;)" office:value-type="string" office:string-value="rorywalsh/cabbage" calcext:value-type="string">
            <text:p>rorywalsh/cabbage</text:p>
          </table:table-cell>
        </table:table-row>
        <table:table-row table:style-name="ro1">
          <table:table-cell office:value-type="float" office:value="1391150" calcext:value-type="float">
            <text:p>1391150</text:p>
          </table:table-cell>
          <table:table-cell office:value-type="string" calcext:value-type="string">
            <text:p>https://api.github.com/repos/casadi/casadi</text:p>
          </table:table-cell>
          <table:table-cell table:formula="of:=REPLACE([.B586]; 1; 29; &quot;&quot;)" office:value-type="string" office:string-value="casadi/casadi" calcext:value-type="string">
            <text:p>casadi/casadi</text:p>
          </table:table-cell>
        </table:table-row>
        <table:table-row table:style-name="ro1">
          <table:table-cell office:value-type="float" office:value="1406852" calcext:value-type="float">
            <text:p>1406852</text:p>
          </table:table-cell>
          <table:table-cell office:value-type="string" calcext:value-type="string">
            <text:p>https://api.github.com/repos/c42f/displaz</text:p>
          </table:table-cell>
          <table:table-cell table:formula="of:=REPLACE([.B587]; 1; 29; &quot;&quot;)" office:value-type="string" office:string-value="c42f/displaz" calcext:value-type="string">
            <text:p>c42f/displaz</text:p>
          </table:table-cell>
        </table:table-row>
        <table:table-row table:style-name="ro1">
          <table:table-cell office:value-type="float" office:value="1410714" calcext:value-type="float">
            <text:p>1410714</text:p>
          </table:table-cell>
          <table:table-cell office:value-type="string" calcext:value-type="string">
            <text:p>https://api.github.com/repos/wang-bin/QtAV</text:p>
          </table:table-cell>
          <table:table-cell table:formula="of:=REPLACE([.B588]; 1; 29; &quot;&quot;)" office:value-type="string" office:string-value="wang-bin/QtAV" calcext:value-type="string">
            <text:p>wang-bin/QtAV</text:p>
          </table:table-cell>
        </table:table-row>
        <table:table-row table:style-name="ro1">
          <table:table-cell office:value-type="float" office:value="1415567" calcext:value-type="float">
            <text:p>1415567</text:p>
          </table:table-cell>
          <table:table-cell office:value-type="string" calcext:value-type="string">
            <text:p>https://api.github.com/repos/Ventero/FRESteamWorks</text:p>
          </table:table-cell>
          <table:table-cell table:formula="of:=REPLACE([.B589]; 1; 29; &quot;&quot;)" office:value-type="string" office:string-value="Ventero/FRESteamWorks" calcext:value-type="string">
            <text:p>Ventero/FRESteamWorks</text:p>
          </table:table-cell>
        </table:table-row>
        <table:table-row table:style-name="ro1">
          <table:table-cell office:value-type="float" office:value="1422788" calcext:value-type="float">
            <text:p>1422788</text:p>
          </table:table-cell>
          <table:table-cell office:value-type="string" calcext:value-type="string">
            <text:p>https://api.github.com/repos/ros-planning/navigation</text:p>
          </table:table-cell>
          <table:table-cell table:formula="of:=REPLACE([.B590]; 1; 29; &quot;&quot;)" office:value-type="string" office:string-value="ros-planning/navigation" calcext:value-type="string">
            <text:p>ros-planning/navigation</text:p>
          </table:table-cell>
        </table:table-row>
        <table:table-row table:style-name="ro1">
          <table:table-cell office:value-type="float" office:value="1429226" calcext:value-type="float">
            <text:p>1429226</text:p>
          </table:table-cell>
          <table:table-cell office:value-type="string" calcext:value-type="string">
            <text:p>https://api.github.com/repos/performous/performous</text:p>
          </table:table-cell>
          <table:table-cell table:formula="of:=REPLACE([.B591]; 1; 29; &quot;&quot;)" office:value-type="string" office:string-value="performous/performous" calcext:value-type="string">
            <text:p>performous/performous</text:p>
          </table:table-cell>
        </table:table-row>
        <table:table-row table:style-name="ro1">
          <table:table-cell office:value-type="float" office:value="1431521" calcext:value-type="float">
            <text:p>1431521</text:p>
          </table:table-cell>
          <table:table-cell office:value-type="string" calcext:value-type="string">
            <text:p>https://api.github.com/repos/HoverRace/HoverRace</text:p>
          </table:table-cell>
          <table:table-cell table:formula="of:=REPLACE([.B592]; 1; 29; &quot;&quot;)" office:value-type="string" office:string-value="HoverRace/HoverRace" calcext:value-type="string">
            <text:p>HoverRace/HoverRace</text:p>
          </table:table-cell>
        </table:table-row>
        <table:table-row table:style-name="ro1">
          <table:table-cell office:value-type="float" office:value="1433249" calcext:value-type="float">
            <text:p>1433249</text:p>
          </table:table-cell>
          <table:table-cell office:value-type="string" calcext:value-type="string">
            <text:p>https://api.github.com/repos/olemke/arts</text:p>
          </table:table-cell>
          <table:table-cell table:formula="of:=REPLACE([.B593]; 1; 29; &quot;&quot;)" office:value-type="string" office:string-value="olemke/arts" calcext:value-type="string">
            <text:p>olemke/arts</text:p>
          </table:table-cell>
        </table:table-row>
        <table:table-row table:style-name="ro1">
          <table:table-cell office:value-type="float" office:value="1436766" calcext:value-type="float">
            <text:p>1436766</text:p>
          </table:table-cell>
          <table:table-cell office:value-type="string" calcext:value-type="string">
            <text:p>https://api.github.com/repos/SuperV1234/SSVStart</text:p>
          </table:table-cell>
          <table:table-cell table:formula="of:=REPLACE([.B594]; 1; 29; &quot;&quot;)" office:value-type="string" office:string-value="SuperV1234/SSVStart" calcext:value-type="string">
            <text:p>SuperV1234/SSVStart</text:p>
          </table:table-cell>
        </table:table-row>
        <table:table-row table:style-name="ro1">
          <table:table-cell office:value-type="float" office:value="1437515" calcext:value-type="float">
            <text:p>1437515</text:p>
          </table:table-cell>
          <table:table-cell office:value-type="string" calcext:value-type="string">
            <text:p>https://api.github.com/repos/monocasual/giada</text:p>
          </table:table-cell>
          <table:table-cell table:formula="of:=REPLACE([.B595]; 1; 29; &quot;&quot;)" office:value-type="string" office:string-value="monocasual/giada" calcext:value-type="string">
            <text:p>monocasual/giada</text:p>
          </table:table-cell>
        </table:table-row>
        <table:table-row table:style-name="ro1">
          <table:table-cell office:value-type="float" office:value="1443854" calcext:value-type="float">
            <text:p>1443854</text:p>
          </table:table-cell>
          <table:table-cell office:value-type="string" calcext:value-type="string">
            <text:p>https://api.github.com/repos/jthornber/thin-provisioning-tools</text:p>
          </table:table-cell>
          <table:table-cell table:formula="of:=REPLACE([.B596]; 1; 29; &quot;&quot;)" office:value-type="string" office:string-value="jthornber/thin-provisioning-tools" calcext:value-type="string">
            <text:p>jthornber/thin-provisioning-tools</text:p>
          </table:table-cell>
        </table:table-row>
        <table:table-row table:style-name="ro1">
          <table:table-cell office:value-type="float" office:value="1447066" calcext:value-type="float">
            <text:p>1447066</text:p>
          </table:table-cell>
          <table:table-cell office:value-type="string" calcext:value-type="string">
            <text:p>https://api.github.com/repos/SonarOpenCommunity/sonar-cxx</text:p>
          </table:table-cell>
          <table:table-cell table:formula="of:=REPLACE([.B597]; 1; 29; &quot;&quot;)" office:value-type="string" office:string-value="SonarOpenCommunity/sonar-cxx" calcext:value-type="string">
            <text:p>SonarOpenCommunity/sonar-cxx</text:p>
          </table:table-cell>
        </table:table-row>
        <table:table-row table:style-name="ro1">
          <table:table-cell office:value-type="float" office:value="1449718" calcext:value-type="float">
            <text:p>1449718</text:p>
          </table:table-cell>
          <table:table-cell office:value-type="string" calcext:value-type="string">
            <text:p>https://api.github.com/repos/dannyedel/dspdfviewer</text:p>
          </table:table-cell>
          <table:table-cell table:formula="of:=REPLACE([.B598]; 1; 29; &quot;&quot;)" office:value-type="string" office:string-value="dannyedel/dspdfviewer" calcext:value-type="string">
            <text:p>dannyedel/dspdfviewer</text:p>
          </table:table-cell>
        </table:table-row>
        <table:table-row table:style-name="ro1">
          <table:table-cell office:value-type="float" office:value="1455543" calcext:value-type="float">
            <text:p>1455543</text:p>
          </table:table-cell>
          <table:table-cell office:value-type="string" calcext:value-type="string">
            <text:p>https://api.github.com/repos/SysFera/vishnu</text:p>
          </table:table-cell>
          <table:table-cell table:formula="of:=REPLACE([.B599]; 1; 29; &quot;&quot;)" office:value-type="string" office:string-value="SysFera/vishnu" calcext:value-type="string">
            <text:p>SysFera/vishnu</text:p>
          </table:table-cell>
        </table:table-row>
        <table:table-row table:style-name="ro1">
          <table:table-cell office:value-type="float" office:value="1456371" calcext:value-type="float">
            <text:p>1456371</text:p>
          </table:table-cell>
          <table:table-cell office:value-type="string" calcext:value-type="string">
            <text:p>https://api.github.com/repos/idemura/incub</text:p>
          </table:table-cell>
          <table:table-cell table:formula="of:=REPLACE([.B600]; 1; 29; &quot;&quot;)" office:value-type="string" office:string-value="idemura/incub" calcext:value-type="string">
            <text:p>idemura/incub</text:p>
          </table:table-cell>
        </table:table-row>
        <table:table-row table:style-name="ro1">
          <table:table-cell office:value-type="float" office:value="1459093" calcext:value-type="float">
            <text:p>1459093</text:p>
          </table:table-cell>
          <table:table-cell office:value-type="string" calcext:value-type="string">
            <text:p>https://api.github.com/repos/april-org/april-ann</text:p>
          </table:table-cell>
          <table:table-cell table:formula="of:=REPLACE([.B601]; 1; 29; &quot;&quot;)" office:value-type="string" office:string-value="april-org/april-ann" calcext:value-type="string">
            <text:p>april-org/april-ann</text:p>
          </table:table-cell>
        </table:table-row>
        <table:table-row table:style-name="ro1">
          <table:table-cell office:value-type="float" office:value="1471070" calcext:value-type="float">
            <text:p>1471070</text:p>
          </table:table-cell>
          <table:table-cell office:value-type="string" calcext:value-type="string">
            <text:p>https://api.github.com/repos/tmhedberg/dcss-ehe</text:p>
          </table:table-cell>
          <table:table-cell table:formula="of:=REPLACE([.B602]; 1; 29; &quot;&quot;)" office:value-type="string" office:string-value="tmhedberg/dcss-ehe" calcext:value-type="string">
            <text:p>tmhedberg/dcss-ehe</text:p>
          </table:table-cell>
        </table:table-row>
        <table:table-row table:style-name="ro1">
          <table:table-cell office:value-type="float" office:value="1493896" calcext:value-type="float">
            <text:p>1493896</text:p>
          </table:table-cell>
          <table:table-cell office:value-type="string" calcext:value-type="string">
            <text:p>https://api.github.com/repos/SuperV1234/SSVOpenHexagon</text:p>
          </table:table-cell>
          <table:table-cell table:formula="of:=REPLACE([.B603]; 1; 29; &quot;&quot;)" office:value-type="string" office:string-value="SuperV1234/SSVOpenHexagon" calcext:value-type="string">
            <text:p>SuperV1234/SSVOpenHexagon</text:p>
          </table:table-cell>
        </table:table-row>
        <table:table-row table:style-name="ro1">
          <table:table-cell office:value-type="float" office:value="1500664" calcext:value-type="float">
            <text:p>1500664</text:p>
          </table:table-cell>
          <table:table-cell office:value-type="string" calcext:value-type="string">
            <text:p>https://api.github.com/repos/jktjkt/trojita</text:p>
          </table:table-cell>
          <table:table-cell table:formula="of:=REPLACE([.B604]; 1; 29; &quot;&quot;)" office:value-type="string" office:string-value="jktjkt/trojita" calcext:value-type="string">
            <text:p>jktjkt/trojita</text:p>
          </table:table-cell>
        </table:table-row>
        <table:table-row table:style-name="ro1">
          <table:table-cell office:value-type="float" office:value="1505790" calcext:value-type="float">
            <text:p>1505790</text:p>
          </table:table-cell>
          <table:table-cell office:value-type="string" calcext:value-type="string">
            <text:p>https://api.github.com/repos/antonbarty/cheetah</text:p>
          </table:table-cell>
          <table:table-cell table:formula="of:=REPLACE([.B605]; 1; 29; &quot;&quot;)" office:value-type="string" office:string-value="antonbarty/cheetah" calcext:value-type="string">
            <text:p>antonbarty/cheetah</text:p>
          </table:table-cell>
        </table:table-row>
        <table:table-row table:style-name="ro1">
          <table:table-cell office:value-type="float" office:value="1507792" calcext:value-type="float">
            <text:p>1507792</text:p>
          </table:table-cell>
          <table:table-cell office:value-type="string" calcext:value-type="string">
            <text:p>https://api.github.com/repos/tjhladish/dengue</text:p>
          </table:table-cell>
          <table:table-cell table:formula="of:=REPLACE([.B606]; 1; 29; &quot;&quot;)" office:value-type="string" office:string-value="tjhladish/dengue" calcext:value-type="string">
            <text:p>tjhladish/dengue</text:p>
          </table:table-cell>
        </table:table-row>
        <table:table-row table:style-name="ro1">
          <table:table-cell office:value-type="float" office:value="1526474" calcext:value-type="float">
            <text:p>1526474</text:p>
          </table:table-cell>
          <table:table-cell office:value-type="string" calcext:value-type="string">
            <text:p>https://api.github.com/repos/naoyam/physis</text:p>
          </table:table-cell>
          <table:table-cell table:formula="of:=REPLACE([.B607]; 1; 29; &quot;&quot;)" office:value-type="string" office:string-value="naoyam/physis" calcext:value-type="string">
            <text:p>naoyam/physis</text:p>
          </table:table-cell>
        </table:table-row>
        <table:table-row table:style-name="ro1">
          <table:table-cell office:value-type="float" office:value="1527567" calcext:value-type="float">
            <text:p>1527567</text:p>
          </table:table-cell>
          <table:table-cell office:value-type="string" calcext:value-type="string">
            <text:p>https://api.github.com/repos/Morwenn/POLDER</text:p>
          </table:table-cell>
          <table:table-cell table:formula="of:=REPLACE([.B608]; 1; 29; &quot;&quot;)" office:value-type="string" office:string-value="Morwenn/POLDER" calcext:value-type="string">
            <text:p>Morwenn/POLDER</text:p>
          </table:table-cell>
        </table:table-row>
        <table:table-row table:style-name="ro1">
          <table:table-cell office:value-type="float" office:value="1539338" calcext:value-type="float">
            <text:p>1539338</text:p>
          </table:table-cell>
          <table:table-cell office:value-type="string" calcext:value-type="string">
            <text:p>https://api.github.com/repos/statismo/statismo</text:p>
          </table:table-cell>
          <table:table-cell table:formula="of:=REPLACE([.B609]; 1; 29; &quot;&quot;)" office:value-type="string" office:string-value="statismo/statismo" calcext:value-type="string">
            <text:p>statismo/statismo</text:p>
          </table:table-cell>
        </table:table-row>
        <table:table-row table:style-name="ro1">
          <table:table-cell office:value-type="float" office:value="1573971" calcext:value-type="float">
            <text:p>1573971</text:p>
          </table:table-cell>
          <table:table-cell office:value-type="string" calcext:value-type="string">
            <text:p>https://api.github.com/repos/i-score-old/Score</text:p>
          </table:table-cell>
          <table:table-cell table:formula="of:=REPLACE([.B610]; 1; 29; &quot;&quot;)" office:value-type="string" office:string-value="i-score-old/Score" calcext:value-type="string">
            <text:p>i-score-old/Score</text:p>
          </table:table-cell>
        </table:table-row>
        <table:table-row table:style-name="ro1">
          <table:table-cell office:value-type="float" office:value="1588421" calcext:value-type="float">
            <text:p>1588421</text:p>
          </table:table-cell>
          <table:table-cell office:value-type="string" calcext:value-type="string">
            <text:p>https://api.github.com/repos/visualfc/liteide</text:p>
          </table:table-cell>
          <table:table-cell table:formula="of:=REPLACE([.B611]; 1; 29; &quot;&quot;)" office:value-type="string" office:string-value="visualfc/liteide" calcext:value-type="string">
            <text:p>visualfc/liteide</text:p>
          </table:table-cell>
        </table:table-row>
        <table:table-row table:style-name="ro1">
          <table:table-cell office:value-type="float" office:value="1613659" calcext:value-type="float">
            <text:p>1613659</text:p>
          </table:table-cell>
          <table:table-cell office:value-type="string" calcext:value-type="string">
            <text:p>https://api.github.com/repos/nakdai/izanagi</text:p>
          </table:table-cell>
          <table:table-cell table:formula="of:=REPLACE([.B612]; 1; 29; &quot;&quot;)" office:value-type="string" office:string-value="nakdai/izanagi" calcext:value-type="string">
            <text:p>nakdai/izanagi</text:p>
          </table:table-cell>
        </table:table-row>
        <table:table-row table:style-name="ro1">
          <table:table-cell office:value-type="float" office:value="1623787" calcext:value-type="float">
            <text:p>1623787</text:p>
          </table:table-cell>
          <table:table-cell office:value-type="string" calcext:value-type="string">
            <text:p>https://api.github.com/repos/vcmi/vcmi</text:p>
          </table:table-cell>
          <table:table-cell table:formula="of:=REPLACE([.B613]; 1; 29; &quot;&quot;)" office:value-type="string" office:string-value="vcmi/vcmi" calcext:value-type="string">
            <text:p>vcmi/vcmi</text:p>
          </table:table-cell>
        </table:table-row>
        <table:table-row table:style-name="ro1">
          <table:table-cell office:value-type="float" office:value="1637267" calcext:value-type="float">
            <text:p>1637267</text:p>
          </table:table-cell>
          <table:table-cell office:value-type="string" calcext:value-type="string">
            <text:p>https://api.github.com/repos/christianparpart/x0</text:p>
          </table:table-cell>
          <table:table-cell table:formula="of:=REPLACE([.B614]; 1; 29; &quot;&quot;)" office:value-type="string" office:string-value="christianparpart/x0" calcext:value-type="string">
            <text:p>christianparpart/x0</text:p>
          </table:table-cell>
        </table:table-row>
        <table:table-row table:style-name="ro1">
          <table:table-cell office:value-type="float" office:value="1660069" calcext:value-type="float">
            <text:p>1660069</text:p>
          </table:table-cell>
          <table:table-cell office:value-type="string" calcext:value-type="string">
            <text:p>https://api.github.com/repos/bisegni/chaosframework</text:p>
          </table:table-cell>
          <table:table-cell table:formula="of:=REPLACE([.B615]; 1; 29; &quot;&quot;)" office:value-type="string" office:string-value="bisegni/chaosframework" calcext:value-type="string">
            <text:p>bisegni/chaosframework</text:p>
          </table:table-cell>
        </table:table-row>
        <table:table-row table:style-name="ro1">
          <table:table-cell office:value-type="float" office:value="1667773" calcext:value-type="float">
            <text:p>1667773</text:p>
          </table:table-cell>
          <table:table-cell office:value-type="string" calcext:value-type="string">
            <text:p>https://api.github.com/repos/mcallegari/qlcplus</text:p>
          </table:table-cell>
          <table:table-cell table:formula="of:=REPLACE([.B616]; 1; 29; &quot;&quot;)" office:value-type="string" office:string-value="mcallegari/qlcplus" calcext:value-type="string">
            <text:p>mcallegari/qlcplus</text:p>
          </table:table-cell>
        </table:table-row>
        <table:table-row table:style-name="ro1">
          <table:table-cell office:value-type="float" office:value="1679411" calcext:value-type="float">
            <text:p>1679411</text:p>
          </table:table-cell>
          <table:table-cell office:value-type="string" calcext:value-type="string">
            <text:p>https://api.github.com/repos/springlobby/springlobby</text:p>
          </table:table-cell>
          <table:table-cell table:formula="of:=REPLACE([.B617]; 1; 29; &quot;&quot;)" office:value-type="string" office:string-value="springlobby/springlobby" calcext:value-type="string">
            <text:p>springlobby/springlobby</text:p>
          </table:table-cell>
        </table:table-row>
        <table:table-row table:style-name="ro1">
          <table:table-cell office:value-type="float" office:value="1705658" calcext:value-type="float">
            <text:p>1705658</text:p>
          </table:table-cell>
          <table:table-cell office:value-type="string" calcext:value-type="string">
            <text:p>https://api.github.com/repos/quassel/quassel</text:p>
          </table:table-cell>
          <table:table-cell table:formula="of:=REPLACE([.B618]; 1; 29; &quot;&quot;)" office:value-type="string" office:string-value="quassel/quassel" calcext:value-type="string">
            <text:p>quassel/quassel</text:p>
          </table:table-cell>
        </table:table-row>
        <table:table-row table:style-name="ro1">
          <table:table-cell office:value-type="float" office:value="1763171" calcext:value-type="float">
            <text:p>1763171</text:p>
          </table:table-cell>
          <table:table-cell office:value-type="string" calcext:value-type="string">
            <text:p>https://api.github.com/repos/gammalib/gammalib</text:p>
          </table:table-cell>
          <table:table-cell table:formula="of:=REPLACE([.B619]; 1; 29; &quot;&quot;)" office:value-type="string" office:string-value="gammalib/gammalib" calcext:value-type="string">
            <text:p>gammalib/gammalib</text:p>
          </table:table-cell>
        </table:table-row>
        <table:table-row table:style-name="ro1">
          <table:table-cell office:value-type="float" office:value="1807531" calcext:value-type="float">
            <text:p>1807531</text:p>
          </table:table-cell>
          <table:table-cell office:value-type="string" calcext:value-type="string">
            <text:p>https://api.github.com/repos/ddemidov/amgcl</text:p>
          </table:table-cell>
          <table:table-cell table:formula="of:=REPLACE([.B620]; 1; 29; &quot;&quot;)" office:value-type="string" office:string-value="ddemidov/amgcl" calcext:value-type="string">
            <text:p>ddemidov/amgcl</text:p>
          </table:table-cell>
        </table:table-row>
        <table:table-row table:style-name="ro1">
          <table:table-cell office:value-type="float" office:value="1818610" calcext:value-type="float">
            <text:p>1818610</text:p>
          </table:table-cell>
          <table:table-cell office:value-type="string" calcext:value-type="string">
            <text:p>https://api.github.com/repos/gkv311/sview</text:p>
          </table:table-cell>
          <table:table-cell table:formula="of:=REPLACE([.B621]; 1; 29; &quot;&quot;)" office:value-type="string" office:string-value="gkv311/sview" calcext:value-type="string">
            <text:p>gkv311/sview</text:p>
          </table:table-cell>
        </table:table-row>
        <table:table-row table:style-name="ro1">
          <table:table-cell office:value-type="float" office:value="1838264" calcext:value-type="float">
            <text:p>1838264</text:p>
          </table:table-cell>
          <table:table-cell office:value-type="string" calcext:value-type="string">
            <text:p>https://api.github.com/repos/windytan/redsea</text:p>
          </table:table-cell>
          <table:table-cell table:formula="of:=REPLACE([.B622]; 1; 29; &quot;&quot;)" office:value-type="string" office:string-value="windytan/redsea" calcext:value-type="string">
            <text:p>windytan/redsea</text:p>
          </table:table-cell>
        </table:table-row>
        <table:table-row table:style-name="ro1">
          <table:table-cell office:value-type="float" office:value="1841145" calcext:value-type="float">
            <text:p>1841145</text:p>
          </table:table-cell>
          <table:table-cell office:value-type="string" calcext:value-type="string">
            <text:p>https://api.github.com/repos/osmandapp/OsmAnd-core</text:p>
          </table:table-cell>
          <table:table-cell table:formula="of:=REPLACE([.B623]; 1; 29; &quot;&quot;)" office:value-type="string" office:string-value="osmandapp/OsmAnd-core" calcext:value-type="string">
            <text:p>osmandapp/OsmAnd-core</text:p>
          </table:table-cell>
        </table:table-row>
        <table:table-row table:style-name="ro1">
          <table:table-cell office:value-type="float" office:value="1843393" calcext:value-type="float">
            <text:p>1843393</text:p>
          </table:table-cell>
          <table:table-cell office:value-type="string" calcext:value-type="string">
            <text:p>https://api.github.com/repos/mikaelpatel/Cosa</text:p>
          </table:table-cell>
          <table:table-cell table:formula="of:=REPLACE([.B624]; 1; 29; &quot;&quot;)" office:value-type="string" office:string-value="mikaelpatel/Cosa" calcext:value-type="string">
            <text:p>mikaelpatel/Cosa</text:p>
          </table:table-cell>
        </table:table-row>
        <table:table-row table:style-name="ro1">
          <table:table-cell office:value-type="float" office:value="1857885" calcext:value-type="float">
            <text:p>1857885</text:p>
          </table:table-cell>
          <table:table-cell office:value-type="string" calcext:value-type="string">
            <text:p>https://api.github.com/repos/iteratedecks/iteratedecks</text:p>
          </table:table-cell>
          <table:table-cell table:formula="of:=REPLACE([.B625]; 1; 29; &quot;&quot;)" office:value-type="string" office:string-value="iteratedecks/iteratedecks" calcext:value-type="string">
            <text:p>iteratedecks/iteratedecks</text:p>
          </table:table-cell>
        </table:table-row>
        <table:table-row table:style-name="ro1">
          <table:table-cell office:value-type="float" office:value="1871656" calcext:value-type="float">
            <text:p>1871656</text:p>
          </table:table-cell>
          <table:table-cell office:value-type="string" calcext:value-type="string">
            <text:p>https://api.github.com/repos/hwine/test-mc-ma-cvs</text:p>
          </table:table-cell>
          <table:table-cell table:formula="of:=REPLACE([.B626]; 1; 29; &quot;&quot;)" office:value-type="string" office:string-value="hwine/test-mc-ma-cvs" calcext:value-type="string">
            <text:p>hwine/test-mc-ma-cvs</text:p>
          </table:table-cell>
        </table:table-row>
        <table:table-row table:style-name="ro1">
          <table:table-cell office:value-type="float" office:value="1871941" calcext:value-type="float">
            <text:p>1871941</text:p>
          </table:table-cell>
          <table:table-cell office:value-type="string" calcext:value-type="string">
            <text:p>https://api.github.com/repos/themanaworld/tmwa</text:p>
          </table:table-cell>
          <table:table-cell table:formula="of:=REPLACE([.B627]; 1; 29; &quot;&quot;)" office:value-type="string" office:string-value="themanaworld/tmwa" calcext:value-type="string">
            <text:p>themanaworld/tmwa</text:p>
          </table:table-cell>
        </table:table-row>
        <table:table-row table:style-name="ro1">
          <table:table-cell office:value-type="float" office:value="1874305" calcext:value-type="float">
            <text:p>1874305</text:p>
          </table:table-cell>
          <table:table-cell office:value-type="string" calcext:value-type="string">
            <text:p>https://api.github.com/repos/ros-planning/moveit_ros</text:p>
          </table:table-cell>
          <table:table-cell table:formula="of:=REPLACE([.B628]; 1; 29; &quot;&quot;)" office:value-type="string" office:string-value="ros-planning/moveit_ros" calcext:value-type="string">
            <text:p>ros-planning/moveit_ros</text:p>
          </table:table-cell>
        </table:table-row>
        <table:table-row table:style-name="ro1">
          <table:table-cell office:value-type="float" office:value="1876197" calcext:value-type="float">
            <text:p>1876197</text:p>
          </table:table-cell>
          <table:table-cell office:value-type="string" calcext:value-type="string">
            <text:p>https://api.github.com/repos/fbraem/mqweb</text:p>
          </table:table-cell>
          <table:table-cell table:formula="of:=REPLACE([.B629]; 1; 29; &quot;&quot;)" office:value-type="string" office:string-value="fbraem/mqweb" calcext:value-type="string">
            <text:p>fbraem/mqweb</text:p>
          </table:table-cell>
        </table:table-row>
        <table:table-row table:style-name="ro1">
          <table:table-cell office:value-type="float" office:value="1881091" calcext:value-type="float">
            <text:p>1881091</text:p>
          </table:table-cell>
          <table:table-cell office:value-type="string" calcext:value-type="string">
            <text:p>https://api.github.com/repos/Spicery/ginger</text:p>
          </table:table-cell>
          <table:table-cell table:formula="of:=REPLACE([.B630]; 1; 29; &quot;&quot;)" office:value-type="string" office:string-value="Spicery/ginger" calcext:value-type="string">
            <text:p>Spicery/ginger</text:p>
          </table:table-cell>
        </table:table-row>
        <table:table-row table:style-name="ro1">
          <table:table-cell office:value-type="float" office:value="1887170" calcext:value-type="float">
            <text:p>1887170</text:p>
          </table:table-cell>
          <table:table-cell office:value-type="string" calcext:value-type="string">
            <text:p>https://api.github.com/repos/cmangos/mangos-tbc</text:p>
          </table:table-cell>
          <table:table-cell table:formula="of:=REPLACE([.B631]; 1; 29; &quot;&quot;)" office:value-type="string" office:string-value="cmangos/mangos-tbc" calcext:value-type="string">
            <text:p>cmangos/mangos-tbc</text:p>
          </table:table-cell>
        </table:table-row>
        <table:table-row table:style-name="ro1">
          <table:table-cell office:value-type="float" office:value="1891601" calcext:value-type="float">
            <text:p>1891601</text:p>
          </table:table-cell>
          <table:table-cell office:value-type="string" calcext:value-type="string">
            <text:p>https://api.github.com/repos/NpoSaut/QtMon</text:p>
          </table:table-cell>
          <table:table-cell table:formula="of:=REPLACE([.B632]; 1; 29; &quot;&quot;)" office:value-type="string" office:string-value="NpoSaut/QtMon" calcext:value-type="string">
            <text:p>NpoSaut/QtMon</text:p>
          </table:table-cell>
        </table:table-row>
        <table:table-row table:style-name="ro1">
          <table:table-cell office:value-type="float" office:value="1901021" calcext:value-type="float">
            <text:p>1901021</text:p>
          </table:table-cell>
          <table:table-cell office:value-type="string" calcext:value-type="string">
            <text:p>https://api.github.com/repos/mangoszero/server</text:p>
          </table:table-cell>
          <table:table-cell table:formula="of:=REPLACE([.B633]; 1; 29; &quot;&quot;)" office:value-type="string" office:string-value="mangoszero/server" calcext:value-type="string">
            <text:p>mangoszero/server</text:p>
          </table:table-cell>
        </table:table-row>
        <table:table-row table:style-name="ro1">
          <table:table-cell office:value-type="float" office:value="1906647" calcext:value-type="float">
            <text:p>1906647</text:p>
          </table:table-cell>
          <table:table-cell office:value-type="string" calcext:value-type="string">
            <text:p>https://api.github.com/repos/fanout/pushpin</text:p>
          </table:table-cell>
          <table:table-cell table:formula="of:=REPLACE([.B634]; 1; 29; &quot;&quot;)" office:value-type="string" office:string-value="fanout/pushpin" calcext:value-type="string">
            <text:p>fanout/pushpin</text:p>
          </table:table-cell>
        </table:table-row>
        <table:table-row table:style-name="ro1">
          <table:table-cell office:value-type="float" office:value="1919087" calcext:value-type="float">
            <text:p>1919087</text:p>
          </table:table-cell>
          <table:table-cell office:value-type="string" calcext:value-type="string">
            <text:p>https://api.github.com/repos/vkohaupt/vokoscreen</text:p>
          </table:table-cell>
          <table:table-cell table:formula="of:=REPLACE([.B635]; 1; 29; &quot;&quot;)" office:value-type="string" office:string-value="vkohaupt/vokoscreen" calcext:value-type="string">
            <text:p>vkohaupt/vokoscreen</text:p>
          </table:table-cell>
        </table:table-row>
        <table:table-row table:style-name="ro1">
          <table:table-cell office:value-type="float" office:value="1926083" calcext:value-type="float">
            <text:p>1926083</text:p>
          </table:table-cell>
          <table:table-cell office:value-type="string" calcext:value-type="string">
            <text:p>https://api.github.com/repos/po-devs/pokemon-online</text:p>
          </table:table-cell>
          <table:table-cell table:formula="of:=REPLACE([.B636]; 1; 29; &quot;&quot;)" office:value-type="string" office:string-value="po-devs/pokemon-online" calcext:value-type="string">
            <text:p>po-devs/pokemon-online</text:p>
          </table:table-cell>
        </table:table-row>
        <table:table-row table:style-name="ro1">
          <table:table-cell office:value-type="float" office:value="1930195" calcext:value-type="float">
            <text:p>1930195</text:p>
          </table:table-cell>
          <table:table-cell office:value-type="string" calcext:value-type="string">
            <text:p>https://api.github.com/repos/swig/swig</text:p>
          </table:table-cell>
          <table:table-cell table:formula="of:=REPLACE([.B637]; 1; 29; &quot;&quot;)" office:value-type="string" office:string-value="swig/swig" calcext:value-type="string">
            <text:p>swig/swig</text:p>
          </table:table-cell>
        </table:table-row>
        <table:table-row table:style-name="ro1">
          <table:table-cell office:value-type="float" office:value="1930279" calcext:value-type="float">
            <text:p>1930279</text:p>
          </table:table-cell>
          <table:table-cell office:value-type="string" calcext:value-type="string">
            <text:p>https://api.github.com/repos/cinemast/libjson-rpc-cpp</text:p>
          </table:table-cell>
          <table:table-cell table:formula="of:=REPLACE([.B638]; 1; 29; &quot;&quot;)" office:value-type="string" office:string-value="cinemast/libjson-rpc-cpp" calcext:value-type="string">
            <text:p>cinemast/libjson-rpc-cpp</text:p>
          </table:table-cell>
        </table:table-row>
        <table:table-row table:style-name="ro1">
          <table:table-cell office:value-type="float" office:value="1932733" calcext:value-type="float">
            <text:p>1932733</text:p>
          </table:table-cell>
          <table:table-cell office:value-type="string" calcext:value-type="string">
            <text:p>https://api.github.com/repos/haizi-zh/micromanager</text:p>
          </table:table-cell>
          <table:table-cell table:formula="of:=REPLACE([.B639]; 1; 29; &quot;&quot;)" office:value-type="string" office:string-value="haizi-zh/micromanager" calcext:value-type="string">
            <text:p>haizi-zh/micromanager</text:p>
          </table:table-cell>
        </table:table-row>
        <table:table-row table:style-name="ro1">
          <table:table-cell office:value-type="float" office:value="1943178" calcext:value-type="float">
            <text:p>1943178</text:p>
          </table:table-cell>
          <table:table-cell office:value-type="string" calcext:value-type="string">
            <text:p>https://api.github.com/repos/blmarket/icpc</text:p>
          </table:table-cell>
          <table:table-cell table:formula="of:=REPLACE([.B640]; 1; 29; &quot;&quot;)" office:value-type="string" office:string-value="blmarket/icpc" calcext:value-type="string">
            <text:p>blmarket/icpc</text:p>
          </table:table-cell>
        </table:table-row>
        <table:table-row table:style-name="ro1">
          <table:table-cell office:value-type="float" office:value="1949078" calcext:value-type="float">
            <text:p>1949078</text:p>
          </table:table-cell>
          <table:table-cell office:value-type="string" calcext:value-type="string">
            <text:p>https://api.github.com/repos/meta-qt5/qtbase</text:p>
          </table:table-cell>
          <table:table-cell table:formula="of:=REPLACE([.B641]; 1; 29; &quot;&quot;)" office:value-type="string" office:string-value="meta-qt5/qtbase" calcext:value-type="string">
            <text:p>meta-qt5/qtbase</text:p>
          </table:table-cell>
        </table:table-row>
        <table:table-row table:style-name="ro1">
          <table:table-cell office:value-type="float" office:value="1949651" calcext:value-type="float">
            <text:p>1949651</text:p>
          </table:table-cell>
          <table:table-cell office:value-type="string" calcext:value-type="string">
            <text:p>https://api.github.com/repos/biometrics/openbr</text:p>
          </table:table-cell>
          <table:table-cell table:formula="of:=REPLACE([.B642]; 1; 29; &quot;&quot;)" office:value-type="string" office:string-value="biometrics/openbr" calcext:value-type="string">
            <text:p>biometrics/openbr</text:p>
          </table:table-cell>
        </table:table-row>
        <table:table-row table:style-name="ro1">
          <table:table-cell office:value-type="float" office:value="1953033" calcext:value-type="float">
            <text:p>1953033</text:p>
          </table:table-cell>
          <table:table-cell office:value-type="string" calcext:value-type="string">
            <text:p>https://api.github.com/repos/ros-planning/moveit_core</text:p>
          </table:table-cell>
          <table:table-cell table:formula="of:=REPLACE([.B643]; 1; 29; &quot;&quot;)" office:value-type="string" office:string-value="ros-planning/moveit_core" calcext:value-type="string">
            <text:p>ros-planning/moveit_core</text:p>
          </table:table-cell>
        </table:table-row>
        <table:table-row table:style-name="ro1">
          <table:table-cell office:value-type="float" office:value="1957357" calcext:value-type="float">
            <text:p>1957357</text:p>
          </table:table-cell>
          <table:table-cell office:value-type="string" calcext:value-type="string">
            <text:p>https://api.github.com/repos/cliffordwolf/yosys</text:p>
          </table:table-cell>
          <table:table-cell table:formula="of:=REPLACE([.B644]; 1; 29; &quot;&quot;)" office:value-type="string" office:string-value="cliffordwolf/yosys" calcext:value-type="string">
            <text:p>cliffordwolf/yosys</text:p>
          </table:table-cell>
        </table:table-row>
        <table:table-row table:style-name="ro1">
          <table:table-cell office:value-type="float" office:value="1964605" calcext:value-type="float">
            <text:p>1964605</text:p>
          </table:table-cell>
          <table:table-cell office:value-type="string" calcext:value-type="string">
            <text:p>https://api.github.com/repos/diydrones/ardupilot</text:p>
          </table:table-cell>
          <table:table-cell table:formula="of:=REPLACE([.B645]; 1; 29; &quot;&quot;)" office:value-type="string" office:string-value="diydrones/ardupilot" calcext:value-type="string">
            <text:p>diydrones/ardupilot</text:p>
          </table:table-cell>
        </table:table-row>
        <table:table-row table:style-name="ro1">
          <table:table-cell office:value-type="float" office:value="1970646" calcext:value-type="float">
            <text:p>1970646</text:p>
          </table:table-cell>
          <table:table-cell office:value-type="string" calcext:value-type="string">
            <text:p>https://api.github.com/repos/Macaulay2/M2</text:p>
          </table:table-cell>
          <table:table-cell table:formula="of:=REPLACE([.B646]; 1; 29; &quot;&quot;)" office:value-type="string" office:string-value="Macaulay2/M2" calcext:value-type="string">
            <text:p>Macaulay2/M2</text:p>
          </table:table-cell>
        </table:table-row>
        <table:table-row table:style-name="ro1">
          <table:table-cell office:value-type="float" office:value="1981075" calcext:value-type="float">
            <text:p>1981075</text:p>
          </table:table-cell>
          <table:table-cell office:value-type="string" calcext:value-type="string">
            <text:p>https://api.github.com/repos/jamoma/JamomaCore</text:p>
          </table:table-cell>
          <table:table-cell table:formula="of:=REPLACE([.B647]; 1; 29; &quot;&quot;)" office:value-type="string" office:string-value="jamoma/JamomaCore" calcext:value-type="string">
            <text:p>jamoma/JamomaCore</text:p>
          </table:table-cell>
        </table:table-row>
        <table:table-row table:style-name="ro1">
          <table:table-cell office:value-type="float" office:value="2002421" calcext:value-type="float">
            <text:p>2002421</text:p>
          </table:table-cell>
          <table:table-cell office:value-type="string" calcext:value-type="string">
            <text:p>https://api.github.com/repos/c2lang/c2compiler</text:p>
          </table:table-cell>
          <table:table-cell table:formula="of:=REPLACE([.B648]; 1; 29; &quot;&quot;)" office:value-type="string" office:string-value="c2lang/c2compiler" calcext:value-type="string">
            <text:p>c2lang/c2compiler</text:p>
          </table:table-cell>
        </table:table-row>
        <table:table-row table:style-name="ro1">
          <table:table-cell office:value-type="float" office:value="2146415" calcext:value-type="float">
            <text:p>2146415</text:p>
          </table:table-cell>
          <table:table-cell office:value-type="string" calcext:value-type="string">
            <text:p>https://api.github.com/repos/fawkesrobotics/fawkes</text:p>
          </table:table-cell>
          <table:table-cell table:formula="of:=REPLACE([.B649]; 1; 29; &quot;&quot;)" office:value-type="string" office:string-value="fawkesrobotics/fawkes" calcext:value-type="string">
            <text:p>fawkesrobotics/fawkes</text:p>
          </table:table-cell>
        </table:table-row>
        <table:table-row table:style-name="ro1">
          <table:table-cell office:value-type="float" office:value="2149824" calcext:value-type="float">
            <text:p>2149824</text:p>
          </table:table-cell>
          <table:table-cell office:value-type="string" calcext:value-type="string">
            <text:p>https://api.github.com/repos/saleyn/utxx</text:p>
          </table:table-cell>
          <table:table-cell table:formula="of:=REPLACE([.B650]; 1; 29; &quot;&quot;)" office:value-type="string" office:string-value="saleyn/utxx" calcext:value-type="string">
            <text:p>saleyn/utxx</text:p>
          </table:table-cell>
        </table:table-row>
        <table:table-row table:style-name="ro1">
          <table:table-cell office:value-type="float" office:value="2152596" calcext:value-type="float">
            <text:p>2152596</text:p>
          </table:table-cell>
          <table:table-cell office:value-type="string" calcext:value-type="string">
            <text:p>https://api.github.com/repos/mdcurtis/micromanager-upstream</text:p>
          </table:table-cell>
          <table:table-cell table:formula="of:=REPLACE([.B651]; 1; 29; &quot;&quot;)" office:value-type="string" office:string-value="mdcurtis/micromanager-upstream" calcext:value-type="string">
            <text:p>mdcurtis/micromanager-upstream</text:p>
          </table:table-cell>
        </table:table-row>
        <table:table-row table:style-name="ro1">
          <table:table-cell office:value-type="float" office:value="2165505" calcext:value-type="float">
            <text:p>2165505</text:p>
          </table:table-cell>
          <table:table-cell office:value-type="string" calcext:value-type="string">
            <text:p>https://api.github.com/repos/CS-svnmirror/farmanager</text:p>
          </table:table-cell>
          <table:table-cell table:formula="of:=REPLACE([.B652]; 1; 29; &quot;&quot;)" office:value-type="string" office:string-value="CS-svnmirror/farmanager" calcext:value-type="string">
            <text:p>CS-svnmirror/farmanager</text:p>
          </table:table-cell>
        </table:table-row>
        <table:table-row table:style-name="ro1">
          <table:table-cell office:value-type="float" office:value="2178283" calcext:value-type="float">
            <text:p>2178283</text:p>
          </table:table-cell>
          <table:table-cell office:value-type="string" calcext:value-type="string">
            <text:p>https://api.github.com/repos/contradict/SampleReturn</text:p>
          </table:table-cell>
          <table:table-cell table:formula="of:=REPLACE([.B653]; 1; 29; &quot;&quot;)" office:value-type="string" office:string-value="contradict/SampleReturn" calcext:value-type="string">
            <text:p>contradict/SampleReturn</text:p>
          </table:table-cell>
        </table:table-row>
        <table:table-row table:style-name="ro1">
          <table:table-cell office:value-type="float" office:value="2189817" calcext:value-type="float">
            <text:p>2189817</text:p>
          </table:table-cell>
          <table:table-cell office:value-type="string" calcext:value-type="string">
            <text:p>https://api.github.com/repos/temcocontrols/T3000_Building_Automation_System</text:p>
          </table:table-cell>
          <table:table-cell table:formula="of:=REPLACE([.B654]; 1; 29; &quot;&quot;)" office:value-type="string" office:string-value="temcocontrols/T3000_Building_Automation_System" calcext:value-type="string">
            <text:p>temcocontrols/T3000_Building_Automation_System</text:p>
          </table:table-cell>
        </table:table-row>
        <table:table-row table:style-name="ro1">
          <table:table-cell office:value-type="float" office:value="2205228" calcext:value-type="float">
            <text:p>2205228</text:p>
          </table:table-cell>
          <table:table-cell office:value-type="string" calcext:value-type="string">
            <text:p>https://api.github.com/repos/mcr/unstrung</text:p>
          </table:table-cell>
          <table:table-cell table:formula="of:=REPLACE([.B655]; 1; 29; &quot;&quot;)" office:value-type="string" office:string-value="mcr/unstrung" calcext:value-type="string">
            <text:p>mcr/unstrung</text:p>
          </table:table-cell>
        </table:table-row>
        <table:table-row table:style-name="ro1">
          <table:table-cell office:value-type="float" office:value="2242806" calcext:value-type="float">
            <text:p>2242806</text:p>
          </table:table-cell>
          <table:table-cell office:value-type="string" calcext:value-type="string">
            <text:p>https://api.github.com/repos/zpublic/zpublic</text:p>
          </table:table-cell>
          <table:table-cell table:formula="of:=REPLACE([.B656]; 1; 29; &quot;&quot;)" office:value-type="string" office:string-value="zpublic/zpublic" calcext:value-type="string">
            <text:p>zpublic/zpublic</text:p>
          </table:table-cell>
        </table:table-row>
        <table:table-row table:style-name="ro1">
          <table:table-cell office:value-type="float" office:value="2242959" calcext:value-type="float">
            <text:p>2242959</text:p>
          </table:table-cell>
          <table:table-cell office:value-type="string" calcext:value-type="string">
            <text:p>https://api.github.com/repos/vinipsmaker/tufao</text:p>
          </table:table-cell>
          <table:table-cell table:formula="of:=REPLACE([.B657]; 1; 29; &quot;&quot;)" office:value-type="string" office:string-value="vinipsmaker/tufao" calcext:value-type="string">
            <text:p>vinipsmaker/tufao</text:p>
          </table:table-cell>
        </table:table-row>
        <table:table-row table:style-name="ro1">
          <table:table-cell office:value-type="float" office:value="2243350" calcext:value-type="float">
            <text:p>2243350</text:p>
          </table:table-cell>
          <table:table-cell office:value-type="string" calcext:value-type="string">
            <text:p>https://api.github.com/repos/qpHalcy0n/Quad2012</text:p>
          </table:table-cell>
          <table:table-cell table:formula="of:=REPLACE([.B658]; 1; 29; &quot;&quot;)" office:value-type="string" office:string-value="qpHalcy0n/Quad2012" calcext:value-type="string">
            <text:p>qpHalcy0n/Quad2012</text:p>
          </table:table-cell>
        </table:table-row>
        <table:table-row table:style-name="ro1">
          <table:table-cell office:value-type="float" office:value="2244480" calcext:value-type="float">
            <text:p>2244480</text:p>
          </table:table-cell>
          <table:table-cell office:value-type="string" calcext:value-type="string">
            <text:p>https://api.github.com/repos/olk/boost-fiber</text:p>
          </table:table-cell>
          <table:table-cell table:formula="of:=REPLACE([.B659]; 1; 29; &quot;&quot;)" office:value-type="string" office:string-value="olk/boost-fiber" calcext:value-type="string">
            <text:p>olk/boost-fiber</text:p>
          </table:table-cell>
        </table:table-row>
        <table:table-row table:style-name="ro1">
          <table:table-cell office:value-type="float" office:value="2248024" calcext:value-type="float">
            <text:p>2248024</text:p>
          </table:table-cell>
          <table:table-cell office:value-type="string" calcext:value-type="string">
            <text:p>https://api.github.com/repos/berkus/uvvy</text:p>
          </table:table-cell>
          <table:table-cell table:formula="of:=REPLACE([.B660]; 1; 29; &quot;&quot;)" office:value-type="string" office:string-value="berkus/uvvy" calcext:value-type="string">
            <text:p>berkus/uvvy</text:p>
          </table:table-cell>
        </table:table-row>
        <table:table-row table:style-name="ro1">
          <table:table-cell office:value-type="float" office:value="2250402" calcext:value-type="float">
            <text:p>2250402</text:p>
          </table:table-cell>
          <table:table-cell office:value-type="string" calcext:value-type="string">
            <text:p>https://api.github.com/repos/osudrl/atrias</text:p>
          </table:table-cell>
          <table:table-cell table:formula="of:=REPLACE([.B661]; 1; 29; &quot;&quot;)" office:value-type="string" office:string-value="osudrl/atrias" calcext:value-type="string">
            <text:p>osudrl/atrias</text:p>
          </table:table-cell>
        </table:table-row>
        <table:table-row table:style-name="ro1">
          <table:table-cell office:value-type="float" office:value="2252764" calcext:value-type="float">
            <text:p>2252764</text:p>
          </table:table-cell>
          <table:table-cell office:value-type="string" calcext:value-type="string">
            <text:p>https://api.github.com/repos/Nils-TUD/Escape</text:p>
          </table:table-cell>
          <table:table-cell table:formula="of:=REPLACE([.B662]; 1; 29; &quot;&quot;)" office:value-type="string" office:string-value="Nils-TUD/Escape" calcext:value-type="string">
            <text:p>Nils-TUD/Escape</text:p>
          </table:table-cell>
        </table:table-row>
        <table:table-row table:style-name="ro1">
          <table:table-cell office:value-type="float" office:value="2252771" calcext:value-type="float">
            <text:p>2252771</text:p>
          </table:table-cell>
          <table:table-cell office:value-type="string" calcext:value-type="string">
            <text:p>https://api.github.com/repos/ideawu/ssdb</text:p>
          </table:table-cell>
          <table:table-cell table:formula="of:=REPLACE([.B663]; 1; 29; &quot;&quot;)" office:value-type="string" office:string-value="ideawu/ssdb" calcext:value-type="string">
            <text:p>ideawu/ssdb</text:p>
          </table:table-cell>
        </table:table-row>
        <table:table-row table:style-name="ro1">
          <table:table-cell office:value-type="float" office:value="2253946" calcext:value-type="float">
            <text:p>2253946</text:p>
          </table:table-cell>
          <table:table-cell office:value-type="string" calcext:value-type="string">
            <text:p>https://api.github.com/repos/MailCore/mailcore2</text:p>
          </table:table-cell>
          <table:table-cell table:formula="of:=REPLACE([.B664]; 1; 29; &quot;&quot;)" office:value-type="string" office:string-value="MailCore/mailcore2" calcext:value-type="string">
            <text:p>MailCore/mailcore2</text:p>
          </table:table-cell>
        </table:table-row>
        <table:table-row table:style-name="ro1">
          <table:table-cell office:value-type="float" office:value="2256237" calcext:value-type="float">
            <text:p>2256237</text:p>
          </table:table-cell>
          <table:table-cell office:value-type="string" calcext:value-type="string">
            <text:p>https://api.github.com/repos/embree/embree</text:p>
          </table:table-cell>
          <table:table-cell table:formula="of:=REPLACE([.B665]; 1; 29; &quot;&quot;)" office:value-type="string" office:string-value="embree/embree" calcext:value-type="string">
            <text:p>embree/embree</text:p>
          </table:table-cell>
        </table:table-row>
        <table:table-row table:style-name="ro1">
          <table:table-cell office:value-type="float" office:value="2256703" calcext:value-type="float">
            <text:p>2256703</text:p>
          </table:table-cell>
          <table:table-cell office:value-type="string" calcext:value-type="string">
            <text:p>https://api.github.com/repos/llvm-mirror/clang-tools-extra</text:p>
          </table:table-cell>
          <table:table-cell table:formula="of:=REPLACE([.B666]; 1; 29; &quot;&quot;)" office:value-type="string" office:string-value="llvm-mirror/clang-tools-extra" calcext:value-type="string">
            <text:p>llvm-mirror/clang-tools-extra</text:p>
          </table:table-cell>
        </table:table-row>
        <table:table-row table:style-name="ro1">
          <table:table-cell office:value-type="float" office:value="2257190" calcext:value-type="float">
            <text:p>2257190</text:p>
          </table:table-cell>
          <table:table-cell office:value-type="string" calcext:value-type="string">
            <text:p>https://api.github.com/repos/sddm/sddm</text:p>
          </table:table-cell>
          <table:table-cell table:formula="of:=REPLACE([.B667]; 1; 29; &quot;&quot;)" office:value-type="string" office:string-value="sddm/sddm" calcext:value-type="string">
            <text:p>sddm/sddm</text:p>
          </table:table-cell>
        </table:table-row>
        <table:table-row table:style-name="ro1">
          <table:table-cell office:value-type="float" office:value="2257496" calcext:value-type="float">
            <text:p>2257496</text:p>
          </table:table-cell>
          <table:table-cell office:value-type="string" calcext:value-type="string">
            <text:p>https://api.github.com/repos/EQEmu/Server</text:p>
          </table:table-cell>
          <table:table-cell table:formula="of:=REPLACE([.B668]; 1; 29; &quot;&quot;)" office:value-type="string" office:string-value="EQEmu/Server" calcext:value-type="string">
            <text:p>EQEmu/Server</text:p>
          </table:table-cell>
        </table:table-row>
        <table:table-row table:style-name="ro1">
          <table:table-cell office:value-type="float" office:value="2258794" calcext:value-type="float">
            <text:p>2258794</text:p>
          </table:table-cell>
          <table:table-cell office:value-type="string" calcext:value-type="string">
            <text:p>https://api.github.com/repos/NxRLab/gibbot</text:p>
          </table:table-cell>
          <table:table-cell table:formula="of:=REPLACE([.B669]; 1; 29; &quot;&quot;)" office:value-type="string" office:string-value="NxRLab/gibbot" calcext:value-type="string">
            <text:p>NxRLab/gibbot</text:p>
          </table:table-cell>
        </table:table-row>
        <table:table-row table:style-name="ro1">
          <table:table-cell office:value-type="float" office:value="2259754" calcext:value-type="float">
            <text:p>2259754</text:p>
          </table:table-cell>
          <table:table-cell office:value-type="string" calcext:value-type="string">
            <text:p>https://api.github.com/repos/N3Roaster/typica</text:p>
          </table:table-cell>
          <table:table-cell table:formula="of:=REPLACE([.B670]; 1; 29; &quot;&quot;)" office:value-type="string" office:string-value="N3Roaster/typica" calcext:value-type="string">
            <text:p>N3Roaster/typica</text:p>
          </table:table-cell>
        </table:table-row>
        <table:table-row table:style-name="ro1">
          <table:table-cell office:value-type="float" office:value="2261147" calcext:value-type="float">
            <text:p>2261147</text:p>
          </table:table-cell>
          <table:table-cell office:value-type="string" calcext:value-type="string">
            <text:p>https://api.github.com/repos/communi/communi-desktop</text:p>
          </table:table-cell>
          <table:table-cell table:formula="of:=REPLACE([.B671]; 1; 29; &quot;&quot;)" office:value-type="string" office:string-value="communi/communi-desktop" calcext:value-type="string">
            <text:p>communi/communi-desktop</text:p>
          </table:table-cell>
        </table:table-row>
        <table:table-row table:style-name="ro1">
          <table:table-cell office:value-type="float" office:value="2265537" calcext:value-type="float">
            <text:p>2265537</text:p>
          </table:table-cell>
          <table:table-cell office:value-type="string" calcext:value-type="string">
            <text:p>https://api.github.com/repos/Paracel/QSanguosha-Para</text:p>
          </table:table-cell>
          <table:table-cell table:formula="of:=REPLACE([.B672]; 1; 29; &quot;&quot;)" office:value-type="string" office:string-value="Paracel/QSanguosha-Para" calcext:value-type="string">
            <text:p>Paracel/QSanguosha-Para</text:p>
          </table:table-cell>
        </table:table-row>
        <table:table-row table:style-name="ro1">
          <table:table-cell office:value-type="float" office:value="2267756" calcext:value-type="float">
            <text:p>2267756</text:p>
          </table:table-cell>
          <table:table-cell office:value-type="string" calcext:value-type="string">
            <text:p>https://api.github.com/repos/jrosener/digitalscratch</text:p>
          </table:table-cell>
          <table:table-cell table:formula="of:=REPLACE([.B673]; 1; 29; &quot;&quot;)" office:value-type="string" office:string-value="jrosener/digitalscratch" calcext:value-type="string">
            <text:p>jrosener/digitalscratch</text:p>
          </table:table-cell>
        </table:table-row>
        <table:table-row table:style-name="ro1">
          <table:table-cell office:value-type="float" office:value="2271398" calcext:value-type="float">
            <text:p>2271398</text:p>
          </table:table-cell>
          <table:table-cell office:value-type="string" calcext:value-type="string">
            <text:p>https://api.github.com/repos/gbl08ma/utilities</text:p>
          </table:table-cell>
          <table:table-cell table:formula="of:=REPLACE([.B674]; 1; 29; &quot;&quot;)" office:value-type="string" office:string-value="gbl08ma/utilities" calcext:value-type="string">
            <text:p>gbl08ma/utilities</text:p>
          </table:table-cell>
        </table:table-row>
        <table:table-row table:style-name="ro1">
          <table:table-cell office:value-type="float" office:value="2279349" calcext:value-type="float">
            <text:p>2279349</text:p>
          </table:table-cell>
          <table:table-cell office:value-type="string" calcext:value-type="string">
            <text:p>https://api.github.com/repos/erashid/DON</text:p>
          </table:table-cell>
          <table:table-cell table:formula="of:=REPLACE([.B675]; 1; 29; &quot;&quot;)" office:value-type="string" office:string-value="erashid/DON" calcext:value-type="string">
            <text:p>erashid/DON</text:p>
          </table:table-cell>
        </table:table-row>
        <table:table-row table:style-name="ro1">
          <table:table-cell office:value-type="float" office:value="2280824" calcext:value-type="float">
            <text:p>2280824</text:p>
          </table:table-cell>
          <table:table-cell office:value-type="string" calcext:value-type="string">
            <text:p>https://api.github.com/repos/orocos-toolchain/rtt</text:p>
          </table:table-cell>
          <table:table-cell table:formula="of:=REPLACE([.B676]; 1; 29; &quot;&quot;)" office:value-type="string" office:string-value="orocos-toolchain/rtt" calcext:value-type="string">
            <text:p>orocos-toolchain/rtt</text:p>
          </table:table-cell>
        </table:table-row>
        <table:table-row table:style-name="ro1">
          <table:table-cell office:value-type="float" office:value="2291737" calcext:value-type="float">
            <text:p>2291737</text:p>
          </table:table-cell>
          <table:table-cell office:value-type="string" calcext:value-type="string">
            <text:p>https://api.github.com/repos/EpochModTeam/DayZ-Epoch</text:p>
          </table:table-cell>
          <table:table-cell table:formula="of:=REPLACE([.B677]; 1; 29; &quot;&quot;)" office:value-type="string" office:string-value="EpochModTeam/DayZ-Epoch" calcext:value-type="string">
            <text:p>EpochModTeam/DayZ-Epoch</text:p>
          </table:table-cell>
        </table:table-row>
        <table:table-row table:style-name="ro1">
          <table:table-cell office:value-type="float" office:value="2295395" calcext:value-type="float">
            <text:p>2295395</text:p>
          </table:table-cell>
          <table:table-cell office:value-type="string" calcext:value-type="string">
            <text:p>https://api.github.com/repos/SuperV1234/SSVSCollision</text:p>
          </table:table-cell>
          <table:table-cell table:formula="of:=REPLACE([.B678]; 1; 29; &quot;&quot;)" office:value-type="string" office:string-value="SuperV1234/SSVSCollision" calcext:value-type="string">
            <text:p>SuperV1234/SSVSCollision</text:p>
          </table:table-cell>
        </table:table-row>
        <table:table-row table:style-name="ro1">
          <table:table-cell office:value-type="float" office:value="2297123" calcext:value-type="float">
            <text:p>2297123</text:p>
          </table:table-cell>
          <table:table-cell office:value-type="string" calcext:value-type="string">
            <text:p>https://api.github.com/repos/sillsdev/icu4c</text:p>
          </table:table-cell>
          <table:table-cell table:formula="of:=REPLACE([.B679]; 1; 29; &quot;&quot;)" office:value-type="string" office:string-value="sillsdev/icu4c" calcext:value-type="string">
            <text:p>sillsdev/icu4c</text:p>
          </table:table-cell>
        </table:table-row>
        <table:table-row table:style-name="ro1">
          <table:table-cell office:value-type="float" office:value="2299936" calcext:value-type="float">
            <text:p>2299936</text:p>
          </table:table-cell>
          <table:table-cell office:value-type="string" calcext:value-type="string">
            <text:p>https://api.github.com/repos/groonga/grnxx</text:p>
          </table:table-cell>
          <table:table-cell table:formula="of:=REPLACE([.B680]; 1; 29; &quot;&quot;)" office:value-type="string" office:string-value="groonga/grnxx" calcext:value-type="string">
            <text:p>groonga/grnxx</text:p>
          </table:table-cell>
        </table:table-row>
        <table:table-row table:style-name="ro1">
          <table:table-cell office:value-type="float" office:value="2300152" calcext:value-type="float">
            <text:p>2300152</text:p>
          </table:table-cell>
          <table:table-cell office:value-type="string" calcext:value-type="string">
            <text:p>https://api.github.com/repos/macgitver/MacGitverModules</text:p>
          </table:table-cell>
          <table:table-cell table:formula="of:=REPLACE([.B681]; 1; 29; &quot;&quot;)" office:value-type="string" office:string-value="macgitver/MacGitverModules" calcext:value-type="string">
            <text:p>macgitver/MacGitverModules</text:p>
          </table:table-cell>
        </table:table-row>
        <table:table-row table:style-name="ro1">
          <table:table-cell office:value-type="float" office:value="2308329" calcext:value-type="float">
            <text:p>2308329</text:p>
          </table:table-cell>
          <table:table-cell office:value-type="string" calcext:value-type="string">
            <text:p>https://api.github.com/repos/llvm-mirror/lld</text:p>
          </table:table-cell>
          <table:table-cell table:formula="of:=REPLACE([.B682]; 1; 29; &quot;&quot;)" office:value-type="string" office:string-value="llvm-mirror/lld" calcext:value-type="string">
            <text:p>llvm-mirror/lld</text:p>
          </table:table-cell>
        </table:table-row>
        <table:table-row table:style-name="ro1">
          <table:table-cell office:value-type="float" office:value="2310599" calcext:value-type="float">
            <text:p>2310599</text:p>
          </table:table-cell>
          <table:table-cell office:value-type="string" calcext:value-type="string">
            <text:p>https://api.github.com/repos/falkTX/Carla</text:p>
          </table:table-cell>
          <table:table-cell table:formula="of:=REPLACE([.B683]; 1; 29; &quot;&quot;)" office:value-type="string" office:string-value="falkTX/Carla" calcext:value-type="string">
            <text:p>falkTX/Carla</text:p>
          </table:table-cell>
        </table:table-row>
        <table:table-row table:style-name="ro1">
          <table:table-cell office:value-type="float" office:value="2313008" calcext:value-type="float">
            <text:p>2313008</text:p>
          </table:table-cell>
          <table:table-cell office:value-type="string" calcext:value-type="string">
            <text:p>https://api.github.com/repos/g76r/qron</text:p>
          </table:table-cell>
          <table:table-cell table:formula="of:=REPLACE([.B684]; 1; 29; &quot;&quot;)" office:value-type="string" office:string-value="g76r/qron" calcext:value-type="string">
            <text:p>g76r/qron</text:p>
          </table:table-cell>
        </table:table-row>
        <table:table-row table:style-name="ro1">
          <table:table-cell office:value-type="float" office:value="2313386" calcext:value-type="float">
            <text:p>2313386</text:p>
          </table:table-cell>
          <table:table-cell office:value-type="string" calcext:value-type="string">
            <text:p>https://api.github.com/repos/dxx-rebirth/dxx-rebirth</text:p>
          </table:table-cell>
          <table:table-cell table:formula="of:=REPLACE([.B685]; 1; 29; &quot;&quot;)" office:value-type="string" office:string-value="dxx-rebirth/dxx-rebirth" calcext:value-type="string">
            <text:p>dxx-rebirth/dxx-rebirth</text:p>
          </table:table-cell>
        </table:table-row>
        <table:table-row table:style-name="ro1">
          <table:table-cell office:value-type="float" office:value="2315796" calcext:value-type="float">
            <text:p>2315796</text:p>
          </table:table-cell>
          <table:table-cell office:value-type="string" calcext:value-type="string">
            <text:p>https://api.github.com/repos/SimonKagstrom/emilpro</text:p>
          </table:table-cell>
          <table:table-cell table:formula="of:=REPLACE([.B686]; 1; 29; &quot;&quot;)" office:value-type="string" office:string-value="SimonKagstrom/emilpro" calcext:value-type="string">
            <text:p>SimonKagstrom/emilpro</text:p>
          </table:table-cell>
        </table:table-row>
        <table:table-row table:style-name="ro1">
          <table:table-cell office:value-type="float" office:value="2317123" calcext:value-type="float">
            <text:p>2317123</text:p>
          </table:table-cell>
          <table:table-cell office:value-type="string" calcext:value-type="string">
            <text:p>https://api.github.com/repos/AndreasFMueller/AstroPhotography</text:p>
          </table:table-cell>
          <table:table-cell table:formula="of:=REPLACE([.B687]; 1; 29; &quot;&quot;)" office:value-type="string" office:string-value="AndreasFMueller/AstroPhotography" calcext:value-type="string">
            <text:p>AndreasFMueller/AstroPhotography</text:p>
          </table:table-cell>
        </table:table-row>
        <table:table-row table:style-name="ro1">
          <table:table-cell office:value-type="float" office:value="2319425" calcext:value-type="float">
            <text:p>2319425</text:p>
          </table:table-cell>
          <table:table-cell office:value-type="string" calcext:value-type="string">
            <text:p>https://api.github.com/repos/christopherpow/nesicide</text:p>
          </table:table-cell>
          <table:table-cell table:formula="of:=REPLACE([.B688]; 1; 29; &quot;&quot;)" office:value-type="string" office:string-value="christopherpow/nesicide" calcext:value-type="string">
            <text:p>christopherpow/nesicide</text:p>
          </table:table-cell>
        </table:table-row>
        <table:table-row table:style-name="ro1">
          <table:table-cell office:value-type="float" office:value="2331168" calcext:value-type="float">
            <text:p>2331168</text:p>
          </table:table-cell>
          <table:table-cell office:value-type="string" calcext:value-type="string">
            <text:p>https://api.github.com/repos/alexeyche/alexeyche-junk</text:p>
          </table:table-cell>
          <table:table-cell table:formula="of:=REPLACE([.B689]; 1; 29; &quot;&quot;)" office:value-type="string" office:string-value="alexeyche/alexeyche-junk" calcext:value-type="string">
            <text:p>alexeyche/alexeyche-junk</text:p>
          </table:table-cell>
        </table:table-row>
        <table:table-row table:style-name="ro1">
          <table:table-cell office:value-type="float" office:value="2337489" calcext:value-type="float">
            <text:p>2337489</text:p>
          </table:table-cell>
          <table:table-cell office:value-type="string" calcext:value-type="string">
            <text:p>https://api.github.com/repos/BAllanach/softsusy</text:p>
          </table:table-cell>
          <table:table-cell table:formula="of:=REPLACE([.B690]; 1; 29; &quot;&quot;)" office:value-type="string" office:string-value="BAllanach/softsusy" calcext:value-type="string">
            <text:p>BAllanach/softsusy</text:p>
          </table:table-cell>
        </table:table-row>
        <table:table-row table:style-name="ro1">
          <table:table-cell office:value-type="float" office:value="2342674" calcext:value-type="float">
            <text:p>2342674</text:p>
          </table:table-cell>
          <table:table-cell office:value-type="string" calcext:value-type="string">
            <text:p>https://api.github.com/repos/scp-fs2open/fs2open.github.com</text:p>
          </table:table-cell>
          <table:table-cell table:formula="of:=REPLACE([.B691]; 1; 29; &quot;&quot;)" office:value-type="string" office:string-value="scp-fs2open/fs2open.github.com" calcext:value-type="string">
            <text:p>scp-fs2open/fs2open.github.com</text:p>
          </table:table-cell>
        </table:table-row>
        <table:table-row table:style-name="ro1">
          <table:table-cell office:value-type="float" office:value="2355482" calcext:value-type="float">
            <text:p>2355482</text:p>
          </table:table-cell>
          <table:table-cell office:value-type="string" calcext:value-type="string">
            <text:p>https://api.github.com/repos/always-on/always</text:p>
          </table:table-cell>
          <table:table-cell table:formula="of:=REPLACE([.B692]; 1; 29; &quot;&quot;)" office:value-type="string" office:string-value="always-on/always" calcext:value-type="string">
            <text:p>always-on/always</text:p>
          </table:table-cell>
        </table:table-row>
        <table:table-row table:style-name="ro1">
          <table:table-cell office:value-type="float" office:value="2366289" calcext:value-type="float">
            <text:p>2366289</text:p>
          </table:table-cell>
          <table:table-cell office:value-type="string" calcext:value-type="string">
            <text:p>https://api.github.com/repos/cybereality/Perception</text:p>
          </table:table-cell>
          <table:table-cell table:formula="of:=REPLACE([.B693]; 1; 29; &quot;&quot;)" office:value-type="string" office:string-value="cybereality/Perception" calcext:value-type="string">
            <text:p>cybereality/Perception</text:p>
          </table:table-cell>
        </table:table-row>
        <table:table-row table:style-name="ro1">
          <table:table-cell office:value-type="float" office:value="2380734" calcext:value-type="float">
            <text:p>2380734</text:p>
          </table:table-cell>
          <table:table-cell office:value-type="string" calcext:value-type="string">
            <text:p>https://api.github.com/repos/anagorko/kinf</text:p>
          </table:table-cell>
          <table:table-cell table:formula="of:=REPLACE([.B694]; 1; 29; &quot;&quot;)" office:value-type="string" office:string-value="anagorko/kinf" calcext:value-type="string">
            <text:p>anagorko/kinf</text:p>
          </table:table-cell>
        </table:table-row>
        <table:table-row table:style-name="ro1">
          <table:table-cell office:value-type="float" office:value="2381715" calcext:value-type="float">
            <text:p>2381715</text:p>
          </table:table-cell>
          <table:table-cell office:value-type="string" calcext:value-type="string">
            <text:p>https://api.github.com/repos/svn2github/libicu</text:p>
          </table:table-cell>
          <table:table-cell table:formula="of:=REPLACE([.B695]; 1; 29; &quot;&quot;)" office:value-type="string" office:string-value="svn2github/libicu" calcext:value-type="string">
            <text:p>svn2github/libicu</text:p>
          </table:table-cell>
        </table:table-row>
        <table:table-row table:style-name="ro1">
          <table:table-cell office:value-type="float" office:value="2389412" calcext:value-type="float">
            <text:p>2389412</text:p>
          </table:table-cell>
          <table:table-cell office:value-type="string" calcext:value-type="string">
            <text:p>https://api.github.com/repos/uart/gem5-mirror</text:p>
          </table:table-cell>
          <table:table-cell table:formula="of:=REPLACE([.B696]; 1; 29; &quot;&quot;)" office:value-type="string" office:string-value="uart/gem5-mirror" calcext:value-type="string">
            <text:p>uart/gem5-mirror</text:p>
          </table:table-cell>
        </table:table-row>
        <table:table-row table:style-name="ro1">
          <table:table-cell office:value-type="float" office:value="2396229" calcext:value-type="float">
            <text:p>2396229</text:p>
          </table:table-cell>
          <table:table-cell office:value-type="string" calcext:value-type="string">
            <text:p>https://api.github.com/repos/resiprocate/resiprocate</text:p>
          </table:table-cell>
          <table:table-cell table:formula="of:=REPLACE([.B697]; 1; 29; &quot;&quot;)" office:value-type="string" office:string-value="resiprocate/resiprocate" calcext:value-type="string">
            <text:p>resiprocate/resiprocate</text:p>
          </table:table-cell>
        </table:table-row>
        <table:table-row table:style-name="ro1">
          <table:table-cell office:value-type="float" office:value="2411387" calcext:value-type="float">
            <text:p>2411387</text:p>
          </table:table-cell>
          <table:table-cell office:value-type="string" calcext:value-type="string">
            <text:p>https://api.github.com/repos/samplecount/methcla</text:p>
          </table:table-cell>
          <table:table-cell table:formula="of:=REPLACE([.B698]; 1; 29; &quot;&quot;)" office:value-type="string" office:string-value="samplecount/methcla" calcext:value-type="string">
            <text:p>samplecount/methcla</text:p>
          </table:table-cell>
        </table:table-row>
        <table:table-row table:style-name="ro1">
          <table:table-cell office:value-type="float" office:value="2412459" calcext:value-type="float">
            <text:p>2412459</text:p>
          </table:table-cell>
          <table:table-cell office:value-type="string" calcext:value-type="string">
            <text:p>https://api.github.com/repos/cmangos/mangos-cata</text:p>
          </table:table-cell>
          <table:table-cell table:formula="of:=REPLACE([.B699]; 1; 29; &quot;&quot;)" office:value-type="string" office:string-value="cmangos/mangos-cata" calcext:value-type="string">
            <text:p>cmangos/mangos-cata</text:p>
          </table:table-cell>
        </table:table-row>
        <table:table-row table:style-name="ro1">
          <table:table-cell office:value-type="float" office:value="2413451" calcext:value-type="float">
            <text:p>2413451</text:p>
          </table:table-cell>
          <table:table-cell office:value-type="string" calcext:value-type="string">
            <text:p>https://api.github.com/repos/mangostwo/server</text:p>
          </table:table-cell>
          <table:table-cell table:formula="of:=REPLACE([.B700]; 1; 29; &quot;&quot;)" office:value-type="string" office:string-value="mangostwo/server" calcext:value-type="string">
            <text:p>mangostwo/server</text:p>
          </table:table-cell>
        </table:table-row>
        <table:table-row table:style-name="ro1">
          <table:table-cell office:value-type="float" office:value="2432094" calcext:value-type="float">
            <text:p>2432094</text:p>
          </table:table-cell>
          <table:table-cell office:value-type="string" calcext:value-type="string">
            <text:p>https://api.github.com/repos/cofenberg/unrimp</text:p>
          </table:table-cell>
          <table:table-cell table:formula="of:=REPLACE([.B701]; 1; 29; &quot;&quot;)" office:value-type="string" office:string-value="cofenberg/unrimp" calcext:value-type="string">
            <text:p>cofenberg/unrimp</text:p>
          </table:table-cell>
        </table:table-row>
        <table:table-row table:style-name="ro1">
          <table:table-cell office:value-type="float" office:value="2435832" calcext:value-type="float">
            <text:p>2435832</text:p>
          </table:table-cell>
          <table:table-cell office:value-type="string" calcext:value-type="string">
            <text:p>https://api.github.com/repos/mwthinker/Zombie</text:p>
          </table:table-cell>
          <table:table-cell table:formula="of:=REPLACE([.B702]; 1; 29; &quot;&quot;)" office:value-type="string" office:string-value="mwthinker/Zombie" calcext:value-type="string">
            <text:p>mwthinker/Zombie</text:p>
          </table:table-cell>
        </table:table-row>
        <table:table-row table:style-name="ro1">
          <table:table-cell office:value-type="float" office:value="2449563" calcext:value-type="float">
            <text:p>2449563</text:p>
          </table:table-cell>
          <table:table-cell office:value-type="string" calcext:value-type="string">
            <text:p>https://api.github.com/repos/svalaskevicius/qtjs-generator</text:p>
          </table:table-cell>
          <table:table-cell table:formula="of:=REPLACE([.B703]; 1; 29; &quot;&quot;)" office:value-type="string" office:string-value="svalaskevicius/qtjs-generator" calcext:value-type="string">
            <text:p>svalaskevicius/qtjs-generator</text:p>
          </table:table-cell>
        </table:table-row>
        <table:table-row table:style-name="ro1">
          <table:table-cell office:value-type="float" office:value="2450289" calcext:value-type="float">
            <text:p>2450289</text:p>
          </table:table-cell>
          <table:table-cell office:value-type="string" calcext:value-type="string">
            <text:p>https://api.github.com/repos/zhanxw/rvtests</text:p>
          </table:table-cell>
          <table:table-cell table:formula="of:=REPLACE([.B704]; 1; 29; &quot;&quot;)" office:value-type="string" office:string-value="zhanxw/rvtests" calcext:value-type="string">
            <text:p>zhanxw/rvtests</text:p>
          </table:table-cell>
        </table:table-row>
        <table:table-row table:style-name="ro1">
          <table:table-cell office:value-type="float" office:value="2457210" calcext:value-type="float">
            <text:p>2457210</text:p>
          </table:table-cell>
          <table:table-cell office:value-type="string" calcext:value-type="string">
            <text:p>https://api.github.com/repos/jordandong/myleetcodes</text:p>
          </table:table-cell>
          <table:table-cell table:formula="of:=REPLACE([.B705]; 1; 29; &quot;&quot;)" office:value-type="string" office:string-value="jordandong/myleetcodes" calcext:value-type="string">
            <text:p>jordandong/myleetcodes</text:p>
          </table:table-cell>
        </table:table-row>
        <table:table-row table:style-name="ro1">
          <table:table-cell office:value-type="float" office:value="2458796" calcext:value-type="float">
            <text:p>2458796</text:p>
          </table:table-cell>
          <table:table-cell office:value-type="string" calcext:value-type="string">
            <text:p>https://api.github.com/repos/orocos-toolchain/typelib</text:p>
          </table:table-cell>
          <table:table-cell table:formula="of:=REPLACE([.B706]; 1; 29; &quot;&quot;)" office:value-type="string" office:string-value="orocos-toolchain/typelib" calcext:value-type="string">
            <text:p>orocos-toolchain/typelib</text:p>
          </table:table-cell>
        </table:table-row>
        <table:table-row table:style-name="ro1">
          <table:table-cell office:value-type="float" office:value="2460294" calcext:value-type="float">
            <text:p>2460294</text:p>
          </table:table-cell>
          <table:table-cell office:value-type="string" calcext:value-type="string">
            <text:p>https://api.github.com/repos/openspim/micromanager</text:p>
          </table:table-cell>
          <table:table-cell table:formula="of:=REPLACE([.B707]; 1; 29; &quot;&quot;)" office:value-type="string" office:string-value="openspim/micromanager" calcext:value-type="string">
            <text:p>openspim/micromanager</text:p>
          </table:table-cell>
        </table:table-row>
        <table:table-row table:style-name="ro1">
          <table:table-cell office:value-type="float" office:value="2460976" calcext:value-type="float">
            <text:p>2460976</text:p>
          </table:table-cell>
          <table:table-cell office:value-type="string" calcext:value-type="string">
            <text:p>https://api.github.com/repos/shadow-robot/sr-ronex</text:p>
          </table:table-cell>
          <table:table-cell table:formula="of:=REPLACE([.B708]; 1; 29; &quot;&quot;)" office:value-type="string" office:string-value="shadow-robot/sr-ronex" calcext:value-type="string">
            <text:p>shadow-robot/sr-ronex</text:p>
          </table:table-cell>
        </table:table-row>
        <table:table-row table:style-name="ro1">
          <table:table-cell office:value-type="float" office:value="2462806" calcext:value-type="float">
            <text:p>2462806</text:p>
          </table:table-cell>
          <table:table-cell office:value-type="string" calcext:value-type="string">
            <text:p>https://api.github.com/repos/nkurinsky/SurveySim</text:p>
          </table:table-cell>
          <table:table-cell table:formula="of:=REPLACE([.B709]; 1; 29; &quot;&quot;)" office:value-type="string" office:string-value="nkurinsky/SurveySim" calcext:value-type="string">
            <text:p>nkurinsky/SurveySim</text:p>
          </table:table-cell>
        </table:table-row>
        <table:table-row table:style-name="ro1">
          <table:table-cell office:value-type="float" office:value="2466218" calcext:value-type="float">
            <text:p>2466218</text:p>
          </table:table-cell>
          <table:table-cell office:value-type="string" calcext:value-type="string">
            <text:p>https://api.github.com/repos/puyoai/puyoai</text:p>
          </table:table-cell>
          <table:table-cell table:formula="of:=REPLACE([.B710]; 1; 29; &quot;&quot;)" office:value-type="string" office:string-value="puyoai/puyoai" calcext:value-type="string">
            <text:p>puyoai/puyoai</text:p>
          </table:table-cell>
        </table:table-row>
        <table:table-row table:style-name="ro1">
          <table:table-cell office:value-type="float" office:value="2470945" calcext:value-type="float">
            <text:p>2470945</text:p>
          </table:table-cell>
          <table:table-cell office:value-type="string" calcext:value-type="string">
            <text:p>https://api.github.com/repos/andryblack/sandbox</text:p>
          </table:table-cell>
          <table:table-cell table:formula="of:=REPLACE([.B711]; 1; 29; &quot;&quot;)" office:value-type="string" office:string-value="andryblack/sandbox" calcext:value-type="string">
            <text:p>andryblack/sandbox</text:p>
          </table:table-cell>
        </table:table-row>
        <table:table-row table:style-name="ro1">
          <table:table-cell office:value-type="float" office:value="2483425" calcext:value-type="float">
            <text:p>2483425</text:p>
          </table:table-cell>
          <table:table-cell office:value-type="string" calcext:value-type="string">
            <text:p>https://api.github.com/repos/hyrise/hyrise</text:p>
          </table:table-cell>
          <table:table-cell table:formula="of:=REPLACE([.B712]; 1; 29; &quot;&quot;)" office:value-type="string" office:string-value="hyrise/hyrise" calcext:value-type="string">
            <text:p>hyrise/hyrise</text:p>
          </table:table-cell>
        </table:table-row>
        <table:table-row table:style-name="ro1">
          <table:table-cell office:value-type="float" office:value="2483734" calcext:value-type="float">
            <text:p>2483734</text:p>
          </table:table-cell>
          <table:table-cell office:value-type="string" calcext:value-type="string">
            <text:p>https://api.github.com/repos/deskvox/deskvox</text:p>
          </table:table-cell>
          <table:table-cell table:formula="of:=REPLACE([.B713]; 1; 29; &quot;&quot;)" office:value-type="string" office:string-value="deskvox/deskvox" calcext:value-type="string">
            <text:p>deskvox/deskvox</text:p>
          </table:table-cell>
        </table:table-row>
        <table:table-row table:style-name="ro1">
          <table:table-cell office:value-type="float" office:value="2598222" calcext:value-type="float">
            <text:p>2598222</text:p>
          </table:table-cell>
          <table:table-cell office:value-type="string" calcext:value-type="string">
            <text:p>https://api.github.com/repos/RTXI/rtxi</text:p>
          </table:table-cell>
          <table:table-cell table:formula="of:=REPLACE([.B714]; 1; 29; &quot;&quot;)" office:value-type="string" office:string-value="RTXI/rtxi" calcext:value-type="string">
            <text:p>RTXI/rtxi</text:p>
          </table:table-cell>
        </table:table-row>
        <table:table-row table:style-name="ro1">
          <table:table-cell office:value-type="float" office:value="2607518" calcext:value-type="float">
            <text:p>2607518</text:p>
          </table:table-cell>
          <table:table-cell office:value-type="string" calcext:value-type="string">
            <text:p>https://api.github.com/repos/bro/bro</text:p>
          </table:table-cell>
          <table:table-cell table:formula="of:=REPLACE([.B715]; 1; 29; &quot;&quot;)" office:value-type="string" office:string-value="bro/bro" calcext:value-type="string">
            <text:p>bro/bro</text:p>
          </table:table-cell>
        </table:table-row>
        <table:table-row table:style-name="ro1">
          <table:table-cell office:value-type="float" office:value="2621939" calcext:value-type="float">
            <text:p>2621939</text:p>
          </table:table-cell>
          <table:table-cell office:value-type="string" calcext:value-type="string">
            <text:p>https://api.github.com/repos/openMVG/openMVG</text:p>
          </table:table-cell>
          <table:table-cell table:formula="of:=REPLACE([.B716]; 1; 29; &quot;&quot;)" office:value-type="string" office:string-value="openMVG/openMVG" calcext:value-type="string">
            <text:p>openMVG/openMVG</text:p>
          </table:table-cell>
        </table:table-row>
        <table:table-row table:style-name="ro1">
          <table:table-cell office:value-type="float" office:value="2639643" calcext:value-type="float">
            <text:p>2639643</text:p>
          </table:table-cell>
          <table:table-cell office:value-type="string" calcext:value-type="string">
            <text:p>https://api.github.com/repos/FePhyFoFum/phyx</text:p>
          </table:table-cell>
          <table:table-cell table:formula="of:=REPLACE([.B717]; 1; 29; &quot;&quot;)" office:value-type="string" office:string-value="FePhyFoFum/phyx" calcext:value-type="string">
            <text:p>FePhyFoFum/phyx</text:p>
          </table:table-cell>
        </table:table-row>
        <table:table-row table:style-name="ro1">
          <table:table-cell office:value-type="float" office:value="2651093" calcext:value-type="float">
            <text:p>2651093</text:p>
          </table:table-cell>
          <table:table-cell office:value-type="string" calcext:value-type="string">
            <text:p>https://api.github.com/repos/pixmeo/osirix</text:p>
          </table:table-cell>
          <table:table-cell table:formula="of:=REPLACE([.B718]; 1; 29; &quot;&quot;)" office:value-type="string" office:string-value="pixmeo/osirix" calcext:value-type="string">
            <text:p>pixmeo/osirix</text:p>
          </table:table-cell>
        </table:table-row>
        <table:table-row table:style-name="ro1">
          <table:table-cell office:value-type="float" office:value="2659145" calcext:value-type="float">
            <text:p>2659145</text:p>
          </table:table-cell>
          <table:table-cell office:value-type="string" calcext:value-type="string">
            <text:p>https://api.github.com/repos/RGLab/flowWorkspace</text:p>
          </table:table-cell>
          <table:table-cell table:formula="of:=REPLACE([.B719]; 1; 29; &quot;&quot;)" office:value-type="string" office:string-value="RGLab/flowWorkspace" calcext:value-type="string">
            <text:p>RGLab/flowWorkspace</text:p>
          </table:table-cell>
        </table:table-row>
        <table:table-row table:style-name="ro1">
          <table:table-cell office:value-type="float" office:value="2663559" calcext:value-type="float">
            <text:p>2663559</text:p>
          </table:table-cell>
          <table:table-cell office:value-type="string" calcext:value-type="string">
            <text:p>https://api.github.com/repos/iagox86/dnscat2</text:p>
          </table:table-cell>
          <table:table-cell table:formula="of:=REPLACE([.B720]; 1; 29; &quot;&quot;)" office:value-type="string" office:string-value="iagox86/dnscat2" calcext:value-type="string">
            <text:p>iagox86/dnscat2</text:p>
          </table:table-cell>
        </table:table-row>
        <table:table-row table:style-name="ro1">
          <table:table-cell office:value-type="float" office:value="2696876" calcext:value-type="float">
            <text:p>2696876</text:p>
          </table:table-cell>
          <table:table-cell office:value-type="string" calcext:value-type="string">
            <text:p>https://api.github.com/repos/PointCloudLibrary/pcl</text:p>
          </table:table-cell>
          <table:table-cell table:formula="of:=REPLACE([.B721]; 1; 29; &quot;&quot;)" office:value-type="string" office:string-value="PointCloudLibrary/pcl" calcext:value-type="string">
            <text:p>PointCloudLibrary/pcl</text:p>
          </table:table-cell>
        </table:table-row>
        <table:table-row table:style-name="ro1">
          <table:table-cell office:value-type="float" office:value="2721403" calcext:value-type="float">
            <text:p>2721403</text:p>
          </table:table-cell>
          <table:table-cell office:value-type="string" calcext:value-type="string">
            <text:p>https://api.github.com/repos/wwu-numerik/dune-stuff</text:p>
          </table:table-cell>
          <table:table-cell table:formula="of:=REPLACE([.B722]; 1; 29; &quot;&quot;)" office:value-type="string" office:string-value="wwu-numerik/dune-stuff" calcext:value-type="string">
            <text:p>wwu-numerik/dune-stuff</text:p>
          </table:table-cell>
        </table:table-row>
        <table:table-row table:style-name="ro1">
          <table:table-cell office:value-type="float" office:value="2723225" calcext:value-type="float">
            <text:p>2723225</text:p>
          </table:table-cell>
          <table:table-cell office:value-type="string" calcext:value-type="string">
            <text:p>https://api.github.com/repos/readium/readium-sdk</text:p>
          </table:table-cell>
          <table:table-cell table:formula="of:=REPLACE([.B723]; 1; 29; &quot;&quot;)" office:value-type="string" office:string-value="readium/readium-sdk" calcext:value-type="string">
            <text:p>readium/readium-sdk</text:p>
          </table:table-cell>
        </table:table-row>
        <table:table-row table:style-name="ro1">
          <table:table-cell office:value-type="float" office:value="2730859" calcext:value-type="float">
            <text:p>2730859</text:p>
          </table:table-cell>
          <table:table-cell office:value-type="string" calcext:value-type="string">
            <text:p>https://api.github.com/repos/GNOME/vte</text:p>
          </table:table-cell>
          <table:table-cell table:formula="of:=REPLACE([.B724]; 1; 29; &quot;&quot;)" office:value-type="string" office:string-value="GNOME/vte" calcext:value-type="string">
            <text:p>GNOME/vte</text:p>
          </table:table-cell>
        </table:table-row>
        <table:table-row table:style-name="ro1">
          <table:table-cell office:value-type="float" office:value="2730972" calcext:value-type="float">
            <text:p>2730972</text:p>
          </table:table-cell>
          <table:table-cell office:value-type="string" calcext:value-type="string">
            <text:p>https://api.github.com/repos/fweimer/symboldb</text:p>
          </table:table-cell>
          <table:table-cell table:formula="of:=REPLACE([.B725]; 1; 29; &quot;&quot;)" office:value-type="string" office:string-value="fweimer/symboldb" calcext:value-type="string">
            <text:p>fweimer/symboldb</text:p>
          </table:table-cell>
        </table:table-row>
        <table:table-row table:style-name="ro1">
          <table:table-cell office:value-type="float" office:value="2750079" calcext:value-type="float">
            <text:p>2750079</text:p>
          </table:table-cell>
          <table:table-cell office:value-type="string" calcext:value-type="string">
            <text:p>https://api.github.com/repos/emoon/ProDBG</text:p>
          </table:table-cell>
          <table:table-cell table:formula="of:=REPLACE([.B726]; 1; 29; &quot;&quot;)" office:value-type="string" office:string-value="emoon/ProDBG" calcext:value-type="string">
            <text:p>emoon/ProDBG</text:p>
          </table:table-cell>
        </table:table-row>
        <table:table-row table:style-name="ro1">
          <table:table-cell office:value-type="float" office:value="2759855" calcext:value-type="float">
            <text:p>2759855</text:p>
          </table:table-cell>
          <table:table-cell office:value-type="string" calcext:value-type="string">
            <text:p>https://api.github.com/repos/doomtech/odamex</text:p>
          </table:table-cell>
          <table:table-cell table:formula="of:=REPLACE([.B727]; 1; 29; &quot;&quot;)" office:value-type="string" office:string-value="doomtech/odamex" calcext:value-type="string">
            <text:p>doomtech/odamex</text:p>
          </table:table-cell>
        </table:table-row>
        <table:table-row table:style-name="ro1">
          <table:table-cell office:value-type="float" office:value="2766024" calcext:value-type="float">
            <text:p>2766024</text:p>
          </table:table-cell>
          <table:table-cell office:value-type="string" calcext:value-type="string">
            <text:p>https://api.github.com/repos/StackedCrooked/stacked-crooked</text:p>
          </table:table-cell>
          <table:table-cell table:formula="of:=REPLACE([.B728]; 1; 29; &quot;&quot;)" office:value-type="string" office:string-value="StackedCrooked/stacked-crooked" calcext:value-type="string">
            <text:p>StackedCrooked/stacked-crooked</text:p>
          </table:table-cell>
        </table:table-row>
        <table:table-row table:style-name="ro1">
          <table:table-cell office:value-type="float" office:value="2771188" calcext:value-type="float">
            <text:p>2771188</text:p>
          </table:table-cell>
          <table:table-cell office:value-type="string" calcext:value-type="string">
            <text:p>https://api.github.com/repos/mirror/mingw-w64</text:p>
          </table:table-cell>
          <table:table-cell table:formula="of:=REPLACE([.B729]; 1; 29; &quot;&quot;)" office:value-type="string" office:string-value="mirror/mingw-w64" calcext:value-type="string">
            <text:p>mirror/mingw-w64</text:p>
          </table:table-cell>
        </table:table-row>
        <table:table-row table:style-name="ro1">
          <table:table-cell office:value-type="float" office:value="2778656" calcext:value-type="float">
            <text:p>2778656</text:p>
          </table:table-cell>
          <table:table-cell office:value-type="string" calcext:value-type="string">
            <text:p>https://api.github.com/repos/boostorg/config</text:p>
          </table:table-cell>
          <table:table-cell table:formula="of:=REPLACE([.B730]; 1; 29; &quot;&quot;)" office:value-type="string" office:string-value="boostorg/config" calcext:value-type="string">
            <text:p>boostorg/config</text:p>
          </table:table-cell>
        </table:table-row>
        <table:table-row table:style-name="ro1">
          <table:table-cell office:value-type="float" office:value="2778677" calcext:value-type="float">
            <text:p>2778677</text:p>
          </table:table-cell>
          <table:table-cell office:value-type="string" calcext:value-type="string">
            <text:p>https://api.github.com/repos/boostorg/filesystem</text:p>
          </table:table-cell>
          <table:table-cell table:formula="of:=REPLACE([.B731]; 1; 29; &quot;&quot;)" office:value-type="string" office:string-value="boostorg/filesystem" calcext:value-type="string">
            <text:p>boostorg/filesystem</text:p>
          </table:table-cell>
        </table:table-row>
        <table:table-row table:style-name="ro1">
          <table:table-cell office:value-type="float" office:value="2778689" calcext:value-type="float">
            <text:p>2778689</text:p>
          </table:table-cell>
          <table:table-cell office:value-type="string" calcext:value-type="string">
            <text:p>https://api.github.com/repos/boostorg/geometry</text:p>
          </table:table-cell>
          <table:table-cell table:formula="of:=REPLACE([.B732]; 1; 29; &quot;&quot;)" office:value-type="string" office:string-value="boostorg/geometry" calcext:value-type="string">
            <text:p>boostorg/geometry</text:p>
          </table:table-cell>
        </table:table-row>
        <table:table-row table:style-name="ro1">
          <table:table-cell office:value-type="float" office:value="2778733" calcext:value-type="float">
            <text:p>2778733</text:p>
          </table:table-cell>
          <table:table-cell office:value-type="string" calcext:value-type="string">
            <text:p>https://api.github.com/repos/boostorg/math</text:p>
          </table:table-cell>
          <table:table-cell table:formula="of:=REPLACE([.B733]; 1; 29; &quot;&quot;)" office:value-type="string" office:string-value="boostorg/math" calcext:value-type="string">
            <text:p>boostorg/math</text:p>
          </table:table-cell>
        </table:table-row>
        <table:table-row table:style-name="ro1">
          <table:table-cell office:value-type="float" office:value="2778743" calcext:value-type="float">
            <text:p>2778743</text:p>
          </table:table-cell>
          <table:table-cell office:value-type="string" calcext:value-type="string">
            <text:p>https://api.github.com/repos/boostorg/phoenix</text:p>
          </table:table-cell>
          <table:table-cell table:formula="of:=REPLACE([.B734]; 1; 29; &quot;&quot;)" office:value-type="string" office:string-value="boostorg/phoenix" calcext:value-type="string">
            <text:p>boostorg/phoenix</text:p>
          </table:table-cell>
        </table:table-row>
        <table:table-row table:style-name="ro1">
          <table:table-cell office:value-type="float" office:value="2778886" calcext:value-type="float">
            <text:p>2778886</text:p>
          </table:table-cell>
          <table:table-cell office:value-type="string" calcext:value-type="string">
            <text:p>https://api.github.com/repos/boostorg/spirit</text:p>
          </table:table-cell>
          <table:table-cell table:formula="of:=REPLACE([.B735]; 1; 29; &quot;&quot;)" office:value-type="string" office:string-value="boostorg/spirit" calcext:value-type="string">
            <text:p>boostorg/spirit</text:p>
          </table:table-cell>
        </table:table-row>
        <table:table-row table:style-name="ro1">
          <table:table-cell office:value-type="float" office:value="2778931" calcext:value-type="float">
            <text:p>2778931</text:p>
          </table:table-cell>
          <table:table-cell office:value-type="string" calcext:value-type="string">
            <text:p>https://api.github.com/repos/boostorg/thread</text:p>
          </table:table-cell>
          <table:table-cell table:formula="of:=REPLACE([.B736]; 1; 29; &quot;&quot;)" office:value-type="string" office:string-value="boostorg/thread" calcext:value-type="string">
            <text:p>boostorg/thread</text:p>
          </table:table-cell>
        </table:table-row>
        <table:table-row table:style-name="ro1">
          <table:table-cell office:value-type="float" office:value="2781340" calcext:value-type="float">
            <text:p>2781340</text:p>
          </table:table-cell>
          <table:table-cell office:value-type="string" calcext:value-type="string">
            <text:p>https://api.github.com/repos/boostorg/test</text:p>
          </table:table-cell>
          <table:table-cell table:formula="of:=REPLACE([.B737]; 1; 29; &quot;&quot;)" office:value-type="string" office:string-value="boostorg/test" calcext:value-type="string">
            <text:p>boostorg/test</text:p>
          </table:table-cell>
        </table:table-row>
        <table:table-row table:style-name="ro1">
          <table:table-cell office:value-type="float" office:value="2786302" calcext:value-type="float">
            <text:p>2786302</text:p>
          </table:table-cell>
          <table:table-cell office:value-type="string" calcext:value-type="string">
            <text:p>https://api.github.com/repos/jsm174/vpinball</text:p>
          </table:table-cell>
          <table:table-cell table:formula="of:=REPLACE([.B738]; 1; 29; &quot;&quot;)" office:value-type="string" office:string-value="jsm174/vpinball" calcext:value-type="string">
            <text:p>jsm174/vpinball</text:p>
          </table:table-cell>
        </table:table-row>
        <table:table-row table:style-name="ro1">
          <table:table-cell office:value-type="float" office:value="2798121" calcext:value-type="float">
            <text:p>2798121</text:p>
          </table:table-cell>
          <table:table-cell office:value-type="string" calcext:value-type="string">
            <text:p>https://api.github.com/repos/OpenFortranProject/ofp-sdf</text:p>
          </table:table-cell>
          <table:table-cell table:formula="of:=REPLACE([.B739]; 1; 29; &quot;&quot;)" office:value-type="string" office:string-value="OpenFortranProject/ofp-sdf" calcext:value-type="string">
            <text:p>OpenFortranProject/ofp-sdf</text:p>
          </table:table-cell>
        </table:table-row>
        <table:table-row table:style-name="ro1">
          <table:table-cell office:value-type="float" office:value="2805865" calcext:value-type="float">
            <text:p>2805865</text:p>
          </table:table-cell>
          <table:table-cell office:value-type="string" calcext:value-type="string">
            <text:p>https://api.github.com/repos/boostorg/multiprecision</text:p>
          </table:table-cell>
          <table:table-cell table:formula="of:=REPLACE([.B740]; 1; 29; &quot;&quot;)" office:value-type="string" office:string-value="boostorg/multiprecision" calcext:value-type="string">
            <text:p>boostorg/multiprecision</text:p>
          </table:table-cell>
        </table:table-row>
        <table:table-row table:style-name="ro1">
          <table:table-cell office:value-type="float" office:value="2810613" calcext:value-type="float">
            <text:p>2810613</text:p>
          </table:table-cell>
          <table:table-cell office:value-type="string" calcext:value-type="string">
            <text:p>https://api.github.com/repos/Dekken/maiken</text:p>
          </table:table-cell>
          <table:table-cell table:formula="of:=REPLACE([.B741]; 1; 29; &quot;&quot;)" office:value-type="string" office:string-value="Dekken/maiken" calcext:value-type="string">
            <text:p>Dekken/maiken</text:p>
          </table:table-cell>
        </table:table-row>
        <table:table-row table:style-name="ro1">
          <table:table-cell office:value-type="float" office:value="2817440" calcext:value-type="float">
            <text:p>2817440</text:p>
          </table:table-cell>
          <table:table-cell office:value-type="string" calcext:value-type="string">
            <text:p>https://api.github.com/repos/SRA-SiliconValley/webkit-webcl</text:p>
          </table:table-cell>
          <table:table-cell table:formula="of:=REPLACE([.B742]; 1; 29; &quot;&quot;)" office:value-type="string" office:string-value="SRA-SiliconValley/webkit-webcl" calcext:value-type="string">
            <text:p>SRA-SiliconValley/webkit-webcl</text:p>
          </table:table-cell>
        </table:table-row>
        <table:table-row table:style-name="ro1">
          <table:table-cell office:value-type="float" office:value="2822496" calcext:value-type="float">
            <text:p>2822496</text:p>
          </table:table-cell>
          <table:table-cell office:value-type="string" calcext:value-type="string">
            <text:p>https://api.github.com/repos/labust/labust-ros-pkg</text:p>
          </table:table-cell>
          <table:table-cell table:formula="of:=REPLACE([.B743]; 1; 29; &quot;&quot;)" office:value-type="string" office:string-value="labust/labust-ros-pkg" calcext:value-type="string">
            <text:p>labust/labust-ros-pkg</text:p>
          </table:table-cell>
        </table:table-row>
        <table:table-row table:style-name="ro1">
          <table:table-cell office:value-type="float" office:value="2827429" calcext:value-type="float">
            <text:p>2827429</text:p>
          </table:table-cell>
          <table:table-cell office:value-type="string" calcext:value-type="string">
            <text:p>https://api.github.com/repos/firelab/windninja</text:p>
          </table:table-cell>
          <table:table-cell table:formula="of:=REPLACE([.B744]; 1; 29; &quot;&quot;)" office:value-type="string" office:string-value="firelab/windninja" calcext:value-type="string">
            <text:p>firelab/windninja</text:p>
          </table:table-cell>
        </table:table-row>
        <table:table-row table:style-name="ro1">
          <table:table-cell office:value-type="float" office:value="2843984" calcext:value-type="float">
            <text:p>2843984</text:p>
          </table:table-cell>
          <table:table-cell office:value-type="string" calcext:value-type="string">
            <text:p>https://api.github.com/repos/roboptim/roboptim-core</text:p>
          </table:table-cell>
          <table:table-cell table:formula="of:=REPLACE([.B745]; 1; 29; &quot;&quot;)" office:value-type="string" office:string-value="roboptim/roboptim-core" calcext:value-type="string">
            <text:p>roboptim/roboptim-core</text:p>
          </table:table-cell>
        </table:table-row>
        <table:table-row table:style-name="ro1">
          <table:table-cell office:value-type="float" office:value="2844000" calcext:value-type="float">
            <text:p>2844000</text:p>
          </table:table-cell>
          <table:table-cell office:value-type="string" calcext:value-type="string">
            <text:p>https://api.github.com/repos/datacratic/soa</text:p>
          </table:table-cell>
          <table:table-cell table:formula="of:=REPLACE([.B746]; 1; 29; &quot;&quot;)" office:value-type="string" office:string-value="datacratic/soa" calcext:value-type="string">
            <text:p>datacratic/soa</text:p>
          </table:table-cell>
        </table:table-row>
        <table:table-row table:style-name="ro1">
          <table:table-cell office:value-type="float" office:value="2846591" calcext:value-type="float">
            <text:p>2846591</text:p>
          </table:table-cell>
          <table:table-cell office:value-type="string" calcext:value-type="string">
            <text:p>https://api.github.com/repos/darrenhp/AlgoSolution</text:p>
          </table:table-cell>
          <table:table-cell table:formula="of:=REPLACE([.B747]; 1; 29; &quot;&quot;)" office:value-type="string" office:string-value="darrenhp/AlgoSolution" calcext:value-type="string">
            <text:p>darrenhp/AlgoSolution</text:p>
          </table:table-cell>
        </table:table-row>
        <table:table-row table:style-name="ro1">
          <table:table-cell office:value-type="float" office:value="2853761" calcext:value-type="float">
            <text:p>2853761</text:p>
          </table:table-cell>
          <table:table-cell office:value-type="string" calcext:value-type="string">
            <text:p>https://api.github.com/repos/GHScan/DailyProjects</text:p>
          </table:table-cell>
          <table:table-cell table:formula="of:=REPLACE([.B748]; 1; 29; &quot;&quot;)" office:value-type="string" office:string-value="GHScan/DailyProjects" calcext:value-type="string">
            <text:p>GHScan/DailyProjects</text:p>
          </table:table-cell>
        </table:table-row>
        <table:table-row table:style-name="ro1">
          <table:table-cell office:value-type="float" office:value="2860807" calcext:value-type="float">
            <text:p>2860807</text:p>
          </table:table-cell>
          <table:table-cell office:value-type="string" calcext:value-type="string">
            <text:p>https://api.github.com/repos/youngwolf-project/st_asio_wrapper</text:p>
          </table:table-cell>
          <table:table-cell table:formula="of:=REPLACE([.B749]; 1; 29; &quot;&quot;)" office:value-type="string" office:string-value="youngwolf-project/st_asio_wrapper" calcext:value-type="string">
            <text:p>youngwolf-project/st_asio_wrapper</text:p>
          </table:table-cell>
        </table:table-row>
        <table:table-row table:style-name="ro1">
          <table:table-cell office:value-type="float" office:value="2864539" calcext:value-type="float">
            <text:p>2864539</text:p>
          </table:table-cell>
          <table:table-cell office:value-type="string" calcext:value-type="string">
            <text:p>https://api.github.com/repos/aarnt/octopi</text:p>
          </table:table-cell>
          <table:table-cell table:formula="of:=REPLACE([.B750]; 1; 29; &quot;&quot;)" office:value-type="string" office:string-value="aarnt/octopi" calcext:value-type="string">
            <text:p>aarnt/octopi</text:p>
          </table:table-cell>
        </table:table-row>
        <table:table-row table:style-name="ro1">
          <table:table-cell office:value-type="float" office:value="2877711" calcext:value-type="float">
            <text:p>2877711</text:p>
          </table:table-cell>
          <table:table-cell office:value-type="string" calcext:value-type="string">
            <text:p>https://api.github.com/repos/osmocom/osmo-pcu</text:p>
          </table:table-cell>
          <table:table-cell table:formula="of:=REPLACE([.B751]; 1; 29; &quot;&quot;)" office:value-type="string" office:string-value="osmocom/osmo-pcu" calcext:value-type="string">
            <text:p>osmocom/osmo-pcu</text:p>
          </table:table-cell>
        </table:table-row>
        <table:table-row table:style-name="ro1">
          <table:table-cell office:value-type="float" office:value="2886629" calcext:value-type="float">
            <text:p>2886629</text:p>
          </table:table-cell>
          <table:table-cell office:value-type="string" calcext:value-type="string">
            <text:p>https://api.github.com/repos/LSTS/dune</text:p>
          </table:table-cell>
          <table:table-cell table:formula="of:=REPLACE([.B752]; 1; 29; &quot;&quot;)" office:value-type="string" office:string-value="LSTS/dune" calcext:value-type="string">
            <text:p>LSTS/dune</text:p>
          </table:table-cell>
        </table:table-row>
        <table:table-row table:style-name="ro1">
          <table:table-cell office:value-type="float" office:value="2887388" calcext:value-type="float">
            <text:p>2887388</text:p>
          </table:table-cell>
          <table:table-cell office:value-type="string" calcext:value-type="string">
            <text:p>https://api.github.com/repos/calaos/calaos_base</text:p>
          </table:table-cell>
          <table:table-cell table:formula="of:=REPLACE([.B753]; 1; 29; &quot;&quot;)" office:value-type="string" office:string-value="calaos/calaos_base" calcext:value-type="string">
            <text:p>calaos/calaos_base</text:p>
          </table:table-cell>
        </table:table-row>
        <table:table-row table:style-name="ro1">
          <table:table-cell office:value-type="float" office:value="2888166" calcext:value-type="float">
            <text:p>2888166</text:p>
          </table:table-cell>
          <table:table-cell office:value-type="string" calcext:value-type="string">
            <text:p>https://api.github.com/repos/paradajz/OpenDeck</text:p>
          </table:table-cell>
          <table:table-cell table:formula="of:=REPLACE([.B754]; 1; 29; &quot;&quot;)" office:value-type="string" office:string-value="paradajz/OpenDeck" calcext:value-type="string">
            <text:p>paradajz/OpenDeck</text:p>
          </table:table-cell>
        </table:table-row>
        <table:table-row table:style-name="ro1">
          <table:table-cell office:value-type="float" office:value="2904365" calcext:value-type="float">
            <text:p>2904365</text:p>
          </table:table-cell>
          <table:table-cell office:value-type="string" calcext:value-type="string">
            <text:p>https://api.github.com/repos/r-barnes/richdem</text:p>
          </table:table-cell>
          <table:table-cell table:formula="of:=REPLACE([.B755]; 1; 29; &quot;&quot;)" office:value-type="string" office:string-value="r-barnes/richdem" calcext:value-type="string">
            <text:p>r-barnes/richdem</text:p>
          </table:table-cell>
        </table:table-row>
        <table:table-row table:style-name="ro1">
          <table:table-cell office:value-type="float" office:value="2915711" calcext:value-type="float">
            <text:p>2915711</text:p>
          </table:table-cell>
          <table:table-cell office:value-type="string" calcext:value-type="string">
            <text:p>https://api.github.com/repos/hivesolutions/builds</text:p>
          </table:table-cell>
          <table:table-cell table:formula="of:=REPLACE([.B756]; 1; 29; &quot;&quot;)" office:value-type="string" office:string-value="hivesolutions/builds" calcext:value-type="string">
            <text:p>hivesolutions/builds</text:p>
          </table:table-cell>
        </table:table-row>
        <table:table-row table:style-name="ro1">
          <table:table-cell office:value-type="float" office:value="2916055" calcext:value-type="float">
            <text:p>2916055</text:p>
          </table:table-cell>
          <table:table-cell office:value-type="string" calcext:value-type="string">
            <text:p>https://api.github.com/repos/minetest/minetest</text:p>
          </table:table-cell>
          <table:table-cell table:formula="of:=REPLACE([.B757]; 1; 29; &quot;&quot;)" office:value-type="string" office:string-value="minetest/minetest" calcext:value-type="string">
            <text:p>minetest/minetest</text:p>
          </table:table-cell>
        </table:table-row>
        <table:table-row table:style-name="ro1">
          <table:table-cell office:value-type="float" office:value="2939782" calcext:value-type="float">
            <text:p>2939782</text:p>
          </table:table-cell>
          <table:table-cell office:value-type="string" calcext:value-type="string">
            <text:p>https://api.github.com/repos/StanfordLegion/legion</text:p>
          </table:table-cell>
          <table:table-cell table:formula="of:=REPLACE([.B758]; 1; 29; &quot;&quot;)" office:value-type="string" office:string-value="StanfordLegion/legion" calcext:value-type="string">
            <text:p>StanfordLegion/legion</text:p>
          </table:table-cell>
        </table:table-row>
        <table:table-row table:style-name="ro1">
          <table:table-cell office:value-type="float" office:value="2947038" calcext:value-type="float">
            <text:p>2947038</text:p>
          </table:table-cell>
          <table:table-cell office:value-type="string" calcext:value-type="string">
            <text:p>https://api.github.com/repos/boostorg/compute</text:p>
          </table:table-cell>
          <table:table-cell table:formula="of:=REPLACE([.B759]; 1; 29; &quot;&quot;)" office:value-type="string" office:string-value="boostorg/compute" calcext:value-type="string">
            <text:p>boostorg/compute</text:p>
          </table:table-cell>
        </table:table-row>
        <table:table-row table:style-name="ro1">
          <table:table-cell office:value-type="float" office:value="2963138" calcext:value-type="float">
            <text:p>2963138</text:p>
          </table:table-cell>
          <table:table-cell office:value-type="string" calcext:value-type="string">
            <text:p>https://api.github.com/repos/YCAMInterlab/RAMDanceToolkit</text:p>
          </table:table-cell>
          <table:table-cell table:formula="of:=REPLACE([.B760]; 1; 29; &quot;&quot;)" office:value-type="string" office:string-value="YCAMInterlab/RAMDanceToolkit" calcext:value-type="string">
            <text:p>YCAMInterlab/RAMDanceToolkit</text:p>
          </table:table-cell>
        </table:table-row>
        <table:table-row table:style-name="ro1">
          <table:table-cell office:value-type="float" office:value="2973389" calcext:value-type="float">
            <text:p>2973389</text:p>
          </table:table-cell>
          <table:table-cell office:value-type="string" calcext:value-type="string">
            <text:p>https://api.github.com/repos/jazztickets/choria</text:p>
          </table:table-cell>
          <table:table-cell table:formula="of:=REPLACE([.B761]; 1; 29; &quot;&quot;)" office:value-type="string" office:string-value="jazztickets/choria" calcext:value-type="string">
            <text:p>jazztickets/choria</text:p>
          </table:table-cell>
        </table:table-row>
        <table:table-row table:style-name="ro1">
          <table:table-cell office:value-type="float" office:value="2984278" calcext:value-type="float">
            <text:p>2984278</text:p>
          </table:table-cell>
          <table:table-cell office:value-type="string" calcext:value-type="string">
            <text:p>https://api.github.com/repos/mempko/firestr</text:p>
          </table:table-cell>
          <table:table-cell table:formula="of:=REPLACE([.B762]; 1; 29; &quot;&quot;)" office:value-type="string" office:string-value="mempko/firestr" calcext:value-type="string">
            <text:p>mempko/firestr</text:p>
          </table:table-cell>
        </table:table-row>
        <table:table-row table:style-name="ro1">
          <table:table-cell office:value-type="float" office:value="2995252" calcext:value-type="float">
            <text:p>2995252</text:p>
          </table:table-cell>
          <table:table-cell office:value-type="string" calcext:value-type="string">
            <text:p>https://api.github.com/repos/randombit/botan</text:p>
          </table:table-cell>
          <table:table-cell table:formula="of:=REPLACE([.B763]; 1; 29; &quot;&quot;)" office:value-type="string" office:string-value="randombit/botan" calcext:value-type="string">
            <text:p>randombit/botan</text:p>
          </table:table-cell>
        </table:table-row>
        <table:table-row table:style-name="ro1">
          <table:table-cell office:value-type="float" office:value="2999097" calcext:value-type="float">
            <text:p>2999097</text:p>
          </table:table-cell>
          <table:table-cell office:value-type="string" calcext:value-type="string">
            <text:p>https://api.github.com/repos/StanfordPL/x64asm</text:p>
          </table:table-cell>
          <table:table-cell table:formula="of:=REPLACE([.B764]; 1; 29; &quot;&quot;)" office:value-type="string" office:string-value="StanfordPL/x64asm" calcext:value-type="string">
            <text:p>StanfordPL/x64asm</text:p>
          </table:table-cell>
        </table:table-row>
        <table:table-row table:style-name="ro1">
          <table:table-cell office:value-type="float" office:value="3023430" calcext:value-type="float">
            <text:p>3023430</text:p>
          </table:table-cell>
          <table:table-cell office:value-type="string" calcext:value-type="string">
            <text:p>https://api.github.com/repos/jhol/pulseview</text:p>
          </table:table-cell>
          <table:table-cell table:formula="of:=REPLACE([.B765]; 1; 29; &quot;&quot;)" office:value-type="string" office:string-value="jhol/pulseview" calcext:value-type="string">
            <text:p>jhol/pulseview</text:p>
          </table:table-cell>
        </table:table-row>
        <table:table-row table:style-name="ro1">
          <table:table-cell office:value-type="float" office:value="3037365" calcext:value-type="float">
            <text:p>3037365</text:p>
          </table:table-cell>
          <table:table-cell office:value-type="string" calcext:value-type="string">
            <text:p>https://api.github.com/repos/tominokers/RatelPlayer</text:p>
          </table:table-cell>
          <table:table-cell table:formula="of:=REPLACE([.B766]; 1; 29; &quot;&quot;)" office:value-type="string" office:string-value="tominokers/RatelPlayer" calcext:value-type="string">
            <text:p>tominokers/RatelPlayer</text:p>
          </table:table-cell>
        </table:table-row>
        <table:table-row table:style-name="ro1">
          <table:table-cell office:value-type="float" office:value="3048730" calcext:value-type="float">
            <text:p>3048730</text:p>
          </table:table-cell>
          <table:table-cell office:value-type="string" calcext:value-type="string">
            <text:p>https://api.github.com/repos/cs-au-dk/Artemis</text:p>
          </table:table-cell>
          <table:table-cell table:formula="of:=REPLACE([.B767]; 1; 29; &quot;&quot;)" office:value-type="string" office:string-value="cs-au-dk/Artemis" calcext:value-type="string">
            <text:p>cs-au-dk/Artemis</text:p>
          </table:table-cell>
        </table:table-row>
        <table:table-row table:style-name="ro1">
          <table:table-cell office:value-type="float" office:value="3069617" calcext:value-type="float">
            <text:p>3069617</text:p>
          </table:table-cell>
          <table:table-cell office:value-type="string" calcext:value-type="string">
            <text:p>https://api.github.com/repos/fifengine/fifengine</text:p>
          </table:table-cell>
          <table:table-cell table:formula="of:=REPLACE([.B768]; 1; 29; &quot;&quot;)" office:value-type="string" office:string-value="fifengine/fifengine" calcext:value-type="string">
            <text:p>fifengine/fifengine</text:p>
          </table:table-cell>
        </table:table-row>
        <table:table-row table:style-name="ro1">
          <table:table-cell office:value-type="float" office:value="3069860" calcext:value-type="float">
            <text:p>3069860</text:p>
          </table:table-cell>
          <table:table-cell office:value-type="string" calcext:value-type="string">
            <text:p>https://api.github.com/repos/esa/pagmo</text:p>
          </table:table-cell>
          <table:table-cell table:formula="of:=REPLACE([.B769]; 1; 29; &quot;&quot;)" office:value-type="string" office:string-value="esa/pagmo" calcext:value-type="string">
            <text:p>esa/pagmo</text:p>
          </table:table-cell>
        </table:table-row>
        <table:table-row table:style-name="ro1">
          <table:table-cell office:value-type="float" office:value="3077143" calcext:value-type="float">
            <text:p>3077143</text:p>
          </table:table-cell>
          <table:table-cell office:value-type="string" calcext:value-type="string">
            <text:p>https://api.github.com/repos/zalf-lsa/monica</text:p>
          </table:table-cell>
          <table:table-cell table:formula="of:=REPLACE([.B770]; 1; 29; &quot;&quot;)" office:value-type="string" office:string-value="zalf-lsa/monica" calcext:value-type="string">
            <text:p>zalf-lsa/monica</text:p>
          </table:table-cell>
        </table:table-row>
        <table:table-row table:style-name="ro1">
          <table:table-cell office:value-type="float" office:value="3088114" calcext:value-type="float">
            <text:p>3088114</text:p>
          </table:table-cell>
          <table:table-cell office:value-type="string" calcext:value-type="string">
            <text:p>https://api.github.com/repos/lexicalunit/nanodbc</text:p>
          </table:table-cell>
          <table:table-cell table:formula="of:=REPLACE([.B771]; 1; 29; &quot;&quot;)" office:value-type="string" office:string-value="lexicalunit/nanodbc" calcext:value-type="string">
            <text:p>lexicalunit/nanodbc</text:p>
          </table:table-cell>
        </table:table-row>
        <table:table-row table:style-name="ro1">
          <table:table-cell office:value-type="float" office:value="3123478" calcext:value-type="float">
            <text:p>3123478</text:p>
          </table:table-cell>
          <table:table-cell office:value-type="string" calcext:value-type="string">
            <text:p>https://api.github.com/repos/viennacl/viennacl-dev</text:p>
          </table:table-cell>
          <table:table-cell table:formula="of:=REPLACE([.B772]; 1; 29; &quot;&quot;)" office:value-type="string" office:string-value="viennacl/viennacl-dev" calcext:value-type="string">
            <text:p>viennacl/viennacl-dev</text:p>
          </table:table-cell>
        </table:table-row>
        <table:table-row table:style-name="ro1">
          <table:table-cell office:value-type="float" office:value="3124084" calcext:value-type="float">
            <text:p>3124084</text:p>
          </table:table-cell>
          <table:table-cell office:value-type="string" calcext:value-type="string">
            <text:p>https://api.github.com/repos/madronalabs/madronalib</text:p>
          </table:table-cell>
          <table:table-cell table:formula="of:=REPLACE([.B773]; 1; 29; &quot;&quot;)" office:value-type="string" office:string-value="madronalabs/madronalib" calcext:value-type="string">
            <text:p>madronalabs/madronalib</text:p>
          </table:table-cell>
        </table:table-row>
        <table:table-row table:style-name="ro1">
          <table:table-cell office:value-type="float" office:value="3125126" calcext:value-type="float">
            <text:p>3125126</text:p>
          </table:table-cell>
          <table:table-cell office:value-type="string" calcext:value-type="string">
            <text:p>https://api.github.com/repos/FEniCS/dolfin</text:p>
          </table:table-cell>
          <table:table-cell table:formula="of:=REPLACE([.B774]; 1; 29; &quot;&quot;)" office:value-type="string" office:string-value="FEniCS/dolfin" calcext:value-type="string">
            <text:p>FEniCS/dolfin</text:p>
          </table:table-cell>
        </table:table-row>
        <table:table-row table:style-name="ro1">
          <table:table-cell office:value-type="float" office:value="3132805" calcext:value-type="float">
            <text:p>3132805</text:p>
          </table:table-cell>
          <table:table-cell office:value-type="string" calcext:value-type="string">
            <text:p>https://api.github.com/repos/cocos2d/cocos2d-js</text:p>
          </table:table-cell>
          <table:table-cell table:formula="of:=REPLACE([.B775]; 1; 29; &quot;&quot;)" office:value-type="string" office:string-value="cocos2d/cocos2d-js" calcext:value-type="string">
            <text:p>cocos2d/cocos2d-js</text:p>
          </table:table-cell>
        </table:table-row>
        <table:table-row table:style-name="ro1">
          <table:table-cell office:value-type="float" office:value="3140649" calcext:value-type="float">
            <text:p>3140649</text:p>
          </table:table-cell>
          <table:table-cell office:value-type="string" calcext:value-type="string">
            <text:p>https://api.github.com/repos/OPM/opm-parser</text:p>
          </table:table-cell>
          <table:table-cell table:formula="of:=REPLACE([.B776]; 1; 29; &quot;&quot;)" office:value-type="string" office:string-value="OPM/opm-parser" calcext:value-type="string">
            <text:p>OPM/opm-parser</text:p>
          </table:table-cell>
        </table:table-row>
        <table:table-row table:style-name="ro1">
          <table:table-cell office:value-type="float" office:value="3142852" calcext:value-type="float">
            <text:p>3142852</text:p>
          </table:table-cell>
          <table:table-cell office:value-type="string" calcext:value-type="string">
            <text:p>https://api.github.com/repos/Predelnik/DSpellCheck</text:p>
          </table:table-cell>
          <table:table-cell table:formula="of:=REPLACE([.B777]; 1; 29; &quot;&quot;)" office:value-type="string" office:string-value="Predelnik/DSpellCheck" calcext:value-type="string">
            <text:p>Predelnik/DSpellCheck</text:p>
          </table:table-cell>
        </table:table-row>
        <table:table-row table:style-name="ro1">
          <table:table-cell office:value-type="float" office:value="3145671" calcext:value-type="float">
            <text:p>3145671</text:p>
          </table:table-cell>
          <table:table-cell office:value-type="string" calcext:value-type="string">
            <text:p>https://api.github.com/repos/matus-chochlik/oglplus</text:p>
          </table:table-cell>
          <table:table-cell table:formula="of:=REPLACE([.B778]; 1; 29; &quot;&quot;)" office:value-type="string" office:string-value="matus-chochlik/oglplus" calcext:value-type="string">
            <text:p>matus-chochlik/oglplus</text:p>
          </table:table-cell>
        </table:table-row>
        <table:table-row table:style-name="ro1">
          <table:table-cell office:value-type="float" office:value="3149844" calcext:value-type="float">
            <text:p>3149844</text:p>
          </table:table-cell>
          <table:table-cell office:value-type="string" calcext:value-type="string">
            <text:p>https://api.github.com/repos/cms-sw/cmssw</text:p>
          </table:table-cell>
          <table:table-cell table:formula="of:=REPLACE([.B779]; 1; 29; &quot;&quot;)" office:value-type="string" office:string-value="cms-sw/cmssw" calcext:value-type="string">
            <text:p>cms-sw/cmssw</text:p>
          </table:table-cell>
        </table:table-row>
        <table:table-row table:style-name="ro1">
          <table:table-cell office:value-type="float" office:value="3164203" calcext:value-type="float">
            <text:p>3164203</text:p>
          </table:table-cell>
          <table:table-cell office:value-type="string" calcext:value-type="string">
            <text:p>https://api.github.com/repos/paralect/robomongo</text:p>
          </table:table-cell>
          <table:table-cell table:formula="of:=REPLACE([.B780]; 1; 29; &quot;&quot;)" office:value-type="string" office:string-value="paralect/robomongo" calcext:value-type="string">
            <text:p>paralect/robomongo</text:p>
          </table:table-cell>
        </table:table-row>
        <table:table-row table:style-name="ro1">
          <table:table-cell office:value-type="float" office:value="3181271" calcext:value-type="float">
            <text:p>3181271</text:p>
          </table:table-cell>
          <table:table-cell office:value-type="string" calcext:value-type="string">
            <text:p>https://api.github.com/repos/xrootd/xrootd</text:p>
          </table:table-cell>
          <table:table-cell table:formula="of:=REPLACE([.B781]; 1; 29; &quot;&quot;)" office:value-type="string" office:string-value="xrootd/xrootd" calcext:value-type="string">
            <text:p>xrootd/xrootd</text:p>
          </table:table-cell>
        </table:table-row>
        <table:table-row table:style-name="ro1">
          <table:table-cell office:value-type="float" office:value="3192650" calcext:value-type="float">
            <text:p>3192650</text:p>
          </table:table-cell>
          <table:table-cell office:value-type="string" calcext:value-type="string">
            <text:p>https://api.github.com/repos/humeaua/CVATools</text:p>
          </table:table-cell>
          <table:table-cell table:formula="of:=REPLACE([.B782]; 1; 29; &quot;&quot;)" office:value-type="string" office:string-value="humeaua/CVATools" calcext:value-type="string">
            <text:p>humeaua/CVATools</text:p>
          </table:table-cell>
        </table:table-row>
        <table:table-row table:style-name="ro1">
          <table:table-cell office:value-type="float" office:value="3193253" calcext:value-type="float">
            <text:p>3193253</text:p>
          </table:table-cell>
          <table:table-cell office:value-type="string" calcext:value-type="string">
            <text:p>https://api.github.com/repos/cloose/CuteMarkEd</text:p>
          </table:table-cell>
          <table:table-cell table:formula="of:=REPLACE([.B783]; 1; 29; &quot;&quot;)" office:value-type="string" office:string-value="cloose/CuteMarkEd" calcext:value-type="string">
            <text:p>cloose/CuteMarkEd</text:p>
          </table:table-cell>
        </table:table-row>
        <table:table-row table:style-name="ro1">
          <table:table-cell office:value-type="float" office:value="3200547" calcext:value-type="float">
            <text:p>3200547</text:p>
          </table:table-cell>
          <table:table-cell office:value-type="string" calcext:value-type="string">
            <text:p>https://api.github.com/repos/i8degrees/ttcards</text:p>
          </table:table-cell>
          <table:table-cell table:formula="of:=REPLACE([.B784]; 1; 29; &quot;&quot;)" office:value-type="string" office:string-value="i8degrees/ttcards" calcext:value-type="string">
            <text:p>i8degrees/ttcards</text:p>
          </table:table-cell>
        </table:table-row>
        <table:table-row table:style-name="ro1">
          <table:table-cell office:value-type="float" office:value="3206806" calcext:value-type="float">
            <text:p>3206806</text:p>
          </table:table-cell>
          <table:table-cell office:value-type="string" calcext:value-type="string">
            <text:p>https://api.github.com/repos/gt1/libmaus</text:p>
          </table:table-cell>
          <table:table-cell table:formula="of:=REPLACE([.B785]; 1; 29; &quot;&quot;)" office:value-type="string" office:string-value="gt1/libmaus" calcext:value-type="string">
            <text:p>gt1/libmaus</text:p>
          </table:table-cell>
        </table:table-row>
        <table:table-row table:style-name="ro1">
          <table:table-cell office:value-type="float" office:value="3207475" calcext:value-type="float">
            <text:p>3207475</text:p>
          </table:table-cell>
          <table:table-cell office:value-type="string" calcext:value-type="string">
            <text:p>https://api.github.com/repos/SuperV1234/SSVUtils</text:p>
          </table:table-cell>
          <table:table-cell table:formula="of:=REPLACE([.B786]; 1; 29; &quot;&quot;)" office:value-type="string" office:string-value="SuperV1234/SSVUtils" calcext:value-type="string">
            <text:p>SuperV1234/SSVUtils</text:p>
          </table:table-cell>
        </table:table-row>
        <table:table-row table:style-name="ro1">
          <table:table-cell office:value-type="float" office:value="3210284" calcext:value-type="float">
            <text:p>3210284</text:p>
          </table:table-cell>
          <table:table-cell office:value-type="string" calcext:value-type="string">
            <text:p>https://api.github.com/repos/chipgw/planets-3d</text:p>
          </table:table-cell>
          <table:table-cell table:formula="of:=REPLACE([.B787]; 1; 29; &quot;&quot;)" office:value-type="string" office:string-value="chipgw/planets-3d" calcext:value-type="string">
            <text:p>chipgw/planets-3d</text:p>
          </table:table-cell>
        </table:table-row>
        <table:table-row table:style-name="ro1">
          <table:table-cell office:value-type="float" office:value="3224154" calcext:value-type="float">
            <text:p>3224154</text:p>
          </table:table-cell>
          <table:table-cell office:value-type="string" calcext:value-type="string">
            <text:p>https://api.github.com/repos/t-sakashita/rokko</text:p>
          </table:table-cell>
          <table:table-cell table:formula="of:=REPLACE([.B788]; 1; 29; &quot;&quot;)" office:value-type="string" office:string-value="t-sakashita/rokko" calcext:value-type="string">
            <text:p>t-sakashita/rokko</text:p>
          </table:table-cell>
        </table:table-row>
        <table:table-row table:style-name="ro1">
          <table:table-cell office:value-type="float" office:value="3225649" calcext:value-type="float">
            <text:p>3225649</text:p>
          </table:table-cell>
          <table:table-cell office:value-type="string" calcext:value-type="string">
            <text:p>https://api.github.com/repos/VioletDarkKitty/hre6</text:p>
          </table:table-cell>
          <table:table-cell table:formula="of:=REPLACE([.B789]; 1; 29; &quot;&quot;)" office:value-type="string" office:string-value="VioletDarkKitty/hre6" calcext:value-type="string">
            <text:p>VioletDarkKitty/hre6</text:p>
          </table:table-cell>
        </table:table-row>
        <table:table-row table:style-name="ro1">
          <table:table-cell office:value-type="float" office:value="3228176" calcext:value-type="float">
            <text:p>3228176</text:p>
          </table:table-cell>
          <table:table-cell office:value-type="string" calcext:value-type="string">
            <text:p>https://api.github.com/repos/GooFit/GooFit</text:p>
          </table:table-cell>
          <table:table-cell table:formula="of:=REPLACE([.B790]; 1; 29; &quot;&quot;)" office:value-type="string" office:string-value="GooFit/GooFit" calcext:value-type="string">
            <text:p>GooFit/GooFit</text:p>
          </table:table-cell>
        </table:table-row>
        <table:table-row table:style-name="ro1">
          <table:table-cell office:value-type="float" office:value="3230359" calcext:value-type="float">
            <text:p>3230359</text:p>
          </table:table-cell>
          <table:table-cell office:value-type="string" calcext:value-type="string">
            <text:p>https://api.github.com/repos/qcad/qcad</text:p>
          </table:table-cell>
          <table:table-cell table:formula="of:=REPLACE([.B791]; 1; 29; &quot;&quot;)" office:value-type="string" office:string-value="qcad/qcad" calcext:value-type="string">
            <text:p>qcad/qcad</text:p>
          </table:table-cell>
        </table:table-row>
        <table:table-row table:style-name="ro1">
          <table:table-cell office:value-type="float" office:value="3234567" calcext:value-type="float">
            <text:p>3234567</text:p>
          </table:table-cell>
          <table:table-cell office:value-type="string" calcext:value-type="string">
            <text:p>https://api.github.com/repos/CasparCG/Server</text:p>
          </table:table-cell>
          <table:table-cell table:formula="of:=REPLACE([.B792]; 1; 29; &quot;&quot;)" office:value-type="string" office:string-value="CasparCG/Server" calcext:value-type="string">
            <text:p>CasparCG/Server</text:p>
          </table:table-cell>
        </table:table-row>
        <table:table-row table:style-name="ro1">
          <table:table-cell office:value-type="float" office:value="3243442" calcext:value-type="float">
            <text:p>3243442</text:p>
          </table:table-cell>
          <table:table-cell office:value-type="string" calcext:value-type="string">
            <text:p>https://api.github.com/repos/gt1/biobambam</text:p>
          </table:table-cell>
          <table:table-cell table:formula="of:=REPLACE([.B793]; 1; 29; &quot;&quot;)" office:value-type="string" office:string-value="gt1/biobambam" calcext:value-type="string">
            <text:p>gt1/biobambam</text:p>
          </table:table-cell>
        </table:table-row>
        <table:table-row table:style-name="ro1">
          <table:table-cell office:value-type="float" office:value="3251167" calcext:value-type="float">
            <text:p>3251167</text:p>
          </table:table-cell>
          <table:table-cell office:value-type="string" calcext:value-type="string">
            <text:p>https://api.github.com/repos/yoavweiss/Blink</text:p>
          </table:table-cell>
          <table:table-cell table:formula="of:=REPLACE([.B794]; 1; 29; &quot;&quot;)" office:value-type="string" office:string-value="yoavweiss/Blink" calcext:value-type="string">
            <text:p>yoavweiss/Blink</text:p>
          </table:table-cell>
        </table:table-row>
        <table:table-row table:style-name="ro1">
          <table:table-cell office:value-type="float" office:value="3258706" calcext:value-type="float">
            <text:p>3258706</text:p>
          </table:table-cell>
          <table:table-cell office:value-type="string" calcext:value-type="string">
            <text:p>https://api.github.com/repos/patrickfrey/strus</text:p>
          </table:table-cell>
          <table:table-cell table:formula="of:=REPLACE([.B795]; 1; 29; &quot;&quot;)" office:value-type="string" office:string-value="patrickfrey/strus" calcext:value-type="string">
            <text:p>patrickfrey/strus</text:p>
          </table:table-cell>
        </table:table-row>
        <table:table-row table:style-name="ro1">
          <table:table-cell office:value-type="float" office:value="3263334" calcext:value-type="float">
            <text:p>3263334</text:p>
          </table:table-cell>
          <table:table-cell office:value-type="string" calcext:value-type="string">
            <text:p>https://api.github.com/repos/sirjuddington/SLADE</text:p>
          </table:table-cell>
          <table:table-cell table:formula="of:=REPLACE([.B796]; 1; 29; &quot;&quot;)" office:value-type="string" office:string-value="sirjuddington/SLADE" calcext:value-type="string">
            <text:p>sirjuddington/SLADE</text:p>
          </table:table-cell>
        </table:table-row>
        <table:table-row table:style-name="ro1">
          <table:table-cell office:value-type="float" office:value="3264228" calcext:value-type="float">
            <text:p>3264228</text:p>
          </table:table-cell>
          <table:table-cell office:value-type="string" calcext:value-type="string">
            <text:p>https://api.github.com/repos/robotology/yarp</text:p>
          </table:table-cell>
          <table:table-cell table:formula="of:=REPLACE([.B797]; 1; 29; &quot;&quot;)" office:value-type="string" office:string-value="robotology/yarp" calcext:value-type="string">
            <text:p>robotology/yarp</text:p>
          </table:table-cell>
        </table:table-row>
        <table:table-row table:style-name="ro1">
          <table:table-cell office:value-type="float" office:value="3271626" calcext:value-type="float">
            <text:p>3271626</text:p>
          </table:table-cell>
          <table:table-cell office:value-type="string" calcext:value-type="string">
            <text:p>https://api.github.com/repos/Plaristote/crails</text:p>
          </table:table-cell>
          <table:table-cell table:formula="of:=REPLACE([.B798]; 1; 29; &quot;&quot;)" office:value-type="string" office:string-value="Plaristote/crails" calcext:value-type="string">
            <text:p>Plaristote/crails</text:p>
          </table:table-cell>
        </table:table-row>
        <table:table-row table:style-name="ro1">
          <table:table-cell office:value-type="float" office:value="3276602" calcext:value-type="float">
            <text:p>3276602</text:p>
          </table:table-cell>
          <table:table-cell office:value-type="string" calcext:value-type="string">
            <text:p>https://api.github.com/repos/livecode/livecode</text:p>
          </table:table-cell>
          <table:table-cell table:formula="of:=REPLACE([.B799]; 1; 29; &quot;&quot;)" office:value-type="string" office:string-value="livecode/livecode" calcext:value-type="string">
            <text:p>livecode/livecode</text:p>
          </table:table-cell>
        </table:table-row>
        <table:table-row table:style-name="ro1">
          <table:table-cell office:value-type="float" office:value="3283753" calcext:value-type="float">
            <text:p>3283753</text:p>
          </table:table-cell>
          <table:table-cell office:value-type="string" calcext:value-type="string">
            <text:p>https://api.github.com/repos/CasparCG/Client</text:p>
          </table:table-cell>
          <table:table-cell table:formula="of:=REPLACE([.B800]; 1; 29; &quot;&quot;)" office:value-type="string" office:string-value="CasparCG/Client" calcext:value-type="string">
            <text:p>CasparCG/Client</text:p>
          </table:table-cell>
        </table:table-row>
        <table:table-row table:style-name="ro1">
          <table:table-cell office:value-type="float" office:value="3349714" calcext:value-type="float">
            <text:p>3349714</text:p>
          </table:table-cell>
          <table:table-cell office:value-type="string" calcext:value-type="string">
            <text:p>https://api.github.com/repos/ctools/ctools</text:p>
          </table:table-cell>
          <table:table-cell table:formula="of:=REPLACE([.B801]; 1; 29; &quot;&quot;)" office:value-type="string" office:string-value="ctools/ctools" calcext:value-type="string">
            <text:p>ctools/ctools</text:p>
          </table:table-cell>
        </table:table-row>
        <table:table-row table:style-name="ro1">
          <table:table-cell office:value-type="float" office:value="3386856" calcext:value-type="float">
            <text:p>3386856</text:p>
          </table:table-cell>
          <table:table-cell office:value-type="string" calcext:value-type="string">
            <text:p>https://api.github.com/repos/dartsim/dart</text:p>
          </table:table-cell>
          <table:table-cell table:formula="of:=REPLACE([.B802]; 1; 29; &quot;&quot;)" office:value-type="string" office:string-value="dartsim/dart" calcext:value-type="string">
            <text:p>dartsim/dart</text:p>
          </table:table-cell>
        </table:table-row>
        <table:table-row table:style-name="ro1">
          <table:table-cell office:value-type="float" office:value="3391775" calcext:value-type="float">
            <text:p>3391775</text:p>
          </table:table-cell>
          <table:table-cell office:value-type="string" calcext:value-type="string">
            <text:p>https://api.github.com/repos/SiteView/eccmeteor</text:p>
          </table:table-cell>
          <table:table-cell table:formula="of:=REPLACE([.B803]; 1; 29; &quot;&quot;)" office:value-type="string" office:string-value="SiteView/eccmeteor" calcext:value-type="string">
            <text:p>SiteView/eccmeteor</text:p>
          </table:table-cell>
        </table:table-row>
        <table:table-row table:style-name="ro1">
          <table:table-cell office:value-type="float" office:value="3400136" calcext:value-type="float">
            <text:p>3400136</text:p>
          </table:table-cell>
          <table:table-cell office:value-type="string" calcext:value-type="string">
            <text:p>https://api.github.com/repos/cocaine/cocaine-framework-native</text:p>
          </table:table-cell>
          <table:table-cell table:formula="of:=REPLACE([.B804]; 1; 29; &quot;&quot;)" office:value-type="string" office:string-value="cocaine/cocaine-framework-native" calcext:value-type="string">
            <text:p>cocaine/cocaine-framework-native</text:p>
          </table:table-cell>
        </table:table-row>
        <table:table-row table:style-name="ro1">
          <table:table-cell office:value-type="float" office:value="3416802" calcext:value-type="float">
            <text:p>3416802</text:p>
          </table:table-cell>
          <table:table-cell office:value-type="string" calcext:value-type="string">
            <text:p>https://api.github.com/repos/facebook/mysql-5.6</text:p>
          </table:table-cell>
          <table:table-cell table:formula="of:=REPLACE([.B805]; 1; 29; &quot;&quot;)" office:value-type="string" office:string-value="facebook/mysql-5.6" calcext:value-type="string">
            <text:p>facebook/mysql-5.6</text:p>
          </table:table-cell>
        </table:table-row>
        <table:table-row table:style-name="ro1">
          <table:table-cell office:value-type="float" office:value="3429782" calcext:value-type="float">
            <text:p>3429782</text:p>
          </table:table-cell>
          <table:table-cell office:value-type="string" calcext:value-type="string">
            <text:p>https://api.github.com/repos/statgen/gotcloud</text:p>
          </table:table-cell>
          <table:table-cell table:formula="of:=REPLACE([.B806]; 1; 29; &quot;&quot;)" office:value-type="string" office:string-value="statgen/gotcloud" calcext:value-type="string">
            <text:p>statgen/gotcloud</text:p>
          </table:table-cell>
        </table:table-row>
        <table:table-row table:style-name="ro1">
          <table:table-cell office:value-type="float" office:value="3432779" calcext:value-type="float">
            <text:p>3432779</text:p>
          </table:table-cell>
          <table:table-cell office:value-type="string" calcext:value-type="string">
            <text:p>https://api.github.com/repos/owncloud/client</text:p>
          </table:table-cell>
          <table:table-cell table:formula="of:=REPLACE([.B807]; 1; 29; &quot;&quot;)" office:value-type="string" office:string-value="owncloud/client" calcext:value-type="string">
            <text:p>owncloud/client</text:p>
          </table:table-cell>
        </table:table-row>
        <table:table-row table:style-name="ro1">
          <table:table-cell office:value-type="float" office:value="3438339" calcext:value-type="float">
            <text:p>3438339</text:p>
          </table:table-cell>
          <table:table-cell office:value-type="string" calcext:value-type="string">
            <text:p>https://api.github.com/repos/rtbkit/rtbkit</text:p>
          </table:table-cell>
          <table:table-cell table:formula="of:=REPLACE([.B808]; 1; 29; &quot;&quot;)" office:value-type="string" office:string-value="rtbkit/rtbkit" calcext:value-type="string">
            <text:p>rtbkit/rtbkit</text:p>
          </table:table-cell>
        </table:table-row>
        <table:table-row table:style-name="ro1">
          <table:table-cell office:value-type="float" office:value="3446577" calcext:value-type="float">
            <text:p>3446577</text:p>
          </table:table-cell>
          <table:table-cell office:value-type="string" calcext:value-type="string">
            <text:p>https://api.github.com/repos/namelessvoid/qrwar</text:p>
          </table:table-cell>
          <table:table-cell table:formula="of:=REPLACE([.B809]; 1; 29; &quot;&quot;)" office:value-type="string" office:string-value="namelessvoid/qrwar" calcext:value-type="string">
            <text:p>namelessvoid/qrwar</text:p>
          </table:table-cell>
        </table:table-row>
        <table:table-row table:style-name="ro1">
          <table:table-cell office:value-type="float" office:value="3449625" calcext:value-type="float">
            <text:p>3449625</text:p>
          </table:table-cell>
          <table:table-cell office:value-type="string" calcext:value-type="string">
            <text:p>https://api.github.com/repos/cms-sw/cmsdist</text:p>
          </table:table-cell>
          <table:table-cell table:formula="of:=REPLACE([.B810]; 1; 29; &quot;&quot;)" office:value-type="string" office:string-value="cms-sw/cmsdist" calcext:value-type="string">
            <text:p>cms-sw/cmsdist</text:p>
          </table:table-cell>
        </table:table-row>
        <table:table-row table:style-name="ro1">
          <table:table-cell office:value-type="float" office:value="3454156" calcext:value-type="float">
            <text:p>3454156</text:p>
          </table:table-cell>
          <table:table-cell office:value-type="string" calcext:value-type="string">
            <text:p>https://api.github.com/repos/willbryant/kitchen_sync</text:p>
          </table:table-cell>
          <table:table-cell table:formula="of:=REPLACE([.B811]; 1; 29; &quot;&quot;)" office:value-type="string" office:string-value="willbryant/kitchen_sync" calcext:value-type="string">
            <text:p>willbryant/kitchen_sync</text:p>
          </table:table-cell>
        </table:table-row>
        <table:table-row table:style-name="ro1">
          <table:table-cell office:value-type="float" office:value="3458542" calcext:value-type="float">
            <text:p>3458542</text:p>
          </table:table-cell>
          <table:table-cell office:value-type="string" calcext:value-type="string">
            <text:p>https://api.github.com/repos/Fastcode/NUClear</text:p>
          </table:table-cell>
          <table:table-cell table:formula="of:=REPLACE([.B812]; 1; 29; &quot;&quot;)" office:value-type="string" office:string-value="Fastcode/NUClear" calcext:value-type="string">
            <text:p>Fastcode/NUClear</text:p>
          </table:table-cell>
        </table:table-row>
        <table:table-row table:style-name="ro1">
          <table:table-cell office:value-type="float" office:value="3459232" calcext:value-type="float">
            <text:p>3459232</text:p>
          </table:table-cell>
          <table:table-cell office:value-type="string" calcext:value-type="string">
            <text:p>https://api.github.com/repos/Rexamine/stringi</text:p>
          </table:table-cell>
          <table:table-cell table:formula="of:=REPLACE([.B813]; 1; 29; &quot;&quot;)" office:value-type="string" office:string-value="Rexamine/stringi" calcext:value-type="string">
            <text:p>Rexamine/stringi</text:p>
          </table:table-cell>
        </table:table-row>
        <table:table-row table:style-name="ro1">
          <table:table-cell office:value-type="float" office:value="3459504" calcext:value-type="float">
            <text:p>3459504</text:p>
          </table:table-cell>
          <table:table-cell office:value-type="string" calcext:value-type="string">
            <text:p>https://api.github.com/repos/PowerDNS/pdns</text:p>
          </table:table-cell>
          <table:table-cell table:formula="of:=REPLACE([.B814]; 1; 29; &quot;&quot;)" office:value-type="string" office:string-value="PowerDNS/pdns" calcext:value-type="string">
            <text:p>PowerDNS/pdns</text:p>
          </table:table-cell>
        </table:table-row>
        <table:table-row table:style-name="ro1">
          <table:table-cell office:value-type="float" office:value="3460208" calcext:value-type="float">
            <text:p>3460208</text:p>
          </table:table-cell>
          <table:table-cell office:value-type="string" calcext:value-type="string">
            <text:p>https://api.github.com/repos/yinqiwen/ardb</text:p>
          </table:table-cell>
          <table:table-cell table:formula="of:=REPLACE([.B815]; 1; 29; &quot;&quot;)" office:value-type="string" office:string-value="yinqiwen/ardb" calcext:value-type="string">
            <text:p>yinqiwen/ardb</text:p>
          </table:table-cell>
        </table:table-row>
        <table:table-row table:style-name="ro1">
          <table:table-cell office:value-type="float" office:value="3463064" calcext:value-type="float">
            <text:p>3463064</text:p>
          </table:table-cell>
          <table:table-cell office:value-type="string" calcext:value-type="string">
            <text:p>https://api.github.com/repos/FeatherCoin/Feathercoin</text:p>
          </table:table-cell>
          <table:table-cell table:formula="of:=REPLACE([.B816]; 1; 29; &quot;&quot;)" office:value-type="string" office:string-value="FeatherCoin/Feathercoin" calcext:value-type="string">
            <text:p>FeatherCoin/Feathercoin</text:p>
          </table:table-cell>
        </table:table-row>
        <table:table-row table:style-name="ro1">
          <table:table-cell office:value-type="float" office:value="3463980" calcext:value-type="float">
            <text:p>3463980</text:p>
          </table:table-cell>
          <table:table-cell office:value-type="string" calcext:value-type="string">
            <text:p>https://api.github.com/repos/BSVino/DoubleAction</text:p>
          </table:table-cell>
          <table:table-cell table:formula="of:=REPLACE([.B817]; 1; 29; &quot;&quot;)" office:value-type="string" office:string-value="BSVino/DoubleAction" calcext:value-type="string">
            <text:p>BSVino/DoubleAction</text:p>
          </table:table-cell>
        </table:table-row>
        <table:table-row table:style-name="ro1">
          <table:table-cell office:value-type="float" office:value="3465741" calcext:value-type="float">
            <text:p>3465741</text:p>
          </table:table-cell>
          <table:table-cell office:value-type="string" calcext:value-type="string">
            <text:p>https://api.github.com/repos/ajgilbert/ICHiggsTauTau</text:p>
          </table:table-cell>
          <table:table-cell table:formula="of:=REPLACE([.B818]; 1; 29; &quot;&quot;)" office:value-type="string" office:string-value="ajgilbert/ICHiggsTauTau" calcext:value-type="string">
            <text:p>ajgilbert/ICHiggsTauTau</text:p>
          </table:table-cell>
        </table:table-row>
        <table:table-row table:style-name="ro1">
          <table:table-cell office:value-type="float" office:value="3466245" calcext:value-type="float">
            <text:p>3466245</text:p>
          </table:table-cell>
          <table:table-cell office:value-type="string" calcext:value-type="string">
            <text:p>https://api.github.com/repos/HSA-Libraries/Bolt</text:p>
          </table:table-cell>
          <table:table-cell table:formula="of:=REPLACE([.B819]; 1; 29; &quot;&quot;)" office:value-type="string" office:string-value="HSA-Libraries/Bolt" calcext:value-type="string">
            <text:p>HSA-Libraries/Bolt</text:p>
          </table:table-cell>
        </table:table-row>
        <table:table-row table:style-name="ro1">
          <table:table-cell office:value-type="float" office:value="3474255" calcext:value-type="float">
            <text:p>3474255</text:p>
          </table:table-cell>
          <table:table-cell office:value-type="string" calcext:value-type="string">
            <text:p>https://api.github.com/repos/svn2github/libicu_full</text:p>
          </table:table-cell>
          <table:table-cell table:formula="of:=REPLACE([.B820]; 1; 29; &quot;&quot;)" office:value-type="string" office:string-value="svn2github/libicu_full" calcext:value-type="string">
            <text:p>svn2github/libicu_full</text:p>
          </table:table-cell>
        </table:table-row>
        <table:table-row table:style-name="ro1">
          <table:table-cell office:value-type="float" office:value="3480562" calcext:value-type="float">
            <text:p>3480562</text:p>
          </table:table-cell>
          <table:table-cell office:value-type="string" calcext:value-type="string">
            <text:p>https://api.github.com/repos/vancegroup-mirrors/sofa-framework</text:p>
          </table:table-cell>
          <table:table-cell table:formula="of:=REPLACE([.B821]; 1; 29; &quot;&quot;)" office:value-type="string" office:string-value="vancegroup-mirrors/sofa-framework" calcext:value-type="string">
            <text:p>vancegroup-mirrors/sofa-framework</text:p>
          </table:table-cell>
        </table:table-row>
        <table:table-row table:style-name="ro1">
          <table:table-cell office:value-type="float" office:value="3482253" calcext:value-type="float">
            <text:p>3482253</text:p>
          </table:table-cell>
          <table:table-cell office:value-type="string" calcext:value-type="string">
            <text:p>https://api.github.com/repos/davidshepherd7/oomph-lib</text:p>
          </table:table-cell>
          <table:table-cell table:formula="of:=REPLACE([.B822]; 1; 29; &quot;&quot;)" office:value-type="string" office:string-value="davidshepherd7/oomph-lib" calcext:value-type="string">
            <text:p>davidshepherd7/oomph-lib</text:p>
          </table:table-cell>
        </table:table-row>
        <table:table-row table:style-name="ro1">
          <table:table-cell office:value-type="float" office:value="3483209" calcext:value-type="float">
            <text:p>3483209</text:p>
          </table:table-cell>
          <table:table-cell office:value-type="string" calcext:value-type="string">
            <text:p>https://api.github.com/repos/ulfhermann/openttd</text:p>
          </table:table-cell>
          <table:table-cell table:formula="of:=REPLACE([.B823]; 1; 29; &quot;&quot;)" office:value-type="string" office:string-value="ulfhermann/openttd" calcext:value-type="string">
            <text:p>ulfhermann/openttd</text:p>
          </table:table-cell>
        </table:table-row>
        <table:table-row table:style-name="ro1">
          <table:table-cell office:value-type="float" office:value="3484570" calcext:value-type="float">
            <text:p>3484570</text:p>
          </table:table-cell>
          <table:table-cell office:value-type="string" calcext:value-type="string">
            <text:p>https://api.github.com/repos/attugit/archie</text:p>
          </table:table-cell>
          <table:table-cell table:formula="of:=REPLACE([.B824]; 1; 29; &quot;&quot;)" office:value-type="string" office:string-value="attugit/archie" calcext:value-type="string">
            <text:p>attugit/archie</text:p>
          </table:table-cell>
        </table:table-row>
        <table:table-row table:style-name="ro1">
          <table:table-cell office:value-type="float" office:value="3487422" calcext:value-type="float">
            <text:p>3487422</text:p>
          </table:table-cell>
          <table:table-cell office:value-type="string" calcext:value-type="string">
            <text:p>https://api.github.com/repos/opentrack/opentrack</text:p>
          </table:table-cell>
          <table:table-cell table:formula="of:=REPLACE([.B825]; 1; 29; &quot;&quot;)" office:value-type="string" office:string-value="opentrack/opentrack" calcext:value-type="string">
            <text:p>opentrack/opentrack</text:p>
          </table:table-cell>
        </table:table-row>
        <table:table-row table:style-name="ro1">
          <table:table-cell office:value-type="float" office:value="3490322" calcext:value-type="float">
            <text:p>3490322</text:p>
          </table:table-cell>
          <table:table-cell office:value-type="string" calcext:value-type="string">
            <text:p>https://api.github.com/repos/PKRoma/MirandaNG</text:p>
          </table:table-cell>
          <table:table-cell table:formula="of:=REPLACE([.B826]; 1; 29; &quot;&quot;)" office:value-type="string" office:string-value="PKRoma/MirandaNG" calcext:value-type="string">
            <text:p>PKRoma/MirandaNG</text:p>
          </table:table-cell>
        </table:table-row>
        <table:table-row table:style-name="ro1">
          <table:table-cell office:value-type="float" office:value="3499435" calcext:value-type="float">
            <text:p>3499435</text:p>
          </table:table-cell>
          <table:table-cell office:value-type="string" calcext:value-type="string">
            <text:p>https://api.github.com/repos/mgieseki/dvisvgm</text:p>
          </table:table-cell>
          <table:table-cell table:formula="of:=REPLACE([.B827]; 1; 29; &quot;&quot;)" office:value-type="string" office:string-value="mgieseki/dvisvgm" calcext:value-type="string">
            <text:p>mgieseki/dvisvgm</text:p>
          </table:table-cell>
        </table:table-row>
        <table:table-row table:style-name="ro1">
          <table:table-cell office:value-type="float" office:value="3500110" calcext:value-type="float">
            <text:p>3500110</text:p>
          </table:table-cell>
          <table:table-cell office:value-type="string" calcext:value-type="string">
            <text:p>https://api.github.com/repos/VerKnowSys/TheSS</text:p>
          </table:table-cell>
          <table:table-cell table:formula="of:=REPLACE([.B828]; 1; 29; &quot;&quot;)" office:value-type="string" office:string-value="VerKnowSys/TheSS" calcext:value-type="string">
            <text:p>VerKnowSys/TheSS</text:p>
          </table:table-cell>
        </table:table-row>
        <table:table-row table:style-name="ro1">
          <table:table-cell office:value-type="float" office:value="3508225" calcext:value-type="float">
            <text:p>3508225</text:p>
          </table:table-cell>
          <table:table-cell office:value-type="string" calcext:value-type="string">
            <text:p>https://api.github.com/repos/jafl/jx_application_framework</text:p>
          </table:table-cell>
          <table:table-cell table:formula="of:=REPLACE([.B829]; 1; 29; &quot;&quot;)" office:value-type="string" office:string-value="jafl/jx_application_framework" calcext:value-type="string">
            <text:p>jafl/jx_application_framework</text:p>
          </table:table-cell>
        </table:table-row>
        <table:table-row table:style-name="ro1">
          <table:table-cell office:value-type="float" office:value="3516980" calcext:value-type="float">
            <text:p>3516980</text:p>
          </table:table-cell>
          <table:table-cell office:value-type="string" calcext:value-type="string">
            <text:p>https://api.github.com/repos/maekitalo/cxxtools</text:p>
          </table:table-cell>
          <table:table-cell table:formula="of:=REPLACE([.B830]; 1; 29; &quot;&quot;)" office:value-type="string" office:string-value="maekitalo/cxxtools" calcext:value-type="string">
            <text:p>maekitalo/cxxtools</text:p>
          </table:table-cell>
        </table:table-row>
        <table:table-row table:style-name="ro1">
          <table:table-cell office:value-type="float" office:value="3520845" calcext:value-type="float">
            <text:p>3520845</text:p>
          </table:table-cell>
          <table:table-cell office:value-type="string" calcext:value-type="string">
            <text:p>https://api.github.com/repos/lumail/lumail</text:p>
          </table:table-cell>
          <table:table-cell table:formula="of:=REPLACE([.B831]; 1; 29; &quot;&quot;)" office:value-type="string" office:string-value="lumail/lumail" calcext:value-type="string">
            <text:p>lumail/lumail</text:p>
          </table:table-cell>
        </table:table-row>
        <table:table-row table:style-name="ro1">
          <table:table-cell office:value-type="float" office:value="3525941" calcext:value-type="float">
            <text:p>3525941</text:p>
          </table:table-cell>
          <table:table-cell office:value-type="string" calcext:value-type="string">
            <text:p>https://api.github.com/repos/SFML/SFML</text:p>
          </table:table-cell>
          <table:table-cell table:formula="of:=REPLACE([.B832]; 1; 29; &quot;&quot;)" office:value-type="string" office:string-value="SFML/SFML" calcext:value-type="string">
            <text:p>SFML/SFML</text:p>
          </table:table-cell>
        </table:table-row>
        <table:table-row table:style-name="ro1">
          <table:table-cell office:value-type="float" office:value="3526323" calcext:value-type="float">
            <text:p>3526323</text:p>
          </table:table-cell>
          <table:table-cell office:value-type="string" calcext:value-type="string">
            <text:p>https://api.github.com/repos/mapbox/mapnik-vector-tile</text:p>
          </table:table-cell>
          <table:table-cell table:formula="of:=REPLACE([.B833]; 1; 29; &quot;&quot;)" office:value-type="string" office:string-value="mapbox/mapnik-vector-tile" calcext:value-type="string">
            <text:p>mapbox/mapnik-vector-tile</text:p>
          </table:table-cell>
        </table:table-row>
        <table:table-row table:style-name="ro1">
          <table:table-cell office:value-type="float" office:value="3526583" calcext:value-type="float">
            <text:p>3526583</text:p>
          </table:table-cell>
          <table:table-cell office:value-type="string" calcext:value-type="string">
            <text:p>https://api.github.com/repos/richardmg/quickanimator</text:p>
          </table:table-cell>
          <table:table-cell table:formula="of:=REPLACE([.B834]; 1; 29; &quot;&quot;)" office:value-type="string" office:string-value="richardmg/quickanimator" calcext:value-type="string">
            <text:p>richardmg/quickanimator</text:p>
          </table:table-cell>
        </table:table-row>
        <table:table-row table:style-name="ro1">
          <table:table-cell office:value-type="float" office:value="3539456" calcext:value-type="float">
            <text:p>3539456</text:p>
          </table:table-cell>
          <table:table-cell office:value-type="string" calcext:value-type="string">
            <text:p>https://api.github.com/repos/islog/liblogicalaccess</text:p>
          </table:table-cell>
          <table:table-cell table:formula="of:=REPLACE([.B835]; 1; 29; &quot;&quot;)" office:value-type="string" office:string-value="islog/liblogicalaccess" calcext:value-type="string">
            <text:p>islog/liblogicalaccess</text:p>
          </table:table-cell>
        </table:table-row>
        <table:table-row table:style-name="ro1">
          <table:table-cell office:value-type="float" office:value="3541077" calcext:value-type="float">
            <text:p>3541077</text:p>
          </table:table-cell>
          <table:table-cell office:value-type="string" calcext:value-type="string">
            <text:p>https://api.github.com/repos/zdevito/terra</text:p>
          </table:table-cell>
          <table:table-cell table:formula="of:=REPLACE([.B836]; 1; 29; &quot;&quot;)" office:value-type="string" office:string-value="zdevito/terra" calcext:value-type="string">
            <text:p>zdevito/terra</text:p>
          </table:table-cell>
        </table:table-row>
        <table:table-row table:style-name="ro1">
          <table:table-cell office:value-type="float" office:value="3543959" calcext:value-type="float">
            <text:p>3543959</text:p>
          </table:table-cell>
          <table:table-cell office:value-type="string" calcext:value-type="string">
            <text:p>https://api.github.com/repos/vxl/vxl</text:p>
          </table:table-cell>
          <table:table-cell table:formula="of:=REPLACE([.B837]; 1; 29; &quot;&quot;)" office:value-type="string" office:string-value="vxl/vxl" calcext:value-type="string">
            <text:p>vxl/vxl</text:p>
          </table:table-cell>
        </table:table-row>
        <table:table-row table:style-name="ro1">
          <table:table-cell office:value-type="float" office:value="3546632" calcext:value-type="float">
            <text:p>3546632</text:p>
          </table:table-cell>
          <table:table-cell office:value-type="string" calcext:value-type="string">
            <text:p>https://api.github.com/repos/mirror/libtorrent</text:p>
          </table:table-cell>
          <table:table-cell table:formula="of:=REPLACE([.B838]; 1; 29; &quot;&quot;)" office:value-type="string" office:string-value="mirror/libtorrent" calcext:value-type="string">
            <text:p>mirror/libtorrent</text:p>
          </table:table-cell>
        </table:table-row>
        <table:table-row table:style-name="ro1">
          <table:table-cell office:value-type="float" office:value="3557814" calcext:value-type="float">
            <text:p>3557814</text:p>
          </table:table-cell>
          <table:table-cell office:value-type="string" calcext:value-type="string">
            <text:p>https://api.github.com/repos/medInria/medInria-public</text:p>
          </table:table-cell>
          <table:table-cell table:formula="of:=REPLACE([.B839]; 1; 29; &quot;&quot;)" office:value-type="string" office:string-value="medInria/medInria-public" calcext:value-type="string">
            <text:p>medInria/medInria-public</text:p>
          </table:table-cell>
        </table:table-row>
        <table:table-row table:style-name="ro1">
          <table:table-cell office:value-type="float" office:value="3558195" calcext:value-type="float">
            <text:p>3558195</text:p>
          </table:table-cell>
          <table:table-cell office:value-type="string" calcext:value-type="string">
            <text:p>https://api.github.com/repos/libdynd/libdynd</text:p>
          </table:table-cell>
          <table:table-cell table:formula="of:=REPLACE([.B840]; 1; 29; &quot;&quot;)" office:value-type="string" office:string-value="libdynd/libdynd" calcext:value-type="string">
            <text:p>libdynd/libdynd</text:p>
          </table:table-cell>
        </table:table-row>
        <table:table-row table:style-name="ro1">
          <table:table-cell office:value-type="float" office:value="3569277" calcext:value-type="float">
            <text:p>3569277</text:p>
          </table:table-cell>
          <table:table-cell office:value-type="string" calcext:value-type="string">
            <text:p>https://api.github.com/repos/wanderine/BROCCOLI</text:p>
          </table:table-cell>
          <table:table-cell table:formula="of:=REPLACE([.B841]; 1; 29; &quot;&quot;)" office:value-type="string" office:string-value="wanderine/BROCCOLI" calcext:value-type="string">
            <text:p>wanderine/BROCCOLI</text:p>
          </table:table-cell>
        </table:table-row>
        <table:table-row table:style-name="ro1">
          <table:table-cell office:value-type="float" office:value="3570285" calcext:value-type="float">
            <text:p>3570285</text:p>
          </table:table-cell>
          <table:table-cell office:value-type="string" calcext:value-type="string">
            <text:p>https://api.github.com/repos/boostorg/log</text:p>
          </table:table-cell>
          <table:table-cell table:formula="of:=REPLACE([.B842]; 1; 29; &quot;&quot;)" office:value-type="string" office:string-value="boostorg/log" calcext:value-type="string">
            <text:p>boostorg/log</text:p>
          </table:table-cell>
        </table:table-row>
        <table:table-row table:style-name="ro1">
          <table:table-cell office:value-type="float" office:value="3571550" calcext:value-type="float">
            <text:p>3571550</text:p>
          </table:table-cell>
          <table:table-cell office:value-type="string" calcext:value-type="string">
            <text:p>https://api.github.com/repos/mangosthree/server</text:p>
          </table:table-cell>
          <table:table-cell table:formula="of:=REPLACE([.B843]; 1; 29; &quot;&quot;)" office:value-type="string" office:string-value="mangosthree/server" calcext:value-type="string">
            <text:p>mangosthree/server</text:p>
          </table:table-cell>
        </table:table-row>
        <table:table-row table:style-name="ro1">
          <table:table-cell office:value-type="float" office:value="3575152" calcext:value-type="float">
            <text:p>3575152</text:p>
          </table:table-cell>
          <table:table-cell office:value-type="string" calcext:value-type="string">
            <text:p>https://api.github.com/repos/mspraggs/pyQCD</text:p>
          </table:table-cell>
          <table:table-cell table:formula="of:=REPLACE([.B844]; 1; 29; &quot;&quot;)" office:value-type="string" office:string-value="mspraggs/pyQCD" calcext:value-type="string">
            <text:p>mspraggs/pyQCD</text:p>
          </table:table-cell>
        </table:table-row>
        <table:table-row table:style-name="ro1">
          <table:table-cell office:value-type="float" office:value="3581672" calcext:value-type="float">
            <text:p>3581672</text:p>
          </table:table-cell>
          <table:table-cell office:value-type="string" calcext:value-type="string">
            <text:p>https://api.github.com/repos/dune-project/dune-grid</text:p>
          </table:table-cell>
          <table:table-cell table:formula="of:=REPLACE([.B845]; 1; 29; &quot;&quot;)" office:value-type="string" office:string-value="dune-project/dune-grid" calcext:value-type="string">
            <text:p>dune-project/dune-grid</text:p>
          </table:table-cell>
        </table:table-row>
        <table:table-row table:style-name="ro1">
          <table:table-cell office:value-type="float" office:value="3581769" calcext:value-type="float">
            <text:p>3581769</text:p>
          </table:table-cell>
          <table:table-cell office:value-type="string" calcext:value-type="string">
            <text:p>https://api.github.com/repos/dune-project/dune-istl</text:p>
          </table:table-cell>
          <table:table-cell table:formula="of:=REPLACE([.B846]; 1; 29; &quot;&quot;)" office:value-type="string" office:string-value="dune-project/dune-istl" calcext:value-type="string">
            <text:p>dune-project/dune-istl</text:p>
          </table:table-cell>
        </table:table-row>
        <table:table-row table:style-name="ro1">
          <table:table-cell office:value-type="float" office:value="3586063" calcext:value-type="float">
            <text:p>3586063</text:p>
          </table:table-cell>
          <table:table-cell office:value-type="string" calcext:value-type="string">
            <text:p>https://api.github.com/repos/cnjinhao/nana</text:p>
          </table:table-cell>
          <table:table-cell table:formula="of:=REPLACE([.B847]; 1; 29; &quot;&quot;)" office:value-type="string" office:string-value="cnjinhao/nana" calcext:value-type="string">
            <text:p>cnjinhao/nana</text:p>
          </table:table-cell>
        </table:table-row>
        <table:table-row table:style-name="ro1">
          <table:table-cell office:value-type="float" office:value="3590178" calcext:value-type="float">
            <text:p>3590178</text:p>
          </table:table-cell>
          <table:table-cell office:value-type="string" calcext:value-type="string">
            <text:p>https://api.github.com/repos/dune-project/dune-common</text:p>
          </table:table-cell>
          <table:table-cell table:formula="of:=REPLACE([.B848]; 1; 29; &quot;&quot;)" office:value-type="string" office:string-value="dune-project/dune-common" calcext:value-type="string">
            <text:p>dune-project/dune-common</text:p>
          </table:table-cell>
        </table:table-row>
        <table:table-row table:style-name="ro1">
          <table:table-cell office:value-type="float" office:value="3596882" calcext:value-type="float">
            <text:p>3596882</text:p>
          </table:table-cell>
          <table:table-cell office:value-type="string" calcext:value-type="string">
            <text:p>https://api.github.com/repos/Metaswitch/sprout</text:p>
          </table:table-cell>
          <table:table-cell table:formula="of:=REPLACE([.B849]; 1; 29; &quot;&quot;)" office:value-type="string" office:string-value="Metaswitch/sprout" calcext:value-type="string">
            <text:p>Metaswitch/sprout</text:p>
          </table:table-cell>
        </table:table-row>
        <table:table-row table:style-name="ro1">
          <table:table-cell office:value-type="float" office:value="3623951" calcext:value-type="float">
            <text:p>3623951</text:p>
          </table:table-cell>
          <table:table-cell office:value-type="string" calcext:value-type="string">
            <text:p>https://api.github.com/repos/SuperV1234/SSVNewRogue</text:p>
          </table:table-cell>
          <table:table-cell table:formula="of:=REPLACE([.B850]; 1; 29; &quot;&quot;)" office:value-type="string" office:string-value="SuperV1234/SSVNewRogue" calcext:value-type="string">
            <text:p>SuperV1234/SSVNewRogue</text:p>
          </table:table-cell>
        </table:table-row>
        <table:table-row table:style-name="ro1">
          <table:table-cell office:value-type="float" office:value="3630497" calcext:value-type="float">
            <text:p>3630497</text:p>
          </table:table-cell>
          <table:table-cell office:value-type="string" calcext:value-type="string">
            <text:p>https://api.github.com/repos/p12tic/libsimdpp</text:p>
          </table:table-cell>
          <table:table-cell table:formula="of:=REPLACE([.B851]; 1; 29; &quot;&quot;)" office:value-type="string" office:string-value="p12tic/libsimdpp" calcext:value-type="string">
            <text:p>p12tic/libsimdpp</text:p>
          </table:table-cell>
        </table:table-row>
        <table:table-row table:style-name="ro1">
          <table:table-cell office:value-type="float" office:value="3630585" calcext:value-type="float">
            <text:p>3630585</text:p>
          </table:table-cell>
          <table:table-cell office:value-type="string" calcext:value-type="string">
            <text:p>https://api.github.com/repos/plumed/plumed2</text:p>
          </table:table-cell>
          <table:table-cell table:formula="of:=REPLACE([.B852]; 1; 29; &quot;&quot;)" office:value-type="string" office:string-value="plumed/plumed2" calcext:value-type="string">
            <text:p>plumed/plumed2</text:p>
          </table:table-cell>
        </table:table-row>
        <table:table-row table:style-name="ro1">
          <table:table-cell office:value-type="float" office:value="3633806" calcext:value-type="float">
            <text:p>3633806</text:p>
          </table:table-cell>
          <table:table-cell office:value-type="string" calcext:value-type="string">
            <text:p>https://api.github.com/repos/mvo5/apt</text:p>
          </table:table-cell>
          <table:table-cell table:formula="of:=REPLACE([.B853]; 1; 29; &quot;&quot;)" office:value-type="string" office:string-value="mvo5/apt" calcext:value-type="string">
            <text:p>mvo5/apt</text:p>
          </table:table-cell>
        </table:table-row>
        <table:table-row table:style-name="ro1">
          <table:table-cell office:value-type="float" office:value="3634128" calcext:value-type="float">
            <text:p>3634128</text:p>
          </table:table-cell>
          <table:table-cell office:value-type="string" calcext:value-type="string">
            <text:p>https://api.github.com/repos/mixxxdj/mixxx</text:p>
          </table:table-cell>
          <table:table-cell table:formula="of:=REPLACE([.B854]; 1; 29; &quot;&quot;)" office:value-type="string" office:string-value="mixxxdj/mixxx" calcext:value-type="string">
            <text:p>mixxxdj/mixxx</text:p>
          </table:table-cell>
        </table:table-row>
        <table:table-row table:style-name="ro1">
          <table:table-cell office:value-type="float" office:value="3635801" calcext:value-type="float">
            <text:p>3635801</text:p>
          </table:table-cell>
          <table:table-cell office:value-type="string" calcext:value-type="string">
            <text:p>https://api.github.com/repos/mozilla/rr</text:p>
          </table:table-cell>
          <table:table-cell table:formula="of:=REPLACE([.B855]; 1; 29; &quot;&quot;)" office:value-type="string" office:string-value="mozilla/rr" calcext:value-type="string">
            <text:p>mozilla/rr</text:p>
          </table:table-cell>
        </table:table-row>
        <table:table-row table:style-name="ro1">
          <table:table-cell office:value-type="float" office:value="3637579" calcext:value-type="float">
            <text:p>3637579</text:p>
          </table:table-cell>
          <table:table-cell office:value-type="string" calcext:value-type="string">
            <text:p>https://api.github.com/repos/danielaparker/jsoncons</text:p>
          </table:table-cell>
          <table:table-cell table:formula="of:=REPLACE([.B856]; 1; 29; &quot;&quot;)" office:value-type="string" office:string-value="danielaparker/jsoncons" calcext:value-type="string">
            <text:p>danielaparker/jsoncons</text:p>
          </table:table-cell>
        </table:table-row>
        <table:table-row table:style-name="ro1">
          <table:table-cell office:value-type="float" office:value="3661789" calcext:value-type="float">
            <text:p>3661789</text:p>
          </table:table-cell>
          <table:table-cell office:value-type="string" calcext:value-type="string">
            <text:p>https://api.github.com/repos/olevegard/DXBall</text:p>
          </table:table-cell>
          <table:table-cell table:formula="of:=REPLACE([.B857]; 1; 29; &quot;&quot;)" office:value-type="string" office:string-value="olevegard/DXBall" calcext:value-type="string">
            <text:p>olevegard/DXBall</text:p>
          </table:table-cell>
        </table:table-row>
        <table:table-row table:style-name="ro1">
          <table:table-cell office:value-type="float" office:value="3664356" calcext:value-type="float">
            <text:p>3664356</text:p>
          </table:table-cell>
          <table:table-cell office:value-type="string" calcext:value-type="string">
            <text:p>https://api.github.com/repos/lizardfs/lizardfs</text:p>
          </table:table-cell>
          <table:table-cell table:formula="of:=REPLACE([.B858]; 1; 29; &quot;&quot;)" office:value-type="string" office:string-value="lizardfs/lizardfs" calcext:value-type="string">
            <text:p>lizardfs/lizardfs</text:p>
          </table:table-cell>
        </table:table-row>
        <table:table-row table:style-name="ro1">
          <table:table-cell office:value-type="float" office:value="3672477" calcext:value-type="float">
            <text:p>3672477</text:p>
          </table:table-cell>
          <table:table-cell office:value-type="string" calcext:value-type="string">
            <text:p>https://api.github.com/repos/jackburton79/bgemu</text:p>
          </table:table-cell>
          <table:table-cell table:formula="of:=REPLACE([.B859]; 1; 29; &quot;&quot;)" office:value-type="string" office:string-value="jackburton79/bgemu" calcext:value-type="string">
            <text:p>jackburton79/bgemu</text:p>
          </table:table-cell>
        </table:table-row>
        <table:table-row table:style-name="ro1">
          <table:table-cell office:value-type="float" office:value="3672711" calcext:value-type="float">
            <text:p>3672711</text:p>
          </table:table-cell>
          <table:table-cell office:value-type="string" calcext:value-type="string">
            <text:p>https://api.github.com/repos/hltj/wxMEdit</text:p>
          </table:table-cell>
          <table:table-cell table:formula="of:=REPLACE([.B860]; 1; 29; &quot;&quot;)" office:value-type="string" office:string-value="hltj/wxMEdit" calcext:value-type="string">
            <text:p>hltj/wxMEdit</text:p>
          </table:table-cell>
        </table:table-row>
        <table:table-row table:style-name="ro1">
          <table:table-cell office:value-type="float" office:value="3704418" calcext:value-type="float">
            <text:p>3704418</text:p>
          </table:table-cell>
          <table:table-cell office:value-type="string" calcext:value-type="string">
            <text:p>https://api.github.com/repos/andrewlow/v8ppc</text:p>
          </table:table-cell>
          <table:table-cell table:formula="of:=REPLACE([.B861]; 1; 29; &quot;&quot;)" office:value-type="string" office:string-value="andrewlow/v8ppc" calcext:value-type="string">
            <text:p>andrewlow/v8ppc</text:p>
          </table:table-cell>
        </table:table-row>
        <table:table-row table:style-name="ro1">
          <table:table-cell office:value-type="float" office:value="3710086" calcext:value-type="float">
            <text:p>3710086</text:p>
          </table:table-cell>
          <table:table-cell office:value-type="string" calcext:value-type="string">
            <text:p>https://api.github.com/repos/qtproject/qtbase</text:p>
          </table:table-cell>
          <table:table-cell table:formula="of:=REPLACE([.B862]; 1; 29; &quot;&quot;)" office:value-type="string" office:string-value="qtproject/qtbase" calcext:value-type="string">
            <text:p>qtproject/qtbase</text:p>
          </table:table-cell>
        </table:table-row>
        <table:table-row table:style-name="ro1">
          <table:table-cell office:value-type="float" office:value="3710104" calcext:value-type="float">
            <text:p>3710104</text:p>
          </table:table-cell>
          <table:table-cell office:value-type="string" calcext:value-type="string">
            <text:p>https://api.github.com/repos/qtproject/qtdeclarative</text:p>
          </table:table-cell>
          <table:table-cell table:formula="of:=REPLACE([.B863]; 1; 29; &quot;&quot;)" office:value-type="string" office:string-value="qtproject/qtdeclarative" calcext:value-type="string">
            <text:p>qtproject/qtdeclarative</text:p>
          </table:table-cell>
        </table:table-row>
        <table:table-row table:style-name="ro1">
          <table:table-cell office:value-type="float" office:value="3710132" calcext:value-type="float">
            <text:p>3710132</text:p>
          </table:table-cell>
          <table:table-cell office:value-type="string" calcext:value-type="string">
            <text:p>https://api.github.com/repos/qtproject/qtmultimedia</text:p>
          </table:table-cell>
          <table:table-cell table:formula="of:=REPLACE([.B864]; 1; 29; &quot;&quot;)" office:value-type="string" office:string-value="qtproject/qtmultimedia" calcext:value-type="string">
            <text:p>qtproject/qtmultimedia</text:p>
          </table:table-cell>
        </table:table-row>
        <table:table-row table:style-name="ro1">
          <table:table-cell office:value-type="float" office:value="3710156" calcext:value-type="float">
            <text:p>3710156</text:p>
          </table:table-cell>
          <table:table-cell office:value-type="string" calcext:value-type="string">
            <text:p>https://api.github.com/repos/qtproject/qttools</text:p>
          </table:table-cell>
          <table:table-cell table:formula="of:=REPLACE([.B865]; 1; 29; &quot;&quot;)" office:value-type="string" office:string-value="qtproject/qttools" calcext:value-type="string">
            <text:p>qtproject/qttools</text:p>
          </table:table-cell>
        </table:table-row>
        <table:table-row table:style-name="ro1">
          <table:table-cell office:value-type="float" office:value="3710157" calcext:value-type="float">
            <text:p>3710157</text:p>
          </table:table-cell>
          <table:table-cell office:value-type="string" calcext:value-type="string">
            <text:p>https://api.github.com/repos/qtproject/qtwayland</text:p>
          </table:table-cell>
          <table:table-cell table:formula="of:=REPLACE([.B866]; 1; 29; &quot;&quot;)" office:value-type="string" office:string-value="qtproject/qtwayland" calcext:value-type="string">
            <text:p>qtproject/qtwayland</text:p>
          </table:table-cell>
        </table:table-row>
        <table:table-row table:style-name="ro1">
          <table:table-cell office:value-type="float" office:value="3710165" calcext:value-type="float">
            <text:p>3710165</text:p>
          </table:table-cell>
          <table:table-cell office:value-type="string" calcext:value-type="string">
            <text:p>https://api.github.com/repos/qtproject/qtwebkit</text:p>
          </table:table-cell>
          <table:table-cell table:formula="of:=REPLACE([.B867]; 1; 29; &quot;&quot;)" office:value-type="string" office:string-value="qtproject/qtwebkit" calcext:value-type="string">
            <text:p>qtproject/qtwebkit</text:p>
          </table:table-cell>
        </table:table-row>
        <table:table-row table:style-name="ro1">
          <table:table-cell office:value-type="float" office:value="3710197" calcext:value-type="float">
            <text:p>3710197</text:p>
          </table:table-cell>
          <table:table-cell office:value-type="string" calcext:value-type="string">
            <text:p>https://api.github.com/repos/qtproject/qt-creator</text:p>
          </table:table-cell>
          <table:table-cell table:formula="of:=REPLACE([.B868]; 1; 29; &quot;&quot;)" office:value-type="string" office:string-value="qtproject/qt-creator" calcext:value-type="string">
            <text:p>qtproject/qt-creator</text:p>
          </table:table-cell>
        </table:table-row>
        <table:table-row table:style-name="ro1">
          <table:table-cell office:value-type="float" office:value="3712715" calcext:value-type="float">
            <text:p>3712715</text:p>
          </table:table-cell>
          <table:table-cell office:value-type="string" calcext:value-type="string">
            <text:p>https://api.github.com/repos/dune-project/dune-pdelab</text:p>
          </table:table-cell>
          <table:table-cell table:formula="of:=REPLACE([.B869]; 1; 29; &quot;&quot;)" office:value-type="string" office:string-value="dune-project/dune-pdelab" calcext:value-type="string">
            <text:p>dune-project/dune-pdelab</text:p>
          </table:table-cell>
        </table:table-row>
        <table:table-row table:style-name="ro1">
          <table:table-cell office:value-type="float" office:value="3712796" calcext:value-type="float">
            <text:p>3712796</text:p>
          </table:table-cell>
          <table:table-cell office:value-type="string" calcext:value-type="string">
            <text:p>https://api.github.com/repos/qtproject/qtlocation</text:p>
          </table:table-cell>
          <table:table-cell table:formula="of:=REPLACE([.B870]; 1; 29; &quot;&quot;)" office:value-type="string" office:string-value="qtproject/qtlocation" calcext:value-type="string">
            <text:p>qtproject/qtlocation</text:p>
          </table:table-cell>
        </table:table-row>
        <table:table-row table:style-name="ro1">
          <table:table-cell office:value-type="float" office:value="3714925" calcext:value-type="float">
            <text:p>3714925</text:p>
          </table:table-cell>
          <table:table-cell office:value-type="string" calcext:value-type="string">
            <text:p>https://api.github.com/repos/roeles/maccready</text:p>
          </table:table-cell>
          <table:table-cell table:formula="of:=REPLACE([.B871]; 1; 29; &quot;&quot;)" office:value-type="string" office:string-value="roeles/maccready" calcext:value-type="string">
            <text:p>roeles/maccready</text:p>
          </table:table-cell>
        </table:table-row>
        <table:table-row table:style-name="ro1">
          <table:table-cell office:value-type="float" office:value="3715203" calcext:value-type="float">
            <text:p>3715203</text:p>
          </table:table-cell>
          <table:table-cell office:value-type="string" calcext:value-type="string">
            <text:p>https://api.github.com/repos/atom/brightray</text:p>
          </table:table-cell>
          <table:table-cell table:formula="of:=REPLACE([.B872]; 1; 29; &quot;&quot;)" office:value-type="string" office:string-value="atom/brightray" calcext:value-type="string">
            <text:p>atom/brightray</text:p>
          </table:table-cell>
        </table:table-row>
        <table:table-row table:style-name="ro1">
          <table:table-cell office:value-type="float" office:value="3716370" calcext:value-type="float">
            <text:p>3716370</text:p>
          </table:table-cell>
          <table:table-cell office:value-type="string" calcext:value-type="string">
            <text:p>https://api.github.com/repos/hakzsam/re-pcounter-tools</text:p>
          </table:table-cell>
          <table:table-cell table:formula="of:=REPLACE([.B873]; 1; 29; &quot;&quot;)" office:value-type="string" office:string-value="hakzsam/re-pcounter-tools" calcext:value-type="string">
            <text:p>hakzsam/re-pcounter-tools</text:p>
          </table:table-cell>
        </table:table-row>
        <table:table-row table:style-name="ro1">
          <table:table-cell office:value-type="float" office:value="3718241" calcext:value-type="float">
            <text:p>3718241</text:p>
          </table:table-cell>
          <table:table-cell office:value-type="string" calcext:value-type="string">
            <text:p>https://api.github.com/repos/SESA/EbbRT</text:p>
          </table:table-cell>
          <table:table-cell table:formula="of:=REPLACE([.B874]; 1; 29; &quot;&quot;)" office:value-type="string" office:string-value="SESA/EbbRT" calcext:value-type="string">
            <text:p>SESA/EbbRT</text:p>
          </table:table-cell>
        </table:table-row>
        <table:table-row table:style-name="ro1">
          <table:table-cell office:value-type="float" office:value="3720565" calcext:value-type="float">
            <text:p>3720565</text:p>
          </table:table-cell>
          <table:table-cell office:value-type="string" calcext:value-type="string">
            <text:p>https://api.github.com/repos/bcrist/bengine</text:p>
          </table:table-cell>
          <table:table-cell table:formula="of:=REPLACE([.B875]; 1; 29; &quot;&quot;)" office:value-type="string" office:string-value="bcrist/bengine" calcext:value-type="string">
            <text:p>bcrist/bengine</text:p>
          </table:table-cell>
        </table:table-row>
        <table:table-row table:style-name="ro1">
          <table:table-cell office:value-type="float" office:value="3729237" calcext:value-type="float">
            <text:p>3729237</text:p>
          </table:table-cell>
          <table:table-cell office:value-type="string" calcext:value-type="string">
            <text:p>https://api.github.com/repos/degarashi/spinner</text:p>
          </table:table-cell>
          <table:table-cell table:formula="of:=REPLACE([.B876]; 1; 29; &quot;&quot;)" office:value-type="string" office:string-value="degarashi/spinner" calcext:value-type="string">
            <text:p>degarashi/spinner</text:p>
          </table:table-cell>
        </table:table-row>
        <table:table-row table:style-name="ro1">
          <table:table-cell office:value-type="float" office:value="3731993" calcext:value-type="float">
            <text:p>3731993</text:p>
          </table:table-cell>
          <table:table-cell office:value-type="string" calcext:value-type="string">
            <text:p>https://api.github.com/repos/simongog/sdsl-lite</text:p>
          </table:table-cell>
          <table:table-cell table:formula="of:=REPLACE([.B877]; 1; 29; &quot;&quot;)" office:value-type="string" office:string-value="simongog/sdsl-lite" calcext:value-type="string">
            <text:p>simongog/sdsl-lite</text:p>
          </table:table-cell>
        </table:table-row>
        <table:table-row table:style-name="ro1">
          <table:table-cell office:value-type="float" office:value="3742382" calcext:value-type="float">
            <text:p>3742382</text:p>
          </table:table-cell>
          <table:table-cell office:value-type="string" calcext:value-type="string">
            <text:p>https://api.github.com/repos/anirudhSK/chromium</text:p>
          </table:table-cell>
          <table:table-cell table:formula="of:=REPLACE([.B878]; 1; 29; &quot;&quot;)" office:value-type="string" office:string-value="anirudhSK/chromium" calcext:value-type="string">
            <text:p>anirudhSK/chromium</text:p>
          </table:table-cell>
        </table:table-row>
        <table:table-row table:style-name="ro1">
          <table:table-cell office:value-type="float" office:value="3743536" calcext:value-type="float">
            <text:p>3743536</text:p>
          </table:table-cell>
          <table:table-cell office:value-type="string" calcext:value-type="string">
            <text:p>https://api.github.com/repos/OPM/opm-autodiff</text:p>
          </table:table-cell>
          <table:table-cell table:formula="of:=REPLACE([.B879]; 1; 29; &quot;&quot;)" office:value-type="string" office:string-value="OPM/opm-autodiff" calcext:value-type="string">
            <text:p>OPM/opm-autodiff</text:p>
          </table:table-cell>
        </table:table-row>
        <table:table-row table:style-name="ro1">
          <table:table-cell office:value-type="float" office:value="3753115" calcext:value-type="float">
            <text:p>3753115</text:p>
          </table:table-cell>
          <table:table-cell office:value-type="string" calcext:value-type="string">
            <text:p>https://api.github.com/repos/52North/IlwisConnectors</text:p>
          </table:table-cell>
          <table:table-cell table:formula="of:=REPLACE([.B880]; 1; 29; &quot;&quot;)" office:value-type="string" office:string-value="52North/IlwisConnectors" calcext:value-type="string">
            <text:p>52North/IlwisConnectors</text:p>
          </table:table-cell>
        </table:table-row>
        <table:table-row table:style-name="ro1">
          <table:table-cell office:value-type="float" office:value="3774442" calcext:value-type="float">
            <text:p>3774442</text:p>
          </table:table-cell>
          <table:table-cell office:value-type="string" calcext:value-type="string">
            <text:p>https://api.github.com/repos/wuchen1106/g4sim</text:p>
          </table:table-cell>
          <table:table-cell table:formula="of:=REPLACE([.B881]; 1; 29; &quot;&quot;)" office:value-type="string" office:string-value="wuchen1106/g4sim" calcext:value-type="string">
            <text:p>wuchen1106/g4sim</text:p>
          </table:table-cell>
        </table:table-row>
        <table:table-row table:style-name="ro1">
          <table:table-cell office:value-type="float" office:value="3780523" calcext:value-type="float">
            <text:p>3780523</text:p>
          </table:table-cell>
          <table:table-cell office:value-type="string" calcext:value-type="string">
            <text:p>https://api.github.com/repos/LegacyXperia/android_device_semc_msm7x30-common</text:p>
          </table:table-cell>
          <table:table-cell table:formula="of:=REPLACE([.B882]; 1; 29; &quot;&quot;)" office:value-type="string" office:string-value="LegacyXperia/android_device_semc_msm7x30-common" calcext:value-type="string">
            <text:p>LegacyXperia/android_device_semc_msm7x30-common</text:p>
          </table:table-cell>
        </table:table-row>
        <table:table-row table:style-name="ro1">
          <table:table-cell office:value-type="float" office:value="3795273" calcext:value-type="float">
            <text:p>3795273</text:p>
          </table:table-cell>
          <table:table-cell office:value-type="string" calcext:value-type="string">
            <text:p>https://api.github.com/repos/doxygen/doxygen</text:p>
          </table:table-cell>
          <table:table-cell table:formula="of:=REPLACE([.B883]; 1; 29; &quot;&quot;)" office:value-type="string" office:string-value="doxygen/doxygen" calcext:value-type="string">
            <text:p>doxygen/doxygen</text:p>
          </table:table-cell>
        </table:table-row>
        <table:table-row table:style-name="ro1">
          <table:table-cell office:value-type="float" office:value="3801491" calcext:value-type="float">
            <text:p>3801491</text:p>
          </table:table-cell>
          <table:table-cell office:value-type="string" calcext:value-type="string">
            <text:p>https://api.github.com/repos/pandegroup/openmm</text:p>
          </table:table-cell>
          <table:table-cell table:formula="of:=REPLACE([.B884]; 1; 29; &quot;&quot;)" office:value-type="string" office:string-value="pandegroup/openmm" calcext:value-type="string">
            <text:p>pandegroup/openmm</text:p>
          </table:table-cell>
        </table:table-row>
        <table:table-row table:style-name="ro1">
          <table:table-cell office:value-type="float" office:value="3803613" calcext:value-type="float">
            <text:p>3803613</text:p>
          </table:table-cell>
          <table:table-cell office:value-type="string" calcext:value-type="string">
            <text:p>https://api.github.com/repos/obfuscated/codeblocks_sf</text:p>
          </table:table-cell>
          <table:table-cell table:formula="of:=REPLACE([.B885]; 1; 29; &quot;&quot;)" office:value-type="string" office:string-value="obfuscated/codeblocks_sf" calcext:value-type="string">
            <text:p>obfuscated/codeblocks_sf</text:p>
          </table:table-cell>
        </table:table-row>
        <table:table-row table:style-name="ro1">
          <table:table-cell office:value-type="float" office:value="3806784" calcext:value-type="float">
            <text:p>3806784</text:p>
          </table:table-cell>
          <table:table-cell office:value-type="string" calcext:value-type="string">
            <text:p>https://api.github.com/repos/qtproject/installer-framework</text:p>
          </table:table-cell>
          <table:table-cell table:formula="of:=REPLACE([.B886]; 1; 29; &quot;&quot;)" office:value-type="string" office:string-value="qtproject/installer-framework" calcext:value-type="string">
            <text:p>qtproject/installer-framework</text:p>
          </table:table-cell>
        </table:table-row>
        <table:table-row table:style-name="ro1">
          <table:table-cell office:value-type="float" office:value="3807322" calcext:value-type="float">
            <text:p>3807322</text:p>
          </table:table-cell>
          <table:table-cell office:value-type="string" calcext:value-type="string">
            <text:p>https://api.github.com/repos/OFFIS-Automation/Framework</text:p>
          </table:table-cell>
          <table:table-cell table:formula="of:=REPLACE([.B887]; 1; 29; &quot;&quot;)" office:value-type="string" office:string-value="OFFIS-Automation/Framework" calcext:value-type="string">
            <text:p>OFFIS-Automation/Framework</text:p>
          </table:table-cell>
        </table:table-row>
        <table:table-row table:style-name="ro1">
          <table:table-cell office:value-type="float" office:value="3814502" calcext:value-type="float">
            <text:p>3814502</text:p>
          </table:table-cell>
          <table:table-cell office:value-type="string" calcext:value-type="string">
            <text:p>https://api.github.com/repos/qtproject/qt-labs-qbs</text:p>
          </table:table-cell>
          <table:table-cell table:formula="of:=REPLACE([.B888]; 1; 29; &quot;&quot;)" office:value-type="string" office:string-value="qtproject/qt-labs-qbs" calcext:value-type="string">
            <text:p>qtproject/qt-labs-qbs</text:p>
          </table:table-cell>
        </table:table-row>
        <table:table-row table:style-name="ro1">
          <table:table-cell office:value-type="float" office:value="3815110" calcext:value-type="float">
            <text:p>3815110</text:p>
          </table:table-cell>
          <table:table-cell office:value-type="string" calcext:value-type="string">
            <text:p>https://api.github.com/repos/Nikoli/quite-rss</text:p>
          </table:table-cell>
          <table:table-cell table:formula="of:=REPLACE([.B889]; 1; 29; &quot;&quot;)" office:value-type="string" office:string-value="Nikoli/quite-rss" calcext:value-type="string">
            <text:p>Nikoli/quite-rss</text:p>
          </table:table-cell>
        </table:table-row>
        <table:table-row table:style-name="ro1">
          <table:table-cell office:value-type="float" office:value="3815621" calcext:value-type="float">
            <text:p>3815621</text:p>
          </table:table-cell>
          <table:table-cell office:value-type="string" calcext:value-type="string">
            <text:p>https://api.github.com/repos/wwu-numerik/dune-multiscale</text:p>
          </table:table-cell>
          <table:table-cell table:formula="of:=REPLACE([.B890]; 1; 29; &quot;&quot;)" office:value-type="string" office:string-value="wwu-numerik/dune-multiscale" calcext:value-type="string">
            <text:p>wwu-numerik/dune-multiscale</text:p>
          </table:table-cell>
        </table:table-row>
        <table:table-row table:style-name="ro1">
          <table:table-cell office:value-type="float" office:value="3825186" calcext:value-type="float">
            <text:p>3825186</text:p>
          </table:table-cell>
          <table:table-cell office:value-type="string" calcext:value-type="string">
            <text:p>https://api.github.com/repos/jdart1/arasan-chess</text:p>
          </table:table-cell>
          <table:table-cell table:formula="of:=REPLACE([.B891]; 1; 29; &quot;&quot;)" office:value-type="string" office:string-value="jdart1/arasan-chess" calcext:value-type="string">
            <text:p>jdart1/arasan-chess</text:p>
          </table:table-cell>
        </table:table-row>
        <table:table-row table:style-name="ro1">
          <table:table-cell office:value-type="float" office:value="3831365" calcext:value-type="float">
            <text:p>3831365</text:p>
          </table:table-cell>
          <table:table-cell office:value-type="string" calcext:value-type="string">
            <text:p>https://api.github.com/repos/tomhrr/dale</text:p>
          </table:table-cell>
          <table:table-cell table:formula="of:=REPLACE([.B892]; 1; 29; &quot;&quot;)" office:value-type="string" office:string-value="tomhrr/dale" calcext:value-type="string">
            <text:p>tomhrr/dale</text:p>
          </table:table-cell>
        </table:table-row>
        <table:table-row table:style-name="ro1">
          <table:table-cell office:value-type="float" office:value="3833759" calcext:value-type="float">
            <text:p>3833759</text:p>
          </table:table-cell>
          <table:table-cell office:value-type="string" calcext:value-type="string">
            <text:p>https://api.github.com/repos/dgobbi/vtk-dicom</text:p>
          </table:table-cell>
          <table:table-cell table:formula="of:=REPLACE([.B893]; 1; 29; &quot;&quot;)" office:value-type="string" office:string-value="dgobbi/vtk-dicom" calcext:value-type="string">
            <text:p>dgobbi/vtk-dicom</text:p>
          </table:table-cell>
        </table:table-row>
        <table:table-row table:style-name="ro1">
          <table:table-cell office:value-type="float" office:value="3837303" calcext:value-type="float">
            <text:p>3837303</text:p>
          </table:table-cell>
          <table:table-cell office:value-type="string" calcext:value-type="string">
            <text:p>https://api.github.com/repos/legnaleurc/junkcode</text:p>
          </table:table-cell>
          <table:table-cell table:formula="of:=REPLACE([.B894]; 1; 29; &quot;&quot;)" office:value-type="string" office:string-value="legnaleurc/junkcode" calcext:value-type="string">
            <text:p>legnaleurc/junkcode</text:p>
          </table:table-cell>
        </table:table-row>
        <table:table-row table:style-name="ro1">
          <table:table-cell office:value-type="float" office:value="3838506" calcext:value-type="float">
            <text:p>3838506</text:p>
          </table:table-cell>
          <table:table-cell office:value-type="string" calcext:value-type="string">
            <text:p>https://api.github.com/repos/calref/cboe</text:p>
          </table:table-cell>
          <table:table-cell table:formula="of:=REPLACE([.B895]; 1; 29; &quot;&quot;)" office:value-type="string" office:string-value="calref/cboe" calcext:value-type="string">
            <text:p>calref/cboe</text:p>
          </table:table-cell>
        </table:table-row>
        <table:table-row table:style-name="ro1">
          <table:table-cell office:value-type="float" office:value="3844655" calcext:value-type="float">
            <text:p>3844655</text:p>
          </table:table-cell>
          <table:table-cell office:value-type="string" calcext:value-type="string">
            <text:p>https://api.github.com/repos/Nehmulos/media-u</text:p>
          </table:table-cell>
          <table:table-cell table:formula="of:=REPLACE([.B896]; 1; 29; &quot;&quot;)" office:value-type="string" office:string-value="Nehmulos/media-u" calcext:value-type="string">
            <text:p>Nehmulos/media-u</text:p>
          </table:table-cell>
        </table:table-row>
        <table:table-row table:style-name="ro1">
          <table:table-cell office:value-type="float" office:value="3845224" calcext:value-type="float">
            <text:p>3845224</text:p>
          </table:table-cell>
          <table:table-cell office:value-type="string" calcext:value-type="string">
            <text:p>https://api.github.com/repos/Nevcairiel/LAVFilters</text:p>
          </table:table-cell>
          <table:table-cell table:formula="of:=REPLACE([.B897]; 1; 29; &quot;&quot;)" office:value-type="string" office:string-value="Nevcairiel/LAVFilters" calcext:value-type="string">
            <text:p>Nevcairiel/LAVFilters</text:p>
          </table:table-cell>
        </table:table-row>
        <table:table-row table:style-name="ro1">
          <table:table-cell office:value-type="float" office:value="3845950" calcext:value-type="float">
            <text:p>3845950</text:p>
          </table:table-cell>
          <table:table-cell office:value-type="string" calcext:value-type="string">
            <text:p>https://api.github.com/repos/qtproject/qtserialport</text:p>
          </table:table-cell>
          <table:table-cell table:formula="of:=REPLACE([.B898]; 1; 29; &quot;&quot;)" office:value-type="string" office:string-value="qtproject/qtserialport" calcext:value-type="string">
            <text:p>qtproject/qtserialport</text:p>
          </table:table-cell>
        </table:table-row>
        <table:table-row table:style-name="ro1">
          <table:table-cell office:value-type="float" office:value="3850311" calcext:value-type="float">
            <text:p>3850311</text:p>
          </table:table-cell>
          <table:table-cell office:value-type="string" calcext:value-type="string">
            <text:p>https://api.github.com/repos/colvars/colvars</text:p>
          </table:table-cell>
          <table:table-cell table:formula="of:=REPLACE([.B899]; 1; 29; &quot;&quot;)" office:value-type="string" office:string-value="colvars/colvars" calcext:value-type="string">
            <text:p>colvars/colvars</text:p>
          </table:table-cell>
        </table:table-row>
        <table:table-row table:style-name="ro1">
          <table:table-cell office:value-type="float" office:value="3855065" calcext:value-type="float">
            <text:p>3855065</text:p>
          </table:table-cell>
          <table:table-cell office:value-type="string" calcext:value-type="string">
            <text:p>https://api.github.com/repos/planetsumo/sumo</text:p>
          </table:table-cell>
          <table:table-cell table:formula="of:=REPLACE([.B900]; 1; 29; &quot;&quot;)" office:value-type="string" office:string-value="planetsumo/sumo" calcext:value-type="string">
            <text:p>planetsumo/sumo</text:p>
          </table:table-cell>
        </table:table-row>
        <table:table-row table:style-name="ro1">
          <table:table-cell office:value-type="float" office:value="3870382" calcext:value-type="float">
            <text:p>3870382</text:p>
          </table:table-cell>
          <table:table-cell office:value-type="string" calcext:value-type="string">
            <text:p>https://api.github.com/repos/communi/libcommuni</text:p>
          </table:table-cell>
          <table:table-cell table:formula="of:=REPLACE([.B901]; 1; 29; &quot;&quot;)" office:value-type="string" office:string-value="communi/libcommuni" calcext:value-type="string">
            <text:p>communi/libcommuni</text:p>
          </table:table-cell>
        </table:table-row>
        <table:table-row table:style-name="ro1">
          <table:table-cell office:value-type="float" office:value="3892558" calcext:value-type="float">
            <text:p>3892558</text:p>
          </table:table-cell>
          <table:table-cell office:value-type="string" calcext:value-type="string">
            <text:p>https://api.github.com/repos/cbweixin/algorithm-practice</text:p>
          </table:table-cell>
          <table:table-cell table:formula="of:=REPLACE([.B902]; 1; 29; &quot;&quot;)" office:value-type="string" office:string-value="cbweixin/algorithm-practice" calcext:value-type="string">
            <text:p>cbweixin/algorithm-practice</text:p>
          </table:table-cell>
        </table:table-row>
        <table:table-row table:style-name="ro1">
          <table:table-cell office:value-type="float" office:value="3899203" calcext:value-type="float">
            <text:p>3899203</text:p>
          </table:table-cell>
          <table:table-cell office:value-type="string" calcext:value-type="string">
            <text:p>https://api.github.com/repos/qtproject/qtconnectivity</text:p>
          </table:table-cell>
          <table:table-cell table:formula="of:=REPLACE([.B903]; 1; 29; &quot;&quot;)" office:value-type="string" office:string-value="qtproject/qtconnectivity" calcext:value-type="string">
            <text:p>qtproject/qtconnectivity</text:p>
          </table:table-cell>
        </table:table-row>
        <table:table-row table:style-name="ro1">
          <table:table-cell office:value-type="float" office:value="3914383" calcext:value-type="float">
            <text:p>3914383</text:p>
          </table:table-cell>
          <table:table-cell office:value-type="string" calcext:value-type="string">
            <text:p>https://api.github.com/repos/qtproject/qt3d</text:p>
          </table:table-cell>
          <table:table-cell table:formula="of:=REPLACE([.B904]; 1; 29; &quot;&quot;)" office:value-type="string" office:string-value="qtproject/qt3d" calcext:value-type="string">
            <text:p>qtproject/qt3d</text:p>
          </table:table-cell>
        </table:table-row>
        <table:table-row table:style-name="ro1">
          <table:table-cell office:value-type="float" office:value="3934776" calcext:value-type="float">
            <text:p>3934776</text:p>
          </table:table-cell>
          <table:table-cell office:value-type="string" calcext:value-type="string">
            <text:p>https://api.github.com/repos/xtuple/qt-client</text:p>
          </table:table-cell>
          <table:table-cell table:formula="of:=REPLACE([.B905]; 1; 29; &quot;&quot;)" office:value-type="string" office:string-value="xtuple/qt-client" calcext:value-type="string">
            <text:p>xtuple/qt-client</text:p>
          </table:table-cell>
        </table:table-row>
        <table:table-row table:style-name="ro1">
          <table:table-cell office:value-type="float" office:value="3944943" calcext:value-type="float">
            <text:p>3944943</text:p>
          </table:table-cell>
          <table:table-cell office:value-type="string" calcext:value-type="string">
            <text:p>https://api.github.com/repos/openwar/openwar</text:p>
          </table:table-cell>
          <table:table-cell table:formula="of:=REPLACE([.B906]; 1; 29; &quot;&quot;)" office:value-type="string" office:string-value="openwar/openwar" calcext:value-type="string">
            <text:p>openwar/openwar</text:p>
          </table:table-cell>
        </table:table-row>
        <table:table-row table:style-name="ro1">
          <table:table-cell office:value-type="float" office:value="3945736" calcext:value-type="float">
            <text:p>3945736</text:p>
          </table:table-cell>
          <table:table-cell office:value-type="string" calcext:value-type="string">
            <text:p>https://api.github.com/repos/OPM/opm-material</text:p>
          </table:table-cell>
          <table:table-cell table:formula="of:=REPLACE([.B907]; 1; 29; &quot;&quot;)" office:value-type="string" office:string-value="OPM/opm-material" calcext:value-type="string">
            <text:p>OPM/opm-material</text:p>
          </table:table-cell>
        </table:table-row>
        <table:table-row table:style-name="ro1">
          <table:table-cell office:value-type="float" office:value="3960061" calcext:value-type="float">
            <text:p>3960061</text:p>
          </table:table-cell>
          <table:table-cell office:value-type="string" calcext:value-type="string">
            <text:p>https://api.github.com/repos/danshapero/icepack</text:p>
          </table:table-cell>
          <table:table-cell table:formula="of:=REPLACE([.B908]; 1; 29; &quot;&quot;)" office:value-type="string" office:string-value="danshapero/icepack" calcext:value-type="string">
            <text:p>danshapero/icepack</text:p>
          </table:table-cell>
        </table:table-row>
        <table:table-row table:style-name="ro1">
          <table:table-cell office:value-type="float" office:value="3961139" calcext:value-type="float">
            <text:p>3961139</text:p>
          </table:table-cell>
          <table:table-cell office:value-type="string" calcext:value-type="string">
            <text:p>https://api.github.com/repos/apex-hughin/LyX</text:p>
          </table:table-cell>
          <table:table-cell table:formula="of:=REPLACE([.B909]; 1; 29; &quot;&quot;)" office:value-type="string" office:string-value="apex-hughin/LyX" calcext:value-type="string">
            <text:p>apex-hughin/LyX</text:p>
          </table:table-cell>
        </table:table-row>
        <table:table-row table:style-name="ro1">
          <table:table-cell office:value-type="float" office:value="3968434" calcext:value-type="float">
            <text:p>3968434</text:p>
          </table:table-cell>
          <table:table-cell office:value-type="string" calcext:value-type="string">
            <text:p>https://api.github.com/repos/kkruecke/234tree-in-cpp</text:p>
          </table:table-cell>
          <table:table-cell table:formula="of:=REPLACE([.B910]; 1; 29; &quot;&quot;)" office:value-type="string" office:string-value="kkruecke/234tree-in-cpp" calcext:value-type="string">
            <text:p>kkruecke/234tree-in-cpp</text:p>
          </table:table-cell>
        </table:table-row>
        <table:table-row table:style-name="ro1">
          <table:table-cell office:value-type="float" office:value="3969499" calcext:value-type="float">
            <text:p>3969499</text:p>
          </table:table-cell>
          <table:table-cell office:value-type="string" calcext:value-type="string">
            <text:p>https://api.github.com/repos/Illumina/manta</text:p>
          </table:table-cell>
          <table:table-cell table:formula="of:=REPLACE([.B911]; 1; 29; &quot;&quot;)" office:value-type="string" office:string-value="Illumina/manta" calcext:value-type="string">
            <text:p>Illumina/manta</text:p>
          </table:table-cell>
        </table:table-row>
        <table:table-row table:style-name="ro1">
          <table:table-cell office:value-type="float" office:value="3981160" calcext:value-type="float">
            <text:p>3981160</text:p>
          </table:table-cell>
          <table:table-cell office:value-type="string" calcext:value-type="string">
            <text:p>https://api.github.com/repos/jasp-stats/jasp-desktop</text:p>
          </table:table-cell>
          <table:table-cell table:formula="of:=REPLACE([.B912]; 1; 29; &quot;&quot;)" office:value-type="string" office:string-value="jasp-stats/jasp-desktop" calcext:value-type="string">
            <text:p>jasp-stats/jasp-desktop</text:p>
          </table:table-cell>
        </table:table-row>
        <table:table-row table:style-name="ro1">
          <table:table-cell office:value-type="float" office:value="4008790" calcext:value-type="float">
            <text:p>4008790</text:p>
          </table:table-cell>
          <table:table-cell office:value-type="string" calcext:value-type="string">
            <text:p>https://api.github.com/repos/minorg/thryft</text:p>
          </table:table-cell>
          <table:table-cell table:formula="of:=REPLACE([.B913]; 1; 29; &quot;&quot;)" office:value-type="string" office:string-value="minorg/thryft" calcext:value-type="string">
            <text:p>minorg/thryft</text:p>
          </table:table-cell>
        </table:table-row>
        <table:table-row table:style-name="ro1">
          <table:table-cell office:value-type="float" office:value="4009610" calcext:value-type="float">
            <text:p>4009610</text:p>
          </table:table-cell>
          <table:table-cell office:value-type="string" calcext:value-type="string">
            <text:p>https://api.github.com/repos/smarmy/DPOC</text:p>
          </table:table-cell>
          <table:table-cell table:formula="of:=REPLACE([.B914]; 1; 29; &quot;&quot;)" office:value-type="string" office:string-value="smarmy/DPOC" calcext:value-type="string">
            <text:p>smarmy/DPOC</text:p>
          </table:table-cell>
        </table:table-row>
        <table:table-row table:style-name="ro1">
          <table:table-cell office:value-type="float" office:value="4009839" calcext:value-type="float">
            <text:p>4009839</text:p>
          </table:table-cell>
          <table:table-cell office:value-type="string" calcext:value-type="string">
            <text:p>https://api.github.com/repos/WFRT/Comps</text:p>
          </table:table-cell>
          <table:table-cell table:formula="of:=REPLACE([.B915]; 1; 29; &quot;&quot;)" office:value-type="string" office:string-value="WFRT/Comps" calcext:value-type="string">
            <text:p>WFRT/Comps</text:p>
          </table:table-cell>
        </table:table-row>
        <table:table-row table:style-name="ro1">
          <table:table-cell office:value-type="float" office:value="4020768" calcext:value-type="float">
            <text:p>4020768</text:p>
          </table:table-cell>
          <table:table-cell office:value-type="string" calcext:value-type="string">
            <text:p>https://api.github.com/repos/kimwalisch/primecount</text:p>
          </table:table-cell>
          <table:table-cell table:formula="of:=REPLACE([.B916]; 1; 29; &quot;&quot;)" office:value-type="string" office:string-value="kimwalisch/primecount" calcext:value-type="string">
            <text:p>kimwalisch/primecount</text:p>
          </table:table-cell>
        </table:table-row>
        <table:table-row table:style-name="ro1">
          <table:table-cell office:value-type="float" office:value="4032021" calcext:value-type="float">
            <text:p>4032021</text:p>
          </table:table-cell>
          <table:table-cell office:value-type="string" calcext:value-type="string">
            <text:p>https://api.github.com/repos/johanvdw/SAGA-GIS-git-mirror</text:p>
          </table:table-cell>
          <table:table-cell table:formula="of:=REPLACE([.B917]; 1; 29; &quot;&quot;)" office:value-type="string" office:string-value="johanvdw/SAGA-GIS-git-mirror" calcext:value-type="string">
            <text:p>johanvdw/SAGA-GIS-git-mirror</text:p>
          </table:table-cell>
        </table:table-row>
        <table:table-row table:style-name="ro1">
          <table:table-cell office:value-type="float" office:value="4035845" calcext:value-type="float">
            <text:p>4035845</text:p>
          </table:table-cell>
          <table:table-cell office:value-type="string" calcext:value-type="string">
            <text:p>https://api.github.com/repos/DayZMod/DayZ</text:p>
          </table:table-cell>
          <table:table-cell table:formula="of:=REPLACE([.B918]; 1; 29; &quot;&quot;)" office:value-type="string" office:string-value="DayZMod/DayZ" calcext:value-type="string">
            <text:p>DayZMod/DayZ</text:p>
          </table:table-cell>
        </table:table-row>
        <table:table-row table:style-name="ro1">
          <table:table-cell office:value-type="float" office:value="4045151" calcext:value-type="float">
            <text:p>4045151</text:p>
          </table:table-cell>
          <table:table-cell office:value-type="string" calcext:value-type="string">
            <text:p>https://api.github.com/repos/gem-sw/GEMCode</text:p>
          </table:table-cell>
          <table:table-cell table:formula="of:=REPLACE([.B919]; 1; 29; &quot;&quot;)" office:value-type="string" office:string-value="gem-sw/GEMCode" calcext:value-type="string">
            <text:p>gem-sw/GEMCode</text:p>
          </table:table-cell>
        </table:table-row>
        <table:table-row table:style-name="ro1">
          <table:table-cell office:value-type="float" office:value="4064061" calcext:value-type="float">
            <text:p>4064061</text:p>
          </table:table-cell>
          <table:table-cell office:value-type="string" calcext:value-type="string">
            <text:p>https://api.github.com/repos/ImageEngine/cortex</text:p>
          </table:table-cell>
          <table:table-cell table:formula="of:=REPLACE([.B920]; 1; 29; &quot;&quot;)" office:value-type="string" office:string-value="ImageEngine/cortex" calcext:value-type="string">
            <text:p>ImageEngine/cortex</text:p>
          </table:table-cell>
        </table:table-row>
        <table:table-row table:style-name="ro1">
          <table:table-cell office:value-type="float" office:value="4121699" calcext:value-type="float">
            <text:p>4121699</text:p>
          </table:table-cell>
          <table:table-cell office:value-type="string" calcext:value-type="string">
            <text:p>https://api.github.com/repos/diydrones/apm_planner</text:p>
          </table:table-cell>
          <table:table-cell table:formula="of:=REPLACE([.B921]; 1; 29; &quot;&quot;)" office:value-type="string" office:string-value="diydrones/apm_planner" calcext:value-type="string">
            <text:p>diydrones/apm_planner</text:p>
          </table:table-cell>
        </table:table-row>
        <table:table-row table:style-name="ro1">
          <table:table-cell office:value-type="float" office:value="4136027" calcext:value-type="float">
            <text:p>4136027</text:p>
          </table:table-cell>
          <table:table-cell office:value-type="string" calcext:value-type="string">
            <text:p>https://api.github.com/repos/xoreos/xoreos</text:p>
          </table:table-cell>
          <table:table-cell table:formula="of:=REPLACE([.B922]; 1; 29; &quot;&quot;)" office:value-type="string" office:string-value="xoreos/xoreos" calcext:value-type="string">
            <text:p>xoreos/xoreos</text:p>
          </table:table-cell>
        </table:table-row>
        <table:table-row table:style-name="ro1">
          <table:table-cell office:value-type="float" office:value="4142488" calcext:value-type="float">
            <text:p>4142488</text:p>
          </table:table-cell>
          <table:table-cell office:value-type="string" calcext:value-type="string">
            <text:p>https://api.github.com/repos/wichtounet/budgetwarrior</text:p>
          </table:table-cell>
          <table:table-cell table:formula="of:=REPLACE([.B923]; 1; 29; &quot;&quot;)" office:value-type="string" office:string-value="wichtounet/budgetwarrior" calcext:value-type="string">
            <text:p>wichtounet/budgetwarrior</text:p>
          </table:table-cell>
        </table:table-row>
        <table:table-row table:style-name="ro1">
          <table:table-cell office:value-type="float" office:value="4152331" calcext:value-type="float">
            <text:p>4152331</text:p>
          </table:table-cell>
          <table:table-cell office:value-type="string" calcext:value-type="string">
            <text:p>https://api.github.com/repos/Ultimaker/CuraEngine</text:p>
          </table:table-cell>
          <table:table-cell table:formula="of:=REPLACE([.B924]; 1; 29; &quot;&quot;)" office:value-type="string" office:string-value="Ultimaker/CuraEngine" calcext:value-type="string">
            <text:p>Ultimaker/CuraEngine</text:p>
          </table:table-cell>
        </table:table-row>
        <table:table-row table:style-name="ro1">
          <table:table-cell office:value-type="float" office:value="4161294" calcext:value-type="float">
            <text:p>4161294</text:p>
          </table:table-cell>
          <table:table-cell office:value-type="string" calcext:value-type="string">
            <text:p>https://api.github.com/repos/mommsen/evb</text:p>
          </table:table-cell>
          <table:table-cell table:formula="of:=REPLACE([.B925]; 1; 29; &quot;&quot;)" office:value-type="string" office:string-value="mommsen/evb" calcext:value-type="string">
            <text:p>mommsen/evb</text:p>
          </table:table-cell>
        </table:table-row>
        <table:table-row table:style-name="ro1">
          <table:table-cell office:value-type="float" office:value="4169276" calcext:value-type="float">
            <text:p>4169276</text:p>
          </table:table-cell>
          <table:table-cell office:value-type="string" calcext:value-type="string">
            <text:p>https://api.github.com/repos/troendle/HH-Higgs</text:p>
          </table:table-cell>
          <table:table-cell table:formula="of:=REPLACE([.B926]; 1; 29; &quot;&quot;)" office:value-type="string" office:string-value="troendle/HH-Higgs" calcext:value-type="string">
            <text:p>troendle/HH-Higgs</text:p>
          </table:table-cell>
        </table:table-row>
        <table:table-row table:style-name="ro1">
          <table:table-cell office:value-type="float" office:value="4173434" calcext:value-type="float">
            <text:p>4173434</text:p>
          </table:table-cell>
          <table:table-cell office:value-type="string" calcext:value-type="string">
            <text:p>https://api.github.com/repos/viennagrid/viennagrid-dev</text:p>
          </table:table-cell>
          <table:table-cell table:formula="of:=REPLACE([.B927]; 1; 29; &quot;&quot;)" office:value-type="string" office:string-value="viennagrid/viennagrid-dev" calcext:value-type="string">
            <text:p>viennagrid/viennagrid-dev</text:p>
          </table:table-cell>
        </table:table-row>
        <table:table-row table:style-name="ro1">
          <table:table-cell office:value-type="float" office:value="4174766" calcext:value-type="float">
            <text:p>4174766</text:p>
          </table:table-cell>
          <table:table-cell office:value-type="string" calcext:value-type="string">
            <text:p>https://api.github.com/repos/NPS-DEEP/hashdb</text:p>
          </table:table-cell>
          <table:table-cell table:formula="of:=REPLACE([.B928]; 1; 29; &quot;&quot;)" office:value-type="string" office:string-value="NPS-DEEP/hashdb" calcext:value-type="string">
            <text:p>NPS-DEEP/hashdb</text:p>
          </table:table-cell>
        </table:table-row>
        <table:table-row table:style-name="ro1">
          <table:table-cell office:value-type="float" office:value="4176796" calcext:value-type="float">
            <text:p>4176796</text:p>
          </table:table-cell>
          <table:table-cell office:value-type="string" calcext:value-type="string">
            <text:p>https://api.github.com/repos/boost-experimental/di</text:p>
          </table:table-cell>
          <table:table-cell table:formula="of:=REPLACE([.B929]; 1; 29; &quot;&quot;)" office:value-type="string" office:string-value="boost-experimental/di" calcext:value-type="string">
            <text:p>boost-experimental/di</text:p>
          </table:table-cell>
        </table:table-row>
        <table:table-row table:style-name="ro1">
          <table:table-cell office:value-type="float" office:value="4176934" calcext:value-type="float">
            <text:p>4176934</text:p>
          </table:table-cell>
          <table:table-cell office:value-type="string" calcext:value-type="string">
            <text:p>https://api.github.com/repos/gottcode/xfce4-whiskermenu-plugin</text:p>
          </table:table-cell>
          <table:table-cell table:formula="of:=REPLACE([.B930]; 1; 29; &quot;&quot;)" office:value-type="string" office:string-value="gottcode/xfce4-whiskermenu-plugin" calcext:value-type="string">
            <text:p>gottcode/xfce4-whiskermenu-plugin</text:p>
          </table:table-cell>
        </table:table-row>
        <table:table-row table:style-name="ro1">
          <table:table-cell office:value-type="float" office:value="4190698" calcext:value-type="float">
            <text:p>4190698</text:p>
          </table:table-cell>
          <table:table-cell office:value-type="string" calcext:value-type="string">
            <text:p>https://api.github.com/repos/Distrotech/squid</text:p>
          </table:table-cell>
          <table:table-cell table:formula="of:=REPLACE([.B931]; 1; 29; &quot;&quot;)" office:value-type="string" office:string-value="Distrotech/squid" calcext:value-type="string">
            <text:p>Distrotech/squid</text:p>
          </table:table-cell>
        </table:table-row>
        <table:table-row table:style-name="ro1">
          <table:table-cell office:value-type="float" office:value="4199631" calcext:value-type="float">
            <text:p>4199631</text:p>
          </table:table-cell>
          <table:table-cell office:value-type="string" calcext:value-type="string">
            <text:p>https://api.github.com/repos/emacsmirror/lilypond</text:p>
          </table:table-cell>
          <table:table-cell table:formula="of:=REPLACE([.B932]; 1; 29; &quot;&quot;)" office:value-type="string" office:string-value="emacsmirror/lilypond" calcext:value-type="string">
            <text:p>emacsmirror/lilypond</text:p>
          </table:table-cell>
        </table:table-row>
        <table:table-row table:style-name="ro1">
          <table:table-cell office:value-type="float" office:value="4201647" calcext:value-type="float">
            <text:p>4201647</text:p>
          </table:table-cell>
          <table:table-cell office:value-type="string" calcext:value-type="string">
            <text:p>https://api.github.com/repos/openclonk/openclonk</text:p>
          </table:table-cell>
          <table:table-cell table:formula="of:=REPLACE([.B933]; 1; 29; &quot;&quot;)" office:value-type="string" office:string-value="openclonk/openclonk" calcext:value-type="string">
            <text:p>openclonk/openclonk</text:p>
          </table:table-cell>
        </table:table-row>
        <table:table-row table:style-name="ro1">
          <table:table-cell office:value-type="float" office:value="4203787" calcext:value-type="float">
            <text:p>4203787</text:p>
          </table:table-cell>
          <table:table-cell office:value-type="string" calcext:value-type="string">
            <text:p>https://api.github.com/repos/rheit/zdoom</text:p>
          </table:table-cell>
          <table:table-cell table:formula="of:=REPLACE([.B934]; 1; 29; &quot;&quot;)" office:value-type="string" office:string-value="rheit/zdoom" calcext:value-type="string">
            <text:p>rheit/zdoom</text:p>
          </table:table-cell>
        </table:table-row>
        <table:table-row table:style-name="ro1">
          <table:table-cell office:value-type="float" office:value="4217513" calcext:value-type="float">
            <text:p>4217513</text:p>
          </table:table-cell>
          <table:table-cell office:value-type="string" calcext:value-type="string">
            <text:p>https://api.github.com/repos/su2code/SU2</text:p>
          </table:table-cell>
          <table:table-cell table:formula="of:=REPLACE([.B935]; 1; 29; &quot;&quot;)" office:value-type="string" office:string-value="su2code/SU2" calcext:value-type="string">
            <text:p>su2code/SU2</text:p>
          </table:table-cell>
        </table:table-row>
        <table:table-row table:style-name="ro1">
          <table:table-cell office:value-type="float" office:value="4218781" calcext:value-type="float">
            <text:p>4218781</text:p>
          </table:table-cell>
          <table:table-cell office:value-type="string" calcext:value-type="string">
            <text:p>https://api.github.com/repos/project-hatohol/hatohol</text:p>
          </table:table-cell>
          <table:table-cell table:formula="of:=REPLACE([.B936]; 1; 29; &quot;&quot;)" office:value-type="string" office:string-value="project-hatohol/hatohol" calcext:value-type="string">
            <text:p>project-hatohol/hatohol</text:p>
          </table:table-cell>
        </table:table-row>
        <table:table-row table:style-name="ro1">
          <table:table-cell office:value-type="float" office:value="4228380" calcext:value-type="float">
            <text:p>4228380</text:p>
          </table:table-cell>
          <table:table-cell office:value-type="string" calcext:value-type="string">
            <text:p>https://api.github.com/repos/stepmania/stepmania</text:p>
          </table:table-cell>
          <table:table-cell table:formula="of:=REPLACE([.B937]; 1; 29; &quot;&quot;)" office:value-type="string" office:string-value="stepmania/stepmania" calcext:value-type="string">
            <text:p>stepmania/stepmania</text:p>
          </table:table-cell>
        </table:table-row>
        <table:table-row table:style-name="ro1">
          <table:table-cell office:value-type="float" office:value="4233041" calcext:value-type="float">
            <text:p>4233041</text:p>
          </table:table-cell>
          <table:table-cell office:value-type="string" calcext:value-type="string">
            <text:p>https://api.github.com/repos/marsyas/marsyas</text:p>
          </table:table-cell>
          <table:table-cell table:formula="of:=REPLACE([.B938]; 1; 29; &quot;&quot;)" office:value-type="string" office:string-value="marsyas/marsyas" calcext:value-type="string">
            <text:p>marsyas/marsyas</text:p>
          </table:table-cell>
        </table:table-row>
        <table:table-row table:style-name="ro1">
          <table:table-cell office:value-type="float" office:value="4260235" calcext:value-type="float">
            <text:p>4260235</text:p>
          </table:table-cell>
          <table:table-cell office:value-type="string" calcext:value-type="string">
            <text:p>https://api.github.com/repos/pencil2d/pencil</text:p>
          </table:table-cell>
          <table:table-cell table:formula="of:=REPLACE([.B939]; 1; 29; &quot;&quot;)" office:value-type="string" office:string-value="pencil2d/pencil" calcext:value-type="string">
            <text:p>pencil2d/pencil</text:p>
          </table:table-cell>
        </table:table-row>
        <table:table-row table:style-name="ro1">
          <table:table-cell office:value-type="float" office:value="4263106" calcext:value-type="float">
            <text:p>4263106</text:p>
          </table:table-cell>
          <table:table-cell office:value-type="string" calcext:value-type="string">
            <text:p>https://api.github.com/repos/mauiaaron/apple2</text:p>
          </table:table-cell>
          <table:table-cell table:formula="of:=REPLACE([.B940]; 1; 29; &quot;&quot;)" office:value-type="string" office:string-value="mauiaaron/apple2" calcext:value-type="string">
            <text:p>mauiaaron/apple2</text:p>
          </table:table-cell>
        </table:table-row>
        <table:table-row table:style-name="ro1">
          <table:table-cell office:value-type="float" office:value="4265148" calcext:value-type="float">
            <text:p>4265148</text:p>
          </table:table-cell>
          <table:table-cell office:value-type="string" calcext:value-type="string">
            <text:p>https://api.github.com/repos/cms-analysis/HiggsAnalysis-CombinedLimit</text:p>
          </table:table-cell>
          <table:table-cell table:formula="of:=REPLACE([.B941]; 1; 29; &quot;&quot;)" office:value-type="string" office:string-value="cms-analysis/HiggsAnalysis-CombinedLimit" calcext:value-type="string">
            <text:p>cms-analysis/HiggsAnalysis-CombinedLimit</text:p>
          </table:table-cell>
        </table:table-row>
        <table:table-row table:style-name="ro1">
          <table:table-cell office:value-type="float" office:value="4269955" calcext:value-type="float">
            <text:p>4269955</text:p>
          </table:table-cell>
          <table:table-cell office:value-type="string" calcext:value-type="string">
            <text:p>https://api.github.com/repos/libantioch/antioch</text:p>
          </table:table-cell>
          <table:table-cell table:formula="of:=REPLACE([.B942]; 1; 29; &quot;&quot;)" office:value-type="string" office:string-value="libantioch/antioch" calcext:value-type="string">
            <text:p>libantioch/antioch</text:p>
          </table:table-cell>
        </table:table-row>
        <table:table-row table:style-name="ro1">
          <table:table-cell office:value-type="float" office:value="4270934" calcext:value-type="float">
            <text:p>4270934</text:p>
          </table:table-cell>
          <table:table-cell office:value-type="string" calcext:value-type="string">
            <text:p>https://api.github.com/repos/pymor/dune-pymor</text:p>
          </table:table-cell>
          <table:table-cell table:formula="of:=REPLACE([.B943]; 1; 29; &quot;&quot;)" office:value-type="string" office:string-value="pymor/dune-pymor" calcext:value-type="string">
            <text:p>pymor/dune-pymor</text:p>
          </table:table-cell>
        </table:table-row>
        <table:table-row table:style-name="ro1">
          <table:table-cell office:value-type="float" office:value="4271670" calcext:value-type="float">
            <text:p>4271670</text:p>
          </table:table-cell>
          <table:table-cell office:value-type="string" calcext:value-type="string">
            <text:p>https://api.github.com/repos/mirabitl/SDHCAL</text:p>
          </table:table-cell>
          <table:table-cell table:formula="of:=REPLACE([.B944]; 1; 29; &quot;&quot;)" office:value-type="string" office:string-value="mirabitl/SDHCAL" calcext:value-type="string">
            <text:p>mirabitl/SDHCAL</text:p>
          </table:table-cell>
        </table:table-row>
        <table:table-row table:style-name="ro1">
          <table:table-cell office:value-type="float" office:value="4274519" calcext:value-type="float">
            <text:p>4274519</text:p>
          </table:table-cell>
          <table:table-cell office:value-type="string" calcext:value-type="string">
            <text:p>https://api.github.com/repos/ros-simulation/gazebo_ros_pkgs</text:p>
          </table:table-cell>
          <table:table-cell table:formula="of:=REPLACE([.B945]; 1; 29; &quot;&quot;)" office:value-type="string" office:string-value="ros-simulation/gazebo_ros_pkgs" calcext:value-type="string">
            <text:p>ros-simulation/gazebo_ros_pkgs</text:p>
          </table:table-cell>
        </table:table-row>
        <table:table-row table:style-name="ro1">
          <table:table-cell office:value-type="float" office:value="4275539" calcext:value-type="float">
            <text:p>4275539</text:p>
          </table:table-cell>
          <table:table-cell office:value-type="string" calcext:value-type="string">
            <text:p>https://api.github.com/repos/ctaggart/SourceLink</text:p>
          </table:table-cell>
          <table:table-cell table:formula="of:=REPLACE([.B946]; 1; 29; &quot;&quot;)" office:value-type="string" office:string-value="ctaggart/SourceLink" calcext:value-type="string">
            <text:p>ctaggart/SourceLink</text:p>
          </table:table-cell>
        </table:table-row>
        <table:table-row table:style-name="ro1">
          <table:table-cell office:value-type="float" office:value="4280217" calcext:value-type="float">
            <text:p>4280217</text:p>
          </table:table-cell>
          <table:table-cell office:value-type="string" calcext:value-type="string">
            <text:p>https://api.github.com/repos/MTG/essentia</text:p>
          </table:table-cell>
          <table:table-cell table:formula="of:=REPLACE([.B947]; 1; 29; &quot;&quot;)" office:value-type="string" office:string-value="MTG/essentia" calcext:value-type="string">
            <text:p>MTG/essentia</text:p>
          </table:table-cell>
        </table:table-row>
        <table:table-row table:style-name="ro1">
          <table:table-cell office:value-type="float" office:value="4283701" calcext:value-type="float">
            <text:p>4283701</text:p>
          </table:table-cell>
          <table:table-cell office:value-type="string" calcext:value-type="string">
            <text:p>https://api.github.com/repos/maidsafe-archive/MaidSafe-Vault</text:p>
          </table:table-cell>
          <table:table-cell table:formula="of:=REPLACE([.B948]; 1; 29; &quot;&quot;)" office:value-type="string" office:string-value="maidsafe-archive/MaidSafe-Vault" calcext:value-type="string">
            <text:p>maidsafe-archive/MaidSafe-Vault</text:p>
          </table:table-cell>
        </table:table-row>
        <table:table-row table:style-name="ro1">
          <table:table-cell office:value-type="float" office:value="4283712" calcext:value-type="float">
            <text:p>4283712</text:p>
          </table:table-cell>
          <table:table-cell office:value-type="string" calcext:value-type="string">
            <text:p>https://api.github.com/repos/maidsafe-archive/MaidSafe</text:p>
          </table:table-cell>
          <table:table-cell table:formula="of:=REPLACE([.B949]; 1; 29; &quot;&quot;)" office:value-type="string" office:string-value="maidsafe-archive/MaidSafe" calcext:value-type="string">
            <text:p>maidsafe-archive/MaidSafe</text:p>
          </table:table-cell>
        </table:table-row>
        <table:table-row table:style-name="ro1">
          <table:table-cell office:value-type="float" office:value="4283714" calcext:value-type="float">
            <text:p>4283714</text:p>
          </table:table-cell>
          <table:table-cell office:value-type="string" calcext:value-type="string">
            <text:p>https://api.github.com/repos/maidsafe-archive/MaidSafe-Drive</text:p>
          </table:table-cell>
          <table:table-cell table:formula="of:=REPLACE([.B950]; 1; 29; &quot;&quot;)" office:value-type="string" office:string-value="maidsafe-archive/MaidSafe-Drive" calcext:value-type="string">
            <text:p>maidsafe-archive/MaidSafe-Drive</text:p>
          </table:table-cell>
        </table:table-row>
        <table:table-row table:style-name="ro1">
          <table:table-cell office:value-type="float" office:value="4283778" calcext:value-type="float">
            <text:p>4283778</text:p>
          </table:table-cell>
          <table:table-cell office:value-type="string" calcext:value-type="string">
            <text:p>https://api.github.com/repos/maidsafe-archive/MaidSafe-Routing</text:p>
          </table:table-cell>
          <table:table-cell table:formula="of:=REPLACE([.B951]; 1; 29; &quot;&quot;)" office:value-type="string" office:string-value="maidsafe-archive/MaidSafe-Routing" calcext:value-type="string">
            <text:p>maidsafe-archive/MaidSafe-Routing</text:p>
          </table:table-cell>
        </table:table-row>
        <table:table-row table:style-name="ro1">
          <table:table-cell office:value-type="float" office:value="4287330" calcext:value-type="float">
            <text:p>4287330</text:p>
          </table:table-cell>
          <table:table-cell office:value-type="string" calcext:value-type="string">
            <text:p>https://api.github.com/repos/root-mirror/root</text:p>
          </table:table-cell>
          <table:table-cell table:formula="of:=REPLACE([.B952]; 1; 29; &quot;&quot;)" office:value-type="string" office:string-value="root-mirror/root" calcext:value-type="string">
            <text:p>root-mirror/root</text:p>
          </table:table-cell>
        </table:table-row>
        <table:table-row table:style-name="ro1">
          <table:table-cell office:value-type="float" office:value="4305070" calcext:value-type="float">
            <text:p>4305070</text:p>
          </table:table-cell>
          <table:table-cell office:value-type="string" calcext:value-type="string">
            <text:p>https://api.github.com/repos/automatak/dnp3</text:p>
          </table:table-cell>
          <table:table-cell table:formula="of:=REPLACE([.B953]; 1; 29; &quot;&quot;)" office:value-type="string" office:string-value="automatak/dnp3" calcext:value-type="string">
            <text:p>automatak/dnp3</text:p>
          </table:table-cell>
        </table:table-row>
        <table:table-row table:style-name="ro1">
          <table:table-cell office:value-type="float" office:value="4308897" calcext:value-type="float">
            <text:p>4308897</text:p>
          </table:table-cell>
          <table:table-cell office:value-type="string" calcext:value-type="string">
            <text:p>https://api.github.com/repos/bluescarni/piranha</text:p>
          </table:table-cell>
          <table:table-cell table:formula="of:=REPLACE([.B954]; 1; 29; &quot;&quot;)" office:value-type="string" office:string-value="bluescarni/piranha" calcext:value-type="string">
            <text:p>bluescarni/piranha</text:p>
          </table:table-cell>
        </table:table-row>
        <table:table-row table:style-name="ro1">
          <table:table-cell office:value-type="float" office:value="4316375" calcext:value-type="float">
            <text:p>4316375</text:p>
          </table:table-cell>
          <table:table-cell office:value-type="string" calcext:value-type="string">
            <text:p>https://api.github.com/repos/USCiLab/cereal</text:p>
          </table:table-cell>
          <table:table-cell table:formula="of:=REPLACE([.B955]; 1; 29; &quot;&quot;)" office:value-type="string" office:string-value="USCiLab/cereal" calcext:value-type="string">
            <text:p>USCiLab/cereal</text:p>
          </table:table-cell>
        </table:table-row>
        <table:table-row table:style-name="ro1">
          <table:table-cell office:value-type="float" office:value="4322305" calcext:value-type="float">
            <text:p>4322305</text:p>
          </table:table-cell>
          <table:table-cell office:value-type="string" calcext:value-type="string">
            <text:p>https://api.github.com/repos/grinsfem/grins</text:p>
          </table:table-cell>
          <table:table-cell table:formula="of:=REPLACE([.B956]; 1; 29; &quot;&quot;)" office:value-type="string" office:string-value="grinsfem/grins" calcext:value-type="string">
            <text:p>grinsfem/grins</text:p>
          </table:table-cell>
        </table:table-row>
        <table:table-row table:style-name="ro1">
          <table:table-cell office:value-type="float" office:value="4323053" calcext:value-type="float">
            <text:p>4323053</text:p>
          </table:table-cell>
          <table:table-cell office:value-type="string" calcext:value-type="string">
            <text:p>https://api.github.com/repos/vapoursynth/vapoursynth</text:p>
          </table:table-cell>
          <table:table-cell table:formula="of:=REPLACE([.B957]; 1; 29; &quot;&quot;)" office:value-type="string" office:string-value="vapoursynth/vapoursynth" calcext:value-type="string">
            <text:p>vapoursynth/vapoursynth</text:p>
          </table:table-cell>
        </table:table-row>
        <table:table-row table:style-name="ro1">
          <table:table-cell office:value-type="float" office:value="4325657" calcext:value-type="float">
            <text:p>4325657</text:p>
          </table:table-cell>
          <table:table-cell office:value-type="string" calcext:value-type="string">
            <text:p>https://api.github.com/repos/Expander/FlexibleSUSY</text:p>
          </table:table-cell>
          <table:table-cell table:formula="of:=REPLACE([.B958]; 1; 29; &quot;&quot;)" office:value-type="string" office:string-value="Expander/FlexibleSUSY" calcext:value-type="string">
            <text:p>Expander/FlexibleSUSY</text:p>
          </table:table-cell>
        </table:table-row>
        <table:table-row table:style-name="ro1">
          <table:table-cell office:value-type="float" office:value="4331514" calcext:value-type="float">
            <text:p>4331514</text:p>
          </table:table-cell>
          <table:table-cell office:value-type="string" calcext:value-type="string">
            <text:p>https://api.github.com/repos/ETHZ/ASAnalysis</text:p>
          </table:table-cell>
          <table:table-cell table:formula="of:=REPLACE([.B959]; 1; 29; &quot;&quot;)" office:value-type="string" office:string-value="ETHZ/ASAnalysis" calcext:value-type="string">
            <text:p>ETHZ/ASAnalysis</text:p>
          </table:table-cell>
        </table:table-row>
        <table:table-row table:style-name="ro1">
          <table:table-cell office:value-type="float" office:value="4334008" calcext:value-type="float">
            <text:p>4334008</text:p>
          </table:table-cell>
          <table:table-cell office:value-type="string" calcext:value-type="string">
            <text:p>https://api.github.com/repos/CRPropa/CRPropa3</text:p>
          </table:table-cell>
          <table:table-cell table:formula="of:=REPLACE([.B960]; 1; 29; &quot;&quot;)" office:value-type="string" office:string-value="CRPropa/CRPropa3" calcext:value-type="string">
            <text:p>CRPropa/CRPropa3</text:p>
          </table:table-cell>
        </table:table-row>
        <table:table-row table:style-name="ro1">
          <table:table-cell office:value-type="float" office:value="4350061" calcext:value-type="float">
            <text:p>4350061</text:p>
          </table:table-cell>
          <table:table-cell office:value-type="string" calcext:value-type="string">
            <text:p>https://api.github.com/repos/sintefmath/tinia</text:p>
          </table:table-cell>
          <table:table-cell table:formula="of:=REPLACE([.B961]; 1; 29; &quot;&quot;)" office:value-type="string" office:string-value="sintefmath/tinia" calcext:value-type="string">
            <text:p>sintefmath/tinia</text:p>
          </table:table-cell>
        </table:table-row>
        <table:table-row table:style-name="ro1">
          <table:table-cell office:value-type="float" office:value="4355391" calcext:value-type="float">
            <text:p>4355391</text:p>
          </table:table-cell>
          <table:table-cell office:value-type="string" calcext:value-type="string">
            <text:p>https://api.github.com/repos/quyse/inanity</text:p>
          </table:table-cell>
          <table:table-cell table:formula="of:=REPLACE([.B962]; 1; 29; &quot;&quot;)" office:value-type="string" office:string-value="quyse/inanity" calcext:value-type="string">
            <text:p>quyse/inanity</text:p>
          </table:table-cell>
        </table:table-row>
        <table:table-row table:style-name="ro1">
          <table:table-cell office:value-type="float" office:value="4400247" calcext:value-type="float">
            <text:p>4400247</text:p>
          </table:table-cell>
          <table:table-cell office:value-type="string" calcext:value-type="string">
            <text:p>https://api.github.com/repos/ECALELFS/ECALELF</text:p>
          </table:table-cell>
          <table:table-cell table:formula="of:=REPLACE([.B963]; 1; 29; &quot;&quot;)" office:value-type="string" office:string-value="ECALELFS/ECALELF" calcext:value-type="string">
            <text:p>ECALELFS/ECALELF</text:p>
          </table:table-cell>
        </table:table-row>
        <table:table-row table:style-name="ro1">
          <table:table-cell office:value-type="float" office:value="4403964" calcext:value-type="float">
            <text:p>4403964</text:p>
          </table:table-cell>
          <table:table-cell office:value-type="string" calcext:value-type="string">
            <text:p>https://api.github.com/repos/otland/forgottenserver</text:p>
          </table:table-cell>
          <table:table-cell table:formula="of:=REPLACE([.B964]; 1; 29; &quot;&quot;)" office:value-type="string" office:string-value="otland/forgottenserver" calcext:value-type="string">
            <text:p>otland/forgottenserver</text:p>
          </table:table-cell>
        </table:table-row>
        <table:table-row table:style-name="ro1">
          <table:table-cell office:value-type="float" office:value="4406672" calcext:value-type="float">
            <text:p>4406672</text:p>
          </table:table-cell>
          <table:table-cell office:value-type="string" calcext:value-type="string">
            <text:p>https://api.github.com/repos/matpow2/cuwo</text:p>
          </table:table-cell>
          <table:table-cell table:formula="of:=REPLACE([.B965]; 1; 29; &quot;&quot;)" office:value-type="string" office:string-value="matpow2/cuwo" calcext:value-type="string">
            <text:p>matpow2/cuwo</text:p>
          </table:table-cell>
        </table:table-row>
        <table:table-row table:style-name="ro1">
          <table:table-cell office:value-type="float" office:value="4433574" calcext:value-type="float">
            <text:p>4433574</text:p>
          </table:table-cell>
          <table:table-cell office:value-type="string" calcext:value-type="string">
            <text:p>https://api.github.com/repos/NeuroRoboticTech/AnimatLabPublicSource</text:p>
          </table:table-cell>
          <table:table-cell table:formula="of:=REPLACE([.B966]; 1; 29; &quot;&quot;)" office:value-type="string" office:string-value="NeuroRoboticTech/AnimatLabPublicSource" calcext:value-type="string">
            <text:p>NeuroRoboticTech/AnimatLabPublicSource</text:p>
          </table:table-cell>
        </table:table-row>
        <table:table-row table:style-name="ro1">
          <table:table-cell office:value-type="float" office:value="4439661" calcext:value-type="float">
            <text:p>4439661</text:p>
          </table:table-cell>
          <table:table-cell office:value-type="string" calcext:value-type="string">
            <text:p>https://api.github.com/repos/elador/FeatureDetection</text:p>
          </table:table-cell>
          <table:table-cell table:formula="of:=REPLACE([.B967]; 1; 29; &quot;&quot;)" office:value-type="string" office:string-value="elador/FeatureDetection" calcext:value-type="string">
            <text:p>elador/FeatureDetection</text:p>
          </table:table-cell>
        </table:table-row>
        <table:table-row table:style-name="ro1">
          <table:table-cell office:value-type="float" office:value="4457434" calcext:value-type="float">
            <text:p>4457434</text:p>
          </table:table-cell>
          <table:table-cell office:value-type="string" calcext:value-type="string">
            <text:p>https://api.github.com/repos/mickelson/attract</text:p>
          </table:table-cell>
          <table:table-cell table:formula="of:=REPLACE([.B968]; 1; 29; &quot;&quot;)" office:value-type="string" office:string-value="mickelson/attract" calcext:value-type="string">
            <text:p>mickelson/attract</text:p>
          </table:table-cell>
        </table:table-row>
        <table:table-row table:style-name="ro1">
          <table:table-cell office:value-type="float" office:value="4465903" calcext:value-type="float">
            <text:p>4465903</text:p>
          </table:table-cell>
          <table:table-cell office:value-type="string" calcext:value-type="string">
            <text:p>https://api.github.com/repos/geneotech/Augmentations</text:p>
          </table:table-cell>
          <table:table-cell table:formula="of:=REPLACE([.B969]; 1; 29; &quot;&quot;)" office:value-type="string" office:string-value="geneotech/Augmentations" calcext:value-type="string">
            <text:p>geneotech/Augmentations</text:p>
          </table:table-cell>
        </table:table-row>
        <table:table-row table:style-name="ro1">
          <table:table-cell office:value-type="float" office:value="4467035" calcext:value-type="float">
            <text:p>4467035</text:p>
          </table:table-cell>
          <table:table-cell office:value-type="string" calcext:value-type="string">
            <text:p>https://api.github.com/repos/polyfox/moon</text:p>
          </table:table-cell>
          <table:table-cell table:formula="of:=REPLACE([.B970]; 1; 29; &quot;&quot;)" office:value-type="string" office:string-value="polyfox/moon" calcext:value-type="string">
            <text:p>polyfox/moon</text:p>
          </table:table-cell>
        </table:table-row>
        <table:table-row table:style-name="ro1">
          <table:table-cell office:value-type="float" office:value="4478287" calcext:value-type="float">
            <text:p>4478287</text:p>
          </table:table-cell>
          <table:table-cell office:value-type="string" calcext:value-type="string">
            <text:p>https://api.github.com/repos/giucam/orbital</text:p>
          </table:table-cell>
          <table:table-cell table:formula="of:=REPLACE([.B971]; 1; 29; &quot;&quot;)" office:value-type="string" office:string-value="giucam/orbital" calcext:value-type="string">
            <text:p>giucam/orbital</text:p>
          </table:table-cell>
        </table:table-row>
        <table:table-row table:style-name="ro1">
          <table:table-cell office:value-type="float" office:value="4486932" calcext:value-type="float">
            <text:p>4486932</text:p>
          </table:table-cell>
          <table:table-cell office:value-type="string" calcext:value-type="string">
            <text:p>https://api.github.com/repos/DavidPH/GDCC</text:p>
          </table:table-cell>
          <table:table-cell table:formula="of:=REPLACE([.B972]; 1; 29; &quot;&quot;)" office:value-type="string" office:string-value="DavidPH/GDCC" calcext:value-type="string">
            <text:p>DavidPH/GDCC</text:p>
          </table:table-cell>
        </table:table-row>
        <table:table-row table:style-name="ro1">
          <table:table-cell office:value-type="float" office:value="4489243" calcext:value-type="float">
            <text:p>4489243</text:p>
          </table:table-cell>
          <table:table-cell office:value-type="string" calcext:value-type="string">
            <text:p>https://api.github.com/repos/nlohmann/json</text:p>
          </table:table-cell>
          <table:table-cell table:formula="of:=REPLACE([.B973]; 1; 29; &quot;&quot;)" office:value-type="string" office:string-value="nlohmann/json" calcext:value-type="string">
            <text:p>nlohmann/json</text:p>
          </table:table-cell>
        </table:table-row>
        <table:table-row table:style-name="ro1">
          <table:table-cell office:value-type="float" office:value="4492214" calcext:value-type="float">
            <text:p>4492214</text:p>
          </table:table-cell>
          <table:table-cell office:value-type="string" calcext:value-type="string">
            <text:p>https://api.github.com/repos/phusion/passenger</text:p>
          </table:table-cell>
          <table:table-cell table:formula="of:=REPLACE([.B974]; 1; 29; &quot;&quot;)" office:value-type="string" office:string-value="phusion/passenger" calcext:value-type="string">
            <text:p>phusion/passenger</text:p>
          </table:table-cell>
        </table:table-row>
        <table:table-row table:style-name="ro1">
          <table:table-cell office:value-type="float" office:value="4493840" calcext:value-type="float">
            <text:p>4493840</text:p>
          </table:table-cell>
          <table:table-cell office:value-type="string" calcext:value-type="string">
            <text:p>https://api.github.com/repos/goeb/smit</text:p>
          </table:table-cell>
          <table:table-cell table:formula="of:=REPLACE([.B975]; 1; 29; &quot;&quot;)" office:value-type="string" office:string-value="goeb/smit" calcext:value-type="string">
            <text:p>goeb/smit</text:p>
          </table:table-cell>
        </table:table-row>
        <table:table-row table:style-name="ro1">
          <table:table-cell office:value-type="float" office:value="4496905" calcext:value-type="float">
            <text:p>4496905</text:p>
          </table:table-cell>
          <table:table-cell office:value-type="string" calcext:value-type="string">
            <text:p>https://api.github.com/repos/VectorChief/QuadRay-engine</text:p>
          </table:table-cell>
          <table:table-cell table:formula="of:=REPLACE([.B976]; 1; 29; &quot;&quot;)" office:value-type="string" office:string-value="VectorChief/QuadRay-engine" calcext:value-type="string">
            <text:p>VectorChief/QuadRay-engine</text:p>
          </table:table-cell>
        </table:table-row>
        <table:table-row table:style-name="ro1">
          <table:table-cell office:value-type="float" office:value="4504597" calcext:value-type="float">
            <text:p>4504597</text:p>
          </table:table-cell>
          <table:table-cell office:value-type="string" calcext:value-type="string">
            <text:p>https://api.github.com/repos/rouault/gdal_coverage</text:p>
          </table:table-cell>
          <table:table-cell table:formula="of:=REPLACE([.B977]; 1; 29; &quot;&quot;)" office:value-type="string" office:string-value="rouault/gdal_coverage" calcext:value-type="string">
            <text:p>rouault/gdal_coverage</text:p>
          </table:table-cell>
        </table:table-row>
        <table:table-row table:style-name="ro1">
          <table:table-cell office:value-type="float" office:value="4508303" calcext:value-type="float">
            <text:p>4508303</text:p>
          </table:table-cell>
          <table:table-cell office:value-type="string" calcext:value-type="string">
            <text:p>https://api.github.com/repos/kannanvijayan/whisper</text:p>
          </table:table-cell>
          <table:table-cell table:formula="of:=REPLACE([.B978]; 1; 29; &quot;&quot;)" office:value-type="string" office:string-value="kannanvijayan/whisper" calcext:value-type="string">
            <text:p>kannanvijayan/whisper</text:p>
          </table:table-cell>
        </table:table-row>
        <table:table-row table:style-name="ro1">
          <table:table-cell office:value-type="float" office:value="4517933" calcext:value-type="float">
            <text:p>4517933</text:p>
          </table:table-cell>
          <table:table-cell office:value-type="string" calcext:value-type="string">
            <text:p>https://api.github.com/repos/dune-community/dune-hdd</text:p>
          </table:table-cell>
          <table:table-cell table:formula="of:=REPLACE([.B979]; 1; 29; &quot;&quot;)" office:value-type="string" office:string-value="dune-community/dune-hdd" calcext:value-type="string">
            <text:p>dune-community/dune-hdd</text:p>
          </table:table-cell>
        </table:table-row>
        <table:table-row table:style-name="ro1">
          <table:table-cell office:value-type="float" office:value="4522379" calcext:value-type="float">
            <text:p>4522379</text:p>
          </table:table-cell>
          <table:table-cell office:value-type="string" calcext:value-type="string">
            <text:p>https://api.github.com/repos/wheybags/freeablo</text:p>
          </table:table-cell>
          <table:table-cell table:formula="of:=REPLACE([.B980]; 1; 29; &quot;&quot;)" office:value-type="string" office:string-value="wheybags/freeablo" calcext:value-type="string">
            <text:p>wheybags/freeablo</text:p>
          </table:table-cell>
        </table:table-row>
        <table:table-row table:style-name="ro1">
          <table:table-cell office:value-type="float" office:value="4554317" calcext:value-type="float">
            <text:p>4554317</text:p>
          </table:table-cell>
          <table:table-cell office:value-type="string" calcext:value-type="string">
            <text:p>https://api.github.com/repos/scalegraph/scalegraph</text:p>
          </table:table-cell>
          <table:table-cell table:formula="of:=REPLACE([.B981]; 1; 29; &quot;&quot;)" office:value-type="string" office:string-value="scalegraph/scalegraph" calcext:value-type="string">
            <text:p>scalegraph/scalegraph</text:p>
          </table:table-cell>
        </table:table-row>
        <table:table-row table:style-name="ro1">
          <table:table-cell office:value-type="float" office:value="4557211" calcext:value-type="float">
            <text:p>4557211</text:p>
          </table:table-cell>
          <table:table-cell office:value-type="string" calcext:value-type="string">
            <text:p>https://api.github.com/repos/vgmtrans/vgmtrans</text:p>
          </table:table-cell>
          <table:table-cell table:formula="of:=REPLACE([.B982]; 1; 29; &quot;&quot;)" office:value-type="string" office:string-value="vgmtrans/vgmtrans" calcext:value-type="string">
            <text:p>vgmtrans/vgmtrans</text:p>
          </table:table-cell>
        </table:table-row>
        <table:table-row table:style-name="ro1">
          <table:table-cell office:value-type="float" office:value="4562575" calcext:value-type="float">
            <text:p>4562575</text:p>
          </table:table-cell>
          <table:table-cell office:value-type="string" calcext:value-type="string">
            <text:p>https://api.github.com/repos/vinniefalco/Beast</text:p>
          </table:table-cell>
          <table:table-cell table:formula="of:=REPLACE([.B983]; 1; 29; &quot;&quot;)" office:value-type="string" office:string-value="vinniefalco/Beast" calcext:value-type="string">
            <text:p>vinniefalco/Beast</text:p>
          </table:table-cell>
        </table:table-row>
        <table:table-row table:style-name="ro1">
          <table:table-cell office:value-type="float" office:value="4586114" calcext:value-type="float">
            <text:p>4586114</text:p>
          </table:table-cell>
          <table:table-cell office:value-type="string" calcext:value-type="string">
            <text:p>https://api.github.com/repos/tatsuhiro-t/nghttp2</text:p>
          </table:table-cell>
          <table:table-cell table:formula="of:=REPLACE([.B984]; 1; 29; &quot;&quot;)" office:value-type="string" office:string-value="tatsuhiro-t/nghttp2" calcext:value-type="string">
            <text:p>tatsuhiro-t/nghttp2</text:p>
          </table:table-cell>
        </table:table-row>
        <table:table-row table:style-name="ro1">
          <table:table-cell office:value-type="float" office:value="4588189" calcext:value-type="float">
            <text:p>4588189</text:p>
          </table:table-cell>
          <table:table-cell office:value-type="string" calcext:value-type="string">
            <text:p>https://api.github.com/repos/MentorEmbedded/meta-mentor</text:p>
          </table:table-cell>
          <table:table-cell table:formula="of:=REPLACE([.B985]; 1; 29; &quot;&quot;)" office:value-type="string" office:string-value="MentorEmbedded/meta-mentor" calcext:value-type="string">
            <text:p>MentorEmbedded/meta-mentor</text:p>
          </table:table-cell>
        </table:table-row>
        <table:table-row table:style-name="ro1">
          <table:table-cell office:value-type="float" office:value="4593790" calcext:value-type="float">
            <text:p>4593790</text:p>
          </table:table-cell>
          <table:table-cell office:value-type="string" calcext:value-type="string">
            <text:p>https://api.github.com/repos/sabel83/metashell</text:p>
          </table:table-cell>
          <table:table-cell table:formula="of:=REPLACE([.B986]; 1; 29; &quot;&quot;)" office:value-type="string" office:string-value="sabel83/metashell" calcext:value-type="string">
            <text:p>sabel83/metashell</text:p>
          </table:table-cell>
        </table:table-row>
        <table:table-row table:style-name="ro1">
          <table:table-cell office:value-type="float" office:value="4594792" calcext:value-type="float">
            <text:p>4594792</text:p>
          </table:table-cell>
          <table:table-cell office:value-type="string" calcext:value-type="string">
            <text:p>https://api.github.com/repos/dolphin-emu/dolphin</text:p>
          </table:table-cell>
          <table:table-cell table:formula="of:=REPLACE([.B987]; 1; 29; &quot;&quot;)" office:value-type="string" office:string-value="dolphin-emu/dolphin" calcext:value-type="string">
            <text:p>dolphin-emu/dolphin</text:p>
          </table:table-cell>
        </table:table-row>
        <table:table-row table:style-name="ro1">
          <table:table-cell office:value-type="float" office:value="4612733" calcext:value-type="float">
            <text:p>4612733</text:p>
          </table:table-cell>
          <table:table-cell office:value-type="string" calcext:value-type="string">
            <text:p>https://api.github.com/repos/NREL/OpenStudio</text:p>
          </table:table-cell>
          <table:table-cell table:formula="of:=REPLACE([.B988]; 1; 29; &quot;&quot;)" office:value-type="string" office:string-value="NREL/OpenStudio" calcext:value-type="string">
            <text:p>NREL/OpenStudio</text:p>
          </table:table-cell>
        </table:table-row>
        <table:table-row table:style-name="ro1">
          <table:table-cell office:value-type="float" office:value="4619426" calcext:value-type="float">
            <text:p>4619426</text:p>
          </table:table-cell>
          <table:table-cell office:value-type="string" calcext:value-type="string">
            <text:p>https://api.github.com/repos/teuro/atcradar</text:p>
          </table:table-cell>
          <table:table-cell table:formula="of:=REPLACE([.B989]; 1; 29; &quot;&quot;)" office:value-type="string" office:string-value="teuro/atcradar" calcext:value-type="string">
            <text:p>teuro/atcradar</text:p>
          </table:table-cell>
        </table:table-row>
        <table:table-row table:style-name="ro1">
          <table:table-cell office:value-type="float" office:value="4638750" calcext:value-type="float">
            <text:p>4638750</text:p>
          </table:table-cell>
          <table:table-cell office:value-type="string" calcext:value-type="string">
            <text:p>https://api.github.com/repos/VectorChief/UniSIMD-assembler</text:p>
          </table:table-cell>
          <table:table-cell table:formula="of:=REPLACE([.B990]; 1; 29; &quot;&quot;)" office:value-type="string" office:string-value="VectorChief/UniSIMD-assembler" calcext:value-type="string">
            <text:p>VectorChief/UniSIMD-assembler</text:p>
          </table:table-cell>
        </table:table-row>
        <table:table-row table:style-name="ro1">
          <table:table-cell office:value-type="float" office:value="4642360" calcext:value-type="float">
            <text:p>4642360</text:p>
          </table:table-cell>
          <table:table-cell office:value-type="string" calcext:value-type="string">
            <text:p>https://api.github.com/repos/gigablast/open-source-search-engine</text:p>
          </table:table-cell>
          <table:table-cell table:formula="of:=REPLACE([.B991]; 1; 29; &quot;&quot;)" office:value-type="string" office:string-value="gigablast/open-source-search-engine" calcext:value-type="string">
            <text:p>gigablast/open-source-search-engine</text:p>
          </table:table-cell>
        </table:table-row>
        <table:table-row table:style-name="ro1">
          <table:table-cell office:value-type="float" office:value="4652262" calcext:value-type="float">
            <text:p>4652262</text:p>
          </table:table-cell>
          <table:table-cell office:value-type="string" calcext:value-type="string">
            <text:p>https://api.github.com/repos/magicant/sesh</text:p>
          </table:table-cell>
          <table:table-cell table:formula="of:=REPLACE([.B992]; 1; 29; &quot;&quot;)" office:value-type="string" office:string-value="magicant/sesh" calcext:value-type="string">
            <text:p>magicant/sesh</text:p>
          </table:table-cell>
        </table:table-row>
        <table:table-row table:style-name="ro1">
          <table:table-cell office:value-type="float" office:value="4654991" calcext:value-type="float">
            <text:p>4654991</text:p>
          </table:table-cell>
          <table:table-cell office:value-type="string" calcext:value-type="string">
            <text:p>https://api.github.com/repos/GearChicken/MINX</text:p>
          </table:table-cell>
          <table:table-cell table:formula="of:=REPLACE([.B993]; 1; 29; &quot;&quot;)" office:value-type="string" office:string-value="GearChicken/MINX" calcext:value-type="string">
            <text:p>GearChicken/MINX</text:p>
          </table:table-cell>
        </table:table-row>
        <table:table-row table:style-name="ro1">
          <table:table-cell office:value-type="float" office:value="4661538" calcext:value-type="float">
            <text:p>4661538</text:p>
          </table:table-cell>
          <table:table-cell office:value-type="string" calcext:value-type="string">
            <text:p>https://api.github.com/repos/OpenTTD/OpenTTD</text:p>
          </table:table-cell>
          <table:table-cell table:formula="of:=REPLACE([.B994]; 1; 29; &quot;&quot;)" office:value-type="string" office:string-value="OpenTTD/OpenTTD" calcext:value-type="string">
            <text:p>OpenTTD/OpenTTD</text:p>
          </table:table-cell>
        </table:table-row>
        <table:table-row table:style-name="ro1">
          <table:table-cell office:value-type="float" office:value="4672211" calcext:value-type="float">
            <text:p>4672211</text:p>
          </table:table-cell>
          <table:table-cell office:value-type="string" calcext:value-type="string">
            <text:p>https://api.github.com/repos/viennamesh/viennamesh-dev</text:p>
          </table:table-cell>
          <table:table-cell table:formula="of:=REPLACE([.B995]; 1; 29; &quot;&quot;)" office:value-type="string" office:string-value="viennamesh/viennamesh-dev" calcext:value-type="string">
            <text:p>viennamesh/viennamesh-dev</text:p>
          </table:table-cell>
        </table:table-row>
        <table:table-row table:style-name="ro1">
          <table:table-cell office:value-type="float" office:value="4682168" calcext:value-type="float">
            <text:p>4682168</text:p>
          </table:table-cell>
          <table:table-cell office:value-type="string" calcext:value-type="string">
            <text:p>https://api.github.com/repos/i8degrees/nomlib</text:p>
          </table:table-cell>
          <table:table-cell table:formula="of:=REPLACE([.B996]; 1; 29; &quot;&quot;)" office:value-type="string" office:string-value="i8degrees/nomlib" calcext:value-type="string">
            <text:p>i8degrees/nomlib</text:p>
          </table:table-cell>
        </table:table-row>
        <table:table-row table:style-name="ro1">
          <table:table-cell office:value-type="float" office:value="4687600" calcext:value-type="float">
            <text:p>4687600</text:p>
          </table:table-cell>
          <table:table-cell office:value-type="string" calcext:value-type="string">
            <text:p>https://api.github.com/repos/Phonations/Joker</text:p>
          </table:table-cell>
          <table:table-cell table:formula="of:=REPLACE([.B997]; 1; 29; &quot;&quot;)" office:value-type="string" office:string-value="Phonations/Joker" calcext:value-type="string">
            <text:p>Phonations/Joker</text:p>
          </table:table-cell>
        </table:table-row>
        <table:table-row table:style-name="ro1">
          <table:table-cell office:value-type="float" office:value="4691948" calcext:value-type="float">
            <text:p>4691948</text:p>
          </table:table-cell>
          <table:table-cell office:value-type="string" calcext:value-type="string">
            <text:p>https://api.github.com/repos/lxde/pcmanfm-qt</text:p>
          </table:table-cell>
          <table:table-cell table:formula="of:=REPLACE([.B998]; 1; 29; &quot;&quot;)" office:value-type="string" office:string-value="lxde/pcmanfm-qt" calcext:value-type="string">
            <text:p>lxde/pcmanfm-qt</text:p>
          </table:table-cell>
        </table:table-row>
        <table:table-row table:style-name="ro1">
          <table:table-cell office:value-type="float" office:value="4694360" calcext:value-type="float">
            <text:p>4694360</text:p>
          </table:table-cell>
          <table:table-cell office:value-type="string" calcext:value-type="string">
            <text:p>https://api.github.com/repos/elemental/Elemental</text:p>
          </table:table-cell>
          <table:table-cell table:formula="of:=REPLACE([.B999]; 1; 29; &quot;&quot;)" office:value-type="string" office:string-value="elemental/Elemental" calcext:value-type="string">
            <text:p>elemental/Elemental</text:p>
          </table:table-cell>
        </table:table-row>
        <table:table-row table:style-name="ro1">
          <table:table-cell office:value-type="float" office:value="4698635" calcext:value-type="float">
            <text:p>4698635</text:p>
          </table:table-cell>
          <table:table-cell office:value-type="string" calcext:value-type="string">
            <text:p>https://api.github.com/repos/quangounet/TOPP</text:p>
          </table:table-cell>
          <table:table-cell table:formula="of:=REPLACE([.B1000]; 1; 29; &quot;&quot;)" office:value-type="string" office:string-value="quangounet/TOPP" calcext:value-type="string">
            <text:p>quangounet/TOPP</text:p>
          </table:table-cell>
        </table:table-row>
        <table:table-row table:style-name="ro1">
          <table:table-cell office:value-type="float" office:value="4710417" calcext:value-type="float">
            <text:p>4710417</text:p>
          </table:table-cell>
          <table:table-cell office:value-type="string" calcext:value-type="string">
            <text:p>https://api.github.com/repos/joseparnau/rosjac</text:p>
          </table:table-cell>
          <table:table-cell table:formula="of:=REPLACE([.B1001]; 1; 29; &quot;&quot;)" office:value-type="string" office:string-value="joseparnau/rosjac" calcext:value-type="string">
            <text:p>joseparnau/rosjac</text:p>
          </table:table-cell>
        </table:table-row>
        <table:table-row table:style-name="ro1">
          <table:table-cell office:value-type="float" office:value="4711186" calcext:value-type="float">
            <text:p>4711186</text:p>
          </table:table-cell>
          <table:table-cell office:value-type="string" calcext:value-type="string">
            <text:p>https://api.github.com/repos/tvdzwan/hyperion</text:p>
          </table:table-cell>
          <table:table-cell table:formula="of:=REPLACE([.B1002]; 1; 29; &quot;&quot;)" office:value-type="string" office:string-value="tvdzwan/hyperion" calcext:value-type="string">
            <text:p>tvdzwan/hyperion</text:p>
          </table:table-cell>
        </table:table-row>
        <table:table-row table:style-name="ro1">
          <table:table-cell office:value-type="float" office:value="4712205" calcext:value-type="float">
            <text:p>4712205</text:p>
          </table:table-cell>
          <table:table-cell office:value-type="string" calcext:value-type="string">
            <text:p>https://api.github.com/repos/cuberite/cuberite</text:p>
          </table:table-cell>
          <table:table-cell table:formula="of:=REPLACE([.B1003]; 1; 29; &quot;&quot;)" office:value-type="string" office:string-value="cuberite/cuberite" calcext:value-type="string">
            <text:p>cuberite/cuberite</text:p>
          </table:table-cell>
        </table:table-row>
        <table:table-row table:style-name="ro1">
          <table:table-cell office:value-type="float" office:value="4716280" calcext:value-type="float">
            <text:p>4716280</text:p>
          </table:table-cell>
          <table:table-cell office:value-type="string" calcext:value-type="string">
            <text:p>https://api.github.com/repos/easylogging/easyloggingpp</text:p>
          </table:table-cell>
          <table:table-cell table:formula="of:=REPLACE([.B1004]; 1; 29; &quot;&quot;)" office:value-type="string" office:string-value="easylogging/easyloggingpp" calcext:value-type="string">
            <text:p>easylogging/easyloggingpp</text:p>
          </table:table-cell>
        </table:table-row>
        <table:table-row table:style-name="ro1">
          <table:table-cell office:value-type="float" office:value="4729960" calcext:value-type="float">
            <text:p>4729960</text:p>
          </table:table-cell>
          <table:table-cell office:value-type="string" calcext:value-type="string">
            <text:p>https://api.github.com/repos/Razish/japp</text:p>
          </table:table-cell>
          <table:table-cell table:formula="of:=REPLACE([.B1005]; 1; 29; &quot;&quot;)" office:value-type="string" office:string-value="Razish/japp" calcext:value-type="string">
            <text:p>Razish/japp</text:p>
          </table:table-cell>
        </table:table-row>
        <table:table-row table:style-name="ro1">
          <table:table-cell office:value-type="float" office:value="4730719" calcext:value-type="float">
            <text:p>4730719</text:p>
          </table:table-cell>
          <table:table-cell office:value-type="string" calcext:value-type="string">
            <text:p>https://api.github.com/repos/Yur11/r64fx</text:p>
          </table:table-cell>
          <table:table-cell table:formula="of:=REPLACE([.B1006]; 1; 29; &quot;&quot;)" office:value-type="string" office:string-value="Yur11/r64fx" calcext:value-type="string">
            <text:p>Yur11/r64fx</text:p>
          </table:table-cell>
        </table:table-row>
        <table:table-row table:style-name="ro1">
          <table:table-cell office:value-type="float" office:value="4740244" calcext:value-type="float">
            <text:p>4740244</text:p>
          </table:table-cell>
          <table:table-cell office:value-type="string" calcext:value-type="string">
            <text:p>https://api.github.com/repos/osmcode/libosmium</text:p>
          </table:table-cell>
          <table:table-cell table:formula="of:=REPLACE([.B1007]; 1; 29; &quot;&quot;)" office:value-type="string" office:string-value="osmcode/libosmium" calcext:value-type="string">
            <text:p>osmcode/libosmium</text:p>
          </table:table-cell>
        </table:table-row>
        <table:table-row table:style-name="ro1">
          <table:table-cell office:value-type="float" office:value="4741537" calcext:value-type="float">
            <text:p>4741537</text:p>
          </table:table-cell>
          <table:table-cell office:value-type="string" calcext:value-type="string">
            <text:p>https://api.github.com/repos/gandalfcode/gandalf</text:p>
          </table:table-cell>
          <table:table-cell table:formula="of:=REPLACE([.B1008]; 1; 29; &quot;&quot;)" office:value-type="string" office:string-value="gandalfcode/gandalf" calcext:value-type="string">
            <text:p>gandalfcode/gandalf</text:p>
          </table:table-cell>
        </table:table-row>
        <table:table-row table:style-name="ro1">
          <table:table-cell office:value-type="float" office:value="4757845" calcext:value-type="float">
            <text:p>4757845</text:p>
          </table:table-cell>
          <table:table-cell office:value-type="string" calcext:value-type="string">
            <text:p>https://api.github.com/repos/ComputationalRadiationPhysics/picongpu</text:p>
          </table:table-cell>
          <table:table-cell table:formula="of:=REPLACE([.B1009]; 1; 29; &quot;&quot;)" office:value-type="string" office:string-value="ComputationalRadiationPhysics/picongpu" calcext:value-type="string">
            <text:p>ComputationalRadiationPhysics/picongpu</text:p>
          </table:table-cell>
        </table:table-row>
        <table:table-row table:style-name="ro1">
          <table:table-cell office:value-type="float" office:value="4774534" calcext:value-type="float">
            <text:p>4774534</text:p>
          </table:table-cell>
          <table:table-cell office:value-type="string" calcext:value-type="string">
            <text:p>https://api.github.com/repos/sphair/ClanLib</text:p>
          </table:table-cell>
          <table:table-cell table:formula="of:=REPLACE([.B1010]; 1; 29; &quot;&quot;)" office:value-type="string" office:string-value="sphair/ClanLib" calcext:value-type="string">
            <text:p>sphair/ClanLib</text:p>
          </table:table-cell>
        </table:table-row>
        <table:table-row table:style-name="ro1">
          <table:table-cell office:value-type="float" office:value="4782092" calcext:value-type="float">
            <text:p>4782092</text:p>
          </table:table-cell>
          <table:table-cell office:value-type="string" calcext:value-type="string">
            <text:p>https://api.github.com/repos/rdunning0823/tophat</text:p>
          </table:table-cell>
          <table:table-cell table:formula="of:=REPLACE([.B1011]; 1; 29; &quot;&quot;)" office:value-type="string" office:string-value="rdunning0823/tophat" calcext:value-type="string">
            <text:p>rdunning0823/tophat</text:p>
          </table:table-cell>
        </table:table-row>
        <table:table-row table:style-name="ro1">
          <table:table-cell office:value-type="float" office:value="4832216" calcext:value-type="float">
            <text:p>4832216</text:p>
          </table:table-cell>
          <table:table-cell office:value-type="string" calcext:value-type="string">
            <text:p>https://api.github.com/repos/eudaq/eudaq</text:p>
          </table:table-cell>
          <table:table-cell table:formula="of:=REPLACE([.B1012]; 1; 29; &quot;&quot;)" office:value-type="string" office:string-value="eudaq/eudaq" calcext:value-type="string">
            <text:p>eudaq/eudaq</text:p>
          </table:table-cell>
        </table:table-row>
        <table:table-row table:style-name="ro1">
          <table:table-cell office:value-type="float" office:value="4833204" calcext:value-type="float">
            <text:p>4833204</text:p>
          </table:table-cell>
          <table:table-cell office:value-type="string" calcext:value-type="string">
            <text:p>https://api.github.com/repos/Distrotech/bind10</text:p>
          </table:table-cell>
          <table:table-cell table:formula="of:=REPLACE([.B1013]; 1; 29; &quot;&quot;)" office:value-type="string" office:string-value="Distrotech/bind10" calcext:value-type="string">
            <text:p>Distrotech/bind10</text:p>
          </table:table-cell>
        </table:table-row>
        <table:table-row table:style-name="ro1">
          <table:table-cell office:value-type="float" office:value="4844705" calcext:value-type="float">
            <text:p>4844705</text:p>
          </table:table-cell>
          <table:table-cell office:value-type="string" calcext:value-type="string">
            <text:p>https://api.github.com/repos/rhicspin/cnipol</text:p>
          </table:table-cell>
          <table:table-cell table:formula="of:=REPLACE([.B1014]; 1; 29; &quot;&quot;)" office:value-type="string" office:string-value="rhicspin/cnipol" calcext:value-type="string">
            <text:p>rhicspin/cnipol</text:p>
          </table:table-cell>
        </table:table-row>
        <table:table-row table:style-name="ro1">
          <table:table-cell office:value-type="float" office:value="4854753" calcext:value-type="float">
            <text:p>4854753</text:p>
          </table:table-cell>
          <table:table-cell office:value-type="string" calcext:value-type="string">
            <text:p>https://api.github.com/repos/nubakery/bagel</text:p>
          </table:table-cell>
          <table:table-cell table:formula="of:=REPLACE([.B1015]; 1; 29; &quot;&quot;)" office:value-type="string" office:string-value="nubakery/bagel" calcext:value-type="string">
            <text:p>nubakery/bagel</text:p>
          </table:table-cell>
        </table:table-row>
        <table:table-row table:style-name="ro1">
          <table:table-cell office:value-type="float" office:value="4866946" calcext:value-type="float">
            <text:p>4866946</text:p>
          </table:table-cell>
          <table:table-cell office:value-type="string" calcext:value-type="string">
            <text:p>https://api.github.com/repos/dream3d/DREAM3D</text:p>
          </table:table-cell>
          <table:table-cell table:formula="of:=REPLACE([.B1016]; 1; 29; &quot;&quot;)" office:value-type="string" office:string-value="dream3d/DREAM3D" calcext:value-type="string">
            <text:p>dream3d/DREAM3D</text:p>
          </table:table-cell>
        </table:table-row>
        <table:table-row table:style-name="ro1">
          <table:table-cell office:value-type="float" office:value="4869439" calcext:value-type="float">
            <text:p>4869439</text:p>
          </table:table-cell>
          <table:table-cell office:value-type="string" calcext:value-type="string">
            <text:p>https://api.github.com/repos/smeighan/xLights</text:p>
          </table:table-cell>
          <table:table-cell table:formula="of:=REPLACE([.B1017]; 1; 29; &quot;&quot;)" office:value-type="string" office:string-value="smeighan/xLights" calcext:value-type="string">
            <text:p>smeighan/xLights</text:p>
          </table:table-cell>
        </table:table-row>
        <table:table-row table:style-name="ro1">
          <table:table-cell office:value-type="float" office:value="4893732" calcext:value-type="float">
            <text:p>4893732</text:p>
          </table:table-cell>
          <table:table-cell office:value-type="string" calcext:value-type="string">
            <text:p>https://api.github.com/repos/haiwen/seafile-client</text:p>
          </table:table-cell>
          <table:table-cell table:formula="of:=REPLACE([.B1018]; 1; 29; &quot;&quot;)" office:value-type="string" office:string-value="haiwen/seafile-client" calcext:value-type="string">
            <text:p>haiwen/seafile-client</text:p>
          </table:table-cell>
        </table:table-row>
        <table:table-row table:style-name="ro1">
          <table:table-cell office:value-type="float" office:value="4908988" calcext:value-type="float">
            <text:p>4908988</text:p>
          </table:table-cell>
          <table:table-cell office:value-type="string" calcext:value-type="string">
            <text:p>https://api.github.com/repos/evaleev/libint</text:p>
          </table:table-cell>
          <table:table-cell table:formula="of:=REPLACE([.B1019]; 1; 29; &quot;&quot;)" office:value-type="string" office:string-value="evaleev/libint" calcext:value-type="string">
            <text:p>evaleev/libint</text:p>
          </table:table-cell>
        </table:table-row>
        <table:table-row table:style-name="ro1">
          <table:table-cell office:value-type="float" office:value="4909049" calcext:value-type="float">
            <text:p>4909049</text:p>
          </table:table-cell>
          <table:table-cell office:value-type="string" calcext:value-type="string">
            <text:p>https://api.github.com/repos/jefferis/cmtk</text:p>
          </table:table-cell>
          <table:table-cell table:formula="of:=REPLACE([.B1020]; 1; 29; &quot;&quot;)" office:value-type="string" office:string-value="jefferis/cmtk" calcext:value-type="string">
            <text:p>jefferis/cmtk</text:p>
          </table:table-cell>
        </table:table-row>
        <table:table-row table:style-name="ro1">
          <table:table-cell office:value-type="float" office:value="4911065" calcext:value-type="float">
            <text:p>4911065</text:p>
          </table:table-cell>
          <table:table-cell office:value-type="string" calcext:value-type="string">
            <text:p>https://api.github.com/repos/tristanpenman/valijson</text:p>
          </table:table-cell>
          <table:table-cell table:formula="of:=REPLACE([.B1021]; 1; 29; &quot;&quot;)" office:value-type="string" office:string-value="tristanpenman/valijson" calcext:value-type="string">
            <text:p>tristanpenman/valijson</text:p>
          </table:table-cell>
        </table:table-row>
        <table:table-row table:style-name="ro1">
          <table:table-cell office:value-type="float" office:value="4920966" calcext:value-type="float">
            <text:p>4920966</text:p>
          </table:table-cell>
          <table:table-cell office:value-type="string" calcext:value-type="string">
            <text:p>https://api.github.com/repos/named-data/ndn-cpp</text:p>
          </table:table-cell>
          <table:table-cell table:formula="of:=REPLACE([.B1022]; 1; 29; &quot;&quot;)" office:value-type="string" office:string-value="named-data/ndn-cpp" calcext:value-type="string">
            <text:p>named-data/ndn-cpp</text:p>
          </table:table-cell>
        </table:table-row>
        <table:table-row table:style-name="ro1">
          <table:table-cell office:value-type="float" office:value="4923539" calcext:value-type="float">
            <text:p>4923539</text:p>
          </table:table-cell>
          <table:table-cell office:value-type="string" calcext:value-type="string">
            <text:p>https://api.github.com/repos/simbody/simbody</text:p>
          </table:table-cell>
          <table:table-cell table:formula="of:=REPLACE([.B1023]; 1; 29; &quot;&quot;)" office:value-type="string" office:string-value="simbody/simbody" calcext:value-type="string">
            <text:p>simbody/simbody</text:p>
          </table:table-cell>
        </table:table-row>
        <table:table-row table:style-name="ro1">
          <table:table-cell office:value-type="float" office:value="4928170" calcext:value-type="float">
            <text:p>4928170</text:p>
          </table:table-cell>
          <table:table-cell office:value-type="string" calcext:value-type="string">
            <text:p>https://api.github.com/repos/therocode/featherkit</text:p>
          </table:table-cell>
          <table:table-cell table:formula="of:=REPLACE([.B1024]; 1; 29; &quot;&quot;)" office:value-type="string" office:string-value="therocode/featherkit" calcext:value-type="string">
            <text:p>therocode/featherkit</text:p>
          </table:table-cell>
        </table:table-row>
        <table:table-row table:style-name="ro1">
          <table:table-cell office:value-type="float" office:value="4929588" calcext:value-type="float">
            <text:p>4929588</text:p>
          </table:table-cell>
          <table:table-cell office:value-type="string" calcext:value-type="string">
            <text:p>https://api.github.com/repos/cginternals/libzeug</text:p>
          </table:table-cell>
          <table:table-cell table:formula="of:=REPLACE([.B1025]; 1; 29; &quot;&quot;)" office:value-type="string" office:string-value="cginternals/libzeug" calcext:value-type="string">
            <text:p>cginternals/libzeug</text:p>
          </table:table-cell>
        </table:table-row>
        <table:table-row table:style-name="ro1">
          <table:table-cell office:value-type="float" office:value="4931693" calcext:value-type="float">
            <text:p>4931693</text:p>
          </table:table-cell>
          <table:table-cell office:value-type="string" calcext:value-type="string">
            <text:p>https://api.github.com/repos/JulianKunkel/siox</text:p>
          </table:table-cell>
          <table:table-cell table:formula="of:=REPLACE([.B1026]; 1; 29; &quot;&quot;)" office:value-type="string" office:string-value="JulianKunkel/siox" calcext:value-type="string">
            <text:p>JulianKunkel/siox</text:p>
          </table:table-cell>
        </table:table-row>
        <table:table-row table:style-name="ro1">
          <table:table-cell office:value-type="float" office:value="4933895" calcext:value-type="float">
            <text:p>4933895</text:p>
          </table:table-cell>
          <table:table-cell office:value-type="string" calcext:value-type="string">
            <text:p>https://api.github.com/repos/hpicgs/cgsee</text:p>
          </table:table-cell>
          <table:table-cell table:formula="of:=REPLACE([.B1027]; 1; 29; &quot;&quot;)" office:value-type="string" office:string-value="hpicgs/cgsee" calcext:value-type="string">
            <text:p>hpicgs/cgsee</text:p>
          </table:table-cell>
        </table:table-row>
        <table:table-row table:style-name="ro1">
          <table:table-cell office:value-type="float" office:value="4934089" calcext:value-type="float">
            <text:p>4934089</text:p>
          </table:table-cell>
          <table:table-cell office:value-type="string" calcext:value-type="string">
            <text:p>https://api.github.com/repos/uic-evl/omegalib</text:p>
          </table:table-cell>
          <table:table-cell table:formula="of:=REPLACE([.B1028]; 1; 29; &quot;&quot;)" office:value-type="string" office:string-value="uic-evl/omegalib" calcext:value-type="string">
            <text:p>uic-evl/omegalib</text:p>
          </table:table-cell>
        </table:table-row>
        <table:table-row table:style-name="ro1">
          <table:table-cell office:value-type="float" office:value="4936231" calcext:value-type="float">
            <text:p>4936231</text:p>
          </table:table-cell>
          <table:table-cell office:value-type="string" calcext:value-type="string">
            <text:p>https://api.github.com/repos/DionysiosB/CodeForces</text:p>
          </table:table-cell>
          <table:table-cell table:formula="of:=REPLACE([.B1029]; 1; 29; &quot;&quot;)" office:value-type="string" office:string-value="DionysiosB/CodeForces" calcext:value-type="string">
            <text:p>DionysiosB/CodeForces</text:p>
          </table:table-cell>
        </table:table-row>
        <table:table-row table:style-name="ro1">
          <table:table-cell office:value-type="float" office:value="4941519" calcext:value-type="float">
            <text:p>4941519</text:p>
          </table:table-cell>
          <table:table-cell office:value-type="string" calcext:value-type="string">
            <text:p>https://api.github.com/repos/yoyz/audio</text:p>
          </table:table-cell>
          <table:table-cell table:formula="of:=REPLACE([.B1030]; 1; 29; &quot;&quot;)" office:value-type="string" office:string-value="yoyz/audio" calcext:value-type="string">
            <text:p>yoyz/audio</text:p>
          </table:table-cell>
        </table:table-row>
        <table:table-row table:style-name="ro1">
          <table:table-cell office:value-type="float" office:value="4956022" calcext:value-type="float">
            <text:p>4956022</text:p>
          </table:table-cell>
          <table:table-cell office:value-type="string" calcext:value-type="string">
            <text:p>https://api.github.com/repos/ValeevGroup/mpqc</text:p>
          </table:table-cell>
          <table:table-cell table:formula="of:=REPLACE([.B1031]; 1; 29; &quot;&quot;)" office:value-type="string" office:string-value="ValeevGroup/mpqc" calcext:value-type="string">
            <text:p>ValeevGroup/mpqc</text:p>
          </table:table-cell>
        </table:table-row>
        <table:table-row table:style-name="ro1">
          <table:table-cell office:value-type="float" office:value="4956023" calcext:value-type="float">
            <text:p>4956023</text:p>
          </table:table-cell>
          <table:table-cell office:value-type="string" calcext:value-type="string">
            <text:p>https://api.github.com/repos/ValeevGroup/tiledarray</text:p>
          </table:table-cell>
          <table:table-cell table:formula="of:=REPLACE([.B1032]; 1; 29; &quot;&quot;)" office:value-type="string" office:string-value="ValeevGroup/tiledarray" calcext:value-type="string">
            <text:p>ValeevGroup/tiledarray</text:p>
          </table:table-cell>
        </table:table-row>
        <table:table-row table:style-name="ro1">
          <table:table-cell office:value-type="float" office:value="4962077" calcext:value-type="float">
            <text:p>4962077</text:p>
          </table:table-cell>
          <table:table-cell office:value-type="string" calcext:value-type="string">
            <text:p>https://api.github.com/repos/lxde/lxqt-panel</text:p>
          </table:table-cell>
          <table:table-cell table:formula="of:=REPLACE([.B1033]; 1; 29; &quot;&quot;)" office:value-type="string" office:string-value="lxde/lxqt-panel" calcext:value-type="string">
            <text:p>lxde/lxqt-panel</text:p>
          </table:table-cell>
        </table:table-row>
        <table:table-row table:style-name="ro1">
          <table:table-cell office:value-type="float" office:value="4985815" calcext:value-type="float">
            <text:p>4985815</text:p>
          </table:table-cell>
          <table:table-cell office:value-type="string" calcext:value-type="string">
            <text:p>https://api.github.com/repos/lammps/lammps</text:p>
          </table:table-cell>
          <table:table-cell table:formula="of:=REPLACE([.B1034]; 1; 29; &quot;&quot;)" office:value-type="string" office:string-value="lammps/lammps" calcext:value-type="string">
            <text:p>lammps/lammps</text:p>
          </table:table-cell>
        </table:table-row>
        <table:table-row table:style-name="ro1">
          <table:table-cell office:value-type="float" office:value="4995792" calcext:value-type="float">
            <text:p>4995792</text:p>
          </table:table-cell>
          <table:table-cell office:value-type="string" calcext:value-type="string">
            <text:p>https://api.github.com/repos/Drag-On/Dragon-Blaze-Game-Library</text:p>
          </table:table-cell>
          <table:table-cell table:formula="of:=REPLACE([.B1035]; 1; 29; &quot;&quot;)" office:value-type="string" office:string-value="Drag-On/Dragon-Blaze-Game-Library" calcext:value-type="string">
            <text:p>Drag-On/Dragon-Blaze-Game-Library</text:p>
          </table:table-cell>
        </table:table-row>
        <table:table-row table:style-name="ro1">
          <table:table-cell office:value-type="float" office:value="4996980" calcext:value-type="float">
            <text:p>4996980</text:p>
          </table:table-cell>
          <table:table-cell office:value-type="string" calcext:value-type="string">
            <text:p>https://api.github.com/repos/soonhokong/lean-osx</text:p>
          </table:table-cell>
          <table:table-cell table:formula="of:=REPLACE([.B1036]; 1; 29; &quot;&quot;)" office:value-type="string" office:string-value="soonhokong/lean-osx" calcext:value-type="string">
            <text:p>soonhokong/lean-osx</text:p>
          </table:table-cell>
        </table:table-row>
        <table:table-row table:style-name="ro1">
          <table:table-cell office:value-type="float" office:value="4997343" calcext:value-type="float">
            <text:p>4997343</text:p>
          </table:table-cell>
          <table:table-cell office:value-type="string" calcext:value-type="string">
            <text:p>https://api.github.com/repos/Kreogist/Cuties</text:p>
          </table:table-cell>
          <table:table-cell table:formula="of:=REPLACE([.B1037]; 1; 29; &quot;&quot;)" office:value-type="string" office:string-value="Kreogist/Cuties" calcext:value-type="string">
            <text:p>Kreogist/Cuties</text:p>
          </table:table-cell>
        </table:table-row>
        <table:table-row table:style-name="ro1">
          <table:table-cell office:value-type="float" office:value="5003972" calcext:value-type="float">
            <text:p>5003972</text:p>
          </table:table-cell>
          <table:table-cell office:value-type="string" calcext:value-type="string">
            <text:p>https://api.github.com/repos/rbock/sqlpp11</text:p>
          </table:table-cell>
          <table:table-cell table:formula="of:=REPLACE([.B1038]; 1; 29; &quot;&quot;)" office:value-type="string" office:string-value="rbock/sqlpp11" calcext:value-type="string">
            <text:p>rbock/sqlpp11</text:p>
          </table:table-cell>
        </table:table-row>
        <table:table-row table:style-name="ro1">
          <table:table-cell office:value-type="float" office:value="5006522" calcext:value-type="float">
            <text:p>5006522</text:p>
          </table:table-cell>
          <table:table-cell office:value-type="string" calcext:value-type="string">
            <text:p>https://api.github.com/repos/GNOME/gnome-commander</text:p>
          </table:table-cell>
          <table:table-cell table:formula="of:=REPLACE([.B1039]; 1; 29; &quot;&quot;)" office:value-type="string" office:string-value="GNOME/gnome-commander" calcext:value-type="string">
            <text:p>GNOME/gnome-commander</text:p>
          </table:table-cell>
        </table:table-row>
        <table:table-row table:style-name="ro1">
          <table:table-cell office:value-type="float" office:value="5015043" calcext:value-type="float">
            <text:p>5015043</text:p>
          </table:table-cell>
          <table:table-cell office:value-type="string" calcext:value-type="string">
            <text:p>https://api.github.com/repos/arcnexus/RedFoX</text:p>
          </table:table-cell>
          <table:table-cell table:formula="of:=REPLACE([.B1040]; 1; 29; &quot;&quot;)" office:value-type="string" office:string-value="arcnexus/RedFoX" calcext:value-type="string">
            <text:p>arcnexus/RedFoX</text:p>
          </table:table-cell>
        </table:table-row>
        <table:table-row table:style-name="ro1">
          <table:table-cell office:value-type="float" office:value="5015783" calcext:value-type="float">
            <text:p>5015783</text:p>
          </table:table-cell>
          <table:table-cell office:value-type="string" calcext:value-type="string">
            <text:p>https://api.github.com/repos/GNOME/glibmm</text:p>
          </table:table-cell>
          <table:table-cell table:formula="of:=REPLACE([.B1041]; 1; 29; &quot;&quot;)" office:value-type="string" office:string-value="GNOME/glibmm" calcext:value-type="string">
            <text:p>GNOME/glibmm</text:p>
          </table:table-cell>
        </table:table-row>
        <table:table-row table:style-name="ro1">
          <table:table-cell office:value-type="float" office:value="5022162" calcext:value-type="float">
            <text:p>5022162</text:p>
          </table:table-cell>
          <table:table-cell office:value-type="string" calcext:value-type="string">
            <text:p>https://api.github.com/repos/TeamHackLG/android_hardware_qcom_display-caf</text:p>
          </table:table-cell>
          <table:table-cell table:formula="of:=REPLACE([.B1042]; 1; 29; &quot;&quot;)" office:value-type="string" office:string-value="TeamHackLG/android_hardware_qcom_display-caf" calcext:value-type="string">
            <text:p>TeamHackLG/android_hardware_qcom_display-caf</text:p>
          </table:table-cell>
        </table:table-row>
        <table:table-row table:style-name="ro1">
          <table:table-cell office:value-type="float" office:value="5024914" calcext:value-type="float">
            <text:p>5024914</text:p>
          </table:table-cell>
          <table:table-cell office:value-type="string" calcext:value-type="string">
            <text:p>https://api.github.com/repos/cmkuo/ggAnalysis</text:p>
          </table:table-cell>
          <table:table-cell table:formula="of:=REPLACE([.B1043]; 1; 29; &quot;&quot;)" office:value-type="string" office:string-value="cmkuo/ggAnalysis" calcext:value-type="string">
            <text:p>cmkuo/ggAnalysis</text:p>
          </table:table-cell>
        </table:table-row>
        <table:table-row table:style-name="ro1">
          <table:table-cell office:value-type="float" office:value="5026290" calcext:value-type="float">
            <text:p>5026290</text:p>
          </table:table-cell>
          <table:table-cell office:value-type="string" calcext:value-type="string">
            <text:p>https://api.github.com/repos/yvt/openspades</text:p>
          </table:table-cell>
          <table:table-cell table:formula="of:=REPLACE([.B1044]; 1; 29; &quot;&quot;)" office:value-type="string" office:string-value="yvt/openspades" calcext:value-type="string">
            <text:p>yvt/openspades</text:p>
          </table:table-cell>
        </table:table-row>
        <table:table-row table:style-name="ro1">
          <table:table-cell office:value-type="float" office:value="5031338" calcext:value-type="float">
            <text:p>5031338</text:p>
          </table:table-cell>
          <table:table-cell office:value-type="string" calcext:value-type="string">
            <text:p>https://api.github.com/repos/Ybalrid/Annwvyn</text:p>
          </table:table-cell>
          <table:table-cell table:formula="of:=REPLACE([.B1045]; 1; 29; &quot;&quot;)" office:value-type="string" office:string-value="Ybalrid/Annwvyn" calcext:value-type="string">
            <text:p>Ybalrid/Annwvyn</text:p>
          </table:table-cell>
        </table:table-row>
        <table:table-row table:style-name="ro1">
          <table:table-cell office:value-type="float" office:value="5082967" calcext:value-type="float">
            <text:p>5082967</text:p>
          </table:table-cell>
          <table:table-cell office:value-type="string" calcext:value-type="string">
            <text:p>https://api.github.com/repos/GNOME/glom</text:p>
          </table:table-cell>
          <table:table-cell table:formula="of:=REPLACE([.B1046]; 1; 29; &quot;&quot;)" office:value-type="string" office:string-value="GNOME/glom" calcext:value-type="string">
            <text:p>GNOME/glom</text:p>
          </table:table-cell>
        </table:table-row>
        <table:table-row table:style-name="ro1">
          <table:table-cell office:value-type="float" office:value="5083774" calcext:value-type="float">
            <text:p>5083774</text:p>
          </table:table-cell>
          <table:table-cell office:value-type="string" calcext:value-type="string">
            <text:p>https://api.github.com/repos/mliertzer/ngsolve</text:p>
          </table:table-cell>
          <table:table-cell table:formula="of:=REPLACE([.B1047]; 1; 29; &quot;&quot;)" office:value-type="string" office:string-value="mliertzer/ngsolve" calcext:value-type="string">
            <text:p>mliertzer/ngsolve</text:p>
          </table:table-cell>
        </table:table-row>
        <table:table-row table:style-name="ro1">
          <table:table-cell office:value-type="float" office:value="5106983" calcext:value-type="float">
            <text:p>5106983</text:p>
          </table:table-cell>
          <table:table-cell office:value-type="string" calcext:value-type="string">
            <text:p>https://api.github.com/repos/soonhokong/lean-windows</text:p>
          </table:table-cell>
          <table:table-cell table:formula="of:=REPLACE([.B1048]; 1; 29; &quot;&quot;)" office:value-type="string" office:string-value="soonhokong/lean-windows" calcext:value-type="string">
            <text:p>soonhokong/lean-windows</text:p>
          </table:table-cell>
        </table:table-row>
        <table:table-row table:style-name="ro1">
          <table:table-cell office:value-type="float" office:value="5123071" calcext:value-type="float">
            <text:p>5123071</text:p>
          </table:table-cell>
          <table:table-cell office:value-type="string" calcext:value-type="string">
            <text:p>https://api.github.com/repos/bavc/qctools</text:p>
          </table:table-cell>
          <table:table-cell table:formula="of:=REPLACE([.B1049]; 1; 29; &quot;&quot;)" office:value-type="string" office:string-value="bavc/qctools" calcext:value-type="string">
            <text:p>bavc/qctools</text:p>
          </table:table-cell>
        </table:table-row>
        <table:table-row table:style-name="ro1">
          <table:table-cell office:value-type="float" office:value="5129702" calcext:value-type="float">
            <text:p>5129702</text:p>
          </table:table-cell>
          <table:table-cell office:value-type="string" calcext:value-type="string">
            <text:p>https://api.github.com/repos/oxygine/oxygine-framework</text:p>
          </table:table-cell>
          <table:table-cell table:formula="of:=REPLACE([.B1050]; 1; 29; &quot;&quot;)" office:value-type="string" office:string-value="oxygine/oxygine-framework" calcext:value-type="string">
            <text:p>oxygine/oxygine-framework</text:p>
          </table:table-cell>
        </table:table-row>
        <table:table-row table:style-name="ro1">
          <table:table-cell office:value-type="float" office:value="5134119" calcext:value-type="float">
            <text:p>5134119</text:p>
          </table:table-cell>
          <table:table-cell office:value-type="string" calcext:value-type="string">
            <text:p>https://api.github.com/repos/ombre5733/weos</text:p>
          </table:table-cell>
          <table:table-cell table:formula="of:=REPLACE([.B1051]; 1; 29; &quot;&quot;)" office:value-type="string" office:string-value="ombre5733/weos" calcext:value-type="string">
            <text:p>ombre5733/weos</text:p>
          </table:table-cell>
        </table:table-row>
        <table:table-row table:style-name="ro1">
          <table:table-cell office:value-type="float" office:value="5149144" calcext:value-type="float">
            <text:p>5149144</text:p>
          </table:table-cell>
          <table:table-cell office:value-type="string" calcext:value-type="string">
            <text:p>https://api.github.com/repos/mirror/smartmontools</text:p>
          </table:table-cell>
          <table:table-cell table:formula="of:=REPLACE([.B1052]; 1; 29; &quot;&quot;)" office:value-type="string" office:string-value="mirror/smartmontools" calcext:value-type="string">
            <text:p>mirror/smartmontools</text:p>
          </table:table-cell>
        </table:table-row>
        <table:table-row table:style-name="ro1">
          <table:table-cell office:value-type="float" office:value="5156868" calcext:value-type="float">
            <text:p>5156868</text:p>
          </table:table-cell>
          <table:table-cell office:value-type="string" calcext:value-type="string">
            <text:p>https://api.github.com/repos/xoreos/xoreos-tools</text:p>
          </table:table-cell>
          <table:table-cell table:formula="of:=REPLACE([.B1053]; 1; 29; &quot;&quot;)" office:value-type="string" office:string-value="xoreos/xoreos-tools" calcext:value-type="string">
            <text:p>xoreos/xoreos-tools</text:p>
          </table:table-cell>
        </table:table-row>
        <table:table-row table:style-name="ro1">
          <table:table-cell office:value-type="float" office:value="5165234" calcext:value-type="float">
            <text:p>5165234</text:p>
          </table:table-cell>
          <table:table-cell office:value-type="string" calcext:value-type="string">
            <text:p>https://api.github.com/repos/juanknebel/tesis-jaks</text:p>
          </table:table-cell>
          <table:table-cell table:formula="of:=REPLACE([.B1054]; 1; 29; &quot;&quot;)" office:value-type="string" office:string-value="juanknebel/tesis-jaks" calcext:value-type="string">
            <text:p>juanknebel/tesis-jaks</text:p>
          </table:table-cell>
        </table:table-row>
        <table:table-row table:style-name="ro1">
          <table:table-cell office:value-type="float" office:value="5169481" calcext:value-type="float">
            <text:p>5169481</text:p>
          </table:table-cell>
          <table:table-cell office:value-type="string" calcext:value-type="string">
            <text:p>https://api.github.com/repos/strukturag/libde265</text:p>
          </table:table-cell>
          <table:table-cell table:formula="of:=REPLACE([.B1055]; 1; 29; &quot;&quot;)" office:value-type="string" office:string-value="strukturag/libde265" calcext:value-type="string">
            <text:p>strukturag/libde265</text:p>
          </table:table-cell>
        </table:table-row>
        <table:table-row table:style-name="ro1">
          <table:table-cell office:value-type="float" office:value="5169588" calcext:value-type="float">
            <text:p>5169588</text:p>
          </table:table-cell>
          <table:table-cell office:value-type="string" calcext:value-type="string">
            <text:p>https://api.github.com/repos/schuay/pheet</text:p>
          </table:table-cell>
          <table:table-cell table:formula="of:=REPLACE([.B1056]; 1; 29; &quot;&quot;)" office:value-type="string" office:string-value="schuay/pheet" calcext:value-type="string">
            <text:p>schuay/pheet</text:p>
          </table:table-cell>
        </table:table-row>
        <table:table-row table:style-name="ro1">
          <table:table-cell office:value-type="float" office:value="5174727" calcext:value-type="float">
            <text:p>5174727</text:p>
          </table:table-cell>
          <table:table-cell office:value-type="string" calcext:value-type="string">
            <text:p>https://api.github.com/repos/openxc/vi-firmware</text:p>
          </table:table-cell>
          <table:table-cell table:formula="of:=REPLACE([.B1057]; 1; 29; &quot;&quot;)" office:value-type="string" office:string-value="openxc/vi-firmware" calcext:value-type="string">
            <text:p>openxc/vi-firmware</text:p>
          </table:table-cell>
        </table:table-row>
        <table:table-row table:style-name="ro1">
          <table:table-cell office:value-type="float" office:value="5178478" calcext:value-type="float">
            <text:p>5178478</text:p>
          </table:table-cell>
          <table:table-cell office:value-type="string" calcext:value-type="string">
            <text:p>https://api.github.com/repos/ravinet/mahimahi</text:p>
          </table:table-cell>
          <table:table-cell table:formula="of:=REPLACE([.B1058]; 1; 29; &quot;&quot;)" office:value-type="string" office:string-value="ravinet/mahimahi" calcext:value-type="string">
            <text:p>ravinet/mahimahi</text:p>
          </table:table-cell>
        </table:table-row>
        <table:table-row table:style-name="ro1">
          <table:table-cell office:value-type="float" office:value="5180682" calcext:value-type="float">
            <text:p>5180682</text:p>
          </table:table-cell>
          <table:table-cell office:value-type="string" calcext:value-type="string">
            <text:p>https://api.github.com/repos/DWARVES/Project-Warrior</text:p>
          </table:table-cell>
          <table:table-cell table:formula="of:=REPLACE([.B1059]; 1; 29; &quot;&quot;)" office:value-type="string" office:string-value="DWARVES/Project-Warrior" calcext:value-type="string">
            <text:p>DWARVES/Project-Warrior</text:p>
          </table:table-cell>
        </table:table-row>
        <table:table-row table:style-name="ro1">
          <table:table-cell office:value-type="float" office:value="5183341" calcext:value-type="float">
            <text:p>5183341</text:p>
          </table:table-cell>
          <table:table-cell office:value-type="string" calcext:value-type="string">
            <text:p>https://api.github.com/repos/remap/ndnrtc</text:p>
          </table:table-cell>
          <table:table-cell table:formula="of:=REPLACE([.B1060]; 1; 29; &quot;&quot;)" office:value-type="string" office:string-value="remap/ndnrtc" calcext:value-type="string">
            <text:p>remap/ndnrtc</text:p>
          </table:table-cell>
        </table:table-row>
        <table:table-row table:style-name="ro1">
          <table:table-cell office:value-type="float" office:value="5190494" calcext:value-type="float">
            <text:p>5190494</text:p>
          </table:table-cell>
          <table:table-cell office:value-type="string" calcext:value-type="string">
            <text:p>https://api.github.com/repos/vrsys/avango</text:p>
          </table:table-cell>
          <table:table-cell table:formula="of:=REPLACE([.B1061]; 1; 29; &quot;&quot;)" office:value-type="string" office:string-value="vrsys/avango" calcext:value-type="string">
            <text:p>vrsys/avango</text:p>
          </table:table-cell>
        </table:table-row>
        <table:table-row table:style-name="ro1">
          <table:table-cell office:value-type="float" office:value="5196120" calcext:value-type="float">
            <text:p>5196120</text:p>
          </table:table-cell>
          <table:table-cell office:value-type="string" calcext:value-type="string">
            <text:p>https://api.github.com/repos/laurolins/nanocube</text:p>
          </table:table-cell>
          <table:table-cell table:formula="of:=REPLACE([.B1062]; 1; 29; &quot;&quot;)" office:value-type="string" office:string-value="laurolins/nanocube" calcext:value-type="string">
            <text:p>laurolins/nanocube</text:p>
          </table:table-cell>
        </table:table-row>
        <table:table-row table:style-name="ro1">
          <table:table-cell office:value-type="float" office:value="5197541" calcext:value-type="float">
            <text:p>5197541</text:p>
          </table:table-cell>
          <table:table-cell office:value-type="string" calcext:value-type="string">
            <text:p>https://api.github.com/repos/paullric/tempestmodel</text:p>
          </table:table-cell>
          <table:table-cell table:formula="of:=REPLACE([.B1063]; 1; 29; &quot;&quot;)" office:value-type="string" office:string-value="paullric/tempestmodel" calcext:value-type="string">
            <text:p>paullric/tempestmodel</text:p>
          </table:table-cell>
        </table:table-row>
        <table:table-row table:style-name="ro1">
          <table:table-cell office:value-type="float" office:value="5198289" calcext:value-type="float">
            <text:p>5198289</text:p>
          </table:table-cell>
          <table:table-cell office:value-type="string" calcext:value-type="string">
            <text:p>https://api.github.com/repos/aschroeder/agge</text:p>
          </table:table-cell>
          <table:table-cell table:formula="of:=REPLACE([.B1064]; 1; 29; &quot;&quot;)" office:value-type="string" office:string-value="aschroeder/agge" calcext:value-type="string">
            <text:p>aschroeder/agge</text:p>
          </table:table-cell>
        </table:table-row>
        <table:table-row table:style-name="ro1">
          <table:table-cell office:value-type="float" office:value="5203805" calcext:value-type="float">
            <text:p>5203805</text:p>
          </table:table-cell>
          <table:table-cell office:value-type="string" calcext:value-type="string">
            <text:p>https://api.github.com/repos/Icinga/icinga2</text:p>
          </table:table-cell>
          <table:table-cell table:formula="of:=REPLACE([.B1065]; 1; 29; &quot;&quot;)" office:value-type="string" office:string-value="Icinga/icinga2" calcext:value-type="string">
            <text:p>Icinga/icinga2</text:p>
          </table:table-cell>
        </table:table-row>
        <table:table-row table:style-name="ro1">
          <table:table-cell office:value-type="float" office:value="5215895" calcext:value-type="float">
            <text:p>5215895</text:p>
          </table:table-cell>
          <table:table-cell office:value-type="string" calcext:value-type="string">
            <text:p>https://api.github.com/repos/libqueso/queso</text:p>
          </table:table-cell>
          <table:table-cell table:formula="of:=REPLACE([.B1066]; 1; 29; &quot;&quot;)" office:value-type="string" office:string-value="libqueso/queso" calcext:value-type="string">
            <text:p>libqueso/queso</text:p>
          </table:table-cell>
        </table:table-row>
        <table:table-row table:style-name="ro1">
          <table:table-cell office:value-type="float" office:value="5224677" calcext:value-type="float">
            <text:p>5224677</text:p>
          </table:table-cell>
          <table:table-cell office:value-type="string" calcext:value-type="string">
            <text:p>https://api.github.com/repos/sudnya/video-classifier</text:p>
          </table:table-cell>
          <table:table-cell table:formula="of:=REPLACE([.B1067]; 1; 29; &quot;&quot;)" office:value-type="string" office:string-value="sudnya/video-classifier" calcext:value-type="string">
            <text:p>sudnya/video-classifier</text:p>
          </table:table-cell>
        </table:table-row>
        <table:table-row table:style-name="ro1">
          <table:table-cell office:value-type="float" office:value="5233492" calcext:value-type="float">
            <text:p>5233492</text:p>
          </table:table-cell>
          <table:table-cell office:value-type="string" calcext:value-type="string">
            <text:p>https://api.github.com/repos/Barbatos/BatailleSpatiale</text:p>
          </table:table-cell>
          <table:table-cell table:formula="of:=REPLACE([.B1068]; 1; 29; &quot;&quot;)" office:value-type="string" office:string-value="Barbatos/BatailleSpatiale" calcext:value-type="string">
            <text:p>Barbatos/BatailleSpatiale</text:p>
          </table:table-cell>
        </table:table-row>
        <table:table-row table:style-name="ro1">
          <table:table-cell office:value-type="float" office:value="5251537" calcext:value-type="float">
            <text:p>5251537</text:p>
          </table:table-cell>
          <table:table-cell office:value-type="string" calcext:value-type="string">
            <text:p>https://api.github.com/repos/a2flo/floor</text:p>
          </table:table-cell>
          <table:table-cell table:formula="of:=REPLACE([.B1069]; 1; 29; &quot;&quot;)" office:value-type="string" office:string-value="a2flo/floor" calcext:value-type="string">
            <text:p>a2flo/floor</text:p>
          </table:table-cell>
        </table:table-row>
        <table:table-row table:style-name="ro1">
          <table:table-cell office:value-type="float" office:value="5288828" calcext:value-type="float">
            <text:p>5288828</text:p>
          </table:table-cell>
          <table:table-cell office:value-type="string" calcext:value-type="string">
            <text:p>https://api.github.com/repos/0x7CFE/llst</text:p>
          </table:table-cell>
          <table:table-cell table:formula="of:=REPLACE([.B1070]; 1; 29; &quot;&quot;)" office:value-type="string" office:string-value="0x7CFE/llst" calcext:value-type="string">
            <text:p>0x7CFE/llst</text:p>
          </table:table-cell>
        </table:table-row>
        <table:table-row table:style-name="ro1">
          <table:table-cell office:value-type="float" office:value="5299587" calcext:value-type="float">
            <text:p>5299587</text:p>
          </table:table-cell>
          <table:table-cell office:value-type="string" calcext:value-type="string">
            <text:p>https://api.github.com/repos/geodynamics/pylith</text:p>
          </table:table-cell>
          <table:table-cell table:formula="of:=REPLACE([.B1071]; 1; 29; &quot;&quot;)" office:value-type="string" office:string-value="geodynamics/pylith" calcext:value-type="string">
            <text:p>geodynamics/pylith</text:p>
          </table:table-cell>
        </table:table-row>
        <table:table-row table:style-name="ro1">
          <table:table-cell office:value-type="float" office:value="5301807" calcext:value-type="float">
            <text:p>5301807</text:p>
          </table:table-cell>
          <table:table-cell office:value-type="string" calcext:value-type="string">
            <text:p>https://api.github.com/repos/MultiMC/MultiMC5</text:p>
          </table:table-cell>
          <table:table-cell table:formula="of:=REPLACE([.B1072]; 1; 29; &quot;&quot;)" office:value-type="string" office:string-value="MultiMC/MultiMC5" calcext:value-type="string">
            <text:p>MultiMC/MultiMC5</text:p>
          </table:table-cell>
        </table:table-row>
        <table:table-row table:style-name="ro1">
          <table:table-cell office:value-type="float" office:value="5328208" calcext:value-type="float">
            <text:p>5328208</text:p>
          </table:table-cell>
          <table:table-cell office:value-type="string" calcext:value-type="string">
            <text:p>https://api.github.com/repos/Reactive-Extensions/RxCpp</text:p>
          </table:table-cell>
          <table:table-cell table:formula="of:=REPLACE([.B1073]; 1; 29; &quot;&quot;)" office:value-type="string" office:string-value="Reactive-Extensions/RxCpp" calcext:value-type="string">
            <text:p>Reactive-Extensions/RxCpp</text:p>
          </table:table-cell>
        </table:table-row>
        <table:table-row table:style-name="ro1">
          <table:table-cell office:value-type="float" office:value="5329342" calcext:value-type="float">
            <text:p>5329342</text:p>
          </table:table-cell>
          <table:table-cell office:value-type="string" calcext:value-type="string">
            <text:p>https://api.github.com/repos/RetroShare/RetroShare</text:p>
          </table:table-cell>
          <table:table-cell table:formula="of:=REPLACE([.B1074]; 1; 29; &quot;&quot;)" office:value-type="string" office:string-value="RetroShare/RetroShare" calcext:value-type="string">
            <text:p>RetroShare/RetroShare</text:p>
          </table:table-cell>
        </table:table-row>
        <table:table-row table:style-name="ro1">
          <table:table-cell office:value-type="float" office:value="5330071" calcext:value-type="float">
            <text:p>5330071</text:p>
          </table:table-cell>
          <table:table-cell office:value-type="string" calcext:value-type="string">
            <text:p>https://api.github.com/repos/crosswalk-project/tizen-extensions-crosswalk</text:p>
          </table:table-cell>
          <table:table-cell table:formula="of:=REPLACE([.B1075]; 1; 29; &quot;&quot;)" office:value-type="string" office:string-value="crosswalk-project/tizen-extensions-crosswalk" calcext:value-type="string">
            <text:p>crosswalk-project/tizen-extensions-crosswalk</text:p>
          </table:table-cell>
        </table:table-row>
        <table:table-row table:style-name="ro1">
          <table:table-cell office:value-type="float" office:value="5330569" calcext:value-type="float">
            <text:p>5330569</text:p>
          </table:table-cell>
          <table:table-cell office:value-type="string" calcext:value-type="string">
            <text:p>https://api.github.com/repos/crosswalk-project/crosswalk</text:p>
          </table:table-cell>
          <table:table-cell table:formula="of:=REPLACE([.B1076]; 1; 29; &quot;&quot;)" office:value-type="string" office:string-value="crosswalk-project/crosswalk" calcext:value-type="string">
            <text:p>crosswalk-project/crosswalk</text:p>
          </table:table-cell>
        </table:table-row>
        <table:table-row table:style-name="ro1">
          <table:table-cell office:value-type="float" office:value="5336607" calcext:value-type="float">
            <text:p>5336607</text:p>
          </table:table-cell>
          <table:table-cell office:value-type="string" calcext:value-type="string">
            <text:p>https://api.github.com/repos/Itseez/opencv_contrib</text:p>
          </table:table-cell>
          <table:table-cell table:formula="of:=REPLACE([.B1077]; 1; 29; &quot;&quot;)" office:value-type="string" office:string-value="Itseez/opencv_contrib" calcext:value-type="string">
            <text:p>Itseez/opencv_contrib</text:p>
          </table:table-cell>
        </table:table-row>
        <table:table-row table:style-name="ro1">
          <table:table-cell office:value-type="float" office:value="5339487" calcext:value-type="float">
            <text:p>5339487</text:p>
          </table:table-cell>
          <table:table-cell office:value-type="string" calcext:value-type="string">
            <text:p>https://api.github.com/repos/Kurento/kurento-media-server</text:p>
          </table:table-cell>
          <table:table-cell table:formula="of:=REPLACE([.B1078]; 1; 29; &quot;&quot;)" office:value-type="string" office:string-value="Kurento/kurento-media-server" calcext:value-type="string">
            <text:p>Kurento/kurento-media-server</text:p>
          </table:table-cell>
        </table:table-row>
        <table:table-row table:style-name="ro1">
          <table:table-cell office:value-type="float" office:value="5346401" calcext:value-type="float">
            <text:p>5346401</text:p>
          </table:table-cell>
          <table:table-cell office:value-type="string" calcext:value-type="string">
            <text:p>https://api.github.com/repos/e2guardian/e2guardian</text:p>
          </table:table-cell>
          <table:table-cell table:formula="of:=REPLACE([.B1079]; 1; 29; &quot;&quot;)" office:value-type="string" office:string-value="e2guardian/e2guardian" calcext:value-type="string">
            <text:p>e2guardian/e2guardian</text:p>
          </table:table-cell>
        </table:table-row>
        <table:table-row table:style-name="ro1">
          <table:table-cell office:value-type="float" office:value="5349014" calcext:value-type="float">
            <text:p>5349014</text:p>
          </table:table-cell>
          <table:table-cell office:value-type="string" calcext:value-type="string">
            <text:p>https://api.github.com/repos/boutproject/BOUT-dev</text:p>
          </table:table-cell>
          <table:table-cell table:formula="of:=REPLACE([.B1080]; 1; 29; &quot;&quot;)" office:value-type="string" office:string-value="boutproject/BOUT-dev" calcext:value-type="string">
            <text:p>boutproject/BOUT-dev</text:p>
          </table:table-cell>
        </table:table-row>
        <table:table-row table:style-name="ro1">
          <table:table-cell office:value-type="float" office:value="5353373" calcext:value-type="float">
            <text:p>5353373</text:p>
          </table:table-cell>
          <table:table-cell office:value-type="string" calcext:value-type="string">
            <text:p>https://api.github.com/repos/muse-sequencer/muse</text:p>
          </table:table-cell>
          <table:table-cell table:formula="of:=REPLACE([.B1081]; 1; 29; &quot;&quot;)" office:value-type="string" office:string-value="muse-sequencer/muse" calcext:value-type="string">
            <text:p>muse-sequencer/muse</text:p>
          </table:table-cell>
        </table:table-row>
        <table:table-row table:style-name="ro1">
          <table:table-cell office:value-type="float" office:value="5356851" calcext:value-type="float">
            <text:p>5356851</text:p>
          </table:table-cell>
          <table:table-cell office:value-type="string" calcext:value-type="string">
            <text:p>https://api.github.com/repos/python27/AlgorithmSolution</text:p>
          </table:table-cell>
          <table:table-cell table:formula="of:=REPLACE([.B1082]; 1; 29; &quot;&quot;)" office:value-type="string" office:string-value="python27/AlgorithmSolution" calcext:value-type="string">
            <text:p>python27/AlgorithmSolution</text:p>
          </table:table-cell>
        </table:table-row>
        <table:table-row table:style-name="ro1">
          <table:table-cell office:value-type="float" office:value="5364765" calcext:value-type="float">
            <text:p>5364765</text:p>
          </table:table-cell>
          <table:table-cell office:value-type="string" calcext:value-type="string">
            <text:p>https://api.github.com/repos/kaskr/adcomp</text:p>
          </table:table-cell>
          <table:table-cell table:formula="of:=REPLACE([.B1083]; 1; 29; &quot;&quot;)" office:value-type="string" office:string-value="kaskr/adcomp" calcext:value-type="string">
            <text:p>kaskr/adcomp</text:p>
          </table:table-cell>
        </table:table-row>
        <table:table-row table:style-name="ro1">
          <table:table-cell office:value-type="float" office:value="5368325" calcext:value-type="float">
            <text:p>5368325</text:p>
          </table:table-cell>
          <table:table-cell office:value-type="string" calcext:value-type="string">
            <text:p>https://api.github.com/repos/JACoders/OpenJK</text:p>
          </table:table-cell>
          <table:table-cell table:formula="of:=REPLACE([.B1084]; 1; 29; &quot;&quot;)" office:value-type="string" office:string-value="JACoders/OpenJK" calcext:value-type="string">
            <text:p>JACoders/OpenJK</text:p>
          </table:table-cell>
        </table:table-row>
        <table:table-row table:style-name="ro1">
          <table:table-cell office:value-type="float" office:value="5377011" calcext:value-type="float">
            <text:p>5377011</text:p>
          </table:table-cell>
          <table:table-cell office:value-type="string" calcext:value-type="string">
            <text:p>https://api.github.com/repos/Juniper/contrail-controller</text:p>
          </table:table-cell>
          <table:table-cell table:formula="of:=REPLACE([.B1085]; 1; 29; &quot;&quot;)" office:value-type="string" office:string-value="Juniper/contrail-controller" calcext:value-type="string">
            <text:p>Juniper/contrail-controller</text:p>
          </table:table-cell>
        </table:table-row>
        <table:table-row table:style-name="ro1">
          <table:table-cell office:value-type="float" office:value="5378202" calcext:value-type="float">
            <text:p>5378202</text:p>
          </table:table-cell>
          <table:table-cell office:value-type="string" calcext:value-type="string">
            <text:p>https://api.github.com/repos/FeiZhu/Physika</text:p>
          </table:table-cell>
          <table:table-cell table:formula="of:=REPLACE([.B1086]; 1; 29; &quot;&quot;)" office:value-type="string" office:string-value="FeiZhu/Physika" calcext:value-type="string">
            <text:p>FeiZhu/Physika</text:p>
          </table:table-cell>
        </table:table-row>
        <table:table-row table:style-name="ro1">
          <table:table-cell office:value-type="float" office:value="5387454" calcext:value-type="float">
            <text:p>5387454</text:p>
          </table:table-cell>
          <table:table-cell office:value-type="string" calcext:value-type="string">
            <text:p>https://api.github.com/repos/istehem/Evaluation_of_validity_of_verification_methods</text:p>
          </table:table-cell>
          <table:table-cell table:formula="of:=REPLACE([.B1087]; 1; 29; &quot;&quot;)" office:value-type="string" office:string-value="istehem/Evaluation_of_validity_of_verification_methods" calcext:value-type="string">
            <text:p>istehem/Evaluation_of_validity_of_verification_methods</text:p>
          </table:table-cell>
        </table:table-row>
        <table:table-row table:style-name="ro1">
          <table:table-cell office:value-type="float" office:value="5387682" calcext:value-type="float">
            <text:p>5387682</text:p>
          </table:table-cell>
          <table:table-cell office:value-type="string" calcext:value-type="string">
            <text:p>https://api.github.com/repos/01org/ozone-wayland</text:p>
          </table:table-cell>
          <table:table-cell table:formula="of:=REPLACE([.B1088]; 1; 29; &quot;&quot;)" office:value-type="string" office:string-value="01org/ozone-wayland" calcext:value-type="string">
            <text:p>01org/ozone-wayland</text:p>
          </table:table-cell>
        </table:table-row>
        <table:table-row table:style-name="ro1">
          <table:table-cell office:value-type="float" office:value="5389187" calcext:value-type="float">
            <text:p>5389187</text:p>
          </table:table-cell>
          <table:table-cell office:value-type="string" calcext:value-type="string">
            <text:p>https://api.github.com/repos/qgis/QGIS</text:p>
          </table:table-cell>
          <table:table-cell table:formula="of:=REPLACE([.B1089]; 1; 29; &quot;&quot;)" office:value-type="string" office:string-value="qgis/QGIS" calcext:value-type="string">
            <text:p>qgis/QGIS</text:p>
          </table:table-cell>
        </table:table-row>
        <table:table-row table:style-name="ro1">
          <table:table-cell office:value-type="float" office:value="5389887" calcext:value-type="float">
            <text:p>5389887</text:p>
          </table:table-cell>
          <table:table-cell office:value-type="string" calcext:value-type="string">
            <text:p>https://api.github.com/repos/huggle/huggle3-qt-lx</text:p>
          </table:table-cell>
          <table:table-cell table:formula="of:=REPLACE([.B1090]; 1; 29; &quot;&quot;)" office:value-type="string" office:string-value="huggle/huggle3-qt-lx" calcext:value-type="string">
            <text:p>huggle/huggle3-qt-lx</text:p>
          </table:table-cell>
        </table:table-row>
        <table:table-row table:style-name="ro1">
          <table:table-cell office:value-type="float" office:value="5391321" calcext:value-type="float">
            <text:p>5391321</text:p>
          </table:table-cell>
          <table:table-cell office:value-type="string" calcext:value-type="string">
            <text:p>https://api.github.com/repos/jihwankim/CSM</text:p>
          </table:table-cell>
          <table:table-cell table:formula="of:=REPLACE([.B1091]; 1; 29; &quot;&quot;)" office:value-type="string" office:string-value="jihwankim/CSM" calcext:value-type="string">
            <text:p>jihwankim/CSM</text:p>
          </table:table-cell>
        </table:table-row>
        <table:table-row table:style-name="ro1">
          <table:table-cell office:value-type="float" office:value="5398765" calcext:value-type="float">
            <text:p>5398765</text:p>
          </table:table-cell>
          <table:table-cell office:value-type="string" calcext:value-type="string">
            <text:p>https://api.github.com/repos/hirakuni45/glfw3_app</text:p>
          </table:table-cell>
          <table:table-cell table:formula="of:=REPLACE([.B1092]; 1; 29; &quot;&quot;)" office:value-type="string" office:string-value="hirakuni45/glfw3_app" calcext:value-type="string">
            <text:p>hirakuni45/glfw3_app</text:p>
          </table:table-cell>
        </table:table-row>
        <table:table-row table:style-name="ro1">
          <table:table-cell office:value-type="float" office:value="5398850" calcext:value-type="float">
            <text:p>5398850</text:p>
          </table:table-cell>
          <table:table-cell office:value-type="string" calcext:value-type="string">
            <text:p>https://api.github.com/repos/trikset/trikRuntime</text:p>
          </table:table-cell>
          <table:table-cell table:formula="of:=REPLACE([.B1093]; 1; 29; &quot;&quot;)" office:value-type="string" office:string-value="trikset/trikRuntime" calcext:value-type="string">
            <text:p>trikset/trikRuntime</text:p>
          </table:table-cell>
        </table:table-row>
        <table:table-row table:style-name="ro1">
          <table:table-cell office:value-type="float" office:value="5411272" calcext:value-type="float">
            <text:p>5411272</text:p>
          </table:table-cell>
          <table:table-cell office:value-type="string" calcext:value-type="string">
            <text:p>https://api.github.com/repos/gogglesmm/gogglesmm</text:p>
          </table:table-cell>
          <table:table-cell table:formula="of:=REPLACE([.B1094]; 1; 29; &quot;&quot;)" office:value-type="string" office:string-value="gogglesmm/gogglesmm" calcext:value-type="string">
            <text:p>gogglesmm/gogglesmm</text:p>
          </table:table-cell>
        </table:table-row>
        <table:table-row table:style-name="ro1">
          <table:table-cell office:value-type="float" office:value="5414190" calcext:value-type="float">
            <text:p>5414190</text:p>
          </table:table-cell>
          <table:table-cell office:value-type="string" calcext:value-type="string">
            <text:p>https://api.github.com/repos/uglide/RedisDesktopManager</text:p>
          </table:table-cell>
          <table:table-cell table:formula="of:=REPLACE([.B1095]; 1; 29; &quot;&quot;)" office:value-type="string" office:string-value="uglide/RedisDesktopManager" calcext:value-type="string">
            <text:p>uglide/RedisDesktopManager</text:p>
          </table:table-cell>
        </table:table-row>
        <table:table-row table:style-name="ro1">
          <table:table-cell office:value-type="float" office:value="5420596" calcext:value-type="float">
            <text:p>5420596</text:p>
          </table:table-cell>
          <table:table-cell office:value-type="string" calcext:value-type="string">
            <text:p>https://api.github.com/repos/SuperV1234/SSVBloodshed</text:p>
          </table:table-cell>
          <table:table-cell table:formula="of:=REPLACE([.B1096]; 1; 29; &quot;&quot;)" office:value-type="string" office:string-value="SuperV1234/SSVBloodshed" calcext:value-type="string">
            <text:p>SuperV1234/SSVBloodshed</text:p>
          </table:table-cell>
        </table:table-row>
        <table:table-row table:style-name="ro1">
          <table:table-cell office:value-type="float" office:value="5431829" calcext:value-type="float">
            <text:p>5431829</text:p>
          </table:table-cell>
          <table:table-cell office:value-type="string" calcext:value-type="string">
            <text:p>https://api.github.com/repos/Ancurio/mkxp</text:p>
          </table:table-cell>
          <table:table-cell table:formula="of:=REPLACE([.B1097]; 1; 29; &quot;&quot;)" office:value-type="string" office:string-value="Ancurio/mkxp" calcext:value-type="string">
            <text:p>Ancurio/mkxp</text:p>
          </table:table-cell>
        </table:table-row>
        <table:table-row table:style-name="ro1">
          <table:table-cell office:value-type="float" office:value="5436429" calcext:value-type="float">
            <text:p>5436429</text:p>
          </table:table-cell>
          <table:table-cell office:value-type="string" calcext:value-type="string">
            <text:p>https://api.github.com/repos/libSDL2pp/libSDL2pp</text:p>
          </table:table-cell>
          <table:table-cell table:formula="of:=REPLACE([.B1098]; 1; 29; &quot;&quot;)" office:value-type="string" office:string-value="libSDL2pp/libSDL2pp" calcext:value-type="string">
            <text:p>libSDL2pp/libSDL2pp</text:p>
          </table:table-cell>
        </table:table-row>
        <table:table-row table:style-name="ro1">
          <table:table-cell office:value-type="float" office:value="5437615" calcext:value-type="float">
            <text:p>5437615</text:p>
          </table:table-cell>
          <table:table-cell office:value-type="string" calcext:value-type="string">
            <text:p>https://api.github.com/repos/osakared/qwt</text:p>
          </table:table-cell>
          <table:table-cell table:formula="of:=REPLACE([.B1099]; 1; 29; &quot;&quot;)" office:value-type="string" office:string-value="osakared/qwt" calcext:value-type="string">
            <text:p>osakared/qwt</text:p>
          </table:table-cell>
        </table:table-row>
        <table:table-row table:style-name="ro1">
          <table:table-cell office:value-type="float" office:value="5442848" calcext:value-type="float">
            <text:p>5442848</text:p>
          </table:table-cell>
          <table:table-cell office:value-type="string" calcext:value-type="string">
            <text:p>https://api.github.com/repos/projectchrono/chrono</text:p>
          </table:table-cell>
          <table:table-cell table:formula="of:=REPLACE([.B1100]; 1; 29; &quot;&quot;)" office:value-type="string" office:string-value="projectchrono/chrono" calcext:value-type="string">
            <text:p>projectchrono/chrono</text:p>
          </table:table-cell>
        </table:table-row>
        <table:table-row table:style-name="ro1">
          <table:table-cell office:value-type="float" office:value="5445385" calcext:value-type="float">
            <text:p>5445385</text:p>
          </table:table-cell>
          <table:table-cell office:value-type="string" calcext:value-type="string">
            <text:p>https://api.github.com/repos/milasudril/gabi</text:p>
          </table:table-cell>
          <table:table-cell table:formula="of:=REPLACE([.B1101]; 1; 29; &quot;&quot;)" office:value-type="string" office:string-value="milasudril/gabi" calcext:value-type="string">
            <text:p>milasudril/gabi</text:p>
          </table:table-cell>
        </table:table-row>
        <table:table-row table:style-name="ro1">
          <table:table-cell office:value-type="float" office:value="5455154" calcext:value-type="float">
            <text:p>5455154</text:p>
          </table:table-cell>
          <table:table-cell office:value-type="string" calcext:value-type="string">
            <text:p>https://api.github.com/repos/pcolby/libqtaws</text:p>
          </table:table-cell>
          <table:table-cell table:formula="of:=REPLACE([.B1102]; 1; 29; &quot;&quot;)" office:value-type="string" office:string-value="pcolby/libqtaws" calcext:value-type="string">
            <text:p>pcolby/libqtaws</text:p>
          </table:table-cell>
        </table:table-row>
        <table:table-row table:style-name="ro1">
          <table:table-cell office:value-type="float" office:value="5458118" calcext:value-type="float">
            <text:p>5458118</text:p>
          </table:table-cell>
          <table:table-cell office:value-type="string" calcext:value-type="string">
            <text:p>https://api.github.com/repos/CERN-PH-CMG/cmg-cmssw</text:p>
          </table:table-cell>
          <table:table-cell table:formula="of:=REPLACE([.B1103]; 1; 29; &quot;&quot;)" office:value-type="string" office:string-value="CERN-PH-CMG/cmg-cmssw" calcext:value-type="string">
            <text:p>CERN-PH-CMG/cmg-cmssw</text:p>
          </table:table-cell>
        </table:table-row>
        <table:table-row table:style-name="ro1">
          <table:table-cell office:value-type="float" office:value="5465315" calcext:value-type="float">
            <text:p>5465315</text:p>
          </table:table-cell>
          <table:table-cell office:value-type="string" calcext:value-type="string">
            <text:p>https://api.github.com/repos/ripple/rippled</text:p>
          </table:table-cell>
          <table:table-cell table:formula="of:=REPLACE([.B1104]; 1; 29; &quot;&quot;)" office:value-type="string" office:string-value="ripple/rippled" calcext:value-type="string">
            <text:p>ripple/rippled</text:p>
          </table:table-cell>
        </table:table-row>
        <table:table-row table:style-name="ro1">
          <table:table-cell office:value-type="float" office:value="5476363" calcext:value-type="float">
            <text:p>5476363</text:p>
          </table:table-cell>
          <table:table-cell office:value-type="string" calcext:value-type="string">
            <text:p>https://api.github.com/repos/kimwalisch/primesieve</text:p>
          </table:table-cell>
          <table:table-cell table:formula="of:=REPLACE([.B1105]; 1; 29; &quot;&quot;)" office:value-type="string" office:string-value="kimwalisch/primesieve" calcext:value-type="string">
            <text:p>kimwalisch/primesieve</text:p>
          </table:table-cell>
        </table:table-row>
        <table:table-row table:style-name="ro1">
          <table:table-cell office:value-type="float" office:value="5482842" calcext:value-type="float">
            <text:p>5482842</text:p>
          </table:table-cell>
          <table:table-cell office:value-type="string" calcext:value-type="string">
            <text:p>https://api.github.com/repos/ryanhaining/cppitertools</text:p>
          </table:table-cell>
          <table:table-cell table:formula="of:=REPLACE([.B1106]; 1; 29; &quot;&quot;)" office:value-type="string" office:string-value="ryanhaining/cppitertools" calcext:value-type="string">
            <text:p>ryanhaining/cppitertools</text:p>
          </table:table-cell>
        </table:table-row>
        <table:table-row table:style-name="ro1">
          <table:table-cell office:value-type="float" office:value="5493469" calcext:value-type="float">
            <text:p>5493469</text:p>
          </table:table-cell>
          <table:table-cell office:value-type="string" calcext:value-type="string">
            <text:p>https://api.github.com/repos/Juniper/contrail-sandesh</text:p>
          </table:table-cell>
          <table:table-cell table:formula="of:=REPLACE([.B1107]; 1; 29; &quot;&quot;)" office:value-type="string" office:string-value="Juniper/contrail-sandesh" calcext:value-type="string">
            <text:p>Juniper/contrail-sandesh</text:p>
          </table:table-cell>
        </table:table-row>
        <table:table-row table:style-name="ro1">
          <table:table-cell office:value-type="float" office:value="5493531" calcext:value-type="float">
            <text:p>5493531</text:p>
          </table:table-cell>
          <table:table-cell office:value-type="string" calcext:value-type="string">
            <text:p>https://api.github.com/repos/NevilClavain/DrawSpace</text:p>
          </table:table-cell>
          <table:table-cell table:formula="of:=REPLACE([.B1108]; 1; 29; &quot;&quot;)" office:value-type="string" office:string-value="NevilClavain/DrawSpace" calcext:value-type="string">
            <text:p>NevilClavain/DrawSpace</text:p>
          </table:table-cell>
        </table:table-row>
        <table:table-row table:style-name="ro1">
          <table:table-cell office:value-type="float" office:value="5493550" calcext:value-type="float">
            <text:p>5493550</text:p>
          </table:table-cell>
          <table:table-cell office:value-type="string" calcext:value-type="string">
            <text:p>https://api.github.com/repos/kelvinh/xproxy</text:p>
          </table:table-cell>
          <table:table-cell table:formula="of:=REPLACE([.B1109]; 1; 29; &quot;&quot;)" office:value-type="string" office:string-value="kelvinh/xproxy" calcext:value-type="string">
            <text:p>kelvinh/xproxy</text:p>
          </table:table-cell>
        </table:table-row>
        <table:table-row table:style-name="ro1">
          <table:table-cell office:value-type="float" office:value="5494189" calcext:value-type="float">
            <text:p>5494189</text:p>
          </table:table-cell>
          <table:table-cell office:value-type="string" calcext:value-type="string">
            <text:p>https://api.github.com/repos/percona/percona-server</text:p>
          </table:table-cell>
          <table:table-cell table:formula="of:=REPLACE([.B1110]; 1; 29; &quot;&quot;)" office:value-type="string" office:string-value="percona/percona-server" calcext:value-type="string">
            <text:p>percona/percona-server</text:p>
          </table:table-cell>
        </table:table-row>
        <table:table-row table:style-name="ro1">
          <table:table-cell office:value-type="float" office:value="5511560" calcext:value-type="float">
            <text:p>5511560</text:p>
          </table:table-cell>
          <table:table-cell office:value-type="string" calcext:value-type="string">
            <text:p>https://api.github.com/repos/srush/PyDecode</text:p>
          </table:table-cell>
          <table:table-cell table:formula="of:=REPLACE([.B1111]; 1; 29; &quot;&quot;)" office:value-type="string" office:string-value="srush/PyDecode" calcext:value-type="string">
            <text:p>srush/PyDecode</text:p>
          </table:table-cell>
        </table:table-row>
        <table:table-row table:style-name="ro1">
          <table:table-cell office:value-type="float" office:value="5517422" calcext:value-type="float">
            <text:p>5517422</text:p>
          </table:table-cell>
          <table:table-cell office:value-type="string" calcext:value-type="string">
            <text:p>https://api.github.com/repos/grizzly-studios/Space-Evaders</text:p>
          </table:table-cell>
          <table:table-cell table:formula="of:=REPLACE([.B1112]; 1; 29; &quot;&quot;)" office:value-type="string" office:string-value="grizzly-studios/Space-Evaders" calcext:value-type="string">
            <text:p>grizzly-studios/Space-Evaders</text:p>
          </table:table-cell>
        </table:table-row>
        <table:table-row table:style-name="ro1">
          <table:table-cell office:value-type="float" office:value="5522291" calcext:value-type="float">
            <text:p>5522291</text:p>
          </table:table-cell>
          <table:table-cell office:value-type="string" calcext:value-type="string">
            <text:p>https://api.github.com/repos/kallaspriit/soccervision</text:p>
          </table:table-cell>
          <table:table-cell table:formula="of:=REPLACE([.B1113]; 1; 29; &quot;&quot;)" office:value-type="string" office:string-value="kallaspriit/soccervision" calcext:value-type="string">
            <text:p>kallaspriit/soccervision</text:p>
          </table:table-cell>
        </table:table-row>
        <table:table-row table:style-name="ro1">
          <table:table-cell office:value-type="float" office:value="5526513" calcext:value-type="float">
            <text:p>5526513</text:p>
          </table:table-cell>
          <table:table-cell office:value-type="string" calcext:value-type="string">
            <text:p>https://api.github.com/repos/NeuralProsthesisLab/unlock</text:p>
          </table:table-cell>
          <table:table-cell table:formula="of:=REPLACE([.B1114]; 1; 29; &quot;&quot;)" office:value-type="string" office:string-value="NeuralProsthesisLab/unlock" calcext:value-type="string">
            <text:p>NeuralProsthesisLab/unlock</text:p>
          </table:table-cell>
        </table:table-row>
        <table:table-row table:style-name="ro1">
          <table:table-cell office:value-type="float" office:value="5535538" calcext:value-type="float">
            <text:p>5535538</text:p>
          </table:table-cell>
          <table:table-cell office:value-type="string" calcext:value-type="string">
            <text:p>https://api.github.com/repos/jrprice/Oclgrind</text:p>
          </table:table-cell>
          <table:table-cell table:formula="of:=REPLACE([.B1115]; 1; 29; &quot;&quot;)" office:value-type="string" office:string-value="jrprice/Oclgrind" calcext:value-type="string">
            <text:p>jrprice/Oclgrind</text:p>
          </table:table-cell>
        </table:table-row>
        <table:table-row table:style-name="ro1">
          <table:table-cell office:value-type="float" office:value="5536579" calcext:value-type="float">
            <text:p>5536579</text:p>
          </table:table-cell>
          <table:table-cell office:value-type="string" calcext:value-type="string">
            <text:p>https://api.github.com/repos/QtCurve/qtcurve</text:p>
          </table:table-cell>
          <table:table-cell table:formula="of:=REPLACE([.B1116]; 1; 29; &quot;&quot;)" office:value-type="string" office:string-value="QtCurve/qtcurve" calcext:value-type="string">
            <text:p>QtCurve/qtcurve</text:p>
          </table:table-cell>
        </table:table-row>
        <table:table-row table:style-name="ro1">
          <table:table-cell office:value-type="float" office:value="5541204" calcext:value-type="float">
            <text:p>5541204</text:p>
          </table:table-cell>
          <table:table-cell office:value-type="string" calcext:value-type="string">
            <text:p>https://api.github.com/repos/arielm/new-chronotext-toolkit</text:p>
          </table:table-cell>
          <table:table-cell table:formula="of:=REPLACE([.B1117]; 1; 29; &quot;&quot;)" office:value-type="string" office:string-value="arielm/new-chronotext-toolkit" calcext:value-type="string">
            <text:p>arielm/new-chronotext-toolkit</text:p>
          </table:table-cell>
        </table:table-row>
        <table:table-row table:style-name="ro1">
          <table:table-cell office:value-type="float" office:value="5542952" calcext:value-type="float">
            <text:p>5542952</text:p>
          </table:table-cell>
          <table:table-cell office:value-type="string" calcext:value-type="string">
            <text:p>https://api.github.com/repos/percona/percona-xtrabackup</text:p>
          </table:table-cell>
          <table:table-cell table:formula="of:=REPLACE([.B1118]; 1; 29; &quot;&quot;)" office:value-type="string" office:string-value="percona/percona-xtrabackup" calcext:value-type="string">
            <text:p>percona/percona-xtrabackup</text:p>
          </table:table-cell>
        </table:table-row>
        <table:table-row table:style-name="ro1">
          <table:table-cell office:value-type="float" office:value="5545020" calcext:value-type="float">
            <text:p>5545020</text:p>
          </table:table-cell>
          <table:table-cell office:value-type="string" calcext:value-type="string">
            <text:p>https://api.github.com/repos/adrien-matta/nptool</text:p>
          </table:table-cell>
          <table:table-cell table:formula="of:=REPLACE([.B1119]; 1; 29; &quot;&quot;)" office:value-type="string" office:string-value="adrien-matta/nptool" calcext:value-type="string">
            <text:p>adrien-matta/nptool</text:p>
          </table:table-cell>
        </table:table-row>
        <table:table-row table:style-name="ro1">
          <table:table-cell office:value-type="float" office:value="5545833" calcext:value-type="float">
            <text:p>5545833</text:p>
          </table:table-cell>
          <table:table-cell office:value-type="string" calcext:value-type="string">
            <text:p>https://api.github.com/repos/telefonicaid/fiware-orion</text:p>
          </table:table-cell>
          <table:table-cell table:formula="of:=REPLACE([.B1120]; 1; 29; &quot;&quot;)" office:value-type="string" office:string-value="telefonicaid/fiware-orion" calcext:value-type="string">
            <text:p>telefonicaid/fiware-orion</text:p>
          </table:table-cell>
        </table:table-row>
        <table:table-row table:style-name="ro1">
          <table:table-cell office:value-type="float" office:value="5546474" calcext:value-type="float">
            <text:p>5546474</text:p>
          </table:table-cell>
          <table:table-cell office:value-type="string" calcext:value-type="string">
            <text:p>https://api.github.com/repos/urho3d/Urho3D</text:p>
          </table:table-cell>
          <table:table-cell table:formula="of:=REPLACE([.B1121]; 1; 29; &quot;&quot;)" office:value-type="string" office:string-value="urho3d/Urho3D" calcext:value-type="string">
            <text:p>urho3d/Urho3D</text:p>
          </table:table-cell>
        </table:table-row>
        <table:table-row table:style-name="ro1">
          <table:table-cell office:value-type="float" office:value="5547277" calcext:value-type="float">
            <text:p>5547277</text:p>
          </table:table-cell>
          <table:table-cell office:value-type="string" calcext:value-type="string">
            <text:p>https://api.github.com/repos/gimli-org/gimli</text:p>
          </table:table-cell>
          <table:table-cell table:formula="of:=REPLACE([.B1122]; 1; 29; &quot;&quot;)" office:value-type="string" office:string-value="gimli-org/gimli" calcext:value-type="string">
            <text:p>gimli-org/gimli</text:p>
          </table:table-cell>
        </table:table-row>
        <table:table-row table:style-name="ro1">
          <table:table-cell office:value-type="float" office:value="5556378" calcext:value-type="float">
            <text:p>5556378</text:p>
          </table:table-cell>
          <table:table-cell office:value-type="string" calcext:value-type="string">
            <text:p>https://api.github.com/repos/nomacs/nomacs</text:p>
          </table:table-cell>
          <table:table-cell table:formula="of:=REPLACE([.B1123]; 1; 29; &quot;&quot;)" office:value-type="string" office:string-value="nomacs/nomacs" calcext:value-type="string">
            <text:p>nomacs/nomacs</text:p>
          </table:table-cell>
        </table:table-row>
        <table:table-row table:style-name="ro1">
          <table:table-cell office:value-type="float" office:value="5561325" calcext:value-type="float">
            <text:p>5561325</text:p>
          </table:table-cell>
          <table:table-cell office:value-type="string" calcext:value-type="string">
            <text:p>https://api.github.com/repos/aymara/lima</text:p>
          </table:table-cell>
          <table:table-cell table:formula="of:=REPLACE([.B1124]; 1; 29; &quot;&quot;)" office:value-type="string" office:string-value="aymara/lima" calcext:value-type="string">
            <text:p>aymara/lima</text:p>
          </table:table-cell>
        </table:table-row>
        <table:table-row table:style-name="ro1">
          <table:table-cell office:value-type="float" office:value="5581285" calcext:value-type="float">
            <text:p>5581285</text:p>
          </table:table-cell>
          <table:table-cell office:value-type="string" calcext:value-type="string">
            <text:p>https://api.github.com/repos/ProjetM1MPRI2013/central</text:p>
          </table:table-cell>
          <table:table-cell table:formula="of:=REPLACE([.B1125]; 1; 29; &quot;&quot;)" office:value-type="string" office:string-value="ProjetM1MPRI2013/central" calcext:value-type="string">
            <text:p>ProjetM1MPRI2013/central</text:p>
          </table:table-cell>
        </table:table-row>
        <table:table-row table:style-name="ro1">
          <table:table-cell office:value-type="float" office:value="5582172" calcext:value-type="float">
            <text:p>5582172</text:p>
          </table:table-cell>
          <table:table-cell office:value-type="string" calcext:value-type="string">
            <text:p>https://api.github.com/repos/koying/SPMC</text:p>
          </table:table-cell>
          <table:table-cell table:formula="of:=REPLACE([.B1126]; 1; 29; &quot;&quot;)" office:value-type="string" office:string-value="koying/SPMC" calcext:value-type="string">
            <text:p>koying/SPMC</text:p>
          </table:table-cell>
        </table:table-row>
        <table:table-row table:style-name="ro1">
          <table:table-cell office:value-type="float" office:value="5588238" calcext:value-type="float">
            <text:p>5588238</text:p>
          </table:table-cell>
          <table:table-cell office:value-type="string" calcext:value-type="string">
            <text:p>https://api.github.com/repos/hsdxpro/Zsiroskenyer-Engine</text:p>
          </table:table-cell>
          <table:table-cell table:formula="of:=REPLACE([.B1127]; 1; 29; &quot;&quot;)" office:value-type="string" office:string-value="hsdxpro/Zsiroskenyer-Engine" calcext:value-type="string">
            <text:p>hsdxpro/Zsiroskenyer-Engine</text:p>
          </table:table-cell>
        </table:table-row>
        <table:table-row table:style-name="ro1">
          <table:table-cell office:value-type="float" office:value="5589584" calcext:value-type="float">
            <text:p>5589584</text:p>
          </table:table-cell>
          <table:table-cell office:value-type="string" calcext:value-type="string">
            <text:p>https://api.github.com/repos/widelands/widelands</text:p>
          </table:table-cell>
          <table:table-cell table:formula="of:=REPLACE([.B1128]; 1; 29; &quot;&quot;)" office:value-type="string" office:string-value="widelands/widelands" calcext:value-type="string">
            <text:p>widelands/widelands</text:p>
          </table:table-cell>
        </table:table-row>
        <table:table-row table:style-name="ro1">
          <table:table-cell office:value-type="float" office:value="5596705" calcext:value-type="float">
            <text:p>5596705</text:p>
          </table:table-cell>
          <table:table-cell office:value-type="string" calcext:value-type="string">
            <text:p>https://api.github.com/repos/otherlab/geode</text:p>
          </table:table-cell>
          <table:table-cell table:formula="of:=REPLACE([.B1129]; 1; 29; &quot;&quot;)" office:value-type="string" office:string-value="otherlab/geode" calcext:value-type="string">
            <text:p>otherlab/geode</text:p>
          </table:table-cell>
        </table:table-row>
        <table:table-row table:style-name="ro1">
          <table:table-cell office:value-type="float" office:value="5602445" calcext:value-type="float">
            <text:p>5602445</text:p>
          </table:table-cell>
          <table:table-cell office:value-type="string" calcext:value-type="string">
            <text:p>https://api.github.com/repos/SIPp/sipp</text:p>
          </table:table-cell>
          <table:table-cell table:formula="of:=REPLACE([.B1130]; 1; 29; &quot;&quot;)" office:value-type="string" office:string-value="SIPp/sipp" calcext:value-type="string">
            <text:p>SIPp/sipp</text:p>
          </table:table-cell>
        </table:table-row>
        <table:table-row table:style-name="ro1">
          <table:table-cell office:value-type="float" office:value="5606930" calcext:value-type="float">
            <text:p>5606930</text:p>
          </table:table-cell>
          <table:table-cell office:value-type="string" calcext:value-type="string">
            <text:p>https://api.github.com/repos/jb-alvarado/media-autobuild_suite</text:p>
          </table:table-cell>
          <table:table-cell table:formula="of:=REPLACE([.B1131]; 1; 29; &quot;&quot;)" office:value-type="string" office:string-value="jb-alvarado/media-autobuild_suite" calcext:value-type="string">
            <text:p>jb-alvarado/media-autobuild_suite</text:p>
          </table:table-cell>
        </table:table-row>
        <table:table-row table:style-name="ro1">
          <table:table-cell office:value-type="float" office:value="5620707" calcext:value-type="float">
            <text:p>5620707</text:p>
          </table:table-cell>
          <table:table-cell office:value-type="string" calcext:value-type="string">
            <text:p>https://api.github.com/repos/koba-e964/contest</text:p>
          </table:table-cell>
          <table:table-cell table:formula="of:=REPLACE([.B1132]; 1; 29; &quot;&quot;)" office:value-type="string" office:string-value="koba-e964/contest" calcext:value-type="string">
            <text:p>koba-e964/contest</text:p>
          </table:table-cell>
        </table:table-row>
        <table:table-row table:style-name="ro1">
          <table:table-cell office:value-type="float" office:value="5621885" calcext:value-type="float">
            <text:p>5621885</text:p>
          </table:table-cell>
          <table:table-cell office:value-type="string" calcext:value-type="string">
            <text:p>https://api.github.com/repos/simtr/The-Powder-Toy</text:p>
          </table:table-cell>
          <table:table-cell table:formula="of:=REPLACE([.B1133]; 1; 29; &quot;&quot;)" office:value-type="string" office:string-value="simtr/The-Powder-Toy" calcext:value-type="string">
            <text:p>simtr/The-Powder-Toy</text:p>
          </table:table-cell>
        </table:table-row>
        <table:table-row table:style-name="ro1">
          <table:table-cell office:value-type="float" office:value="5627328" calcext:value-type="float">
            <text:p>5627328</text:p>
          </table:table-cell>
          <table:table-cell office:value-type="string" calcext:value-type="string">
            <text:p>https://api.github.com/repos/Kingcom/armips</text:p>
          </table:table-cell>
          <table:table-cell table:formula="of:=REPLACE([.B1134]; 1; 29; &quot;&quot;)" office:value-type="string" office:string-value="Kingcom/armips" calcext:value-type="string">
            <text:p>Kingcom/armips</text:p>
          </table:table-cell>
        </table:table-row>
        <table:table-row table:style-name="ro1">
          <table:table-cell office:value-type="float" office:value="5629091" calcext:value-type="float">
            <text:p>5629091</text:p>
          </table:table-cell>
          <table:table-cell office:value-type="string" calcext:value-type="string">
            <text:p>https://api.github.com/repos/dicarlolab/archconvnets</text:p>
          </table:table-cell>
          <table:table-cell table:formula="of:=REPLACE([.B1135]; 1; 29; &quot;&quot;)" office:value-type="string" office:string-value="dicarlolab/archconvnets" calcext:value-type="string">
            <text:p>dicarlolab/archconvnets</text:p>
          </table:table-cell>
        </table:table-row>
        <table:table-row table:style-name="ro1">
          <table:table-cell office:value-type="float" office:value="5637014" calcext:value-type="float">
            <text:p>5637014</text:p>
          </table:table-cell>
          <table:table-cell office:value-type="string" calcext:value-type="string">
            <text:p>https://api.github.com/repos/stereomatchingkiss/blogCodes2</text:p>
          </table:table-cell>
          <table:table-cell table:formula="of:=REPLACE([.B1136]; 1; 29; &quot;&quot;)" office:value-type="string" office:string-value="stereomatchingkiss/blogCodes2" calcext:value-type="string">
            <text:p>stereomatchingkiss/blogCodes2</text:p>
          </table:table-cell>
        </table:table-row>
        <table:table-row table:style-name="ro1">
          <table:table-cell office:value-type="float" office:value="5660985" calcext:value-type="float">
            <text:p>5660985</text:p>
          </table:table-cell>
          <table:table-cell office:value-type="string" calcext:value-type="string">
            <text:p>https://api.github.com/repos/gahansen/Albany</text:p>
          </table:table-cell>
          <table:table-cell table:formula="of:=REPLACE([.B1137]; 1; 29; &quot;&quot;)" office:value-type="string" office:string-value="gahansen/Albany" calcext:value-type="string">
            <text:p>gahansen/Albany</text:p>
          </table:table-cell>
        </table:table-row>
        <table:table-row table:style-name="ro1">
          <table:table-cell office:value-type="float" office:value="5665422" calcext:value-type="float">
            <text:p>5665422</text:p>
          </table:table-cell>
          <table:table-cell office:value-type="string" calcext:value-type="string">
            <text:p>https://api.github.com/repos/sergeyreznik/et-engine</text:p>
          </table:table-cell>
          <table:table-cell table:formula="of:=REPLACE([.B1138]; 1; 29; &quot;&quot;)" office:value-type="string" office:string-value="sergeyreznik/et-engine" calcext:value-type="string">
            <text:p>sergeyreznik/et-engine</text:p>
          </table:table-cell>
        </table:table-row>
        <table:table-row table:style-name="ro1">
          <table:table-cell office:value-type="float" office:value="5674926" calcext:value-type="float">
            <text:p>5674926</text:p>
          </table:table-cell>
          <table:table-cell office:value-type="string" calcext:value-type="string">
            <text:p>https://api.github.com/repos/rezwan4029/UVA-CODES</text:p>
          </table:table-cell>
          <table:table-cell table:formula="of:=REPLACE([.B1139]; 1; 29; &quot;&quot;)" office:value-type="string" office:string-value="rezwan4029/UVA-CODES" calcext:value-type="string">
            <text:p>rezwan4029/UVA-CODES</text:p>
          </table:table-cell>
        </table:table-row>
        <table:table-row table:style-name="ro1">
          <table:table-cell office:value-type="float" office:value="5682414" calcext:value-type="float">
            <text:p>5682414</text:p>
          </table:table-cell>
          <table:table-cell office:value-type="string" calcext:value-type="string">
            <text:p>https://api.github.com/repos/degarashi/resonant</text:p>
          </table:table-cell>
          <table:table-cell table:formula="of:=REPLACE([.B1140]; 1; 29; &quot;&quot;)" office:value-type="string" office:string-value="degarashi/resonant" calcext:value-type="string">
            <text:p>degarashi/resonant</text:p>
          </table:table-cell>
        </table:table-row>
        <table:table-row table:style-name="ro1">
          <table:table-cell office:value-type="float" office:value="5684464" calcext:value-type="float">
            <text:p>5684464</text:p>
          </table:table-cell>
          <table:table-cell office:value-type="string" calcext:value-type="string">
            <text:p>https://api.github.com/repos/putnampp/clotho</text:p>
          </table:table-cell>
          <table:table-cell table:formula="of:=REPLACE([.B1141]; 1; 29; &quot;&quot;)" office:value-type="string" office:string-value="putnampp/clotho" calcext:value-type="string">
            <text:p>putnampp/clotho</text:p>
          </table:table-cell>
        </table:table-row>
        <table:table-row table:style-name="ro1">
          <table:table-cell office:value-type="float" office:value="5690486" calcext:value-type="float">
            <text:p>5690486</text:p>
          </table:table-cell>
          <table:table-cell office:value-type="string" calcext:value-type="string">
            <text:p>https://api.github.com/repos/tathanhdinh/PathExplorer</text:p>
          </table:table-cell>
          <table:table-cell table:formula="of:=REPLACE([.B1142]; 1; 29; &quot;&quot;)" office:value-type="string" office:string-value="tathanhdinh/PathExplorer" calcext:value-type="string">
            <text:p>tathanhdinh/PathExplorer</text:p>
          </table:table-cell>
        </table:table-row>
        <table:table-row table:style-name="ro1">
          <table:table-cell office:value-type="float" office:value="5690900" calcext:value-type="float">
            <text:p>5690900</text:p>
          </table:table-cell>
          <table:table-cell office:value-type="string" calcext:value-type="string">
            <text:p>https://api.github.com/repos/treeguard/leetcode</text:p>
          </table:table-cell>
          <table:table-cell table:formula="of:=REPLACE([.B1143]; 1; 29; &quot;&quot;)" office:value-type="string" office:string-value="treeguard/leetcode" calcext:value-type="string">
            <text:p>treeguard/leetcode</text:p>
          </table:table-cell>
        </table:table-row>
        <table:table-row table:style-name="ro1">
          <table:table-cell office:value-type="float" office:value="5695413" calcext:value-type="float">
            <text:p>5695413</text:p>
          </table:table-cell>
          <table:table-cell office:value-type="string" calcext:value-type="string">
            <text:p>https://api.github.com/repos/jobe-m/ownkeepass</text:p>
          </table:table-cell>
          <table:table-cell table:formula="of:=REPLACE([.B1144]; 1; 29; &quot;&quot;)" office:value-type="string" office:string-value="jobe-m/ownkeepass" calcext:value-type="string">
            <text:p>jobe-m/ownkeepass</text:p>
          </table:table-cell>
        </table:table-row>
        <table:table-row table:style-name="ro1">
          <table:table-cell office:value-type="float" office:value="5707562" calcext:value-type="float">
            <text:p>5707562</text:p>
          </table:table-cell>
          <table:table-cell office:value-type="string" calcext:value-type="string">
            <text:p>https://api.github.com/repos/chenxiaolong/DualBootPatcher</text:p>
          </table:table-cell>
          <table:table-cell table:formula="of:=REPLACE([.B1145]; 1; 29; &quot;&quot;)" office:value-type="string" office:string-value="chenxiaolong/DualBootPatcher" calcext:value-type="string">
            <text:p>chenxiaolong/DualBootPatcher</text:p>
          </table:table-cell>
        </table:table-row>
        <table:table-row table:style-name="ro1">
          <table:table-cell office:value-type="float" office:value="5729708" calcext:value-type="float">
            <text:p>5729708</text:p>
          </table:table-cell>
          <table:table-cell office:value-type="string" calcext:value-type="string">
            <text:p>https://api.github.com/repos/InsightSoftwareConsortium/ITK</text:p>
          </table:table-cell>
          <table:table-cell table:formula="of:=REPLACE([.B1146]; 1; 29; &quot;&quot;)" office:value-type="string" office:string-value="InsightSoftwareConsortium/ITK" calcext:value-type="string">
            <text:p>InsightSoftwareConsortium/ITK</text:p>
          </table:table-cell>
        </table:table-row>
        <table:table-row table:style-name="ro1">
          <table:table-cell office:value-type="float" office:value="5731154" calcext:value-type="float">
            <text:p>5731154</text:p>
          </table:table-cell>
          <table:table-cell office:value-type="string" calcext:value-type="string">
            <text:p>https://api.github.com/repos/erisproject/eris</text:p>
          </table:table-cell>
          <table:table-cell table:formula="of:=REPLACE([.B1147]; 1; 29; &quot;&quot;)" office:value-type="string" office:string-value="erisproject/eris" calcext:value-type="string">
            <text:p>erisproject/eris</text:p>
          </table:table-cell>
        </table:table-row>
        <table:table-row table:style-name="ro1">
          <table:table-cell office:value-type="float" office:value="5738665" calcext:value-type="float">
            <text:p>5738665</text:p>
          </table:table-cell>
          <table:table-cell office:value-type="string" calcext:value-type="string">
            <text:p>https://api.github.com/repos/proycon/colibri-core</text:p>
          </table:table-cell>
          <table:table-cell table:formula="of:=REPLACE([.B1148]; 1; 29; &quot;&quot;)" office:value-type="string" office:string-value="proycon/colibri-core" calcext:value-type="string">
            <text:p>proycon/colibri-core</text:p>
          </table:table-cell>
        </table:table-row>
        <table:table-row table:style-name="ro1">
          <table:table-cell office:value-type="float" office:value="5746403" calcext:value-type="float">
            <text:p>5746403</text:p>
          </table:table-cell>
          <table:table-cell office:value-type="string" calcext:value-type="string">
            <text:p>https://api.github.com/repos/isazi/Dedispersion</text:p>
          </table:table-cell>
          <table:table-cell table:formula="of:=REPLACE([.B1149]; 1; 29; &quot;&quot;)" office:value-type="string" office:string-value="isazi/Dedispersion" calcext:value-type="string">
            <text:p>isazi/Dedispersion</text:p>
          </table:table-cell>
        </table:table-row>
        <table:table-row table:style-name="ro1">
          <table:table-cell office:value-type="float" office:value="5756583" calcext:value-type="float">
            <text:p>5756583</text:p>
          </table:table-cell>
          <table:table-cell office:value-type="string" calcext:value-type="string">
            <text:p>https://api.github.com/repos/wolfviking0/webcl-translator</text:p>
          </table:table-cell>
          <table:table-cell table:formula="of:=REPLACE([.B1150]; 1; 29; &quot;&quot;)" office:value-type="string" office:string-value="wolfviking0/webcl-translator" calcext:value-type="string">
            <text:p>wolfviking0/webcl-translator</text:p>
          </table:table-cell>
        </table:table-row>
        <table:table-row table:style-name="ro1">
          <table:table-cell office:value-type="float" office:value="5776742" calcext:value-type="float">
            <text:p>5776742</text:p>
          </table:table-cell>
          <table:table-cell office:value-type="string" calcext:value-type="string">
            <text:p>https://api.github.com/repos/NevilClavain/DrawSpace_samples</text:p>
          </table:table-cell>
          <table:table-cell table:formula="of:=REPLACE([.B1151]; 1; 29; &quot;&quot;)" office:value-type="string" office:string-value="NevilClavain/DrawSpace_samples" calcext:value-type="string">
            <text:p>NevilClavain/DrawSpace_samples</text:p>
          </table:table-cell>
        </table:table-row>
        <table:table-row table:style-name="ro1">
          <table:table-cell office:value-type="float" office:value="5788675" calcext:value-type="float">
            <text:p>5788675</text:p>
          </table:table-cell>
          <table:table-cell office:value-type="string" calcext:value-type="string">
            <text:p>https://api.github.com/repos/astralien3000/aversive--</text:p>
          </table:table-cell>
          <table:table-cell table:formula="of:=REPLACE([.B1152]; 1; 29; &quot;&quot;)" office:value-type="string" office:string-value="astralien3000/aversive--" calcext:value-type="string">
            <text:p>astralien3000/aversive--</text:p>
          </table:table-cell>
        </table:table-row>
        <table:table-row table:style-name="ro1">
          <table:table-cell office:value-type="float" office:value="5799988" calcext:value-type="float">
            <text:p>5799988</text:p>
          </table:table-cell>
          <table:table-cell office:value-type="string" calcext:value-type="string">
            <text:p>https://api.github.com/repos/psi-plus/psi-plus-snapshots</text:p>
          </table:table-cell>
          <table:table-cell table:formula="of:=REPLACE([.B1153]; 1; 29; &quot;&quot;)" office:value-type="string" office:string-value="psi-plus/psi-plus-snapshots" calcext:value-type="string">
            <text:p>psi-plus/psi-plus-snapshots</text:p>
          </table:table-cell>
        </table:table-row>
        <table:table-row table:style-name="ro1">
          <table:table-cell office:value-type="float" office:value="5806527" calcext:value-type="float">
            <text:p>5806527</text:p>
          </table:table-cell>
          <table:table-cell office:value-type="string" calcext:value-type="string">
            <text:p>https://api.github.com/repos/percona/percona-xtradb-cluster</text:p>
          </table:table-cell>
          <table:table-cell table:formula="of:=REPLACE([.B1154]; 1; 29; &quot;&quot;)" office:value-type="string" office:string-value="percona/percona-xtradb-cluster" calcext:value-type="string">
            <text:p>percona/percona-xtradb-cluster</text:p>
          </table:table-cell>
        </table:table-row>
        <table:table-row table:style-name="ro1">
          <table:table-cell office:value-type="float" office:value="5811724" calcext:value-type="float">
            <text:p>5811724</text:p>
          </table:table-cell>
          <table:table-cell office:value-type="string" calcext:value-type="string">
            <text:p>https://api.github.com/repos/MichaelRFairhurst/wake-compiler</text:p>
          </table:table-cell>
          <table:table-cell table:formula="of:=REPLACE([.B1155]; 1; 29; &quot;&quot;)" office:value-type="string" office:string-value="MichaelRFairhurst/wake-compiler" calcext:value-type="string">
            <text:p>MichaelRFairhurst/wake-compiler</text:p>
          </table:table-cell>
        </table:table-row>
        <table:table-row table:style-name="ro1">
          <table:table-cell office:value-type="float" office:value="5813649" calcext:value-type="float">
            <text:p>5813649</text:p>
          </table:table-cell>
          <table:table-cell office:value-type="string" calcext:value-type="string">
            <text:p>https://api.github.com/repos/TACC/perfexpert</text:p>
          </table:table-cell>
          <table:table-cell table:formula="of:=REPLACE([.B1156]; 1; 29; &quot;&quot;)" office:value-type="string" office:string-value="TACC/perfexpert" calcext:value-type="string">
            <text:p>TACC/perfexpert</text:p>
          </table:table-cell>
        </table:table-row>
        <table:table-row table:style-name="ro1">
          <table:table-cell office:value-type="float" office:value="5819885" calcext:value-type="float">
            <text:p>5819885</text:p>
          </table:table-cell>
          <table:table-cell office:value-type="string" calcext:value-type="string">
            <text:p>https://api.github.com/repos/slimek/Caramel</text:p>
          </table:table-cell>
          <table:table-cell table:formula="of:=REPLACE([.B1157]; 1; 29; &quot;&quot;)" office:value-type="string" office:string-value="slimek/Caramel" calcext:value-type="string">
            <text:p>slimek/Caramel</text:p>
          </table:table-cell>
        </table:table-row>
        <table:table-row table:style-name="ro1">
          <table:table-cell office:value-type="float" office:value="5823019" calcext:value-type="float">
            <text:p>5823019</text:p>
          </table:table-cell>
          <table:table-cell office:value-type="string" calcext:value-type="string">
            <text:p>https://api.github.com/repos/omnirom/android_frameworks_av</text:p>
          </table:table-cell>
          <table:table-cell table:formula="of:=REPLACE([.B1158]; 1; 29; &quot;&quot;)" office:value-type="string" office:string-value="omnirom/android_frameworks_av" calcext:value-type="string">
            <text:p>omnirom/android_frameworks_av</text:p>
          </table:table-cell>
        </table:table-row>
        <table:table-row table:style-name="ro1">
          <table:table-cell office:value-type="float" office:value="5831963" calcext:value-type="float">
            <text:p>5831963</text:p>
          </table:table-cell>
          <table:table-cell office:value-type="string" calcext:value-type="string">
            <text:p>https://api.github.com/repos/facebook/hhvm</text:p>
          </table:table-cell>
          <table:table-cell table:formula="of:=REPLACE([.B1159]; 1; 29; &quot;&quot;)" office:value-type="string" office:string-value="facebook/hhvm" calcext:value-type="string">
            <text:p>facebook/hhvm</text:p>
          </table:table-cell>
        </table:table-row>
        <table:table-row table:style-name="ro1">
          <table:table-cell office:value-type="float" office:value="5851193" calcext:value-type="float">
            <text:p>5851193</text:p>
          </table:table-cell>
          <table:table-cell office:value-type="string" calcext:value-type="string">
            <text:p>https://api.github.com/repos/STEllAR-GROUP/hpxcl</text:p>
          </table:table-cell>
          <table:table-cell table:formula="of:=REPLACE([.B1160]; 1; 29; &quot;&quot;)" office:value-type="string" office:string-value="STEllAR-GROUP/hpxcl" calcext:value-type="string">
            <text:p>STEllAR-GROUP/hpxcl</text:p>
          </table:table-cell>
        </table:table-row>
        <table:table-row table:style-name="ro1">
          <table:table-cell office:value-type="float" office:value="5852416" calcext:value-type="float">
            <text:p>5852416</text:p>
          </table:table-cell>
          <table:table-cell office:value-type="string" calcext:value-type="string">
            <text:p>https://api.github.com/repos/xivo-pbx/xivo-client-qt</text:p>
          </table:table-cell>
          <table:table-cell table:formula="of:=REPLACE([.B1161]; 1; 29; &quot;&quot;)" office:value-type="string" office:string-value="xivo-pbx/xivo-client-qt" calcext:value-type="string">
            <text:p>xivo-pbx/xivo-client-qt</text:p>
          </table:table-cell>
        </table:table-row>
        <table:table-row table:style-name="ro1">
          <table:table-cell office:value-type="float" office:value="5855094" calcext:value-type="float">
            <text:p>5855094</text:p>
          </table:table-cell>
          <table:table-cell office:value-type="string" calcext:value-type="string">
            <text:p>https://api.github.com/repos/VajraFramework/Vajra</text:p>
          </table:table-cell>
          <table:table-cell table:formula="of:=REPLACE([.B1162]; 1; 29; &quot;&quot;)" office:value-type="string" office:string-value="VajraFramework/Vajra" calcext:value-type="string">
            <text:p>VajraFramework/Vajra</text:p>
          </table:table-cell>
        </table:table-row>
        <table:table-row table:style-name="ro1">
          <table:table-cell office:value-type="float" office:value="5858934" calcext:value-type="float">
            <text:p>5858934</text:p>
          </table:table-cell>
          <table:table-cell office:value-type="string" calcext:value-type="string">
            <text:p>https://api.github.com/repos/Orange-OpenSource/mod_dup</text:p>
          </table:table-cell>
          <table:table-cell table:formula="of:=REPLACE([.B1163]; 1; 29; &quot;&quot;)" office:value-type="string" office:string-value="Orange-OpenSource/mod_dup" calcext:value-type="string">
            <text:p>Orange-OpenSource/mod_dup</text:p>
          </table:table-cell>
        </table:table-row>
        <table:table-row table:style-name="ro1">
          <table:table-cell office:value-type="float" office:value="5867484" calcext:value-type="float">
            <text:p>5867484</text:p>
          </table:table-cell>
          <table:table-cell office:value-type="string" calcext:value-type="string">
            <text:p>https://api.github.com/repos/vrsys/guacamole</text:p>
          </table:table-cell>
          <table:table-cell table:formula="of:=REPLACE([.B1164]; 1; 29; &quot;&quot;)" office:value-type="string" office:string-value="vrsys/guacamole" calcext:value-type="string">
            <text:p>vrsys/guacamole</text:p>
          </table:table-cell>
        </table:table-row>
        <table:table-row table:style-name="ro1">
          <table:table-cell office:value-type="float" office:value="5868303" calcext:value-type="float">
            <text:p>5868303</text:p>
          </table:table-cell>
          <table:table-cell office:value-type="string" calcext:value-type="string">
            <text:p>https://api.github.com/repos/wichtounet/thor-os</text:p>
          </table:table-cell>
          <table:table-cell table:formula="of:=REPLACE([.B1165]; 1; 29; &quot;&quot;)" office:value-type="string" office:string-value="wichtounet/thor-os" calcext:value-type="string">
            <text:p>wichtounet/thor-os</text:p>
          </table:table-cell>
        </table:table-row>
        <table:table-row table:style-name="ro1">
          <table:table-cell office:value-type="float" office:value="5868935" calcext:value-type="float">
            <text:p>5868935</text:p>
          </table:table-cell>
          <table:table-cell office:value-type="string" calcext:value-type="string">
            <text:p>https://api.github.com/repos/riuson/lcd-image-converter</text:p>
          </table:table-cell>
          <table:table-cell table:formula="of:=REPLACE([.B1166]; 1; 29; &quot;&quot;)" office:value-type="string" office:string-value="riuson/lcd-image-converter" calcext:value-type="string">
            <text:p>riuson/lcd-image-converter</text:p>
          </table:table-cell>
        </table:table-row>
        <table:table-row table:style-name="ro1">
          <table:table-cell office:value-type="float" office:value="5874046" calcext:value-type="float">
            <text:p>5874046</text:p>
          </table:table-cell>
          <table:table-cell office:value-type="string" calcext:value-type="string">
            <text:p>https://api.github.com/repos/flow123d/flow123d</text:p>
          </table:table-cell>
          <table:table-cell table:formula="of:=REPLACE([.B1167]; 1; 29; &quot;&quot;)" office:value-type="string" office:string-value="flow123d/flow123d" calcext:value-type="string">
            <text:p>flow123d/flow123d</text:p>
          </table:table-cell>
        </table:table-row>
        <table:table-row table:style-name="ro1">
          <table:table-cell office:value-type="float" office:value="5877633" calcext:value-type="float">
            <text:p>5877633</text:p>
          </table:table-cell>
          <table:table-cell office:value-type="string" calcext:value-type="string">
            <text:p>https://api.github.com/repos/jalmond/LQanalyzer</text:p>
          </table:table-cell>
          <table:table-cell table:formula="of:=REPLACE([.B1168]; 1; 29; &quot;&quot;)" office:value-type="string" office:string-value="jalmond/LQanalyzer" calcext:value-type="string">
            <text:p>jalmond/LQanalyzer</text:p>
          </table:table-cell>
        </table:table-row>
        <table:table-row table:style-name="ro1">
          <table:table-cell office:value-type="float" office:value="5890146" calcext:value-type="float">
            <text:p>5890146</text:p>
          </table:table-cell>
          <table:table-cell office:value-type="string" calcext:value-type="string">
            <text:p>https://api.github.com/repos/byllyfish/libofp</text:p>
          </table:table-cell>
          <table:table-cell table:formula="of:=REPLACE([.B1169]; 1; 29; &quot;&quot;)" office:value-type="string" office:string-value="byllyfish/libofp" calcext:value-type="string">
            <text:p>byllyfish/libofp</text:p>
          </table:table-cell>
        </table:table-row>
        <table:table-row table:style-name="ro1">
          <table:table-cell office:value-type="float" office:value="5914188" calcext:value-type="float">
            <text:p>5914188</text:p>
          </table:table-cell>
          <table:table-cell office:value-type="string" calcext:value-type="string">
            <text:p>https://api.github.com/repos/ELENA-LANG/elena-lang</text:p>
          </table:table-cell>
          <table:table-cell table:formula="of:=REPLACE([.B1170]; 1; 29; &quot;&quot;)" office:value-type="string" office:string-value="ELENA-LANG/elena-lang" calcext:value-type="string">
            <text:p>ELENA-LANG/elena-lang</text:p>
          </table:table-cell>
        </table:table-row>
        <table:table-row table:style-name="ro1">
          <table:table-cell office:value-type="float" office:value="5918072" calcext:value-type="float">
            <text:p>5918072</text:p>
          </table:table-cell>
          <table:table-cell office:value-type="string" calcext:value-type="string">
            <text:p>https://api.github.com/repos/devernay/openfx-misc</text:p>
          </table:table-cell>
          <table:table-cell table:formula="of:=REPLACE([.B1171]; 1; 29; &quot;&quot;)" office:value-type="string" office:string-value="devernay/openfx-misc" calcext:value-type="string">
            <text:p>devernay/openfx-misc</text:p>
          </table:table-cell>
        </table:table-row>
        <table:table-row table:style-name="ro1">
          <table:table-cell office:value-type="float" office:value="5923272" calcext:value-type="float">
            <text:p>5923272</text:p>
          </table:table-cell>
          <table:table-cell office:value-type="string" calcext:value-type="string">
            <text:p>https://api.github.com/repos/feecpp/imakart</text:p>
          </table:table-cell>
          <table:table-cell table:formula="of:=REPLACE([.B1172]; 1; 29; &quot;&quot;)" office:value-type="string" office:string-value="feecpp/imakart" calcext:value-type="string">
            <text:p>feecpp/imakart</text:p>
          </table:table-cell>
        </table:table-row>
        <table:table-row table:style-name="ro1">
          <table:table-cell office:value-type="float" office:value="5930282" calcext:value-type="float">
            <text:p>5930282</text:p>
          </table:table-cell>
          <table:table-cell office:value-type="string" calcext:value-type="string">
            <text:p>https://api.github.com/repos/OSSIA/i-score</text:p>
          </table:table-cell>
          <table:table-cell table:formula="of:=REPLACE([.B1173]; 1; 29; &quot;&quot;)" office:value-type="string" office:string-value="OSSIA/i-score" calcext:value-type="string">
            <text:p>OSSIA/i-score</text:p>
          </table:table-cell>
        </table:table-row>
        <table:table-row table:style-name="ro1">
          <table:table-cell office:value-type="float" office:value="5940732" calcext:value-type="float">
            <text:p>5940732</text:p>
          </table:table-cell>
          <table:table-cell office:value-type="string" calcext:value-type="string">
            <text:p>https://api.github.com/repos/AICP/frameworks_av</text:p>
          </table:table-cell>
          <table:table-cell table:formula="of:=REPLACE([.B1174]; 1; 29; &quot;&quot;)" office:value-type="string" office:string-value="AICP/frameworks_av" calcext:value-type="string">
            <text:p>AICP/frameworks_av</text:p>
          </table:table-cell>
        </table:table-row>
        <table:table-row table:style-name="ro1">
          <table:table-cell office:value-type="float" office:value="5943182" calcext:value-type="float">
            <text:p>5943182</text:p>
          </table:table-cell>
          <table:table-cell office:value-type="string" calcext:value-type="string">
            <text:p>https://api.github.com/repos/effekseer/Effekseer</text:p>
          </table:table-cell>
          <table:table-cell table:formula="of:=REPLACE([.B1175]; 1; 29; &quot;&quot;)" office:value-type="string" office:string-value="effekseer/Effekseer" calcext:value-type="string">
            <text:p>effekseer/Effekseer</text:p>
          </table:table-cell>
        </table:table-row>
        <table:table-row table:style-name="ro1">
          <table:table-cell office:value-type="float" office:value="5955592" calcext:value-type="float">
            <text:p>5955592</text:p>
          </table:table-cell>
          <table:table-cell office:value-type="string" calcext:value-type="string">
            <text:p>https://api.github.com/repos/MRPT/mrpt</text:p>
          </table:table-cell>
          <table:table-cell table:formula="of:=REPLACE([.B1176]; 1; 29; &quot;&quot;)" office:value-type="string" office:string-value="MRPT/mrpt" calcext:value-type="string">
            <text:p>MRPT/mrpt</text:p>
          </table:table-cell>
        </table:table-row>
        <table:table-row table:style-name="ro1">
          <table:table-cell office:value-type="float" office:value="6013534" calcext:value-type="float">
            <text:p>6013534</text:p>
          </table:table-cell>
          <table:table-cell office:value-type="string" calcext:value-type="string">
            <text:p>https://api.github.com/repos/lanice/elemate</text:p>
          </table:table-cell>
          <table:table-cell table:formula="of:=REPLACE([.B1177]; 1; 29; &quot;&quot;)" office:value-type="string" office:string-value="lanice/elemate" calcext:value-type="string">
            <text:p>lanice/elemate</text:p>
          </table:table-cell>
        </table:table-row>
        <table:table-row table:style-name="ro1">
          <table:table-cell office:value-type="float" office:value="6015413" calcext:value-type="float">
            <text:p>6015413</text:p>
          </table:table-cell>
          <table:table-cell office:value-type="string" calcext:value-type="string">
            <text:p>https://api.github.com/repos/seqan/seqan</text:p>
          </table:table-cell>
          <table:table-cell table:formula="of:=REPLACE([.B1178]; 1; 29; &quot;&quot;)" office:value-type="string" office:string-value="seqan/seqan" calcext:value-type="string">
            <text:p>seqan/seqan</text:p>
          </table:table-cell>
        </table:table-row>
        <table:table-row table:style-name="ro1">
          <table:table-cell office:value-type="float" office:value="6015719" calcext:value-type="float">
            <text:p>6015719</text:p>
          </table:table-cell>
          <table:table-cell office:value-type="string" calcext:value-type="string">
            <text:p>https://api.github.com/repos/Squirrel/Squirrel.Windows</text:p>
          </table:table-cell>
          <table:table-cell table:formula="of:=REPLACE([.B1179]; 1; 29; &quot;&quot;)" office:value-type="string" office:string-value="Squirrel/Squirrel.Windows" calcext:value-type="string">
            <text:p>Squirrel/Squirrel.Windows</text:p>
          </table:table-cell>
        </table:table-row>
        <table:table-row table:style-name="ro1">
          <table:table-cell office:value-type="float" office:value="6017205" calcext:value-type="float">
            <text:p>6017205</text:p>
          </table:table-cell>
          <table:table-cell office:value-type="string" calcext:value-type="string">
            <text:p>https://api.github.com/repos/ElunaLuaEngine/Eluna</text:p>
          </table:table-cell>
          <table:table-cell table:formula="of:=REPLACE([.B1180]; 1; 29; &quot;&quot;)" office:value-type="string" office:string-value="ElunaLuaEngine/Eluna" calcext:value-type="string">
            <text:p>ElunaLuaEngine/Eluna</text:p>
          </table:table-cell>
        </table:table-row>
        <table:table-row table:style-name="ro1">
          <table:table-cell office:value-type="float" office:value="6023922" calcext:value-type="float">
            <text:p>6023922</text:p>
          </table:table-cell>
          <table:table-cell office:value-type="string" calcext:value-type="string">
            <text:p>https://api.github.com/repos/Metaswitch/clearwater-snmp-handlers</text:p>
          </table:table-cell>
          <table:table-cell table:formula="of:=REPLACE([.B1181]; 1; 29; &quot;&quot;)" office:value-type="string" office:string-value="Metaswitch/clearwater-snmp-handlers" calcext:value-type="string">
            <text:p>Metaswitch/clearwater-snmp-handlers</text:p>
          </table:table-cell>
        </table:table-row>
        <table:table-row table:style-name="ro1">
          <table:table-cell office:value-type="float" office:value="6038938" calcext:value-type="float">
            <text:p>6038938</text:p>
          </table:table-cell>
          <table:table-cell office:value-type="string" calcext:value-type="string">
            <text:p>https://api.github.com/repos/WagicProject/wagic</text:p>
          </table:table-cell>
          <table:table-cell table:formula="of:=REPLACE([.B1182]; 1; 29; &quot;&quot;)" office:value-type="string" office:string-value="WagicProject/wagic" calcext:value-type="string">
            <text:p>WagicProject/wagic</text:p>
          </table:table-cell>
        </table:table-row>
        <table:table-row table:style-name="ro1">
          <table:table-cell office:value-type="float" office:value="6043301" calcext:value-type="float">
            <text:p>6043301</text:p>
          </table:table-cell>
          <table:table-cell office:value-type="string" calcext:value-type="string">
            <text:p>https://api.github.com/repos/galushin/Ural</text:p>
          </table:table-cell>
          <table:table-cell table:formula="of:=REPLACE([.B1183]; 1; 29; &quot;&quot;)" office:value-type="string" office:string-value="galushin/Ural" calcext:value-type="string">
            <text:p>galushin/Ural</text:p>
          </table:table-cell>
        </table:table-row>
        <table:table-row table:style-name="ro1">
          <table:table-cell office:value-type="float" office:value="6047305" calcext:value-type="float">
            <text:p>6047305</text:p>
          </table:table-cell>
          <table:table-cell office:value-type="string" calcext:value-type="string">
            <text:p>https://api.github.com/repos/MetalPhaeton/sayuri</text:p>
          </table:table-cell>
          <table:table-cell table:formula="of:=REPLACE([.B1184]; 1; 29; &quot;&quot;)" office:value-type="string" office:string-value="MetalPhaeton/sayuri" calcext:value-type="string">
            <text:p>MetalPhaeton/sayuri</text:p>
          </table:table-cell>
        </table:table-row>
        <table:table-row table:style-name="ro1">
          <table:table-cell office:value-type="float" office:value="6050530" calcext:value-type="float">
            <text:p>6050530</text:p>
          </table:table-cell>
          <table:table-cell office:value-type="string" calcext:value-type="string">
            <text:p>https://api.github.com/repos/voxelinc/voxellancer</text:p>
          </table:table-cell>
          <table:table-cell table:formula="of:=REPLACE([.B1185]; 1; 29; &quot;&quot;)" office:value-type="string" office:string-value="voxelinc/voxellancer" calcext:value-type="string">
            <text:p>voxelinc/voxellancer</text:p>
          </table:table-cell>
        </table:table-row>
        <table:table-row table:style-name="ro1">
          <table:table-cell office:value-type="float" office:value="6061800" calcext:value-type="float">
            <text:p>6061800</text:p>
          </table:table-cell>
          <table:table-cell office:value-type="string" calcext:value-type="string">
            <text:p>https://api.github.com/repos/VSRonin/CLOModel</text:p>
          </table:table-cell>
          <table:table-cell table:formula="of:=REPLACE([.B1186]; 1; 29; &quot;&quot;)" office:value-type="string" office:string-value="VSRonin/CLOModel" calcext:value-type="string">
            <text:p>VSRonin/CLOModel</text:p>
          </table:table-cell>
        </table:table-row>
        <table:table-row table:style-name="ro1">
          <table:table-cell office:value-type="float" office:value="6096933" calcext:value-type="float">
            <text:p>6096933</text:p>
          </table:table-cell>
          <table:table-cell office:value-type="string" calcext:value-type="string">
            <text:p>https://api.github.com/repos/craflin/libnstd</text:p>
          </table:table-cell>
          <table:table-cell table:formula="of:=REPLACE([.B1187]; 1; 29; &quot;&quot;)" office:value-type="string" office:string-value="craflin/libnstd" calcext:value-type="string">
            <text:p>craflin/libnstd</text:p>
          </table:table-cell>
        </table:table-row>
        <table:table-row table:style-name="ro1">
          <table:table-cell office:value-type="float" office:value="6119213" calcext:value-type="float">
            <text:p>6119213</text:p>
          </table:table-cell>
          <table:table-cell office:value-type="string" calcext:value-type="string">
            <text:p>https://api.github.com/repos/krishauser/Klampt</text:p>
          </table:table-cell>
          <table:table-cell table:formula="of:=REPLACE([.B1188]; 1; 29; &quot;&quot;)" office:value-type="string" office:string-value="krishauser/Klampt" calcext:value-type="string">
            <text:p>krishauser/Klampt</text:p>
          </table:table-cell>
        </table:table-row>
        <table:table-row table:style-name="ro1">
          <table:table-cell office:value-type="float" office:value="6142249" calcext:value-type="float">
            <text:p>6142249</text:p>
          </table:table-cell>
          <table:table-cell office:value-type="string" calcext:value-type="string">
            <text:p>https://api.github.com/repos/macroevolution/bamm</text:p>
          </table:table-cell>
          <table:table-cell table:formula="of:=REPLACE([.B1189]; 1; 29; &quot;&quot;)" office:value-type="string" office:string-value="macroevolution/bamm" calcext:value-type="string">
            <text:p>macroevolution/bamm</text:p>
          </table:table-cell>
        </table:table-row>
        <table:table-row table:style-name="ro1">
          <table:table-cell office:value-type="float" office:value="6160381" calcext:value-type="float">
            <text:p>6160381</text:p>
          </table:table-cell>
          <table:table-cell office:value-type="string" calcext:value-type="string">
            <text:p>https://api.github.com/repos/jordantucker/cmssw-usercode</text:p>
          </table:table-cell>
          <table:table-cell table:formula="of:=REPLACE([.B1190]; 1; 29; &quot;&quot;)" office:value-type="string" office:string-value="jordantucker/cmssw-usercode" calcext:value-type="string">
            <text:p>jordantucker/cmssw-usercode</text:p>
          </table:table-cell>
        </table:table-row>
        <table:table-row table:style-name="ro1">
          <table:table-cell office:value-type="float" office:value="6167658" calcext:value-type="float">
            <text:p>6167658</text:p>
          </table:table-cell>
          <table:table-cell office:value-type="string" calcext:value-type="string">
            <text:p>https://api.github.com/repos/proycon/colibri-mt</text:p>
          </table:table-cell>
          <table:table-cell table:formula="of:=REPLACE([.B1191]; 1; 29; &quot;&quot;)" office:value-type="string" office:string-value="proycon/colibri-mt" calcext:value-type="string">
            <text:p>proycon/colibri-mt</text:p>
          </table:table-cell>
        </table:table-row>
        <table:table-row table:style-name="ro1">
          <table:table-cell office:value-type="float" office:value="6177643" calcext:value-type="float">
            <text:p>6177643</text:p>
          </table:table-cell>
          <table:table-cell office:value-type="string" calcext:value-type="string">
            <text:p>https://api.github.com/repos/LibreOffice/core</text:p>
          </table:table-cell>
          <table:table-cell table:formula="of:=REPLACE([.B1192]; 1; 29; &quot;&quot;)" office:value-type="string" office:string-value="LibreOffice/core" calcext:value-type="string">
            <text:p>LibreOffice/core</text:p>
          </table:table-cell>
        </table:table-row>
        <table:table-row table:style-name="ro1">
          <table:table-cell office:value-type="float" office:value="6180216" calcext:value-type="float">
            <text:p>6180216</text:p>
          </table:table-cell>
          <table:table-cell office:value-type="string" calcext:value-type="string">
            <text:p>https://api.github.com/repos/vistle/vistle</text:p>
          </table:table-cell>
          <table:table-cell table:formula="of:=REPLACE([.B1193]; 1; 29; &quot;&quot;)" office:value-type="string" office:string-value="vistle/vistle" calcext:value-type="string">
            <text:p>vistle/vistle</text:p>
          </table:table-cell>
        </table:table-row>
        <table:table-row table:style-name="ro1">
          <table:table-cell office:value-type="float" office:value="6192548" calcext:value-type="float">
            <text:p>6192548</text:p>
          </table:table-cell>
          <table:table-cell office:value-type="string" calcext:value-type="string">
            <text:p>https://api.github.com/repos/LegendRhine/MTSD-008</text:p>
          </table:table-cell>
          <table:table-cell table:formula="of:=REPLACE([.B1194]; 1; 29; &quot;&quot;)" office:value-type="string" office:string-value="LegendRhine/MTSD-008" calcext:value-type="string">
            <text:p>LegendRhine/MTSD-008</text:p>
          </table:table-cell>
        </table:table-row>
        <table:table-row table:style-name="ro1">
          <table:table-cell office:value-type="float" office:value="6197416" calcext:value-type="float">
            <text:p>6197416</text:p>
          </table:table-cell>
          <table:table-cell office:value-type="string" calcext:value-type="string">
            <text:p>https://api.github.com/repos/mabrarov/asio_samples</text:p>
          </table:table-cell>
          <table:table-cell table:formula="of:=REPLACE([.B1195]; 1; 29; &quot;&quot;)" office:value-type="string" office:string-value="mabrarov/asio_samples" calcext:value-type="string">
            <text:p>mabrarov/asio_samples</text:p>
          </table:table-cell>
        </table:table-row>
        <table:table-row table:style-name="ro1">
          <table:table-cell office:value-type="float" office:value="6198463" calcext:value-type="float">
            <text:p>6198463</text:p>
          </table:table-cell>
          <table:table-cell office:value-type="string" calcext:value-type="string">
            <text:p>https://api.github.com/repos/matzke1/sawyer</text:p>
          </table:table-cell>
          <table:table-cell table:formula="of:=REPLACE([.B1196]; 1; 29; &quot;&quot;)" office:value-type="string" office:string-value="matzke1/sawyer" calcext:value-type="string">
            <text:p>matzke1/sawyer</text:p>
          </table:table-cell>
        </table:table-row>
        <table:table-row table:style-name="ro1">
          <table:table-cell office:value-type="float" office:value="6209178" calcext:value-type="float">
            <text:p>6209178</text:p>
          </table:table-cell>
          <table:table-cell office:value-type="string" calcext:value-type="string">
            <text:p>https://api.github.com/repos/RcppCore/Rcpp</text:p>
          </table:table-cell>
          <table:table-cell table:formula="of:=REPLACE([.B1197]; 1; 29; &quot;&quot;)" office:value-type="string" office:string-value="RcppCore/Rcpp" calcext:value-type="string">
            <text:p>RcppCore/Rcpp</text:p>
          </table:table-cell>
        </table:table-row>
        <table:table-row table:style-name="ro1">
          <table:table-cell office:value-type="float" office:value="6231899" calcext:value-type="float">
            <text:p>6231899</text:p>
          </table:table-cell>
          <table:table-cell office:value-type="string" calcext:value-type="string">
            <text:p>https://api.github.com/repos/mogemimi/pomdog</text:p>
          </table:table-cell>
          <table:table-cell table:formula="of:=REPLACE([.B1198]; 1; 29; &quot;&quot;)" office:value-type="string" office:string-value="mogemimi/pomdog" calcext:value-type="string">
            <text:p>mogemimi/pomdog</text:p>
          </table:table-cell>
        </table:table-row>
        <table:table-row table:style-name="ro1">
          <table:table-cell office:value-type="float" office:value="6238023" calcext:value-type="float">
            <text:p>6238023</text:p>
          </table:table-cell>
          <table:table-cell office:value-type="string" calcext:value-type="string">
            <text:p>https://api.github.com/repos/datastax/cpp-driver</text:p>
          </table:table-cell>
          <table:table-cell table:formula="of:=REPLACE([.B1199]; 1; 29; &quot;&quot;)" office:value-type="string" office:string-value="datastax/cpp-driver" calcext:value-type="string">
            <text:p>datastax/cpp-driver</text:p>
          </table:table-cell>
        </table:table-row>
        <table:table-row table:style-name="ro1">
          <table:table-cell office:value-type="float" office:value="6253359" calcext:value-type="float">
            <text:p>6253359</text:p>
          </table:table-cell>
          <table:table-cell office:value-type="string" calcext:value-type="string">
            <text:p>https://api.github.com/repos/TheBlueMatt/RelayNode</text:p>
          </table:table-cell>
          <table:table-cell table:formula="of:=REPLACE([.B1200]; 1; 29; &quot;&quot;)" office:value-type="string" office:string-value="TheBlueMatt/RelayNode" calcext:value-type="string">
            <text:p>TheBlueMatt/RelayNode</text:p>
          </table:table-cell>
        </table:table-row>
        <table:table-row table:style-name="ro1">
          <table:table-cell office:value-type="float" office:value="6253397" calcext:value-type="float">
            <text:p>6253397</text:p>
          </table:table-cell>
          <table:table-cell office:value-type="string" calcext:value-type="string">
            <text:p>https://api.github.com/repos/cisco/openh264</text:p>
          </table:table-cell>
          <table:table-cell table:formula="of:=REPLACE([.B1201]; 1; 29; &quot;&quot;)" office:value-type="string" office:string-value="cisco/openh264" calcext:value-type="string">
            <text:p>cisco/openh264</text:p>
          </table:table-cell>
        </table:table-row>
        <table:table-row table:style-name="ro1">
          <table:table-cell office:value-type="float" office:value="6255228" calcext:value-type="float">
            <text:p>6255228</text:p>
          </table:table-cell>
          <table:table-cell office:value-type="string" calcext:value-type="string">
            <text:p>https://api.github.com/repos/stdr-simulator-ros-pkg/stdr_simulator</text:p>
          </table:table-cell>
          <table:table-cell table:formula="of:=REPLACE([.B1202]; 1; 29; &quot;&quot;)" office:value-type="string" office:string-value="stdr-simulator-ros-pkg/stdr_simulator" calcext:value-type="string">
            <text:p>stdr-simulator-ros-pkg/stdr_simulator</text:p>
          </table:table-cell>
        </table:table-row>
        <table:table-row table:style-name="ro1">
          <table:table-cell office:value-type="float" office:value="6276078" calcext:value-type="float">
            <text:p>6276078</text:p>
          </table:table-cell>
          <table:table-cell office:value-type="string" calcext:value-type="string">
            <text:p>https://api.github.com/repos/POV-Ray/povray</text:p>
          </table:table-cell>
          <table:table-cell table:formula="of:=REPLACE([.B1203]; 1; 29; &quot;&quot;)" office:value-type="string" office:string-value="POV-Ray/povray" calcext:value-type="string">
            <text:p>POV-Ray/povray</text:p>
          </table:table-cell>
        </table:table-row>
        <table:table-row table:style-name="ro1">
          <table:table-cell office:value-type="float" office:value="6276214" calcext:value-type="float">
            <text:p>6276214</text:p>
          </table:table-cell>
          <table:table-cell office:value-type="string" calcext:value-type="string">
            <text:p>https://api.github.com/repos/SFTtech/openage</text:p>
          </table:table-cell>
          <table:table-cell table:formula="of:=REPLACE([.B1204]; 1; 29; &quot;&quot;)" office:value-type="string" office:string-value="SFTtech/openage" calcext:value-type="string">
            <text:p>SFTtech/openage</text:p>
          </table:table-cell>
        </table:table-row>
        <table:table-row table:style-name="ro1">
          <table:table-cell office:value-type="float" office:value="6310541" calcext:value-type="float">
            <text:p>6310541</text:p>
          </table:table-cell>
          <table:table-cell office:value-type="string" calcext:value-type="string">
            <text:p>https://api.github.com/repos/zaqwes8811/cpp-tricks</text:p>
          </table:table-cell>
          <table:table-cell table:formula="of:=REPLACE([.B1205]; 1; 29; &quot;&quot;)" office:value-type="string" office:string-value="zaqwes8811/cpp-tricks" calcext:value-type="string">
            <text:p>zaqwes8811/cpp-tricks</text:p>
          </table:table-cell>
        </table:table-row>
        <table:table-row table:style-name="ro1">
          <table:table-cell office:value-type="float" office:value="6324979" calcext:value-type="float">
            <text:p>6324979</text:p>
          </table:table-cell>
          <table:table-cell office:value-type="string" calcext:value-type="string">
            <text:p>https://api.github.com/repos/svn2github/fs2open</text:p>
          </table:table-cell>
          <table:table-cell table:formula="of:=REPLACE([.B1206]; 1; 29; &quot;&quot;)" office:value-type="string" office:string-value="svn2github/fs2open" calcext:value-type="string">
            <text:p>svn2github/fs2open</text:p>
          </table:table-cell>
        </table:table-row>
        <table:table-row table:style-name="ro1">
          <table:table-cell office:value-type="float" office:value="6325605" calcext:value-type="float">
            <text:p>6325605</text:p>
          </table:table-cell>
          <table:table-cell office:value-type="string" calcext:value-type="string">
            <text:p>https://api.github.com/repos/openalpr/openalpr</text:p>
          </table:table-cell>
          <table:table-cell table:formula="of:=REPLACE([.B1207]; 1; 29; &quot;&quot;)" office:value-type="string" office:string-value="openalpr/openalpr" calcext:value-type="string">
            <text:p>openalpr/openalpr</text:p>
          </table:table-cell>
        </table:table-row>
        <table:table-row table:style-name="ro1">
          <table:table-cell office:value-type="float" office:value="6327261" calcext:value-type="float">
            <text:p>6327261</text:p>
          </table:table-cell>
          <table:table-cell office:value-type="string" calcext:value-type="string">
            <text:p>https://api.github.com/repos/schuhschuh/cmake-basis</text:p>
          </table:table-cell>
          <table:table-cell table:formula="of:=REPLACE([.B1208]; 1; 29; &quot;&quot;)" office:value-type="string" office:string-value="schuhschuh/cmake-basis" calcext:value-type="string">
            <text:p>schuhschuh/cmake-basis</text:p>
          </table:table-cell>
        </table:table-row>
        <table:table-row table:style-name="ro1">
          <table:table-cell office:value-type="float" office:value="6335766" calcext:value-type="float">
            <text:p>6335766</text:p>
          </table:table-cell>
          <table:table-cell office:value-type="string" calcext:value-type="string">
            <text:p>https://api.github.com/repos/airdcpp/airgit</text:p>
          </table:table-cell>
          <table:table-cell table:formula="of:=REPLACE([.B1209]; 1; 29; &quot;&quot;)" office:value-type="string" office:string-value="airdcpp/airgit" calcext:value-type="string">
            <text:p>airdcpp/airgit</text:p>
          </table:table-cell>
        </table:table-row>
        <table:table-row table:style-name="ro1">
          <table:table-cell office:value-type="float" office:value="6340007" calcext:value-type="float">
            <text:p>6340007</text:p>
          </table:table-cell>
          <table:table-cell office:value-type="string" calcext:value-type="string">
            <text:p>https://api.github.com/repos/MrKepzie/Natron</text:p>
          </table:table-cell>
          <table:table-cell table:formula="of:=REPLACE([.B1210]; 1; 29; &quot;&quot;)" office:value-type="string" office:string-value="MrKepzie/Natron" calcext:value-type="string">
            <text:p>MrKepzie/Natron</text:p>
          </table:table-cell>
        </table:table-row>
        <table:table-row table:style-name="ro1">
          <table:table-cell office:value-type="float" office:value="6343666" calcext:value-type="float">
            <text:p>6343666</text:p>
          </table:table-cell>
          <table:table-cell office:value-type="string" calcext:value-type="string">
            <text:p>https://api.github.com/repos/FastLED/FastLED</text:p>
          </table:table-cell>
          <table:table-cell table:formula="of:=REPLACE([.B1211]; 1; 29; &quot;&quot;)" office:value-type="string" office:string-value="FastLED/FastLED" calcext:value-type="string">
            <text:p>FastLED/FastLED</text:p>
          </table:table-cell>
        </table:table-row>
        <table:table-row table:style-name="ro1">
          <table:table-cell office:value-type="float" office:value="6357343" calcext:value-type="float">
            <text:p>6357343</text:p>
          </table:table-cell>
          <table:table-cell office:value-type="string" calcext:value-type="string">
            <text:p>https://api.github.com/repos/ericniebler/range-v3</text:p>
          </table:table-cell>
          <table:table-cell table:formula="of:=REPLACE([.B1212]; 1; 29; &quot;&quot;)" office:value-type="string" office:string-value="ericniebler/range-v3" calcext:value-type="string">
            <text:p>ericniebler/range-v3</text:p>
          </table:table-cell>
        </table:table-row>
        <table:table-row table:style-name="ro1">
          <table:table-cell office:value-type="float" office:value="6373895" calcext:value-type="float">
            <text:p>6373895</text:p>
          </table:table-cell>
          <table:table-cell office:value-type="string" calcext:value-type="string">
            <text:p>https://api.github.com/repos/Torkelz/Havenborough</text:p>
          </table:table-cell>
          <table:table-cell table:formula="of:=REPLACE([.B1213]; 1; 29; &quot;&quot;)" office:value-type="string" office:string-value="Torkelz/Havenborough" calcext:value-type="string">
            <text:p>Torkelz/Havenborough</text:p>
          </table:table-cell>
        </table:table-row>
        <table:table-row table:style-name="ro1">
          <table:table-cell office:value-type="float" office:value="6375858" calcext:value-type="float">
            <text:p>6375858</text:p>
          </table:table-cell>
          <table:table-cell office:value-type="string" calcext:value-type="string">
            <text:p>https://api.github.com/repos/ComPWA/ComPWA</text:p>
          </table:table-cell>
          <table:table-cell table:formula="of:=REPLACE([.B1214]; 1; 29; &quot;&quot;)" office:value-type="string" office:string-value="ComPWA/ComPWA" calcext:value-type="string">
            <text:p>ComPWA/ComPWA</text:p>
          </table:table-cell>
        </table:table-row>
        <table:table-row table:style-name="ro1">
          <table:table-cell office:value-type="float" office:value="6397670" calcext:value-type="float">
            <text:p>6397670</text:p>
          </table:table-cell>
          <table:table-cell office:value-type="string" calcext:value-type="string">
            <text:p>https://api.github.com/repos/dissonmatveev/exercises</text:p>
          </table:table-cell>
          <table:table-cell table:formula="of:=REPLACE([.B1215]; 1; 29; &quot;&quot;)" office:value-type="string" office:string-value="dissonmatveev/exercises" calcext:value-type="string">
            <text:p>dissonmatveev/exercises</text:p>
          </table:table-cell>
        </table:table-row>
        <table:table-row table:style-name="ro1">
          <table:table-cell office:value-type="float" office:value="6402689" calcext:value-type="float">
            <text:p>6402689</text:p>
          </table:table-cell>
          <table:table-cell office:value-type="string" calcext:value-type="string">
            <text:p>https://api.github.com/repos/djeedjay/DebugViewPP</text:p>
          </table:table-cell>
          <table:table-cell table:formula="of:=REPLACE([.B1216]; 1; 29; &quot;&quot;)" office:value-type="string" office:string-value="djeedjay/DebugViewPP" calcext:value-type="string">
            <text:p>djeedjay/DebugViewPP</text:p>
          </table:table-cell>
        </table:table-row>
        <table:table-row table:style-name="ro1">
          <table:table-cell office:value-type="float" office:value="6417552" calcext:value-type="float">
            <text:p>6417552</text:p>
          </table:table-cell>
          <table:table-cell office:value-type="string" calcext:value-type="string">
            <text:p>https://api.github.com/repos/kevoree/kevoree-cpp</text:p>
          </table:table-cell>
          <table:table-cell table:formula="of:=REPLACE([.B1217]; 1; 29; &quot;&quot;)" office:value-type="string" office:string-value="kevoree/kevoree-cpp" calcext:value-type="string">
            <text:p>kevoree/kevoree-cpp</text:p>
          </table:table-cell>
        </table:table-row>
        <table:table-row table:style-name="ro1">
          <table:table-cell office:value-type="float" office:value="6421472" calcext:value-type="float">
            <text:p>6421472</text:p>
          </table:table-cell>
          <table:table-cell office:value-type="string" calcext:value-type="string">
            <text:p>https://api.github.com/repos/facebook/rocksdb</text:p>
          </table:table-cell>
          <table:table-cell table:formula="of:=REPLACE([.B1218]; 1; 29; &quot;&quot;)" office:value-type="string" office:string-value="facebook/rocksdb" calcext:value-type="string">
            <text:p>facebook/rocksdb</text:p>
          </table:table-cell>
        </table:table-row>
        <table:table-row table:style-name="ro1">
          <table:table-cell office:value-type="float" office:value="6426126" calcext:value-type="float">
            <text:p>6426126</text:p>
          </table:table-cell>
          <table:table-cell office:value-type="string" calcext:value-type="string">
            <text:p>https://api.github.com/repos/bizstation/transactd</text:p>
          </table:table-cell>
          <table:table-cell table:formula="of:=REPLACE([.B1219]; 1; 29; &quot;&quot;)" office:value-type="string" office:string-value="bizstation/transactd" calcext:value-type="string">
            <text:p>bizstation/transactd</text:p>
          </table:table-cell>
        </table:table-row>
        <table:table-row table:style-name="ro1">
          <table:table-cell office:value-type="float" office:value="6430805" calcext:value-type="float">
            <text:p>6430805</text:p>
          </table:table-cell>
          <table:table-cell office:value-type="string" calcext:value-type="string">
            <text:p>https://api.github.com/repos/tobiasrausch/delly</text:p>
          </table:table-cell>
          <table:table-cell table:formula="of:=REPLACE([.B1220]; 1; 29; &quot;&quot;)" office:value-type="string" office:string-value="tobiasrausch/delly" calcext:value-type="string">
            <text:p>tobiasrausch/delly</text:p>
          </table:table-cell>
        </table:table-row>
        <table:table-row table:style-name="ro1">
          <table:table-cell office:value-type="float" office:value="6453653" calcext:value-type="float">
            <text:p>6453653</text:p>
          </table:table-cell>
          <table:table-cell office:value-type="string" calcext:value-type="string">
            <text:p>https://api.github.com/repos/Svalorzen/AI-Toolbox</text:p>
          </table:table-cell>
          <table:table-cell table:formula="of:=REPLACE([.B1221]; 1; 29; &quot;&quot;)" office:value-type="string" office:string-value="Svalorzen/AI-Toolbox" calcext:value-type="string">
            <text:p>Svalorzen/AI-Toolbox</text:p>
          </table:table-cell>
        </table:table-row>
        <table:table-row table:style-name="ro1">
          <table:table-cell office:value-type="float" office:value="6463316" calcext:value-type="float">
            <text:p>6463316</text:p>
          </table:table-cell>
          <table:table-cell office:value-type="string" calcext:value-type="string">
            <text:p>https://api.github.com/repos/kremius/karya-valya</text:p>
          </table:table-cell>
          <table:table-cell table:formula="of:=REPLACE([.B1222]; 1; 29; &quot;&quot;)" office:value-type="string" office:string-value="kremius/karya-valya" calcext:value-type="string">
            <text:p>kremius/karya-valya</text:p>
          </table:table-cell>
        </table:table-row>
        <table:table-row table:style-name="ro1">
          <table:table-cell office:value-type="float" office:value="6464260" calcext:value-type="float">
            <text:p>6464260</text:p>
          </table:table-cell>
          <table:table-cell office:value-type="string" calcext:value-type="string">
            <text:p>https://api.github.com/repos/rorywalsh/cabbage</text:p>
          </table:table-cell>
          <table:table-cell table:formula="of:=REPLACE([.B1223]; 1; 29; &quot;&quot;)" office:value-type="string" office:string-value="rorywalsh/cabbage" calcext:value-type="string">
            <text:p>rorywalsh/cabbage</text:p>
          </table:table-cell>
        </table:table-row>
        <table:table-row table:style-name="ro1">
          <table:table-cell office:value-type="float" office:value="6466003" calcext:value-type="float">
            <text:p>6466003</text:p>
          </table:table-cell>
          <table:table-cell office:value-type="string" calcext:value-type="string">
            <text:p>https://api.github.com/repos/daormar/thot</text:p>
          </table:table-cell>
          <table:table-cell table:formula="of:=REPLACE([.B1224]; 1; 29; &quot;&quot;)" office:value-type="string" office:string-value="daormar/thot" calcext:value-type="string">
            <text:p>daormar/thot</text:p>
          </table:table-cell>
        </table:table-row>
        <table:table-row table:style-name="ro1">
          <table:table-cell office:value-type="float" office:value="6467118" calcext:value-type="float">
            <text:p>6467118</text:p>
          </table:table-cell>
          <table:table-cell office:value-type="string" calcext:value-type="string">
            <text:p>https://api.github.com/repos/Moo64c/cs</text:p>
          </table:table-cell>
          <table:table-cell table:formula="of:=REPLACE([.B1225]; 1; 29; &quot;&quot;)" office:value-type="string" office:string-value="Moo64c/cs" calcext:value-type="string">
            <text:p>Moo64c/cs</text:p>
          </table:table-cell>
        </table:table-row>
        <table:table-row table:style-name="ro1">
          <table:table-cell office:value-type="float" office:value="6471346" calcext:value-type="float">
            <text:p>6471346</text:p>
          </table:table-cell>
          <table:table-cell office:value-type="string" calcext:value-type="string">
            <text:p>https://api.github.com/repos/awong-dev/ndk</text:p>
          </table:table-cell>
          <table:table-cell table:formula="of:=REPLACE([.B1226]; 1; 29; &quot;&quot;)" office:value-type="string" office:string-value="awong-dev/ndk" calcext:value-type="string">
            <text:p>awong-dev/ndk</text:p>
          </table:table-cell>
        </table:table-row>
        <table:table-row table:style-name="ro1">
          <table:table-cell office:value-type="float" office:value="6474129" calcext:value-type="float">
            <text:p>6474129</text:p>
          </table:table-cell>
          <table:table-cell office:value-type="string" calcext:value-type="string">
            <text:p>https://api.github.com/repos/openpeer/ortc-lib</text:p>
          </table:table-cell>
          <table:table-cell table:formula="of:=REPLACE([.B1227]; 1; 29; &quot;&quot;)" office:value-type="string" office:string-value="openpeer/ortc-lib" calcext:value-type="string">
            <text:p>openpeer/ortc-lib</text:p>
          </table:table-cell>
        </table:table-row>
        <table:table-row table:style-name="ro1">
          <table:table-cell office:value-type="float" office:value="6482730" calcext:value-type="float">
            <text:p>6482730</text:p>
          </table:table-cell>
          <table:table-cell office:value-type="string" calcext:value-type="string">
            <text:p>https://api.github.com/repos/SebWouters/CheMPS2</text:p>
          </table:table-cell>
          <table:table-cell table:formula="of:=REPLACE([.B1228]; 1; 29; &quot;&quot;)" office:value-type="string" office:string-value="SebWouters/CheMPS2" calcext:value-type="string">
            <text:p>SebWouters/CheMPS2</text:p>
          </table:table-cell>
        </table:table-row>
        <table:table-row table:style-name="ro1">
          <table:table-cell office:value-type="float" office:value="6486473" calcext:value-type="float">
            <text:p>6486473</text:p>
          </table:table-cell>
          <table:table-cell office:value-type="string" calcext:value-type="string">
            <text:p>https://api.github.com/repos/svn2github/OpenTTD</text:p>
          </table:table-cell>
          <table:table-cell table:formula="of:=REPLACE([.B1229]; 1; 29; &quot;&quot;)" office:value-type="string" office:string-value="svn2github/OpenTTD" calcext:value-type="string">
            <text:p>svn2github/OpenTTD</text:p>
          </table:table-cell>
        </table:table-row>
        <table:table-row table:style-name="ro1">
          <table:table-cell office:value-type="float" office:value="6489942" calcext:value-type="float">
            <text:p>6489942</text:p>
          </table:table-cell>
          <table:table-cell office:value-type="string" calcext:value-type="string">
            <text:p>https://api.github.com/repos/SAnsell/CombLayer</text:p>
          </table:table-cell>
          <table:table-cell table:formula="of:=REPLACE([.B1230]; 1; 29; &quot;&quot;)" office:value-type="string" office:string-value="SAnsell/CombLayer" calcext:value-type="string">
            <text:p>SAnsell/CombLayer</text:p>
          </table:table-cell>
        </table:table-row>
        <table:table-row table:style-name="ro1">
          <table:table-cell office:value-type="float" office:value="6492197" calcext:value-type="float">
            <text:p>6492197</text:p>
          </table:table-cell>
          <table:table-cell office:value-type="string" calcext:value-type="string">
            <text:p>https://api.github.com/repos/erengy/taiga</text:p>
          </table:table-cell>
          <table:table-cell table:formula="of:=REPLACE([.B1231]; 1; 29; &quot;&quot;)" office:value-type="string" office:string-value="erengy/taiga" calcext:value-type="string">
            <text:p>erengy/taiga</text:p>
          </table:table-cell>
        </table:table-row>
        <table:table-row table:style-name="ro1">
          <table:table-cell office:value-type="float" office:value="6515244" calcext:value-type="float">
            <text:p>6515244</text:p>
          </table:table-cell>
          <table:table-cell office:value-type="string" calcext:value-type="string">
            <text:p>https://api.github.com/repos/scristia/CNPBayes</text:p>
          </table:table-cell>
          <table:table-cell table:formula="of:=REPLACE([.B1232]; 1; 29; &quot;&quot;)" office:value-type="string" office:string-value="scristia/CNPBayes" calcext:value-type="string">
            <text:p>scristia/CNPBayes</text:p>
          </table:table-cell>
        </table:table-row>
        <table:table-row table:style-name="ro1">
          <table:table-cell office:value-type="float" office:value="6544902" calcext:value-type="float">
            <text:p>6544902</text:p>
          </table:table-cell>
          <table:table-cell office:value-type="string" calcext:value-type="string">
            <text:p>https://api.github.com/repos/jel-massih/BombastEngine</text:p>
          </table:table-cell>
          <table:table-cell table:formula="of:=REPLACE([.B1233]; 1; 29; &quot;&quot;)" office:value-type="string" office:string-value="jel-massih/BombastEngine" calcext:value-type="string">
            <text:p>jel-massih/BombastEngine</text:p>
          </table:table-cell>
        </table:table-row>
        <table:table-row table:style-name="ro1">
          <table:table-cell office:value-type="float" office:value="6552259" calcext:value-type="float">
            <text:p>6552259</text:p>
          </table:table-cell>
          <table:table-cell office:value-type="string" calcext:value-type="string">
            <text:p>https://api.github.com/repos/kripken/emscripten-fastcomp</text:p>
          </table:table-cell>
          <table:table-cell table:formula="of:=REPLACE([.B1234]; 1; 29; &quot;&quot;)" office:value-type="string" office:string-value="kripken/emscripten-fastcomp" calcext:value-type="string">
            <text:p>kripken/emscripten-fastcomp</text:p>
          </table:table-cell>
        </table:table-row>
        <table:table-row table:style-name="ro1">
          <table:table-cell office:value-type="float" office:value="6569464" calcext:value-type="float">
            <text:p>6569464</text:p>
          </table:table-cell>
          <table:table-cell office:value-type="string" calcext:value-type="string">
            <text:p>https://api.github.com/repos/ros-industrial/industrial_training</text:p>
          </table:table-cell>
          <table:table-cell table:formula="of:=REPLACE([.B1235]; 1; 29; &quot;&quot;)" office:value-type="string" office:string-value="ros-industrial/industrial_training" calcext:value-type="string">
            <text:p>ros-industrial/industrial_training</text:p>
          </table:table-cell>
        </table:table-row>
        <table:table-row table:style-name="ro1">
          <table:table-cell office:value-type="float" office:value="6588323" calcext:value-type="float">
            <text:p>6588323</text:p>
          </table:table-cell>
          <table:table-cell office:value-type="string" calcext:value-type="string">
            <text:p>https://api.github.com/repos/Cantera/cantera</text:p>
          </table:table-cell>
          <table:table-cell table:formula="of:=REPLACE([.B1236]; 1; 29; &quot;&quot;)" office:value-type="string" office:string-value="Cantera/cantera" calcext:value-type="string">
            <text:p>Cantera/cantera</text:p>
          </table:table-cell>
        </table:table-row>
        <table:table-row table:style-name="ro1">
          <table:table-cell office:value-type="float" office:value="6590621" calcext:value-type="float">
            <text:p>6590621</text:p>
          </table:table-cell>
          <table:table-cell office:value-type="string" calcext:value-type="string">
            <text:p>https://api.github.com/repos/mfontanini/libtins</text:p>
          </table:table-cell>
          <table:table-cell table:formula="of:=REPLACE([.B1237]; 1; 29; &quot;&quot;)" office:value-type="string" office:string-value="mfontanini/libtins" calcext:value-type="string">
            <text:p>mfontanini/libtins</text:p>
          </table:table-cell>
        </table:table-row>
        <table:table-row table:style-name="ro1">
          <table:table-cell office:value-type="float" office:value="6591633" calcext:value-type="float">
            <text:p>6591633</text:p>
          </table:table-cell>
          <table:table-cell office:value-type="string" calcext:value-type="string">
            <text:p>https://api.github.com/repos/miki151/keeperrl</text:p>
          </table:table-cell>
          <table:table-cell table:formula="of:=REPLACE([.B1238]; 1; 29; &quot;&quot;)" office:value-type="string" office:string-value="miki151/keeperrl" calcext:value-type="string">
            <text:p>miki151/keeperrl</text:p>
          </table:table-cell>
        </table:table-row>
        <table:table-row table:style-name="ro1">
          <table:table-cell office:value-type="float" office:value="6592199" calcext:value-type="float">
            <text:p>6592199</text:p>
          </table:table-cell>
          <table:table-cell office:value-type="string" calcext:value-type="string">
            <text:p>https://api.github.com/repos/fastogt/fastoredis</text:p>
          </table:table-cell>
          <table:table-cell table:formula="of:=REPLACE([.B1239]; 1; 29; &quot;&quot;)" office:value-type="string" office:string-value="fastogt/fastoredis" calcext:value-type="string">
            <text:p>fastogt/fastoredis</text:p>
          </table:table-cell>
        </table:table-row>
        <table:table-row table:style-name="ro1">
          <table:table-cell office:value-type="float" office:value="6612295" calcext:value-type="float">
            <text:p>6612295</text:p>
          </table:table-cell>
          <table:table-cell office:value-type="string" calcext:value-type="string">
            <text:p>https://api.github.com/repos/OHSystem/OHSystem</text:p>
          </table:table-cell>
          <table:table-cell table:formula="of:=REPLACE([.B1240]; 1; 29; &quot;&quot;)" office:value-type="string" office:string-value="OHSystem/OHSystem" calcext:value-type="string">
            <text:p>OHSystem/OHSystem</text:p>
          </table:table-cell>
        </table:table-row>
        <table:table-row table:style-name="ro1">
          <table:table-cell office:value-type="float" office:value="6615303" calcext:value-type="float">
            <text:p>6615303</text:p>
          </table:table-cell>
          <table:table-cell office:value-type="string" calcext:value-type="string">
            <text:p>https://api.github.com/repos/segrax/openfodder</text:p>
          </table:table-cell>
          <table:table-cell table:formula="of:=REPLACE([.B1241]; 1; 29; &quot;&quot;)" office:value-type="string" office:string-value="segrax/openfodder" calcext:value-type="string">
            <text:p>segrax/openfodder</text:p>
          </table:table-cell>
        </table:table-row>
        <table:table-row table:style-name="ro1">
          <table:table-cell office:value-type="float" office:value="6622677" calcext:value-type="float">
            <text:p>6622677</text:p>
          </table:table-cell>
          <table:table-cell office:value-type="string" calcext:value-type="string">
            <text:p>https://api.github.com/repos/openfl/lime</text:p>
          </table:table-cell>
          <table:table-cell table:formula="of:=REPLACE([.B1242]; 1; 29; &quot;&quot;)" office:value-type="string" office:string-value="openfl/lime" calcext:value-type="string">
            <text:p>openfl/lime</text:p>
          </table:table-cell>
        </table:table-row>
        <table:table-row table:style-name="ro1">
          <table:table-cell office:value-type="float" office:value="6623420" calcext:value-type="float">
            <text:p>6623420</text:p>
          </table:table-cell>
          <table:table-cell office:value-type="string" calcext:value-type="string">
            <text:p>https://api.github.com/repos/sanguinariojoe/aquagpusph</text:p>
          </table:table-cell>
          <table:table-cell table:formula="of:=REPLACE([.B1243]; 1; 29; &quot;&quot;)" office:value-type="string" office:string-value="sanguinariojoe/aquagpusph" calcext:value-type="string">
            <text:p>sanguinariojoe/aquagpusph</text:p>
          </table:table-cell>
        </table:table-row>
        <table:table-row table:style-name="ro1">
          <table:table-cell office:value-type="float" office:value="6635811" calcext:value-type="float">
            <text:p>6635811</text:p>
          </table:table-cell>
          <table:table-cell office:value-type="string" calcext:value-type="string">
            <text:p>https://api.github.com/repos/freeminer/freeminer</text:p>
          </table:table-cell>
          <table:table-cell table:formula="of:=REPLACE([.B1244]; 1; 29; &quot;&quot;)" office:value-type="string" office:string-value="freeminer/freeminer" calcext:value-type="string">
            <text:p>freeminer/freeminer</text:p>
          </table:table-cell>
        </table:table-row>
        <table:table-row table:style-name="ro1">
          <table:table-cell office:value-type="float" office:value="6640394" calcext:value-type="float">
            <text:p>6640394</text:p>
          </table:table-cell>
          <table:table-cell office:value-type="string" calcext:value-type="string">
            <text:p>https://api.github.com/repos/MegaGlest/megaglest-source</text:p>
          </table:table-cell>
          <table:table-cell table:formula="of:=REPLACE([.B1245]; 1; 29; &quot;&quot;)" office:value-type="string" office:string-value="MegaGlest/megaglest-source" calcext:value-type="string">
            <text:p>MegaGlest/megaglest-source</text:p>
          </table:table-cell>
        </table:table-row>
        <table:table-row table:style-name="ro1">
          <table:table-cell office:value-type="float" office:value="6658281" calcext:value-type="float">
            <text:p>6658281</text:p>
          </table:table-cell>
          <table:table-cell office:value-type="string" calcext:value-type="string">
            <text:p>https://api.github.com/repos/microhh/microhh</text:p>
          </table:table-cell>
          <table:table-cell table:formula="of:=REPLACE([.B1246]; 1; 29; &quot;&quot;)" office:value-type="string" office:string-value="microhh/microhh" calcext:value-type="string">
            <text:p>microhh/microhh</text:p>
          </table:table-cell>
        </table:table-row>
        <table:table-row table:style-name="ro1">
          <table:table-cell office:value-type="float" office:value="6663122" calcext:value-type="float">
            <text:p>6663122</text:p>
          </table:table-cell>
          <table:table-cell office:value-type="string" calcext:value-type="string">
            <text:p>https://api.github.com/repos/vitamin-caig/zxtune</text:p>
          </table:table-cell>
          <table:table-cell table:formula="of:=REPLACE([.B1247]; 1; 29; &quot;&quot;)" office:value-type="string" office:string-value="vitamin-caig/zxtune" calcext:value-type="string">
            <text:p>vitamin-caig/zxtune</text:p>
          </table:table-cell>
        </table:table-row>
        <table:table-row table:style-name="ro1">
          <table:table-cell office:value-type="float" office:value="6667980" calcext:value-type="float">
            <text:p>6667980</text:p>
          </table:table-cell>
          <table:table-cell office:value-type="string" calcext:value-type="string">
            <text:p>https://api.github.com/repos/szqh97/test</text:p>
          </table:table-cell>
          <table:table-cell table:formula="of:=REPLACE([.B1248]; 1; 29; &quot;&quot;)" office:value-type="string" office:string-value="szqh97/test" calcext:value-type="string">
            <text:p>szqh97/test</text:p>
          </table:table-cell>
        </table:table-row>
        <table:table-row table:style-name="ro1">
          <table:table-cell office:value-type="float" office:value="6674120" calcext:value-type="float">
            <text:p>6674120</text:p>
          </table:table-cell>
          <table:table-cell office:value-type="string" calcext:value-type="string">
            <text:p>https://api.github.com/repos/utexas-bwi/bwi_common</text:p>
          </table:table-cell>
          <table:table-cell table:formula="of:=REPLACE([.B1249]; 1; 29; &quot;&quot;)" office:value-type="string" office:string-value="utexas-bwi/bwi_common" calcext:value-type="string">
            <text:p>utexas-bwi/bwi_common</text:p>
          </table:table-cell>
        </table:table-row>
        <table:table-row table:style-name="ro1">
          <table:table-cell office:value-type="float" office:value="6691989" calcext:value-type="float">
            <text:p>6691989</text:p>
          </table:table-cell>
          <table:table-cell office:value-type="string" calcext:value-type="string">
            <text:p>https://api.github.com/repos/clementine-player/Clementine</text:p>
          </table:table-cell>
          <table:table-cell table:formula="of:=REPLACE([.B1250]; 1; 29; &quot;&quot;)" office:value-type="string" office:string-value="clementine-player/Clementine" calcext:value-type="string">
            <text:p>clementine-player/Clementine</text:p>
          </table:table-cell>
        </table:table-row>
        <table:table-row table:style-name="ro1">
          <table:table-cell office:value-type="float" office:value="6692649" calcext:value-type="float">
            <text:p>6692649</text:p>
          </table:table-cell>
          <table:table-cell office:value-type="string" calcext:value-type="string">
            <text:p>https://api.github.com/repos/pBlueG/SA-MP-MySQL</text:p>
          </table:table-cell>
          <table:table-cell table:formula="of:=REPLACE([.B1251]; 1; 29; &quot;&quot;)" office:value-type="string" office:string-value="pBlueG/SA-MP-MySQL" calcext:value-type="string">
            <text:p>pBlueG/SA-MP-MySQL</text:p>
          </table:table-cell>
        </table:table-row>
        <table:table-row table:style-name="ro1">
          <table:table-cell office:value-type="float" office:value="6699387" calcext:value-type="float">
            <text:p>6699387</text:p>
          </table:table-cell>
          <table:table-cell office:value-type="string" calcext:value-type="string">
            <text:p>https://api.github.com/repos/opentx/opentx</text:p>
          </table:table-cell>
          <table:table-cell table:formula="of:=REPLACE([.B1252]; 1; 29; &quot;&quot;)" office:value-type="string" office:string-value="opentx/opentx" calcext:value-type="string">
            <text:p>opentx/opentx</text:p>
          </table:table-cell>
        </table:table-row>
        <table:table-row table:style-name="ro1">
          <table:table-cell office:value-type="float" office:value="6705252" calcext:value-type="float">
            <text:p>6705252</text:p>
          </table:table-cell>
          <table:table-cell office:value-type="string" calcext:value-type="string">
            <text:p>https://api.github.com/repos/mbarbon/devel-statprofiler</text:p>
          </table:table-cell>
          <table:table-cell table:formula="of:=REPLACE([.B1253]; 1; 29; &quot;&quot;)" office:value-type="string" office:string-value="mbarbon/devel-statprofiler" calcext:value-type="string">
            <text:p>mbarbon/devel-statprofiler</text:p>
          </table:table-cell>
        </table:table-row>
        <table:table-row table:style-name="ro1">
          <table:table-cell office:value-type="float" office:value="6716532" calcext:value-type="float">
            <text:p>6716532</text:p>
          </table:table-cell>
          <table:table-cell office:value-type="string" calcext:value-type="string">
            <text:p>https://api.github.com/repos/dogecoin/dogecoin</text:p>
          </table:table-cell>
          <table:table-cell table:formula="of:=REPLACE([.B1254]; 1; 29; &quot;&quot;)" office:value-type="string" office:string-value="dogecoin/dogecoin" calcext:value-type="string">
            <text:p>dogecoin/dogecoin</text:p>
          </table:table-cell>
        </table:table-row>
        <table:table-row table:style-name="ro1">
          <table:table-cell office:value-type="float" office:value="6720899" calcext:value-type="float">
            <text:p>6720899</text:p>
          </table:table-cell>
          <table:table-cell office:value-type="string" calcext:value-type="string">
            <text:p>https://api.github.com/repos/OpenKinect/libfreenect2</text:p>
          </table:table-cell>
          <table:table-cell table:formula="of:=REPLACE([.B1255]; 1; 29; &quot;&quot;)" office:value-type="string" office:string-value="OpenKinect/libfreenect2" calcext:value-type="string">
            <text:p>OpenKinect/libfreenect2</text:p>
          </table:table-cell>
        </table:table-row>
        <table:table-row table:style-name="ro1">
          <table:table-cell office:value-type="float" office:value="6733102" calcext:value-type="float">
            <text:p>6733102</text:p>
          </table:table-cell>
          <table:table-cell office:value-type="string" calcext:value-type="string">
            <text:p>https://api.github.com/repos/mackorone/mms</text:p>
          </table:table-cell>
          <table:table-cell table:formula="of:=REPLACE([.B1256]; 1; 29; &quot;&quot;)" office:value-type="string" office:string-value="mackorone/mms" calcext:value-type="string">
            <text:p>mackorone/mms</text:p>
          </table:table-cell>
        </table:table-row>
        <table:table-row table:style-name="ro1">
          <table:table-cell office:value-type="float" office:value="6758979" calcext:value-type="float">
            <text:p>6758979</text:p>
          </table:table-cell>
          <table:table-cell office:value-type="string" calcext:value-type="string">
            <text:p>https://api.github.com/repos/KiCad/kicad-source-mirror</text:p>
          </table:table-cell>
          <table:table-cell table:formula="of:=REPLACE([.B1257]; 1; 29; &quot;&quot;)" office:value-type="string" office:string-value="KiCad/kicad-source-mirror" calcext:value-type="string">
            <text:p>KiCad/kicad-source-mirror</text:p>
          </table:table-cell>
        </table:table-row>
        <table:table-row table:style-name="ro1">
          <table:table-cell office:value-type="float" office:value="6792911" calcext:value-type="float">
            <text:p>6792911</text:p>
          </table:table-cell>
          <table:table-cell office:value-type="string" calcext:value-type="string">
            <text:p>https://api.github.com/repos/CatalystApps/Cocos2dxGAFPlayer</text:p>
          </table:table-cell>
          <table:table-cell table:formula="of:=REPLACE([.B1258]; 1; 29; &quot;&quot;)" office:value-type="string" office:string-value="CatalystApps/Cocos2dxGAFPlayer" calcext:value-type="string">
            <text:p>CatalystApps/Cocos2dxGAFPlayer</text:p>
          </table:table-cell>
        </table:table-row>
        <table:table-row table:style-name="ro1">
          <table:table-cell office:value-type="float" office:value="6830135" calcext:value-type="float">
            <text:p>6830135</text:p>
          </table:table-cell>
          <table:table-cell office:value-type="string" calcext:value-type="string">
            <text:p>https://api.github.com/repos/solomonik/ctf</text:p>
          </table:table-cell>
          <table:table-cell table:formula="of:=REPLACE([.B1259]; 1; 29; &quot;&quot;)" office:value-type="string" office:string-value="solomonik/ctf" calcext:value-type="string">
            <text:p>solomonik/ctf</text:p>
          </table:table-cell>
        </table:table-row>
        <table:table-row table:style-name="ro1">
          <table:table-cell office:value-type="float" office:value="6837877" calcext:value-type="float">
            <text:p>6837877</text:p>
          </table:table-cell>
          <table:table-cell office:value-type="string" calcext:value-type="string">
            <text:p>https://api.github.com/repos/arq5x/bedtools2</text:p>
          </table:table-cell>
          <table:table-cell table:formula="of:=REPLACE([.B1260]; 1; 29; &quot;&quot;)" office:value-type="string" office:string-value="arq5x/bedtools2" calcext:value-type="string">
            <text:p>arq5x/bedtools2</text:p>
          </table:table-cell>
        </table:table-row>
        <table:table-row table:style-name="ro1">
          <table:table-cell office:value-type="float" office:value="6837896" calcext:value-type="float">
            <text:p>6837896</text:p>
          </table:table-cell>
          <table:table-cell office:value-type="string" calcext:value-type="string">
            <text:p>https://api.github.com/repos/qiubix/DCL_BayesNetwork</text:p>
          </table:table-cell>
          <table:table-cell table:formula="of:=REPLACE([.B1261]; 1; 29; &quot;&quot;)" office:value-type="string" office:string-value="qiubix/DCL_BayesNetwork" calcext:value-type="string">
            <text:p>qiubix/DCL_BayesNetwork</text:p>
          </table:table-cell>
        </table:table-row>
        <table:table-row table:style-name="ro1">
          <table:table-cell office:value-type="float" office:value="6840420" calcext:value-type="float">
            <text:p>6840420</text:p>
          </table:table-cell>
          <table:table-cell office:value-type="string" calcext:value-type="string">
            <text:p>https://api.github.com/repos/mikeakohn/java_grinder</text:p>
          </table:table-cell>
          <table:table-cell table:formula="of:=REPLACE([.B1262]; 1; 29; &quot;&quot;)" office:value-type="string" office:string-value="mikeakohn/java_grinder" calcext:value-type="string">
            <text:p>mikeakohn/java_grinder</text:p>
          </table:table-cell>
        </table:table-row>
        <table:table-row table:style-name="ro1">
          <table:table-cell office:value-type="float" office:value="6842298" calcext:value-type="float">
            <text:p>6842298</text:p>
          </table:table-cell>
          <table:table-cell office:value-type="string" calcext:value-type="string">
            <text:p>https://api.github.com/repos/Mudlet/Mudlet</text:p>
          </table:table-cell>
          <table:table-cell table:formula="of:=REPLACE([.B1263]; 1; 29; &quot;&quot;)" office:value-type="string" office:string-value="Mudlet/Mudlet" calcext:value-type="string">
            <text:p>Mudlet/Mudlet</text:p>
          </table:table-cell>
        </table:table-row>
        <table:table-row table:style-name="ro1">
          <table:table-cell office:value-type="float" office:value="6842633" calcext:value-type="float">
            <text:p>6842633</text:p>
          </table:table-cell>
          <table:table-cell office:value-type="string" calcext:value-type="string">
            <text:p>https://api.github.com/repos/osmcode/osmium-tool</text:p>
          </table:table-cell>
          <table:table-cell table:formula="of:=REPLACE([.B1264]; 1; 29; &quot;&quot;)" office:value-type="string" office:string-value="osmcode/osmium-tool" calcext:value-type="string">
            <text:p>osmcode/osmium-tool</text:p>
          </table:table-cell>
        </table:table-row>
        <table:table-row table:style-name="ro1">
          <table:table-cell office:value-type="float" office:value="6845491" calcext:value-type="float">
            <text:p>6845491</text:p>
          </table:table-cell>
          <table:table-cell office:value-type="string" calcext:value-type="string">
            <text:p>https://api.github.com/repos/ChrisOelmueller/crawl-ref</text:p>
          </table:table-cell>
          <table:table-cell table:formula="of:=REPLACE([.B1265]; 1; 29; &quot;&quot;)" office:value-type="string" office:string-value="ChrisOelmueller/crawl-ref" calcext:value-type="string">
            <text:p>ChrisOelmueller/crawl-ref</text:p>
          </table:table-cell>
        </table:table-row>
        <table:table-row table:style-name="ro1">
          <table:table-cell office:value-type="float" office:value="6848257" calcext:value-type="float">
            <text:p>6848257</text:p>
          </table:table-cell>
          <table:table-cell office:value-type="string" calcext:value-type="string">
            <text:p>https://api.github.com/repos/psi46/pxar</text:p>
          </table:table-cell>
          <table:table-cell table:formula="of:=REPLACE([.B1266]; 1; 29; &quot;&quot;)" office:value-type="string" office:string-value="psi46/pxar" calcext:value-type="string">
            <text:p>psi46/pxar</text:p>
          </table:table-cell>
        </table:table-row>
        <table:table-row table:style-name="ro1">
          <table:table-cell office:value-type="float" office:value="6876142" calcext:value-type="float">
            <text:p>6876142</text:p>
          </table:table-cell>
          <table:table-cell office:value-type="string" calcext:value-type="string">
            <text:p>https://api.github.com/repos/BVLC/caffe</text:p>
          </table:table-cell>
          <table:table-cell table:formula="of:=REPLACE([.B1267]; 1; 29; &quot;&quot;)" office:value-type="string" office:string-value="BVLC/caffe" calcext:value-type="string">
            <text:p>BVLC/caffe</text:p>
          </table:table-cell>
        </table:table-row>
        <table:table-row table:style-name="ro1">
          <table:table-cell office:value-type="float" office:value="6877298" calcext:value-type="float">
            <text:p>6877298</text:p>
          </table:table-cell>
          <table:table-cell office:value-type="string" calcext:value-type="string">
            <text:p>https://api.github.com/repos/newenclave/vtrc</text:p>
          </table:table-cell>
          <table:table-cell table:formula="of:=REPLACE([.B1268]; 1; 29; &quot;&quot;)" office:value-type="string" office:string-value="newenclave/vtrc" calcext:value-type="string">
            <text:p>newenclave/vtrc</text:p>
          </table:table-cell>
        </table:table-row>
        <table:table-row table:style-name="ro1">
          <table:table-cell office:value-type="float" office:value="6896306" calcext:value-type="float">
            <text:p>6896306</text:p>
          </table:table-cell>
          <table:table-cell office:value-type="string" calcext:value-type="string">
            <text:p>https://api.github.com/repos/sonicretro/sadx-mod-loader</text:p>
          </table:table-cell>
          <table:table-cell table:formula="of:=REPLACE([.B1269]; 1; 29; &quot;&quot;)" office:value-type="string" office:string-value="sonicretro/sadx-mod-loader" calcext:value-type="string">
            <text:p>sonicretro/sadx-mod-loader</text:p>
          </table:table-cell>
        </table:table-row>
        <table:table-row table:style-name="ro1">
          <table:table-cell office:value-type="float" office:value="6903057" calcext:value-type="float">
            <text:p>6903057</text:p>
          </table:table-cell>
          <table:table-cell office:value-type="string" calcext:value-type="string">
            <text:p>https://api.github.com/repos/yvxiang/leetcode-me</text:p>
          </table:table-cell>
          <table:table-cell table:formula="of:=REPLACE([.B1270]; 1; 29; &quot;&quot;)" office:value-type="string" office:string-value="yvxiang/leetcode-me" calcext:value-type="string">
            <text:p>yvxiang/leetcode-me</text:p>
          </table:table-cell>
        </table:table-row>
        <table:table-row table:style-name="ro1">
          <table:table-cell office:value-type="float" office:value="6910160" calcext:value-type="float">
            <text:p>6910160</text:p>
          </table:table-cell>
          <table:table-cell office:value-type="string" calcext:value-type="string">
            <text:p>https://api.github.com/repos/SuperTux/supertux</text:p>
          </table:table-cell>
          <table:table-cell table:formula="of:=REPLACE([.B1271]; 1; 29; &quot;&quot;)" office:value-type="string" office:string-value="SuperTux/supertux" calcext:value-type="string">
            <text:p>SuperTux/supertux</text:p>
          </table:table-cell>
        </table:table-row>
        <table:table-row table:style-name="ro1">
          <table:table-cell office:value-type="float" office:value="6917320" calcext:value-type="float">
            <text:p>6917320</text:p>
          </table:table-cell>
          <table:table-cell office:value-type="string" calcext:value-type="string">
            <text:p>https://api.github.com/repos/3Hren/blackhole</text:p>
          </table:table-cell>
          <table:table-cell table:formula="of:=REPLACE([.B1272]; 1; 29; &quot;&quot;)" office:value-type="string" office:string-value="3Hren/blackhole" calcext:value-type="string">
            <text:p>3Hren/blackhole</text:p>
          </table:table-cell>
        </table:table-row>
        <table:table-row table:style-name="ro1">
          <table:table-cell office:value-type="float" office:value="6924495" calcext:value-type="float">
            <text:p>6924495</text:p>
          </table:table-cell>
          <table:table-cell office:value-type="string" calcext:value-type="string">
            <text:p>https://api.github.com/repos/cms2l2v/2l2v_fwk</text:p>
          </table:table-cell>
          <table:table-cell table:formula="of:=REPLACE([.B1273]; 1; 29; &quot;&quot;)" office:value-type="string" office:string-value="cms2l2v/2l2v_fwk" calcext:value-type="string">
            <text:p>cms2l2v/2l2v_fwk</text:p>
          </table:table-cell>
        </table:table-row>
        <table:table-row table:style-name="ro1">
          <table:table-cell office:value-type="float" office:value="6925171" calcext:value-type="float">
            <text:p>6925171</text:p>
          </table:table-cell>
          <table:table-cell office:value-type="string" calcext:value-type="string">
            <text:p>https://api.github.com/repos/ddmitov/perl-executing-browser</text:p>
          </table:table-cell>
          <table:table-cell table:formula="of:=REPLACE([.B1274]; 1; 29; &quot;&quot;)" office:value-type="string" office:string-value="ddmitov/perl-executing-browser" calcext:value-type="string">
            <text:p>ddmitov/perl-executing-browser</text:p>
          </table:table-cell>
        </table:table-row>
        <table:table-row table:style-name="ro1">
          <table:table-cell office:value-type="float" office:value="6946074" calcext:value-type="float">
            <text:p>6946074</text:p>
          </table:table-cell>
          <table:table-cell office:value-type="string" calcext:value-type="string">
            <text:p>https://api.github.com/repos/floooh/oryol</text:p>
          </table:table-cell>
          <table:table-cell table:formula="of:=REPLACE([.B1275]; 1; 29; &quot;&quot;)" office:value-type="string" office:string-value="floooh/oryol" calcext:value-type="string">
            <text:p>floooh/oryol</text:p>
          </table:table-cell>
        </table:table-row>
        <table:table-row table:style-name="ro1">
          <table:table-cell office:value-type="float" office:value="6947391" calcext:value-type="float">
            <text:p>6947391</text:p>
          </table:table-cell>
          <table:table-cell office:value-type="string" calcext:value-type="string">
            <text:p>https://api.github.com/repos/tomlechner/laxkit</text:p>
          </table:table-cell>
          <table:table-cell table:formula="of:=REPLACE([.B1276]; 1; 29; &quot;&quot;)" office:value-type="string" office:string-value="tomlechner/laxkit" calcext:value-type="string">
            <text:p>tomlechner/laxkit</text:p>
          </table:table-cell>
        </table:table-row>
        <table:table-row table:style-name="ro1">
          <table:table-cell office:value-type="float" office:value="6949926" calcext:value-type="float">
            <text:p>6949926</text:p>
          </table:table-cell>
          <table:table-cell office:value-type="string" calcext:value-type="string">
            <text:p>https://api.github.com/repos/chenx/oj</text:p>
          </table:table-cell>
          <table:table-cell table:formula="of:=REPLACE([.B1277]; 1; 29; &quot;&quot;)" office:value-type="string" office:string-value="chenx/oj" calcext:value-type="string">
            <text:p>chenx/oj</text:p>
          </table:table-cell>
        </table:table-row>
        <table:table-row table:style-name="ro1">
          <table:table-cell office:value-type="float" office:value="6953504" calcext:value-type="float">
            <text:p>6953504</text:p>
          </table:table-cell>
          <table:table-cell office:value-type="string" calcext:value-type="string">
            <text:p>https://api.github.com/repos/xythobuz/OpenRaider</text:p>
          </table:table-cell>
          <table:table-cell table:formula="of:=REPLACE([.B1278]; 1; 29; &quot;&quot;)" office:value-type="string" office:string-value="xythobuz/OpenRaider" calcext:value-type="string">
            <text:p>xythobuz/OpenRaider</text:p>
          </table:table-cell>
        </table:table-row>
        <table:table-row table:style-name="ro1">
          <table:table-cell office:value-type="float" office:value="6990802" calcext:value-type="float">
            <text:p>6990802</text:p>
          </table:table-cell>
          <table:table-cell office:value-type="string" calcext:value-type="string">
            <text:p>https://api.github.com/repos/JeffersonLab/remoll</text:p>
          </table:table-cell>
          <table:table-cell table:formula="of:=REPLACE([.B1279]; 1; 29; &quot;&quot;)" office:value-type="string" office:string-value="JeffersonLab/remoll" calcext:value-type="string">
            <text:p>JeffersonLab/remoll</text:p>
          </table:table-cell>
        </table:table-row>
        <table:table-row table:style-name="ro1">
          <table:table-cell office:value-type="float" office:value="6992905" calcext:value-type="float">
            <text:p>6992905</text:p>
          </table:table-cell>
          <table:table-cell office:value-type="string" calcext:value-type="string">
            <text:p>https://api.github.com/repos/aquynh/capstone</text:p>
          </table:table-cell>
          <table:table-cell table:formula="of:=REPLACE([.B1280]; 1; 29; &quot;&quot;)" office:value-type="string" office:string-value="aquynh/capstone" calcext:value-type="string">
            <text:p>aquynh/capstone</text:p>
          </table:table-cell>
        </table:table-row>
        <table:table-row table:style-name="ro1">
          <table:table-cell office:value-type="float" office:value="7001612" calcext:value-type="float">
            <text:p>7001612</text:p>
          </table:table-cell>
          <table:table-cell office:value-type="string" calcext:value-type="string">
            <text:p>https://api.github.com/repos/OpenLightingProject/ola</text:p>
          </table:table-cell>
          <table:table-cell table:formula="of:=REPLACE([.B1281]; 1; 29; &quot;&quot;)" office:value-type="string" office:string-value="OpenLightingProject/ola" calcext:value-type="string">
            <text:p>OpenLightingProject/ola</text:p>
          </table:table-cell>
        </table:table-row>
        <table:table-row table:style-name="ro1">
          <table:table-cell office:value-type="float" office:value="7013435" calcext:value-type="float">
            <text:p>7013435</text:p>
          </table:table-cell>
          <table:table-cell office:value-type="string" calcext:value-type="string">
            <text:p>https://api.github.com/repos/qtplatz/qtplatz</text:p>
          </table:table-cell>
          <table:table-cell table:formula="of:=REPLACE([.B1282]; 1; 29; &quot;&quot;)" office:value-type="string" office:string-value="qtplatz/qtplatz" calcext:value-type="string">
            <text:p>qtplatz/qtplatz</text:p>
          </table:table-cell>
        </table:table-row>
        <table:table-row table:style-name="ro1">
          <table:table-cell office:value-type="float" office:value="7015930" calcext:value-type="float">
            <text:p>7015930</text:p>
          </table:table-cell>
          <table:table-cell office:value-type="string" calcext:value-type="string">
            <text:p>https://api.github.com/repos/bayandin/chromedriver</text:p>
          </table:table-cell>
          <table:table-cell table:formula="of:=REPLACE([.B1283]; 1; 29; &quot;&quot;)" office:value-type="string" office:string-value="bayandin/chromedriver" calcext:value-type="string">
            <text:p>bayandin/chromedriver</text:p>
          </table:table-cell>
        </table:table-row>
        <table:table-row table:style-name="ro1">
          <table:table-cell office:value-type="float" office:value="7020433" calcext:value-type="float">
            <text:p>7020433</text:p>
          </table:table-cell>
          <table:table-cell office:value-type="string" calcext:value-type="string">
            <text:p>https://api.github.com/repos/janelia-flyem/NeuTu</text:p>
          </table:table-cell>
          <table:table-cell table:formula="of:=REPLACE([.B1284]; 1; 29; &quot;&quot;)" office:value-type="string" office:string-value="janelia-flyem/NeuTu" calcext:value-type="string">
            <text:p>janelia-flyem/NeuTu</text:p>
          </table:table-cell>
        </table:table-row>
        <table:table-row table:style-name="ro1">
          <table:table-cell office:value-type="float" office:value="7029340" calcext:value-type="float">
            <text:p>7029340</text:p>
          </table:table-cell>
          <table:table-cell office:value-type="string" calcext:value-type="string">
            <text:p>https://api.github.com/repos/Metaswitch/cpp-common</text:p>
          </table:table-cell>
          <table:table-cell table:formula="of:=REPLACE([.B1285]; 1; 29; &quot;&quot;)" office:value-type="string" office:string-value="Metaswitch/cpp-common" calcext:value-type="string">
            <text:p>Metaswitch/cpp-common</text:p>
          </table:table-cell>
        </table:table-row>
        <table:table-row table:style-name="ro1">
          <table:table-cell office:value-type="float" office:value="7032319" calcext:value-type="float">
            <text:p>7032319</text:p>
          </table:table-cell>
          <table:table-cell office:value-type="string" calcext:value-type="string">
            <text:p>https://api.github.com/repos/kateyy/geohazardvis</text:p>
          </table:table-cell>
          <table:table-cell table:formula="of:=REPLACE([.B1286]; 1; 29; &quot;&quot;)" office:value-type="string" office:string-value="kateyy/geohazardvis" calcext:value-type="string">
            <text:p>kateyy/geohazardvis</text:p>
          </table:table-cell>
        </table:table-row>
        <table:table-row table:style-name="ro1">
          <table:table-cell office:value-type="float" office:value="7033094" calcext:value-type="float">
            <text:p>7033094</text:p>
          </table:table-cell>
          <table:table-cell office:value-type="string" calcext:value-type="string">
            <text:p>https://api.github.com/repos/paperManu/splash</text:p>
          </table:table-cell>
          <table:table-cell table:formula="of:=REPLACE([.B1287]; 1; 29; &quot;&quot;)" office:value-type="string" office:string-value="paperManu/splash" calcext:value-type="string">
            <text:p>paperManu/splash</text:p>
          </table:table-cell>
        </table:table-row>
        <table:table-row table:style-name="ro1">
          <table:table-cell office:value-type="float" office:value="7033261" calcext:value-type="float">
            <text:p>7033261</text:p>
          </table:table-cell>
          <table:table-cell office:value-type="string" calcext:value-type="string">
            <text:p>https://api.github.com/repos/mbrucher/AudioTK</text:p>
          </table:table-cell>
          <table:table-cell table:formula="of:=REPLACE([.B1288]; 1; 29; &quot;&quot;)" office:value-type="string" office:string-value="mbrucher/AudioTK" calcext:value-type="string">
            <text:p>mbrucher/AudioTK</text:p>
          </table:table-cell>
        </table:table-row>
        <table:table-row table:style-name="ro1">
          <table:table-cell office:value-type="float" office:value="7034894" calcext:value-type="float">
            <text:p>7034894</text:p>
          </table:table-cell>
          <table:table-cell office:value-type="string" calcext:value-type="string">
            <text:p>https://api.github.com/repos/google/benchmark</text:p>
          </table:table-cell>
          <table:table-cell table:formula="of:=REPLACE([.B1289]; 1; 29; &quot;&quot;)" office:value-type="string" office:string-value="google/benchmark" calcext:value-type="string">
            <text:p>google/benchmark</text:p>
          </table:table-cell>
        </table:table-row>
        <table:table-row table:style-name="ro1">
          <table:table-cell office:value-type="float" office:value="7038382" calcext:value-type="float">
            <text:p>7038382</text:p>
          </table:table-cell>
          <table:table-cell office:value-type="string" calcext:value-type="string">
            <text:p>https://api.github.com/repos/aferrero2707/PhotoFlow</text:p>
          </table:table-cell>
          <table:table-cell table:formula="of:=REPLACE([.B1290]; 1; 29; &quot;&quot;)" office:value-type="string" office:string-value="aferrero2707/PhotoFlow" calcext:value-type="string">
            <text:p>aferrero2707/PhotoFlow</text:p>
          </table:table-cell>
        </table:table-row>
        <table:table-row table:style-name="ro1">
          <table:table-cell office:value-type="float" office:value="7042831" calcext:value-type="float">
            <text:p>7042831</text:p>
          </table:table-cell>
          <table:table-cell office:value-type="string" calcext:value-type="string">
            <text:p>https://api.github.com/repos/MSOpenTech/angle</text:p>
          </table:table-cell>
          <table:table-cell table:formula="of:=REPLACE([.B1291]; 1; 29; &quot;&quot;)" office:value-type="string" office:string-value="MSOpenTech/angle" calcext:value-type="string">
            <text:p>MSOpenTech/angle</text:p>
          </table:table-cell>
        </table:table-row>
        <table:table-row table:style-name="ro1">
          <table:table-cell office:value-type="float" office:value="7055096" calcext:value-type="float">
            <text:p>7055096</text:p>
          </table:table-cell>
          <table:table-cell office:value-type="string" calcext:value-type="string">
            <text:p>https://api.github.com/repos/fsecilia/mmc</text:p>
          </table:table-cell>
          <table:table-cell table:formula="of:=REPLACE([.B1292]; 1; 29; &quot;&quot;)" office:value-type="string" office:string-value="fsecilia/mmc" calcext:value-type="string">
            <text:p>fsecilia/mmc</text:p>
          </table:table-cell>
        </table:table-row>
        <table:table-row table:style-name="ro1">
          <table:table-cell office:value-type="float" office:value="7060644" calcext:value-type="float">
            <text:p>7060644</text:p>
          </table:table-cell>
          <table:table-cell office:value-type="string" calcext:value-type="string">
            <text:p>https://api.github.com/repos/jesmaz/numbat</text:p>
          </table:table-cell>
          <table:table-cell table:formula="of:=REPLACE([.B1293]; 1; 29; &quot;&quot;)" office:value-type="string" office:string-value="jesmaz/numbat" calcext:value-type="string">
            <text:p>jesmaz/numbat</text:p>
          </table:table-cell>
        </table:table-row>
        <table:table-row table:style-name="ro1">
          <table:table-cell office:value-type="float" office:value="7078989" calcext:value-type="float">
            <text:p>7078989</text:p>
          </table:table-cell>
          <table:table-cell office:value-type="string" calcext:value-type="string">
            <text:p>https://api.github.com/repos/MrKepzie/openfx-io</text:p>
          </table:table-cell>
          <table:table-cell table:formula="of:=REPLACE([.B1294]; 1; 29; &quot;&quot;)" office:value-type="string" office:string-value="MrKepzie/openfx-io" calcext:value-type="string">
            <text:p>MrKepzie/openfx-io</text:p>
          </table:table-cell>
        </table:table-row>
        <table:table-row table:style-name="ro1">
          <table:table-cell office:value-type="float" office:value="7079532" calcext:value-type="float">
            <text:p>7079532</text:p>
          </table:table-cell>
          <table:table-cell office:value-type="string" calcext:value-type="string">
            <text:p>https://api.github.com/repos/jenslody/codeblocks</text:p>
          </table:table-cell>
          <table:table-cell table:formula="of:=REPLACE([.B1295]; 1; 29; &quot;&quot;)" office:value-type="string" office:string-value="jenslody/codeblocks" calcext:value-type="string">
            <text:p>jenslody/codeblocks</text:p>
          </table:table-cell>
        </table:table-row>
        <table:table-row table:style-name="ro1">
          <table:table-cell office:value-type="float" office:value="7104084" calcext:value-type="float">
            <text:p>7104084</text:p>
          </table:table-cell>
          <table:table-cell office:value-type="string" calcext:value-type="string">
            <text:p>https://api.github.com/repos/fesh0r/mame-full</text:p>
          </table:table-cell>
          <table:table-cell table:formula="of:=REPLACE([.B1296]; 1; 29; &quot;&quot;)" office:value-type="string" office:string-value="fesh0r/mame-full" calcext:value-type="string">
            <text:p>fesh0r/mame-full</text:p>
          </table:table-cell>
        </table:table-row>
        <table:table-row table:style-name="ro1">
          <table:table-cell office:value-type="float" office:value="7119738" calcext:value-type="float">
            <text:p>7119738</text:p>
          </table:table-cell>
          <table:table-cell office:value-type="string" calcext:value-type="string">
            <text:p>https://api.github.com/repos/mkeeter/antimony</text:p>
          </table:table-cell>
          <table:table-cell table:formula="of:=REPLACE([.B1297]; 1; 29; &quot;&quot;)" office:value-type="string" office:string-value="mkeeter/antimony" calcext:value-type="string">
            <text:p>mkeeter/antimony</text:p>
          </table:table-cell>
        </table:table-row>
        <table:table-row table:style-name="ro1">
          <table:table-cell office:value-type="float" office:value="7123781" calcext:value-type="float">
            <text:p>7123781</text:p>
          </table:table-cell>
          <table:table-cell office:value-type="string" calcext:value-type="string">
            <text:p>https://api.github.com/repos/aecreations/clippings</text:p>
          </table:table-cell>
          <table:table-cell table:formula="of:=REPLACE([.B1298]; 1; 29; &quot;&quot;)" office:value-type="string" office:string-value="aecreations/clippings" calcext:value-type="string">
            <text:p>aecreations/clippings</text:p>
          </table:table-cell>
        </table:table-row>
        <table:table-row table:style-name="ro1">
          <table:table-cell office:value-type="float" office:value="7131375" calcext:value-type="float">
            <text:p>7131375</text:p>
          </table:table-cell>
          <table:table-cell office:value-type="string" calcext:value-type="string">
            <text:p>https://api.github.com/repos/NamelessRom/android_frameworks_native</text:p>
          </table:table-cell>
          <table:table-cell table:formula="of:=REPLACE([.B1299]; 1; 29; &quot;&quot;)" office:value-type="string" office:string-value="NamelessRom/android_frameworks_native" calcext:value-type="string">
            <text:p>NamelessRom/android_frameworks_native</text:p>
          </table:table-cell>
        </table:table-row>
        <table:table-row table:style-name="ro1">
          <table:table-cell office:value-type="float" office:value="7132976" calcext:value-type="float">
            <text:p>7132976</text:p>
          </table:table-cell>
          <table:table-cell office:value-type="string" calcext:value-type="string">
            <text:p>https://api.github.com/repos/tea2code/fantasy-rts</text:p>
          </table:table-cell>
          <table:table-cell table:formula="of:=REPLACE([.B1300]; 1; 29; &quot;&quot;)" office:value-type="string" office:string-value="tea2code/fantasy-rts" calcext:value-type="string">
            <text:p>tea2code/fantasy-rts</text:p>
          </table:table-cell>
        </table:table-row>
        <table:table-row table:style-name="ro1">
          <table:table-cell office:value-type="float" office:value="7134260" calcext:value-type="float">
            <text:p>7134260</text:p>
          </table:table-cell>
          <table:table-cell office:value-type="string" calcext:value-type="string">
            <text:p>https://api.github.com/repos/NamelessRom/android_frameworks_av</text:p>
          </table:table-cell>
          <table:table-cell table:formula="of:=REPLACE([.B1301]; 1; 29; &quot;&quot;)" office:value-type="string" office:string-value="NamelessRom/android_frameworks_av" calcext:value-type="string">
            <text:p>NamelessRom/android_frameworks_av</text:p>
          </table:table-cell>
        </table:table-row>
        <table:table-row table:style-name="ro1">
          <table:table-cell office:value-type="float" office:value="7150069" calcext:value-type="float">
            <text:p>7150069</text:p>
          </table:table-cell>
          <table:table-cell office:value-type="string" calcext:value-type="string">
            <text:p>https://api.github.com/repos/PCSX2/pcsx2</text:p>
          </table:table-cell>
          <table:table-cell table:formula="of:=REPLACE([.B1302]; 1; 29; &quot;&quot;)" office:value-type="string" office:string-value="PCSX2/pcsx2" calcext:value-type="string">
            <text:p>PCSX2/pcsx2</text:p>
          </table:table-cell>
        </table:table-row>
        <table:table-row table:style-name="ro1">
          <table:table-cell office:value-type="float" office:value="7161636" calcext:value-type="float">
            <text:p>7161636</text:p>
          </table:table-cell>
          <table:table-cell office:value-type="string" calcext:value-type="string">
            <text:p>https://api.github.com/repos/Arc-Team/android_device_htc_evita</text:p>
          </table:table-cell>
          <table:table-cell table:formula="of:=REPLACE([.B1303]; 1; 29; &quot;&quot;)" office:value-type="string" office:string-value="Arc-Team/android_device_htc_evita" calcext:value-type="string">
            <text:p>Arc-Team/android_device_htc_evita</text:p>
          </table:table-cell>
        </table:table-row>
        <table:table-row table:style-name="ro1">
          <table:table-cell office:value-type="float" office:value="7170693" calcext:value-type="float">
            <text:p>7170693</text:p>
          </table:table-cell>
          <table:table-cell office:value-type="string" calcext:value-type="string">
            <text:p>https://api.github.com/repos/miguelfreitas/twister-core</text:p>
          </table:table-cell>
          <table:table-cell table:formula="of:=REPLACE([.B1304]; 1; 29; &quot;&quot;)" office:value-type="string" office:string-value="miguelfreitas/twister-core" calcext:value-type="string">
            <text:p>miguelfreitas/twister-core</text:p>
          </table:table-cell>
        </table:table-row>
        <table:table-row table:style-name="ro1">
          <table:table-cell office:value-type="float" office:value="7191075" calcext:value-type="float">
            <text:p>7191075</text:p>
          </table:table-cell>
          <table:table-cell office:value-type="string" calcext:value-type="string">
            <text:p>https://api.github.com/repos/hzeller/beagleg</text:p>
          </table:table-cell>
          <table:table-cell table:formula="of:=REPLACE([.B1305]; 1; 29; &quot;&quot;)" office:value-type="string" office:string-value="hzeller/beagleg" calcext:value-type="string">
            <text:p>hzeller/beagleg</text:p>
          </table:table-cell>
        </table:table-row>
        <table:table-row table:style-name="ro1">
          <table:table-cell office:value-type="float" office:value="7213211" calcext:value-type="float">
            <text:p>7213211</text:p>
          </table:table-cell>
          <table:table-cell office:value-type="string" calcext:value-type="string">
            <text:p>https://api.github.com/repos/apache/openoffice</text:p>
          </table:table-cell>
          <table:table-cell table:formula="of:=REPLACE([.B1306]; 1; 29; &quot;&quot;)" office:value-type="string" office:string-value="apache/openoffice" calcext:value-type="string">
            <text:p>apache/openoffice</text:p>
          </table:table-cell>
        </table:table-row>
        <table:table-row table:style-name="ro1">
          <table:table-cell office:value-type="float" office:value="7255517" calcext:value-type="float">
            <text:p>7255517</text:p>
          </table:table-cell>
          <table:table-cell office:value-type="string" calcext:value-type="string">
            <text:p>https://api.github.com/repos/eutelescope/eutelescope</text:p>
          </table:table-cell>
          <table:table-cell table:formula="of:=REPLACE([.B1307]; 1; 29; &quot;&quot;)" office:value-type="string" office:string-value="eutelescope/eutelescope" calcext:value-type="string">
            <text:p>eutelescope/eutelescope</text:p>
          </table:table-cell>
        </table:table-row>
        <table:table-row table:style-name="ro1">
          <table:table-cell office:value-type="float" office:value="7269106" calcext:value-type="float">
            <text:p>7269106</text:p>
          </table:table-cell>
          <table:table-cell office:value-type="string" calcext:value-type="string">
            <text:p>https://api.github.com/repos/RoboJackets/robocup-software</text:p>
          </table:table-cell>
          <table:table-cell table:formula="of:=REPLACE([.B1308]; 1; 29; &quot;&quot;)" office:value-type="string" office:string-value="RoboJackets/robocup-software" calcext:value-type="string">
            <text:p>RoboJackets/robocup-software</text:p>
          </table:table-cell>
        </table:table-row>
        <table:table-row table:style-name="ro1">
          <table:table-cell office:value-type="float" office:value="7275737" calcext:value-type="float">
            <text:p>7275737</text:p>
          </table:table-cell>
          <table:table-cell office:value-type="string" calcext:value-type="string">
            <text:p>https://api.github.com/repos/CopernicaMarketingSoftware/PHP-CPP</text:p>
          </table:table-cell>
          <table:table-cell table:formula="of:=REPLACE([.B1309]; 1; 29; &quot;&quot;)" office:value-type="string" office:string-value="CopernicaMarketingSoftware/PHP-CPP" calcext:value-type="string">
            <text:p>CopernicaMarketingSoftware/PHP-CPP</text:p>
          </table:table-cell>
        </table:table-row>
        <table:table-row table:style-name="ro1">
          <table:table-cell office:value-type="float" office:value="7289481" calcext:value-type="float">
            <text:p>7289481</text:p>
          </table:table-cell>
          <table:table-cell office:value-type="string" calcext:value-type="string">
            <text:p>https://api.github.com/repos/OpenMS/OpenMS</text:p>
          </table:table-cell>
          <table:table-cell table:formula="of:=REPLACE([.B1310]; 1; 29; &quot;&quot;)" office:value-type="string" office:string-value="OpenMS/OpenMS" calcext:value-type="string">
            <text:p>OpenMS/OpenMS</text:p>
          </table:table-cell>
        </table:table-row>
        <table:table-row table:style-name="ro1">
          <table:table-cell office:value-type="float" office:value="7289738" calcext:value-type="float">
            <text:p>7289738</text:p>
          </table:table-cell>
          <table:table-cell office:value-type="string" calcext:value-type="string">
            <text:p>https://api.github.com/repos/NVlabs/nvbio</text:p>
          </table:table-cell>
          <table:table-cell table:formula="of:=REPLACE([.B1311]; 1; 29; &quot;&quot;)" office:value-type="string" office:string-value="NVlabs/nvbio" calcext:value-type="string">
            <text:p>NVlabs/nvbio</text:p>
          </table:table-cell>
        </table:table-row>
        <table:table-row table:style-name="ro1">
          <table:table-cell office:value-type="float" office:value="7294393" calcext:value-type="float">
            <text:p>7294393</text:p>
          </table:table-cell>
          <table:table-cell office:value-type="string" calcext:value-type="string">
            <text:p>https://api.github.com/repos/LMMS/lmms</text:p>
          </table:table-cell>
          <table:table-cell table:formula="of:=REPLACE([.B1312]; 1; 29; &quot;&quot;)" office:value-type="string" office:string-value="LMMS/lmms" calcext:value-type="string">
            <text:p>LMMS/lmms</text:p>
          </table:table-cell>
        </table:table-row>
        <table:table-row table:style-name="ro1">
          <table:table-cell office:value-type="float" office:value="7306322" calcext:value-type="float">
            <text:p>7306322</text:p>
          </table:table-cell>
          <table:table-cell office:value-type="string" calcext:value-type="string">
            <text:p>https://api.github.com/repos/nppangband/NPPAngband_QT</text:p>
          </table:table-cell>
          <table:table-cell table:formula="of:=REPLACE([.B1313]; 1; 29; &quot;&quot;)" office:value-type="string" office:string-value="nppangband/NPPAngband_QT" calcext:value-type="string">
            <text:p>nppangband/NPPAngband_QT</text:p>
          </table:table-cell>
        </table:table-row>
        <table:table-row table:style-name="ro1">
          <table:table-cell office:value-type="float" office:value="7308496" calcext:value-type="float">
            <text:p>7308496</text:p>
          </table:table-cell>
          <table:table-cell office:value-type="string" calcext:value-type="string">
            <text:p>https://api.github.com/repos/google/skia</text:p>
          </table:table-cell>
          <table:table-cell table:formula="of:=REPLACE([.B1314]; 1; 29; &quot;&quot;)" office:value-type="string" office:string-value="google/skia" calcext:value-type="string">
            <text:p>google/skia</text:p>
          </table:table-cell>
        </table:table-row>
        <table:table-row table:style-name="ro1">
          <table:table-cell office:value-type="float" office:value="7308815" calcext:value-type="float">
            <text:p>7308815</text:p>
          </table:table-cell>
          <table:table-cell office:value-type="string" calcext:value-type="string">
            <text:p>https://api.github.com/repos/robotology/icub-main</text:p>
          </table:table-cell>
          <table:table-cell table:formula="of:=REPLACE([.B1315]; 1; 29; &quot;&quot;)" office:value-type="string" office:string-value="robotology/icub-main" calcext:value-type="string">
            <text:p>robotology/icub-main</text:p>
          </table:table-cell>
        </table:table-row>
        <table:table-row table:style-name="ro1">
          <table:table-cell office:value-type="float" office:value="7331438" calcext:value-type="float">
            <text:p>7331438</text:p>
          </table:table-cell>
          <table:table-cell office:value-type="string" calcext:value-type="string">
            <text:p>https://api.github.com/repos/Sam-Harper/usercode</text:p>
          </table:table-cell>
          <table:table-cell table:formula="of:=REPLACE([.B1316]; 1; 29; &quot;&quot;)" office:value-type="string" office:string-value="Sam-Harper/usercode" calcext:value-type="string">
            <text:p>Sam-Harper/usercode</text:p>
          </table:table-cell>
        </table:table-row>
        <table:table-row table:style-name="ro1">
          <table:table-cell office:value-type="float" office:value="7331690" calcext:value-type="float">
            <text:p>7331690</text:p>
          </table:table-cell>
          <table:table-cell office:value-type="string" calcext:value-type="string">
            <text:p>https://api.github.com/repos/grantila/q</text:p>
          </table:table-cell>
          <table:table-cell table:formula="of:=REPLACE([.B1317]; 1; 29; &quot;&quot;)" office:value-type="string" office:string-value="grantila/q" calcext:value-type="string">
            <text:p>grantila/q</text:p>
          </table:table-cell>
        </table:table-row>
        <table:table-row table:style-name="ro1">
          <table:table-cell office:value-type="float" office:value="7333503" calcext:value-type="float">
            <text:p>7333503</text:p>
          </table:table-cell>
          <table:table-cell office:value-type="string" calcext:value-type="string">
            <text:p>https://api.github.com/repos/ArtfulVampire/SecondGUIrepo</text:p>
          </table:table-cell>
          <table:table-cell table:formula="of:=REPLACE([.B1318]; 1; 29; &quot;&quot;)" office:value-type="string" office:string-value="ArtfulVampire/SecondGUIrepo" calcext:value-type="string">
            <text:p>ArtfulVampire/SecondGUIrepo</text:p>
          </table:table-cell>
        </table:table-row>
        <table:table-row table:style-name="ro1">
          <table:table-cell office:value-type="float" office:value="7349661" calcext:value-type="float">
            <text:p>7349661</text:p>
          </table:table-cell>
          <table:table-cell office:value-type="string" calcext:value-type="string">
            <text:p>https://api.github.com/repos/janbar/cppmyth</text:p>
          </table:table-cell>
          <table:table-cell table:formula="of:=REPLACE([.B1319]; 1; 29; &quot;&quot;)" office:value-type="string" office:string-value="janbar/cppmyth" calcext:value-type="string">
            <text:p>janbar/cppmyth</text:p>
          </table:table-cell>
        </table:table-row>
        <table:table-row table:style-name="ro1">
          <table:table-cell office:value-type="float" office:value="7358769" calcext:value-type="float">
            <text:p>7358769</text:p>
          </table:table-cell>
          <table:table-cell office:value-type="string" calcext:value-type="string">
            <text:p>https://api.github.com/repos/appleseedhq/appleseed</text:p>
          </table:table-cell>
          <table:table-cell table:formula="of:=REPLACE([.B1320]; 1; 29; &quot;&quot;)" office:value-type="string" office:string-value="appleseedhq/appleseed" calcext:value-type="string">
            <text:p>appleseedhq/appleseed</text:p>
          </table:table-cell>
        </table:table-row>
        <table:table-row table:style-name="ro1">
          <table:table-cell office:value-type="float" office:value="7362592" calcext:value-type="float">
            <text:p>7362592</text:p>
          </table:table-cell>
          <table:table-cell office:value-type="string" calcext:value-type="string">
            <text:p>https://api.github.com/repos/rljames/coblas</text:p>
          </table:table-cell>
          <table:table-cell table:formula="of:=REPLACE([.B1321]; 1; 29; &quot;&quot;)" office:value-type="string" office:string-value="rljames/coblas" calcext:value-type="string">
            <text:p>rljames/coblas</text:p>
          </table:table-cell>
        </table:table-row>
        <table:table-row table:style-name="ro1">
          <table:table-cell office:value-type="float" office:value="7392048" calcext:value-type="float">
            <text:p>7392048</text:p>
          </table:table-cell>
          <table:table-cell office:value-type="string" calcext:value-type="string">
            <text:p>https://api.github.com/repos/FrodeSolheim/fs-uae</text:p>
          </table:table-cell>
          <table:table-cell table:formula="of:=REPLACE([.B1322]; 1; 29; &quot;&quot;)" office:value-type="string" office:string-value="FrodeSolheim/fs-uae" calcext:value-type="string">
            <text:p>FrodeSolheim/fs-uae</text:p>
          </table:table-cell>
        </table:table-row>
        <table:table-row table:style-name="ro1">
          <table:table-cell office:value-type="float" office:value="7414525" calcext:value-type="float">
            <text:p>7414525</text:p>
          </table:table-cell>
          <table:table-cell office:value-type="string" calcext:value-type="string">
            <text:p>https://api.github.com/repos/supertuxkart/stk-code</text:p>
          </table:table-cell>
          <table:table-cell table:formula="of:=REPLACE([.B1323]; 1; 29; &quot;&quot;)" office:value-type="string" office:string-value="supertuxkart/stk-code" calcext:value-type="string">
            <text:p>supertuxkart/stk-code</text:p>
          </table:table-cell>
        </table:table-row>
        <table:table-row table:style-name="ro1">
          <table:table-cell office:value-type="float" office:value="7422657" calcext:value-type="float">
            <text:p>7422657</text:p>
          </table:table-cell>
          <table:table-cell office:value-type="string" calcext:value-type="string">
            <text:p>https://api.github.com/repos/FairRootGroup/FairRoot</text:p>
          </table:table-cell>
          <table:table-cell table:formula="of:=REPLACE([.B1324]; 1; 29; &quot;&quot;)" office:value-type="string" office:string-value="FairRootGroup/FairRoot" calcext:value-type="string">
            <text:p>FairRootGroup/FairRoot</text:p>
          </table:table-cell>
        </table:table-row>
        <table:table-row table:style-name="ro1">
          <table:table-cell office:value-type="float" office:value="7424315" calcext:value-type="float">
            <text:p>7424315</text:p>
          </table:table-cell>
          <table:table-cell office:value-type="string" calcext:value-type="string">
            <text:p>https://api.github.com/repos/libretro/desmume</text:p>
          </table:table-cell>
          <table:table-cell table:formula="of:=REPLACE([.B1325]; 1; 29; &quot;&quot;)" office:value-type="string" office:string-value="libretro/desmume" calcext:value-type="string">
            <text:p>libretro/desmume</text:p>
          </table:table-cell>
        </table:table-row>
        <table:table-row table:style-name="ro1">
          <table:table-cell office:value-type="float" office:value="7431252" calcext:value-type="float">
            <text:p>7431252</text:p>
          </table:table-cell>
          <table:table-cell office:value-type="string" calcext:value-type="string">
            <text:p>https://api.github.com/repos/adamnovak/sequence-graphs</text:p>
          </table:table-cell>
          <table:table-cell table:formula="of:=REPLACE([.B1326]; 1; 29; &quot;&quot;)" office:value-type="string" office:string-value="adamnovak/sequence-graphs" calcext:value-type="string">
            <text:p>adamnovak/sequence-graphs</text:p>
          </table:table-cell>
        </table:table-row>
        <table:table-row table:style-name="ro1">
          <table:table-cell office:value-type="float" office:value="7432562" calcext:value-type="float">
            <text:p>7432562</text:p>
          </table:table-cell>
          <table:table-cell office:value-type="string" calcext:value-type="string">
            <text:p>https://api.github.com/repos/khaledhosny/ots</text:p>
          </table:table-cell>
          <table:table-cell table:formula="of:=REPLACE([.B1327]; 1; 29; &quot;&quot;)" office:value-type="string" office:string-value="khaledhosny/ots" calcext:value-type="string">
            <text:p>khaledhosny/ots</text:p>
          </table:table-cell>
        </table:table-row>
        <table:table-row table:style-name="ro1">
          <table:table-cell office:value-type="float" office:value="7439018" calcext:value-type="float">
            <text:p>7439018</text:p>
          </table:table-cell>
          <table:table-cell office:value-type="string" calcext:value-type="string">
            <text:p>https://api.github.com/repos/molpopgen/fwdpp</text:p>
          </table:table-cell>
          <table:table-cell table:formula="of:=REPLACE([.B1328]; 1; 29; &quot;&quot;)" office:value-type="string" office:string-value="molpopgen/fwdpp" calcext:value-type="string">
            <text:p>molpopgen/fwdpp</text:p>
          </table:table-cell>
        </table:table-row>
        <table:table-row table:style-name="ro1">
          <table:table-cell office:value-type="float" office:value="7439206" calcext:value-type="float">
            <text:p>7439206</text:p>
          </table:table-cell>
          <table:table-cell office:value-type="string" calcext:value-type="string">
            <text:p>https://api.github.com/repos/colinhect/hect</text:p>
          </table:table-cell>
          <table:table-cell table:formula="of:=REPLACE([.B1329]; 1; 29; &quot;&quot;)" office:value-type="string" office:string-value="colinhect/hect" calcext:value-type="string">
            <text:p>colinhect/hect</text:p>
          </table:table-cell>
        </table:table-row>
        <table:table-row table:style-name="ro1">
          <table:table-cell office:value-type="float" office:value="7442109" calcext:value-type="float">
            <text:p>7442109</text:p>
          </table:table-cell>
          <table:table-cell office:value-type="string" calcext:value-type="string">
            <text:p>https://api.github.com/repos/robocomp/robocomp</text:p>
          </table:table-cell>
          <table:table-cell table:formula="of:=REPLACE([.B1330]; 1; 29; &quot;&quot;)" office:value-type="string" office:string-value="robocomp/robocomp" calcext:value-type="string">
            <text:p>robocomp/robocomp</text:p>
          </table:table-cell>
        </table:table-row>
        <table:table-row table:style-name="ro1">
          <table:table-cell office:value-type="float" office:value="7445816" calcext:value-type="float">
            <text:p>7445816</text:p>
          </table:table-cell>
          <table:table-cell office:value-type="string" calcext:value-type="string">
            <text:p>https://api.github.com/repos/corporateshark/WCMCommander</text:p>
          </table:table-cell>
          <table:table-cell table:formula="of:=REPLACE([.B1331]; 1; 29; &quot;&quot;)" office:value-type="string" office:string-value="corporateshark/WCMCommander" calcext:value-type="string">
            <text:p>corporateshark/WCMCommander</text:p>
          </table:table-cell>
        </table:table-row>
        <table:table-row table:style-name="ro1">
          <table:table-cell office:value-type="float" office:value="7452286" calcext:value-type="float">
            <text:p>7452286</text:p>
          </table:table-cell>
          <table:table-cell office:value-type="string" calcext:value-type="string">
            <text:p>https://api.github.com/repos/molpopgen/libsequence</text:p>
          </table:table-cell>
          <table:table-cell table:formula="of:=REPLACE([.B1332]; 1; 29; &quot;&quot;)" office:value-type="string" office:string-value="molpopgen/libsequence" calcext:value-type="string">
            <text:p>molpopgen/libsequence</text:p>
          </table:table-cell>
        </table:table-row>
        <table:table-row table:style-name="ro1">
          <table:table-cell office:value-type="float" office:value="7452331" calcext:value-type="float">
            <text:p>7452331</text:p>
          </table:table-cell>
          <table:table-cell office:value-type="string" calcext:value-type="string">
            <text:p>https://api.github.com/repos/highfidelity/hifi</text:p>
          </table:table-cell>
          <table:table-cell table:formula="of:=REPLACE([.B1333]; 1; 29; &quot;&quot;)" office:value-type="string" office:string-value="highfidelity/hifi" calcext:value-type="string">
            <text:p>highfidelity/hifi</text:p>
          </table:table-cell>
        </table:table-row>
        <table:table-row table:style-name="ro1">
          <table:table-cell office:value-type="float" office:value="7464413" calcext:value-type="float">
            <text:p>7464413</text:p>
          </table:table-cell>
          <table:table-cell office:value-type="string" calcext:value-type="string">
            <text:p>https://api.github.com/repos/Metaswitch/homestead</text:p>
          </table:table-cell>
          <table:table-cell table:formula="of:=REPLACE([.B1334]; 1; 29; &quot;&quot;)" office:value-type="string" office:string-value="Metaswitch/homestead" calcext:value-type="string">
            <text:p>Metaswitch/homestead</text:p>
          </table:table-cell>
        </table:table-row>
        <table:table-row table:style-name="ro1">
          <table:table-cell office:value-type="float" office:value="7467381" calcext:value-type="float">
            <text:p>7467381</text:p>
          </table:table-cell>
          <table:table-cell office:value-type="string" calcext:value-type="string">
            <text:p>https://api.github.com/repos/qminer/qminer</text:p>
          </table:table-cell>
          <table:table-cell table:formula="of:=REPLACE([.B1335]; 1; 29; &quot;&quot;)" office:value-type="string" office:string-value="qminer/qminer" calcext:value-type="string">
            <text:p>qminer/qminer</text:p>
          </table:table-cell>
        </table:table-row>
        <table:table-row table:style-name="ro1">
          <table:table-cell office:value-type="float" office:value="7486601" calcext:value-type="float">
            <text:p>7486601</text:p>
          </table:table-cell>
          <table:table-cell office:value-type="string" calcext:value-type="string">
            <text:p>https://api.github.com/repos/stereomatchingkiss/experiment_apps</text:p>
          </table:table-cell>
          <table:table-cell table:formula="of:=REPLACE([.B1336]; 1; 29; &quot;&quot;)" office:value-type="string" office:string-value="stereomatchingkiss/experiment_apps" calcext:value-type="string">
            <text:p>stereomatchingkiss/experiment_apps</text:p>
          </table:table-cell>
        </table:table-row>
        <table:table-row table:style-name="ro1">
          <table:table-cell office:value-type="float" office:value="7498979" calcext:value-type="float">
            <text:p>7498979</text:p>
          </table:table-cell>
          <table:table-cell office:value-type="string" calcext:value-type="string">
            <text:p>https://api.github.com/repos/CarVac/filmulator-gui</text:p>
          </table:table-cell>
          <table:table-cell table:formula="of:=REPLACE([.B1337]; 1; 29; &quot;&quot;)" office:value-type="string" office:string-value="CarVac/filmulator-gui" calcext:value-type="string">
            <text:p>CarVac/filmulator-gui</text:p>
          </table:table-cell>
        </table:table-row>
        <table:table-row table:style-name="ro1">
          <table:table-cell office:value-type="float" office:value="7510277" calcext:value-type="float">
            <text:p>7510277</text:p>
          </table:table-cell>
          <table:table-cell office:value-type="string" calcext:value-type="string">
            <text:p>https://api.github.com/repos/openframeworks/ofBook</text:p>
          </table:table-cell>
          <table:table-cell table:formula="of:=REPLACE([.B1338]; 1; 29; &quot;&quot;)" office:value-type="string" office:string-value="openframeworks/ofBook" calcext:value-type="string">
            <text:p>openframeworks/ofBook</text:p>
          </table:table-cell>
        </table:table-row>
        <table:table-row table:style-name="ro1">
          <table:table-cell office:value-type="float" office:value="7512796" calcext:value-type="float">
            <text:p>7512796</text:p>
          </table:table-cell>
          <table:table-cell office:value-type="string" calcext:value-type="string">
            <text:p>https://api.github.com/repos/eranif/codelite</text:p>
          </table:table-cell>
          <table:table-cell table:formula="of:=REPLACE([.B1339]; 1; 29; &quot;&quot;)" office:value-type="string" office:string-value="eranif/codelite" calcext:value-type="string">
            <text:p>eranif/codelite</text:p>
          </table:table-cell>
        </table:table-row>
        <table:table-row table:style-name="ro1">
          <table:table-cell office:value-type="float" office:value="7518521" calcext:value-type="float">
            <text:p>7518521</text:p>
          </table:table-cell>
          <table:table-cell office:value-type="string" calcext:value-type="string">
            <text:p>https://api.github.com/repos/gillesdegottex/dfasma</text:p>
          </table:table-cell>
          <table:table-cell table:formula="of:=REPLACE([.B1340]; 1; 29; &quot;&quot;)" office:value-type="string" office:string-value="gillesdegottex/dfasma" calcext:value-type="string">
            <text:p>gillesdegottex/dfasma</text:p>
          </table:table-cell>
        </table:table-row>
        <table:table-row table:style-name="ro1">
          <table:table-cell office:value-type="float" office:value="7524146" calcext:value-type="float">
            <text:p>7524146</text:p>
          </table:table-cell>
          <table:table-cell office:value-type="string" calcext:value-type="string">
            <text:p>https://api.github.com/repos/tfussell/xlnt</text:p>
          </table:table-cell>
          <table:table-cell table:formula="of:=REPLACE([.B1341]; 1; 29; &quot;&quot;)" office:value-type="string" office:string-value="tfussell/xlnt" calcext:value-type="string">
            <text:p>tfussell/xlnt</text:p>
          </table:table-cell>
        </table:table-row>
        <table:table-row table:style-name="ro1">
          <table:table-cell office:value-type="float" office:value="7527748" calcext:value-type="float">
            <text:p>7527748</text:p>
          </table:table-cell>
          <table:table-cell office:value-type="string" calcext:value-type="string">
            <text:p>https://api.github.com/repos/Jstd/pre-Jstd</text:p>
          </table:table-cell>
          <table:table-cell table:formula="of:=REPLACE([.B1342]; 1; 29; &quot;&quot;)" office:value-type="string" office:string-value="Jstd/pre-Jstd" calcext:value-type="string">
            <text:p>Jstd/pre-Jstd</text:p>
          </table:table-cell>
        </table:table-row>
        <table:table-row table:style-name="ro1">
          <table:table-cell office:value-type="float" office:value="7544992" calcext:value-type="float">
            <text:p>7544992</text:p>
          </table:table-cell>
          <table:table-cell office:value-type="string" calcext:value-type="string">
            <text:p>https://api.github.com/repos/zukisoft/vm</text:p>
          </table:table-cell>
          <table:table-cell table:formula="of:=REPLACE([.B1343]; 1; 29; &quot;&quot;)" office:value-type="string" office:string-value="zukisoft/vm" calcext:value-type="string">
            <text:p>zukisoft/vm</text:p>
          </table:table-cell>
        </table:table-row>
        <table:table-row table:style-name="ro1">
          <table:table-cell office:value-type="float" office:value="7554610" calcext:value-type="float">
            <text:p>7554610</text:p>
          </table:table-cell>
          <table:table-cell office:value-type="string" calcext:value-type="string">
            <text:p>https://api.github.com/repos/maaskola/discrover</text:p>
          </table:table-cell>
          <table:table-cell table:formula="of:=REPLACE([.B1344]; 1; 29; &quot;&quot;)" office:value-type="string" office:string-value="maaskola/discrover" calcext:value-type="string">
            <text:p>maaskola/discrover</text:p>
          </table:table-cell>
        </table:table-row>
        <table:table-row table:style-name="ro1">
          <table:table-cell office:value-type="float" office:value="7565827" calcext:value-type="float">
            <text:p>7565827</text:p>
          </table:table-cell>
          <table:table-cell office:value-type="string" calcext:value-type="string">
            <text:p>https://api.github.com/repos/psi4/psi4</text:p>
          </table:table-cell>
          <table:table-cell table:formula="of:=REPLACE([.B1345]; 1; 29; &quot;&quot;)" office:value-type="string" office:string-value="psi4/psi4" calcext:value-type="string">
            <text:p>psi4/psi4</text:p>
          </table:table-cell>
        </table:table-row>
        <table:table-row table:style-name="ro1">
          <table:table-cell office:value-type="float" office:value="7626341" calcext:value-type="float">
            <text:p>7626341</text:p>
          </table:table-cell>
          <table:table-cell office:value-type="string" calcext:value-type="string">
            <text:p>https://api.github.com/repos/OpenROV/openrov-software-arduino</text:p>
          </table:table-cell>
          <table:table-cell table:formula="of:=REPLACE([.B1346]; 1; 29; &quot;&quot;)" office:value-type="string" office:string-value="OpenROV/openrov-software-arduino" calcext:value-type="string">
            <text:p>OpenROV/openrov-software-arduino</text:p>
          </table:table-cell>
        </table:table-row>
        <table:table-row table:style-name="ro1">
          <table:table-cell office:value-type="float" office:value="7635765" calcext:value-type="float">
            <text:p>7635765</text:p>
          </table:table-cell>
          <table:table-cell office:value-type="string" calcext:value-type="string">
            <text:p>https://api.github.com/repos/pixlra/playuver</text:p>
          </table:table-cell>
          <table:table-cell table:formula="of:=REPLACE([.B1347]; 1; 29; &quot;&quot;)" office:value-type="string" office:string-value="pixlra/playuver" calcext:value-type="string">
            <text:p>pixlra/playuver</text:p>
          </table:table-cell>
        </table:table-row>
        <table:table-row table:style-name="ro1">
          <table:table-cell office:value-type="float" office:value="7637585" calcext:value-type="float">
            <text:p>7637585</text:p>
          </table:table-cell>
          <table:table-cell office:value-type="string" calcext:value-type="string">
            <text:p>https://api.github.com/repos/novacoin-project/novacoin</text:p>
          </table:table-cell>
          <table:table-cell table:formula="of:=REPLACE([.B1348]; 1; 29; &quot;&quot;)" office:value-type="string" office:string-value="novacoin-project/novacoin" calcext:value-type="string">
            <text:p>novacoin-project/novacoin</text:p>
          </table:table-cell>
        </table:table-row>
        <table:table-row table:style-name="ro1">
          <table:table-cell office:value-type="float" office:value="7638462" calcext:value-type="float">
            <text:p>7638462</text:p>
          </table:table-cell>
          <table:table-cell office:value-type="string" calcext:value-type="string">
            <text:p>https://api.github.com/repos/RobotLocomotion/drake</text:p>
          </table:table-cell>
          <table:table-cell table:formula="of:=REPLACE([.B1349]; 1; 29; &quot;&quot;)" office:value-type="string" office:string-value="RobotLocomotion/drake" calcext:value-type="string">
            <text:p>RobotLocomotion/drake</text:p>
          </table:table-cell>
        </table:table-row>
        <table:table-row table:style-name="ro1">
          <table:table-cell office:value-type="float" office:value="7639740" calcext:value-type="float">
            <text:p>7639740</text:p>
          </table:table-cell>
          <table:table-cell office:value-type="string" calcext:value-type="string">
            <text:p>https://api.github.com/repos/fzenke/auryn</text:p>
          </table:table-cell>
          <table:table-cell table:formula="of:=REPLACE([.B1350]; 1; 29; &quot;&quot;)" office:value-type="string" office:string-value="fzenke/auryn" calcext:value-type="string">
            <text:p>fzenke/auryn</text:p>
          </table:table-cell>
        </table:table-row>
        <table:table-row table:style-name="ro1">
          <table:table-cell office:value-type="float" office:value="7643328" calcext:value-type="float">
            <text:p>7643328</text:p>
          </table:table-cell>
          <table:table-cell office:value-type="string" calcext:value-type="string">
            <text:p>https://api.github.com/repos/goc9000/uniarchive2</text:p>
          </table:table-cell>
          <table:table-cell table:formula="of:=REPLACE([.B1351]; 1; 29; &quot;&quot;)" office:value-type="string" office:string-value="goc9000/uniarchive2" calcext:value-type="string">
            <text:p>goc9000/uniarchive2</text:p>
          </table:table-cell>
        </table:table-row>
        <table:table-row table:style-name="ro1">
          <table:table-cell office:value-type="float" office:value="7653122" calcext:value-type="float">
            <text:p>7653122</text:p>
          </table:table-cell>
          <table:table-cell office:value-type="string" calcext:value-type="string">
            <text:p>https://api.github.com/repos/named-data/NFD</text:p>
          </table:table-cell>
          <table:table-cell table:formula="of:=REPLACE([.B1352]; 1; 29; &quot;&quot;)" office:value-type="string" office:string-value="named-data/NFD" calcext:value-type="string">
            <text:p>named-data/NFD</text:p>
          </table:table-cell>
        </table:table-row>
        <table:table-row table:style-name="ro1">
          <table:table-cell office:value-type="float" office:value="7656900" calcext:value-type="float">
            <text:p>7656900</text:p>
          </table:table-cell>
          <table:table-cell office:value-type="string" calcext:value-type="string">
            <text:p>https://api.github.com/repos/wkhtmltopdf/wkhtmltopdf</text:p>
          </table:table-cell>
          <table:table-cell table:formula="of:=REPLACE([.B1353]; 1; 29; &quot;&quot;)" office:value-type="string" office:string-value="wkhtmltopdf/wkhtmltopdf" calcext:value-type="string">
            <text:p>wkhtmltopdf/wkhtmltopdf</text:p>
          </table:table-cell>
        </table:table-row>
        <table:table-row table:style-name="ro1">
          <table:table-cell office:value-type="float" office:value="7657729" calcext:value-type="float">
            <text:p>7657729</text:p>
          </table:table-cell>
          <table:table-cell office:value-type="string" calcext:value-type="string">
            <text:p>https://api.github.com/repos/gshopov/the-stash</text:p>
          </table:table-cell>
          <table:table-cell table:formula="of:=REPLACE([.B1354]; 1; 29; &quot;&quot;)" office:value-type="string" office:string-value="gshopov/the-stash" calcext:value-type="string">
            <text:p>gshopov/the-stash</text:p>
          </table:table-cell>
        </table:table-row>
        <table:table-row table:style-name="ro1">
          <table:table-cell office:value-type="float" office:value="7669518" calcext:value-type="float">
            <text:p>7669518</text:p>
          </table:table-cell>
          <table:table-cell office:value-type="string" calcext:value-type="string">
            <text:p>https://api.github.com/repos/martinjrobins/Aboria</text:p>
          </table:table-cell>
          <table:table-cell table:formula="of:=REPLACE([.B1355]; 1; 29; &quot;&quot;)" office:value-type="string" office:string-value="martinjrobins/Aboria" calcext:value-type="string">
            <text:p>martinjrobins/Aboria</text:p>
          </table:table-cell>
        </table:table-row>
        <table:table-row table:style-name="ro1">
          <table:table-cell office:value-type="float" office:value="7669814" calcext:value-type="float">
            <text:p>7669814</text:p>
          </table:table-cell>
          <table:table-cell office:value-type="string" calcext:value-type="string">
            <text:p>https://api.github.com/repos/uwsampa/grappa</text:p>
          </table:table-cell>
          <table:table-cell table:formula="of:=REPLACE([.B1356]; 1; 29; &quot;&quot;)" office:value-type="string" office:string-value="uwsampa/grappa" calcext:value-type="string">
            <text:p>uwsampa/grappa</text:p>
          </table:table-cell>
        </table:table-row>
        <table:table-row table:style-name="ro1">
          <table:table-cell office:value-type="float" office:value="7674682" calcext:value-type="float">
            <text:p>7674682</text:p>
          </table:table-cell>
          <table:table-cell office:value-type="string" calcext:value-type="string">
            <text:p>https://api.github.com/repos/miranda-ng/miranda-ng</text:p>
          </table:table-cell>
          <table:table-cell table:formula="of:=REPLACE([.B1357]; 1; 29; &quot;&quot;)" office:value-type="string" office:string-value="miranda-ng/miranda-ng" calcext:value-type="string">
            <text:p>miranda-ng/miranda-ng</text:p>
          </table:table-cell>
        </table:table-row>
        <table:table-row table:style-name="ro1">
          <table:table-cell office:value-type="float" office:value="7679358" calcext:value-type="float">
            <text:p>7679358</text:p>
          </table:table-cell>
          <table:table-cell office:value-type="string" calcext:value-type="string">
            <text:p>https://api.github.com/repos/kyzyx/empty-room</text:p>
          </table:table-cell>
          <table:table-cell table:formula="of:=REPLACE([.B1358]; 1; 29; &quot;&quot;)" office:value-type="string" office:string-value="kyzyx/empty-room" calcext:value-type="string">
            <text:p>kyzyx/empty-room</text:p>
          </table:table-cell>
        </table:table-row>
        <table:table-row table:style-name="ro1">
          <table:table-cell office:value-type="float" office:value="7681392" calcext:value-type="float">
            <text:p>7681392</text:p>
          </table:table-cell>
          <table:table-cell office:value-type="string" calcext:value-type="string">
            <text:p>https://api.github.com/repos/Qucs/qucs</text:p>
          </table:table-cell>
          <table:table-cell table:formula="of:=REPLACE([.B1359]; 1; 29; &quot;&quot;)" office:value-type="string" office:string-value="Qucs/qucs" calcext:value-type="string">
            <text:p>Qucs/qucs</text:p>
          </table:table-cell>
        </table:table-row>
        <table:table-row table:style-name="ro1">
          <table:table-cell office:value-type="float" office:value="7682056" calcext:value-type="float">
            <text:p>7682056</text:p>
          </table:table-cell>
          <table:table-cell office:value-type="string" calcext:value-type="string">
            <text:p>https://api.github.com/repos/ALaDyn/piccante</text:p>
          </table:table-cell>
          <table:table-cell table:formula="of:=REPLACE([.B1360]; 1; 29; &quot;&quot;)" office:value-type="string" office:string-value="ALaDyn/piccante" calcext:value-type="string">
            <text:p>ALaDyn/piccante</text:p>
          </table:table-cell>
        </table:table-row>
        <table:table-row table:style-name="ro1">
          <table:table-cell office:value-type="float" office:value="7682927" calcext:value-type="float">
            <text:p>7682927</text:p>
          </table:table-cell>
          <table:table-cell office:value-type="string" calcext:value-type="string">
            <text:p>https://api.github.com/repos/heyx3/Manbil</text:p>
          </table:table-cell>
          <table:table-cell table:formula="of:=REPLACE([.B1361]; 1; 29; &quot;&quot;)" office:value-type="string" office:string-value="heyx3/Manbil" calcext:value-type="string">
            <text:p>heyx3/Manbil</text:p>
          </table:table-cell>
        </table:table-row>
        <table:table-row table:style-name="ro1">
          <table:table-cell office:value-type="float" office:value="7685379" calcext:value-type="float">
            <text:p>7685379</text:p>
          </table:table-cell>
          <table:table-cell office:value-type="string" calcext:value-type="string">
            <text:p>https://api.github.com/repos/elliotc12/dynein_walk</text:p>
          </table:table-cell>
          <table:table-cell table:formula="of:=REPLACE([.B1362]; 1; 29; &quot;&quot;)" office:value-type="string" office:string-value="elliotc12/dynein_walk" calcext:value-type="string">
            <text:p>elliotc12/dynein_walk</text:p>
          </table:table-cell>
        </table:table-row>
        <table:table-row table:style-name="ro1">
          <table:table-cell office:value-type="float" office:value="7691284" calcext:value-type="float">
            <text:p>7691284</text:p>
          </table:table-cell>
          <table:table-cell office:value-type="string" calcext:value-type="string">
            <text:p>https://api.github.com/repos/mysensors/Arduino</text:p>
          </table:table-cell>
          <table:table-cell table:formula="of:=REPLACE([.B1363]; 1; 29; &quot;&quot;)" office:value-type="string" office:string-value="mysensors/Arduino" calcext:value-type="string">
            <text:p>mysensors/Arduino</text:p>
          </table:table-cell>
        </table:table-row>
        <table:table-row table:style-name="ro1">
          <table:table-cell office:value-type="float" office:value="7693758" calcext:value-type="float">
            <text:p>7693758</text:p>
          </table:table-cell>
          <table:table-cell office:value-type="string" calcext:value-type="string">
            <text:p>https://api.github.com/repos/caogl/Algorithms_practice</text:p>
          </table:table-cell>
          <table:table-cell table:formula="of:=REPLACE([.B1364]; 1; 29; &quot;&quot;)" office:value-type="string" office:string-value="caogl/Algorithms_practice" calcext:value-type="string">
            <text:p>caogl/Algorithms_practice</text:p>
          </table:table-cell>
        </table:table-row>
        <table:table-row table:style-name="ro1">
          <table:table-cell office:value-type="float" office:value="7702267" calcext:value-type="float">
            <text:p>7702267</text:p>
          </table:table-cell>
          <table:table-cell office:value-type="string" calcext:value-type="string">
            <text:p>https://api.github.com/repos/Metaswitch/ralf</text:p>
          </table:table-cell>
          <table:table-cell table:formula="of:=REPLACE([.B1365]; 1; 29; &quot;&quot;)" office:value-type="string" office:string-value="Metaswitch/ralf" calcext:value-type="string">
            <text:p>Metaswitch/ralf</text:p>
          </table:table-cell>
        </table:table-row>
        <table:table-row table:style-name="ro1">
          <table:table-cell office:value-type="float" office:value="7702322" calcext:value-type="float">
            <text:p>7702322</text:p>
          </table:table-cell>
          <table:table-cell office:value-type="string" calcext:value-type="string">
            <text:p>https://api.github.com/repos/Metaswitch/chronos</text:p>
          </table:table-cell>
          <table:table-cell table:formula="of:=REPLACE([.B1366]; 1; 29; &quot;&quot;)" office:value-type="string" office:string-value="Metaswitch/chronos" calcext:value-type="string">
            <text:p>Metaswitch/chronos</text:p>
          </table:table-cell>
        </table:table-row>
        <table:table-row table:style-name="ro1">
          <table:table-cell office:value-type="float" office:value="7702879" calcext:value-type="float">
            <text:p>7702879</text:p>
          </table:table-cell>
          <table:table-cell office:value-type="string" calcext:value-type="string">
            <text:p>https://api.github.com/repos/numenta/nupic.core</text:p>
          </table:table-cell>
          <table:table-cell table:formula="of:=REPLACE([.B1367]; 1; 29; &quot;&quot;)" office:value-type="string" office:string-value="numenta/nupic.core" calcext:value-type="string">
            <text:p>numenta/nupic.core</text:p>
          </table:table-cell>
        </table:table-row>
        <table:table-row table:style-name="ro1">
          <table:table-cell office:value-type="float" office:value="7715684" calcext:value-type="float">
            <text:p>7715684</text:p>
          </table:table-cell>
          <table:table-cell office:value-type="string" calcext:value-type="string">
            <text:p>https://api.github.com/repos/yanzhengli/sneaker</text:p>
          </table:table-cell>
          <table:table-cell table:formula="of:=REPLACE([.B1368]; 1; 29; &quot;&quot;)" office:value-type="string" office:string-value="yanzhengli/sneaker" calcext:value-type="string">
            <text:p>yanzhengli/sneaker</text:p>
          </table:table-cell>
        </table:table-row>
        <table:table-row table:style-name="ro1">
          <table:table-cell office:value-type="float" office:value="7726790" calcext:value-type="float">
            <text:p>7726790</text:p>
          </table:table-cell>
          <table:table-cell office:value-type="string" calcext:value-type="string">
            <text:p>https://api.github.com/repos/bo3b/3Dmigoto</text:p>
          </table:table-cell>
          <table:table-cell table:formula="of:=REPLACE([.B1369]; 1; 29; &quot;&quot;)" office:value-type="string" office:string-value="bo3b/3Dmigoto" calcext:value-type="string">
            <text:p>bo3b/3Dmigoto</text:p>
          </table:table-cell>
        </table:table-row>
        <table:table-row table:style-name="ro1">
          <table:table-cell office:value-type="float" office:value="7748353" calcext:value-type="float">
            <text:p>7748353</text:p>
          </table:table-cell>
          <table:table-cell office:value-type="string" calcext:value-type="string">
            <text:p>https://api.github.com/repos/DomotiGa/DomotiGa</text:p>
          </table:table-cell>
          <table:table-cell table:formula="of:=REPLACE([.B1370]; 1; 29; &quot;&quot;)" office:value-type="string" office:string-value="DomotiGa/DomotiGa" calcext:value-type="string">
            <text:p>DomotiGa/DomotiGa</text:p>
          </table:table-cell>
        </table:table-row>
        <table:table-row table:style-name="ro1">
          <table:table-cell office:value-type="float" office:value="7753521" calcext:value-type="float">
            <text:p>7753521</text:p>
          </table:table-cell>
          <table:table-cell office:value-type="string" calcext:value-type="string">
            <text:p>https://api.github.com/repos/vgvassilev/cling</text:p>
          </table:table-cell>
          <table:table-cell table:formula="of:=REPLACE([.B1371]; 1; 29; &quot;&quot;)" office:value-type="string" office:string-value="vgvassilev/cling" calcext:value-type="string">
            <text:p>vgvassilev/cling</text:p>
          </table:table-cell>
        </table:table-row>
        <table:table-row table:style-name="ro1">
          <table:table-cell office:value-type="float" office:value="7767693" calcext:value-type="float">
            <text:p>7767693</text:p>
          </table:table-cell>
          <table:table-cell office:value-type="string" calcext:value-type="string">
            <text:p>https://api.github.com/repos/rism-ch/verovio</text:p>
          </table:table-cell>
          <table:table-cell table:formula="of:=REPLACE([.B1372]; 1; 29; &quot;&quot;)" office:value-type="string" office:string-value="rism-ch/verovio" calcext:value-type="string">
            <text:p>rism-ch/verovio</text:p>
          </table:table-cell>
        </table:table-row>
        <table:table-row table:style-name="ro1">
          <table:table-cell office:value-type="float" office:value="7768903" calcext:value-type="float">
            <text:p>7768903</text:p>
          </table:table-cell>
          <table:table-cell office:value-type="string" calcext:value-type="string">
            <text:p>https://api.github.com/repos/SoFiA-Admin/SoFiA</text:p>
          </table:table-cell>
          <table:table-cell table:formula="of:=REPLACE([.B1373]; 1; 29; &quot;&quot;)" office:value-type="string" office:string-value="SoFiA-Admin/SoFiA" calcext:value-type="string">
            <text:p>SoFiA-Admin/SoFiA</text:p>
          </table:table-cell>
        </table:table-row>
        <table:table-row table:style-name="ro1">
          <table:table-cell office:value-type="float" office:value="7776438" calcext:value-type="float">
            <text:p>7776438</text:p>
          </table:table-cell>
          <table:table-cell office:value-type="string" calcext:value-type="string">
            <text:p>https://api.github.com/repos/davisking/dlib</text:p>
          </table:table-cell>
          <table:table-cell table:formula="of:=REPLACE([.B1374]; 1; 29; &quot;&quot;)" office:value-type="string" office:string-value="davisking/dlib" calcext:value-type="string">
            <text:p>davisking/dlib</text:p>
          </table:table-cell>
        </table:table-row>
        <table:table-row table:style-name="ro1">
          <table:table-cell office:value-type="float" office:value="7785619" calcext:value-type="float">
            <text:p>7785619</text:p>
          </table:table-cell>
          <table:table-cell office:value-type="string" calcext:value-type="string">
            <text:p>https://api.github.com/repos/kvirc/KVIrc</text:p>
          </table:table-cell>
          <table:table-cell table:formula="of:=REPLACE([.B1375]; 1; 29; &quot;&quot;)" office:value-type="string" office:string-value="kvirc/KVIrc" calcext:value-type="string">
            <text:p>kvirc/KVIrc</text:p>
          </table:table-cell>
        </table:table-row>
        <table:table-row table:style-name="ro1">
          <table:table-cell office:value-type="float" office:value="7791085" calcext:value-type="float">
            <text:p>7791085</text:p>
          </table:table-cell>
          <table:table-cell office:value-type="string" calcext:value-type="string">
            <text:p>https://api.github.com/repos/BenLangmead/bowtie2</text:p>
          </table:table-cell>
          <table:table-cell table:formula="of:=REPLACE([.B1376]; 1; 29; &quot;&quot;)" office:value-type="string" office:string-value="BenLangmead/bowtie2" calcext:value-type="string">
            <text:p>BenLangmead/bowtie2</text:p>
          </table:table-cell>
        </table:table-row>
        <table:table-row table:style-name="ro1">
          <table:table-cell office:value-type="float" office:value="7791182" calcext:value-type="float">
            <text:p>7791182</text:p>
          </table:table-cell>
          <table:table-cell office:value-type="string" calcext:value-type="string">
            <text:p>https://api.github.com/repos/C-CINA/2dx</text:p>
          </table:table-cell>
          <table:table-cell table:formula="of:=REPLACE([.B1377]; 1; 29; &quot;&quot;)" office:value-type="string" office:string-value="C-CINA/2dx" calcext:value-type="string">
            <text:p>C-CINA/2dx</text:p>
          </table:table-cell>
        </table:table-row>
        <table:table-row table:style-name="ro1">
          <table:table-cell office:value-type="float" office:value="7795567" calcext:value-type="float">
            <text:p>7795567</text:p>
          </table:table-cell>
          <table:table-cell office:value-type="string" calcext:value-type="string">
            <text:p>https://api.github.com/repos/team-eternity/eternity</text:p>
          </table:table-cell>
          <table:table-cell table:formula="of:=REPLACE([.B1378]; 1; 29; &quot;&quot;)" office:value-type="string" office:string-value="team-eternity/eternity" calcext:value-type="string">
            <text:p>team-eternity/eternity</text:p>
          </table:table-cell>
        </table:table-row>
        <table:table-row table:style-name="ro1">
          <table:table-cell office:value-type="float" office:value="7800333" calcext:value-type="float">
            <text:p>7800333</text:p>
          </table:table-cell>
          <table:table-cell office:value-type="string" calcext:value-type="string">
            <text:p>https://api.github.com/repos/hackerunion/root</text:p>
          </table:table-cell>
          <table:table-cell table:formula="of:=REPLACE([.B1379]; 1; 29; &quot;&quot;)" office:value-type="string" office:string-value="hackerunion/root" calcext:value-type="string">
            <text:p>hackerunion/root</text:p>
          </table:table-cell>
        </table:table-row>
        <table:table-row table:style-name="ro1">
          <table:table-cell office:value-type="float" office:value="7806233" calcext:value-type="float">
            <text:p>7806233</text:p>
          </table:table-cell>
          <table:table-cell office:value-type="string" calcext:value-type="string">
            <text:p>https://api.github.com/repos/meta-toolkit/meta</text:p>
          </table:table-cell>
          <table:table-cell table:formula="of:=REPLACE([.B1380]; 1; 29; &quot;&quot;)" office:value-type="string" office:string-value="meta-toolkit/meta" calcext:value-type="string">
            <text:p>meta-toolkit/meta</text:p>
          </table:table-cell>
        </table:table-row>
        <table:table-row table:style-name="ro1">
          <table:table-cell office:value-type="float" office:value="7808199" calcext:value-type="float">
            <text:p>7808199</text:p>
          </table:table-cell>
          <table:table-cell office:value-type="string" calcext:value-type="string">
            <text:p>https://api.github.com/repos/Unidata/vcmtp</text:p>
          </table:table-cell>
          <table:table-cell table:formula="of:=REPLACE([.B1381]; 1; 29; &quot;&quot;)" office:value-type="string" office:string-value="Unidata/vcmtp" calcext:value-type="string">
            <text:p>Unidata/vcmtp</text:p>
          </table:table-cell>
        </table:table-row>
        <table:table-row table:style-name="ro1">
          <table:table-cell office:value-type="float" office:value="7809629" calcext:value-type="float">
            <text:p>7809629</text:p>
          </table:table-cell>
          <table:table-cell office:value-type="string" calcext:value-type="string">
            <text:p>https://api.github.com/repos/Newterm/szarp</text:p>
          </table:table-cell>
          <table:table-cell table:formula="of:=REPLACE([.B1382]; 1; 29; &quot;&quot;)" office:value-type="string" office:string-value="Newterm/szarp" calcext:value-type="string">
            <text:p>Newterm/szarp</text:p>
          </table:table-cell>
        </table:table-row>
        <table:table-row table:style-name="ro1">
          <table:table-cell office:value-type="float" office:value="7812663" calcext:value-type="float">
            <text:p>7812663</text:p>
          </table:table-cell>
          <table:table-cell office:value-type="string" calcext:value-type="string">
            <text:p>https://api.github.com/repos/cth103/dcpomatic</text:p>
          </table:table-cell>
          <table:table-cell table:formula="of:=REPLACE([.B1383]; 1; 29; &quot;&quot;)" office:value-type="string" office:string-value="cth103/dcpomatic" calcext:value-type="string">
            <text:p>cth103/dcpomatic</text:p>
          </table:table-cell>
        </table:table-row>
        <table:table-row table:style-name="ro1">
          <table:table-cell office:value-type="float" office:value="7813740" calcext:value-type="float">
            <text:p>7813740</text:p>
          </table:table-cell>
          <table:table-cell office:value-type="string" calcext:value-type="string">
            <text:p>https://api.github.com/repos/asrob-uc3m/robotDevastation</text:p>
          </table:table-cell>
          <table:table-cell table:formula="of:=REPLACE([.B1384]; 1; 29; &quot;&quot;)" office:value-type="string" office:string-value="asrob-uc3m/robotDevastation" calcext:value-type="string">
            <text:p>asrob-uc3m/robotDevastation</text:p>
          </table:table-cell>
        </table:table-row>
        <table:table-row table:style-name="ro1">
          <table:table-cell office:value-type="float" office:value="7814669" calcext:value-type="float">
            <text:p>7814669</text:p>
          </table:table-cell>
          <table:table-cell office:value-type="string" calcext:value-type="string">
            <text:p>https://api.github.com/repos/jon-turney/google-breakpad</text:p>
          </table:table-cell>
          <table:table-cell table:formula="of:=REPLACE([.B1385]; 1; 29; &quot;&quot;)" office:value-type="string" office:string-value="jon-turney/google-breakpad" calcext:value-type="string">
            <text:p>jon-turney/google-breakpad</text:p>
          </table:table-cell>
        </table:table-row>
        <table:table-row table:style-name="ro1">
          <table:table-cell office:value-type="float" office:value="7818873" calcext:value-type="float">
            <text:p>7818873</text:p>
          </table:table-cell>
          <table:table-cell office:value-type="string" calcext:value-type="string">
            <text:p>https://api.github.com/repos/Phonations/TravisTest</text:p>
          </table:table-cell>
          <table:table-cell table:formula="of:=REPLACE([.B1386]; 1; 29; &quot;&quot;)" office:value-type="string" office:string-value="Phonations/TravisTest" calcext:value-type="string">
            <text:p>Phonations/TravisTest</text:p>
          </table:table-cell>
        </table:table-row>
        <table:table-row table:style-name="ro1">
          <table:table-cell office:value-type="float" office:value="7822753" calcext:value-type="float">
            <text:p>7822753</text:p>
          </table:table-cell>
          <table:table-cell office:value-type="string" calcext:value-type="string">
            <text:p>https://api.github.com/repos/bellan/VVXAnalysis</text:p>
          </table:table-cell>
          <table:table-cell table:formula="of:=REPLACE([.B1387]; 1; 29; &quot;&quot;)" office:value-type="string" office:string-value="bellan/VVXAnalysis" calcext:value-type="string">
            <text:p>bellan/VVXAnalysis</text:p>
          </table:table-cell>
        </table:table-row>
        <table:table-row table:style-name="ro1">
          <table:table-cell office:value-type="float" office:value="7824043" calcext:value-type="float">
            <text:p>7824043</text:p>
          </table:table-cell>
          <table:table-cell office:value-type="string" calcext:value-type="string">
            <text:p>https://api.github.com/repos/bpf6qc/leptonAnalysis</text:p>
          </table:table-cell>
          <table:table-cell table:formula="of:=REPLACE([.B1388]; 1; 29; &quot;&quot;)" office:value-type="string" office:string-value="bpf6qc/leptonAnalysis" calcext:value-type="string">
            <text:p>bpf6qc/leptonAnalysis</text:p>
          </table:table-cell>
        </table:table-row>
        <table:table-row table:style-name="ro1">
          <table:table-cell office:value-type="float" office:value="7827175" calcext:value-type="float">
            <text:p>7827175</text:p>
          </table:table-cell>
          <table:table-cell office:value-type="string" calcext:value-type="string">
            <text:p>https://api.github.com/repos/gene-hightower/ghsmtp</text:p>
          </table:table-cell>
          <table:table-cell table:formula="of:=REPLACE([.B1389]; 1; 29; &quot;&quot;)" office:value-type="string" office:string-value="gene-hightower/ghsmtp" calcext:value-type="string">
            <text:p>gene-hightower/ghsmtp</text:p>
          </table:table-cell>
        </table:table-row>
        <table:table-row table:style-name="ro1">
          <table:table-cell office:value-type="float" office:value="7849116" calcext:value-type="float">
            <text:p>7849116</text:p>
          </table:table-cell>
          <table:table-cell office:value-type="string" calcext:value-type="string">
            <text:p>https://api.github.com/repos/Opendigitalradio/ODR-DabMod</text:p>
          </table:table-cell>
          <table:table-cell table:formula="of:=REPLACE([.B1390]; 1; 29; &quot;&quot;)" office:value-type="string" office:string-value="Opendigitalradio/ODR-DabMod" calcext:value-type="string">
            <text:p>Opendigitalradio/ODR-DabMod</text:p>
          </table:table-cell>
        </table:table-row>
        <table:table-row table:style-name="ro1">
          <table:table-cell office:value-type="float" office:value="7852182" calcext:value-type="float">
            <text:p>7852182</text:p>
          </table:table-cell>
          <table:table-cell office:value-type="string" calcext:value-type="string">
            <text:p>https://api.github.com/repos/catsop/python-sopnet</text:p>
          </table:table-cell>
          <table:table-cell table:formula="of:=REPLACE([.B1391]; 1; 29; &quot;&quot;)" office:value-type="string" office:string-value="catsop/python-sopnet" calcext:value-type="string">
            <text:p>catsop/python-sopnet</text:p>
          </table:table-cell>
        </table:table-row>
        <table:table-row table:style-name="ro1">
          <table:table-cell office:value-type="float" office:value="7885765" calcext:value-type="float">
            <text:p>7885765</text:p>
          </table:table-cell>
          <table:table-cell office:value-type="string" calcext:value-type="string">
            <text:p>https://api.github.com/repos/alliedmodders/amxmodx</text:p>
          </table:table-cell>
          <table:table-cell table:formula="of:=REPLACE([.B1392]; 1; 29; &quot;&quot;)" office:value-type="string" office:string-value="alliedmodders/amxmodx" calcext:value-type="string">
            <text:p>alliedmodders/amxmodx</text:p>
          </table:table-cell>
        </table:table-row>
        <table:table-row table:style-name="ro1">
          <table:table-cell office:value-type="float" office:value="7907501" calcext:value-type="float">
            <text:p>7907501</text:p>
          </table:table-cell>
          <table:table-cell office:value-type="string" calcext:value-type="string">
            <text:p>https://api.github.com/repos/Smoothieware/Smoothieware</text:p>
          </table:table-cell>
          <table:table-cell table:formula="of:=REPLACE([.B1393]; 1; 29; &quot;&quot;)" office:value-type="string" office:string-value="Smoothieware/Smoothieware" calcext:value-type="string">
            <text:p>Smoothieware/Smoothieware</text:p>
          </table:table-cell>
        </table:table-row>
        <table:table-row table:style-name="ro1">
          <table:table-cell office:value-type="float" office:value="7914475" calcext:value-type="float">
            <text:p>7914475</text:p>
          </table:table-cell>
          <table:table-cell office:value-type="string" calcext:value-type="string">
            <text:p>https://api.github.com/repos/sailfishos/sailfish-browser</text:p>
          </table:table-cell>
          <table:table-cell table:formula="of:=REPLACE([.B1394]; 1; 29; &quot;&quot;)" office:value-type="string" office:string-value="sailfishos/sailfish-browser" calcext:value-type="string">
            <text:p>sailfishos/sailfish-browser</text:p>
          </table:table-cell>
        </table:table-row>
        <table:table-row table:style-name="ro1">
          <table:table-cell office:value-type="float" office:value="7917616" calcext:value-type="float">
            <text:p>7917616</text:p>
          </table:table-cell>
          <table:table-cell office:value-type="string" calcext:value-type="string">
            <text:p>https://api.github.com/repos/toggl/toggldesktop</text:p>
          </table:table-cell>
          <table:table-cell table:formula="of:=REPLACE([.B1395]; 1; 29; &quot;&quot;)" office:value-type="string" office:string-value="toggl/toggldesktop" calcext:value-type="string">
            <text:p>toggl/toggldesktop</text:p>
          </table:table-cell>
        </table:table-row>
        <table:table-row table:style-name="ro1">
          <table:table-cell office:value-type="float" office:value="7922316" calcext:value-type="float">
            <text:p>7922316</text:p>
          </table:table-cell>
          <table:table-cell office:value-type="string" calcext:value-type="string">
            <text:p>https://api.github.com/repos/blueantst/DuiVision</text:p>
          </table:table-cell>
          <table:table-cell table:formula="of:=REPLACE([.B1396]; 1; 29; &quot;&quot;)" office:value-type="string" office:string-value="blueantst/DuiVision" calcext:value-type="string">
            <text:p>blueantst/DuiVision</text:p>
          </table:table-cell>
        </table:table-row>
        <table:table-row table:style-name="ro1">
          <table:table-cell office:value-type="float" office:value="7935873" calcext:value-type="float">
            <text:p>7935873</text:p>
          </table:table-cell>
          <table:table-cell office:value-type="string" calcext:value-type="string">
            <text:p>https://api.github.com/repos/thoppe/Encyclopedia-of-Finite-Graphs</text:p>
          </table:table-cell>
          <table:table-cell table:formula="of:=REPLACE([.B1397]; 1; 29; &quot;&quot;)" office:value-type="string" office:string-value="thoppe/Encyclopedia-of-Finite-Graphs" calcext:value-type="string">
            <text:p>thoppe/Encyclopedia-of-Finite-Graphs</text:p>
          </table:table-cell>
        </table:table-row>
        <table:table-row table:style-name="ro1">
          <table:table-cell office:value-type="float" office:value="7951376" calcext:value-type="float">
            <text:p>7951376</text:p>
          </table:table-cell>
          <table:table-cell office:value-type="string" calcext:value-type="string">
            <text:p>https://api.github.com/repos/aerospike/aerospike-client-nodejs</text:p>
          </table:table-cell>
          <table:table-cell table:formula="of:=REPLACE([.B1398]; 1; 29; &quot;&quot;)" office:value-type="string" office:string-value="aerospike/aerospike-client-nodejs" calcext:value-type="string">
            <text:p>aerospike/aerospike-client-nodejs</text:p>
          </table:table-cell>
        </table:table-row>
        <table:table-row table:style-name="ro1">
          <table:table-cell office:value-type="float" office:value="7952418" calcext:value-type="float">
            <text:p>7952418</text:p>
          </table:table-cell>
          <table:table-cell office:value-type="string" calcext:value-type="string">
            <text:p>https://api.github.com/repos/manisandro/gImageReader</text:p>
          </table:table-cell>
          <table:table-cell table:formula="of:=REPLACE([.B1399]; 1; 29; &quot;&quot;)" office:value-type="string" office:string-value="manisandro/gImageReader" calcext:value-type="string">
            <text:p>manisandro/gImageReader</text:p>
          </table:table-cell>
        </table:table-row>
        <table:table-row table:style-name="ro1">
          <table:table-cell office:value-type="float" office:value="7992471" calcext:value-type="float">
            <text:p>7992471</text:p>
          </table:table-cell>
          <table:table-cell office:value-type="string" calcext:value-type="string">
            <text:p>https://api.github.com/repos/freeeyes/PSS</text:p>
          </table:table-cell>
          <table:table-cell table:formula="of:=REPLACE([.B1400]; 1; 29; &quot;&quot;)" office:value-type="string" office:string-value="freeeyes/PSS" calcext:value-type="string">
            <text:p>freeeyes/PSS</text:p>
          </table:table-cell>
        </table:table-row>
        <table:table-row table:style-name="ro1">
          <table:table-cell office:value-type="float" office:value="8010443" calcext:value-type="float">
            <text:p>8010443</text:p>
          </table:table-cell>
          <table:table-cell office:value-type="string" calcext:value-type="string">
            <text:p>https://api.github.com/repos/eranpeer/FakeIt</text:p>
          </table:table-cell>
          <table:table-cell table:formula="of:=REPLACE([.B1401]; 1; 29; &quot;&quot;)" office:value-type="string" office:string-value="eranpeer/FakeIt" calcext:value-type="string">
            <text:p>eranpeer/FakeIt</text:p>
          </table:table-cell>
        </table:table-row>
        <table:table-row table:style-name="ro1">
          <table:table-cell office:value-type="float" office:value="8014032" calcext:value-type="float">
            <text:p>8014032</text:p>
          </table:table-cell>
          <table:table-cell office:value-type="string" calcext:value-type="string">
            <text:p>https://api.github.com/repos/pmachata/dwgrep</text:p>
          </table:table-cell>
          <table:table-cell table:formula="of:=REPLACE([.B1402]; 1; 29; &quot;&quot;)" office:value-type="string" office:string-value="pmachata/dwgrep" calcext:value-type="string">
            <text:p>pmachata/dwgrep</text:p>
          </table:table-cell>
        </table:table-row>
        <table:table-row table:style-name="ro1">
          <table:table-cell office:value-type="float" office:value="8028499" calcext:value-type="float">
            <text:p>8028499</text:p>
          </table:table-cell>
          <table:table-cell office:value-type="string" calcext:value-type="string">
            <text:p>https://api.github.com/repos/opendaylight/vtn</text:p>
          </table:table-cell>
          <table:table-cell table:formula="of:=REPLACE([.B1403]; 1; 29; &quot;&quot;)" office:value-type="string" office:string-value="opendaylight/vtn" calcext:value-type="string">
            <text:p>opendaylight/vtn</text:p>
          </table:table-cell>
        </table:table-row>
        <table:table-row table:style-name="ro1">
          <table:table-cell office:value-type="float" office:value="8029273" calcext:value-type="float">
            <text:p>8029273</text:p>
          </table:table-cell>
          <table:table-cell office:value-type="string" calcext:value-type="string">
            <text:p>https://api.github.com/repos/CyberZHG/Cookie</text:p>
          </table:table-cell>
          <table:table-cell table:formula="of:=REPLACE([.B1404]; 1; 29; &quot;&quot;)" office:value-type="string" office:string-value="CyberZHG/Cookie" calcext:value-type="string">
            <text:p>CyberZHG/Cookie</text:p>
          </table:table-cell>
        </table:table-row>
        <table:table-row table:style-name="ro1">
          <table:table-cell office:value-type="float" office:value="8044340" calcext:value-type="float">
            <text:p>8044340</text:p>
          </table:table-cell>
          <table:table-cell office:value-type="string" calcext:value-type="string">
            <text:p>https://api.github.com/repos/ahodesuka/ahoviewer</text:p>
          </table:table-cell>
          <table:table-cell table:formula="of:=REPLACE([.B1405]; 1; 29; &quot;&quot;)" office:value-type="string" office:string-value="ahodesuka/ahoviewer" calcext:value-type="string">
            <text:p>ahodesuka/ahoviewer</text:p>
          </table:table-cell>
        </table:table-row>
        <table:table-row table:style-name="ro1">
          <table:table-cell office:value-type="float" office:value="8045881" calcext:value-type="float">
            <text:p>8045881</text:p>
          </table:table-cell>
          <table:table-cell office:value-type="string" calcext:value-type="string">
            <text:p>https://api.github.com/repos/hadouken/hadouken</text:p>
          </table:table-cell>
          <table:table-cell table:formula="of:=REPLACE([.B1406]; 1; 29; &quot;&quot;)" office:value-type="string" office:string-value="hadouken/hadouken" calcext:value-type="string">
            <text:p>hadouken/hadouken</text:p>
          </table:table-cell>
        </table:table-row>
        <table:table-row table:style-name="ro1">
          <table:table-cell office:value-type="float" office:value="8056589" calcext:value-type="float">
            <text:p>8056589</text:p>
          </table:table-cell>
          <table:table-cell office:value-type="string" calcext:value-type="string">
            <text:p>https://api.github.com/repos/alexshafranov/derplanner</text:p>
          </table:table-cell>
          <table:table-cell table:formula="of:=REPLACE([.B1407]; 1; 29; &quot;&quot;)" office:value-type="string" office:string-value="alexshafranov/derplanner" calcext:value-type="string">
            <text:p>alexshafranov/derplanner</text:p>
          </table:table-cell>
        </table:table-row>
        <table:table-row table:style-name="ro1">
          <table:table-cell office:value-type="float" office:value="8061667" calcext:value-type="float">
            <text:p>8061667</text:p>
          </table:table-cell>
          <table:table-cell office:value-type="string" calcext:value-type="string">
            <text:p>https://api.github.com/repos/KayEss/fost-meta</text:p>
          </table:table-cell>
          <table:table-cell table:formula="of:=REPLACE([.B1408]; 1; 29; &quot;&quot;)" office:value-type="string" office:string-value="KayEss/fost-meta" calcext:value-type="string">
            <text:p>KayEss/fost-meta</text:p>
          </table:table-cell>
        </table:table-row>
        <table:table-row table:style-name="ro1">
          <table:table-cell office:value-type="float" office:value="8069016" calcext:value-type="float">
            <text:p>8069016</text:p>
          </table:table-cell>
          <table:table-cell office:value-type="string" calcext:value-type="string">
            <text:p>https://api.github.com/repos/Foorgol/QTournament</text:p>
          </table:table-cell>
          <table:table-cell table:formula="of:=REPLACE([.B1409]; 1; 29; &quot;&quot;)" office:value-type="string" office:string-value="Foorgol/QTournament" calcext:value-type="string">
            <text:p>Foorgol/QTournament</text:p>
          </table:table-cell>
        </table:table-row>
        <table:table-row table:style-name="ro1">
          <table:table-cell office:value-type="float" office:value="8078180" calcext:value-type="float">
            <text:p>8078180</text:p>
          </table:table-cell>
          <table:table-cell office:value-type="string" calcext:value-type="string">
            <text:p>https://api.github.com/repos/01org/parameter-framework</text:p>
          </table:table-cell>
          <table:table-cell table:formula="of:=REPLACE([.B1410]; 1; 29; &quot;&quot;)" office:value-type="string" office:string-value="01org/parameter-framework" calcext:value-type="string">
            <text:p>01org/parameter-framework</text:p>
          </table:table-cell>
        </table:table-row>
        <table:table-row table:style-name="ro1">
          <table:table-cell office:value-type="float" office:value="8080805" calcext:value-type="float">
            <text:p>8080805</text:p>
          </table:table-cell>
          <table:table-cell office:value-type="string" calcext:value-type="string">
            <text:p>https://api.github.com/repos/facebook/fbthrift</text:p>
          </table:table-cell>
          <table:table-cell table:formula="of:=REPLACE([.B1411]; 1; 29; &quot;&quot;)" office:value-type="string" office:string-value="facebook/fbthrift" calcext:value-type="string">
            <text:p>facebook/fbthrift</text:p>
          </table:table-cell>
        </table:table-row>
        <table:table-row table:style-name="ro1">
          <table:table-cell office:value-type="float" office:value="8088305" calcext:value-type="float">
            <text:p>8088305</text:p>
          </table:table-cell>
          <table:table-cell office:value-type="string" calcext:value-type="string">
            <text:p>https://api.github.com/repos/OpenFOAM/OpenFOAM-2.3.x</text:p>
          </table:table-cell>
          <table:table-cell table:formula="of:=REPLACE([.B1412]; 1; 29; &quot;&quot;)" office:value-type="string" office:string-value="OpenFOAM/OpenFOAM-2.3.x" calcext:value-type="string">
            <text:p>OpenFOAM/OpenFOAM-2.3.x</text:p>
          </table:table-cell>
        </table:table-row>
        <table:table-row table:style-name="ro1">
          <table:table-cell office:value-type="float" office:value="8088943" calcext:value-type="float">
            <text:p>8088943</text:p>
          </table:table-cell>
          <table:table-cell office:value-type="string" calcext:value-type="string">
            <text:p>https://api.github.com/repos/OSSIA/API</text:p>
          </table:table-cell>
          <table:table-cell table:formula="of:=REPLACE([.B1413]; 1; 29; &quot;&quot;)" office:value-type="string" office:string-value="OSSIA/API" calcext:value-type="string">
            <text:p>OSSIA/API</text:p>
          </table:table-cell>
        </table:table-row>
        <table:table-row table:style-name="ro1">
          <table:table-cell office:value-type="float" office:value="8099032" calcext:value-type="float">
            <text:p>8099032</text:p>
          </table:table-cell>
          <table:table-cell office:value-type="string" calcext:value-type="string">
            <text:p>https://api.github.com/repos/Wyliodrin/libwyliodrin</text:p>
          </table:table-cell>
          <table:table-cell table:formula="of:=REPLACE([.B1414]; 1; 29; &quot;&quot;)" office:value-type="string" office:string-value="Wyliodrin/libwyliodrin" calcext:value-type="string">
            <text:p>Wyliodrin/libwyliodrin</text:p>
          </table:table-cell>
        </table:table-row>
        <table:table-row table:style-name="ro1">
          <table:table-cell office:value-type="float" office:value="8100510" calcext:value-type="float">
            <text:p>8100510</text:p>
          </table:table-cell>
          <table:table-cell office:value-type="string" calcext:value-type="string">
            <text:p>https://api.github.com/repos/leomeyer/OPDI</text:p>
          </table:table-cell>
          <table:table-cell table:formula="of:=REPLACE([.B1415]; 1; 29; &quot;&quot;)" office:value-type="string" office:string-value="leomeyer/OPDI" calcext:value-type="string">
            <text:p>leomeyer/OPDI</text:p>
          </table:table-cell>
        </table:table-row>
        <table:table-row table:style-name="ro1">
          <table:table-cell office:value-type="float" office:value="8101051" calcext:value-type="float">
            <text:p>8101051</text:p>
          </table:table-cell>
          <table:table-cell office:value-type="string" calcext:value-type="string">
            <text:p>https://api.github.com/repos/OpenIndy/OpenIndy</text:p>
          </table:table-cell>
          <table:table-cell table:formula="of:=REPLACE([.B1416]; 1; 29; &quot;&quot;)" office:value-type="string" office:string-value="OpenIndy/OpenIndy" calcext:value-type="string">
            <text:p>OpenIndy/OpenIndy</text:p>
          </table:table-cell>
        </table:table-row>
        <table:table-row table:style-name="ro1">
          <table:table-cell office:value-type="float" office:value="8129172" calcext:value-type="float">
            <text:p>8129172</text:p>
          </table:table-cell>
          <table:table-cell office:value-type="string" calcext:value-type="string">
            <text:p>https://api.github.com/repos/ros-industrial-consortium/godel</text:p>
          </table:table-cell>
          <table:table-cell table:formula="of:=REPLACE([.B1417]; 1; 29; &quot;&quot;)" office:value-type="string" office:string-value="ros-industrial-consortium/godel" calcext:value-type="string">
            <text:p>ros-industrial-consortium/godel</text:p>
          </table:table-cell>
        </table:table-row>
        <table:table-row table:style-name="ro1">
          <table:table-cell office:value-type="float" office:value="8144271" calcext:value-type="float">
            <text:p>8144271</text:p>
          </table:table-cell>
          <table:table-cell office:value-type="string" calcext:value-type="string">
            <text:p>https://api.github.com/repos/jmmv/kyua</text:p>
          </table:table-cell>
          <table:table-cell table:formula="of:=REPLACE([.B1418]; 1; 29; &quot;&quot;)" office:value-type="string" office:string-value="jmmv/kyua" calcext:value-type="string">
            <text:p>jmmv/kyua</text:p>
          </table:table-cell>
        </table:table-row>
        <table:table-row table:style-name="ro1">
          <table:table-cell office:value-type="float" office:value="8157227" calcext:value-type="float">
            <text:p>8157227</text:p>
          </table:table-cell>
          <table:table-cell office:value-type="string" calcext:value-type="string">
            <text:p>https://api.github.com/repos/jpd002/Play-</text:p>
          </table:table-cell>
          <table:table-cell table:formula="of:=REPLACE([.B1419]; 1; 29; &quot;&quot;)" office:value-type="string" office:string-value="jpd002/Play-" calcext:value-type="string">
            <text:p>jpd002/Play-</text:p>
          </table:table-cell>
        </table:table-row>
        <table:table-row table:style-name="ro1">
          <table:table-cell office:value-type="float" office:value="8161463" calcext:value-type="float">
            <text:p>8161463</text:p>
          </table:table-cell>
          <table:table-cell office:value-type="string" calcext:value-type="string">
            <text:p>https://api.github.com/repos/nasailja/pamhd</text:p>
          </table:table-cell>
          <table:table-cell table:formula="of:=REPLACE([.B1420]; 1; 29; &quot;&quot;)" office:value-type="string" office:string-value="nasailja/pamhd" calcext:value-type="string">
            <text:p>nasailja/pamhd</text:p>
          </table:table-cell>
        </table:table-row>
        <table:table-row table:style-name="ro1">
          <table:table-cell office:value-type="float" office:value="8175214" calcext:value-type="float">
            <text:p>8175214</text:p>
          </table:table-cell>
          <table:table-cell office:value-type="string" calcext:value-type="string">
            <text:p>https://api.github.com/repos/mAarnos/Hakkapeliitta</text:p>
          </table:table-cell>
          <table:table-cell table:formula="of:=REPLACE([.B1421]; 1; 29; &quot;&quot;)" office:value-type="string" office:string-value="mAarnos/Hakkapeliitta" calcext:value-type="string">
            <text:p>mAarnos/Hakkapeliitta</text:p>
          </table:table-cell>
        </table:table-row>
        <table:table-row table:style-name="ro1">
          <table:table-cell office:value-type="float" office:value="8175525" calcext:value-type="float">
            <text:p>8175525</text:p>
          </table:table-cell>
          <table:table-cell office:value-type="string" calcext:value-type="string">
            <text:p>https://api.github.com/repos/CoronaCore/OneServer</text:p>
          </table:table-cell>
          <table:table-cell table:formula="of:=REPLACE([.B1422]; 1; 29; &quot;&quot;)" office:value-type="string" office:string-value="CoronaCore/OneServer" calcext:value-type="string">
            <text:p>CoronaCore/OneServer</text:p>
          </table:table-cell>
        </table:table-row>
        <table:table-row table:style-name="ro1">
          <table:table-cell office:value-type="float" office:value="8208315" calcext:value-type="float">
            <text:p>8208315</text:p>
          </table:table-cell>
          <table:table-cell office:value-type="string" calcext:value-type="string">
            <text:p>https://api.github.com/repos/libigl/libigl</text:p>
          </table:table-cell>
          <table:table-cell table:formula="of:=REPLACE([.B1423]; 1; 29; &quot;&quot;)" office:value-type="string" office:string-value="libigl/libigl" calcext:value-type="string">
            <text:p>libigl/libigl</text:p>
          </table:table-cell>
        </table:table-row>
        <table:table-row table:style-name="ro1">
          <table:table-cell office:value-type="float" office:value="8208737" calcext:value-type="float">
            <text:p>8208737</text:p>
          </table:table-cell>
          <table:table-cell office:value-type="string" calcext:value-type="string">
            <text:p>https://api.github.com/repos/annoviko/pyclustering</text:p>
          </table:table-cell>
          <table:table-cell table:formula="of:=REPLACE([.B1424]; 1; 29; &quot;&quot;)" office:value-type="string" office:string-value="annoviko/pyclustering" calcext:value-type="string">
            <text:p>annoviko/pyclustering</text:p>
          </table:table-cell>
        </table:table-row>
        <table:table-row table:style-name="ro1">
          <table:table-cell office:value-type="float" office:value="8212738" calcext:value-type="float">
            <text:p>8212738</text:p>
          </table:table-cell>
          <table:table-cell office:value-type="string" calcext:value-type="string">
            <text:p>https://api.github.com/repos/cerati/mictest</text:p>
          </table:table-cell>
          <table:table-cell table:formula="of:=REPLACE([.B1425]; 1; 29; &quot;&quot;)" office:value-type="string" office:string-value="cerati/mictest" calcext:value-type="string">
            <text:p>cerati/mictest</text:p>
          </table:table-cell>
        </table:table-row>
        <table:table-row table:style-name="ro1">
          <table:table-cell office:value-type="float" office:value="8218626" calcext:value-type="float">
            <text:p>8218626</text:p>
          </table:table-cell>
          <table:table-cell office:value-type="string" calcext:value-type="string">
            <text:p>https://api.github.com/repos/coyote1357/OpenKJ</text:p>
          </table:table-cell>
          <table:table-cell table:formula="of:=REPLACE([.B1426]; 1; 29; &quot;&quot;)" office:value-type="string" office:string-value="coyote1357/OpenKJ" calcext:value-type="string">
            <text:p>coyote1357/OpenKJ</text:p>
          </table:table-cell>
        </table:table-row>
        <table:table-row table:style-name="ro1">
          <table:table-cell office:value-type="float" office:value="8221199" calcext:value-type="float">
            <text:p>8221199</text:p>
          </table:table-cell>
          <table:table-cell office:value-type="string" calcext:value-type="string">
            <text:p>https://api.github.com/repos/OpenMW/openmw</text:p>
          </table:table-cell>
          <table:table-cell table:formula="of:=REPLACE([.B1427]; 1; 29; &quot;&quot;)" office:value-type="string" office:string-value="OpenMW/openmw" calcext:value-type="string">
            <text:p>OpenMW/openmw</text:p>
          </table:table-cell>
        </table:table-row>
        <table:table-row table:style-name="ro1">
          <table:table-cell office:value-type="float" office:value="8228487" calcext:value-type="float">
            <text:p>8228487</text:p>
          </table:table-cell>
          <table:table-cell office:value-type="string" calcext:value-type="string">
            <text:p>https://api.github.com/repos/okaoka/AOJ</text:p>
          </table:table-cell>
          <table:table-cell table:formula="of:=REPLACE([.B1428]; 1; 29; &quot;&quot;)" office:value-type="string" office:string-value="okaoka/AOJ" calcext:value-type="string">
            <text:p>okaoka/AOJ</text:p>
          </table:table-cell>
        </table:table-row>
        <table:table-row table:style-name="ro1">
          <table:table-cell office:value-type="float" office:value="8229781" calcext:value-type="float">
            <text:p>8229781</text:p>
          </table:table-cell>
          <table:table-cell office:value-type="string" calcext:value-type="string">
            <text:p>https://api.github.com/repos/cms-btv-pog/RecoBTag-PerformanceMeasurements</text:p>
          </table:table-cell>
          <table:table-cell table:formula="of:=REPLACE([.B1429]; 1; 29; &quot;&quot;)" office:value-type="string" office:string-value="cms-btv-pog/RecoBTag-PerformanceMeasurements" calcext:value-type="string">
            <text:p>cms-btv-pog/RecoBTag-PerformanceMeasurements</text:p>
          </table:table-cell>
        </table:table-row>
        <table:table-row table:style-name="ro1">
          <table:table-cell office:value-type="float" office:value="8246028" calcext:value-type="float">
            <text:p>8246028</text:p>
          </table:table-cell>
          <table:table-cell office:value-type="string" calcext:value-type="string">
            <text:p>https://api.github.com/repos/wesnoth/wesnoth</text:p>
          </table:table-cell>
          <table:table-cell table:formula="of:=REPLACE([.B1430]; 1; 29; &quot;&quot;)" office:value-type="string" office:string-value="wesnoth/wesnoth" calcext:value-type="string">
            <text:p>wesnoth/wesnoth</text:p>
          </table:table-cell>
        </table:table-row>
        <table:table-row table:style-name="ro1">
          <table:table-cell office:value-type="float" office:value="8252053" calcext:value-type="float">
            <text:p>8252053</text:p>
          </table:table-cell>
          <table:table-cell office:value-type="string" calcext:value-type="string">
            <text:p>https://api.github.com/repos/dimkanovikov/KITScenarist</text:p>
          </table:table-cell>
          <table:table-cell table:formula="of:=REPLACE([.B1431]; 1; 29; &quot;&quot;)" office:value-type="string" office:string-value="dimkanovikov/KITScenarist" calcext:value-type="string">
            <text:p>dimkanovikov/KITScenarist</text:p>
          </table:table-cell>
        </table:table-row>
        <table:table-row table:style-name="ro1">
          <table:table-cell office:value-type="float" office:value="8255972" calcext:value-type="float">
            <text:p>8255972</text:p>
          </table:table-cell>
          <table:table-cell office:value-type="string" calcext:value-type="string">
            <text:p>https://api.github.com/repos/baldurk/renderdoc</text:p>
          </table:table-cell>
          <table:table-cell table:formula="of:=REPLACE([.B1432]; 1; 29; &quot;&quot;)" office:value-type="string" office:string-value="baldurk/renderdoc" calcext:value-type="string">
            <text:p>baldurk/renderdoc</text:p>
          </table:table-cell>
        </table:table-row>
        <table:table-row table:style-name="ro1">
          <table:table-cell office:value-type="float" office:value="8256352" calcext:value-type="float">
            <text:p>8256352</text:p>
          </table:table-cell>
          <table:table-cell office:value-type="string" calcext:value-type="string">
            <text:p>https://api.github.com/repos/mongodb/mongo-cxx-driver</text:p>
          </table:table-cell>
          <table:table-cell table:formula="of:=REPLACE([.B1433]; 1; 29; &quot;&quot;)" office:value-type="string" office:string-value="mongodb/mongo-cxx-driver" calcext:value-type="string">
            <text:p>mongodb/mongo-cxx-driver</text:p>
          </table:table-cell>
        </table:table-row>
        <table:table-row table:style-name="ro1">
          <table:table-cell office:value-type="float" office:value="8261280" calcext:value-type="float">
            <text:p>8261280</text:p>
          </table:table-cell>
          <table:table-cell office:value-type="string" calcext:value-type="string">
            <text:p>https://api.github.com/repos/pandora-auth-ros-pkg/pandora_ros_pkgs</text:p>
          </table:table-cell>
          <table:table-cell table:formula="of:=REPLACE([.B1434]; 1; 29; &quot;&quot;)" office:value-type="string" office:string-value="pandora-auth-ros-pkg/pandora_ros_pkgs" calcext:value-type="string">
            <text:p>pandora-auth-ros-pkg/pandora_ros_pkgs</text:p>
          </table:table-cell>
        </table:table-row>
        <table:table-row table:style-name="ro1">
          <table:table-cell office:value-type="float" office:value="8261510" calcext:value-type="float">
            <text:p>8261510</text:p>
          </table:table-cell>
          <table:table-cell office:value-type="string" calcext:value-type="string">
            <text:p>https://api.github.com/repos/Tinob/Ishiiruka</text:p>
          </table:table-cell>
          <table:table-cell table:formula="of:=REPLACE([.B1435]; 1; 29; &quot;&quot;)" office:value-type="string" office:string-value="Tinob/Ishiiruka" calcext:value-type="string">
            <text:p>Tinob/Ishiiruka</text:p>
          </table:table-cell>
        </table:table-row>
        <table:table-row table:style-name="ro1">
          <table:table-cell office:value-type="float" office:value="8270491" calcext:value-type="float">
            <text:p>8270491</text:p>
          </table:table-cell>
          <table:table-cell office:value-type="string" calcext:value-type="string">
            <text:p>https://api.github.com/repos/morris821028/UVa</text:p>
          </table:table-cell>
          <table:table-cell table:formula="of:=REPLACE([.B1436]; 1; 29; &quot;&quot;)" office:value-type="string" office:string-value="morris821028/UVa" calcext:value-type="string">
            <text:p>morris821028/UVa</text:p>
          </table:table-cell>
        </table:table-row>
        <table:table-row table:style-name="ro1">
          <table:table-cell office:value-type="float" office:value="8280483" calcext:value-type="float">
            <text:p>8280483</text:p>
          </table:table-cell>
          <table:table-cell office:value-type="string" calcext:value-type="string">
            <text:p>https://api.github.com/repos/kaorut/tetengo2</text:p>
          </table:table-cell>
          <table:table-cell table:formula="of:=REPLACE([.B1437]; 1; 29; &quot;&quot;)" office:value-type="string" office:string-value="kaorut/tetengo2" calcext:value-type="string">
            <text:p>kaorut/tetengo2</text:p>
          </table:table-cell>
        </table:table-row>
        <table:table-row table:style-name="ro1">
          <table:table-cell office:value-type="float" office:value="8293306" calcext:value-type="float">
            <text:p>8293306</text:p>
          </table:table-cell>
          <table:table-cell office:value-type="string" calcext:value-type="string">
            <text:p>https://api.github.com/repos/boxbackup/boxbackup</text:p>
          </table:table-cell>
          <table:table-cell table:formula="of:=REPLACE([.B1438]; 1; 29; &quot;&quot;)" office:value-type="string" office:string-value="boxbackup/boxbackup" calcext:value-type="string">
            <text:p>boxbackup/boxbackup</text:p>
          </table:table-cell>
        </table:table-row>
        <table:table-row table:style-name="ro1">
          <table:table-cell office:value-type="float" office:value="8293874" calcext:value-type="float">
            <text:p>8293874</text:p>
          </table:table-cell>
          <table:table-cell office:value-type="string" calcext:value-type="string">
            <text:p>https://api.github.com/repos/gura-lang/gura</text:p>
          </table:table-cell>
          <table:table-cell table:formula="of:=REPLACE([.B1439]; 1; 29; &quot;&quot;)" office:value-type="string" office:string-value="gura-lang/gura" calcext:value-type="string">
            <text:p>gura-lang/gura</text:p>
          </table:table-cell>
        </table:table-row>
        <table:table-row table:style-name="ro1">
          <table:table-cell office:value-type="float" office:value="8303320" calcext:value-type="float">
            <text:p>8303320</text:p>
          </table:table-cell>
          <table:table-cell office:value-type="string" calcext:value-type="string">
            <text:p>https://api.github.com/repos/ottok/mariadb-10.0</text:p>
          </table:table-cell>
          <table:table-cell table:formula="of:=REPLACE([.B1440]; 1; 29; &quot;&quot;)" office:value-type="string" office:string-value="ottok/mariadb-10.0" calcext:value-type="string">
            <text:p>ottok/mariadb-10.0</text:p>
          </table:table-cell>
        </table:table-row>
        <table:table-row table:style-name="ro1">
          <table:table-cell office:value-type="float" office:value="8307152" calcext:value-type="float">
            <text:p>8307152</text:p>
          </table:table-cell>
          <table:table-cell office:value-type="string" calcext:value-type="string">
            <text:p>https://api.github.com/repos/loot/loot</text:p>
          </table:table-cell>
          <table:table-cell table:formula="of:=REPLACE([.B1441]; 1; 29; &quot;&quot;)" office:value-type="string" office:string-value="loot/loot" calcext:value-type="string">
            <text:p>loot/loot</text:p>
          </table:table-cell>
        </table:table-row>
        <table:table-row table:style-name="ro1">
          <table:table-cell office:value-type="float" office:value="8309939" calcext:value-type="float">
            <text:p>8309939</text:p>
          </table:table-cell>
          <table:table-cell office:value-type="string" calcext:value-type="string">
            <text:p>https://api.github.com/repos/gauteh/astroid</text:p>
          </table:table-cell>
          <table:table-cell table:formula="of:=REPLACE([.B1442]; 1; 29; &quot;&quot;)" office:value-type="string" office:string-value="gauteh/astroid" calcext:value-type="string">
            <text:p>gauteh/astroid</text:p>
          </table:table-cell>
        </table:table-row>
        <table:table-row table:style-name="ro1">
          <table:table-cell office:value-type="float" office:value="8312731" calcext:value-type="float">
            <text:p>8312731</text:p>
          </table:table-cell>
          <table:table-cell office:value-type="string" calcext:value-type="string">
            <text:p>https://api.github.com/repos/F1ash/qt-virt-manager</text:p>
          </table:table-cell>
          <table:table-cell table:formula="of:=REPLACE([.B1443]; 1; 29; &quot;&quot;)" office:value-type="string" office:string-value="F1ash/qt-virt-manager" calcext:value-type="string">
            <text:p>F1ash/qt-virt-manager</text:p>
          </table:table-cell>
        </table:table-row>
        <table:table-row table:style-name="ro1">
          <table:table-cell office:value-type="float" office:value="8314109" calcext:value-type="float">
            <text:p>8314109</text:p>
          </table:table-cell>
          <table:table-cell office:value-type="string" calcext:value-type="string">
            <text:p>https://api.github.com/repos/kmeisthax/icCanvas</text:p>
          </table:table-cell>
          <table:table-cell table:formula="of:=REPLACE([.B1444]; 1; 29; &quot;&quot;)" office:value-type="string" office:string-value="kmeisthax/icCanvas" calcext:value-type="string">
            <text:p>kmeisthax/icCanvas</text:p>
          </table:table-cell>
        </table:table-row>
        <table:table-row table:style-name="ro1">
          <table:table-cell office:value-type="float" office:value="8318266" calcext:value-type="float">
            <text:p>8318266</text:p>
          </table:table-cell>
          <table:table-cell office:value-type="string" calcext:value-type="string">
            <text:p>https://api.github.com/repos/Leporacanthicus/lacsap</text:p>
          </table:table-cell>
          <table:table-cell table:formula="of:=REPLACE([.B1445]; 1; 29; &quot;&quot;)" office:value-type="string" office:string-value="Leporacanthicus/lacsap" calcext:value-type="string">
            <text:p>Leporacanthicus/lacsap</text:p>
          </table:table-cell>
        </table:table-row>
        <table:table-row table:style-name="ro1">
          <table:table-cell office:value-type="float" office:value="8323901" calcext:value-type="float">
            <text:p>8323901</text:p>
          </table:table-cell>
          <table:table-cell office:value-type="string" calcext:value-type="string">
            <text:p>https://api.github.com/repos/tork-a/openhrp3-release</text:p>
          </table:table-cell>
          <table:table-cell table:formula="of:=REPLACE([.B1446]; 1; 29; &quot;&quot;)" office:value-type="string" office:string-value="tork-a/openhrp3-release" calcext:value-type="string">
            <text:p>tork-a/openhrp3-release</text:p>
          </table:table-cell>
        </table:table-row>
        <table:table-row table:style-name="ro1">
          <table:table-cell office:value-type="float" office:value="8331037" calcext:value-type="float">
            <text:p>8331037</text:p>
          </table:table-cell>
          <table:table-cell office:value-type="string" calcext:value-type="string">
            <text:p>https://api.github.com/repos/erisproject/creativity</text:p>
          </table:table-cell>
          <table:table-cell table:formula="of:=REPLACE([.B1447]; 1; 29; &quot;&quot;)" office:value-type="string" office:string-value="erisproject/creativity" calcext:value-type="string">
            <text:p>erisproject/creativity</text:p>
          </table:table-cell>
        </table:table-row>
        <table:table-row table:style-name="ro1">
          <table:table-cell office:value-type="float" office:value="8333140" calcext:value-type="float">
            <text:p>8333140</text:p>
          </table:table-cell>
          <table:table-cell office:value-type="string" calcext:value-type="string">
            <text:p>https://api.github.com/repos/svn2github/libtorrent-trunk</text:p>
          </table:table-cell>
          <table:table-cell table:formula="of:=REPLACE([.B1448]; 1; 29; &quot;&quot;)" office:value-type="string" office:string-value="svn2github/libtorrent-trunk" calcext:value-type="string">
            <text:p>svn2github/libtorrent-trunk</text:p>
          </table:table-cell>
        </table:table-row>
        <table:table-row table:style-name="ro1">
          <table:table-cell office:value-type="float" office:value="8335334" calcext:value-type="float">
            <text:p>8335334</text:p>
          </table:table-cell>
          <table:table-cell office:value-type="string" calcext:value-type="string">
            <text:p>https://api.github.com/repos/jsk-ros-pkg/jsk_common</text:p>
          </table:table-cell>
          <table:table-cell table:formula="of:=REPLACE([.B1449]; 1; 29; &quot;&quot;)" office:value-type="string" office:string-value="jsk-ros-pkg/jsk_common" calcext:value-type="string">
            <text:p>jsk-ros-pkg/jsk_common</text:p>
          </table:table-cell>
        </table:table-row>
        <table:table-row table:style-name="ro1">
          <table:table-cell office:value-type="float" office:value="8335346" calcext:value-type="float">
            <text:p>8335346</text:p>
          </table:table-cell>
          <table:table-cell office:value-type="string" calcext:value-type="string">
            <text:p>https://api.github.com/repos/jsk-ros-pkg/jsk_recognition</text:p>
          </table:table-cell>
          <table:table-cell table:formula="of:=REPLACE([.B1450]; 1; 29; &quot;&quot;)" office:value-type="string" office:string-value="jsk-ros-pkg/jsk_recognition" calcext:value-type="string">
            <text:p>jsk-ros-pkg/jsk_recognition</text:p>
          </table:table-cell>
        </table:table-row>
        <table:table-row table:style-name="ro1">
          <table:table-cell office:value-type="float" office:value="8335354" calcext:value-type="float">
            <text:p>8335354</text:p>
          </table:table-cell>
          <table:table-cell office:value-type="string" calcext:value-type="string">
            <text:p>https://api.github.com/repos/jsk-ros-pkg/jsk_visualization</text:p>
          </table:table-cell>
          <table:table-cell table:formula="of:=REPLACE([.B1451]; 1; 29; &quot;&quot;)" office:value-type="string" office:string-value="jsk-ros-pkg/jsk_visualization" calcext:value-type="string">
            <text:p>jsk-ros-pkg/jsk_visualization</text:p>
          </table:table-cell>
        </table:table-row>
        <table:table-row table:style-name="ro1">
          <table:table-cell office:value-type="float" office:value="8349906" calcext:value-type="float">
            <text:p>8349906</text:p>
          </table:table-cell>
          <table:table-cell office:value-type="string" calcext:value-type="string">
            <text:p>https://api.github.com/repos/TopBrussels/DisplacedTops</text:p>
          </table:table-cell>
          <table:table-cell table:formula="of:=REPLACE([.B1452]; 1; 29; &quot;&quot;)" office:value-type="string" office:string-value="TopBrussels/DisplacedTops" calcext:value-type="string">
            <text:p>TopBrussels/DisplacedTops</text:p>
          </table:table-cell>
        </table:table-row>
        <table:table-row table:style-name="ro1">
          <table:table-cell office:value-type="float" office:value="8351653" calcext:value-type="float">
            <text:p>8351653</text:p>
          </table:table-cell>
          <table:table-cell office:value-type="string" calcext:value-type="string">
            <text:p>https://api.github.com/repos/gihanmudalige/OPS</text:p>
          </table:table-cell>
          <table:table-cell table:formula="of:=REPLACE([.B1453]; 1; 29; &quot;&quot;)" office:value-type="string" office:string-value="gihanmudalige/OPS" calcext:value-type="string">
            <text:p>gihanmudalige/OPS</text:p>
          </table:table-cell>
        </table:table-row>
        <table:table-row table:style-name="ro1">
          <table:table-cell office:value-type="float" office:value="8362681" calcext:value-type="float">
            <text:p>8362681</text:p>
          </table:table-cell>
          <table:table-cell office:value-type="string" calcext:value-type="string">
            <text:p>https://api.github.com/repos/andrewlow/v8z</text:p>
          </table:table-cell>
          <table:table-cell table:formula="of:=REPLACE([.B1454]; 1; 29; &quot;&quot;)" office:value-type="string" office:string-value="andrewlow/v8z" calcext:value-type="string">
            <text:p>andrewlow/v8z</text:p>
          </table:table-cell>
        </table:table-row>
        <table:table-row table:style-name="ro1">
          <table:table-cell office:value-type="float" office:value="8378784" calcext:value-type="float">
            <text:p>8378784</text:p>
          </table:table-cell>
          <table:table-cell office:value-type="string" calcext:value-type="string">
            <text:p>https://api.github.com/repos/CoolProp/CoolProp</text:p>
          </table:table-cell>
          <table:table-cell table:formula="of:=REPLACE([.B1455]; 1; 29; &quot;&quot;)" office:value-type="string" office:string-value="CoolProp/CoolProp" calcext:value-type="string">
            <text:p>CoolProp/CoolProp</text:p>
          </table:table-cell>
        </table:table-row>
        <table:table-row table:style-name="ro1">
          <table:table-cell office:value-type="float" office:value="8381747" calcext:value-type="float">
            <text:p>8381747</text:p>
          </table:table-cell>
          <table:table-cell office:value-type="string" calcext:value-type="string">
            <text:p>https://api.github.com/repos/tork-a/hrpsys-release</text:p>
          </table:table-cell>
          <table:table-cell table:formula="of:=REPLACE([.B1456]; 1; 29; &quot;&quot;)" office:value-type="string" office:string-value="tork-a/hrpsys-release" calcext:value-type="string">
            <text:p>tork-a/hrpsys-release</text:p>
          </table:table-cell>
        </table:table-row>
        <table:table-row table:style-name="ro1">
          <table:table-cell office:value-type="float" office:value="8395151" calcext:value-type="float">
            <text:p>8395151</text:p>
          </table:table-cell>
          <table:table-cell office:value-type="string" calcext:value-type="string">
            <text:p>https://api.github.com/repos/GlPortal/glPortal</text:p>
          </table:table-cell>
          <table:table-cell table:formula="of:=REPLACE([.B1457]; 1; 29; &quot;&quot;)" office:value-type="string" office:string-value="GlPortal/glPortal" calcext:value-type="string">
            <text:p>GlPortal/glPortal</text:p>
          </table:table-cell>
        </table:table-row>
        <table:table-row table:style-name="ro1">
          <table:table-cell office:value-type="float" office:value="8442171" calcext:value-type="float">
            <text:p>8442171</text:p>
          </table:table-cell>
          <table:table-cell office:value-type="string" calcext:value-type="string">
            <text:p>https://api.github.com/repos/fenrir-naru/ninja-scan-light</text:p>
          </table:table-cell>
          <table:table-cell table:formula="of:=REPLACE([.B1458]; 1; 29; &quot;&quot;)" office:value-type="string" office:string-value="fenrir-naru/ninja-scan-light" calcext:value-type="string">
            <text:p>fenrir-naru/ninja-scan-light</text:p>
          </table:table-cell>
        </table:table-row>
        <table:table-row table:style-name="ro1">
          <table:table-cell office:value-type="float" office:value="8449120" calcext:value-type="float">
            <text:p>8449120</text:p>
          </table:table-cell>
          <table:table-cell office:value-type="string" calcext:value-type="string">
            <text:p>https://api.github.com/repos/nrc-cnrc/EGSnrc</text:p>
          </table:table-cell>
          <table:table-cell table:formula="of:=REPLACE([.B1459]; 1; 29; &quot;&quot;)" office:value-type="string" office:string-value="nrc-cnrc/EGSnrc" calcext:value-type="string">
            <text:p>nrc-cnrc/EGSnrc</text:p>
          </table:table-cell>
        </table:table-row>
        <table:table-row table:style-name="ro1">
          <table:table-cell office:value-type="float" office:value="8454515" calcext:value-type="float">
            <text:p>8454515</text:p>
          </table:table-cell>
          <table:table-cell office:value-type="string" calcext:value-type="string">
            <text:p>https://api.github.com/repos/mapmapteam/mapmap</text:p>
          </table:table-cell>
          <table:table-cell table:formula="of:=REPLACE([.B1460]; 1; 29; &quot;&quot;)" office:value-type="string" office:string-value="mapmapteam/mapmap" calcext:value-type="string">
            <text:p>mapmapteam/mapmap</text:p>
          </table:table-cell>
        </table:table-row>
        <table:table-row table:style-name="ro1">
          <table:table-cell office:value-type="float" office:value="8479254" calcext:value-type="float">
            <text:p>8479254</text:p>
          </table:table-cell>
          <table:table-cell office:value-type="string" calcext:value-type="string">
            <text:p>https://api.github.com/repos/mgerhardy/simpleai</text:p>
          </table:table-cell>
          <table:table-cell table:formula="of:=REPLACE([.B1461]; 1; 29; &quot;&quot;)" office:value-type="string" office:string-value="mgerhardy/simpleai" calcext:value-type="string">
            <text:p>mgerhardy/simpleai</text:p>
          </table:table-cell>
        </table:table-row>
        <table:table-row table:style-name="ro1">
          <table:table-cell office:value-type="float" office:value="8483410" calcext:value-type="float">
            <text:p>8483410</text:p>
          </table:table-cell>
          <table:table-cell office:value-type="string" calcext:value-type="string">
            <text:p>https://api.github.com/repos/kimFrost/POTL</text:p>
          </table:table-cell>
          <table:table-cell table:formula="of:=REPLACE([.B1462]; 1; 29; &quot;&quot;)" office:value-type="string" office:string-value="kimFrost/POTL" calcext:value-type="string">
            <text:p>kimFrost/POTL</text:p>
          </table:table-cell>
        </table:table-row>
        <table:table-row table:style-name="ro1">
          <table:table-cell office:value-type="float" office:value="8497114" calcext:value-type="float">
            <text:p>8497114</text:p>
          </table:table-cell>
          <table:table-cell office:value-type="string" calcext:value-type="string">
            <text:p>https://api.github.com/repos/3drepo/3drepogui</text:p>
          </table:table-cell>
          <table:table-cell table:formula="of:=REPLACE([.B1463]; 1; 29; &quot;&quot;)" office:value-type="string" office:string-value="3drepo/3drepogui" calcext:value-type="string">
            <text:p>3drepo/3drepogui</text:p>
          </table:table-cell>
        </table:table-row>
        <table:table-row table:style-name="ro1">
          <table:table-cell office:value-type="float" office:value="8501743" calcext:value-type="float">
            <text:p>8501743</text:p>
          </table:table-cell>
          <table:table-cell office:value-type="string" calcext:value-type="string">
            <text:p>https://api.github.com/repos/seirion/code</text:p>
          </table:table-cell>
          <table:table-cell table:formula="of:=REPLACE([.B1464]; 1; 29; &quot;&quot;)" office:value-type="string" office:string-value="seirion/code" calcext:value-type="string">
            <text:p>seirion/code</text:p>
          </table:table-cell>
        </table:table-row>
        <table:table-row table:style-name="ro1">
          <table:table-cell office:value-type="float" office:value="8504334" calcext:value-type="float">
            <text:p>8504334</text:p>
          </table:table-cell>
          <table:table-cell office:value-type="string" calcext:value-type="string">
            <text:p>https://api.github.com/repos/gogoprog/gengine</text:p>
          </table:table-cell>
          <table:table-cell table:formula="of:=REPLACE([.B1465]; 1; 29; &quot;&quot;)" office:value-type="string" office:string-value="gogoprog/gengine" calcext:value-type="string">
            <text:p>gogoprog/gengine</text:p>
          </table:table-cell>
        </table:table-row>
        <table:table-row table:style-name="ro1">
          <table:table-cell office:value-type="float" office:value="8505444" calcext:value-type="float">
            <text:p>8505444</text:p>
          </table:table-cell>
          <table:table-cell office:value-type="string" calcext:value-type="string">
            <text:p>https://api.github.com/repos/crosswalk-project/v8-crosswalk</text:p>
          </table:table-cell>
          <table:table-cell table:formula="of:=REPLACE([.B1466]; 1; 29; &quot;&quot;)" office:value-type="string" office:string-value="crosswalk-project/v8-crosswalk" calcext:value-type="string">
            <text:p>crosswalk-project/v8-crosswalk</text:p>
          </table:table-cell>
        </table:table-row>
        <table:table-row table:style-name="ro1">
          <table:table-cell office:value-type="float" office:value="8510230" calcext:value-type="float">
            <text:p>8510230</text:p>
          </table:table-cell>
          <table:table-cell office:value-type="string" calcext:value-type="string">
            <text:p>https://api.github.com/repos/mattyx14/otxserver</text:p>
          </table:table-cell>
          <table:table-cell table:formula="of:=REPLACE([.B1467]; 1; 29; &quot;&quot;)" office:value-type="string" office:string-value="mattyx14/otxserver" calcext:value-type="string">
            <text:p>mattyx14/otxserver</text:p>
          </table:table-cell>
        </table:table-row>
        <table:table-row table:style-name="ro1">
          <table:table-cell office:value-type="float" office:value="8527796" calcext:value-type="float">
            <text:p>8527796</text:p>
          </table:table-cell>
          <table:table-cell office:value-type="string" calcext:value-type="string">
            <text:p>https://api.github.com/repos/strahlex/QtQuickVcp</text:p>
          </table:table-cell>
          <table:table-cell table:formula="of:=REPLACE([.B1468]; 1; 29; &quot;&quot;)" office:value-type="string" office:string-value="strahlex/QtQuickVcp" calcext:value-type="string">
            <text:p>strahlex/QtQuickVcp</text:p>
          </table:table-cell>
        </table:table-row>
        <table:table-row table:style-name="ro1">
          <table:table-cell office:value-type="float" office:value="8535011" calcext:value-type="float">
            <text:p>8535011</text:p>
          </table:table-cell>
          <table:table-cell office:value-type="string" calcext:value-type="string">
            <text:p>https://api.github.com/repos/jsturdy/gem-daq-code</text:p>
          </table:table-cell>
          <table:table-cell table:formula="of:=REPLACE([.B1469]; 1; 29; &quot;&quot;)" office:value-type="string" office:string-value="jsturdy/gem-daq-code" calcext:value-type="string">
            <text:p>jsturdy/gem-daq-code</text:p>
          </table:table-cell>
        </table:table-row>
        <table:table-row table:style-name="ro1">
          <table:table-cell office:value-type="float" office:value="8541112" calcext:value-type="float">
            <text:p>8541112</text:p>
          </table:table-cell>
          <table:table-cell office:value-type="string" calcext:value-type="string">
            <text:p>https://api.github.com/repos/windoze/fibio</text:p>
          </table:table-cell>
          <table:table-cell table:formula="of:=REPLACE([.B1470]; 1; 29; &quot;&quot;)" office:value-type="string" office:string-value="windoze/fibio" calcext:value-type="string">
            <text:p>windoze/fibio</text:p>
          </table:table-cell>
        </table:table-row>
        <table:table-row table:style-name="ro1">
          <table:table-cell office:value-type="float" office:value="8569939" calcext:value-type="float">
            <text:p>8569939</text:p>
          </table:table-cell>
          <table:table-cell office:value-type="string" calcext:value-type="string">
            <text:p>https://api.github.com/repos/bluesat/owr_software</text:p>
          </table:table-cell>
          <table:table-cell table:formula="of:=REPLACE([.B1471]; 1; 29; &quot;&quot;)" office:value-type="string" office:string-value="bluesat/owr_software" calcext:value-type="string">
            <text:p>bluesat/owr_software</text:p>
          </table:table-cell>
        </table:table-row>
        <table:table-row table:style-name="ro1">
          <table:table-cell office:value-type="float" office:value="8580389" calcext:value-type="float">
            <text:p>8580389</text:p>
          </table:table-cell>
          <table:table-cell office:value-type="string" calcext:value-type="string">
            <text:p>https://api.github.com/repos/bulletphysics/bullet3</text:p>
          </table:table-cell>
          <table:table-cell table:formula="of:=REPLACE([.B1472]; 1; 29; &quot;&quot;)" office:value-type="string" office:string-value="bulletphysics/bullet3" calcext:value-type="string">
            <text:p>bulletphysics/bullet3</text:p>
          </table:table-cell>
        </table:table-row>
        <table:table-row table:style-name="ro1">
          <table:table-cell office:value-type="float" office:value="8582451" calcext:value-type="float">
            <text:p>8582451</text:p>
          </table:table-cell>
          <table:table-cell office:value-type="string" calcext:value-type="string">
            <text:p>https://api.github.com/repos/Samsung/skia</text:p>
          </table:table-cell>
          <table:table-cell table:formula="of:=REPLACE([.B1473]; 1; 29; &quot;&quot;)" office:value-type="string" office:string-value="Samsung/skia" calcext:value-type="string">
            <text:p>Samsung/skia</text:p>
          </table:table-cell>
        </table:table-row>
        <table:table-row table:style-name="ro1">
          <table:table-cell office:value-type="float" office:value="8590877" calcext:value-type="float">
            <text:p>8590877</text:p>
          </table:table-cell>
          <table:table-cell office:value-type="string" calcext:value-type="string">
            <text:p>https://api.github.com/repos/andrew-bibb/cmst</text:p>
          </table:table-cell>
          <table:table-cell table:formula="of:=REPLACE([.B1474]; 1; 29; &quot;&quot;)" office:value-type="string" office:string-value="andrew-bibb/cmst" calcext:value-type="string">
            <text:p>andrew-bibb/cmst</text:p>
          </table:table-cell>
        </table:table-row>
        <table:table-row table:style-name="ro1">
          <table:table-cell office:value-type="float" office:value="8593149" calcext:value-type="float">
            <text:p>8593149</text:p>
          </table:table-cell>
          <table:table-cell office:value-type="string" calcext:value-type="string">
            <text:p>https://api.github.com/repos/jimporter/mettle</text:p>
          </table:table-cell>
          <table:table-cell table:formula="of:=REPLACE([.B1475]; 1; 29; &quot;&quot;)" office:value-type="string" office:string-value="jimporter/mettle" calcext:value-type="string">
            <text:p>jimporter/mettle</text:p>
          </table:table-cell>
        </table:table-row>
        <table:table-row table:style-name="ro1">
          <table:table-cell office:value-type="float" office:value="8593714" calcext:value-type="float">
            <text:p>8593714</text:p>
          </table:table-cell>
          <table:table-cell office:value-type="string" calcext:value-type="string">
            <text:p>https://api.github.com/repos/pelya/openttd-android</text:p>
          </table:table-cell>
          <table:table-cell table:formula="of:=REPLACE([.B1476]; 1; 29; &quot;&quot;)" office:value-type="string" office:string-value="pelya/openttd-android" calcext:value-type="string">
            <text:p>pelya/openttd-android</text:p>
          </table:table-cell>
        </table:table-row>
        <table:table-row table:style-name="ro1">
          <table:table-cell office:value-type="float" office:value="8635027" calcext:value-type="float">
            <text:p>8635027</text:p>
          </table:table-cell>
          <table:table-cell office:value-type="string" calcext:value-type="string">
            <text:p>https://api.github.com/repos/idaholab/moose</text:p>
          </table:table-cell>
          <table:table-cell table:formula="of:=REPLACE([.B1477]; 1; 29; &quot;&quot;)" office:value-type="string" office:string-value="idaholab/moose" calcext:value-type="string">
            <text:p>idaholab/moose</text:p>
          </table:table-cell>
        </table:table-row>
        <table:table-row table:style-name="ro1">
          <table:table-cell office:value-type="float" office:value="8635707" calcext:value-type="float">
            <text:p>8635707</text:p>
          </table:table-cell>
          <table:table-cell office:value-type="string" calcext:value-type="string">
            <text:p>https://api.github.com/repos/BoostGSoC13/boost.afio</text:p>
          </table:table-cell>
          <table:table-cell table:formula="of:=REPLACE([.B1478]; 1; 29; &quot;&quot;)" office:value-type="string" office:string-value="BoostGSoC13/boost.afio" calcext:value-type="string">
            <text:p>BoostGSoC13/boost.afio</text:p>
          </table:table-cell>
        </table:table-row>
        <table:table-row table:style-name="ro1">
          <table:table-cell office:value-type="float" office:value="8636181" calcext:value-type="float">
            <text:p>8636181</text:p>
          </table:table-cell>
          <table:table-cell office:value-type="string" calcext:value-type="string">
            <text:p>https://api.github.com/repos/dune-community/dune-gdt</text:p>
          </table:table-cell>
          <table:table-cell table:formula="of:=REPLACE([.B1479]; 1; 29; &quot;&quot;)" office:value-type="string" office:string-value="dune-community/dune-gdt" calcext:value-type="string">
            <text:p>dune-community/dune-gdt</text:p>
          </table:table-cell>
        </table:table-row>
        <table:table-row table:style-name="ro1">
          <table:table-cell office:value-type="float" office:value="8646392" calcext:value-type="float">
            <text:p>8646392</text:p>
          </table:table-cell>
          <table:table-cell office:value-type="string" calcext:value-type="string">
            <text:p>https://api.github.com/repos/rhysd/Dachs</text:p>
          </table:table-cell>
          <table:table-cell table:formula="of:=REPLACE([.B1480]; 1; 29; &quot;&quot;)" office:value-type="string" office:string-value="rhysd/Dachs" calcext:value-type="string">
            <text:p>rhysd/Dachs</text:p>
          </table:table-cell>
        </table:table-row>
        <table:table-row table:style-name="ro1">
          <table:table-cell office:value-type="float" office:value="8653857" calcext:value-type="float">
            <text:p>8653857</text:p>
          </table:table-cell>
          <table:table-cell office:value-type="string" calcext:value-type="string">
            <text:p>https://api.github.com/repos/robotology/wysiwyd</text:p>
          </table:table-cell>
          <table:table-cell table:formula="of:=REPLACE([.B1481]; 1; 29; &quot;&quot;)" office:value-type="string" office:string-value="robotology/wysiwyd" calcext:value-type="string">
            <text:p>robotology/wysiwyd</text:p>
          </table:table-cell>
        </table:table-row>
        <table:table-row table:style-name="ro1">
          <table:table-cell office:value-type="float" office:value="8663619" calcext:value-type="float">
            <text:p>8663619</text:p>
          </table:table-cell>
          <table:table-cell office:value-type="string" calcext:value-type="string">
            <text:p>https://api.github.com/repos/pockemul/PockEmul</text:p>
          </table:table-cell>
          <table:table-cell table:formula="of:=REPLACE([.B1482]; 1; 29; &quot;&quot;)" office:value-type="string" office:string-value="pockemul/PockEmul" calcext:value-type="string">
            <text:p>pockemul/PockEmul</text:p>
          </table:table-cell>
        </table:table-row>
        <table:table-row table:style-name="ro1">
          <table:table-cell office:value-type="float" office:value="8713981" calcext:value-type="float">
            <text:p>8713981</text:p>
          </table:table-cell>
          <table:table-cell office:value-type="string" calcext:value-type="string">
            <text:p>https://api.github.com/repos/sailfish-sdk/sailfish-qtcreator</text:p>
          </table:table-cell>
          <table:table-cell table:formula="of:=REPLACE([.B1483]; 1; 29; &quot;&quot;)" office:value-type="string" office:string-value="sailfish-sdk/sailfish-qtcreator" calcext:value-type="string">
            <text:p>sailfish-sdk/sailfish-qtcreator</text:p>
          </table:table-cell>
        </table:table-row>
        <table:table-row table:style-name="ro1">
          <table:table-cell office:value-type="float" office:value="8720524" calcext:value-type="float">
            <text:p>8720524</text:p>
          </table:table-cell>
          <table:table-cell office:value-type="string" calcext:value-type="string">
            <text:p>https://api.github.com/repos/OpenRcon/OpenRcon</text:p>
          </table:table-cell>
          <table:table-cell table:formula="of:=REPLACE([.B1484]; 1; 29; &quot;&quot;)" office:value-type="string" office:string-value="OpenRcon/OpenRcon" calcext:value-type="string">
            <text:p>OpenRcon/OpenRcon</text:p>
          </table:table-cell>
        </table:table-row>
        <table:table-row table:style-name="ro1">
          <table:table-cell office:value-type="float" office:value="8721038" calcext:value-type="float">
            <text:p>8721038</text:p>
          </table:table-cell>
          <table:table-cell office:value-type="string" calcext:value-type="string">
            <text:p>https://api.github.com/repos/vt4a2h/uml-tool</text:p>
          </table:table-cell>
          <table:table-cell table:formula="of:=REPLACE([.B1485]; 1; 29; &quot;&quot;)" office:value-type="string" office:string-value="vt4a2h/uml-tool" calcext:value-type="string">
            <text:p>vt4a2h/uml-tool</text:p>
          </table:table-cell>
        </table:table-row>
        <table:table-row table:style-name="ro1">
          <table:table-cell office:value-type="float" office:value="8735972" calcext:value-type="float">
            <text:p>8735972</text:p>
          </table:table-cell>
          <table:table-cell office:value-type="string" calcext:value-type="string">
            <text:p>https://api.github.com/repos/vsoftco/qpp</text:p>
          </table:table-cell>
          <table:table-cell table:formula="of:=REPLACE([.B1486]; 1; 29; &quot;&quot;)" office:value-type="string" office:string-value="vsoftco/qpp" calcext:value-type="string">
            <text:p>vsoftco/qpp</text:p>
          </table:table-cell>
        </table:table-row>
        <table:table-row table:style-name="ro1">
          <table:table-cell office:value-type="float" office:value="8761217" calcext:value-type="float">
            <text:p>8761217</text:p>
          </table:table-cell>
          <table:table-cell office:value-type="string" calcext:value-type="string">
            <text:p>https://api.github.com/repos/abbeycode/UnrarKit</text:p>
          </table:table-cell>
          <table:table-cell table:formula="of:=REPLACE([.B1487]; 1; 29; &quot;&quot;)" office:value-type="string" office:string-value="abbeycode/UnrarKit" calcext:value-type="string">
            <text:p>abbeycode/UnrarKit</text:p>
          </table:table-cell>
        </table:table-row>
        <table:table-row table:style-name="ro1">
          <table:table-cell office:value-type="float" office:value="8773652" calcext:value-type="float">
            <text:p>8773652</text:p>
          </table:table-cell>
          <table:table-cell office:value-type="string" calcext:value-type="string">
            <text:p>https://api.github.com/repos/ShipSoft/FairShip</text:p>
          </table:table-cell>
          <table:table-cell table:formula="of:=REPLACE([.B1488]; 1; 29; &quot;&quot;)" office:value-type="string" office:string-value="ShipSoft/FairShip" calcext:value-type="string">
            <text:p>ShipSoft/FairShip</text:p>
          </table:table-cell>
        </table:table-row>
        <table:table-row table:style-name="ro1">
          <table:table-cell office:value-type="float" office:value="8782034" calcext:value-type="float">
            <text:p>8782034</text:p>
          </table:table-cell>
          <table:table-cell office:value-type="string" calcext:value-type="string">
            <text:p>https://api.github.com/repos/voipmonitor/sniffer</text:p>
          </table:table-cell>
          <table:table-cell table:formula="of:=REPLACE([.B1489]; 1; 29; &quot;&quot;)" office:value-type="string" office:string-value="voipmonitor/sniffer" calcext:value-type="string">
            <text:p>voipmonitor/sniffer</text:p>
          </table:table-cell>
        </table:table-row>
        <table:table-row table:style-name="ro1">
          <table:table-cell office:value-type="float" office:value="8791482" calcext:value-type="float">
            <text:p>8791482</text:p>
          </table:table-cell>
          <table:table-cell office:value-type="string" calcext:value-type="string">
            <text:p>https://api.github.com/repos/InDieTasten/EXP-old-</text:p>
          </table:table-cell>
          <table:table-cell table:formula="of:=REPLACE([.B1490]; 1; 29; &quot;&quot;)" office:value-type="string" office:string-value="InDieTasten/EXP-old-" calcext:value-type="string">
            <text:p>InDieTasten/EXP-old-</text:p>
          </table:table-cell>
        </table:table-row>
        <table:table-row table:style-name="ro1">
          <table:table-cell office:value-type="float" office:value="8826078" calcext:value-type="float">
            <text:p>8826078</text:p>
          </table:table-cell>
          <table:table-cell office:value-type="string" calcext:value-type="string">
            <text:p>https://api.github.com/repos/iondune/ionEngine</text:p>
          </table:table-cell>
          <table:table-cell table:formula="of:=REPLACE([.B1491]; 1; 29; &quot;&quot;)" office:value-type="string" office:string-value="iondune/ionEngine" calcext:value-type="string">
            <text:p>iondune/ionEngine</text:p>
          </table:table-cell>
        </table:table-row>
        <table:table-row table:style-name="ro1">
          <table:table-cell office:value-type="float" office:value="8837904" calcext:value-type="float">
            <text:p>8837904</text:p>
          </table:table-cell>
          <table:table-cell office:value-type="string" calcext:value-type="string">
            <text:p>https://api.github.com/repos/draios/sysdig</text:p>
          </table:table-cell>
          <table:table-cell table:formula="of:=REPLACE([.B1492]; 1; 29; &quot;&quot;)" office:value-type="string" office:string-value="draios/sysdig" calcext:value-type="string">
            <text:p>draios/sysdig</text:p>
          </table:table-cell>
        </table:table-row>
        <table:table-row table:style-name="ro1">
          <table:table-cell office:value-type="float" office:value="8839007" calcext:value-type="float">
            <text:p>8839007</text:p>
          </table:table-cell>
          <table:table-cell office:value-type="string" calcext:value-type="string">
            <text:p>https://api.github.com/repos/Another-Game-Engine/AGE</text:p>
          </table:table-cell>
          <table:table-cell table:formula="of:=REPLACE([.B1493]; 1; 29; &quot;&quot;)" office:value-type="string" office:string-value="Another-Game-Engine/AGE" calcext:value-type="string">
            <text:p>Another-Game-Engine/AGE</text:p>
          </table:table-cell>
        </table:table-row>
        <table:table-row table:style-name="ro1">
          <table:table-cell office:value-type="float" office:value="8842261" calcext:value-type="float">
            <text:p>8842261</text:p>
          </table:table-cell>
          <table:table-cell office:value-type="string" calcext:value-type="string">
            <text:p>https://api.github.com/repos/djeemie2000/SynthPlayground</text:p>
          </table:table-cell>
          <table:table-cell table:formula="of:=REPLACE([.B1494]; 1; 29; &quot;&quot;)" office:value-type="string" office:string-value="djeemie2000/SynthPlayground" calcext:value-type="string">
            <text:p>djeemie2000/SynthPlayground</text:p>
          </table:table-cell>
        </table:table-row>
        <table:table-row table:style-name="ro1">
          <table:table-cell office:value-type="float" office:value="8852438" calcext:value-type="float">
            <text:p>8852438</text:p>
          </table:table-cell>
          <table:table-cell office:value-type="string" calcext:value-type="string">
            <text:p>https://api.github.com/repos/humanoid-path-planner/hpp-core</text:p>
          </table:table-cell>
          <table:table-cell table:formula="of:=REPLACE([.B1495]; 1; 29; &quot;&quot;)" office:value-type="string" office:string-value="humanoid-path-planner/hpp-core" calcext:value-type="string">
            <text:p>humanoid-path-planner/hpp-core</text:p>
          </table:table-cell>
        </table:table-row>
        <table:table-row table:style-name="ro1">
          <table:table-cell office:value-type="float" office:value="8859591" calcext:value-type="float">
            <text:p>8859591</text:p>
          </table:table-cell>
          <table:table-cell office:value-type="string" calcext:value-type="string">
            <text:p>https://api.github.com/repos/webscalesql/webscalesql-5.6</text:p>
          </table:table-cell>
          <table:table-cell table:formula="of:=REPLACE([.B1496]; 1; 29; &quot;&quot;)" office:value-type="string" office:string-value="webscalesql/webscalesql-5.6" calcext:value-type="string">
            <text:p>webscalesql/webscalesql-5.6</text:p>
          </table:table-cell>
        </table:table-row>
        <table:table-row table:style-name="ro1">
          <table:table-cell office:value-type="float" office:value="8931030" calcext:value-type="float">
            <text:p>8931030</text:p>
          </table:table-cell>
          <table:table-cell office:value-type="string" calcext:value-type="string">
            <text:p>https://api.github.com/repos/rakhimov/scram</text:p>
          </table:table-cell>
          <table:table-cell table:formula="of:=REPLACE([.B1497]; 1; 29; &quot;&quot;)" office:value-type="string" office:string-value="rakhimov/scram" calcext:value-type="string">
            <text:p>rakhimov/scram</text:p>
          </table:table-cell>
        </table:table-row>
        <table:table-row table:style-name="ro1">
          <table:table-cell office:value-type="float" office:value="8935219" calcext:value-type="float">
            <text:p>8935219</text:p>
          </table:table-cell>
          <table:table-cell office:value-type="string" calcext:value-type="string">
            <text:p>https://api.github.com/repos/TRIQS/cthyb</text:p>
          </table:table-cell>
          <table:table-cell table:formula="of:=REPLACE([.B1498]; 1; 29; &quot;&quot;)" office:value-type="string" office:string-value="TRIQS/cthyb" calcext:value-type="string">
            <text:p>TRIQS/cthyb</text:p>
          </table:table-cell>
        </table:table-row>
        <table:table-row table:style-name="ro1">
          <table:table-cell office:value-type="float" office:value="8938435" calcext:value-type="float">
            <text:p>8938435</text:p>
          </table:table-cell>
          <table:table-cell office:value-type="string" calcext:value-type="string">
            <text:p>https://api.github.com/repos/sudosurootdev/device_lge_g2-common</text:p>
          </table:table-cell>
          <table:table-cell table:formula="of:=REPLACE([.B1499]; 1; 29; &quot;&quot;)" office:value-type="string" office:string-value="sudosurootdev/device_lge_g2-common" calcext:value-type="string">
            <text:p>sudosurootdev/device_lge_g2-common</text:p>
          </table:table-cell>
        </table:table-row>
        <table:table-row table:style-name="ro1">
          <table:table-cell office:value-type="float" office:value="8939434" calcext:value-type="float">
            <text:p>8939434</text:p>
          </table:table-cell>
          <table:table-cell office:value-type="string" calcext:value-type="string">
            <text:p>https://api.github.com/repos/miloyip/rapidjson</text:p>
          </table:table-cell>
          <table:table-cell table:formula="of:=REPLACE([.B1500]; 1; 29; &quot;&quot;)" office:value-type="string" office:string-value="miloyip/rapidjson" calcext:value-type="string">
            <text:p>miloyip/rapidjson</text:p>
          </table:table-cell>
        </table:table-row>
        <table:table-row table:style-name="ro1">
          <table:table-cell office:value-type="float" office:value="8941653" calcext:value-type="float">
            <text:p>8941653</text:p>
          </table:table-cell>
          <table:table-cell office:value-type="string" calcext:value-type="string">
            <text:p>https://api.github.com/repos/kvetak/RINA</text:p>
          </table:table-cell>
          <table:table-cell table:formula="of:=REPLACE([.B1501]; 1; 29; &quot;&quot;)" office:value-type="string" office:string-value="kvetak/RINA" calcext:value-type="string">
            <text:p>kvetak/RINA</text:p>
          </table:table-cell>
        </table:table-row>
        <table:table-row table:style-name="ro1">
          <table:table-cell office:value-type="float" office:value="8965174" calcext:value-type="float">
            <text:p>8965174</text:p>
          </table:table-cell>
          <table:table-cell office:value-type="string" calcext:value-type="string">
            <text:p>https://api.github.com/repos/mapbox/carmen-cache</text:p>
          </table:table-cell>
          <table:table-cell table:formula="of:=REPLACE([.B1502]; 1; 29; &quot;&quot;)" office:value-type="string" office:string-value="mapbox/carmen-cache" calcext:value-type="string">
            <text:p>mapbox/carmen-cache</text:p>
          </table:table-cell>
        </table:table-row>
        <table:table-row table:style-name="ro1">
          <table:table-cell office:value-type="float" office:value="8966844" calcext:value-type="float">
            <text:p>8966844</text:p>
          </table:table-cell>
          <table:table-cell office:value-type="string" calcext:value-type="string">
            <text:p>https://api.github.com/repos/myoukaku/bksge</text:p>
          </table:table-cell>
          <table:table-cell table:formula="of:=REPLACE([.B1503]; 1; 29; &quot;&quot;)" office:value-type="string" office:string-value="myoukaku/bksge" calcext:value-type="string">
            <text:p>myoukaku/bksge</text:p>
          </table:table-cell>
        </table:table-row>
        <table:table-row table:style-name="ro1">
          <table:table-cell office:value-type="float" office:value="8982922" calcext:value-type="float">
            <text:p>8982922</text:p>
          </table:table-cell>
          <table:table-cell office:value-type="string" calcext:value-type="string">
            <text:p>https://api.github.com/repos/fr1tz/terminal-overload</text:p>
          </table:table-cell>
          <table:table-cell table:formula="of:=REPLACE([.B1504]; 1; 29; &quot;&quot;)" office:value-type="string" office:string-value="fr1tz/terminal-overload" calcext:value-type="string">
            <text:p>fr1tz/terminal-overload</text:p>
          </table:table-cell>
        </table:table-row>
        <table:table-row table:style-name="ro1">
          <table:table-cell office:value-type="float" office:value="8983747" calcext:value-type="float">
            <text:p>8983747</text:p>
          </table:table-cell>
          <table:table-cell office:value-type="string" calcext:value-type="string">
            <text:p>https://api.github.com/repos/shadowsocks/shadowsocks-qt5</text:p>
          </table:table-cell>
          <table:table-cell table:formula="of:=REPLACE([.B1505]; 1; 29; &quot;&quot;)" office:value-type="string" office:string-value="shadowsocks/shadowsocks-qt5" calcext:value-type="string">
            <text:p>shadowsocks/shadowsocks-qt5</text:p>
          </table:table-cell>
        </table:table-row>
        <table:table-row table:style-name="ro1">
          <table:table-cell office:value-type="float" office:value="8985523" calcext:value-type="float">
            <text:p>8985523</text:p>
          </table:table-cell>
          <table:table-cell office:value-type="string" calcext:value-type="string">
            <text:p>https://api.github.com/repos/d-tk/dtk</text:p>
          </table:table-cell>
          <table:table-cell table:formula="of:=REPLACE([.B1506]; 1; 29; &quot;&quot;)" office:value-type="string" office:string-value="d-tk/dtk" calcext:value-type="string">
            <text:p>d-tk/dtk</text:p>
          </table:table-cell>
        </table:table-row>
        <table:table-row table:style-name="ro1">
          <table:table-cell office:value-type="float" office:value="8986083" calcext:value-type="float">
            <text:p>8986083</text:p>
          </table:table-cell>
          <table:table-cell office:value-type="string" calcext:value-type="string">
            <text:p>https://api.github.com/repos/jeffdoggett/Doom</text:p>
          </table:table-cell>
          <table:table-cell table:formula="of:=REPLACE([.B1507]; 1; 29; &quot;&quot;)" office:value-type="string" office:string-value="jeffdoggett/Doom" calcext:value-type="string">
            <text:p>jeffdoggett/Doom</text:p>
          </table:table-cell>
        </table:table-row>
        <table:table-row table:style-name="ro1">
          <table:table-cell office:value-type="float" office:value="8988108" calcext:value-type="float">
            <text:p>8988108</text:p>
          </table:table-cell>
          <table:table-cell office:value-type="string" calcext:value-type="string">
            <text:p>https://api.github.com/repos/jeog/TOSDataBridge</text:p>
          </table:table-cell>
          <table:table-cell table:formula="of:=REPLACE([.B1508]; 1; 29; &quot;&quot;)" office:value-type="string" office:string-value="jeog/TOSDataBridge" calcext:value-type="string">
            <text:p>jeog/TOSDataBridge</text:p>
          </table:table-cell>
        </table:table-row>
        <table:table-row table:style-name="ro1">
          <table:table-cell office:value-type="float" office:value="8991984" calcext:value-type="float">
            <text:p>8991984</text:p>
          </table:table-cell>
          <table:table-cell office:value-type="string" calcext:value-type="string">
            <text:p>https://api.github.com/repos/RCPRG-ros-pkg/irp6_robot</text:p>
          </table:table-cell>
          <table:table-cell table:formula="of:=REPLACE([.B1509]; 1; 29; &quot;&quot;)" office:value-type="string" office:string-value="RCPRG-ros-pkg/irp6_robot" calcext:value-type="string">
            <text:p>RCPRG-ros-pkg/irp6_robot</text:p>
          </table:table-cell>
        </table:table-row>
        <table:table-row table:style-name="ro1">
          <table:table-cell office:value-type="float" office:value="9005296" calcext:value-type="float">
            <text:p>9005296</text:p>
          </table:table-cell>
          <table:table-cell office:value-type="string" calcext:value-type="string">
            <text:p>https://api.github.com/repos/jhu-dvrk/sawIntuitiveResearchKit</text:p>
          </table:table-cell>
          <table:table-cell table:formula="of:=REPLACE([.B1510]; 1; 29; &quot;&quot;)" office:value-type="string" office:string-value="jhu-dvrk/sawIntuitiveResearchKit" calcext:value-type="string">
            <text:p>jhu-dvrk/sawIntuitiveResearchKit</text:p>
          </table:table-cell>
        </table:table-row>
        <table:table-row table:style-name="ro1">
          <table:table-cell office:value-type="float" office:value="9014564" calcext:value-type="float">
            <text:p>9014564</text:p>
          </table:table-cell>
          <table:table-cell office:value-type="string" calcext:value-type="string">
            <text:p>https://api.github.com/repos/claria/JetAnalysis</text:p>
          </table:table-cell>
          <table:table-cell table:formula="of:=REPLACE([.B1511]; 1; 29; &quot;&quot;)" office:value-type="string" office:string-value="claria/JetAnalysis" calcext:value-type="string">
            <text:p>claria/JetAnalysis</text:p>
          </table:table-cell>
        </table:table-row>
        <table:table-row table:style-name="ro1">
          <table:table-cell office:value-type="float" office:value="9021536" calcext:value-type="float">
            <text:p>9021536</text:p>
          </table:table-cell>
          <table:table-cell office:value-type="string" calcext:value-type="string">
            <text:p>https://api.github.com/repos/cra-ros-pkg/robot_localization</text:p>
          </table:table-cell>
          <table:table-cell table:formula="of:=REPLACE([.B1512]; 1; 29; &quot;&quot;)" office:value-type="string" office:string-value="cra-ros-pkg/robot_localization" calcext:value-type="string">
            <text:p>cra-ros-pkg/robot_localization</text:p>
          </table:table-cell>
        </table:table-row>
        <table:table-row table:style-name="ro1">
          <table:table-cell office:value-type="float" office:value="9023370" calcext:value-type="float">
            <text:p>9023370</text:p>
          </table:table-cell>
          <table:table-cell office:value-type="string" calcext:value-type="string">
            <text:p>https://api.github.com/repos/Washington-University/workbench</text:p>
          </table:table-cell>
          <table:table-cell table:formula="of:=REPLACE([.B1513]; 1; 29; &quot;&quot;)" office:value-type="string" office:string-value="Washington-University/workbench" calcext:value-type="string">
            <text:p>Washington-University/workbench</text:p>
          </table:table-cell>
        </table:table-row>
        <table:table-row table:style-name="ro1">
          <table:table-cell office:value-type="float" office:value="9047215" calcext:value-type="float">
            <text:p>9047215</text:p>
          </table:table-cell>
          <table:table-cell office:value-type="string" calcext:value-type="string">
            <text:p>https://api.github.com/repos/FreeMedForms/freemedforms</text:p>
          </table:table-cell>
          <table:table-cell table:formula="of:=REPLACE([.B1514]; 1; 29; &quot;&quot;)" office:value-type="string" office:string-value="FreeMedForms/freemedforms" calcext:value-type="string">
            <text:p>FreeMedForms/freemedforms</text:p>
          </table:table-cell>
        </table:table-row>
        <table:table-row table:style-name="ro1">
          <table:table-cell office:value-type="float" office:value="9061488" calcext:value-type="float">
            <text:p>9061488</text:p>
          </table:table-cell>
          <table:table-cell office:value-type="string" calcext:value-type="string">
            <text:p>https://api.github.com/repos/regnirpsj/dcs08961</text:p>
          </table:table-cell>
          <table:table-cell table:formula="of:=REPLACE([.B1515]; 1; 29; &quot;&quot;)" office:value-type="string" office:string-value="regnirpsj/dcs08961" calcext:value-type="string">
            <text:p>regnirpsj/dcs08961</text:p>
          </table:table-cell>
        </table:table-row>
        <table:table-row table:style-name="ro1">
          <table:table-cell office:value-type="float" office:value="9071082" calcext:value-type="float">
            <text:p>9071082</text:p>
          </table:table-cell>
          <table:table-cell office:value-type="string" calcext:value-type="string">
            <text:p>https://api.github.com/repos/chouquette/medialibrary</text:p>
          </table:table-cell>
          <table:table-cell table:formula="of:=REPLACE([.B1516]; 1; 29; &quot;&quot;)" office:value-type="string" office:string-value="chouquette/medialibrary" calcext:value-type="string">
            <text:p>chouquette/medialibrary</text:p>
          </table:table-cell>
        </table:table-row>
        <table:table-row table:style-name="ro1">
          <table:table-cell office:value-type="float" office:value="9100493" calcext:value-type="float">
            <text:p>9100493</text:p>
          </table:table-cell>
          <table:table-cell office:value-type="string" calcext:value-type="string">
            <text:p>https://api.github.com/repos/moskewcz/boda</text:p>
          </table:table-cell>
          <table:table-cell table:formula="of:=REPLACE([.B1517]; 1; 29; &quot;&quot;)" office:value-type="string" office:string-value="moskewcz/boda" calcext:value-type="string">
            <text:p>moskewcz/boda</text:p>
          </table:table-cell>
        </table:table-row>
        <table:table-row table:style-name="ro1">
          <table:table-cell office:value-type="float" office:value="9102483" calcext:value-type="float">
            <text:p>9102483</text:p>
          </table:table-cell>
          <table:table-cell office:value-type="string" calcext:value-type="string">
            <text:p>https://api.github.com/repos/lucciano/pd2mo</text:p>
          </table:table-cell>
          <table:table-cell table:formula="of:=REPLACE([.B1518]; 1; 29; &quot;&quot;)" office:value-type="string" office:string-value="lucciano/pd2mo" calcext:value-type="string">
            <text:p>lucciano/pd2mo</text:p>
          </table:table-cell>
        </table:table-row>
        <table:table-row table:style-name="ro1">
          <table:table-cell office:value-type="float" office:value="9143815" calcext:value-type="float">
            <text:p>9143815</text:p>
          </table:table-cell>
          <table:table-cell office:value-type="string" calcext:value-type="string">
            <text:p>https://api.github.com/repos/beniz/libcmaes</text:p>
          </table:table-cell>
          <table:table-cell table:formula="of:=REPLACE([.B1519]; 1; 29; &quot;&quot;)" office:value-type="string" office:string-value="beniz/libcmaes" calcext:value-type="string">
            <text:p>beniz/libcmaes</text:p>
          </table:table-cell>
        </table:table-row>
        <table:table-row table:style-name="ro1">
          <table:table-cell office:value-type="float" office:value="9155491" calcext:value-type="float">
            <text:p>9155491</text:p>
          </table:table-cell>
          <table:table-cell office:value-type="string" calcext:value-type="string">
            <text:p>https://api.github.com/repos/linuxdeepin/dde-control-center</text:p>
          </table:table-cell>
          <table:table-cell table:formula="of:=REPLACE([.B1520]; 1; 29; &quot;&quot;)" office:value-type="string" office:string-value="linuxdeepin/dde-control-center" calcext:value-type="string">
            <text:p>linuxdeepin/dde-control-center</text:p>
          </table:table-cell>
        </table:table-row>
        <table:table-row table:style-name="ro1">
          <table:table-cell office:value-type="float" office:value="9159634" calcext:value-type="float">
            <text:p>9159634</text:p>
          </table:table-cell>
          <table:table-cell office:value-type="string" calcext:value-type="string">
            <text:p>https://api.github.com/repos/fkanehiro/hrpsys-base</text:p>
          </table:table-cell>
          <table:table-cell table:formula="of:=REPLACE([.B1521]; 1; 29; &quot;&quot;)" office:value-type="string" office:string-value="fkanehiro/hrpsys-base" calcext:value-type="string">
            <text:p>fkanehiro/hrpsys-base</text:p>
          </table:table-cell>
        </table:table-row>
        <table:table-row table:style-name="ro1">
          <table:table-cell office:value-type="float" office:value="9173392" calcext:value-type="float">
            <text:p>9173392</text:p>
          </table:table-cell>
          <table:table-cell office:value-type="string" calcext:value-type="string">
            <text:p>https://api.github.com/repos/cmaloney/orly</text:p>
          </table:table-cell>
          <table:table-cell table:formula="of:=REPLACE([.B1522]; 1; 29; &quot;&quot;)" office:value-type="string" office:string-value="cmaloney/orly" calcext:value-type="string">
            <text:p>cmaloney/orly</text:p>
          </table:table-cell>
        </table:table-row>
        <table:table-row table:style-name="ro1">
          <table:table-cell office:value-type="float" office:value="9181668" calcext:value-type="float">
            <text:p>9181668</text:p>
          </table:table-cell>
          <table:table-cell office:value-type="string" calcext:value-type="string">
            <text:p>https://api.github.com/repos/Vatsinator/Vatsinator</text:p>
          </table:table-cell>
          <table:table-cell table:formula="of:=REPLACE([.B1523]; 1; 29; &quot;&quot;)" office:value-type="string" office:string-value="Vatsinator/Vatsinator" calcext:value-type="string">
            <text:p>Vatsinator/Vatsinator</text:p>
          </table:table-cell>
        </table:table-row>
        <table:table-row table:style-name="ro1">
          <table:table-cell office:value-type="float" office:value="9183223" calcext:value-type="float">
            <text:p>9183223</text:p>
          </table:table-cell>
          <table:table-cell office:value-type="string" calcext:value-type="string">
            <text:p>https://api.github.com/repos/carlesfernandez/gnss-sdr</text:p>
          </table:table-cell>
          <table:table-cell table:formula="of:=REPLACE([.B1524]; 1; 29; &quot;&quot;)" office:value-type="string" office:string-value="carlesfernandez/gnss-sdr" calcext:value-type="string">
            <text:p>carlesfernandez/gnss-sdr</text:p>
          </table:table-cell>
        </table:table-row>
        <table:table-row table:style-name="ro1">
          <table:table-cell office:value-type="float" office:value="9201982" calcext:value-type="float">
            <text:p>9201982</text:p>
          </table:table-cell>
          <table:table-cell office:value-type="string" calcext:value-type="string">
            <text:p>https://api.github.com/repos/tomaslibal/ua-detection</text:p>
          </table:table-cell>
          <table:table-cell table:formula="of:=REPLACE([.B1525]; 1; 29; &quot;&quot;)" office:value-type="string" office:string-value="tomaslibal/ua-detection" calcext:value-type="string">
            <text:p>tomaslibal/ua-detection</text:p>
          </table:table-cell>
        </table:table-row>
        <table:table-row table:style-name="ro1">
          <table:table-cell office:value-type="float" office:value="9209260" calcext:value-type="float">
            <text:p>9209260</text:p>
          </table:table-cell>
          <table:table-cell office:value-type="string" calcext:value-type="string">
            <text:p>https://api.github.com/repos/gnss-sdr/gnss-sdr</text:p>
          </table:table-cell>
          <table:table-cell table:formula="of:=REPLACE([.B1526]; 1; 29; &quot;&quot;)" office:value-type="string" office:string-value="gnss-sdr/gnss-sdr" calcext:value-type="string">
            <text:p>gnss-sdr/gnss-sdr</text:p>
          </table:table-cell>
        </table:table-row>
        <table:table-row table:style-name="ro1">
          <table:table-cell office:value-type="float" office:value="9212312" calcext:value-type="float">
            <text:p>9212312</text:p>
          </table:table-cell>
          <table:table-cell office:value-type="string" calcext:value-type="string">
            <text:p>https://api.github.com/repos/gongzhitaao/oj</text:p>
          </table:table-cell>
          <table:table-cell table:formula="of:=REPLACE([.B1527]; 1; 29; &quot;&quot;)" office:value-type="string" office:string-value="gongzhitaao/oj" calcext:value-type="string">
            <text:p>gongzhitaao/oj</text:p>
          </table:table-cell>
        </table:table-row>
        <table:table-row table:style-name="ro1">
          <table:table-cell office:value-type="float" office:value="9253625" calcext:value-type="float">
            <text:p>9253625</text:p>
          </table:table-cell>
          <table:table-cell office:value-type="string" calcext:value-type="string">
            <text:p>https://api.github.com/repos/Cirrus-Minor/witchblast</text:p>
          </table:table-cell>
          <table:table-cell table:formula="of:=REPLACE([.B1528]; 1; 29; &quot;&quot;)" office:value-type="string" office:string-value="Cirrus-Minor/witchblast" calcext:value-type="string">
            <text:p>Cirrus-Minor/witchblast</text:p>
          </table:table-cell>
        </table:table-row>
        <table:table-row table:style-name="ro1">
          <table:table-cell office:value-type="float" office:value="9271894" calcext:value-type="float">
            <text:p>9271894</text:p>
          </table:table-cell>
          <table:table-cell office:value-type="string" calcext:value-type="string">
            <text:p>https://api.github.com/repos/emcrisostomo/fswatch</text:p>
          </table:table-cell>
          <table:table-cell table:formula="of:=REPLACE([.B1529]; 1; 29; &quot;&quot;)" office:value-type="string" office:string-value="emcrisostomo/fswatch" calcext:value-type="string">
            <text:p>emcrisostomo/fswatch</text:p>
          </table:table-cell>
        </table:table-row>
        <table:table-row table:style-name="ro1">
          <table:table-cell office:value-type="float" office:value="9281987" calcext:value-type="float">
            <text:p>9281987</text:p>
          </table:table-cell>
          <table:table-cell office:value-type="string" calcext:value-type="string">
            <text:p>https://api.github.com/repos/cppformat/cppformat</text:p>
          </table:table-cell>
          <table:table-cell table:formula="of:=REPLACE([.B1530]; 1; 29; &quot;&quot;)" office:value-type="string" office:string-value="cppformat/cppformat" calcext:value-type="string">
            <text:p>cppformat/cppformat</text:p>
          </table:table-cell>
        </table:table-row>
        <table:table-row table:style-name="ro1">
          <table:table-cell office:value-type="float" office:value="9299251" calcext:value-type="float">
            <text:p>9299251</text:p>
          </table:table-cell>
          <table:table-cell office:value-type="string" calcext:value-type="string">
            <text:p>https://api.github.com/repos/codership/galera</text:p>
          </table:table-cell>
          <table:table-cell table:formula="of:=REPLACE([.B1531]; 1; 29; &quot;&quot;)" office:value-type="string" office:string-value="codership/galera" calcext:value-type="string">
            <text:p>codership/galera</text:p>
          </table:table-cell>
        </table:table-row>
        <table:table-row table:style-name="ro1">
          <table:table-cell office:value-type="float" office:value="9310619" calcext:value-type="float">
            <text:p>9310619</text:p>
          </table:table-cell>
          <table:table-cell office:value-type="string" calcext:value-type="string">
            <text:p>https://api.github.com/repos/IBAMR/IBAMR</text:p>
          </table:table-cell>
          <table:table-cell table:formula="of:=REPLACE([.B1532]; 1; 29; &quot;&quot;)" office:value-type="string" office:string-value="IBAMR/IBAMR" calcext:value-type="string">
            <text:p>IBAMR/IBAMR</text:p>
          </table:table-cell>
        </table:table-row>
        <table:table-row table:style-name="ro1">
          <table:table-cell office:value-type="float" office:value="9315111" calcext:value-type="float">
            <text:p>9315111</text:p>
          </table:table-cell>
          <table:table-cell office:value-type="string" calcext:value-type="string">
            <text:p>https://api.github.com/repos/icoming/FlashX</text:p>
          </table:table-cell>
          <table:table-cell table:formula="of:=REPLACE([.B1533]; 1; 29; &quot;&quot;)" office:value-type="string" office:string-value="icoming/FlashX" calcext:value-type="string">
            <text:p>icoming/FlashX</text:p>
          </table:table-cell>
        </table:table-row>
        <table:table-row table:style-name="ro1">
          <table:table-cell office:value-type="float" office:value="9368838" calcext:value-type="float">
            <text:p>9368838</text:p>
          </table:table-cell>
          <table:table-cell office:value-type="string" calcext:value-type="string">
            <text:p>https://api.github.com/repos/undefined-darkness/open-horizon</text:p>
          </table:table-cell>
          <table:table-cell table:formula="of:=REPLACE([.B1534]; 1; 29; &quot;&quot;)" office:value-type="string" office:string-value="undefined-darkness/open-horizon" calcext:value-type="string">
            <text:p>undefined-darkness/open-horizon</text:p>
          </table:table-cell>
        </table:table-row>
        <table:table-row table:style-name="ro1">
          <table:table-cell office:value-type="float" office:value="9371662" calcext:value-type="float">
            <text:p>9371662</text:p>
          </table:table-cell>
          <table:table-cell office:value-type="string" calcext:value-type="string">
            <text:p>https://api.github.com/repos/glindsey/MetaHack</text:p>
          </table:table-cell>
          <table:table-cell table:formula="of:=REPLACE([.B1535]; 1; 29; &quot;&quot;)" office:value-type="string" office:string-value="glindsey/MetaHack" calcext:value-type="string">
            <text:p>glindsey/MetaHack</text:p>
          </table:table-cell>
        </table:table-row>
        <table:table-row table:style-name="ro1">
          <table:table-cell office:value-type="float" office:value="9385442" calcext:value-type="float">
            <text:p>9385442</text:p>
          </table:table-cell>
          <table:table-cell office:value-type="string" calcext:value-type="string">
            <text:p>https://api.github.com/repos/consultit/Ely</text:p>
          </table:table-cell>
          <table:table-cell table:formula="of:=REPLACE([.B1536]; 1; 29; &quot;&quot;)" office:value-type="string" office:string-value="consultit/Ely" calcext:value-type="string">
            <text:p>consultit/Ely</text:p>
          </table:table-cell>
        </table:table-row>
        <table:table-row table:style-name="ro1">
          <table:table-cell office:value-type="float" office:value="9385563" calcext:value-type="float">
            <text:p>9385563</text:p>
          </table:table-cell>
          <table:table-cell office:value-type="string" calcext:value-type="string">
            <text:p>https://api.github.com/repos/schuay/kpqueue</text:p>
          </table:table-cell>
          <table:table-cell table:formula="of:=REPLACE([.B1537]; 1; 29; &quot;&quot;)" office:value-type="string" office:string-value="schuay/kpqueue" calcext:value-type="string">
            <text:p>schuay/kpqueue</text:p>
          </table:table-cell>
        </table:table-row>
        <table:table-row table:style-name="ro1">
          <table:table-cell office:value-type="float" office:value="9386613" calcext:value-type="float">
            <text:p>9386613</text:p>
          </table:table-cell>
          <table:table-cell office:value-type="string" calcext:value-type="string">
            <text:p>https://api.github.com/repos/Whales/edigotia</text:p>
          </table:table-cell>
          <table:table-cell table:formula="of:=REPLACE([.B1538]; 1; 29; &quot;&quot;)" office:value-type="string" office:string-value="Whales/edigotia" calcext:value-type="string">
            <text:p>Whales/edigotia</text:p>
          </table:table-cell>
        </table:table-row>
        <table:table-row table:style-name="ro1">
          <table:table-cell office:value-type="float" office:value="9390110" calcext:value-type="float">
            <text:p>9390110</text:p>
          </table:table-cell>
          <table:table-cell office:value-type="string" calcext:value-type="string">
            <text:p>https://api.github.com/repos/pophaax/sailingrobot</text:p>
          </table:table-cell>
          <table:table-cell table:formula="of:=REPLACE([.B1539]; 1; 29; &quot;&quot;)" office:value-type="string" office:string-value="pophaax/sailingrobot" calcext:value-type="string">
            <text:p>pophaax/sailingrobot</text:p>
          </table:table-cell>
        </table:table-row>
        <table:table-row table:style-name="ro1">
          <table:table-cell office:value-type="float" office:value="9391978" calcext:value-type="float">
            <text:p>9391978</text:p>
          </table:table-cell>
          <table:table-cell office:value-type="string" calcext:value-type="string">
            <text:p>https://api.github.com/repos/named-data/ndn-cxx</text:p>
          </table:table-cell>
          <table:table-cell table:formula="of:=REPLACE([.B1540]; 1; 29; &quot;&quot;)" office:value-type="string" office:string-value="named-data/ndn-cxx" calcext:value-type="string">
            <text:p>named-data/ndn-cxx</text:p>
          </table:table-cell>
        </table:table-row>
        <table:table-row table:style-name="ro1">
          <table:table-cell office:value-type="float" office:value="9406970" calcext:value-type="float">
            <text:p>9406970</text:p>
          </table:table-cell>
          <table:table-cell office:value-type="string" calcext:value-type="string">
            <text:p>https://api.github.com/repos/jiafulow/SLHCL1TrackTriggerSimulations</text:p>
          </table:table-cell>
          <table:table-cell table:formula="of:=REPLACE([.B1541]; 1; 29; &quot;&quot;)" office:value-type="string" office:string-value="jiafulow/SLHCL1TrackTriggerSimulations" calcext:value-type="string">
            <text:p>jiafulow/SLHCL1TrackTriggerSimulations</text:p>
          </table:table-cell>
        </table:table-row>
        <table:table-row table:style-name="ro1">
          <table:table-cell office:value-type="float" office:value="9422466" calcext:value-type="float">
            <text:p>9422466</text:p>
          </table:table-cell>
          <table:table-cell office:value-type="string" calcext:value-type="string">
            <text:p>https://api.github.com/repos/MBach/Miam-Player</text:p>
          </table:table-cell>
          <table:table-cell table:formula="of:=REPLACE([.B1542]; 1; 29; &quot;&quot;)" office:value-type="string" office:string-value="MBach/Miam-Player" calcext:value-type="string">
            <text:p>MBach/Miam-Player</text:p>
          </table:table-cell>
        </table:table-row>
        <table:table-row table:style-name="ro1">
          <table:table-cell office:value-type="float" office:value="9452801" calcext:value-type="float">
            <text:p>9452801</text:p>
          </table:table-cell>
          <table:table-cell office:value-type="string" calcext:value-type="string">
            <text:p>https://api.github.com/repos/VioletGiraffe/file-commander</text:p>
          </table:table-cell>
          <table:table-cell table:formula="of:=REPLACE([.B1543]; 1; 29; &quot;&quot;)" office:value-type="string" office:string-value="VioletGiraffe/file-commander" calcext:value-type="string">
            <text:p>VioletGiraffe/file-commander</text:p>
          </table:table-cell>
        </table:table-row>
        <table:table-row table:style-name="ro1">
          <table:table-cell office:value-type="float" office:value="9500543" calcext:value-type="float">
            <text:p>9500543</text:p>
          </table:table-cell>
          <table:table-cell office:value-type="string" calcext:value-type="string">
            <text:p>https://api.github.com/repos/TopBrussels/AnomalousCouplings</text:p>
          </table:table-cell>
          <table:table-cell table:formula="of:=REPLACE([.B1544]; 1; 29; &quot;&quot;)" office:value-type="string" office:string-value="TopBrussels/AnomalousCouplings" calcext:value-type="string">
            <text:p>TopBrussels/AnomalousCouplings</text:p>
          </table:table-cell>
        </table:table-row>
        <table:table-row table:style-name="ro1">
          <table:table-cell office:value-type="float" office:value="9504919" calcext:value-type="float">
            <text:p>9504919</text:p>
          </table:table-cell>
          <table:table-cell office:value-type="string" calcext:value-type="string">
            <text:p>https://api.github.com/repos/google/edash-packager</text:p>
          </table:table-cell>
          <table:table-cell table:formula="of:=REPLACE([.B1545]; 1; 29; &quot;&quot;)" office:value-type="string" office:string-value="google/edash-packager" calcext:value-type="string">
            <text:p>google/edash-packager</text:p>
          </table:table-cell>
        </table:table-row>
        <table:table-row table:style-name="ro1">
          <table:table-cell office:value-type="float" office:value="9512960" calcext:value-type="float">
            <text:p>9512960</text:p>
          </table:table-cell>
          <table:table-cell office:value-type="string" calcext:value-type="string">
            <text:p>https://api.github.com/repos/MRtrix3/mrtrix3</text:p>
          </table:table-cell>
          <table:table-cell table:formula="of:=REPLACE([.B1546]; 1; 29; &quot;&quot;)" office:value-type="string" office:string-value="MRtrix3/mrtrix3" calcext:value-type="string">
            <text:p>MRtrix3/mrtrix3</text:p>
          </table:table-cell>
        </table:table-row>
        <table:table-row table:style-name="ro1">
          <table:table-cell office:value-type="float" office:value="9514223" calcext:value-type="float">
            <text:p>9514223</text:p>
          </table:table-cell>
          <table:table-cell office:value-type="string" calcext:value-type="string">
            <text:p>https://api.github.com/repos/icannotfly/icnfrpg</text:p>
          </table:table-cell>
          <table:table-cell table:formula="of:=REPLACE([.B1547]; 1; 29; &quot;&quot;)" office:value-type="string" office:string-value="icannotfly/icnfrpg" calcext:value-type="string">
            <text:p>icannotfly/icnfrpg</text:p>
          </table:table-cell>
        </table:table-row>
        <table:table-row table:style-name="ro1">
          <table:table-cell office:value-type="float" office:value="9519992" calcext:value-type="float">
            <text:p>9519992</text:p>
          </table:table-cell>
          <table:table-cell office:value-type="string" calcext:value-type="string">
            <text:p>https://api.github.com/repos/monero-project/bitmonero</text:p>
          </table:table-cell>
          <table:table-cell table:formula="of:=REPLACE([.B1548]; 1; 29; &quot;&quot;)" office:value-type="string" office:string-value="monero-project/bitmonero" calcext:value-type="string">
            <text:p>monero-project/bitmonero</text:p>
          </table:table-cell>
        </table:table-row>
        <table:table-row table:style-name="ro1">
          <table:table-cell office:value-type="float" office:value="9520899" calcext:value-type="float">
            <text:p>9520899</text:p>
          </table:table-cell>
          <table:table-cell office:value-type="string" calcext:value-type="string">
            <text:p>https://api.github.com/repos/01org/libyami</text:p>
          </table:table-cell>
          <table:table-cell table:formula="of:=REPLACE([.B1549]; 1; 29; &quot;&quot;)" office:value-type="string" office:string-value="01org/libyami" calcext:value-type="string">
            <text:p>01org/libyami</text:p>
          </table:table-cell>
        </table:table-row>
        <table:table-row table:style-name="ro1">
          <table:table-cell office:value-type="float" office:value="9522538" calcext:value-type="float">
            <text:p>9522538</text:p>
          </table:table-cell>
          <table:table-cell office:value-type="string" calcext:value-type="string">
            <text:p>https://api.github.com/repos/mockingbirdnest/Principia</text:p>
          </table:table-cell>
          <table:table-cell table:formula="of:=REPLACE([.B1550]; 1; 29; &quot;&quot;)" office:value-type="string" office:string-value="mockingbirdnest/Principia" calcext:value-type="string">
            <text:p>mockingbirdnest/Principia</text:p>
          </table:table-cell>
        </table:table-row>
        <table:table-row table:style-name="ro1">
          <table:table-cell office:value-type="float" office:value="9524590" calcext:value-type="float">
            <text:p>9524590</text:p>
          </table:table-cell>
          <table:table-cell office:value-type="string" calcext:value-type="string">
            <text:p>https://api.github.com/repos/sqlitebrowser/sqlitebrowser</text:p>
          </table:table-cell>
          <table:table-cell table:formula="of:=REPLACE([.B1551]; 1; 29; &quot;&quot;)" office:value-type="string" office:string-value="sqlitebrowser/sqlitebrowser" calcext:value-type="string">
            <text:p>sqlitebrowser/sqlitebrowser</text:p>
          </table:table-cell>
        </table:table-row>
        <table:table-row table:style-name="ro1">
          <table:table-cell office:value-type="float" office:value="9527053" calcext:value-type="float">
            <text:p>9527053</text:p>
          </table:table-cell>
          <table:table-cell office:value-type="string" calcext:value-type="string">
            <text:p>https://api.github.com/repos/KoffeinFlummi/AGM</text:p>
          </table:table-cell>
          <table:table-cell table:formula="of:=REPLACE([.B1552]; 1; 29; &quot;&quot;)" office:value-type="string" office:string-value="KoffeinFlummi/AGM" calcext:value-type="string">
            <text:p>KoffeinFlummi/AGM</text:p>
          </table:table-cell>
        </table:table-row>
        <table:table-row table:style-name="ro1">
          <table:table-cell office:value-type="float" office:value="9548822" calcext:value-type="float">
            <text:p>9548822</text:p>
          </table:table-cell>
          <table:table-cell office:value-type="string" calcext:value-type="string">
            <text:p>https://api.github.com/repos/leanprover/lean</text:p>
          </table:table-cell>
          <table:table-cell table:formula="of:=REPLACE([.B1553]; 1; 29; &quot;&quot;)" office:value-type="string" office:string-value="leanprover/lean" calcext:value-type="string">
            <text:p>leanprover/lean</text:p>
          </table:table-cell>
        </table:table-row>
        <table:table-row table:style-name="ro1">
          <table:table-cell office:value-type="float" office:value="9554678" calcext:value-type="float">
            <text:p>9554678</text:p>
          </table:table-cell>
          <table:table-cell office:value-type="string" calcext:value-type="string">
            <text:p>https://api.github.com/repos/stardazed/stardazed</text:p>
          </table:table-cell>
          <table:table-cell table:formula="of:=REPLACE([.B1554]; 1; 29; &quot;&quot;)" office:value-type="string" office:string-value="stardazed/stardazed" calcext:value-type="string">
            <text:p>stardazed/stardazed</text:p>
          </table:table-cell>
        </table:table-row>
        <table:table-row table:style-name="ro1">
          <table:table-cell office:value-type="float" office:value="9558571" calcext:value-type="float">
            <text:p>9558571</text:p>
          </table:table-cell>
          <table:table-cell office:value-type="string" calcext:value-type="string">
            <text:p>https://api.github.com/repos/code-mancers/rbkit-client</text:p>
          </table:table-cell>
          <table:table-cell table:formula="of:=REPLACE([.B1555]; 1; 29; &quot;&quot;)" office:value-type="string" office:string-value="code-mancers/rbkit-client" calcext:value-type="string">
            <text:p>code-mancers/rbkit-client</text:p>
          </table:table-cell>
        </table:table-row>
        <table:table-row table:style-name="ro1">
          <table:table-cell office:value-type="float" office:value="9561071" calcext:value-type="float">
            <text:p>9561071</text:p>
          </table:table-cell>
          <table:table-cell office:value-type="string" calcext:value-type="string">
            <text:p>https://api.github.com/repos/kr15h/ofxPiMapper</text:p>
          </table:table-cell>
          <table:table-cell table:formula="of:=REPLACE([.B1556]; 1; 29; &quot;&quot;)" office:value-type="string" office:string-value="kr15h/ofxPiMapper" calcext:value-type="string">
            <text:p>kr15h/ofxPiMapper</text:p>
          </table:table-cell>
        </table:table-row>
        <table:table-row table:style-name="ro1">
          <table:table-cell office:value-type="float" office:value="9561969" calcext:value-type="float">
            <text:p>9561969</text:p>
          </table:table-cell>
          <table:table-cell office:value-type="string" calcext:value-type="string">
            <text:p>https://api.github.com/repos/gan74/n</text:p>
          </table:table-cell>
          <table:table-cell table:formula="of:=REPLACE([.B1557]; 1; 29; &quot;&quot;)" office:value-type="string" office:string-value="gan74/n" calcext:value-type="string">
            <text:p>gan74/n</text:p>
          </table:table-cell>
        </table:table-row>
        <table:table-row table:style-name="ro1">
          <table:table-cell office:value-type="float" office:value="9571567" calcext:value-type="float">
            <text:p>9571567</text:p>
          </table:table-cell>
          <table:table-cell office:value-type="string" calcext:value-type="string">
            <text:p>https://api.github.com/repos/mallardtheduck/osdev</text:p>
          </table:table-cell>
          <table:table-cell table:formula="of:=REPLACE([.B1558]; 1; 29; &quot;&quot;)" office:value-type="string" office:string-value="mallardtheduck/osdev" calcext:value-type="string">
            <text:p>mallardtheduck/osdev</text:p>
          </table:table-cell>
        </table:table-row>
        <table:table-row table:style-name="ro1">
          <table:table-cell office:value-type="float" office:value="9595600" calcext:value-type="float">
            <text:p>9595600</text:p>
          </table:table-cell>
          <table:table-cell office:value-type="string" calcext:value-type="string">
            <text:p>https://api.github.com/repos/28msec/zorba</text:p>
          </table:table-cell>
          <table:table-cell table:formula="of:=REPLACE([.B1559]; 1; 29; &quot;&quot;)" office:value-type="string" office:string-value="28msec/zorba" calcext:value-type="string">
            <text:p>28msec/zorba</text:p>
          </table:table-cell>
        </table:table-row>
        <table:table-row table:style-name="ro1">
          <table:table-cell office:value-type="float" office:value="9626384" calcext:value-type="float">
            <text:p>9626384</text:p>
          </table:table-cell>
          <table:table-cell office:value-type="string" calcext:value-type="string">
            <text:p>https://api.github.com/repos/atom/electron</text:p>
          </table:table-cell>
          <table:table-cell table:formula="of:=REPLACE([.B1560]; 1; 29; &quot;&quot;)" office:value-type="string" office:string-value="atom/electron" calcext:value-type="string">
            <text:p>atom/electron</text:p>
          </table:table-cell>
        </table:table-row>
        <table:table-row table:style-name="ro1">
          <table:table-cell office:value-type="float" office:value="9633269" calcext:value-type="float">
            <text:p>9633269</text:p>
          </table:table-cell>
          <table:table-cell office:value-type="string" calcext:value-type="string">
            <text:p>https://api.github.com/repos/mujin/mujinvision</text:p>
          </table:table-cell>
          <table:table-cell table:formula="of:=REPLACE([.B1561]; 1; 29; &quot;&quot;)" office:value-type="string" office:string-value="mujin/mujinvision" calcext:value-type="string">
            <text:p>mujin/mujinvision</text:p>
          </table:table-cell>
        </table:table-row>
        <table:table-row table:style-name="ro1">
          <table:table-cell office:value-type="float" office:value="9638194" calcext:value-type="float">
            <text:p>9638194</text:p>
          </table:table-cell>
          <table:table-cell office:value-type="string" calcext:value-type="string">
            <text:p>https://api.github.com/repos/xicilion/fibjs</text:p>
          </table:table-cell>
          <table:table-cell table:formula="of:=REPLACE([.B1562]; 1; 29; &quot;&quot;)" office:value-type="string" office:string-value="xicilion/fibjs" calcext:value-type="string">
            <text:p>xicilion/fibjs</text:p>
          </table:table-cell>
        </table:table-row>
        <table:table-row table:style-name="ro1">
          <table:table-cell office:value-type="float" office:value="9651523" calcext:value-type="float">
            <text:p>9651523</text:p>
          </table:table-cell>
          <table:table-cell office:value-type="string" calcext:value-type="string">
            <text:p>https://api.github.com/repos/MilesEngineering/MsgTools</text:p>
          </table:table-cell>
          <table:table-cell table:formula="of:=REPLACE([.B1563]; 1; 29; &quot;&quot;)" office:value-type="string" office:string-value="MilesEngineering/MsgTools" calcext:value-type="string">
            <text:p>MilesEngineering/MsgTools</text:p>
          </table:table-cell>
        </table:table-row>
        <table:table-row table:style-name="ro1">
          <table:table-cell office:value-type="float" office:value="9655588" calcext:value-type="float">
            <text:p>9655588</text:p>
          </table:table-cell>
          <table:table-cell office:value-type="string" calcext:value-type="string">
            <text:p>https://api.github.com/repos/OpenGamma/OG-Maths</text:p>
          </table:table-cell>
          <table:table-cell table:formula="of:=REPLACE([.B1564]; 1; 29; &quot;&quot;)" office:value-type="string" office:string-value="OpenGamma/OG-Maths" calcext:value-type="string">
            <text:p>OpenGamma/OG-Maths</text:p>
          </table:table-cell>
        </table:table-row>
        <table:table-row table:style-name="ro1">
          <table:table-cell office:value-type="float" office:value="9668403" calcext:value-type="float">
            <text:p>9668403</text:p>
          </table:table-cell>
          <table:table-cell office:value-type="string" calcext:value-type="string">
            <text:p>https://api.github.com/repos/Mortis69/rendera</text:p>
          </table:table-cell>
          <table:table-cell table:formula="of:=REPLACE([.B1565]; 1; 29; &quot;&quot;)" office:value-type="string" office:string-value="Mortis69/rendera" calcext:value-type="string">
            <text:p>Mortis69/rendera</text:p>
          </table:table-cell>
        </table:table-row>
        <table:table-row table:style-name="ro1">
          <table:table-cell office:value-type="float" office:value="9669781" calcext:value-type="float">
            <text:p>9669781</text:p>
          </table:table-cell>
          <table:table-cell office:value-type="string" calcext:value-type="string">
            <text:p>https://api.github.com/repos/mozilla/angle</text:p>
          </table:table-cell>
          <table:table-cell table:formula="of:=REPLACE([.B1566]; 1; 29; &quot;&quot;)" office:value-type="string" office:string-value="mozilla/angle" calcext:value-type="string">
            <text:p>mozilla/angle</text:p>
          </table:table-cell>
        </table:table-row>
        <table:table-row table:style-name="ro1">
          <table:table-cell office:value-type="float" office:value="9675374" calcext:value-type="float">
            <text:p>9675374</text:p>
          </table:table-cell>
          <table:table-cell office:value-type="string" calcext:value-type="string">
            <text:p>https://api.github.com/repos/cginternals/glbinding</text:p>
          </table:table-cell>
          <table:table-cell table:formula="of:=REPLACE([.B1567]; 1; 29; &quot;&quot;)" office:value-type="string" office:string-value="cginternals/glbinding" calcext:value-type="string">
            <text:p>cginternals/glbinding</text:p>
          </table:table-cell>
        </table:table-row>
        <table:table-row table:style-name="ro1">
          <table:table-cell office:value-type="float" office:value="9689599" calcext:value-type="float">
            <text:p>9689599</text:p>
          </table:table-cell>
          <table:table-cell office:value-type="string" calcext:value-type="string">
            <text:p>https://api.github.com/repos/naturalatlas/node-gdal</text:p>
          </table:table-cell>
          <table:table-cell table:formula="of:=REPLACE([.B1568]; 1; 29; &quot;&quot;)" office:value-type="string" office:string-value="naturalatlas/node-gdal" calcext:value-type="string">
            <text:p>naturalatlas/node-gdal</text:p>
          </table:table-cell>
        </table:table-row>
        <table:table-row table:style-name="ro1">
          <table:table-cell office:value-type="float" office:value="9690910" calcext:value-type="float">
            <text:p>9690910</text:p>
          </table:table-cell>
          <table:table-cell office:value-type="string" calcext:value-type="string">
            <text:p>https://api.github.com/repos/ketoo/NoahGameFrame</text:p>
          </table:table-cell>
          <table:table-cell table:formula="of:=REPLACE([.B1569]; 1; 29; &quot;&quot;)" office:value-type="string" office:string-value="ketoo/NoahGameFrame" calcext:value-type="string">
            <text:p>ketoo/NoahGameFrame</text:p>
          </table:table-cell>
        </table:table-row>
        <table:table-row table:style-name="ro1">
          <table:table-cell office:value-type="float" office:value="9695785" calcext:value-type="float">
            <text:p>9695785</text:p>
          </table:table-cell>
          <table:table-cell office:value-type="string" calcext:value-type="string">
            <text:p>https://api.github.com/repos/Valloric/ycmd</text:p>
          </table:table-cell>
          <table:table-cell table:formula="of:=REPLACE([.B1570]; 1; 29; &quot;&quot;)" office:value-type="string" office:string-value="Valloric/ycmd" calcext:value-type="string">
            <text:p>Valloric/ycmd</text:p>
          </table:table-cell>
        </table:table-row>
        <table:table-row table:style-name="ro1">
          <table:table-cell office:value-type="float" office:value="9698022" calcext:value-type="float">
            <text:p>9698022</text:p>
          </table:table-cell>
          <table:table-cell office:value-type="string" calcext:value-type="string">
            <text:p>https://api.github.com/repos/ALPSCore/ALPSCore</text:p>
          </table:table-cell>
          <table:table-cell table:formula="of:=REPLACE([.B1571]; 1; 29; &quot;&quot;)" office:value-type="string" office:string-value="ALPSCore/ALPSCore" calcext:value-type="string">
            <text:p>ALPSCore/ALPSCore</text:p>
          </table:table-cell>
        </table:table-row>
        <table:table-row table:style-name="ro1">
          <table:table-cell office:value-type="float" office:value="9703767" calcext:value-type="float">
            <text:p>9703767</text:p>
          </table:table-cell>
          <table:table-cell office:value-type="string" calcext:value-type="string">
            <text:p>https://api.github.com/repos/thewtex/Plus</text:p>
          </table:table-cell>
          <table:table-cell table:formula="of:=REPLACE([.B1572]; 1; 29; &quot;&quot;)" office:value-type="string" office:string-value="thewtex/Plus" calcext:value-type="string">
            <text:p>thewtex/Plus</text:p>
          </table:table-cell>
        </table:table-row>
        <table:table-row table:style-name="ro1">
          <table:table-cell office:value-type="float" office:value="9713847" calcext:value-type="float">
            <text:p>9713847</text:p>
          </table:table-cell>
          <table:table-cell office:value-type="string" calcext:value-type="string">
            <text:p>https://api.github.com/repos/knossos-project/knossos</text:p>
          </table:table-cell>
          <table:table-cell table:formula="of:=REPLACE([.B1573]; 1; 29; &quot;&quot;)" office:value-type="string" office:string-value="knossos-project/knossos" calcext:value-type="string">
            <text:p>knossos-project/knossos</text:p>
          </table:table-cell>
        </table:table-row>
        <table:table-row table:style-name="ro1">
          <table:table-cell office:value-type="float" office:value="9720998" calcext:value-type="float">
            <text:p>9720998</text:p>
          </table:table-cell>
          <table:table-cell office:value-type="string" calcext:value-type="string">
            <text:p>https://api.github.com/repos/luisenp/mdp-lib</text:p>
          </table:table-cell>
          <table:table-cell table:formula="of:=REPLACE([.B1574]; 1; 29; &quot;&quot;)" office:value-type="string" office:string-value="luisenp/mdp-lib" calcext:value-type="string">
            <text:p>luisenp/mdp-lib</text:p>
          </table:table-cell>
        </table:table-row>
        <table:table-row table:style-name="ro1">
          <table:table-cell office:value-type="float" office:value="9731828" calcext:value-type="float">
            <text:p>9731828</text:p>
          </table:table-cell>
          <table:table-cell office:value-type="string" calcext:value-type="string">
            <text:p>https://api.github.com/repos/joncampbell123/dosbox-x</text:p>
          </table:table-cell>
          <table:table-cell table:formula="of:=REPLACE([.B1575]; 1; 29; &quot;&quot;)" office:value-type="string" office:string-value="joncampbell123/dosbox-x" calcext:value-type="string">
            <text:p>joncampbell123/dosbox-x</text:p>
          </table:table-cell>
        </table:table-row>
        <table:table-row table:style-name="ro1">
          <table:table-cell office:value-type="float" office:value="9733533" calcext:value-type="float">
            <text:p>9733533</text:p>
          </table:table-cell>
          <table:table-cell office:value-type="string" calcext:value-type="string">
            <text:p>https://api.github.com/repos/trapexit/mergerfs</text:p>
          </table:table-cell>
          <table:table-cell table:formula="of:=REPLACE([.B1576]; 1; 29; &quot;&quot;)" office:value-type="string" office:string-value="trapexit/mergerfs" calcext:value-type="string">
            <text:p>trapexit/mergerfs</text:p>
          </table:table-cell>
        </table:table-row>
        <table:table-row table:style-name="ro1">
          <table:table-cell office:value-type="float" office:value="9738907" calcext:value-type="float">
            <text:p>9738907</text:p>
          </table:table-cell>
          <table:table-cell office:value-type="string" calcext:value-type="string">
            <text:p>https://api.github.com/repos/adolby/Kryvos</text:p>
          </table:table-cell>
          <table:table-cell table:formula="of:=REPLACE([.B1577]; 1; 29; &quot;&quot;)" office:value-type="string" office:string-value="adolby/Kryvos" calcext:value-type="string">
            <text:p>adolby/Kryvos</text:p>
          </table:table-cell>
        </table:table-row>
        <table:table-row table:style-name="ro1">
          <table:table-cell office:value-type="float" office:value="9747685" calcext:value-type="float">
            <text:p>9747685</text:p>
          </table:table-cell>
          <table:table-cell office:value-type="string" calcext:value-type="string">
            <text:p>https://api.github.com/repos/igfuw/libcloudphxx</text:p>
          </table:table-cell>
          <table:table-cell table:formula="of:=REPLACE([.B1578]; 1; 29; &quot;&quot;)" office:value-type="string" office:string-value="igfuw/libcloudphxx" calcext:value-type="string">
            <text:p>igfuw/libcloudphxx</text:p>
          </table:table-cell>
        </table:table-row>
        <table:table-row table:style-name="ro1">
          <table:table-cell office:value-type="float" office:value="9749637" calcext:value-type="float">
            <text:p>9749637</text:p>
          </table:table-cell>
          <table:table-cell office:value-type="string" calcext:value-type="string">
            <text:p>https://api.github.com/repos/m-a-d-n-e-s-s/madness</text:p>
          </table:table-cell>
          <table:table-cell table:formula="of:=REPLACE([.B1579]; 1; 29; &quot;&quot;)" office:value-type="string" office:string-value="m-a-d-n-e-s-s/madness" calcext:value-type="string">
            <text:p>m-a-d-n-e-s-s/madness</text:p>
          </table:table-cell>
        </table:table-row>
        <table:table-row table:style-name="ro1">
          <table:table-cell office:value-type="float" office:value="9750680" calcext:value-type="float">
            <text:p>9750680</text:p>
          </table:table-cell>
          <table:table-cell office:value-type="string" calcext:value-type="string">
            <text:p>https://api.github.com/repos/libavg/libavg</text:p>
          </table:table-cell>
          <table:table-cell table:formula="of:=REPLACE([.B1580]; 1; 29; &quot;&quot;)" office:value-type="string" office:string-value="libavg/libavg" calcext:value-type="string">
            <text:p>libavg/libavg</text:p>
          </table:table-cell>
        </table:table-row>
        <table:table-row table:style-name="ro1">
          <table:table-cell office:value-type="float" office:value="9752788" calcext:value-type="float">
            <text:p>9752788</text:p>
          </table:table-cell>
          <table:table-cell office:value-type="string" calcext:value-type="string">
            <text:p>https://api.github.com/repos/google/certificate-transparency</text:p>
          </table:table-cell>
          <table:table-cell table:formula="of:=REPLACE([.B1581]; 1; 29; &quot;&quot;)" office:value-type="string" office:string-value="google/certificate-transparency" calcext:value-type="string">
            <text:p>google/certificate-transparency</text:p>
          </table:table-cell>
        </table:table-row>
        <table:table-row table:style-name="ro1">
          <table:table-cell office:value-type="float" office:value="9753158" calcext:value-type="float">
            <text:p>9753158</text:p>
          </table:table-cell>
          <table:table-cell office:value-type="string" calcext:value-type="string">
            <text:p>https://api.github.com/repos/SuperV1234/Experiments</text:p>
          </table:table-cell>
          <table:table-cell table:formula="of:=REPLACE([.B1582]; 1; 29; &quot;&quot;)" office:value-type="string" office:string-value="SuperV1234/Experiments" calcext:value-type="string">
            <text:p>SuperV1234/Experiments</text:p>
          </table:table-cell>
        </table:table-row>
        <table:table-row table:style-name="ro1">
          <table:table-cell office:value-type="float" office:value="9754955" calcext:value-type="float">
            <text:p>9754955</text:p>
          </table:table-cell>
          <table:table-cell office:value-type="string" calcext:value-type="string">
            <text:p>https://api.github.com/repos/ompl/ompl</text:p>
          </table:table-cell>
          <table:table-cell table:formula="of:=REPLACE([.B1583]; 1; 29; &quot;&quot;)" office:value-type="string" office:string-value="ompl/ompl" calcext:value-type="string">
            <text:p>ompl/ompl</text:p>
          </table:table-cell>
        </table:table-row>
        <table:table-row table:style-name="ro1">
          <table:table-cell office:value-type="float" office:value="9755949" calcext:value-type="float">
            <text:p>9755949</text:p>
          </table:table-cell>
          <table:table-cell office:value-type="string" calcext:value-type="string">
            <text:p>https://api.github.com/repos/Mooophy/CLRS</text:p>
          </table:table-cell>
          <table:table-cell table:formula="of:=REPLACE([.B1584]; 1; 29; &quot;&quot;)" office:value-type="string" office:string-value="Mooophy/CLRS" calcext:value-type="string">
            <text:p>Mooophy/CLRS</text:p>
          </table:table-cell>
        </table:table-row>
        <table:table-row table:style-name="ro1">
          <table:table-cell office:value-type="float" office:value="9763596" calcext:value-type="float">
            <text:p>9763596</text:p>
          </table:table-cell>
          <table:table-cell office:value-type="string" calcext:value-type="string">
            <text:p>https://api.github.com/repos/pothosware/pothos-gui</text:p>
          </table:table-cell>
          <table:table-cell table:formula="of:=REPLACE([.B1585]; 1; 29; &quot;&quot;)" office:value-type="string" office:string-value="pothosware/pothos-gui" calcext:value-type="string">
            <text:p>pothosware/pothos-gui</text:p>
          </table:table-cell>
        </table:table-row>
        <table:table-row table:style-name="ro1">
          <table:table-cell office:value-type="float" office:value="9765239" calcext:value-type="float">
            <text:p>9765239</text:p>
          </table:table-cell>
          <table:table-cell office:value-type="string" calcext:value-type="string">
            <text:p>https://api.github.com/repos/pothosware/pothos</text:p>
          </table:table-cell>
          <table:table-cell table:formula="of:=REPLACE([.B1586]; 1; 29; &quot;&quot;)" office:value-type="string" office:string-value="pothosware/pothos" calcext:value-type="string">
            <text:p>pothosware/pothos</text:p>
          </table:table-cell>
        </table:table-row>
        <table:table-row table:style-name="ro1">
          <table:table-cell office:value-type="float" office:value="9766644" calcext:value-type="float">
            <text:p>9766644</text:p>
          </table:table-cell>
          <table:table-cell office:value-type="string" calcext:value-type="string">
            <text:p>https://api.github.com/repos/Mooophy/Cpp-Primer</text:p>
          </table:table-cell>
          <table:table-cell table:formula="of:=REPLACE([.B1587]; 1; 29; &quot;&quot;)" office:value-type="string" office:string-value="Mooophy/Cpp-Primer" calcext:value-type="string">
            <text:p>Mooophy/Cpp-Primer</text:p>
          </table:table-cell>
        </table:table-row>
        <table:table-row table:style-name="ro1">
          <table:table-cell office:value-type="float" office:value="9775835" calcext:value-type="float">
            <text:p>9775835</text:p>
          </table:table-cell>
          <table:table-cell office:value-type="string" calcext:value-type="string">
            <text:p>https://api.github.com/repos/fwdcp/StatusSpec</text:p>
          </table:table-cell>
          <table:table-cell table:formula="of:=REPLACE([.B1588]; 1; 29; &quot;&quot;)" office:value-type="string" office:string-value="fwdcp/StatusSpec" calcext:value-type="string">
            <text:p>fwdcp/StatusSpec</text:p>
          </table:table-cell>
        </table:table-row>
        <table:table-row table:style-name="ro1">
          <table:table-cell office:value-type="float" office:value="9783247" calcext:value-type="float">
            <text:p>9783247</text:p>
          </table:table-cell>
          <table:table-cell office:value-type="string" calcext:value-type="string">
            <text:p>https://api.github.com/repos/stevschmid/track-o-bot</text:p>
          </table:table-cell>
          <table:table-cell table:formula="of:=REPLACE([.B1589]; 1; 29; &quot;&quot;)" office:value-type="string" office:string-value="stevschmid/track-o-bot" calcext:value-type="string">
            <text:p>stevschmid/track-o-bot</text:p>
          </table:table-cell>
        </table:table-row>
        <table:table-row table:style-name="ro1">
          <table:table-cell office:value-type="float" office:value="9788759" calcext:value-type="float">
            <text:p>9788759</text:p>
          </table:table-cell>
          <table:table-cell office:value-type="string" calcext:value-type="string">
            <text:p>https://api.github.com/repos/boostorg/hana</text:p>
          </table:table-cell>
          <table:table-cell table:formula="of:=REPLACE([.B1590]; 1; 29; &quot;&quot;)" office:value-type="string" office:string-value="boostorg/hana" calcext:value-type="string">
            <text:p>boostorg/hana</text:p>
          </table:table-cell>
        </table:table-row>
        <table:table-row table:style-name="ro1">
          <table:table-cell office:value-type="float" office:value="9790453" calcext:value-type="float">
            <text:p>9790453</text:p>
          </table:table-cell>
          <table:table-cell office:value-type="string" calcext:value-type="string">
            <text:p>https://api.github.com/repos/9miao/CrossApp</text:p>
          </table:table-cell>
          <table:table-cell table:formula="of:=REPLACE([.B1591]; 1; 29; &quot;&quot;)" office:value-type="string" office:string-value="9miao/CrossApp" calcext:value-type="string">
            <text:p>9miao/CrossApp</text:p>
          </table:table-cell>
        </table:table-row>
        <table:table-row table:style-name="ro1">
          <table:table-cell office:value-type="float" office:value="9790858" calcext:value-type="float">
            <text:p>9790858</text:p>
          </table:table-cell>
          <table:table-cell office:value-type="string" calcext:value-type="string">
            <text:p>https://api.github.com/repos/Parallel-in-Time/PFASST</text:p>
          </table:table-cell>
          <table:table-cell table:formula="of:=REPLACE([.B1592]; 1; 29; &quot;&quot;)" office:value-type="string" office:string-value="Parallel-in-Time/PFASST" calcext:value-type="string">
            <text:p>Parallel-in-Time/PFASST</text:p>
          </table:table-cell>
        </table:table-row>
        <table:table-row table:style-name="ro1">
          <table:table-cell office:value-type="float" office:value="9806123" calcext:value-type="float">
            <text:p>9806123</text:p>
          </table:table-cell>
          <table:table-cell office:value-type="string" calcext:value-type="string">
            <text:p>https://api.github.com/repos/cburschka/lyx</text:p>
          </table:table-cell>
          <table:table-cell table:formula="of:=REPLACE([.B1593]; 1; 29; &quot;&quot;)" office:value-type="string" office:string-value="cburschka/lyx" calcext:value-type="string">
            <text:p>cburschka/lyx</text:p>
          </table:table-cell>
        </table:table-row>
        <table:table-row table:style-name="ro1">
          <table:table-cell office:value-type="float" office:value="9815182" calcext:value-type="float">
            <text:p>9815182</text:p>
          </table:table-cell>
          <table:table-cell office:value-type="string" calcext:value-type="string">
            <text:p>https://api.github.com/repos/jubatus/jubatus_core</text:p>
          </table:table-cell>
          <table:table-cell table:formula="of:=REPLACE([.B1594]; 1; 29; &quot;&quot;)" office:value-type="string" office:string-value="jubatus/jubatus_core" calcext:value-type="string">
            <text:p>jubatus/jubatus_core</text:p>
          </table:table-cell>
        </table:table-row>
        <table:table-row table:style-name="ro1">
          <table:table-cell office:value-type="float" office:value="9820092" calcext:value-type="float">
            <text:p>9820092</text:p>
          </table:table-cell>
          <table:table-cell office:value-type="string" calcext:value-type="string">
            <text:p>https://api.github.com/repos/MariaDB/server</text:p>
          </table:table-cell>
          <table:table-cell table:formula="of:=REPLACE([.B1595]; 1; 29; &quot;&quot;)" office:value-type="string" office:string-value="MariaDB/server" calcext:value-type="string">
            <text:p>MariaDB/server</text:p>
          </table:table-cell>
        </table:table-row>
        <table:table-row table:style-name="ro1">
          <table:table-cell office:value-type="float" office:value="9820543" calcext:value-type="float">
            <text:p>9820543</text:p>
          </table:table-cell>
          <table:table-cell office:value-type="string" calcext:value-type="string">
            <text:p>https://api.github.com/repos/lachlanorr/gaen</text:p>
          </table:table-cell>
          <table:table-cell table:formula="of:=REPLACE([.B1596]; 1; 29; &quot;&quot;)" office:value-type="string" office:string-value="lachlanorr/gaen" calcext:value-type="string">
            <text:p>lachlanorr/gaen</text:p>
          </table:table-cell>
        </table:table-row>
        <table:table-row table:style-name="ro1">
          <table:table-cell office:value-type="float" office:value="9832400" calcext:value-type="float">
            <text:p>9832400</text:p>
          </table:table-cell>
          <table:table-cell office:value-type="string" calcext:value-type="string">
            <text:p>https://api.github.com/repos/robocomp/robocomp-robolab</text:p>
          </table:table-cell>
          <table:table-cell table:formula="of:=REPLACE([.B1597]; 1; 29; &quot;&quot;)" office:value-type="string" office:string-value="robocomp/robocomp-robolab" calcext:value-type="string">
            <text:p>robocomp/robocomp-robolab</text:p>
          </table:table-cell>
        </table:table-row>
        <table:table-row table:style-name="ro1">
          <table:table-cell office:value-type="float" office:value="9838682" calcext:value-type="float">
            <text:p>9838682</text:p>
          </table:table-cell>
          <table:table-cell office:value-type="string" calcext:value-type="string">
            <text:p>https://api.github.com/repos/nickgillian/grt</text:p>
          </table:table-cell>
          <table:table-cell table:formula="of:=REPLACE([.B1598]; 1; 29; &quot;&quot;)" office:value-type="string" office:string-value="nickgillian/grt" calcext:value-type="string">
            <text:p>nickgillian/grt</text:p>
          </table:table-cell>
        </table:table-row>
        <table:table-row table:style-name="ro1">
          <table:table-cell office:value-type="float" office:value="9838759" calcext:value-type="float">
            <text:p>9838759</text:p>
          </table:table-cell>
          <table:table-cell office:value-type="string" calcext:value-type="string">
            <text:p>https://api.github.com/repos/SVMP/webrtc</text:p>
          </table:table-cell>
          <table:table-cell table:formula="of:=REPLACE([.B1599]; 1; 29; &quot;&quot;)" office:value-type="string" office:string-value="SVMP/webrtc" calcext:value-type="string">
            <text:p>SVMP/webrtc</text:p>
          </table:table-cell>
        </table:table-row>
        <table:table-row table:style-name="ro1">
          <table:table-cell office:value-type="float" office:value="9839060" calcext:value-type="float">
            <text:p>9839060</text:p>
          </table:table-cell>
          <table:table-cell office:value-type="string" calcext:value-type="string">
            <text:p>https://api.github.com/repos/robocomp/robocomp-ursus</text:p>
          </table:table-cell>
          <table:table-cell table:formula="of:=REPLACE([.B1600]; 1; 29; &quot;&quot;)" office:value-type="string" office:string-value="robocomp/robocomp-ursus" calcext:value-type="string">
            <text:p>robocomp/robocomp-ursus</text:p>
          </table:table-cell>
        </table:table-row>
        <table:table-row table:style-name="ro1">
          <table:table-cell office:value-type="float" office:value="9840522" calcext:value-type="float">
            <text:p>9840522</text:p>
          </table:table-cell>
          <table:table-cell office:value-type="string" calcext:value-type="string">
            <text:p>https://api.github.com/repos/nathanielherman/sto</text:p>
          </table:table-cell>
          <table:table-cell table:formula="of:=REPLACE([.B1601]; 1; 29; &quot;&quot;)" office:value-type="string" office:string-value="nathanielherman/sto" calcext:value-type="string">
            <text:p>nathanielherman/sto</text:p>
          </table:table-cell>
        </table:table-row>
        <table:table-row table:style-name="ro1">
          <table:table-cell office:value-type="float" office:value="9844586" calcext:value-type="float">
            <text:p>9844586</text:p>
          </table:table-cell>
          <table:table-cell office:value-type="string" calcext:value-type="string">
            <text:p>https://api.github.com/repos/KitwareMedical/TubeTK</text:p>
          </table:table-cell>
          <table:table-cell table:formula="of:=REPLACE([.B1602]; 1; 29; &quot;&quot;)" office:value-type="string" office:string-value="KitwareMedical/TubeTK" calcext:value-type="string">
            <text:p>KitwareMedical/TubeTK</text:p>
          </table:table-cell>
        </table:table-row>
        <table:table-row table:style-name="ro1">
          <table:table-cell office:value-type="float" office:value="9861292" calcext:value-type="float">
            <text:p>9861292</text:p>
          </table:table-cell>
          <table:table-cell office:value-type="string" calcext:value-type="string">
            <text:p>https://api.github.com/repos/equalsraf/neovim-qt</text:p>
          </table:table-cell>
          <table:table-cell table:formula="of:=REPLACE([.B1603]; 1; 29; &quot;&quot;)" office:value-type="string" office:string-value="equalsraf/neovim-qt" calcext:value-type="string">
            <text:p>equalsraf/neovim-qt</text:p>
          </table:table-cell>
        </table:table-row>
        <table:table-row table:style-name="ro1">
          <table:table-cell office:value-type="float" office:value="9871874" calcext:value-type="float">
            <text:p>9871874</text:p>
          </table:table-cell>
          <table:table-cell office:value-type="string" calcext:value-type="string">
            <text:p>https://api.github.com/repos/contactless/wb-homa-drivers</text:p>
          </table:table-cell>
          <table:table-cell table:formula="of:=REPLACE([.B1604]; 1; 29; &quot;&quot;)" office:value-type="string" office:string-value="contactless/wb-homa-drivers" calcext:value-type="string">
            <text:p>contactless/wb-homa-drivers</text:p>
          </table:table-cell>
        </table:table-row>
        <table:table-row table:style-name="ro1">
          <table:table-cell office:value-type="float" office:value="9875511" calcext:value-type="float">
            <text:p>9875511</text:p>
          </table:table-cell>
          <table:table-cell office:value-type="string" calcext:value-type="string">
            <text:p>https://api.github.com/repos/kflog-project/Cumulus</text:p>
          </table:table-cell>
          <table:table-cell table:formula="of:=REPLACE([.B1605]; 1; 29; &quot;&quot;)" office:value-type="string" office:string-value="kflog-project/Cumulus" calcext:value-type="string">
            <text:p>kflog-project/Cumulus</text:p>
          </table:table-cell>
        </table:table-row>
        <table:table-row table:style-name="ro1">
          <table:table-cell office:value-type="float" office:value="9886272" calcext:value-type="float">
            <text:p>9886272</text:p>
          </table:table-cell>
          <table:table-cell office:value-type="string" calcext:value-type="string">
            <text:p>https://api.github.com/repos/madeso/euphoria</text:p>
          </table:table-cell>
          <table:table-cell table:formula="of:=REPLACE([.B1606]; 1; 29; &quot;&quot;)" office:value-type="string" office:string-value="madeso/euphoria" calcext:value-type="string">
            <text:p>madeso/euphoria</text:p>
          </table:table-cell>
        </table:table-row>
        <table:table-row table:style-name="ro1">
          <table:table-cell office:value-type="float" office:value="9888401" calcext:value-type="float">
            <text:p>9888401</text:p>
          </table:table-cell>
          <table:table-cell office:value-type="string" calcext:value-type="string">
            <text:p>https://api.github.com/repos/TyRoXx/silicium</text:p>
          </table:table-cell>
          <table:table-cell table:formula="of:=REPLACE([.B1607]; 1; 29; &quot;&quot;)" office:value-type="string" office:string-value="TyRoXx/silicium" calcext:value-type="string">
            <text:p>TyRoXx/silicium</text:p>
          </table:table-cell>
        </table:table-row>
        <table:table-row table:style-name="ro1">
          <table:table-cell office:value-type="float" office:value="9888515" calcext:value-type="float">
            <text:p>9888515</text:p>
          </table:table-cell>
          <table:table-cell office:value-type="string" calcext:value-type="string">
            <text:p>https://api.github.com/repos/sstangl/js-arm64</text:p>
          </table:table-cell>
          <table:table-cell table:formula="of:=REPLACE([.B1608]; 1; 29; &quot;&quot;)" office:value-type="string" office:string-value="sstangl/js-arm64" calcext:value-type="string">
            <text:p>sstangl/js-arm64</text:p>
          </table:table-cell>
        </table:table-row>
        <table:table-row table:style-name="ro1">
          <table:table-cell office:value-type="float" office:value="9892402" calcext:value-type="float">
            <text:p>9892402</text:p>
          </table:table-cell>
          <table:table-cell office:value-type="string" calcext:value-type="string">
            <text:p>https://api.github.com/repos/fengyu225/leetcode</text:p>
          </table:table-cell>
          <table:table-cell table:formula="of:=REPLACE([.B1609]; 1; 29; &quot;&quot;)" office:value-type="string" office:string-value="fengyu225/leetcode" calcext:value-type="string">
            <text:p>fengyu225/leetcode</text:p>
          </table:table-cell>
        </table:table-row>
        <table:table-row table:style-name="ro1">
          <table:table-cell office:value-type="float" office:value="9899553" calcext:value-type="float">
            <text:p>9899553</text:p>
          </table:table-cell>
          <table:table-cell office:value-type="string" calcext:value-type="string">
            <text:p>https://api.github.com/repos/telegramdesktop/tdesktop</text:p>
          </table:table-cell>
          <table:table-cell table:formula="of:=REPLACE([.B1610]; 1; 29; &quot;&quot;)" office:value-type="string" office:string-value="telegramdesktop/tdesktop" calcext:value-type="string">
            <text:p>telegramdesktop/tdesktop</text:p>
          </table:table-cell>
        </table:table-row>
        <table:table-row table:style-name="ro1">
          <table:table-cell office:value-type="float" office:value="9907804" calcext:value-type="float">
            <text:p>9907804</text:p>
          </table:table-cell>
          <table:table-cell office:value-type="string" calcext:value-type="string">
            <text:p>https://api.github.com/repos/starviewer-medical/starviewer</text:p>
          </table:table-cell>
          <table:table-cell table:formula="of:=REPLACE([.B1611]; 1; 29; &quot;&quot;)" office:value-type="string" office:string-value="starviewer-medical/starviewer" calcext:value-type="string">
            <text:p>starviewer-medical/starviewer</text:p>
          </table:table-cell>
        </table:table-row>
        <table:table-row table:style-name="ro1">
          <table:table-cell office:value-type="float" office:value="9930269" calcext:value-type="float">
            <text:p>9930269</text:p>
          </table:table-cell>
          <table:table-cell office:value-type="string" calcext:value-type="string">
            <text:p>https://api.github.com/repos/ariccio/altWinDirStat</text:p>
          </table:table-cell>
          <table:table-cell table:formula="of:=REPLACE([.B1612]; 1; 29; &quot;&quot;)" office:value-type="string" office:string-value="ariccio/altWinDirStat" calcext:value-type="string">
            <text:p>ariccio/altWinDirStat</text:p>
          </table:table-cell>
        </table:table-row>
        <table:table-row table:style-name="ro1">
          <table:table-cell office:value-type="float" office:value="9931292" calcext:value-type="float">
            <text:p>9931292</text:p>
          </table:table-cell>
          <table:table-cell office:value-type="string" calcext:value-type="string">
            <text:p>https://api.github.com/repos/zardoru/raindrop</text:p>
          </table:table-cell>
          <table:table-cell table:formula="of:=REPLACE([.B1613]; 1; 29; &quot;&quot;)" office:value-type="string" office:string-value="zardoru/raindrop" calcext:value-type="string">
            <text:p>zardoru/raindrop</text:p>
          </table:table-cell>
        </table:table-row>
        <table:table-row table:style-name="ro1">
          <table:table-cell office:value-type="float" office:value="9945870" calcext:value-type="float">
            <text:p>9945870</text:p>
          </table:table-cell>
          <table:table-cell office:value-type="string" calcext:value-type="string">
            <text:p>https://api.github.com/repos/Homegear/Homegear</text:p>
          </table:table-cell>
          <table:table-cell table:formula="of:=REPLACE([.B1614]; 1; 29; &quot;&quot;)" office:value-type="string" office:string-value="Homegear/Homegear" calcext:value-type="string">
            <text:p>Homegear/Homegear</text:p>
          </table:table-cell>
        </table:table-row>
        <table:table-row table:style-name="ro1">
          <table:table-cell office:value-type="float" office:value="9958606" calcext:value-type="float">
            <text:p>9958606</text:p>
          </table:table-cell>
          <table:table-cell office:value-type="string" calcext:value-type="string">
            <text:p>https://api.github.com/repos/phacility/libphutil</text:p>
          </table:table-cell>
          <table:table-cell table:formula="of:=REPLACE([.B1615]; 1; 29; &quot;&quot;)" office:value-type="string" office:string-value="phacility/libphutil" calcext:value-type="string">
            <text:p>phacility/libphutil</text:p>
          </table:table-cell>
        </table:table-row>
        <table:table-row table:style-name="ro1">
          <table:table-cell office:value-type="float" office:value="9958789" calcext:value-type="float">
            <text:p>9958789</text:p>
          </table:table-cell>
          <table:table-cell office:value-type="string" calcext:value-type="string">
            <text:p>https://api.github.com/repos/majojoe/egCAS</text:p>
          </table:table-cell>
          <table:table-cell table:formula="of:=REPLACE([.B1616]; 1; 29; &quot;&quot;)" office:value-type="string" office:string-value="majojoe/egCAS" calcext:value-type="string">
            <text:p>majojoe/egCAS</text:p>
          </table:table-cell>
        </table:table-row>
        <table:table-row table:style-name="ro1">
          <table:table-cell office:value-type="float" office:value="9961002" calcext:value-type="float">
            <text:p>9961002</text:p>
          </table:table-cell>
          <table:table-cell office:value-type="string" calcext:value-type="string">
            <text:p>https://api.github.com/repos/runtimejs/runtime</text:p>
          </table:table-cell>
          <table:table-cell table:formula="of:=REPLACE([.B1617]; 1; 29; &quot;&quot;)" office:value-type="string" office:string-value="runtimejs/runtime" calcext:value-type="string">
            <text:p>runtimejs/runtime</text:p>
          </table:table-cell>
        </table:table-row>
        <table:table-row table:style-name="ro1">
          <table:table-cell office:value-type="float" office:value="9964679" calcext:value-type="float">
            <text:p>9964679</text:p>
          </table:table-cell>
          <table:table-cell office:value-type="string" calcext:value-type="string">
            <text:p>https://api.github.com/repos/kulseran/FISHY</text:p>
          </table:table-cell>
          <table:table-cell table:formula="of:=REPLACE([.B1618]; 1; 29; &quot;&quot;)" office:value-type="string" office:string-value="kulseran/FISHY" calcext:value-type="string">
            <text:p>kulseran/FISHY</text:p>
          </table:table-cell>
        </table:table-row>
        <table:table-row table:style-name="ro1">
          <table:table-cell office:value-type="float" office:value="9976938" calcext:value-type="float">
            <text:p>9976938</text:p>
          </table:table-cell>
          <table:table-cell office:value-type="string" calcext:value-type="string">
            <text:p>https://api.github.com/repos/Xuanwo/OJ</text:p>
          </table:table-cell>
          <table:table-cell table:formula="of:=REPLACE([.B1619]; 1; 29; &quot;&quot;)" office:value-type="string" office:string-value="Xuanwo/OJ" calcext:value-type="string">
            <text:p>Xuanwo/OJ</text:p>
          </table:table-cell>
        </table:table-row>
        <table:table-row table:style-name="ro1">
          <table:table-cell office:value-type="float" office:value="9987254" calcext:value-type="float">
            <text:p>9987254</text:p>
          </table:table-cell>
          <table:table-cell office:value-type="string" calcext:value-type="string">
            <text:p>https://api.github.com/repos/akumuli/Akumuli</text:p>
          </table:table-cell>
          <table:table-cell table:formula="of:=REPLACE([.B1620]; 1; 29; &quot;&quot;)" office:value-type="string" office:string-value="akumuli/Akumuli" calcext:value-type="string">
            <text:p>akumuli/Akumuli</text:p>
          </table:table-cell>
        </table:table-row>
        <table:table-row table:style-name="ro1">
          <table:table-cell office:value-type="float" office:value="9994549" calcext:value-type="float">
            <text:p>9994549</text:p>
          </table:table-cell>
          <table:table-cell office:value-type="string" calcext:value-type="string">
            <text:p>https://api.github.com/repos/boris-r-v/ksa</text:p>
          </table:table-cell>
          <table:table-cell table:formula="of:=REPLACE([.B1621]; 1; 29; &quot;&quot;)" office:value-type="string" office:string-value="boris-r-v/ksa" calcext:value-type="string">
            <text:p>boris-r-v/ksa</text:p>
          </table:table-cell>
        </table:table-row>
        <table:table-row table:style-name="ro1">
          <table:table-cell office:value-type="float" office:value="9999667" calcext:value-type="float">
            <text:p>9999667</text:p>
          </table:table-cell>
          <table:table-cell office:value-type="string" calcext:value-type="string">
            <text:p>https://api.github.com/repos/eigendreams/workspace</text:p>
          </table:table-cell>
          <table:table-cell table:formula="of:=REPLACE([.B1622]; 1; 29; &quot;&quot;)" office:value-type="string" office:string-value="eigendreams/workspace" calcext:value-type="string">
            <text:p>eigendreams/workspace</text:p>
          </table:table-cell>
        </table:table-row>
        <table:table-row table:style-name="ro1">
          <table:table-cell office:value-type="float" office:value="10007717" calcext:value-type="float">
            <text:p>10007717</text:p>
          </table:table-cell>
          <table:table-cell office:value-type="string" calcext:value-type="string">
            <text:p>https://api.github.com/repos/Kitware/maptk</text:p>
          </table:table-cell>
          <table:table-cell table:formula="of:=REPLACE([.B1623]; 1; 29; &quot;&quot;)" office:value-type="string" office:string-value="Kitware/maptk" calcext:value-type="string">
            <text:p>Kitware/maptk</text:p>
          </table:table-cell>
        </table:table-row>
        <table:table-row table:style-name="ro1">
          <table:table-cell office:value-type="float" office:value="10008654" calcext:value-type="float">
            <text:p>10008654</text:p>
          </table:table-cell>
          <table:table-cell office:value-type="string" calcext:value-type="string">
            <text:p>https://api.github.com/repos/FeMTTU/femus</text:p>
          </table:table-cell>
          <table:table-cell table:formula="of:=REPLACE([.B1624]; 1; 29; &quot;&quot;)" office:value-type="string" office:string-value="FeMTTU/femus" calcext:value-type="string">
            <text:p>FeMTTU/femus</text:p>
          </table:table-cell>
        </table:table-row>
        <table:table-row table:style-name="ro1">
          <table:table-cell office:value-type="float" office:value="10018087" calcext:value-type="float">
            <text:p>10018087</text:p>
          </table:table-cell>
          <table:table-cell office:value-type="string" calcext:value-type="string">
            <text:p>https://api.github.com/repos/klee/klee</text:p>
          </table:table-cell>
          <table:table-cell table:formula="of:=REPLACE([.B1625]; 1; 29; &quot;&quot;)" office:value-type="string" office:string-value="klee/klee" calcext:value-type="string">
            <text:p>klee/klee</text:p>
          </table:table-cell>
        </table:table-row>
        <table:table-row table:style-name="ro1">
          <table:table-cell office:value-type="float" office:value="10021214" calcext:value-type="float">
            <text:p>10021214</text:p>
          </table:table-cell>
          <table:table-cell office:value-type="string" calcext:value-type="string">
            <text:p>https://api.github.com/repos/wilseypa/warped2</text:p>
          </table:table-cell>
          <table:table-cell table:formula="of:=REPLACE([.B1626]; 1; 29; &quot;&quot;)" office:value-type="string" office:string-value="wilseypa/warped2" calcext:value-type="string">
            <text:p>wilseypa/warped2</text:p>
          </table:table-cell>
        </table:table-row>
        <table:table-row table:style-name="ro1">
          <table:table-cell office:value-type="float" office:value="10039226" calcext:value-type="float">
            <text:p>10039226</text:p>
          </table:table-cell>
          <table:table-cell office:value-type="string" calcext:value-type="string">
            <text:p>https://api.github.com/repos/mapbox/mapbox-gl-native</text:p>
          </table:table-cell>
          <table:table-cell table:formula="of:=REPLACE([.B1627]; 1; 29; &quot;&quot;)" office:value-type="string" office:string-value="mapbox/mapbox-gl-native" calcext:value-type="string">
            <text:p>mapbox/mapbox-gl-native</text:p>
          </table:table-cell>
        </table:table-row>
        <table:table-row table:style-name="ro1">
          <table:table-cell office:value-type="float" office:value="10054037" calcext:value-type="float">
            <text:p>10054037</text:p>
          </table:table-cell>
          <table:table-cell office:value-type="string" calcext:value-type="string">
            <text:p>https://api.github.com/repos/CarbonROM/android_frameworks_av</text:p>
          </table:table-cell>
          <table:table-cell table:formula="of:=REPLACE([.B1628]; 1; 29; &quot;&quot;)" office:value-type="string" office:string-value="CarbonROM/android_frameworks_av" calcext:value-type="string">
            <text:p>CarbonROM/android_frameworks_av</text:p>
          </table:table-cell>
        </table:table-row>
        <table:table-row table:style-name="ro1">
          <table:table-cell office:value-type="float" office:value="10055425" calcext:value-type="float">
            <text:p>10055425</text:p>
          </table:table-cell>
          <table:table-cell office:value-type="string" calcext:value-type="string">
            <text:p>https://api.github.com/repos/GPUSPH/gpusph</text:p>
          </table:table-cell>
          <table:table-cell table:formula="of:=REPLACE([.B1629]; 1; 29; &quot;&quot;)" office:value-type="string" office:string-value="GPUSPH/gpusph" calcext:value-type="string">
            <text:p>GPUSPH/gpusph</text:p>
          </table:table-cell>
        </table:table-row>
        <table:table-row table:style-name="ro1">
          <table:table-cell office:value-type="float" office:value="10073257" calcext:value-type="float">
            <text:p>10073257</text:p>
          </table:table-cell>
          <table:table-cell office:value-type="string" calcext:value-type="string">
            <text:p>https://api.github.com/repos/calamares/calamares</text:p>
          </table:table-cell>
          <table:table-cell table:formula="of:=REPLACE([.B1630]; 1; 29; &quot;&quot;)" office:value-type="string" office:string-value="calamares/calamares" calcext:value-type="string">
            <text:p>calamares/calamares</text:p>
          </table:table-cell>
        </table:table-row>
        <table:table-row table:style-name="ro1">
          <table:table-cell office:value-type="float" office:value="10073387" calcext:value-type="float">
            <text:p>10073387</text:p>
          </table:table-cell>
          <table:table-cell office:value-type="string" calcext:value-type="string">
            <text:p>https://api.github.com/repos/scrm/scrm</text:p>
          </table:table-cell>
          <table:table-cell table:formula="of:=REPLACE([.B1631]; 1; 29; &quot;&quot;)" office:value-type="string" office:string-value="scrm/scrm" calcext:value-type="string">
            <text:p>scrm/scrm</text:p>
          </table:table-cell>
        </table:table-row>
        <table:table-row table:style-name="ro1">
          <table:table-cell office:value-type="float" office:value="10073821" calcext:value-type="float">
            <text:p>10073821</text:p>
          </table:table-cell>
          <table:table-cell office:value-type="string" calcext:value-type="string">
            <text:p>https://api.github.com/repos/bilbil/enhance</text:p>
          </table:table-cell>
          <table:table-cell table:formula="of:=REPLACE([.B1632]; 1; 29; &quot;&quot;)" office:value-type="string" office:string-value="bilbil/enhance" calcext:value-type="string">
            <text:p>bilbil/enhance</text:p>
          </table:table-cell>
        </table:table-row>
        <table:table-row table:style-name="ro1">
          <table:table-cell office:value-type="float" office:value="10081054" calcext:value-type="float">
            <text:p>10081054</text:p>
          </table:table-cell>
          <table:table-cell office:value-type="string" calcext:value-type="string">
            <text:p>https://api.github.com/repos/OlehKulykov/FayeCpp</text:p>
          </table:table-cell>
          <table:table-cell table:formula="of:=REPLACE([.B1633]; 1; 29; &quot;&quot;)" office:value-type="string" office:string-value="OlehKulykov/FayeCpp" calcext:value-type="string">
            <text:p>OlehKulykov/FayeCpp</text:p>
          </table:table-cell>
        </table:table-row>
        <table:table-row table:style-name="ro1">
          <table:table-cell office:value-type="float" office:value="10081103" calcext:value-type="float">
            <text:p>10081103</text:p>
          </table:table-cell>
          <table:table-cell office:value-type="string" calcext:value-type="string">
            <text:p>https://api.github.com/repos/mtu-most/franklin</text:p>
          </table:table-cell>
          <table:table-cell table:formula="of:=REPLACE([.B1634]; 1; 29; &quot;&quot;)" office:value-type="string" office:string-value="mtu-most/franklin" calcext:value-type="string">
            <text:p>mtu-most/franklin</text:p>
          </table:table-cell>
        </table:table-row>
        <table:table-row table:style-name="ro1">
          <table:table-cell office:value-type="float" office:value="10084678" calcext:value-type="float">
            <text:p>10084678</text:p>
          </table:table-cell>
          <table:table-cell office:value-type="string" calcext:value-type="string">
            <text:p>https://api.github.com/repos/sass/libsass</text:p>
          </table:table-cell>
          <table:table-cell table:formula="of:=REPLACE([.B1635]; 1; 29; &quot;&quot;)" office:value-type="string" office:string-value="sass/libsass" calcext:value-type="string">
            <text:p>sass/libsass</text:p>
          </table:table-cell>
        </table:table-row>
        <table:table-row table:style-name="ro1">
          <table:table-cell office:value-type="float" office:value="10092708" calcext:value-type="float">
            <text:p>10092708</text:p>
          </table:table-cell>
          <table:table-cell office:value-type="string" calcext:value-type="string">
            <text:p>https://api.github.com/repos/LasseD/uva</text:p>
          </table:table-cell>
          <table:table-cell table:formula="of:=REPLACE([.B1636]; 1; 29; &quot;&quot;)" office:value-type="string" office:string-value="LasseD/uva" calcext:value-type="string">
            <text:p>LasseD/uva</text:p>
          </table:table-cell>
        </table:table-row>
        <table:table-row table:style-name="ro1">
          <table:table-cell office:value-type="float" office:value="10094396" calcext:value-type="float">
            <text:p>10094396</text:p>
          </table:table-cell>
          <table:table-cell office:value-type="string" calcext:value-type="string">
            <text:p>https://api.github.com/repos/MoonchildProductions/Pale-Moon</text:p>
          </table:table-cell>
          <table:table-cell table:formula="of:=REPLACE([.B1637]; 1; 29; &quot;&quot;)" office:value-type="string" office:string-value="MoonchildProductions/Pale-Moon" calcext:value-type="string">
            <text:p>MoonchildProductions/Pale-Moon</text:p>
          </table:table-cell>
        </table:table-row>
        <table:table-row table:style-name="ro1">
          <table:table-cell office:value-type="float" office:value="10101497" calcext:value-type="float">
            <text:p>10101497</text:p>
          </table:table-cell>
          <table:table-cell office:value-type="string" calcext:value-type="string">
            <text:p>https://api.github.com/repos/teuro/sfml-radar</text:p>
          </table:table-cell>
          <table:table-cell table:formula="of:=REPLACE([.B1638]; 1; 29; &quot;&quot;)" office:value-type="string" office:string-value="teuro/sfml-radar" calcext:value-type="string">
            <text:p>teuro/sfml-radar</text:p>
          </table:table-cell>
        </table:table-row>
        <table:table-row table:style-name="ro1">
          <table:table-cell office:value-type="float" office:value="10103500" calcext:value-type="float">
            <text:p>10103500</text:p>
          </table:table-cell>
          <table:table-cell office:value-type="string" calcext:value-type="string">
            <text:p>https://api.github.com/repos/stahta01/cb_misc</text:p>
          </table:table-cell>
          <table:table-cell table:formula="of:=REPLACE([.B1639]; 1; 29; &quot;&quot;)" office:value-type="string" office:string-value="stahta01/cb_misc" calcext:value-type="string">
            <text:p>stahta01/cb_misc</text:p>
          </table:table-cell>
        </table:table-row>
        <table:table-row table:style-name="ro1">
          <table:table-cell office:value-type="float" office:value="10114173" calcext:value-type="float">
            <text:p>10114173</text:p>
          </table:table-cell>
          <table:table-cell office:value-type="string" calcext:value-type="string">
            <text:p>https://api.github.com/repos/zonekey/zkonvif</text:p>
          </table:table-cell>
          <table:table-cell table:formula="of:=REPLACE([.B1640]; 1; 29; &quot;&quot;)" office:value-type="string" office:string-value="zonekey/zkonvif" calcext:value-type="string">
            <text:p>zonekey/zkonvif</text:p>
          </table:table-cell>
        </table:table-row>
        <table:table-row table:style-name="ro1">
          <table:table-cell office:value-type="float" office:value="10120270" calcext:value-type="float">
            <text:p>10120270</text:p>
          </table:table-cell>
          <table:table-cell office:value-type="string" calcext:value-type="string">
            <text:p>https://api.github.com/repos/lightbase/cacic-agente</text:p>
          </table:table-cell>
          <table:table-cell table:formula="of:=REPLACE([.B1641]; 1; 29; &quot;&quot;)" office:value-type="string" office:string-value="lightbase/cacic-agente" calcext:value-type="string">
            <text:p>lightbase/cacic-agente</text:p>
          </table:table-cell>
        </table:table-row>
        <table:table-row table:style-name="ro1">
          <table:table-cell office:value-type="float" office:value="10141326" calcext:value-type="float">
            <text:p>10141326</text:p>
          </table:table-cell>
          <table:table-cell office:value-type="string" calcext:value-type="string">
            <text:p>https://api.github.com/repos/raffaellod/abaclade</text:p>
          </table:table-cell>
          <table:table-cell table:formula="of:=REPLACE([.B1642]; 1; 29; &quot;&quot;)" office:value-type="string" office:string-value="raffaellod/abaclade" calcext:value-type="string">
            <text:p>raffaellod/abaclade</text:p>
          </table:table-cell>
        </table:table-row>
        <table:table-row table:style-name="ro1">
          <table:table-cell office:value-type="float" office:value="10145303" calcext:value-type="float">
            <text:p>10145303</text:p>
          </table:table-cell>
          <table:table-cell office:value-type="string" calcext:value-type="string">
            <text:p>https://api.github.com/repos/rfaulkner/databayes</text:p>
          </table:table-cell>
          <table:table-cell table:formula="of:=REPLACE([.B1643]; 1; 29; &quot;&quot;)" office:value-type="string" office:string-value="rfaulkner/databayes" calcext:value-type="string">
            <text:p>rfaulkner/databayes</text:p>
          </table:table-cell>
        </table:table-row>
        <table:table-row table:style-name="ro1">
          <table:table-cell office:value-type="float" office:value="10149585" calcext:value-type="float">
            <text:p>10149585</text:p>
          </table:table-cell>
          <table:table-cell office:value-type="string" calcext:value-type="string">
            <text:p>https://api.github.com/repos/intel-iot-devkit/upm</text:p>
          </table:table-cell>
          <table:table-cell table:formula="of:=REPLACE([.B1644]; 1; 29; &quot;&quot;)" office:value-type="string" office:string-value="intel-iot-devkit/upm" calcext:value-type="string">
            <text:p>intel-iot-devkit/upm</text:p>
          </table:table-cell>
        </table:table-row>
        <table:table-row table:style-name="ro1">
          <table:table-cell office:value-type="float" office:value="10149907" calcext:value-type="float">
            <text:p>10149907</text:p>
          </table:table-cell>
          <table:table-cell office:value-type="string" calcext:value-type="string">
            <text:p>https://api.github.com/repos/hjmjohnson/vv</text:p>
          </table:table-cell>
          <table:table-cell table:formula="of:=REPLACE([.B1645]; 1; 29; &quot;&quot;)" office:value-type="string" office:string-value="hjmjohnson/vv" calcext:value-type="string">
            <text:p>hjmjohnson/vv</text:p>
          </table:table-cell>
        </table:table-row>
        <table:table-row table:style-name="ro1">
          <table:table-cell office:value-type="float" office:value="10152164" calcext:value-type="float">
            <text:p>10152164</text:p>
          </table:table-cell>
          <table:table-cell office:value-type="string" calcext:value-type="string">
            <text:p>https://api.github.com/repos/NASA-Tensegrity-Robotics-Toolkit/NTRTsim</text:p>
          </table:table-cell>
          <table:table-cell table:formula="of:=REPLACE([.B1646]; 1; 29; &quot;&quot;)" office:value-type="string" office:string-value="NASA-Tensegrity-Robotics-Toolkit/NTRTsim" calcext:value-type="string">
            <text:p>NASA-Tensegrity-Robotics-Toolkit/NTRTsim</text:p>
          </table:table-cell>
        </table:table-row>
        <table:table-row table:style-name="ro1">
          <table:table-cell office:value-type="float" office:value="10160943" calcext:value-type="float">
            <text:p>10160943</text:p>
          </table:table-cell>
          <table:table-cell office:value-type="string" calcext:value-type="string">
            <text:p>https://api.github.com/repos/andyschwarzl/gpuNUFFT</text:p>
          </table:table-cell>
          <table:table-cell table:formula="of:=REPLACE([.B1647]; 1; 29; &quot;&quot;)" office:value-type="string" office:string-value="andyschwarzl/gpuNUFFT" calcext:value-type="string">
            <text:p>andyschwarzl/gpuNUFFT</text:p>
          </table:table-cell>
        </table:table-row>
        <table:table-row table:style-name="ro1">
          <table:table-cell office:value-type="float" office:value="10174147" calcext:value-type="float">
            <text:p>10174147</text:p>
          </table:table-cell>
          <table:table-cell office:value-type="string" calcext:value-type="string">
            <text:p>https://api.github.com/repos/mapbox/node-fontnik</text:p>
          </table:table-cell>
          <table:table-cell table:formula="of:=REPLACE([.B1648]; 1; 29; &quot;&quot;)" office:value-type="string" office:string-value="mapbox/node-fontnik" calcext:value-type="string">
            <text:p>mapbox/node-fontnik</text:p>
          </table:table-cell>
        </table:table-row>
        <table:table-row table:style-name="ro1">
          <table:table-cell office:value-type="float" office:value="10183740" calcext:value-type="float">
            <text:p>10183740</text:p>
          </table:table-cell>
          <table:table-cell office:value-type="string" calcext:value-type="string">
            <text:p>https://api.github.com/repos/guh/guh</text:p>
          </table:table-cell>
          <table:table-cell table:formula="of:=REPLACE([.B1649]; 1; 29; &quot;&quot;)" office:value-type="string" office:string-value="guh/guh" calcext:value-type="string">
            <text:p>guh/guh</text:p>
          </table:table-cell>
        </table:table-row>
        <table:table-row table:style-name="ro1">
          <table:table-cell office:value-type="float" office:value="10196195" calcext:value-type="float">
            <text:p>10196195</text:p>
          </table:table-cell>
          <table:table-cell office:value-type="string" calcext:value-type="string">
            <text:p>https://api.github.com/repos/leaningtech/cheerp-llvm</text:p>
          </table:table-cell>
          <table:table-cell table:formula="of:=REPLACE([.B1650]; 1; 29; &quot;&quot;)" office:value-type="string" office:string-value="leaningtech/cheerp-llvm" calcext:value-type="string">
            <text:p>leaningtech/cheerp-llvm</text:p>
          </table:table-cell>
        </table:table-row>
        <table:table-row table:style-name="ro1">
          <table:table-cell office:value-type="float" office:value="10197185" calcext:value-type="float">
            <text:p>10197185</text:p>
          </table:table-cell>
          <table:table-cell office:value-type="string" calcext:value-type="string">
            <text:p>https://api.github.com/repos/SCOREC/core</text:p>
          </table:table-cell>
          <table:table-cell table:formula="of:=REPLACE([.B1651]; 1; 29; &quot;&quot;)" office:value-type="string" office:string-value="SCOREC/core" calcext:value-type="string">
            <text:p>SCOREC/core</text:p>
          </table:table-cell>
        </table:table-row>
        <table:table-row table:style-name="ro1">
          <table:table-cell office:value-type="float" office:value="10203412" calcext:value-type="float">
            <text:p>10203412</text:p>
          </table:table-cell>
          <table:table-cell office:value-type="string" calcext:value-type="string">
            <text:p>https://api.github.com/repos/LoneGazebo/Community-Patch-DLL</text:p>
          </table:table-cell>
          <table:table-cell table:formula="of:=REPLACE([.B1652]; 1; 29; &quot;&quot;)" office:value-type="string" office:string-value="LoneGazebo/Community-Patch-DLL" calcext:value-type="string">
            <text:p>LoneGazebo/Community-Patch-DLL</text:p>
          </table:table-cell>
        </table:table-row>
        <table:table-row table:style-name="ro1">
          <table:table-cell office:value-type="float" office:value="10205254" calcext:value-type="float">
            <text:p>10205254</text:p>
          </table:table-cell>
          <table:table-cell office:value-type="string" calcext:value-type="string">
            <text:p>https://api.github.com/repos/lollek/Misty-Mountains</text:p>
          </table:table-cell>
          <table:table-cell table:formula="of:=REPLACE([.B1653]; 1; 29; &quot;&quot;)" office:value-type="string" office:string-value="lollek/Misty-Mountains" calcext:value-type="string">
            <text:p>lollek/Misty-Mountains</text:p>
          </table:table-cell>
        </table:table-row>
        <table:table-row table:style-name="ro1">
          <table:table-cell office:value-type="float" office:value="10210091" calcext:value-type="float">
            <text:p>10210091</text:p>
          </table:table-cell>
          <table:table-cell office:value-type="string" calcext:value-type="string">
            <text:p>https://api.github.com/repos/FTWinston/Chessmaker</text:p>
          </table:table-cell>
          <table:table-cell table:formula="of:=REPLACE([.B1654]; 1; 29; &quot;&quot;)" office:value-type="string" office:string-value="FTWinston/Chessmaker" calcext:value-type="string">
            <text:p>FTWinston/Chessmaker</text:p>
          </table:table-cell>
        </table:table-row>
        <table:table-row table:style-name="ro1">
          <table:table-cell office:value-type="float" office:value="10224575" calcext:value-type="float">
            <text:p>10224575</text:p>
          </table:table-cell>
          <table:table-cell office:value-type="string" calcext:value-type="string">
            <text:p>https://api.github.com/repos/Open-Transactions/opentxs</text:p>
          </table:table-cell>
          <table:table-cell table:formula="of:=REPLACE([.B1655]; 1; 29; &quot;&quot;)" office:value-type="string" office:string-value="Open-Transactions/opentxs" calcext:value-type="string">
            <text:p>Open-Transactions/opentxs</text:p>
          </table:table-cell>
        </table:table-row>
        <table:table-row table:style-name="ro1">
          <table:table-cell office:value-type="float" office:value="10226575" calcext:value-type="float">
            <text:p>10226575</text:p>
          </table:table-cell>
          <table:table-cell office:value-type="string" calcext:value-type="string">
            <text:p>https://api.github.com/repos/opendaylight/opflex</text:p>
          </table:table-cell>
          <table:table-cell table:formula="of:=REPLACE([.B1656]; 1; 29; &quot;&quot;)" office:value-type="string" office:string-value="opendaylight/opflex" calcext:value-type="string">
            <text:p>opendaylight/opflex</text:p>
          </table:table-cell>
        </table:table-row>
        <table:table-row table:style-name="ro1">
          <table:table-cell office:value-type="float" office:value="10237904" calcext:value-type="float">
            <text:p>10237904</text:p>
          </table:table-cell>
          <table:table-cell office:value-type="string" calcext:value-type="string">
            <text:p>https://api.github.com/repos/tekezo/Karabiner</text:p>
          </table:table-cell>
          <table:table-cell table:formula="of:=REPLACE([.B1657]; 1; 29; &quot;&quot;)" office:value-type="string" office:string-value="tekezo/Karabiner" calcext:value-type="string">
            <text:p>tekezo/Karabiner</text:p>
          </table:table-cell>
        </table:table-row>
        <table:table-row table:style-name="ro1">
          <table:table-cell office:value-type="float" office:value="10244258" calcext:value-type="float">
            <text:p>10244258</text:p>
          </table:table-cell>
          <table:table-cell office:value-type="string" calcext:value-type="string">
            <text:p>https://api.github.com/repos/nimble-dev/nimble</text:p>
          </table:table-cell>
          <table:table-cell table:formula="of:=REPLACE([.B1658]; 1; 29; &quot;&quot;)" office:value-type="string" office:string-value="nimble-dev/nimble" calcext:value-type="string">
            <text:p>nimble-dev/nimble</text:p>
          </table:table-cell>
        </table:table-row>
        <table:table-row table:style-name="ro1">
          <table:table-cell office:value-type="float" office:value="10244769" calcext:value-type="float">
            <text:p>10244769</text:p>
          </table:table-cell>
          <table:table-cell office:value-type="string" calcext:value-type="string">
            <text:p>https://api.github.com/repos/openturns/openturns</text:p>
          </table:table-cell>
          <table:table-cell table:formula="of:=REPLACE([.B1659]; 1; 29; &quot;&quot;)" office:value-type="string" office:string-value="openturns/openturns" calcext:value-type="string">
            <text:p>openturns/openturns</text:p>
          </table:table-cell>
        </table:table-row>
        <table:table-row table:style-name="ro1">
          <table:table-cell office:value-type="float" office:value="10271215" calcext:value-type="float">
            <text:p>10271215</text:p>
          </table:table-cell>
          <table:table-cell office:value-type="string" calcext:value-type="string">
            <text:p>https://api.github.com/repos/NamelessRom/android_device_oppo_find7</text:p>
          </table:table-cell>
          <table:table-cell table:formula="of:=REPLACE([.B1660]; 1; 29; &quot;&quot;)" office:value-type="string" office:string-value="NamelessRom/android_device_oppo_find7" calcext:value-type="string">
            <text:p>NamelessRom/android_device_oppo_find7</text:p>
          </table:table-cell>
        </table:table-row>
        <table:table-row table:style-name="ro1">
          <table:table-cell office:value-type="float" office:value="10272145" calcext:value-type="float">
            <text:p>10272145</text:p>
          </table:table-cell>
          <table:table-cell office:value-type="string" calcext:value-type="string">
            <text:p>https://api.github.com/repos/NamelessRom/android_device_oppo_msm8974-common</text:p>
          </table:table-cell>
          <table:table-cell table:formula="of:=REPLACE([.B1661]; 1; 29; &quot;&quot;)" office:value-type="string" office:string-value="NamelessRom/android_device_oppo_msm8974-common" calcext:value-type="string">
            <text:p>NamelessRom/android_device_oppo_msm8974-common</text:p>
          </table:table-cell>
        </table:table-row>
        <table:table-row table:style-name="ro1">
          <table:table-cell office:value-type="float" office:value="10272672" calcext:value-type="float">
            <text:p>10272672</text:p>
          </table:table-cell>
          <table:table-cell office:value-type="string" calcext:value-type="string">
            <text:p>https://api.github.com/repos/Sandern/lambdawars</text:p>
          </table:table-cell>
          <table:table-cell table:formula="of:=REPLACE([.B1662]; 1; 29; &quot;&quot;)" office:value-type="string" office:string-value="Sandern/lambdawars" calcext:value-type="string">
            <text:p>Sandern/lambdawars</text:p>
          </table:table-cell>
        </table:table-row>
        <table:table-row table:style-name="ro1">
          <table:table-cell office:value-type="float" office:value="10293862" calcext:value-type="float">
            <text:p>10293862</text:p>
          </table:table-cell>
          <table:table-cell office:value-type="string" calcext:value-type="string">
            <text:p>https://api.github.com/repos/yanzhengli/coreVM</text:p>
          </table:table-cell>
          <table:table-cell table:formula="of:=REPLACE([.B1663]; 1; 29; &quot;&quot;)" office:value-type="string" office:string-value="yanzhengli/coreVM" calcext:value-type="string">
            <text:p>yanzhengli/coreVM</text:p>
          </table:table-cell>
        </table:table-row>
        <table:table-row table:style-name="ro1">
          <table:table-cell office:value-type="float" office:value="10304094" calcext:value-type="float">
            <text:p>10304094</text:p>
          </table:table-cell>
          <table:table-cell office:value-type="string" calcext:value-type="string">
            <text:p>https://api.github.com/repos/robotology-playground/WBI-Toolbox</text:p>
          </table:table-cell>
          <table:table-cell table:formula="of:=REPLACE([.B1664]; 1; 29; &quot;&quot;)" office:value-type="string" office:string-value="robotology-playground/WBI-Toolbox" calcext:value-type="string">
            <text:p>robotology-playground/WBI-Toolbox</text:p>
          </table:table-cell>
        </table:table-row>
        <table:table-row table:style-name="ro1">
          <table:table-cell office:value-type="float" office:value="10305148" calcext:value-type="float">
            <text:p>10305148</text:p>
          </table:table-cell>
          <table:table-cell office:value-type="string" calcext:value-type="string">
            <text:p>https://api.github.com/repos/fvacek/quickbox</text:p>
          </table:table-cell>
          <table:table-cell table:formula="of:=REPLACE([.B1665]; 1; 29; &quot;&quot;)" office:value-type="string" office:string-value="fvacek/quickbox" calcext:value-type="string">
            <text:p>fvacek/quickbox</text:p>
          </table:table-cell>
        </table:table-row>
        <table:table-row table:style-name="ro1">
          <table:table-cell office:value-type="float" office:value="10305418" calcext:value-type="float">
            <text:p>10305418</text:p>
          </table:table-cell>
          <table:table-cell office:value-type="string" calcext:value-type="string">
            <text:p>https://api.github.com/repos/IFTE-EDA/Corblivar</text:p>
          </table:table-cell>
          <table:table-cell table:formula="of:=REPLACE([.B1666]; 1; 29; &quot;&quot;)" office:value-type="string" office:string-value="IFTE-EDA/Corblivar" calcext:value-type="string">
            <text:p>IFTE-EDA/Corblivar</text:p>
          </table:table-cell>
        </table:table-row>
        <table:table-row table:style-name="ro1">
          <table:table-cell office:value-type="float" office:value="10307821" calcext:value-type="float">
            <text:p>10307821</text:p>
          </table:table-cell>
          <table:table-cell office:value-type="string" calcext:value-type="string">
            <text:p>https://api.github.com/repos/daid/EmptyEpsilon</text:p>
          </table:table-cell>
          <table:table-cell table:formula="of:=REPLACE([.B1667]; 1; 29; &quot;&quot;)" office:value-type="string" office:string-value="daid/EmptyEpsilon" calcext:value-type="string">
            <text:p>daid/EmptyEpsilon</text:p>
          </table:table-cell>
        </table:table-row>
        <table:table-row table:style-name="ro1">
          <table:table-cell office:value-type="float" office:value="10309844" calcext:value-type="float">
            <text:p>10309844</text:p>
          </table:table-cell>
          <table:table-cell office:value-type="string" calcext:value-type="string">
            <text:p>https://api.github.com/repos/HiFiLES/HiFiLES-solver</text:p>
          </table:table-cell>
          <table:table-cell table:formula="of:=REPLACE([.B1668]; 1; 29; &quot;&quot;)" office:value-type="string" office:string-value="HiFiLES/HiFiLES-solver" calcext:value-type="string">
            <text:p>HiFiLES/HiFiLES-solver</text:p>
          </table:table-cell>
        </table:table-row>
        <table:table-row table:style-name="ro1">
          <table:table-cell office:value-type="float" office:value="10310562" calcext:value-type="float">
            <text:p>10310562</text:p>
          </table:table-cell>
          <table:table-cell office:value-type="string" calcext:value-type="string">
            <text:p>https://api.github.com/repos/nem0/LumixEngine</text:p>
          </table:table-cell>
          <table:table-cell table:formula="of:=REPLACE([.B1669]; 1; 29; &quot;&quot;)" office:value-type="string" office:string-value="nem0/LumixEngine" calcext:value-type="string">
            <text:p>nem0/LumixEngine</text:p>
          </table:table-cell>
        </table:table-row>
        <table:table-row table:style-name="ro1">
          <table:table-cell office:value-type="float" office:value="10313339" calcext:value-type="float">
            <text:p>10313339</text:p>
          </table:table-cell>
          <table:table-cell office:value-type="string" calcext:value-type="string">
            <text:p>https://api.github.com/repos/google/flatbuffers</text:p>
          </table:table-cell>
          <table:table-cell table:formula="of:=REPLACE([.B1670]; 1; 29; &quot;&quot;)" office:value-type="string" office:string-value="google/flatbuffers" calcext:value-type="string">
            <text:p>google/flatbuffers</text:p>
          </table:table-cell>
        </table:table-row>
        <table:table-row table:style-name="ro1">
          <table:table-cell office:value-type="float" office:value="10329355" calcext:value-type="float">
            <text:p>10329355</text:p>
          </table:table-cell>
          <table:table-cell office:value-type="string" calcext:value-type="string">
            <text:p>https://api.github.com/repos/yuki-kimoto/Rstats</text:p>
          </table:table-cell>
          <table:table-cell table:formula="of:=REPLACE([.B1671]; 1; 29; &quot;&quot;)" office:value-type="string" office:string-value="yuki-kimoto/Rstats" calcext:value-type="string">
            <text:p>yuki-kimoto/Rstats</text:p>
          </table:table-cell>
        </table:table-row>
        <table:table-row table:style-name="ro1">
          <table:table-cell office:value-type="float" office:value="10334411" calcext:value-type="float">
            <text:p>10334411</text:p>
          </table:table-cell>
          <table:table-cell office:value-type="string" calcext:value-type="string">
            <text:p>https://api.github.com/repos/rock-simulation/mars</text:p>
          </table:table-cell>
          <table:table-cell table:formula="of:=REPLACE([.B1672]; 1; 29; &quot;&quot;)" office:value-type="string" office:string-value="rock-simulation/mars" calcext:value-type="string">
            <text:p>rock-simulation/mars</text:p>
          </table:table-cell>
        </table:table-row>
        <table:table-row table:style-name="ro1">
          <table:table-cell office:value-type="float" office:value="10343041" calcext:value-type="float">
            <text:p>10343041</text:p>
          </table:table-cell>
          <table:table-cell office:value-type="string" calcext:value-type="string">
            <text:p>https://api.github.com/repos/OpenGATE/Gate</text:p>
          </table:table-cell>
          <table:table-cell table:formula="of:=REPLACE([.B1673]; 1; 29; &quot;&quot;)" office:value-type="string" office:string-value="OpenGATE/Gate" calcext:value-type="string">
            <text:p>OpenGATE/Gate</text:p>
          </table:table-cell>
        </table:table-row>
        <table:table-row table:style-name="ro1">
          <table:table-cell office:value-type="float" office:value="10343308" calcext:value-type="float">
            <text:p>10343308</text:p>
          </table:table-cell>
          <table:table-cell office:value-type="string" calcext:value-type="string">
            <text:p>https://api.github.com/repos/G-Node/nix</text:p>
          </table:table-cell>
          <table:table-cell table:formula="of:=REPLACE([.B1674]; 1; 29; &quot;&quot;)" office:value-type="string" office:string-value="G-Node/nix" calcext:value-type="string">
            <text:p>G-Node/nix</text:p>
          </table:table-cell>
        </table:table-row>
        <table:table-row table:style-name="ro1">
          <table:table-cell office:value-type="float" office:value="10349159" calcext:value-type="float">
            <text:p>10349159</text:p>
          </table:table-cell>
          <table:table-cell office:value-type="string" calcext:value-type="string">
            <text:p>https://api.github.com/repos/starand/cpp</text:p>
          </table:table-cell>
          <table:table-cell table:formula="of:=REPLACE([.B1675]; 1; 29; &quot;&quot;)" office:value-type="string" office:string-value="starand/cpp" calcext:value-type="string">
            <text:p>starand/cpp</text:p>
          </table:table-cell>
        </table:table-row>
        <table:table-row table:style-name="ro1">
          <table:table-cell office:value-type="float" office:value="10354578" calcext:value-type="float">
            <text:p>10354578</text:p>
          </table:table-cell>
          <table:table-cell office:value-type="string" calcext:value-type="string">
            <text:p>https://api.github.com/repos/DollarAkshay/C-and-CPP-Programs</text:p>
          </table:table-cell>
          <table:table-cell table:formula="of:=REPLACE([.B1676]; 1; 29; &quot;&quot;)" office:value-type="string" office:string-value="DollarAkshay/C-and-CPP-Programs" calcext:value-type="string">
            <text:p>DollarAkshay/C-and-CPP-Programs</text:p>
          </table:table-cell>
        </table:table-row>
        <table:table-row table:style-name="ro1">
          <table:table-cell office:value-type="float" office:value="10359093" calcext:value-type="float">
            <text:p>10359093</text:p>
          </table:table-cell>
          <table:table-cell office:value-type="string" calcext:value-type="string">
            <text:p>https://api.github.com/repos/staniek/kexi</text:p>
          </table:table-cell>
          <table:table-cell table:formula="of:=REPLACE([.B1677]; 1; 29; &quot;&quot;)" office:value-type="string" office:string-value="staniek/kexi" calcext:value-type="string">
            <text:p>staniek/kexi</text:p>
          </table:table-cell>
        </table:table-row>
        <table:table-row table:style-name="ro1">
          <table:table-cell office:value-type="float" office:value="10371906" calcext:value-type="float">
            <text:p>10371906</text:p>
          </table:table-cell>
          <table:table-cell office:value-type="string" calcext:value-type="string">
            <text:p>https://api.github.com/repos/smistad/FAST</text:p>
          </table:table-cell>
          <table:table-cell table:formula="of:=REPLACE([.B1678]; 1; 29; &quot;&quot;)" office:value-type="string" office:string-value="smistad/FAST" calcext:value-type="string">
            <text:p>smistad/FAST</text:p>
          </table:table-cell>
        </table:table-row>
        <table:table-row table:style-name="ro1">
          <table:table-cell office:value-type="float" office:value="10385080" calcext:value-type="float">
            <text:p>10385080</text:p>
          </table:table-cell>
          <table:table-cell office:value-type="string" calcext:value-type="string">
            <text:p>https://api.github.com/repos/LeeNJU/LeetCode</text:p>
          </table:table-cell>
          <table:table-cell table:formula="of:=REPLACE([.B1679]; 1; 29; &quot;&quot;)" office:value-type="string" office:string-value="LeeNJU/LeetCode" calcext:value-type="string">
            <text:p>LeeNJU/LeetCode</text:p>
          </table:table-cell>
        </table:table-row>
        <table:table-row table:style-name="ro1">
          <table:table-cell office:value-type="float" office:value="10387929" calcext:value-type="float">
            <text:p>10387929</text:p>
          </table:table-cell>
          <table:table-cell office:value-type="string" calcext:value-type="string">
            <text:p>https://api.github.com/repos/ricochet-im/ricochet</text:p>
          </table:table-cell>
          <table:table-cell table:formula="of:=REPLACE([.B1680]; 1; 29; &quot;&quot;)" office:value-type="string" office:string-value="ricochet-im/ricochet" calcext:value-type="string">
            <text:p>ricochet-im/ricochet</text:p>
          </table:table-cell>
        </table:table-row>
        <table:table-row table:style-name="ro1">
          <table:table-cell office:value-type="float" office:value="10394640" calcext:value-type="float">
            <text:p>10394640</text:p>
          </table:table-cell>
          <table:table-cell office:value-type="string" calcext:value-type="string">
            <text:p>https://api.github.com/repos/KDE/snorenotify</text:p>
          </table:table-cell>
          <table:table-cell table:formula="of:=REPLACE([.B1681]; 1; 29; &quot;&quot;)" office:value-type="string" office:string-value="KDE/snorenotify" calcext:value-type="string">
            <text:p>KDE/snorenotify</text:p>
          </table:table-cell>
        </table:table-row>
        <table:table-row table:style-name="ro1">
          <table:table-cell office:value-type="float" office:value="10401646" calcext:value-type="float">
            <text:p>10401646</text:p>
          </table:table-cell>
          <table:table-cell office:value-type="string" calcext:value-type="string">
            <text:p>https://api.github.com/repos/ElektraInitiative/libelektra</text:p>
          </table:table-cell>
          <table:table-cell table:formula="of:=REPLACE([.B1682]; 1; 29; &quot;&quot;)" office:value-type="string" office:string-value="ElektraInitiative/libelektra" calcext:value-type="string">
            <text:p>ElektraInitiative/libelektra</text:p>
          </table:table-cell>
        </table:table-row>
        <table:table-row table:style-name="ro1">
          <table:table-cell office:value-type="float" office:value="10402412" calcext:value-type="float">
            <text:p>10402412</text:p>
          </table:table-cell>
          <table:table-cell office:value-type="string" calcext:value-type="string">
            <text:p>https://api.github.com/repos/google/fruit</text:p>
          </table:table-cell>
          <table:table-cell table:formula="of:=REPLACE([.B1683]; 1; 29; &quot;&quot;)" office:value-type="string" office:string-value="google/fruit" calcext:value-type="string">
            <text:p>google/fruit</text:p>
          </table:table-cell>
        </table:table-row>
        <table:table-row table:style-name="ro1">
          <table:table-cell office:value-type="float" office:value="10405258" calcext:value-type="float">
            <text:p>10405258</text:p>
          </table:table-cell>
          <table:table-cell office:value-type="string" calcext:value-type="string">
            <text:p>https://api.github.com/repos/Unofficial-Extend-Project-Mirror/openfoam-extend-swak4Foam-dev</text:p>
          </table:table-cell>
          <table:table-cell table:formula="of:=REPLACE([.B1684]; 1; 29; &quot;&quot;)" office:value-type="string" office:string-value="Unofficial-Extend-Project-Mirror/openfoam-extend-swak4Foam-dev" calcext:value-type="string">
            <text:p>Unofficial-Extend-Project-Mirror/openfoam-extend-swak4Foam-dev</text:p>
          </table:table-cell>
        </table:table-row>
        <table:table-row table:style-name="ro1">
          <table:table-cell office:value-type="float" office:value="10429862" calcext:value-type="float">
            <text:p>10429862</text:p>
          </table:table-cell>
          <table:table-cell office:value-type="string" calcext:value-type="string">
            <text:p>https://api.github.com/repos/pcolby/bipolar</text:p>
          </table:table-cell>
          <table:table-cell table:formula="of:=REPLACE([.B1685]; 1; 29; &quot;&quot;)" office:value-type="string" office:string-value="pcolby/bipolar" calcext:value-type="string">
            <text:p>pcolby/bipolar</text:p>
          </table:table-cell>
        </table:table-row>
        <table:table-row table:style-name="ro1">
          <table:table-cell office:value-type="float" office:value="10441887" calcext:value-type="float">
            <text:p>10441887</text:p>
          </table:table-cell>
          <table:table-cell office:value-type="string" calcext:value-type="string">
            <text:p>https://api.github.com/repos/SoarGroup/Soar</text:p>
          </table:table-cell>
          <table:table-cell table:formula="of:=REPLACE([.B1686]; 1; 29; &quot;&quot;)" office:value-type="string" office:string-value="SoarGroup/Soar" calcext:value-type="string">
            <text:p>SoarGroup/Soar</text:p>
          </table:table-cell>
        </table:table-row>
        <table:table-row table:style-name="ro1">
          <table:table-cell office:value-type="float" office:value="10453559" calcext:value-type="float">
            <text:p>10453559</text:p>
          </table:table-cell>
          <table:table-cell office:value-type="string" calcext:value-type="string">
            <text:p>https://api.github.com/repos/tcew/OCCA2</text:p>
          </table:table-cell>
          <table:table-cell table:formula="of:=REPLACE([.B1687]; 1; 29; &quot;&quot;)" office:value-type="string" office:string-value="tcew/OCCA2" calcext:value-type="string">
            <text:p>tcew/OCCA2</text:p>
          </table:table-cell>
        </table:table-row>
        <table:table-row table:style-name="ro1">
          <table:table-cell office:value-type="float" office:value="10455016" calcext:value-type="float">
            <text:p>10455016</text:p>
          </table:table-cell>
          <table:table-cell office:value-type="string" calcext:value-type="string">
            <text:p>https://api.github.com/repos/imminfo/ymir</text:p>
          </table:table-cell>
          <table:table-cell table:formula="of:=REPLACE([.B1688]; 1; 29; &quot;&quot;)" office:value-type="string" office:string-value="imminfo/ymir" calcext:value-type="string">
            <text:p>imminfo/ymir</text:p>
          </table:table-cell>
        </table:table-row>
        <table:table-row table:style-name="ro1">
          <table:table-cell office:value-type="float" office:value="10459368" calcext:value-type="float">
            <text:p>10459368</text:p>
          </table:table-cell>
          <table:table-cell office:value-type="string" calcext:value-type="string">
            <text:p>https://api.github.com/repos/fuzzylite/fuzzylite</text:p>
          </table:table-cell>
          <table:table-cell table:formula="of:=REPLACE([.B1689]; 1; 29; &quot;&quot;)" office:value-type="string" office:string-value="fuzzylite/fuzzylite" calcext:value-type="string">
            <text:p>fuzzylite/fuzzylite</text:p>
          </table:table-cell>
        </table:table-row>
        <table:table-row table:style-name="ro1">
          <table:table-cell office:value-type="float" office:value="10469183" calcext:value-type="float">
            <text:p>10469183</text:p>
          </table:table-cell>
          <table:table-cell office:value-type="string" calcext:value-type="string">
            <text:p>https://api.github.com/repos/OpenStratos/server</text:p>
          </table:table-cell>
          <table:table-cell table:formula="of:=REPLACE([.B1690]; 1; 29; &quot;&quot;)" office:value-type="string" office:string-value="OpenStratos/server" calcext:value-type="string">
            <text:p>OpenStratos/server</text:p>
          </table:table-cell>
        </table:table-row>
        <table:table-row table:style-name="ro1">
          <table:table-cell office:value-type="float" office:value="10473470" calcext:value-type="float">
            <text:p>10473470</text:p>
          </table:table-cell>
          <table:table-cell office:value-type="string" calcext:value-type="string">
            <text:p>https://api.github.com/repos/komiga/togo</text:p>
          </table:table-cell>
          <table:table-cell table:formula="of:=REPLACE([.B1691]; 1; 29; &quot;&quot;)" office:value-type="string" office:string-value="komiga/togo" calcext:value-type="string">
            <text:p>komiga/togo</text:p>
          </table:table-cell>
        </table:table-row>
        <table:table-row table:style-name="ro1">
          <table:table-cell office:value-type="float" office:value="10489899" calcext:value-type="float">
            <text:p>10489899</text:p>
          </table:table-cell>
          <table:table-cell office:value-type="string" calcext:value-type="string">
            <text:p>https://api.github.com/repos/islog/leosac</text:p>
          </table:table-cell>
          <table:table-cell table:formula="of:=REPLACE([.B1692]; 1; 29; &quot;&quot;)" office:value-type="string" office:string-value="islog/leosac" calcext:value-type="string">
            <text:p>islog/leosac</text:p>
          </table:table-cell>
        </table:table-row>
        <table:table-row table:style-name="ro1">
          <table:table-cell office:value-type="float" office:value="10494485" calcext:value-type="float">
            <text:p>10494485</text:p>
          </table:table-cell>
          <table:table-cell office:value-type="string" calcext:value-type="string">
            <text:p>https://api.github.com/repos/mikeizbicki/ucr-cs100</text:p>
          </table:table-cell>
          <table:table-cell table:formula="of:=REPLACE([.B1693]; 1; 29; &quot;&quot;)" office:value-type="string" office:string-value="mikeizbicki/ucr-cs100" calcext:value-type="string">
            <text:p>mikeizbicki/ucr-cs100</text:p>
          </table:table-cell>
        </table:table-row>
        <table:table-row table:style-name="ro1">
          <table:table-cell office:value-type="float" office:value="10497735" calcext:value-type="float">
            <text:p>10497735</text:p>
          </table:table-cell>
          <table:table-cell office:value-type="string" calcext:value-type="string">
            <text:p>https://api.github.com/repos/TigerVNC/tigervnc</text:p>
          </table:table-cell>
          <table:table-cell table:formula="of:=REPLACE([.B1694]; 1; 29; &quot;&quot;)" office:value-type="string" office:string-value="TigerVNC/tigervnc" calcext:value-type="string">
            <text:p>TigerVNC/tigervnc</text:p>
          </table:table-cell>
        </table:table-row>
        <table:table-row table:style-name="ro1">
          <table:table-cell office:value-type="float" office:value="10509483" calcext:value-type="float">
            <text:p>10509483</text:p>
          </table:table-cell>
          <table:table-cell office:value-type="string" calcext:value-type="string">
            <text:p>https://api.github.com/repos/wichtounet/dll</text:p>
          </table:table-cell>
          <table:table-cell table:formula="of:=REPLACE([.B1695]; 1; 29; &quot;&quot;)" office:value-type="string" office:string-value="wichtounet/dll" calcext:value-type="string">
            <text:p>wichtounet/dll</text:p>
          </table:table-cell>
        </table:table-row>
        <table:table-row table:style-name="ro1">
          <table:table-cell office:value-type="float" office:value="10511535" calcext:value-type="float">
            <text:p>10511535</text:p>
          </table:table-cell>
          <table:table-cell office:value-type="string" calcext:value-type="string">
            <text:p>https://api.github.com/repos/wichtounet/etl</text:p>
          </table:table-cell>
          <table:table-cell table:formula="of:=REPLACE([.B1696]; 1; 29; &quot;&quot;)" office:value-type="string" office:string-value="wichtounet/etl" calcext:value-type="string">
            <text:p>wichtounet/etl</text:p>
          </table:table-cell>
        </table:table-row>
        <table:table-row table:style-name="ro1">
          <table:table-cell office:value-type="float" office:value="10517512" calcext:value-type="float">
            <text:p>10517512</text:p>
          </table:table-cell>
          <table:table-cell office:value-type="string" calcext:value-type="string">
            <text:p>https://api.github.com/repos/sm0svx/svxlink</text:p>
          </table:table-cell>
          <table:table-cell table:formula="of:=REPLACE([.B1697]; 1; 29; &quot;&quot;)" office:value-type="string" office:string-value="sm0svx/svxlink" calcext:value-type="string">
            <text:p>sm0svx/svxlink</text:p>
          </table:table-cell>
        </table:table-row>
        <table:table-row table:style-name="ro1">
          <table:table-cell office:value-type="float" office:value="10520341" calcext:value-type="float">
            <text:p>10520341</text:p>
          </table:table-cell>
          <table:table-cell office:value-type="string" calcext:value-type="string">
            <text:p>https://api.github.com/repos/Andrettin/Wyrmgus</text:p>
          </table:table-cell>
          <table:table-cell table:formula="of:=REPLACE([.B1698]; 1; 29; &quot;&quot;)" office:value-type="string" office:string-value="Andrettin/Wyrmgus" calcext:value-type="string">
            <text:p>Andrettin/Wyrmgus</text:p>
          </table:table-cell>
        </table:table-row>
        <table:table-row table:style-name="ro1">
          <table:table-cell office:value-type="float" office:value="10524260" calcext:value-type="float">
            <text:p>10524260</text:p>
          </table:table-cell>
          <table:table-cell office:value-type="string" calcext:value-type="string">
            <text:p>https://api.github.com/repos/ANGSD/angsd</text:p>
          </table:table-cell>
          <table:table-cell table:formula="of:=REPLACE([.B1699]; 1; 29; &quot;&quot;)" office:value-type="string" office:string-value="ANGSD/angsd" calcext:value-type="string">
            <text:p>ANGSD/angsd</text:p>
          </table:table-cell>
        </table:table-row>
        <table:table-row table:style-name="ro1">
          <table:table-cell office:value-type="float" office:value="10529690" calcext:value-type="float">
            <text:p>10529690</text:p>
          </table:table-cell>
          <table:table-cell office:value-type="string" calcext:value-type="string">
            <text:p>https://api.github.com/repos/Kaffeine/telegram-qt</text:p>
          </table:table-cell>
          <table:table-cell table:formula="of:=REPLACE([.B1700]; 1; 29; &quot;&quot;)" office:value-type="string" office:string-value="Kaffeine/telegram-qt" calcext:value-type="string">
            <text:p>Kaffeine/telegram-qt</text:p>
          </table:table-cell>
        </table:table-row>
        <table:table-row table:style-name="ro1">
          <table:table-cell office:value-type="float" office:value="10530159" calcext:value-type="float">
            <text:p>10530159</text:p>
          </table:table-cell>
          <table:table-cell office:value-type="string" calcext:value-type="string">
            <text:p>https://api.github.com/repos/DDMAL/aruspix</text:p>
          </table:table-cell>
          <table:table-cell table:formula="of:=REPLACE([.B1701]; 1; 29; &quot;&quot;)" office:value-type="string" office:string-value="DDMAL/aruspix" calcext:value-type="string">
            <text:p>DDMAL/aruspix</text:p>
          </table:table-cell>
        </table:table-row>
        <table:table-row table:style-name="ro1">
          <table:table-cell office:value-type="float" office:value="10531148" calcext:value-type="float">
            <text:p>10531148</text:p>
          </table:table-cell>
          <table:table-cell office:value-type="string" calcext:value-type="string">
            <text:p>https://api.github.com/repos/choury/sproxy</text:p>
          </table:table-cell>
          <table:table-cell table:formula="of:=REPLACE([.B1702]; 1; 29; &quot;&quot;)" office:value-type="string" office:string-value="choury/sproxy" calcext:value-type="string">
            <text:p>choury/sproxy</text:p>
          </table:table-cell>
        </table:table-row>
        <table:table-row table:style-name="ro1">
          <table:table-cell office:value-type="float" office:value="10532645" calcext:value-type="float">
            <text:p>10532645</text:p>
          </table:table-cell>
          <table:table-cell office:value-type="string" calcext:value-type="string">
            <text:p>https://api.github.com/repos/lmurray/kwin</text:p>
          </table:table-cell>
          <table:table-cell table:formula="of:=REPLACE([.B1703]; 1; 29; &quot;&quot;)" office:value-type="string" office:string-value="lmurray/kwin" calcext:value-type="string">
            <text:p>lmurray/kwin</text:p>
          </table:table-cell>
        </table:table-row>
        <table:table-row table:style-name="ro1">
          <table:table-cell office:value-type="float" office:value="10545186" calcext:value-type="float">
            <text:p>10545186</text:p>
          </table:table-cell>
          <table:table-cell office:value-type="string" calcext:value-type="string">
            <text:p>https://api.github.com/repos/avTranscoder/avTranscoder</text:p>
          </table:table-cell>
          <table:table-cell table:formula="of:=REPLACE([.B1704]; 1; 29; &quot;&quot;)" office:value-type="string" office:string-value="avTranscoder/avTranscoder" calcext:value-type="string">
            <text:p>avTranscoder/avTranscoder</text:p>
          </table:table-cell>
        </table:table-row>
        <table:table-row table:style-name="ro1">
          <table:table-cell office:value-type="float" office:value="10561218" calcext:value-type="float">
            <text:p>10561218</text:p>
          </table:table-cell>
          <table:table-cell office:value-type="string" calcext:value-type="string">
            <text:p>https://api.github.com/repos/mce35/agocontrol</text:p>
          </table:table-cell>
          <table:table-cell table:formula="of:=REPLACE([.B1705]; 1; 29; &quot;&quot;)" office:value-type="string" office:string-value="mce35/agocontrol" calcext:value-type="string">
            <text:p>mce35/agocontrol</text:p>
          </table:table-cell>
        </table:table-row>
        <table:table-row table:style-name="ro1">
          <table:table-cell office:value-type="float" office:value="10561533" calcext:value-type="float">
            <text:p>10561533</text:p>
          </table:table-cell>
          <table:table-cell office:value-type="string" calcext:value-type="string">
            <text:p>https://api.github.com/repos/HEP-FCC/FCCSW</text:p>
          </table:table-cell>
          <table:table-cell table:formula="of:=REPLACE([.B1706]; 1; 29; &quot;&quot;)" office:value-type="string" office:string-value="HEP-FCC/FCCSW" calcext:value-type="string">
            <text:p>HEP-FCC/FCCSW</text:p>
          </table:table-cell>
        </table:table-row>
        <table:table-row table:style-name="ro1">
          <table:table-cell office:value-type="float" office:value="10565379" calcext:value-type="float">
            <text:p>10565379</text:p>
          </table:table-cell>
          <table:table-cell office:value-type="string" calcext:value-type="string">
            <text:p>https://api.github.com/repos/delphes/delphes</text:p>
          </table:table-cell>
          <table:table-cell table:formula="of:=REPLACE([.B1707]; 1; 29; &quot;&quot;)" office:value-type="string" office:string-value="delphes/delphes" calcext:value-type="string">
            <text:p>delphes/delphes</text:p>
          </table:table-cell>
        </table:table-row>
        <table:table-row table:style-name="ro1">
          <table:table-cell office:value-type="float" office:value="10571477" calcext:value-type="float">
            <text:p>10571477</text:p>
          </table:table-cell>
          <table:table-cell office:value-type="string" calcext:value-type="string">
            <text:p>https://api.github.com/repos/IAIK/sweb</text:p>
          </table:table-cell>
          <table:table-cell table:formula="of:=REPLACE([.B1708]; 1; 29; &quot;&quot;)" office:value-type="string" office:string-value="IAIK/sweb" calcext:value-type="string">
            <text:p>IAIK/sweb</text:p>
          </table:table-cell>
        </table:table-row>
        <table:table-row table:style-name="ro1">
          <table:table-cell office:value-type="float" office:value="10573326" calcext:value-type="float">
            <text:p>10573326</text:p>
          </table:table-cell>
          <table:table-cell office:value-type="string" calcext:value-type="string">
            <text:p>https://api.github.com/repos/kostoulhs/android_device_samsung_loganreltexx</text:p>
          </table:table-cell>
          <table:table-cell table:formula="of:=REPLACE([.B1709]; 1; 29; &quot;&quot;)" office:value-type="string" office:string-value="kostoulhs/android_device_samsung_loganreltexx" calcext:value-type="string">
            <text:p>kostoulhs/android_device_samsung_loganreltexx</text:p>
          </table:table-cell>
        </table:table-row>
        <table:table-row table:style-name="ro1">
          <table:table-cell office:value-type="float" office:value="10595888" calcext:value-type="float">
            <text:p>10595888</text:p>
          </table:table-cell>
          <table:table-cell office:value-type="string" calcext:value-type="string">
            <text:p>https://api.github.com/repos/robocomp/robocomp-ursus-rockin</text:p>
          </table:table-cell>
          <table:table-cell table:formula="of:=REPLACE([.B1710]; 1; 29; &quot;&quot;)" office:value-type="string" office:string-value="robocomp/robocomp-ursus-rockin" calcext:value-type="string">
            <text:p>robocomp/robocomp-ursus-rockin</text:p>
          </table:table-cell>
        </table:table-row>
        <table:table-row table:style-name="ro1">
          <table:table-cell office:value-type="float" office:value="10605782" calcext:value-type="float">
            <text:p>10605782</text:p>
          </table:table-cell>
          <table:table-cell office:value-type="string" calcext:value-type="string">
            <text:p>https://api.github.com/repos/Unofficial-Extend-Project-Mirror/openfoam-extend-foam-extend-3.1</text:p>
          </table:table-cell>
          <table:table-cell table:formula="of:=REPLACE([.B1711]; 1; 29; &quot;&quot;)" office:value-type="string" office:string-value="Unofficial-Extend-Project-Mirror/openfoam-extend-foam-extend-3.1" calcext:value-type="string">
            <text:p>Unofficial-Extend-Project-Mirror/openfoam-extend-foam-extend-3.1</text:p>
          </table:table-cell>
        </table:table-row>
        <table:table-row table:style-name="ro1">
          <table:table-cell office:value-type="float" office:value="10606971" calcext:value-type="float">
            <text:p>10606971</text:p>
          </table:table-cell>
          <table:table-cell office:value-type="string" calcext:value-type="string">
            <text:p>https://api.github.com/repos/ibex-team/ibex-lib</text:p>
          </table:table-cell>
          <table:table-cell table:formula="of:=REPLACE([.B1712]; 1; 29; &quot;&quot;)" office:value-type="string" office:string-value="ibex-team/ibex-lib" calcext:value-type="string">
            <text:p>ibex-team/ibex-lib</text:p>
          </table:table-cell>
        </table:table-row>
        <table:table-row table:style-name="ro1">
          <table:table-cell office:value-type="float" office:value="10626838" calcext:value-type="float">
            <text:p>10626838</text:p>
          </table:table-cell>
          <table:table-cell office:value-type="string" calcext:value-type="string">
            <text:p>https://api.github.com/repos/eggs-cpp/variant</text:p>
          </table:table-cell>
          <table:table-cell table:formula="of:=REPLACE([.B1713]; 1; 29; &quot;&quot;)" office:value-type="string" office:string-value="eggs-cpp/variant" calcext:value-type="string">
            <text:p>eggs-cpp/variant</text:p>
          </table:table-cell>
        </table:table-row>
        <table:table-row table:style-name="ro1">
          <table:table-cell office:value-type="float" office:value="10628625" calcext:value-type="float">
            <text:p>10628625</text:p>
          </table:table-cell>
          <table:table-cell office:value-type="string" calcext:value-type="string">
            <text:p>https://api.github.com/repos/open-source-parsers/jsoncpp</text:p>
          </table:table-cell>
          <table:table-cell table:formula="of:=REPLACE([.B1714]; 1; 29; &quot;&quot;)" office:value-type="string" office:string-value="open-source-parsers/jsoncpp" calcext:value-type="string">
            <text:p>open-source-parsers/jsoncpp</text:p>
          </table:table-cell>
        </table:table-row>
        <table:table-row table:style-name="ro1">
          <table:table-cell office:value-type="float" office:value="10635671" calcext:value-type="float">
            <text:p>10635671</text:p>
          </table:table-cell>
          <table:table-cell office:value-type="string" calcext:value-type="string">
            <text:p>https://api.github.com/repos/pmprog/OpenApoc</text:p>
          </table:table-cell>
          <table:table-cell table:formula="of:=REPLACE([.B1715]; 1; 29; &quot;&quot;)" office:value-type="string" office:string-value="pmprog/OpenApoc" calcext:value-type="string">
            <text:p>pmprog/OpenApoc</text:p>
          </table:table-cell>
        </table:table-row>
        <table:table-row table:style-name="ro1">
          <table:table-cell office:value-type="float" office:value="10643708" calcext:value-type="float">
            <text:p>10643708</text:p>
          </table:table-cell>
          <table:table-cell office:value-type="string" calcext:value-type="string">
            <text:p>https://api.github.com/repos/u8sand/Baka-MPlayer</text:p>
          </table:table-cell>
          <table:table-cell table:formula="of:=REPLACE([.B1716]; 1; 29; &quot;&quot;)" office:value-type="string" office:string-value="u8sand/Baka-MPlayer" calcext:value-type="string">
            <text:p>u8sand/Baka-MPlayer</text:p>
          </table:table-cell>
        </table:table-row>
        <table:table-row table:style-name="ro1">
          <table:table-cell office:value-type="float" office:value="10647206" calcext:value-type="float">
            <text:p>10647206</text:p>
          </table:table-cell>
          <table:table-cell office:value-type="string" calcext:value-type="string">
            <text:p>https://api.github.com/repos/DirtyUnicorns/android_frameworks_av</text:p>
          </table:table-cell>
          <table:table-cell table:formula="of:=REPLACE([.B1717]; 1; 29; &quot;&quot;)" office:value-type="string" office:string-value="DirtyUnicorns/android_frameworks_av" calcext:value-type="string">
            <text:p>DirtyUnicorns/android_frameworks_av</text:p>
          </table:table-cell>
        </table:table-row>
        <table:table-row table:style-name="ro1">
          <table:table-cell office:value-type="float" office:value="10649973" calcext:value-type="float">
            <text:p>10649973</text:p>
          </table:table-cell>
          <table:table-cell office:value-type="string" calcext:value-type="string">
            <text:p>https://api.github.com/repos/opensim-org/opensim-core</text:p>
          </table:table-cell>
          <table:table-cell table:formula="of:=REPLACE([.B1718]; 1; 29; &quot;&quot;)" office:value-type="string" office:string-value="opensim-org/opensim-core" calcext:value-type="string">
            <text:p>opensim-org/opensim-core</text:p>
          </table:table-cell>
        </table:table-row>
        <table:table-row table:style-name="ro1">
          <table:table-cell office:value-type="float" office:value="10656269" calcext:value-type="float">
            <text:p>10656269</text:p>
          </table:table-cell>
          <table:table-cell office:value-type="string" calcext:value-type="string">
            <text:p>https://api.github.com/repos/flaming0/libdf3d</text:p>
          </table:table-cell>
          <table:table-cell table:formula="of:=REPLACE([.B1719]; 1; 29; &quot;&quot;)" office:value-type="string" office:string-value="flaming0/libdf3d" calcext:value-type="string">
            <text:p>flaming0/libdf3d</text:p>
          </table:table-cell>
        </table:table-row>
        <table:table-row table:style-name="ro1">
          <table:table-cell office:value-type="float" office:value="10725358" calcext:value-type="float">
            <text:p>10725358</text:p>
          </table:table-cell>
          <table:table-cell office:value-type="string" calcext:value-type="string">
            <text:p>https://api.github.com/repos/robotology/gazebo-yarp-plugins</text:p>
          </table:table-cell>
          <table:table-cell table:formula="of:=REPLACE([.B1720]; 1; 29; &quot;&quot;)" office:value-type="string" office:string-value="robotology/gazebo-yarp-plugins" calcext:value-type="string">
            <text:p>robotology/gazebo-yarp-plugins</text:p>
          </table:table-cell>
        </table:table-row>
        <table:table-row table:style-name="ro1">
          <table:table-cell office:value-type="float" office:value="10726279" calcext:value-type="float">
            <text:p>10726279</text:p>
          </table:table-cell>
          <table:table-cell office:value-type="string" calcext:value-type="string">
            <text:p>https://api.github.com/repos/AnyDSL/thorin</text:p>
          </table:table-cell>
          <table:table-cell table:formula="of:=REPLACE([.B1721]; 1; 29; &quot;&quot;)" office:value-type="string" office:string-value="AnyDSL/thorin" calcext:value-type="string">
            <text:p>AnyDSL/thorin</text:p>
          </table:table-cell>
        </table:table-row>
        <table:table-row table:style-name="ro1">
          <table:table-cell office:value-type="float" office:value="10726326" calcext:value-type="float">
            <text:p>10726326</text:p>
          </table:table-cell>
          <table:table-cell office:value-type="string" calcext:value-type="string">
            <text:p>https://api.github.com/repos/AnyDSL/impala</text:p>
          </table:table-cell>
          <table:table-cell table:formula="of:=REPLACE([.B1722]; 1; 29; &quot;&quot;)" office:value-type="string" office:string-value="AnyDSL/impala" calcext:value-type="string">
            <text:p>AnyDSL/impala</text:p>
          </table:table-cell>
        </table:table-row>
        <table:table-row table:style-name="ro1">
          <table:table-cell office:value-type="float" office:value="10727331" calcext:value-type="float">
            <text:p>10727331</text:p>
          </table:table-cell>
          <table:table-cell office:value-type="string" calcext:value-type="string">
            <text:p>https://api.github.com/repos/Jeff0S/sws</text:p>
          </table:table-cell>
          <table:table-cell table:formula="of:=REPLACE([.B1723]; 1; 29; &quot;&quot;)" office:value-type="string" office:string-value="Jeff0S/sws" calcext:value-type="string">
            <text:p>Jeff0S/sws</text:p>
          </table:table-cell>
        </table:table-row>
        <table:table-row table:style-name="ro1">
          <table:table-cell office:value-type="float" office:value="10728839" calcext:value-type="float">
            <text:p>10728839</text:p>
          </table:table-cell>
          <table:table-cell office:value-type="string" calcext:value-type="string">
            <text:p>https://api.github.com/repos/s-nakaoka/choreonoid</text:p>
          </table:table-cell>
          <table:table-cell table:formula="of:=REPLACE([.B1724]; 1; 29; &quot;&quot;)" office:value-type="string" office:string-value="s-nakaoka/choreonoid" calcext:value-type="string">
            <text:p>s-nakaoka/choreonoid</text:p>
          </table:table-cell>
        </table:table-row>
        <table:table-row table:style-name="ro1">
          <table:table-cell office:value-type="float" office:value="10730257" calcext:value-type="float">
            <text:p>10730257</text:p>
          </table:table-cell>
          <table:table-cell office:value-type="string" calcext:value-type="string">
            <text:p>https://api.github.com/repos/ptomulik/clxx</text:p>
          </table:table-cell>
          <table:table-cell table:formula="of:=REPLACE([.B1725]; 1; 29; &quot;&quot;)" office:value-type="string" office:string-value="ptomulik/clxx" calcext:value-type="string">
            <text:p>ptomulik/clxx</text:p>
          </table:table-cell>
        </table:table-row>
        <table:table-row table:style-name="ro1">
          <table:table-cell office:value-type="float" office:value="10737694" calcext:value-type="float">
            <text:p>10737694</text:p>
          </table:table-cell>
          <table:table-cell office:value-type="string" calcext:value-type="string">
            <text:p>https://api.github.com/repos/MADEAPPS/newton-dynamics</text:p>
          </table:table-cell>
          <table:table-cell table:formula="of:=REPLACE([.B1726]; 1; 29; &quot;&quot;)" office:value-type="string" office:string-value="MADEAPPS/newton-dynamics" calcext:value-type="string">
            <text:p>MADEAPPS/newton-dynamics</text:p>
          </table:table-cell>
        </table:table-row>
        <table:table-row table:style-name="ro1">
          <table:table-cell office:value-type="float" office:value="10743736" calcext:value-type="float">
            <text:p>10743736</text:p>
          </table:table-cell>
          <table:table-cell office:value-type="string" calcext:value-type="string">
            <text:p>https://api.github.com/repos/PeterLemon/N64</text:p>
          </table:table-cell>
          <table:table-cell table:formula="of:=REPLACE([.B1727]; 1; 29; &quot;&quot;)" office:value-type="string" office:string-value="PeterLemon/N64" calcext:value-type="string">
            <text:p>PeterLemon/N64</text:p>
          </table:table-cell>
        </table:table-row>
        <table:table-row table:style-name="ro1">
          <table:table-cell office:value-type="float" office:value="10751622" calcext:value-type="float">
            <text:p>10751622</text:p>
          </table:table-cell>
          <table:table-cell office:value-type="string" calcext:value-type="string">
            <text:p>https://api.github.com/repos/virtdb/virtdb-apps</text:p>
          </table:table-cell>
          <table:table-cell table:formula="of:=REPLACE([.B1728]; 1; 29; &quot;&quot;)" office:value-type="string" office:string-value="virtdb/virtdb-apps" calcext:value-type="string">
            <text:p>virtdb/virtdb-apps</text:p>
          </table:table-cell>
        </table:table-row>
        <table:table-row table:style-name="ro1">
          <table:table-cell office:value-type="float" office:value="10762975" calcext:value-type="float">
            <text:p>10762975</text:p>
          </table:table-cell>
          <table:table-cell office:value-type="string" calcext:value-type="string">
            <text:p>https://api.github.com/repos/BearishSun/BansheeEngine</text:p>
          </table:table-cell>
          <table:table-cell table:formula="of:=REPLACE([.B1729]; 1; 29; &quot;&quot;)" office:value-type="string" office:string-value="BearishSun/BansheeEngine" calcext:value-type="string">
            <text:p>BearishSun/BansheeEngine</text:p>
          </table:table-cell>
        </table:table-row>
        <table:table-row table:style-name="ro1">
          <table:table-cell office:value-type="float" office:value="10767128" calcext:value-type="float">
            <text:p>10767128</text:p>
          </table:table-cell>
          <table:table-cell office:value-type="string" calcext:value-type="string">
            <text:p>https://api.github.com/repos/BearWare/TeamTalk5</text:p>
          </table:table-cell>
          <table:table-cell table:formula="of:=REPLACE([.B1730]; 1; 29; &quot;&quot;)" office:value-type="string" office:string-value="BearWare/TeamTalk5" calcext:value-type="string">
            <text:p>BearWare/TeamTalk5</text:p>
          </table:table-cell>
        </table:table-row>
        <table:table-row table:style-name="ro1">
          <table:table-cell office:value-type="float" office:value="10768751" calcext:value-type="float">
            <text:p>10768751</text:p>
          </table:table-cell>
          <table:table-cell office:value-type="string" calcext:value-type="string">
            <text:p>https://api.github.com/repos/vtyulb/BSA-Analytics</text:p>
          </table:table-cell>
          <table:table-cell table:formula="of:=REPLACE([.B1731]; 1; 29; &quot;&quot;)" office:value-type="string" office:string-value="vtyulb/BSA-Analytics" calcext:value-type="string">
            <text:p>vtyulb/BSA-Analytics</text:p>
          </table:table-cell>
        </table:table-row>
        <table:table-row table:style-name="ro1">
          <table:table-cell office:value-type="float" office:value="10776294" calcext:value-type="float">
            <text:p>10776294</text:p>
          </table:table-cell>
          <table:table-cell office:value-type="string" calcext:value-type="string">
            <text:p>https://api.github.com/repos/kreczko/swatch</text:p>
          </table:table-cell>
          <table:table-cell table:formula="of:=REPLACE([.B1732]; 1; 29; &quot;&quot;)" office:value-type="string" office:string-value="kreczko/swatch" calcext:value-type="string">
            <text:p>kreczko/swatch</text:p>
          </table:table-cell>
        </table:table-row>
        <table:table-row table:style-name="ro1">
          <table:table-cell office:value-type="float" office:value="10783120" calcext:value-type="float">
            <text:p>10783120</text:p>
          </table:table-cell>
          <table:table-cell office:value-type="string" calcext:value-type="string">
            <text:p>https://api.github.com/repos/SCIInstitute/SCIRun</text:p>
          </table:table-cell>
          <table:table-cell table:formula="of:=REPLACE([.B1733]; 1; 29; &quot;&quot;)" office:value-type="string" office:string-value="SCIInstitute/SCIRun" calcext:value-type="string">
            <text:p>SCIInstitute/SCIRun</text:p>
          </table:table-cell>
        </table:table-row>
        <table:table-row table:style-name="ro1">
          <table:table-cell office:value-type="float" office:value="10789121" calcext:value-type="float">
            <text:p>10789121</text:p>
          </table:table-cell>
          <table:table-cell office:value-type="string" calcext:value-type="string">
            <text:p>https://api.github.com/repos/exmatex/CoEVP</text:p>
          </table:table-cell>
          <table:table-cell table:formula="of:=REPLACE([.B1734]; 1; 29; &quot;&quot;)" office:value-type="string" office:string-value="exmatex/CoEVP" calcext:value-type="string">
            <text:p>exmatex/CoEVP</text:p>
          </table:table-cell>
        </table:table-row>
        <table:table-row table:style-name="ro1">
          <table:table-cell office:value-type="float" office:value="10796021" calcext:value-type="float">
            <text:p>10796021</text:p>
          </table:table-cell>
          <table:table-cell office:value-type="string" calcext:value-type="string">
            <text:p>https://api.github.com/repos/tux3/qTox</text:p>
          </table:table-cell>
          <table:table-cell table:formula="of:=REPLACE([.B1735]; 1; 29; &quot;&quot;)" office:value-type="string" office:string-value="tux3/qTox" calcext:value-type="string">
            <text:p>tux3/qTox</text:p>
          </table:table-cell>
        </table:table-row>
        <table:table-row table:style-name="ro1">
          <table:table-cell office:value-type="float" office:value="10796127" calcext:value-type="float">
            <text:p>10796127</text:p>
          </table:table-cell>
          <table:table-cell office:value-type="string" calcext:value-type="string">
            <text:p>https://api.github.com/repos/hsk/docs</text:p>
          </table:table-cell>
          <table:table-cell table:formula="of:=REPLACE([.B1736]; 1; 29; &quot;&quot;)" office:value-type="string" office:string-value="hsk/docs" calcext:value-type="string">
            <text:p>hsk/docs</text:p>
          </table:table-cell>
        </table:table-row>
        <table:table-row table:style-name="ro1">
          <table:table-cell office:value-type="float" office:value="10798655" calcext:value-type="float">
            <text:p>10798655</text:p>
          </table:table-cell>
          <table:table-cell office:value-type="string" calcext:value-type="string">
            <text:p>https://api.github.com/repos/fr33mind/Belle</text:p>
          </table:table-cell>
          <table:table-cell table:formula="of:=REPLACE([.B1737]; 1; 29; &quot;&quot;)" office:value-type="string" office:string-value="fr33mind/Belle" calcext:value-type="string">
            <text:p>fr33mind/Belle</text:p>
          </table:table-cell>
        </table:table-row>
        <table:table-row table:style-name="ro1">
          <table:table-cell office:value-type="float" office:value="10808252" calcext:value-type="float">
            <text:p>10808252</text:p>
          </table:table-cell>
          <table:table-cell office:value-type="string" calcext:value-type="string">
            <text:p>https://api.github.com/repos/pauek/minicc</text:p>
          </table:table-cell>
          <table:table-cell table:formula="of:=REPLACE([.B1738]; 1; 29; &quot;&quot;)" office:value-type="string" office:string-value="pauek/minicc" calcext:value-type="string">
            <text:p>pauek/minicc</text:p>
          </table:table-cell>
        </table:table-row>
        <table:table-row table:style-name="ro1">
          <table:table-cell office:value-type="float" office:value="10809119" calcext:value-type="float">
            <text:p>10809119</text:p>
          </table:table-cell>
          <table:table-cell office:value-type="string" calcext:value-type="string">
            <text:p>https://api.github.com/repos/robotology/iol</text:p>
          </table:table-cell>
          <table:table-cell table:formula="of:=REPLACE([.B1739]; 1; 29; &quot;&quot;)" office:value-type="string" office:string-value="robotology/iol" calcext:value-type="string">
            <text:p>robotology/iol</text:p>
          </table:table-cell>
        </table:table-row>
        <table:table-row table:style-name="ro1">
          <table:table-cell office:value-type="float" office:value="10818062" calcext:value-type="float">
            <text:p>10818062</text:p>
          </table:table-cell>
          <table:table-cell office:value-type="string" calcext:value-type="string">
            <text:p>https://api.github.com/repos/tree-sitter/tree-sitter</text:p>
          </table:table-cell>
          <table:table-cell table:formula="of:=REPLACE([.B1740]; 1; 29; &quot;&quot;)" office:value-type="string" office:string-value="tree-sitter/tree-sitter" calcext:value-type="string">
            <text:p>tree-sitter/tree-sitter</text:p>
          </table:table-cell>
        </table:table-row>
        <table:table-row table:style-name="ro1">
          <table:table-cell office:value-type="float" office:value="10851551" calcext:value-type="float">
            <text:p>10851551</text:p>
          </table:table-cell>
          <table:table-cell office:value-type="string" calcext:value-type="string">
            <text:p>https://api.github.com/repos/Arkania/ArkCORE-NG</text:p>
          </table:table-cell>
          <table:table-cell table:formula="of:=REPLACE([.B1741]; 1; 29; &quot;&quot;)" office:value-type="string" office:string-value="Arkania/ArkCORE-NG" calcext:value-type="string">
            <text:p>Arkania/ArkCORE-NG</text:p>
          </table:table-cell>
        </table:table-row>
        <table:table-row table:style-name="ro1">
          <table:table-cell office:value-type="float" office:value="10866239" calcext:value-type="float">
            <text:p>10866239</text:p>
          </table:table-cell>
          <table:table-cell office:value-type="string" calcext:value-type="string">
            <text:p>https://api.github.com/repos/trilu2000/NewAskSin</text:p>
          </table:table-cell>
          <table:table-cell table:formula="of:=REPLACE([.B1742]; 1; 29; &quot;&quot;)" office:value-type="string" office:string-value="trilu2000/NewAskSin" calcext:value-type="string">
            <text:p>trilu2000/NewAskSin</text:p>
          </table:table-cell>
        </table:table-row>
        <table:table-row table:style-name="ro1">
          <table:table-cell office:value-type="float" office:value="10869459" calcext:value-type="float">
            <text:p>10869459</text:p>
          </table:table-cell>
          <table:table-cell office:value-type="string" calcext:value-type="string">
            <text:p>https://api.github.com/repos/PlayFab/WindowsSDK</text:p>
          </table:table-cell>
          <table:table-cell table:formula="of:=REPLACE([.B1743]; 1; 29; &quot;&quot;)" office:value-type="string" office:string-value="PlayFab/WindowsSDK" calcext:value-type="string">
            <text:p>PlayFab/WindowsSDK</text:p>
          </table:table-cell>
        </table:table-row>
        <table:table-row table:style-name="ro1">
          <table:table-cell office:value-type="float" office:value="10876455" calcext:value-type="float">
            <text:p>10876455</text:p>
          </table:table-cell>
          <table:table-cell office:value-type="string" calcext:value-type="string">
            <text:p>https://api.github.com/repos/PACSinTERRA/orthanc</text:p>
          </table:table-cell>
          <table:table-cell table:formula="of:=REPLACE([.B1744]; 1; 29; &quot;&quot;)" office:value-type="string" office:string-value="PACSinTERRA/orthanc" calcext:value-type="string">
            <text:p>PACSinTERRA/orthanc</text:p>
          </table:table-cell>
        </table:table-row>
        <table:table-row table:style-name="ro1">
          <table:table-cell office:value-type="float" office:value="10888846" calcext:value-type="float">
            <text:p>10888846</text:p>
          </table:table-cell>
          <table:table-cell office:value-type="string" calcext:value-type="string">
            <text:p>https://api.github.com/repos/fundamental/zynaddsubfx</text:p>
          </table:table-cell>
          <table:table-cell table:formula="of:=REPLACE([.B1745]; 1; 29; &quot;&quot;)" office:value-type="string" office:string-value="fundamental/zynaddsubfx" calcext:value-type="string">
            <text:p>fundamental/zynaddsubfx</text:p>
          </table:table-cell>
        </table:table-row>
        <table:table-row table:style-name="ro1">
          <table:table-cell office:value-type="float" office:value="10889741" calcext:value-type="float">
            <text:p>10889741</text:p>
          </table:table-cell>
          <table:table-cell office:value-type="string" calcext:value-type="string">
            <text:p>https://api.github.com/repos/BBN-Q/libaps2</text:p>
          </table:table-cell>
          <table:table-cell table:formula="of:=REPLACE([.B1746]; 1; 29; &quot;&quot;)" office:value-type="string" office:string-value="BBN-Q/libaps2" calcext:value-type="string">
            <text:p>BBN-Q/libaps2</text:p>
          </table:table-cell>
        </table:table-row>
        <table:table-row table:style-name="ro1">
          <table:table-cell office:value-type="float" office:value="10900248" calcext:value-type="float">
            <text:p>10900248</text:p>
          </table:table-cell>
          <table:table-cell office:value-type="string" calcext:value-type="string">
            <text:p>https://api.github.com/repos/pfultz2/Fit</text:p>
          </table:table-cell>
          <table:table-cell table:formula="of:=REPLACE([.B1747]; 1; 29; &quot;&quot;)" office:value-type="string" office:string-value="pfultz2/Fit" calcext:value-type="string">
            <text:p>pfultz2/Fit</text:p>
          </table:table-cell>
        </table:table-row>
        <table:table-row table:style-name="ro1">
          <table:table-cell office:value-type="float" office:value="10910213" calcext:value-type="float">
            <text:p>10910213</text:p>
          </table:table-cell>
          <table:table-cell office:value-type="string" calcext:value-type="string">
            <text:p>https://api.github.com/repos/McMartin/KLTypeList</text:p>
          </table:table-cell>
          <table:table-cell table:formula="of:=REPLACE([.B1748]; 1; 29; &quot;&quot;)" office:value-type="string" office:string-value="McMartin/KLTypeList" calcext:value-type="string">
            <text:p>McMartin/KLTypeList</text:p>
          </table:table-cell>
        </table:table-row>
        <table:table-row table:style-name="ro1">
          <table:table-cell office:value-type="float" office:value="10911213" calcext:value-type="float">
            <text:p>10911213</text:p>
          </table:table-cell>
          <table:table-cell office:value-type="string" calcext:value-type="string">
            <text:p>https://api.github.com/repos/jmc-88/tint3</text:p>
          </table:table-cell>
          <table:table-cell table:formula="of:=REPLACE([.B1749]; 1; 29; &quot;&quot;)" office:value-type="string" office:string-value="jmc-88/tint3" calcext:value-type="string">
            <text:p>jmc-88/tint3</text:p>
          </table:table-cell>
        </table:table-row>
        <table:table-row table:style-name="ro1">
          <table:table-cell office:value-type="float" office:value="10918918" calcext:value-type="float">
            <text:p>10918918</text:p>
          </table:table-cell>
          <table:table-cell office:value-type="string" calcext:value-type="string">
            <text:p>https://api.github.com/repos/AmkG/hl</text:p>
          </table:table-cell>
          <table:table-cell table:formula="of:=REPLACE([.B1750]; 1; 29; &quot;&quot;)" office:value-type="string" office:string-value="AmkG/hl" calcext:value-type="string">
            <text:p>AmkG/hl</text:p>
          </table:table-cell>
        </table:table-row>
        <table:table-row table:style-name="ro1">
          <table:table-cell office:value-type="float" office:value="10928007" calcext:value-type="float">
            <text:p>10928007</text:p>
          </table:table-cell>
          <table:table-cell office:value-type="string" calcext:value-type="string">
            <text:p>https://api.github.com/repos/dealii/dealii</text:p>
          </table:table-cell>
          <table:table-cell table:formula="of:=REPLACE([.B1751]; 1; 29; &quot;&quot;)" office:value-type="string" office:string-value="dealii/dealii" calcext:value-type="string">
            <text:p>dealii/dealii</text:p>
          </table:table-cell>
        </table:table-row>
        <table:table-row table:style-name="ro1">
          <table:table-cell office:value-type="float" office:value="10931338" calcext:value-type="float">
            <text:p>10931338</text:p>
          </table:table-cell>
          <table:table-cell office:value-type="string" calcext:value-type="string">
            <text:p>https://api.github.com/repos/powertab/powertabeditor</text:p>
          </table:table-cell>
          <table:table-cell table:formula="of:=REPLACE([.B1752]; 1; 29; &quot;&quot;)" office:value-type="string" office:string-value="powertab/powertabeditor" calcext:value-type="string">
            <text:p>powertab/powertabeditor</text:p>
          </table:table-cell>
        </table:table-row>
        <table:table-row table:style-name="ro1">
          <table:table-cell office:value-type="float" office:value="10933568" calcext:value-type="float">
            <text:p>10933568</text:p>
          </table:table-cell>
          <table:table-cell office:value-type="string" calcext:value-type="string">
            <text:p>https://api.github.com/repos/Project-OSRM/osrm-backend</text:p>
          </table:table-cell>
          <table:table-cell table:formula="of:=REPLACE([.B1753]; 1; 29; &quot;&quot;)" office:value-type="string" office:string-value="Project-OSRM/osrm-backend" calcext:value-type="string">
            <text:p>Project-OSRM/osrm-backend</text:p>
          </table:table-cell>
        </table:table-row>
        <table:table-row table:style-name="ro1">
          <table:table-cell office:value-type="float" office:value="10934289" calcext:value-type="float">
            <text:p>10934289</text:p>
          </table:table-cell>
          <table:table-cell office:value-type="string" calcext:value-type="string">
            <text:p>https://api.github.com/repos/robotology/codyco-modules</text:p>
          </table:table-cell>
          <table:table-cell table:formula="of:=REPLACE([.B1754]; 1; 29; &quot;&quot;)" office:value-type="string" office:string-value="robotology/codyco-modules" calcext:value-type="string">
            <text:p>robotology/codyco-modules</text:p>
          </table:table-cell>
        </table:table-row>
        <table:table-row table:style-name="ro1">
          <table:table-cell office:value-type="float" office:value="10938134" calcext:value-type="float">
            <text:p>10938134</text:p>
          </table:table-cell>
          <table:table-cell office:value-type="string" calcext:value-type="string">
            <text:p>https://api.github.com/repos/ocornut/imgui</text:p>
          </table:table-cell>
          <table:table-cell table:formula="of:=REPLACE([.B1755]; 1; 29; &quot;&quot;)" office:value-type="string" office:string-value="ocornut/imgui" calcext:value-type="string">
            <text:p>ocornut/imgui</text:p>
          </table:table-cell>
        </table:table-row>
        <table:table-row table:style-name="ro1">
          <table:table-cell office:value-type="float" office:value="10945123" calcext:value-type="float">
            <text:p>10945123</text:p>
          </table:table-cell>
          <table:table-cell office:value-type="string" calcext:value-type="string">
            <text:p>https://api.github.com/repos/gentryx/libgeodecomp</text:p>
          </table:table-cell>
          <table:table-cell table:formula="of:=REPLACE([.B1756]; 1; 29; &quot;&quot;)" office:value-type="string" office:string-value="gentryx/libgeodecomp" calcext:value-type="string">
            <text:p>gentryx/libgeodecomp</text:p>
          </table:table-cell>
        </table:table-row>
        <table:table-row table:style-name="ro1">
          <table:table-cell office:value-type="float" office:value="10955287" calcext:value-type="float">
            <text:p>10955287</text:p>
          </table:table-cell>
          <table:table-cell office:value-type="string" calcext:value-type="string">
            <text:p>https://api.github.com/repos/izissise/PFA</text:p>
          </table:table-cell>
          <table:table-cell table:formula="of:=REPLACE([.B1757]; 1; 29; &quot;&quot;)" office:value-type="string" office:string-value="izissise/PFA" calcext:value-type="string">
            <text:p>izissise/PFA</text:p>
          </table:table-cell>
        </table:table-row>
        <table:table-row table:style-name="ro1">
          <table:table-cell office:value-type="float" office:value="10957824" calcext:value-type="float">
            <text:p>10957824</text:p>
          </table:table-cell>
          <table:table-cell office:value-type="string" calcext:value-type="string">
            <text:p>https://api.github.com/repos/MediaArea/MediaInfoLib</text:p>
          </table:table-cell>
          <table:table-cell table:formula="of:=REPLACE([.B1758]; 1; 29; &quot;&quot;)" office:value-type="string" office:string-value="MediaArea/MediaInfoLib" calcext:value-type="string">
            <text:p>MediaArea/MediaInfoLib</text:p>
          </table:table-cell>
        </table:table-row>
        <table:table-row table:style-name="ro1">
          <table:table-cell office:value-type="float" office:value="10960605" calcext:value-type="float">
            <text:p>10960605</text:p>
          </table:table-cell>
          <table:table-cell office:value-type="string" calcext:value-type="string">
            <text:p>https://api.github.com/repos/isc-projects/kea</text:p>
          </table:table-cell>
          <table:table-cell table:formula="of:=REPLACE([.B1759]; 1; 29; &quot;&quot;)" office:value-type="string" office:string-value="isc-projects/kea" calcext:value-type="string">
            <text:p>isc-projects/kea</text:p>
          </table:table-cell>
        </table:table-row>
        <table:table-row table:style-name="ro1">
          <table:table-cell office:value-type="float" office:value="10980427" calcext:value-type="float">
            <text:p>10980427</text:p>
          </table:table-cell>
          <table:table-cell office:value-type="string" calcext:value-type="string">
            <text:p>https://api.github.com/repos/actor-framework/actor-framework</text:p>
          </table:table-cell>
          <table:table-cell table:formula="of:=REPLACE([.B1760]; 1; 29; &quot;&quot;)" office:value-type="string" office:string-value="actor-framework/actor-framework" calcext:value-type="string">
            <text:p>actor-framework/actor-framework</text:p>
          </table:table-cell>
        </table:table-row>
        <table:table-row table:style-name="ro1">
          <table:table-cell office:value-type="float" office:value="10996702" calcext:value-type="float">
            <text:p>10996702</text:p>
          </table:table-cell>
          <table:table-cell office:value-type="string" calcext:value-type="string">
            <text:p>https://api.github.com/repos/andyfischer/circa</text:p>
          </table:table-cell>
          <table:table-cell table:formula="of:=REPLACE([.B1761]; 1; 29; &quot;&quot;)" office:value-type="string" office:string-value="andyfischer/circa" calcext:value-type="string">
            <text:p>andyfischer/circa</text:p>
          </table:table-cell>
        </table:table-row>
        <table:table-row table:style-name="ro1">
          <table:table-cell office:value-type="float" office:value="11005911" calcext:value-type="float">
            <text:p>11005911</text:p>
          </table:table-cell>
          <table:table-cell office:value-type="string" calcext:value-type="string">
            <text:p>https://api.github.com/repos/leapmotion/autowiring</text:p>
          </table:table-cell>
          <table:table-cell table:formula="of:=REPLACE([.B1762]; 1; 29; &quot;&quot;)" office:value-type="string" office:string-value="leapmotion/autowiring" calcext:value-type="string">
            <text:p>leapmotion/autowiring</text:p>
          </table:table-cell>
        </table:table-row>
        <table:table-row table:style-name="ro1">
          <table:table-cell office:value-type="float" office:value="11013575" calcext:value-type="float">
            <text:p>11013575</text:p>
          </table:table-cell>
          <table:table-cell office:value-type="string" calcext:value-type="string">
            <text:p>https://api.github.com/repos/salivan-ratcoin-dev-team/dims</text:p>
          </table:table-cell>
          <table:table-cell table:formula="of:=REPLACE([.B1763]; 1; 29; &quot;&quot;)" office:value-type="string" office:string-value="salivan-ratcoin-dev-team/dims" calcext:value-type="string">
            <text:p>salivan-ratcoin-dev-team/dims</text:p>
          </table:table-cell>
        </table:table-row>
        <table:table-row table:style-name="ro1">
          <table:table-cell office:value-type="float" office:value="11025985" calcext:value-type="float">
            <text:p>11025985</text:p>
          </table:table-cell>
          <table:table-cell office:value-type="string" calcext:value-type="string">
            <text:p>https://api.github.com/repos/ManuelSchneid3r/albert</text:p>
          </table:table-cell>
          <table:table-cell table:formula="of:=REPLACE([.B1764]; 1; 29; &quot;&quot;)" office:value-type="string" office:string-value="ManuelSchneid3r/albert" calcext:value-type="string">
            <text:p>ManuelSchneid3r/albert</text:p>
          </table:table-cell>
        </table:table-row>
        <table:table-row table:style-name="ro1">
          <table:table-cell office:value-type="float" office:value="11037998" calcext:value-type="float">
            <text:p>11037998</text:p>
          </table:table-cell>
          <table:table-cell office:value-type="string" calcext:value-type="string">
            <text:p>https://api.github.com/repos/macro32/wellington</text:p>
          </table:table-cell>
          <table:table-cell table:formula="of:=REPLACE([.B1765]; 1; 29; &quot;&quot;)" office:value-type="string" office:string-value="macro32/wellington" calcext:value-type="string">
            <text:p>macro32/wellington</text:p>
          </table:table-cell>
        </table:table-row>
        <table:table-row table:style-name="ro1">
          <table:table-cell office:value-type="float" office:value="11050768" calcext:value-type="float">
            <text:p>11050768</text:p>
          </table:table-cell>
          <table:table-cell office:value-type="string" calcext:value-type="string">
            <text:p>https://api.github.com/repos/scribusproject/scribus</text:p>
          </table:table-cell>
          <table:table-cell table:formula="of:=REPLACE([.B1766]; 1; 29; &quot;&quot;)" office:value-type="string" office:string-value="scribusproject/scribus" calcext:value-type="string">
            <text:p>scribusproject/scribus</text:p>
          </table:table-cell>
        </table:table-row>
        <table:table-row table:style-name="ro1">
          <table:table-cell office:value-type="float" office:value="11062640" calcext:value-type="float">
            <text:p>11062640</text:p>
          </table:table-cell>
          <table:table-cell office:value-type="string" calcext:value-type="string">
            <text:p>https://api.github.com/repos/latinos/LatinoTrees</text:p>
          </table:table-cell>
          <table:table-cell table:formula="of:=REPLACE([.B1767]; 1; 29; &quot;&quot;)" office:value-type="string" office:string-value="latinos/LatinoTrees" calcext:value-type="string">
            <text:p>latinos/LatinoTrees</text:p>
          </table:table-cell>
        </table:table-row>
        <table:table-row table:style-name="ro1">
          <table:table-cell office:value-type="float" office:value="11067519" calcext:value-type="float">
            <text:p>11067519</text:p>
          </table:table-cell>
          <table:table-cell office:value-type="string" calcext:value-type="string">
            <text:p>https://api.github.com/repos/Kromey/roglick</text:p>
          </table:table-cell>
          <table:table-cell table:formula="of:=REPLACE([.B1768]; 1; 29; &quot;&quot;)" office:value-type="string" office:string-value="Kromey/roglick" calcext:value-type="string">
            <text:p>Kromey/roglick</text:p>
          </table:table-cell>
        </table:table-row>
        <table:table-row table:style-name="ro1">
          <table:table-cell office:value-type="float" office:value="11079402" calcext:value-type="float">
            <text:p>11079402</text:p>
          </table:table-cell>
          <table:table-cell office:value-type="string" calcext:value-type="string">
            <text:p>https://api.github.com/repos/OpenDungeons/OpenDungeons</text:p>
          </table:table-cell>
          <table:table-cell table:formula="of:=REPLACE([.B1769]; 1; 29; &quot;&quot;)" office:value-type="string" office:string-value="OpenDungeons/OpenDungeons" calcext:value-type="string">
            <text:p>OpenDungeons/OpenDungeons</text:p>
          </table:table-cell>
        </table:table-row>
        <table:table-row table:style-name="ro1">
          <table:table-cell office:value-type="float" office:value="11095269" calcext:value-type="float">
            <text:p>11095269</text:p>
          </table:table-cell>
          <table:table-cell office:value-type="string" calcext:value-type="string">
            <text:p>https://api.github.com/repos/zeta0134/pikmin-nds</text:p>
          </table:table-cell>
          <table:table-cell table:formula="of:=REPLACE([.B1770]; 1; 29; &quot;&quot;)" office:value-type="string" office:string-value="zeta0134/pikmin-nds" calcext:value-type="string">
            <text:p>zeta0134/pikmin-nds</text:p>
          </table:table-cell>
        </table:table-row>
        <table:table-row table:style-name="ro1">
          <table:table-cell office:value-type="float" office:value="11101476" calcext:value-type="float">
            <text:p>11101476</text:p>
          </table:table-cell>
          <table:table-cell office:value-type="string" calcext:value-type="string">
            <text:p>https://api.github.com/repos/TeamLe-Shop/zordzman-plus-plus</text:p>
          </table:table-cell>
          <table:table-cell table:formula="of:=REPLACE([.B1771]; 1; 29; &quot;&quot;)" office:value-type="string" office:string-value="TeamLe-Shop/zordzman-plus-plus" calcext:value-type="string">
            <text:p>TeamLe-Shop/zordzman-plus-plus</text:p>
          </table:table-cell>
        </table:table-row>
        <table:table-row table:style-name="ro1">
          <table:table-cell office:value-type="float" office:value="11102125" calcext:value-type="float">
            <text:p>11102125</text:p>
          </table:table-cell>
          <table:table-cell office:value-type="string" calcext:value-type="string">
            <text:p>https://api.github.com/repos/webvariants/susi</text:p>
          </table:table-cell>
          <table:table-cell table:formula="of:=REPLACE([.B1772]; 1; 29; &quot;&quot;)" office:value-type="string" office:string-value="webvariants/susi" calcext:value-type="string">
            <text:p>webvariants/susi</text:p>
          </table:table-cell>
        </table:table-row>
        <table:table-row table:style-name="ro1">
          <table:table-cell office:value-type="float" office:value="11127071" calcext:value-type="float">
            <text:p>11127071</text:p>
          </table:table-cell>
          <table:table-cell office:value-type="string" calcext:value-type="string">
            <text:p>https://api.github.com/repos/devernay/openfx-supportext</text:p>
          </table:table-cell>
          <table:table-cell table:formula="of:=REPLACE([.B1773]; 1; 29; &quot;&quot;)" office:value-type="string" office:string-value="devernay/openfx-supportext" calcext:value-type="string">
            <text:p>devernay/openfx-supportext</text:p>
          </table:table-cell>
        </table:table-row>
        <table:table-row table:style-name="ro1">
          <table:table-cell office:value-type="float" office:value="11135188" calcext:value-type="float">
            <text:p>11135188</text:p>
          </table:table-cell>
          <table:table-cell office:value-type="string" calcext:value-type="string">
            <text:p>https://api.github.com/repos/IJHack/qtpass</text:p>
          </table:table-cell>
          <table:table-cell table:formula="of:=REPLACE([.B1774]; 1; 29; &quot;&quot;)" office:value-type="string" office:string-value="IJHack/qtpass" calcext:value-type="string">
            <text:p>IJHack/qtpass</text:p>
          </table:table-cell>
        </table:table-row>
        <table:table-row table:style-name="ro1">
          <table:table-cell office:value-type="float" office:value="11145487" calcext:value-type="float">
            <text:p>11145487</text:p>
          </table:table-cell>
          <table:table-cell office:value-type="string" calcext:value-type="string">
            <text:p>https://api.github.com/repos/ua-i2cat/liveMediaStreamer</text:p>
          </table:table-cell>
          <table:table-cell table:formula="of:=REPLACE([.B1775]; 1; 29; &quot;&quot;)" office:value-type="string" office:string-value="ua-i2cat/liveMediaStreamer" calcext:value-type="string">
            <text:p>ua-i2cat/liveMediaStreamer</text:p>
          </table:table-cell>
        </table:table-row>
        <table:table-row table:style-name="ro1">
          <table:table-cell office:value-type="float" office:value="11169086" calcext:value-type="float">
            <text:p>11169086</text:p>
          </table:table-cell>
          <table:table-cell office:value-type="string" calcext:value-type="string">
            <text:p>https://api.github.com/repos/cunctator/traceshark</text:p>
          </table:table-cell>
          <table:table-cell table:formula="of:=REPLACE([.B1776]; 1; 29; &quot;&quot;)" office:value-type="string" office:string-value="cunctator/traceshark" calcext:value-type="string">
            <text:p>cunctator/traceshark</text:p>
          </table:table-cell>
        </table:table-row>
        <table:table-row table:style-name="ro1">
          <table:table-cell office:value-type="float" office:value="11173507" calcext:value-type="float">
            <text:p>11173507</text:p>
          </table:table-cell>
          <table:table-cell office:value-type="string" calcext:value-type="string">
            <text:p>https://api.github.com/repos/louis-mclaughlin/platformer</text:p>
          </table:table-cell>
          <table:table-cell table:formula="of:=REPLACE([.B1777]; 1; 29; &quot;&quot;)" office:value-type="string" office:string-value="louis-mclaughlin/platformer" calcext:value-type="string">
            <text:p>louis-mclaughlin/platformer</text:p>
          </table:table-cell>
        </table:table-row>
        <table:table-row table:style-name="ro1">
          <table:table-cell office:value-type="float" office:value="11181265" calcext:value-type="float">
            <text:p>11181265</text:p>
          </table:table-cell>
          <table:table-cell office:value-type="string" calcext:value-type="string">
            <text:p>https://api.github.com/repos/qtproject/qtwebengine</text:p>
          </table:table-cell>
          <table:table-cell table:formula="of:=REPLACE([.B1778]; 1; 29; &quot;&quot;)" office:value-type="string" office:string-value="qtproject/qtwebengine" calcext:value-type="string">
            <text:p>qtproject/qtwebengine</text:p>
          </table:table-cell>
        </table:table-row>
        <table:table-row table:style-name="ro1">
          <table:table-cell office:value-type="float" office:value="11186877" calcext:value-type="float">
            <text:p>11186877</text:p>
          </table:table-cell>
          <table:table-cell office:value-type="string" calcext:value-type="string">
            <text:p>https://api.github.com/repos/mapcrafter/mapcrafter</text:p>
          </table:table-cell>
          <table:table-cell table:formula="of:=REPLACE([.B1779]; 1; 29; &quot;&quot;)" office:value-type="string" office:string-value="mapcrafter/mapcrafter" calcext:value-type="string">
            <text:p>mapcrafter/mapcrafter</text:p>
          </table:table-cell>
        </table:table-row>
        <table:table-row table:style-name="ro1">
          <table:table-cell office:value-type="float" office:value="11201608" calcext:value-type="float">
            <text:p>11201608</text:p>
          </table:table-cell>
          <table:table-cell office:value-type="string" calcext:value-type="string">
            <text:p>https://api.github.com/repos/revbayes/revbayes</text:p>
          </table:table-cell>
          <table:table-cell table:formula="of:=REPLACE([.B1780]; 1; 29; &quot;&quot;)" office:value-type="string" office:string-value="revbayes/revbayes" calcext:value-type="string">
            <text:p>revbayes/revbayes</text:p>
          </table:table-cell>
        </table:table-row>
        <table:table-row table:style-name="ro1">
          <table:table-cell office:value-type="float" office:value="11217492" calcext:value-type="float">
            <text:p>11217492</text:p>
          </table:table-cell>
          <table:table-cell office:value-type="string" calcext:value-type="string">
            <text:p>https://api.github.com/repos/graphitemaster/neothyne</text:p>
          </table:table-cell>
          <table:table-cell table:formula="of:=REPLACE([.B1781]; 1; 29; &quot;&quot;)" office:value-type="string" office:string-value="graphitemaster/neothyne" calcext:value-type="string">
            <text:p>graphitemaster/neothyne</text:p>
          </table:table-cell>
        </table:table-row>
        <table:table-row table:style-name="ro1">
          <table:table-cell office:value-type="float" office:value="11224418" calcext:value-type="float">
            <text:p>11224418</text:p>
          </table:table-cell>
          <table:table-cell office:value-type="string" calcext:value-type="string">
            <text:p>https://api.github.com/repos/frostwire/frostwire-jlibtorrent</text:p>
          </table:table-cell>
          <table:table-cell table:formula="of:=REPLACE([.B1782]; 1; 29; &quot;&quot;)" office:value-type="string" office:string-value="frostwire/frostwire-jlibtorrent" calcext:value-type="string">
            <text:p>frostwire/frostwire-jlibtorrent</text:p>
          </table:table-cell>
        </table:table-row>
        <table:table-row table:style-name="ro1">
          <table:table-cell office:value-type="float" office:value="11225902" calcext:value-type="float">
            <text:p>11225902</text:p>
          </table:table-cell>
          <table:table-cell office:value-type="string" calcext:value-type="string">
            <text:p>https://api.github.com/repos/ampl/mp</text:p>
          </table:table-cell>
          <table:table-cell table:formula="of:=REPLACE([.B1783]; 1; 29; &quot;&quot;)" office:value-type="string" office:string-value="ampl/mp" calcext:value-type="string">
            <text:p>ampl/mp</text:p>
          </table:table-cell>
        </table:table-row>
        <table:table-row table:style-name="ro1">
          <table:table-cell office:value-type="float" office:value="11228557" calcext:value-type="float">
            <text:p>11228557</text:p>
          </table:table-cell>
          <table:table-cell office:value-type="string" calcext:value-type="string">
            <text:p>https://api.github.com/repos/google/jsonnet</text:p>
          </table:table-cell>
          <table:table-cell table:formula="of:=REPLACE([.B1784]; 1; 29; &quot;&quot;)" office:value-type="string" office:string-value="google/jsonnet" calcext:value-type="string">
            <text:p>google/jsonnet</text:p>
          </table:table-cell>
        </table:table-row>
        <table:table-row table:style-name="ro1">
          <table:table-cell office:value-type="float" office:value="11239741" calcext:value-type="float">
            <text:p>11239741</text:p>
          </table:table-cell>
          <table:table-cell office:value-type="string" calcext:value-type="string">
            <text:p>https://api.github.com/repos/trailofbits/mcsema</text:p>
          </table:table-cell>
          <table:table-cell table:formula="of:=REPLACE([.B1785]; 1; 29; &quot;&quot;)" office:value-type="string" office:string-value="trailofbits/mcsema" calcext:value-type="string">
            <text:p>trailofbits/mcsema</text:p>
          </table:table-cell>
        </table:table-row>
        <table:table-row table:style-name="ro1">
          <table:table-cell office:value-type="float" office:value="11260866" calcext:value-type="float">
            <text:p>11260866</text:p>
          </table:table-cell>
          <table:table-cell office:value-type="string" calcext:value-type="string">
            <text:p>https://api.github.com/repos/tsujan/Kvantum</text:p>
          </table:table-cell>
          <table:table-cell table:formula="of:=REPLACE([.B1786]; 1; 29; &quot;&quot;)" office:value-type="string" office:string-value="tsujan/Kvantum" calcext:value-type="string">
            <text:p>tsujan/Kvantum</text:p>
          </table:table-cell>
        </table:table-row>
        <table:table-row table:style-name="ro1">
          <table:table-cell office:value-type="float" office:value="11284806" calcext:value-type="float">
            <text:p>11284806</text:p>
          </table:table-cell>
          <table:table-cell office:value-type="string" calcext:value-type="string">
            <text:p>https://api.github.com/repos/Kitware/RGG</text:p>
          </table:table-cell>
          <table:table-cell table:formula="of:=REPLACE([.B1787]; 1; 29; &quot;&quot;)" office:value-type="string" office:string-value="Kitware/RGG" calcext:value-type="string">
            <text:p>Kitware/RGG</text:p>
          </table:table-cell>
        </table:table-row>
        <table:table-row table:style-name="ro1">
          <table:table-cell office:value-type="float" office:value="11289177" calcext:value-type="float">
            <text:p>11289177</text:p>
          </table:table-cell>
          <table:table-cell office:value-type="string" calcext:value-type="string">
            <text:p>https://api.github.com/repos/lonski/amarlon</text:p>
          </table:table-cell>
          <table:table-cell table:formula="of:=REPLACE([.B1788]; 1; 29; &quot;&quot;)" office:value-type="string" office:string-value="lonski/amarlon" calcext:value-type="string">
            <text:p>lonski/amarlon</text:p>
          </table:table-cell>
        </table:table-row>
        <table:table-row table:style-name="ro1">
          <table:table-cell office:value-type="float" office:value="11292616" calcext:value-type="float">
            <text:p>11292616</text:p>
          </table:table-cell>
          <table:table-cell office:value-type="string" calcext:value-type="string">
            <text:p>https://api.github.com/repos/ros2/rclcpp</text:p>
          </table:table-cell>
          <table:table-cell table:formula="of:=REPLACE([.B1789]; 1; 29; &quot;&quot;)" office:value-type="string" office:string-value="ros2/rclcpp" calcext:value-type="string">
            <text:p>ros2/rclcpp</text:p>
          </table:table-cell>
        </table:table-row>
        <table:table-row table:style-name="ro1">
          <table:table-cell office:value-type="float" office:value="11300082" calcext:value-type="float">
            <text:p>11300082</text:p>
          </table:table-cell>
          <table:table-cell office:value-type="string" calcext:value-type="string">
            <text:p>https://api.github.com/repos/RomainGoussault/Deepov</text:p>
          </table:table-cell>
          <table:table-cell table:formula="of:=REPLACE([.B1790]; 1; 29; &quot;&quot;)" office:value-type="string" office:string-value="RomainGoussault/Deepov" calcext:value-type="string">
            <text:p>RomainGoussault/Deepov</text:p>
          </table:table-cell>
        </table:table-row>
        <table:table-row table:style-name="ro1">
          <table:table-cell office:value-type="float" office:value="11331235" calcext:value-type="float">
            <text:p>11331235</text:p>
          </table:table-cell>
          <table:table-cell office:value-type="string" calcext:value-type="string">
            <text:p>https://api.github.com/repos/polserver/polserver</text:p>
          </table:table-cell>
          <table:table-cell table:formula="of:=REPLACE([.B1791]; 1; 29; &quot;&quot;)" office:value-type="string" office:string-value="polserver/polserver" calcext:value-type="string">
            <text:p>polserver/polserver</text:p>
          </table:table-cell>
        </table:table-row>
        <table:table-row table:style-name="ro1">
          <table:table-cell office:value-type="float" office:value="11342209" calcext:value-type="float">
            <text:p>11342209</text:p>
          </table:table-cell>
          <table:table-cell office:value-type="string" calcext:value-type="string">
            <text:p>https://api.github.com/repos/ros2/examples</text:p>
          </table:table-cell>
          <table:table-cell table:formula="of:=REPLACE([.B1792]; 1; 29; &quot;&quot;)" office:value-type="string" office:string-value="ros2/examples" calcext:value-type="string">
            <text:p>ros2/examples</text:p>
          </table:table-cell>
        </table:table-row>
        <table:table-row table:style-name="ro1">
          <table:table-cell office:value-type="float" office:value="11356991" calcext:value-type="float">
            <text:p>11356991</text:p>
          </table:table-cell>
          <table:table-cell office:value-type="string" calcext:value-type="string">
            <text:p>https://api.github.com/repos/ElvishArtisan/rivendell</text:p>
          </table:table-cell>
          <table:table-cell table:formula="of:=REPLACE([.B1793]; 1; 29; &quot;&quot;)" office:value-type="string" office:string-value="ElvishArtisan/rivendell" calcext:value-type="string">
            <text:p>ElvishArtisan/rivendell</text:p>
          </table:table-cell>
        </table:table-row>
        <table:table-row table:style-name="ro1">
          <table:table-cell office:value-type="float" office:value="11367097" calcext:value-type="float">
            <text:p>11367097</text:p>
          </table:table-cell>
          <table:table-cell office:value-type="string" calcext:value-type="string">
            <text:p>https://api.github.com/repos/tesseract-ocr/tesseract</text:p>
          </table:table-cell>
          <table:table-cell table:formula="of:=REPLACE([.B1794]; 1; 29; &quot;&quot;)" office:value-type="string" office:string-value="tesseract-ocr/tesseract" calcext:value-type="string">
            <text:p>tesseract-ocr/tesseract</text:p>
          </table:table-cell>
        </table:table-row>
        <table:table-row table:style-name="ro1">
          <table:table-cell office:value-type="float" office:value="11373190" calcext:value-type="float">
            <text:p>11373190</text:p>
          </table:table-cell>
          <table:table-cell office:value-type="string" calcext:value-type="string">
            <text:p>https://api.github.com/repos/ptrkrysik/gr-gsm</text:p>
          </table:table-cell>
          <table:table-cell table:formula="of:=REPLACE([.B1795]; 1; 29; &quot;&quot;)" office:value-type="string" office:string-value="ptrkrysik/gr-gsm" calcext:value-type="string">
            <text:p>ptrkrysik/gr-gsm</text:p>
          </table:table-cell>
        </table:table-row>
        <table:table-row table:style-name="ro1">
          <table:table-cell office:value-type="float" office:value="11373957" calcext:value-type="float">
            <text:p>11373957</text:p>
          </table:table-cell>
          <table:table-cell office:value-type="string" calcext:value-type="string">
            <text:p>https://api.github.com/repos/elenasa/ULAM</text:p>
          </table:table-cell>
          <table:table-cell table:formula="of:=REPLACE([.B1796]; 1; 29; &quot;&quot;)" office:value-type="string" office:string-value="elenasa/ULAM" calcext:value-type="string">
            <text:p>elenasa/ULAM</text:p>
          </table:table-cell>
        </table:table-row>
        <table:table-row table:style-name="ro1">
          <table:table-cell office:value-type="float" office:value="11382373" calcext:value-type="float">
            <text:p>11382373</text:p>
          </table:table-cell>
          <table:table-cell office:value-type="string" calcext:value-type="string">
            <text:p>https://api.github.com/repos/Wallacoloo/printipi</text:p>
          </table:table-cell>
          <table:table-cell table:formula="of:=REPLACE([.B1797]; 1; 29; &quot;&quot;)" office:value-type="string" office:string-value="Wallacoloo/printipi" calcext:value-type="string">
            <text:p>Wallacoloo/printipi</text:p>
          </table:table-cell>
        </table:table-row>
        <table:table-row table:style-name="ro1">
          <table:table-cell office:value-type="float" office:value="11391726" calcext:value-type="float">
            <text:p>11391726</text:p>
          </table:table-cell>
          <table:table-cell office:value-type="string" calcext:value-type="string">
            <text:p>https://api.github.com/repos/servo/mozjs</text:p>
          </table:table-cell>
          <table:table-cell table:formula="of:=REPLACE([.B1798]; 1; 29; &quot;&quot;)" office:value-type="string" office:string-value="servo/mozjs" calcext:value-type="string">
            <text:p>servo/mozjs</text:p>
          </table:table-cell>
        </table:table-row>
        <table:table-row table:style-name="ro1">
          <table:table-cell office:value-type="float" office:value="11397334" calcext:value-type="float">
            <text:p>11397334</text:p>
          </table:table-cell>
          <table:table-cell office:value-type="string" calcext:value-type="string">
            <text:p>https://api.github.com/repos/louiz/biboumi</text:p>
          </table:table-cell>
          <table:table-cell table:formula="of:=REPLACE([.B1799]; 1; 29; &quot;&quot;)" office:value-type="string" office:string-value="louiz/biboumi" calcext:value-type="string">
            <text:p>louiz/biboumi</text:p>
          </table:table-cell>
        </table:table-row>
        <table:table-row table:style-name="ro1">
          <table:table-cell office:value-type="float" office:value="11414250" calcext:value-type="float">
            <text:p>11414250</text:p>
          </table:table-cell>
          <table:table-cell office:value-type="string" calcext:value-type="string">
            <text:p>https://api.github.com/repos/OHDSI/Cyclops</text:p>
          </table:table-cell>
          <table:table-cell table:formula="of:=REPLACE([.B1800]; 1; 29; &quot;&quot;)" office:value-type="string" office:string-value="OHDSI/Cyclops" calcext:value-type="string">
            <text:p>OHDSI/Cyclops</text:p>
          </table:table-cell>
        </table:table-row>
        <table:table-row table:style-name="ro1">
          <table:table-cell office:value-type="float" office:value="11434326" calcext:value-type="float">
            <text:p>11434326</text:p>
          </table:table-cell>
          <table:table-cell office:value-type="string" calcext:value-type="string">
            <text:p>https://api.github.com/repos/neu-rah/ArduinoMenu</text:p>
          </table:table-cell>
          <table:table-cell table:formula="of:=REPLACE([.B1801]; 1; 29; &quot;&quot;)" office:value-type="string" office:string-value="neu-rah/ArduinoMenu" calcext:value-type="string">
            <text:p>neu-rah/ArduinoMenu</text:p>
          </table:table-cell>
        </table:table-row>
        <table:table-row table:style-name="ro1">
          <table:table-cell office:value-type="float" office:value="11436963" calcext:value-type="float">
            <text:p>11436963</text:p>
          </table:table-cell>
          <table:table-cell office:value-type="string" calcext:value-type="string">
            <text:p>https://api.github.com/repos/dansgithubuser/dlal</text:p>
          </table:table-cell>
          <table:table-cell table:formula="of:=REPLACE([.B1802]; 1; 29; &quot;&quot;)" office:value-type="string" office:string-value="dansgithubuser/dlal" calcext:value-type="string">
            <text:p>dansgithubuser/dlal</text:p>
          </table:table-cell>
        </table:table-row>
        <table:table-row table:style-name="ro1">
          <table:table-cell office:value-type="float" office:value="11437585" calcext:value-type="float">
            <text:p>11437585</text:p>
          </table:table-cell>
          <table:table-cell office:value-type="string" calcext:value-type="string">
            <text:p>https://api.github.com/repos/woodbri/vehicle-routing-problems</text:p>
          </table:table-cell>
          <table:table-cell table:formula="of:=REPLACE([.B1803]; 1; 29; &quot;&quot;)" office:value-type="string" office:string-value="woodbri/vehicle-routing-problems" calcext:value-type="string">
            <text:p>woodbri/vehicle-routing-problems</text:p>
          </table:table-cell>
        </table:table-row>
        <table:table-row table:style-name="ro1">
          <table:table-cell office:value-type="float" office:value="11438122" calcext:value-type="float">
            <text:p>11438122</text:p>
          </table:table-cell>
          <table:table-cell office:value-type="string" calcext:value-type="string">
            <text:p>https://api.github.com/repos/fsecilia/axiom</text:p>
          </table:table-cell>
          <table:table-cell table:formula="of:=REPLACE([.B1804]; 1; 29; &quot;&quot;)" office:value-type="string" office:string-value="fsecilia/axiom" calcext:value-type="string">
            <text:p>fsecilia/axiom</text:p>
          </table:table-cell>
        </table:table-row>
        <table:table-row table:style-name="ro1">
          <table:table-cell office:value-type="float" office:value="11438791" calcext:value-type="float">
            <text:p>11438791</text:p>
          </table:table-cell>
          <table:table-cell office:value-type="string" calcext:value-type="string">
            <text:p>https://api.github.com/repos/syscoin/syscoin</text:p>
          </table:table-cell>
          <table:table-cell table:formula="of:=REPLACE([.B1805]; 1; 29; &quot;&quot;)" office:value-type="string" office:string-value="syscoin/syscoin" calcext:value-type="string">
            <text:p>syscoin/syscoin</text:p>
          </table:table-cell>
        </table:table-row>
        <table:table-row table:style-name="ro1">
          <table:table-cell office:value-type="float" office:value="11441496" calcext:value-type="float">
            <text:p>11441496</text:p>
          </table:table-cell>
          <table:table-cell office:value-type="string" calcext:value-type="string">
            <text:p>https://api.github.com/repos/crawl/crawl</text:p>
          </table:table-cell>
          <table:table-cell table:formula="of:=REPLACE([.B1806]; 1; 29; &quot;&quot;)" office:value-type="string" office:string-value="crawl/crawl" calcext:value-type="string">
            <text:p>crawl/crawl</text:p>
          </table:table-cell>
        </table:table-row>
        <table:table-row table:style-name="ro1">
          <table:table-cell office:value-type="float" office:value="11443858" calcext:value-type="float">
            <text:p>11443858</text:p>
          </table:table-cell>
          <table:table-cell office:value-type="string" calcext:value-type="string">
            <text:p>https://api.github.com/repos/lhmouse/poseidon</text:p>
          </table:table-cell>
          <table:table-cell table:formula="of:=REPLACE([.B1807]; 1; 29; &quot;&quot;)" office:value-type="string" office:string-value="lhmouse/poseidon" calcext:value-type="string">
            <text:p>lhmouse/poseidon</text:p>
          </table:table-cell>
        </table:table-row>
        <table:table-row table:style-name="ro1">
          <table:table-cell office:value-type="float" office:value="11461081" calcext:value-type="float">
            <text:p>11461081</text:p>
          </table:table-cell>
          <table:table-cell office:value-type="string" calcext:value-type="string">
            <text:p>https://api.github.com/repos/lwtmusou/touhoukill</text:p>
          </table:table-cell>
          <table:table-cell table:formula="of:=REPLACE([.B1808]; 1; 29; &quot;&quot;)" office:value-type="string" office:string-value="lwtmusou/touhoukill" calcext:value-type="string">
            <text:p>lwtmusou/touhoukill</text:p>
          </table:table-cell>
        </table:table-row>
        <table:table-row table:style-name="ro1">
          <table:table-cell office:value-type="float" office:value="11463055" calcext:value-type="float">
            <text:p>11463055</text:p>
          </table:table-cell>
          <table:table-cell office:value-type="string" calcext:value-type="string">
            <text:p>https://api.github.com/repos/lsst/qserv</text:p>
          </table:table-cell>
          <table:table-cell table:formula="of:=REPLACE([.B1809]; 1; 29; &quot;&quot;)" office:value-type="string" office:string-value="lsst/qserv" calcext:value-type="string">
            <text:p>lsst/qserv</text:p>
          </table:table-cell>
        </table:table-row>
        <table:table-row table:style-name="ro1">
          <table:table-cell office:value-type="float" office:value="11470391" calcext:value-type="float">
            <text:p>11470391</text:p>
          </table:table-cell>
          <table:table-cell office:value-type="string" calcext:value-type="string">
            <text:p>https://api.github.com/repos/lsst/afw</text:p>
          </table:table-cell>
          <table:table-cell table:formula="of:=REPLACE([.B1810]; 1; 29; &quot;&quot;)" office:value-type="string" office:string-value="lsst/afw" calcext:value-type="string">
            <text:p>lsst/afw</text:p>
          </table:table-cell>
        </table:table-row>
        <table:table-row table:style-name="ro1">
          <table:table-cell office:value-type="float" office:value="11471096" calcext:value-type="float">
            <text:p>11471096</text:p>
          </table:table-cell>
          <table:table-cell office:value-type="string" calcext:value-type="string">
            <text:p>https://api.github.com/repos/PlayFab/Cocos2d-xSDK</text:p>
          </table:table-cell>
          <table:table-cell table:formula="of:=REPLACE([.B1811]; 1; 29; &quot;&quot;)" office:value-type="string" office:string-value="PlayFab/Cocos2d-xSDK" calcext:value-type="string">
            <text:p>PlayFab/Cocos2d-xSDK</text:p>
          </table:table-cell>
        </table:table-row>
        <table:table-row table:style-name="ro1">
          <table:table-cell office:value-type="float" office:value="11479771" calcext:value-type="float">
            <text:p>11479771</text:p>
          </table:table-cell>
          <table:table-cell office:value-type="string" calcext:value-type="string">
            <text:p>https://api.github.com/repos/pyland/pyland</text:p>
          </table:table-cell>
          <table:table-cell table:formula="of:=REPLACE([.B1812]; 1; 29; &quot;&quot;)" office:value-type="string" office:string-value="pyland/pyland" calcext:value-type="string">
            <text:p>pyland/pyland</text:p>
          </table:table-cell>
        </table:table-row>
        <table:table-row table:style-name="ro1">
          <table:table-cell office:value-type="float" office:value="11485707" calcext:value-type="float">
            <text:p>11485707</text:p>
          </table:table-cell>
          <table:table-cell office:value-type="string" calcext:value-type="string">
            <text:p>https://api.github.com/repos/MarkOates/allegro_flare</text:p>
          </table:table-cell>
          <table:table-cell table:formula="of:=REPLACE([.B1813]; 1; 29; &quot;&quot;)" office:value-type="string" office:string-value="MarkOates/allegro_flare" calcext:value-type="string">
            <text:p>MarkOates/allegro_flare</text:p>
          </table:table-cell>
        </table:table-row>
        <table:table-row table:style-name="ro1">
          <table:table-cell office:value-type="float" office:value="11489957" calcext:value-type="float">
            <text:p>11489957</text:p>
          </table:table-cell>
          <table:table-cell office:value-type="string" calcext:value-type="string">
            <text:p>https://api.github.com/repos/centreon/centreon-broker</text:p>
          </table:table-cell>
          <table:table-cell table:formula="of:=REPLACE([.B1814]; 1; 29; &quot;&quot;)" office:value-type="string" office:string-value="centreon/centreon-broker" calcext:value-type="string">
            <text:p>centreon/centreon-broker</text:p>
          </table:table-cell>
        </table:table-row>
        <table:table-row table:style-name="ro1">
          <table:table-cell office:value-type="float" office:value="11498760" calcext:value-type="float">
            <text:p>11498760</text:p>
          </table:table-cell>
          <table:table-cell office:value-type="string" calcext:value-type="string">
            <text:p>https://api.github.com/repos/qtproject/qtwebengine-chromium</text:p>
          </table:table-cell>
          <table:table-cell table:formula="of:=REPLACE([.B1815]; 1; 29; &quot;&quot;)" office:value-type="string" office:string-value="qtproject/qtwebengine-chromium" calcext:value-type="string">
            <text:p>qtproject/qtwebengine-chromium</text:p>
          </table:table-cell>
        </table:table-row>
        <table:table-row table:style-name="ro1">
          <table:table-cell office:value-type="float" office:value="11508704" calcext:value-type="float">
            <text:p>11508704</text:p>
          </table:table-cell>
          <table:table-cell office:value-type="string" calcext:value-type="string">
            <text:p>https://api.github.com/repos/barthess/u2</text:p>
          </table:table-cell>
          <table:table-cell table:formula="of:=REPLACE([.B1816]; 1; 29; &quot;&quot;)" office:value-type="string" office:string-value="barthess/u2" calcext:value-type="string">
            <text:p>barthess/u2</text:p>
          </table:table-cell>
        </table:table-row>
        <table:table-row table:style-name="ro1">
          <table:table-cell office:value-type="float" office:value="11514099" calcext:value-type="float">
            <text:p>11514099</text:p>
          </table:table-cell>
          <table:table-cell office:value-type="string" calcext:value-type="string">
            <text:p>https://api.github.com/repos/MicahChambers/npl</text:p>
          </table:table-cell>
          <table:table-cell table:formula="of:=REPLACE([.B1817]; 1; 29; &quot;&quot;)" office:value-type="string" office:string-value="MicahChambers/npl" calcext:value-type="string">
            <text:p>MicahChambers/npl</text:p>
          </table:table-cell>
        </table:table-row>
        <table:table-row table:style-name="ro1">
          <table:table-cell office:value-type="float" office:value="11516008" calcext:value-type="float">
            <text:p>11516008</text:p>
          </table:table-cell>
          <table:table-cell office:value-type="string" calcext:value-type="string">
            <text:p>https://api.github.com/repos/cambridgehackers/llvm-translate</text:p>
          </table:table-cell>
          <table:table-cell table:formula="of:=REPLACE([.B1818]; 1; 29; &quot;&quot;)" office:value-type="string" office:string-value="cambridgehackers/llvm-translate" calcext:value-type="string">
            <text:p>cambridgehackers/llvm-translate</text:p>
          </table:table-cell>
        </table:table-row>
        <table:table-row table:style-name="ro1">
          <table:table-cell office:value-type="float" office:value="11519499" calcext:value-type="float">
            <text:p>11519499</text:p>
          </table:table-cell>
          <table:table-cell office:value-type="string" calcext:value-type="string">
            <text:p>https://api.github.com/repos/ichenq/QSF</text:p>
          </table:table-cell>
          <table:table-cell table:formula="of:=REPLACE([.B1819]; 1; 29; &quot;&quot;)" office:value-type="string" office:string-value="ichenq/QSF" calcext:value-type="string">
            <text:p>ichenq/QSF</text:p>
          </table:table-cell>
        </table:table-row>
        <table:table-row table:style-name="ro1">
          <table:table-cell office:value-type="float" office:value="11522143" calcext:value-type="float">
            <text:p>11522143</text:p>
          </table:table-cell>
          <table:table-cell office:value-type="string" calcext:value-type="string">
            <text:p>https://api.github.com/repos/simonlinj/vlc-android</text:p>
          </table:table-cell>
          <table:table-cell table:formula="of:=REPLACE([.B1820]; 1; 29; &quot;&quot;)" office:value-type="string" office:string-value="simonlinj/vlc-android" calcext:value-type="string">
            <text:p>simonlinj/vlc-android</text:p>
          </table:table-cell>
        </table:table-row>
        <table:table-row table:style-name="ro1">
          <table:table-cell office:value-type="float" office:value="11579809" calcext:value-type="float">
            <text:p>11579809</text:p>
          </table:table-cell>
          <table:table-cell office:value-type="string" calcext:value-type="string">
            <text:p>https://api.github.com/repos/lsst/meas_algorithms</text:p>
          </table:table-cell>
          <table:table-cell table:formula="of:=REPLACE([.B1821]; 1; 29; &quot;&quot;)" office:value-type="string" office:string-value="lsst/meas_algorithms" calcext:value-type="string">
            <text:p>lsst/meas_algorithms</text:p>
          </table:table-cell>
        </table:table-row>
        <table:table-row table:style-name="ro1">
          <table:table-cell office:value-type="float" office:value="11583545" calcext:value-type="float">
            <text:p>11583545</text:p>
          </table:table-cell>
          <table:table-cell office:value-type="string" calcext:value-type="string">
            <text:p>https://api.github.com/repos/Integreight/1Sheeld-Arduino-Library</text:p>
          </table:table-cell>
          <table:table-cell table:formula="of:=REPLACE([.B1822]; 1; 29; &quot;&quot;)" office:value-type="string" office:string-value="Integreight/1Sheeld-Arduino-Library" calcext:value-type="string">
            <text:p>Integreight/1Sheeld-Arduino-Library</text:p>
          </table:table-cell>
        </table:table-row>
        <table:table-row table:style-name="ro1">
          <table:table-cell office:value-type="float" office:value="11594836" calcext:value-type="float">
            <text:p>11594836</text:p>
          </table:table-cell>
          <table:table-cell office:value-type="string" calcext:value-type="string">
            <text:p>https://api.github.com/repos/Kreogist/Mu</text:p>
          </table:table-cell>
          <table:table-cell table:formula="of:=REPLACE([.B1823]; 1; 29; &quot;&quot;)" office:value-type="string" office:string-value="Kreogist/Mu" calcext:value-type="string">
            <text:p>Kreogist/Mu</text:p>
          </table:table-cell>
        </table:table-row>
        <table:table-row table:style-name="ro1">
          <table:table-cell office:value-type="float" office:value="11597465" calcext:value-type="float">
            <text:p>11597465</text:p>
          </table:table-cell>
          <table:table-cell office:value-type="string" calcext:value-type="string">
            <text:p>https://api.github.com/repos/sjewo/readstata13</text:p>
          </table:table-cell>
          <table:table-cell table:formula="of:=REPLACE([.B1824]; 1; 29; &quot;&quot;)" office:value-type="string" office:string-value="sjewo/readstata13" calcext:value-type="string">
            <text:p>sjewo/readstata13</text:p>
          </table:table-cell>
        </table:table-row>
        <table:table-row table:style-name="ro1">
          <table:table-cell office:value-type="float" office:value="11597468" calcext:value-type="float">
            <text:p>11597468</text:p>
          </table:table-cell>
          <table:table-cell office:value-type="string" calcext:value-type="string">
            <text:p>https://api.github.com/repos/Metaswitch/memento</text:p>
          </table:table-cell>
          <table:table-cell table:formula="of:=REPLACE([.B1825]; 1; 29; &quot;&quot;)" office:value-type="string" office:string-value="Metaswitch/memento" calcext:value-type="string">
            <text:p>Metaswitch/memento</text:p>
          </table:table-cell>
        </table:table-row>
        <table:table-row table:style-name="ro1">
          <table:table-cell office:value-type="float" office:value="11605007" calcext:value-type="float">
            <text:p>11605007</text:p>
          </table:table-cell>
          <table:table-cell office:value-type="string" calcext:value-type="string">
            <text:p>https://api.github.com/repos/dyama/mruby-siren</text:p>
          </table:table-cell>
          <table:table-cell table:formula="of:=REPLACE([.B1826]; 1; 29; &quot;&quot;)" office:value-type="string" office:string-value="dyama/mruby-siren" calcext:value-type="string">
            <text:p>dyama/mruby-siren</text:p>
          </table:table-cell>
        </table:table-row>
        <table:table-row table:style-name="ro1">
          <table:table-cell office:value-type="float" office:value="11605119" calcext:value-type="float">
            <text:p>11605119</text:p>
          </table:table-cell>
          <table:table-cell office:value-type="string" calcext:value-type="string">
            <text:p>https://api.github.com/repos/amonszpart/globOpt</text:p>
          </table:table-cell>
          <table:table-cell table:formula="of:=REPLACE([.B1827]; 1; 29; &quot;&quot;)" office:value-type="string" office:string-value="amonszpart/globOpt" calcext:value-type="string">
            <text:p>amonszpart/globOpt</text:p>
          </table:table-cell>
        </table:table-row>
        <table:table-row table:style-name="ro1">
          <table:table-cell office:value-type="float" office:value="11616602" calcext:value-type="float">
            <text:p>11616602</text:p>
          </table:table-cell>
          <table:table-cell office:value-type="string" calcext:value-type="string">
            <text:p>https://api.github.com/repos/slava77/emu</text:p>
          </table:table-cell>
          <table:table-cell table:formula="of:=REPLACE([.B1828]; 1; 29; &quot;&quot;)" office:value-type="string" office:string-value="slava77/emu" calcext:value-type="string">
            <text:p>slava77/emu</text:p>
          </table:table-cell>
        </table:table-row>
        <table:table-row table:style-name="ro1">
          <table:table-cell office:value-type="float" office:value="11619506" calcext:value-type="float">
            <text:p>11619506</text:p>
          </table:table-cell>
          <table:table-cell office:value-type="string" calcext:value-type="string">
            <text:p>https://api.github.com/repos/virtdb/virtdb-common</text:p>
          </table:table-cell>
          <table:table-cell table:formula="of:=REPLACE([.B1829]; 1; 29; &quot;&quot;)" office:value-type="string" office:string-value="virtdb/virtdb-common" calcext:value-type="string">
            <text:p>virtdb/virtdb-common</text:p>
          </table:table-cell>
        </table:table-row>
        <table:table-row table:style-name="ro1">
          <table:table-cell office:value-type="float" office:value="11619995" calcext:value-type="float">
            <text:p>11619995</text:p>
          </table:table-cell>
          <table:table-cell office:value-type="string" calcext:value-type="string">
            <text:p>https://api.github.com/repos/google/protobuf</text:p>
          </table:table-cell>
          <table:table-cell table:formula="of:=REPLACE([.B1830]; 1; 29; &quot;&quot;)" office:value-type="string" office:string-value="google/protobuf" calcext:value-type="string">
            <text:p>google/protobuf</text:p>
          </table:table-cell>
        </table:table-row>
        <table:table-row table:style-name="ro1">
          <table:table-cell office:value-type="float" office:value="11629960" calcext:value-type="float">
            <text:p>11629960</text:p>
          </table:table-cell>
          <table:table-cell office:value-type="string" calcext:value-type="string">
            <text:p>https://api.github.com/repos/victorsenam/treinos</text:p>
          </table:table-cell>
          <table:table-cell table:formula="of:=REPLACE([.B1831]; 1; 29; &quot;&quot;)" office:value-type="string" office:string-value="victorsenam/treinos" calcext:value-type="string">
            <text:p>victorsenam/treinos</text:p>
          </table:table-cell>
        </table:table-row>
        <table:table-row table:style-name="ro1">
          <table:table-cell office:value-type="float" office:value="11639827" calcext:value-type="float">
            <text:p>11639827</text:p>
          </table:table-cell>
          <table:table-cell office:value-type="string" calcext:value-type="string">
            <text:p>https://api.github.com/repos/polybassa/WyLight</text:p>
          </table:table-cell>
          <table:table-cell table:formula="of:=REPLACE([.B1832]; 1; 29; &quot;&quot;)" office:value-type="string" office:string-value="polybassa/WyLight" calcext:value-type="string">
            <text:p>polybassa/WyLight</text:p>
          </table:table-cell>
        </table:table-row>
        <table:table-row table:style-name="ro1">
          <table:table-cell office:value-type="float" office:value="11646647" calcext:value-type="float">
            <text:p>11646647</text:p>
          </table:table-cell>
          <table:table-cell office:value-type="string" calcext:value-type="string">
            <text:p>https://api.github.com/repos/google/angle</text:p>
          </table:table-cell>
          <table:table-cell table:formula="of:=REPLACE([.B1833]; 1; 29; &quot;&quot;)" office:value-type="string" office:string-value="google/angle" calcext:value-type="string">
            <text:p>google/angle</text:p>
          </table:table-cell>
        </table:table-row>
        <table:table-row table:style-name="ro1">
          <table:table-cell office:value-type="float" office:value="11648669" calcext:value-type="float">
            <text:p>11648669</text:p>
          </table:table-cell>
          <table:table-cell office:value-type="string" calcext:value-type="string">
            <text:p>https://api.github.com/repos/ROOTPWA-Maintainers/ROOTPWA</text:p>
          </table:table-cell>
          <table:table-cell table:formula="of:=REPLACE([.B1834]; 1; 29; &quot;&quot;)" office:value-type="string" office:string-value="ROOTPWA-Maintainers/ROOTPWA" calcext:value-type="string">
            <text:p>ROOTPWA-Maintainers/ROOTPWA</text:p>
          </table:table-cell>
        </table:table-row>
        <table:table-row table:style-name="ro1">
          <table:table-cell office:value-type="float" office:value="11651136" calcext:value-type="float">
            <text:p>11651136</text:p>
          </table:table-cell>
          <table:table-cell office:value-type="string" calcext:value-type="string">
            <text:p>https://api.github.com/repos/jmankiewicz/lughos</text:p>
          </table:table-cell>
          <table:table-cell table:formula="of:=REPLACE([.B1835]; 1; 29; &quot;&quot;)" office:value-type="string" office:string-value="jmankiewicz/lughos" calcext:value-type="string">
            <text:p>jmankiewicz/lughos</text:p>
          </table:table-cell>
        </table:table-row>
        <table:table-row table:style-name="ro1">
          <table:table-cell office:value-type="float" office:value="11661066" calcext:value-type="float">
            <text:p>11661066</text:p>
          </table:table-cell>
          <table:table-cell office:value-type="string" calcext:value-type="string">
            <text:p>https://api.github.com/repos/abraxa/pulseview</text:p>
          </table:table-cell>
          <table:table-cell table:formula="of:=REPLACE([.B1836]; 1; 29; &quot;&quot;)" office:value-type="string" office:string-value="abraxa/pulseview" calcext:value-type="string">
            <text:p>abraxa/pulseview</text:p>
          </table:table-cell>
        </table:table-row>
        <table:table-row table:style-name="ro1">
          <table:table-cell office:value-type="float" office:value="11664055" calcext:value-type="float">
            <text:p>11664055</text:p>
          </table:table-cell>
          <table:table-cell office:value-type="string" calcext:value-type="string">
            <text:p>https://api.github.com/repos/morgenroth/ibrdtn</text:p>
          </table:table-cell>
          <table:table-cell table:formula="of:=REPLACE([.B1837]; 1; 29; &quot;&quot;)" office:value-type="string" office:string-value="morgenroth/ibrdtn" calcext:value-type="string">
            <text:p>morgenroth/ibrdtn</text:p>
          </table:table-cell>
        </table:table-row>
        <table:table-row table:style-name="ro1">
          <table:table-cell office:value-type="float" office:value="11671444" calcext:value-type="float">
            <text:p>11671444</text:p>
          </table:table-cell>
          <table:table-cell office:value-type="string" calcext:value-type="string">
            <text:p>https://api.github.com/repos/UniversityRadioYork/ury-playd</text:p>
          </table:table-cell>
          <table:table-cell table:formula="of:=REPLACE([.B1838]; 1; 29; &quot;&quot;)" office:value-type="string" office:string-value="UniversityRadioYork/ury-playd" calcext:value-type="string">
            <text:p>UniversityRadioYork/ury-playd</text:p>
          </table:table-cell>
        </table:table-row>
        <table:table-row table:style-name="ro1">
          <table:table-cell office:value-type="float" office:value="11675206" calcext:value-type="float">
            <text:p>11675206</text:p>
          </table:table-cell>
          <table:table-cell office:value-type="string" calcext:value-type="string">
            <text:p>https://api.github.com/repos/cginternals/gloperate</text:p>
          </table:table-cell>
          <table:table-cell table:formula="of:=REPLACE([.B1839]; 1; 29; &quot;&quot;)" office:value-type="string" office:string-value="cginternals/gloperate" calcext:value-type="string">
            <text:p>cginternals/gloperate</text:p>
          </table:table-cell>
        </table:table-row>
        <table:table-row table:style-name="ro1">
          <table:table-cell office:value-type="float" office:value="11681355" calcext:value-type="float">
            <text:p>11681355</text:p>
          </table:table-cell>
          <table:table-cell office:value-type="string" calcext:value-type="string">
            <text:p>https://api.github.com/repos/eval1749/evita</text:p>
          </table:table-cell>
          <table:table-cell table:formula="of:=REPLACE([.B1840]; 1; 29; &quot;&quot;)" office:value-type="string" office:string-value="eval1749/evita" calcext:value-type="string">
            <text:p>eval1749/evita</text:p>
          </table:table-cell>
        </table:table-row>
        <table:table-row table:style-name="ro1">
          <table:table-cell office:value-type="float" office:value="11683400" calcext:value-type="float">
            <text:p>11683400</text:p>
          </table:table-cell>
          <table:table-cell office:value-type="string" calcext:value-type="string">
            <text:p>https://api.github.com/repos/fabric-engine/SpliceMaya</text:p>
          </table:table-cell>
          <table:table-cell table:formula="of:=REPLACE([.B1841]; 1; 29; &quot;&quot;)" office:value-type="string" office:string-value="fabric-engine/SpliceMaya" calcext:value-type="string">
            <text:p>fabric-engine/SpliceMaya</text:p>
          </table:table-cell>
        </table:table-row>
        <table:table-row table:style-name="ro1">
          <table:table-cell office:value-type="float" office:value="11715856" calcext:value-type="float">
            <text:p>11715856</text:p>
          </table:table-cell>
          <table:table-cell office:value-type="string" calcext:value-type="string">
            <text:p>https://api.github.com/repos/Microsoft/Win2D</text:p>
          </table:table-cell>
          <table:table-cell table:formula="of:=REPLACE([.B1842]; 1; 29; &quot;&quot;)" office:value-type="string" office:string-value="Microsoft/Win2D" calcext:value-type="string">
            <text:p>Microsoft/Win2D</text:p>
          </table:table-cell>
        </table:table-row>
        <table:table-row table:style-name="ro1">
          <table:table-cell office:value-type="float" office:value="11720343" calcext:value-type="float">
            <text:p>11720343</text:p>
          </table:table-cell>
          <table:table-cell office:value-type="string" calcext:value-type="string">
            <text:p>https://api.github.com/repos/pcbsd/lumina</text:p>
          </table:table-cell>
          <table:table-cell table:formula="of:=REPLACE([.B1843]; 1; 29; &quot;&quot;)" office:value-type="string" office:string-value="pcbsd/lumina" calcext:value-type="string">
            <text:p>pcbsd/lumina</text:p>
          </table:table-cell>
        </table:table-row>
        <table:table-row table:style-name="ro1">
          <table:table-cell office:value-type="float" office:value="11723991" calcext:value-type="float">
            <text:p>11723991</text:p>
          </table:table-cell>
          <table:table-cell office:value-type="string" calcext:value-type="string">
            <text:p>https://api.github.com/repos/tgockel/json-voorhees</text:p>
          </table:table-cell>
          <table:table-cell table:formula="of:=REPLACE([.B1844]; 1; 29; &quot;&quot;)" office:value-type="string" office:string-value="tgockel/json-voorhees" calcext:value-type="string">
            <text:p>tgockel/json-voorhees</text:p>
          </table:table-cell>
        </table:table-row>
        <table:table-row table:style-name="ro1">
          <table:table-cell office:value-type="float" office:value="11729676" calcext:value-type="float">
            <text:p>11729676</text:p>
          </table:table-cell>
          <table:table-cell office:value-type="string" calcext:value-type="string">
            <text:p>https://api.github.com/repos/dase/CLAIMS</text:p>
          </table:table-cell>
          <table:table-cell table:formula="of:=REPLACE([.B1845]; 1; 29; &quot;&quot;)" office:value-type="string" office:string-value="dase/CLAIMS" calcext:value-type="string">
            <text:p>dase/CLAIMS</text:p>
          </table:table-cell>
        </table:table-row>
        <table:table-row table:style-name="ro1">
          <table:table-cell office:value-type="float" office:value="11732480" calcext:value-type="float">
            <text:p>11732480</text:p>
          </table:table-cell>
          <table:table-cell office:value-type="string" calcext:value-type="string">
            <text:p>https://api.github.com/repos/davidsblom/FOAM-FSI</text:p>
          </table:table-cell>
          <table:table-cell table:formula="of:=REPLACE([.B1846]; 1; 29; &quot;&quot;)" office:value-type="string" office:string-value="davidsblom/FOAM-FSI" calcext:value-type="string">
            <text:p>davidsblom/FOAM-FSI</text:p>
          </table:table-cell>
        </table:table-row>
        <table:table-row table:style-name="ro1">
          <table:table-cell office:value-type="float" office:value="11735295" calcext:value-type="float">
            <text:p>11735295</text:p>
          </table:table-cell>
          <table:table-cell office:value-type="string" calcext:value-type="string">
            <text:p>https://api.github.com/repos/artus-analysis/Artus</text:p>
          </table:table-cell>
          <table:table-cell table:formula="of:=REPLACE([.B1847]; 1; 29; &quot;&quot;)" office:value-type="string" office:string-value="artus-analysis/Artus" calcext:value-type="string">
            <text:p>artus-analysis/Artus</text:p>
          </table:table-cell>
        </table:table-row>
        <table:table-row table:style-name="ro1">
          <table:table-cell office:value-type="float" office:value="11735998" calcext:value-type="float">
            <text:p>11735998</text:p>
          </table:table-cell>
          <table:table-cell office:value-type="string" calcext:value-type="string">
            <text:p>https://api.github.com/repos/lordy1992/ProjectMidas</text:p>
          </table:table-cell>
          <table:table-cell table:formula="of:=REPLACE([.B1848]; 1; 29; &quot;&quot;)" office:value-type="string" office:string-value="lordy1992/ProjectMidas" calcext:value-type="string">
            <text:p>lordy1992/ProjectMidas</text:p>
          </table:table-cell>
        </table:table-row>
        <table:table-row table:style-name="ro1">
          <table:table-cell office:value-type="float" office:value="11737805" calcext:value-type="float">
            <text:p>11737805</text:p>
          </table:table-cell>
          <table:table-cell office:value-type="string" calcext:value-type="string">
            <text:p>https://api.github.com/repos/GridOPTICS/GridPACK</text:p>
          </table:table-cell>
          <table:table-cell table:formula="of:=REPLACE([.B1849]; 1; 29; &quot;&quot;)" office:value-type="string" office:string-value="GridOPTICS/GridPACK" calcext:value-type="string">
            <text:p>GridOPTICS/GridPACK</text:p>
          </table:table-cell>
        </table:table-row>
        <table:table-row table:style-name="ro1">
          <table:table-cell office:value-type="float" office:value="11739070" calcext:value-type="float">
            <text:p>11739070</text:p>
          </table:table-cell>
          <table:table-cell office:value-type="string" calcext:value-type="string">
            <text:p>https://api.github.com/repos/fw4spl-org/fw4spl</text:p>
          </table:table-cell>
          <table:table-cell table:formula="of:=REPLACE([.B1850]; 1; 29; &quot;&quot;)" office:value-type="string" office:string-value="fw4spl-org/fw4spl" calcext:value-type="string">
            <text:p>fw4spl-org/fw4spl</text:p>
          </table:table-cell>
        </table:table-row>
        <table:table-row table:style-name="ro1">
          <table:table-cell office:value-type="float" office:value="11742793" calcext:value-type="float">
            <text:p>11742793</text:p>
          </table:table-cell>
          <table:table-cell office:value-type="string" calcext:value-type="string">
            <text:p>https://api.github.com/repos/arcan1s/awesome-widgets</text:p>
          </table:table-cell>
          <table:table-cell table:formula="of:=REPLACE([.B1851]; 1; 29; &quot;&quot;)" office:value-type="string" office:string-value="arcan1s/awesome-widgets" calcext:value-type="string">
            <text:p>arcan1s/awesome-widgets</text:p>
          </table:table-cell>
        </table:table-row>
        <table:table-row table:style-name="ro1">
          <table:table-cell office:value-type="float" office:value="11745038" calcext:value-type="float">
            <text:p>11745038</text:p>
          </table:table-cell>
          <table:table-cell office:value-type="string" calcext:value-type="string">
            <text:p>https://api.github.com/repos/fritzing/fritzing-app</text:p>
          </table:table-cell>
          <table:table-cell table:formula="of:=REPLACE([.B1852]; 1; 29; &quot;&quot;)" office:value-type="string" office:string-value="fritzing/fritzing-app" calcext:value-type="string">
            <text:p>fritzing/fritzing-app</text:p>
          </table:table-cell>
        </table:table-row>
        <table:table-row table:style-name="ro1">
          <table:table-cell office:value-type="float" office:value="11750081" calcext:value-type="float">
            <text:p>11750081</text:p>
          </table:table-cell>
          <table:table-cell office:value-type="string" calcext:value-type="string">
            <text:p>https://api.github.com/repos/Ifsttar/Tempus</text:p>
          </table:table-cell>
          <table:table-cell table:formula="of:=REPLACE([.B1853]; 1; 29; &quot;&quot;)" office:value-type="string" office:string-value="Ifsttar/Tempus" calcext:value-type="string">
            <text:p>Ifsttar/Tempus</text:p>
          </table:table-cell>
        </table:table-row>
        <table:table-row table:style-name="ro1">
          <table:table-cell office:value-type="float" office:value="11753338" calcext:value-type="float">
            <text:p>11753338</text:p>
          </table:table-cell>
          <table:table-cell office:value-type="string" calcext:value-type="string">
            <text:p>https://api.github.com/repos/dropbox/djinni</text:p>
          </table:table-cell>
          <table:table-cell table:formula="of:=REPLACE([.B1854]; 1; 29; &quot;&quot;)" office:value-type="string" office:string-value="dropbox/djinni" calcext:value-type="string">
            <text:p>dropbox/djinni</text:p>
          </table:table-cell>
        </table:table-row>
        <table:table-row table:style-name="ro1">
          <table:table-cell office:value-type="float" office:value="11757507" calcext:value-type="float">
            <text:p>11757507</text:p>
          </table:table-cell>
          <table:table-cell office:value-type="string" calcext:value-type="string">
            <text:p>https://api.github.com/repos/boostjp/site</text:p>
          </table:table-cell>
          <table:table-cell table:formula="of:=REPLACE([.B1855]; 1; 29; &quot;&quot;)" office:value-type="string" office:string-value="boostjp/site" calcext:value-type="string">
            <text:p>boostjp/site</text:p>
          </table:table-cell>
        </table:table-row>
        <table:table-row table:style-name="ro1">
          <table:table-cell office:value-type="float" office:value="11757672" calcext:value-type="float">
            <text:p>11757672</text:p>
          </table:table-cell>
          <table:table-cell office:value-type="string" calcext:value-type="string">
            <text:p>https://api.github.com/repos/EpochModTeam/Epoch</text:p>
          </table:table-cell>
          <table:table-cell table:formula="of:=REPLACE([.B1856]; 1; 29; &quot;&quot;)" office:value-type="string" office:string-value="EpochModTeam/Epoch" calcext:value-type="string">
            <text:p>EpochModTeam/Epoch</text:p>
          </table:table-cell>
        </table:table-row>
        <table:table-row table:style-name="ro1">
          <table:table-cell office:value-type="float" office:value="11760481" calcext:value-type="float">
            <text:p>11760481</text:p>
          </table:table-cell>
          <table:table-cell office:value-type="string" calcext:value-type="string">
            <text:p>https://api.github.com/repos/google/syzygy</text:p>
          </table:table-cell>
          <table:table-cell table:formula="of:=REPLACE([.B1857]; 1; 29; &quot;&quot;)" office:value-type="string" office:string-value="google/syzygy" calcext:value-type="string">
            <text:p>google/syzygy</text:p>
          </table:table-cell>
        </table:table-row>
        <table:table-row table:style-name="ro1">
          <table:table-cell office:value-type="float" office:value="11761692" calcext:value-type="float">
            <text:p>11761692</text:p>
          </table:table-cell>
          <table:table-cell office:value-type="string" calcext:value-type="string">
            <text:p>https://api.github.com/repos/npge/npge</text:p>
          </table:table-cell>
          <table:table-cell table:formula="of:=REPLACE([.B1858]; 1; 29; &quot;&quot;)" office:value-type="string" office:string-value="npge/npge" calcext:value-type="string">
            <text:p>npge/npge</text:p>
          </table:table-cell>
        </table:table-row>
        <table:table-row table:style-name="ro1">
          <table:table-cell office:value-type="float" office:value="11762344" calcext:value-type="float">
            <text:p>11762344</text:p>
          </table:table-cell>
          <table:table-cell office:value-type="string" calcext:value-type="string">
            <text:p>https://api.github.com/repos/facebook/fatal</text:p>
          </table:table-cell>
          <table:table-cell table:formula="of:=REPLACE([.B1859]; 1; 29; &quot;&quot;)" office:value-type="string" office:string-value="facebook/fatal" calcext:value-type="string">
            <text:p>facebook/fatal</text:p>
          </table:table-cell>
        </table:table-row>
        <table:table-row table:style-name="ro1">
          <table:table-cell office:value-type="float" office:value="11772679" calcext:value-type="float">
            <text:p>11772679</text:p>
          </table:table-cell>
          <table:table-cell office:value-type="string" calcext:value-type="string">
            <text:p>https://api.github.com/repos/tmud/tortilla</text:p>
          </table:table-cell>
          <table:table-cell table:formula="of:=REPLACE([.B1860]; 1; 29; &quot;&quot;)" office:value-type="string" office:string-value="tmud/tortilla" calcext:value-type="string">
            <text:p>tmud/tortilla</text:p>
          </table:table-cell>
        </table:table-row>
        <table:table-row table:style-name="ro1">
          <table:table-cell office:value-type="float" office:value="11773334" calcext:value-type="float">
            <text:p>11773334</text:p>
          </table:table-cell>
          <table:table-cell office:value-type="string" calcext:value-type="string">
            <text:p>https://api.github.com/repos/armani-dev/android_device_xiaomi_armani</text:p>
          </table:table-cell>
          <table:table-cell table:formula="of:=REPLACE([.B1861]; 1; 29; &quot;&quot;)" office:value-type="string" office:string-value="armani-dev/android_device_xiaomi_armani" calcext:value-type="string">
            <text:p>armani-dev/android_device_xiaomi_armani</text:p>
          </table:table-cell>
        </table:table-row>
        <table:table-row table:style-name="ro1">
          <table:table-cell office:value-type="float" office:value="11777819" calcext:value-type="float">
            <text:p>11777819</text:p>
          </table:table-cell>
          <table:table-cell office:value-type="string" calcext:value-type="string">
            <text:p>https://api.github.com/repos/AlexAltea/nucleus</text:p>
          </table:table-cell>
          <table:table-cell table:formula="of:=REPLACE([.B1862]; 1; 29; &quot;&quot;)" office:value-type="string" office:string-value="AlexAltea/nucleus" calcext:value-type="string">
            <text:p>AlexAltea/nucleus</text:p>
          </table:table-cell>
        </table:table-row>
        <table:table-row table:style-name="ro1">
          <table:table-cell office:value-type="float" office:value="11779340" calcext:value-type="float">
            <text:p>11779340</text:p>
          </table:table-cell>
          <table:table-cell office:value-type="string" calcext:value-type="string">
            <text:p>https://api.github.com/repos/bigartm/bigartm</text:p>
          </table:table-cell>
          <table:table-cell table:formula="of:=REPLACE([.B1863]; 1; 29; &quot;&quot;)" office:value-type="string" office:string-value="bigartm/bigartm" calcext:value-type="string">
            <text:p>bigartm/bigartm</text:p>
          </table:table-cell>
        </table:table-row>
        <table:table-row table:style-name="ro1">
          <table:table-cell office:value-type="float" office:value="11781433" calcext:value-type="float">
            <text:p>11781433</text:p>
          </table:table-cell>
          <table:table-cell office:value-type="string" calcext:value-type="string">
            <text:p>https://api.github.com/repos/andrealani/COOLFluiD</text:p>
          </table:table-cell>
          <table:table-cell table:formula="of:=REPLACE([.B1864]; 1; 29; &quot;&quot;)" office:value-type="string" office:string-value="andrealani/COOLFluiD" calcext:value-type="string">
            <text:p>andrealani/COOLFluiD</text:p>
          </table:table-cell>
        </table:table-row>
        <table:table-row table:style-name="ro1">
          <table:table-cell office:value-type="float" office:value="11785387" calcext:value-type="float">
            <text:p>11785387</text:p>
          </table:table-cell>
          <table:table-cell office:value-type="string" calcext:value-type="string">
            <text:p>https://api.github.com/repos/tunabrain/tungsten</text:p>
          </table:table-cell>
          <table:table-cell table:formula="of:=REPLACE([.B1865]; 1; 29; &quot;&quot;)" office:value-type="string" office:string-value="tunabrain/tungsten" calcext:value-type="string">
            <text:p>tunabrain/tungsten</text:p>
          </table:table-cell>
        </table:table-row>
        <table:table-row table:style-name="ro1">
          <table:table-cell office:value-type="float" office:value="11786269" calcext:value-type="float">
            <text:p>11786269</text:p>
          </table:table-cell>
          <table:table-cell office:value-type="string" calcext:value-type="string">
            <text:p>https://api.github.com/repos/KoKuToru/gTox</text:p>
          </table:table-cell>
          <table:table-cell table:formula="of:=REPLACE([.B1866]; 1; 29; &quot;&quot;)" office:value-type="string" office:string-value="KoKuToru/gTox" calcext:value-type="string">
            <text:p>KoKuToru/gTox</text:p>
          </table:table-cell>
        </table:table-row>
        <table:table-row table:style-name="ro1">
          <table:table-cell office:value-type="float" office:value="11791992" calcext:value-type="float">
            <text:p>11791992</text:p>
          </table:table-cell>
          <table:table-cell office:value-type="string" calcext:value-type="string">
            <text:p>https://api.github.com/repos/ethz-asl/grid_map</text:p>
          </table:table-cell>
          <table:table-cell table:formula="of:=REPLACE([.B1867]; 1; 29; &quot;&quot;)" office:value-type="string" office:string-value="ethz-asl/grid_map" calcext:value-type="string">
            <text:p>ethz-asl/grid_map</text:p>
          </table:table-cell>
        </table:table-row>
        <table:table-row table:style-name="ro1">
          <table:table-cell office:value-type="float" office:value="11795136" calcext:value-type="float">
            <text:p>11795136</text:p>
          </table:table-cell>
          <table:table-cell office:value-type="string" calcext:value-type="string">
            <text:p>https://api.github.com/repos/malensek/3RVX</text:p>
          </table:table-cell>
          <table:table-cell table:formula="of:=REPLACE([.B1868]; 1; 29; &quot;&quot;)" office:value-type="string" office:string-value="malensek/3RVX" calcext:value-type="string">
            <text:p>malensek/3RVX</text:p>
          </table:table-cell>
        </table:table-row>
        <table:table-row table:style-name="ro1">
          <table:table-cell office:value-type="float" office:value="11803732" calcext:value-type="float">
            <text:p>11803732</text:p>
          </table:table-cell>
          <table:table-cell office:value-type="string" calcext:value-type="string">
            <text:p>https://api.github.com/repos/facebook/mcrouter</text:p>
          </table:table-cell>
          <table:table-cell table:formula="of:=REPLACE([.B1869]; 1; 29; &quot;&quot;)" office:value-type="string" office:string-value="facebook/mcrouter" calcext:value-type="string">
            <text:p>facebook/mcrouter</text:p>
          </table:table-cell>
        </table:table-row>
        <table:table-row table:style-name="ro1">
          <table:table-cell office:value-type="float" office:value="11806096" calcext:value-type="float">
            <text:p>11806096</text:p>
          </table:table-cell>
          <table:table-cell office:value-type="string" calcext:value-type="string">
            <text:p>https://api.github.com/repos/tue-robotics/ed</text:p>
          </table:table-cell>
          <table:table-cell table:formula="of:=REPLACE([.B1870]; 1; 29; &quot;&quot;)" office:value-type="string" office:string-value="tue-robotics/ed" calcext:value-type="string">
            <text:p>tue-robotics/ed</text:p>
          </table:table-cell>
        </table:table-row>
        <table:table-row table:style-name="ro1">
          <table:table-cell office:value-type="float" office:value="11807796" calcext:value-type="float">
            <text:p>11807796</text:p>
          </table:table-cell>
          <table:table-cell office:value-type="string" calcext:value-type="string">
            <text:p>https://api.github.com/repos/shonumi/gbe-plus</text:p>
          </table:table-cell>
          <table:table-cell table:formula="of:=REPLACE([.B1871]; 1; 29; &quot;&quot;)" office:value-type="string" office:string-value="shonumi/gbe-plus" calcext:value-type="string">
            <text:p>shonumi/gbe-plus</text:p>
          </table:table-cell>
        </table:table-row>
        <table:table-row table:style-name="ro1">
          <table:table-cell office:value-type="float" office:value="11817817" calcext:value-type="float">
            <text:p>11817817</text:p>
          </table:table-cell>
          <table:table-cell office:value-type="string" calcext:value-type="string">
            <text:p>https://api.github.com/repos/trilinos/Trilinos</text:p>
          </table:table-cell>
          <table:table-cell table:formula="of:=REPLACE([.B1872]; 1; 29; &quot;&quot;)" office:value-type="string" office:string-value="trilinos/Trilinos" calcext:value-type="string">
            <text:p>trilinos/Trilinos</text:p>
          </table:table-cell>
        </table:table-row>
        <table:table-row table:style-name="ro1">
          <table:table-cell office:value-type="float" office:value="11819825" calcext:value-type="float">
            <text:p>11819825</text:p>
          </table:table-cell>
          <table:table-cell office:value-type="string" calcext:value-type="string">
            <text:p>https://api.github.com/repos/bvgastel/xmas</text:p>
          </table:table-cell>
          <table:table-cell table:formula="of:=REPLACE([.B1873]; 1; 29; &quot;&quot;)" office:value-type="string" office:string-value="bvgastel/xmas" calcext:value-type="string">
            <text:p>bvgastel/xmas</text:p>
          </table:table-cell>
        </table:table-row>
        <table:table-row table:style-name="ro1">
          <table:table-cell office:value-type="float" office:value="11822455" calcext:value-type="float">
            <text:p>11822455</text:p>
          </table:table-cell>
          <table:table-cell office:value-type="string" calcext:value-type="string">
            <text:p>https://api.github.com/repos/SeisComP3/seiscomp3</text:p>
          </table:table-cell>
          <table:table-cell table:formula="of:=REPLACE([.B1874]; 1; 29; &quot;&quot;)" office:value-type="string" office:string-value="SeisComP3/seiscomp3" calcext:value-type="string">
            <text:p>SeisComP3/seiscomp3</text:p>
          </table:table-cell>
        </table:table-row>
        <table:table-row table:style-name="ro1">
          <table:table-cell office:value-type="float" office:value="11822794" calcext:value-type="float">
            <text:p>11822794</text:p>
          </table:table-cell>
          <table:table-cell office:value-type="string" calcext:value-type="string">
            <text:p>https://api.github.com/repos/Bmm4/Bmm</text:p>
          </table:table-cell>
          <table:table-cell table:formula="of:=REPLACE([.B1875]; 1; 29; &quot;&quot;)" office:value-type="string" office:string-value="Bmm4/Bmm" calcext:value-type="string">
            <text:p>Bmm4/Bmm</text:p>
          </table:table-cell>
        </table:table-row>
        <table:table-row table:style-name="ro1">
          <table:table-cell office:value-type="float" office:value="11837210" calcext:value-type="float">
            <text:p>11837210</text:p>
          </table:table-cell>
          <table:table-cell office:value-type="string" calcext:value-type="string">
            <text:p>https://api.github.com/repos/realXtend/tundra-urho3d</text:p>
          </table:table-cell>
          <table:table-cell table:formula="of:=REPLACE([.B1876]; 1; 29; &quot;&quot;)" office:value-type="string" office:string-value="realXtend/tundra-urho3d" calcext:value-type="string">
            <text:p>realXtend/tundra-urho3d</text:p>
          </table:table-cell>
        </table:table-row>
        <table:table-row table:style-name="ro1">
          <table:table-cell office:value-type="float" office:value="11845607" calcext:value-type="float">
            <text:p>11845607</text:p>
          </table:table-cell>
          <table:table-cell office:value-type="string" calcext:value-type="string">
            <text:p>https://api.github.com/repos/drmeister/clasp</text:p>
          </table:table-cell>
          <table:table-cell table:formula="of:=REPLACE([.B1877]; 1; 29; &quot;&quot;)" office:value-type="string" office:string-value="drmeister/clasp" calcext:value-type="string">
            <text:p>drmeister/clasp</text:p>
          </table:table-cell>
        </table:table-row>
        <table:table-row table:style-name="ro1">
          <table:table-cell office:value-type="float" office:value="11852221" calcext:value-type="float">
            <text:p>11852221</text:p>
          </table:table-cell>
          <table:table-cell office:value-type="string" calcext:value-type="string">
            <text:p>https://api.github.com/repos/godlikepanos/anki-3d-engine</text:p>
          </table:table-cell>
          <table:table-cell table:formula="of:=REPLACE([.B1878]; 1; 29; &quot;&quot;)" office:value-type="string" office:string-value="godlikepanos/anki-3d-engine" calcext:value-type="string">
            <text:p>godlikepanos/anki-3d-engine</text:p>
          </table:table-cell>
        </table:table-row>
        <table:table-row table:style-name="ro1">
          <table:table-cell office:value-type="float" office:value="11857014" calcext:value-type="float">
            <text:p>11857014</text:p>
          </table:table-cell>
          <table:table-cell office:value-type="string" calcext:value-type="string">
            <text:p>https://api.github.com/repos/RTS2/rts2</text:p>
          </table:table-cell>
          <table:table-cell table:formula="of:=REPLACE([.B1879]; 1; 29; &quot;&quot;)" office:value-type="string" office:string-value="RTS2/rts2" calcext:value-type="string">
            <text:p>RTS2/rts2</text:p>
          </table:table-cell>
        </table:table-row>
        <table:table-row table:style-name="ro1">
          <table:table-cell office:value-type="float" office:value="11912832" calcext:value-type="float">
            <text:p>11912832</text:p>
          </table:table-cell>
          <table:table-cell office:value-type="string" calcext:value-type="string">
            <text:p>https://api.github.com/repos/Maximus5/Far3bis</text:p>
          </table:table-cell>
          <table:table-cell table:formula="of:=REPLACE([.B1880]; 1; 29; &quot;&quot;)" office:value-type="string" office:string-value="Maximus5/Far3bis" calcext:value-type="string">
            <text:p>Maximus5/Far3bis</text:p>
          </table:table-cell>
        </table:table-row>
        <table:table-row table:style-name="ro1">
          <table:table-cell office:value-type="float" office:value="11951638" calcext:value-type="float">
            <text:p>11951638</text:p>
          </table:table-cell>
          <table:table-cell office:value-type="string" calcext:value-type="string">
            <text:p>https://api.github.com/repos/zouxiaohang/TinySTL</text:p>
          </table:table-cell>
          <table:table-cell table:formula="of:=REPLACE([.B1881]; 1; 29; &quot;&quot;)" office:value-type="string" office:string-value="zouxiaohang/TinySTL" calcext:value-type="string">
            <text:p>zouxiaohang/TinySTL</text:p>
          </table:table-cell>
        </table:table-row>
        <table:table-row table:style-name="ro1">
          <table:table-cell office:value-type="float" office:value="12014295" calcext:value-type="float">
            <text:p>12014295</text:p>
          </table:table-cell>
          <table:table-cell office:value-type="string" calcext:value-type="string">
            <text:p>https://api.github.com/repos/gridcoin/Gridcoin-Research</text:p>
          </table:table-cell>
          <table:table-cell table:formula="of:=REPLACE([.B1882]; 1; 29; &quot;&quot;)" office:value-type="string" office:string-value="gridcoin/Gridcoin-Research" calcext:value-type="string">
            <text:p>gridcoin/Gridcoin-Research</text:p>
          </table:table-cell>
        </table:table-row>
        <table:table-row table:style-name="ro1">
          <table:table-cell office:value-type="float" office:value="12019785" calcext:value-type="float">
            <text:p>12019785</text:p>
          </table:table-cell>
          <table:table-cell office:value-type="string" calcext:value-type="string">
            <text:p>https://api.github.com/repos/ImpalaToGo/ImpalaToGo</text:p>
          </table:table-cell>
          <table:table-cell table:formula="of:=REPLACE([.B1883]; 1; 29; &quot;&quot;)" office:value-type="string" office:string-value="ImpalaToGo/ImpalaToGo" calcext:value-type="string">
            <text:p>ImpalaToGo/ImpalaToGo</text:p>
          </table:table-cell>
        </table:table-row>
        <table:table-row table:style-name="ro1">
          <table:table-cell office:value-type="float" office:value="12032786" calcext:value-type="float">
            <text:p>12032786</text:p>
          </table:table-cell>
          <table:table-cell office:value-type="string" calcext:value-type="string">
            <text:p>https://api.github.com/repos/KangLin/rabbitim</text:p>
          </table:table-cell>
          <table:table-cell table:formula="of:=REPLACE([.B1884]; 1; 29; &quot;&quot;)" office:value-type="string" office:string-value="KangLin/rabbitim" calcext:value-type="string">
            <text:p>KangLin/rabbitim</text:p>
          </table:table-cell>
        </table:table-row>
        <table:table-row table:style-name="ro1">
          <table:table-cell office:value-type="float" office:value="12043000" calcext:value-type="float">
            <text:p>12043000</text:p>
          </table:table-cell>
          <table:table-cell office:value-type="string" calcext:value-type="string">
            <text:p>https://api.github.com/repos/vimalmanohar/kaldi-git</text:p>
          </table:table-cell>
          <table:table-cell table:formula="of:=REPLACE([.B1885]; 1; 29; &quot;&quot;)" office:value-type="string" office:string-value="vimalmanohar/kaldi-git" calcext:value-type="string">
            <text:p>vimalmanohar/kaldi-git</text:p>
          </table:table-cell>
        </table:table-row>
        <table:table-row table:style-name="ro1">
          <table:table-cell office:value-type="float" office:value="12099985" calcext:value-type="float">
            <text:p>12099985</text:p>
          </table:table-cell>
          <table:table-cell office:value-type="string" calcext:value-type="string">
            <text:p>https://api.github.com/repos/rdm-dev/meta-jens</text:p>
          </table:table-cell>
          <table:table-cell table:formula="of:=REPLACE([.B1886]; 1; 29; &quot;&quot;)" office:value-type="string" office:string-value="rdm-dev/meta-jens" calcext:value-type="string">
            <text:p>rdm-dev/meta-jens</text:p>
          </table:table-cell>
        </table:table-row>
        <table:table-row table:style-name="ro1">
          <table:table-cell office:value-type="float" office:value="12114524" calcext:value-type="float">
            <text:p>12114524</text:p>
          </table:table-cell>
          <table:table-cell office:value-type="string" calcext:value-type="string">
            <text:p>https://api.github.com/repos/ChrisCummins/msc-thesis</text:p>
          </table:table-cell>
          <table:table-cell table:formula="of:=REPLACE([.B1887]; 1; 29; &quot;&quot;)" office:value-type="string" office:string-value="ChrisCummins/msc-thesis" calcext:value-type="string">
            <text:p>ChrisCummins/msc-thesis</text:p>
          </table:table-cell>
        </table:table-row>
        <table:table-row table:style-name="ro1">
          <table:table-cell office:value-type="float" office:value="12123316" calcext:value-type="float">
            <text:p>12123316</text:p>
          </table:table-cell>
          <table:table-cell office:value-type="string" calcext:value-type="string">
            <text:p>https://api.github.com/repos/simpla-fusion/SimPla</text:p>
          </table:table-cell>
          <table:table-cell table:formula="of:=REPLACE([.B1888]; 1; 29; &quot;&quot;)" office:value-type="string" office:string-value="simpla-fusion/SimPla" calcext:value-type="string">
            <text:p>simpla-fusion/SimPla</text:p>
          </table:table-cell>
        </table:table-row>
        <table:table-row table:style-name="ro1">
          <table:table-cell office:value-type="float" office:value="12128363" calcext:value-type="float">
            <text:p>12128363</text:p>
          </table:table-cell>
          <table:table-cell office:value-type="string" calcext:value-type="string">
            <text:p>https://api.github.com/repos/leohawke/LeoEngine</text:p>
          </table:table-cell>
          <table:table-cell table:formula="of:=REPLACE([.B1889]; 1; 29; &quot;&quot;)" office:value-type="string" office:string-value="leohawke/LeoEngine" calcext:value-type="string">
            <text:p>leohawke/LeoEngine</text:p>
          </table:table-cell>
        </table:table-row>
        <table:table-row table:style-name="ro1">
          <table:table-cell office:value-type="float" office:value="12132012" calcext:value-type="float">
            <text:p>12132012</text:p>
          </table:table-cell>
          <table:table-cell office:value-type="string" calcext:value-type="string">
            <text:p>https://api.github.com/repos/NUbots/NUbots</text:p>
          </table:table-cell>
          <table:table-cell table:formula="of:=REPLACE([.B1890]; 1; 29; &quot;&quot;)" office:value-type="string" office:string-value="NUbots/NUbots" calcext:value-type="string">
            <text:p>NUbots/NUbots</text:p>
          </table:table-cell>
        </table:table-row>
        <table:table-row table:style-name="ro1">
          <table:table-cell office:value-type="float" office:value="12136937" calcext:value-type="float">
            <text:p>12136937</text:p>
          </table:table-cell>
          <table:table-cell office:value-type="string" calcext:value-type="string">
            <text:p>https://api.github.com/repos/pkuzw/LeetCode-Zhao-Wei-</text:p>
          </table:table-cell>
          <table:table-cell table:formula="of:=REPLACE([.B1891]; 1; 29; &quot;&quot;)" office:value-type="string" office:string-value="pkuzw/LeetCode-Zhao-Wei-" calcext:value-type="string">
            <text:p>pkuzw/LeetCode-Zhao-Wei-</text:p>
          </table:table-cell>
        </table:table-row>
        <table:table-row table:style-name="ro1">
          <table:table-cell office:value-type="float" office:value="12138643" calcext:value-type="float">
            <text:p>12138643</text:p>
          </table:table-cell>
          <table:table-cell office:value-type="string" calcext:value-type="string">
            <text:p>https://api.github.com/repos/xoreos/phaethon</text:p>
          </table:table-cell>
          <table:table-cell table:formula="of:=REPLACE([.B1892]; 1; 29; &quot;&quot;)" office:value-type="string" office:string-value="xoreos/phaethon" calcext:value-type="string">
            <text:p>xoreos/phaethon</text:p>
          </table:table-cell>
        </table:table-row>
        <table:table-row table:style-name="ro1">
          <table:table-cell office:value-type="float" office:value="12146312" calcext:value-type="float">
            <text:p>12146312</text:p>
          </table:table-cell>
          <table:table-cell office:value-type="string" calcext:value-type="string">
            <text:p>https://api.github.com/repos/cshung/Competition</text:p>
          </table:table-cell>
          <table:table-cell table:formula="of:=REPLACE([.B1893]; 1; 29; &quot;&quot;)" office:value-type="string" office:string-value="cshung/Competition" calcext:value-type="string">
            <text:p>cshung/Competition</text:p>
          </table:table-cell>
        </table:table-row>
        <table:table-row table:style-name="ro1">
          <table:table-cell office:value-type="float" office:value="12147654" calcext:value-type="float">
            <text:p>12147654</text:p>
          </table:table-cell>
          <table:table-cell office:value-type="string" calcext:value-type="string">
            <text:p>https://api.github.com/repos/DISTORTEC/distortos</text:p>
          </table:table-cell>
          <table:table-cell table:formula="of:=REPLACE([.B1894]; 1; 29; &quot;&quot;)" office:value-type="string" office:string-value="DISTORTEC/distortos" calcext:value-type="string">
            <text:p>DISTORTEC/distortos</text:p>
          </table:table-cell>
        </table:table-row>
        <table:table-row table:style-name="ro1">
          <table:table-cell office:value-type="float" office:value="12151630" calcext:value-type="float">
            <text:p>12151630</text:p>
          </table:table-cell>
          <table:table-cell office:value-type="string" calcext:value-type="string">
            <text:p>https://api.github.com/repos/yaroslav-tarasov/test_osg</text:p>
          </table:table-cell>
          <table:table-cell table:formula="of:=REPLACE([.B1895]; 1; 29; &quot;&quot;)" office:value-type="string" office:string-value="yaroslav-tarasov/test_osg" calcext:value-type="string">
            <text:p>yaroslav-tarasov/test_osg</text:p>
          </table:table-cell>
        </table:table-row>
        <table:table-row table:style-name="ro1">
          <table:table-cell office:value-type="float" office:value="12153100" calcext:value-type="float">
            <text:p>12153100</text:p>
          </table:table-cell>
          <table:table-cell office:value-type="string" calcext:value-type="string">
            <text:p>https://api.github.com/repos/mzimbres/rtcpp</text:p>
          </table:table-cell>
          <table:table-cell table:formula="of:=REPLACE([.B1896]; 1; 29; &quot;&quot;)" office:value-type="string" office:string-value="mzimbres/rtcpp" calcext:value-type="string">
            <text:p>mzimbres/rtcpp</text:p>
          </table:table-cell>
        </table:table-row>
        <table:table-row table:style-name="ro1">
          <table:table-cell office:value-type="float" office:value="12157728" calcext:value-type="float">
            <text:p>12157728</text:p>
          </table:table-cell>
          <table:table-cell office:value-type="string" calcext:value-type="string">
            <text:p>https://api.github.com/repos/gangeli/NaturalLI</text:p>
          </table:table-cell>
          <table:table-cell table:formula="of:=REPLACE([.B1897]; 1; 29; &quot;&quot;)" office:value-type="string" office:string-value="gangeli/NaturalLI" calcext:value-type="string">
            <text:p>gangeli/NaturalLI</text:p>
          </table:table-cell>
        </table:table-row>
        <table:table-row table:style-name="ro1">
          <table:table-cell office:value-type="float" office:value="12161079" calcext:value-type="float">
            <text:p>12161079</text:p>
          </table:table-cell>
          <table:table-cell office:value-type="string" calcext:value-type="string">
            <text:p>https://api.github.com/repos/HSAFoundation/HLC-HSAIL-Development-LLVM</text:p>
          </table:table-cell>
          <table:table-cell table:formula="of:=REPLACE([.B1898]; 1; 29; &quot;&quot;)" office:value-type="string" office:string-value="HSAFoundation/HLC-HSAIL-Development-LLVM" calcext:value-type="string">
            <text:p>HSAFoundation/HLC-HSAIL-Development-LLVM</text:p>
          </table:table-cell>
        </table:table-row>
        <table:table-row table:style-name="ro1">
          <table:table-cell office:value-type="float" office:value="12170731" calcext:value-type="float">
            <text:p>12170731</text:p>
          </table:table-cell>
          <table:table-cell office:value-type="string" calcext:value-type="string">
            <text:p>https://api.github.com/repos/OpenXRay/xray-16</text:p>
          </table:table-cell>
          <table:table-cell table:formula="of:=REPLACE([.B1899]; 1; 29; &quot;&quot;)" office:value-type="string" office:string-value="OpenXRay/xray-16" calcext:value-type="string">
            <text:p>OpenXRay/xray-16</text:p>
          </table:table-cell>
        </table:table-row>
        <table:table-row table:style-name="ro1">
          <table:table-cell office:value-type="float" office:value="12172069" calcext:value-type="float">
            <text:p>12172069</text:p>
          </table:table-cell>
          <table:table-cell office:value-type="string" calcext:value-type="string">
            <text:p>https://api.github.com/repos/OpenChemistry/tomviz</text:p>
          </table:table-cell>
          <table:table-cell table:formula="of:=REPLACE([.B1900]; 1; 29; &quot;&quot;)" office:value-type="string" office:string-value="OpenChemistry/tomviz" calcext:value-type="string">
            <text:p>OpenChemistry/tomviz</text:p>
          </table:table-cell>
        </table:table-row>
        <table:table-row table:style-name="ro1">
          <table:table-cell office:value-type="float" office:value="12173781" calcext:value-type="float">
            <text:p>12173781</text:p>
          </table:table-cell>
          <table:table-cell office:value-type="string" calcext:value-type="string">
            <text:p>https://api.github.com/repos/svn2github/libtorrent-rasterbar-trunk</text:p>
          </table:table-cell>
          <table:table-cell table:formula="of:=REPLACE([.B1901]; 1; 29; &quot;&quot;)" office:value-type="string" office:string-value="svn2github/libtorrent-rasterbar-trunk" calcext:value-type="string">
            <text:p>svn2github/libtorrent-rasterbar-trunk</text:p>
          </table:table-cell>
        </table:table-row>
        <table:table-row table:style-name="ro1">
          <table:table-cell office:value-type="float" office:value="12177883" calcext:value-type="float">
            <text:p>12177883</text:p>
          </table:table-cell>
          <table:table-cell office:value-type="string" calcext:value-type="string">
            <text:p>https://api.github.com/repos/BryceMehring/GameEngine</text:p>
          </table:table-cell>
          <table:table-cell table:formula="of:=REPLACE([.B1902]; 1; 29; &quot;&quot;)" office:value-type="string" office:string-value="BryceMehring/GameEngine" calcext:value-type="string">
            <text:p>BryceMehring/GameEngine</text:p>
          </table:table-cell>
        </table:table-row>
        <table:table-row table:style-name="ro1">
          <table:table-cell office:value-type="float" office:value="12179949" calcext:value-type="float">
            <text:p>12179949</text:p>
          </table:table-cell>
          <table:table-cell office:value-type="string" calcext:value-type="string">
            <text:p>https://api.github.com/repos/paesanilab/mbpol_openmm_plugin</text:p>
          </table:table-cell>
          <table:table-cell table:formula="of:=REPLACE([.B1903]; 1; 29; &quot;&quot;)" office:value-type="string" office:string-value="paesanilab/mbpol_openmm_plugin" calcext:value-type="string">
            <text:p>paesanilab/mbpol_openmm_plugin</text:p>
          </table:table-cell>
        </table:table-row>
        <table:table-row table:style-name="ro1">
          <table:table-cell office:value-type="float" office:value="12183404" calcext:value-type="float">
            <text:p>12183404</text:p>
          </table:table-cell>
          <table:table-cell office:value-type="string" calcext:value-type="string">
            <text:p>https://api.github.com/repos/tork-a/openrtm_aist-release</text:p>
          </table:table-cell>
          <table:table-cell table:formula="of:=REPLACE([.B1904]; 1; 29; &quot;&quot;)" office:value-type="string" office:string-value="tork-a/openrtm_aist-release" calcext:value-type="string">
            <text:p>tork-a/openrtm_aist-release</text:p>
          </table:table-cell>
        </table:table-row>
        <table:table-row table:style-name="ro1">
          <table:table-cell office:value-type="float" office:value="12196310" calcext:value-type="float">
            <text:p>12196310</text:p>
          </table:table-cell>
          <table:table-cell office:value-type="string" calcext:value-type="string">
            <text:p>https://api.github.com/repos/pcloudcom/psyncgui</text:p>
          </table:table-cell>
          <table:table-cell table:formula="of:=REPLACE([.B1905]; 1; 29; &quot;&quot;)" office:value-type="string" office:string-value="pcloudcom/psyncgui" calcext:value-type="string">
            <text:p>pcloudcom/psyncgui</text:p>
          </table:table-cell>
        </table:table-row>
        <table:table-row table:style-name="ro1">
          <table:table-cell office:value-type="float" office:value="12202780" calcext:value-type="float">
            <text:p>12202780</text:p>
          </table:table-cell>
          <table:table-cell office:value-type="string" calcext:value-type="string">
            <text:p>https://api.github.com/repos/Kronuz/Xapiand</text:p>
          </table:table-cell>
          <table:table-cell table:formula="of:=REPLACE([.B1906]; 1; 29; &quot;&quot;)" office:value-type="string" office:string-value="Kronuz/Xapiand" calcext:value-type="string">
            <text:p>Kronuz/Xapiand</text:p>
          </table:table-cell>
        </table:table-row>
        <table:table-row table:style-name="ro1">
          <table:table-cell office:value-type="float" office:value="12204401" calcext:value-type="float">
            <text:p>12204401</text:p>
          </table:table-cell>
          <table:table-cell office:value-type="string" calcext:value-type="string">
            <text:p>https://api.github.com/repos/bailey-lab/bibseq</text:p>
          </table:table-cell>
          <table:table-cell table:formula="of:=REPLACE([.B1907]; 1; 29; &quot;&quot;)" office:value-type="string" office:string-value="bailey-lab/bibseq" calcext:value-type="string">
            <text:p>bailey-lab/bibseq</text:p>
          </table:table-cell>
        </table:table-row>
        <table:table-row table:style-name="ro1">
          <table:table-cell office:value-type="float" office:value="12205000" calcext:value-type="float">
            <text:p>12205000</text:p>
          </table:table-cell>
          <table:table-cell office:value-type="string" calcext:value-type="string">
            <text:p>https://api.github.com/repos/zxcvbnmmz/GraDeath</text:p>
          </table:table-cell>
          <table:table-cell table:formula="of:=REPLACE([.B1908]; 1; 29; &quot;&quot;)" office:value-type="string" office:string-value="zxcvbnmmz/GraDeath" calcext:value-type="string">
            <text:p>zxcvbnmmz/GraDeath</text:p>
          </table:table-cell>
        </table:table-row>
        <table:table-row table:style-name="ro1">
          <table:table-cell office:value-type="float" office:value="12205391" calcext:value-type="float">
            <text:p>12205391</text:p>
          </table:table-cell>
          <table:table-cell office:value-type="string" calcext:value-type="string">
            <text:p>https://api.github.com/repos/OpenDroneMap/OpenDroneMap</text:p>
          </table:table-cell>
          <table:table-cell table:formula="of:=REPLACE([.B1909]; 1; 29; &quot;&quot;)" office:value-type="string" office:string-value="OpenDroneMap/OpenDroneMap" calcext:value-type="string">
            <text:p>OpenDroneMap/OpenDroneMap</text:p>
          </table:table-cell>
        </table:table-row>
        <table:table-row table:style-name="ro1">
          <table:table-cell office:value-type="float" office:value="12207077" calcext:value-type="float">
            <text:p>12207077</text:p>
          </table:table-cell>
          <table:table-cell office:value-type="string" calcext:value-type="string">
            <text:p>https://api.github.com/repos/zjkang/algorithm</text:p>
          </table:table-cell>
          <table:table-cell table:formula="of:=REPLACE([.B1910]; 1; 29; &quot;&quot;)" office:value-type="string" office:string-value="zjkang/algorithm" calcext:value-type="string">
            <text:p>zjkang/algorithm</text:p>
          </table:table-cell>
        </table:table-row>
        <table:table-row table:style-name="ro1">
          <table:table-cell office:value-type="float" office:value="12208029" calcext:value-type="float">
            <text:p>12208029</text:p>
          </table:table-cell>
          <table:table-cell office:value-type="string" calcext:value-type="string">
            <text:p>https://api.github.com/repos/khizmax/libcds</text:p>
          </table:table-cell>
          <table:table-cell table:formula="of:=REPLACE([.B1911]; 1; 29; &quot;&quot;)" office:value-type="string" office:string-value="khizmax/libcds" calcext:value-type="string">
            <text:p>khizmax/libcds</text:p>
          </table:table-cell>
        </table:table-row>
        <table:table-row table:style-name="ro1">
          <table:table-cell office:value-type="float" office:value="12209540" calcext:value-type="float">
            <text:p>12209540</text:p>
          </table:table-cell>
          <table:table-cell office:value-type="string" calcext:value-type="string">
            <text:p>https://api.github.com/repos/yandex/mediastorage-proxy</text:p>
          </table:table-cell>
          <table:table-cell table:formula="of:=REPLACE([.B1912]; 1; 29; &quot;&quot;)" office:value-type="string" office:string-value="yandex/mediastorage-proxy" calcext:value-type="string">
            <text:p>yandex/mediastorage-proxy</text:p>
          </table:table-cell>
        </table:table-row>
        <table:table-row table:style-name="ro1">
          <table:table-cell office:value-type="float" office:value="12211732" calcext:value-type="float">
            <text:p>12211732</text:p>
          </table:table-cell>
          <table:table-cell office:value-type="string" calcext:value-type="string">
            <text:p>https://api.github.com/repos/mysql/mysql-server</text:p>
          </table:table-cell>
          <table:table-cell table:formula="of:=REPLACE([.B1913]; 1; 29; &quot;&quot;)" office:value-type="string" office:string-value="mysql/mysql-server" calcext:value-type="string">
            <text:p>mysql/mysql-server</text:p>
          </table:table-cell>
        </table:table-row>
        <table:table-row table:style-name="ro1">
          <table:table-cell office:value-type="float" office:value="12213965" calcext:value-type="float">
            <text:p>12213965</text:p>
          </table:table-cell>
          <table:table-cell office:value-type="string" calcext:value-type="string">
            <text:p>https://api.github.com/repos/robotology-playground/OpenSoT</text:p>
          </table:table-cell>
          <table:table-cell table:formula="of:=REPLACE([.B1914]; 1; 29; &quot;&quot;)" office:value-type="string" office:string-value="robotology-playground/OpenSoT" calcext:value-type="string">
            <text:p>robotology-playground/OpenSoT</text:p>
          </table:table-cell>
        </table:table-row>
        <table:table-row table:style-name="ro1">
          <table:table-cell office:value-type="float" office:value="12218324" calcext:value-type="float">
            <text:p>12218324</text:p>
          </table:table-cell>
          <table:table-cell office:value-type="string" calcext:value-type="string">
            <text:p>https://api.github.com/repos/simquest/opensurgsim</text:p>
          </table:table-cell>
          <table:table-cell table:formula="of:=REPLACE([.B1915]; 1; 29; &quot;&quot;)" office:value-type="string" office:string-value="simquest/opensurgsim" calcext:value-type="string">
            <text:p>simquest/opensurgsim</text:p>
          </table:table-cell>
        </table:table-row>
        <table:table-row table:style-name="ro1">
          <table:table-cell office:value-type="float" office:value="12226989" calcext:value-type="float">
            <text:p>12226989</text:p>
          </table:table-cell>
          <table:table-cell office:value-type="string" calcext:value-type="string">
            <text:p>https://api.github.com/repos/PCMSolver/pcmsolver</text:p>
          </table:table-cell>
          <table:table-cell table:formula="of:=REPLACE([.B1916]; 1; 29; &quot;&quot;)" office:value-type="string" office:string-value="PCMSolver/pcmsolver" calcext:value-type="string">
            <text:p>PCMSolver/pcmsolver</text:p>
          </table:table-cell>
        </table:table-row>
        <table:table-row table:style-name="ro1">
          <table:table-cell office:value-type="float" office:value="12230050" calcext:value-type="float">
            <text:p>12230050</text:p>
          </table:table-cell>
          <table:table-cell office:value-type="string" calcext:value-type="string">
            <text:p>https://api.github.com/repos/ekg/vg</text:p>
          </table:table-cell>
          <table:table-cell table:formula="of:=REPLACE([.B1917]; 1; 29; &quot;&quot;)" office:value-type="string" office:string-value="ekg/vg" calcext:value-type="string">
            <text:p>ekg/vg</text:p>
          </table:table-cell>
        </table:table-row>
        <table:table-row table:style-name="ro1">
          <table:table-cell office:value-type="float" office:value="12230834" calcext:value-type="float">
            <text:p>12230834</text:p>
          </table:table-cell>
          <table:table-cell office:value-type="string" calcext:value-type="string">
            <text:p>https://api.github.com/repos/couchbase/forestdb</text:p>
          </table:table-cell>
          <table:table-cell table:formula="of:=REPLACE([.B1918]; 1; 29; &quot;&quot;)" office:value-type="string" office:string-value="couchbase/forestdb" calcext:value-type="string">
            <text:p>couchbase/forestdb</text:p>
          </table:table-cell>
        </table:table-row>
        <table:table-row table:style-name="ro1">
          <table:table-cell office:value-type="float" office:value="12236298" calcext:value-type="float">
            <text:p>12236298</text:p>
          </table:table-cell>
          <table:table-cell office:value-type="string" calcext:value-type="string">
            <text:p>https://api.github.com/repos/OldTimes-Software/KatanaEngine</text:p>
          </table:table-cell>
          <table:table-cell table:formula="of:=REPLACE([.B1919]; 1; 29; &quot;&quot;)" office:value-type="string" office:string-value="OldTimes-Software/KatanaEngine" calcext:value-type="string">
            <text:p>OldTimes-Software/KatanaEngine</text:p>
          </table:table-cell>
        </table:table-row>
        <table:table-row table:style-name="ro1">
          <table:table-cell office:value-type="float" office:value="12239182" calcext:value-type="float">
            <text:p>12239182</text:p>
          </table:table-cell>
          <table:table-cell office:value-type="string" calcext:value-type="string">
            <text:p>https://api.github.com/repos/emlai/zenith</text:p>
          </table:table-cell>
          <table:table-cell table:formula="of:=REPLACE([.B1920]; 1; 29; &quot;&quot;)" office:value-type="string" office:string-value="emlai/zenith" calcext:value-type="string">
            <text:p>emlai/zenith</text:p>
          </table:table-cell>
        </table:table-row>
        <table:table-row table:style-name="ro1">
          <table:table-cell office:value-type="float" office:value="12240180" calcext:value-type="float">
            <text:p>12240180</text:p>
          </table:table-cell>
          <table:table-cell office:value-type="string" calcext:value-type="string">
            <text:p>https://api.github.com/repos/christopho/solarus-quest-editor</text:p>
          </table:table-cell>
          <table:table-cell table:formula="of:=REPLACE([.B1921]; 1; 29; &quot;&quot;)" office:value-type="string" office:string-value="christopho/solarus-quest-editor" calcext:value-type="string">
            <text:p>christopho/solarus-quest-editor</text:p>
          </table:table-cell>
        </table:table-row>
        <table:table-row table:style-name="ro1">
          <table:table-cell office:value-type="float" office:value="12246131" calcext:value-type="float">
            <text:p>12246131</text:p>
          </table:table-cell>
          <table:table-cell office:value-type="string" calcext:value-type="string">
            <text:p>https://api.github.com/repos/EasyDarwin/EasyDarwin</text:p>
          </table:table-cell>
          <table:table-cell table:formula="of:=REPLACE([.B1922]; 1; 29; &quot;&quot;)" office:value-type="string" office:string-value="EasyDarwin/EasyDarwin" calcext:value-type="string">
            <text:p>EasyDarwin/EasyDarwin</text:p>
          </table:table-cell>
        </table:table-row>
        <table:table-row table:style-name="ro1">
          <table:table-cell office:value-type="float" office:value="12246159" calcext:value-type="float">
            <text:p>12246159</text:p>
          </table:table-cell>
          <table:table-cell office:value-type="string" calcext:value-type="string">
            <text:p>https://api.github.com/repos/mickybart/device_sony_nozomi</text:p>
          </table:table-cell>
          <table:table-cell table:formula="of:=REPLACE([.B1923]; 1; 29; &quot;&quot;)" office:value-type="string" office:string-value="mickybart/device_sony_nozomi" calcext:value-type="string">
            <text:p>mickybart/device_sony_nozomi</text:p>
          </table:table-cell>
        </table:table-row>
        <table:table-row table:style-name="ro1">
          <table:table-cell office:value-type="float" office:value="12251098" calcext:value-type="float">
            <text:p>12251098</text:p>
          </table:table-cell>
          <table:table-cell office:value-type="string" calcext:value-type="string">
            <text:p>https://api.github.com/repos/newenclave/ferro-remote</text:p>
          </table:table-cell>
          <table:table-cell table:formula="of:=REPLACE([.B1924]; 1; 29; &quot;&quot;)" office:value-type="string" office:string-value="newenclave/ferro-remote" calcext:value-type="string">
            <text:p>newenclave/ferro-remote</text:p>
          </table:table-cell>
        </table:table-row>
        <table:table-row table:style-name="ro1">
          <table:table-cell office:value-type="float" office:value="12252779" calcext:value-type="float">
            <text:p>12252779</text:p>
          </table:table-cell>
          <table:table-cell office:value-type="string" calcext:value-type="string">
            <text:p>https://api.github.com/repos/viboes/std-make</text:p>
          </table:table-cell>
          <table:table-cell table:formula="of:=REPLACE([.B1925]; 1; 29; &quot;&quot;)" office:value-type="string" office:string-value="viboes/std-make" calcext:value-type="string">
            <text:p>viboes/std-make</text:p>
          </table:table-cell>
        </table:table-row>
        <table:table-row table:style-name="ro1">
          <table:table-cell office:value-type="float" office:value="12261208" calcext:value-type="float">
            <text:p>12261208</text:p>
          </table:table-cell>
          <table:table-cell office:value-type="string" calcext:value-type="string">
            <text:p>https://api.github.com/repos/svn2github/bochs</text:p>
          </table:table-cell>
          <table:table-cell table:formula="of:=REPLACE([.B1926]; 1; 29; &quot;&quot;)" office:value-type="string" office:string-value="svn2github/bochs" calcext:value-type="string">
            <text:p>svn2github/bochs</text:p>
          </table:table-cell>
        </table:table-row>
        <table:table-row table:style-name="ro1">
          <table:table-cell office:value-type="float" office:value="12261570" calcext:value-type="float">
            <text:p>12261570</text:p>
          </table:table-cell>
          <table:table-cell office:value-type="string" calcext:value-type="string">
            <text:p>https://api.github.com/repos/Da-Huang/Top-S</text:p>
          </table:table-cell>
          <table:table-cell table:formula="of:=REPLACE([.B1927]; 1; 29; &quot;&quot;)" office:value-type="string" office:string-value="Da-Huang/Top-S" calcext:value-type="string">
            <text:p>Da-Huang/Top-S</text:p>
          </table:table-cell>
        </table:table-row>
        <table:table-row table:style-name="ro1">
          <table:table-cell office:value-type="float" office:value="12264376" calcext:value-type="float">
            <text:p>12264376</text:p>
          </table:table-cell>
          <table:table-cell office:value-type="string" calcext:value-type="string">
            <text:p>https://api.github.com/repos/sekrit-twc/zimg</text:p>
          </table:table-cell>
          <table:table-cell table:formula="of:=REPLACE([.B1928]; 1; 29; &quot;&quot;)" office:value-type="string" office:string-value="sekrit-twc/zimg" calcext:value-type="string">
            <text:p>sekrit-twc/zimg</text:p>
          </table:table-cell>
        </table:table-row>
        <table:table-row table:style-name="ro1">
          <table:table-cell office:value-type="float" office:value="12265944" calcext:value-type="float">
            <text:p>12265944</text:p>
          </table:table-cell>
          <table:table-cell office:value-type="string" calcext:value-type="string">
            <text:p>https://api.github.com/repos/macchina-io/macchina.io</text:p>
          </table:table-cell>
          <table:table-cell table:formula="of:=REPLACE([.B1929]; 1; 29; &quot;&quot;)" office:value-type="string" office:string-value="macchina-io/macchina.io" calcext:value-type="string">
            <text:p>macchina-io/macchina.io</text:p>
          </table:table-cell>
        </table:table-row>
        <table:table-row table:style-name="ro1">
          <table:table-cell office:value-type="float" office:value="12271182" calcext:value-type="float">
            <text:p>12271182</text:p>
          </table:table-cell>
          <table:table-cell office:value-type="string" calcext:value-type="string">
            <text:p>https://api.github.com/repos/uwsampa/accept</text:p>
          </table:table-cell>
          <table:table-cell table:formula="of:=REPLACE([.B1930]; 1; 29; &quot;&quot;)" office:value-type="string" office:string-value="uwsampa/accept" calcext:value-type="string">
            <text:p>uwsampa/accept</text:p>
          </table:table-cell>
        </table:table-row>
        <table:table-row table:style-name="ro1">
          <table:table-cell office:value-type="float" office:value="12272564" calcext:value-type="float">
            <text:p>12272564</text:p>
          </table:table-cell>
          <table:table-cell office:value-type="string" calcext:value-type="string">
            <text:p>https://api.github.com/repos/yxymit/DBx1000</text:p>
          </table:table-cell>
          <table:table-cell table:formula="of:=REPLACE([.B1931]; 1; 29; &quot;&quot;)" office:value-type="string" office:string-value="yxymit/DBx1000" calcext:value-type="string">
            <text:p>yxymit/DBx1000</text:p>
          </table:table-cell>
        </table:table-row>
        <table:table-row table:style-name="ro1">
          <table:table-cell office:value-type="float" office:value="12279624" calcext:value-type="float">
            <text:p>12279624</text:p>
          </table:table-cell>
          <table:table-cell office:value-type="string" calcext:value-type="string">
            <text:p>https://api.github.com/repos/domob1812/namecore</text:p>
          </table:table-cell>
          <table:table-cell table:formula="of:=REPLACE([.B1932]; 1; 29; &quot;&quot;)" office:value-type="string" office:string-value="domob1812/namecore" calcext:value-type="string">
            <text:p>domob1812/namecore</text:p>
          </table:table-cell>
        </table:table-row>
        <table:table-row table:style-name="ro1">
          <table:table-cell office:value-type="float" office:value="12279798" calcext:value-type="float">
            <text:p>12279798</text:p>
          </table:table-cell>
          <table:table-cell office:value-type="string" calcext:value-type="string">
            <text:p>https://api.github.com/repos/LukasBanana/XieXie-2</text:p>
          </table:table-cell>
          <table:table-cell table:formula="of:=REPLACE([.B1933]; 1; 29; &quot;&quot;)" office:value-type="string" office:string-value="LukasBanana/XieXie-2" calcext:value-type="string">
            <text:p>LukasBanana/XieXie-2</text:p>
          </table:table-cell>
        </table:table-row>
        <table:table-row table:style-name="ro1">
          <table:table-cell office:value-type="float" office:value="12284909" calcext:value-type="float">
            <text:p>12284909</text:p>
          </table:table-cell>
          <table:table-cell office:value-type="string" calcext:value-type="string">
            <text:p>https://api.github.com/repos/richardxday/rddvb</text:p>
          </table:table-cell>
          <table:table-cell table:formula="of:=REPLACE([.B1934]; 1; 29; &quot;&quot;)" office:value-type="string" office:string-value="richardxday/rddvb" calcext:value-type="string">
            <text:p>richardxday/rddvb</text:p>
          </table:table-cell>
        </table:table-row>
        <table:table-row table:style-name="ro1">
          <table:table-cell office:value-type="float" office:value="12294882" calcext:value-type="float">
            <text:p>12294882</text:p>
          </table:table-cell>
          <table:table-cell office:value-type="string" calcext:value-type="string">
            <text:p>https://api.github.com/repos/ltlollo/misc</text:p>
          </table:table-cell>
          <table:table-cell table:formula="of:=REPLACE([.B1935]; 1; 29; &quot;&quot;)" office:value-type="string" office:string-value="ltlollo/misc" calcext:value-type="string">
            <text:p>ltlollo/misc</text:p>
          </table:table-cell>
        </table:table-row>
        <table:table-row table:style-name="ro1">
          <table:table-cell office:value-type="float" office:value="12308194" calcext:value-type="float">
            <text:p>12308194</text:p>
          </table:table-cell>
          <table:table-cell office:value-type="string" calcext:value-type="string">
            <text:p>https://api.github.com/repos/conru/painter</text:p>
          </table:table-cell>
          <table:table-cell table:formula="of:=REPLACE([.B1936]; 1; 29; &quot;&quot;)" office:value-type="string" office:string-value="conru/painter" calcext:value-type="string">
            <text:p>conru/painter</text:p>
          </table:table-cell>
        </table:table-row>
        <table:table-row table:style-name="ro1">
          <table:table-cell office:value-type="float" office:value="12315387" calcext:value-type="float">
            <text:p>12315387</text:p>
          </table:table-cell>
          <table:table-cell office:value-type="string" calcext:value-type="string">
            <text:p>https://api.github.com/repos/couchbase/memcached</text:p>
          </table:table-cell>
          <table:table-cell table:formula="of:=REPLACE([.B1937]; 1; 29; &quot;&quot;)" office:value-type="string" office:string-value="couchbase/memcached" calcext:value-type="string">
            <text:p>couchbase/memcached</text:p>
          </table:table-cell>
        </table:table-row>
        <table:table-row table:style-name="ro1">
          <table:table-cell office:value-type="float" office:value="12327968" calcext:value-type="float">
            <text:p>12327968</text:p>
          </table:table-cell>
          <table:table-cell office:value-type="string" calcext:value-type="string">
            <text:p>https://api.github.com/repos/zaps166/QMPlay2</text:p>
          </table:table-cell>
          <table:table-cell table:formula="of:=REPLACE([.B1938]; 1; 29; &quot;&quot;)" office:value-type="string" office:string-value="zaps166/QMPlay2" calcext:value-type="string">
            <text:p>zaps166/QMPlay2</text:p>
          </table:table-cell>
        </table:table-row>
        <table:table-row table:style-name="ro1">
          <table:table-cell office:value-type="float" office:value="12328856" calcext:value-type="float">
            <text:p>12328856</text:p>
          </table:table-cell>
          <table:table-cell office:value-type="string" calcext:value-type="string">
            <text:p>https://api.github.com/repos/jnalanko/bwtCluster</text:p>
          </table:table-cell>
          <table:table-cell table:formula="of:=REPLACE([.B1939]; 1; 29; &quot;&quot;)" office:value-type="string" office:string-value="jnalanko/bwtCluster" calcext:value-type="string">
            <text:p>jnalanko/bwtCluster</text:p>
          </table:table-cell>
        </table:table-row>
        <table:table-row table:style-name="ro1">
          <table:table-cell office:value-type="float" office:value="12336827" calcext:value-type="float">
            <text:p>12336827</text:p>
          </table:table-cell>
          <table:table-cell office:value-type="string" calcext:value-type="string">
            <text:p>https://api.github.com/repos/mamedev/mame</text:p>
          </table:table-cell>
          <table:table-cell table:formula="of:=REPLACE([.B1940]; 1; 29; &quot;&quot;)" office:value-type="string" office:string-value="mamedev/mame" calcext:value-type="string">
            <text:p>mamedev/mame</text:p>
          </table:table-cell>
        </table:table-row>
        <table:table-row table:style-name="ro1">
          <table:table-cell office:value-type="float" office:value="12337277" calcext:value-type="float">
            <text:p>12337277</text:p>
          </table:table-cell>
          <table:table-cell office:value-type="string" calcext:value-type="string">
            <text:p>https://api.github.com/repos/couchbaselabs/cbforest</text:p>
          </table:table-cell>
          <table:table-cell table:formula="of:=REPLACE([.B1941]; 1; 29; &quot;&quot;)" office:value-type="string" office:string-value="couchbaselabs/cbforest" calcext:value-type="string">
            <text:p>couchbaselabs/cbforest</text:p>
          </table:table-cell>
        </table:table-row>
        <table:table-row table:style-name="ro1">
          <table:table-cell office:value-type="float" office:value="12338155" calcext:value-type="float">
            <text:p>12338155</text:p>
          </table:table-cell>
          <table:table-cell office:value-type="string" calcext:value-type="string">
            <text:p>https://api.github.com/repos/ariel19/Thesis</text:p>
          </table:table-cell>
          <table:table-cell table:formula="of:=REPLACE([.B1942]; 1; 29; &quot;&quot;)" office:value-type="string" office:string-value="ariel19/Thesis" calcext:value-type="string">
            <text:p>ariel19/Thesis</text:p>
          </table:table-cell>
        </table:table-row>
        <table:table-row table:style-name="ro1">
          <table:table-cell office:value-type="float" office:value="12338192" calcext:value-type="float">
            <text:p>12338192</text:p>
          </table:table-cell>
          <table:table-cell office:value-type="string" calcext:value-type="string">
            <text:p>https://api.github.com/repos/mavlink/mavros</text:p>
          </table:table-cell>
          <table:table-cell table:formula="of:=REPLACE([.B1943]; 1; 29; &quot;&quot;)" office:value-type="string" office:string-value="mavlink/mavros" calcext:value-type="string">
            <text:p>mavlink/mavros</text:p>
          </table:table-cell>
        </table:table-row>
        <table:table-row table:style-name="ro1">
          <table:table-cell office:value-type="float" office:value="12354258" calcext:value-type="float">
            <text:p>12354258</text:p>
          </table:table-cell>
          <table:table-cell office:value-type="string" calcext:value-type="string">
            <text:p>https://api.github.com/repos/gentryx/libflatarray</text:p>
          </table:table-cell>
          <table:table-cell table:formula="of:=REPLACE([.B1944]; 1; 29; &quot;&quot;)" office:value-type="string" office:string-value="gentryx/libflatarray" calcext:value-type="string">
            <text:p>gentryx/libflatarray</text:p>
          </table:table-cell>
        </table:table-row>
        <table:table-row table:style-name="ro1">
          <table:table-cell office:value-type="float" office:value="12354490" calcext:value-type="float">
            <text:p>12354490</text:p>
          </table:table-cell>
          <table:table-cell office:value-type="string" calcext:value-type="string">
            <text:p>https://api.github.com/repos/winsphinx/MyDesktop</text:p>
          </table:table-cell>
          <table:table-cell table:formula="of:=REPLACE([.B1945]; 1; 29; &quot;&quot;)" office:value-type="string" office:string-value="winsphinx/MyDesktop" calcext:value-type="string">
            <text:p>winsphinx/MyDesktop</text:p>
          </table:table-cell>
        </table:table-row>
        <table:table-row table:style-name="ro1">
          <table:table-cell office:value-type="float" office:value="12357151" calcext:value-type="float">
            <text:p>12357151</text:p>
          </table:table-cell>
          <table:table-cell office:value-type="string" calcext:value-type="string">
            <text:p>https://api.github.com/repos/ymarkovitch/libpcomn</text:p>
          </table:table-cell>
          <table:table-cell table:formula="of:=REPLACE([.B1946]; 1; 29; &quot;&quot;)" office:value-type="string" office:string-value="ymarkovitch/libpcomn" calcext:value-type="string">
            <text:p>ymarkovitch/libpcomn</text:p>
          </table:table-cell>
        </table:table-row>
        <table:table-row table:style-name="ro1">
          <table:table-cell office:value-type="float" office:value="12358805" calcext:value-type="float">
            <text:p>12358805</text:p>
          </table:table-cell>
          <table:table-cell office:value-type="string" calcext:value-type="string">
            <text:p>https://api.github.com/repos/arobenko/comms_champion</text:p>
          </table:table-cell>
          <table:table-cell table:formula="of:=REPLACE([.B1947]; 1; 29; &quot;&quot;)" office:value-type="string" office:string-value="arobenko/comms_champion" calcext:value-type="string">
            <text:p>arobenko/comms_champion</text:p>
          </table:table-cell>
        </table:table-row>
        <table:table-row table:style-name="ro1">
          <table:table-cell office:value-type="float" office:value="12370928" calcext:value-type="float">
            <text:p>12370928</text:p>
          </table:table-cell>
          <table:table-cell office:value-type="string" calcext:value-type="string">
            <text:p>https://api.github.com/repos/MT2Analysis/MT2Analysis2015</text:p>
          </table:table-cell>
          <table:table-cell table:formula="of:=REPLACE([.B1948]; 1; 29; &quot;&quot;)" office:value-type="string" office:string-value="MT2Analysis/MT2Analysis2015" calcext:value-type="string">
            <text:p>MT2Analysis/MT2Analysis2015</text:p>
          </table:table-cell>
        </table:table-row>
        <table:table-row table:style-name="ro1">
          <table:table-cell office:value-type="float" office:value="12370984" calcext:value-type="float">
            <text:p>12370984</text:p>
          </table:table-cell>
          <table:table-cell office:value-type="string" calcext:value-type="string">
            <text:p>https://api.github.com/repos/jbush001/NyuziProcessor</text:p>
          </table:table-cell>
          <table:table-cell table:formula="of:=REPLACE([.B1949]; 1; 29; &quot;&quot;)" office:value-type="string" office:string-value="jbush001/NyuziProcessor" calcext:value-type="string">
            <text:p>jbush001/NyuziProcessor</text:p>
          </table:table-cell>
        </table:table-row>
        <table:table-row table:style-name="ro1">
          <table:table-cell office:value-type="float" office:value="12375767" calcext:value-type="float">
            <text:p>12375767</text:p>
          </table:table-cell>
          <table:table-cell office:value-type="string" calcext:value-type="string">
            <text:p>https://api.github.com/repos/ORNL-CEES/Profugus</text:p>
          </table:table-cell>
          <table:table-cell table:formula="of:=REPLACE([.B1950]; 1; 29; &quot;&quot;)" office:value-type="string" office:string-value="ORNL-CEES/Profugus" calcext:value-type="string">
            <text:p>ORNL-CEES/Profugus</text:p>
          </table:table-cell>
        </table:table-row>
        <table:table-row table:style-name="ro1">
          <table:table-cell office:value-type="float" office:value="12387397" calcext:value-type="float">
            <text:p>12387397</text:p>
          </table:table-cell>
          <table:table-cell office:value-type="string" calcext:value-type="string">
            <text:p>https://api.github.com/repos/msmummy/rococo</text:p>
          </table:table-cell>
          <table:table-cell table:formula="of:=REPLACE([.B1951]; 1; 29; &quot;&quot;)" office:value-type="string" office:string-value="msmummy/rococo" calcext:value-type="string">
            <text:p>msmummy/rococo</text:p>
          </table:table-cell>
        </table:table-row>
        <table:table-row table:style-name="ro1">
          <table:table-cell office:value-type="float" office:value="12398939" calcext:value-type="float">
            <text:p>12398939</text:p>
          </table:table-cell>
          <table:table-cell office:value-type="string" calcext:value-type="string">
            <text:p>https://api.github.com/repos/jeyboy/playo3</text:p>
          </table:table-cell>
          <table:table-cell table:formula="of:=REPLACE([.B1952]; 1; 29; &quot;&quot;)" office:value-type="string" office:string-value="jeyboy/playo3" calcext:value-type="string">
            <text:p>jeyboy/playo3</text:p>
          </table:table-cell>
        </table:table-row>
        <table:table-row table:style-name="ro1">
          <table:table-cell office:value-type="float" office:value="12404492" calcext:value-type="float">
            <text:p>12404492</text:p>
          </table:table-cell>
          <table:table-cell office:value-type="string" calcext:value-type="string">
            <text:p>https://api.github.com/repos/aau-ros/aau_multi_robot</text:p>
          </table:table-cell>
          <table:table-cell table:formula="of:=REPLACE([.B1953]; 1; 29; &quot;&quot;)" office:value-type="string" office:string-value="aau-ros/aau_multi_robot" calcext:value-type="string">
            <text:p>aau-ros/aau_multi_robot</text:p>
          </table:table-cell>
        </table:table-row>
        <table:table-row table:style-name="ro1">
          <table:table-cell office:value-type="float" office:value="12404703" calcext:value-type="float">
            <text:p>12404703</text:p>
          </table:table-cell>
          <table:table-cell office:value-type="string" calcext:value-type="string">
            <text:p>https://api.github.com/repos/aau-ros/aau_multi_robot-release</text:p>
          </table:table-cell>
          <table:table-cell table:formula="of:=REPLACE([.B1954]; 1; 29; &quot;&quot;)" office:value-type="string" office:string-value="aau-ros/aau_multi_robot-release" calcext:value-type="string">
            <text:p>aau-ros/aau_multi_robot-release</text:p>
          </table:table-cell>
        </table:table-row>
        <table:table-row table:style-name="ro1">
          <table:table-cell office:value-type="float" office:value="12406667" calcext:value-type="float">
            <text:p>12406667</text:p>
          </table:table-cell>
          <table:table-cell office:value-type="string" calcext:value-type="string">
            <text:p>https://api.github.com/repos/libbitcoin/libbitcoin-blockchain</text:p>
          </table:table-cell>
          <table:table-cell table:formula="of:=REPLACE([.B1955]; 1; 29; &quot;&quot;)" office:value-type="string" office:string-value="libbitcoin/libbitcoin-blockchain" calcext:value-type="string">
            <text:p>libbitcoin/libbitcoin-blockchain</text:p>
          </table:table-cell>
        </table:table-row>
        <table:table-row table:style-name="ro1">
          <table:table-cell office:value-type="float" office:value="12407943" calcext:value-type="float">
            <text:p>12407943</text:p>
          </table:table-cell>
          <table:table-cell office:value-type="string" calcext:value-type="string">
            <text:p>https://api.github.com/repos/FRED-PITT/FRED</text:p>
          </table:table-cell>
          <table:table-cell table:formula="of:=REPLACE([.B1956]; 1; 29; &quot;&quot;)" office:value-type="string" office:string-value="FRED-PITT/FRED" calcext:value-type="string">
            <text:p>FRED-PITT/FRED</text:p>
          </table:table-cell>
        </table:table-row>
        <table:table-row table:style-name="ro1">
          <table:table-cell office:value-type="float" office:value="12411662" calcext:value-type="float">
            <text:p>12411662</text:p>
          </table:table-cell>
          <table:table-cell office:value-type="string" calcext:value-type="string">
            <text:p>https://api.github.com/repos/darealshinji/vapoursynth-plugins</text:p>
          </table:table-cell>
          <table:table-cell table:formula="of:=REPLACE([.B1957]; 1; 29; &quot;&quot;)" office:value-type="string" office:string-value="darealshinji/vapoursynth-plugins" calcext:value-type="string">
            <text:p>darealshinji/vapoursynth-plugins</text:p>
          </table:table-cell>
        </table:table-row>
        <table:table-row table:style-name="ro1">
          <table:table-cell office:value-type="float" office:value="12419315" calcext:value-type="float">
            <text:p>12419315</text:p>
          </table:table-cell>
          <table:table-cell office:value-type="string" calcext:value-type="string">
            <text:p>https://api.github.com/repos/deepsea-inria/pasl</text:p>
          </table:table-cell>
          <table:table-cell table:formula="of:=REPLACE([.B1958]; 1; 29; &quot;&quot;)" office:value-type="string" office:string-value="deepsea-inria/pasl" calcext:value-type="string">
            <text:p>deepsea-inria/pasl</text:p>
          </table:table-cell>
        </table:table-row>
        <table:table-row table:style-name="ro1">
          <table:table-cell office:value-type="float" office:value="12433886" calcext:value-type="float">
            <text:p>12433886</text:p>
          </table:table-cell>
          <table:table-cell office:value-type="string" calcext:value-type="string">
            <text:p>https://api.github.com/repos/libbitcoin/libbitcoin-explorer</text:p>
          </table:table-cell>
          <table:table-cell table:formula="of:=REPLACE([.B1959]; 1; 29; &quot;&quot;)" office:value-type="string" office:string-value="libbitcoin/libbitcoin-explorer" calcext:value-type="string">
            <text:p>libbitcoin/libbitcoin-explorer</text:p>
          </table:table-cell>
        </table:table-row>
        <table:table-row table:style-name="ro1">
          <table:table-cell office:value-type="float" office:value="12443553" calcext:value-type="float">
            <text:p>12443553</text:p>
          </table:table-cell>
          <table:table-cell office:value-type="string" calcext:value-type="string">
            <text:p>https://api.github.com/repos/pqhwan/infiniband</text:p>
          </table:table-cell>
          <table:table-cell table:formula="of:=REPLACE([.B1960]; 1; 29; &quot;&quot;)" office:value-type="string" office:string-value="pqhwan/infiniband" calcext:value-type="string">
            <text:p>pqhwan/infiniband</text:p>
          </table:table-cell>
        </table:table-row>
        <table:table-row table:style-name="ro1">
          <table:table-cell office:value-type="float" office:value="12448696" calcext:value-type="float">
            <text:p>12448696</text:p>
          </table:table-cell>
          <table:table-cell office:value-type="string" calcext:value-type="string">
            <text:p>https://api.github.com/repos/qomp/qomp</text:p>
          </table:table-cell>
          <table:table-cell table:formula="of:=REPLACE([.B1961]; 1; 29; &quot;&quot;)" office:value-type="string" office:string-value="qomp/qomp" calcext:value-type="string">
            <text:p>qomp/qomp</text:p>
          </table:table-cell>
        </table:table-row>
        <table:table-row table:style-name="ro1">
          <table:table-cell office:value-type="float" office:value="12453672" calcext:value-type="float">
            <text:p>12453672</text:p>
          </table:table-cell>
          <table:table-cell office:value-type="string" calcext:value-type="string">
            <text:p>https://api.github.com/repos/UCL-RITS/research-computing-with-cpp</text:p>
          </table:table-cell>
          <table:table-cell table:formula="of:=REPLACE([.B1962]; 1; 29; &quot;&quot;)" office:value-type="string" office:string-value="UCL-RITS/research-computing-with-cpp" calcext:value-type="string">
            <text:p>UCL-RITS/research-computing-with-cpp</text:p>
          </table:table-cell>
        </table:table-row>
        <table:table-row table:style-name="ro1">
          <table:table-cell office:value-type="float" office:value="12456510" calcext:value-type="float">
            <text:p>12456510</text:p>
          </table:table-cell>
          <table:table-cell office:value-type="string" calcext:value-type="string">
            <text:p>https://api.github.com/repos/genn-team/genn</text:p>
          </table:table-cell>
          <table:table-cell table:formula="of:=REPLACE([.B1963]; 1; 29; &quot;&quot;)" office:value-type="string" office:string-value="genn-team/genn" calcext:value-type="string">
            <text:p>genn-team/genn</text:p>
          </table:table-cell>
        </table:table-row>
        <table:table-row table:style-name="ro1">
          <table:table-cell office:value-type="float" office:value="12463185" calcext:value-type="float">
            <text:p>12463185</text:p>
          </table:table-cell>
          <table:table-cell office:value-type="string" calcext:value-type="string">
            <text:p>https://api.github.com/repos/noahdesu/zlog</text:p>
          </table:table-cell>
          <table:table-cell table:formula="of:=REPLACE([.B1964]; 1; 29; &quot;&quot;)" office:value-type="string" office:string-value="noahdesu/zlog" calcext:value-type="string">
            <text:p>noahdesu/zlog</text:p>
          </table:table-cell>
        </table:table-row>
        <table:table-row table:style-name="ro1">
          <table:table-cell office:value-type="float" office:value="12464126" calcext:value-type="float">
            <text:p>12464126</text:p>
          </table:table-cell>
          <table:table-cell office:value-type="string" calcext:value-type="string">
            <text:p>https://api.github.com/repos/lbrianza/iMCP_TB</text:p>
          </table:table-cell>
          <table:table-cell table:formula="of:=REPLACE([.B1965]; 1; 29; &quot;&quot;)" office:value-type="string" office:string-value="lbrianza/iMCP_TB" calcext:value-type="string">
            <text:p>lbrianza/iMCP_TB</text:p>
          </table:table-cell>
        </table:table-row>
        <table:table-row table:style-name="ro1">
          <table:table-cell office:value-type="float" office:value="12468079" calcext:value-type="float">
            <text:p>12468079</text:p>
          </table:table-cell>
          <table:table-cell office:value-type="string" calcext:value-type="string">
            <text:p>https://api.github.com/repos/PositronicsLab/Moby</text:p>
          </table:table-cell>
          <table:table-cell table:formula="of:=REPLACE([.B1966]; 1; 29; &quot;&quot;)" office:value-type="string" office:string-value="PositronicsLab/Moby" calcext:value-type="string">
            <text:p>PositronicsLab/Moby</text:p>
          </table:table-cell>
        </table:table-row>
        <table:table-row table:style-name="ro1">
          <table:table-cell office:value-type="float" office:value="12470271" calcext:value-type="float">
            <text:p>12470271</text:p>
          </table:table-cell>
          <table:table-cell office:value-type="string" calcext:value-type="string">
            <text:p>https://api.github.com/repos/domokit/mojo</text:p>
          </table:table-cell>
          <table:table-cell table:formula="of:=REPLACE([.B1967]; 1; 29; &quot;&quot;)" office:value-type="string" office:string-value="domokit/mojo" calcext:value-type="string">
            <text:p>domokit/mojo</text:p>
          </table:table-cell>
        </table:table-row>
        <table:table-row table:style-name="ro1">
          <table:table-cell office:value-type="float" office:value="12474445" calcext:value-type="float">
            <text:p>12474445</text:p>
          </table:table-cell>
          <table:table-cell office:value-type="string" calcext:value-type="string">
            <text:p>https://api.github.com/repos/LebedevRI/lensfun</text:p>
          </table:table-cell>
          <table:table-cell table:formula="of:=REPLACE([.B1968]; 1; 29; &quot;&quot;)" office:value-type="string" office:string-value="LebedevRI/lensfun" calcext:value-type="string">
            <text:p>LebedevRI/lensfun</text:p>
          </table:table-cell>
        </table:table-row>
        <table:table-row table:style-name="ro1">
          <table:table-cell office:value-type="float" office:value="12482640" calcext:value-type="float">
            <text:p>12482640</text:p>
          </table:table-cell>
          <table:table-cell office:value-type="string" calcext:value-type="string">
            <text:p>https://api.github.com/repos/ncbi/ngs</text:p>
          </table:table-cell>
          <table:table-cell table:formula="of:=REPLACE([.B1969]; 1; 29; &quot;&quot;)" office:value-type="string" office:string-value="ncbi/ngs" calcext:value-type="string">
            <text:p>ncbi/ngs</text:p>
          </table:table-cell>
        </table:table-row>
        <table:table-row table:style-name="ro1">
          <table:table-cell office:value-type="float" office:value="12485878" calcext:value-type="float">
            <text:p>12485878</text:p>
          </table:table-cell>
          <table:table-cell office:value-type="string" calcext:value-type="string">
            <text:p>https://api.github.com/repos/squid-cache/squid</text:p>
          </table:table-cell>
          <table:table-cell table:formula="of:=REPLACE([.B1970]; 1; 29; &quot;&quot;)" office:value-type="string" office:string-value="squid-cache/squid" calcext:value-type="string">
            <text:p>squid-cache/squid</text:p>
          </table:table-cell>
        </table:table-row>
        <table:table-row table:style-name="ro1">
          <table:table-cell office:value-type="float" office:value="12486773" calcext:value-type="float">
            <text:p>12486773</text:p>
          </table:table-cell>
          <table:table-cell office:value-type="string" calcext:value-type="string">
            <text:p>https://api.github.com/repos/wdv4758h/notes</text:p>
          </table:table-cell>
          <table:table-cell table:formula="of:=REPLACE([.B1971]; 1; 29; &quot;&quot;)" office:value-type="string" office:string-value="wdv4758h/notes" calcext:value-type="string">
            <text:p>wdv4758h/notes</text:p>
          </table:table-cell>
        </table:table-row>
        <table:table-row table:style-name="ro1">
          <table:table-cell office:value-type="float" office:value="12487897" calcext:value-type="float">
            <text:p>12487897</text:p>
          </table:table-cell>
          <table:table-cell office:value-type="string" calcext:value-type="string">
            <text:p>https://api.github.com/repos/kevinortegren/zombieshroom</text:p>
          </table:table-cell>
          <table:table-cell table:formula="of:=REPLACE([.B1972]; 1; 29; &quot;&quot;)" office:value-type="string" office:string-value="kevinortegren/zombieshroom" calcext:value-type="string">
            <text:p>kevinortegren/zombieshroom</text:p>
          </table:table-cell>
        </table:table-row>
        <table:table-row table:style-name="ro1">
          <table:table-cell office:value-type="float" office:value="12488733" calcext:value-type="float">
            <text:p>12488733</text:p>
          </table:table-cell>
          <table:table-cell office:value-type="string" calcext:value-type="string">
            <text:p>https://api.github.com/repos/jevolk/SPQF</text:p>
          </table:table-cell>
          <table:table-cell table:formula="of:=REPLACE([.B1973]; 1; 29; &quot;&quot;)" office:value-type="string" office:string-value="jevolk/SPQF" calcext:value-type="string">
            <text:p>jevolk/SPQF</text:p>
          </table:table-cell>
        </table:table-row>
        <table:table-row table:style-name="ro1">
          <table:table-cell office:value-type="float" office:value="12493248" calcext:value-type="float">
            <text:p>12493248</text:p>
          </table:table-cell>
          <table:table-cell office:value-type="string" calcext:value-type="string">
            <text:p>https://api.github.com/repos/orfeotoolbox/OTB</text:p>
          </table:table-cell>
          <table:table-cell table:formula="of:=REPLACE([.B1974]; 1; 29; &quot;&quot;)" office:value-type="string" office:string-value="orfeotoolbox/OTB" calcext:value-type="string">
            <text:p>orfeotoolbox/OTB</text:p>
          </table:table-cell>
        </table:table-row>
        <table:table-row table:style-name="ro1">
          <table:table-cell office:value-type="float" office:value="12499505" calcext:value-type="float">
            <text:p>12499505</text:p>
          </table:table-cell>
          <table:table-cell office:value-type="string" calcext:value-type="string">
            <text:p>https://api.github.com/repos/victor-yacovlev/kumir2</text:p>
          </table:table-cell>
          <table:table-cell table:formula="of:=REPLACE([.B1975]; 1; 29; &quot;&quot;)" office:value-type="string" office:string-value="victor-yacovlev/kumir2" calcext:value-type="string">
            <text:p>victor-yacovlev/kumir2</text:p>
          </table:table-cell>
        </table:table-row>
        <table:table-row table:style-name="ro1">
          <table:table-cell office:value-type="float" office:value="12500376" calcext:value-type="float">
            <text:p>12500376</text:p>
          </table:table-cell>
          <table:table-cell office:value-type="string" calcext:value-type="string">
            <text:p>https://api.github.com/repos/google/brotli</text:p>
          </table:table-cell>
          <table:table-cell table:formula="of:=REPLACE([.B1976]; 1; 29; &quot;&quot;)" office:value-type="string" office:string-value="google/brotli" calcext:value-type="string">
            <text:p>google/brotli</text:p>
          </table:table-cell>
        </table:table-row>
        <table:table-row table:style-name="ro1">
          <table:table-cell office:value-type="float" office:value="12509233" calcext:value-type="float">
            <text:p>12509233</text:p>
          </table:table-cell>
          <table:table-cell office:value-type="string" calcext:value-type="string">
            <text:p>https://api.github.com/repos/gustavoem/bcc</text:p>
          </table:table-cell>
          <table:table-cell table:formula="of:=REPLACE([.B1977]; 1; 29; &quot;&quot;)" office:value-type="string" office:string-value="gustavoem/bcc" calcext:value-type="string">
            <text:p>gustavoem/bcc</text:p>
          </table:table-cell>
        </table:table-row>
        <table:table-row table:style-name="ro1">
          <table:table-cell office:value-type="float" office:value="12515329" calcext:value-type="float">
            <text:p>12515329</text:p>
          </table:table-cell>
          <table:table-cell office:value-type="string" calcext:value-type="string">
            <text:p>https://api.github.com/repos/espressopp/espressopp</text:p>
          </table:table-cell>
          <table:table-cell table:formula="of:=REPLACE([.B1978]; 1; 29; &quot;&quot;)" office:value-type="string" office:string-value="espressopp/espressopp" calcext:value-type="string">
            <text:p>espressopp/espressopp</text:p>
          </table:table-cell>
        </table:table-row>
        <table:table-row table:style-name="ro1">
          <table:table-cell office:value-type="float" office:value="12517683" calcext:value-type="float">
            <text:p>12517683</text:p>
          </table:table-cell>
          <table:table-cell office:value-type="string" calcext:value-type="string">
            <text:p>https://api.github.com/repos/AliceO2Group/AliceO2</text:p>
          </table:table-cell>
          <table:table-cell table:formula="of:=REPLACE([.B1979]; 1; 29; &quot;&quot;)" office:value-type="string" office:string-value="AliceO2Group/AliceO2" calcext:value-type="string">
            <text:p>AliceO2Group/AliceO2</text:p>
          </table:table-cell>
        </table:table-row>
        <table:table-row table:style-name="ro1">
          <table:table-cell office:value-type="float" office:value="12522823" calcext:value-type="float">
            <text:p>12522823</text:p>
          </table:table-cell>
          <table:table-cell office:value-type="string" calcext:value-type="string">
            <text:p>https://api.github.com/repos/lsst/daf_persistence</text:p>
          </table:table-cell>
          <table:table-cell table:formula="of:=REPLACE([.B1980]; 1; 29; &quot;&quot;)" office:value-type="string" office:string-value="lsst/daf_persistence" calcext:value-type="string">
            <text:p>lsst/daf_persistence</text:p>
          </table:table-cell>
        </table:table-row>
        <table:table-row table:style-name="ro1">
          <table:table-cell office:value-type="float" office:value="12523293" calcext:value-type="float">
            <text:p>12523293</text:p>
          </table:table-cell>
          <table:table-cell office:value-type="string" calcext:value-type="string">
            <text:p>https://api.github.com/repos/RazorCMS/RazorAnalyzer</text:p>
          </table:table-cell>
          <table:table-cell table:formula="of:=REPLACE([.B1981]; 1; 29; &quot;&quot;)" office:value-type="string" office:string-value="RazorCMS/RazorAnalyzer" calcext:value-type="string">
            <text:p>RazorCMS/RazorAnalyzer</text:p>
          </table:table-cell>
        </table:table-row>
        <table:table-row table:style-name="ro1">
          <table:table-cell office:value-type="float" office:value="12528003" calcext:value-type="float">
            <text:p>12528003</text:p>
          </table:table-cell>
          <table:table-cell office:value-type="string" calcext:value-type="string">
            <text:p>https://api.github.com/repos/seladb/PcapPlusPlus</text:p>
          </table:table-cell>
          <table:table-cell table:formula="of:=REPLACE([.B1982]; 1; 29; &quot;&quot;)" office:value-type="string" office:string-value="seladb/PcapPlusPlus" calcext:value-type="string">
            <text:p>seladb/PcapPlusPlus</text:p>
          </table:table-cell>
        </table:table-row>
        <table:table-row table:style-name="ro1">
          <table:table-cell office:value-type="float" office:value="12529327" calcext:value-type="float">
            <text:p>12529327</text:p>
          </table:table-cell>
          <table:table-cell office:value-type="string" calcext:value-type="string">
            <text:p>https://api.github.com/repos/dominikbelter/ForceController</text:p>
          </table:table-cell>
          <table:table-cell table:formula="of:=REPLACE([.B1983]; 1; 29; &quot;&quot;)" office:value-type="string" office:string-value="dominikbelter/ForceController" calcext:value-type="string">
            <text:p>dominikbelter/ForceController</text:p>
          </table:table-cell>
        </table:table-row>
        <table:table-row table:style-name="ro1">
          <table:table-cell office:value-type="float" office:value="12535514" calcext:value-type="float">
            <text:p>12535514</text:p>
          </table:table-cell>
          <table:table-cell office:value-type="string" calcext:value-type="string">
            <text:p>https://api.github.com/repos/stack-of-tasks/pinocchio</text:p>
          </table:table-cell>
          <table:table-cell table:formula="of:=REPLACE([.B1984]; 1; 29; &quot;&quot;)" office:value-type="string" office:string-value="stack-of-tasks/pinocchio" calcext:value-type="string">
            <text:p>stack-of-tasks/pinocchio</text:p>
          </table:table-cell>
        </table:table-row>
        <table:table-row table:style-name="ro1">
          <table:table-cell office:value-type="float" office:value="12535821" calcext:value-type="float">
            <text:p>12535821</text:p>
          </table:table-cell>
          <table:table-cell office:value-type="string" calcext:value-type="string">
            <text:p>https://api.github.com/repos/mariadb-corporation/maxscale-system-test</text:p>
          </table:table-cell>
          <table:table-cell table:formula="of:=REPLACE([.B1985]; 1; 29; &quot;&quot;)" office:value-type="string" office:string-value="mariadb-corporation/maxscale-system-test" calcext:value-type="string">
            <text:p>mariadb-corporation/maxscale-system-test</text:p>
          </table:table-cell>
        </table:table-row>
        <table:table-row table:style-name="ro1">
          <table:table-cell office:value-type="float" office:value="12535941" calcext:value-type="float">
            <text:p>12535941</text:p>
          </table:table-cell>
          <table:table-cell office:value-type="string" calcext:value-type="string">
            <text:p>https://api.github.com/repos/v8/v8</text:p>
          </table:table-cell>
          <table:table-cell table:formula="of:=REPLACE([.B1986]; 1; 29; &quot;&quot;)" office:value-type="string" office:string-value="v8/v8" calcext:value-type="string">
            <text:p>v8/v8</text:p>
          </table:table-cell>
        </table:table-row>
        <table:table-row table:style-name="ro1">
          <table:table-cell office:value-type="float" office:value="12538456" calcext:value-type="float">
            <text:p>12538456</text:p>
          </table:table-cell>
          <table:table-cell office:value-type="string" calcext:value-type="string">
            <text:p>https://api.github.com/repos/gibsjose/Spectrum</text:p>
          </table:table-cell>
          <table:table-cell table:formula="of:=REPLACE([.B1987]; 1; 29; &quot;&quot;)" office:value-type="string" office:string-value="gibsjose/Spectrum" calcext:value-type="string">
            <text:p>gibsjose/Spectrum</text:p>
          </table:table-cell>
        </table:table-row>
        <table:table-row table:style-name="ro1">
          <table:table-cell office:value-type="float" office:value="12546121" calcext:value-type="float">
            <text:p>12546121</text:p>
          </table:table-cell>
          <table:table-cell office:value-type="string" calcext:value-type="string">
            <text:p>https://api.github.com/repos/usi-systems/railwaydb</text:p>
          </table:table-cell>
          <table:table-cell table:formula="of:=REPLACE([.B1988]; 1; 29; &quot;&quot;)" office:value-type="string" office:string-value="usi-systems/railwaydb" calcext:value-type="string">
            <text:p>usi-systems/railwaydb</text:p>
          </table:table-cell>
        </table:table-row>
        <table:table-row table:style-name="ro1">
          <table:table-cell office:value-type="float" office:value="12549697" calcext:value-type="float">
            <text:p>12549697</text:p>
          </table:table-cell>
          <table:table-cell office:value-type="string" calcext:value-type="string">
            <text:p>https://api.github.com/repos/tangrams/tangram-es</text:p>
          </table:table-cell>
          <table:table-cell table:formula="of:=REPLACE([.B1989]; 1; 29; &quot;&quot;)" office:value-type="string" office:string-value="tangrams/tangram-es" calcext:value-type="string">
            <text:p>tangrams/tangram-es</text:p>
          </table:table-cell>
        </table:table-row>
        <table:table-row table:style-name="ro1">
          <table:table-cell office:value-type="float" office:value="12560047" calcext:value-type="float">
            <text:p>12560047</text:p>
          </table:table-cell>
          <table:table-cell office:value-type="string" calcext:value-type="string">
            <text:p>https://api.github.com/repos/myd7349/Ongoing-Study</text:p>
          </table:table-cell>
          <table:table-cell table:formula="of:=REPLACE([.B1990]; 1; 29; &quot;&quot;)" office:value-type="string" office:string-value="myd7349/Ongoing-Study" calcext:value-type="string">
            <text:p>myd7349/Ongoing-Study</text:p>
          </table:table-cell>
        </table:table-row>
        <table:table-row table:style-name="ro1">
          <table:table-cell office:value-type="float" office:value="12561039" calcext:value-type="float">
            <text:p>12561039</text:p>
          </table:table-cell>
          <table:table-cell office:value-type="string" calcext:value-type="string">
            <text:p>https://api.github.com/repos/irvs/ros_tms</text:p>
          </table:table-cell>
          <table:table-cell table:formula="of:=REPLACE([.B1991]; 1; 29; &quot;&quot;)" office:value-type="string" office:string-value="irvs/ros_tms" calcext:value-type="string">
            <text:p>irvs/ros_tms</text:p>
          </table:table-cell>
        </table:table-row>
        <table:table-row table:style-name="ro1">
          <table:table-cell office:value-type="float" office:value="12564756" calcext:value-type="float">
            <text:p>12564756</text:p>
          </table:table-cell>
          <table:table-cell office:value-type="string" calcext:value-type="string">
            <text:p>https://api.github.com/repos/jdbrice/rcpMaker</text:p>
          </table:table-cell>
          <table:table-cell table:formula="of:=REPLACE([.B1992]; 1; 29; &quot;&quot;)" office:value-type="string" office:string-value="jdbrice/rcpMaker" calcext:value-type="string">
            <text:p>jdbrice/rcpMaker</text:p>
          </table:table-cell>
        </table:table-row>
        <table:table-row table:style-name="ro1">
          <table:table-cell office:value-type="float" office:value="12576222" calcext:value-type="float">
            <text:p>12576222</text:p>
          </table:table-cell>
          <table:table-cell office:value-type="string" calcext:value-type="string">
            <text:p>https://api.github.com/repos/vallot/CATTools</text:p>
          </table:table-cell>
          <table:table-cell table:formula="of:=REPLACE([.B1993]; 1; 29; &quot;&quot;)" office:value-type="string" office:string-value="vallot/CATTools" calcext:value-type="string">
            <text:p>vallot/CATTools</text:p>
          </table:table-cell>
        </table:table-row>
        <table:table-row table:style-name="ro1">
          <table:table-cell office:value-type="float" office:value="12576836" calcext:value-type="float">
            <text:p>12576836</text:p>
          </table:table-cell>
          <table:table-cell office:value-type="string" calcext:value-type="string">
            <text:p>https://api.github.com/repos/kbiElude/Emerald</text:p>
          </table:table-cell>
          <table:table-cell table:formula="of:=REPLACE([.B1994]; 1; 29; &quot;&quot;)" office:value-type="string" office:string-value="kbiElude/Emerald" calcext:value-type="string">
            <text:p>kbiElude/Emerald</text:p>
          </table:table-cell>
        </table:table-row>
        <table:table-row table:style-name="ro1">
          <table:table-cell office:value-type="float" office:value="12580228" calcext:value-type="float">
            <text:p>12580228</text:p>
          </table:table-cell>
          <table:table-cell office:value-type="string" calcext:value-type="string">
            <text:p>https://api.github.com/repos/CueMol/cuemol2</text:p>
          </table:table-cell>
          <table:table-cell table:formula="of:=REPLACE([.B1995]; 1; 29; &quot;&quot;)" office:value-type="string" office:string-value="CueMol/cuemol2" calcext:value-type="string">
            <text:p>CueMol/cuemol2</text:p>
          </table:table-cell>
        </table:table-row>
        <table:table-row table:style-name="ro1">
          <table:table-cell office:value-type="float" office:value="12586058" calcext:value-type="float">
            <text:p>12586058</text:p>
          </table:table-cell>
          <table:table-cell office:value-type="string" calcext:value-type="string">
            <text:p>https://api.github.com/repos/rollbear/trompeloeil</text:p>
          </table:table-cell>
          <table:table-cell table:formula="of:=REPLACE([.B1996]; 1; 29; &quot;&quot;)" office:value-type="string" office:string-value="rollbear/trompeloeil" calcext:value-type="string">
            <text:p>rollbear/trompeloeil</text:p>
          </table:table-cell>
        </table:table-row>
        <table:table-row table:style-name="ro1">
          <table:table-cell office:value-type="float" office:value="12590830" calcext:value-type="float">
            <text:p>12590830</text:p>
          </table:table-cell>
          <table:table-cell office:value-type="string" calcext:value-type="string">
            <text:p>https://api.github.com/repos/smartdevicelink/sdl_core</text:p>
          </table:table-cell>
          <table:table-cell table:formula="of:=REPLACE([.B1997]; 1; 29; &quot;&quot;)" office:value-type="string" office:string-value="smartdevicelink/sdl_core" calcext:value-type="string">
            <text:p>smartdevicelink/sdl_core</text:p>
          </table:table-cell>
        </table:table-row>
        <table:table-row table:style-name="ro1">
          <table:table-cell office:value-type="float" office:value="12604104" calcext:value-type="float">
            <text:p>12604104</text:p>
          </table:table-cell>
          <table:table-cell office:value-type="string" calcext:value-type="string">
            <text:p>https://api.github.com/repos/john30/ebusd</text:p>
          </table:table-cell>
          <table:table-cell table:formula="of:=REPLACE([.B1998]; 1; 29; &quot;&quot;)" office:value-type="string" office:string-value="john30/ebusd" calcext:value-type="string">
            <text:p>john30/ebusd</text:p>
          </table:table-cell>
        </table:table-row>
        <table:table-row table:style-name="ro1">
          <table:table-cell office:value-type="float" office:value="12605551" calcext:value-type="float">
            <text:p>12605551</text:p>
          </table:table-cell>
          <table:table-cell office:value-type="string" calcext:value-type="string">
            <text:p>https://api.github.com/repos/kunyuan/Feynman_Simulator</text:p>
          </table:table-cell>
          <table:table-cell table:formula="of:=REPLACE([.B1999]; 1; 29; &quot;&quot;)" office:value-type="string" office:string-value="kunyuan/Feynman_Simulator" calcext:value-type="string">
            <text:p>kunyuan/Feynman_Simulator</text:p>
          </table:table-cell>
        </table:table-row>
        <table:table-row table:style-name="ro1">
          <table:table-cell office:value-type="float" office:value="12609999" calcext:value-type="float">
            <text:p>12609999</text:p>
          </table:table-cell>
          <table:table-cell office:value-type="string" calcext:value-type="string">
            <text:p>https://api.github.com/repos/grandquista/ReQL-Core</text:p>
          </table:table-cell>
          <table:table-cell table:formula="of:=REPLACE([.B2000]; 1; 29; &quot;&quot;)" office:value-type="string" office:string-value="grandquista/ReQL-Core" calcext:value-type="string">
            <text:p>grandquista/ReQL-Core</text:p>
          </table:table-cell>
        </table:table-row>
        <table:table-row table:style-name="ro1">
          <table:table-cell office:value-type="float" office:value="12619929" calcext:value-type="float">
            <text:p>12619929</text:p>
          </table:table-cell>
          <table:table-cell office:value-type="string" calcext:value-type="string">
            <text:p>https://api.github.com/repos/ChilliWorks/ChilliSource</text:p>
          </table:table-cell>
          <table:table-cell table:formula="of:=REPLACE([.B2001]; 1; 29; &quot;&quot;)" office:value-type="string" office:string-value="ChilliWorks/ChilliSource" calcext:value-type="string">
            <text:p>ChilliWorks/ChilliSource</text:p>
          </table:table-cell>
        </table:table-row>
        <table:table-row table:style-name="ro1">
          <table:table-cell office:value-type="float" office:value="12638251" calcext:value-type="float">
            <text:p>12638251</text:p>
          </table:table-cell>
          <table:table-cell office:value-type="string" calcext:value-type="string">
            <text:p>https://api.github.com/repos/IppClub/Dorothy</text:p>
          </table:table-cell>
          <table:table-cell table:formula="of:=REPLACE([.B2002]; 1; 29; &quot;&quot;)" office:value-type="string" office:string-value="IppClub/Dorothy" calcext:value-type="string">
            <text:p>IppClub/Dorothy</text:p>
          </table:table-cell>
        </table:table-row>
        <table:table-row table:style-name="ro1">
          <table:table-cell office:value-type="float" office:value="12641232" calcext:value-type="float">
            <text:p>12641232</text:p>
          </table:table-cell>
          <table:table-cell office:value-type="string" calcext:value-type="string">
            <text:p>https://api.github.com/repos/ORNL-CEES/DataTransferKit</text:p>
          </table:table-cell>
          <table:table-cell table:formula="of:=REPLACE([.B2003]; 1; 29; &quot;&quot;)" office:value-type="string" office:string-value="ORNL-CEES/DataTransferKit" calcext:value-type="string">
            <text:p>ORNL-CEES/DataTransferKit</text:p>
          </table:table-cell>
        </table:table-row>
        <table:table-row table:style-name="ro1">
          <table:table-cell office:value-type="float" office:value="12642839" calcext:value-type="float">
            <text:p>12642839</text:p>
          </table:table-cell>
          <table:table-cell office:value-type="string" calcext:value-type="string">
            <text:p>https://api.github.com/repos/pandegroup/openmm</text:p>
          </table:table-cell>
          <table:table-cell table:formula="of:=REPLACE([.B2004]; 1; 29; &quot;&quot;)" office:value-type="string" office:string-value="pandegroup/openmm" calcext:value-type="string">
            <text:p>pandegroup/openmm</text:p>
          </table:table-cell>
        </table:table-row>
        <table:table-row table:style-name="ro1">
          <table:table-cell office:value-type="float" office:value="12643695" calcext:value-type="float">
            <text:p>12643695</text:p>
          </table:table-cell>
          <table:table-cell office:value-type="string" calcext:value-type="string">
            <text:p>https://api.github.com/repos/gadomski/cpd</text:p>
          </table:table-cell>
          <table:table-cell table:formula="of:=REPLACE([.B2005]; 1; 29; &quot;&quot;)" office:value-type="string" office:string-value="gadomski/cpd" calcext:value-type="string">
            <text:p>gadomski/cpd</text:p>
          </table:table-cell>
        </table:table-row>
        <table:table-row table:style-name="ro1">
          <table:table-cell office:value-type="float" office:value="12646149" calcext:value-type="float">
            <text:p>12646149</text:p>
          </table:table-cell>
          <table:table-cell office:value-type="string" calcext:value-type="string">
            <text:p>https://api.github.com/repos/larlight/larlite</text:p>
          </table:table-cell>
          <table:table-cell table:formula="of:=REPLACE([.B2006]; 1; 29; &quot;&quot;)" office:value-type="string" office:string-value="larlight/larlite" calcext:value-type="string">
            <text:p>larlight/larlite</text:p>
          </table:table-cell>
        </table:table-row>
        <table:table-row table:style-name="ro1">
          <table:table-cell office:value-type="float" office:value="12647775" calcext:value-type="float">
            <text:p>12647775</text:p>
          </table:table-cell>
          <table:table-cell office:value-type="string" calcext:value-type="string">
            <text:p>https://api.github.com/repos/devosoft/Empirical</text:p>
          </table:table-cell>
          <table:table-cell table:formula="of:=REPLACE([.B2007]; 1; 29; &quot;&quot;)" office:value-type="string" office:string-value="devosoft/Empirical" calcext:value-type="string">
            <text:p>devosoft/Empirical</text:p>
          </table:table-cell>
        </table:table-row>
        <table:table-row table:style-name="ro1">
          <table:table-cell office:value-type="float" office:value="12653552" calcext:value-type="float">
            <text:p>12653552</text:p>
          </table:table-cell>
          <table:table-cell office:value-type="string" calcext:value-type="string">
            <text:p>https://api.github.com/repos/Kicer86/photobroom</text:p>
          </table:table-cell>
          <table:table-cell table:formula="of:=REPLACE([.B2008]; 1; 29; &quot;&quot;)" office:value-type="string" office:string-value="Kicer86/photobroom" calcext:value-type="string">
            <text:p>Kicer86/photobroom</text:p>
          </table:table-cell>
        </table:table-row>
        <table:table-row table:style-name="ro1">
          <table:table-cell office:value-type="float" office:value="12667592" calcext:value-type="float">
            <text:p>12667592</text:p>
          </table:table-cell>
          <table:table-cell office:value-type="string" calcext:value-type="string">
            <text:p>https://api.github.com/repos/Kitware/kwiver</text:p>
          </table:table-cell>
          <table:table-cell table:formula="of:=REPLACE([.B2009]; 1; 29; &quot;&quot;)" office:value-type="string" office:string-value="Kitware/kwiver" calcext:value-type="string">
            <text:p>Kitware/kwiver</text:p>
          </table:table-cell>
        </table:table-row>
        <table:table-row table:style-name="ro1">
          <table:table-cell office:value-type="float" office:value="12677510" calcext:value-type="float">
            <text:p>12677510</text:p>
          </table:table-cell>
          <table:table-cell office:value-type="string" calcext:value-type="string">
            <text:p>https://api.github.com/repos/NREL/EnergyPlus</text:p>
          </table:table-cell>
          <table:table-cell table:formula="of:=REPLACE([.B2010]; 1; 29; &quot;&quot;)" office:value-type="string" office:string-value="NREL/EnergyPlus" calcext:value-type="string">
            <text:p>NREL/EnergyPlus</text:p>
          </table:table-cell>
        </table:table-row>
        <table:table-row table:style-name="ro1">
          <table:table-cell office:value-type="float" office:value="12678290" calcext:value-type="float">
            <text:p>12678290</text:p>
          </table:table-cell>
          <table:table-cell office:value-type="string" calcext:value-type="string">
            <text:p>https://api.github.com/repos/gauzinge/Ph2_ACF</text:p>
          </table:table-cell>
          <table:table-cell table:formula="of:=REPLACE([.B2011]; 1; 29; &quot;&quot;)" office:value-type="string" office:string-value="gauzinge/Ph2_ACF" calcext:value-type="string">
            <text:p>gauzinge/Ph2_ACF</text:p>
          </table:table-cell>
        </table:table-row>
        <table:table-row table:style-name="ro1">
          <table:table-cell office:value-type="float" office:value="12690768" calcext:value-type="float">
            <text:p>12690768</text:p>
          </table:table-cell>
          <table:table-cell office:value-type="string" calcext:value-type="string">
            <text:p>https://api.github.com/repos/seung-lab/znn-release</text:p>
          </table:table-cell>
          <table:table-cell table:formula="of:=REPLACE([.B2012]; 1; 29; &quot;&quot;)" office:value-type="string" office:string-value="seung-lab/znn-release" calcext:value-type="string">
            <text:p>seung-lab/znn-release</text:p>
          </table:table-cell>
        </table:table-row>
        <table:table-row table:style-name="ro1">
          <table:table-cell office:value-type="float" office:value="12742240" calcext:value-type="float">
            <text:p>12742240</text:p>
          </table:table-cell>
          <table:table-cell office:value-type="string" calcext:value-type="string">
            <text:p>https://api.github.com/repos/djrieger/mjplusplus</text:p>
          </table:table-cell>
          <table:table-cell table:formula="of:=REPLACE([.B2013]; 1; 29; &quot;&quot;)" office:value-type="string" office:string-value="djrieger/mjplusplus" calcext:value-type="string">
            <text:p>djrieger/mjplusplus</text:p>
          </table:table-cell>
        </table:table-row>
        <table:table-row table:style-name="ro1">
          <table:table-cell office:value-type="float" office:value="12745456" calcext:value-type="float">
            <text:p>12745456</text:p>
          </table:table-cell>
          <table:table-cell office:value-type="string" calcext:value-type="string">
            <text:p>https://api.github.com/repos/Victor-Haefner/polyvr</text:p>
          </table:table-cell>
          <table:table-cell table:formula="of:=REPLACE([.B2014]; 1; 29; &quot;&quot;)" office:value-type="string" office:string-value="Victor-Haefner/polyvr" calcext:value-type="string">
            <text:p>Victor-Haefner/polyvr</text:p>
          </table:table-cell>
        </table:table-row>
        <table:table-row table:style-name="ro1">
          <table:table-cell office:value-type="float" office:value="12747495" calcext:value-type="float">
            <text:p>12747495</text:p>
          </table:table-cell>
          <table:table-cell office:value-type="string" calcext:value-type="string">
            <text:p>https://api.github.com/repos/KurtKramer/Pices</text:p>
          </table:table-cell>
          <table:table-cell table:formula="of:=REPLACE([.B2015]; 1; 29; &quot;&quot;)" office:value-type="string" office:string-value="KurtKramer/Pices" calcext:value-type="string">
            <text:p>KurtKramer/Pices</text:p>
          </table:table-cell>
        </table:table-row>
        <table:table-row table:style-name="ro1">
          <table:table-cell office:value-type="float" office:value="12767169" calcext:value-type="float">
            <text:p>12767169</text:p>
          </table:table-cell>
          <table:table-cell office:value-type="string" calcext:value-type="string">
            <text:p>https://api.github.com/repos/codership/mysql-wsrep</text:p>
          </table:table-cell>
          <table:table-cell table:formula="of:=REPLACE([.B2016]; 1; 29; &quot;&quot;)" office:value-type="string" office:string-value="codership/mysql-wsrep" calcext:value-type="string">
            <text:p>codership/mysql-wsrep</text:p>
          </table:table-cell>
        </table:table-row>
        <table:table-row table:style-name="ro1">
          <table:table-cell office:value-type="float" office:value="12776466" calcext:value-type="float">
            <text:p>12776466</text:p>
          </table:table-cell>
          <table:table-cell office:value-type="string" calcext:value-type="string">
            <text:p>https://api.github.com/repos/QNapi/qnapi</text:p>
          </table:table-cell>
          <table:table-cell table:formula="of:=REPLACE([.B2017]; 1; 29; &quot;&quot;)" office:value-type="string" office:string-value="QNapi/qnapi" calcext:value-type="string">
            <text:p>QNapi/qnapi</text:p>
          </table:table-cell>
        </table:table-row>
        <table:table-row table:style-name="ro1">
          <table:table-cell office:value-type="float" office:value="12801357" calcext:value-type="float">
            <text:p>12801357</text:p>
          </table:table-cell>
          <table:table-cell office:value-type="string" calcext:value-type="string">
            <text:p>https://api.github.com/repos/kunegis/stu</text:p>
          </table:table-cell>
          <table:table-cell table:formula="of:=REPLACE([.B2018]; 1; 29; &quot;&quot;)" office:value-type="string" office:string-value="kunegis/stu" calcext:value-type="string">
            <text:p>kunegis/stu</text:p>
          </table:table-cell>
        </table:table-row>
        <table:table-row table:style-name="ro1">
          <table:table-cell office:value-type="float" office:value="12819383" calcext:value-type="float">
            <text:p>12819383</text:p>
          </table:table-cell>
          <table:table-cell office:value-type="string" calcext:value-type="string">
            <text:p>https://api.github.com/repos/nedearb/Underneath</text:p>
          </table:table-cell>
          <table:table-cell table:formula="of:=REPLACE([.B2019]; 1; 29; &quot;&quot;)" office:value-type="string" office:string-value="nedearb/Underneath" calcext:value-type="string">
            <text:p>nedearb/Underneath</text:p>
          </table:table-cell>
        </table:table-row>
        <table:table-row table:style-name="ro1">
          <table:table-cell office:value-type="float" office:value="12829364" calcext:value-type="float">
            <text:p>12829364</text:p>
          </table:table-cell>
          <table:table-cell office:value-type="string" calcext:value-type="string">
            <text:p>https://api.github.com/repos/kyduke/Coding</text:p>
          </table:table-cell>
          <table:table-cell table:formula="of:=REPLACE([.B2020]; 1; 29; &quot;&quot;)" office:value-type="string" office:string-value="kyduke/Coding" calcext:value-type="string">
            <text:p>kyduke/Coding</text:p>
          </table:table-cell>
        </table:table-row>
        <table:table-row table:style-name="ro1">
          <table:table-cell office:value-type="float" office:value="12853926" calcext:value-type="float">
            <text:p>12853926</text:p>
          </table:table-cell>
          <table:table-cell office:value-type="string" calcext:value-type="string">
            <text:p>https://api.github.com/repos/metno/diana</text:p>
          </table:table-cell>
          <table:table-cell table:formula="of:=REPLACE([.B2021]; 1; 29; &quot;&quot;)" office:value-type="string" office:string-value="metno/diana" calcext:value-type="string">
            <text:p>metno/diana</text:p>
          </table:table-cell>
        </table:table-row>
        <table:table-row table:style-name="ro1">
          <table:table-cell office:value-type="float" office:value="12854292" calcext:value-type="float">
            <text:p>12854292</text:p>
          </table:table-cell>
          <table:table-cell office:value-type="string" calcext:value-type="string">
            <text:p>https://api.github.com/repos/crocs-muni/EACirc</text:p>
          </table:table-cell>
          <table:table-cell table:formula="of:=REPLACE([.B2022]; 1; 29; &quot;&quot;)" office:value-type="string" office:string-value="crocs-muni/EACirc" calcext:value-type="string">
            <text:p>crocs-muni/EACirc</text:p>
          </table:table-cell>
        </table:table-row>
        <table:table-row table:style-name="ro1">
          <table:table-cell office:value-type="float" office:value="12861574" calcext:value-type="float">
            <text:p>12861574</text:p>
          </table:table-cell>
          <table:table-cell office:value-type="string" calcext:value-type="string">
            <text:p>https://api.github.com/repos/eegeo/mobile-example-app</text:p>
          </table:table-cell>
          <table:table-cell table:formula="of:=REPLACE([.B2023]; 1; 29; &quot;&quot;)" office:value-type="string" office:string-value="eegeo/mobile-example-app" calcext:value-type="string">
            <text:p>eegeo/mobile-example-app</text:p>
          </table:table-cell>
        </table:table-row>
        <table:table-row table:style-name="ro1">
          <table:table-cell office:value-type="float" office:value="12866656" calcext:value-type="float">
            <text:p>12866656</text:p>
          </table:table-cell>
          <table:table-cell office:value-type="string" calcext:value-type="string">
            <text:p>https://api.github.com/repos/facebook/ds2</text:p>
          </table:table-cell>
          <table:table-cell table:formula="of:=REPLACE([.B2024]; 1; 29; &quot;&quot;)" office:value-type="string" office:string-value="facebook/ds2" calcext:value-type="string">
            <text:p>facebook/ds2</text:p>
          </table:table-cell>
        </table:table-row>
        <table:table-row table:style-name="ro1">
          <table:table-cell office:value-type="float" office:value="12873402" calcext:value-type="float">
            <text:p>12873402</text:p>
          </table:table-cell>
          <table:table-cell office:value-type="string" calcext:value-type="string">
            <text:p>https://api.github.com/repos/velnias75/NetMauMau</text:p>
          </table:table-cell>
          <table:table-cell table:formula="of:=REPLACE([.B2025]; 1; 29; &quot;&quot;)" office:value-type="string" office:string-value="velnias75/NetMauMau" calcext:value-type="string">
            <text:p>velnias75/NetMauMau</text:p>
          </table:table-cell>
        </table:table-row>
        <table:table-row table:style-name="ro1">
          <table:table-cell office:value-type="float" office:value="12879563" calcext:value-type="float">
            <text:p>12879563</text:p>
          </table:table-cell>
          <table:table-cell office:value-type="string" calcext:value-type="string">
            <text:p>https://api.github.com/repos/frePPLe/frePPLe</text:p>
          </table:table-cell>
          <table:table-cell table:formula="of:=REPLACE([.B2026]; 1; 29; &quot;&quot;)" office:value-type="string" office:string-value="frePPLe/frePPLe" calcext:value-type="string">
            <text:p>frePPLe/frePPLe</text:p>
          </table:table-cell>
        </table:table-row>
        <table:table-row table:style-name="ro1">
          <table:table-cell office:value-type="float" office:value="12879749" calcext:value-type="float">
            <text:p>12879749</text:p>
          </table:table-cell>
          <table:table-cell office:value-type="string" calcext:value-type="string">
            <text:p>https://api.github.com/repos/ioan-chera/eureka-editor</text:p>
          </table:table-cell>
          <table:table-cell table:formula="of:=REPLACE([.B2027]; 1; 29; &quot;&quot;)" office:value-type="string" office:string-value="ioan-chera/eureka-editor" calcext:value-type="string">
            <text:p>ioan-chera/eureka-editor</text:p>
          </table:table-cell>
        </table:table-row>
        <table:table-row table:style-name="ro1">
          <table:table-cell office:value-type="float" office:value="12887916" calcext:value-type="float">
            <text:p>12887916</text:p>
          </table:table-cell>
          <table:table-cell office:value-type="string" calcext:value-type="string">
            <text:p>https://api.github.com/repos/veltzer/demos-linux</text:p>
          </table:table-cell>
          <table:table-cell table:formula="of:=REPLACE([.B2028]; 1; 29; &quot;&quot;)" office:value-type="string" office:string-value="veltzer/demos-linux" calcext:value-type="string">
            <text:p>veltzer/demos-linux</text:p>
          </table:table-cell>
        </table:table-row>
        <table:table-row table:style-name="ro1">
          <table:table-cell office:value-type="float" office:value="12892536" calcext:value-type="float">
            <text:p>12892536</text:p>
          </table:table-cell>
          <table:table-cell office:value-type="string" calcext:value-type="string">
            <text:p>https://api.github.com/repos/citic/botNeumann</text:p>
          </table:table-cell>
          <table:table-cell table:formula="of:=REPLACE([.B2029]; 1; 29; &quot;&quot;)" office:value-type="string" office:string-value="citic/botNeumann" calcext:value-type="string">
            <text:p>citic/botNeumann</text:p>
          </table:table-cell>
        </table:table-row>
        <table:table-row table:style-name="ro1">
          <table:table-cell office:value-type="float" office:value="12900956" calcext:value-type="float">
            <text:p>12900956</text:p>
          </table:table-cell>
          <table:table-cell office:value-type="string" calcext:value-type="string">
            <text:p>https://api.github.com/repos/ziyeqinghan/leetcode</text:p>
          </table:table-cell>
          <table:table-cell table:formula="of:=REPLACE([.B2030]; 1; 29; &quot;&quot;)" office:value-type="string" office:string-value="ziyeqinghan/leetcode" calcext:value-type="string">
            <text:p>ziyeqinghan/leetcode</text:p>
          </table:table-cell>
        </table:table-row>
        <table:table-row table:style-name="ro1">
          <table:table-cell office:value-type="float" office:value="12908584" calcext:value-type="float">
            <text:p>12908584</text:p>
          </table:table-cell>
          <table:table-cell office:value-type="string" calcext:value-type="string">
            <text:p>https://api.github.com/repos/ProGTX/sycl-gtx</text:p>
          </table:table-cell>
          <table:table-cell table:formula="of:=REPLACE([.B2031]; 1; 29; &quot;&quot;)" office:value-type="string" office:string-value="ProGTX/sycl-gtx" calcext:value-type="string">
            <text:p>ProGTX/sycl-gtx</text:p>
          </table:table-cell>
        </table:table-row>
        <table:table-row table:style-name="ro1">
          <table:table-cell office:value-type="float" office:value="12913590" calcext:value-type="float">
            <text:p>12913590</text:p>
          </table:table-cell>
          <table:table-cell office:value-type="string" calcext:value-type="string">
            <text:p>https://api.github.com/repos/vimalmanohar/kaldi-unsupervised</text:p>
          </table:table-cell>
          <table:table-cell table:formula="of:=REPLACE([.B2032]; 1; 29; &quot;&quot;)" office:value-type="string" office:string-value="vimalmanohar/kaldi-unsupervised" calcext:value-type="string">
            <text:p>vimalmanohar/kaldi-unsupervised</text:p>
          </table:table-cell>
        </table:table-row>
        <table:table-row table:style-name="ro1">
          <table:table-cell office:value-type="float" office:value="12925457" calcext:value-type="float">
            <text:p>12925457</text:p>
          </table:table-cell>
          <table:table-cell office:value-type="string" calcext:value-type="string">
            <text:p>https://api.github.com/repos/opentraveldata/opentraveldata</text:p>
          </table:table-cell>
          <table:table-cell table:formula="of:=REPLACE([.B2033]; 1; 29; &quot;&quot;)" office:value-type="string" office:string-value="opentraveldata/opentraveldata" calcext:value-type="string">
            <text:p>opentraveldata/opentraveldata</text:p>
          </table:table-cell>
        </table:table-row>
        <table:table-row table:style-name="ro1">
          <table:table-cell office:value-type="float" office:value="12946064" calcext:value-type="float">
            <text:p>12946064</text:p>
          </table:table-cell>
          <table:table-cell office:value-type="string" calcext:value-type="string">
            <text:p>https://api.github.com/repos/cjcliffe/CubicSDR</text:p>
          </table:table-cell>
          <table:table-cell table:formula="of:=REPLACE([.B2034]; 1; 29; &quot;&quot;)" office:value-type="string" office:string-value="cjcliffe/CubicSDR" calcext:value-type="string">
            <text:p>cjcliffe/CubicSDR</text:p>
          </table:table-cell>
        </table:table-row>
        <table:table-row table:style-name="ro1">
          <table:table-cell office:value-type="float" office:value="12968455" calcext:value-type="float">
            <text:p>12968455</text:p>
          </table:table-cell>
          <table:table-cell office:value-type="string" calcext:value-type="string">
            <text:p>https://api.github.com/repos/zoolib/zoolib_cxx</text:p>
          </table:table-cell>
          <table:table-cell table:formula="of:=REPLACE([.B2035]; 1; 29; &quot;&quot;)" office:value-type="string" office:string-value="zoolib/zoolib_cxx" calcext:value-type="string">
            <text:p>zoolib/zoolib_cxx</text:p>
          </table:table-cell>
        </table:table-row>
        <table:table-row table:style-name="ro1">
          <table:table-cell office:value-type="float" office:value="12999108" calcext:value-type="float">
            <text:p>12999108</text:p>
          </table:table-cell>
          <table:table-cell office:value-type="string" calcext:value-type="string">
            <text:p>https://api.github.com/repos/facebook/osquery</text:p>
          </table:table-cell>
          <table:table-cell table:formula="of:=REPLACE([.B2036]; 1; 29; &quot;&quot;)" office:value-type="string" office:string-value="facebook/osquery" calcext:value-type="string">
            <text:p>facebook/osquery</text:p>
          </table:table-cell>
        </table:table-row>
        <table:table-row table:style-name="ro1">
          <table:table-cell office:value-type="float" office:value="13016418" calcext:value-type="float">
            <text:p>13016418</text:p>
          </table:table-cell>
          <table:table-cell office:value-type="string" calcext:value-type="string">
            <text:p>https://api.github.com/repos/optimad/PABLO</text:p>
          </table:table-cell>
          <table:table-cell table:formula="of:=REPLACE([.B2037]; 1; 29; &quot;&quot;)" office:value-type="string" office:string-value="optimad/PABLO" calcext:value-type="string">
            <text:p>optimad/PABLO</text:p>
          </table:table-cell>
        </table:table-row>
        <table:table-row table:style-name="ro1">
          <table:table-cell office:value-type="float" office:value="13018598" calcext:value-type="float">
            <text:p>13018598</text:p>
          </table:table-cell>
          <table:table-cell office:value-type="string" calcext:value-type="string">
            <text:p>https://api.github.com/repos/cpvrlab/SLProject</text:p>
          </table:table-cell>
          <table:table-cell table:formula="of:=REPLACE([.B2038]; 1; 29; &quot;&quot;)" office:value-type="string" office:string-value="cpvrlab/SLProject" calcext:value-type="string">
            <text:p>cpvrlab/SLProject</text:p>
          </table:table-cell>
        </table:table-row>
        <table:table-row table:style-name="ro1">
          <table:table-cell office:value-type="float" office:value="13035898" calcext:value-type="float">
            <text:p>13035898</text:p>
          </table:table-cell>
          <table:table-cell office:value-type="string" calcext:value-type="string">
            <text:p>https://api.github.com/repos/systematicinvestor/systematicinvestor.github.io</text:p>
          </table:table-cell>
          <table:table-cell table:formula="of:=REPLACE([.B2039]; 1; 29; &quot;&quot;)" office:value-type="string" office:string-value="systematicinvestor/systematicinvestor.github.io" calcext:value-type="string">
            <text:p>systematicinvestor/systematicinvestor.github.io</text:p>
          </table:table-cell>
        </table:table-row>
        <table:table-row table:style-name="ro1">
          <table:table-cell office:value-type="float" office:value="13044619" calcext:value-type="float">
            <text:p>13044619</text:p>
          </table:table-cell>
          <table:table-cell office:value-type="string" calcext:value-type="string">
            <text:p>https://api.github.com/repos/ColinDuquesnoy/MellowPlayer</text:p>
          </table:table-cell>
          <table:table-cell table:formula="of:=REPLACE([.B2040]; 1; 29; &quot;&quot;)" office:value-type="string" office:string-value="ColinDuquesnoy/MellowPlayer" calcext:value-type="string">
            <text:p>ColinDuquesnoy/MellowPlayer</text:p>
          </table:table-cell>
        </table:table-row>
        <table:table-row table:style-name="ro1">
          <table:table-cell office:value-type="float" office:value="13047579" calcext:value-type="float">
            <text:p>13047579</text:p>
          </table:table-cell>
          <table:table-cell office:value-type="string" calcext:value-type="string">
            <text:p>https://api.github.com/repos/swilli/dnn_control</text:p>
          </table:table-cell>
          <table:table-cell table:formula="of:=REPLACE([.B2041]; 1; 29; &quot;&quot;)" office:value-type="string" office:string-value="swilli/dnn_control" calcext:value-type="string">
            <text:p>swilli/dnn_control</text:p>
          </table:table-cell>
        </table:table-row>
        <table:table-row table:style-name="ro1">
          <table:table-cell office:value-type="float" office:value="13057149" calcext:value-type="float">
            <text:p>13057149</text:p>
          </table:table-cell>
          <table:table-cell office:value-type="string" calcext:value-type="string">
            <text:p>https://api.github.com/repos/gabime/spdlog</text:p>
          </table:table-cell>
          <table:table-cell table:formula="of:=REPLACE([.B2042]; 1; 29; &quot;&quot;)" office:value-type="string" office:string-value="gabime/spdlog" calcext:value-type="string">
            <text:p>gabime/spdlog</text:p>
          </table:table-cell>
        </table:table-row>
        <table:table-row table:style-name="ro1">
          <table:table-cell office:value-type="float" office:value="13057925" calcext:value-type="float">
            <text:p>13057925</text:p>
          </table:table-cell>
          <table:table-cell office:value-type="string" calcext:value-type="string">
            <text:p>https://api.github.com/repos/iamsergio/flow-pomodoro</text:p>
          </table:table-cell>
          <table:table-cell table:formula="of:=REPLACE([.B2043]; 1; 29; &quot;&quot;)" office:value-type="string" office:string-value="iamsergio/flow-pomodoro" calcext:value-type="string">
            <text:p>iamsergio/flow-pomodoro</text:p>
          </table:table-cell>
        </table:table-row>
        <table:table-row table:style-name="ro1">
          <table:table-cell office:value-type="float" office:value="13065211" calcext:value-type="float">
            <text:p>13065211</text:p>
          </table:table-cell>
          <table:table-cell office:value-type="string" calcext:value-type="string">
            <text:p>https://api.github.com/repos/abyss7/dist-clang</text:p>
          </table:table-cell>
          <table:table-cell table:formula="of:=REPLACE([.B2044]; 1; 29; &quot;&quot;)" office:value-type="string" office:string-value="abyss7/dist-clang" calcext:value-type="string">
            <text:p>abyss7/dist-clang</text:p>
          </table:table-cell>
        </table:table-row>
        <table:table-row table:style-name="ro1">
          <table:table-cell office:value-type="float" office:value="13066013" calcext:value-type="float">
            <text:p>13066013</text:p>
          </table:table-cell>
          <table:table-cell office:value-type="string" calcext:value-type="string">
            <text:p>https://api.github.com/repos/wesbarnett/libgmxcpp</text:p>
          </table:table-cell>
          <table:table-cell table:formula="of:=REPLACE([.B2045]; 1; 29; &quot;&quot;)" office:value-type="string" office:string-value="wesbarnett/libgmxcpp" calcext:value-type="string">
            <text:p>wesbarnett/libgmxcpp</text:p>
          </table:table-cell>
        </table:table-row>
        <table:table-row table:style-name="ro1">
          <table:table-cell office:value-type="float" office:value="13069821" calcext:value-type="float">
            <text:p>13069821</text:p>
          </table:table-cell>
          <table:table-cell office:value-type="string" calcext:value-type="string">
            <text:p>https://api.github.com/repos/stefanweiser/libhutznohmd</text:p>
          </table:table-cell>
          <table:table-cell table:formula="of:=REPLACE([.B2046]; 1; 29; &quot;&quot;)" office:value-type="string" office:string-value="stefanweiser/libhutznohmd" calcext:value-type="string">
            <text:p>stefanweiser/libhutznohmd</text:p>
          </table:table-cell>
        </table:table-row>
        <table:table-row table:style-name="ro1">
          <table:table-cell office:value-type="float" office:value="13089145" calcext:value-type="float">
            <text:p>13089145</text:p>
          </table:table-cell>
          <table:table-cell office:value-type="string" calcext:value-type="string">
            <text:p>https://api.github.com/repos/tankorsmash/BeatupTheFace</text:p>
          </table:table-cell>
          <table:table-cell table:formula="of:=REPLACE([.B2047]; 1; 29; &quot;&quot;)" office:value-type="string" office:string-value="tankorsmash/BeatupTheFace" calcext:value-type="string">
            <text:p>tankorsmash/BeatupTheFace</text:p>
          </table:table-cell>
        </table:table-row>
        <table:table-row table:style-name="ro1">
          <table:table-cell office:value-type="float" office:value="13103528" calcext:value-type="float">
            <text:p>13103528</text:p>
          </table:table-cell>
          <table:table-cell office:value-type="string" calcext:value-type="string">
            <text:p>https://api.github.com/repos/jonathanslote/psalmody</text:p>
          </table:table-cell>
          <table:table-cell table:formula="of:=REPLACE([.B2048]; 1; 29; &quot;&quot;)" office:value-type="string" office:string-value="jonathanslote/psalmody" calcext:value-type="string">
            <text:p>jonathanslote/psalmody</text:p>
          </table:table-cell>
        </table:table-row>
        <table:table-row table:style-name="ro1">
          <table:table-cell office:value-type="float" office:value="13104261" calcext:value-type="float">
            <text:p>13104261</text:p>
          </table:table-cell>
          <table:table-cell office:value-type="string" calcext:value-type="string">
            <text:p>https://api.github.com/repos/notspiff/kodi-cmake</text:p>
          </table:table-cell>
          <table:table-cell table:formula="of:=REPLACE([.B2049]; 1; 29; &quot;&quot;)" office:value-type="string" office:string-value="notspiff/kodi-cmake" calcext:value-type="string">
            <text:p>notspiff/kodi-cmake</text:p>
          </table:table-cell>
        </table:table-row>
        <table:table-row table:style-name="ro1">
          <table:table-cell office:value-type="float" office:value="13116944" calcext:value-type="float">
            <text:p>13116944</text:p>
          </table:table-cell>
          <table:table-cell office:value-type="string" calcext:value-type="string">
            <text:p>https://api.github.com/repos/chessgames/play-zone</text:p>
          </table:table-cell>
          <table:table-cell table:formula="of:=REPLACE([.B2050]; 1; 29; &quot;&quot;)" office:value-type="string" office:string-value="chessgames/play-zone" calcext:value-type="string">
            <text:p>chessgames/play-zone</text:p>
          </table:table-cell>
        </table:table-row>
        <table:table-row table:style-name="ro1">
          <table:table-cell office:value-type="float" office:value="13125240" calcext:value-type="float">
            <text:p>13125240</text:p>
          </table:table-cell>
          <table:table-cell office:value-type="string" calcext:value-type="string">
            <text:p>https://api.github.com/repos/uasolo/lazyNutGUI</text:p>
          </table:table-cell>
          <table:table-cell table:formula="of:=REPLACE([.B2051]; 1; 29; &quot;&quot;)" office:value-type="string" office:string-value="uasolo/lazyNutGUI" calcext:value-type="string">
            <text:p>uasolo/lazyNutGUI</text:p>
          </table:table-cell>
        </table:table-row>
        <table:table-row table:style-name="ro1">
          <table:table-cell office:value-type="float" office:value="13127685" calcext:value-type="float">
            <text:p>13127685</text:p>
          </table:table-cell>
          <table:table-cell office:value-type="string" calcext:value-type="string">
            <text:p>https://api.github.com/repos/cern-it-sdc-id/davix</text:p>
          </table:table-cell>
          <table:table-cell table:formula="of:=REPLACE([.B2052]; 1; 29; &quot;&quot;)" office:value-type="string" office:string-value="cern-it-sdc-id/davix" calcext:value-type="string">
            <text:p>cern-it-sdc-id/davix</text:p>
          </table:table-cell>
        </table:table-row>
        <table:table-row table:style-name="ro1">
          <table:table-cell office:value-type="float" office:value="13129626" calcext:value-type="float">
            <text:p>13129626</text:p>
          </table:table-cell>
          <table:table-cell office:value-type="string" calcext:value-type="string">
            <text:p>https://api.github.com/repos/tudelft3d/val3dity</text:p>
          </table:table-cell>
          <table:table-cell table:formula="of:=REPLACE([.B2053]; 1; 29; &quot;&quot;)" office:value-type="string" office:string-value="tudelft3d/val3dity" calcext:value-type="string">
            <text:p>tudelft3d/val3dity</text:p>
          </table:table-cell>
        </table:table-row>
        <table:table-row table:style-name="ro1">
          <table:table-cell office:value-type="float" office:value="13138330" calcext:value-type="float">
            <text:p>13138330</text:p>
          </table:table-cell>
          <table:table-cell office:value-type="string" calcext:value-type="string">
            <text:p>https://api.github.com/repos/stepanp/luna2d</text:p>
          </table:table-cell>
          <table:table-cell table:formula="of:=REPLACE([.B2054]; 1; 29; &quot;&quot;)" office:value-type="string" office:string-value="stepanp/luna2d" calcext:value-type="string">
            <text:p>stepanp/luna2d</text:p>
          </table:table-cell>
        </table:table-row>
        <table:table-row table:style-name="ro1">
          <table:table-cell office:value-type="float" office:value="13148513" calcext:value-type="float">
            <text:p>13148513</text:p>
          </table:table-cell>
          <table:table-cell office:value-type="string" calcext:value-type="string">
            <text:p>https://api.github.com/repos/OSURoboticsClub/aerial_control</text:p>
          </table:table-cell>
          <table:table-cell table:formula="of:=REPLACE([.B2055]; 1; 29; &quot;&quot;)" office:value-type="string" office:string-value="OSURoboticsClub/aerial_control" calcext:value-type="string">
            <text:p>OSURoboticsClub/aerial_control</text:p>
          </table:table-cell>
        </table:table-row>
        <table:table-row table:style-name="ro1">
          <table:table-cell office:value-type="float" office:value="13159881" calcext:value-type="float">
            <text:p>13159881</text:p>
          </table:table-cell>
          <table:table-cell office:value-type="string" calcext:value-type="string">
            <text:p>https://api.github.com/repos/facebook/proxygen</text:p>
          </table:table-cell>
          <table:table-cell table:formula="of:=REPLACE([.B2056]; 1; 29; &quot;&quot;)" office:value-type="string" office:string-value="facebook/proxygen" calcext:value-type="string">
            <text:p>facebook/proxygen</text:p>
          </table:table-cell>
        </table:table-row>
        <table:table-row table:style-name="ro1">
          <table:table-cell office:value-type="float" office:value="13162353" calcext:value-type="float">
            <text:p>13162353</text:p>
          </table:table-cell>
          <table:table-cell office:value-type="string" calcext:value-type="string">
            <text:p>https://api.github.com/repos/bog2k3/bugs</text:p>
          </table:table-cell>
          <table:table-cell table:formula="of:=REPLACE([.B2057]; 1; 29; &quot;&quot;)" office:value-type="string" office:string-value="bog2k3/bugs" calcext:value-type="string">
            <text:p>bog2k3/bugs</text:p>
          </table:table-cell>
        </table:table-row>
        <table:table-row table:style-name="ro1">
          <table:table-cell office:value-type="float" office:value="13338700" calcext:value-type="float">
            <text:p>13338700</text:p>
          </table:table-cell>
          <table:table-cell office:value-type="string" calcext:value-type="string">
            <text:p>https://api.github.com/repos/patrickfrey/strusUtilities</text:p>
          </table:table-cell>
          <table:table-cell table:formula="of:=REPLACE([.B2058]; 1; 29; &quot;&quot;)" office:value-type="string" office:string-value="patrickfrey/strusUtilities" calcext:value-type="string">
            <text:p>patrickfrey/strusUtilities</text:p>
          </table:table-cell>
        </table:table-row>
        <table:table-row table:style-name="ro1">
          <table:table-cell office:value-type="float" office:value="13350570" calcext:value-type="float">
            <text:p>13350570</text:p>
          </table:table-cell>
          <table:table-cell office:value-type="string" calcext:value-type="string">
            <text:p>https://api.github.com/repos/jonngwx/grad-shafranov</text:p>
          </table:table-cell>
          <table:table-cell table:formula="of:=REPLACE([.B2059]; 1; 29; &quot;&quot;)" office:value-type="string" office:string-value="jonngwx/grad-shafranov" calcext:value-type="string">
            <text:p>jonngwx/grad-shafranov</text:p>
          </table:table-cell>
        </table:table-row>
        <table:table-row table:style-name="ro1">
          <table:table-cell office:value-type="float" office:value="13351156" calcext:value-type="float">
            <text:p>13351156</text:p>
          </table:table-cell>
          <table:table-cell office:value-type="string" calcext:value-type="string">
            <text:p>https://api.github.com/repos/SvinSimpe/Project-Flight-School</text:p>
          </table:table-cell>
          <table:table-cell table:formula="of:=REPLACE([.B2060]; 1; 29; &quot;&quot;)" office:value-type="string" office:string-value="SvinSimpe/Project-Flight-School" calcext:value-type="string">
            <text:p>SvinSimpe/Project-Flight-School</text:p>
          </table:table-cell>
        </table:table-row>
        <table:table-row table:style-name="ro1">
          <table:table-cell office:value-type="float" office:value="13357323" calcext:value-type="float">
            <text:p>13357323</text:p>
          </table:table-cell>
          <table:table-cell office:value-type="string" calcext:value-type="string">
            <text:p>https://api.github.com/repos/epam/nfstrace</text:p>
          </table:table-cell>
          <table:table-cell table:formula="of:=REPLACE([.B2061]; 1; 29; &quot;&quot;)" office:value-type="string" office:string-value="epam/nfstrace" calcext:value-type="string">
            <text:p>epam/nfstrace</text:p>
          </table:table-cell>
        </table:table-row>
        <table:table-row table:style-name="ro1">
          <table:table-cell office:value-type="float" office:value="13360545" calcext:value-type="float">
            <text:p>13360545</text:p>
          </table:table-cell>
          <table:table-cell office:value-type="string" calcext:value-type="string">
            <text:p>https://api.github.com/repos/arrayfire/arrayfire</text:p>
          </table:table-cell>
          <table:table-cell table:formula="of:=REPLACE([.B2062]; 1; 29; &quot;&quot;)" office:value-type="string" office:string-value="arrayfire/arrayfire" calcext:value-type="string">
            <text:p>arrayfire/arrayfire</text:p>
          </table:table-cell>
        </table:table-row>
        <table:table-row table:style-name="ro1">
          <table:table-cell office:value-type="float" office:value="13380823" calcext:value-type="float">
            <text:p>13380823</text:p>
          </table:table-cell>
          <table:table-cell office:value-type="string" calcext:value-type="string">
            <text:p>https://api.github.com/repos/gadgetron/gadgetron</text:p>
          </table:table-cell>
          <table:table-cell table:formula="of:=REPLACE([.B2063]; 1; 29; &quot;&quot;)" office:value-type="string" office:string-value="gadgetron/gadgetron" calcext:value-type="string">
            <text:p>gadgetron/gadgetron</text:p>
          </table:table-cell>
        </table:table-row>
        <table:table-row table:style-name="ro1">
          <table:table-cell office:value-type="float" office:value="13384457" calcext:value-type="float">
            <text:p>13384457</text:p>
          </table:table-cell>
          <table:table-cell office:value-type="string" calcext:value-type="string">
            <text:p>https://api.github.com/repos/markummitchell/engauge6</text:p>
          </table:table-cell>
          <table:table-cell table:formula="of:=REPLACE([.B2064]; 1; 29; &quot;&quot;)" office:value-type="string" office:string-value="markummitchell/engauge6" calcext:value-type="string">
            <text:p>markummitchell/engauge6</text:p>
          </table:table-cell>
        </table:table-row>
        <table:table-row table:style-name="ro1">
          <table:table-cell office:value-type="float" office:value="13393799" calcext:value-type="float">
            <text:p>13393799</text:p>
          </table:table-cell>
          <table:table-cell office:value-type="string" calcext:value-type="string">
            <text:p>https://api.github.com/repos/ipa320/cob_driver</text:p>
          </table:table-cell>
          <table:table-cell table:formula="of:=REPLACE([.B2065]; 1; 29; &quot;&quot;)" office:value-type="string" office:string-value="ipa320/cob_driver" calcext:value-type="string">
            <text:p>ipa320/cob_driver</text:p>
          </table:table-cell>
        </table:table-row>
        <table:table-row table:style-name="ro1">
          <table:table-cell office:value-type="float" office:value="13403508" calcext:value-type="float">
            <text:p>13403508</text:p>
          </table:table-cell>
          <table:table-cell office:value-type="string" calcext:value-type="string">
            <text:p>https://api.github.com/repos/PyroTeam/robocup-pkg</text:p>
          </table:table-cell>
          <table:table-cell table:formula="of:=REPLACE([.B2066]; 1; 29; &quot;&quot;)" office:value-type="string" office:string-value="PyroTeam/robocup-pkg" calcext:value-type="string">
            <text:p>PyroTeam/robocup-pkg</text:p>
          </table:table-cell>
        </table:table-row>
        <table:table-row table:style-name="ro1">
          <table:table-cell office:value-type="float" office:value="13414739" calcext:value-type="float">
            <text:p>13414739</text:p>
          </table:table-cell>
          <table:table-cell office:value-type="string" calcext:value-type="string">
            <text:p>https://api.github.com/repos/jeromerobert/hmat-oss</text:p>
          </table:table-cell>
          <table:table-cell table:formula="of:=REPLACE([.B2067]; 1; 29; &quot;&quot;)" office:value-type="string" office:string-value="jeromerobert/hmat-oss" calcext:value-type="string">
            <text:p>jeromerobert/hmat-oss</text:p>
          </table:table-cell>
        </table:table-row>
        <table:table-row table:style-name="ro1">
          <table:table-cell office:value-type="float" office:value="13418044" calcext:value-type="float">
            <text:p>13418044</text:p>
          </table:table-cell>
          <table:table-cell office:value-type="string" calcext:value-type="string">
            <text:p>https://api.github.com/repos/tpaviot/smesh</text:p>
          </table:table-cell>
          <table:table-cell table:formula="of:=REPLACE([.B2068]; 1; 29; &quot;&quot;)" office:value-type="string" office:string-value="tpaviot/smesh" calcext:value-type="string">
            <text:p>tpaviot/smesh</text:p>
          </table:table-cell>
        </table:table-row>
        <table:table-row table:style-name="ro1">
          <table:table-cell office:value-type="float" office:value="13427822" calcext:value-type="float">
            <text:p>13427822</text:p>
          </table:table-cell>
          <table:table-cell office:value-type="string" calcext:value-type="string">
            <text:p>https://api.github.com/repos/zeux/aike</text:p>
          </table:table-cell>
          <table:table-cell table:formula="of:=REPLACE([.B2069]; 1; 29; &quot;&quot;)" office:value-type="string" office:string-value="zeux/aike" calcext:value-type="string">
            <text:p>zeux/aike</text:p>
          </table:table-cell>
        </table:table-row>
        <table:table-row table:style-name="ro1">
          <table:table-cell office:value-type="float" office:value="13428962" calcext:value-type="float">
            <text:p>13428962</text:p>
          </table:table-cell>
          <table:table-cell office:value-type="string" calcext:value-type="string">
            <text:p>https://api.github.com/repos/langest/terminal_defense</text:p>
          </table:table-cell>
          <table:table-cell table:formula="of:=REPLACE([.B2070]; 1; 29; &quot;&quot;)" office:value-type="string" office:string-value="langest/terminal_defense" calcext:value-type="string">
            <text:p>langest/terminal_defense</text:p>
          </table:table-cell>
        </table:table-row>
        <table:table-row table:style-name="ro1">
          <table:table-cell office:value-type="float" office:value="13430169" calcext:value-type="float">
            <text:p>13430169</text:p>
          </table:table-cell>
          <table:table-cell office:value-type="string" calcext:value-type="string">
            <text:p>https://api.github.com/repos/Frank112/BP38Ergonomie</text:p>
          </table:table-cell>
          <table:table-cell table:formula="of:=REPLACE([.B2071]; 1; 29; &quot;&quot;)" office:value-type="string" office:string-value="Frank112/BP38Ergonomie" calcext:value-type="string">
            <text:p>Frank112/BP38Ergonomie</text:p>
          </table:table-cell>
        </table:table-row>
        <table:table-row table:style-name="ro1">
          <table:table-cell office:value-type="float" office:value="13440968" calcext:value-type="float">
            <text:p>13440968</text:p>
          </table:table-cell>
          <table:table-cell office:value-type="string" calcext:value-type="string">
            <text:p>https://api.github.com/repos/pop-team/pop-cpp</text:p>
          </table:table-cell>
          <table:table-cell table:formula="of:=REPLACE([.B2072]; 1; 29; &quot;&quot;)" office:value-type="string" office:string-value="pop-team/pop-cpp" calcext:value-type="string">
            <text:p>pop-team/pop-cpp</text:p>
          </table:table-cell>
        </table:table-row>
        <table:table-row table:style-name="ro1">
          <table:table-cell office:value-type="float" office:value="13443110" calcext:value-type="float">
            <text:p>13443110</text:p>
          </table:table-cell>
          <table:table-cell office:value-type="string" calcext:value-type="string">
            <text:p>https://api.github.com/repos/pbek/QOwnNotes</text:p>
          </table:table-cell>
          <table:table-cell table:formula="of:=REPLACE([.B2073]; 1; 29; &quot;&quot;)" office:value-type="string" office:string-value="pbek/QOwnNotes" calcext:value-type="string">
            <text:p>pbek/QOwnNotes</text:p>
          </table:table-cell>
        </table:table-row>
        <table:table-row table:style-name="ro1">
          <table:table-cell office:value-type="float" office:value="13444391" calcext:value-type="float">
            <text:p>13444391</text:p>
          </table:table-cell>
          <table:table-cell office:value-type="string" calcext:value-type="string">
            <text:p>https://api.github.com/repos/robotology/poeticon</text:p>
          </table:table-cell>
          <table:table-cell table:formula="of:=REPLACE([.B2074]; 1; 29; &quot;&quot;)" office:value-type="string" office:string-value="robotology/poeticon" calcext:value-type="string">
            <text:p>robotology/poeticon</text:p>
          </table:table-cell>
        </table:table-row>
        <table:table-row table:style-name="ro1">
          <table:table-cell office:value-type="float" office:value="13446831" calcext:value-type="float">
            <text:p>13446831</text:p>
          </table:table-cell>
          <table:table-cell office:value-type="string" calcext:value-type="string">
            <text:p>https://api.github.com/repos/yhmtmt/aws</text:p>
          </table:table-cell>
          <table:table-cell table:formula="of:=REPLACE([.B2075]; 1; 29; &quot;&quot;)" office:value-type="string" office:string-value="yhmtmt/aws" calcext:value-type="string">
            <text:p>yhmtmt/aws</text:p>
          </table:table-cell>
        </table:table-row>
        <table:table-row table:style-name="ro1">
          <table:table-cell office:value-type="float" office:value="13451864" calcext:value-type="float">
            <text:p>13451864</text:p>
          </table:table-cell>
          <table:table-cell office:value-type="string" calcext:value-type="string">
            <text:p>https://api.github.com/repos/mvuab-g1-14-15/AlmostHuman</text:p>
          </table:table-cell>
          <table:table-cell table:formula="of:=REPLACE([.B2076]; 1; 29; &quot;&quot;)" office:value-type="string" office:string-value="mvuab-g1-14-15/AlmostHuman" calcext:value-type="string">
            <text:p>mvuab-g1-14-15/AlmostHuman</text:p>
          </table:table-cell>
        </table:table-row>
        <table:table-row table:style-name="ro1">
          <table:table-cell office:value-type="float" office:value="13471080" calcext:value-type="float">
            <text:p>13471080</text:p>
          </table:table-cell>
          <table:table-cell office:value-type="string" calcext:value-type="string">
            <text:p>https://api.github.com/repos/jaredhoberock/agency</text:p>
          </table:table-cell>
          <table:table-cell table:formula="of:=REPLACE([.B2077]; 1; 29; &quot;&quot;)" office:value-type="string" office:string-value="jaredhoberock/agency" calcext:value-type="string">
            <text:p>jaredhoberock/agency</text:p>
          </table:table-cell>
        </table:table-row>
        <table:table-row table:style-name="ro1">
          <table:table-cell office:value-type="float" office:value="13475863" calcext:value-type="float">
            <text:p>13475863</text:p>
          </table:table-cell>
          <table:table-cell office:value-type="string" calcext:value-type="string">
            <text:p>https://api.github.com/repos/kaspermarstal/SimpleElastix</text:p>
          </table:table-cell>
          <table:table-cell table:formula="of:=REPLACE([.B2078]; 1; 29; &quot;&quot;)" office:value-type="string" office:string-value="kaspermarstal/SimpleElastix" calcext:value-type="string">
            <text:p>kaspermarstal/SimpleElastix</text:p>
          </table:table-cell>
        </table:table-row>
        <table:table-row table:style-name="ro1">
          <table:table-cell office:value-type="float" office:value="13485423" calcext:value-type="float">
            <text:p>13485423</text:p>
          </table:table-cell>
          <table:table-cell office:value-type="string" calcext:value-type="string">
            <text:p>https://api.github.com/repos/eigengo/lift</text:p>
          </table:table-cell>
          <table:table-cell table:formula="of:=REPLACE([.B2079]; 1; 29; &quot;&quot;)" office:value-type="string" office:string-value="eigengo/lift" calcext:value-type="string">
            <text:p>eigengo/lift</text:p>
          </table:table-cell>
        </table:table-row>
        <table:table-row table:style-name="ro1">
          <table:table-cell office:value-type="float" office:value="13491643" calcext:value-type="float">
            <text:p>13491643</text:p>
          </table:table-cell>
          <table:table-cell office:value-type="string" calcext:value-type="string">
            <text:p>https://api.github.com/repos/fortressforever/fortressforever</text:p>
          </table:table-cell>
          <table:table-cell table:formula="of:=REPLACE([.B2080]; 1; 29; &quot;&quot;)" office:value-type="string" office:string-value="fortressforever/fortressforever" calcext:value-type="string">
            <text:p>fortressforever/fortressforever</text:p>
          </table:table-cell>
        </table:table-row>
        <table:table-row table:style-name="ro1">
          <table:table-cell office:value-type="float" office:value="13493121" calcext:value-type="float">
            <text:p>13493121</text:p>
          </table:table-cell>
          <table:table-cell office:value-type="string" calcext:value-type="string">
            <text:p>https://api.github.com/repos/ekherit/JpsiKK</text:p>
          </table:table-cell>
          <table:table-cell table:formula="of:=REPLACE([.B2081]; 1; 29; &quot;&quot;)" office:value-type="string" office:string-value="ekherit/JpsiKK" calcext:value-type="string">
            <text:p>ekherit/JpsiKK</text:p>
          </table:table-cell>
        </table:table-row>
        <table:table-row table:style-name="ro1">
          <table:table-cell office:value-type="float" office:value="13503133" calcext:value-type="float">
            <text:p>13503133</text:p>
          </table:table-cell>
          <table:table-cell office:value-type="string" calcext:value-type="string">
            <text:p>https://api.github.com/repos/bfierz/vcl</text:p>
          </table:table-cell>
          <table:table-cell table:formula="of:=REPLACE([.B2082]; 1; 29; &quot;&quot;)" office:value-type="string" office:string-value="bfierz/vcl" calcext:value-type="string">
            <text:p>bfierz/vcl</text:p>
          </table:table-cell>
        </table:table-row>
        <table:table-row table:style-name="ro1">
          <table:table-cell office:value-type="float" office:value="13514313" calcext:value-type="float">
            <text:p>13514313</text:p>
          </table:table-cell>
          <table:table-cell office:value-type="string" calcext:value-type="string">
            <text:p>https://api.github.com/repos/sdottaka/winmerge-v2</text:p>
          </table:table-cell>
          <table:table-cell table:formula="of:=REPLACE([.B2083]; 1; 29; &quot;&quot;)" office:value-type="string" office:string-value="sdottaka/winmerge-v2" calcext:value-type="string">
            <text:p>sdottaka/winmerge-v2</text:p>
          </table:table-cell>
        </table:table-row>
        <table:table-row table:style-name="ro1">
          <table:table-cell office:value-type="float" office:value="13548886" calcext:value-type="float">
            <text:p>13548886</text:p>
          </table:table-cell>
          <table:table-cell office:value-type="string" calcext:value-type="string">
            <text:p>https://api.github.com/repos/SkipIfZero/snakium-cubed</text:p>
          </table:table-cell>
          <table:table-cell table:formula="of:=REPLACE([.B2084]; 1; 29; &quot;&quot;)" office:value-type="string" office:string-value="SkipIfZero/snakium-cubed" calcext:value-type="string">
            <text:p>SkipIfZero/snakium-cubed</text:p>
          </table:table-cell>
        </table:table-row>
        <table:table-row table:style-name="ro1">
          <table:table-cell office:value-type="float" office:value="13578827" calcext:value-type="float">
            <text:p>13578827</text:p>
          </table:table-cell>
          <table:table-cell office:value-type="string" calcext:value-type="string">
            <text:p>https://api.github.com/repos/panda3d/panda3d</text:p>
          </table:table-cell>
          <table:table-cell table:formula="of:=REPLACE([.B2085]; 1; 29; &quot;&quot;)" office:value-type="string" office:string-value="panda3d/panda3d" calcext:value-type="string">
            <text:p>panda3d/panda3d</text:p>
          </table:table-cell>
        </table:table-row>
        <table:table-row table:style-name="ro1">
          <table:table-cell office:value-type="float" office:value="13579299" calcext:value-type="float">
            <text:p>13579299</text:p>
          </table:table-cell>
          <table:table-cell office:value-type="string" calcext:value-type="string">
            <text:p>https://api.github.com/repos/Fedict/eid-mw</text:p>
          </table:table-cell>
          <table:table-cell table:formula="of:=REPLACE([.B2086]; 1; 29; &quot;&quot;)" office:value-type="string" office:string-value="Fedict/eid-mw" calcext:value-type="string">
            <text:p>Fedict/eid-mw</text:p>
          </table:table-cell>
        </table:table-row>
        <table:table-row table:style-name="ro1">
          <table:table-cell office:value-type="float" office:value="13587628" calcext:value-type="float">
            <text:p>13587628</text:p>
          </table:table-cell>
          <table:table-cell office:value-type="string" calcext:value-type="string">
            <text:p>https://api.github.com/repos/vsimon/webrtcbuilds</text:p>
          </table:table-cell>
          <table:table-cell table:formula="of:=REPLACE([.B2087]; 1; 29; &quot;&quot;)" office:value-type="string" office:string-value="vsimon/webrtcbuilds" calcext:value-type="string">
            <text:p>vsimon/webrtcbuilds</text:p>
          </table:table-cell>
        </table:table-row>
        <table:table-row table:style-name="ro1">
          <table:table-cell office:value-type="float" office:value="13601600" calcext:value-type="float">
            <text:p>13601600</text:p>
          </table:table-cell>
          <table:table-cell office:value-type="string" calcext:value-type="string">
            <text:p>https://api.github.com/repos/googlei18n/libphonenumber</text:p>
          </table:table-cell>
          <table:table-cell table:formula="of:=REPLACE([.B2088]; 1; 29; &quot;&quot;)" office:value-type="string" office:string-value="googlei18n/libphonenumber" calcext:value-type="string">
            <text:p>googlei18n/libphonenumber</text:p>
          </table:table-cell>
        </table:table-row>
        <table:table-row table:style-name="ro1">
          <table:table-cell office:value-type="float" office:value="13602494" calcext:value-type="float">
            <text:p>13602494</text:p>
          </table:table-cell>
          <table:table-cell office:value-type="string" calcext:value-type="string">
            <text:p>https://api.github.com/repos/UHH2/UHH2</text:p>
          </table:table-cell>
          <table:table-cell table:formula="of:=REPLACE([.B2089]; 1; 29; &quot;&quot;)" office:value-type="string" office:string-value="UHH2/UHH2" calcext:value-type="string">
            <text:p>UHH2/UHH2</text:p>
          </table:table-cell>
        </table:table-row>
        <table:table-row table:style-name="ro1">
          <table:table-cell office:value-type="float" office:value="13603934" calcext:value-type="float">
            <text:p>13603934</text:p>
          </table:table-cell>
          <table:table-cell office:value-type="string" calcext:value-type="string">
            <text:p>https://api.github.com/repos/snortadmin/snort3</text:p>
          </table:table-cell>
          <table:table-cell table:formula="of:=REPLACE([.B2090]; 1; 29; &quot;&quot;)" office:value-type="string" office:string-value="snortadmin/snort3" calcext:value-type="string">
            <text:p>snortadmin/snort3</text:p>
          </table:table-cell>
        </table:table-row>
        <table:table-row table:style-name="ro1">
          <table:table-cell office:value-type="float" office:value="13619629" calcext:value-type="float">
            <text:p>13619629</text:p>
          </table:table-cell>
          <table:table-cell office:value-type="string" calcext:value-type="string">
            <text:p>https://api.github.com/repos/libdynd/libdynd</text:p>
          </table:table-cell>
          <table:table-cell table:formula="of:=REPLACE([.B2091]; 1; 29; &quot;&quot;)" office:value-type="string" office:string-value="libdynd/libdynd" calcext:value-type="string">
            <text:p>libdynd/libdynd</text:p>
          </table:table-cell>
        </table:table-row>
        <table:table-row table:style-name="ro1">
          <table:table-cell office:value-type="float" office:value="13630442" calcext:value-type="float">
            <text:p>13630442</text:p>
          </table:table-cell>
          <table:table-cell office:value-type="string" calcext:value-type="string">
            <text:p>https://api.github.com/repos/mapbox/tippecanoe</text:p>
          </table:table-cell>
          <table:table-cell table:formula="of:=REPLACE([.B2092]; 1; 29; &quot;&quot;)" office:value-type="string" office:string-value="mapbox/tippecanoe" calcext:value-type="string">
            <text:p>mapbox/tippecanoe</text:p>
          </table:table-cell>
        </table:table-row>
        <table:table-row table:style-name="ro1">
          <table:table-cell office:value-type="float" office:value="13637985" calcext:value-type="float">
            <text:p>13637985</text:p>
          </table:table-cell>
          <table:table-cell office:value-type="string" calcext:value-type="string">
            <text:p>https://api.github.com/repos/swri-robotics/marti_common</text:p>
          </table:table-cell>
          <table:table-cell table:formula="of:=REPLACE([.B2093]; 1; 29; &quot;&quot;)" office:value-type="string" office:string-value="swri-robotics/marti_common" calcext:value-type="string">
            <text:p>swri-robotics/marti_common</text:p>
          </table:table-cell>
        </table:table-row>
        <table:table-row table:style-name="ro1">
          <table:table-cell office:value-type="float" office:value="13643670" calcext:value-type="float">
            <text:p>13643670</text:p>
          </table:table-cell>
          <table:table-cell office:value-type="string" calcext:value-type="string">
            <text:p>https://api.github.com/repos/inexor-game/code</text:p>
          </table:table-cell>
          <table:table-cell table:formula="of:=REPLACE([.B2094]; 1; 29; &quot;&quot;)" office:value-type="string" office:string-value="inexor-game/code" calcext:value-type="string">
            <text:p>inexor-game/code</text:p>
          </table:table-cell>
        </table:table-row>
        <table:table-row table:style-name="ro1">
          <table:table-cell office:value-type="float" office:value="13645853" calcext:value-type="float">
            <text:p>13645853</text:p>
          </table:table-cell>
          <table:table-cell office:value-type="string" calcext:value-type="string">
            <text:p>https://api.github.com/repos/migeran/platform_art</text:p>
          </table:table-cell>
          <table:table-cell table:formula="of:=REPLACE([.B2095]; 1; 29; &quot;&quot;)" office:value-type="string" office:string-value="migeran/platform_art" calcext:value-type="string">
            <text:p>migeran/platform_art</text:p>
          </table:table-cell>
        </table:table-row>
        <table:table-row table:style-name="ro1">
          <table:table-cell office:value-type="float" office:value="13651272" calcext:value-type="float">
            <text:p>13651272</text:p>
          </table:table-cell>
          <table:table-cell office:value-type="string" calcext:value-type="string">
            <text:p>https://api.github.com/repos/eyjian/mooon</text:p>
          </table:table-cell>
          <table:table-cell table:formula="of:=REPLACE([.B2096]; 1; 29; &quot;&quot;)" office:value-type="string" office:string-value="eyjian/mooon" calcext:value-type="string">
            <text:p>eyjian/mooon</text:p>
          </table:table-cell>
        </table:table-row>
        <table:table-row table:style-name="ro1">
          <table:table-cell office:value-type="float" office:value="13653876" calcext:value-type="float">
            <text:p>13653876</text:p>
          </table:table-cell>
          <table:table-cell office:value-type="string" calcext:value-type="string">
            <text:p>https://api.github.com/repos/DOCGroup/ATCD</text:p>
          </table:table-cell>
          <table:table-cell table:formula="of:=REPLACE([.B2097]; 1; 29; &quot;&quot;)" office:value-type="string" office:string-value="DOCGroup/ATCD" calcext:value-type="string">
            <text:p>DOCGroup/ATCD</text:p>
          </table:table-cell>
        </table:table-row>
        <table:table-row table:style-name="ro1">
          <table:table-cell office:value-type="float" office:value="13669192" calcext:value-type="float">
            <text:p>13669192</text:p>
          </table:table-cell>
          <table:table-cell office:value-type="string" calcext:value-type="string">
            <text:p>https://api.github.com/repos/SBKarr/stappler</text:p>
          </table:table-cell>
          <table:table-cell table:formula="of:=REPLACE([.B2098]; 1; 29; &quot;&quot;)" office:value-type="string" office:string-value="SBKarr/stappler" calcext:value-type="string">
            <text:p>SBKarr/stappler</text:p>
          </table:table-cell>
        </table:table-row>
        <table:table-row table:style-name="ro1">
          <table:table-cell office:value-type="float" office:value="13669969" calcext:value-type="float">
            <text:p>13669969</text:p>
          </table:table-cell>
          <table:table-cell office:value-type="string" calcext:value-type="string">
            <text:p>https://api.github.com/repos/dpwolfe/otucha</text:p>
          </table:table-cell>
          <table:table-cell table:formula="of:=REPLACE([.B2099]; 1; 29; &quot;&quot;)" office:value-type="string" office:string-value="dpwolfe/otucha" calcext:value-type="string">
            <text:p>dpwolfe/otucha</text:p>
          </table:table-cell>
        </table:table-row>
        <table:table-row table:style-name="ro1">
          <table:table-cell office:value-type="float" office:value="13678812" calcext:value-type="float">
            <text:p>13678812</text:p>
          </table:table-cell>
          <table:table-cell office:value-type="string" calcext:value-type="string">
            <text:p>https://api.github.com/repos/mullikine/aokts</text:p>
          </table:table-cell>
          <table:table-cell table:formula="of:=REPLACE([.B2100]; 1; 29; &quot;&quot;)" office:value-type="string" office:string-value="mullikine/aokts" calcext:value-type="string">
            <text:p>mullikine/aokts</text:p>
          </table:table-cell>
        </table:table-row>
        <table:table-row table:style-name="ro1">
          <table:table-cell office:value-type="float" office:value="13684523" calcext:value-type="float">
            <text:p>13684523</text:p>
          </table:table-cell>
          <table:table-cell office:value-type="string" calcext:value-type="string">
            <text:p>https://api.github.com/repos/ousnius/BodySlide-and-Outfit-Studio</text:p>
          </table:table-cell>
          <table:table-cell table:formula="of:=REPLACE([.B2101]; 1; 29; &quot;&quot;)" office:value-type="string" office:string-value="ousnius/BodySlide-and-Outfit-Studio" calcext:value-type="string">
            <text:p>ousnius/BodySlide-and-Outfit-Studio</text:p>
          </table:table-cell>
        </table:table-row>
        <table:table-row table:style-name="ro1">
          <table:table-cell office:value-type="float" office:value="13685194" calcext:value-type="float">
            <text:p>13685194</text:p>
          </table:table-cell>
          <table:table-cell office:value-type="string" calcext:value-type="string">
            <text:p>https://api.github.com/repos/introlab/rtabmap_ros</text:p>
          </table:table-cell>
          <table:table-cell table:formula="of:=REPLACE([.B2102]; 1; 29; &quot;&quot;)" office:value-type="string" office:string-value="introlab/rtabmap_ros" calcext:value-type="string">
            <text:p>introlab/rtabmap_ros</text:p>
          </table:table-cell>
        </table:table-row>
        <table:table-row table:style-name="ro1">
          <table:table-cell office:value-type="float" office:value="13687261" calcext:value-type="float">
            <text:p>13687261</text:p>
          </table:table-cell>
          <table:table-cell office:value-type="string" calcext:value-type="string">
            <text:p>https://api.github.com/repos/ibc/mediasoup</text:p>
          </table:table-cell>
          <table:table-cell table:formula="of:=REPLACE([.B2103]; 1; 29; &quot;&quot;)" office:value-type="string" office:string-value="ibc/mediasoup" calcext:value-type="string">
            <text:p>ibc/mediasoup</text:p>
          </table:table-cell>
        </table:table-row>
        <table:table-row table:style-name="ro1">
          <table:table-cell office:value-type="float" office:value="13696867" calcext:value-type="float">
            <text:p>13696867</text:p>
          </table:table-cell>
          <table:table-cell office:value-type="string" calcext:value-type="string">
            <text:p>https://api.github.com/repos/patrickfrey/strusBindings</text:p>
          </table:table-cell>
          <table:table-cell table:formula="of:=REPLACE([.B2104]; 1; 29; &quot;&quot;)" office:value-type="string" office:string-value="patrickfrey/strusBindings" calcext:value-type="string">
            <text:p>patrickfrey/strusBindings</text:p>
          </table:table-cell>
        </table:table-row>
        <table:table-row table:style-name="ro1">
          <table:table-cell office:value-type="float" office:value="13698155" calcext:value-type="float">
            <text:p>13698155</text:p>
          </table:table-cell>
          <table:table-cell office:value-type="string" calcext:value-type="string">
            <text:p>https://api.github.com/repos/dubey/weaver</text:p>
          </table:table-cell>
          <table:table-cell table:formula="of:=REPLACE([.B2105]; 1; 29; &quot;&quot;)" office:value-type="string" office:string-value="dubey/weaver" calcext:value-type="string">
            <text:p>dubey/weaver</text:p>
          </table:table-cell>
        </table:table-row>
        <table:table-row table:style-name="ro1">
          <table:table-cell office:value-type="float" office:value="13703265" calcext:value-type="float">
            <text:p>13703265</text:p>
          </table:table-cell>
          <table:table-cell office:value-type="string" calcext:value-type="string">
            <text:p>https://api.github.com/repos/LegalizeAdulthood/iterated-dynamics</text:p>
          </table:table-cell>
          <table:table-cell table:formula="of:=REPLACE([.B2106]; 1; 29; &quot;&quot;)" office:value-type="string" office:string-value="LegalizeAdulthood/iterated-dynamics" calcext:value-type="string">
            <text:p>LegalizeAdulthood/iterated-dynamics</text:p>
          </table:table-cell>
        </table:table-row>
        <table:table-row table:style-name="ro1">
          <table:table-cell office:value-type="float" office:value="13717566" calcext:value-type="float">
            <text:p>13717566</text:p>
          </table:table-cell>
          <table:table-cell office:value-type="string" calcext:value-type="string">
            <text:p>https://api.github.com/repos/Volkanite/Push</text:p>
          </table:table-cell>
          <table:table-cell table:formula="of:=REPLACE([.B2107]; 1; 29; &quot;&quot;)" office:value-type="string" office:string-value="Volkanite/Push" calcext:value-type="string">
            <text:p>Volkanite/Push</text:p>
          </table:table-cell>
        </table:table-row>
        <table:table-row table:style-name="ro1">
          <table:table-cell office:value-type="float" office:value="13724375" calcext:value-type="float">
            <text:p>13724375</text:p>
          </table:table-cell>
          <table:table-cell office:value-type="string" calcext:value-type="string">
            <text:p>https://api.github.com/repos/project64/project64</text:p>
          </table:table-cell>
          <table:table-cell table:formula="of:=REPLACE([.B2108]; 1; 29; &quot;&quot;)" office:value-type="string" office:string-value="project64/project64" calcext:value-type="string">
            <text:p>project64/project64</text:p>
          </table:table-cell>
        </table:table-row>
        <table:table-row table:style-name="ro1">
          <table:table-cell office:value-type="float" office:value="13724879" calcext:value-type="float">
            <text:p>13724879</text:p>
          </table:table-cell>
          <table:table-cell office:value-type="string" calcext:value-type="string">
            <text:p>https://api.github.com/repos/MesserLab/SLiM</text:p>
          </table:table-cell>
          <table:table-cell table:formula="of:=REPLACE([.B2109]; 1; 29; &quot;&quot;)" office:value-type="string" office:string-value="MesserLab/SLiM" calcext:value-type="string">
            <text:p>MesserLab/SLiM</text:p>
          </table:table-cell>
        </table:table-row>
        <table:table-row table:style-name="ro1">
          <table:table-cell office:value-type="float" office:value="13726452" calcext:value-type="float">
            <text:p>13726452</text:p>
          </table:table-cell>
          <table:table-cell office:value-type="string" calcext:value-type="string">
            <text:p>https://api.github.com/repos/Normaliz/Normaliz</text:p>
          </table:table-cell>
          <table:table-cell table:formula="of:=REPLACE([.B2110]; 1; 29; &quot;&quot;)" office:value-type="string" office:string-value="Normaliz/Normaliz" calcext:value-type="string">
            <text:p>Normaliz/Normaliz</text:p>
          </table:table-cell>
        </table:table-row>
        <table:table-row table:style-name="ro1">
          <table:table-cell office:value-type="float" office:value="13738859" calcext:value-type="float">
            <text:p>13738859</text:p>
          </table:table-cell>
          <table:table-cell office:value-type="string" calcext:value-type="string">
            <text:p>https://api.github.com/repos/meganz/sdk</text:p>
          </table:table-cell>
          <table:table-cell table:formula="of:=REPLACE([.B2111]; 1; 29; &quot;&quot;)" office:value-type="string" office:string-value="meganz/sdk" calcext:value-type="string">
            <text:p>meganz/sdk</text:p>
          </table:table-cell>
        </table:table-row>
        <table:table-row table:style-name="ro1">
          <table:table-cell office:value-type="float" office:value="13743190" calcext:value-type="float">
            <text:p>13743190</text:p>
          </table:table-cell>
          <table:table-cell office:value-type="string" calcext:value-type="string">
            <text:p>https://api.github.com/repos/OPENDAP/bes</text:p>
          </table:table-cell>
          <table:table-cell table:formula="of:=REPLACE([.B2112]; 1; 29; &quot;&quot;)" office:value-type="string" office:string-value="OPENDAP/bes" calcext:value-type="string">
            <text:p>OPENDAP/bes</text:p>
          </table:table-cell>
        </table:table-row>
        <table:table-row table:style-name="ro1">
          <table:table-cell office:value-type="float" office:value="13745249" calcext:value-type="float">
            <text:p>13745249</text:p>
          </table:table-cell>
          <table:table-cell office:value-type="string" calcext:value-type="string">
            <text:p>https://api.github.com/repos/wieslawsoltes/wavtoac3encoder</text:p>
          </table:table-cell>
          <table:table-cell table:formula="of:=REPLACE([.B2113]; 1; 29; &quot;&quot;)" office:value-type="string" office:string-value="wieslawsoltes/wavtoac3encoder" calcext:value-type="string">
            <text:p>wieslawsoltes/wavtoac3encoder</text:p>
          </table:table-cell>
        </table:table-row>
        <table:table-row table:style-name="ro1">
          <table:table-cell office:value-type="float" office:value="13749711" calcext:value-type="float">
            <text:p>13749711</text:p>
          </table:table-cell>
          <table:table-cell office:value-type="string" calcext:value-type="string">
            <text:p>https://api.github.com/repos/siemens/embb</text:p>
          </table:table-cell>
          <table:table-cell table:formula="of:=REPLACE([.B2114]; 1; 29; &quot;&quot;)" office:value-type="string" office:string-value="siemens/embb" calcext:value-type="string">
            <text:p>siemens/embb</text:p>
          </table:table-cell>
        </table:table-row>
        <table:table-row table:style-name="ro1">
          <table:table-cell office:value-type="float" office:value="13753186" calcext:value-type="float">
            <text:p>13753186</text:p>
          </table:table-cell>
          <table:table-cell office:value-type="string" calcext:value-type="string">
            <text:p>https://api.github.com/repos/stubma/cocos2dx-classical</text:p>
          </table:table-cell>
          <table:table-cell table:formula="of:=REPLACE([.B2115]; 1; 29; &quot;&quot;)" office:value-type="string" office:string-value="stubma/cocos2dx-classical" calcext:value-type="string">
            <text:p>stubma/cocos2dx-classical</text:p>
          </table:table-cell>
        </table:table-row>
        <table:table-row table:style-name="ro1">
          <table:table-cell office:value-type="float" office:value="13778643" calcext:value-type="float">
            <text:p>13778643</text:p>
          </table:table-cell>
          <table:table-cell office:value-type="string" calcext:value-type="string">
            <text:p>https://api.github.com/repos/Ribtoks/xpiks</text:p>
          </table:table-cell>
          <table:table-cell table:formula="of:=REPLACE([.B2116]; 1; 29; &quot;&quot;)" office:value-type="string" office:string-value="Ribtoks/xpiks" calcext:value-type="string">
            <text:p>Ribtoks/xpiks</text:p>
          </table:table-cell>
        </table:table-row>
        <table:table-row table:style-name="ro1">
          <table:table-cell office:value-type="float" office:value="13828581" calcext:value-type="float">
            <text:p>13828581</text:p>
          </table:table-cell>
          <table:table-cell office:value-type="string" calcext:value-type="string">
            <text:p>https://api.github.com/repos/egoboo/egoboo</text:p>
          </table:table-cell>
          <table:table-cell table:formula="of:=REPLACE([.B2117]; 1; 29; &quot;&quot;)" office:value-type="string" office:string-value="egoboo/egoboo" calcext:value-type="string">
            <text:p>egoboo/egoboo</text:p>
          </table:table-cell>
        </table:table-row>
        <table:table-row table:style-name="ro1">
          <table:table-cell office:value-type="float" office:value="13855000" calcext:value-type="float">
            <text:p>13855000</text:p>
          </table:table-cell>
          <table:table-cell office:value-type="string" calcext:value-type="string">
            <text:p>https://api.github.com/repos/andr3wmac/Torque6</text:p>
          </table:table-cell>
          <table:table-cell table:formula="of:=REPLACE([.B2118]; 1; 29; &quot;&quot;)" office:value-type="string" office:string-value="andr3wmac/Torque6" calcext:value-type="string">
            <text:p>andr3wmac/Torque6</text:p>
          </table:table-cell>
        </table:table-row>
        <table:table-row table:style-name="ro1">
          <table:table-cell office:value-type="float" office:value="13861643" calcext:value-type="float">
            <text:p>13861643</text:p>
          </table:table-cell>
          <table:table-cell office:value-type="string" calcext:value-type="string">
            <text:p>https://api.github.com/repos/nyantarte/Circus</text:p>
          </table:table-cell>
          <table:table-cell table:formula="of:=REPLACE([.B2119]; 1; 29; &quot;&quot;)" office:value-type="string" office:string-value="nyantarte/Circus" calcext:value-type="string">
            <text:p>nyantarte/Circus</text:p>
          </table:table-cell>
        </table:table-row>
        <table:table-row table:style-name="ro1">
          <table:table-cell office:value-type="float" office:value="13894735" calcext:value-type="float">
            <text:p>13894735</text:p>
          </table:table-cell>
          <table:table-cell office:value-type="string" calcext:value-type="string">
            <text:p>https://api.github.com/repos/tadamic/bosp</text:p>
          </table:table-cell>
          <table:table-cell table:formula="of:=REPLACE([.B2120]; 1; 29; &quot;&quot;)" office:value-type="string" office:string-value="tadamic/bosp" calcext:value-type="string">
            <text:p>tadamic/bosp</text:p>
          </table:table-cell>
        </table:table-row>
        <table:table-row table:style-name="ro1">
          <table:table-cell office:value-type="float" office:value="13895811" calcext:value-type="float">
            <text:p>13895811</text:p>
          </table:table-cell>
          <table:table-cell office:value-type="string" calcext:value-type="string">
            <text:p>https://api.github.com/repos/scross99/locic</text:p>
          </table:table-cell>
          <table:table-cell table:formula="of:=REPLACE([.B2121]; 1; 29; &quot;&quot;)" office:value-type="string" office:string-value="scross99/locic" calcext:value-type="string">
            <text:p>scross99/locic</text:p>
          </table:table-cell>
        </table:table-row>
        <table:table-row table:style-name="ro1">
          <table:table-cell office:value-type="float" office:value="13895933" calcext:value-type="float">
            <text:p>13895933</text:p>
          </table:table-cell>
          <table:table-cell office:value-type="string" calcext:value-type="string">
            <text:p>https://api.github.com/repos/fluxer/kdelibs</text:p>
          </table:table-cell>
          <table:table-cell table:formula="of:=REPLACE([.B2122]; 1; 29; &quot;&quot;)" office:value-type="string" office:string-value="fluxer/kdelibs" calcext:value-type="string">
            <text:p>fluxer/kdelibs</text:p>
          </table:table-cell>
        </table:table-row>
        <table:table-row table:style-name="ro1">
          <table:table-cell office:value-type="float" office:value="13925848" calcext:value-type="float">
            <text:p>13925848</text:p>
          </table:table-cell>
          <table:table-cell office:value-type="string" calcext:value-type="string">
            <text:p>https://api.github.com/repos/dantezhu/maple</text:p>
          </table:table-cell>
          <table:table-cell table:formula="of:=REPLACE([.B2123]; 1; 29; &quot;&quot;)" office:value-type="string" office:string-value="dantezhu/maple" calcext:value-type="string">
            <text:p>dantezhu/maple</text:p>
          </table:table-cell>
        </table:table-row>
        <table:table-row table:style-name="ro1">
          <table:table-cell office:value-type="float" office:value="13932349" calcext:value-type="float">
            <text:p>13932349</text:p>
          </table:table-cell>
          <table:table-cell office:value-type="string" calcext:value-type="string">
            <text:p>https://api.github.com/repos/thepowersgang/mrustc</text:p>
          </table:table-cell>
          <table:table-cell table:formula="of:=REPLACE([.B2124]; 1; 29; &quot;&quot;)" office:value-type="string" office:string-value="thepowersgang/mrustc" calcext:value-type="string">
            <text:p>thepowersgang/mrustc</text:p>
          </table:table-cell>
        </table:table-row>
        <table:table-row table:style-name="ro1">
          <table:table-cell office:value-type="float" office:value="13954685" calcext:value-type="float">
            <text:p>13954685</text:p>
          </table:table-cell>
          <table:table-cell office:value-type="string" calcext:value-type="string">
            <text:p>https://api.github.com/repos/yuandaxing/skillset</text:p>
          </table:table-cell>
          <table:table-cell table:formula="of:=REPLACE([.B2125]; 1; 29; &quot;&quot;)" office:value-type="string" office:string-value="yuandaxing/skillset" calcext:value-type="string">
            <text:p>yuandaxing/skillset</text:p>
          </table:table-cell>
        </table:table-row>
        <table:table-row table:style-name="ro1">
          <table:table-cell office:value-type="float" office:value="13955759" calcext:value-type="float">
            <text:p>13955759</text:p>
          </table:table-cell>
          <table:table-cell office:value-type="string" calcext:value-type="string">
            <text:p>https://api.github.com/repos/ospray/OSPRay</text:p>
          </table:table-cell>
          <table:table-cell table:formula="of:=REPLACE([.B2126]; 1; 29; &quot;&quot;)" office:value-type="string" office:string-value="ospray/OSPRay" calcext:value-type="string">
            <text:p>ospray/OSPRay</text:p>
          </table:table-cell>
        </table:table-row>
        <table:table-row table:style-name="ro1">
          <table:table-cell office:value-type="float" office:value="13963523" calcext:value-type="float">
            <text:p>13963523</text:p>
          </table:table-cell>
          <table:table-cell office:value-type="string" calcext:value-type="string">
            <text:p>https://api.github.com/repos/kpedro88/Analysis</text:p>
          </table:table-cell>
          <table:table-cell table:formula="of:=REPLACE([.B2127]; 1; 29; &quot;&quot;)" office:value-type="string" office:string-value="kpedro88/Analysis" calcext:value-type="string">
            <text:p>kpedro88/Analysis</text:p>
          </table:table-cell>
        </table:table-row>
        <table:table-row table:style-name="ro1">
          <table:table-cell office:value-type="float" office:value="13972201" calcext:value-type="float">
            <text:p>13972201</text:p>
          </table:table-cell>
          <table:table-cell office:value-type="string" calcext:value-type="string">
            <text:p>https://api.github.com/repos/plan44/vdcd</text:p>
          </table:table-cell>
          <table:table-cell table:formula="of:=REPLACE([.B2128]; 1; 29; &quot;&quot;)" office:value-type="string" office:string-value="plan44/vdcd" calcext:value-type="string">
            <text:p>plan44/vdcd</text:p>
          </table:table-cell>
        </table:table-row>
        <table:table-row table:style-name="ro1">
          <table:table-cell office:value-type="float" office:value="13972654" calcext:value-type="float">
            <text:p>13972654</text:p>
          </table:table-cell>
          <table:table-cell office:value-type="string" calcext:value-type="string">
            <text:p>https://api.github.com/repos/carpe-noctem-cassel/cnc-turtlebots</text:p>
          </table:table-cell>
          <table:table-cell table:formula="of:=REPLACE([.B2129]; 1; 29; &quot;&quot;)" office:value-type="string" office:string-value="carpe-noctem-cassel/cnc-turtlebots" calcext:value-type="string">
            <text:p>carpe-noctem-cassel/cnc-turtlebots</text:p>
          </table:table-cell>
        </table:table-row>
        <table:table-row table:style-name="ro1">
          <table:table-cell office:value-type="float" office:value="13989349" calcext:value-type="float">
            <text:p>13989349</text:p>
          </table:table-cell>
          <table:table-cell office:value-type="string" calcext:value-type="string">
            <text:p>https://api.github.com/repos/ethereum/evmjit</text:p>
          </table:table-cell>
          <table:table-cell table:formula="of:=REPLACE([.B2130]; 1; 29; &quot;&quot;)" office:value-type="string" office:string-value="ethereum/evmjit" calcext:value-type="string">
            <text:p>ethereum/evmjit</text:p>
          </table:table-cell>
        </table:table-row>
        <table:table-row table:style-name="ro1">
          <table:table-cell office:value-type="float" office:value="14017103" calcext:value-type="float">
            <text:p>14017103</text:p>
          </table:table-cell>
          <table:table-cell office:value-type="string" calcext:value-type="string">
            <text:p>https://api.github.com/repos/phma/bezitopo</text:p>
          </table:table-cell>
          <table:table-cell table:formula="of:=REPLACE([.B2131]; 1; 29; &quot;&quot;)" office:value-type="string" office:string-value="phma/bezitopo" calcext:value-type="string">
            <text:p>phma/bezitopo</text:p>
          </table:table-cell>
        </table:table-row>
        <table:table-row table:style-name="ro1">
          <table:table-cell office:value-type="float" office:value="14020476" calcext:value-type="float">
            <text:p>14020476</text:p>
          </table:table-cell>
          <table:table-cell office:value-type="string" calcext:value-type="string">
            <text:p>https://api.github.com/repos/gem5/gem5</text:p>
          </table:table-cell>
          <table:table-cell table:formula="of:=REPLACE([.B2132]; 1; 29; &quot;&quot;)" office:value-type="string" office:string-value="gem5/gem5" calcext:value-type="string">
            <text:p>gem5/gem5</text:p>
          </table:table-cell>
        </table:table-row>
        <table:table-row table:style-name="ro1">
          <table:table-cell office:value-type="float" office:value="14026709" calcext:value-type="float">
            <text:p>14026709</text:p>
          </table:table-cell>
          <table:table-cell office:value-type="string" calcext:value-type="string">
            <text:p>https://api.github.com/repos/0xc0dec/solo</text:p>
          </table:table-cell>
          <table:table-cell table:formula="of:=REPLACE([.B2133]; 1; 29; &quot;&quot;)" office:value-type="string" office:string-value="0xc0dec/solo" calcext:value-type="string">
            <text:p>0xc0dec/solo</text:p>
          </table:table-cell>
        </table:table-row>
        <table:table-row table:style-name="ro1">
          <table:table-cell office:value-type="float" office:value="14031334" calcext:value-type="float">
            <text:p>14031334</text:p>
          </table:table-cell>
          <table:table-cell office:value-type="string" calcext:value-type="string">
            <text:p>https://api.github.com/repos/mstubinis/Serenity</text:p>
          </table:table-cell>
          <table:table-cell table:formula="of:=REPLACE([.B2134]; 1; 29; &quot;&quot;)" office:value-type="string" office:string-value="mstubinis/Serenity" calcext:value-type="string">
            <text:p>mstubinis/Serenity</text:p>
          </table:table-cell>
        </table:table-row>
        <table:table-row table:style-name="ro1">
          <table:table-cell office:value-type="float" office:value="14032730" calcext:value-type="float">
            <text:p>14032730</text:p>
          </table:table-cell>
          <table:table-cell office:value-type="string" calcext:value-type="string">
            <text:p>https://api.github.com/repos/jordandong/mylintcodes</text:p>
          </table:table-cell>
          <table:table-cell table:formula="of:=REPLACE([.B2135]; 1; 29; &quot;&quot;)" office:value-type="string" office:string-value="jordandong/mylintcodes" calcext:value-type="string">
            <text:p>jordandong/mylintcodes</text:p>
          </table:table-cell>
        </table:table-row>
        <table:table-row table:style-name="ro1">
          <table:table-cell office:value-type="float" office:value="14069801" calcext:value-type="float">
            <text:p>14069801</text:p>
          </table:table-cell>
          <table:table-cell office:value-type="string" calcext:value-type="string">
            <text:p>https://api.github.com/repos/gioblu/PJON</text:p>
          </table:table-cell>
          <table:table-cell table:formula="of:=REPLACE([.B2136]; 1; 29; &quot;&quot;)" office:value-type="string" office:string-value="gioblu/PJON" calcext:value-type="string">
            <text:p>gioblu/PJON</text:p>
          </table:table-cell>
        </table:table-row>
        <table:table-row table:style-name="ro1">
          <table:table-cell office:value-type="float" office:value="14085915" calcext:value-type="float">
            <text:p>14085915</text:p>
          </table:table-cell>
          <table:table-cell office:value-type="string" calcext:value-type="string">
            <text:p>https://api.github.com/repos/OpenFOAM/OpenFOAM-dev</text:p>
          </table:table-cell>
          <table:table-cell table:formula="of:=REPLACE([.B2137]; 1; 29; &quot;&quot;)" office:value-type="string" office:string-value="OpenFOAM/OpenFOAM-dev" calcext:value-type="string">
            <text:p>OpenFOAM/OpenFOAM-dev</text:p>
          </table:table-cell>
        </table:table-row>
        <table:table-row table:style-name="ro1">
          <table:table-cell office:value-type="float" office:value="14115976" calcext:value-type="float">
            <text:p>14115976</text:p>
          </table:table-cell>
          <table:table-cell office:value-type="string" calcext:value-type="string">
            <text:p>https://api.github.com/repos/onqtam/doctest</text:p>
          </table:table-cell>
          <table:table-cell table:formula="of:=REPLACE([.B2138]; 1; 29; &quot;&quot;)" office:value-type="string" office:string-value="onqtam/doctest" calcext:value-type="string">
            <text:p>onqtam/doctest</text:p>
          </table:table-cell>
        </table:table-row>
        <table:table-row table:style-name="ro1">
          <table:table-cell office:value-type="float" office:value="14128878" calcext:value-type="float">
            <text:p>14128878</text:p>
          </table:table-cell>
          <table:table-cell office:value-type="string" calcext:value-type="string">
            <text:p>https://api.github.com/repos/ghewgill/neon-lang</text:p>
          </table:table-cell>
          <table:table-cell table:formula="of:=REPLACE([.B2139]; 1; 29; &quot;&quot;)" office:value-type="string" office:string-value="ghewgill/neon-lang" calcext:value-type="string">
            <text:p>ghewgill/neon-lang</text:p>
          </table:table-cell>
        </table:table-row>
        <table:table-row table:style-name="ro1">
          <table:table-cell office:value-type="float" office:value="14142089" calcext:value-type="float">
            <text:p>14142089</text:p>
          </table:table-cell>
          <table:table-cell office:value-type="string" calcext:value-type="string">
            <text:p>https://api.github.com/repos/Kitware/SMTK</text:p>
          </table:table-cell>
          <table:table-cell table:formula="of:=REPLACE([.B2140]; 1; 29; &quot;&quot;)" office:value-type="string" office:string-value="Kitware/SMTK" calcext:value-type="string">
            <text:p>Kitware/SMTK</text:p>
          </table:table-cell>
        </table:table-row>
        <table:table-row table:style-name="ro1">
          <table:table-cell office:value-type="float" office:value="14144002" calcext:value-type="float">
            <text:p>14144002</text:p>
          </table:table-cell>
          <table:table-cell office:value-type="string" calcext:value-type="string">
            <text:p>https://api.github.com/repos/vn-tools/arc_unpacker</text:p>
          </table:table-cell>
          <table:table-cell table:formula="of:=REPLACE([.B2141]; 1; 29; &quot;&quot;)" office:value-type="string" office:string-value="vn-tools/arc_unpacker" calcext:value-type="string">
            <text:p>vn-tools/arc_unpacker</text:p>
          </table:table-cell>
        </table:table-row>
        <table:table-row table:style-name="ro1">
          <table:table-cell office:value-type="float" office:value="14151021" calcext:value-type="float">
            <text:p>14151021</text:p>
          </table:table-cell>
          <table:table-cell office:value-type="string" calcext:value-type="string">
            <text:p>https://api.github.com/repos/h4tr3d/cmakeprojectmanager2</text:p>
          </table:table-cell>
          <table:table-cell table:formula="of:=REPLACE([.B2142]; 1; 29; &quot;&quot;)" office:value-type="string" office:string-value="h4tr3d/cmakeprojectmanager2" calcext:value-type="string">
            <text:p>h4tr3d/cmakeprojectmanager2</text:p>
          </table:table-cell>
        </table:table-row>
        <table:table-row table:style-name="ro1">
          <table:table-cell office:value-type="float" office:value="14178942" calcext:value-type="float">
            <text:p>14178942</text:p>
          </table:table-cell>
          <table:table-cell office:value-type="string" calcext:value-type="string">
            <text:p>https://api.github.com/repos/dtmoodie/EagleEye</text:p>
          </table:table-cell>
          <table:table-cell table:formula="of:=REPLACE([.B2143]; 1; 29; &quot;&quot;)" office:value-type="string" office:string-value="dtmoodie/EagleEye" calcext:value-type="string">
            <text:p>dtmoodie/EagleEye</text:p>
          </table:table-cell>
        </table:table-row>
        <table:table-row table:style-name="ro1">
          <table:table-cell office:value-type="float" office:value="14192268" calcext:value-type="float">
            <text:p>14192268</text:p>
          </table:table-cell>
          <table:table-cell office:value-type="string" calcext:value-type="string">
            <text:p>https://api.github.com/repos/savoirfairelinux/opendht</text:p>
          </table:table-cell>
          <table:table-cell table:formula="of:=REPLACE([.B2144]; 1; 29; &quot;&quot;)" office:value-type="string" office:string-value="savoirfairelinux/opendht" calcext:value-type="string">
            <text:p>savoirfairelinux/opendht</text:p>
          </table:table-cell>
        </table:table-row>
        <table:table-row table:style-name="ro1">
          <table:table-cell office:value-type="float" office:value="14224103" calcext:value-type="float">
            <text:p>14224103</text:p>
          </table:table-cell>
          <table:table-cell office:value-type="string" calcext:value-type="string">
            <text:p>https://api.github.com/repos/wagnerf42/batch-simulator</text:p>
          </table:table-cell>
          <table:table-cell table:formula="of:=REPLACE([.B2145]; 1; 29; &quot;&quot;)" office:value-type="string" office:string-value="wagnerf42/batch-simulator" calcext:value-type="string">
            <text:p>wagnerf42/batch-simulator</text:p>
          </table:table-cell>
        </table:table-row>
        <table:table-row table:style-name="ro1">
          <table:table-cell office:value-type="float" office:value="14231182" calcext:value-type="float">
            <text:p>14231182</text:p>
          </table:table-cell>
          <table:table-cell office:value-type="string" calcext:value-type="string">
            <text:p>https://api.github.com/repos/ETLCPP/etl</text:p>
          </table:table-cell>
          <table:table-cell table:formula="of:=REPLACE([.B2146]; 1; 29; &quot;&quot;)" office:value-type="string" office:string-value="ETLCPP/etl" calcext:value-type="string">
            <text:p>ETLCPP/etl</text:p>
          </table:table-cell>
        </table:table-row>
        <table:table-row table:style-name="ro1">
          <table:table-cell office:value-type="float" office:value="14251533" calcext:value-type="float">
            <text:p>14251533</text:p>
          </table:table-cell>
          <table:table-cell office:value-type="string" calcext:value-type="string">
            <text:p>https://api.github.com/repos/Nitrokey/nitrokey-app</text:p>
          </table:table-cell>
          <table:table-cell table:formula="of:=REPLACE([.B2147]; 1; 29; &quot;&quot;)" office:value-type="string" office:string-value="Nitrokey/nitrokey-app" calcext:value-type="string">
            <text:p>Nitrokey/nitrokey-app</text:p>
          </table:table-cell>
        </table:table-row>
        <table:table-row table:style-name="ro1">
          <table:table-cell office:value-type="float" office:value="14255069" calcext:value-type="float">
            <text:p>14255069</text:p>
          </table:table-cell>
          <table:table-cell office:value-type="string" calcext:value-type="string">
            <text:p>https://api.github.com/repos/greenisland/greenisland</text:p>
          </table:table-cell>
          <table:table-cell table:formula="of:=REPLACE([.B2148]; 1; 29; &quot;&quot;)" office:value-type="string" office:string-value="greenisland/greenisland" calcext:value-type="string">
            <text:p>greenisland/greenisland</text:p>
          </table:table-cell>
        </table:table-row>
        <table:table-row table:style-name="ro1">
          <table:table-cell office:value-type="float" office:value="14274343" calcext:value-type="float">
            <text:p>14274343</text:p>
          </table:table-cell>
          <table:table-cell office:value-type="string" calcext:value-type="string">
            <text:p>https://api.github.com/repos/mlpack/mlpack</text:p>
          </table:table-cell>
          <table:table-cell table:formula="of:=REPLACE([.B2149]; 1; 29; &quot;&quot;)" office:value-type="string" office:string-value="mlpack/mlpack" calcext:value-type="string">
            <text:p>mlpack/mlpack</text:p>
          </table:table-cell>
        </table:table-row>
        <table:table-row table:style-name="ro1">
          <table:table-cell office:value-type="float" office:value="14277079" calcext:value-type="float">
            <text:p>14277079</text:p>
          </table:table-cell>
          <table:table-cell office:value-type="string" calcext:value-type="string">
            <text:p>https://api.github.com/repos/valhalla/loki</text:p>
          </table:table-cell>
          <table:table-cell table:formula="of:=REPLACE([.B2150]; 1; 29; &quot;&quot;)" office:value-type="string" office:string-value="valhalla/loki" calcext:value-type="string">
            <text:p>valhalla/loki</text:p>
          </table:table-cell>
        </table:table-row>
        <table:table-row table:style-name="ro1">
          <table:table-cell office:value-type="float" office:value="14277083" calcext:value-type="float">
            <text:p>14277083</text:p>
          </table:table-cell>
          <table:table-cell office:value-type="string" calcext:value-type="string">
            <text:p>https://api.github.com/repos/valhalla/odin</text:p>
          </table:table-cell>
          <table:table-cell table:formula="of:=REPLACE([.B2151]; 1; 29; &quot;&quot;)" office:value-type="string" office:string-value="valhalla/odin" calcext:value-type="string">
            <text:p>valhalla/odin</text:p>
          </table:table-cell>
        </table:table-row>
        <table:table-row table:style-name="ro1">
          <table:table-cell office:value-type="float" office:value="14277098" calcext:value-type="float">
            <text:p>14277098</text:p>
          </table:table-cell>
          <table:table-cell office:value-type="string" calcext:value-type="string">
            <text:p>https://api.github.com/repos/valhalla/thor</text:p>
          </table:table-cell>
          <table:table-cell table:formula="of:=REPLACE([.B2152]; 1; 29; &quot;&quot;)" office:value-type="string" office:string-value="valhalla/thor" calcext:value-type="string">
            <text:p>valhalla/thor</text:p>
          </table:table-cell>
        </table:table-row>
        <table:table-row table:style-name="ro1">
          <table:table-cell office:value-type="float" office:value="14277118" calcext:value-type="float">
            <text:p>14277118</text:p>
          </table:table-cell>
          <table:table-cell office:value-type="string" calcext:value-type="string">
            <text:p>https://api.github.com/repos/valhalla/baldr</text:p>
          </table:table-cell>
          <table:table-cell table:formula="of:=REPLACE([.B2153]; 1; 29; &quot;&quot;)" office:value-type="string" office:string-value="valhalla/baldr" calcext:value-type="string">
            <text:p>valhalla/baldr</text:p>
          </table:table-cell>
        </table:table-row>
        <table:table-row table:style-name="ro1">
          <table:table-cell office:value-type="float" office:value="14277131" calcext:value-type="float">
            <text:p>14277131</text:p>
          </table:table-cell>
          <table:table-cell office:value-type="string" calcext:value-type="string">
            <text:p>https://api.github.com/repos/valhalla/mjolnir</text:p>
          </table:table-cell>
          <table:table-cell table:formula="of:=REPLACE([.B2154]; 1; 29; &quot;&quot;)" office:value-type="string" office:string-value="valhalla/mjolnir" calcext:value-type="string">
            <text:p>valhalla/mjolnir</text:p>
          </table:table-cell>
        </table:table-row>
        <table:table-row table:style-name="ro1">
          <table:table-cell office:value-type="float" office:value="14282481" calcext:value-type="float">
            <text:p>14282481</text:p>
          </table:table-cell>
          <table:table-cell office:value-type="string" calcext:value-type="string">
            <text:p>https://api.github.com/repos/dangopee/game_engine</text:p>
          </table:table-cell>
          <table:table-cell table:formula="of:=REPLACE([.B2155]; 1; 29; &quot;&quot;)" office:value-type="string" office:string-value="dangopee/game_engine" calcext:value-type="string">
            <text:p>dangopee/game_engine</text:p>
          </table:table-cell>
        </table:table-row>
        <table:table-row table:style-name="ro1">
          <table:table-cell office:value-type="float" office:value="14344339" calcext:value-type="float">
            <text:p>14344339</text:p>
          </table:table-cell>
          <table:table-cell office:value-type="string" calcext:value-type="string">
            <text:p>https://api.github.com/repos/OpenSpace/Ghoul</text:p>
          </table:table-cell>
          <table:table-cell table:formula="of:=REPLACE([.B2156]; 1; 29; &quot;&quot;)" office:value-type="string" office:string-value="OpenSpace/Ghoul" calcext:value-type="string">
            <text:p>OpenSpace/Ghoul</text:p>
          </table:table-cell>
        </table:table-row>
        <table:table-row table:style-name="ro1">
          <table:table-cell office:value-type="float" office:value="14351461" calcext:value-type="float">
            <text:p>14351461</text:p>
          </table:table-cell>
          <table:table-cell office:value-type="string" calcext:value-type="string">
            <text:p>https://api.github.com/repos/svn2github/libyuv</text:p>
          </table:table-cell>
          <table:table-cell table:formula="of:=REPLACE([.B2157]; 1; 29; &quot;&quot;)" office:value-type="string" office:string-value="svn2github/libyuv" calcext:value-type="string">
            <text:p>svn2github/libyuv</text:p>
          </table:table-cell>
        </table:table-row>
        <table:table-row table:style-name="ro1">
          <table:table-cell office:value-type="float" office:value="14353276" calcext:value-type="float">
            <text:p>14353276</text:p>
          </table:table-cell>
          <table:table-cell office:value-type="string" calcext:value-type="string">
            <text:p>https://api.github.com/repos/shuangshu/TinyUI</text:p>
          </table:table-cell>
          <table:table-cell table:formula="of:=REPLACE([.B2158]; 1; 29; &quot;&quot;)" office:value-type="string" office:string-value="shuangshu/TinyUI" calcext:value-type="string">
            <text:p>shuangshu/TinyUI</text:p>
          </table:table-cell>
        </table:table-row>
        <table:table-row table:style-name="ro1">
          <table:table-cell office:value-type="float" office:value="14410910" calcext:value-type="float">
            <text:p>14410910</text:p>
          </table:table-cell>
          <table:table-cell office:value-type="string" calcext:value-type="string">
            <text:p>https://api.github.com/repos/ColinH/PEGTL</text:p>
          </table:table-cell>
          <table:table-cell table:formula="of:=REPLACE([.B2159]; 1; 29; &quot;&quot;)" office:value-type="string" office:string-value="ColinH/PEGTL" calcext:value-type="string">
            <text:p>ColinH/PEGTL</text:p>
          </table:table-cell>
        </table:table-row>
        <table:table-row table:style-name="ro1">
          <table:table-cell office:value-type="float" office:value="14456353" calcext:value-type="float">
            <text:p>14456353</text:p>
          </table:table-cell>
          <table:table-cell office:value-type="string" calcext:value-type="string">
            <text:p>https://api.github.com/repos/bitcoinxt/bitcoinxt</text:p>
          </table:table-cell>
          <table:table-cell table:formula="of:=REPLACE([.B2160]; 1; 29; &quot;&quot;)" office:value-type="string" office:string-value="bitcoinxt/bitcoinxt" calcext:value-type="string">
            <text:p>bitcoinxt/bitcoinxt</text:p>
          </table:table-cell>
        </table:table-row>
        <table:table-row table:style-name="ro1">
          <table:table-cell office:value-type="float" office:value="14473780" calcext:value-type="float">
            <text:p>14473780</text:p>
          </table:table-cell>
          <table:table-cell office:value-type="string" calcext:value-type="string">
            <text:p>https://api.github.com/repos/hughperkins/DeepCL</text:p>
          </table:table-cell>
          <table:table-cell table:formula="of:=REPLACE([.B2161]; 1; 29; &quot;&quot;)" office:value-type="string" office:string-value="hughperkins/DeepCL" calcext:value-type="string">
            <text:p>hughperkins/DeepCL</text:p>
          </table:table-cell>
        </table:table-row>
        <table:table-row table:style-name="ro1">
          <table:table-cell office:value-type="float" office:value="14476905" calcext:value-type="float">
            <text:p>14476905</text:p>
          </table:table-cell>
          <table:table-cell office:value-type="string" calcext:value-type="string">
            <text:p>https://api.github.com/repos/rgriege/Violet</text:p>
          </table:table-cell>
          <table:table-cell table:formula="of:=REPLACE([.B2162]; 1; 29; &quot;&quot;)" office:value-type="string" office:string-value="rgriege/Violet" calcext:value-type="string">
            <text:p>rgriege/Violet</text:p>
          </table:table-cell>
        </table:table-row>
        <table:table-row table:style-name="ro1">
          <table:table-cell office:value-type="float" office:value="14493833" calcext:value-type="float">
            <text:p>14493833</text:p>
          </table:table-cell>
          <table:table-cell office:value-type="string" calcext:value-type="string">
            <text:p>https://api.github.com/repos/hirakuni45/R8C</text:p>
          </table:table-cell>
          <table:table-cell table:formula="of:=REPLACE([.B2163]; 1; 29; &quot;&quot;)" office:value-type="string" office:string-value="hirakuni45/R8C" calcext:value-type="string">
            <text:p>hirakuni45/R8C</text:p>
          </table:table-cell>
        </table:table-row>
        <table:table-row table:style-name="ro1">
          <table:table-cell office:value-type="float" office:value="14496140" calcext:value-type="float">
            <text:p>14496140</text:p>
          </table:table-cell>
          <table:table-cell office:value-type="string" calcext:value-type="string">
            <text:p>https://api.github.com/repos/GATB/gatb-core</text:p>
          </table:table-cell>
          <table:table-cell table:formula="of:=REPLACE([.B2164]; 1; 29; &quot;&quot;)" office:value-type="string" office:string-value="GATB/gatb-core" calcext:value-type="string">
            <text:p>GATB/gatb-core</text:p>
          </table:table-cell>
        </table:table-row>
        <table:table-row table:style-name="ro1">
          <table:table-cell office:value-type="float" office:value="14498311" calcext:value-type="float">
            <text:p>14498311</text:p>
          </table:table-cell>
          <table:table-cell office:value-type="string" calcext:value-type="string">
            <text:p>https://api.github.com/repos/zhiyb/Toolbox</text:p>
          </table:table-cell>
          <table:table-cell table:formula="of:=REPLACE([.B2165]; 1; 29; &quot;&quot;)" office:value-type="string" office:string-value="zhiyb/Toolbox" calcext:value-type="string">
            <text:p>zhiyb/Toolbox</text:p>
          </table:table-cell>
        </table:table-row>
        <table:table-row table:style-name="ro1">
          <table:table-cell office:value-type="float" office:value="14514528" calcext:value-type="float">
            <text:p>14514528</text:p>
          </table:table-cell>
          <table:table-cell office:value-type="string" calcext:value-type="string">
            <text:p>https://api.github.com/repos/RigsOfRods/rigs-of-rods</text:p>
          </table:table-cell>
          <table:table-cell table:formula="of:=REPLACE([.B2166]; 1; 29; &quot;&quot;)" office:value-type="string" office:string-value="RigsOfRods/rigs-of-rods" calcext:value-type="string">
            <text:p>RigsOfRods/rigs-of-rods</text:p>
          </table:table-cell>
        </table:table-row>
        <table:table-row table:style-name="ro1">
          <table:table-cell office:value-type="float" office:value="14534297" calcext:value-type="float">
            <text:p>14534297</text:p>
          </table:table-cell>
          <table:table-cell office:value-type="string" calcext:value-type="string">
            <text:p>https://api.github.com/repos/badaix/snapcast</text:p>
          </table:table-cell>
          <table:table-cell table:formula="of:=REPLACE([.B2167]; 1; 29; &quot;&quot;)" office:value-type="string" office:string-value="badaix/snapcast" calcext:value-type="string">
            <text:p>badaix/snapcast</text:p>
          </table:table-cell>
        </table:table-row>
        <table:table-row table:style-name="ro1">
          <table:table-cell office:value-type="float" office:value="14575643" calcext:value-type="float">
            <text:p>14575643</text:p>
          </table:table-cell>
          <table:table-cell office:value-type="string" calcext:value-type="string">
            <text:p>https://api.github.com/repos/obsolescenceL/obsolescenceL</text:p>
          </table:table-cell>
          <table:table-cell table:formula="of:=REPLACE([.B2168]; 1; 29; &quot;&quot;)" office:value-type="string" office:string-value="obsolescenceL/obsolescenceL" calcext:value-type="string">
            <text:p>obsolescenceL/obsolescenceL</text:p>
          </table:table-cell>
        </table:table-row>
        <table:table-row table:style-name="ro1">
          <table:table-cell office:value-type="float" office:value="14637101" calcext:value-type="float">
            <text:p>14637101</text:p>
          </table:table-cell>
          <table:table-cell office:value-type="string" calcext:value-type="string">
            <text:p>https://api.github.com/repos/eProsima/Fast-RTPS</text:p>
          </table:table-cell>
          <table:table-cell table:formula="of:=REPLACE([.B2169]; 1; 29; &quot;&quot;)" office:value-type="string" office:string-value="eProsima/Fast-RTPS" calcext:value-type="string">
            <text:p>eProsima/Fast-RTPS</text:p>
          </table:table-cell>
        </table:table-row>
        <table:table-row table:style-name="ro1">
          <table:table-cell office:value-type="float" office:value="14673478" calcext:value-type="float">
            <text:p>14673478</text:p>
          </table:table-cell>
          <table:table-cell office:value-type="string" calcext:value-type="string">
            <text:p>https://api.github.com/repos/20k/OpenCLRenderer</text:p>
          </table:table-cell>
          <table:table-cell table:formula="of:=REPLACE([.B2170]; 1; 29; &quot;&quot;)" office:value-type="string" office:string-value="20k/OpenCLRenderer" calcext:value-type="string">
            <text:p>20k/OpenCLRenderer</text:p>
          </table:table-cell>
        </table:table-row>
        <table:table-row table:style-name="ro1">
          <table:table-cell office:value-type="float" office:value="14691598" calcext:value-type="float">
            <text:p>14691598</text:p>
          </table:table-cell>
          <table:table-cell office:value-type="string" calcext:value-type="string">
            <text:p>https://api.github.com/repos/codekuangben/UE</text:p>
          </table:table-cell>
          <table:table-cell table:formula="of:=REPLACE([.B2171]; 1; 29; &quot;&quot;)" office:value-type="string" office:string-value="codekuangben/UE" calcext:value-type="string">
            <text:p>codekuangben/UE</text:p>
          </table:table-cell>
        </table:table-row>
        <table:table-row table:style-name="ro1">
          <table:table-cell office:value-type="float" office:value="14699912" calcext:value-type="float">
            <text:p>14699912</text:p>
          </table:table-cell>
          <table:table-cell office:value-type="string" calcext:value-type="string">
            <text:p>https://api.github.com/repos/liuzhuocpp/algorithm</text:p>
          </table:table-cell>
          <table:table-cell table:formula="of:=REPLACE([.B2172]; 1; 29; &quot;&quot;)" office:value-type="string" office:string-value="liuzhuocpp/algorithm" calcext:value-type="string">
            <text:p>liuzhuocpp/algorithm</text:p>
          </table:table-cell>
        </table:table-row>
        <table:table-row table:style-name="ro1">
          <table:table-cell office:value-type="float" office:value="14728526" calcext:value-type="float">
            <text:p>14728526</text:p>
          </table:table-cell>
          <table:table-cell office:value-type="string" calcext:value-type="string">
            <text:p>https://api.github.com/repos/jotheberlock/Enki</text:p>
          </table:table-cell>
          <table:table-cell table:formula="of:=REPLACE([.B2173]; 1; 29; &quot;&quot;)" office:value-type="string" office:string-value="jotheberlock/Enki" calcext:value-type="string">
            <text:p>jotheberlock/Enki</text:p>
          </table:table-cell>
        </table:table-row>
        <table:table-row table:style-name="ro1">
          <table:table-cell office:value-type="float" office:value="14752449" calcext:value-type="float">
            <text:p>14752449</text:p>
          </table:table-cell>
          <table:table-cell office:value-type="string" calcext:value-type="string">
            <text:p>https://api.github.com/repos/RaiMan/SikuliX2</text:p>
          </table:table-cell>
          <table:table-cell table:formula="of:=REPLACE([.B2174]; 1; 29; &quot;&quot;)" office:value-type="string" office:string-value="RaiMan/SikuliX2" calcext:value-type="string">
            <text:p>RaiMan/SikuliX2</text:p>
          </table:table-cell>
        </table:table-row>
        <table:table-row table:style-name="ro1">
          <table:table-cell office:value-type="float" office:value="14776407" calcext:value-type="float">
            <text:p>14776407</text:p>
          </table:table-cell>
          <table:table-cell office:value-type="string" calcext:value-type="string">
            <text:p>https://api.github.com/repos/kronosaur/Mammoth</text:p>
          </table:table-cell>
          <table:table-cell table:formula="of:=REPLACE([.B2175]; 1; 29; &quot;&quot;)" office:value-type="string" office:string-value="kronosaur/Mammoth" calcext:value-type="string">
            <text:p>kronosaur/Mammoth</text:p>
          </table:table-cell>
        </table:table-row>
        <table:table-row table:style-name="ro1">
          <table:table-cell office:value-type="float" office:value="14779728" calcext:value-type="float">
            <text:p>14779728</text:p>
          </table:table-cell>
          <table:table-cell office:value-type="string" calcext:value-type="string">
            <text:p>https://api.github.com/repos/acil-bwh/ChestImagingPlatform</text:p>
          </table:table-cell>
          <table:table-cell table:formula="of:=REPLACE([.B2176]; 1; 29; &quot;&quot;)" office:value-type="string" office:string-value="acil-bwh/ChestImagingPlatform" calcext:value-type="string">
            <text:p>acil-bwh/ChestImagingPlatform</text:p>
          </table:table-cell>
        </table:table-row>
        <table:table-row table:style-name="ro1">
          <table:table-cell office:value-type="float" office:value="14787743" calcext:value-type="float">
            <text:p>14787743</text:p>
          </table:table-cell>
          <table:table-cell office:value-type="string" calcext:value-type="string">
            <text:p>https://api.github.com/repos/beached/nodepp</text:p>
          </table:table-cell>
          <table:table-cell table:formula="of:=REPLACE([.B2177]; 1; 29; &quot;&quot;)" office:value-type="string" office:string-value="beached/nodepp" calcext:value-type="string">
            <text:p>beached/nodepp</text:p>
          </table:table-cell>
        </table:table-row>
        <table:table-row table:style-name="ro1">
          <table:table-cell office:value-type="float" office:value="14805731" calcext:value-type="float">
            <text:p>14805731</text:p>
          </table:table-cell>
          <table:table-cell office:value-type="string" calcext:value-type="string">
            <text:p>https://api.github.com/repos/zealdocs/zeal</text:p>
          </table:table-cell>
          <table:table-cell table:formula="of:=REPLACE([.B2178]; 1; 29; &quot;&quot;)" office:value-type="string" office:string-value="zealdocs/zeal" calcext:value-type="string">
            <text:p>zealdocs/zeal</text:p>
          </table:table-cell>
        </table:table-row>
        <table:table-row table:style-name="ro1">
          <table:table-cell office:value-type="float" office:value="14809197" calcext:value-type="float">
            <text:p>14809197</text:p>
          </table:table-cell>
          <table:table-cell office:value-type="string" calcext:value-type="string">
            <text:p>https://api.github.com/repos/hamishcunningham/fishy-wifi</text:p>
          </table:table-cell>
          <table:table-cell table:formula="of:=REPLACE([.B2179]; 1; 29; &quot;&quot;)" office:value-type="string" office:string-value="hamishcunningham/fishy-wifi" calcext:value-type="string">
            <text:p>hamishcunningham/fishy-wifi</text:p>
          </table:table-cell>
        </table:table-row>
        <table:table-row table:style-name="ro1">
          <table:table-cell office:value-type="float" office:value="14814978" calcext:value-type="float">
            <text:p>14814978</text:p>
          </table:table-cell>
          <table:table-cell office:value-type="string" calcext:value-type="string">
            <text:p>https://api.github.com/repos/danielmm8888/TF2Classic</text:p>
          </table:table-cell>
          <table:table-cell table:formula="of:=REPLACE([.B2180]; 1; 29; &quot;&quot;)" office:value-type="string" office:string-value="danielmm8888/TF2Classic" calcext:value-type="string">
            <text:p>danielmm8888/TF2Classic</text:p>
          </table:table-cell>
        </table:table-row>
        <table:table-row table:style-name="ro1">
          <table:table-cell office:value-type="float" office:value="14839132" calcext:value-type="float">
            <text:p>14839132</text:p>
          </table:table-cell>
          <table:table-cell office:value-type="string" calcext:value-type="string">
            <text:p>https://api.github.com/repos/xBimTeam/XbimGeometry</text:p>
          </table:table-cell>
          <table:table-cell table:formula="of:=REPLACE([.B2181]; 1; 29; &quot;&quot;)" office:value-type="string" office:string-value="xBimTeam/XbimGeometry" calcext:value-type="string">
            <text:p>xBimTeam/XbimGeometry</text:p>
          </table:table-cell>
        </table:table-row>
        <table:table-row table:style-name="ro1">
          <table:table-cell office:value-type="float" office:value="14852243" calcext:value-type="float">
            <text:p>14852243</text:p>
          </table:table-cell>
          <table:table-cell office:value-type="string" calcext:value-type="string">
            <text:p>https://api.github.com/repos/mightycow/uberdemotools</text:p>
          </table:table-cell>
          <table:table-cell table:formula="of:=REPLACE([.B2182]; 1; 29; &quot;&quot;)" office:value-type="string" office:string-value="mightycow/uberdemotools" calcext:value-type="string">
            <text:p>mightycow/uberdemotools</text:p>
          </table:table-cell>
        </table:table-row>
        <table:table-row table:style-name="ro1">
          <table:table-cell office:value-type="float" office:value="14869816" calcext:value-type="float">
            <text:p>14869816</text:p>
          </table:table-cell>
          <table:table-cell office:value-type="string" calcext:value-type="string">
            <text:p>https://api.github.com/repos/centreon/centreon-engine</text:p>
          </table:table-cell>
          <table:table-cell table:formula="of:=REPLACE([.B2183]; 1; 29; &quot;&quot;)" office:value-type="string" office:string-value="centreon/centreon-engine" calcext:value-type="string">
            <text:p>centreon/centreon-engine</text:p>
          </table:table-cell>
        </table:table-row>
        <table:table-row table:style-name="ro1">
          <table:table-cell office:value-type="float" office:value="14881913" calcext:value-type="float">
            <text:p>14881913</text:p>
          </table:table-cell>
          <table:table-cell office:value-type="string" calcext:value-type="string">
            <text:p>https://api.github.com/repos/AIRLab-POLIMI/ReLe</text:p>
          </table:table-cell>
          <table:table-cell table:formula="of:=REPLACE([.B2184]; 1; 29; &quot;&quot;)" office:value-type="string" office:string-value="AIRLab-POLIMI/ReLe" calcext:value-type="string">
            <text:p>AIRLab-POLIMI/ReLe</text:p>
          </table:table-cell>
        </table:table-row>
        <table:table-row table:style-name="ro1">
          <table:table-cell office:value-type="float" office:value="14902883" calcext:value-type="float">
            <text:p>14902883</text:p>
          </table:table-cell>
          <table:table-cell office:value-type="string" calcext:value-type="string">
            <text:p>https://api.github.com/repos/ericps1/crts</text:p>
          </table:table-cell>
          <table:table-cell table:formula="of:=REPLACE([.B2185]; 1; 29; &quot;&quot;)" office:value-type="string" office:string-value="ericps1/crts" calcext:value-type="string">
            <text:p>ericps1/crts</text:p>
          </table:table-cell>
        </table:table-row>
        <table:table-row table:style-name="ro1">
          <table:table-cell office:value-type="float" office:value="14912202" calcext:value-type="float">
            <text:p>14912202</text:p>
          </table:table-cell>
          <table:table-cell office:value-type="string" calcext:value-type="string">
            <text:p>https://api.github.com/repos/SebastianNiemann/Mantella</text:p>
          </table:table-cell>
          <table:table-cell table:formula="of:=REPLACE([.B2186]; 1; 29; &quot;&quot;)" office:value-type="string" office:string-value="SebastianNiemann/Mantella" calcext:value-type="string">
            <text:p>SebastianNiemann/Mantella</text:p>
          </table:table-cell>
        </table:table-row>
        <table:table-row table:style-name="ro1">
          <table:table-cell office:value-type="float" office:value="14927850" calcext:value-type="float">
            <text:p>14927850</text:p>
          </table:table-cell>
          <table:table-cell office:value-type="string" calcext:value-type="string">
            <text:p>https://api.github.com/repos/Microsoft/bond</text:p>
          </table:table-cell>
          <table:table-cell table:formula="of:=REPLACE([.B2187]; 1; 29; &quot;&quot;)" office:value-type="string" office:string-value="Microsoft/bond" calcext:value-type="string">
            <text:p>Microsoft/bond</text:p>
          </table:table-cell>
        </table:table-row>
        <table:table-row table:style-name="ro1">
          <table:table-cell office:value-type="float" office:value="14933107" calcext:value-type="float">
            <text:p>14933107</text:p>
          </table:table-cell>
          <table:table-cell office:value-type="string" calcext:value-type="string">
            <text:p>https://api.github.com/repos/danielsf/Carom</text:p>
          </table:table-cell>
          <table:table-cell table:formula="of:=REPLACE([.B2188]; 1; 29; &quot;&quot;)" office:value-type="string" office:string-value="danielsf/Carom" calcext:value-type="string">
            <text:p>danielsf/Carom</text:p>
          </table:table-cell>
        </table:table-row>
        <table:table-row table:style-name="ro1">
          <table:table-cell office:value-type="float" office:value="14961541" calcext:value-type="float">
            <text:p>14961541</text:p>
          </table:table-cell>
          <table:table-cell office:value-type="string" calcext:value-type="string">
            <text:p>https://api.github.com/repos/Mogara/QSanguosha-For-Hegemony</text:p>
          </table:table-cell>
          <table:table-cell table:formula="of:=REPLACE([.B2189]; 1; 29; &quot;&quot;)" office:value-type="string" office:string-value="Mogara/QSanguosha-For-Hegemony" calcext:value-type="string">
            <text:p>Mogara/QSanguosha-For-Hegemony</text:p>
          </table:table-cell>
        </table:table-row>
        <table:table-row table:style-name="ro1">
          <table:table-cell office:value-type="float" office:value="14965067" calcext:value-type="float">
            <text:p>14965067</text:p>
          </table:table-cell>
          <table:table-cell office:value-type="string" calcext:value-type="string">
            <text:p>https://api.github.com/repos/racaljk/hosts</text:p>
          </table:table-cell>
          <table:table-cell table:formula="of:=REPLACE([.B2190]; 1; 29; &quot;&quot;)" office:value-type="string" office:string-value="racaljk/hosts" calcext:value-type="string">
            <text:p>racaljk/hosts</text:p>
          </table:table-cell>
        </table:table-row>
        <table:table-row table:style-name="ro1">
          <table:table-cell office:value-type="float" office:value="14989340" calcext:value-type="float">
            <text:p>14989340</text:p>
          </table:table-cell>
          <table:table-cell office:value-type="string" calcext:value-type="string">
            <text:p>https://api.github.com/repos/turbinesFoam/turbinesFoam</text:p>
          </table:table-cell>
          <table:table-cell table:formula="of:=REPLACE([.B2191]; 1; 29; &quot;&quot;)" office:value-type="string" office:string-value="turbinesFoam/turbinesFoam" calcext:value-type="string">
            <text:p>turbinesFoam/turbinesFoam</text:p>
          </table:table-cell>
        </table:table-row>
        <table:table-row table:style-name="ro1">
          <table:table-cell office:value-type="float" office:value="15004473" calcext:value-type="float">
            <text:p>15004473</text:p>
          </table:table-cell>
          <table:table-cell office:value-type="string" calcext:value-type="string">
            <text:p>https://api.github.com/repos/hawaii-desktop/hawaii-shell</text:p>
          </table:table-cell>
          <table:table-cell table:formula="of:=REPLACE([.B2192]; 1; 29; &quot;&quot;)" office:value-type="string" office:string-value="hawaii-desktop/hawaii-shell" calcext:value-type="string">
            <text:p>hawaii-desktop/hawaii-shell</text:p>
          </table:table-cell>
        </table:table-row>
        <table:table-row table:style-name="ro1">
          <table:table-cell office:value-type="float" office:value="15012233" calcext:value-type="float">
            <text:p>15012233</text:p>
          </table:table-cell>
          <table:table-cell office:value-type="string" calcext:value-type="string">
            <text:p>https://api.github.com/repos/nwjs/nw.js</text:p>
          </table:table-cell>
          <table:table-cell table:formula="of:=REPLACE([.B2193]; 1; 29; &quot;&quot;)" office:value-type="string" office:string-value="nwjs/nw.js" calcext:value-type="string">
            <text:p>nwjs/nw.js</text:p>
          </table:table-cell>
        </table:table-row>
        <table:table-row table:style-name="ro1">
          <table:table-cell office:value-type="float" office:value="15027875" calcext:value-type="float">
            <text:p>15027875</text:p>
          </table:table-cell>
          <table:table-cell office:value-type="string" calcext:value-type="string">
            <text:p>https://api.github.com/repos/sekiguchi-nagisa/ydsh</text:p>
          </table:table-cell>
          <table:table-cell table:formula="of:=REPLACE([.B2194]; 1; 29; &quot;&quot;)" office:value-type="string" office:string-value="sekiguchi-nagisa/ydsh" calcext:value-type="string">
            <text:p>sekiguchi-nagisa/ydsh</text:p>
          </table:table-cell>
        </table:table-row>
        <table:table-row table:style-name="ro1">
          <table:table-cell office:value-type="float" office:value="15034120" calcext:value-type="float">
            <text:p>15034120</text:p>
          </table:table-cell>
          <table:table-cell office:value-type="string" calcext:value-type="string">
            <text:p>https://api.github.com/repos/micro-manager/micro-manager</text:p>
          </table:table-cell>
          <table:table-cell table:formula="of:=REPLACE([.B2195]; 1; 29; &quot;&quot;)" office:value-type="string" office:string-value="micro-manager/micro-manager" calcext:value-type="string">
            <text:p>micro-manager/micro-manager</text:p>
          </table:table-cell>
        </table:table-row>
        <table:table-row table:style-name="ro1">
          <table:table-cell office:value-type="float" office:value="15091646" calcext:value-type="float">
            <text:p>15091646</text:p>
          </table:table-cell>
          <table:table-cell office:value-type="string" calcext:value-type="string">
            <text:p>https://api.github.com/repos/happynear/caffe-windows</text:p>
          </table:table-cell>
          <table:table-cell table:formula="of:=REPLACE([.B2196]; 1; 29; &quot;&quot;)" office:value-type="string" office:string-value="happynear/caffe-windows" calcext:value-type="string">
            <text:p>happynear/caffe-windows</text:p>
          </table:table-cell>
        </table:table-row>
        <table:table-row table:style-name="ro1">
          <table:table-cell office:value-type="float" office:value="15100326" calcext:value-type="float">
            <text:p>15100326</text:p>
          </table:table-cell>
          <table:table-cell office:value-type="string" calcext:value-type="string">
            <text:p>https://api.github.com/repos/coin-or/CppAD</text:p>
          </table:table-cell>
          <table:table-cell table:formula="of:=REPLACE([.B2197]; 1; 29; &quot;&quot;)" office:value-type="string" office:string-value="coin-or/CppAD" calcext:value-type="string">
            <text:p>coin-or/CppAD</text:p>
          </table:table-cell>
        </table:table-row>
        <table:table-row table:style-name="ro1">
          <table:table-cell office:value-type="float" office:value="15119196" calcext:value-type="float">
            <text:p>15119196</text:p>
          </table:table-cell>
          <table:table-cell office:value-type="string" calcext:value-type="string">
            <text:p>https://api.github.com/repos/01org/libxcam</text:p>
          </table:table-cell>
          <table:table-cell table:formula="of:=REPLACE([.B2198]; 1; 29; &quot;&quot;)" office:value-type="string" office:string-value="01org/libxcam" calcext:value-type="string">
            <text:p>01org/libxcam</text:p>
          </table:table-cell>
        </table:table-row>
        <table:table-row table:style-name="ro1">
          <table:table-cell office:value-type="float" office:value="15191018" calcext:value-type="float">
            <text:p>15191018</text:p>
          </table:table-cell>
          <table:table-cell office:value-type="string" calcext:value-type="string">
            <text:p>https://api.github.com/repos/eclipse/titan.core</text:p>
          </table:table-cell>
          <table:table-cell table:formula="of:=REPLACE([.B2199]; 1; 29; &quot;&quot;)" office:value-type="string" office:string-value="eclipse/titan.core" calcext:value-type="string">
            <text:p>eclipse/titan.core</text:p>
          </table:table-cell>
        </table:table-row>
        <table:table-row table:style-name="ro1">
          <table:table-cell office:value-type="float" office:value="15195814" calcext:value-type="float">
            <text:p>15195814</text:p>
          </table:table-cell>
          <table:table-cell office:value-type="string" calcext:value-type="string">
            <text:p>https://api.github.com/repos/INMOST-DEV/INMOST</text:p>
          </table:table-cell>
          <table:table-cell table:formula="of:=REPLACE([.B2200]; 1; 29; &quot;&quot;)" office:value-type="string" office:string-value="INMOST-DEV/INMOST" calcext:value-type="string">
            <text:p>INMOST-DEV/INMOST</text:p>
          </table:table-cell>
        </table:table-row>
        <table:table-row table:style-name="ro1">
          <table:table-cell office:value-type="float" office:value="15197493" calcext:value-type="float">
            <text:p>15197493</text:p>
          </table:table-cell>
          <table:table-cell office:value-type="string" calcext:value-type="string">
            <text:p>https://api.github.com/repos/gloryofrobots/obin</text:p>
          </table:table-cell>
          <table:table-cell table:formula="of:=REPLACE([.B2201]; 1; 29; &quot;&quot;)" office:value-type="string" office:string-value="gloryofrobots/obin" calcext:value-type="string">
            <text:p>gloryofrobots/obin</text:p>
          </table:table-cell>
        </table:table-row>
        <table:table-row table:style-name="ro1">
          <table:table-cell office:value-type="float" office:value="15202890" calcext:value-type="float">
            <text:p>15202890</text:p>
          </table:table-cell>
          <table:table-cell office:value-type="string" calcext:value-type="string">
            <text:p>https://api.github.com/repos/opengisch/QField</text:p>
          </table:table-cell>
          <table:table-cell table:formula="of:=REPLACE([.B2202]; 1; 29; &quot;&quot;)" office:value-type="string" office:string-value="opengisch/QField" calcext:value-type="string">
            <text:p>opengisch/QField</text:p>
          </table:table-cell>
        </table:table-row>
        <table:table-row table:style-name="ro1">
          <table:table-cell office:value-type="float" office:value="15223053" calcext:value-type="float">
            <text:p>15223053</text:p>
          </table:table-cell>
          <table:table-cell office:value-type="string" calcext:value-type="string">
            <text:p>https://api.github.com/repos/lriki/Lumino</text:p>
          </table:table-cell>
          <table:table-cell table:formula="of:=REPLACE([.B2203]; 1; 29; &quot;&quot;)" office:value-type="string" office:string-value="lriki/Lumino" calcext:value-type="string">
            <text:p>lriki/Lumino</text:p>
          </table:table-cell>
        </table:table-row>
        <table:table-row table:style-name="ro1">
          <table:table-cell office:value-type="float" office:value="15231478" calcext:value-type="float">
            <text:p>15231478</text:p>
          </table:table-cell>
          <table:table-cell office:value-type="string" calcext:value-type="string">
            <text:p>https://api.github.com/repos/ibooij/big-ring</text:p>
          </table:table-cell>
          <table:table-cell table:formula="of:=REPLACE([.B2204]; 1; 29; &quot;&quot;)" office:value-type="string" office:string-value="ibooij/big-ring" calcext:value-type="string">
            <text:p>ibooij/big-ring</text:p>
          </table:table-cell>
        </table:table-row>
        <table:table-row table:style-name="ro1">
          <table:table-cell office:value-type="float" office:value="15262425" calcext:value-type="float">
            <text:p>15262425</text:p>
          </table:table-cell>
          <table:table-cell office:value-type="string" calcext:value-type="string">
            <text:p>https://api.github.com/repos/DLR-SC/tigl</text:p>
          </table:table-cell>
          <table:table-cell table:formula="of:=REPLACE([.B2205]; 1; 29; &quot;&quot;)" office:value-type="string" office:string-value="DLR-SC/tigl" calcext:value-type="string">
            <text:p>DLR-SC/tigl</text:p>
          </table:table-cell>
        </table:table-row>
        <table:table-row table:style-name="ro1">
          <table:table-cell office:value-type="float" office:value="15267605" calcext:value-type="float">
            <text:p>15267605</text:p>
          </table:table-cell>
          <table:table-cell office:value-type="string" calcext:value-type="string">
            <text:p>https://api.github.com/repos/sandstorm-io/capnproto</text:p>
          </table:table-cell>
          <table:table-cell table:formula="of:=REPLACE([.B2206]; 1; 29; &quot;&quot;)" office:value-type="string" office:string-value="sandstorm-io/capnproto" calcext:value-type="string">
            <text:p>sandstorm-io/capnproto</text:p>
          </table:table-cell>
        </table:table-row>
        <table:table-row table:style-name="ro1">
          <table:table-cell office:value-type="float" office:value="15268935" calcext:value-type="float">
            <text:p>15268935</text:p>
          </table:table-cell>
          <table:table-cell office:value-type="string" calcext:value-type="string">
            <text:p>https://api.github.com/repos/iotivity/iotivity</text:p>
          </table:table-cell>
          <table:table-cell table:formula="of:=REPLACE([.B2207]; 1; 29; &quot;&quot;)" office:value-type="string" office:string-value="iotivity/iotivity" calcext:value-type="string">
            <text:p>iotivity/iotivity</text:p>
          </table:table-cell>
        </table:table-row>
        <table:table-row table:style-name="ro1">
          <table:table-cell office:value-type="float" office:value="15280522" calcext:value-type="float">
            <text:p>15280522</text:p>
          </table:table-cell>
          <table:table-cell office:value-type="string" calcext:value-type="string">
            <text:p>https://api.github.com/repos/Robbbert/messui</text:p>
          </table:table-cell>
          <table:table-cell table:formula="of:=REPLACE([.B2208]; 1; 29; &quot;&quot;)" office:value-type="string" office:string-value="Robbbert/messui" calcext:value-type="string">
            <text:p>Robbbert/messui</text:p>
          </table:table-cell>
        </table:table-row>
        <table:table-row table:style-name="ro1">
          <table:table-cell office:value-type="float" office:value="15311403" calcext:value-type="float">
            <text:p>15311403</text:p>
          </table:table-cell>
          <table:table-cell office:value-type="string" calcext:value-type="string">
            <text:p>https://api.github.com/repos/lis-epfl/MAVRIC_Library</text:p>
          </table:table-cell>
          <table:table-cell table:formula="of:=REPLACE([.B2209]; 1; 29; &quot;&quot;)" office:value-type="string" office:string-value="lis-epfl/MAVRIC_Library" calcext:value-type="string">
            <text:p>lis-epfl/MAVRIC_Library</text:p>
          </table:table-cell>
        </table:table-row>
        <table:table-row table:style-name="ro1">
          <table:table-cell office:value-type="float" office:value="15315067" calcext:value-type="float">
            <text:p>15315067</text:p>
          </table:table-cell>
          <table:table-cell office:value-type="string" calcext:value-type="string">
            <text:p>https://api.github.com/repos/gscept/nebula-trifid</text:p>
          </table:table-cell>
          <table:table-cell table:formula="of:=REPLACE([.B2210]; 1; 29; &quot;&quot;)" office:value-type="string" office:string-value="gscept/nebula-trifid" calcext:value-type="string">
            <text:p>gscept/nebula-trifid</text:p>
          </table:table-cell>
        </table:table-row>
        <table:table-row table:style-name="ro1">
          <table:table-cell office:value-type="float" office:value="15325746" calcext:value-type="float">
            <text:p>15325746</text:p>
          </table:table-cell>
          <table:table-cell office:value-type="string" calcext:value-type="string">
            <text:p>https://api.github.com/repos/johnrobinsn/pxCore</text:p>
          </table:table-cell>
          <table:table-cell table:formula="of:=REPLACE([.B2211]; 1; 29; &quot;&quot;)" office:value-type="string" office:string-value="johnrobinsn/pxCore" calcext:value-type="string">
            <text:p>johnrobinsn/pxCore</text:p>
          </table:table-cell>
        </table:table-row>
        <table:table-row table:style-name="ro1">
          <table:table-cell office:value-type="float" office:value="15326615" calcext:value-type="float">
            <text:p>15326615</text:p>
          </table:table-cell>
          <table:table-cell office:value-type="string" calcext:value-type="string">
            <text:p>https://api.github.com/repos/MiniZinc/libminizinc</text:p>
          </table:table-cell>
          <table:table-cell table:formula="of:=REPLACE([.B2212]; 1; 29; &quot;&quot;)" office:value-type="string" office:string-value="MiniZinc/libminizinc" calcext:value-type="string">
            <text:p>MiniZinc/libminizinc</text:p>
          </table:table-cell>
        </table:table-row>
        <table:table-row table:style-name="ro1">
          <table:table-cell office:value-type="float" office:value="15350031" calcext:value-type="float">
            <text:p>15350031</text:p>
          </table:table-cell>
          <table:table-cell office:value-type="string" calcext:value-type="string">
            <text:p>https://api.github.com/repos/supertriodo/Arena-Tracker</text:p>
          </table:table-cell>
          <table:table-cell table:formula="of:=REPLACE([.B2213]; 1; 29; &quot;&quot;)" office:value-type="string" office:string-value="supertriodo/Arena-Tracker" calcext:value-type="string">
            <text:p>supertriodo/Arena-Tracker</text:p>
          </table:table-cell>
        </table:table-row>
        <table:table-row table:style-name="ro1">
          <table:table-cell office:value-type="float" office:value="15359775" calcext:value-type="float">
            <text:p>15359775</text:p>
          </table:table-cell>
          <table:table-cell office:value-type="string" calcext:value-type="string">
            <text:p>https://api.github.com/repos/barotto/IBMulator</text:p>
          </table:table-cell>
          <table:table-cell table:formula="of:=REPLACE([.B2214]; 1; 29; &quot;&quot;)" office:value-type="string" office:string-value="barotto/IBMulator" calcext:value-type="string">
            <text:p>barotto/IBMulator</text:p>
          </table:table-cell>
        </table:table-row>
        <table:table-row table:style-name="ro1">
          <table:table-cell office:value-type="float" office:value="15422593" calcext:value-type="float">
            <text:p>15422593</text:p>
          </table:table-cell>
          <table:table-cell office:value-type="string" calcext:value-type="string">
            <text:p>https://api.github.com/repos/live-clones/dolfin</text:p>
          </table:table-cell>
          <table:table-cell table:formula="of:=REPLACE([.B2215]; 1; 29; &quot;&quot;)" office:value-type="string" office:string-value="live-clones/dolfin" calcext:value-type="string">
            <text:p>live-clones/dolfin</text:p>
          </table:table-cell>
        </table:table-row>
        <table:table-row table:style-name="ro1">
          <table:table-cell office:value-type="float" office:value="15463419" calcext:value-type="float">
            <text:p>15463419</text:p>
          </table:table-cell>
          <table:table-cell office:value-type="string" calcext:value-type="string">
            <text:p>https://api.github.com/repos/fwmechanic/k_edit</text:p>
          </table:table-cell>
          <table:table-cell table:formula="of:=REPLACE([.B2216]; 1; 29; &quot;&quot;)" office:value-type="string" office:string-value="fwmechanic/k_edit" calcext:value-type="string">
            <text:p>fwmechanic/k_edit</text:p>
          </table:table-cell>
        </table:table-row>
        <table:table-row table:style-name="ro1">
          <table:table-cell office:value-type="float" office:value="15472307" calcext:value-type="float">
            <text:p>15472307</text:p>
          </table:table-cell>
          <table:table-cell office:value-type="string" calcext:value-type="string">
            <text:p>https://api.github.com/repos/PurpleI2P/i2pd</text:p>
          </table:table-cell>
          <table:table-cell table:formula="of:=REPLACE([.B2217]; 1; 29; &quot;&quot;)" office:value-type="string" office:string-value="PurpleI2P/i2pd" calcext:value-type="string">
            <text:p>PurpleI2P/i2pd</text:p>
          </table:table-cell>
        </table:table-row>
        <table:table-row table:style-name="ro1">
          <table:table-cell office:value-type="float" office:value="15476076" calcext:value-type="float">
            <text:p>15476076</text:p>
          </table:table-cell>
          <table:table-cell office:value-type="string" calcext:value-type="string">
            <text:p>https://api.github.com/repos/USU-Robosub/Poseidon</text:p>
          </table:table-cell>
          <table:table-cell table:formula="of:=REPLACE([.B2218]; 1; 29; &quot;&quot;)" office:value-type="string" office:string-value="USU-Robosub/Poseidon" calcext:value-type="string">
            <text:p>USU-Robosub/Poseidon</text:p>
          </table:table-cell>
        </table:table-row>
        <table:table-row table:style-name="ro1">
          <table:table-cell office:value-type="float" office:value="15489993" calcext:value-type="float">
            <text:p>15489993</text:p>
          </table:table-cell>
          <table:table-cell office:value-type="string" calcext:value-type="string">
            <text:p>https://api.github.com/repos/Kazakuri/Shinjiru</text:p>
          </table:table-cell>
          <table:table-cell table:formula="of:=REPLACE([.B2219]; 1; 29; &quot;&quot;)" office:value-type="string" office:string-value="Kazakuri/Shinjiru" calcext:value-type="string">
            <text:p>Kazakuri/Shinjiru</text:p>
          </table:table-cell>
        </table:table-row>
        <table:table-row table:style-name="ro1">
          <table:table-cell office:value-type="float" office:value="15499102" calcext:value-type="float">
            <text:p>15499102</text:p>
          </table:table-cell>
          <table:table-cell office:value-type="string" calcext:value-type="string">
            <text:p>https://api.github.com/repos/insidenothing/wwiv</text:p>
          </table:table-cell>
          <table:table-cell table:formula="of:=REPLACE([.B2220]; 1; 29; &quot;&quot;)" office:value-type="string" office:string-value="insidenothing/wwiv" calcext:value-type="string">
            <text:p>insidenothing/wwiv</text:p>
          </table:table-cell>
        </table:table-row>
        <table:table-row table:style-name="ro1">
          <table:table-cell office:value-type="float" office:value="15501481" calcext:value-type="float">
            <text:p>15501481</text:p>
          </table:table-cell>
          <table:table-cell office:value-type="string" calcext:value-type="string">
            <text:p>https://api.github.com/repos/nak5124/MinGW-w64</text:p>
          </table:table-cell>
          <table:table-cell table:formula="of:=REPLACE([.B2221]; 1; 29; &quot;&quot;)" office:value-type="string" office:string-value="nak5124/MinGW-w64" calcext:value-type="string">
            <text:p>nak5124/MinGW-w64</text:p>
          </table:table-cell>
        </table:table-row>
        <table:table-row table:style-name="ro1">
          <table:table-cell office:value-type="float" office:value="15504846" calcext:value-type="float">
            <text:p>15504846</text:p>
          </table:table-cell>
          <table:table-cell office:value-type="string" calcext:value-type="string">
            <text:p>https://api.github.com/repos/Chronomodel/chronomodel</text:p>
          </table:table-cell>
          <table:table-cell table:formula="of:=REPLACE([.B2222]; 1; 29; &quot;&quot;)" office:value-type="string" office:string-value="Chronomodel/chronomodel" calcext:value-type="string">
            <text:p>Chronomodel/chronomodel</text:p>
          </table:table-cell>
        </table:table-row>
        <table:table-row table:style-name="ro1">
          <table:table-cell office:value-type="float" office:value="15519265" calcext:value-type="float">
            <text:p>15519265</text:p>
          </table:table-cell>
          <table:table-cell office:value-type="string" calcext:value-type="string">
            <text:p>https://api.github.com/repos/jeffreyfox/LeetCode</text:p>
          </table:table-cell>
          <table:table-cell table:formula="of:=REPLACE([.B2223]; 1; 29; &quot;&quot;)" office:value-type="string" office:string-value="jeffreyfox/LeetCode" calcext:value-type="string">
            <text:p>jeffreyfox/LeetCode</text:p>
          </table:table-cell>
        </table:table-row>
        <table:table-row table:style-name="ro1">
          <table:table-cell office:value-type="float" office:value="15558250" calcext:value-type="float">
            <text:p>15558250</text:p>
          </table:table-cell>
          <table:table-cell office:value-type="string" calcext:value-type="string">
            <text:p>https://api.github.com/repos/danfis/fast-downward</text:p>
          </table:table-cell>
          <table:table-cell table:formula="of:=REPLACE([.B2224]; 1; 29; &quot;&quot;)" office:value-type="string" office:string-value="danfis/fast-downward" calcext:value-type="string">
            <text:p>danfis/fast-downward</text:p>
          </table:table-cell>
        </table:table-row>
        <table:table-row table:style-name="ro1">
          <table:table-cell office:value-type="float" office:value="15567269" calcext:value-type="float">
            <text:p>15567269</text:p>
          </table:table-cell>
          <table:table-cell office:value-type="string" calcext:value-type="string">
            <text:p>https://api.github.com/repos/robotastic/trunk-recorder</text:p>
          </table:table-cell>
          <table:table-cell table:formula="of:=REPLACE([.B2225]; 1; 29; &quot;&quot;)" office:value-type="string" office:string-value="robotastic/trunk-recorder" calcext:value-type="string">
            <text:p>robotastic/trunk-recorder</text:p>
          </table:table-cell>
        </table:table-row>
        <table:table-row table:style-name="ro1">
          <table:table-cell office:value-type="float" office:value="15586660" calcext:value-type="float">
            <text:p>15586660</text:p>
          </table:table-cell>
          <table:table-cell office:value-type="string" calcext:value-type="string">
            <text:p>https://api.github.com/repos/google/kythe</text:p>
          </table:table-cell>
          <table:table-cell table:formula="of:=REPLACE([.B2226]; 1; 29; &quot;&quot;)" office:value-type="string" office:string-value="google/kythe" calcext:value-type="string">
            <text:p>google/kythe</text:p>
          </table:table-cell>
        </table:table-row>
        <table:table-row table:style-name="ro1">
          <table:table-cell office:value-type="float" office:value="15590733" calcext:value-type="float">
            <text:p>15590733</text:p>
          </table:table-cell>
          <table:table-cell office:value-type="string" calcext:value-type="string">
            <text:p>https://api.github.com/repos/hlrs-vis/covise</text:p>
          </table:table-cell>
          <table:table-cell table:formula="of:=REPLACE([.B2227]; 1; 29; &quot;&quot;)" office:value-type="string" office:string-value="hlrs-vis/covise" calcext:value-type="string">
            <text:p>hlrs-vis/covise</text:p>
          </table:table-cell>
        </table:table-row>
        <table:table-row table:style-name="ro1">
          <table:table-cell office:value-type="float" office:value="15626182" calcext:value-type="float">
            <text:p>15626182</text:p>
          </table:table-cell>
          <table:table-cell office:value-type="string" calcext:value-type="string">
            <text:p>https://api.github.com/repos/ricardoquesada/vchar64</text:p>
          </table:table-cell>
          <table:table-cell table:formula="of:=REPLACE([.B2228]; 1; 29; &quot;&quot;)" office:value-type="string" office:string-value="ricardoquesada/vchar64" calcext:value-type="string">
            <text:p>ricardoquesada/vchar64</text:p>
          </table:table-cell>
        </table:table-row>
        <table:table-row table:style-name="ro1">
          <table:table-cell office:value-type="float" office:value="15628378" calcext:value-type="float">
            <text:p>15628378</text:p>
          </table:table-cell>
          <table:table-cell office:value-type="string" calcext:value-type="string">
            <text:p>https://api.github.com/repos/szellmann/visionaray</text:p>
          </table:table-cell>
          <table:table-cell table:formula="of:=REPLACE([.B2229]; 1; 29; &quot;&quot;)" office:value-type="string" office:string-value="szellmann/visionaray" calcext:value-type="string">
            <text:p>szellmann/visionaray</text:p>
          </table:table-cell>
        </table:table-row>
        <table:table-row table:style-name="ro1">
          <table:table-cell office:value-type="float" office:value="15662388" calcext:value-type="float">
            <text:p>15662388</text:p>
          </table:table-cell>
          <table:table-cell office:value-type="string" calcext:value-type="string">
            <text:p>https://api.github.com/repos/tspink/captive</text:p>
          </table:table-cell>
          <table:table-cell table:formula="of:=REPLACE([.B2230]; 1; 29; &quot;&quot;)" office:value-type="string" office:string-value="tspink/captive" calcext:value-type="string">
            <text:p>tspink/captive</text:p>
          </table:table-cell>
        </table:table-row>
        <table:table-row table:style-name="ro1">
          <table:table-cell office:value-type="float" office:value="15678585" calcext:value-type="float">
            <text:p>15678585</text:p>
          </table:table-cell>
          <table:table-cell office:value-type="string" calcext:value-type="string">
            <text:p>https://api.github.com/repos/Robbbert/mameui</text:p>
          </table:table-cell>
          <table:table-cell table:formula="of:=REPLACE([.B2231]; 1; 29; &quot;&quot;)" office:value-type="string" office:string-value="Robbbert/mameui" calcext:value-type="string">
            <text:p>Robbbert/mameui</text:p>
          </table:table-cell>
        </table:table-row>
        <table:table-row table:style-name="ro1">
          <table:table-cell office:value-type="float" office:value="15679712" calcext:value-type="float">
            <text:p>15679712</text:p>
          </table:table-cell>
          <table:table-cell office:value-type="string" calcext:value-type="string">
            <text:p>https://api.github.com/repos/jongough/ocpn_draw_pi</text:p>
          </table:table-cell>
          <table:table-cell table:formula="of:=REPLACE([.B2232]; 1; 29; &quot;&quot;)" office:value-type="string" office:string-value="jongough/ocpn_draw_pi" calcext:value-type="string">
            <text:p>jongough/ocpn_draw_pi</text:p>
          </table:table-cell>
        </table:table-row>
        <table:table-row table:style-name="ro1">
          <table:table-cell office:value-type="float" office:value="15704905" calcext:value-type="float">
            <text:p>15704905</text:p>
          </table:table-cell>
          <table:table-cell office:value-type="string" calcext:value-type="string">
            <text:p>https://api.github.com/repos/arangodb/arangodb</text:p>
          </table:table-cell>
          <table:table-cell table:formula="of:=REPLACE([.B2233]; 1; 29; &quot;&quot;)" office:value-type="string" office:string-value="arangodb/arangodb" calcext:value-type="string">
            <text:p>arangodb/arangodb</text:p>
          </table:table-cell>
        </table:table-row>
        <table:table-row table:style-name="ro1">
          <table:table-cell office:value-type="float" office:value="15712086" calcext:value-type="float">
            <text:p>15712086</text:p>
          </table:table-cell>
          <table:table-cell office:value-type="string" calcext:value-type="string">
            <text:p>https://api.github.com/repos/nitroshare/nitroshare-desktop</text:p>
          </table:table-cell>
          <table:table-cell table:formula="of:=REPLACE([.B2234]; 1; 29; &quot;&quot;)" office:value-type="string" office:string-value="nitroshare/nitroshare-desktop" calcext:value-type="string">
            <text:p>nitroshare/nitroshare-desktop</text:p>
          </table:table-cell>
        </table:table-row>
        <table:table-row table:style-name="ro1">
          <table:table-cell office:value-type="float" office:value="15749473" calcext:value-type="float">
            <text:p>15749473</text:p>
          </table:table-cell>
          <table:table-cell office:value-type="string" calcext:value-type="string">
            <text:p>https://api.github.com/repos/madeso/ride</text:p>
          </table:table-cell>
          <table:table-cell table:formula="of:=REPLACE([.B2235]; 1; 29; &quot;&quot;)" office:value-type="string" office:string-value="madeso/ride" calcext:value-type="string">
            <text:p>madeso/ride</text:p>
          </table:table-cell>
        </table:table-row>
        <table:table-row table:style-name="ro1">
          <table:table-cell office:value-type="float" office:value="15749506" calcext:value-type="float">
            <text:p>15749506</text:p>
          </table:table-cell>
          <table:table-cell office:value-type="string" calcext:value-type="string">
            <text:p>https://api.github.com/repos/SeisSol/SeisSol</text:p>
          </table:table-cell>
          <table:table-cell table:formula="of:=REPLACE([.B2236]; 1; 29; &quot;&quot;)" office:value-type="string" office:string-value="SeisSol/SeisSol" calcext:value-type="string">
            <text:p>SeisSol/SeisSol</text:p>
          </table:table-cell>
        </table:table-row>
        <table:table-row table:style-name="ro1">
          <table:table-cell office:value-type="float" office:value="15764274" calcext:value-type="float">
            <text:p>15764274</text:p>
          </table:table-cell>
          <table:table-cell office:value-type="string" calcext:value-type="string">
            <text:p>https://api.github.com/repos/thejoshwolfe/legend-of-swarkland</text:p>
          </table:table-cell>
          <table:table-cell table:formula="of:=REPLACE([.B2237]; 1; 29; &quot;&quot;)" office:value-type="string" office:string-value="thejoshwolfe/legend-of-swarkland" calcext:value-type="string">
            <text:p>thejoshwolfe/legend-of-swarkland</text:p>
          </table:table-cell>
        </table:table-row>
        <table:table-row table:style-name="ro1">
          <table:table-cell office:value-type="float" office:value="15773392" calcext:value-type="float">
            <text:p>15773392</text:p>
          </table:table-cell>
          <table:table-cell office:value-type="string" calcext:value-type="string">
            <text:p>https://api.github.com/repos/AchimTuran/asplib</text:p>
          </table:table-cell>
          <table:table-cell table:formula="of:=REPLACE([.B2238]; 1; 29; &quot;&quot;)" office:value-type="string" office:string-value="AchimTuran/asplib" calcext:value-type="string">
            <text:p>AchimTuran/asplib</text:p>
          </table:table-cell>
        </table:table-row>
        <table:table-row table:style-name="ro1">
          <table:table-cell office:value-type="float" office:value="15785360" calcext:value-type="float">
            <text:p>15785360</text:p>
          </table:table-cell>
          <table:table-cell office:value-type="string" calcext:value-type="string">
            <text:p>https://api.github.com/repos/Nukem9/LinkerMod</text:p>
          </table:table-cell>
          <table:table-cell table:formula="of:=REPLACE([.B2239]; 1; 29; &quot;&quot;)" office:value-type="string" office:string-value="Nukem9/LinkerMod" calcext:value-type="string">
            <text:p>Nukem9/LinkerMod</text:p>
          </table:table-cell>
        </table:table-row>
        <table:table-row table:style-name="ro1">
          <table:table-cell office:value-type="float" office:value="15789572" calcext:value-type="float">
            <text:p>15789572</text:p>
          </table:table-cell>
          <table:table-cell office:value-type="string" calcext:value-type="string">
            <text:p>https://api.github.com/repos/BOINC/boinc</text:p>
          </table:table-cell>
          <table:table-cell table:formula="of:=REPLACE([.B2240]; 1; 29; &quot;&quot;)" office:value-type="string" office:string-value="BOINC/boinc" calcext:value-type="string">
            <text:p>BOINC/boinc</text:p>
          </table:table-cell>
        </table:table-row>
        <table:table-row table:style-name="ro1">
          <table:table-cell office:value-type="float" office:value="15792710" calcext:value-type="float">
            <text:p>15792710</text:p>
          </table:table-cell>
          <table:table-cell office:value-type="string" calcext:value-type="string">
            <text:p>https://api.github.com/repos/susy2015/SusyAnaTools</text:p>
          </table:table-cell>
          <table:table-cell table:formula="of:=REPLACE([.B2241]; 1; 29; &quot;&quot;)" office:value-type="string" office:string-value="susy2015/SusyAnaTools" calcext:value-type="string">
            <text:p>susy2015/SusyAnaTools</text:p>
          </table:table-cell>
        </table:table-row>
        <table:table-row table:style-name="ro1">
          <table:table-cell office:value-type="float" office:value="15822181" calcext:value-type="float">
            <text:p>15822181</text:p>
          </table:table-cell>
          <table:table-cell office:value-type="string" calcext:value-type="string">
            <text:p>https://api.github.com/repos/mpark/variant</text:p>
          </table:table-cell>
          <table:table-cell table:formula="of:=REPLACE([.B2242]; 1; 29; &quot;&quot;)" office:value-type="string" office:string-value="mpark/variant" calcext:value-type="string">
            <text:p>mpark/variant</text:p>
          </table:table-cell>
        </table:table-row>
        <table:table-row table:style-name="ro1">
          <table:table-cell office:value-type="float" office:value="15834606" calcext:value-type="float">
            <text:p>15834606</text:p>
          </table:table-cell>
          <table:table-cell office:value-type="string" calcext:value-type="string">
            <text:p>https://api.github.com/repos/ComputationalRadiationPhysics/alpaka</text:p>
          </table:table-cell>
          <table:table-cell table:formula="of:=REPLACE([.B2243]; 1; 29; &quot;&quot;)" office:value-type="string" office:string-value="ComputationalRadiationPhysics/alpaka" calcext:value-type="string">
            <text:p>ComputationalRadiationPhysics/alpaka</text:p>
          </table:table-cell>
        </table:table-row>
        <table:table-row table:style-name="ro1">
          <table:table-cell office:value-type="float" office:value="15854466" calcext:value-type="float">
            <text:p>15854466</text:p>
          </table:table-cell>
          <table:table-cell office:value-type="string" calcext:value-type="string">
            <text:p>https://api.github.com/repos/OtterBrowser/otter-browser</text:p>
          </table:table-cell>
          <table:table-cell table:formula="of:=REPLACE([.B2244]; 1; 29; &quot;&quot;)" office:value-type="string" office:string-value="OtterBrowser/otter-browser" calcext:value-type="string">
            <text:p>OtterBrowser/otter-browser</text:p>
          </table:table-cell>
        </table:table-row>
        <table:table-row table:style-name="ro1">
          <table:table-cell office:value-type="float" office:value="15873460" calcext:value-type="float">
            <text:p>15873460</text:p>
          </table:table-cell>
          <table:table-cell office:value-type="string" calcext:value-type="string">
            <text:p>https://api.github.com/repos/roboticslab-uc3m/teo-main</text:p>
          </table:table-cell>
          <table:table-cell table:formula="of:=REPLACE([.B2245]; 1; 29; &quot;&quot;)" office:value-type="string" office:string-value="roboticslab-uc3m/teo-main" calcext:value-type="string">
            <text:p>roboticslab-uc3m/teo-main</text:p>
          </table:table-cell>
        </table:table-row>
        <table:table-row table:style-name="ro1">
          <table:table-cell office:value-type="float" office:value="15873872" calcext:value-type="float">
            <text:p>15873872</text:p>
          </table:table-cell>
          <table:table-cell office:value-type="string" calcext:value-type="string">
            <text:p>https://api.github.com/repos/roboticslab-uc3m/teo-body</text:p>
          </table:table-cell>
          <table:table-cell table:formula="of:=REPLACE([.B2246]; 1; 29; &quot;&quot;)" office:value-type="string" office:string-value="roboticslab-uc3m/teo-body" calcext:value-type="string">
            <text:p>roboticslab-uc3m/teo-body</text:p>
          </table:table-cell>
        </table:table-row>
        <table:table-row table:style-name="ro1">
          <table:table-cell office:value-type="float" office:value="15922615" calcext:value-type="float">
            <text:p>15922615</text:p>
          </table:table-cell>
          <table:table-cell office:value-type="string" calcext:value-type="string">
            <text:p>https://api.github.com/repos/brrueckerc/openconfigurator-core</text:p>
          </table:table-cell>
          <table:table-cell table:formula="of:=REPLACE([.B2247]; 1; 29; &quot;&quot;)" office:value-type="string" office:string-value="brrueckerc/openconfigurator-core" calcext:value-type="string">
            <text:p>brrueckerc/openconfigurator-core</text:p>
          </table:table-cell>
        </table:table-row>
        <table:table-row table:style-name="ro1">
          <table:table-cell office:value-type="float" office:value="15962703" calcext:value-type="float">
            <text:p>15962703</text:p>
          </table:table-cell>
          <table:table-cell office:value-type="string" calcext:value-type="string">
            <text:p>https://api.github.com/repos/johnmcfarlane/crag</text:p>
          </table:table-cell>
          <table:table-cell table:formula="of:=REPLACE([.B2248]; 1; 29; &quot;&quot;)" office:value-type="string" office:string-value="johnmcfarlane/crag" calcext:value-type="string">
            <text:p>johnmcfarlane/crag</text:p>
          </table:table-cell>
        </table:table-row>
        <table:table-row table:style-name="ro1">
          <table:table-cell office:value-type="float" office:value="15974610" calcext:value-type="float">
            <text:p>15974610</text:p>
          </table:table-cell>
          <table:table-cell office:value-type="string" calcext:value-type="string">
            <text:p>https://api.github.com/repos/shakamunyi/mesos</text:p>
          </table:table-cell>
          <table:table-cell table:formula="of:=REPLACE([.B2249]; 1; 29; &quot;&quot;)" office:value-type="string" office:string-value="shakamunyi/mesos" calcext:value-type="string">
            <text:p>shakamunyi/mesos</text:p>
          </table:table-cell>
        </table:table-row>
        <table:table-row table:style-name="ro1">
          <table:table-cell office:value-type="float" office:value="15980561" calcext:value-type="float">
            <text:p>15980561</text:p>
          </table:table-cell>
          <table:table-cell office:value-type="string" calcext:value-type="string">
            <text:p>https://api.github.com/repos/textbrowser/dooble</text:p>
          </table:table-cell>
          <table:table-cell table:formula="of:=REPLACE([.B2250]; 1; 29; &quot;&quot;)" office:value-type="string" office:string-value="textbrowser/dooble" calcext:value-type="string">
            <text:p>textbrowser/dooble</text:p>
          </table:table-cell>
        </table:table-row>
        <table:table-row table:style-name="ro1">
          <table:table-cell office:value-type="float" office:value="15981287" calcext:value-type="float">
            <text:p>15981287</text:p>
          </table:table-cell>
          <table:table-cell office:value-type="string" calcext:value-type="string">
            <text:p>https://api.github.com/repos/textbrowser/biblioteq</text:p>
          </table:table-cell>
          <table:table-cell table:formula="of:=REPLACE([.B2251]; 1; 29; &quot;&quot;)" office:value-type="string" office:string-value="textbrowser/biblioteq" calcext:value-type="string">
            <text:p>textbrowser/biblioteq</text:p>
          </table:table-cell>
        </table:table-row>
        <table:table-row table:style-name="ro1">
          <table:table-cell office:value-type="float" office:value="16007537" calcext:value-type="float">
            <text:p>16007537</text:p>
          </table:table-cell>
          <table:table-cell office:value-type="string" calcext:value-type="string">
            <text:p>https://api.github.com/repos/Duckbox-Developers/neutrino-mp-cst-next</text:p>
          </table:table-cell>
          <table:table-cell table:formula="of:=REPLACE([.B2252]; 1; 29; &quot;&quot;)" office:value-type="string" office:string-value="Duckbox-Developers/neutrino-mp-cst-next" calcext:value-type="string">
            <text:p>Duckbox-Developers/neutrino-mp-cst-next</text:p>
          </table:table-cell>
        </table:table-row>
        <table:table-row table:style-name="ro1">
          <table:table-cell office:value-type="float" office:value="16030063" calcext:value-type="float">
            <text:p>16030063</text:p>
          </table:table-cell>
          <table:table-cell office:value-type="string" calcext:value-type="string">
            <text:p>https://api.github.com/repos/BALL-Project/ball</text:p>
          </table:table-cell>
          <table:table-cell table:formula="of:=REPLACE([.B2253]; 1; 29; &quot;&quot;)" office:value-type="string" office:string-value="BALL-Project/ball" calcext:value-type="string">
            <text:p>BALL-Project/ball</text:p>
          </table:table-cell>
        </table:table-row>
        <table:table-row table:style-name="ro1">
          <table:table-cell office:value-type="float" office:value="16044938" calcext:value-type="float">
            <text:p>16044938</text:p>
          </table:table-cell>
          <table:table-cell office:value-type="string" calcext:value-type="string">
            <text:p>https://api.github.com/repos/Turf1013/Introduction_to_Algorithms</text:p>
          </table:table-cell>
          <table:table-cell table:formula="of:=REPLACE([.B2254]; 1; 29; &quot;&quot;)" office:value-type="string" office:string-value="Turf1013/Introduction_to_Algorithms" calcext:value-type="string">
            <text:p>Turf1013/Introduction_to_Algorithms</text:p>
          </table:table-cell>
        </table:table-row>
        <table:table-row table:style-name="ro1">
          <table:table-cell office:value-type="float" office:value="16067981" calcext:value-type="float">
            <text:p>16067981</text:p>
          </table:table-cell>
          <table:table-cell office:value-type="string" calcext:value-type="string">
            <text:p>https://api.github.com/repos/hsidky/SAPHRON</text:p>
          </table:table-cell>
          <table:table-cell table:formula="of:=REPLACE([.B2255]; 1; 29; &quot;&quot;)" office:value-type="string" office:string-value="hsidky/SAPHRON" calcext:value-type="string">
            <text:p>hsidky/SAPHRON</text:p>
          </table:table-cell>
        </table:table-row>
        <table:table-row table:style-name="ro1">
          <table:table-cell office:value-type="float" office:value="16094927" calcext:value-type="float">
            <text:p>16094927</text:p>
          </table:table-cell>
          <table:table-cell office:value-type="string" calcext:value-type="string">
            <text:p>https://api.github.com/repos/beached/header_libraries</text:p>
          </table:table-cell>
          <table:table-cell table:formula="of:=REPLACE([.B2256]; 1; 29; &quot;&quot;)" office:value-type="string" office:string-value="beached/header_libraries" calcext:value-type="string">
            <text:p>beached/header_libraries</text:p>
          </table:table-cell>
        </table:table-row>
        <table:table-row table:style-name="ro1">
          <table:table-cell office:value-type="float" office:value="16094996" calcext:value-type="float">
            <text:p>16094996</text:p>
          </table:table-cell>
          <table:table-cell office:value-type="string" calcext:value-type="string">
            <text:p>https://api.github.com/repos/clab/cnn</text:p>
          </table:table-cell>
          <table:table-cell table:formula="of:=REPLACE([.B2257]; 1; 29; &quot;&quot;)" office:value-type="string" office:string-value="clab/cnn" calcext:value-type="string">
            <text:p>clab/cnn</text:p>
          </table:table-cell>
        </table:table-row>
        <table:table-row table:style-name="ro1">
          <table:table-cell office:value-type="float" office:value="16108972" calcext:value-type="float">
            <text:p>16108972</text:p>
          </table:table-cell>
          <table:table-cell office:value-type="string" calcext:value-type="string">
            <text:p>https://api.github.com/repos/kaliveda-dev/kaliveda</text:p>
          </table:table-cell>
          <table:table-cell table:formula="of:=REPLACE([.B2258]; 1; 29; &quot;&quot;)" office:value-type="string" office:string-value="kaliveda-dev/kaliveda" calcext:value-type="string">
            <text:p>kaliveda-dev/kaliveda</text:p>
          </table:table-cell>
        </table:table-row>
        <table:table-row table:style-name="ro1">
          <table:table-cell office:value-type="float" office:value="16121622" calcext:value-type="float">
            <text:p>16121622</text:p>
          </table:table-cell>
          <table:table-cell office:value-type="string" calcext:value-type="string">
            <text:p>https://api.github.com/repos/apiaryio/drafter</text:p>
          </table:table-cell>
          <table:table-cell table:formula="of:=REPLACE([.B2259]; 1; 29; &quot;&quot;)" office:value-type="string" office:string-value="apiaryio/drafter" calcext:value-type="string">
            <text:p>apiaryio/drafter</text:p>
          </table:table-cell>
        </table:table-row>
        <table:table-row table:style-name="ro1">
          <table:table-cell office:value-type="float" office:value="16137080" calcext:value-type="float">
            <text:p>16137080</text:p>
          </table:table-cell>
          <table:table-cell office:value-type="string" calcext:value-type="string">
            <text:p>https://api.github.com/repos/makiolo/design-patterns-cpp14</text:p>
          </table:table-cell>
          <table:table-cell table:formula="of:=REPLACE([.B2260]; 1; 29; &quot;&quot;)" office:value-type="string" office:string-value="makiolo/design-patterns-cpp14" calcext:value-type="string">
            <text:p>makiolo/design-patterns-cpp14</text:p>
          </table:table-cell>
        </table:table-row>
        <table:table-row table:style-name="ro1">
          <table:table-cell office:value-type="float" office:value="16139144" calcext:value-type="float">
            <text:p>16139144</text:p>
          </table:table-cell>
          <table:table-cell office:value-type="string" calcext:value-type="string">
            <text:p>https://api.github.com/repos/OPENDAP/libdap4</text:p>
          </table:table-cell>
          <table:table-cell table:formula="of:=REPLACE([.B2261]; 1; 29; &quot;&quot;)" office:value-type="string" office:string-value="OPENDAP/libdap4" calcext:value-type="string">
            <text:p>OPENDAP/libdap4</text:p>
          </table:table-cell>
        </table:table-row>
        <table:table-row table:style-name="ro1">
          <table:table-cell office:value-type="float" office:value="16185247" calcext:value-type="float">
            <text:p>16185247</text:p>
          </table:table-cell>
          <table:table-cell office:value-type="string" calcext:value-type="string">
            <text:p>https://api.github.com/repos/fish2000/libimread</text:p>
          </table:table-cell>
          <table:table-cell table:formula="of:=REPLACE([.B2262]; 1; 29; &quot;&quot;)" office:value-type="string" office:string-value="fish2000/libimread" calcext:value-type="string">
            <text:p>fish2000/libimread</text:p>
          </table:table-cell>
        </table:table-row>
        <table:table-row table:style-name="ro1">
          <table:table-cell office:value-type="float" office:value="16186002" calcext:value-type="float">
            <text:p>16186002</text:p>
          </table:table-cell>
          <table:table-cell office:value-type="string" calcext:value-type="string">
            <text:p>https://api.github.com/repos/gensmusic/test</text:p>
          </table:table-cell>
          <table:table-cell table:formula="of:=REPLACE([.B2263]; 1; 29; &quot;&quot;)" office:value-type="string" office:string-value="gensmusic/test" calcext:value-type="string">
            <text:p>gensmusic/test</text:p>
          </table:table-cell>
        </table:table-row>
        <table:table-row table:style-name="ro1">
          <table:table-cell office:value-type="float" office:value="16200605" calcext:value-type="float">
            <text:p>16200605</text:p>
          </table:table-cell>
          <table:table-cell office:value-type="string" calcext:value-type="string">
            <text:p>https://api.github.com/repos/naturalog/tauchain</text:p>
          </table:table-cell>
          <table:table-cell table:formula="of:=REPLACE([.B2264]; 1; 29; &quot;&quot;)" office:value-type="string" office:string-value="naturalog/tauchain" calcext:value-type="string">
            <text:p>naturalog/tauchain</text:p>
          </table:table-cell>
        </table:table-row>
        <table:table-row table:style-name="ro1">
          <table:table-cell office:value-type="float" office:value="16201686" calcext:value-type="float">
            <text:p>16201686</text:p>
          </table:table-cell>
          <table:table-cell office:value-type="string" calcext:value-type="string">
            <text:p>https://api.github.com/repos/Estoque86/ccnSim-mic-0.3</text:p>
          </table:table-cell>
          <table:table-cell table:formula="of:=REPLACE([.B2265]; 1; 29; &quot;&quot;)" office:value-type="string" office:string-value="Estoque86/ccnSim-mic-0.3" calcext:value-type="string">
            <text:p>Estoque86/ccnSim-mic-0.3</text:p>
          </table:table-cell>
        </table:table-row>
        <table:table-row table:style-name="ro1">
          <table:table-cell office:value-type="float" office:value="16208265" calcext:value-type="float">
            <text:p>16208265</text:p>
          </table:table-cell>
          <table:table-cell office:value-type="string" calcext:value-type="string">
            <text:p>https://api.github.com/repos/grzegorzmazur/yacas</text:p>
          </table:table-cell>
          <table:table-cell table:formula="of:=REPLACE([.B2266]; 1; 29; &quot;&quot;)" office:value-type="string" office:string-value="grzegorzmazur/yacas" calcext:value-type="string">
            <text:p>grzegorzmazur/yacas</text:p>
          </table:table-cell>
        </table:table-row>
        <table:table-row table:style-name="ro1">
          <table:table-cell office:value-type="float" office:value="16217512" calcext:value-type="float">
            <text:p>16217512</text:p>
          </table:table-cell>
          <table:table-cell office:value-type="string" calcext:value-type="string">
            <text:p>https://api.github.com/repos/mulesoft-labs/raml-dotnet-tools</text:p>
          </table:table-cell>
          <table:table-cell table:formula="of:=REPLACE([.B2267]; 1; 29; &quot;&quot;)" office:value-type="string" office:string-value="mulesoft-labs/raml-dotnet-tools" calcext:value-type="string">
            <text:p>mulesoft-labs/raml-dotnet-tools</text:p>
          </table:table-cell>
        </table:table-row>
        <table:table-row table:style-name="ro1">
          <table:table-cell office:value-type="float" office:value="16218833" calcext:value-type="float">
            <text:p>16218833</text:p>
          </table:table-cell>
          <table:table-cell office:value-type="string" calcext:value-type="string">
            <text:p>https://api.github.com/repos/sweeneychris/TheiaSfM</text:p>
          </table:table-cell>
          <table:table-cell table:formula="of:=REPLACE([.B2268]; 1; 29; &quot;&quot;)" office:value-type="string" office:string-value="sweeneychris/TheiaSfM" calcext:value-type="string">
            <text:p>sweeneychris/TheiaSfM</text:p>
          </table:table-cell>
        </table:table-row>
        <table:table-row table:style-name="ro1">
          <table:table-cell office:value-type="float" office:value="16225411" calcext:value-type="float">
            <text:p>16225411</text:p>
          </table:table-cell>
          <table:table-cell office:value-type="string" calcext:value-type="string">
            <text:p>https://api.github.com/repos/meshadaptation/pragmatic</text:p>
          </table:table-cell>
          <table:table-cell table:formula="of:=REPLACE([.B2269]; 1; 29; &quot;&quot;)" office:value-type="string" office:string-value="meshadaptation/pragmatic" calcext:value-type="string">
            <text:p>meshadaptation/pragmatic</text:p>
          </table:table-cell>
        </table:table-row>
        <table:table-row table:style-name="ro1">
          <table:table-cell office:value-type="float" office:value="16264758" calcext:value-type="float">
            <text:p>16264758</text:p>
          </table:table-cell>
          <table:table-cell office:value-type="string" calcext:value-type="string">
            <text:p>https://api.github.com/repos/jeanleflambeur/silkopter</text:p>
          </table:table-cell>
          <table:table-cell table:formula="of:=REPLACE([.B2270]; 1; 29; &quot;&quot;)" office:value-type="string" office:string-value="jeanleflambeur/silkopter" calcext:value-type="string">
            <text:p>jeanleflambeur/silkopter</text:p>
          </table:table-cell>
        </table:table-row>
        <table:table-row table:style-name="ro1">
          <table:table-cell office:value-type="float" office:value="16282701" calcext:value-type="float">
            <text:p>16282701</text:p>
          </table:table-cell>
          <table:table-cell office:value-type="string" calcext:value-type="string">
            <text:p>https://api.github.com/repos/hyz/dotfiles</text:p>
          </table:table-cell>
          <table:table-cell table:formula="of:=REPLACE([.B2271]; 1; 29; &quot;&quot;)" office:value-type="string" office:string-value="hyz/dotfiles" calcext:value-type="string">
            <text:p>hyz/dotfiles</text:p>
          </table:table-cell>
        </table:table-row>
        <table:table-row table:style-name="ro1">
          <table:table-cell office:value-type="float" office:value="16291848" calcext:value-type="float">
            <text:p>16291848</text:p>
          </table:table-cell>
          <table:table-cell office:value-type="string" calcext:value-type="string">
            <text:p>https://api.github.com/repos/ColinGilbert/noobwerkz-engine</text:p>
          </table:table-cell>
          <table:table-cell table:formula="of:=REPLACE([.B2272]; 1; 29; &quot;&quot;)" office:value-type="string" office:string-value="ColinGilbert/noobwerkz-engine" calcext:value-type="string">
            <text:p>ColinGilbert/noobwerkz-engine</text:p>
          </table:table-cell>
        </table:table-row>
        <table:table-row table:style-name="ro1">
          <table:table-cell office:value-type="float" office:value="16306065" calcext:value-type="float">
            <text:p>16306065</text:p>
          </table:table-cell>
          <table:table-cell office:value-type="string" calcext:value-type="string">
            <text:p>https://api.github.com/repos/domokit/mojo_sdk</text:p>
          </table:table-cell>
          <table:table-cell table:formula="of:=REPLACE([.B2273]; 1; 29; &quot;&quot;)" office:value-type="string" office:string-value="domokit/mojo_sdk" calcext:value-type="string">
            <text:p>domokit/mojo_sdk</text:p>
          </table:table-cell>
        </table:table-row>
        <table:table-row table:style-name="ro1">
          <table:table-cell office:value-type="float" office:value="16327614" calcext:value-type="float">
            <text:p>16327614</text:p>
          </table:table-cell>
          <table:table-cell office:value-type="string" calcext:value-type="string">
            <text:p>https://api.github.com/repos/s-takamiya/for_linux</text:p>
          </table:table-cell>
          <table:table-cell table:formula="of:=REPLACE([.B2274]; 1; 29; &quot;&quot;)" office:value-type="string" office:string-value="s-takamiya/for_linux" calcext:value-type="string">
            <text:p>s-takamiya/for_linux</text:p>
          </table:table-cell>
        </table:table-row>
        <table:table-row table:style-name="ro1">
          <table:table-cell office:value-type="float" office:value="16328564" calcext:value-type="float">
            <text:p>16328564</text:p>
          </table:table-cell>
          <table:table-cell office:value-type="string" calcext:value-type="string">
            <text:p>https://api.github.com/repos/rrwick/Bandage</text:p>
          </table:table-cell>
          <table:table-cell table:formula="of:=REPLACE([.B2275]; 1; 29; &quot;&quot;)" office:value-type="string" office:string-value="rrwick/Bandage" calcext:value-type="string">
            <text:p>rrwick/Bandage</text:p>
          </table:table-cell>
        </table:table-row>
        <table:table-row table:style-name="ro1">
          <table:table-cell office:value-type="float" office:value="16351528" calcext:value-type="float">
            <text:p>16351528</text:p>
          </table:table-cell>
          <table:table-cell office:value-type="string" calcext:value-type="string">
            <text:p>https://api.github.com/repos/kmjp/procon</text:p>
          </table:table-cell>
          <table:table-cell table:formula="of:=REPLACE([.B2276]; 1; 29; &quot;&quot;)" office:value-type="string" office:string-value="kmjp/procon" calcext:value-type="string">
            <text:p>kmjp/procon</text:p>
          </table:table-cell>
        </table:table-row>
        <table:table-row table:style-name="ro1">
          <table:table-cell office:value-type="float" office:value="16384096" calcext:value-type="float">
            <text:p>16384096</text:p>
          </table:table-cell>
          <table:table-cell office:value-type="string" calcext:value-type="string">
            <text:p>https://api.github.com/repos/nlurkin/CompactAnalysis</text:p>
          </table:table-cell>
          <table:table-cell table:formula="of:=REPLACE([.B2277]; 1; 29; &quot;&quot;)" office:value-type="string" office:string-value="nlurkin/CompactAnalysis" calcext:value-type="string">
            <text:p>nlurkin/CompactAnalysis</text:p>
          </table:table-cell>
        </table:table-row>
        <table:table-row table:style-name="ro1">
          <table:table-cell office:value-type="float" office:value="16394022" calcext:value-type="float">
            <text:p>16394022</text:p>
          </table:table-cell>
          <table:table-cell office:value-type="string" calcext:value-type="string">
            <text:p>https://api.github.com/repos/kamyu104/LintCode</text:p>
          </table:table-cell>
          <table:table-cell table:formula="of:=REPLACE([.B2278]; 1; 29; &quot;&quot;)" office:value-type="string" office:string-value="kamyu104/LintCode" calcext:value-type="string">
            <text:p>kamyu104/LintCode</text:p>
          </table:table-cell>
        </table:table-row>
        <table:table-row table:style-name="ro1">
          <table:table-cell office:value-type="float" office:value="16401276" calcext:value-type="float">
            <text:p>16401276</text:p>
          </table:table-cell>
          <table:table-cell office:value-type="string" calcext:value-type="string">
            <text:p>https://api.github.com/repos/johnmarshall80/LArContent</text:p>
          </table:table-cell>
          <table:table-cell table:formula="of:=REPLACE([.B2279]; 1; 29; &quot;&quot;)" office:value-type="string" office:string-value="johnmarshall80/LArContent" calcext:value-type="string">
            <text:p>johnmarshall80/LArContent</text:p>
          </table:table-cell>
        </table:table-row>
        <table:table-row table:style-name="ro1">
          <table:table-cell office:value-type="float" office:value="16404875" calcext:value-type="float">
            <text:p>16404875</text:p>
          </table:table-cell>
          <table:table-cell office:value-type="string" calcext:value-type="string">
            <text:p>https://api.github.com/repos/MartinPalko/VanguardEngine</text:p>
          </table:table-cell>
          <table:table-cell table:formula="of:=REPLACE([.B2280]; 1; 29; &quot;&quot;)" office:value-type="string" office:string-value="MartinPalko/VanguardEngine" calcext:value-type="string">
            <text:p>MartinPalko/VanguardEngine</text:p>
          </table:table-cell>
        </table:table-row>
        <table:table-row table:style-name="ro1">
          <table:table-cell office:value-type="float" office:value="16408128" calcext:value-type="float">
            <text:p>16408128</text:p>
          </table:table-cell>
          <table:table-cell office:value-type="string" calcext:value-type="string">
            <text:p>https://api.github.com/repos/avr-llvm/llvm</text:p>
          </table:table-cell>
          <table:table-cell table:formula="of:=REPLACE([.B2281]; 1; 29; &quot;&quot;)" office:value-type="string" office:string-value="avr-llvm/llvm" calcext:value-type="string">
            <text:p>avr-llvm/llvm</text:p>
          </table:table-cell>
        </table:table-row>
        <table:table-row table:style-name="ro1">
          <table:table-cell office:value-type="float" office:value="16427561" calcext:value-type="float">
            <text:p>16427561</text:p>
          </table:table-cell>
          <table:table-cell office:value-type="string" calcext:value-type="string">
            <text:p>https://api.github.com/repos/fdivitto/ESPWebFramework</text:p>
          </table:table-cell>
          <table:table-cell table:formula="of:=REPLACE([.B2282]; 1; 29; &quot;&quot;)" office:value-type="string" office:string-value="fdivitto/ESPWebFramework" calcext:value-type="string">
            <text:p>fdivitto/ESPWebFramework</text:p>
          </table:table-cell>
        </table:table-row>
        <table:table-row table:style-name="ro1">
          <table:table-cell office:value-type="float" office:value="16433670" calcext:value-type="float">
            <text:p>16433670</text:p>
          </table:table-cell>
          <table:table-cell office:value-type="string" calcext:value-type="string">
            <text:p>https://api.github.com/repos/nasa/trick</text:p>
          </table:table-cell>
          <table:table-cell table:formula="of:=REPLACE([.B2283]; 1; 29; &quot;&quot;)" office:value-type="string" office:string-value="nasa/trick" calcext:value-type="string">
            <text:p>nasa/trick</text:p>
          </table:table-cell>
        </table:table-row>
        <table:table-row table:style-name="ro1">
          <table:table-cell office:value-type="float" office:value="16436182" calcext:value-type="float">
            <text:p>16436182</text:p>
          </table:table-cell>
          <table:table-cell office:value-type="string" calcext:value-type="string">
            <text:p>https://api.github.com/repos/irov/Mengine</text:p>
          </table:table-cell>
          <table:table-cell table:formula="of:=REPLACE([.B2284]; 1; 29; &quot;&quot;)" office:value-type="string" office:string-value="irov/Mengine" calcext:value-type="string">
            <text:p>irov/Mengine</text:p>
          </table:table-cell>
        </table:table-row>
        <table:table-row table:style-name="ro1">
          <table:table-cell office:value-type="float" office:value="16437061" calcext:value-type="float">
            <text:p>16437061</text:p>
          </table:table-cell>
          <table:table-cell office:value-type="string" calcext:value-type="string">
            <text:p>https://api.github.com/repos/protoman/rockbot</text:p>
          </table:table-cell>
          <table:table-cell table:formula="of:=REPLACE([.B2285]; 1; 29; &quot;&quot;)" office:value-type="string" office:string-value="protoman/rockbot" calcext:value-type="string">
            <text:p>protoman/rockbot</text:p>
          </table:table-cell>
        </table:table-row>
        <table:table-row table:style-name="ro1">
          <table:table-cell office:value-type="float" office:value="16437897" calcext:value-type="float">
            <text:p>16437897</text:p>
          </table:table-cell>
          <table:table-cell office:value-type="string" calcext:value-type="string">
            <text:p>https://api.github.com/repos/vislab-tecnico-lisboa/vizzy</text:p>
          </table:table-cell>
          <table:table-cell table:formula="of:=REPLACE([.B2286]; 1; 29; &quot;&quot;)" office:value-type="string" office:string-value="vislab-tecnico-lisboa/vizzy" calcext:value-type="string">
            <text:p>vislab-tecnico-lisboa/vizzy</text:p>
          </table:table-cell>
        </table:table-row>
        <table:table-row table:style-name="ro1">
          <table:table-cell office:value-type="float" office:value="16440981" calcext:value-type="float">
            <text:p>16440981</text:p>
          </table:table-cell>
          <table:table-cell office:value-type="string" calcext:value-type="string">
            <text:p>https://api.github.com/repos/objectcomputing/OpenDDS</text:p>
          </table:table-cell>
          <table:table-cell table:formula="of:=REPLACE([.B2287]; 1; 29; &quot;&quot;)" office:value-type="string" office:string-value="objectcomputing/OpenDDS" calcext:value-type="string">
            <text:p>objectcomputing/OpenDDS</text:p>
          </table:table-cell>
        </table:table-row>
        <table:table-row table:style-name="ro1">
          <table:table-cell office:value-type="float" office:value="16458105" calcext:value-type="float">
            <text:p>16458105</text:p>
          </table:table-cell>
          <table:table-cell office:value-type="string" calcext:value-type="string">
            <text:p>https://api.github.com/repos/ArmageddonGames/ZeldaClassic</text:p>
          </table:table-cell>
          <table:table-cell table:formula="of:=REPLACE([.B2288]; 1; 29; &quot;&quot;)" office:value-type="string" office:string-value="ArmageddonGames/ZeldaClassic" calcext:value-type="string">
            <text:p>ArmageddonGames/ZeldaClassic</text:p>
          </table:table-cell>
        </table:table-row>
        <table:table-row table:style-name="ro1">
          <table:table-cell office:value-type="float" office:value="16458456" calcext:value-type="float">
            <text:p>16458456</text:p>
          </table:table-cell>
          <table:table-cell office:value-type="string" calcext:value-type="string">
            <text:p>https://api.github.com/repos/Rolisteam/rolisteam</text:p>
          </table:table-cell>
          <table:table-cell table:formula="of:=REPLACE([.B2289]; 1; 29; &quot;&quot;)" office:value-type="string" office:string-value="Rolisteam/rolisteam" calcext:value-type="string">
            <text:p>Rolisteam/rolisteam</text:p>
          </table:table-cell>
        </table:table-row>
        <table:table-row table:style-name="ro1">
          <table:table-cell office:value-type="float" office:value="16458839" calcext:value-type="float">
            <text:p>16458839</text:p>
          </table:table-cell>
          <table:table-cell office:value-type="string" calcext:value-type="string">
            <text:p>https://api.github.com/repos/wichtounet/word_spotting</text:p>
          </table:table-cell>
          <table:table-cell table:formula="of:=REPLACE([.B2290]; 1; 29; &quot;&quot;)" office:value-type="string" office:string-value="wichtounet/word_spotting" calcext:value-type="string">
            <text:p>wichtounet/word_spotting</text:p>
          </table:table-cell>
        </table:table-row>
        <table:table-row table:style-name="ro1">
          <table:table-cell office:value-type="float" office:value="16477409" calcext:value-type="float">
            <text:p>16477409</text:p>
          </table:table-cell>
          <table:table-cell office:value-type="string" calcext:value-type="string">
            <text:p>https://api.github.com/repos/Return-To-The-Roots/s25client</text:p>
          </table:table-cell>
          <table:table-cell table:formula="of:=REPLACE([.B2291]; 1; 29; &quot;&quot;)" office:value-type="string" office:string-value="Return-To-The-Roots/s25client" calcext:value-type="string">
            <text:p>Return-To-The-Roots/s25client</text:p>
          </table:table-cell>
        </table:table-row>
        <table:table-row table:style-name="ro1">
          <table:table-cell office:value-type="float" office:value="16504642" calcext:value-type="float">
            <text:p>16504642</text:p>
          </table:table-cell>
          <table:table-cell office:value-type="string" calcext:value-type="string">
            <text:p>https://api.github.com/repos/BoomerangAide/GPTP-For-VS2008</text:p>
          </table:table-cell>
          <table:table-cell table:formula="of:=REPLACE([.B2292]; 1; 29; &quot;&quot;)" office:value-type="string" office:string-value="BoomerangAide/GPTP-For-VS2008" calcext:value-type="string">
            <text:p>BoomerangAide/GPTP-For-VS2008</text:p>
          </table:table-cell>
        </table:table-row>
        <table:table-row table:style-name="ro1">
          <table:table-cell office:value-type="float" office:value="16514804" calcext:value-type="float">
            <text:p>16514804</text:p>
          </table:table-cell>
          <table:table-cell office:value-type="string" calcext:value-type="string">
            <text:p>https://api.github.com/repos/utexas-bwi/segbot_arm</text:p>
          </table:table-cell>
          <table:table-cell table:formula="of:=REPLACE([.B2293]; 1; 29; &quot;&quot;)" office:value-type="string" office:string-value="utexas-bwi/segbot_arm" calcext:value-type="string">
            <text:p>utexas-bwi/segbot_arm</text:p>
          </table:table-cell>
        </table:table-row>
        <table:table-row table:style-name="ro1">
          <table:table-cell office:value-type="float" office:value="16544683" calcext:value-type="float">
            <text:p>16544683</text:p>
          </table:table-cell>
          <table:table-cell office:value-type="string" calcext:value-type="string">
            <text:p>https://api.github.com/repos/pristineio/webrtc-mirror</text:p>
          </table:table-cell>
          <table:table-cell table:formula="of:=REPLACE([.B2294]; 1; 29; &quot;&quot;)" office:value-type="string" office:string-value="pristineio/webrtc-mirror" calcext:value-type="string">
            <text:p>pristineio/webrtc-mirror</text:p>
          </table:table-cell>
        </table:table-row>
        <table:table-row table:style-name="ro1">
          <table:table-cell office:value-type="float" office:value="16551738" calcext:value-type="float">
            <text:p>16551738</text:p>
          </table:table-cell>
          <table:table-cell office:value-type="string" calcext:value-type="string">
            <text:p>https://api.github.com/repos/cvjena/cn24</text:p>
          </table:table-cell>
          <table:table-cell table:formula="of:=REPLACE([.B2295]; 1; 29; &quot;&quot;)" office:value-type="string" office:string-value="cvjena/cn24" calcext:value-type="string">
            <text:p>cvjena/cn24</text:p>
          </table:table-cell>
        </table:table-row>
        <table:table-row table:style-name="ro1">
          <table:table-cell office:value-type="float" office:value="16569782" calcext:value-type="float">
            <text:p>16569782</text:p>
          </table:table-cell>
          <table:table-cell office:value-type="string" calcext:value-type="string">
            <text:p>https://api.github.com/repos/ros2/rcl</text:p>
          </table:table-cell>
          <table:table-cell table:formula="of:=REPLACE([.B2296]; 1; 29; &quot;&quot;)" office:value-type="string" office:string-value="ros2/rcl" calcext:value-type="string">
            <text:p>ros2/rcl</text:p>
          </table:table-cell>
        </table:table-row>
        <table:table-row table:style-name="ro1">
          <table:table-cell office:value-type="float" office:value="16575013" calcext:value-type="float">
            <text:p>16575013</text:p>
          </table:table-cell>
          <table:table-cell office:value-type="string" calcext:value-type="string">
            <text:p>https://api.github.com/repos/google/or-tools</text:p>
          </table:table-cell>
          <table:table-cell table:formula="of:=REPLACE([.B2297]; 1; 29; &quot;&quot;)" office:value-type="string" office:string-value="google/or-tools" calcext:value-type="string">
            <text:p>google/or-tools</text:p>
          </table:table-cell>
        </table:table-row>
        <table:table-row table:style-name="ro1">
          <table:table-cell office:value-type="float" office:value="16596873" calcext:value-type="float">
            <text:p>16596873</text:p>
          </table:table-cell>
          <table:table-cell office:value-type="string" calcext:value-type="string">
            <text:p>https://api.github.com/repos/bricehulse/dieselc</text:p>
          </table:table-cell>
          <table:table-cell table:formula="of:=REPLACE([.B2298]; 1; 29; &quot;&quot;)" office:value-type="string" office:string-value="bricehulse/dieselc" calcext:value-type="string">
            <text:p>bricehulse/dieselc</text:p>
          </table:table-cell>
        </table:table-row>
        <table:table-row table:style-name="ro1">
          <table:table-cell office:value-type="float" office:value="16609224" calcext:value-type="float">
            <text:p>16609224</text:p>
          </table:table-cell>
          <table:table-cell office:value-type="string" calcext:value-type="string">
            <text:p>https://api.github.com/repos/yorung/AdamasFramework</text:p>
          </table:table-cell>
          <table:table-cell table:formula="of:=REPLACE([.B2299]; 1; 29; &quot;&quot;)" office:value-type="string" office:string-value="yorung/AdamasFramework" calcext:value-type="string">
            <text:p>yorung/AdamasFramework</text:p>
          </table:table-cell>
        </table:table-row>
        <table:table-row table:style-name="ro1">
          <table:table-cell office:value-type="float" office:value="16636140" calcext:value-type="float">
            <text:p>16636140</text:p>
          </table:table-cell>
          <table:table-cell office:value-type="string" calcext:value-type="string">
            <text:p>https://api.github.com/repos/mbasaglia/Melanobot_v2</text:p>
          </table:table-cell>
          <table:table-cell table:formula="of:=REPLACE([.B2300]; 1; 29; &quot;&quot;)" office:value-type="string" office:string-value="mbasaglia/Melanobot_v2" calcext:value-type="string">
            <text:p>mbasaglia/Melanobot_v2</text:p>
          </table:table-cell>
        </table:table-row>
        <table:table-row table:style-name="ro1">
          <table:table-cell office:value-type="float" office:value="16668488" calcext:value-type="float">
            <text:p>16668488</text:p>
          </table:table-cell>
          <table:table-cell office:value-type="string" calcext:value-type="string">
            <text:p>https://api.github.com/repos/engineers-nightmare/engineers-nightmare</text:p>
          </table:table-cell>
          <table:table-cell table:formula="of:=REPLACE([.B2301]; 1; 29; &quot;&quot;)" office:value-type="string" office:string-value="engineers-nightmare/engineers-nightmare" calcext:value-type="string">
            <text:p>engineers-nightmare/engineers-nightmare</text:p>
          </table:table-cell>
        </table:table-row>
        <table:table-row table:style-name="ro1">
          <table:table-cell office:value-type="float" office:value="16691376" calcext:value-type="float">
            <text:p>16691376</text:p>
          </table:table-cell>
          <table:table-cell office:value-type="string" calcext:value-type="string">
            <text:p>https://api.github.com/repos/FlightGear/flightgear</text:p>
          </table:table-cell>
          <table:table-cell table:formula="of:=REPLACE([.B2302]; 1; 29; &quot;&quot;)" office:value-type="string" office:string-value="FlightGear/flightgear" calcext:value-type="string">
            <text:p>FlightGear/flightgear</text:p>
          </table:table-cell>
        </table:table-row>
        <table:table-row table:style-name="ro1">
          <table:table-cell office:value-type="float" office:value="16696969" calcext:value-type="float">
            <text:p>16696969</text:p>
          </table:table-cell>
          <table:table-cell office:value-type="string" calcext:value-type="string">
            <text:p>https://api.github.com/repos/NumScale/boost.simd</text:p>
          </table:table-cell>
          <table:table-cell table:formula="of:=REPLACE([.B2303]; 1; 29; &quot;&quot;)" office:value-type="string" office:string-value="NumScale/boost.simd" calcext:value-type="string">
            <text:p>NumScale/boost.simd</text:p>
          </table:table-cell>
        </table:table-row>
        <table:table-row table:style-name="ro1">
          <table:table-cell office:value-type="float" office:value="16712159" calcext:value-type="float">
            <text:p>16712159</text:p>
          </table:table-cell>
          <table:table-cell office:value-type="string" calcext:value-type="string">
            <text:p>https://api.github.com/repos/deepliquidity/texas</text:p>
          </table:table-cell>
          <table:table-cell table:formula="of:=REPLACE([.B2304]; 1; 29; &quot;&quot;)" office:value-type="string" office:string-value="deepliquidity/texas" calcext:value-type="string">
            <text:p>deepliquidity/texas</text:p>
          </table:table-cell>
        </table:table-row>
        <table:table-row table:style-name="ro1">
          <table:table-cell office:value-type="float" office:value="16731569" calcext:value-type="float">
            <text:p>16731569</text:p>
          </table:table-cell>
          <table:table-cell office:value-type="string" calcext:value-type="string">
            <text:p>https://api.github.com/repos/JaneliaSciComp/Wavesurfer</text:p>
          </table:table-cell>
          <table:table-cell table:formula="of:=REPLACE([.B2305]; 1; 29; &quot;&quot;)" office:value-type="string" office:string-value="JaneliaSciComp/Wavesurfer" calcext:value-type="string">
            <text:p>JaneliaSciComp/Wavesurfer</text:p>
          </table:table-cell>
        </table:table-row>
        <table:table-row table:style-name="ro1">
          <table:table-cell office:value-type="float" office:value="16794684" calcext:value-type="float">
            <text:p>16794684</text:p>
          </table:table-cell>
          <table:table-cell office:value-type="string" calcext:value-type="string">
            <text:p>https://api.github.com/repos/fw4spl-org/fw4spl-ar</text:p>
          </table:table-cell>
          <table:table-cell table:formula="of:=REPLACE([.B2306]; 1; 29; &quot;&quot;)" office:value-type="string" office:string-value="fw4spl-org/fw4spl-ar" calcext:value-type="string">
            <text:p>fw4spl-org/fw4spl-ar</text:p>
          </table:table-cell>
        </table:table-row>
        <table:table-row table:style-name="ro1">
          <table:table-cell office:value-type="float" office:value="16796178" calcext:value-type="float">
            <text:p>16796178</text:p>
          </table:table-cell>
          <table:table-cell office:value-type="string" calcext:value-type="string">
            <text:p>https://api.github.com/repos/PlatformLab/RAMCloud</text:p>
          </table:table-cell>
          <table:table-cell table:formula="of:=REPLACE([.B2307]; 1; 29; &quot;&quot;)" office:value-type="string" office:string-value="PlatformLab/RAMCloud" calcext:value-type="string">
            <text:p>PlatformLab/RAMCloud</text:p>
          </table:table-cell>
        </table:table-row>
        <table:table-row table:style-name="ro1">
          <table:table-cell office:value-type="float" office:value="16804686" calcext:value-type="float">
            <text:p>16804686</text:p>
          </table:table-cell>
          <table:table-cell office:value-type="string" calcext:value-type="string">
            <text:p>https://api.github.com/repos/LeandroTk/algorithms</text:p>
          </table:table-cell>
          <table:table-cell table:formula="of:=REPLACE([.B2308]; 1; 29; &quot;&quot;)" office:value-type="string" office:string-value="LeandroTk/algorithms" calcext:value-type="string">
            <text:p>LeandroTk/algorithms</text:p>
          </table:table-cell>
        </table:table-row>
        <table:table-row table:style-name="ro1">
          <table:table-cell office:value-type="float" office:value="16805861" calcext:value-type="float">
            <text:p>16805861</text:p>
          </table:table-cell>
          <table:table-cell office:value-type="string" calcext:value-type="string">
            <text:p>https://api.github.com/repos/seahorn/seahorn</text:p>
          </table:table-cell>
          <table:table-cell table:formula="of:=REPLACE([.B2309]; 1; 29; &quot;&quot;)" office:value-type="string" office:string-value="seahorn/seahorn" calcext:value-type="string">
            <text:p>seahorn/seahorn</text:p>
          </table:table-cell>
        </table:table-row>
        <table:table-row table:style-name="ro1">
          <table:table-cell office:value-type="float" office:value="16821590" calcext:value-type="float">
            <text:p>16821590</text:p>
          </table:table-cell>
          <table:table-cell office:value-type="string" calcext:value-type="string">
            <text:p>https://api.github.com/repos/knxd/knxd</text:p>
          </table:table-cell>
          <table:table-cell table:formula="of:=REPLACE([.B2310]; 1; 29; &quot;&quot;)" office:value-type="string" office:string-value="knxd/knxd" calcext:value-type="string">
            <text:p>knxd/knxd</text:p>
          </table:table-cell>
        </table:table-row>
        <table:table-row table:style-name="ro1">
          <table:table-cell office:value-type="float" office:value="16831765" calcext:value-type="float">
            <text:p>16831765</text:p>
          </table:table-cell>
          <table:table-cell office:value-type="string" calcext:value-type="string">
            <text:p>https://api.github.com/repos/HertzDevil/0CC-FamiTracker</text:p>
          </table:table-cell>
          <table:table-cell table:formula="of:=REPLACE([.B2311]; 1; 29; &quot;&quot;)" office:value-type="string" office:string-value="HertzDevil/0CC-FamiTracker" calcext:value-type="string">
            <text:p>HertzDevil/0CC-FamiTracker</text:p>
          </table:table-cell>
        </table:table-row>
        <table:table-row table:style-name="ro1">
          <table:table-cell office:value-type="float" office:value="16851460" calcext:value-type="float">
            <text:p>16851460</text:p>
          </table:table-cell>
          <table:table-cell office:value-type="string" calcext:value-type="string">
            <text:p>https://api.github.com/repos/alexkernphysiker/WASA-analysis</text:p>
          </table:table-cell>
          <table:table-cell table:formula="of:=REPLACE([.B2312]; 1; 29; &quot;&quot;)" office:value-type="string" office:string-value="alexkernphysiker/WASA-analysis" calcext:value-type="string">
            <text:p>alexkernphysiker/WASA-analysis</text:p>
          </table:table-cell>
        </table:table-row>
        <table:table-row table:style-name="ro1">
          <table:table-cell office:value-type="float" office:value="16862561" calcext:value-type="float">
            <text:p>16862561</text:p>
          </table:table-cell>
          <table:table-cell office:value-type="string" calcext:value-type="string">
            <text:p>https://api.github.com/repos/Metaswitch/clearwater-fv-test</text:p>
          </table:table-cell>
          <table:table-cell table:formula="of:=REPLACE([.B2313]; 1; 29; &quot;&quot;)" office:value-type="string" office:string-value="Metaswitch/clearwater-fv-test" calcext:value-type="string">
            <text:p>Metaswitch/clearwater-fv-test</text:p>
          </table:table-cell>
        </table:table-row>
        <table:table-row table:style-name="ro1">
          <table:table-cell office:value-type="float" office:value="16878417" calcext:value-type="float">
            <text:p>16878417</text:p>
          </table:table-cell>
          <table:table-cell office:value-type="string" calcext:value-type="string">
            <text:p>https://api.github.com/repos/desihub/fiberassign</text:p>
          </table:table-cell>
          <table:table-cell table:formula="of:=REPLACE([.B2314]; 1; 29; &quot;&quot;)" office:value-type="string" office:string-value="desihub/fiberassign" calcext:value-type="string">
            <text:p>desihub/fiberassign</text:p>
          </table:table-cell>
        </table:table-row>
        <table:table-row table:style-name="ro1">
          <table:table-cell office:value-type="float" office:value="16881664" calcext:value-type="float">
            <text:p>16881664</text:p>
          </table:table-cell>
          <table:table-cell office:value-type="string" calcext:value-type="string">
            <text:p>https://api.github.com/repos/couchbase/forestdb</text:p>
          </table:table-cell>
          <table:table-cell table:formula="of:=REPLACE([.B2315]; 1; 29; &quot;&quot;)" office:value-type="string" office:string-value="couchbase/forestdb" calcext:value-type="string">
            <text:p>couchbase/forestdb</text:p>
          </table:table-cell>
        </table:table-row>
        <table:table-row table:style-name="ro1">
          <table:table-cell office:value-type="float" office:value="16882472" calcext:value-type="float">
            <text:p>16882472</text:p>
          </table:table-cell>
          <table:table-cell office:value-type="string" calcext:value-type="string">
            <text:p>https://api.github.com/repos/xbianonpi/xbian-sources-xbmc</text:p>
          </table:table-cell>
          <table:table-cell table:formula="of:=REPLACE([.B2316]; 1; 29; &quot;&quot;)" office:value-type="string" office:string-value="xbianonpi/xbian-sources-xbmc" calcext:value-type="string">
            <text:p>xbianonpi/xbian-sources-xbmc</text:p>
          </table:table-cell>
        </table:table-row>
        <table:table-row table:style-name="ro1">
          <table:table-cell office:value-type="float" office:value="16911569" calcext:value-type="float">
            <text:p>16911569</text:p>
          </table:table-cell>
          <table:table-cell office:value-type="string" calcext:value-type="string">
            <text:p>https://api.github.com/repos/vlj/YAGF</text:p>
          </table:table-cell>
          <table:table-cell table:formula="of:=REPLACE([.B2317]; 1; 29; &quot;&quot;)" office:value-type="string" office:string-value="vlj/YAGF" calcext:value-type="string">
            <text:p>vlj/YAGF</text:p>
          </table:table-cell>
        </table:table-row>
        <table:table-row table:style-name="ro1">
          <table:table-cell office:value-type="float" office:value="16939247" calcext:value-type="float">
            <text:p>16939247</text:p>
          </table:table-cell>
          <table:table-cell office:value-type="string" calcext:value-type="string">
            <text:p>https://api.github.com/repos/kodi-game/game.libretro</text:p>
          </table:table-cell>
          <table:table-cell table:formula="of:=REPLACE([.B2318]; 1; 29; &quot;&quot;)" office:value-type="string" office:string-value="kodi-game/game.libretro" calcext:value-type="string">
            <text:p>kodi-game/game.libretro</text:p>
          </table:table-cell>
        </table:table-row>
        <table:table-row table:style-name="ro1">
          <table:table-cell office:value-type="float" office:value="16948090" calcext:value-type="float">
            <text:p>16948090</text:p>
          </table:table-cell>
          <table:table-cell office:value-type="string" calcext:value-type="string">
            <text:p>https://api.github.com/repos/vnpy/vnpy</text:p>
          </table:table-cell>
          <table:table-cell table:formula="of:=REPLACE([.B2319]; 1; 29; &quot;&quot;)" office:value-type="string" office:string-value="vnpy/vnpy" calcext:value-type="string">
            <text:p>vnpy/vnpy</text:p>
          </table:table-cell>
        </table:table-row>
        <table:table-row table:style-name="ro1">
          <table:table-cell office:value-type="float" office:value="16970619" calcext:value-type="float">
            <text:p>16970619</text:p>
          </table:table-cell>
          <table:table-cell office:value-type="string" calcext:value-type="string">
            <text:p>https://api.github.com/repos/franck-talbart/nestor_rpi_engine</text:p>
          </table:table-cell>
          <table:table-cell table:formula="of:=REPLACE([.B2320]; 1; 29; &quot;&quot;)" office:value-type="string" office:string-value="franck-talbart/nestor_rpi_engine" calcext:value-type="string">
            <text:p>franck-talbart/nestor_rpi_engine</text:p>
          </table:table-cell>
        </table:table-row>
        <table:table-row table:style-name="ro1">
          <table:table-cell office:value-type="float" office:value="17017455" calcext:value-type="float">
            <text:p>17017455</text:p>
          </table:table-cell>
          <table:table-cell office:value-type="string" calcext:value-type="string">
            <text:p>https://api.github.com/repos/matferib/tabuleiro-virtual</text:p>
          </table:table-cell>
          <table:table-cell table:formula="of:=REPLACE([.B2321]; 1; 29; &quot;&quot;)" office:value-type="string" office:string-value="matferib/tabuleiro-virtual" calcext:value-type="string">
            <text:p>matferib/tabuleiro-virtual</text:p>
          </table:table-cell>
        </table:table-row>
        <table:table-row table:style-name="ro1">
          <table:table-cell office:value-type="float" office:value="17023906" calcext:value-type="float">
            <text:p>17023906</text:p>
          </table:table-cell>
          <table:table-cell office:value-type="string" calcext:value-type="string">
            <text:p>https://api.github.com/repos/paboyle/Grid</text:p>
          </table:table-cell>
          <table:table-cell table:formula="of:=REPLACE([.B2322]; 1; 29; &quot;&quot;)" office:value-type="string" office:string-value="paboyle/Grid" calcext:value-type="string">
            <text:p>paboyle/Grid</text:p>
          </table:table-cell>
        </table:table-row>
        <table:table-row table:style-name="ro1">
          <table:table-cell office:value-type="float" office:value="17051316" calcext:value-type="float">
            <text:p>17051316</text:p>
          </table:table-cell>
          <table:table-cell office:value-type="string" calcext:value-type="string">
            <text:p>https://api.github.com/repos/GSGroup/stingraykit</text:p>
          </table:table-cell>
          <table:table-cell table:formula="of:=REPLACE([.B2323]; 1; 29; &quot;&quot;)" office:value-type="string" office:string-value="GSGroup/stingraykit" calcext:value-type="string">
            <text:p>GSGroup/stingraykit</text:p>
          </table:table-cell>
        </table:table-row>
        <table:table-row table:style-name="ro1">
          <table:table-cell office:value-type="float" office:value="17059197" calcext:value-type="float">
            <text:p>17059197</text:p>
          </table:table-cell>
          <table:table-cell office:value-type="string" calcext:value-type="string">
            <text:p>https://api.github.com/repos/CGAL/cgal</text:p>
          </table:table-cell>
          <table:table-cell table:formula="of:=REPLACE([.B2324]; 1; 29; &quot;&quot;)" office:value-type="string" office:string-value="CGAL/cgal" calcext:value-type="string">
            <text:p>CGAL/cgal</text:p>
          </table:table-cell>
        </table:table-row>
        <table:table-row table:style-name="ro1">
          <table:table-cell office:value-type="float" office:value="17066079" calcext:value-type="float">
            <text:p>17066079</text:p>
          </table:table-cell>
          <table:table-cell office:value-type="string" calcext:value-type="string">
            <text:p>https://api.github.com/repos/clandere/RibModelFramework</text:p>
          </table:table-cell>
          <table:table-cell table:formula="of:=REPLACE([.B2325]; 1; 29; &quot;&quot;)" office:value-type="string" office:string-value="clandere/RibModelFramework" calcext:value-type="string">
            <text:p>clandere/RibModelFramework</text:p>
          </table:table-cell>
        </table:table-row>
        <table:table-row table:style-name="ro1">
          <table:table-cell office:value-type="float" office:value="17088071" calcext:value-type="float">
            <text:p>17088071</text:p>
          </table:table-cell>
          <table:table-cell office:value-type="string" calcext:value-type="string">
            <text:p>https://api.github.com/repos/ros2/rmw_connext</text:p>
          </table:table-cell>
          <table:table-cell table:formula="of:=REPLACE([.B2326]; 1; 29; &quot;&quot;)" office:value-type="string" office:string-value="ros2/rmw_connext" calcext:value-type="string">
            <text:p>ros2/rmw_connext</text:p>
          </table:table-cell>
        </table:table-row>
        <table:table-row table:style-name="ro1">
          <table:table-cell office:value-type="float" office:value="17090410" calcext:value-type="float">
            <text:p>17090410</text:p>
          </table:table-cell>
          <table:table-cell office:value-type="string" calcext:value-type="string">
            <text:p>https://api.github.com/repos/ros2/rmw_opensplice</text:p>
          </table:table-cell>
          <table:table-cell table:formula="of:=REPLACE([.B2327]; 1; 29; &quot;&quot;)" office:value-type="string" office:string-value="ros2/rmw_opensplice" calcext:value-type="string">
            <text:p>ros2/rmw_opensplice</text:p>
          </table:table-cell>
        </table:table-row>
        <table:table-row table:style-name="ro1">
          <table:table-cell office:value-type="float" office:value="17103478" calcext:value-type="float">
            <text:p>17103478</text:p>
          </table:table-cell>
          <table:table-cell office:value-type="string" calcext:value-type="string">
            <text:p>https://api.github.com/repos/orange-lang/orange</text:p>
          </table:table-cell>
          <table:table-cell table:formula="of:=REPLACE([.B2328]; 1; 29; &quot;&quot;)" office:value-type="string" office:string-value="orange-lang/orange" calcext:value-type="string">
            <text:p>orange-lang/orange</text:p>
          </table:table-cell>
        </table:table-row>
        <table:table-row table:style-name="ro1">
          <table:table-cell office:value-type="float" office:value="17106183" calcext:value-type="float">
            <text:p>17106183</text:p>
          </table:table-cell>
          <table:table-cell office:value-type="string" calcext:value-type="string">
            <text:p>https://api.github.com/repos/analogdevicesinc/libsmu</text:p>
          </table:table-cell>
          <table:table-cell table:formula="of:=REPLACE([.B2329]; 1; 29; &quot;&quot;)" office:value-type="string" office:string-value="analogdevicesinc/libsmu" calcext:value-type="string">
            <text:p>analogdevicesinc/libsmu</text:p>
          </table:table-cell>
        </table:table-row>
        <table:table-row table:style-name="ro1">
          <table:table-cell office:value-type="float" office:value="17139857" calcext:value-type="float">
            <text:p>17139857</text:p>
          </table:table-cell>
          <table:table-cell office:value-type="string" calcext:value-type="string">
            <text:p>https://api.github.com/repos/hertzsprung/AtmosTests</text:p>
          </table:table-cell>
          <table:table-cell table:formula="of:=REPLACE([.B2330]; 1; 29; &quot;&quot;)" office:value-type="string" office:string-value="hertzsprung/AtmosTests" calcext:value-type="string">
            <text:p>hertzsprung/AtmosTests</text:p>
          </table:table-cell>
        </table:table-row>
        <table:table-row table:style-name="ro1">
          <table:table-cell office:value-type="float" office:value="17152081" calcext:value-type="float">
            <text:p>17152081</text:p>
          </table:table-cell>
          <table:table-cell office:value-type="string" calcext:value-type="string">
            <text:p>https://api.github.com/repos/whitequark/solvespace</text:p>
          </table:table-cell>
          <table:table-cell table:formula="of:=REPLACE([.B2331]; 1; 29; &quot;&quot;)" office:value-type="string" office:string-value="whitequark/solvespace" calcext:value-type="string">
            <text:p>whitequark/solvespace</text:p>
          </table:table-cell>
        </table:table-row>
        <table:table-row table:style-name="ro1">
          <table:table-cell office:value-type="float" office:value="17168858" calcext:value-type="float">
            <text:p>17168858</text:p>
          </table:table-cell>
          <table:table-cell office:value-type="string" calcext:value-type="string">
            <text:p>https://api.github.com/repos/uucidl/pre.zwei</text:p>
          </table:table-cell>
          <table:table-cell table:formula="of:=REPLACE([.B2332]; 1; 29; &quot;&quot;)" office:value-type="string" office:string-value="uucidl/pre.zwei" calcext:value-type="string">
            <text:p>uucidl/pre.zwei</text:p>
          </table:table-cell>
        </table:table-row>
        <table:table-row table:style-name="ro1">
          <table:table-cell office:value-type="float" office:value="17169267" calcext:value-type="float">
            <text:p>17169267</text:p>
          </table:table-cell>
          <table:table-cell office:value-type="string" calcext:value-type="string">
            <text:p>https://api.github.com/repos/patrickfrey/strusWikipediaSearch</text:p>
          </table:table-cell>
          <table:table-cell table:formula="of:=REPLACE([.B2333]; 1; 29; &quot;&quot;)" office:value-type="string" office:string-value="patrickfrey/strusWikipediaSearch" calcext:value-type="string">
            <text:p>patrickfrey/strusWikipediaSearch</text:p>
          </table:table-cell>
        </table:table-row>
        <table:table-row table:style-name="ro1">
          <table:table-cell office:value-type="float" office:value="17190777" calcext:value-type="float">
            <text:p>17190777</text:p>
          </table:table-cell>
          <table:table-cell office:value-type="string" calcext:value-type="string">
            <text:p>https://api.github.com/repos/OSVR/OSVR-Core</text:p>
          </table:table-cell>
          <table:table-cell table:formula="of:=REPLACE([.B2334]; 1; 29; &quot;&quot;)" office:value-type="string" office:string-value="OSVR/OSVR-Core" calcext:value-type="string">
            <text:p>OSVR/OSVR-Core</text:p>
          </table:table-cell>
        </table:table-row>
        <table:table-row table:style-name="ro1">
          <table:table-cell office:value-type="float" office:value="17201321" calcext:value-type="float">
            <text:p>17201321</text:p>
          </table:table-cell>
          <table:table-cell office:value-type="string" calcext:value-type="string">
            <text:p>https://api.github.com/repos/mmatyas/supermariowar</text:p>
          </table:table-cell>
          <table:table-cell table:formula="of:=REPLACE([.B2335]; 1; 29; &quot;&quot;)" office:value-type="string" office:string-value="mmatyas/supermariowar" calcext:value-type="string">
            <text:p>mmatyas/supermariowar</text:p>
          </table:table-cell>
        </table:table-row>
        <table:table-row table:style-name="ro1">
          <table:table-cell office:value-type="float" office:value="17203360" calcext:value-type="float">
            <text:p>17203360</text:p>
          </table:table-cell>
          <table:table-cell office:value-type="string" calcext:value-type="string">
            <text:p>https://api.github.com/repos/mirror/scintilla</text:p>
          </table:table-cell>
          <table:table-cell table:formula="of:=REPLACE([.B2336]; 1; 29; &quot;&quot;)" office:value-type="string" office:string-value="mirror/scintilla" calcext:value-type="string">
            <text:p>mirror/scintilla</text:p>
          </table:table-cell>
        </table:table-row>
        <table:table-row table:style-name="ro1">
          <table:table-cell office:value-type="float" office:value="17236574" calcext:value-type="float">
            <text:p>17236574</text:p>
          </table:table-cell>
          <table:table-cell office:value-type="string" calcext:value-type="string">
            <text:p>https://api.github.com/repos/IENT/YUView</text:p>
          </table:table-cell>
          <table:table-cell table:formula="of:=REPLACE([.B2337]; 1; 29; &quot;&quot;)" office:value-type="string" office:string-value="IENT/YUView" calcext:value-type="string">
            <text:p>IENT/YUView</text:p>
          </table:table-cell>
        </table:table-row>
        <table:table-row table:style-name="ro1">
          <table:table-cell office:value-type="float" office:value="17251795" calcext:value-type="float">
            <text:p>17251795</text:p>
          </table:table-cell>
          <table:table-cell office:value-type="string" calcext:value-type="string">
            <text:p>https://api.github.com/repos/swift/swift</text:p>
          </table:table-cell>
          <table:table-cell table:formula="of:=REPLACE([.B2338]; 1; 29; &quot;&quot;)" office:value-type="string" office:string-value="swift/swift" calcext:value-type="string">
            <text:p>swift/swift</text:p>
          </table:table-cell>
        </table:table-row>
        <table:table-row table:style-name="ro1">
          <table:table-cell office:value-type="float" office:value="17257470" calcext:value-type="float">
            <text:p>17257470</text:p>
          </table:table-cell>
          <table:table-cell office:value-type="string" calcext:value-type="string">
            <text:p>https://api.github.com/repos/hadley/readr</text:p>
          </table:table-cell>
          <table:table-cell table:formula="of:=REPLACE([.B2339]; 1; 29; &quot;&quot;)" office:value-type="string" office:string-value="hadley/readr" calcext:value-type="string">
            <text:p>hadley/readr</text:p>
          </table:table-cell>
        </table:table-row>
        <table:table-row table:style-name="ro1">
          <table:table-cell office:value-type="float" office:value="17258078" calcext:value-type="float">
            <text:p>17258078</text:p>
          </table:table-cell>
          <table:table-cell office:value-type="string" calcext:value-type="string">
            <text:p>https://api.github.com/repos/mchalupa/dg</text:p>
          </table:table-cell>
          <table:table-cell table:formula="of:=REPLACE([.B2340]; 1; 29; &quot;&quot;)" office:value-type="string" office:string-value="mchalupa/dg" calcext:value-type="string">
            <text:p>mchalupa/dg</text:p>
          </table:table-cell>
        </table:table-row>
        <table:table-row table:style-name="ro1">
          <table:table-cell office:value-type="float" office:value="17281714" calcext:value-type="float">
            <text:p>17281714</text:p>
          </table:table-cell>
          <table:table-cell office:value-type="string" calcext:value-type="string">
            <text:p>https://api.github.com/repos/EasyWoW/wotlk-core</text:p>
          </table:table-cell>
          <table:table-cell table:formula="of:=REPLACE([.B2341]; 1; 29; &quot;&quot;)" office:value-type="string" office:string-value="EasyWoW/wotlk-core" calcext:value-type="string">
            <text:p>EasyWoW/wotlk-core</text:p>
          </table:table-cell>
        </table:table-row>
        <table:table-row table:style-name="ro1">
          <table:table-cell office:value-type="float" office:value="17299687" calcext:value-type="float">
            <text:p>17299687</text:p>
          </table:table-cell>
          <table:table-cell office:value-type="string" calcext:value-type="string">
            <text:p>https://api.github.com/repos/facebook/fboss</text:p>
          </table:table-cell>
          <table:table-cell table:formula="of:=REPLACE([.B2342]; 1; 29; &quot;&quot;)" office:value-type="string" office:string-value="facebook/fboss" calcext:value-type="string">
            <text:p>facebook/fboss</text:p>
          </table:table-cell>
        </table:table-row>
        <table:table-row table:style-name="ro1">
          <table:table-cell office:value-type="float" office:value="17330097" calcext:value-type="float">
            <text:p>17330097</text:p>
          </table:table-cell>
          <table:table-cell office:value-type="string" calcext:value-type="string">
            <text:p>https://api.github.com/repos/jts/nanopolish</text:p>
          </table:table-cell>
          <table:table-cell table:formula="of:=REPLACE([.B2343]; 1; 29; &quot;&quot;)" office:value-type="string" office:string-value="jts/nanopolish" calcext:value-type="string">
            <text:p>jts/nanopolish</text:p>
          </table:table-cell>
        </table:table-row>
        <table:table-row table:style-name="ro1">
          <table:table-cell office:value-type="float" office:value="17339453" calcext:value-type="float">
            <text:p>17339453</text:p>
          </table:table-cell>
          <table:table-cell office:value-type="string" calcext:value-type="string">
            <text:p>https://api.github.com/repos/serup/CloudChat</text:p>
          </table:table-cell>
          <table:table-cell table:formula="of:=REPLACE([.B2344]; 1; 29; &quot;&quot;)" office:value-type="string" office:string-value="serup/CloudChat" calcext:value-type="string">
            <text:p>serup/CloudChat</text:p>
          </table:table-cell>
        </table:table-row>
        <table:table-row table:style-name="ro1">
          <table:table-cell office:value-type="float" office:value="17339491" calcext:value-type="float">
            <text:p>17339491</text:p>
          </table:table-cell>
          <table:table-cell office:value-type="string" calcext:value-type="string">
            <text:p>https://api.github.com/repos/prepare/CefBridge</text:p>
          </table:table-cell>
          <table:table-cell table:formula="of:=REPLACE([.B2345]; 1; 29; &quot;&quot;)" office:value-type="string" office:string-value="prepare/CefBridge" calcext:value-type="string">
            <text:p>prepare/CefBridge</text:p>
          </table:table-cell>
        </table:table-row>
        <table:table-row table:style-name="ro1">
          <table:table-cell office:value-type="float" office:value="17355383" calcext:value-type="float">
            <text:p>17355383</text:p>
          </table:table-cell>
          <table:table-cell office:value-type="string" calcext:value-type="string">
            <text:p>https://api.github.com/repos/Opioid/sprout</text:p>
          </table:table-cell>
          <table:table-cell table:formula="of:=REPLACE([.B2346]; 1; 29; &quot;&quot;)" office:value-type="string" office:string-value="Opioid/sprout" calcext:value-type="string">
            <text:p>Opioid/sprout</text:p>
          </table:table-cell>
        </table:table-row>
        <table:table-row table:style-name="ro1">
          <table:table-cell office:value-type="float" office:value="17357385" calcext:value-type="float">
            <text:p>17357385</text:p>
          </table:table-cell>
          <table:table-cell office:value-type="string" calcext:value-type="string">
            <text:p>https://api.github.com/repos/telefonicaid/fiware-IoTAgent-Cplusplus</text:p>
          </table:table-cell>
          <table:table-cell table:formula="of:=REPLACE([.B2347]; 1; 29; &quot;&quot;)" office:value-type="string" office:string-value="telefonicaid/fiware-IoTAgent-Cplusplus" calcext:value-type="string">
            <text:p>telefonicaid/fiware-IoTAgent-Cplusplus</text:p>
          </table:table-cell>
        </table:table-row>
        <table:table-row table:style-name="ro1">
          <table:table-cell office:value-type="float" office:value="17396592" calcext:value-type="float">
            <text:p>17396592</text:p>
          </table:table-cell>
          <table:table-cell office:value-type="string" calcext:value-type="string">
            <text:p>https://api.github.com/repos/Metaswitch/astaire</text:p>
          </table:table-cell>
          <table:table-cell table:formula="of:=REPLACE([.B2348]; 1; 29; &quot;&quot;)" office:value-type="string" office:string-value="Metaswitch/astaire" calcext:value-type="string">
            <text:p>Metaswitch/astaire</text:p>
          </table:table-cell>
        </table:table-row>
        <table:table-row table:style-name="ro1">
          <table:table-cell office:value-type="float" office:value="17422304" calcext:value-type="float">
            <text:p>17422304</text:p>
          </table:table-cell>
          <table:table-cell office:value-type="string" calcext:value-type="string">
            <text:p>https://api.github.com/repos/vipalade/solidframe</text:p>
          </table:table-cell>
          <table:table-cell table:formula="of:=REPLACE([.B2349]; 1; 29; &quot;&quot;)" office:value-type="string" office:string-value="vipalade/solidframe" calcext:value-type="string">
            <text:p>vipalade/solidframe</text:p>
          </table:table-cell>
        </table:table-row>
        <table:table-row table:style-name="ro1">
          <table:table-cell office:value-type="float" office:value="17425262" calcext:value-type="float">
            <text:p>17425262</text:p>
          </table:table-cell>
          <table:table-cell office:value-type="string" calcext:value-type="string">
            <text:p>https://api.github.com/repos/pjrinaldi/wombatforensics</text:p>
          </table:table-cell>
          <table:table-cell table:formula="of:=REPLACE([.B2350]; 1; 29; &quot;&quot;)" office:value-type="string" office:string-value="pjrinaldi/wombatforensics" calcext:value-type="string">
            <text:p>pjrinaldi/wombatforensics</text:p>
          </table:table-cell>
        </table:table-row>
        <table:table-row table:style-name="ro1">
          <table:table-cell office:value-type="float" office:value="17431050" calcext:value-type="float">
            <text:p>17431050</text:p>
          </table:table-cell>
          <table:table-cell office:value-type="string" calcext:value-type="string">
            <text:p>https://api.github.com/repos/ComputationalPhysics/SimVis</text:p>
          </table:table-cell>
          <table:table-cell table:formula="of:=REPLACE([.B2351]; 1; 29; &quot;&quot;)" office:value-type="string" office:string-value="ComputationalPhysics/SimVis" calcext:value-type="string">
            <text:p>ComputationalPhysics/SimVis</text:p>
          </table:table-cell>
        </table:table-row>
        <table:table-row table:style-name="ro1">
          <table:table-cell office:value-type="float" office:value="17437132" calcext:value-type="float">
            <text:p>17437132</text:p>
          </table:table-cell>
          <table:table-cell office:value-type="string" calcext:value-type="string">
            <text:p>https://api.github.com/repos/lczech/genesis</text:p>
          </table:table-cell>
          <table:table-cell table:formula="of:=REPLACE([.B2352]; 1; 29; &quot;&quot;)" office:value-type="string" office:string-value="lczech/genesis" calcext:value-type="string">
            <text:p>lczech/genesis</text:p>
          </table:table-cell>
        </table:table-row>
        <table:table-row table:style-name="ro1">
          <table:table-cell office:value-type="float" office:value="17451237" calcext:value-type="float">
            <text:p>17451237</text:p>
          </table:table-cell>
          <table:table-cell office:value-type="string" calcext:value-type="string">
            <text:p>https://api.github.com/repos/adapt-it/adaptit</text:p>
          </table:table-cell>
          <table:table-cell table:formula="of:=REPLACE([.B2353]; 1; 29; &quot;&quot;)" office:value-type="string" office:string-value="adapt-it/adaptit" calcext:value-type="string">
            <text:p>adapt-it/adaptit</text:p>
          </table:table-cell>
        </table:table-row>
        <table:table-row table:style-name="ro1">
          <table:table-cell office:value-type="float" office:value="17455464" calcext:value-type="float">
            <text:p>17455464</text:p>
          </table:table-cell>
          <table:table-cell office:value-type="string" calcext:value-type="string">
            <text:p>https://api.github.com/repos/morinim/vita</text:p>
          </table:table-cell>
          <table:table-cell table:formula="of:=REPLACE([.B2354]; 1; 29; &quot;&quot;)" office:value-type="string" office:string-value="morinim/vita" calcext:value-type="string">
            <text:p>morinim/vita</text:p>
          </table:table-cell>
        </table:table-row>
        <table:table-row table:style-name="ro1">
          <table:table-cell office:value-type="float" office:value="17455557" calcext:value-type="float">
            <text:p>17455557</text:p>
          </table:table-cell>
          <table:table-cell office:value-type="string" calcext:value-type="string">
            <text:p>https://api.github.com/repos/res2k/shader1</text:p>
          </table:table-cell>
          <table:table-cell table:formula="of:=REPLACE([.B2355]; 1; 29; &quot;&quot;)" office:value-type="string" office:string-value="res2k/shader1" calcext:value-type="string">
            <text:p>res2k/shader1</text:p>
          </table:table-cell>
        </table:table-row>
        <table:table-row table:style-name="ro1">
          <table:table-cell office:value-type="float" office:value="17457730" calcext:value-type="float">
            <text:p>17457730</text:p>
          </table:table-cell>
          <table:table-cell office:value-type="string" calcext:value-type="string">
            <text:p>https://api.github.com/repos/bolverk/huji-rich</text:p>
          </table:table-cell>
          <table:table-cell table:formula="of:=REPLACE([.B2356]; 1; 29; &quot;&quot;)" office:value-type="string" office:string-value="bolverk/huji-rich" calcext:value-type="string">
            <text:p>bolverk/huji-rich</text:p>
          </table:table-cell>
        </table:table-row>
        <table:table-row table:style-name="ro1">
          <table:table-cell office:value-type="float" office:value="17462049" calcext:value-type="float">
            <text:p>17462049</text:p>
          </table:table-cell>
          <table:table-cell office:value-type="string" calcext:value-type="string">
            <text:p>https://api.github.com/repos/OpenZWave/open-zwave</text:p>
          </table:table-cell>
          <table:table-cell table:formula="of:=REPLACE([.B2357]; 1; 29; &quot;&quot;)" office:value-type="string" office:string-value="OpenZWave/open-zwave" calcext:value-type="string">
            <text:p>OpenZWave/open-zwave</text:p>
          </table:table-cell>
        </table:table-row>
        <table:table-row table:style-name="ro1">
          <table:table-cell office:value-type="float" office:value="17463432" calcext:value-type="float">
            <text:p>17463432</text:p>
          </table:table-cell>
          <table:table-cell office:value-type="string" calcext:value-type="string">
            <text:p>https://api.github.com/repos/endless-sky/endless-sky</text:p>
          </table:table-cell>
          <table:table-cell table:formula="of:=REPLACE([.B2358]; 1; 29; &quot;&quot;)" office:value-type="string" office:string-value="endless-sky/endless-sky" calcext:value-type="string">
            <text:p>endless-sky/endless-sky</text:p>
          </table:table-cell>
        </table:table-row>
        <table:table-row table:style-name="ro1">
          <table:table-cell office:value-type="float" office:value="17473326" calcext:value-type="float">
            <text:p>17473326</text:p>
          </table:table-cell>
          <table:table-cell office:value-type="string" calcext:value-type="string">
            <text:p>https://api.github.com/repos/OleErikPeistorpet/OE-Lib</text:p>
          </table:table-cell>
          <table:table-cell table:formula="of:=REPLACE([.B2359]; 1; 29; &quot;&quot;)" office:value-type="string" office:string-value="OleErikPeistorpet/OE-Lib" calcext:value-type="string">
            <text:p>OleErikPeistorpet/OE-Lib</text:p>
          </table:table-cell>
        </table:table-row>
        <table:table-row table:style-name="ro1">
          <table:table-cell office:value-type="float" office:value="17477055" calcext:value-type="float">
            <text:p>17477055</text:p>
          </table:table-cell>
          <table:table-cell office:value-type="string" calcext:value-type="string">
            <text:p>https://api.github.com/repos/Bionus/imgbrd-grabber</text:p>
          </table:table-cell>
          <table:table-cell table:formula="of:=REPLACE([.B2360]; 1; 29; &quot;&quot;)" office:value-type="string" office:string-value="Bionus/imgbrd-grabber" calcext:value-type="string">
            <text:p>Bionus/imgbrd-grabber</text:p>
          </table:table-cell>
        </table:table-row>
        <table:table-row table:style-name="ro1">
          <table:table-cell office:value-type="float" office:value="17480300" calcext:value-type="float">
            <text:p>17480300</text:p>
          </table:table-cell>
          <table:table-cell office:value-type="string" calcext:value-type="string">
            <text:p>https://api.github.com/repos/crazyacking/ACM-ICPC</text:p>
          </table:table-cell>
          <table:table-cell table:formula="of:=REPLACE([.B2361]; 1; 29; &quot;&quot;)" office:value-type="string" office:string-value="crazyacking/ACM-ICPC" calcext:value-type="string">
            <text:p>crazyacking/ACM-ICPC</text:p>
          </table:table-cell>
        </table:table-row>
        <table:table-row table:style-name="ro1">
          <table:table-cell office:value-type="float" office:value="17480526" calcext:value-type="float">
            <text:p>17480526</text:p>
          </table:table-cell>
          <table:table-cell office:value-type="string" calcext:value-type="string">
            <text:p>https://api.github.com/repos/grayasm/git-main</text:p>
          </table:table-cell>
          <table:table-cell table:formula="of:=REPLACE([.B2362]; 1; 29; &quot;&quot;)" office:value-type="string" office:string-value="grayasm/git-main" calcext:value-type="string">
            <text:p>grayasm/git-main</text:p>
          </table:table-cell>
        </table:table-row>
        <table:table-row table:style-name="ro1">
          <table:table-cell office:value-type="float" office:value="17498857" calcext:value-type="float">
            <text:p>17498857</text:p>
          </table:table-cell>
          <table:table-cell office:value-type="string" calcext:value-type="string">
            <text:p>https://api.github.com/repos/tmhoward/h2sl</text:p>
          </table:table-cell>
          <table:table-cell table:formula="of:=REPLACE([.B2363]; 1; 29; &quot;&quot;)" office:value-type="string" office:string-value="tmhoward/h2sl" calcext:value-type="string">
            <text:p>tmhoward/h2sl</text:p>
          </table:table-cell>
        </table:table-row>
        <table:table-row table:style-name="ro1">
          <table:table-cell office:value-type="float" office:value="17505757" calcext:value-type="float">
            <text:p>17505757</text:p>
          </table:table-cell>
          <table:table-cell office:value-type="string" calcext:value-type="string">
            <text:p>https://api.github.com/repos/simulationcraft/simc</text:p>
          </table:table-cell>
          <table:table-cell table:formula="of:=REPLACE([.B2364]; 1; 29; &quot;&quot;)" office:value-type="string" office:string-value="simulationcraft/simc" calcext:value-type="string">
            <text:p>simulationcraft/simc</text:p>
          </table:table-cell>
        </table:table-row>
        <table:table-row table:style-name="ro1">
          <table:table-cell office:value-type="float" office:value="17509524" calcext:value-type="float">
            <text:p>17509524</text:p>
          </table:table-cell>
          <table:table-cell office:value-type="string" calcext:value-type="string">
            <text:p>https://api.github.com/repos/sfegan/calin</text:p>
          </table:table-cell>
          <table:table-cell table:formula="of:=REPLACE([.B2365]; 1; 29; &quot;&quot;)" office:value-type="string" office:string-value="sfegan/calin" calcext:value-type="string">
            <text:p>sfegan/calin</text:p>
          </table:table-cell>
        </table:table-row>
        <table:table-row table:style-name="ro1">
          <table:table-cell office:value-type="float" office:value="17534932" calcext:value-type="float">
            <text:p>17534932</text:p>
          </table:table-cell>
          <table:table-cell office:value-type="string" calcext:value-type="string">
            <text:p>https://api.github.com/repos/multitheftauto/mtasa-blue</text:p>
          </table:table-cell>
          <table:table-cell table:formula="of:=REPLACE([.B2366]; 1; 29; &quot;&quot;)" office:value-type="string" office:string-value="multitheftauto/mtasa-blue" calcext:value-type="string">
            <text:p>multitheftauto/mtasa-blue</text:p>
          </table:table-cell>
        </table:table-row>
        <table:table-row table:style-name="ro1">
          <table:table-cell office:value-type="float" office:value="17537260" calcext:value-type="float">
            <text:p>17537260</text:p>
          </table:table-cell>
          <table:table-cell office:value-type="string" calcext:value-type="string">
            <text:p>https://api.github.com/repos/create3000/titania</text:p>
          </table:table-cell>
          <table:table-cell table:formula="of:=REPLACE([.B2367]; 1; 29; &quot;&quot;)" office:value-type="string" office:string-value="create3000/titania" calcext:value-type="string">
            <text:p>create3000/titania</text:p>
          </table:table-cell>
        </table:table-row>
        <table:table-row table:style-name="ro1">
          <table:table-cell office:value-type="float" office:value="17564147" calcext:value-type="float">
            <text:p>17564147</text:p>
          </table:table-cell>
          <table:table-cell office:value-type="string" calcext:value-type="string">
            <text:p>https://api.github.com/repos/KickAlgorithm/leetcode</text:p>
          </table:table-cell>
          <table:table-cell table:formula="of:=REPLACE([.B2368]; 1; 29; &quot;&quot;)" office:value-type="string" office:string-value="KickAlgorithm/leetcode" calcext:value-type="string">
            <text:p>KickAlgorithm/leetcode</text:p>
          </table:table-cell>
        </table:table-row>
        <table:table-row table:style-name="ro1">
          <table:table-cell office:value-type="float" office:value="17567312" calcext:value-type="float">
            <text:p>17567312</text:p>
          </table:table-cell>
          <table:table-cell office:value-type="string" calcext:value-type="string">
            <text:p>https://api.github.com/repos/BNLIF/wire-cell</text:p>
          </table:table-cell>
          <table:table-cell table:formula="of:=REPLACE([.B2369]; 1; 29; &quot;&quot;)" office:value-type="string" office:string-value="BNLIF/wire-cell" calcext:value-type="string">
            <text:p>BNLIF/wire-cell</text:p>
          </table:table-cell>
        </table:table-row>
        <table:table-row table:style-name="ro1">
          <table:table-cell office:value-type="float" office:value="17577369" calcext:value-type="float">
            <text:p>17577369</text:p>
          </table:table-cell>
          <table:table-cell office:value-type="string" calcext:value-type="string">
            <text:p>https://api.github.com/repos/caetanosauer/zero</text:p>
          </table:table-cell>
          <table:table-cell table:formula="of:=REPLACE([.B2370]; 1; 29; &quot;&quot;)" office:value-type="string" office:string-value="caetanosauer/zero" calcext:value-type="string">
            <text:p>caetanosauer/zero</text:p>
          </table:table-cell>
        </table:table-row>
        <table:table-row table:style-name="ro1">
          <table:table-cell office:value-type="float" office:value="17601464" calcext:value-type="float">
            <text:p>17601464</text:p>
          </table:table-cell>
          <table:table-cell office:value-type="string" calcext:value-type="string">
            <text:p>https://api.github.com/repos/xlgames-inc/XLE</text:p>
          </table:table-cell>
          <table:table-cell table:formula="of:=REPLACE([.B2371]; 1; 29; &quot;&quot;)" office:value-type="string" office:string-value="xlgames-inc/XLE" calcext:value-type="string">
            <text:p>xlgames-inc/XLE</text:p>
          </table:table-cell>
        </table:table-row>
        <table:table-row table:style-name="ro1">
          <table:table-cell office:value-type="float" office:value="17608343" calcext:value-type="float">
            <text:p>17608343</text:p>
          </table:table-cell>
          <table:table-cell office:value-type="string" calcext:value-type="string">
            <text:p>https://api.github.com/repos/spinicist/QUIT</text:p>
          </table:table-cell>
          <table:table-cell table:formula="of:=REPLACE([.B2372]; 1; 29; &quot;&quot;)" office:value-type="string" office:string-value="spinicist/QUIT" calcext:value-type="string">
            <text:p>spinicist/QUIT</text:p>
          </table:table-cell>
        </table:table-row>
        <table:table-row table:style-name="ro1">
          <table:table-cell office:value-type="float" office:value="17628526" calcext:value-type="float">
            <text:p>17628526</text:p>
          </table:table-cell>
          <table:table-cell office:value-type="string" calcext:value-type="string">
            <text:p>https://api.github.com/repos/dkopecek/usbguard</text:p>
          </table:table-cell>
          <table:table-cell table:formula="of:=REPLACE([.B2373]; 1; 29; &quot;&quot;)" office:value-type="string" office:string-value="dkopecek/usbguard" calcext:value-type="string">
            <text:p>dkopecek/usbguard</text:p>
          </table:table-cell>
        </table:table-row>
        <table:table-row table:style-name="ro1">
          <table:table-cell office:value-type="float" office:value="17649062" calcext:value-type="float">
            <text:p>17649062</text:p>
          </table:table-cell>
          <table:table-cell office:value-type="string" calcext:value-type="string">
            <text:p>https://api.github.com/repos/tuebix/tuebixorg</text:p>
          </table:table-cell>
          <table:table-cell table:formula="of:=REPLACE([.B2374]; 1; 29; &quot;&quot;)" office:value-type="string" office:string-value="tuebix/tuebixorg" calcext:value-type="string">
            <text:p>tuebix/tuebixorg</text:p>
          </table:table-cell>
        </table:table-row>
        <table:table-row table:style-name="ro1">
          <table:table-cell office:value-type="float" office:value="17651159" calcext:value-type="float">
            <text:p>17651159</text:p>
          </table:table-cell>
          <table:table-cell office:value-type="string" calcext:value-type="string">
            <text:p>https://api.github.com/repos/dbaron/patches</text:p>
          </table:table-cell>
          <table:table-cell table:formula="of:=REPLACE([.B2375]; 1; 29; &quot;&quot;)" office:value-type="string" office:string-value="dbaron/patches" calcext:value-type="string">
            <text:p>dbaron/patches</text:p>
          </table:table-cell>
        </table:table-row>
        <table:table-row table:style-name="ro1">
          <table:table-cell office:value-type="float" office:value="17657837" calcext:value-type="float">
            <text:p>17657837</text:p>
          </table:table-cell>
          <table:table-cell office:value-type="string" calcext:value-type="string">
            <text:p>https://api.github.com/repos/UbiquityRobotics/fiducials</text:p>
          </table:table-cell>
          <table:table-cell table:formula="of:=REPLACE([.B2376]; 1; 29; &quot;&quot;)" office:value-type="string" office:string-value="UbiquityRobotics/fiducials" calcext:value-type="string">
            <text:p>UbiquityRobotics/fiducials</text:p>
          </table:table-cell>
        </table:table-row>
        <table:table-row table:style-name="ro1">
          <table:table-cell office:value-type="float" office:value="17659185" calcext:value-type="float">
            <text:p>17659185</text:p>
          </table:table-cell>
          <table:table-cell office:value-type="string" calcext:value-type="string">
            <text:p>https://api.github.com/repos/aquawicket/DigitalKnob</text:p>
          </table:table-cell>
          <table:table-cell table:formula="of:=REPLACE([.B2377]; 1; 29; &quot;&quot;)" office:value-type="string" office:string-value="aquawicket/DigitalKnob" calcext:value-type="string">
            <text:p>aquawicket/DigitalKnob</text:p>
          </table:table-cell>
        </table:table-row>
        <table:table-row table:style-name="ro1">
          <table:table-cell office:value-type="float" office:value="17682592" calcext:value-type="float">
            <text:p>17682592</text:p>
          </table:table-cell>
          <table:table-cell office:value-type="string" calcext:value-type="string">
            <text:p>https://api.github.com/repos/OpendTect/OpendTect</text:p>
          </table:table-cell>
          <table:table-cell table:formula="of:=REPLACE([.B2378]; 1; 29; &quot;&quot;)" office:value-type="string" office:string-value="OpendTect/OpendTect" calcext:value-type="string">
            <text:p>OpendTect/OpendTect</text:p>
          </table:table-cell>
        </table:table-row>
        <table:table-row table:style-name="ro1">
          <table:table-cell office:value-type="float" office:value="17685221" calcext:value-type="float">
            <text:p>17685221</text:p>
          </table:table-cell>
          <table:table-cell office:value-type="string" calcext:value-type="string">
            <text:p>https://api.github.com/repos/pyth/sgltk</text:p>
          </table:table-cell>
          <table:table-cell table:formula="of:=REPLACE([.B2379]; 1; 29; &quot;&quot;)" office:value-type="string" office:string-value="pyth/sgltk" calcext:value-type="string">
            <text:p>pyth/sgltk</text:p>
          </table:table-cell>
        </table:table-row>
        <table:table-row table:style-name="ro1">
          <table:table-cell office:value-type="float" office:value="17703506" calcext:value-type="float">
            <text:p>17703506</text:p>
          </table:table-cell>
          <table:table-cell office:value-type="string" calcext:value-type="string">
            <text:p>https://api.github.com/repos/lbellonda/qxmledit</text:p>
          </table:table-cell>
          <table:table-cell table:formula="of:=REPLACE([.B2380]; 1; 29; &quot;&quot;)" office:value-type="string" office:string-value="lbellonda/qxmledit" calcext:value-type="string">
            <text:p>lbellonda/qxmledit</text:p>
          </table:table-cell>
        </table:table-row>
        <table:table-row table:style-name="ro1">
          <table:table-cell office:value-type="float" office:value="17760883" calcext:value-type="float">
            <text:p>17760883</text:p>
          </table:table-cell>
          <table:table-cell office:value-type="string" calcext:value-type="string">
            <text:p>https://api.github.com/repos/gongminmin/KlayGE</text:p>
          </table:table-cell>
          <table:table-cell table:formula="of:=REPLACE([.B2381]; 1; 29; &quot;&quot;)" office:value-type="string" office:string-value="gongminmin/KlayGE" calcext:value-type="string">
            <text:p>gongminmin/KlayGE</text:p>
          </table:table-cell>
        </table:table-row>
        <table:table-row table:style-name="ro1">
          <table:table-cell office:value-type="float" office:value="17795253" calcext:value-type="float">
            <text:p>17795253</text:p>
          </table:table-cell>
          <table:table-cell office:value-type="string" calcext:value-type="string">
            <text:p>https://api.github.com/repos/dmlc/xgboost</text:p>
          </table:table-cell>
          <table:table-cell table:formula="of:=REPLACE([.B2382]; 1; 29; &quot;&quot;)" office:value-type="string" office:string-value="dmlc/xgboost" calcext:value-type="string">
            <text:p>dmlc/xgboost</text:p>
          </table:table-cell>
        </table:table-row>
        <table:table-row table:style-name="ro1">
          <table:table-cell office:value-type="float" office:value="17809735" calcext:value-type="float">
            <text:p>17809735</text:p>
          </table:table-cell>
          <table:table-cell office:value-type="string" calcext:value-type="string">
            <text:p>https://api.github.com/repos/netheril96/securefs</text:p>
          </table:table-cell>
          <table:table-cell table:formula="of:=REPLACE([.B2383]; 1; 29; &quot;&quot;)" office:value-type="string" office:string-value="netheril96/securefs" calcext:value-type="string">
            <text:p>netheril96/securefs</text:p>
          </table:table-cell>
        </table:table-row>
        <table:table-row table:style-name="ro1">
          <table:table-cell office:value-type="float" office:value="17863847" calcext:value-type="float">
            <text:p>17863847</text:p>
          </table:table-cell>
          <table:table-cell office:value-type="string" calcext:value-type="string">
            <text:p>https://api.github.com/repos/precice/precice</text:p>
          </table:table-cell>
          <table:table-cell table:formula="of:=REPLACE([.B2384]; 1; 29; &quot;&quot;)" office:value-type="string" office:string-value="precice/precice" calcext:value-type="string">
            <text:p>precice/precice</text:p>
          </table:table-cell>
        </table:table-row>
        <table:table-row table:style-name="ro1">
          <table:table-cell office:value-type="float" office:value="17878933" calcext:value-type="float">
            <text:p>17878933</text:p>
          </table:table-cell>
          <table:table-cell office:value-type="string" calcext:value-type="string">
            <text:p>https://api.github.com/repos/SuperTux/supertux</text:p>
          </table:table-cell>
          <table:table-cell table:formula="of:=REPLACE([.B2385]; 1; 29; &quot;&quot;)" office:value-type="string" office:string-value="SuperTux/supertux" calcext:value-type="string">
            <text:p>SuperTux/supertux</text:p>
          </table:table-cell>
        </table:table-row>
        <table:table-row table:style-name="ro1">
          <table:table-cell office:value-type="float" office:value="17889306" calcext:value-type="float">
            <text:p>17889306</text:p>
          </table:table-cell>
          <table:table-cell office:value-type="string" calcext:value-type="string">
            <text:p>https://api.github.com/repos/blynkkk/blynk-library</text:p>
          </table:table-cell>
          <table:table-cell table:formula="of:=REPLACE([.B2386]; 1; 29; &quot;&quot;)" office:value-type="string" office:string-value="blynkkk/blynk-library" calcext:value-type="string">
            <text:p>blynkkk/blynk-library</text:p>
          </table:table-cell>
        </table:table-row>
        <table:table-row table:style-name="ro1">
          <table:table-cell office:value-type="float" office:value="17901524" calcext:value-type="float">
            <text:p>17901524</text:p>
          </table:table-cell>
          <table:table-cell office:value-type="string" calcext:value-type="string">
            <text:p>https://api.github.com/repos/uhacz/bitbox</text:p>
          </table:table-cell>
          <table:table-cell table:formula="of:=REPLACE([.B2387]; 1; 29; &quot;&quot;)" office:value-type="string" office:string-value="uhacz/bitbox" calcext:value-type="string">
            <text:p>uhacz/bitbox</text:p>
          </table:table-cell>
        </table:table-row>
        <table:table-row table:style-name="ro1">
          <table:table-cell office:value-type="float" office:value="17904032" calcext:value-type="float">
            <text:p>17904032</text:p>
          </table:table-cell>
          <table:table-cell office:value-type="string" calcext:value-type="string">
            <text:p>https://api.github.com/repos/jredmondson/gams</text:p>
          </table:table-cell>
          <table:table-cell table:formula="of:=REPLACE([.B2388]; 1; 29; &quot;&quot;)" office:value-type="string" office:string-value="jredmondson/gams" calcext:value-type="string">
            <text:p>jredmondson/gams</text:p>
          </table:table-cell>
        </table:table-row>
        <table:table-row table:style-name="ro1">
          <table:table-cell office:value-type="float" office:value="17914158" calcext:value-type="float">
            <text:p>17914158</text:p>
          </table:table-cell>
          <table:table-cell office:value-type="string" calcext:value-type="string">
            <text:p>https://api.github.com/repos/HazyResearch/sampler</text:p>
          </table:table-cell>
          <table:table-cell table:formula="of:=REPLACE([.B2389]; 1; 29; &quot;&quot;)" office:value-type="string" office:string-value="HazyResearch/sampler" calcext:value-type="string">
            <text:p>HazyResearch/sampler</text:p>
          </table:table-cell>
        </table:table-row>
        <table:table-row table:style-name="ro1">
          <table:table-cell office:value-type="float" office:value="17933763" calcext:value-type="float">
            <text:p>17933763</text:p>
          </table:table-cell>
          <table:table-cell office:value-type="string" calcext:value-type="string">
            <text:p>https://api.github.com/repos/viing937/codeforces</text:p>
          </table:table-cell>
          <table:table-cell table:formula="of:=REPLACE([.B2390]; 1; 29; &quot;&quot;)" office:value-type="string" office:string-value="viing937/codeforces" calcext:value-type="string">
            <text:p>viing937/codeforces</text:p>
          </table:table-cell>
        </table:table-row>
        <table:table-row table:style-name="ro1">
          <table:table-cell office:value-type="float" office:value="17936737" calcext:value-type="float">
            <text:p>17936737</text:p>
          </table:table-cell>
          <table:table-cell office:value-type="string" calcext:value-type="string">
            <text:p>https://api.github.com/repos/blchinezu/pocketbook-coolreader</text:p>
          </table:table-cell>
          <table:table-cell table:formula="of:=REPLACE([.B2391]; 1; 29; &quot;&quot;)" office:value-type="string" office:string-value="blchinezu/pocketbook-coolreader" calcext:value-type="string">
            <text:p>blchinezu/pocketbook-coolreader</text:p>
          </table:table-cell>
        </table:table-row>
        <table:table-row table:style-name="ro1">
          <table:table-cell office:value-type="float" office:value="17947867" calcext:value-type="float">
            <text:p>17947867</text:p>
          </table:table-cell>
          <table:table-cell office:value-type="string" calcext:value-type="string">
            <text:p>https://api.github.com/repos/kaldi-asr/kaldi</text:p>
          </table:table-cell>
          <table:table-cell table:formula="of:=REPLACE([.B2392]; 1; 29; &quot;&quot;)" office:value-type="string" office:string-value="kaldi-asr/kaldi" calcext:value-type="string">
            <text:p>kaldi-asr/kaldi</text:p>
          </table:table-cell>
        </table:table-row>
        <table:table-row table:style-name="ro1">
          <table:table-cell office:value-type="float" office:value="17947901" calcext:value-type="float">
            <text:p>17947901</text:p>
          </table:table-cell>
          <table:table-cell office:value-type="string" calcext:value-type="string">
            <text:p>https://api.github.com/repos/ermig1979/Simd</text:p>
          </table:table-cell>
          <table:table-cell table:formula="of:=REPLACE([.B2393]; 1; 29; &quot;&quot;)" office:value-type="string" office:string-value="ermig1979/Simd" calcext:value-type="string">
            <text:p>ermig1979/Simd</text:p>
          </table:table-cell>
        </table:table-row>
        <table:table-row table:style-name="ro1">
          <table:table-cell office:value-type="float" office:value="17949718" calcext:value-type="float">
            <text:p>17949718</text:p>
          </table:table-cell>
          <table:table-cell office:value-type="string" calcext:value-type="string">
            <text:p>https://api.github.com/repos/cms-susy-photon-rwth-1b/TreeWriter</text:p>
          </table:table-cell>
          <table:table-cell table:formula="of:=REPLACE([.B2394]; 1; 29; &quot;&quot;)" office:value-type="string" office:string-value="cms-susy-photon-rwth-1b/TreeWriter" calcext:value-type="string">
            <text:p>cms-susy-photon-rwth-1b/TreeWriter</text:p>
          </table:table-cell>
        </table:table-row>
        <table:table-row table:style-name="ro1">
          <table:table-cell office:value-type="float" office:value="17986683" calcext:value-type="float">
            <text:p>17986683</text:p>
          </table:table-cell>
          <table:table-cell office:value-type="string" calcext:value-type="string">
            <text:p>https://api.github.com/repos/SINTEFMedtek/CustusX</text:p>
          </table:table-cell>
          <table:table-cell table:formula="of:=REPLACE([.B2395]; 1; 29; &quot;&quot;)" office:value-type="string" office:string-value="SINTEFMedtek/CustusX" calcext:value-type="string">
            <text:p>SINTEFMedtek/CustusX</text:p>
          </table:table-cell>
        </table:table-row>
        <table:table-row table:style-name="ro1">
          <table:table-cell office:value-type="float" office:value="17989562" calcext:value-type="float">
            <text:p>17989562</text:p>
          </table:table-cell>
          <table:table-cell office:value-type="string" calcext:value-type="string">
            <text:p>https://api.github.com/repos/dfober/libmusicxml</text:p>
          </table:table-cell>
          <table:table-cell table:formula="of:=REPLACE([.B2396]; 1; 29; &quot;&quot;)" office:value-type="string" office:string-value="dfober/libmusicxml" calcext:value-type="string">
            <text:p>dfober/libmusicxml</text:p>
          </table:table-cell>
        </table:table-row>
        <table:table-row table:style-name="ro1">
          <table:table-cell office:value-type="float" office:value="17999809" calcext:value-type="float">
            <text:p>17999809</text:p>
          </table:table-cell>
          <table:table-cell office:value-type="string" calcext:value-type="string">
            <text:p>https://api.github.com/repos/Z3Prover/z3</text:p>
          </table:table-cell>
          <table:table-cell table:formula="of:=REPLACE([.B2397]; 1; 29; &quot;&quot;)" office:value-type="string" office:string-value="Z3Prover/z3" calcext:value-type="string">
            <text:p>Z3Prover/z3</text:p>
          </table:table-cell>
        </table:table-row>
        <table:table-row table:style-name="ro1">
          <table:table-cell office:value-type="float" office:value="18046891" calcext:value-type="float">
            <text:p>18046891</text:p>
          </table:table-cell>
          <table:table-cell office:value-type="string" calcext:value-type="string">
            <text:p>https://api.github.com/repos/GorgonCryoEM/Gorgon</text:p>
          </table:table-cell>
          <table:table-cell table:formula="of:=REPLACE([.B2398]; 1; 29; &quot;&quot;)" office:value-type="string" office:string-value="GorgonCryoEM/Gorgon" calcext:value-type="string">
            <text:p>GorgonCryoEM/Gorgon</text:p>
          </table:table-cell>
        </table:table-row>
        <table:table-row table:style-name="ro1">
          <table:table-cell office:value-type="float" office:value="18056655" calcext:value-type="float">
            <text:p>18056655</text:p>
          </table:table-cell>
          <table:table-cell office:value-type="string" calcext:value-type="string">
            <text:p>https://api.github.com/repos/ragnarstroberg/ragnar_imsrg</text:p>
          </table:table-cell>
          <table:table-cell table:formula="of:=REPLACE([.B2399]; 1; 29; &quot;&quot;)" office:value-type="string" office:string-value="ragnarstroberg/ragnar_imsrg" calcext:value-type="string">
            <text:p>ragnarstroberg/ragnar_imsrg</text:p>
          </table:table-cell>
        </table:table-row>
        <table:table-row table:style-name="ro1">
          <table:table-cell office:value-type="float" office:value="18064931" calcext:value-type="float">
            <text:p>18064931</text:p>
          </table:table-cell>
          <table:table-cell office:value-type="string" calcext:value-type="string">
            <text:p>https://api.github.com/repos/manterd/myPhyloDB</text:p>
          </table:table-cell>
          <table:table-cell table:formula="of:=REPLACE([.B2400]; 1; 29; &quot;&quot;)" office:value-type="string" office:string-value="manterd/myPhyloDB" calcext:value-type="string">
            <text:p>manterd/myPhyloDB</text:p>
          </table:table-cell>
        </table:table-row>
        <table:table-row table:style-name="ro1">
          <table:table-cell office:value-type="float" office:value="18069406" calcext:value-type="float">
            <text:p>18069406</text:p>
          </table:table-cell>
          <table:table-cell office:value-type="string" calcext:value-type="string">
            <text:p>https://api.github.com/repos/jonathenzc/Algorithm</text:p>
          </table:table-cell>
          <table:table-cell table:formula="of:=REPLACE([.B2401]; 1; 29; &quot;&quot;)" office:value-type="string" office:string-value="jonathenzc/Algorithm" calcext:value-type="string">
            <text:p>jonathenzc/Algorithm</text:p>
          </table:table-cell>
        </table:table-row>
        <table:table-row table:style-name="ro1">
          <table:table-cell office:value-type="float" office:value="18080780" calcext:value-type="float">
            <text:p>18080780</text:p>
          </table:table-cell>
          <table:table-cell office:value-type="string" calcext:value-type="string">
            <text:p>https://api.github.com/repos/luxianguo/alixglutils</text:p>
          </table:table-cell>
          <table:table-cell table:formula="of:=REPLACE([.B2402]; 1; 29; &quot;&quot;)" office:value-type="string" office:string-value="luxianguo/alixglutils" calcext:value-type="string">
            <text:p>luxianguo/alixglutils</text:p>
          </table:table-cell>
        </table:table-row>
        <table:table-row table:style-name="ro1">
          <table:table-cell office:value-type="float" office:value="18081342" calcext:value-type="float">
            <text:p>18081342</text:p>
          </table:table-cell>
          <table:table-cell office:value-type="string" calcext:value-type="string">
            <text:p>https://api.github.com/repos/buddhi1980/mandelbulber2</text:p>
          </table:table-cell>
          <table:table-cell table:formula="of:=REPLACE([.B2403]; 1; 29; &quot;&quot;)" office:value-type="string" office:string-value="buddhi1980/mandelbulber2" calcext:value-type="string">
            <text:p>buddhi1980/mandelbulber2</text:p>
          </table:table-cell>
        </table:table-row>
        <table:table-row table:style-name="ro1">
          <table:table-cell office:value-type="float" office:value="18089783" calcext:value-type="float">
            <text:p>18089783</text:p>
          </table:table-cell>
          <table:table-cell office:value-type="string" calcext:value-type="string">
            <text:p>https://api.github.com/repos/x64dbg/x64dbg</text:p>
          </table:table-cell>
          <table:table-cell table:formula="of:=REPLACE([.B2404]; 1; 29; &quot;&quot;)" office:value-type="string" office:string-value="x64dbg/x64dbg" calcext:value-type="string">
            <text:p>x64dbg/x64dbg</text:p>
          </table:table-cell>
        </table:table-row>
        <table:table-row table:style-name="ro1">
          <table:table-cell office:value-type="float" office:value="18097973" calcext:value-type="float">
            <text:p>18097973</text:p>
          </table:table-cell>
          <table:table-cell office:value-type="string" calcext:value-type="string">
            <text:p>https://api.github.com/repos/blagodarin/yttrium</text:p>
          </table:table-cell>
          <table:table-cell table:formula="of:=REPLACE([.B2405]; 1; 29; &quot;&quot;)" office:value-type="string" office:string-value="blagodarin/yttrium" calcext:value-type="string">
            <text:p>blagodarin/yttrium</text:p>
          </table:table-cell>
        </table:table-row>
        <table:table-row table:style-name="ro1">
          <table:table-cell office:value-type="float" office:value="18113731" calcext:value-type="float">
            <text:p>18113731</text:p>
          </table:table-cell>
          <table:table-cell office:value-type="string" calcext:value-type="string">
            <text:p>https://api.github.com/repos/foonathan/memory</text:p>
          </table:table-cell>
          <table:table-cell table:formula="of:=REPLACE([.B2406]; 1; 29; &quot;&quot;)" office:value-type="string" office:string-value="foonathan/memory" calcext:value-type="string">
            <text:p>foonathan/memory</text:p>
          </table:table-cell>
        </table:table-row>
        <table:table-row table:style-name="ro1">
          <table:table-cell office:value-type="float" office:value="18129717" calcext:value-type="float">
            <text:p>18129717</text:p>
          </table:table-cell>
          <table:table-cell office:value-type="string" calcext:value-type="string">
            <text:p>https://api.github.com/repos/martin211/aimp_dotnet</text:p>
          </table:table-cell>
          <table:table-cell table:formula="of:=REPLACE([.B2407]; 1; 29; &quot;&quot;)" office:value-type="string" office:string-value="martin211/aimp_dotnet" calcext:value-type="string">
            <text:p>martin211/aimp_dotnet</text:p>
          </table:table-cell>
        </table:table-row>
        <table:table-row table:style-name="ro1">
          <table:table-cell office:value-type="float" office:value="18151962" calcext:value-type="float">
            <text:p>18151962</text:p>
          </table:table-cell>
          <table:table-cell office:value-type="string" calcext:value-type="string">
            <text:p>https://api.github.com/repos/charto/nbind</text:p>
          </table:table-cell>
          <table:table-cell table:formula="of:=REPLACE([.B2408]; 1; 29; &quot;&quot;)" office:value-type="string" office:string-value="charto/nbind" calcext:value-type="string">
            <text:p>charto/nbind</text:p>
          </table:table-cell>
        </table:table-row>
        <table:table-row table:style-name="ro1">
          <table:table-cell office:value-type="float" office:value="18193304" calcext:value-type="float">
            <text:p>18193304</text:p>
          </table:table-cell>
          <table:table-cell office:value-type="string" calcext:value-type="string">
            <text:p>https://api.github.com/repos/tkLayout/tkLayout</text:p>
          </table:table-cell>
          <table:table-cell table:formula="of:=REPLACE([.B2409]; 1; 29; &quot;&quot;)" office:value-type="string" office:string-value="tkLayout/tkLayout" calcext:value-type="string">
            <text:p>tkLayout/tkLayout</text:p>
          </table:table-cell>
        </table:table-row>
        <table:table-row table:style-name="ro1">
          <table:table-cell office:value-type="float" office:value="18195171" calcext:value-type="float">
            <text:p>18195171</text:p>
          </table:table-cell>
          <table:table-cell office:value-type="string" calcext:value-type="string">
            <text:p>https://api.github.com/repos/michellab/Sire</text:p>
          </table:table-cell>
          <table:table-cell table:formula="of:=REPLACE([.B2410]; 1; 29; &quot;&quot;)" office:value-type="string" office:string-value="michellab/Sire" calcext:value-type="string">
            <text:p>michellab/Sire</text:p>
          </table:table-cell>
        </table:table-row>
        <table:table-row table:style-name="ro1">
          <table:table-cell office:value-type="float" office:value="18196222" calcext:value-type="float">
            <text:p>18196222</text:p>
          </table:table-cell>
          <table:table-cell office:value-type="string" calcext:value-type="string">
            <text:p>https://api.github.com/repos/RPCS3/rpcs3</text:p>
          </table:table-cell>
          <table:table-cell table:formula="of:=REPLACE([.B2411]; 1; 29; &quot;&quot;)" office:value-type="string" office:string-value="RPCS3/rpcs3" calcext:value-type="string">
            <text:p>RPCS3/rpcs3</text:p>
          </table:table-cell>
        </table:table-row>
        <table:table-row table:style-name="ro1">
          <table:table-cell office:value-type="float" office:value="18217990" calcext:value-type="float">
            <text:p>18217990</text:p>
          </table:table-cell>
          <table:table-cell office:value-type="string" calcext:value-type="string">
            <text:p>https://api.github.com/repos/sigurdstorve/OpenBCSim</text:p>
          </table:table-cell>
          <table:table-cell table:formula="of:=REPLACE([.B2412]; 1; 29; &quot;&quot;)" office:value-type="string" office:string-value="sigurdstorve/OpenBCSim" calcext:value-type="string">
            <text:p>sigurdstorve/OpenBCSim</text:p>
          </table:table-cell>
        </table:table-row>
        <table:table-row table:style-name="ro1">
          <table:table-cell office:value-type="float" office:value="18218210" calcext:value-type="float">
            <text:p>18218210</text:p>
          </table:table-cell>
          <table:table-cell office:value-type="string" calcext:value-type="string">
            <text:p>https://api.github.com/repos/casacore/casacore</text:p>
          </table:table-cell>
          <table:table-cell table:formula="of:=REPLACE([.B2413]; 1; 29; &quot;&quot;)" office:value-type="string" office:string-value="casacore/casacore" calcext:value-type="string">
            <text:p>casacore/casacore</text:p>
          </table:table-cell>
        </table:table-row>
        <table:table-row table:style-name="ro1">
          <table:table-cell office:value-type="float" office:value="18218339" calcext:value-type="float">
            <text:p>18218339</text:p>
          </table:table-cell>
          <table:table-cell office:value-type="string" calcext:value-type="string">
            <text:p>https://api.github.com/repos/QiaoLei-88/NSolver</text:p>
          </table:table-cell>
          <table:table-cell table:formula="of:=REPLACE([.B2414]; 1; 29; &quot;&quot;)" office:value-type="string" office:string-value="QiaoLei-88/NSolver" calcext:value-type="string">
            <text:p>QiaoLei-88/NSolver</text:p>
          </table:table-cell>
        </table:table-row>
        <table:table-row table:style-name="ro1">
          <table:table-cell office:value-type="float" office:value="18218629" calcext:value-type="float">
            <text:p>18218629</text:p>
          </table:table-cell>
          <table:table-cell office:value-type="string" calcext:value-type="string">
            <text:p>https://api.github.com/repos/crawl/crawl</text:p>
          </table:table-cell>
          <table:table-cell table:formula="of:=REPLACE([.B2415]; 1; 29; &quot;&quot;)" office:value-type="string" office:string-value="crawl/crawl" calcext:value-type="string">
            <text:p>crawl/crawl</text:p>
          </table:table-cell>
        </table:table-row>
        <table:table-row table:style-name="ro1">
          <table:table-cell office:value-type="float" office:value="18222790" calcext:value-type="float">
            <text:p>18222790</text:p>
          </table:table-cell>
          <table:table-cell office:value-type="string" calcext:value-type="string">
            <text:p>https://api.github.com/repos/eteran/edb-debugger</text:p>
          </table:table-cell>
          <table:table-cell table:formula="of:=REPLACE([.B2416]; 1; 29; &quot;&quot;)" office:value-type="string" office:string-value="eteran/edb-debugger" calcext:value-type="string">
            <text:p>eteran/edb-debugger</text:p>
          </table:table-cell>
        </table:table-row>
        <table:table-row table:style-name="ro1">
          <table:table-cell office:value-type="float" office:value="18223696" calcext:value-type="float">
            <text:p>18223696</text:p>
          </table:table-cell>
          <table:table-cell office:value-type="string" calcext:value-type="string">
            <text:p>https://api.github.com/repos/MarkOates/fullscore</text:p>
          </table:table-cell>
          <table:table-cell table:formula="of:=REPLACE([.B2417]; 1; 29; &quot;&quot;)" office:value-type="string" office:string-value="MarkOates/fullscore" calcext:value-type="string">
            <text:p>MarkOates/fullscore</text:p>
          </table:table-cell>
        </table:table-row>
        <table:table-row table:style-name="ro1">
          <table:table-cell office:value-type="float" office:value="18224177" calcext:value-type="float">
            <text:p>18224177</text:p>
          </table:table-cell>
          <table:table-cell office:value-type="string" calcext:value-type="string">
            <text:p>https://api.github.com/repos/vczh-libraries/Workflow</text:p>
          </table:table-cell>
          <table:table-cell table:formula="of:=REPLACE([.B2418]; 1; 29; &quot;&quot;)" office:value-type="string" office:string-value="vczh-libraries/Workflow" calcext:value-type="string">
            <text:p>vczh-libraries/Workflow</text:p>
          </table:table-cell>
        </table:table-row>
        <table:table-row table:style-name="ro1">
          <table:table-cell office:value-type="float" office:value="18252255" calcext:value-type="float">
            <text:p>18252255</text:p>
          </table:table-cell>
          <table:table-cell office:value-type="string" calcext:value-type="string">
            <text:p>https://api.github.com/repos/vczh-libraries/GacUI</text:p>
          </table:table-cell>
          <table:table-cell table:formula="of:=REPLACE([.B2419]; 1; 29; &quot;&quot;)" office:value-type="string" office:string-value="vczh-libraries/GacUI" calcext:value-type="string">
            <text:p>vczh-libraries/GacUI</text:p>
          </table:table-cell>
        </table:table-row>
        <table:table-row table:style-name="ro1">
          <table:table-cell office:value-type="float" office:value="18263846" calcext:value-type="float">
            <text:p>18263846</text:p>
          </table:table-cell>
          <table:table-cell office:value-type="string" calcext:value-type="string">
            <text:p>https://api.github.com/repos/OpenCALTeam/opencal</text:p>
          </table:table-cell>
          <table:table-cell table:formula="of:=REPLACE([.B2420]; 1; 29; &quot;&quot;)" office:value-type="string" office:string-value="OpenCALTeam/opencal" calcext:value-type="string">
            <text:p>OpenCALTeam/opencal</text:p>
          </table:table-cell>
        </table:table-row>
        <table:table-row table:style-name="ro1">
          <table:table-cell office:value-type="float" office:value="18267385" calcext:value-type="float">
            <text:p>18267385</text:p>
          </table:table-cell>
          <table:table-cell office:value-type="string" calcext:value-type="string">
            <text:p>https://api.github.com/repos/hughperkins/DeepCL</text:p>
          </table:table-cell>
          <table:table-cell table:formula="of:=REPLACE([.B2421]; 1; 29; &quot;&quot;)" office:value-type="string" office:string-value="hughperkins/DeepCL" calcext:value-type="string">
            <text:p>hughperkins/DeepCL</text:p>
          </table:table-cell>
        </table:table-row>
        <table:table-row table:style-name="ro1">
          <table:table-cell office:value-type="float" office:value="18281049" calcext:value-type="float">
            <text:p>18281049</text:p>
          </table:table-cell>
          <table:table-cell office:value-type="string" calcext:value-type="string">
            <text:p>https://api.github.com/repos/r10s/silverjuke</text:p>
          </table:table-cell>
          <table:table-cell table:formula="of:=REPLACE([.B2422]; 1; 29; &quot;&quot;)" office:value-type="string" office:string-value="r10s/silverjuke" calcext:value-type="string">
            <text:p>r10s/silverjuke</text:p>
          </table:table-cell>
        </table:table-row>
        <table:table-row table:style-name="ro1">
          <table:table-cell office:value-type="float" office:value="18294710" calcext:value-type="float">
            <text:p>18294710</text:p>
          </table:table-cell>
          <table:table-cell office:value-type="string" calcext:value-type="string">
            <text:p>https://api.github.com/repos/linev/dabc</text:p>
          </table:table-cell>
          <table:table-cell table:formula="of:=REPLACE([.B2423]; 1; 29; &quot;&quot;)" office:value-type="string" office:string-value="linev/dabc" calcext:value-type="string">
            <text:p>linev/dabc</text:p>
          </table:table-cell>
        </table:table-row>
        <table:table-row table:style-name="ro1">
          <table:table-cell office:value-type="float" office:value="18297100" calcext:value-type="float">
            <text:p>18297100</text:p>
          </table:table-cell>
          <table:table-cell office:value-type="string" calcext:value-type="string">
            <text:p>https://api.github.com/repos/sideeffects/HoudiniEngineForUnreal</text:p>
          </table:table-cell>
          <table:table-cell table:formula="of:=REPLACE([.B2424]; 1; 29; &quot;&quot;)" office:value-type="string" office:string-value="sideeffects/HoudiniEngineForUnreal" calcext:value-type="string">
            <text:p>sideeffects/HoudiniEngineForUnreal</text:p>
          </table:table-cell>
        </table:table-row>
        <table:table-row table:style-name="ro1">
          <table:table-cell office:value-type="float" office:value="18303319" calcext:value-type="float">
            <text:p>18303319</text:p>
          </table:table-cell>
          <table:table-cell office:value-type="string" calcext:value-type="string">
            <text:p>https://api.github.com/repos/plexoos/star-sti-tools</text:p>
          </table:table-cell>
          <table:table-cell table:formula="of:=REPLACE([.B2425]; 1; 29; &quot;&quot;)" office:value-type="string" office:string-value="plexoos/star-sti-tools" calcext:value-type="string">
            <text:p>plexoos/star-sti-tools</text:p>
          </table:table-cell>
        </table:table-row>
        <table:table-row table:style-name="ro1">
          <table:table-cell office:value-type="float" office:value="18304624" calcext:value-type="float">
            <text:p>18304624</text:p>
          </table:table-cell>
          <table:table-cell office:value-type="string" calcext:value-type="string">
            <text:p>https://api.github.com/repos/labmec/neopz</text:p>
          </table:table-cell>
          <table:table-cell table:formula="of:=REPLACE([.B2426]; 1; 29; &quot;&quot;)" office:value-type="string" office:string-value="labmec/neopz" calcext:value-type="string">
            <text:p>labmec/neopz</text:p>
          </table:table-cell>
        </table:table-row>
        <table:table-row table:style-name="ro1">
          <table:table-cell office:value-type="float" office:value="18312223" calcext:value-type="float">
            <text:p>18312223</text:p>
          </table:table-cell>
          <table:table-cell office:value-type="string" calcext:value-type="string">
            <text:p>https://api.github.com/repos/eendebakpt/oapackage</text:p>
          </table:table-cell>
          <table:table-cell table:formula="of:=REPLACE([.B2427]; 1; 29; &quot;&quot;)" office:value-type="string" office:string-value="eendebakpt/oapackage" calcext:value-type="string">
            <text:p>eendebakpt/oapackage</text:p>
          </table:table-cell>
        </table:table-row>
        <table:table-row table:style-name="ro1">
          <table:table-cell office:value-type="float" office:value="18316839" calcext:value-type="float">
            <text:p>18316839</text:p>
          </table:table-cell>
          <table:table-cell office:value-type="string" calcext:value-type="string">
            <text:p>https://api.github.com/repos/coldsource/evqueue-core</text:p>
          </table:table-cell>
          <table:table-cell table:formula="of:=REPLACE([.B2428]; 1; 29; &quot;&quot;)" office:value-type="string" office:string-value="coldsource/evqueue-core" calcext:value-type="string">
            <text:p>coldsource/evqueue-core</text:p>
          </table:table-cell>
        </table:table-row>
        <table:table-row table:style-name="ro1">
          <table:table-cell office:value-type="float" office:value="18348485" calcext:value-type="float">
            <text:p>18348485</text:p>
          </table:table-cell>
          <table:table-cell office:value-type="string" calcext:value-type="string">
            <text:p>https://api.github.com/repos/dmlc/dmlc-core</text:p>
          </table:table-cell>
          <table:table-cell table:formula="of:=REPLACE([.B2429]; 1; 29; &quot;&quot;)" office:value-type="string" office:string-value="dmlc/dmlc-core" calcext:value-type="string">
            <text:p>dmlc/dmlc-core</text:p>
          </table:table-cell>
        </table:table-row>
        <table:table-row table:style-name="ro1">
          <table:table-cell office:value-type="float" office:value="18383405" calcext:value-type="float">
            <text:p>18383405</text:p>
          </table:table-cell>
          <table:table-cell office:value-type="string" calcext:value-type="string">
            <text:p>https://api.github.com/repos/MaxWiesel/cst-public-gui-neutrino</text:p>
          </table:table-cell>
          <table:table-cell table:formula="of:=REPLACE([.B2430]; 1; 29; &quot;&quot;)" office:value-type="string" office:string-value="MaxWiesel/cst-public-gui-neutrino" calcext:value-type="string">
            <text:p>MaxWiesel/cst-public-gui-neutrino</text:p>
          </table:table-cell>
        </table:table-row>
        <table:table-row table:style-name="ro1">
          <table:table-cell office:value-type="float" office:value="18388724" calcext:value-type="float">
            <text:p>18388724</text:p>
          </table:table-cell>
          <table:table-cell office:value-type="string" calcext:value-type="string">
            <text:p>https://api.github.com/repos/JimmyLord/MyEngine</text:p>
          </table:table-cell>
          <table:table-cell table:formula="of:=REPLACE([.B2431]; 1; 29; &quot;&quot;)" office:value-type="string" office:string-value="JimmyLord/MyEngine" calcext:value-type="string">
            <text:p>JimmyLord/MyEngine</text:p>
          </table:table-cell>
        </table:table-row>
        <table:table-row table:style-name="ro1">
          <table:table-cell office:value-type="float" office:value="18414885" calcext:value-type="float">
            <text:p>18414885</text:p>
          </table:table-cell>
          <table:table-cell office:value-type="string" calcext:value-type="string">
            <text:p>https://api.github.com/repos/TorstenRobitzki/bluetoe</text:p>
          </table:table-cell>
          <table:table-cell table:formula="of:=REPLACE([.B2432]; 1; 29; &quot;&quot;)" office:value-type="string" office:string-value="TorstenRobitzki/bluetoe" calcext:value-type="string">
            <text:p>TorstenRobitzki/bluetoe</text:p>
          </table:table-cell>
        </table:table-row>
        <table:table-row table:style-name="ro1">
          <table:table-cell office:value-type="float" office:value="18425281" calcext:value-type="float">
            <text:p>18425281</text:p>
          </table:table-cell>
          <table:table-cell office:value-type="string" calcext:value-type="string">
            <text:p>https://api.github.com/repos/jean553/Memoris</text:p>
          </table:table-cell>
          <table:table-cell table:formula="of:=REPLACE([.B2433]; 1; 29; &quot;&quot;)" office:value-type="string" office:string-value="jean553/Memoris" calcext:value-type="string">
            <text:p>jean553/Memoris</text:p>
          </table:table-cell>
        </table:table-row>
        <table:table-row table:style-name="ro1">
          <table:table-cell office:value-type="float" office:value="18428436" calcext:value-type="float">
            <text:p>18428436</text:p>
          </table:table-cell>
          <table:table-cell office:value-type="string" calcext:value-type="string">
            <text:p>https://api.github.com/repos/nadult/libfwk</text:p>
          </table:table-cell>
          <table:table-cell table:formula="of:=REPLACE([.B2434]; 1; 29; &quot;&quot;)" office:value-type="string" office:string-value="nadult/libfwk" calcext:value-type="string">
            <text:p>nadult/libfwk</text:p>
          </table:table-cell>
        </table:table-row>
        <table:table-row table:style-name="ro1">
          <table:table-cell office:value-type="float" office:value="18431619" calcext:value-type="float">
            <text:p>18431619</text:p>
          </table:table-cell>
          <table:table-cell office:value-type="string" calcext:value-type="string">
            <text:p>https://api.github.com/repos/khuck/xpress-apex</text:p>
          </table:table-cell>
          <table:table-cell table:formula="of:=REPLACE([.B2435]; 1; 29; &quot;&quot;)" office:value-type="string" office:string-value="khuck/xpress-apex" calcext:value-type="string">
            <text:p>khuck/xpress-apex</text:p>
          </table:table-cell>
        </table:table-row>
        <table:table-row table:style-name="ro1">
          <table:table-cell office:value-type="float" office:value="18440430" calcext:value-type="float">
            <text:p>18440430</text:p>
          </table:table-cell>
          <table:table-cell office:value-type="string" calcext:value-type="string">
            <text:p>https://api.github.com/repos/awifi-dev/android_device_lge_awifi</text:p>
          </table:table-cell>
          <table:table-cell table:formula="of:=REPLACE([.B2436]; 1; 29; &quot;&quot;)" office:value-type="string" office:string-value="awifi-dev/android_device_lge_awifi" calcext:value-type="string">
            <text:p>awifi-dev/android_device_lge_awifi</text:p>
          </table:table-cell>
        </table:table-row>
        <table:table-row table:style-name="ro1">
          <table:table-cell office:value-type="float" office:value="18442350" calcext:value-type="float">
            <text:p>18442350</text:p>
          </table:table-cell>
          <table:table-cell office:value-type="string" calcext:value-type="string">
            <text:p>https://api.github.com/repos/mdaus/coda-oss</text:p>
          </table:table-cell>
          <table:table-cell table:formula="of:=REPLACE([.B2437]; 1; 29; &quot;&quot;)" office:value-type="string" office:string-value="mdaus/coda-oss" calcext:value-type="string">
            <text:p>mdaus/coda-oss</text:p>
          </table:table-cell>
        </table:table-row>
        <table:table-row table:style-name="ro1">
          <table:table-cell office:value-type="float" office:value="18460523" calcext:value-type="float">
            <text:p>18460523</text:p>
          </table:table-cell>
          <table:table-cell office:value-type="string" calcext:value-type="string">
            <text:p>https://api.github.com/repos/bgrimstad/splinter</text:p>
          </table:table-cell>
          <table:table-cell table:formula="of:=REPLACE([.B2438]; 1; 29; &quot;&quot;)" office:value-type="string" office:string-value="bgrimstad/splinter" calcext:value-type="string">
            <text:p>bgrimstad/splinter</text:p>
          </table:table-cell>
        </table:table-row>
        <table:table-row table:style-name="ro1">
          <table:table-cell office:value-type="float" office:value="18470313" calcext:value-type="float">
            <text:p>18470313</text:p>
          </table:table-cell>
          <table:table-cell office:value-type="string" calcext:value-type="string">
            <text:p>https://api.github.com/repos/zeroc-ice/ice-demos</text:p>
          </table:table-cell>
          <table:table-cell table:formula="of:=REPLACE([.B2439]; 1; 29; &quot;&quot;)" office:value-type="string" office:string-value="zeroc-ice/ice-demos" calcext:value-type="string">
            <text:p>zeroc-ice/ice-demos</text:p>
          </table:table-cell>
        </table:table-row>
        <table:table-row table:style-name="ro1">
          <table:table-cell office:value-type="float" office:value="18477117" calcext:value-type="float">
            <text:p>18477117</text:p>
          </table:table-cell>
          <table:table-cell office:value-type="string" calcext:value-type="string">
            <text:p>https://api.github.com/repos/kratsg/TheAccountant</text:p>
          </table:table-cell>
          <table:table-cell table:formula="of:=REPLACE([.B2440]; 1; 29; &quot;&quot;)" office:value-type="string" office:string-value="kratsg/TheAccountant" calcext:value-type="string">
            <text:p>kratsg/TheAccountant</text:p>
          </table:table-cell>
        </table:table-row>
        <table:table-row table:style-name="ro1">
          <table:table-cell office:value-type="float" office:value="18477139" calcext:value-type="float">
            <text:p>18477139</text:p>
          </table:table-cell>
          <table:table-cell office:value-type="string" calcext:value-type="string">
            <text:p>https://api.github.com/repos/pagespeed/mod_pagespeed</text:p>
          </table:table-cell>
          <table:table-cell table:formula="of:=REPLACE([.B2441]; 1; 29; &quot;&quot;)" office:value-type="string" office:string-value="pagespeed/mod_pagespeed" calcext:value-type="string">
            <text:p>pagespeed/mod_pagespeed</text:p>
          </table:table-cell>
        </table:table-row>
        <table:table-row table:style-name="ro1">
          <table:table-cell office:value-type="float" office:value="18493642" calcext:value-type="float">
            <text:p>18493642</text:p>
          </table:table-cell>
          <table:table-cell office:value-type="string" calcext:value-type="string">
            <text:p>https://api.github.com/repos/msullivan/rmc-compiler</text:p>
          </table:table-cell>
          <table:table-cell table:formula="of:=REPLACE([.B2442]; 1; 29; &quot;&quot;)" office:value-type="string" office:string-value="msullivan/rmc-compiler" calcext:value-type="string">
            <text:p>msullivan/rmc-compiler</text:p>
          </table:table-cell>
        </table:table-row>
        <table:table-row table:style-name="ro1">
          <table:table-cell office:value-type="float" office:value="18494506" calcext:value-type="float">
            <text:p>18494506</text:p>
          </table:table-cell>
          <table:table-cell office:value-type="string" calcext:value-type="string">
            <text:p>https://api.github.com/repos/Sean-Lan/leetcode</text:p>
          </table:table-cell>
          <table:table-cell table:formula="of:=REPLACE([.B2443]; 1; 29; &quot;&quot;)" office:value-type="string" office:string-value="Sean-Lan/leetcode" calcext:value-type="string">
            <text:p>Sean-Lan/leetcode</text:p>
          </table:table-cell>
        </table:table-row>
        <table:table-row table:style-name="ro1">
          <table:table-cell office:value-type="float" office:value="18513365" calcext:value-type="float">
            <text:p>18513365</text:p>
          </table:table-cell>
          <table:table-cell office:value-type="string" calcext:value-type="string">
            <text:p>https://api.github.com/repos/rockfireredmoon/iceee</text:p>
          </table:table-cell>
          <table:table-cell table:formula="of:=REPLACE([.B2444]; 1; 29; &quot;&quot;)" office:value-type="string" office:string-value="rockfireredmoon/iceee" calcext:value-type="string">
            <text:p>rockfireredmoon/iceee</text:p>
          </table:table-cell>
        </table:table-row>
        <table:table-row table:style-name="ro1">
          <table:table-cell office:value-type="float" office:value="18523557" calcext:value-type="float">
            <text:p>18523557</text:p>
          </table:table-cell>
          <table:table-cell office:value-type="string" calcext:value-type="string">
            <text:p>https://api.github.com/repos/stellar/stellar-core</text:p>
          </table:table-cell>
          <table:table-cell table:formula="of:=REPLACE([.B2445]; 1; 29; &quot;&quot;)" office:value-type="string" office:string-value="stellar/stellar-core" calcext:value-type="string">
            <text:p>stellar/stellar-core</text:p>
          </table:table-cell>
        </table:table-row>
        <table:table-row table:style-name="ro1">
          <table:table-cell office:value-type="float" office:value="18527853" calcext:value-type="float">
            <text:p>18527853</text:p>
          </table:table-cell>
          <table:table-cell office:value-type="string" calcext:value-type="string">
            <text:p>https://api.github.com/repos/opentomb/OpenTomb</text:p>
          </table:table-cell>
          <table:table-cell table:formula="of:=REPLACE([.B2446]; 1; 29; &quot;&quot;)" office:value-type="string" office:string-value="opentomb/OpenTomb" calcext:value-type="string">
            <text:p>opentomb/OpenTomb</text:p>
          </table:table-cell>
        </table:table-row>
        <table:table-row table:style-name="ro1">
          <table:table-cell office:value-type="float" office:value="18536999" calcext:value-type="float">
            <text:p>18536999</text:p>
          </table:table-cell>
          <table:table-cell office:value-type="string" calcext:value-type="string">
            <text:p>https://api.github.com/repos/pynac/pynac</text:p>
          </table:table-cell>
          <table:table-cell table:formula="of:=REPLACE([.B2447]; 1; 29; &quot;&quot;)" office:value-type="string" office:string-value="pynac/pynac" calcext:value-type="string">
            <text:p>pynac/pynac</text:p>
          </table:table-cell>
        </table:table-row>
        <table:table-row table:style-name="ro1">
          <table:table-cell office:value-type="float" office:value="18554347" calcext:value-type="float">
            <text:p>18554347</text:p>
          </table:table-cell>
          <table:table-cell office:value-type="string" calcext:value-type="string">
            <text:p>https://api.github.com/repos/kimkulling/osre</text:p>
          </table:table-cell>
          <table:table-cell table:formula="of:=REPLACE([.B2448]; 1; 29; &quot;&quot;)" office:value-type="string" office:string-value="kimkulling/osre" calcext:value-type="string">
            <text:p>kimkulling/osre</text:p>
          </table:table-cell>
        </table:table-row>
        <table:table-row table:style-name="ro1">
          <table:table-cell office:value-type="float" office:value="18556673" calcext:value-type="float">
            <text:p>18556673</text:p>
          </table:table-cell>
          <table:table-cell office:value-type="string" calcext:value-type="string">
            <text:p>https://api.github.com/repos/accosmin/nanocv</text:p>
          </table:table-cell>
          <table:table-cell table:formula="of:=REPLACE([.B2449]; 1; 29; &quot;&quot;)" office:value-type="string" office:string-value="accosmin/nanocv" calcext:value-type="string">
            <text:p>accosmin/nanocv</text:p>
          </table:table-cell>
        </table:table-row>
        <table:table-row table:style-name="ro1">
          <table:table-cell office:value-type="float" office:value="18563132" calcext:value-type="float">
            <text:p>18563132</text:p>
          </table:table-cell>
          <table:table-cell office:value-type="string" calcext:value-type="string">
            <text:p>https://api.github.com/repos/ethz-asl/rotors_simulator</text:p>
          </table:table-cell>
          <table:table-cell table:formula="of:=REPLACE([.B2450]; 1; 29; &quot;&quot;)" office:value-type="string" office:string-value="ethz-asl/rotors_simulator" calcext:value-type="string">
            <text:p>ethz-asl/rotors_simulator</text:p>
          </table:table-cell>
        </table:table-row>
        <table:table-row table:style-name="ro1">
          <table:table-cell office:value-type="float" office:value="18575227" calcext:value-type="float">
            <text:p>18575227</text:p>
          </table:table-cell>
          <table:table-cell office:value-type="string" calcext:value-type="string">
            <text:p>https://api.github.com/repos/kokkos/kokkos</text:p>
          </table:table-cell>
          <table:table-cell table:formula="of:=REPLACE([.B2451]; 1; 29; &quot;&quot;)" office:value-type="string" office:string-value="kokkos/kokkos" calcext:value-type="string">
            <text:p>kokkos/kokkos</text:p>
          </table:table-cell>
        </table:table-row>
        <table:table-row table:style-name="ro1">
          <table:table-cell office:value-type="float" office:value="18581779" calcext:value-type="float">
            <text:p>18581779</text:p>
          </table:table-cell>
          <table:table-cell office:value-type="string" calcext:value-type="string">
            <text:p>https://api.github.com/repos/acemod/ACE3</text:p>
          </table:table-cell>
          <table:table-cell table:formula="of:=REPLACE([.B2452]; 1; 29; &quot;&quot;)" office:value-type="string" office:string-value="acemod/ACE3" calcext:value-type="string">
            <text:p>acemod/ACE3</text:p>
          </table:table-cell>
        </table:table-row>
        <table:table-row table:style-name="ro1">
          <table:table-cell office:value-type="float" office:value="18609613" calcext:value-type="float">
            <text:p>18609613</text:p>
          </table:table-cell>
          <table:table-cell office:value-type="string" calcext:value-type="string">
            <text:p>https://api.github.com/repos/ybouret/yocto4</text:p>
          </table:table-cell>
          <table:table-cell table:formula="of:=REPLACE([.B2453]; 1; 29; &quot;&quot;)" office:value-type="string" office:string-value="ybouret/yocto4" calcext:value-type="string">
            <text:p>ybouret/yocto4</text:p>
          </table:table-cell>
        </table:table-row>
        <table:table-row table:style-name="ro1">
          <table:table-cell office:value-type="float" office:value="18612695" calcext:value-type="float">
            <text:p>18612695</text:p>
          </table:table-cell>
          <table:table-cell office:value-type="string" calcext:value-type="string">
            <text:p>https://api.github.com/repos/metno/gridpp</text:p>
          </table:table-cell>
          <table:table-cell table:formula="of:=REPLACE([.B2454]; 1; 29; &quot;&quot;)" office:value-type="string" office:string-value="metno/gridpp" calcext:value-type="string">
            <text:p>metno/gridpp</text:p>
          </table:table-cell>
        </table:table-row>
        <table:table-row table:style-name="ro1">
          <table:table-cell office:value-type="float" office:value="18620425" calcext:value-type="float">
            <text:p>18620425</text:p>
          </table:table-cell>
          <table:table-cell office:value-type="string" calcext:value-type="string">
            <text:p>https://api.github.com/repos/gracicot/kangaru</text:p>
          </table:table-cell>
          <table:table-cell table:formula="of:=REPLACE([.B2455]; 1; 29; &quot;&quot;)" office:value-type="string" office:string-value="gracicot/kangaru" calcext:value-type="string">
            <text:p>gracicot/kangaru</text:p>
          </table:table-cell>
        </table:table-row>
        <table:table-row table:style-name="ro1">
          <table:table-cell office:value-type="float" office:value="18645037" calcext:value-type="float">
            <text:p>18645037</text:p>
          </table:table-cell>
          <table:table-cell office:value-type="string" calcext:value-type="string">
            <text:p>https://api.github.com/repos/vercas/Beelzebub</text:p>
          </table:table-cell>
          <table:table-cell table:formula="of:=REPLACE([.B2456]; 1; 29; &quot;&quot;)" office:value-type="string" office:string-value="vercas/Beelzebub" calcext:value-type="string">
            <text:p>vercas/Beelzebub</text:p>
          </table:table-cell>
        </table:table-row>
        <table:table-row table:style-name="ro1">
          <table:table-cell office:value-type="float" office:value="18666623" calcext:value-type="float">
            <text:p>18666623</text:p>
          </table:table-cell>
          <table:table-cell office:value-type="string" calcext:value-type="string">
            <text:p>https://api.github.com/repos/cpavlina/kicad</text:p>
          </table:table-cell>
          <table:table-cell table:formula="of:=REPLACE([.B2457]; 1; 29; &quot;&quot;)" office:value-type="string" office:string-value="cpavlina/kicad" calcext:value-type="string">
            <text:p>cpavlina/kicad</text:p>
          </table:table-cell>
        </table:table-row>
        <table:table-row table:style-name="ro1">
          <table:table-cell office:value-type="float" office:value="18669293" calcext:value-type="float">
            <text:p>18669293</text:p>
          </table:table-cell>
          <table:table-cell office:value-type="string" calcext:value-type="string">
            <text:p>https://api.github.com/repos/soburi/JN516x-arduino-package</text:p>
          </table:table-cell>
          <table:table-cell table:formula="of:=REPLACE([.B2458]; 1; 29; &quot;&quot;)" office:value-type="string" office:string-value="soburi/JN516x-arduino-package" calcext:value-type="string">
            <text:p>soburi/JN516x-arduino-package</text:p>
          </table:table-cell>
        </table:table-row>
        <table:table-row table:style-name="ro1">
          <table:table-cell office:value-type="float" office:value="18685875" calcext:value-type="float">
            <text:p>18685875</text:p>
          </table:table-cell>
          <table:table-cell office:value-type="string" calcext:value-type="string">
            <text:p>https://api.github.com/repos/Zex/neural-node</text:p>
          </table:table-cell>
          <table:table-cell table:formula="of:=REPLACE([.B2459]; 1; 29; &quot;&quot;)" office:value-type="string" office:string-value="Zex/neural-node" calcext:value-type="string">
            <text:p>Zex/neural-node</text:p>
          </table:table-cell>
        </table:table-row>
        <table:table-row table:style-name="ro1">
          <table:table-cell office:value-type="float" office:value="18712301" calcext:value-type="float">
            <text:p>18712301</text:p>
          </table:table-cell>
          <table:table-cell office:value-type="string" calcext:value-type="string">
            <text:p>https://api.github.com/repos/ocra-recipes/ocra-wbi-plugins</text:p>
          </table:table-cell>
          <table:table-cell table:formula="of:=REPLACE([.B2460]; 1; 29; &quot;&quot;)" office:value-type="string" office:string-value="ocra-recipes/ocra-wbi-plugins" calcext:value-type="string">
            <text:p>ocra-recipes/ocra-wbi-plugins</text:p>
          </table:table-cell>
        </table:table-row>
        <table:table-row table:style-name="ro1">
          <table:table-cell office:value-type="float" office:value="18714004" calcext:value-type="float">
            <text:p>18714004</text:p>
          </table:table-cell>
          <table:table-cell office:value-type="string" calcext:value-type="string">
            <text:p>https://api.github.com/repos/gim/libgim</text:p>
          </table:table-cell>
          <table:table-cell table:formula="of:=REPLACE([.B2461]; 1; 29; &quot;&quot;)" office:value-type="string" office:string-value="gim/libgim" calcext:value-type="string">
            <text:p>gim/libgim</text:p>
          </table:table-cell>
        </table:table-row>
        <table:table-row table:style-name="ro1">
          <table:table-cell office:value-type="float" office:value="18733955" calcext:value-type="float">
            <text:p>18733955</text:p>
          </table:table-cell>
          <table:table-cell office:value-type="string" calcext:value-type="string">
            <text:p>https://api.github.com/repos/BNLIF/wire-cell-2dtoy</text:p>
          </table:table-cell>
          <table:table-cell table:formula="of:=REPLACE([.B2462]; 1; 29; &quot;&quot;)" office:value-type="string" office:string-value="BNLIF/wire-cell-2dtoy" calcext:value-type="string">
            <text:p>BNLIF/wire-cell-2dtoy</text:p>
          </table:table-cell>
        </table:table-row>
        <table:table-row table:style-name="ro1">
          <table:table-cell office:value-type="float" office:value="18758092" calcext:value-type="float">
            <text:p>18758092</text:p>
          </table:table-cell>
          <table:table-cell office:value-type="string" calcext:value-type="string">
            <text:p>https://api.github.com/repos/icefallgames/SCICompanion</text:p>
          </table:table-cell>
          <table:table-cell table:formula="of:=REPLACE([.B2463]; 1; 29; &quot;&quot;)" office:value-type="string" office:string-value="icefallgames/SCICompanion" calcext:value-type="string">
            <text:p>icefallgames/SCICompanion</text:p>
          </table:table-cell>
        </table:table-row>
        <table:table-row table:style-name="ro1">
          <table:table-cell office:value-type="float" office:value="18764704" calcext:value-type="float">
            <text:p>18764704</text:p>
          </table:table-cell>
          <table:table-cell office:value-type="string" calcext:value-type="string">
            <text:p>https://api.github.com/repos/cmdrkotori/mpc-qt</text:p>
          </table:table-cell>
          <table:table-cell table:formula="of:=REPLACE([.B2464]; 1; 29; &quot;&quot;)" office:value-type="string" office:string-value="cmdrkotori/mpc-qt" calcext:value-type="string">
            <text:p>cmdrkotori/mpc-qt</text:p>
          </table:table-cell>
        </table:table-row>
        <table:table-row table:style-name="ro1">
          <table:table-cell office:value-type="float" office:value="18768407" calcext:value-type="float">
            <text:p>18768407</text:p>
          </table:table-cell>
          <table:table-cell office:value-type="string" calcext:value-type="string">
            <text:p>https://api.github.com/repos/starcat13/farmanager3</text:p>
          </table:table-cell>
          <table:table-cell table:formula="of:=REPLACE([.B2465]; 1; 29; &quot;&quot;)" office:value-type="string" office:string-value="starcat13/farmanager3" calcext:value-type="string">
            <text:p>starcat13/farmanager3</text:p>
          </table:table-cell>
        </table:table-row>
        <table:table-row table:style-name="ro1">
          <table:table-cell office:value-type="float" office:value="18773547" calcext:value-type="float">
            <text:p>18773547</text:p>
          </table:table-cell>
          <table:table-cell office:value-type="string" calcext:value-type="string">
            <text:p>https://api.github.com/repos/nest/nest-simulator</text:p>
          </table:table-cell>
          <table:table-cell table:formula="of:=REPLACE([.B2466]; 1; 29; &quot;&quot;)" office:value-type="string" office:string-value="nest/nest-simulator" calcext:value-type="string">
            <text:p>nest/nest-simulator</text:p>
          </table:table-cell>
        </table:table-row>
        <table:table-row table:style-name="ro1">
          <table:table-cell office:value-type="float" office:value="18774914" calcext:value-type="float">
            <text:p>18774914</text:p>
          </table:table-cell>
          <table:table-cell office:value-type="string" calcext:value-type="string">
            <text:p>https://api.github.com/repos/chenhuidong/MyGit</text:p>
          </table:table-cell>
          <table:table-cell table:formula="of:=REPLACE([.B2467]; 1; 29; &quot;&quot;)" office:value-type="string" office:string-value="chenhuidong/MyGit" calcext:value-type="string">
            <text:p>chenhuidong/MyGit</text:p>
          </table:table-cell>
        </table:table-row>
        <table:table-row table:style-name="ro1">
          <table:table-cell office:value-type="float" office:value="18783281" calcext:value-type="float">
            <text:p>18783281</text:p>
          </table:table-cell>
          <table:table-cell office:value-type="string" calcext:value-type="string">
            <text:p>https://api.github.com/repos/MediaArea/MediaConch</text:p>
          </table:table-cell>
          <table:table-cell table:formula="of:=REPLACE([.B2468]; 1; 29; &quot;&quot;)" office:value-type="string" office:string-value="MediaArea/MediaConch" calcext:value-type="string">
            <text:p>MediaArea/MediaConch</text:p>
          </table:table-cell>
        </table:table-row>
        <table:table-row table:style-name="ro1">
          <table:table-cell office:value-type="float" office:value="18817699" calcext:value-type="float">
            <text:p>18817699</text:p>
          </table:table-cell>
          <table:table-cell office:value-type="string" calcext:value-type="string">
            <text:p>https://api.github.com/repos/kuka-isir/rtt_lwr</text:p>
          </table:table-cell>
          <table:table-cell table:formula="of:=REPLACE([.B2469]; 1; 29; &quot;&quot;)" office:value-type="string" office:string-value="kuka-isir/rtt_lwr" calcext:value-type="string">
            <text:p>kuka-isir/rtt_lwr</text:p>
          </table:table-cell>
        </table:table-row>
        <table:table-row table:style-name="ro1">
          <table:table-cell office:value-type="float" office:value="18829081" calcext:value-type="float">
            <text:p>18829081</text:p>
          </table:table-cell>
          <table:table-cell office:value-type="string" calcext:value-type="string">
            <text:p>https://api.github.com/repos/JonathanRaiman/Dali</text:p>
          </table:table-cell>
          <table:table-cell table:formula="of:=REPLACE([.B2470]; 1; 29; &quot;&quot;)" office:value-type="string" office:string-value="JonathanRaiman/Dali" calcext:value-type="string">
            <text:p>JonathanRaiman/Dali</text:p>
          </table:table-cell>
        </table:table-row>
        <table:table-row table:style-name="ro1">
          <table:table-cell office:value-type="float" office:value="18844506" calcext:value-type="float">
            <text:p>18844506</text:p>
          </table:table-cell>
          <table:table-cell office:value-type="string" calcext:value-type="string">
            <text:p>https://api.github.com/repos/tatsy/spica</text:p>
          </table:table-cell>
          <table:table-cell table:formula="of:=REPLACE([.B2471]; 1; 29; &quot;&quot;)" office:value-type="string" office:string-value="tatsy/spica" calcext:value-type="string">
            <text:p>tatsy/spica</text:p>
          </table:table-cell>
        </table:table-row>
        <table:table-row table:style-name="ro1">
          <table:table-cell office:value-type="float" office:value="18864901" calcext:value-type="float">
            <text:p>18864901</text:p>
          </table:table-cell>
          <table:table-cell office:value-type="string" calcext:value-type="string">
            <text:p>https://api.github.com/repos/gt1/libmaus2</text:p>
          </table:table-cell>
          <table:table-cell table:formula="of:=REPLACE([.B2472]; 1; 29; &quot;&quot;)" office:value-type="string" office:string-value="gt1/libmaus2" calcext:value-type="string">
            <text:p>gt1/libmaus2</text:p>
          </table:table-cell>
        </table:table-row>
        <table:table-row table:style-name="ro1">
          <table:table-cell office:value-type="float" office:value="18868184" calcext:value-type="float">
            <text:p>18868184</text:p>
          </table:table-cell>
          <table:table-cell office:value-type="string" calcext:value-type="string">
            <text:p>https://api.github.com/repos/GeoffreyMetais/vlc-android</text:p>
          </table:table-cell>
          <table:table-cell table:formula="of:=REPLACE([.B2473]; 1; 29; &quot;&quot;)" office:value-type="string" office:string-value="GeoffreyMetais/vlc-android" calcext:value-type="string">
            <text:p>GeoffreyMetais/vlc-android</text:p>
          </table:table-cell>
        </table:table-row>
        <table:table-row table:style-name="ro1">
          <table:table-cell office:value-type="float" office:value="18870402" calcext:value-type="float">
            <text:p>18870402</text:p>
          </table:table-cell>
          <table:table-cell office:value-type="string" calcext:value-type="string">
            <text:p>https://api.github.com/repos/zeroc-ice/ice</text:p>
          </table:table-cell>
          <table:table-cell table:formula="of:=REPLACE([.B2474]; 1; 29; &quot;&quot;)" office:value-type="string" office:string-value="zeroc-ice/ice" calcext:value-type="string">
            <text:p>zeroc-ice/ice</text:p>
          </table:table-cell>
        </table:table-row>
        <table:table-row table:style-name="ro1">
          <table:table-cell office:value-type="float" office:value="18882746" calcext:value-type="float">
            <text:p>18882746</text:p>
          </table:table-cell>
          <table:table-cell office:value-type="string" calcext:value-type="string">
            <text:p>https://api.github.com/repos/JesseTG/BALLS</text:p>
          </table:table-cell>
          <table:table-cell table:formula="of:=REPLACE([.B2475]; 1; 29; &quot;&quot;)" office:value-type="string" office:string-value="JesseTG/BALLS" calcext:value-type="string">
            <text:p>JesseTG/BALLS</text:p>
          </table:table-cell>
        </table:table-row>
        <table:table-row table:style-name="ro1">
          <table:table-cell office:value-type="float" office:value="18898733" calcext:value-type="float">
            <text:p>18898733</text:p>
          </table:table-cell>
          <table:table-cell office:value-type="string" calcext:value-type="string">
            <text:p>https://api.github.com/repos/izuzanak/uclang</text:p>
          </table:table-cell>
          <table:table-cell table:formula="of:=REPLACE([.B2476]; 1; 29; &quot;&quot;)" office:value-type="string" office:string-value="izuzanak/uclang" calcext:value-type="string">
            <text:p>izuzanak/uclang</text:p>
          </table:table-cell>
        </table:table-row>
        <table:table-row table:style-name="ro1">
          <table:table-cell office:value-type="float" office:value="18904813" calcext:value-type="float">
            <text:p>18904813</text:p>
          </table:table-cell>
          <table:table-cell office:value-type="string" calcext:value-type="string">
            <text:p>https://api.github.com/repos/atom/electron</text:p>
          </table:table-cell>
          <table:table-cell table:formula="of:=REPLACE([.B2477]; 1; 29; &quot;&quot;)" office:value-type="string" office:string-value="atom/electron" calcext:value-type="string">
            <text:p>atom/electron</text:p>
          </table:table-cell>
        </table:table-row>
        <table:table-row table:style-name="ro1">
          <table:table-cell office:value-type="float" office:value="18937276" calcext:value-type="float">
            <text:p>18937276</text:p>
          </table:table-cell>
          <table:table-cell office:value-type="string" calcext:value-type="string">
            <text:p>https://api.github.com/repos/janesma/apitrace</text:p>
          </table:table-cell>
          <table:table-cell table:formula="of:=REPLACE([.B2478]; 1; 29; &quot;&quot;)" office:value-type="string" office:string-value="janesma/apitrace" calcext:value-type="string">
            <text:p>janesma/apitrace</text:p>
          </table:table-cell>
        </table:table-row>
        <table:table-row table:style-name="ro1">
          <table:table-cell office:value-type="float" office:value="18940333" calcext:value-type="float">
            <text:p>18940333</text:p>
          </table:table-cell>
          <table:table-cell office:value-type="string" calcext:value-type="string">
            <text:p>https://api.github.com/repos/olear/openfx-arena</text:p>
          </table:table-cell>
          <table:table-cell table:formula="of:=REPLACE([.B2479]; 1; 29; &quot;&quot;)" office:value-type="string" office:string-value="olear/openfx-arena" calcext:value-type="string">
            <text:p>olear/openfx-arena</text:p>
          </table:table-cell>
        </table:table-row>
        <table:table-row table:style-name="ro1">
          <table:table-cell office:value-type="float" office:value="18977791" calcext:value-type="float">
            <text:p>18977791</text:p>
          </table:table-cell>
          <table:table-cell office:value-type="string" calcext:value-type="string">
            <text:p>https://api.github.com/repos/DGLE-HQ/DWinDirect</text:p>
          </table:table-cell>
          <table:table-cell table:formula="of:=REPLACE([.B2480]; 1; 29; &quot;&quot;)" office:value-type="string" office:string-value="DGLE-HQ/DWinDirect" calcext:value-type="string">
            <text:p>DGLE-HQ/DWinDirect</text:p>
          </table:table-cell>
        </table:table-row>
        <table:table-row table:style-name="ro1">
          <table:table-cell office:value-type="float" office:value="18981488" calcext:value-type="float">
            <text:p>18981488</text:p>
          </table:table-cell>
          <table:table-cell office:value-type="string" calcext:value-type="string">
            <text:p>https://api.github.com/repos/wulffern/ciccreator</text:p>
          </table:table-cell>
          <table:table-cell table:formula="of:=REPLACE([.B2481]; 1; 29; &quot;&quot;)" office:value-type="string" office:string-value="wulffern/ciccreator" calcext:value-type="string">
            <text:p>wulffern/ciccreator</text:p>
          </table:table-cell>
        </table:table-row>
        <table:table-row table:style-name="ro1">
          <table:table-cell office:value-type="float" office:value="18995017" calcext:value-type="float">
            <text:p>18995017</text:p>
          </table:table-cell>
          <table:table-cell office:value-type="string" calcext:value-type="string">
            <text:p>https://api.github.com/repos/vmolsa/webrtc-native</text:p>
          </table:table-cell>
          <table:table-cell table:formula="of:=REPLACE([.B2482]; 1; 29; &quot;&quot;)" office:value-type="string" office:string-value="vmolsa/webrtc-native" calcext:value-type="string">
            <text:p>vmolsa/webrtc-native</text:p>
          </table:table-cell>
        </table:table-row>
        <table:table-row table:style-name="ro1">
          <table:table-cell office:value-type="float" office:value="18999049" calcext:value-type="float">
            <text:p>18999049</text:p>
          </table:table-cell>
          <table:table-cell office:value-type="string" calcext:value-type="string">
            <text:p>https://api.github.com/repos/codeaurora-unoffical/platform-frameworks-av</text:p>
          </table:table-cell>
          <table:table-cell table:formula="of:=REPLACE([.B2483]; 1; 29; &quot;&quot;)" office:value-type="string" office:string-value="codeaurora-unoffical/platform-frameworks-av" calcext:value-type="string">
            <text:p>codeaurora-unoffical/platform-frameworks-av</text:p>
          </table:table-cell>
        </table:table-row>
        <table:table-row table:style-name="ro1">
          <table:table-cell office:value-type="float" office:value="18999526" calcext:value-type="float">
            <text:p>18999526</text:p>
          </table:table-cell>
          <table:table-cell office:value-type="string" calcext:value-type="string">
            <text:p>https://api.github.com/repos/codeaurora-unoffical/platform-frameworks-native</text:p>
          </table:table-cell>
          <table:table-cell table:formula="of:=REPLACE([.B2484]; 1; 29; &quot;&quot;)" office:value-type="string" office:string-value="codeaurora-unoffical/platform-frameworks-native" calcext:value-type="string">
            <text:p>codeaurora-unoffical/platform-frameworks-native</text:p>
          </table:table-cell>
        </table:table-row>
        <table:table-row table:style-name="ro1">
          <table:table-cell office:value-type="float" office:value="19000610" calcext:value-type="float">
            <text:p>19000610</text:p>
          </table:table-cell>
          <table:table-cell office:value-type="string" calcext:value-type="string">
            <text:p>https://api.github.com/repos/codeaurora-unoffical/platform-art</text:p>
          </table:table-cell>
          <table:table-cell table:formula="of:=REPLACE([.B2485]; 1; 29; &quot;&quot;)" office:value-type="string" office:string-value="codeaurora-unoffical/platform-art" calcext:value-type="string">
            <text:p>codeaurora-unoffical/platform-art</text:p>
          </table:table-cell>
        </table:table-row>
        <table:table-row table:style-name="ro1">
          <table:table-cell office:value-type="float" office:value="19004292" calcext:value-type="float">
            <text:p>19004292</text:p>
          </table:table-cell>
          <table:table-cell office:value-type="string" calcext:value-type="string">
            <text:p>https://api.github.com/repos/codeaurora-unoffical/platform-hardware-qcom-media</text:p>
          </table:table-cell>
          <table:table-cell table:formula="of:=REPLACE([.B2486]; 1; 29; &quot;&quot;)" office:value-type="string" office:string-value="codeaurora-unoffical/platform-hardware-qcom-media" calcext:value-type="string">
            <text:p>codeaurora-unoffical/platform-hardware-qcom-media</text:p>
          </table:table-cell>
        </table:table-row>
        <table:table-row table:style-name="ro1">
          <table:table-cell office:value-type="float" office:value="19006780" calcext:value-type="float">
            <text:p>19006780</text:p>
          </table:table-cell>
          <table:table-cell office:value-type="string" calcext:value-type="string">
            <text:p>https://api.github.com/repos/codeaurora-unoffical/platform-hardware-qcom-audio</text:p>
          </table:table-cell>
          <table:table-cell table:formula="of:=REPLACE([.B2487]; 1; 29; &quot;&quot;)" office:value-type="string" office:string-value="codeaurora-unoffical/platform-hardware-qcom-audio" calcext:value-type="string">
            <text:p>codeaurora-unoffical/platform-hardware-qcom-audio</text:p>
          </table:table-cell>
        </table:table-row>
        <table:table-row table:style-name="ro1">
          <table:table-cell office:value-type="float" office:value="19006818" calcext:value-type="float">
            <text:p>19006818</text:p>
          </table:table-cell>
          <table:table-cell office:value-type="string" calcext:value-type="string">
            <text:p>https://api.github.com/repos/codeaurora-unoffical/platform-hardware-qcom-display</text:p>
          </table:table-cell>
          <table:table-cell table:formula="of:=REPLACE([.B2488]; 1; 29; &quot;&quot;)" office:value-type="string" office:string-value="codeaurora-unoffical/platform-hardware-qcom-display" calcext:value-type="string">
            <text:p>codeaurora-unoffical/platform-hardware-qcom-display</text:p>
          </table:table-cell>
        </table:table-row>
        <table:table-row table:style-name="ro1">
          <table:table-cell office:value-type="float" office:value="19104561" calcext:value-type="float">
            <text:p>19104561</text:p>
          </table:table-cell>
          <table:table-cell office:value-type="string" calcext:value-type="string">
            <text:p>https://api.github.com/repos/cmstas/StopAnalysis</text:p>
          </table:table-cell>
          <table:table-cell table:formula="of:=REPLACE([.B2489]; 1; 29; &quot;&quot;)" office:value-type="string" office:string-value="cmstas/StopAnalysis" calcext:value-type="string">
            <text:p>cmstas/StopAnalysis</text:p>
          </table:table-cell>
        </table:table-row>
        <table:table-row table:style-name="ro1">
          <table:table-cell office:value-type="float" office:value="19133130" calcext:value-type="float">
            <text:p>19133130</text:p>
          </table:table-cell>
          <table:table-cell office:value-type="string" calcext:value-type="string">
            <text:p>https://api.github.com/repos/Martchus/cpp-utilities</text:p>
          </table:table-cell>
          <table:table-cell table:formula="of:=REPLACE([.B2490]; 1; 29; &quot;&quot;)" office:value-type="string" office:string-value="Martchus/cpp-utilities" calcext:value-type="string">
            <text:p>Martchus/cpp-utilities</text:p>
          </table:table-cell>
        </table:table-row>
        <table:table-row table:style-name="ro1">
          <table:table-cell office:value-type="float" office:value="19151806" calcext:value-type="float">
            <text:p>19151806</text:p>
          </table:table-cell>
          <table:table-cell office:value-type="string" calcext:value-type="string">
            <text:p>https://api.github.com/repos/highperformancecoder/minsky</text:p>
          </table:table-cell>
          <table:table-cell table:formula="of:=REPLACE([.B2491]; 1; 29; &quot;&quot;)" office:value-type="string" office:string-value="highperformancecoder/minsky" calcext:value-type="string">
            <text:p>highperformancecoder/minsky</text:p>
          </table:table-cell>
        </table:table-row>
        <table:table-row table:style-name="ro1">
          <table:table-cell office:value-type="float" office:value="19178119" calcext:value-type="float">
            <text:p>19178119</text:p>
          </table:table-cell>
          <table:table-cell office:value-type="string" calcext:value-type="string">
            <text:p>https://api.github.com/repos/google/mozc</text:p>
          </table:table-cell>
          <table:table-cell table:formula="of:=REPLACE([.B2492]; 1; 29; &quot;&quot;)" office:value-type="string" office:string-value="google/mozc" calcext:value-type="string">
            <text:p>google/mozc</text:p>
          </table:table-cell>
        </table:table-row>
        <table:table-row table:style-name="ro1">
          <table:table-cell office:value-type="float" office:value="19179051" calcext:value-type="float">
            <text:p>19179051</text:p>
          </table:table-cell>
          <table:table-cell office:value-type="string" calcext:value-type="string">
            <text:p>https://api.github.com/repos/apache/parquet-cpp</text:p>
          </table:table-cell>
          <table:table-cell table:formula="of:=REPLACE([.B2493]; 1; 29; &quot;&quot;)" office:value-type="string" office:string-value="apache/parquet-cpp" calcext:value-type="string">
            <text:p>apache/parquet-cpp</text:p>
          </table:table-cell>
        </table:table-row>
        <table:table-row table:style-name="ro1">
          <table:table-cell office:value-type="float" office:value="19198513" calcext:value-type="float">
            <text:p>19198513</text:p>
          </table:table-cell>
          <table:table-cell office:value-type="string" calcext:value-type="string">
            <text:p>https://api.github.com/repos/SweetheartSquad/Game</text:p>
          </table:table-cell>
          <table:table-cell table:formula="of:=REPLACE([.B2494]; 1; 29; &quot;&quot;)" office:value-type="string" office:string-value="SweetheartSquad/Game" calcext:value-type="string">
            <text:p>SweetheartSquad/Game</text:p>
          </table:table-cell>
        </table:table-row>
        <table:table-row table:style-name="ro1">
          <table:table-cell office:value-type="float" office:value="19223554" calcext:value-type="float">
            <text:p>19223554</text:p>
          </table:table-cell>
          <table:table-cell office:value-type="string" calcext:value-type="string">
            <text:p>https://api.github.com/repos/hashkat/hashkat</text:p>
          </table:table-cell>
          <table:table-cell table:formula="of:=REPLACE([.B2495]; 1; 29; &quot;&quot;)" office:value-type="string" office:string-value="hashkat/hashkat" calcext:value-type="string">
            <text:p>hashkat/hashkat</text:p>
          </table:table-cell>
        </table:table-row>
        <table:table-row table:style-name="ro1">
          <table:table-cell office:value-type="float" office:value="19234588" calcext:value-type="float">
            <text:p>19234588</text:p>
          </table:table-cell>
          <table:table-cell office:value-type="string" calcext:value-type="string">
            <text:p>https://api.github.com/repos/hkimura/foedus_code</text:p>
          </table:table-cell>
          <table:table-cell table:formula="of:=REPLACE([.B2496]; 1; 29; &quot;&quot;)" office:value-type="string" office:string-value="hkimura/foedus_code" calcext:value-type="string">
            <text:p>hkimura/foedus_code</text:p>
          </table:table-cell>
        </table:table-row>
        <table:table-row table:style-name="ro1">
          <table:table-cell office:value-type="float" office:value="19258059" calcext:value-type="float">
            <text:p>19258059</text:p>
          </table:table-cell>
          <table:table-cell office:value-type="string" calcext:value-type="string">
            <text:p>https://api.github.com/repos/CDrummond/cantata</text:p>
          </table:table-cell>
          <table:table-cell table:formula="of:=REPLACE([.B2497]; 1; 29; &quot;&quot;)" office:value-type="string" office:string-value="CDrummond/cantata" calcext:value-type="string">
            <text:p>CDrummond/cantata</text:p>
          </table:table-cell>
        </table:table-row>
        <table:table-row table:style-name="ro1">
          <table:table-cell office:value-type="float" office:value="19261898" calcext:value-type="float">
            <text:p>19261898</text:p>
          </table:table-cell>
          <table:table-cell office:value-type="string" calcext:value-type="string">
            <text:p>https://api.github.com/repos/mbsim-env/mbsim</text:p>
          </table:table-cell>
          <table:table-cell table:formula="of:=REPLACE([.B2498]; 1; 29; &quot;&quot;)" office:value-type="string" office:string-value="mbsim-env/mbsim" calcext:value-type="string">
            <text:p>mbsim-env/mbsim</text:p>
          </table:table-cell>
        </table:table-row>
        <table:table-row table:style-name="ro1">
          <table:table-cell office:value-type="float" office:value="19275435" calcext:value-type="float">
            <text:p>19275435</text:p>
          </table:table-cell>
          <table:table-cell office:value-type="string" calcext:value-type="string">
            <text:p>https://api.github.com/repos/makiolo/fast-event-system</text:p>
          </table:table-cell>
          <table:table-cell table:formula="of:=REPLACE([.B2499]; 1; 29; &quot;&quot;)" office:value-type="string" office:string-value="makiolo/fast-event-system" calcext:value-type="string">
            <text:p>makiolo/fast-event-system</text:p>
          </table:table-cell>
        </table:table-row>
        <table:table-row table:style-name="ro1">
          <table:table-cell office:value-type="float" office:value="19282916" calcext:value-type="float">
            <text:p>19282916</text:p>
          </table:table-cell>
          <table:table-cell office:value-type="string" calcext:value-type="string">
            <text:p>https://api.github.com/repos/larytet/emcpp</text:p>
          </table:table-cell>
          <table:table-cell table:formula="of:=REPLACE([.B2500]; 1; 29; &quot;&quot;)" office:value-type="string" office:string-value="larytet/emcpp" calcext:value-type="string">
            <text:p>larytet/emcpp</text:p>
          </table:table-cell>
        </table:table-row>
        <table:table-row table:style-name="ro1">
          <table:table-cell office:value-type="float" office:value="19293940" calcext:value-type="float">
            <text:p>19293940</text:p>
          </table:table-cell>
          <table:table-cell office:value-type="string" calcext:value-type="string">
            <text:p>https://api.github.com/repos/lhmouse/poseidon-medusa</text:p>
          </table:table-cell>
          <table:table-cell table:formula="of:=REPLACE([.B2501]; 1; 29; &quot;&quot;)" office:value-type="string" office:string-value="lhmouse/poseidon-medusa" calcext:value-type="string">
            <text:p>lhmouse/poseidon-medusa</text:p>
          </table:table-cell>
        </table:table-row>
        <table:table-row table:style-name="ro1">
          <table:table-cell office:value-type="float" office:value="19341526" calcext:value-type="float">
            <text:p>19341526</text:p>
          </table:table-cell>
          <table:table-cell office:value-type="string" calcext:value-type="string">
            <text:p>https://api.github.com/repos/iKrishneel/ros_cv_pkg</text:p>
          </table:table-cell>
          <table:table-cell table:formula="of:=REPLACE([.B2502]; 1; 29; &quot;&quot;)" office:value-type="string" office:string-value="iKrishneel/ros_cv_pkg" calcext:value-type="string">
            <text:p>iKrishneel/ros_cv_pkg</text:p>
          </table:table-cell>
        </table:table-row>
        <table:table-row table:style-name="ro1">
          <table:table-cell office:value-type="float" office:value="19342362" calcext:value-type="float">
            <text:p>19342362</text:p>
          </table:table-cell>
          <table:table-cell office:value-type="string" calcext:value-type="string">
            <text:p>https://api.github.com/repos/MRtrix3/mrtrix3</text:p>
          </table:table-cell>
          <table:table-cell table:formula="of:=REPLACE([.B2503]; 1; 29; &quot;&quot;)" office:value-type="string" office:string-value="MRtrix3/mrtrix3" calcext:value-type="string">
            <text:p>MRtrix3/mrtrix3</text:p>
          </table:table-cell>
        </table:table-row>
        <table:table-row table:style-name="ro1">
          <table:table-cell office:value-type="float" office:value="19343319" calcext:value-type="float">
            <text:p>19343319</text:p>
          </table:table-cell>
          <table:table-cell office:value-type="string" calcext:value-type="string">
            <text:p>https://api.github.com/repos/opencog/atomspace</text:p>
          </table:table-cell>
          <table:table-cell table:formula="of:=REPLACE([.B2504]; 1; 29; &quot;&quot;)" office:value-type="string" office:string-value="opencog/atomspace" calcext:value-type="string">
            <text:p>opencog/atomspace</text:p>
          </table:table-cell>
        </table:table-row>
        <table:table-row table:style-name="ro1">
          <table:table-cell office:value-type="float" office:value="19346973" calcext:value-type="float">
            <text:p>19346973</text:p>
          </table:table-cell>
          <table:table-cell office:value-type="string" calcext:value-type="string">
            <text:p>https://api.github.com/repos/crosire/scripthookvdotnet</text:p>
          </table:table-cell>
          <table:table-cell table:formula="of:=REPLACE([.B2505]; 1; 29; &quot;&quot;)" office:value-type="string" office:string-value="crosire/scripthookvdotnet" calcext:value-type="string">
            <text:p>crosire/scripthookvdotnet</text:p>
          </table:table-cell>
        </table:table-row>
        <table:table-row table:style-name="ro1">
          <table:table-cell office:value-type="float" office:value="19360037" calcext:value-type="float">
            <text:p>19360037</text:p>
          </table:table-cell>
          <table:table-cell office:value-type="string" calcext:value-type="string">
            <text:p>https://api.github.com/repos/collin80/SavvyCAN</text:p>
          </table:table-cell>
          <table:table-cell table:formula="of:=REPLACE([.B2506]; 1; 29; &quot;&quot;)" office:value-type="string" office:string-value="collin80/SavvyCAN" calcext:value-type="string">
            <text:p>collin80/SavvyCAN</text:p>
          </table:table-cell>
        </table:table-row>
        <table:table-row table:style-name="ro1">
          <table:table-cell office:value-type="float" office:value="19378729" calcext:value-type="float">
            <text:p>19378729</text:p>
          </table:table-cell>
          <table:table-cell office:value-type="string" calcext:value-type="string">
            <text:p>https://api.github.com/repos/VcDevel/Vc</text:p>
          </table:table-cell>
          <table:table-cell table:formula="of:=REPLACE([.B2507]; 1; 29; &quot;&quot;)" office:value-type="string" office:string-value="VcDevel/Vc" calcext:value-type="string">
            <text:p>VcDevel/Vc</text:p>
          </table:table-cell>
        </table:table-row>
        <table:table-row table:style-name="ro1">
          <table:table-cell office:value-type="float" office:value="19393973" calcext:value-type="float">
            <text:p>19393973</text:p>
          </table:table-cell>
          <table:table-cell office:value-type="string" calcext:value-type="string">
            <text:p>https://api.github.com/repos/sPHENIX-Collaboration/coresoftware</text:p>
          </table:table-cell>
          <table:table-cell table:formula="of:=REPLACE([.B2508]; 1; 29; &quot;&quot;)" office:value-type="string" office:string-value="sPHENIX-Collaboration/coresoftware" calcext:value-type="string">
            <text:p>sPHENIX-Collaboration/coresoftware</text:p>
          </table:table-cell>
        </table:table-row>
        <table:table-row table:style-name="ro1">
          <table:table-cell office:value-type="float" office:value="19404585" calcext:value-type="float">
            <text:p>19404585</text:p>
          </table:table-cell>
          <table:table-cell office:value-type="string" calcext:value-type="string">
            <text:p>https://api.github.com/repos/robotics-at-maryland/qubo</text:p>
          </table:table-cell>
          <table:table-cell table:formula="of:=REPLACE([.B2509]; 1; 29; &quot;&quot;)" office:value-type="string" office:string-value="robotics-at-maryland/qubo" calcext:value-type="string">
            <text:p>robotics-at-maryland/qubo</text:p>
          </table:table-cell>
        </table:table-row>
        <table:table-row table:style-name="ro1">
          <table:table-cell office:value-type="float" office:value="19410975" calcext:value-type="float">
            <text:p>19410975</text:p>
          </table:table-cell>
          <table:table-cell office:value-type="string" calcext:value-type="string">
            <text:p>https://api.github.com/repos/GrognardsFromHell/TemplePlus</text:p>
          </table:table-cell>
          <table:table-cell table:formula="of:=REPLACE([.B2510]; 1; 29; &quot;&quot;)" office:value-type="string" office:string-value="GrognardsFromHell/TemplePlus" calcext:value-type="string">
            <text:p>GrognardsFromHell/TemplePlus</text:p>
          </table:table-cell>
        </table:table-row>
        <table:table-row table:style-name="ro1">
          <table:table-cell office:value-type="float" office:value="19411190" calcext:value-type="float">
            <text:p>19411190</text:p>
          </table:table-cell>
          <table:table-cell office:value-type="string" calcext:value-type="string">
            <text:p>https://api.github.com/repos/erdc-cm/air-water-vv</text:p>
          </table:table-cell>
          <table:table-cell table:formula="of:=REPLACE([.B2511]; 1; 29; &quot;&quot;)" office:value-type="string" office:string-value="erdc-cm/air-water-vv" calcext:value-type="string">
            <text:p>erdc-cm/air-water-vv</text:p>
          </table:table-cell>
        </table:table-row>
        <table:table-row table:style-name="ro1">
          <table:table-cell office:value-type="float" office:value="19412273" calcext:value-type="float">
            <text:p>19412273</text:p>
          </table:table-cell>
          <table:table-cell office:value-type="string" calcext:value-type="string">
            <text:p>https://api.github.com/repos/DomWilliams0/CitySimulator</text:p>
          </table:table-cell>
          <table:table-cell table:formula="of:=REPLACE([.B2512]; 1; 29; &quot;&quot;)" office:value-type="string" office:string-value="DomWilliams0/CitySimulator" calcext:value-type="string">
            <text:p>DomWilliams0/CitySimulator</text:p>
          </table:table-cell>
        </table:table-row>
        <table:table-row table:style-name="ro1">
          <table:table-cell office:value-type="float" office:value="19425681" calcext:value-type="float">
            <text:p>19425681</text:p>
          </table:table-cell>
          <table:table-cell office:value-type="string" calcext:value-type="string">
            <text:p>https://api.github.com/repos/cppit/jucipp</text:p>
          </table:table-cell>
          <table:table-cell table:formula="of:=REPLACE([.B2513]; 1; 29; &quot;&quot;)" office:value-type="string" office:string-value="cppit/jucipp" calcext:value-type="string">
            <text:p>cppit/jucipp</text:p>
          </table:table-cell>
        </table:table-row>
        <table:table-row table:style-name="ro1">
          <table:table-cell office:value-type="float" office:value="19431526" calcext:value-type="float">
            <text:p>19431526</text:p>
          </table:table-cell>
          <table:table-cell office:value-type="string" calcext:value-type="string">
            <text:p>https://api.github.com/repos/dcoplowe/GitHub</text:p>
          </table:table-cell>
          <table:table-cell table:formula="of:=REPLACE([.B2514]; 1; 29; &quot;&quot;)" office:value-type="string" office:string-value="dcoplowe/GitHub" calcext:value-type="string">
            <text:p>dcoplowe/GitHub</text:p>
          </table:table-cell>
        </table:table-row>
        <table:table-row table:style-name="ro1">
          <table:table-cell office:value-type="float" office:value="19464754" calcext:value-type="float">
            <text:p>19464754</text:p>
          </table:table-cell>
          <table:table-cell office:value-type="string" calcext:value-type="string">
            <text:p>https://api.github.com/repos/ponylang/ponyc</text:p>
          </table:table-cell>
          <table:table-cell table:formula="of:=REPLACE([.B2515]; 1; 29; &quot;&quot;)" office:value-type="string" office:string-value="ponylang/ponyc" calcext:value-type="string">
            <text:p>ponylang/ponyc</text:p>
          </table:table-cell>
        </table:table-row>
        <table:table-row table:style-name="ro1">
          <table:table-cell office:value-type="float" office:value="19465937" calcext:value-type="float">
            <text:p>19465937</text:p>
          </table:table-cell>
          <table:table-cell office:value-type="string" calcext:value-type="string">
            <text:p>https://api.github.com/repos/DragonJoker/Castor3D</text:p>
          </table:table-cell>
          <table:table-cell table:formula="of:=REPLACE([.B2516]; 1; 29; &quot;&quot;)" office:value-type="string" office:string-value="DragonJoker/Castor3D" calcext:value-type="string">
            <text:p>DragonJoker/Castor3D</text:p>
          </table:table-cell>
        </table:table-row>
        <table:table-row table:style-name="ro1">
          <table:table-cell office:value-type="float" office:value="19470014" calcext:value-type="float">
            <text:p>19470014</text:p>
          </table:table-cell>
          <table:table-cell office:value-type="string" calcext:value-type="string">
            <text:p>https://api.github.com/repos/yana-safonova/ig_repertoire_constructor</text:p>
          </table:table-cell>
          <table:table-cell table:formula="of:=REPLACE([.B2517]; 1; 29; &quot;&quot;)" office:value-type="string" office:string-value="yana-safonova/ig_repertoire_constructor" calcext:value-type="string">
            <text:p>yana-safonova/ig_repertoire_constructor</text:p>
          </table:table-cell>
        </table:table-row>
        <table:table-row table:style-name="ro1">
          <table:table-cell office:value-type="float" office:value="19497351" calcext:value-type="float">
            <text:p>19497351</text:p>
          </table:table-cell>
          <table:table-cell office:value-type="string" calcext:value-type="string">
            <text:p>https://api.github.com/repos/dankan1890/mewui</text:p>
          </table:table-cell>
          <table:table-cell table:formula="of:=REPLACE([.B2518]; 1; 29; &quot;&quot;)" office:value-type="string" office:string-value="dankan1890/mewui" calcext:value-type="string">
            <text:p>dankan1890/mewui</text:p>
          </table:table-cell>
        </table:table-row>
        <table:table-row table:style-name="ro1">
          <table:table-cell office:value-type="float" office:value="19506084" calcext:value-type="float">
            <text:p>19506084</text:p>
          </table:table-cell>
          <table:table-cell office:value-type="string" calcext:value-type="string">
            <text:p>https://api.github.com/repos/sbmlteam/deviser</text:p>
          </table:table-cell>
          <table:table-cell table:formula="of:=REPLACE([.B2519]; 1; 29; &quot;&quot;)" office:value-type="string" office:string-value="sbmlteam/deviser" calcext:value-type="string">
            <text:p>sbmlteam/deviser</text:p>
          </table:table-cell>
        </table:table-row>
        <table:table-row table:style-name="ro1">
          <table:table-cell office:value-type="float" office:value="19512409" calcext:value-type="float">
            <text:p>19512409</text:p>
          </table:table-cell>
          <table:table-cell office:value-type="string" calcext:value-type="string">
            <text:p>https://api.github.com/repos/YhgzXxfz/leetcode</text:p>
          </table:table-cell>
          <table:table-cell table:formula="of:=REPLACE([.B2520]; 1; 29; &quot;&quot;)" office:value-type="string" office:string-value="YhgzXxfz/leetcode" calcext:value-type="string">
            <text:p>YhgzXxfz/leetcode</text:p>
          </table:table-cell>
        </table:table-row>
        <table:table-row table:style-name="ro1">
          <table:table-cell office:value-type="float" office:value="19517672" calcext:value-type="float">
            <text:p>19517672</text:p>
          </table:table-cell>
          <table:table-cell office:value-type="string" calcext:value-type="string">
            <text:p>https://api.github.com/repos/GRIFFINCollaboration/GRSISort</text:p>
          </table:table-cell>
          <table:table-cell table:formula="of:=REPLACE([.B2521]; 1; 29; &quot;&quot;)" office:value-type="string" office:string-value="GRIFFINCollaboration/GRSISort" calcext:value-type="string">
            <text:p>GRIFFINCollaboration/GRSISort</text:p>
          </table:table-cell>
        </table:table-row>
        <table:table-row table:style-name="ro1">
          <table:table-cell office:value-type="float" office:value="19524014" calcext:value-type="float">
            <text:p>19524014</text:p>
          </table:table-cell>
          <table:table-cell office:value-type="string" calcext:value-type="string">
            <text:p>https://api.github.com/repos/ros2/system_tests</text:p>
          </table:table-cell>
          <table:table-cell table:formula="of:=REPLACE([.B2522]; 1; 29; &quot;&quot;)" office:value-type="string" office:string-value="ros2/system_tests" calcext:value-type="string">
            <text:p>ros2/system_tests</text:p>
          </table:table-cell>
        </table:table-row>
        <table:table-row table:style-name="ro1">
          <table:table-cell office:value-type="float" office:value="19557652" calcext:value-type="float">
            <text:p>19557652</text:p>
          </table:table-cell>
          <table:table-cell office:value-type="string" calcext:value-type="string">
            <text:p>https://api.github.com/repos/OpenModelica/OMEdit</text:p>
          </table:table-cell>
          <table:table-cell table:formula="of:=REPLACE([.B2523]; 1; 29; &quot;&quot;)" office:value-type="string" office:string-value="OpenModelica/OMEdit" calcext:value-type="string">
            <text:p>OpenModelica/OMEdit</text:p>
          </table:table-cell>
        </table:table-row>
        <table:table-row table:style-name="ro1">
          <table:table-cell office:value-type="float" office:value="19559970" calcext:value-type="float">
            <text:p>19559970</text:p>
          </table:table-cell>
          <table:table-cell office:value-type="string" calcext:value-type="string">
            <text:p>https://api.github.com/repos/Mellanox/libvma</text:p>
          </table:table-cell>
          <table:table-cell table:formula="of:=REPLACE([.B2524]; 1; 29; &quot;&quot;)" office:value-type="string" office:string-value="Mellanox/libvma" calcext:value-type="string">
            <text:p>Mellanox/libvma</text:p>
          </table:table-cell>
        </table:table-row>
        <table:table-row table:style-name="ro1">
          <table:table-cell office:value-type="float" office:value="19564491" calcext:value-type="float">
            <text:p>19564491</text:p>
          </table:table-cell>
          <table:table-cell office:value-type="string" calcext:value-type="string">
            <text:p>https://api.github.com/repos/smartplus-team/smartplus</text:p>
          </table:table-cell>
          <table:table-cell table:formula="of:=REPLACE([.B2525]; 1; 29; &quot;&quot;)" office:value-type="string" office:string-value="smartplus-team/smartplus" calcext:value-type="string">
            <text:p>smartplus-team/smartplus</text:p>
          </table:table-cell>
        </table:table-row>
        <table:table-row table:style-name="ro1">
          <table:table-cell office:value-type="float" office:value="19568393" calcext:value-type="float">
            <text:p>19568393</text:p>
          </table:table-cell>
          <table:table-cell office:value-type="string" calcext:value-type="string">
            <text:p>https://api.github.com/repos/open-rdc/orne_navigation</text:p>
          </table:table-cell>
          <table:table-cell table:formula="of:=REPLACE([.B2526]; 1; 29; &quot;&quot;)" office:value-type="string" office:string-value="open-rdc/orne_navigation" calcext:value-type="string">
            <text:p>open-rdc/orne_navigation</text:p>
          </table:table-cell>
        </table:table-row>
        <table:table-row table:style-name="ro1">
          <table:table-cell office:value-type="float" office:value="19614541" calcext:value-type="float">
            <text:p>19614541</text:p>
          </table:table-cell>
          <table:table-cell office:value-type="string" calcext:value-type="string">
            <text:p>https://api.github.com/repos/dreamstalker/rehlds</text:p>
          </table:table-cell>
          <table:table-cell table:formula="of:=REPLACE([.B2527]; 1; 29; &quot;&quot;)" office:value-type="string" office:string-value="dreamstalker/rehlds" calcext:value-type="string">
            <text:p>dreamstalker/rehlds</text:p>
          </table:table-cell>
        </table:table-row>
        <table:table-row table:style-name="ro1">
          <table:table-cell office:value-type="float" office:value="19625488" calcext:value-type="float">
            <text:p>19625488</text:p>
          </table:table-cell>
          <table:table-cell office:value-type="string" calcext:value-type="string">
            <text:p>https://api.github.com/repos/herumi/mcl</text:p>
          </table:table-cell>
          <table:table-cell table:formula="of:=REPLACE([.B2528]; 1; 29; &quot;&quot;)" office:value-type="string" office:string-value="herumi/mcl" calcext:value-type="string">
            <text:p>herumi/mcl</text:p>
          </table:table-cell>
        </table:table-row>
        <table:table-row table:style-name="ro1">
          <table:table-cell office:value-type="float" office:value="19686784" calcext:value-type="float">
            <text:p>19686784</text:p>
          </table:table-cell>
          <table:table-cell office:value-type="string" calcext:value-type="string">
            <text:p>https://api.github.com/repos/BlueBrain/eFEL</text:p>
          </table:table-cell>
          <table:table-cell table:formula="of:=REPLACE([.B2529]; 1; 29; &quot;&quot;)" office:value-type="string" office:string-value="BlueBrain/eFEL" calcext:value-type="string">
            <text:p>BlueBrain/eFEL</text:p>
          </table:table-cell>
        </table:table-row>
        <table:table-row table:style-name="ro1">
          <table:table-cell office:value-type="float" office:value="19688811" calcext:value-type="float">
            <text:p>19688811</text:p>
          </table:table-cell>
          <table:table-cell office:value-type="string" calcext:value-type="string">
            <text:p>https://api.github.com/repos/COMBINE-lab/salmon</text:p>
          </table:table-cell>
          <table:table-cell table:formula="of:=REPLACE([.B2530]; 1; 29; &quot;&quot;)" office:value-type="string" office:string-value="COMBINE-lab/salmon" calcext:value-type="string">
            <text:p>COMBINE-lab/salmon</text:p>
          </table:table-cell>
        </table:table-row>
        <table:table-row table:style-name="ro1">
          <table:table-cell office:value-type="float" office:value="19691046" calcext:value-type="float">
            <text:p>19691046</text:p>
          </table:table-cell>
          <table:table-cell office:value-type="string" calcext:value-type="string">
            <text:p>https://api.github.com/repos/RhobanProject/Model</text:p>
          </table:table-cell>
          <table:table-cell table:formula="of:=REPLACE([.B2531]; 1; 29; &quot;&quot;)" office:value-type="string" office:string-value="RhobanProject/Model" calcext:value-type="string">
            <text:p>RhobanProject/Model</text:p>
          </table:table-cell>
        </table:table-row>
        <table:table-row table:style-name="ro1">
          <table:table-cell office:value-type="float" office:value="19704518" calcext:value-type="float">
            <text:p>19704518</text:p>
          </table:table-cell>
          <table:table-cell office:value-type="string" calcext:value-type="string">
            <text:p>https://api.github.com/repos/slankdev/libpgen</text:p>
          </table:table-cell>
          <table:table-cell table:formula="of:=REPLACE([.B2532]; 1; 29; &quot;&quot;)" office:value-type="string" office:string-value="slankdev/libpgen" calcext:value-type="string">
            <text:p>slankdev/libpgen</text:p>
          </table:table-cell>
        </table:table-row>
        <table:table-row table:style-name="ro1">
          <table:table-cell office:value-type="float" office:value="19714542" calcext:value-type="float">
            <text:p>19714542</text:p>
          </table:table-cell>
          <table:table-cell office:value-type="string" calcext:value-type="string">
            <text:p>https://api.github.com/repos/s1lentq/ReGameDLL_CS</text:p>
          </table:table-cell>
          <table:table-cell table:formula="of:=REPLACE([.B2533]; 1; 29; &quot;&quot;)" office:value-type="string" office:string-value="s1lentq/ReGameDLL_CS" calcext:value-type="string">
            <text:p>s1lentq/ReGameDLL_CS</text:p>
          </table:table-cell>
        </table:table-row>
        <table:table-row table:style-name="ro1">
          <table:table-cell office:value-type="float" office:value="19770371" calcext:value-type="float">
            <text:p>19770371</text:p>
          </table:table-cell>
          <table:table-cell office:value-type="string" calcext:value-type="string">
            <text:p>https://api.github.com/repos/NikolaiVChr/flightgear-saab-ja-37-viggen</text:p>
          </table:table-cell>
          <table:table-cell table:formula="of:=REPLACE([.B2534]; 1; 29; &quot;&quot;)" office:value-type="string" office:string-value="NikolaiVChr/flightgear-saab-ja-37-viggen" calcext:value-type="string">
            <text:p>NikolaiVChr/flightgear-saab-ja-37-viggen</text:p>
          </table:table-cell>
        </table:table-row>
        <table:table-row table:style-name="ro1">
          <table:table-cell office:value-type="float" office:value="19780303" calcext:value-type="float">
            <text:p>19780303</text:p>
          </table:table-cell>
          <table:table-cell office:value-type="string" calcext:value-type="string">
            <text:p>https://api.github.com/repos/se-research/OpenDaVINCI</text:p>
          </table:table-cell>
          <table:table-cell table:formula="of:=REPLACE([.B2535]; 1; 29; &quot;&quot;)" office:value-type="string" office:string-value="se-research/OpenDaVINCI" calcext:value-type="string">
            <text:p>se-research/OpenDaVINCI</text:p>
          </table:table-cell>
        </table:table-row>
        <table:table-row table:style-name="ro1">
          <table:table-cell office:value-type="float" office:value="19796938" calcext:value-type="float">
            <text:p>19796938</text:p>
          </table:table-cell>
          <table:table-cell office:value-type="string" calcext:value-type="string">
            <text:p>https://api.github.com/repos/polyfox/moon</text:p>
          </table:table-cell>
          <table:table-cell table:formula="of:=REPLACE([.B2536]; 1; 29; &quot;&quot;)" office:value-type="string" office:string-value="polyfox/moon" calcext:value-type="string">
            <text:p>polyfox/moon</text:p>
          </table:table-cell>
        </table:table-row>
        <table:table-row table:style-name="ro1">
          <table:table-cell office:value-type="float" office:value="19799174" calcext:value-type="float">
            <text:p>19799174</text:p>
          </table:table-cell>
          <table:table-cell office:value-type="string" calcext:value-type="string">
            <text:p>https://api.github.com/repos/smtrat/smtrat</text:p>
          </table:table-cell>
          <table:table-cell table:formula="of:=REPLACE([.B2537]; 1; 29; &quot;&quot;)" office:value-type="string" office:string-value="smtrat/smtrat" calcext:value-type="string">
            <text:p>smtrat/smtrat</text:p>
          </table:table-cell>
        </table:table-row>
        <table:table-row table:style-name="ro1">
          <table:table-cell office:value-type="float" office:value="19807624" calcext:value-type="float">
            <text:p>19807624</text:p>
          </table:table-cell>
          <table:table-cell office:value-type="string" calcext:value-type="string">
            <text:p>https://api.github.com/repos/smtrat/carl</text:p>
          </table:table-cell>
          <table:table-cell table:formula="of:=REPLACE([.B2538]; 1; 29; &quot;&quot;)" office:value-type="string" office:string-value="smtrat/carl" calcext:value-type="string">
            <text:p>smtrat/carl</text:p>
          </table:table-cell>
        </table:table-row>
        <table:table-row table:style-name="ro1">
          <table:table-cell office:value-type="float" office:value="19837403" calcext:value-type="float">
            <text:p>19837403</text:p>
          </table:table-cell>
          <table:table-cell office:value-type="string" calcext:value-type="string">
            <text:p>https://api.github.com/repos/feelpp/feelpp-book</text:p>
          </table:table-cell>
          <table:table-cell table:formula="of:=REPLACE([.B2539]; 1; 29; &quot;&quot;)" office:value-type="string" office:string-value="feelpp/feelpp-book" calcext:value-type="string">
            <text:p>feelpp/feelpp-book</text:p>
          </table:table-cell>
        </table:table-row>
        <table:table-row table:style-name="ro1">
          <table:table-cell office:value-type="float" office:value="19883980" calcext:value-type="float">
            <text:p>19883980</text:p>
          </table:table-cell>
          <table:table-cell office:value-type="string" calcext:value-type="string">
            <text:p>https://api.github.com/repos/caiwaifung/algo</text:p>
          </table:table-cell>
          <table:table-cell table:formula="of:=REPLACE([.B2540]; 1; 29; &quot;&quot;)" office:value-type="string" office:string-value="caiwaifung/algo" calcext:value-type="string">
            <text:p>caiwaifung/algo</text:p>
          </table:table-cell>
        </table:table-row>
        <table:table-row table:style-name="ro1">
          <table:table-cell office:value-type="float" office:value="19933129" calcext:value-type="float">
            <text:p>19933129</text:p>
          </table:table-cell>
          <table:table-cell office:value-type="string" calcext:value-type="string">
            <text:p>https://api.github.com/repos/Tomash667/carpg</text:p>
          </table:table-cell>
          <table:table-cell table:formula="of:=REPLACE([.B2541]; 1; 29; &quot;&quot;)" office:value-type="string" office:string-value="Tomash667/carpg" calcext:value-type="string">
            <text:p>Tomash667/carpg</text:p>
          </table:table-cell>
        </table:table-row>
        <table:table-row table:style-name="ro1">
          <table:table-cell office:value-type="float" office:value="19935936" calcext:value-type="float">
            <text:p>19935936</text:p>
          </table:table-cell>
          <table:table-cell office:value-type="string" calcext:value-type="string">
            <text:p>https://api.github.com/repos/gekomad/Cinnamon</text:p>
          </table:table-cell>
          <table:table-cell table:formula="of:=REPLACE([.B2542]; 1; 29; &quot;&quot;)" office:value-type="string" office:string-value="gekomad/Cinnamon" calcext:value-type="string">
            <text:p>gekomad/Cinnamon</text:p>
          </table:table-cell>
        </table:table-row>
        <table:table-row table:style-name="ro1">
          <table:table-cell office:value-type="float" office:value="19941145" calcext:value-type="float">
            <text:p>19941145</text:p>
          </table:table-cell>
          <table:table-cell office:value-type="string" calcext:value-type="string">
            <text:p>https://api.github.com/repos/UCATLAS/xAODAnaHelpers</text:p>
          </table:table-cell>
          <table:table-cell table:formula="of:=REPLACE([.B2543]; 1; 29; &quot;&quot;)" office:value-type="string" office:string-value="UCATLAS/xAODAnaHelpers" calcext:value-type="string">
            <text:p>UCATLAS/xAODAnaHelpers</text:p>
          </table:table-cell>
        </table:table-row>
        <table:table-row table:style-name="ro1">
          <table:table-cell office:value-type="float" office:value="19984565" calcext:value-type="float">
            <text:p>19984565</text:p>
          </table:table-cell>
          <table:table-cell office:value-type="string" calcext:value-type="string">
            <text:p>https://api.github.com/repos/Natman64/whisperer-rewrite</text:p>
          </table:table-cell>
          <table:table-cell table:formula="of:=REPLACE([.B2544]; 1; 29; &quot;&quot;)" office:value-type="string" office:string-value="Natman64/whisperer-rewrite" calcext:value-type="string">
            <text:p>Natman64/whisperer-rewrite</text:p>
          </table:table-cell>
        </table:table-row>
        <table:table-row table:style-name="ro1">
          <table:table-cell office:value-type="float" office:value="19991896" calcext:value-type="float">
            <text:p>19991896</text:p>
          </table:table-cell>
          <table:table-cell office:value-type="string" calcext:value-type="string">
            <text:p>https://api.github.com/repos/cevich/autotest-docker-enabled-product-testing</text:p>
          </table:table-cell>
          <table:table-cell table:formula="of:=REPLACE([.B2545]; 1; 29; &quot;&quot;)" office:value-type="string" office:string-value="cevich/autotest-docker-enabled-product-testing" calcext:value-type="string">
            <text:p>cevich/autotest-docker-enabled-product-testing</text:p>
          </table:table-cell>
        </table:table-row>
        <table:table-row table:style-name="ro1">
          <table:table-cell office:value-type="float" office:value="20003674" calcext:value-type="float">
            <text:p>20003674</text:p>
          </table:table-cell>
          <table:table-cell office:value-type="string" calcext:value-type="string">
            <text:p>https://api.github.com/repos/OpenSyd/syd</text:p>
          </table:table-cell>
          <table:table-cell table:formula="of:=REPLACE([.B2546]; 1; 29; &quot;&quot;)" office:value-type="string" office:string-value="OpenSyd/syd" calcext:value-type="string">
            <text:p>OpenSyd/syd</text:p>
          </table:table-cell>
        </table:table-row>
        <table:table-row table:style-name="ro1">
          <table:table-cell office:value-type="float" office:value="20012372" calcext:value-type="float">
            <text:p>20012372</text:p>
          </table:table-cell>
          <table:table-cell office:value-type="string" calcext:value-type="string">
            <text:p>https://api.github.com/repos/filiatra/gismo</text:p>
          </table:table-cell>
          <table:table-cell table:formula="of:=REPLACE([.B2547]; 1; 29; &quot;&quot;)" office:value-type="string" office:string-value="filiatra/gismo" calcext:value-type="string">
            <text:p>filiatra/gismo</text:p>
          </table:table-cell>
        </table:table-row>
        <table:table-row table:style-name="ro1">
          <table:table-cell office:value-type="float" office:value="20024507" calcext:value-type="float">
            <text:p>20024507</text:p>
          </table:table-cell>
          <table:table-cell office:value-type="string" calcext:value-type="string">
            <text:p>https://api.github.com/repos/unity3d-jp/AlembicImporter</text:p>
          </table:table-cell>
          <table:table-cell table:formula="of:=REPLACE([.B2548]; 1; 29; &quot;&quot;)" office:value-type="string" office:string-value="unity3d-jp/AlembicImporter" calcext:value-type="string">
            <text:p>unity3d-jp/AlembicImporter</text:p>
          </table:table-cell>
        </table:table-row>
        <table:table-row table:style-name="ro1">
          <table:table-cell office:value-type="float" office:value="20026715" calcext:value-type="float">
            <text:p>20026715</text:p>
          </table:table-cell>
          <table:table-cell office:value-type="string" calcext:value-type="string">
            <text:p>https://api.github.com/repos/fabric-engine/FabricUI</text:p>
          </table:table-cell>
          <table:table-cell table:formula="of:=REPLACE([.B2549]; 1; 29; &quot;&quot;)" office:value-type="string" office:string-value="fabric-engine/FabricUI" calcext:value-type="string">
            <text:p>fabric-engine/FabricUI</text:p>
          </table:table-cell>
        </table:table-row>
        <table:table-row table:style-name="ro1">
          <table:table-cell office:value-type="float" office:value="20076735" calcext:value-type="float">
            <text:p>20076735</text:p>
          </table:table-cell>
          <table:table-cell office:value-type="string" calcext:value-type="string">
            <text:p>https://api.github.com/repos/nodejs/nan</text:p>
          </table:table-cell>
          <table:table-cell table:formula="of:=REPLACE([.B2550]; 1; 29; &quot;&quot;)" office:value-type="string" office:string-value="nodejs/nan" calcext:value-type="string">
            <text:p>nodejs/nan</text:p>
          </table:table-cell>
        </table:table-row>
        <table:table-row table:style-name="ro1">
          <table:table-cell office:value-type="float" office:value="20091697" calcext:value-type="float">
            <text:p>20091697</text:p>
          </table:table-cell>
          <table:table-cell office:value-type="string" calcext:value-type="string">
            <text:p>https://api.github.com/repos/Becheler/SpatialCoalescent</text:p>
          </table:table-cell>
          <table:table-cell table:formula="of:=REPLACE([.B2551]; 1; 29; &quot;&quot;)" office:value-type="string" office:string-value="Becheler/SpatialCoalescent" calcext:value-type="string">
            <text:p>Becheler/SpatialCoalescent</text:p>
          </table:table-cell>
        </table:table-row>
        <table:table-row table:style-name="ro1">
          <table:table-cell office:value-type="float" office:value="20139122" calcext:value-type="float">
            <text:p>20139122</text:p>
          </table:table-cell>
          <table:table-cell office:value-type="string" calcext:value-type="string">
            <text:p>https://api.github.com/repos/JeppeNielsen/PocketEngine</text:p>
          </table:table-cell>
          <table:table-cell table:formula="of:=REPLACE([.B2552]; 1; 29; &quot;&quot;)" office:value-type="string" office:string-value="JeppeNielsen/PocketEngine" calcext:value-type="string">
            <text:p>JeppeNielsen/PocketEngine</text:p>
          </table:table-cell>
        </table:table-row>
        <table:table-row table:style-name="ro1">
          <table:table-cell office:value-type="float" office:value="20193334" calcext:value-type="float">
            <text:p>20193334</text:p>
          </table:table-cell>
          <table:table-cell office:value-type="string" calcext:value-type="string">
            <text:p>https://api.github.com/repos/cqcallaw/newt</text:p>
          </table:table-cell>
          <table:table-cell table:formula="of:=REPLACE([.B2553]; 1; 29; &quot;&quot;)" office:value-type="string" office:string-value="cqcallaw/newt" calcext:value-type="string">
            <text:p>cqcallaw/newt</text:p>
          </table:table-cell>
        </table:table-row>
        <table:table-row table:style-name="ro1">
          <table:table-cell office:value-type="float" office:value="20228214" calcext:value-type="float">
            <text:p>20228214</text:p>
          </table:table-cell>
          <table:table-cell office:value-type="string" calcext:value-type="string">
            <text:p>https://api.github.com/repos/TerraMA2/terrama2</text:p>
          </table:table-cell>
          <table:table-cell table:formula="of:=REPLACE([.B2554]; 1; 29; &quot;&quot;)" office:value-type="string" office:string-value="TerraMA2/terrama2" calcext:value-type="string">
            <text:p>TerraMA2/terrama2</text:p>
          </table:table-cell>
        </table:table-row>
        <table:table-row table:style-name="ro1">
          <table:table-cell office:value-type="float" office:value="20283157" calcext:value-type="float">
            <text:p>20283157</text:p>
          </table:table-cell>
          <table:table-cell office:value-type="string" calcext:value-type="string">
            <text:p>https://api.github.com/repos/Ultraschall/REAPER</text:p>
          </table:table-cell>
          <table:table-cell table:formula="of:=REPLACE([.B2555]; 1; 29; &quot;&quot;)" office:value-type="string" office:string-value="Ultraschall/REAPER" calcext:value-type="string">
            <text:p>Ultraschall/REAPER</text:p>
          </table:table-cell>
        </table:table-row>
        <table:table-row table:style-name="ro1">
          <table:table-cell office:value-type="float" office:value="20285484" calcext:value-type="float">
            <text:p>20285484</text:p>
          </table:table-cell>
          <table:table-cell office:value-type="string" calcext:value-type="string">
            <text:p>https://api.github.com/repos/AgogLabs/SkookumScript-UnrealEngine</text:p>
          </table:table-cell>
          <table:table-cell table:formula="of:=REPLACE([.B2556]; 1; 29; &quot;&quot;)" office:value-type="string" office:string-value="AgogLabs/SkookumScript-UnrealEngine" calcext:value-type="string">
            <text:p>AgogLabs/SkookumScript-UnrealEngine</text:p>
          </table:table-cell>
        </table:table-row>
        <table:table-row table:style-name="ro1">
          <table:table-cell office:value-type="float" office:value="20346255" calcext:value-type="float">
            <text:p>20346255</text:p>
          </table:table-cell>
          <table:table-cell office:value-type="string" calcext:value-type="string">
            <text:p>https://api.github.com/repos/elastos/ElastosRDK5_0</text:p>
          </table:table-cell>
          <table:table-cell table:formula="of:=REPLACE([.B2557]; 1; 29; &quot;&quot;)" office:value-type="string" office:string-value="elastos/ElastosRDK5_0" calcext:value-type="string">
            <text:p>elastos/ElastosRDK5_0</text:p>
          </table:table-cell>
        </table:table-row>
        <table:table-row table:style-name="ro1">
          <table:table-cell office:value-type="float" office:value="20362130" calcext:value-type="float">
            <text:p>20362130</text:p>
          </table:table-cell>
          <table:table-cell office:value-type="string" calcext:value-type="string">
            <text:p>https://api.github.com/repos/beniz/deepdetect</text:p>
          </table:table-cell>
          <table:table-cell table:formula="of:=REPLACE([.B2558]; 1; 29; &quot;&quot;)" office:value-type="string" office:string-value="beniz/deepdetect" calcext:value-type="string">
            <text:p>beniz/deepdetect</text:p>
          </table:table-cell>
        </table:table-row>
        <table:table-row table:style-name="ro1">
          <table:table-cell office:value-type="float" office:value="20364860" calcext:value-type="float">
            <text:p>20364860</text:p>
          </table:table-cell>
          <table:table-cell office:value-type="string" calcext:value-type="string">
            <text:p>https://api.github.com/repos/timgurto/mmo</text:p>
          </table:table-cell>
          <table:table-cell table:formula="of:=REPLACE([.B2559]; 1; 29; &quot;&quot;)" office:value-type="string" office:string-value="timgurto/mmo" calcext:value-type="string">
            <text:p>timgurto/mmo</text:p>
          </table:table-cell>
        </table:table-row>
        <table:table-row table:style-name="ro1">
          <table:table-cell office:value-type="float" office:value="20367145" calcext:value-type="float">
            <text:p>20367145</text:p>
          </table:table-cell>
          <table:table-cell office:value-type="string" calcext:value-type="string">
            <text:p>https://api.github.com/repos/DD-L/lproxy</text:p>
          </table:table-cell>
          <table:table-cell table:formula="of:=REPLACE([.B2560]; 1; 29; &quot;&quot;)" office:value-type="string" office:string-value="DD-L/lproxy" calcext:value-type="string">
            <text:p>DD-L/lproxy</text:p>
          </table:table-cell>
        </table:table-row>
        <table:table-row table:style-name="ro1">
          <table:table-cell office:value-type="float" office:value="20379046" calcext:value-type="float">
            <text:p>20379046</text:p>
          </table:table-cell>
          <table:table-cell office:value-type="string" calcext:value-type="string">
            <text:p>https://api.github.com/repos/ceph/ceph-ci</text:p>
          </table:table-cell>
          <table:table-cell table:formula="of:=REPLACE([.B2561]; 1; 29; &quot;&quot;)" office:value-type="string" office:string-value="ceph/ceph-ci" calcext:value-type="string">
            <text:p>ceph/ceph-ci</text:p>
          </table:table-cell>
        </table:table-row>
        <table:table-row table:style-name="ro1">
          <table:table-cell office:value-type="float" office:value="20383932" calcext:value-type="float">
            <text:p>20383932</text:p>
          </table:table-cell>
          <table:table-cell office:value-type="string" calcext:value-type="string">
            <text:p>https://api.github.com/repos/bakerstu/openmrn</text:p>
          </table:table-cell>
          <table:table-cell table:formula="of:=REPLACE([.B2562]; 1; 29; &quot;&quot;)" office:value-type="string" office:string-value="bakerstu/openmrn" calcext:value-type="string">
            <text:p>bakerstu/openmrn</text:p>
          </table:table-cell>
        </table:table-row>
        <table:table-row table:style-name="ro1">
          <table:table-cell office:value-type="float" office:value="20420419" calcext:value-type="float">
            <text:p>20420419</text:p>
          </table:table-cell>
          <table:table-cell office:value-type="string" calcext:value-type="string">
            <text:p>https://api.github.com/repos/funfun-dc5/qtbrynhildr</text:p>
          </table:table-cell>
          <table:table-cell table:formula="of:=REPLACE([.B2563]; 1; 29; &quot;&quot;)" office:value-type="string" office:string-value="funfun-dc5/qtbrynhildr" calcext:value-type="string">
            <text:p>funfun-dc5/qtbrynhildr</text:p>
          </table:table-cell>
        </table:table-row>
        <table:table-row table:style-name="ro1">
          <table:table-cell office:value-type="float" office:value="20437751" calcext:value-type="float">
            <text:p>20437751</text:p>
          </table:table-cell>
          <table:table-cell office:value-type="string" calcext:value-type="string">
            <text:p>https://api.github.com/repos/svens/sal</text:p>
          </table:table-cell>
          <table:table-cell table:formula="of:=REPLACE([.B2564]; 1; 29; &quot;&quot;)" office:value-type="string" office:string-value="svens/sal" calcext:value-type="string">
            <text:p>svens/sal</text:p>
          </table:table-cell>
        </table:table-row>
        <table:table-row table:style-name="ro1">
          <table:table-cell office:value-type="float" office:value="20444299" calcext:value-type="float">
            <text:p>20444299</text:p>
          </table:table-cell>
          <table:table-cell office:value-type="string" calcext:value-type="string">
            <text:p>https://api.github.com/repos/c5t/Current</text:p>
          </table:table-cell>
          <table:table-cell table:formula="of:=REPLACE([.B2565]; 1; 29; &quot;&quot;)" office:value-type="string" office:string-value="c5t/Current" calcext:value-type="string">
            <text:p>c5t/Current</text:p>
          </table:table-cell>
        </table:table-row>
        <table:table-row table:style-name="ro1">
          <table:table-cell office:value-type="float" office:value="20461571" calcext:value-type="float">
            <text:p>20461571</text:p>
          </table:table-cell>
          <table:table-cell office:value-type="string" calcext:value-type="string">
            <text:p>https://api.github.com/repos/ablab/quast</text:p>
          </table:table-cell>
          <table:table-cell table:formula="of:=REPLACE([.B2566]; 1; 29; &quot;&quot;)" office:value-type="string" office:string-value="ablab/quast" calcext:value-type="string">
            <text:p>ablab/quast</text:p>
          </table:table-cell>
        </table:table-row>
        <table:table-row table:style-name="ro1">
          <table:table-cell office:value-type="float" office:value="20466055" calcext:value-type="float">
            <text:p>20466055</text:p>
          </table:table-cell>
          <table:table-cell office:value-type="string" calcext:value-type="string">
            <text:p>https://api.github.com/repos/BelledonneCommunications/flexisip</text:p>
          </table:table-cell>
          <table:table-cell table:formula="of:=REPLACE([.B2567]; 1; 29; &quot;&quot;)" office:value-type="string" office:string-value="BelledonneCommunications/flexisip" calcext:value-type="string">
            <text:p>BelledonneCommunications/flexisip</text:p>
          </table:table-cell>
        </table:table-row>
        <table:table-row table:style-name="ro1">
          <table:table-cell office:value-type="float" office:value="20482049" calcext:value-type="float">
            <text:p>20482049</text:p>
          </table:table-cell>
          <table:table-cell office:value-type="string" calcext:value-type="string">
            <text:p>https://api.github.com/repos/NeighborUncleWang/Leetcode</text:p>
          </table:table-cell>
          <table:table-cell table:formula="of:=REPLACE([.B2568]; 1; 29; &quot;&quot;)" office:value-type="string" office:string-value="NeighborUncleWang/Leetcode" calcext:value-type="string">
            <text:p>NeighborUncleWang/Leetcode</text:p>
          </table:table-cell>
        </table:table-row>
        <table:table-row table:style-name="ro1">
          <table:table-cell office:value-type="float" office:value="20511279" calcext:value-type="float">
            <text:p>20511279</text:p>
          </table:table-cell>
          <table:table-cell office:value-type="string" calcext:value-type="string">
            <text:p>https://api.github.com/repos/KDAB/FatCRM</text:p>
          </table:table-cell>
          <table:table-cell table:formula="of:=REPLACE([.B2569]; 1; 29; &quot;&quot;)" office:value-type="string" office:string-value="KDAB/FatCRM" calcext:value-type="string">
            <text:p>KDAB/FatCRM</text:p>
          </table:table-cell>
        </table:table-row>
        <table:table-row table:style-name="ro1">
          <table:table-cell office:value-type="float" office:value="20513669" calcext:value-type="float">
            <text:p>20513669</text:p>
          </table:table-cell>
          <table:table-cell office:value-type="string" calcext:value-type="string">
            <text:p>https://api.github.com/repos/crdroid-devices/android_device_lge_g3-common</text:p>
          </table:table-cell>
          <table:table-cell table:formula="of:=REPLACE([.B2570]; 1; 29; &quot;&quot;)" office:value-type="string" office:string-value="crdroid-devices/android_device_lge_g3-common" calcext:value-type="string">
            <text:p>crdroid-devices/android_device_lge_g3-common</text:p>
          </table:table-cell>
        </table:table-row>
        <table:table-row table:style-name="ro1">
          <table:table-cell office:value-type="float" office:value="20520791" calcext:value-type="float">
            <text:p>20520791</text:p>
          </table:table-cell>
          <table:table-cell office:value-type="string" calcext:value-type="string">
            <text:p>https://api.github.com/repos/cmu-db/peloton</text:p>
          </table:table-cell>
          <table:table-cell table:formula="of:=REPLACE([.B2571]; 1; 29; &quot;&quot;)" office:value-type="string" office:string-value="cmu-db/peloton" calcext:value-type="string">
            <text:p>cmu-db/peloton</text:p>
          </table:table-cell>
        </table:table-row>
        <table:table-row table:style-name="ro1">
          <table:table-cell office:value-type="float" office:value="20521959" calcext:value-type="float">
            <text:p>20521959</text:p>
          </table:table-cell>
          <table:table-cell office:value-type="string" calcext:value-type="string">
            <text:p>https://api.github.com/repos/SCIInstitute/Seg3D</text:p>
          </table:table-cell>
          <table:table-cell table:formula="of:=REPLACE([.B2572]; 1; 29; &quot;&quot;)" office:value-type="string" office:string-value="SCIInstitute/Seg3D" calcext:value-type="string">
            <text:p>SCIInstitute/Seg3D</text:p>
          </table:table-cell>
        </table:table-row>
        <table:table-row table:style-name="ro1">
          <table:table-cell office:value-type="float" office:value="20522336" calcext:value-type="float">
            <text:p>20522336</text:p>
          </table:table-cell>
          <table:table-cell office:value-type="string" calcext:value-type="string">
            <text:p>https://api.github.com/repos/Lingcc/AndroidArt</text:p>
          </table:table-cell>
          <table:table-cell table:formula="of:=REPLACE([.B2573]; 1; 29; &quot;&quot;)" office:value-type="string" office:string-value="Lingcc/AndroidArt" calcext:value-type="string">
            <text:p>Lingcc/AndroidArt</text:p>
          </table:table-cell>
        </table:table-row>
        <table:table-row table:style-name="ro1">
          <table:table-cell office:value-type="float" office:value="20534650" calcext:value-type="float">
            <text:p>20534650</text:p>
          </table:table-cell>
          <table:table-cell office:value-type="string" calcext:value-type="string">
            <text:p>https://api.github.com/repos/apache/incubator-trafodion</text:p>
          </table:table-cell>
          <table:table-cell table:formula="of:=REPLACE([.B2574]; 1; 29; &quot;&quot;)" office:value-type="string" office:string-value="apache/incubator-trafodion" calcext:value-type="string">
            <text:p>apache/incubator-trafodion</text:p>
          </table:table-cell>
        </table:table-row>
        <table:table-row table:style-name="ro1">
          <table:table-cell office:value-type="float" office:value="20536109" calcext:value-type="float">
            <text:p>20536109</text:p>
          </table:table-cell>
          <table:table-cell office:value-type="string" calcext:value-type="string">
            <text:p>https://api.github.com/repos/clint-richardson/X53ThirteenTeVAnalysisCode</text:p>
          </table:table-cell>
          <table:table-cell table:formula="of:=REPLACE([.B2575]; 1; 29; &quot;&quot;)" office:value-type="string" office:string-value="clint-richardson/X53ThirteenTeVAnalysisCode" calcext:value-type="string">
            <text:p>clint-richardson/X53ThirteenTeVAnalysisCode</text:p>
          </table:table-cell>
        </table:table-row>
        <table:table-row table:style-name="ro1">
          <table:table-cell office:value-type="float" office:value="20563606" calcext:value-type="float">
            <text:p>20563606</text:p>
          </table:table-cell>
          <table:table-cell office:value-type="string" calcext:value-type="string">
            <text:p>https://api.github.com/repos/JeffersonLab/sim-recon</text:p>
          </table:table-cell>
          <table:table-cell table:formula="of:=REPLACE([.B2576]; 1; 29; &quot;&quot;)" office:value-type="string" office:string-value="JeffersonLab/sim-recon" calcext:value-type="string">
            <text:p>JeffersonLab/sim-recon</text:p>
          </table:table-cell>
        </table:table-row>
        <table:table-row table:style-name="ro1">
          <table:table-cell office:value-type="float" office:value="20594511" calcext:value-type="float">
            <text:p>20594511</text:p>
          </table:table-cell>
          <table:table-cell office:value-type="string" calcext:value-type="string">
            <text:p>https://api.github.com/repos/JuPedSim/jpscore</text:p>
          </table:table-cell>
          <table:table-cell table:formula="of:=REPLACE([.B2577]; 1; 29; &quot;&quot;)" office:value-type="string" office:string-value="JuPedSim/jpscore" calcext:value-type="string">
            <text:p>JuPedSim/jpscore</text:p>
          </table:table-cell>
        </table:table-row>
        <table:table-row table:style-name="ro1">
          <table:table-cell office:value-type="float" office:value="20597843" calcext:value-type="float">
            <text:p>20597843</text:p>
          </table:table-cell>
          <table:table-cell office:value-type="string" calcext:value-type="string">
            <text:p>https://api.github.com/repos/dtschump/gmic-community</text:p>
          </table:table-cell>
          <table:table-cell table:formula="of:=REPLACE([.B2578]; 1; 29; &quot;&quot;)" office:value-type="string" office:string-value="dtschump/gmic-community" calcext:value-type="string">
            <text:p>dtschump/gmic-community</text:p>
          </table:table-cell>
        </table:table-row>
        <table:table-row table:style-name="ro1">
          <table:table-cell office:value-type="float" office:value="20604660" calcext:value-type="float">
            <text:p>20604660</text:p>
          </table:table-cell>
          <table:table-cell office:value-type="string" calcext:value-type="string">
            <text:p>https://api.github.com/repos/dtschump/gmic-minimal</text:p>
          </table:table-cell>
          <table:table-cell table:formula="of:=REPLACE([.B2579]; 1; 29; &quot;&quot;)" office:value-type="string" office:string-value="dtschump/gmic-minimal" calcext:value-type="string">
            <text:p>dtschump/gmic-minimal</text:p>
          </table:table-cell>
        </table:table-row>
        <table:table-row table:style-name="ro1">
          <table:table-cell office:value-type="float" office:value="20636166" calcext:value-type="float">
            <text:p>20636166</text:p>
          </table:table-cell>
          <table:table-cell office:value-type="string" calcext:value-type="string">
            <text:p>https://api.github.com/repos/dtschump/CImg</text:p>
          </table:table-cell>
          <table:table-cell table:formula="of:=REPLACE([.B2580]; 1; 29; &quot;&quot;)" office:value-type="string" office:string-value="dtschump/CImg" calcext:value-type="string">
            <text:p>dtschump/CImg</text:p>
          </table:table-cell>
        </table:table-row>
        <table:table-row table:style-name="ro1">
          <table:table-cell office:value-type="float" office:value="20637603" calcext:value-type="float">
            <text:p>20637603</text:p>
          </table:table-cell>
          <table:table-cell office:value-type="string" calcext:value-type="string">
            <text:p>https://api.github.com/repos/hausdorff/mesos</text:p>
          </table:table-cell>
          <table:table-cell table:formula="of:=REPLACE([.B2581]; 1; 29; &quot;&quot;)" office:value-type="string" office:string-value="hausdorff/mesos" calcext:value-type="string">
            <text:p>hausdorff/mesos</text:p>
          </table:table-cell>
        </table:table-row>
        <table:table-row table:style-name="ro1">
          <table:table-cell office:value-type="float" office:value="20648581" calcext:value-type="float">
            <text:p>20648581</text:p>
          </table:table-cell>
          <table:table-cell office:value-type="string" calcext:value-type="string">
            <text:p>https://api.github.com/repos/cth103/libdcp</text:p>
          </table:table-cell>
          <table:table-cell table:formula="of:=REPLACE([.B2582]; 1; 29; &quot;&quot;)" office:value-type="string" office:string-value="cth103/libdcp" calcext:value-type="string">
            <text:p>cth103/libdcp</text:p>
          </table:table-cell>
        </table:table-row>
        <table:table-row table:style-name="ro1">
          <table:table-cell office:value-type="float" office:value="20650020" calcext:value-type="float">
            <text:p>20650020</text:p>
          </table:table-cell>
          <table:table-cell office:value-type="string" calcext:value-type="string">
            <text:p>https://api.github.com/repos/jwilk/pdf2djvu</text:p>
          </table:table-cell>
          <table:table-cell table:formula="of:=REPLACE([.B2583]; 1; 29; &quot;&quot;)" office:value-type="string" office:string-value="jwilk/pdf2djvu" calcext:value-type="string">
            <text:p>jwilk/pdf2djvu</text:p>
          </table:table-cell>
        </table:table-row>
        <table:table-row table:style-name="ro1">
          <table:table-cell office:value-type="float" office:value="20661577" calcext:value-type="float">
            <text:p>20661577</text:p>
          </table:table-cell>
          <table:table-cell office:value-type="string" calcext:value-type="string">
            <text:p>https://api.github.com/repos/CNugteren/CLBlast</text:p>
          </table:table-cell>
          <table:table-cell table:formula="of:=REPLACE([.B2584]; 1; 29; &quot;&quot;)" office:value-type="string" office:string-value="CNugteren/CLBlast" calcext:value-type="string">
            <text:p>CNugteren/CLBlast</text:p>
          </table:table-cell>
        </table:table-row>
        <table:table-row table:style-name="ro1">
          <table:table-cell office:value-type="float" office:value="20662771" calcext:value-type="float">
            <text:p>20662771</text:p>
          </table:table-cell>
          <table:table-cell office:value-type="string" calcext:value-type="string">
            <text:p>https://api.github.com/repos/openMSX/openMSX</text:p>
          </table:table-cell>
          <table:table-cell table:formula="of:=REPLACE([.B2585]; 1; 29; &quot;&quot;)" office:value-type="string" office:string-value="openMSX/openMSX" calcext:value-type="string">
            <text:p>openMSX/openMSX</text:p>
          </table:table-cell>
        </table:table-row>
        <table:table-row table:style-name="ro1">
          <table:table-cell office:value-type="float" office:value="20680628" calcext:value-type="float">
            <text:p>20680628</text:p>
          </table:table-cell>
          <table:table-cell office:value-type="string" calcext:value-type="string">
            <text:p>https://api.github.com/repos/dirkwhoffmann/virtualc64</text:p>
          </table:table-cell>
          <table:table-cell table:formula="of:=REPLACE([.B2586]; 1; 29; &quot;&quot;)" office:value-type="string" office:string-value="dirkwhoffmann/virtualc64" calcext:value-type="string">
            <text:p>dirkwhoffmann/virtualc64</text:p>
          </table:table-cell>
        </table:table-row>
        <table:table-row table:style-name="ro1">
          <table:table-cell office:value-type="float" office:value="20692089" calcext:value-type="float">
            <text:p>20692089</text:p>
          </table:table-cell>
          <table:table-cell office:value-type="string" calcext:value-type="string">
            <text:p>https://api.github.com/repos/CaseyCarter/cmcstl2</text:p>
          </table:table-cell>
          <table:table-cell table:formula="of:=REPLACE([.B2587]; 1; 29; &quot;&quot;)" office:value-type="string" office:string-value="CaseyCarter/cmcstl2" calcext:value-type="string">
            <text:p>CaseyCarter/cmcstl2</text:p>
          </table:table-cell>
        </table:table-row>
        <table:table-row table:style-name="ro1">
          <table:table-cell office:value-type="float" office:value="20713152" calcext:value-type="float">
            <text:p>20713152</text:p>
          </table:table-cell>
          <table:table-cell office:value-type="string" calcext:value-type="string">
            <text:p>https://api.github.com/repos/gosu/gosu</text:p>
          </table:table-cell>
          <table:table-cell table:formula="of:=REPLACE([.B2588]; 1; 29; &quot;&quot;)" office:value-type="string" office:string-value="gosu/gosu" calcext:value-type="string">
            <text:p>gosu/gosu</text:p>
          </table:table-cell>
        </table:table-row>
        <table:table-row table:style-name="ro1">
          <table:table-cell office:value-type="float" office:value="20722665" calcext:value-type="float">
            <text:p>20722665</text:p>
          </table:table-cell>
          <table:table-cell office:value-type="string" calcext:value-type="string">
            <text:p>https://api.github.com/repos/ponyatov/Y</text:p>
          </table:table-cell>
          <table:table-cell table:formula="of:=REPLACE([.B2589]; 1; 29; &quot;&quot;)" office:value-type="string" office:string-value="ponyatov/Y" calcext:value-type="string">
            <text:p>ponyatov/Y</text:p>
          </table:table-cell>
        </table:table-row>
        <table:table-row table:style-name="ro1">
          <table:table-cell office:value-type="float" office:value="20743223" calcext:value-type="float">
            <text:p>20743223</text:p>
          </table:table-cell>
          <table:table-cell office:value-type="string" calcext:value-type="string">
            <text:p>https://api.github.com/repos/notepad-plus-plus/notepad-plus-plus</text:p>
          </table:table-cell>
          <table:table-cell table:formula="of:=REPLACE([.B2590]; 1; 29; &quot;&quot;)" office:value-type="string" office:string-value="notepad-plus-plus/notepad-plus-plus" calcext:value-type="string">
            <text:p>notepad-plus-plus/notepad-plus-plus</text:p>
          </table:table-cell>
        </table:table-row>
        <table:table-row table:style-name="ro1">
          <table:table-cell office:value-type="float" office:value="20755835" calcext:value-type="float">
            <text:p>20755835</text:p>
          </table:table-cell>
          <table:table-cell office:value-type="string" calcext:value-type="string">
            <text:p>https://api.github.com/repos/memecode/Lgi</text:p>
          </table:table-cell>
          <table:table-cell table:formula="of:=REPLACE([.B2591]; 1; 29; &quot;&quot;)" office:value-type="string" office:string-value="memecode/Lgi" calcext:value-type="string">
            <text:p>memecode/Lgi</text:p>
          </table:table-cell>
        </table:table-row>
        <table:table-row table:style-name="ro1">
          <table:table-cell office:value-type="float" office:value="20762421" calcext:value-type="float">
            <text:p>20762421</text:p>
          </table:table-cell>
          <table:table-cell office:value-type="string" calcext:value-type="string">
            <text:p>https://api.github.com/repos/mtytel/helm</text:p>
          </table:table-cell>
          <table:table-cell table:formula="of:=REPLACE([.B2592]; 1; 29; &quot;&quot;)" office:value-type="string" office:string-value="mtytel/helm" calcext:value-type="string">
            <text:p>mtytel/helm</text:p>
          </table:table-cell>
        </table:table-row>
        <table:table-row table:style-name="ro1">
          <table:table-cell office:value-type="float" office:value="20781470" calcext:value-type="float">
            <text:p>20781470</text:p>
          </table:table-cell>
          <table:table-cell office:value-type="string" calcext:value-type="string">
            <text:p>https://api.github.com/repos/qtproject/qtserialbus</text:p>
          </table:table-cell>
          <table:table-cell table:formula="of:=REPLACE([.B2593]; 1; 29; &quot;&quot;)" office:value-type="string" office:string-value="qtproject/qtserialbus" calcext:value-type="string">
            <text:p>qtproject/qtserialbus</text:p>
          </table:table-cell>
        </table:table-row>
        <table:table-row table:style-name="ro1">
          <table:table-cell office:value-type="float" office:value="20781844" calcext:value-type="float">
            <text:p>20781844</text:p>
          </table:table-cell>
          <table:table-cell office:value-type="string" calcext:value-type="string">
            <text:p>https://api.github.com/repos/OpenVZ/prl-disp-service</text:p>
          </table:table-cell>
          <table:table-cell table:formula="of:=REPLACE([.B2594]; 1; 29; &quot;&quot;)" office:value-type="string" office:string-value="OpenVZ/prl-disp-service" calcext:value-type="string">
            <text:p>OpenVZ/prl-disp-service</text:p>
          </table:table-cell>
        </table:table-row>
        <table:table-row table:style-name="ro1">
          <table:table-cell office:value-type="float" office:value="20814423" calcext:value-type="float">
            <text:p>20814423</text:p>
          </table:table-cell>
          <table:table-cell office:value-type="string" calcext:value-type="string">
            <text:p>https://api.github.com/repos/arvidn/libtorrent</text:p>
          </table:table-cell>
          <table:table-cell table:formula="of:=REPLACE([.B2595]; 1; 29; &quot;&quot;)" office:value-type="string" office:string-value="arvidn/libtorrent" calcext:value-type="string">
            <text:p>arvidn/libtorrent</text:p>
          </table:table-cell>
        </table:table-row>
        <table:table-row table:style-name="ro1">
          <table:table-cell office:value-type="float" office:value="20825158" calcext:value-type="float">
            <text:p>20825158</text:p>
          </table:table-cell>
          <table:table-cell office:value-type="string" calcext:value-type="string">
            <text:p>https://api.github.com/repos/JonathanSalwan/Triton</text:p>
          </table:table-cell>
          <table:table-cell table:formula="of:=REPLACE([.B2596]; 1; 29; &quot;&quot;)" office:value-type="string" office:string-value="JonathanSalwan/Triton" calcext:value-type="string">
            <text:p>JonathanSalwan/Triton</text:p>
          </table:table-cell>
        </table:table-row>
        <table:table-row table:style-name="ro1">
          <table:table-cell office:value-type="float" office:value="20849129" calcext:value-type="float">
            <text:p>20849129</text:p>
          </table:table-cell>
          <table:table-cell office:value-type="string" calcext:value-type="string">
            <text:p>https://api.github.com/repos/weidai11/cryptopp</text:p>
          </table:table-cell>
          <table:table-cell table:formula="of:=REPLACE([.B2597]; 1; 29; &quot;&quot;)" office:value-type="string" office:string-value="weidai11/cryptopp" calcext:value-type="string">
            <text:p>weidai11/cryptopp</text:p>
          </table:table-cell>
        </table:table-row>
        <table:table-row table:style-name="ro1">
          <table:table-cell office:value-type="float" office:value="20859730" calcext:value-type="float">
            <text:p>20859730</text:p>
          </table:table-cell>
          <table:table-cell office:value-type="string" calcext:value-type="string">
            <text:p>https://api.github.com/repos/cutelyst/cutelyst</text:p>
          </table:table-cell>
          <table:table-cell table:formula="of:=REPLACE([.B2598]; 1; 29; &quot;&quot;)" office:value-type="string" office:string-value="cutelyst/cutelyst" calcext:value-type="string">
            <text:p>cutelyst/cutelyst</text:p>
          </table:table-cell>
        </table:table-row>
        <table:table-row table:style-name="ro1">
          <table:table-cell office:value-type="float" office:value="20875472" calcext:value-type="float">
            <text:p>20875472</text:p>
          </table:table-cell>
          <table:table-cell office:value-type="string" calcext:value-type="string">
            <text:p>https://api.github.com/repos/Rearcher/Leetcode</text:p>
          </table:table-cell>
          <table:table-cell table:formula="of:=REPLACE([.B2599]; 1; 29; &quot;&quot;)" office:value-type="string" office:string-value="Rearcher/Leetcode" calcext:value-type="string">
            <text:p>Rearcher/Leetcode</text:p>
          </table:table-cell>
        </table:table-row>
        <table:table-row table:style-name="ro1">
          <table:table-cell office:value-type="float" office:value="20894925" calcext:value-type="float">
            <text:p>20894925</text:p>
          </table:table-cell>
          <table:table-cell office:value-type="string" calcext:value-type="string">
            <text:p>https://api.github.com/repos/pwrapi/pwrapi-ref</text:p>
          </table:table-cell>
          <table:table-cell table:formula="of:=REPLACE([.B2600]; 1; 29; &quot;&quot;)" office:value-type="string" office:string-value="pwrapi/pwrapi-ref" calcext:value-type="string">
            <text:p>pwrapi/pwrapi-ref</text:p>
          </table:table-cell>
        </table:table-row>
        <table:table-row table:style-name="ro1">
          <table:table-cell office:value-type="float" office:value="20901589" calcext:value-type="float">
            <text:p>20901589</text:p>
          </table:table-cell>
          <table:table-cell office:value-type="string" calcext:value-type="string">
            <text:p>https://api.github.com/repos/libolt/ubc</text:p>
          </table:table-cell>
          <table:table-cell table:formula="of:=REPLACE([.B2601]; 1; 29; &quot;&quot;)" office:value-type="string" office:string-value="libolt/ubc" calcext:value-type="string">
            <text:p>libolt/ubc</text:p>
          </table:table-cell>
        </table:table-row>
        <table:table-row table:style-name="ro1">
          <table:table-cell office:value-type="float" office:value="20914773" calcext:value-type="float">
            <text:p>20914773</text:p>
          </table:table-cell>
          <table:table-cell office:value-type="string" calcext:value-type="string">
            <text:p>https://api.github.com/repos/neiser/ant</text:p>
          </table:table-cell>
          <table:table-cell table:formula="of:=REPLACE([.B2602]; 1; 29; &quot;&quot;)" office:value-type="string" office:string-value="neiser/ant" calcext:value-type="string">
            <text:p>neiser/ant</text:p>
          </table:table-cell>
        </table:table-row>
        <table:table-row table:style-name="ro1">
          <table:table-cell office:value-type="float" office:value="20923966" calcext:value-type="float">
            <text:p>20923966</text:p>
          </table:table-cell>
          <table:table-cell office:value-type="string" calcext:value-type="string">
            <text:p>https://api.github.com/repos/ska-sa/spead2</text:p>
          </table:table-cell>
          <table:table-cell table:formula="of:=REPLACE([.B2603]; 1; 29; &quot;&quot;)" office:value-type="string" office:string-value="ska-sa/spead2" calcext:value-type="string">
            <text:p>ska-sa/spead2</text:p>
          </table:table-cell>
        </table:table-row>
        <table:table-row table:style-name="ro1">
          <table:table-cell office:value-type="float" office:value="20931597" calcext:value-type="float">
            <text:p>20931597</text:p>
          </table:table-cell>
          <table:table-cell office:value-type="string" calcext:value-type="string">
            <text:p>https://api.github.com/repos/iovisor/bcc</text:p>
          </table:table-cell>
          <table:table-cell table:formula="of:=REPLACE([.B2604]; 1; 29; &quot;&quot;)" office:value-type="string" office:string-value="iovisor/bcc" calcext:value-type="string">
            <text:p>iovisor/bcc</text:p>
          </table:table-cell>
        </table:table-row>
        <table:table-row table:style-name="ro1">
          <table:table-cell office:value-type="float" office:value="20933203" calcext:value-type="float">
            <text:p>20933203</text:p>
          </table:table-cell>
          <table:table-cell office:value-type="string" calcext:value-type="string">
            <text:p>https://api.github.com/repos/Idhrendur/paradoxGameConverters</text:p>
          </table:table-cell>
          <table:table-cell table:formula="of:=REPLACE([.B2605]; 1; 29; &quot;&quot;)" office:value-type="string" office:string-value="Idhrendur/paradoxGameConverters" calcext:value-type="string">
            <text:p>Idhrendur/paradoxGameConverters</text:p>
          </table:table-cell>
        </table:table-row>
        <table:table-row table:style-name="ro1">
          <table:table-cell office:value-type="float" office:value="20962992" calcext:value-type="float">
            <text:p>20962992</text:p>
          </table:table-cell>
          <table:table-cell office:value-type="string" calcext:value-type="string">
            <text:p>https://api.github.com/repos/qnzhou/PyMesh</text:p>
          </table:table-cell>
          <table:table-cell table:formula="of:=REPLACE([.B2606]; 1; 29; &quot;&quot;)" office:value-type="string" office:string-value="qnzhou/PyMesh" calcext:value-type="string">
            <text:p>qnzhou/PyMesh</text:p>
          </table:table-cell>
        </table:table-row>
        <table:table-row table:style-name="ro1">
          <table:table-cell office:value-type="float" office:value="20979974" calcext:value-type="float">
            <text:p>20979974</text:p>
          </table:table-cell>
          <table:table-cell office:value-type="string" calcext:value-type="string">
            <text:p>https://api.github.com/repos/pizzana/tales</text:p>
          </table:table-cell>
          <table:table-cell table:formula="of:=REPLACE([.B2607]; 1; 29; &quot;&quot;)" office:value-type="string" office:string-value="pizzana/tales" calcext:value-type="string">
            <text:p>pizzana/tales</text:p>
          </table:table-cell>
        </table:table-row>
        <table:table-row table:style-name="ro1">
          <table:table-cell office:value-type="float" office:value="21000925" calcext:value-type="float">
            <text:p>21000925</text:p>
          </table:table-cell>
          <table:table-cell office:value-type="string" calcext:value-type="string">
            <text:p>https://api.github.com/repos/brunocodutra/metal</text:p>
          </table:table-cell>
          <table:table-cell table:formula="of:=REPLACE([.B2608]; 1; 29; &quot;&quot;)" office:value-type="string" office:string-value="brunocodutra/metal" calcext:value-type="string">
            <text:p>brunocodutra/metal</text:p>
          </table:table-cell>
        </table:table-row>
        <table:table-row table:style-name="ro1">
          <table:table-cell office:value-type="float" office:value="21027363" calcext:value-type="float">
            <text:p>21027363</text:p>
          </table:table-cell>
          <table:table-cell office:value-type="string" calcext:value-type="string">
            <text:p>https://api.github.com/repos/ubtue/ub_tools</text:p>
          </table:table-cell>
          <table:table-cell table:formula="of:=REPLACE([.B2609]; 1; 29; &quot;&quot;)" office:value-type="string" office:string-value="ubtue/ub_tools" calcext:value-type="string">
            <text:p>ubtue/ub_tools</text:p>
          </table:table-cell>
        </table:table-row>
        <table:table-row table:style-name="ro1">
          <table:table-cell office:value-type="float" office:value="21030367" calcext:value-type="float">
            <text:p>21030367</text:p>
          </table:table-cell>
          <table:table-cell office:value-type="string" calcext:value-type="string">
            <text:p>https://api.github.com/repos/cryptonomex/graphene</text:p>
          </table:table-cell>
          <table:table-cell table:formula="of:=REPLACE([.B2610]; 1; 29; &quot;&quot;)" office:value-type="string" office:string-value="cryptonomex/graphene" calcext:value-type="string">
            <text:p>cryptonomex/graphene</text:p>
          </table:table-cell>
        </table:table-row>
        <table:table-row table:style-name="ro1">
          <table:table-cell office:value-type="float" office:value="21053024" calcext:value-type="float">
            <text:p>21053024</text:p>
          </table:table-cell>
          <table:table-cell office:value-type="string" calcext:value-type="string">
            <text:p>https://api.github.com/repos/ElementsProject/elements</text:p>
          </table:table-cell>
          <table:table-cell table:formula="of:=REPLACE([.B2611]; 1; 29; &quot;&quot;)" office:value-type="string" office:string-value="ElementsProject/elements" calcext:value-type="string">
            <text:p>ElementsProject/elements</text:p>
          </table:table-cell>
        </table:table-row>
        <table:table-row table:style-name="ro1">
          <table:table-cell office:value-type="float" office:value="21125529" calcext:value-type="float">
            <text:p>21125529</text:p>
          </table:table-cell>
          <table:table-cell office:value-type="string" calcext:value-type="string">
            <text:p>https://api.github.com/repos/jbeich/platform_system_extras</text:p>
          </table:table-cell>
          <table:table-cell table:formula="of:=REPLACE([.B2612]; 1; 29; &quot;&quot;)" office:value-type="string" office:string-value="jbeich/platform_system_extras" calcext:value-type="string">
            <text:p>jbeich/platform_system_extras</text:p>
          </table:table-cell>
        </table:table-row>
        <table:table-row table:style-name="ro1">
          <table:table-cell office:value-type="float" office:value="21129730" calcext:value-type="float">
            <text:p>21129730</text:p>
          </table:table-cell>
          <table:table-cell office:value-type="string" calcext:value-type="string">
            <text:p>https://api.github.com/repos/Tarsnap/tarsnap-gui</text:p>
          </table:table-cell>
          <table:table-cell table:formula="of:=REPLACE([.B2613]; 1; 29; &quot;&quot;)" office:value-type="string" office:string-value="Tarsnap/tarsnap-gui" calcext:value-type="string">
            <text:p>Tarsnap/tarsnap-gui</text:p>
          </table:table-cell>
        </table:table-row>
        <table:table-row table:style-name="ro1">
          <table:table-cell office:value-type="float" office:value="21132907" calcext:value-type="float">
            <text:p>21132907</text:p>
          </table:table-cell>
          <table:table-cell office:value-type="string" calcext:value-type="string">
            <text:p>https://api.github.com/repos/3drobotics/ardupilot-solo</text:p>
          </table:table-cell>
          <table:table-cell table:formula="of:=REPLACE([.B2614]; 1; 29; &quot;&quot;)" office:value-type="string" office:string-value="3drobotics/ardupilot-solo" calcext:value-type="string">
            <text:p>3drobotics/ardupilot-solo</text:p>
          </table:table-cell>
        </table:table-row>
        <table:table-row table:style-name="ro1">
          <table:table-cell office:value-type="float" office:value="21133477" calcext:value-type="float">
            <text:p>21133477</text:p>
          </table:table-cell>
          <table:table-cell office:value-type="string" calcext:value-type="string">
            <text:p>https://api.github.com/repos/trisyoungs/aten</text:p>
          </table:table-cell>
          <table:table-cell table:formula="of:=REPLACE([.B2615]; 1; 29; &quot;&quot;)" office:value-type="string" office:string-value="trisyoungs/aten" calcext:value-type="string">
            <text:p>trisyoungs/aten</text:p>
          </table:table-cell>
        </table:table-row>
        <table:table-row table:style-name="ro1">
          <table:table-cell office:value-type="float" office:value="21139685" calcext:value-type="float">
            <text:p>21139685</text:p>
          </table:table-cell>
          <table:table-cell office:value-type="string" calcext:value-type="string">
            <text:p>https://api.github.com/repos/hughperkins/cltorch</text:p>
          </table:table-cell>
          <table:table-cell table:formula="of:=REPLACE([.B2616]; 1; 29; &quot;&quot;)" office:value-type="string" office:string-value="hughperkins/cltorch" calcext:value-type="string">
            <text:p>hughperkins/cltorch</text:p>
          </table:table-cell>
        </table:table-row>
        <table:table-row table:style-name="ro1">
          <table:table-cell office:value-type="float" office:value="21148552" calcext:value-type="float">
            <text:p>21148552</text:p>
          </table:table-cell>
          <table:table-cell office:value-type="string" calcext:value-type="string">
            <text:p>https://api.github.com/repos/dark77777blue/src</text:p>
          </table:table-cell>
          <table:table-cell table:formula="of:=REPLACE([.B2617]; 1; 29; &quot;&quot;)" office:value-type="string" office:string-value="dark77777blue/src" calcext:value-type="string">
            <text:p>dark77777blue/src</text:p>
          </table:table-cell>
        </table:table-row>
        <table:table-row table:style-name="ro1">
          <table:table-cell office:value-type="float" office:value="21152236" calcext:value-type="float">
            <text:p>21152236</text:p>
          </table:table-cell>
          <table:table-cell office:value-type="string" calcext:value-type="string">
            <text:p>https://api.github.com/repos/shahed-shd/Online-Judge-Solutions</text:p>
          </table:table-cell>
          <table:table-cell table:formula="of:=REPLACE([.B2618]; 1; 29; &quot;&quot;)" office:value-type="string" office:string-value="shahed-shd/Online-Judge-Solutions" calcext:value-type="string">
            <text:p>shahed-shd/Online-Judge-Solutions</text:p>
          </table:table-cell>
        </table:table-row>
        <table:table-row table:style-name="ro1">
          <table:table-cell office:value-type="float" office:value="21154736" calcext:value-type="float">
            <text:p>21154736</text:p>
          </table:table-cell>
          <table:table-cell office:value-type="string" calcext:value-type="string">
            <text:p>https://api.github.com/repos/hunspell/hunspell</text:p>
          </table:table-cell>
          <table:table-cell table:formula="of:=REPLACE([.B2619]; 1; 29; &quot;&quot;)" office:value-type="string" office:string-value="hunspell/hunspell" calcext:value-type="string">
            <text:p>hunspell/hunspell</text:p>
          </table:table-cell>
        </table:table-row>
        <table:table-row table:style-name="ro1">
          <table:table-cell office:value-type="float" office:value="21161111" calcext:value-type="float">
            <text:p>21161111</text:p>
          </table:table-cell>
          <table:table-cell office:value-type="string" calcext:value-type="string">
            <text:p>https://api.github.com/repos/manzali/lseb</text:p>
          </table:table-cell>
          <table:table-cell table:formula="of:=REPLACE([.B2620]; 1; 29; &quot;&quot;)" office:value-type="string" office:string-value="manzali/lseb" calcext:value-type="string">
            <text:p>manzali/lseb</text:p>
          </table:table-cell>
        </table:table-row>
        <table:table-row table:style-name="ro1">
          <table:table-cell office:value-type="float" office:value="21164527" calcext:value-type="float">
            <text:p>21164527</text:p>
          </table:table-cell>
          <table:table-cell office:value-type="string" calcext:value-type="string">
            <text:p>https://api.github.com/repos/cuberite/cuberite</text:p>
          </table:table-cell>
          <table:table-cell table:formula="of:=REPLACE([.B2621]; 1; 29; &quot;&quot;)" office:value-type="string" office:string-value="cuberite/cuberite" calcext:value-type="string">
            <text:p>cuberite/cuberite</text:p>
          </table:table-cell>
        </table:table-row>
        <table:table-row table:style-name="ro1">
          <table:table-cell office:value-type="float" office:value="21174822" calcext:value-type="float">
            <text:p>21174822</text:p>
          </table:table-cell>
          <table:table-cell office:value-type="string" calcext:value-type="string">
            <text:p>https://api.github.com/repos/npruehs/tome-editor</text:p>
          </table:table-cell>
          <table:table-cell table:formula="of:=REPLACE([.B2622]; 1; 29; &quot;&quot;)" office:value-type="string" office:string-value="npruehs/tome-editor" calcext:value-type="string">
            <text:p>npruehs/tome-editor</text:p>
          </table:table-cell>
        </table:table-row>
        <table:table-row table:style-name="ro1">
          <table:table-cell office:value-type="float" office:value="21176932" calcext:value-type="float">
            <text:p>21176932</text:p>
          </table:table-cell>
          <table:table-cell office:value-type="string" calcext:value-type="string">
            <text:p>https://api.github.com/repos/DO-CV/sara</text:p>
          </table:table-cell>
          <table:table-cell table:formula="of:=REPLACE([.B2623]; 1; 29; &quot;&quot;)" office:value-type="string" office:string-value="DO-CV/sara" calcext:value-type="string">
            <text:p>DO-CV/sara</text:p>
          </table:table-cell>
        </table:table-row>
        <table:table-row table:style-name="ro1">
          <table:table-cell office:value-type="float" office:value="21187402" calcext:value-type="float">
            <text:p>21187402</text:p>
          </table:table-cell>
          <table:table-cell office:value-type="string" calcext:value-type="string">
            <text:p>https://api.github.com/repos/googlesamples/android-ndk</text:p>
          </table:table-cell>
          <table:table-cell table:formula="of:=REPLACE([.B2624]; 1; 29; &quot;&quot;)" office:value-type="string" office:string-value="googlesamples/android-ndk" calcext:value-type="string">
            <text:p>googlesamples/android-ndk</text:p>
          </table:table-cell>
        </table:table-row>
        <table:table-row table:style-name="ro1">
          <table:table-cell office:value-type="float" office:value="21208965" calcext:value-type="float">
            <text:p>21208965</text:p>
          </table:table-cell>
          <table:table-cell office:value-type="string" calcext:value-type="string">
            <text:p>https://api.github.com/repos/sos-berlin/scheduler-engine</text:p>
          </table:table-cell>
          <table:table-cell table:formula="of:=REPLACE([.B2625]; 1; 29; &quot;&quot;)" office:value-type="string" office:string-value="sos-berlin/scheduler-engine" calcext:value-type="string">
            <text:p>sos-berlin/scheduler-engine</text:p>
          </table:table-cell>
        </table:table-row>
        <table:table-row table:style-name="ro1">
          <table:table-cell office:value-type="float" office:value="21237011" calcext:value-type="float">
            <text:p>21237011</text:p>
          </table:table-cell>
          <table:table-cell office:value-type="string" calcext:value-type="string">
            <text:p>https://api.github.com/repos/ngageoint/hootenanny</text:p>
          </table:table-cell>
          <table:table-cell table:formula="of:=REPLACE([.B2626]; 1; 29; &quot;&quot;)" office:value-type="string" office:string-value="ngageoint/hootenanny" calcext:value-type="string">
            <text:p>ngageoint/hootenanny</text:p>
          </table:table-cell>
        </table:table-row>
        <table:table-row table:style-name="ro1">
          <table:table-cell office:value-type="float" office:value="21238676" calcext:value-type="float">
            <text:p>21238676</text:p>
          </table:table-cell>
          <table:table-cell office:value-type="string" calcext:value-type="string">
            <text:p>https://api.github.com/repos/Corvusoft/restbed</text:p>
          </table:table-cell>
          <table:table-cell table:formula="of:=REPLACE([.B2627]; 1; 29; &quot;&quot;)" office:value-type="string" office:string-value="Corvusoft/restbed" calcext:value-type="string">
            <text:p>Corvusoft/restbed</text:p>
          </table:table-cell>
        </table:table-row>
        <table:table-row table:style-name="ro1">
          <table:table-cell office:value-type="float" office:value="21238764" calcext:value-type="float">
            <text:p>21238764</text:p>
          </table:table-cell>
          <table:table-cell office:value-type="string" calcext:value-type="string">
            <text:p>https://api.github.com/repos/viing937/leetcode</text:p>
          </table:table-cell>
          <table:table-cell table:formula="of:=REPLACE([.B2628]; 1; 29; &quot;&quot;)" office:value-type="string" office:string-value="viing937/leetcode" calcext:value-type="string">
            <text:p>viing937/leetcode</text:p>
          </table:table-cell>
        </table:table-row>
        <table:table-row table:style-name="ro1">
          <table:table-cell office:value-type="float" office:value="21266350" calcext:value-type="float">
            <text:p>21266350</text:p>
          </table:table-cell>
          <table:table-cell office:value-type="string" calcext:value-type="string">
            <text:p>https://api.github.com/repos/measurement-kit/measurement-kit</text:p>
          </table:table-cell>
          <table:table-cell table:formula="of:=REPLACE([.B2629]; 1; 29; &quot;&quot;)" office:value-type="string" office:string-value="measurement-kit/measurement-kit" calcext:value-type="string">
            <text:p>measurement-kit/measurement-kit</text:p>
          </table:table-cell>
        </table:table-row>
        <table:table-row table:style-name="ro1">
          <table:table-cell office:value-type="float" office:value="21276191" calcext:value-type="float">
            <text:p>21276191</text:p>
          </table:table-cell>
          <table:table-cell office:value-type="string" calcext:value-type="string">
            <text:p>https://api.github.com/repos/denesb/warmonger</text:p>
          </table:table-cell>
          <table:table-cell table:formula="of:=REPLACE([.B2630]; 1; 29; &quot;&quot;)" office:value-type="string" office:string-value="denesb/warmonger" calcext:value-type="string">
            <text:p>denesb/warmonger</text:p>
          </table:table-cell>
        </table:table-row>
        <table:table-row table:style-name="ro1">
          <table:table-cell office:value-type="float" office:value="21276807" calcext:value-type="float">
            <text:p>21276807</text:p>
          </table:table-cell>
          <table:table-cell office:value-type="string" calcext:value-type="string">
            <text:p>https://api.github.com/repos/CL2QCD/cl2qcd</text:p>
          </table:table-cell>
          <table:table-cell table:formula="of:=REPLACE([.B2631]; 1; 29; &quot;&quot;)" office:value-type="string" office:string-value="CL2QCD/cl2qcd" calcext:value-type="string">
            <text:p>CL2QCD/cl2qcd</text:p>
          </table:table-cell>
        </table:table-row>
        <table:table-row table:style-name="ro1">
          <table:table-cell office:value-type="float" office:value="21287555" calcext:value-type="float">
            <text:p>21287555</text:p>
          </table:table-cell>
          <table:table-cell office:value-type="string" calcext:value-type="string">
            <text:p>https://api.github.com/repos/kindsenior/jsk_choreonoid</text:p>
          </table:table-cell>
          <table:table-cell table:formula="of:=REPLACE([.B2632]; 1; 29; &quot;&quot;)" office:value-type="string" office:string-value="kindsenior/jsk_choreonoid" calcext:value-type="string">
            <text:p>kindsenior/jsk_choreonoid</text:p>
          </table:table-cell>
        </table:table-row>
        <table:table-row table:style-name="ro1">
          <table:table-cell office:value-type="float" office:value="21316774" calcext:value-type="float">
            <text:p>21316774</text:p>
          </table:table-cell>
          <table:table-cell office:value-type="string" calcext:value-type="string">
            <text:p>https://api.github.com/repos/mmp/pbrt-v3</text:p>
          </table:table-cell>
          <table:table-cell table:formula="of:=REPLACE([.B2633]; 1; 29; &quot;&quot;)" office:value-type="string" office:string-value="mmp/pbrt-v3" calcext:value-type="string">
            <text:p>mmp/pbrt-v3</text:p>
          </table:table-cell>
        </table:table-row>
        <table:table-row table:style-name="ro1">
          <table:table-cell office:value-type="float" office:value="21352250" calcext:value-type="float">
            <text:p>21352250</text:p>
          </table:table-cell>
          <table:table-cell office:value-type="string" calcext:value-type="string">
            <text:p>https://api.github.com/repos/siconos/siconos</text:p>
          </table:table-cell>
          <table:table-cell table:formula="of:=REPLACE([.B2634]; 1; 29; &quot;&quot;)" office:value-type="string" office:string-value="siconos/siconos" calcext:value-type="string">
            <text:p>siconos/siconos</text:p>
          </table:table-cell>
        </table:table-row>
        <table:table-row table:style-name="ro1">
          <table:table-cell office:value-type="float" office:value="21359973" calcext:value-type="float">
            <text:p>21359973</text:p>
          </table:table-cell>
          <table:table-cell office:value-type="string" calcext:value-type="string">
            <text:p>https://api.github.com/repos/silverweed/lifish</text:p>
          </table:table-cell>
          <table:table-cell table:formula="of:=REPLACE([.B2635]; 1; 29; &quot;&quot;)" office:value-type="string" office:string-value="silverweed/lifish" calcext:value-type="string">
            <text:p>silverweed/lifish</text:p>
          </table:table-cell>
        </table:table-row>
        <table:table-row table:style-name="ro1">
          <table:table-cell office:value-type="float" office:value="21361782" calcext:value-type="float">
            <text:p>21361782</text:p>
          </table:table-cell>
          <table:table-cell office:value-type="string" calcext:value-type="string">
            <text:p>https://api.github.com/repos/nzbget/nzbget</text:p>
          </table:table-cell>
          <table:table-cell table:formula="of:=REPLACE([.B2636]; 1; 29; &quot;&quot;)" office:value-type="string" office:string-value="nzbget/nzbget" calcext:value-type="string">
            <text:p>nzbget/nzbget</text:p>
          </table:table-cell>
        </table:table-row>
        <table:table-row table:style-name="ro1">
          <table:table-cell office:value-type="float" office:value="21382248" calcext:value-type="float">
            <text:p>21382248</text:p>
          </table:table-cell>
          <table:table-cell office:value-type="string" calcext:value-type="string">
            <text:p>https://api.github.com/repos/dmlc/mxnet</text:p>
          </table:table-cell>
          <table:table-cell table:formula="of:=REPLACE([.B2637]; 1; 29; &quot;&quot;)" office:value-type="string" office:string-value="dmlc/mxnet" calcext:value-type="string">
            <text:p>dmlc/mxnet</text:p>
          </table:table-cell>
        </table:table-row>
        <table:table-row table:style-name="ro1">
          <table:table-cell office:value-type="float" office:value="21386664" calcext:value-type="float">
            <text:p>21386664</text:p>
          </table:table-cell>
          <table:table-cell office:value-type="string" calcext:value-type="string">
            <text:p>https://api.github.com/repos/HolySmoke86/blank</text:p>
          </table:table-cell>
          <table:table-cell table:formula="of:=REPLACE([.B2638]; 1; 29; &quot;&quot;)" office:value-type="string" office:string-value="HolySmoke86/blank" calcext:value-type="string">
            <text:p>HolySmoke86/blank</text:p>
          </table:table-cell>
        </table:table-row>
        <table:table-row table:style-name="ro1">
          <table:table-cell office:value-type="float" office:value="21409267" calcext:value-type="float">
            <text:p>21409267</text:p>
          </table:table-cell>
          <table:table-cell office:value-type="string" calcext:value-type="string">
            <text:p>https://api.github.com/repos/felixbarring/VoxelGame</text:p>
          </table:table-cell>
          <table:table-cell table:formula="of:=REPLACE([.B2639]; 1; 29; &quot;&quot;)" office:value-type="string" office:string-value="felixbarring/VoxelGame" calcext:value-type="string">
            <text:p>felixbarring/VoxelGame</text:p>
          </table:table-cell>
        </table:table-row>
        <table:table-row table:style-name="ro1">
          <table:table-cell office:value-type="float" office:value="21414058" calcext:value-type="float">
            <text:p>21414058</text:p>
          </table:table-cell>
          <table:table-cell office:value-type="string" calcext:value-type="string">
            <text:p>https://api.github.com/repos/hamishHay/ODIS</text:p>
          </table:table-cell>
          <table:table-cell table:formula="of:=REPLACE([.B2640]; 1; 29; &quot;&quot;)" office:value-type="string" office:string-value="hamishHay/ODIS" calcext:value-type="string">
            <text:p>hamishHay/ODIS</text:p>
          </table:table-cell>
        </table:table-row>
        <table:table-row table:style-name="ro1">
          <table:table-cell office:value-type="float" office:value="21444079" calcext:value-type="float">
            <text:p>21444079</text:p>
          </table:table-cell>
          <table:table-cell office:value-type="string" calcext:value-type="string">
            <text:p>https://api.github.com/repos/infphilo/hisat2</text:p>
          </table:table-cell>
          <table:table-cell table:formula="of:=REPLACE([.B2641]; 1; 29; &quot;&quot;)" office:value-type="string" office:string-value="infphilo/hisat2" calcext:value-type="string">
            <text:p>infphilo/hisat2</text:p>
          </table:table-cell>
        </table:table-row>
        <table:table-row table:style-name="ro1">
          <table:table-cell office:value-type="float" office:value="21445495" calcext:value-type="float">
            <text:p>21445495</text:p>
          </table:table-cell>
          <table:table-cell office:value-type="string" calcext:value-type="string">
            <text:p>https://api.github.com/repos/LibrePCB/LibrePCB</text:p>
          </table:table-cell>
          <table:table-cell table:formula="of:=REPLACE([.B2642]; 1; 29; &quot;&quot;)" office:value-type="string" office:string-value="LibrePCB/LibrePCB" calcext:value-type="string">
            <text:p>LibrePCB/LibrePCB</text:p>
          </table:table-cell>
        </table:table-row>
        <table:table-row table:style-name="ro1">
          <table:table-cell office:value-type="float" office:value="21447354" calcext:value-type="float">
            <text:p>21447354</text:p>
          </table:table-cell>
          <table:table-cell office:value-type="string" calcext:value-type="string">
            <text:p>https://api.github.com/repos/lcpt/xc</text:p>
          </table:table-cell>
          <table:table-cell table:formula="of:=REPLACE([.B2643]; 1; 29; &quot;&quot;)" office:value-type="string" office:string-value="lcpt/xc" calcext:value-type="string">
            <text:p>lcpt/xc</text:p>
          </table:table-cell>
        </table:table-row>
        <table:table-row table:style-name="ro1">
          <table:table-cell office:value-type="float" office:value="21522714" calcext:value-type="float">
            <text:p>21522714</text:p>
          </table:table-cell>
          <table:table-cell office:value-type="string" calcext:value-type="string">
            <text:p>https://api.github.com/repos/AzureAD/rms-sdk-for-cpp</text:p>
          </table:table-cell>
          <table:table-cell table:formula="of:=REPLACE([.B2644]; 1; 29; &quot;&quot;)" office:value-type="string" office:string-value="AzureAD/rms-sdk-for-cpp" calcext:value-type="string">
            <text:p>AzureAD/rms-sdk-for-cpp</text:p>
          </table:table-cell>
        </table:table-row>
        <table:table-row table:style-name="ro1">
          <table:table-cell office:value-type="float" office:value="21534105" calcext:value-type="float">
            <text:p>21534105</text:p>
          </table:table-cell>
          <table:table-cell office:value-type="string" calcext:value-type="string">
            <text:p>https://api.github.com/repos/vapourismo/luwra</text:p>
          </table:table-cell>
          <table:table-cell table:formula="of:=REPLACE([.B2645]; 1; 29; &quot;&quot;)" office:value-type="string" office:string-value="vapourismo/luwra" calcext:value-type="string">
            <text:p>vapourismo/luwra</text:p>
          </table:table-cell>
        </table:table-row>
        <table:table-row table:style-name="ro1">
          <table:table-cell office:value-type="float" office:value="21535220" calcext:value-type="float">
            <text:p>21535220</text:p>
          </table:table-cell>
          <table:table-cell office:value-type="string" calcext:value-type="string">
            <text:p>https://api.github.com/repos/turanszkij/WickedEngine</text:p>
          </table:table-cell>
          <table:table-cell table:formula="of:=REPLACE([.B2646]; 1; 29; &quot;&quot;)" office:value-type="string" office:string-value="turanszkij/WickedEngine" calcext:value-type="string">
            <text:p>turanszkij/WickedEngine</text:p>
          </table:table-cell>
        </table:table-row>
        <table:table-row table:style-name="ro1">
          <table:table-cell office:value-type="float" office:value="21537018" calcext:value-type="float">
            <text:p>21537018</text:p>
          </table:table-cell>
          <table:table-cell office:value-type="string" calcext:value-type="string">
            <text:p>https://api.github.com/repos/caqtdm/caqtdm</text:p>
          </table:table-cell>
          <table:table-cell table:formula="of:=REPLACE([.B2647]; 1; 29; &quot;&quot;)" office:value-type="string" office:string-value="caqtdm/caqtdm" calcext:value-type="string">
            <text:p>caqtdm/caqtdm</text:p>
          </table:table-cell>
        </table:table-row>
        <table:table-row table:style-name="ro1">
          <table:table-cell office:value-type="float" office:value="21564743" calcext:value-type="float">
            <text:p>21564743</text:p>
          </table:table-cell>
          <table:table-cell office:value-type="string" calcext:value-type="string">
            <text:p>https://api.github.com/repos/Techwolfy/telepresence</text:p>
          </table:table-cell>
          <table:table-cell table:formula="of:=REPLACE([.B2648]; 1; 29; &quot;&quot;)" office:value-type="string" office:string-value="Techwolfy/telepresence" calcext:value-type="string">
            <text:p>Techwolfy/telepresence</text:p>
          </table:table-cell>
        </table:table-row>
        <table:table-row table:style-name="ro1">
          <table:table-cell office:value-type="float" office:value="21572972" calcext:value-type="float">
            <text:p>21572972</text:p>
          </table:table-cell>
          <table:table-cell office:value-type="string" calcext:value-type="string">
            <text:p>https://api.github.com/repos/onekiloparsec/SwiftAA</text:p>
          </table:table-cell>
          <table:table-cell table:formula="of:=REPLACE([.B2649]; 1; 29; &quot;&quot;)" office:value-type="string" office:string-value="onekiloparsec/SwiftAA" calcext:value-type="string">
            <text:p>onekiloparsec/SwiftAA</text:p>
          </table:table-cell>
        </table:table-row>
        <table:table-row table:style-name="ro1">
          <table:table-cell office:value-type="float" office:value="21576507" calcext:value-type="float">
            <text:p>21576507</text:p>
          </table:table-cell>
          <table:table-cell office:value-type="string" calcext:value-type="string">
            <text:p>https://api.github.com/repos/tominokers/RatelPlayer</text:p>
          </table:table-cell>
          <table:table-cell table:formula="of:=REPLACE([.B2650]; 1; 29; &quot;&quot;)" office:value-type="string" office:string-value="tominokers/RatelPlayer" calcext:value-type="string">
            <text:p>tominokers/RatelPlayer</text:p>
          </table:table-cell>
        </table:table-row>
        <table:table-row table:style-name="ro1">
          <table:table-cell office:value-type="float" office:value="21585238" calcext:value-type="float">
            <text:p>21585238</text:p>
          </table:table-cell>
          <table:table-cell office:value-type="string" calcext:value-type="string">
            <text:p>https://api.github.com/repos/rdiaz02/OncoSimul</text:p>
          </table:table-cell>
          <table:table-cell table:formula="of:=REPLACE([.B2651]; 1; 29; &quot;&quot;)" office:value-type="string" office:string-value="rdiaz02/OncoSimul" calcext:value-type="string">
            <text:p>rdiaz02/OncoSimul</text:p>
          </table:table-cell>
        </table:table-row>
        <table:table-row table:style-name="ro1">
          <table:table-cell office:value-type="float" office:value="21590632" calcext:value-type="float">
            <text:p>21590632</text:p>
          </table:table-cell>
          <table:table-cell office:value-type="string" calcext:value-type="string">
            <text:p>https://api.github.com/repos/ejrh/hex</text:p>
          </table:table-cell>
          <table:table-cell table:formula="of:=REPLACE([.B2652]; 1; 29; &quot;&quot;)" office:value-type="string" office:string-value="ejrh/hex" calcext:value-type="string">
            <text:p>ejrh/hex</text:p>
          </table:table-cell>
        </table:table-row>
        <table:table-row table:style-name="ro1">
          <table:table-cell office:value-type="float" office:value="21596153" calcext:value-type="float">
            <text:p>21596153</text:p>
          </table:table-cell>
          <table:table-cell office:value-type="string" calcext:value-type="string">
            <text:p>https://api.github.com/repos/jonco3/dynamic</text:p>
          </table:table-cell>
          <table:table-cell table:formula="of:=REPLACE([.B2653]; 1; 29; &quot;&quot;)" office:value-type="string" office:string-value="jonco3/dynamic" calcext:value-type="string">
            <text:p>jonco3/dynamic</text:p>
          </table:table-cell>
        </table:table-row>
        <table:table-row table:style-name="ro1">
          <table:table-cell office:value-type="float" office:value="21601795" calcext:value-type="float">
            <text:p>21601795</text:p>
          </table:table-cell>
          <table:table-cell office:value-type="string" calcext:value-type="string">
            <text:p>https://api.github.com/repos/SaschaWillems/Vulkan</text:p>
          </table:table-cell>
          <table:table-cell table:formula="of:=REPLACE([.B2654]; 1; 29; &quot;&quot;)" office:value-type="string" office:string-value="SaschaWillems/Vulkan" calcext:value-type="string">
            <text:p>SaschaWillems/Vulkan</text:p>
          </table:table-cell>
        </table:table-row>
        <table:table-row table:style-name="ro1">
          <table:table-cell office:value-type="float" office:value="21638534" calcext:value-type="float">
            <text:p>21638534</text:p>
          </table:table-cell>
          <table:table-cell office:value-type="string" calcext:value-type="string">
            <text:p>https://api.github.com/repos/Dax89/harbour-sailorgram</text:p>
          </table:table-cell>
          <table:table-cell table:formula="of:=REPLACE([.B2655]; 1; 29; &quot;&quot;)" office:value-type="string" office:string-value="Dax89/harbour-sailorgram" calcext:value-type="string">
            <text:p>Dax89/harbour-sailorgram</text:p>
          </table:table-cell>
        </table:table-row>
        <table:table-row table:style-name="ro1">
          <table:table-cell office:value-type="float" office:value="21644089" calcext:value-type="float">
            <text:p>21644089</text:p>
          </table:table-cell>
          <table:table-cell office:value-type="string" calcext:value-type="string">
            <text:p>https://api.github.com/repos/EmberEmu/Ember</text:p>
          </table:table-cell>
          <table:table-cell table:formula="of:=REPLACE([.B2656]; 1; 29; &quot;&quot;)" office:value-type="string" office:string-value="EmberEmu/Ember" calcext:value-type="string">
            <text:p>EmberEmu/Ember</text:p>
          </table:table-cell>
        </table:table-row>
        <table:table-row table:style-name="ro1">
          <table:table-cell office:value-type="float" office:value="21656074" calcext:value-type="float">
            <text:p>21656074</text:p>
          </table:table-cell>
          <table:table-cell office:value-type="string" calcext:value-type="string">
            <text:p>https://api.github.com/repos/OpenPHDGuiding/phd2</text:p>
          </table:table-cell>
          <table:table-cell table:formula="of:=REPLACE([.B2657]; 1; 29; &quot;&quot;)" office:value-type="string" office:string-value="OpenPHDGuiding/phd2" calcext:value-type="string">
            <text:p>OpenPHDGuiding/phd2</text:p>
          </table:table-cell>
        </table:table-row>
        <table:table-row table:style-name="ro1">
          <table:table-cell office:value-type="float" office:value="21673558" calcext:value-type="float">
            <text:p>21673558</text:p>
          </table:table-cell>
          <table:table-cell office:value-type="string" calcext:value-type="string">
            <text:p>https://api.github.com/repos/syjohnson/Leetcode</text:p>
          </table:table-cell>
          <table:table-cell table:formula="of:=REPLACE([.B2658]; 1; 29; &quot;&quot;)" office:value-type="string" office:string-value="syjohnson/Leetcode" calcext:value-type="string">
            <text:p>syjohnson/Leetcode</text:p>
          </table:table-cell>
        </table:table-row>
        <table:table-row table:style-name="ro1">
          <table:table-cell office:value-type="float" office:value="21688555" calcext:value-type="float">
            <text:p>21688555</text:p>
          </table:table-cell>
          <table:table-cell office:value-type="string" calcext:value-type="string">
            <text:p>https://api.github.com/repos/3drepo/3drepobouncer</text:p>
          </table:table-cell>
          <table:table-cell table:formula="of:=REPLACE([.B2659]; 1; 29; &quot;&quot;)" office:value-type="string" office:string-value="3drepo/3drepobouncer" calcext:value-type="string">
            <text:p>3drepo/3drepobouncer</text:p>
          </table:table-cell>
        </table:table-row>
        <table:table-row table:style-name="ro1">
          <table:table-cell office:value-type="float" office:value="21718209" calcext:value-type="float">
            <text:p>21718209</text:p>
          </table:table-cell>
          <table:table-cell office:value-type="string" calcext:value-type="string">
            <text:p>https://api.github.com/repos/WalrusRPG/WalrusRPG</text:p>
          </table:table-cell>
          <table:table-cell table:formula="of:=REPLACE([.B2660]; 1; 29; &quot;&quot;)" office:value-type="string" office:string-value="WalrusRPG/WalrusRPG" calcext:value-type="string">
            <text:p>WalrusRPG/WalrusRPG</text:p>
          </table:table-cell>
        </table:table-row>
        <table:table-row table:style-name="ro1">
          <table:table-cell office:value-type="float" office:value="21720966" calcext:value-type="float">
            <text:p>21720966</text:p>
          </table:table-cell>
          <table:table-cell office:value-type="string" calcext:value-type="string">
            <text:p>https://api.github.com/repos/KhronosGroup/glslang</text:p>
          </table:table-cell>
          <table:table-cell table:formula="of:=REPLACE([.B2661]; 1; 29; &quot;&quot;)" office:value-type="string" office:string-value="KhronosGroup/glslang" calcext:value-type="string">
            <text:p>KhronosGroup/glslang</text:p>
          </table:table-cell>
        </table:table-row>
        <table:table-row table:style-name="ro1">
          <table:table-cell office:value-type="float" office:value="21733638" calcext:value-type="float">
            <text:p>21733638</text:p>
          </table:table-cell>
          <table:table-cell office:value-type="string" calcext:value-type="string">
            <text:p>https://api.github.com/repos/AG-Systems/MicroProjects</text:p>
          </table:table-cell>
          <table:table-cell table:formula="of:=REPLACE([.B2662]; 1; 29; &quot;&quot;)" office:value-type="string" office:string-value="AG-Systems/MicroProjects" calcext:value-type="string">
            <text:p>AG-Systems/MicroProjects</text:p>
          </table:table-cell>
        </table:table-row>
        <table:table-row table:style-name="ro1">
          <table:table-cell office:value-type="float" office:value="21740706" calcext:value-type="float">
            <text:p>21740706</text:p>
          </table:table-cell>
          <table:table-cell office:value-type="string" calcext:value-type="string">
            <text:p>https://api.github.com/repos/vdun/zzz</text:p>
          </table:table-cell>
          <table:table-cell table:formula="of:=REPLACE([.B2663]; 1; 29; &quot;&quot;)" office:value-type="string" office:string-value="vdun/zzz" calcext:value-type="string">
            <text:p>vdun/zzz</text:p>
          </table:table-cell>
        </table:table-row>
        <table:table-row table:style-name="ro1">
          <table:table-cell office:value-type="float" office:value="21752487" calcext:value-type="float">
            <text:p>21752487</text:p>
          </table:table-cell>
          <table:table-cell office:value-type="string" calcext:value-type="string">
            <text:p>https://api.github.com/repos/kdmurray91/kWIP</text:p>
          </table:table-cell>
          <table:table-cell table:formula="of:=REPLACE([.B2664]; 1; 29; &quot;&quot;)" office:value-type="string" office:string-value="kdmurray91/kWIP" calcext:value-type="string">
            <text:p>kdmurray91/kWIP</text:p>
          </table:table-cell>
        </table:table-row>
        <table:table-row table:style-name="ro1">
          <table:table-cell office:value-type="float" office:value="21760367" calcext:value-type="float">
            <text:p>21760367</text:p>
          </table:table-cell>
          <table:table-cell office:value-type="string" calcext:value-type="string">
            <text:p>https://api.github.com/repos/star-bnl/star-vertex</text:p>
          </table:table-cell>
          <table:table-cell table:formula="of:=REPLACE([.B2665]; 1; 29; &quot;&quot;)" office:value-type="string" office:string-value="star-bnl/star-vertex" calcext:value-type="string">
            <text:p>star-bnl/star-vertex</text:p>
          </table:table-cell>
        </table:table-row>
        <table:table-row table:style-name="ro1">
          <table:table-cell office:value-type="float" office:value="21826818" calcext:value-type="float">
            <text:p>21826818</text:p>
          </table:table-cell>
          <table:table-cell office:value-type="string" calcext:value-type="string">
            <text:p>https://api.github.com/repos/OctaForge/OctaSTD</text:p>
          </table:table-cell>
          <table:table-cell table:formula="of:=REPLACE([.B2666]; 1; 29; &quot;&quot;)" office:value-type="string" office:string-value="OctaForge/OctaSTD" calcext:value-type="string">
            <text:p>OctaForge/OctaSTD</text:p>
          </table:table-cell>
        </table:table-row>
        <table:table-row table:style-name="ro1">
          <table:table-cell office:value-type="float" office:value="21830884" calcext:value-type="float">
            <text:p>21830884</text:p>
          </table:table-cell>
          <table:table-cell office:value-type="string" calcext:value-type="string">
            <text:p>https://api.github.com/repos/chadmiral/commonlib</text:p>
          </table:table-cell>
          <table:table-cell table:formula="of:=REPLACE([.B2667]; 1; 29; &quot;&quot;)" office:value-type="string" office:string-value="chadmiral/commonlib" calcext:value-type="string">
            <text:p>chadmiral/commonlib</text:p>
          </table:table-cell>
        </table:table-row>
        <table:table-row table:style-name="ro1">
          <table:table-cell office:value-type="float" office:value="21840272" calcext:value-type="float">
            <text:p>21840272</text:p>
          </table:table-cell>
          <table:table-cell office:value-type="string" calcext:value-type="string">
            <text:p>https://api.github.com/repos/camcory/device_moto_shamu</text:p>
          </table:table-cell>
          <table:table-cell table:formula="of:=REPLACE([.B2668]; 1; 29; &quot;&quot;)" office:value-type="string" office:string-value="camcory/device_moto_shamu" calcext:value-type="string">
            <text:p>camcory/device_moto_shamu</text:p>
          </table:table-cell>
        </table:table-row>
        <table:table-row table:style-name="ro1">
          <table:table-cell office:value-type="float" office:value="21864134" calcext:value-type="float">
            <text:p>21864134</text:p>
          </table:table-cell>
          <table:table-cell office:value-type="string" calcext:value-type="string">
            <text:p>https://api.github.com/repos/linbox-team/givaro</text:p>
          </table:table-cell>
          <table:table-cell table:formula="of:=REPLACE([.B2669]; 1; 29; &quot;&quot;)" office:value-type="string" office:string-value="linbox-team/givaro" calcext:value-type="string">
            <text:p>linbox-team/givaro</text:p>
          </table:table-cell>
        </table:table-row>
        <table:table-row table:style-name="ro1">
          <table:table-cell office:value-type="float" office:value="21867363" calcext:value-type="float">
            <text:p>21867363</text:p>
          </table:table-cell>
          <table:table-cell office:value-type="string" calcext:value-type="string">
            <text:p>https://api.github.com/repos/linbox-team/linbox</text:p>
          </table:table-cell>
          <table:table-cell table:formula="of:=REPLACE([.B2670]; 1; 29; &quot;&quot;)" office:value-type="string" office:string-value="linbox-team/linbox" calcext:value-type="string">
            <text:p>linbox-team/linbox</text:p>
          </table:table-cell>
        </table:table-row>
        <table:table-row table:style-name="ro1">
          <table:table-cell office:value-type="float" office:value="21867560" calcext:value-type="float">
            <text:p>21867560</text:p>
          </table:table-cell>
          <table:table-cell office:value-type="string" calcext:value-type="string">
            <text:p>https://api.github.com/repos/robotology/idyntree</text:p>
          </table:table-cell>
          <table:table-cell table:formula="of:=REPLACE([.B2671]; 1; 29; &quot;&quot;)" office:value-type="string" office:string-value="robotology/idyntree" calcext:value-type="string">
            <text:p>robotology/idyntree</text:p>
          </table:table-cell>
        </table:table-row>
        <table:table-row table:style-name="ro1">
          <table:table-cell office:value-type="float" office:value="21889129" calcext:value-type="float">
            <text:p>21889129</text:p>
          </table:table-cell>
          <table:table-cell office:value-type="string" calcext:value-type="string">
            <text:p>https://api.github.com/repos/20k/SwordFight</text:p>
          </table:table-cell>
          <table:table-cell table:formula="of:=REPLACE([.B2672]; 1; 29; &quot;&quot;)" office:value-type="string" office:string-value="20k/SwordFight" calcext:value-type="string">
            <text:p>20k/SwordFight</text:p>
          </table:table-cell>
        </table:table-row>
        <table:table-row table:style-name="ro1">
          <table:table-cell office:value-type="float" office:value="21890370" calcext:value-type="float">
            <text:p>21890370</text:p>
          </table:table-cell>
          <table:table-cell office:value-type="string" calcext:value-type="string">
            <text:p>https://api.github.com/repos/wibus/GpuMesh</text:p>
          </table:table-cell>
          <table:table-cell table:formula="of:=REPLACE([.B2673]; 1; 29; &quot;&quot;)" office:value-type="string" office:string-value="wibus/GpuMesh" calcext:value-type="string">
            <text:p>wibus/GpuMesh</text:p>
          </table:table-cell>
        </table:table-row>
        <table:table-row table:style-name="ro1">
          <table:table-cell office:value-type="float" office:value="21906545" calcext:value-type="float">
            <text:p>21906545</text:p>
          </table:table-cell>
          <table:table-cell office:value-type="string" calcext:value-type="string">
            <text:p>https://api.github.com/repos/Samsung/iotjs</text:p>
          </table:table-cell>
          <table:table-cell table:formula="of:=REPLACE([.B2674]; 1; 29; &quot;&quot;)" office:value-type="string" office:string-value="Samsung/iotjs" calcext:value-type="string">
            <text:p>Samsung/iotjs</text:p>
          </table:table-cell>
        </table:table-row>
        <table:table-row table:style-name="ro1">
          <table:table-cell office:value-type="float" office:value="21938289" calcext:value-type="float">
            <text:p>21938289</text:p>
          </table:table-cell>
          <table:table-cell office:value-type="string" calcext:value-type="string">
            <text:p>https://api.github.com/repos/onsightit/solarcoin</text:p>
          </table:table-cell>
          <table:table-cell table:formula="of:=REPLACE([.B2675]; 1; 29; &quot;&quot;)" office:value-type="string" office:string-value="onsightit/solarcoin" calcext:value-type="string">
            <text:p>onsightit/solarcoin</text:p>
          </table:table-cell>
        </table:table-row>
        <table:table-row table:style-name="ro1">
          <table:table-cell office:value-type="float" office:value="21941631" calcext:value-type="float">
            <text:p>21941631</text:p>
          </table:table-cell>
          <table:table-cell office:value-type="string" calcext:value-type="string">
            <text:p>https://api.github.com/repos/cginternals/gloperate</text:p>
          </table:table-cell>
          <table:table-cell table:formula="of:=REPLACE([.B2676]; 1; 29; &quot;&quot;)" office:value-type="string" office:string-value="cginternals/gloperate" calcext:value-type="string">
            <text:p>cginternals/gloperate</text:p>
          </table:table-cell>
        </table:table-row>
        <table:table-row table:style-name="ro1">
          <table:table-cell office:value-type="float" office:value="21952398" calcext:value-type="float">
            <text:p>21952398</text:p>
          </table:table-cell>
          <table:table-cell office:value-type="string" calcext:value-type="string">
            <text:p>https://api.github.com/repos/jonathanbuchanan/Sunglasses</text:p>
          </table:table-cell>
          <table:table-cell table:formula="of:=REPLACE([.B2677]; 1; 29; &quot;&quot;)" office:value-type="string" office:string-value="jonathanbuchanan/Sunglasses" calcext:value-type="string">
            <text:p>jonathanbuchanan/Sunglasses</text:p>
          </table:table-cell>
        </table:table-row>
        <table:table-row table:style-name="ro1">
          <table:table-cell office:value-type="float" office:value="21970355" calcext:value-type="float">
            <text:p>21970355</text:p>
          </table:table-cell>
          <table:table-cell office:value-type="string" calcext:value-type="string">
            <text:p>https://api.github.com/repos/linbox-team/fflas-ffpack</text:p>
          </table:table-cell>
          <table:table-cell table:formula="of:=REPLACE([.B2678]; 1; 29; &quot;&quot;)" office:value-type="string" office:string-value="linbox-team/fflas-ffpack" calcext:value-type="string">
            <text:p>linbox-team/fflas-ffpack</text:p>
          </table:table-cell>
        </table:table-row>
        <table:table-row table:style-name="ro1">
          <table:table-cell office:value-type="float" office:value="21972052" calcext:value-type="float">
            <text:p>21972052</text:p>
          </table:table-cell>
          <table:table-cell office:value-type="string" calcext:value-type="string">
            <text:p>https://api.github.com/repos/NumScale/boost.simd</text:p>
          </table:table-cell>
          <table:table-cell table:formula="of:=REPLACE([.B2679]; 1; 29; &quot;&quot;)" office:value-type="string" office:string-value="NumScale/boost.simd" calcext:value-type="string">
            <text:p>NumScale/boost.simd</text:p>
          </table:table-cell>
        </table:table-row>
        <table:table-row table:style-name="ro1">
          <table:table-cell office:value-type="float" office:value="21975769" calcext:value-type="float">
            <text:p>21975769</text:p>
          </table:table-cell>
          <table:table-cell office:value-type="string" calcext:value-type="string">
            <text:p>https://api.github.com/repos/chronoxor/CppBenchmark</text:p>
          </table:table-cell>
          <table:table-cell table:formula="of:=REPLACE([.B2680]; 1; 29; &quot;&quot;)" office:value-type="string" office:string-value="chronoxor/CppBenchmark" calcext:value-type="string">
            <text:p>chronoxor/CppBenchmark</text:p>
          </table:table-cell>
        </table:table-row>
        <table:table-row table:style-name="ro1">
          <table:table-cell office:value-type="float" office:value="21978629" calcext:value-type="float">
            <text:p>21978629</text:p>
          </table:table-cell>
          <table:table-cell office:value-type="string" calcext:value-type="string">
            <text:p>https://api.github.com/repos/cginternals/glbinding</text:p>
          </table:table-cell>
          <table:table-cell table:formula="of:=REPLACE([.B2681]; 1; 29; &quot;&quot;)" office:value-type="string" office:string-value="cginternals/glbinding" calcext:value-type="string">
            <text:p>cginternals/glbinding</text:p>
          </table:table-cell>
        </table:table-row>
        <table:table-row table:style-name="ro1">
          <table:table-cell office:value-type="float" office:value="21978939" calcext:value-type="float">
            <text:p>21978939</text:p>
          </table:table-cell>
          <table:table-cell office:value-type="string" calcext:value-type="string">
            <text:p>https://api.github.com/repos/OpenSpace/OpenSpace</text:p>
          </table:table-cell>
          <table:table-cell table:formula="of:=REPLACE([.B2682]; 1; 29; &quot;&quot;)" office:value-type="string" office:string-value="OpenSpace/OpenSpace" calcext:value-type="string">
            <text:p>OpenSpace/OpenSpace</text:p>
          </table:table-cell>
        </table:table-row>
        <table:table-row table:style-name="ro1">
          <table:table-cell office:value-type="float" office:value="21984433" calcext:value-type="float">
            <text:p>21984433</text:p>
          </table:table-cell>
          <table:table-cell office:value-type="string" calcext:value-type="string">
            <text:p>https://api.github.com/repos/stan-dev/math</text:p>
          </table:table-cell>
          <table:table-cell table:formula="of:=REPLACE([.B2683]; 1; 29; &quot;&quot;)" office:value-type="string" office:string-value="stan-dev/math" calcext:value-type="string">
            <text:p>stan-dev/math</text:p>
          </table:table-cell>
        </table:table-row>
        <table:table-row table:style-name="ro1">
          <table:table-cell office:value-type="float" office:value="21991331" calcext:value-type="float">
            <text:p>21991331</text:p>
          </table:table-cell>
          <table:table-cell office:value-type="string" calcext:value-type="string">
            <text:p>https://api.github.com/repos/StochasticEngineer/RandLib</text:p>
          </table:table-cell>
          <table:table-cell table:formula="of:=REPLACE([.B2684]; 1; 29; &quot;&quot;)" office:value-type="string" office:string-value="StochasticEngineer/RandLib" calcext:value-type="string">
            <text:p>StochasticEngineer/RandLib</text:p>
          </table:table-cell>
        </table:table-row>
        <table:table-row table:style-name="ro1">
          <table:table-cell office:value-type="float" office:value="22003128" calcext:value-type="float">
            <text:p>22003128</text:p>
          </table:table-cell>
          <table:table-cell office:value-type="string" calcext:value-type="string">
            <text:p>https://api.github.com/repos/libocca/occa</text:p>
          </table:table-cell>
          <table:table-cell table:formula="of:=REPLACE([.B2685]; 1; 29; &quot;&quot;)" office:value-type="string" office:string-value="libocca/occa" calcext:value-type="string">
            <text:p>libocca/occa</text:p>
          </table:table-cell>
        </table:table-row>
        <table:table-row table:style-name="ro1">
          <table:table-cell office:value-type="float" office:value="22004371" calcext:value-type="float">
            <text:p>22004371</text:p>
          </table:table-cell>
          <table:table-cell office:value-type="string" calcext:value-type="string">
            <text:p>https://api.github.com/repos/marzer/Yggdrasil</text:p>
          </table:table-cell>
          <table:table-cell table:formula="of:=REPLACE([.B2686]; 1; 29; &quot;&quot;)" office:value-type="string" office:string-value="marzer/Yggdrasil" calcext:value-type="string">
            <text:p>marzer/Yggdrasil</text:p>
          </table:table-cell>
        </table:table-row>
        <table:table-row table:style-name="ro1">
          <table:table-cell office:value-type="float" office:value="22007978" calcext:value-type="float">
            <text:p>22007978</text:p>
          </table:table-cell>
          <table:table-cell office:value-type="string" calcext:value-type="string">
            <text:p>https://api.github.com/repos/dnanexus-rnd/GLnexus</text:p>
          </table:table-cell>
          <table:table-cell table:formula="of:=REPLACE([.B2687]; 1; 29; &quot;&quot;)" office:value-type="string" office:string-value="dnanexus-rnd/GLnexus" calcext:value-type="string">
            <text:p>dnanexus-rnd/GLnexus</text:p>
          </table:table-cell>
        </table:table-row>
        <table:table-row table:style-name="ro1">
          <table:table-cell office:value-type="float" office:value="22024120" calcext:value-type="float">
            <text:p>22024120</text:p>
          </table:table-cell>
          <table:table-cell office:value-type="string" calcext:value-type="string">
            <text:p>https://api.github.com/repos/Jin02/SOCEngine</text:p>
          </table:table-cell>
          <table:table-cell table:formula="of:=REPLACE([.B2688]; 1; 29; &quot;&quot;)" office:value-type="string" office:string-value="Jin02/SOCEngine" calcext:value-type="string">
            <text:p>Jin02/SOCEngine</text:p>
          </table:table-cell>
        </table:table-row>
        <table:table-row table:style-name="ro1">
          <table:table-cell office:value-type="float" office:value="22043399" calcext:value-type="float">
            <text:p>22043399</text:p>
          </table:table-cell>
          <table:table-cell office:value-type="string" calcext:value-type="string">
            <text:p>https://api.github.com/repos/facebook/wdt</text:p>
          </table:table-cell>
          <table:table-cell table:formula="of:=REPLACE([.B2689]; 1; 29; &quot;&quot;)" office:value-type="string" office:string-value="facebook/wdt" calcext:value-type="string">
            <text:p>facebook/wdt</text:p>
          </table:table-cell>
        </table:table-row>
        <table:table-row table:style-name="ro1">
          <table:table-cell office:value-type="float" office:value="22045033" calcext:value-type="float">
            <text:p>22045033</text:p>
          </table:table-cell>
          <table:table-cell office:value-type="string" calcext:value-type="string">
            <text:p>https://api.github.com/repos/Amber-MD/cpptraj</text:p>
          </table:table-cell>
          <table:table-cell table:formula="of:=REPLACE([.B2690]; 1; 29; &quot;&quot;)" office:value-type="string" office:string-value="Amber-MD/cpptraj" calcext:value-type="string">
            <text:p>Amber-MD/cpptraj</text:p>
          </table:table-cell>
        </table:table-row>
        <table:table-row table:style-name="ro1">
          <table:table-cell office:value-type="float" office:value="22045064" calcext:value-type="float">
            <text:p>22045064</text:p>
          </table:table-cell>
          <table:table-cell office:value-type="string" calcext:value-type="string">
            <text:p>https://api.github.com/repos/BhallaLab/moose-core</text:p>
          </table:table-cell>
          <table:table-cell table:formula="of:=REPLACE([.B2691]; 1; 29; &quot;&quot;)" office:value-type="string" office:string-value="BhallaLab/moose-core" calcext:value-type="string">
            <text:p>BhallaLab/moose-core</text:p>
          </table:table-cell>
        </table:table-row>
        <table:table-row table:style-name="ro1">
          <table:table-cell office:value-type="float" office:value="22047967" calcext:value-type="float">
            <text:p>22047967</text:p>
          </table:table-cell>
          <table:table-cell office:value-type="string" calcext:value-type="string">
            <text:p>https://api.github.com/repos/LLRCMS/KLUBAnalysis</text:p>
          </table:table-cell>
          <table:table-cell table:formula="of:=REPLACE([.B2692]; 1; 29; &quot;&quot;)" office:value-type="string" office:string-value="LLRCMS/KLUBAnalysis" calcext:value-type="string">
            <text:p>LLRCMS/KLUBAnalysis</text:p>
          </table:table-cell>
        </table:table-row>
        <table:table-row table:style-name="ro1">
          <table:table-cell office:value-type="float" office:value="22049225" calcext:value-type="float">
            <text:p>22049225</text:p>
          </table:table-cell>
          <table:table-cell office:value-type="string" calcext:value-type="string">
            <text:p>https://api.github.com/repos/rao1219/qt-SON</text:p>
          </table:table-cell>
          <table:table-cell table:formula="of:=REPLACE([.B2693]; 1; 29; &quot;&quot;)" office:value-type="string" office:string-value="rao1219/qt-SON" calcext:value-type="string">
            <text:p>rao1219/qt-SON</text:p>
          </table:table-cell>
        </table:table-row>
        <table:table-row table:style-name="ro1">
          <table:table-cell office:value-type="float" office:value="22050501" calcext:value-type="float">
            <text:p>22050501</text:p>
          </table:table-cell>
          <table:table-cell office:value-type="string" calcext:value-type="string">
            <text:p>https://api.github.com/repos/zneak/fcd</text:p>
          </table:table-cell>
          <table:table-cell table:formula="of:=REPLACE([.B2694]; 1; 29; &quot;&quot;)" office:value-type="string" office:string-value="zneak/fcd" calcext:value-type="string">
            <text:p>zneak/fcd</text:p>
          </table:table-cell>
        </table:table-row>
        <table:table-row table:style-name="ro1">
          <table:table-cell office:value-type="float" office:value="22050818" calcext:value-type="float">
            <text:p>22050818</text:p>
          </table:table-cell>
          <table:table-cell office:value-type="string" calcext:value-type="string">
            <text:p>https://api.github.com/repos/GM2Calc/GM2Calc</text:p>
          </table:table-cell>
          <table:table-cell table:formula="of:=REPLACE([.B2695]; 1; 29; &quot;&quot;)" office:value-type="string" office:string-value="GM2Calc/GM2Calc" calcext:value-type="string">
            <text:p>GM2Calc/GM2Calc</text:p>
          </table:table-cell>
        </table:table-row>
        <table:table-row table:style-name="ro1">
          <table:table-cell office:value-type="float" office:value="22051193" calcext:value-type="float">
            <text:p>22051193</text:p>
          </table:table-cell>
          <table:table-cell office:value-type="string" calcext:value-type="string">
            <text:p>https://api.github.com/repos/mimgrund/rambrain</text:p>
          </table:table-cell>
          <table:table-cell table:formula="of:=REPLACE([.B2696]; 1; 29; &quot;&quot;)" office:value-type="string" office:string-value="mimgrund/rambrain" calcext:value-type="string">
            <text:p>mimgrund/rambrain</text:p>
          </table:table-cell>
        </table:table-row>
        <table:table-row table:style-name="ro1">
          <table:table-cell office:value-type="float" office:value="22052030" calcext:value-type="float">
            <text:p>22052030</text:p>
          </table:table-cell>
          <table:table-cell office:value-type="string" calcext:value-type="string">
            <text:p>https://api.github.com/repos/jeffreyan11/uci-chess-engine</text:p>
          </table:table-cell>
          <table:table-cell table:formula="of:=REPLACE([.B2697]; 1; 29; &quot;&quot;)" office:value-type="string" office:string-value="jeffreyan11/uci-chess-engine" calcext:value-type="string">
            <text:p>jeffreyan11/uci-chess-engine</text:p>
          </table:table-cell>
        </table:table-row>
        <table:table-row table:style-name="ro1">
          <table:table-cell office:value-type="float" office:value="22052848" calcext:value-type="float">
            <text:p>22052848</text:p>
          </table:table-cell>
          <table:table-cell office:value-type="string" calcext:value-type="string">
            <text:p>https://api.github.com/repos/maekawatoshiki/lit-x86</text:p>
          </table:table-cell>
          <table:table-cell table:formula="of:=REPLACE([.B2698]; 1; 29; &quot;&quot;)" office:value-type="string" office:string-value="maekawatoshiki/lit-x86" calcext:value-type="string">
            <text:p>maekawatoshiki/lit-x86</text:p>
          </table:table-cell>
        </table:table-row>
        <table:table-row table:style-name="ro1">
          <table:table-cell office:value-type="float" office:value="22054589" calcext:value-type="float">
            <text:p>22054589</text:p>
          </table:table-cell>
          <table:table-cell office:value-type="string" calcext:value-type="string">
            <text:p>https://api.github.com/repos/ARPA-SIMC/dballe</text:p>
          </table:table-cell>
          <table:table-cell table:formula="of:=REPLACE([.B2699]; 1; 29; &quot;&quot;)" office:value-type="string" office:string-value="ARPA-SIMC/dballe" calcext:value-type="string">
            <text:p>ARPA-SIMC/dballe</text:p>
          </table:table-cell>
        </table:table-row>
        <table:table-row table:style-name="ro1">
          <table:table-cell office:value-type="float" office:value="22054769" calcext:value-type="float">
            <text:p>22054769</text:p>
          </table:table-cell>
          <table:table-cell office:value-type="string" calcext:value-type="string">
            <text:p>https://api.github.com/repos/ngageoint/six-library</text:p>
          </table:table-cell>
          <table:table-cell table:formula="of:=REPLACE([.B2700]; 1; 29; &quot;&quot;)" office:value-type="string" office:string-value="ngageoint/six-library" calcext:value-type="string">
            <text:p>ngageoint/six-library</text:p>
          </table:table-cell>
        </table:table-row>
        <table:table-row table:style-name="ro1">
          <table:table-cell office:value-type="float" office:value="22058011" calcext:value-type="float">
            <text:p>22058011</text:p>
          </table:table-cell>
          <table:table-cell office:value-type="string" calcext:value-type="string">
            <text:p>https://api.github.com/repos/svn2github/exiv2_</text:p>
          </table:table-cell>
          <table:table-cell table:formula="of:=REPLACE([.B2701]; 1; 29; &quot;&quot;)" office:value-type="string" office:string-value="svn2github/exiv2_" calcext:value-type="string">
            <text:p>svn2github/exiv2_</text:p>
          </table:table-cell>
        </table:table-row>
        <table:table-row table:style-name="ro1">
          <table:table-cell office:value-type="float" office:value="22066139" calcext:value-type="float">
            <text:p>22066139</text:p>
          </table:table-cell>
          <table:table-cell office:value-type="string" calcext:value-type="string">
            <text:p>https://api.github.com/repos/vshawn/cameraTest</text:p>
          </table:table-cell>
          <table:table-cell table:formula="of:=REPLACE([.B2702]; 1; 29; &quot;&quot;)" office:value-type="string" office:string-value="vshawn/cameraTest" calcext:value-type="string">
            <text:p>vshawn/cameraTest</text:p>
          </table:table-cell>
        </table:table-row>
        <table:table-row table:style-name="ro1">
          <table:table-cell office:value-type="float" office:value="22067613" calcext:value-type="float">
            <text:p>22067613</text:p>
          </table:table-cell>
          <table:table-cell office:value-type="string" calcext:value-type="string">
            <text:p>https://api.github.com/repos/dkeenan7/LyteFyba</text:p>
          </table:table-cell>
          <table:table-cell table:formula="of:=REPLACE([.B2703]; 1; 29; &quot;&quot;)" office:value-type="string" office:string-value="dkeenan7/LyteFyba" calcext:value-type="string">
            <text:p>dkeenan7/LyteFyba</text:p>
          </table:table-cell>
        </table:table-row>
        <table:table-row table:style-name="ro1">
          <table:table-cell office:value-type="float" office:value="22069269" calcext:value-type="float">
            <text:p>22069269</text:p>
          </table:table-cell>
          <table:table-cell office:value-type="string" calcext:value-type="string">
            <text:p>https://api.github.com/repos/jeffreyadams/atlasofliegroups</text:p>
          </table:table-cell>
          <table:table-cell table:formula="of:=REPLACE([.B2704]; 1; 29; &quot;&quot;)" office:value-type="string" office:string-value="jeffreyadams/atlasofliegroups" calcext:value-type="string">
            <text:p>jeffreyadams/atlasofliegroups</text:p>
          </table:table-cell>
        </table:table-row>
        <table:table-row table:style-name="ro1">
          <table:table-cell office:value-type="float" office:value="22073200" calcext:value-type="float">
            <text:p>22073200</text:p>
          </table:table-cell>
          <table:table-cell office:value-type="string" calcext:value-type="string">
            <text:p>https://api.github.com/repos/baidu/tera</text:p>
          </table:table-cell>
          <table:table-cell table:formula="of:=REPLACE([.B2705]; 1; 29; &quot;&quot;)" office:value-type="string" office:string-value="baidu/tera" calcext:value-type="string">
            <text:p>baidu/tera</text:p>
          </table:table-cell>
        </table:table-row>
        <table:table-row table:style-name="ro1">
          <table:table-cell office:value-type="float" office:value="22074082" calcext:value-type="float">
            <text:p>22074082</text:p>
          </table:table-cell>
          <table:table-cell office:value-type="string" calcext:value-type="string">
            <text:p>https://api.github.com/repos/leadcoder/gass</text:p>
          </table:table-cell>
          <table:table-cell table:formula="of:=REPLACE([.B2706]; 1; 29; &quot;&quot;)" office:value-type="string" office:string-value="leadcoder/gass" calcext:value-type="string">
            <text:p>leadcoder/gass</text:p>
          </table:table-cell>
        </table:table-row>
        <table:table-row table:style-name="ro1">
          <table:table-cell office:value-type="float" office:value="22076433" calcext:value-type="float">
            <text:p>22076433</text:p>
          </table:table-cell>
          <table:table-cell office:value-type="string" calcext:value-type="string">
            <text:p>https://api.github.com/repos/NUCAR-DEV/Hetero-Mark</text:p>
          </table:table-cell>
          <table:table-cell table:formula="of:=REPLACE([.B2707]; 1; 29; &quot;&quot;)" office:value-type="string" office:string-value="NUCAR-DEV/Hetero-Mark" calcext:value-type="string">
            <text:p>NUCAR-DEV/Hetero-Mark</text:p>
          </table:table-cell>
        </table:table-row>
        <table:table-row table:style-name="ro1">
          <table:table-cell office:value-type="float" office:value="22076967" calcext:value-type="float">
            <text:p>22076967</text:p>
          </table:table-cell>
          <table:table-cell office:value-type="string" calcext:value-type="string">
            <text:p>https://api.github.com/repos/ros2/demos</text:p>
          </table:table-cell>
          <table:table-cell table:formula="of:=REPLACE([.B2708]; 1; 29; &quot;&quot;)" office:value-type="string" office:string-value="ros2/demos" calcext:value-type="string">
            <text:p>ros2/demos</text:p>
          </table:table-cell>
        </table:table-row>
        <table:table-row table:style-name="ro1">
          <table:table-cell office:value-type="float" office:value="22077220" calcext:value-type="float">
            <text:p>22077220</text:p>
          </table:table-cell>
          <table:table-cell office:value-type="string" calcext:value-type="string">
            <text:p>https://api.github.com/repos/Dzejrou/DK</text:p>
          </table:table-cell>
          <table:table-cell table:formula="of:=REPLACE([.B2709]; 1; 29; &quot;&quot;)" office:value-type="string" office:string-value="Dzejrou/DK" calcext:value-type="string">
            <text:p>Dzejrou/DK</text:p>
          </table:table-cell>
        </table:table-row>
        <table:table-row table:style-name="ro1">
          <table:table-cell office:value-type="float" office:value="22077388" calcext:value-type="float">
            <text:p>22077388</text:p>
          </table:table-cell>
          <table:table-cell office:value-type="string" calcext:value-type="string">
            <text:p>https://api.github.com/repos/MRPT/mrpt</text:p>
          </table:table-cell>
          <table:table-cell table:formula="of:=REPLACE([.B2710]; 1; 29; &quot;&quot;)" office:value-type="string" office:string-value="MRPT/mrpt" calcext:value-type="string">
            <text:p>MRPT/mrpt</text:p>
          </table:table-cell>
        </table:table-row>
        <table:table-row table:style-name="ro1">
          <table:table-cell office:value-type="float" office:value="22080177" calcext:value-type="float">
            <text:p>22080177</text:p>
          </table:table-cell>
          <table:table-cell office:value-type="string" calcext:value-type="string">
            <text:p>https://api.github.com/repos/dseagrav/NASSP</text:p>
          </table:table-cell>
          <table:table-cell table:formula="of:=REPLACE([.B2711]; 1; 29; &quot;&quot;)" office:value-type="string" office:string-value="dseagrav/NASSP" calcext:value-type="string">
            <text:p>dseagrav/NASSP</text:p>
          </table:table-cell>
        </table:table-row>
        <table:table-row table:style-name="ro1">
          <table:table-cell office:value-type="float" office:value="22084657" calcext:value-type="float">
            <text:p>22084657</text:p>
          </table:table-cell>
          <table:table-cell office:value-type="string" calcext:value-type="string">
            <text:p>https://api.github.com/repos/google/googletest</text:p>
          </table:table-cell>
          <table:table-cell table:formula="of:=REPLACE([.B2712]; 1; 29; &quot;&quot;)" office:value-type="string" office:string-value="google/googletest" calcext:value-type="string">
            <text:p>google/googletest</text:p>
          </table:table-cell>
        </table:table-row>
        <table:table-row table:style-name="ro1">
          <table:table-cell office:value-type="float" office:value="22089680" calcext:value-type="float">
            <text:p>22089680</text:p>
          </table:table-cell>
          <table:table-cell office:value-type="string" calcext:value-type="string">
            <text:p>https://api.github.com/repos/wilbert2000/smplayer</text:p>
          </table:table-cell>
          <table:table-cell table:formula="of:=REPLACE([.B2713]; 1; 29; &quot;&quot;)" office:value-type="string" office:string-value="wilbert2000/smplayer" calcext:value-type="string">
            <text:p>wilbert2000/smplayer</text:p>
          </table:table-cell>
        </table:table-row>
        <table:table-row table:style-name="ro1">
          <table:table-cell office:value-type="float" office:value="22096844" calcext:value-type="float">
            <text:p>22096844</text:p>
          </table:table-cell>
          <table:table-cell office:value-type="string" calcext:value-type="string">
            <text:p>https://api.github.com/repos/marekjm/viuavm</text:p>
          </table:table-cell>
          <table:table-cell table:formula="of:=REPLACE([.B2714]; 1; 29; &quot;&quot;)" office:value-type="string" office:string-value="marekjm/viuavm" calcext:value-type="string">
            <text:p>marekjm/viuavm</text:p>
          </table:table-cell>
        </table:table-row>
        <table:table-row table:style-name="ro1">
          <table:table-cell office:value-type="float" office:value="22098144" calcext:value-type="float">
            <text:p>22098144</text:p>
          </table:table-cell>
          <table:table-cell office:value-type="string" calcext:value-type="string">
            <text:p>https://api.github.com/repos/domin1101/LightBulb</text:p>
          </table:table-cell>
          <table:table-cell table:formula="of:=REPLACE([.B2715]; 1; 29; &quot;&quot;)" office:value-type="string" office:string-value="domin1101/LightBulb" calcext:value-type="string">
            <text:p>domin1101/LightBulb</text:p>
          </table:table-cell>
        </table:table-row>
        <table:table-row table:style-name="ro1">
          <table:table-cell office:value-type="float" office:value="22099924" calcext:value-type="float">
            <text:p>22099924</text:p>
          </table:table-cell>
          <table:table-cell office:value-type="string" calcext:value-type="string">
            <text:p>https://api.github.com/repos/wwivbbs/wwiv</text:p>
          </table:table-cell>
          <table:table-cell table:formula="of:=REPLACE([.B2716]; 1; 29; &quot;&quot;)" office:value-type="string" office:string-value="wwivbbs/wwiv" calcext:value-type="string">
            <text:p>wwivbbs/wwiv</text:p>
          </table:table-cell>
        </table:table-row>
        <table:table-row table:style-name="ro1">
          <table:table-cell office:value-type="float" office:value="22100213" calcext:value-type="float">
            <text:p>22100213</text:p>
          </table:table-cell>
          <table:table-cell office:value-type="string" calcext:value-type="string">
            <text:p>https://api.github.com/repos/Beep6581/RawTherapee</text:p>
          </table:table-cell>
          <table:table-cell table:formula="of:=REPLACE([.B2717]; 1; 29; &quot;&quot;)" office:value-type="string" office:string-value="Beep6581/RawTherapee" calcext:value-type="string">
            <text:p>Beep6581/RawTherapee</text:p>
          </table:table-cell>
        </table:table-row>
        <table:table-row table:style-name="ro1">
          <table:table-cell office:value-type="float" office:value="22100746" calcext:value-type="float">
            <text:p>22100746</text:p>
          </table:table-cell>
          <table:table-cell office:value-type="string" calcext:value-type="string">
            <text:p>https://api.github.com/repos/IsaoNakamura/StudyRPi</text:p>
          </table:table-cell>
          <table:table-cell table:formula="of:=REPLACE([.B2718]; 1; 29; &quot;&quot;)" office:value-type="string" office:string-value="IsaoNakamura/StudyRPi" calcext:value-type="string">
            <text:p>IsaoNakamura/StudyRPi</text:p>
          </table:table-cell>
        </table:table-row>
        <table:table-row table:style-name="ro1">
          <table:table-cell office:value-type="float" office:value="22101989" calcext:value-type="float">
            <text:p>22101989</text:p>
          </table:table-cell>
          <table:table-cell office:value-type="string" calcext:value-type="string">
            <text:p>https://api.github.com/repos/praat/praat</text:p>
          </table:table-cell>
          <table:table-cell table:formula="of:=REPLACE([.B2719]; 1; 29; &quot;&quot;)" office:value-type="string" office:string-value="praat/praat" calcext:value-type="string">
            <text:p>praat/praat</text:p>
          </table:table-cell>
        </table:table-row>
        <table:table-row table:style-name="ro1">
          <table:table-cell office:value-type="float" office:value="22112387" calcext:value-type="float">
            <text:p>22112387</text:p>
          </table:table-cell>
          <table:table-cell office:value-type="string" calcext:value-type="string">
            <text:p>https://api.github.com/repos/outscale/butterfly</text:p>
          </table:table-cell>
          <table:table-cell table:formula="of:=REPLACE([.B2720]; 1; 29; &quot;&quot;)" office:value-type="string" office:string-value="outscale/butterfly" calcext:value-type="string">
            <text:p>outscale/butterfly</text:p>
          </table:table-cell>
        </table:table-row>
        <table:table-row table:style-name="ro1">
          <table:table-cell office:value-type="float" office:value="22113071" calcext:value-type="float">
            <text:p>22113071</text:p>
          </table:table-cell>
          <table:table-cell office:value-type="string" calcext:value-type="string">
            <text:p>https://api.github.com/repos/raulmonti/FIG</text:p>
          </table:table-cell>
          <table:table-cell table:formula="of:=REPLACE([.B2721]; 1; 29; &quot;&quot;)" office:value-type="string" office:string-value="raulmonti/FIG" calcext:value-type="string">
            <text:p>raulmonti/FIG</text:p>
          </table:table-cell>
        </table:table-row>
        <table:table-row table:style-name="ro1">
          <table:table-cell office:value-type="float" office:value="22127781" calcext:value-type="float">
            <text:p>22127781</text:p>
          </table:table-cell>
          <table:table-cell office:value-type="string" calcext:value-type="string">
            <text:p>https://api.github.com/repos/ddnet/ddnet</text:p>
          </table:table-cell>
          <table:table-cell table:formula="of:=REPLACE([.B2722]; 1; 29; &quot;&quot;)" office:value-type="string" office:string-value="ddnet/ddnet" calcext:value-type="string">
            <text:p>ddnet/ddnet</text:p>
          </table:table-cell>
        </table:table-row>
        <table:table-row table:style-name="ro1">
          <table:table-cell office:value-type="float" office:value="22128809" calcext:value-type="float">
            <text:p>22128809</text:p>
          </table:table-cell>
          <table:table-cell office:value-type="string" calcext:value-type="string">
            <text:p>https://api.github.com/repos/Chainsawkitten/HymnToBeauty</text:p>
          </table:table-cell>
          <table:table-cell table:formula="of:=REPLACE([.B2723]; 1; 29; &quot;&quot;)" office:value-type="string" office:string-value="Chainsawkitten/HymnToBeauty" calcext:value-type="string">
            <text:p>Chainsawkitten/HymnToBeauty</text:p>
          </table:table-cell>
        </table:table-row>
        <table:table-row table:style-name="ro1">
          <table:table-cell office:value-type="float" office:value="22135669" calcext:value-type="float">
            <text:p>22135669</text:p>
          </table:table-cell>
          <table:table-cell office:value-type="string" calcext:value-type="string">
            <text:p>https://api.github.com/repos/pipelka/roboTV</text:p>
          </table:table-cell>
          <table:table-cell table:formula="of:=REPLACE([.B2724]; 1; 29; &quot;&quot;)" office:value-type="string" office:string-value="pipelka/roboTV" calcext:value-type="string">
            <text:p>pipelka/roboTV</text:p>
          </table:table-cell>
        </table:table-row>
        <table:table-row table:style-name="ro1">
          <table:table-cell office:value-type="float" office:value="22140845" calcext:value-type="float">
            <text:p>22140845</text:p>
          </table:table-cell>
          <table:table-cell office:value-type="string" calcext:value-type="string">
            <text:p>https://api.github.com/repos/TenFifteen/SummerCamp</text:p>
          </table:table-cell>
          <table:table-cell table:formula="of:=REPLACE([.B2725]; 1; 29; &quot;&quot;)" office:value-type="string" office:string-value="TenFifteen/SummerCamp" calcext:value-type="string">
            <text:p>TenFifteen/SummerCamp</text:p>
          </table:table-cell>
        </table:table-row>
        <table:table-row table:style-name="ro1">
          <table:table-cell office:value-type="float" office:value="22140911" calcext:value-type="float">
            <text:p>22140911</text:p>
          </table:table-cell>
          <table:table-cell office:value-type="string" calcext:value-type="string">
            <text:p>https://api.github.com/repos/chichilalescu/bfps</text:p>
          </table:table-cell>
          <table:table-cell table:formula="of:=REPLACE([.B2726]; 1; 29; &quot;&quot;)" office:value-type="string" office:string-value="chichilalescu/bfps" calcext:value-type="string">
            <text:p>chichilalescu/bfps</text:p>
          </table:table-cell>
        </table:table-row>
        <table:table-row table:style-name="ro1">
          <table:table-cell office:value-type="float" office:value="22141971" calcext:value-type="float">
            <text:p>22141971</text:p>
          </table:table-cell>
          <table:table-cell office:value-type="string" calcext:value-type="string">
            <text:p>https://api.github.com/repos/dimkanovikov/KITScenarist</text:p>
          </table:table-cell>
          <table:table-cell table:formula="of:=REPLACE([.B2727]; 1; 29; &quot;&quot;)" office:value-type="string" office:string-value="dimkanovikov/KITScenarist" calcext:value-type="string">
            <text:p>dimkanovikov/KITScenarist</text:p>
          </table:table-cell>
        </table:table-row>
        <table:table-row table:style-name="ro1">
          <table:table-cell office:value-type="float" office:value="22143309" calcext:value-type="float">
            <text:p>22143309</text:p>
          </table:table-cell>
          <table:table-cell office:value-type="string" calcext:value-type="string">
            <text:p>https://api.github.com/repos/mode89/esn</text:p>
          </table:table-cell>
          <table:table-cell table:formula="of:=REPLACE([.B2728]; 1; 29; &quot;&quot;)" office:value-type="string" office:string-value="mode89/esn" calcext:value-type="string">
            <text:p>mode89/esn</text:p>
          </table:table-cell>
        </table:table-row>
        <table:table-row table:style-name="ro1">
          <table:table-cell office:value-type="float" office:value="22147093" calcext:value-type="float">
            <text:p>22147093</text:p>
          </table:table-cell>
          <table:table-cell office:value-type="string" calcext:value-type="string">
            <text:p>https://api.github.com/repos/ola-ct/Qt-SESAM</text:p>
          </table:table-cell>
          <table:table-cell table:formula="of:=REPLACE([.B2729]; 1; 29; &quot;&quot;)" office:value-type="string" office:string-value="ola-ct/Qt-SESAM" calcext:value-type="string">
            <text:p>ola-ct/Qt-SESAM</text:p>
          </table:table-cell>
        </table:table-row>
        <table:table-row table:style-name="ro1">
          <table:table-cell office:value-type="float" office:value="22153475" calcext:value-type="float">
            <text:p>22153475</text:p>
          </table:table-cell>
          <table:table-cell office:value-type="string" calcext:value-type="string">
            <text:p>https://api.github.com/repos/NyamLand/WonderToyBox</text:p>
          </table:table-cell>
          <table:table-cell table:formula="of:=REPLACE([.B2730]; 1; 29; &quot;&quot;)" office:value-type="string" office:string-value="NyamLand/WonderToyBox" calcext:value-type="string">
            <text:p>NyamLand/WonderToyBox</text:p>
          </table:table-cell>
        </table:table-row>
        <table:table-row table:style-name="ro1">
          <table:table-cell office:value-type="float" office:value="22174553" calcext:value-type="float">
            <text:p>22174553</text:p>
          </table:table-cell>
          <table:table-cell office:value-type="string" calcext:value-type="string">
            <text:p>https://api.github.com/repos/udaparts/socketpro</text:p>
          </table:table-cell>
          <table:table-cell table:formula="of:=REPLACE([.B2731]; 1; 29; &quot;&quot;)" office:value-type="string" office:string-value="udaparts/socketpro" calcext:value-type="string">
            <text:p>udaparts/socketpro</text:p>
          </table:table-cell>
        </table:table-row>
        <table:table-row table:style-name="ro1">
          <table:table-cell office:value-type="float" office:value="22176600" calcext:value-type="float">
            <text:p>22176600</text:p>
          </table:table-cell>
          <table:table-cell office:value-type="string" calcext:value-type="string">
            <text:p>https://api.github.com/repos/Yoshimi/yoshimi</text:p>
          </table:table-cell>
          <table:table-cell table:formula="of:=REPLACE([.B2732]; 1; 29; &quot;&quot;)" office:value-type="string" office:string-value="Yoshimi/yoshimi" calcext:value-type="string">
            <text:p>Yoshimi/yoshimi</text:p>
          </table:table-cell>
        </table:table-row>
        <table:table-row table:style-name="ro1">
          <table:table-cell office:value-type="float" office:value="22218329" calcext:value-type="float">
            <text:p>22218329</text:p>
          </table:table-cell>
          <table:table-cell office:value-type="string" calcext:value-type="string">
            <text:p>https://api.github.com/repos/tfwillems/HipSTR</text:p>
          </table:table-cell>
          <table:table-cell table:formula="of:=REPLACE([.B2733]; 1; 29; &quot;&quot;)" office:value-type="string" office:string-value="tfwillems/HipSTR" calcext:value-type="string">
            <text:p>tfwillems/HipSTR</text:p>
          </table:table-cell>
        </table:table-row>
        <table:table-row table:style-name="ro1">
          <table:table-cell office:value-type="float" office:value="22231557" calcext:value-type="float">
            <text:p>22231557</text:p>
          </table:table-cell>
          <table:table-cell office:value-type="string" calcext:value-type="string">
            <text:p>https://api.github.com/repos/davidcanino/mangrovetdslib</text:p>
          </table:table-cell>
          <table:table-cell table:formula="of:=REPLACE([.B2734]; 1; 29; &quot;&quot;)" office:value-type="string" office:string-value="davidcanino/mangrovetdslib" calcext:value-type="string">
            <text:p>davidcanino/mangrovetdslib</text:p>
          </table:table-cell>
        </table:table-row>
        <table:table-row table:style-name="ro1">
          <table:table-cell office:value-type="float" office:value="22231570" calcext:value-type="float">
            <text:p>22231570</text:p>
          </table:table-cell>
          <table:table-cell office:value-type="string" calcext:value-type="string">
            <text:p>https://api.github.com/repos/HowardHinnant/date</text:p>
          </table:table-cell>
          <table:table-cell table:formula="of:=REPLACE([.B2735]; 1; 29; &quot;&quot;)" office:value-type="string" office:string-value="HowardHinnant/date" calcext:value-type="string">
            <text:p>HowardHinnant/date</text:p>
          </table:table-cell>
        </table:table-row>
        <table:table-row table:style-name="ro1">
          <table:table-cell office:value-type="float" office:value="22245904" calcext:value-type="float">
            <text:p>22245904</text:p>
          </table:table-cell>
          <table:table-cell office:value-type="string" calcext:value-type="string">
            <text:p>https://api.github.com/repos/mamontov-cpp/saddy-graphics-engine-2d</text:p>
          </table:table-cell>
          <table:table-cell table:formula="of:=REPLACE([.B2736]; 1; 29; &quot;&quot;)" office:value-type="string" office:string-value="mamontov-cpp/saddy-graphics-engine-2d" calcext:value-type="string">
            <text:p>mamontov-cpp/saddy-graphics-engine-2d</text:p>
          </table:table-cell>
        </table:table-row>
        <table:table-row table:style-name="ro1">
          <table:table-cell office:value-type="float" office:value="22266842" calcext:value-type="float">
            <text:p>22266842</text:p>
          </table:table-cell>
          <table:table-cell office:value-type="string" calcext:value-type="string">
            <text:p>https://api.github.com/repos/openvstorage/volumedriver</text:p>
          </table:table-cell>
          <table:table-cell table:formula="of:=REPLACE([.B2737]; 1; 29; &quot;&quot;)" office:value-type="string" office:string-value="openvstorage/volumedriver" calcext:value-type="string">
            <text:p>openvstorage/volumedriver</text:p>
          </table:table-cell>
        </table:table-row>
        <table:table-row table:style-name="ro1">
          <table:table-cell office:value-type="float" office:value="22307872" calcext:value-type="float">
            <text:p>22307872</text:p>
          </table:table-cell>
          <table:table-cell office:value-type="string" calcext:value-type="string">
            <text:p>https://api.github.com/repos/dealias/fftwpp</text:p>
          </table:table-cell>
          <table:table-cell table:formula="of:=REPLACE([.B2738]; 1; 29; &quot;&quot;)" office:value-type="string" office:string-value="dealias/fftwpp" calcext:value-type="string">
            <text:p>dealias/fftwpp</text:p>
          </table:table-cell>
        </table:table-row>
        <table:table-row table:style-name="ro1">
          <table:table-cell office:value-type="float" office:value="22332119" calcext:value-type="float">
            <text:p>22332119</text:p>
          </table:table-cell>
          <table:table-cell office:value-type="string" calcext:value-type="string">
            <text:p>https://api.github.com/repos/iMerica/thingamajigg2000</text:p>
          </table:table-cell>
          <table:table-cell table:formula="of:=REPLACE([.B2739]; 1; 29; &quot;&quot;)" office:value-type="string" office:string-value="iMerica/thingamajigg2000" calcext:value-type="string">
            <text:p>iMerica/thingamajigg2000</text:p>
          </table:table-cell>
        </table:table-row>
        <table:table-row table:style-name="ro1">
          <table:table-cell office:value-type="float" office:value="22343605" calcext:value-type="float">
            <text:p>22343605</text:p>
          </table:table-cell>
          <table:table-cell office:value-type="string" calcext:value-type="string">
            <text:p>https://api.github.com/repos/qorelanguage/qore</text:p>
          </table:table-cell>
          <table:table-cell table:formula="of:=REPLACE([.B2740]; 1; 29; &quot;&quot;)" office:value-type="string" office:string-value="qorelanguage/qore" calcext:value-type="string">
            <text:p>qorelanguage/qore</text:p>
          </table:table-cell>
        </table:table-row>
        <table:table-row table:style-name="ro1">
          <table:table-cell office:value-type="float" office:value="22346621" calcext:value-type="float">
            <text:p>22346621</text:p>
          </table:table-cell>
          <table:table-cell office:value-type="string" calcext:value-type="string">
            <text:p>https://api.github.com/repos/linev/go4</text:p>
          </table:table-cell>
          <table:table-cell table:formula="of:=REPLACE([.B2741]; 1; 29; &quot;&quot;)" office:value-type="string" office:string-value="linev/go4" calcext:value-type="string">
            <text:p>linev/go4</text:p>
          </table:table-cell>
        </table:table-row>
        <table:table-row table:style-name="ro1">
          <table:table-cell office:value-type="float" office:value="22358203" calcext:value-type="float">
            <text:p>22358203</text:p>
          </table:table-cell>
          <table:table-cell office:value-type="string" calcext:value-type="string">
            <text:p>https://api.github.com/repos/goabonga/rockstar</text:p>
          </table:table-cell>
          <table:table-cell table:formula="of:=REPLACE([.B2742]; 1; 29; &quot;&quot;)" office:value-type="string" office:string-value="goabonga/rockstar" calcext:value-type="string">
            <text:p>goabonga/rockstar</text:p>
          </table:table-cell>
        </table:table-row>
        <table:table-row table:style-name="ro1">
          <table:table-cell office:value-type="float" office:value="22378982" calcext:value-type="float">
            <text:p>22378982</text:p>
          </table:table-cell>
          <table:table-cell office:value-type="string" calcext:value-type="string">
            <text:p>https://api.github.com/repos/vinders/PandoraGS</text:p>
          </table:table-cell>
          <table:table-cell table:formula="of:=REPLACE([.B2743]; 1; 29; &quot;&quot;)" office:value-type="string" office:string-value="vinders/PandoraGS" calcext:value-type="string">
            <text:p>vinders/PandoraGS</text:p>
          </table:table-cell>
        </table:table-row>
        <table:table-row table:style-name="ro1">
          <table:table-cell office:value-type="float" office:value="22380784" calcext:value-type="float">
            <text:p>22380784</text:p>
          </table:table-cell>
          <table:table-cell office:value-type="string" calcext:value-type="string">
            <text:p>https://api.github.com/repos/mromberg/xosview</text:p>
          </table:table-cell>
          <table:table-cell table:formula="of:=REPLACE([.B2744]; 1; 29; &quot;&quot;)" office:value-type="string" office:string-value="mromberg/xosview" calcext:value-type="string">
            <text:p>mromberg/xosview</text:p>
          </table:table-cell>
        </table:table-row>
        <table:table-row table:style-name="ro1">
          <table:table-cell office:value-type="float" office:value="22389749" calcext:value-type="float">
            <text:p>22389749</text:p>
          </table:table-cell>
          <table:table-cell office:value-type="string" calcext:value-type="string">
            <text:p>https://api.github.com/repos/Endika/tontunadas</text:p>
          </table:table-cell>
          <table:table-cell table:formula="of:=REPLACE([.B2745]; 1; 29; &quot;&quot;)" office:value-type="string" office:string-value="Endika/tontunadas" calcext:value-type="string">
            <text:p>Endika/tontunadas</text:p>
          </table:table-cell>
        </table:table-row>
        <table:table-row table:style-name="ro1">
          <table:table-cell office:value-type="float" office:value="22407869" calcext:value-type="float">
            <text:p>22407869</text:p>
          </table:table-cell>
          <table:table-cell office:value-type="string" calcext:value-type="string">
            <text:p>https://api.github.com/repos/UCLOrengoGroup/cath-tools</text:p>
          </table:table-cell>
          <table:table-cell table:formula="of:=REPLACE([.B2746]; 1; 29; &quot;&quot;)" office:value-type="string" office:string-value="UCLOrengoGroup/cath-tools" calcext:value-type="string">
            <text:p>UCLOrengoGroup/cath-tools</text:p>
          </table:table-cell>
        </table:table-row>
        <table:table-row table:style-name="ro1">
          <table:table-cell office:value-type="float" office:value="22424948" calcext:value-type="float">
            <text:p>22424948</text:p>
          </table:table-cell>
          <table:table-cell office:value-type="string" calcext:value-type="string">
            <text:p>https://api.github.com/repos/tora-tool/tora</text:p>
          </table:table-cell>
          <table:table-cell table:formula="of:=REPLACE([.B2747]; 1; 29; &quot;&quot;)" office:value-type="string" office:string-value="tora-tool/tora" calcext:value-type="string">
            <text:p>tora-tool/tora</text:p>
          </table:table-cell>
        </table:table-row>
        <table:table-row table:style-name="ro1">
          <table:table-cell office:value-type="float" office:value="22440313" calcext:value-type="float">
            <text:p>22440313</text:p>
          </table:table-cell>
          <table:table-cell office:value-type="string" calcext:value-type="string">
            <text:p>https://api.github.com/repos/jackdunger/oxsx</text:p>
          </table:table-cell>
          <table:table-cell table:formula="of:=REPLACE([.B2748]; 1; 29; &quot;&quot;)" office:value-type="string" office:string-value="jackdunger/oxsx" calcext:value-type="string">
            <text:p>jackdunger/oxsx</text:p>
          </table:table-cell>
        </table:table-row>
        <table:table-row table:style-name="ro1">
          <table:table-cell office:value-type="float" office:value="22473883" calcext:value-type="float">
            <text:p>22473883</text:p>
          </table:table-cell>
          <table:table-cell office:value-type="string" calcext:value-type="string">
            <text:p>https://api.github.com/repos/strands-project/v4r</text:p>
          </table:table-cell>
          <table:table-cell table:formula="of:=REPLACE([.B2749]; 1; 29; &quot;&quot;)" office:value-type="string" office:string-value="strands-project/v4r" calcext:value-type="string">
            <text:p>strands-project/v4r</text:p>
          </table:table-cell>
        </table:table-row>
        <table:table-row table:style-name="ro1">
          <table:table-cell office:value-type="float" office:value="22576094" calcext:value-type="float">
            <text:p>22576094</text:p>
          </table:table-cell>
          <table:table-cell office:value-type="string" calcext:value-type="string">
            <text:p>https://api.github.com/repos/skewray/skewray_2</text:p>
          </table:table-cell>
          <table:table-cell table:formula="of:=REPLACE([.B2750]; 1; 29; &quot;&quot;)" office:value-type="string" office:string-value="skewray/skewray_2" calcext:value-type="string">
            <text:p>skewray/skewray_2</text:p>
          </table:table-cell>
        </table:table-row>
        <table:table-row table:style-name="ro1">
          <table:table-cell office:value-type="float" office:value="22608432" calcext:value-type="float">
            <text:p>22608432</text:p>
          </table:table-cell>
          <table:table-cell office:value-type="string" calcext:value-type="string">
            <text:p>https://api.github.com/repos/cbm-fles/flesnet</text:p>
          </table:table-cell>
          <table:table-cell table:formula="of:=REPLACE([.B2751]; 1; 29; &quot;&quot;)" office:value-type="string" office:string-value="cbm-fles/flesnet" calcext:value-type="string">
            <text:p>cbm-fles/flesnet</text:p>
          </table:table-cell>
        </table:table-row>
        <table:table-row table:style-name="ro1">
          <table:table-cell office:value-type="float" office:value="22664219" calcext:value-type="float">
            <text:p>22664219</text:p>
          </table:table-cell>
          <table:table-cell office:value-type="string" calcext:value-type="string">
            <text:p>https://api.github.com/repos/ErwinRieger/ddprint</text:p>
          </table:table-cell>
          <table:table-cell table:formula="of:=REPLACE([.B2752]; 1; 29; &quot;&quot;)" office:value-type="string" office:string-value="ErwinRieger/ddprint" calcext:value-type="string">
            <text:p>ErwinRieger/ddprint</text:p>
          </table:table-cell>
        </table:table-row>
        <table:table-row table:style-name="ro1">
          <table:table-cell office:value-type="float" office:value="22790661" calcext:value-type="float">
            <text:p>22790661</text:p>
          </table:table-cell>
          <table:table-cell office:value-type="string" calcext:value-type="string">
            <text:p>https://api.github.com/repos/silvest/HEPfit</text:p>
          </table:table-cell>
          <table:table-cell table:formula="of:=REPLACE([.B2753]; 1; 29; &quot;&quot;)" office:value-type="string" office:string-value="silvest/HEPfit" calcext:value-type="string">
            <text:p>silvest/HEPfit</text:p>
          </table:table-cell>
        </table:table-row>
        <table:table-row table:style-name="ro1">
          <table:table-cell office:value-type="float" office:value="22822235" calcext:value-type="float">
            <text:p>22822235</text:p>
          </table:table-cell>
          <table:table-cell office:value-type="string" calcext:value-type="string">
            <text:p>https://api.github.com/repos/JGRennison/OpenTTD-patches</text:p>
          </table:table-cell>
          <table:table-cell table:formula="of:=REPLACE([.B2754]; 1; 29; &quot;&quot;)" office:value-type="string" office:string-value="JGRennison/OpenTTD-patches" calcext:value-type="string">
            <text:p>JGRennison/OpenTTD-patches</text:p>
          </table:table-cell>
        </table:table-row>
        <table:table-row table:style-name="ro1">
          <table:table-cell office:value-type="float" office:value="22842753" calcext:value-type="float">
            <text:p>22842753</text:p>
          </table:table-cell>
          <table:table-cell office:value-type="string" calcext:value-type="string">
            <text:p>https://api.github.com/repos/pierreguillot/Camomile</text:p>
          </table:table-cell>
          <table:table-cell table:formula="of:=REPLACE([.B2755]; 1; 29; &quot;&quot;)" office:value-type="string" office:string-value="pierreguillot/Camomile" calcext:value-type="string">
            <text:p>pierreguillot/Camomile</text:p>
          </table:table-cell>
        </table:table-row>
        <table:table-row table:style-name="ro1">
          <table:table-cell office:value-type="float" office:value="22843977" calcext:value-type="float">
            <text:p>22843977</text:p>
          </table:table-cell>
          <table:table-cell office:value-type="string" calcext:value-type="string">
            <text:p>https://api.github.com/repos/gary109/uic-tunnel</text:p>
          </table:table-cell>
          <table:table-cell table:formula="of:=REPLACE([.B2756]; 1; 29; &quot;&quot;)" office:value-type="string" office:string-value="gary109/uic-tunnel" calcext:value-type="string">
            <text:p>gary109/uic-tunnel</text:p>
          </table:table-cell>
        </table:table-row>
        <table:table-row table:style-name="ro1">
          <table:table-cell office:value-type="float" office:value="22855255" calcext:value-type="float">
            <text:p>22855255</text:p>
          </table:table-cell>
          <table:table-cell office:value-type="string" calcext:value-type="string">
            <text:p>https://api.github.com/repos/fshang26/programming</text:p>
          </table:table-cell>
          <table:table-cell table:formula="of:=REPLACE([.B2757]; 1; 29; &quot;&quot;)" office:value-type="string" office:string-value="fshang26/programming" calcext:value-type="string">
            <text:p>fshang26/programming</text:p>
          </table:table-cell>
        </table:table-row>
        <table:table-row table:style-name="ro1">
          <table:table-cell office:value-type="float" office:value="22900656" calcext:value-type="float">
            <text:p>22900656</text:p>
          </table:table-cell>
          <table:table-cell office:value-type="string" calcext:value-type="string">
            <text:p>https://api.github.com/repos/BenzoRom/frameworks_av</text:p>
          </table:table-cell>
          <table:table-cell table:formula="of:=REPLACE([.B2758]; 1; 29; &quot;&quot;)" office:value-type="string" office:string-value="BenzoRom/frameworks_av" calcext:value-type="string">
            <text:p>BenzoRom/frameworks_av</text:p>
          </table:table-cell>
        </table:table-row>
        <table:table-row table:style-name="ro1">
          <table:table-cell office:value-type="float" office:value="22921342" calcext:value-type="float">
            <text:p>22921342</text:p>
          </table:table-cell>
          <table:table-cell office:value-type="string" calcext:value-type="string">
            <text:p>https://api.github.com/repos/johanna-codes/manifolds</text:p>
          </table:table-cell>
          <table:table-cell table:formula="of:=REPLACE([.B2759]; 1; 29; &quot;&quot;)" office:value-type="string" office:string-value="johanna-codes/manifolds" calcext:value-type="string">
            <text:p>johanna-codes/manifolds</text:p>
          </table:table-cell>
        </table:table-row>
        <table:table-row table:style-name="ro1">
          <table:table-cell office:value-type="float" office:value="22937606" calcext:value-type="float">
            <text:p>22937606</text:p>
          </table:table-cell>
          <table:table-cell office:value-type="string" calcext:value-type="string">
            <text:p>https://api.github.com/repos/dbahrdt/sserialize</text:p>
          </table:table-cell>
          <table:table-cell table:formula="of:=REPLACE([.B2760]; 1; 29; &quot;&quot;)" office:value-type="string" office:string-value="dbahrdt/sserialize" calcext:value-type="string">
            <text:p>dbahrdt/sserialize</text:p>
          </table:table-cell>
        </table:table-row>
        <table:table-row table:style-name="ro1">
          <table:table-cell office:value-type="float" office:value="22958841" calcext:value-type="float">
            <text:p>22958841</text:p>
          </table:table-cell>
          <table:table-cell office:value-type="string" calcext:value-type="string">
            <text:p>https://api.github.com/repos/TomHarte/CLK</text:p>
          </table:table-cell>
          <table:table-cell table:formula="of:=REPLACE([.B2761]; 1; 29; &quot;&quot;)" office:value-type="string" office:string-value="TomHarte/CLK" calcext:value-type="string">
            <text:p>TomHarte/CLK</text:p>
          </table:table-cell>
        </table:table-row>
        <table:table-row table:style-name="ro1">
          <table:table-cell office:value-type="float" office:value="22969910" calcext:value-type="float">
            <text:p>22969910</text:p>
          </table:table-cell>
          <table:table-cell office:value-type="string" calcext:value-type="string">
            <text:p>https://api.github.com/repos/orfeotoolbox/Monteverdi2</text:p>
          </table:table-cell>
          <table:table-cell table:formula="of:=REPLACE([.B2762]; 1; 29; &quot;&quot;)" office:value-type="string" office:string-value="orfeotoolbox/Monteverdi2" calcext:value-type="string">
            <text:p>orfeotoolbox/Monteverdi2</text:p>
          </table:table-cell>
        </table:table-row>
        <table:table-row table:style-name="ro1">
          <table:table-cell office:value-type="float" office:value="23023854" calcext:value-type="float">
            <text:p>23023854</text:p>
          </table:table-cell>
          <table:table-cell office:value-type="string" calcext:value-type="string">
            <text:p>https://api.github.com/repos/morganbengtsson/mos</text:p>
          </table:table-cell>
          <table:table-cell table:formula="of:=REPLACE([.B2763]; 1; 29; &quot;&quot;)" office:value-type="string" office:string-value="morganbengtsson/mos" calcext:value-type="string">
            <text:p>morganbengtsson/mos</text:p>
          </table:table-cell>
        </table:table-row>
        <table:table-row table:style-name="ro1">
          <table:table-cell office:value-type="float" office:value="23031778" calcext:value-type="float">
            <text:p>23031778</text:p>
          </table:table-cell>
          <table:table-cell office:value-type="string" calcext:value-type="string">
            <text:p>https://api.github.com/repos/anlambert/tulip</text:p>
          </table:table-cell>
          <table:table-cell table:formula="of:=REPLACE([.B2764]; 1; 29; &quot;&quot;)" office:value-type="string" office:string-value="anlambert/tulip" calcext:value-type="string">
            <text:p>anlambert/tulip</text:p>
          </table:table-cell>
        </table:table-row>
        <table:table-row table:style-name="ro1">
          <table:table-cell office:value-type="float" office:value="23060236" calcext:value-type="float">
            <text:p>23060236</text:p>
          </table:table-cell>
          <table:table-cell office:value-type="string" calcext:value-type="string">
            <text:p>https://api.github.com/repos/dbahrdt/oscar</text:p>
          </table:table-cell>
          <table:table-cell table:formula="of:=REPLACE([.B2765]; 1; 29; &quot;&quot;)" office:value-type="string" office:string-value="dbahrdt/oscar" calcext:value-type="string">
            <text:p>dbahrdt/oscar</text:p>
          </table:table-cell>
        </table:table-row>
        <table:table-row table:style-name="ro1">
          <table:table-cell office:value-type="float" office:value="23061597" calcext:value-type="float">
            <text:p>23061597</text:p>
          </table:table-cell>
          <table:table-cell office:value-type="string" calcext:value-type="string">
            <text:p>https://api.github.com/repos/pcbend/GRUTinizer</text:p>
          </table:table-cell>
          <table:table-cell table:formula="of:=REPLACE([.B2766]; 1; 29; &quot;&quot;)" office:value-type="string" office:string-value="pcbend/GRUTinizer" calcext:value-type="string">
            <text:p>pcbend/GRUTinizer</text:p>
          </table:table-cell>
        </table:table-row>
        <table:table-row table:style-name="ro1">
          <table:table-cell office:value-type="float" office:value="23108960" calcext:value-type="float">
            <text:p>23108960</text:p>
          </table:table-cell>
          <table:table-cell office:value-type="string" calcext:value-type="string">
            <text:p>https://api.github.com/repos/fastogt/fastonosql</text:p>
          </table:table-cell>
          <table:table-cell table:formula="of:=REPLACE([.B2767]; 1; 29; &quot;&quot;)" office:value-type="string" office:string-value="fastogt/fastonosql" calcext:value-type="string">
            <text:p>fastogt/fastonosql</text:p>
          </table:table-cell>
        </table:table-row>
        <table:table-row table:style-name="ro1">
          <table:table-cell office:value-type="float" office:value="23126517" calcext:value-type="float">
            <text:p>23126517</text:p>
          </table:table-cell>
          <table:table-cell office:value-type="string" calcext:value-type="string">
            <text:p>https://api.github.com/repos/opentrv/OTRadioLink</text:p>
          </table:table-cell>
          <table:table-cell table:formula="of:=REPLACE([.B2768]; 1; 29; &quot;&quot;)" office:value-type="string" office:string-value="opentrv/OTRadioLink" calcext:value-type="string">
            <text:p>opentrv/OTRadioLink</text:p>
          </table:table-cell>
        </table:table-row>
        <table:table-row table:style-name="ro1">
          <table:table-cell office:value-type="float" office:value="23128216" calcext:value-type="float">
            <text:p>23128216</text:p>
          </table:table-cell>
          <table:table-cell office:value-type="string" calcext:value-type="string">
            <text:p>https://api.github.com/repos/morzhovets/momo</text:p>
          </table:table-cell>
          <table:table-cell table:formula="of:=REPLACE([.B2769]; 1; 29; &quot;&quot;)" office:value-type="string" office:string-value="morzhovets/momo" calcext:value-type="string">
            <text:p>morzhovets/momo</text:p>
          </table:table-cell>
        </table:table-row>
        <table:table-row table:style-name="ro1">
          <table:table-cell office:value-type="float" office:value="23142157" calcext:value-type="float">
            <text:p>23142157</text:p>
          </table:table-cell>
          <table:table-cell office:value-type="string" calcext:value-type="string">
            <text:p>https://api.github.com/repos/SafirSDK/safir-sdk-core</text:p>
          </table:table-cell>
          <table:table-cell table:formula="of:=REPLACE([.B2770]; 1; 29; &quot;&quot;)" office:value-type="string" office:string-value="SafirSDK/safir-sdk-core" calcext:value-type="string">
            <text:p>SafirSDK/safir-sdk-core</text:p>
          </table:table-cell>
        </table:table-row>
        <table:table-row table:style-name="ro1">
          <table:table-cell office:value-type="float" office:value="23189138" calcext:value-type="float">
            <text:p>23189138</text:p>
          </table:table-cell>
          <table:table-cell office:value-type="string" calcext:value-type="string">
            <text:p>https://api.github.com/repos/tedfelix/rosegarden</text:p>
          </table:table-cell>
          <table:table-cell table:formula="of:=REPLACE([.B2771]; 1; 29; &quot;&quot;)" office:value-type="string" office:string-value="tedfelix/rosegarden" calcext:value-type="string">
            <text:p>tedfelix/rosegarden</text:p>
          </table:table-cell>
        </table:table-row>
        <table:table-row table:style-name="ro1">
          <table:table-cell office:value-type="float" office:value="23238219" calcext:value-type="float">
            <text:p>23238219</text:p>
          </table:table-cell>
          <table:table-cell office:value-type="string" calcext:value-type="string">
            <text:p>https://api.github.com/repos/EasyIME/PIME</text:p>
          </table:table-cell>
          <table:table-cell table:formula="of:=REPLACE([.B2772]; 1; 29; &quot;&quot;)" office:value-type="string" office:string-value="EasyIME/PIME" calcext:value-type="string">
            <text:p>EasyIME/PIME</text:p>
          </table:table-cell>
        </table:table-row>
        <table:table-row table:style-name="ro1">
          <table:table-cell office:value-type="float" office:value="23354265" calcext:value-type="float">
            <text:p>23354265</text:p>
          </table:table-cell>
          <table:table-cell office:value-type="string" calcext:value-type="string">
            <text:p>https://api.github.com/repos/calcmogul/allwpilib</text:p>
          </table:table-cell>
          <table:table-cell table:formula="of:=REPLACE([.B2773]; 1; 29; &quot;&quot;)" office:value-type="string" office:string-value="calcmogul/allwpilib" calcext:value-type="string">
            <text:p>calcmogul/allwpilib</text:p>
          </table:table-cell>
        </table:table-row>
        <table:table-row table:style-name="ro1">
          <table:table-cell office:value-type="float" office:value="23356404" calcext:value-type="float">
            <text:p>23356404</text:p>
          </table:table-cell>
          <table:table-cell office:value-type="string" calcext:value-type="string">
            <text:p>https://api.github.com/repos/Morwenn/cpp-sort</text:p>
          </table:table-cell>
          <table:table-cell table:formula="of:=REPLACE([.B2774]; 1; 29; &quot;&quot;)" office:value-type="string" office:string-value="Morwenn/cpp-sort" calcext:value-type="string">
            <text:p>Morwenn/cpp-sort</text:p>
          </table:table-cell>
        </table:table-row>
        <table:table-row table:style-name="ro1">
          <table:table-cell office:value-type="float" office:value="23356995" calcext:value-type="float">
            <text:p>23356995</text:p>
          </table:table-cell>
          <table:table-cell office:value-type="string" calcext:value-type="string">
            <text:p>https://api.github.com/repos/JSRGFJZ/LeetCode</text:p>
          </table:table-cell>
          <table:table-cell table:formula="of:=REPLACE([.B2775]; 1; 29; &quot;&quot;)" office:value-type="string" office:string-value="JSRGFJZ/LeetCode" calcext:value-type="string">
            <text:p>JSRGFJZ/LeetCode</text:p>
          </table:table-cell>
        </table:table-row>
        <table:table-row table:style-name="ro1">
          <table:table-cell office:value-type="float" office:value="23379165" calcext:value-type="float">
            <text:p>23379165</text:p>
          </table:table-cell>
          <table:table-cell office:value-type="string" calcext:value-type="string">
            <text:p>https://api.github.com/repos/pkoshevoy/aeyae</text:p>
          </table:table-cell>
          <table:table-cell table:formula="of:=REPLACE([.B2776]; 1; 29; &quot;&quot;)" office:value-type="string" office:string-value="pkoshevoy/aeyae" calcext:value-type="string">
            <text:p>pkoshevoy/aeyae</text:p>
          </table:table-cell>
        </table:table-row>
        <table:table-row table:style-name="ro1">
          <table:table-cell office:value-type="float" office:value="23440993" calcext:value-type="float">
            <text:p>23440993</text:p>
          </table:table-cell>
          <table:table-cell office:value-type="string" calcext:value-type="string">
            <text:p>https://api.github.com/repos/ZhenyingZhu/CppAlgorithms</text:p>
          </table:table-cell>
          <table:table-cell table:formula="of:=REPLACE([.B2777]; 1; 29; &quot;&quot;)" office:value-type="string" office:string-value="ZhenyingZhu/CppAlgorithms" calcext:value-type="string">
            <text:p>ZhenyingZhu/CppAlgorithms</text:p>
          </table:table-cell>
        </table:table-row>
        <table:table-row table:style-name="ro1">
          <table:table-cell office:value-type="float" office:value="23483024" calcext:value-type="float">
            <text:p>23483024</text:p>
          </table:table-cell>
          <table:table-cell office:value-type="string" calcext:value-type="string">
            <text:p>https://api.github.com/repos/GuLinux/PlanetaryImager</text:p>
          </table:table-cell>
          <table:table-cell table:formula="of:=REPLACE([.B2778]; 1; 29; &quot;&quot;)" office:value-type="string" office:string-value="GuLinux/PlanetaryImager" calcext:value-type="string">
            <text:p>GuLinux/PlanetaryImager</text:p>
          </table:table-cell>
        </table:table-row>
        <table:table-row table:style-name="ro1">
          <table:table-cell office:value-type="float" office:value="23514367" calcext:value-type="float">
            <text:p>23514367</text:p>
          </table:table-cell>
          <table:table-cell office:value-type="string" calcext:value-type="string">
            <text:p>https://api.github.com/repos/the-butterfly-effect/tbe</text:p>
          </table:table-cell>
          <table:table-cell table:formula="of:=REPLACE([.B2779]; 1; 29; &quot;&quot;)" office:value-type="string" office:string-value="the-butterfly-effect/tbe" calcext:value-type="string">
            <text:p>the-butterfly-effect/tbe</text:p>
          </table:table-cell>
        </table:table-row>
        <table:table-row table:style-name="ro1">
          <table:table-cell office:value-type="float" office:value="23564000" calcext:value-type="float">
            <text:p>23564000</text:p>
          </table:table-cell>
          <table:table-cell office:value-type="string" calcext:value-type="string">
            <text:p>https://api.github.com/repos/p4lang/behavioral-model</text:p>
          </table:table-cell>
          <table:table-cell table:formula="of:=REPLACE([.B2780]; 1; 29; &quot;&quot;)" office:value-type="string" office:string-value="p4lang/behavioral-model" calcext:value-type="string">
            <text:p>p4lang/behavioral-model</text:p>
          </table:table-cell>
        </table:table-row>
        <table:table-row table:style-name="ro1">
          <table:table-cell office:value-type="float" office:value="23602804" calcext:value-type="float">
            <text:p>23602804</text:p>
          </table:table-cell>
          <table:table-cell office:value-type="string" calcext:value-type="string">
            <text:p>https://api.github.com/repos/hawkphantomnet/leetcode</text:p>
          </table:table-cell>
          <table:table-cell table:formula="of:=REPLACE([.B2781]; 1; 29; &quot;&quot;)" office:value-type="string" office:string-value="hawkphantomnet/leetcode" calcext:value-type="string">
            <text:p>hawkphantomnet/leetcode</text:p>
          </table:table-cell>
        </table:table-row>
        <table:table-row table:style-name="ro1">
          <table:table-cell office:value-type="float" office:value="23613092" calcext:value-type="float">
            <text:p>23613092</text:p>
          </table:table-cell>
          <table:table-cell office:value-type="string" calcext:value-type="string">
            <text:p>https://api.github.com/repos/IfcOpenShell/IfcOpenShell</text:p>
          </table:table-cell>
          <table:table-cell table:formula="of:=REPLACE([.B2782]; 1; 29; &quot;&quot;)" office:value-type="string" office:string-value="IfcOpenShell/IfcOpenShell" calcext:value-type="string">
            <text:p>IfcOpenShell/IfcOpenShell</text:p>
          </table:table-cell>
        </table:table-row>
        <table:table-row table:style-name="ro1">
          <table:table-cell office:value-type="float" office:value="23623347" calcext:value-type="float">
            <text:p>23623347</text:p>
          </table:table-cell>
          <table:table-cell office:value-type="string" calcext:value-type="string">
            <text:p>https://api.github.com/repos/andrewrk/zig</text:p>
          </table:table-cell>
          <table:table-cell table:formula="of:=REPLACE([.B2783]; 1; 29; &quot;&quot;)" office:value-type="string" office:string-value="andrewrk/zig" calcext:value-type="string">
            <text:p>andrewrk/zig</text:p>
          </table:table-cell>
        </table:table-row>
        <table:table-row table:style-name="ro1">
          <table:table-cell office:value-type="float" office:value="23644351" calcext:value-type="float">
            <text:p>23644351</text:p>
          </table:table-cell>
          <table:table-cell office:value-type="string" calcext:value-type="string">
            <text:p>https://api.github.com/repos/zedfoxus/filezilla-client</text:p>
          </table:table-cell>
          <table:table-cell table:formula="of:=REPLACE([.B2784]; 1; 29; &quot;&quot;)" office:value-type="string" office:string-value="zedfoxus/filezilla-client" calcext:value-type="string">
            <text:p>zedfoxus/filezilla-client</text:p>
          </table:table-cell>
        </table:table-row>
        <table:table-row table:style-name="ro1">
          <table:table-cell office:value-type="float" office:value="23667512" calcext:value-type="float">
            <text:p>23667512</text:p>
          </table:table-cell>
          <table:table-cell office:value-type="string" calcext:value-type="string">
            <text:p>https://api.github.com/repos/isaac-benson-powell/ibp</text:p>
          </table:table-cell>
          <table:table-cell table:formula="of:=REPLACE([.B2785]; 1; 29; &quot;&quot;)" office:value-type="string" office:string-value="isaac-benson-powell/ibp" calcext:value-type="string">
            <text:p>isaac-benson-powell/ibp</text:p>
          </table:table-cell>
        </table:table-row>
        <table:table-row table:style-name="ro1">
          <table:table-cell office:value-type="float" office:value="23686314" calcext:value-type="float">
            <text:p>23686314</text:p>
          </table:table-cell>
          <table:table-cell office:value-type="string" calcext:value-type="string">
            <text:p>https://api.github.com/repos/lnls-dig/bpm-epics-ioc</text:p>
          </table:table-cell>
          <table:table-cell table:formula="of:=REPLACE([.B2786]; 1; 29; &quot;&quot;)" office:value-type="string" office:string-value="lnls-dig/bpm-epics-ioc" calcext:value-type="string">
            <text:p>lnls-dig/bpm-epics-ioc</text:p>
          </table:table-cell>
        </table:table-row>
        <table:table-row table:style-name="ro1">
          <table:table-cell office:value-type="float" office:value="23697995" calcext:value-type="float">
            <text:p>23697995</text:p>
          </table:table-cell>
          <table:table-cell office:value-type="string" calcext:value-type="string">
            <text:p>https://api.github.com/repos/fountainment/FountainEngineImproved</text:p>
          </table:table-cell>
          <table:table-cell table:formula="of:=REPLACE([.B2787]; 1; 29; &quot;&quot;)" office:value-type="string" office:string-value="fountainment/FountainEngineImproved" calcext:value-type="string">
            <text:p>fountainment/FountainEngineImproved</text:p>
          </table:table-cell>
        </table:table-row>
        <table:table-row table:style-name="ro1">
          <table:table-cell office:value-type="float" office:value="23743697" calcext:value-type="float">
            <text:p>23743697</text:p>
          </table:table-cell>
          <table:table-cell office:value-type="string" calcext:value-type="string">
            <text:p>https://api.github.com/repos/FerretFaceGames/ffcore</text:p>
          </table:table-cell>
          <table:table-cell table:formula="of:=REPLACE([.B2788]; 1; 29; &quot;&quot;)" office:value-type="string" office:string-value="FerretFaceGames/ffcore" calcext:value-type="string">
            <text:p>FerretFaceGames/ffcore</text:p>
          </table:table-cell>
        </table:table-row>
        <table:table-row table:style-name="ro1">
          <table:table-cell office:value-type="float" office:value="23879375" calcext:value-type="float">
            <text:p>23879375</text:p>
          </table:table-cell>
          <table:table-cell office:value-type="string" calcext:value-type="string">
            <text:p>https://api.github.com/repos/LiXizhi/NPLRuntime</text:p>
          </table:table-cell>
          <table:table-cell table:formula="of:=REPLACE([.B2789]; 1; 29; &quot;&quot;)" office:value-type="string" office:string-value="LiXizhi/NPLRuntime" calcext:value-type="string">
            <text:p>LiXizhi/NPLRuntime</text:p>
          </table:table-cell>
        </table:table-row>
        <table:table-row table:style-name="ro1">
          <table:table-cell office:value-type="float" office:value="23896389" calcext:value-type="float">
            <text:p>23896389</text:p>
          </table:table-cell>
          <table:table-cell office:value-type="string" calcext:value-type="string">
            <text:p>https://api.github.com/repos/almindor/etherwall</text:p>
          </table:table-cell>
          <table:table-cell table:formula="of:=REPLACE([.B2790]; 1; 29; &quot;&quot;)" office:value-type="string" office:string-value="almindor/etherwall" calcext:value-type="string">
            <text:p>almindor/etherwall</text:p>
          </table:table-cell>
        </table:table-row>
        <table:table-row table:style-name="ro1">
          <table:table-cell office:value-type="float" office:value="23957742" calcext:value-type="float">
            <text:p>23957742</text:p>
          </table:table-cell>
          <table:table-cell office:value-type="string" calcext:value-type="string">
            <text:p>https://api.github.com/repos/usfirst-frc-2135/software</text:p>
          </table:table-cell>
          <table:table-cell table:formula="of:=REPLACE([.B2791]; 1; 29; &quot;&quot;)" office:value-type="string" office:string-value="usfirst-frc-2135/software" calcext:value-type="string">
            <text:p>usfirst-frc-2135/software</text:p>
          </table:table-cell>
        </table:table-row>
        <table:table-row table:style-name="ro1">
          <table:table-cell office:value-type="float" office:value="23990130" calcext:value-type="float">
            <text:p>23990130</text:p>
          </table:table-cell>
          <table:table-cell office:value-type="string" calcext:value-type="string">
            <text:p>https://api.github.com/repos/guillaumeblanc/ozz-animation</text:p>
          </table:table-cell>
          <table:table-cell table:formula="of:=REPLACE([.B2792]; 1; 29; &quot;&quot;)" office:value-type="string" office:string-value="guillaumeblanc/ozz-animation" calcext:value-type="string">
            <text:p>guillaumeblanc/ozz-animation</text:p>
          </table:table-cell>
        </table:table-row>
        <table:table-row table:style-name="ro1">
          <table:table-cell office:value-type="float" office:value="23991820" calcext:value-type="float">
            <text:p>23991820</text:p>
          </table:table-cell>
          <table:table-cell office:value-type="string" calcext:value-type="string">
            <text:p>https://api.github.com/repos/Dehaku/Bounty-Tower</text:p>
          </table:table-cell>
          <table:table-cell table:formula="of:=REPLACE([.B2793]; 1; 29; &quot;&quot;)" office:value-type="string" office:string-value="Dehaku/Bounty-Tower" calcext:value-type="string">
            <text:p>Dehaku/Bounty-Tower</text:p>
          </table:table-cell>
        </table:table-row>
        <table:table-row table:style-name="ro1">
          <table:table-cell office:value-type="float" office:value="24017401" calcext:value-type="float">
            <text:p>24017401</text:p>
          </table:table-cell>
          <table:table-cell office:value-type="string" calcext:value-type="string">
            <text:p>https://api.github.com/repos/Opticalp/instrumentall</text:p>
          </table:table-cell>
          <table:table-cell table:formula="of:=REPLACE([.B2794]; 1; 29; &quot;&quot;)" office:value-type="string" office:string-value="Opticalp/instrumentall" calcext:value-type="string">
            <text:p>Opticalp/instrumentall</text:p>
          </table:table-cell>
        </table:table-row>
        <table:table-row table:style-name="ro1">
          <table:table-cell office:value-type="float" office:value="24067251" calcext:value-type="float">
            <text:p>24067251</text:p>
          </table:table-cell>
          <table:table-cell office:value-type="string" calcext:value-type="string">
            <text:p>https://api.github.com/repos/jonasschnelli/dbb-app</text:p>
          </table:table-cell>
          <table:table-cell table:formula="of:=REPLACE([.B2795]; 1; 29; &quot;&quot;)" office:value-type="string" office:string-value="jonasschnelli/dbb-app" calcext:value-type="string">
            <text:p>jonasschnelli/dbb-app</text:p>
          </table:table-cell>
        </table:table-row>
        <table:table-row table:style-name="ro1">
          <table:table-cell office:value-type="float" office:value="24087048" calcext:value-type="float">
            <text:p>24087048</text:p>
          </table:table-cell>
          <table:table-cell office:value-type="string" calcext:value-type="string">
            <text:p>https://api.github.com/repos/fastogt/common</text:p>
          </table:table-cell>
          <table:table-cell table:formula="of:=REPLACE([.B2796]; 1; 29; &quot;&quot;)" office:value-type="string" office:string-value="fastogt/common" calcext:value-type="string">
            <text:p>fastogt/common</text:p>
          </table:table-cell>
        </table:table-row>
        <table:table-row table:style-name="ro1">
          <table:table-cell office:value-type="float" office:value="24096059" calcext:value-type="float">
            <text:p>24096059</text:p>
          </table:table-cell>
          <table:table-cell office:value-type="string" calcext:value-type="string">
            <text:p>https://api.github.com/repos/fanliaokeji/lvdun</text:p>
          </table:table-cell>
          <table:table-cell table:formula="of:=REPLACE([.B2797]; 1; 29; &quot;&quot;)" office:value-type="string" office:string-value="fanliaokeji/lvdun" calcext:value-type="string">
            <text:p>fanliaokeji/lvdun</text:p>
          </table:table-cell>
        </table:table-row>
        <table:table-row table:style-name="ro1">
          <table:table-cell office:value-type="float" office:value="24101744" calcext:value-type="float">
            <text:p>24101744</text:p>
          </table:table-cell>
          <table:table-cell office:value-type="string" calcext:value-type="string">
            <text:p>https://api.github.com/repos/phantax/the-man-tools</text:p>
          </table:table-cell>
          <table:table-cell table:formula="of:=REPLACE([.B2798]; 1; 29; &quot;&quot;)" office:value-type="string" office:string-value="phantax/the-man-tools" calcext:value-type="string">
            <text:p>phantax/the-man-tools</text:p>
          </table:table-cell>
        </table:table-row>
        <table:table-row table:style-name="ro1">
          <table:table-cell office:value-type="float" office:value="24158194" calcext:value-type="float">
            <text:p>24158194</text:p>
          </table:table-cell>
          <table:table-cell office:value-type="string" calcext:value-type="string">
            <text:p>https://api.github.com/repos/ethereum/solidity</text:p>
          </table:table-cell>
          <table:table-cell table:formula="of:=REPLACE([.B2799]; 1; 29; &quot;&quot;)" office:value-type="string" office:string-value="ethereum/solidity" calcext:value-type="string">
            <text:p>ethereum/solidity</text:p>
          </table:table-cell>
        </table:table-row>
        <table:table-row table:style-name="ro1">
          <table:table-cell office:value-type="float" office:value="24251958" calcext:value-type="float">
            <text:p>24251958</text:p>
          </table:table-cell>
          <table:table-cell office:value-type="string" calcext:value-type="string">
            <text:p>https://api.github.com/repos/OpenOrienteering/mapper</text:p>
          </table:table-cell>
          <table:table-cell table:formula="of:=REPLACE([.B2800]; 1; 29; &quot;&quot;)" office:value-type="string" office:string-value="OpenOrienteering/mapper" calcext:value-type="string">
            <text:p>OpenOrienteering/mapper</text:p>
          </table:table-cell>
        </table:table-row>
        <table:table-row table:style-name="ro1">
          <table:table-cell office:value-type="float" office:value="24253427" calcext:value-type="float">
            <text:p>24253427</text:p>
          </table:table-cell>
          <table:table-cell office:value-type="string" calcext:value-type="string">
            <text:p>https://api.github.com/repos/ethereum/webthree</text:p>
          </table:table-cell>
          <table:table-cell table:formula="of:=REPLACE([.B2801]; 1; 29; &quot;&quot;)" office:value-type="string" office:string-value="ethereum/webthree" calcext:value-type="string">
            <text:p>ethereum/webthree</text:p>
          </table:table-cell>
        </table:table-row>
        <table:table-row table:style-name="ro1">
          <table:table-cell office:value-type="float" office:value="24265952" calcext:value-type="float">
            <text:p>24265952</text:p>
          </table:table-cell>
          <table:table-cell office:value-type="string" calcext:value-type="string">
            <text:p>https://api.github.com/repos/bitfighter/bitfighter</text:p>
          </table:table-cell>
          <table:table-cell table:formula="of:=REPLACE([.B2802]; 1; 29; &quot;&quot;)" office:value-type="string" office:string-value="bitfighter/bitfighter" calcext:value-type="string">
            <text:p>bitfighter/bitfighter</text:p>
          </table:table-cell>
        </table:table-row>
        <table:table-row table:style-name="ro1">
          <table:table-cell office:value-type="float" office:value="24273255" calcext:value-type="float">
            <text:p>24273255</text:p>
          </table:table-cell>
          <table:table-cell office:value-type="string" calcext:value-type="string">
            <text:p>https://api.github.com/repos/pwsafe/pwsafe</text:p>
          </table:table-cell>
          <table:table-cell table:formula="of:=REPLACE([.B2803]; 1; 29; &quot;&quot;)" office:value-type="string" office:string-value="pwsafe/pwsafe" calcext:value-type="string">
            <text:p>pwsafe/pwsafe</text:p>
          </table:table-cell>
        </table:table-row>
        <table:table-row table:style-name="ro1">
          <table:table-cell office:value-type="float" office:value="24280160" calcext:value-type="float">
            <text:p>24280160</text:p>
          </table:table-cell>
          <table:table-cell office:value-type="string" calcext:value-type="string">
            <text:p>https://api.github.com/repos/coryan/jaybeams</text:p>
          </table:table-cell>
          <table:table-cell table:formula="of:=REPLACE([.B2804]; 1; 29; &quot;&quot;)" office:value-type="string" office:string-value="coryan/jaybeams" calcext:value-type="string">
            <text:p>coryan/jaybeams</text:p>
          </table:table-cell>
        </table:table-row>
        <table:table-row table:style-name="ro1">
          <table:table-cell office:value-type="float" office:value="24287309" calcext:value-type="float">
            <text:p>24287309</text:p>
          </table:table-cell>
          <table:table-cell office:value-type="string" calcext:value-type="string">
            <text:p>https://api.github.com/repos/pemsley/coot</text:p>
          </table:table-cell>
          <table:table-cell table:formula="of:=REPLACE([.B2805]; 1; 29; &quot;&quot;)" office:value-type="string" office:string-value="pemsley/coot" calcext:value-type="string">
            <text:p>pemsley/coot</text:p>
          </table:table-cell>
        </table:table-row>
        <table:table-row table:style-name="ro1">
          <table:table-cell office:value-type="float" office:value="24299083" calcext:value-type="float">
            <text:p>24299083</text:p>
          </table:table-cell>
          <table:table-cell office:value-type="string" calcext:value-type="string">
            <text:p>https://api.github.com/repos/CLRX/CLRX-mirror</text:p>
          </table:table-cell>
          <table:table-cell table:formula="of:=REPLACE([.B2806]; 1; 29; &quot;&quot;)" office:value-type="string" office:string-value="CLRX/CLRX-mirror" calcext:value-type="string">
            <text:p>CLRX/CLRX-mirror</text:p>
          </table:table-cell>
        </table:table-row>
        <table:table-row table:style-name="ro1">
          <table:table-cell office:value-type="float" office:value="24300760" calcext:value-type="float">
            <text:p>24300760</text:p>
          </table:table-cell>
          <table:table-cell office:value-type="string" calcext:value-type="string">
            <text:p>https://api.github.com/repos/comutt/FileZilla3</text:p>
          </table:table-cell>
          <table:table-cell table:formula="of:=REPLACE([.B2807]; 1; 29; &quot;&quot;)" office:value-type="string" office:string-value="comutt/FileZilla3" calcext:value-type="string">
            <text:p>comutt/FileZilla3</text:p>
          </table:table-cell>
        </table:table-row>
        <table:table-row table:style-name="ro1">
          <table:table-cell office:value-type="float" office:value="24307641" calcext:value-type="float">
            <text:p>24307641</text:p>
          </table:table-cell>
          <table:table-cell office:value-type="string" calcext:value-type="string">
            <text:p>https://api.github.com/repos/tonystone/geofeatures</text:p>
          </table:table-cell>
          <table:table-cell table:formula="of:=REPLACE([.B2808]; 1; 29; &quot;&quot;)" office:value-type="string" office:string-value="tonystone/geofeatures" calcext:value-type="string">
            <text:p>tonystone/geofeatures</text:p>
          </table:table-cell>
        </table:table-row>
        <table:table-row table:style-name="ro1">
          <table:table-cell office:value-type="float" office:value="24308435" calcext:value-type="float">
            <text:p>24308435</text:p>
          </table:table-cell>
          <table:table-cell office:value-type="string" calcext:value-type="string">
            <text:p>https://api.github.com/repos/livecode/livecode</text:p>
          </table:table-cell>
          <table:table-cell table:formula="of:=REPLACE([.B2809]; 1; 29; &quot;&quot;)" office:value-type="string" office:string-value="livecode/livecode" calcext:value-type="string">
            <text:p>livecode/livecode</text:p>
          </table:table-cell>
        </table:table-row>
        <table:table-row table:style-name="ro1">
          <table:table-cell office:value-type="float" office:value="24309481" calcext:value-type="float">
            <text:p>24309481</text:p>
          </table:table-cell>
          <table:table-cell office:value-type="string" calcext:value-type="string">
            <text:p>https://api.github.com/repos/Grarak/android_device_oneplus_oneplus2</text:p>
          </table:table-cell>
          <table:table-cell table:formula="of:=REPLACE([.B2810]; 1; 29; &quot;&quot;)" office:value-type="string" office:string-value="Grarak/android_device_oneplus_oneplus2" calcext:value-type="string">
            <text:p>Grarak/android_device_oneplus_oneplus2</text:p>
          </table:table-cell>
        </table:table-row>
        <table:table-row table:style-name="ro1">
          <table:table-cell office:value-type="float" office:value="24316095" calcext:value-type="float">
            <text:p>24316095</text:p>
          </table:table-cell>
          <table:table-cell office:value-type="string" calcext:value-type="string">
            <text:p>https://api.github.com/repos/amigocloud/amigoclient</text:p>
          </table:table-cell>
          <table:table-cell table:formula="of:=REPLACE([.B2811]; 1; 29; &quot;&quot;)" office:value-type="string" office:string-value="amigocloud/amigoclient" calcext:value-type="string">
            <text:p>amigocloud/amigoclient</text:p>
          </table:table-cell>
        </table:table-row>
        <table:table-row table:style-name="ro1">
          <table:table-cell office:value-type="float" office:value="24331634" calcext:value-type="float">
            <text:p>24331634</text:p>
          </table:table-cell>
          <table:table-cell office:value-type="string" calcext:value-type="string">
            <text:p>https://api.github.com/repos/ethereum/libethereum</text:p>
          </table:table-cell>
          <table:table-cell table:formula="of:=REPLACE([.B2812]; 1; 29; &quot;&quot;)" office:value-type="string" office:string-value="ethereum/libethereum" calcext:value-type="string">
            <text:p>ethereum/libethereum</text:p>
          </table:table-cell>
        </table:table-row>
        <table:table-row table:style-name="ro1">
          <table:table-cell office:value-type="float" office:value="24447254" calcext:value-type="float">
            <text:p>24447254</text:p>
          </table:table-cell>
          <table:table-cell office:value-type="string" calcext:value-type="string">
            <text:p>https://api.github.com/repos/HPCToolkit/hpctoolkit</text:p>
          </table:table-cell>
          <table:table-cell table:formula="of:=REPLACE([.B2813]; 1; 29; &quot;&quot;)" office:value-type="string" office:string-value="HPCToolkit/hpctoolkit" calcext:value-type="string">
            <text:p>HPCToolkit/hpctoolkit</text:p>
          </table:table-cell>
        </table:table-row>
        <table:table-row table:style-name="ro1">
          <table:table-cell office:value-type="float" office:value="24467044" calcext:value-type="float">
            <text:p>24467044</text:p>
          </table:table-cell>
          <table:table-cell office:value-type="string" calcext:value-type="string">
            <text:p>https://api.github.com/repos/BoostedColliderAnalysis/BoCA</text:p>
          </table:table-cell>
          <table:table-cell table:formula="of:=REPLACE([.B2814]; 1; 29; &quot;&quot;)" office:value-type="string" office:string-value="BoostedColliderAnalysis/BoCA" calcext:value-type="string">
            <text:p>BoostedColliderAnalysis/BoCA</text:p>
          </table:table-cell>
        </table:table-row>
        <table:table-row table:style-name="ro1">
          <table:table-cell office:value-type="float" office:value="24490979" calcext:value-type="float">
            <text:p>24490979</text:p>
          </table:table-cell>
          <table:table-cell office:value-type="string" calcext:value-type="string">
            <text:p>https://api.github.com/repos/thomasfischer-his/pbflookup</text:p>
          </table:table-cell>
          <table:table-cell table:formula="of:=REPLACE([.B2815]; 1; 29; &quot;&quot;)" office:value-type="string" office:string-value="thomasfischer-his/pbflookup" calcext:value-type="string">
            <text:p>thomasfischer-his/pbflookup</text:p>
          </table:table-cell>
        </table:table-row>
        <table:table-row table:style-name="ro1">
          <table:table-cell office:value-type="float" office:value="24504861" calcext:value-type="float">
            <text:p>24504861</text:p>
          </table:table-cell>
          <table:table-cell office:value-type="string" calcext:value-type="string">
            <text:p>https://api.github.com/repos/solemnsky/solemnsky</text:p>
          </table:table-cell>
          <table:table-cell table:formula="of:=REPLACE([.B2816]; 1; 29; &quot;&quot;)" office:value-type="string" office:string-value="solemnsky/solemnsky" calcext:value-type="string">
            <text:p>solemnsky/solemnsky</text:p>
          </table:table-cell>
        </table:table-row>
        <table:table-row table:style-name="ro1">
          <table:table-cell office:value-type="float" office:value="24521172" calcext:value-type="float">
            <text:p>24521172</text:p>
          </table:table-cell>
          <table:table-cell office:value-type="string" calcext:value-type="string">
            <text:p>https://api.github.com/repos/marbl/canu</text:p>
          </table:table-cell>
          <table:table-cell table:formula="of:=REPLACE([.B2817]; 1; 29; &quot;&quot;)" office:value-type="string" office:string-value="marbl/canu" calcext:value-type="string">
            <text:p>marbl/canu</text:p>
          </table:table-cell>
        </table:table-row>
        <table:table-row table:style-name="ro1">
          <table:table-cell office:value-type="float" office:value="24539051" calcext:value-type="float">
            <text:p>24539051</text:p>
          </table:table-cell>
          <table:table-cell office:value-type="string" calcext:value-type="string">
            <text:p>https://api.github.com/repos/CPFL/Autoware</text:p>
          </table:table-cell>
          <table:table-cell table:formula="of:=REPLACE([.B2818]; 1; 29; &quot;&quot;)" office:value-type="string" office:string-value="CPFL/Autoware" calcext:value-type="string">
            <text:p>CPFL/Autoware</text:p>
          </table:table-cell>
        </table:table-row>
        <table:table-row table:style-name="ro1">
          <table:table-cell office:value-type="float" office:value="24569536" calcext:value-type="float">
            <text:p>24569536</text:p>
          </table:table-cell>
          <table:table-cell office:value-type="string" calcext:value-type="string">
            <text:p>https://api.github.com/repos/csioza/Dcore</text:p>
          </table:table-cell>
          <table:table-cell table:formula="of:=REPLACE([.B2819]; 1; 29; &quot;&quot;)" office:value-type="string" office:string-value="csioza/Dcore" calcext:value-type="string">
            <text:p>csioza/Dcore</text:p>
          </table:table-cell>
        </table:table-row>
        <table:table-row table:style-name="ro1">
          <table:table-cell office:value-type="float" office:value="24575973" calcext:value-type="float">
            <text:p>24575973</text:p>
          </table:table-cell>
          <table:table-cell office:value-type="string" calcext:value-type="string">
            <text:p>https://api.github.com/repos/bclucas/Alloy-Graphics-Library</text:p>
          </table:table-cell>
          <table:table-cell table:formula="of:=REPLACE([.B2820]; 1; 29; &quot;&quot;)" office:value-type="string" office:string-value="bclucas/Alloy-Graphics-Library" calcext:value-type="string">
            <text:p>bclucas/Alloy-Graphics-Library</text:p>
          </table:table-cell>
        </table:table-row>
        <table:table-row table:style-name="ro1">
          <table:table-cell office:value-type="float" office:value="24594841" calcext:value-type="float">
            <text:p>24594841</text:p>
          </table:table-cell>
          <table:table-cell office:value-type="string" calcext:value-type="string">
            <text:p>https://api.github.com/repos/czipperz/vick</text:p>
          </table:table-cell>
          <table:table-cell table:formula="of:=REPLACE([.B2821]; 1; 29; &quot;&quot;)" office:value-type="string" office:string-value="czipperz/vick" calcext:value-type="string">
            <text:p>czipperz/vick</text:p>
          </table:table-cell>
        </table:table-row>
        <table:table-row table:style-name="ro1">
          <table:table-cell office:value-type="float" office:value="24596582" calcext:value-type="float">
            <text:p>24596582</text:p>
          </table:table-cell>
          <table:table-cell office:value-type="string" calcext:value-type="string">
            <text:p>https://api.github.com/repos/gzhu108/sg</text:p>
          </table:table-cell>
          <table:table-cell table:formula="of:=REPLACE([.B2822]; 1; 29; &quot;&quot;)" office:value-type="string" office:string-value="gzhu108/sg" calcext:value-type="string">
            <text:p>gzhu108/sg</text:p>
          </table:table-cell>
        </table:table-row>
        <table:table-row table:style-name="ro1">
          <table:table-cell office:value-type="float" office:value="24604448" calcext:value-type="float">
            <text:p>24604448</text:p>
          </table:table-cell>
          <table:table-cell office:value-type="string" calcext:value-type="string">
            <text:p>https://api.github.com/repos/radio-astro/casa</text:p>
          </table:table-cell>
          <table:table-cell table:formula="of:=REPLACE([.B2823]; 1; 29; &quot;&quot;)" office:value-type="string" office:string-value="radio-astro/casa" calcext:value-type="string">
            <text:p>radio-astro/casa</text:p>
          </table:table-cell>
        </table:table-row>
        <table:table-row table:style-name="ro1">
          <table:table-cell office:value-type="float" office:value="24625173" calcext:value-type="float">
            <text:p>24625173</text:p>
          </table:table-cell>
          <table:table-cell office:value-type="string" calcext:value-type="string">
            <text:p>https://api.github.com/repos/Makman2/CE3D2</text:p>
          </table:table-cell>
          <table:table-cell table:formula="of:=REPLACE([.B2824]; 1; 29; &quot;&quot;)" office:value-type="string" office:string-value="Makman2/CE3D2" calcext:value-type="string">
            <text:p>Makman2/CE3D2</text:p>
          </table:table-cell>
        </table:table-row>
        <table:table-row table:style-name="ro1">
          <table:table-cell office:value-type="float" office:value="24815184" calcext:value-type="float">
            <text:p>24815184</text:p>
          </table:table-cell>
          <table:table-cell office:value-type="string" calcext:value-type="string">
            <text:p>https://api.github.com/repos/MrMC/mrmc</text:p>
          </table:table-cell>
          <table:table-cell table:formula="of:=REPLACE([.B2825]; 1; 29; &quot;&quot;)" office:value-type="string" office:string-value="MrMC/mrmc" calcext:value-type="string">
            <text:p>MrMC/mrmc</text:p>
          </table:table-cell>
        </table:table-row>
        <table:table-row table:style-name="ro1">
          <table:table-cell office:value-type="float" office:value="24896812" calcext:value-type="float">
            <text:p>24896812</text:p>
          </table:table-cell>
          <table:table-cell office:value-type="string" calcext:value-type="string">
            <text:p>https://api.github.com/repos/sunpho84/nissa</text:p>
          </table:table-cell>
          <table:table-cell table:formula="of:=REPLACE([.B2826]; 1; 29; &quot;&quot;)" office:value-type="string" office:string-value="sunpho84/nissa" calcext:value-type="string">
            <text:p>sunpho84/nissa</text:p>
          </table:table-cell>
        </table:table-row>
        <table:table-row table:style-name="ro1">
          <table:table-cell office:value-type="float" office:value="24910715" calcext:value-type="float">
            <text:p>24910715</text:p>
          </table:table-cell>
          <table:table-cell office:value-type="string" calcext:value-type="string">
            <text:p>https://api.github.com/repos/thrill/thrill</text:p>
          </table:table-cell>
          <table:table-cell table:formula="of:=REPLACE([.B2827]; 1; 29; &quot;&quot;)" office:value-type="string" office:string-value="thrill/thrill" calcext:value-type="string">
            <text:p>thrill/thrill</text:p>
          </table:table-cell>
        </table:table-row>
        <table:table-row table:style-name="ro1">
          <table:table-cell office:value-type="float" office:value="24921748" calcext:value-type="float">
            <text:p>24921748</text:p>
          </table:table-cell>
          <table:table-cell office:value-type="string" calcext:value-type="string">
            <text:p>https://api.github.com/repos/healthstone/RE</text:p>
          </table:table-cell>
          <table:table-cell table:formula="of:=REPLACE([.B2828]; 1; 29; &quot;&quot;)" office:value-type="string" office:string-value="healthstone/RE" calcext:value-type="string">
            <text:p>healthstone/RE</text:p>
          </table:table-cell>
        </table:table-row>
        <table:table-row table:style-name="ro1">
          <table:table-cell office:value-type="float" office:value="24921936" calcext:value-type="float">
            <text:p>24921936</text:p>
          </table:table-cell>
          <table:table-cell office:value-type="string" calcext:value-type="string">
            <text:p>https://api.github.com/repos/UCSolarCarTeam/Schulich-Delta-OnBoard-Media-Control</text:p>
          </table:table-cell>
          <table:table-cell table:formula="of:=REPLACE([.B2829]; 1; 29; &quot;&quot;)" office:value-type="string" office:string-value="UCSolarCarTeam/Schulich-Delta-OnBoard-Media-Control" calcext:value-type="string">
            <text:p>UCSolarCarTeam/Schulich-Delta-OnBoard-Media-Control</text:p>
          </table:table-cell>
        </table:table-row>
        <table:table-row table:style-name="ro1">
          <table:table-cell office:value-type="float" office:value="24930668" calcext:value-type="float">
            <text:p>24930668</text:p>
          </table:table-cell>
          <table:table-cell office:value-type="string" calcext:value-type="string">
            <text:p>https://api.github.com/repos/Black-Frog/ProjetAnalyse</text:p>
          </table:table-cell>
          <table:table-cell table:formula="of:=REPLACE([.B2830]; 1; 29; &quot;&quot;)" office:value-type="string" office:string-value="Black-Frog/ProjetAnalyse" calcext:value-type="string">
            <text:p>Black-Frog/ProjetAnalyse</text:p>
          </table:table-cell>
        </table:table-row>
        <table:table-row table:style-name="ro1">
          <table:table-cell office:value-type="float" office:value="24935147" calcext:value-type="float">
            <text:p>24935147</text:p>
          </table:table-cell>
          <table:table-cell office:value-type="string" calcext:value-type="string">
            <text:p>https://api.github.com/repos/statkraft/shyft</text:p>
          </table:table-cell>
          <table:table-cell table:formula="of:=REPLACE([.B2831]; 1; 29; &quot;&quot;)" office:value-type="string" office:string-value="statkraft/shyft" calcext:value-type="string">
            <text:p>statkraft/shyft</text:p>
          </table:table-cell>
        </table:table-row>
        <table:table-row table:style-name="ro1">
          <table:table-cell office:value-type="float" office:value="24939125" calcext:value-type="float">
            <text:p>24939125</text:p>
          </table:table-cell>
          <table:table-cell office:value-type="string" calcext:value-type="string">
            <text:p>https://api.github.com/repos/f4exb/sdrangel</text:p>
          </table:table-cell>
          <table:table-cell table:formula="of:=REPLACE([.B2832]; 1; 29; &quot;&quot;)" office:value-type="string" office:string-value="f4exb/sdrangel" calcext:value-type="string">
            <text:p>f4exb/sdrangel</text:p>
          </table:table-cell>
        </table:table-row>
        <table:table-row table:style-name="ro1">
          <table:table-cell office:value-type="float" office:value="24965182" calcext:value-type="float">
            <text:p>24965182</text:p>
          </table:table-cell>
          <table:table-cell office:value-type="string" calcext:value-type="string">
            <text:p>https://api.github.com/repos/yandex/porto</text:p>
          </table:table-cell>
          <table:table-cell table:formula="of:=REPLACE([.B2833]; 1; 29; &quot;&quot;)" office:value-type="string" office:string-value="yandex/porto" calcext:value-type="string">
            <text:p>yandex/porto</text:p>
          </table:table-cell>
        </table:table-row>
        <table:table-row table:style-name="ro1">
          <table:table-cell office:value-type="float" office:value="24999664" calcext:value-type="float">
            <text:p>24999664</text:p>
          </table:table-cell>
          <table:table-cell office:value-type="string" calcext:value-type="string">
            <text:p>https://api.github.com/repos/gvansickle/ucg</text:p>
          </table:table-cell>
          <table:table-cell table:formula="of:=REPLACE([.B2834]; 1; 29; &quot;&quot;)" office:value-type="string" office:string-value="gvansickle/ucg" calcext:value-type="string">
            <text:p>gvansickle/ucg</text:p>
          </table:table-cell>
        </table:table-row>
        <table:table-row table:style-name="ro1">
          <table:table-cell office:value-type="float" office:value="25019069" calcext:value-type="float">
            <text:p>25019069</text:p>
          </table:table-cell>
          <table:table-cell office:value-type="string" calcext:value-type="string">
            <text:p>https://api.github.com/repos/llnek/fusilli</text:p>
          </table:table-cell>
          <table:table-cell table:formula="of:=REPLACE([.B2835]; 1; 29; &quot;&quot;)" office:value-type="string" office:string-value="llnek/fusilli" calcext:value-type="string">
            <text:p>llnek/fusilli</text:p>
          </table:table-cell>
        </table:table-row>
        <table:table-row table:style-name="ro1">
          <table:table-cell office:value-type="float" office:value="25024916" calcext:value-type="float">
            <text:p>25024916</text:p>
          </table:table-cell>
          <table:table-cell office:value-type="string" calcext:value-type="string">
            <text:p>https://api.github.com/repos/sieren/QSyncthingTray</text:p>
          </table:table-cell>
          <table:table-cell table:formula="of:=REPLACE([.B2836]; 1; 29; &quot;&quot;)" office:value-type="string" office:string-value="sieren/QSyncthingTray" calcext:value-type="string">
            <text:p>sieren/QSyncthingTray</text:p>
          </table:table-cell>
        </table:table-row>
        <table:table-row table:style-name="ro1">
          <table:table-cell office:value-type="float" office:value="25032382" calcext:value-type="float">
            <text:p>25032382</text:p>
          </table:table-cell>
          <table:table-cell office:value-type="string" calcext:value-type="string">
            <text:p>https://api.github.com/repos/ricejasonf/nbdl</text:p>
          </table:table-cell>
          <table:table-cell table:formula="of:=REPLACE([.B2837]; 1; 29; &quot;&quot;)" office:value-type="string" office:string-value="ricejasonf/nbdl" calcext:value-type="string">
            <text:p>ricejasonf/nbdl</text:p>
          </table:table-cell>
        </table:table-row>
        <table:table-row table:style-name="ro1">
          <table:table-cell office:value-type="float" office:value="25043707" calcext:value-type="float">
            <text:p>25043707</text:p>
          </table:table-cell>
          <table:table-cell office:value-type="string" calcext:value-type="string">
            <text:p>https://api.github.com/repos/og113/worldline</text:p>
          </table:table-cell>
          <table:table-cell table:formula="of:=REPLACE([.B2838]; 1; 29; &quot;&quot;)" office:value-type="string" office:string-value="og113/worldline" calcext:value-type="string">
            <text:p>og113/worldline</text:p>
          </table:table-cell>
        </table:table-row>
        <table:table-row table:style-name="ro1">
          <table:table-cell office:value-type="float" office:value="25058341" calcext:value-type="float">
            <text:p>25058341</text:p>
          </table:table-cell>
          <table:table-cell office:value-type="string" calcext:value-type="string">
            <text:p>https://api.github.com/repos/patrikhuber/eos</text:p>
          </table:table-cell>
          <table:table-cell table:formula="of:=REPLACE([.B2839]; 1; 29; &quot;&quot;)" office:value-type="string" office:string-value="patrikhuber/eos" calcext:value-type="string">
            <text:p>patrikhuber/eos</text:p>
          </table:table-cell>
        </table:table-row>
        <table:table-row table:style-name="ro1">
          <table:table-cell office:value-type="float" office:value="25078664" calcext:value-type="float">
            <text:p>25078664</text:p>
          </table:table-cell>
          <table:table-cell office:value-type="string" calcext:value-type="string">
            <text:p>https://api.github.com/repos/ARMmbed/mbed-client</text:p>
          </table:table-cell>
          <table:table-cell table:formula="of:=REPLACE([.B2840]; 1; 29; &quot;&quot;)" office:value-type="string" office:string-value="ARMmbed/mbed-client" calcext:value-type="string">
            <text:p>ARMmbed/mbed-client</text:p>
          </table:table-cell>
        </table:table-row>
        <table:table-row table:style-name="ro1">
          <table:table-cell office:value-type="float" office:value="25091346" calcext:value-type="float">
            <text:p>25091346</text:p>
          </table:table-cell>
          <table:table-cell office:value-type="string" calcext:value-type="string">
            <text:p>https://api.github.com/repos/live-clones/moab</text:p>
          </table:table-cell>
          <table:table-cell table:formula="of:=REPLACE([.B2841]; 1; 29; &quot;&quot;)" office:value-type="string" office:string-value="live-clones/moab" calcext:value-type="string">
            <text:p>live-clones/moab</text:p>
          </table:table-cell>
        </table:table-row>
        <table:table-row table:style-name="ro1">
          <table:table-cell office:value-type="float" office:value="25100207" calcext:value-type="float">
            <text:p>25100207</text:p>
          </table:table-cell>
          <table:table-cell office:value-type="string" calcext:value-type="string">
            <text:p>https://api.github.com/repos/lagadic/visp</text:p>
          </table:table-cell>
          <table:table-cell table:formula="of:=REPLACE([.B2842]; 1; 29; &quot;&quot;)" office:value-type="string" office:string-value="lagadic/visp" calcext:value-type="string">
            <text:p>lagadic/visp</text:p>
          </table:table-cell>
        </table:table-row>
        <table:table-row table:style-name="ro1">
          <table:table-cell office:value-type="float" office:value="25112968" calcext:value-type="float">
            <text:p>25112968</text:p>
          </table:table-cell>
          <table:table-cell office:value-type="string" calcext:value-type="string">
            <text:p>https://api.github.com/repos/MitI-7/CompetitiveProgramming</text:p>
          </table:table-cell>
          <table:table-cell table:formula="of:=REPLACE([.B2843]; 1; 29; &quot;&quot;)" office:value-type="string" office:string-value="MitI-7/CompetitiveProgramming" calcext:value-type="string">
            <text:p>MitI-7/CompetitiveProgramming</text:p>
          </table:table-cell>
        </table:table-row>
        <table:table-row table:style-name="ro1">
          <table:table-cell office:value-type="float" office:value="25129446" calcext:value-type="float">
            <text:p>25129446</text:p>
          </table:table-cell>
          <table:table-cell office:value-type="string" calcext:value-type="string">
            <text:p>https://api.github.com/repos/AGGA-IRIT/Radium-Engine</text:p>
          </table:table-cell>
          <table:table-cell table:formula="of:=REPLACE([.B2844]; 1; 29; &quot;&quot;)" office:value-type="string" office:string-value="AGGA-IRIT/Radium-Engine" calcext:value-type="string">
            <text:p>AGGA-IRIT/Radium-Engine</text:p>
          </table:table-cell>
        </table:table-row>
        <table:table-row table:style-name="ro1">
          <table:table-cell office:value-type="float" office:value="25132954" calcext:value-type="float">
            <text:p>25132954</text:p>
          </table:table-cell>
          <table:table-cell office:value-type="string" calcext:value-type="string">
            <text:p>https://api.github.com/repos/Tomographer/tomographer</text:p>
          </table:table-cell>
          <table:table-cell table:formula="of:=REPLACE([.B2845]; 1; 29; &quot;&quot;)" office:value-type="string" office:string-value="Tomographer/tomographer" calcext:value-type="string">
            <text:p>Tomographer/tomographer</text:p>
          </table:table-cell>
        </table:table-row>
        <table:table-row table:style-name="ro1">
          <table:table-cell office:value-type="float" office:value="25166720" calcext:value-type="float">
            <text:p>25166720</text:p>
          </table:table-cell>
          <table:table-cell office:value-type="string" calcext:value-type="string">
            <text:p>https://api.github.com/repos/remsens/Peleng</text:p>
          </table:table-cell>
          <table:table-cell table:formula="of:=REPLACE([.B2846]; 1; 29; &quot;&quot;)" office:value-type="string" office:string-value="remsens/Peleng" calcext:value-type="string">
            <text:p>remsens/Peleng</text:p>
          </table:table-cell>
        </table:table-row>
        <table:table-row table:style-name="ro1">
          <table:table-cell office:value-type="float" office:value="25191729" calcext:value-type="float">
            <text:p>25191729</text:p>
          </table:table-cell>
          <table:table-cell office:value-type="string" calcext:value-type="string">
            <text:p>https://api.github.com/repos/Mondego/SourcererCC</text:p>
          </table:table-cell>
          <table:table-cell table:formula="of:=REPLACE([.B2847]; 1; 29; &quot;&quot;)" office:value-type="string" office:string-value="Mondego/SourcererCC" calcext:value-type="string">
            <text:p>Mondego/SourcererCC</text:p>
          </table:table-cell>
        </table:table-row>
        <table:table-row table:style-name="ro1">
          <table:table-cell office:value-type="float" office:value="25207678" calcext:value-type="float">
            <text:p>25207678</text:p>
          </table:table-cell>
          <table:table-cell office:value-type="string" calcext:value-type="string">
            <text:p>https://api.github.com/repos/AxioDL/PathShagged</text:p>
          </table:table-cell>
          <table:table-cell table:formula="of:=REPLACE([.B2848]; 1; 29; &quot;&quot;)" office:value-type="string" office:string-value="AxioDL/PathShagged" calcext:value-type="string">
            <text:p>AxioDL/PathShagged</text:p>
          </table:table-cell>
        </table:table-row>
        <table:table-row table:style-name="ro1">
          <table:table-cell office:value-type="float" office:value="25207948" calcext:value-type="float">
            <text:p>25207948</text:p>
          </table:table-cell>
          <table:table-cell office:value-type="string" calcext:value-type="string">
            <text:p>https://api.github.com/repos/kmurray/tatum</text:p>
          </table:table-cell>
          <table:table-cell table:formula="of:=REPLACE([.B2849]; 1; 29; &quot;&quot;)" office:value-type="string" office:string-value="kmurray/tatum" calcext:value-type="string">
            <text:p>kmurray/tatum</text:p>
          </table:table-cell>
        </table:table-row>
        <table:table-row table:style-name="ro1">
          <table:table-cell office:value-type="float" office:value="25230883" calcext:value-type="float">
            <text:p>25230883</text:p>
          </table:table-cell>
          <table:table-cell office:value-type="string" calcext:value-type="string">
            <text:p>https://api.github.com/repos/seahorn/crab</text:p>
          </table:table-cell>
          <table:table-cell table:formula="of:=REPLACE([.B2850]; 1; 29; &quot;&quot;)" office:value-type="string" office:string-value="seahorn/crab" calcext:value-type="string">
            <text:p>seahorn/crab</text:p>
          </table:table-cell>
        </table:table-row>
        <table:table-row table:style-name="ro1">
          <table:table-cell office:value-type="float" office:value="25236996" calcext:value-type="float">
            <text:p>25236996</text:p>
          </table:table-cell>
          <table:table-cell office:value-type="string" calcext:value-type="string">
            <text:p>https://api.github.com/repos/ossimlabs/ossim</text:p>
          </table:table-cell>
          <table:table-cell table:formula="of:=REPLACE([.B2851]; 1; 29; &quot;&quot;)" office:value-type="string" office:string-value="ossimlabs/ossim" calcext:value-type="string">
            <text:p>ossimlabs/ossim</text:p>
          </table:table-cell>
        </table:table-row>
        <table:table-row table:style-name="ro1">
          <table:table-cell office:value-type="float" office:value="25306226" calcext:value-type="float">
            <text:p>25306226</text:p>
          </table:table-cell>
          <table:table-cell office:value-type="string" calcext:value-type="string">
            <text:p>https://api.github.com/repos/thomaskummer/lifev-em</text:p>
          </table:table-cell>
          <table:table-cell table:formula="of:=REPLACE([.B2852]; 1; 29; &quot;&quot;)" office:value-type="string" office:string-value="thomaskummer/lifev-em" calcext:value-type="string">
            <text:p>thomaskummer/lifev-em</text:p>
          </table:table-cell>
        </table:table-row>
        <table:table-row table:style-name="ro1">
          <table:table-cell office:value-type="float" office:value="25311264" calcext:value-type="float">
            <text:p>25311264</text:p>
          </table:table-cell>
          <table:table-cell office:value-type="string" calcext:value-type="string">
            <text:p>https://api.github.com/repos/mice-software/maus</text:p>
          </table:table-cell>
          <table:table-cell table:formula="of:=REPLACE([.B2853]; 1; 29; &quot;&quot;)" office:value-type="string" office:string-value="mice-software/maus" calcext:value-type="string">
            <text:p>mice-software/maus</text:p>
          </table:table-cell>
        </table:table-row>
        <table:table-row table:style-name="ro1">
          <table:table-cell office:value-type="float" office:value="25317296" calcext:value-type="float">
            <text:p>25317296</text:p>
          </table:table-cell>
          <table:table-cell office:value-type="string" calcext:value-type="string">
            <text:p>https://api.github.com/repos/googlei18n/language-resources</text:p>
          </table:table-cell>
          <table:table-cell table:formula="of:=REPLACE([.B2854]; 1; 29; &quot;&quot;)" office:value-type="string" office:string-value="googlei18n/language-resources" calcext:value-type="string">
            <text:p>googlei18n/language-resources</text:p>
          </table:table-cell>
        </table:table-row>
        <table:table-row table:style-name="ro1">
          <table:table-cell office:value-type="float" office:value="25334059" calcext:value-type="float">
            <text:p>25334059</text:p>
          </table:table-cell>
          <table:table-cell office:value-type="string" calcext:value-type="string">
            <text:p>https://api.github.com/repos/x6herbius/calliper</text:p>
          </table:table-cell>
          <table:table-cell table:formula="of:=REPLACE([.B2855]; 1; 29; &quot;&quot;)" office:value-type="string" office:string-value="x6herbius/calliper" calcext:value-type="string">
            <text:p>x6herbius/calliper</text:p>
          </table:table-cell>
        </table:table-row>
        <table:table-row table:style-name="ro1">
          <table:table-cell office:value-type="float" office:value="25396781" calcext:value-type="float">
            <text:p>25396781</text:p>
          </table:table-cell>
          <table:table-cell office:value-type="string" calcext:value-type="string">
            <text:p>https://api.github.com/repos/nany-lang/nany</text:p>
          </table:table-cell>
          <table:table-cell table:formula="of:=REPLACE([.B2856]; 1; 29; &quot;&quot;)" office:value-type="string" office:string-value="nany-lang/nany" calcext:value-type="string">
            <text:p>nany-lang/nany</text:p>
          </table:table-cell>
        </table:table-row>
        <table:table-row table:style-name="ro1">
          <table:table-cell office:value-type="float" office:value="25467023" calcext:value-type="float">
            <text:p>25467023</text:p>
          </table:table-cell>
          <table:table-cell office:value-type="string" calcext:value-type="string">
            <text:p>https://api.github.com/repos/KAPSARC/KTAB</text:p>
          </table:table-cell>
          <table:table-cell table:formula="of:=REPLACE([.B2857]; 1; 29; &quot;&quot;)" office:value-type="string" office:string-value="KAPSARC/KTAB" calcext:value-type="string">
            <text:p>KAPSARC/KTAB</text:p>
          </table:table-cell>
        </table:table-row>
        <table:table-row table:style-name="ro1">
          <table:table-cell office:value-type="float" office:value="25496762" calcext:value-type="float">
            <text:p>25496762</text:p>
          </table:table-cell>
          <table:table-cell office:value-type="string" calcext:value-type="string">
            <text:p>https://api.github.com/repos/johnmcfarlane/fixed_point</text:p>
          </table:table-cell>
          <table:table-cell table:formula="of:=REPLACE([.B2858]; 1; 29; &quot;&quot;)" office:value-type="string" office:string-value="johnmcfarlane/fixed_point" calcext:value-type="string">
            <text:p>johnmcfarlane/fixed_point</text:p>
          </table:table-cell>
        </table:table-row>
        <table:table-row table:style-name="ro1">
          <table:table-cell office:value-type="float" office:value="25567832" calcext:value-type="float">
            <text:p>25567832</text:p>
          </table:table-cell>
          <table:table-cell office:value-type="string" calcext:value-type="string">
            <text:p>https://api.github.com/repos/ugeneunipro/ugene</text:p>
          </table:table-cell>
          <table:table-cell table:formula="of:=REPLACE([.B2859]; 1; 29; &quot;&quot;)" office:value-type="string" office:string-value="ugeneunipro/ugene" calcext:value-type="string">
            <text:p>ugeneunipro/ugene</text:p>
          </table:table-cell>
        </table:table-row>
        <table:table-row table:style-name="ro1">
          <table:table-cell office:value-type="float" office:value="25577652" calcext:value-type="float">
            <text:p>25577652</text:p>
          </table:table-cell>
          <table:table-cell office:value-type="string" calcext:value-type="string">
            <text:p>https://api.github.com/repos/alecristia/CDSwordSeg</text:p>
          </table:table-cell>
          <table:table-cell table:formula="of:=REPLACE([.B2860]; 1; 29; &quot;&quot;)" office:value-type="string" office:string-value="alecristia/CDSwordSeg" calcext:value-type="string">
            <text:p>alecristia/CDSwordSeg</text:p>
          </table:table-cell>
        </table:table-row>
        <table:table-row table:style-name="ro1">
          <table:table-cell office:value-type="float" office:value="25617472" calcext:value-type="float">
            <text:p>25617472</text:p>
          </table:table-cell>
          <table:table-cell office:value-type="string" calcext:value-type="string">
            <text:p>https://api.github.com/repos/airdcpp/airdcpp-webapi</text:p>
          </table:table-cell>
          <table:table-cell table:formula="of:=REPLACE([.B2861]; 1; 29; &quot;&quot;)" office:value-type="string" office:string-value="airdcpp/airdcpp-webapi" calcext:value-type="string">
            <text:p>airdcpp/airdcpp-webapi</text:p>
          </table:table-cell>
        </table:table-row>
        <table:table-row table:style-name="ro1">
          <table:table-cell office:value-type="float" office:value="25620927" calcext:value-type="float">
            <text:p>25620927</text:p>
          </table:table-cell>
          <table:table-cell office:value-type="string" calcext:value-type="string">
            <text:p>https://api.github.com/repos/AxioDL/hecl</text:p>
          </table:table-cell>
          <table:table-cell table:formula="of:=REPLACE([.B2862]; 1; 29; &quot;&quot;)" office:value-type="string" office:string-value="AxioDL/hecl" calcext:value-type="string">
            <text:p>AxioDL/hecl</text:p>
          </table:table-cell>
        </table:table-row>
        <table:table-row table:style-name="ro1">
          <table:table-cell office:value-type="float" office:value="25628150" calcext:value-type="float">
            <text:p>25628150</text:p>
          </table:table-cell>
          <table:table-cell office:value-type="string" calcext:value-type="string">
            <text:p>https://api.github.com/repos/DezerteR/Po-Male-Ka</text:p>
          </table:table-cell>
          <table:table-cell table:formula="of:=REPLACE([.B2863]; 1; 29; &quot;&quot;)" office:value-type="string" office:string-value="DezerteR/Po-Male-Ka" calcext:value-type="string">
            <text:p>DezerteR/Po-Male-Ka</text:p>
          </table:table-cell>
        </table:table-row>
        <table:table-row table:style-name="ro1">
          <table:table-cell office:value-type="float" office:value="25638286" calcext:value-type="float">
            <text:p>25638286</text:p>
          </table:table-cell>
          <table:table-cell office:value-type="string" calcext:value-type="string">
            <text:p>https://api.github.com/repos/ahlstromcj/sequencer64</text:p>
          </table:table-cell>
          <table:table-cell table:formula="of:=REPLACE([.B2864]; 1; 29; &quot;&quot;)" office:value-type="string" office:string-value="ahlstromcj/sequencer64" calcext:value-type="string">
            <text:p>ahlstromcj/sequencer64</text:p>
          </table:table-cell>
        </table:table-row>
        <table:table-row table:style-name="ro1">
          <table:table-cell office:value-type="float" office:value="25639615" calcext:value-type="float">
            <text:p>25639615</text:p>
          </table:table-cell>
          <table:table-cell office:value-type="string" calcext:value-type="string">
            <text:p>https://api.github.com/repos/cryfs/cryfs</text:p>
          </table:table-cell>
          <table:table-cell table:formula="of:=REPLACE([.B2865]; 1; 29; &quot;&quot;)" office:value-type="string" office:string-value="cryfs/cryfs" calcext:value-type="string">
            <text:p>cryfs/cryfs</text:p>
          </table:table-cell>
        </table:table-row>
        <table:table-row table:style-name="ro1">
          <table:table-cell office:value-type="float" office:value="25651379" calcext:value-type="float">
            <text:p>25651379</text:p>
          </table:table-cell>
          <table:table-cell office:value-type="string" calcext:value-type="string">
            <text:p>https://api.github.com/repos/WinT-3794/QDriverStation</text:p>
          </table:table-cell>
          <table:table-cell table:formula="of:=REPLACE([.B2866]; 1; 29; &quot;&quot;)" office:value-type="string" office:string-value="WinT-3794/QDriverStation" calcext:value-type="string">
            <text:p>WinT-3794/QDriverStation</text:p>
          </table:table-cell>
        </table:table-row>
        <table:table-row table:style-name="ro1">
          <table:table-cell office:value-type="float" office:value="25652871" calcext:value-type="float">
            <text:p>25652871</text:p>
          </table:table-cell>
          <table:table-cell office:value-type="string" calcext:value-type="string">
            <text:p>https://api.github.com/repos/siliace/Bull</text:p>
          </table:table-cell>
          <table:table-cell table:formula="of:=REPLACE([.B2867]; 1; 29; &quot;&quot;)" office:value-type="string" office:string-value="siliace/Bull" calcext:value-type="string">
            <text:p>siliace/Bull</text:p>
          </table:table-cell>
        </table:table-row>
        <table:table-row table:style-name="ro1">
          <table:table-cell office:value-type="float" office:value="25699949" calcext:value-type="float">
            <text:p>25699949</text:p>
          </table:table-cell>
          <table:table-cell office:value-type="string" calcext:value-type="string">
            <text:p>https://api.github.com/repos/flutter/engine</text:p>
          </table:table-cell>
          <table:table-cell table:formula="of:=REPLACE([.B2868]; 1; 29; &quot;&quot;)" office:value-type="string" office:string-value="flutter/engine" calcext:value-type="string">
            <text:p>flutter/engine</text:p>
          </table:table-cell>
        </table:table-row>
        <table:table-row table:style-name="ro1">
          <table:table-cell office:value-type="float" office:value="25703153" calcext:value-type="float">
            <text:p>25703153</text:p>
          </table:table-cell>
          <table:table-cell office:value-type="string" calcext:value-type="string">
            <text:p>https://api.github.com/repos/dneg/openvdb_points_dev</text:p>
          </table:table-cell>
          <table:table-cell table:formula="of:=REPLACE([.B2869]; 1; 29; &quot;&quot;)" office:value-type="string" office:string-value="dneg/openvdb_points_dev" calcext:value-type="string">
            <text:p>dneg/openvdb_points_dev</text:p>
          </table:table-cell>
        </table:table-row>
        <table:table-row table:style-name="ro1">
          <table:table-cell office:value-type="float" office:value="25773169" calcext:value-type="float">
            <text:p>25773169</text:p>
          </table:table-cell>
          <table:table-cell office:value-type="string" calcext:value-type="string">
            <text:p>https://api.github.com/repos/scylladb/seastar</text:p>
          </table:table-cell>
          <table:table-cell table:formula="of:=REPLACE([.B2870]; 1; 29; &quot;&quot;)" office:value-type="string" office:string-value="scylladb/seastar" calcext:value-type="string">
            <text:p>scylladb/seastar</text:p>
          </table:table-cell>
        </table:table-row>
        <table:table-row table:style-name="ro1">
          <table:table-cell office:value-type="float" office:value="25774785" calcext:value-type="float">
            <text:p>25774785</text:p>
          </table:table-cell>
          <table:table-cell office:value-type="string" calcext:value-type="string">
            <text:p>https://api.github.com/repos/qtproject/qtquickcontrols2</text:p>
          </table:table-cell>
          <table:table-cell table:formula="of:=REPLACE([.B2871]; 1; 29; &quot;&quot;)" office:value-type="string" office:string-value="qtproject/qtquickcontrols2" calcext:value-type="string">
            <text:p>qtproject/qtquickcontrols2</text:p>
          </table:table-cell>
        </table:table-row>
        <table:table-row table:style-name="ro1">
          <table:table-cell office:value-type="float" office:value="25809390" calcext:value-type="float">
            <text:p>25809390</text:p>
          </table:table-cell>
          <table:table-cell office:value-type="string" calcext:value-type="string">
            <text:p>https://api.github.com/repos/rsjaffe/MIDI2LR</text:p>
          </table:table-cell>
          <table:table-cell table:formula="of:=REPLACE([.B2872]; 1; 29; &quot;&quot;)" office:value-type="string" office:string-value="rsjaffe/MIDI2LR" calcext:value-type="string">
            <text:p>rsjaffe/MIDI2LR</text:p>
          </table:table-cell>
        </table:table-row>
        <table:table-row table:style-name="ro1">
          <table:table-cell office:value-type="float" office:value="25813263" calcext:value-type="float">
            <text:p>25813263</text:p>
          </table:table-cell>
          <table:table-cell office:value-type="string" calcext:value-type="string">
            <text:p>https://api.github.com/repos/scylladb/scylla</text:p>
          </table:table-cell>
          <table:table-cell table:formula="of:=REPLACE([.B2873]; 1; 29; &quot;&quot;)" office:value-type="string" office:string-value="scylladb/scylla" calcext:value-type="string">
            <text:p>scylladb/scylla</text:p>
          </table:table-cell>
        </table:table-row>
        <table:table-row table:style-name="ro1">
          <table:table-cell office:value-type="float" office:value="25834528" calcext:value-type="float">
            <text:p>25834528</text:p>
          </table:table-cell>
          <table:table-cell office:value-type="string" calcext:value-type="string">
            <text:p>https://api.github.com/repos/enochtsang/TerminalFighter</text:p>
          </table:table-cell>
          <table:table-cell table:formula="of:=REPLACE([.B2874]; 1; 29; &quot;&quot;)" office:value-type="string" office:string-value="enochtsang/TerminalFighter" calcext:value-type="string">
            <text:p>enochtsang/TerminalFighter</text:p>
          </table:table-cell>
        </table:table-row>
        <table:table-row table:style-name="ro1">
          <table:table-cell office:value-type="float" office:value="25843206" calcext:value-type="float">
            <text:p>25843206</text:p>
          </table:table-cell>
          <table:table-cell office:value-type="string" calcext:value-type="string">
            <text:p>https://api.github.com/repos/tkreienbuehl/PREN39</text:p>
          </table:table-cell>
          <table:table-cell table:formula="of:=REPLACE([.B2875]; 1; 29; &quot;&quot;)" office:value-type="string" office:string-value="tkreienbuehl/PREN39" calcext:value-type="string">
            <text:p>tkreienbuehl/PREN39</text:p>
          </table:table-cell>
        </table:table-row>
        <table:table-row table:style-name="ro1">
          <table:table-cell office:value-type="float" office:value="25848745" calcext:value-type="float">
            <text:p>25848745</text:p>
          </table:table-cell>
          <table:table-cell office:value-type="string" calcext:value-type="string">
            <text:p>https://api.github.com/repos/tlein/Ancona</text:p>
          </table:table-cell>
          <table:table-cell table:formula="of:=REPLACE([.B2876]; 1; 29; &quot;&quot;)" office:value-type="string" office:string-value="tlein/Ancona" calcext:value-type="string">
            <text:p>tlein/Ancona</text:p>
          </table:table-cell>
        </table:table-row>
        <table:table-row table:style-name="ro1">
          <table:table-cell office:value-type="float" office:value="25860332" calcext:value-type="float">
            <text:p>25860332</text:p>
          </table:table-cell>
          <table:table-cell office:value-type="string" calcext:value-type="string">
            <text:p>https://api.github.com/repos/OpenSEMBA/OpenSEMBA</text:p>
          </table:table-cell>
          <table:table-cell table:formula="of:=REPLACE([.B2877]; 1; 29; &quot;&quot;)" office:value-type="string" office:string-value="OpenSEMBA/OpenSEMBA" calcext:value-type="string">
            <text:p>OpenSEMBA/OpenSEMBA</text:p>
          </table:table-cell>
        </table:table-row>
        <table:table-row table:style-name="ro1">
          <table:table-cell office:value-type="float" office:value="25886483" calcext:value-type="float">
            <text:p>25886483</text:p>
          </table:table-cell>
          <table:table-cell office:value-type="string" calcext:value-type="string">
            <text:p>https://api.github.com/repos/BCN3D/BCN3DSigma-Firmware</text:p>
          </table:table-cell>
          <table:table-cell table:formula="of:=REPLACE([.B2878]; 1; 29; &quot;&quot;)" office:value-type="string" office:string-value="BCN3D/BCN3DSigma-Firmware" calcext:value-type="string">
            <text:p>BCN3D/BCN3DSigma-Firmware</text:p>
          </table:table-cell>
        </table:table-row>
        <table:table-row table:style-name="ro1">
          <table:table-cell office:value-type="float" office:value="25896998" calcext:value-type="float">
            <text:p>25896998</text:p>
          </table:table-cell>
          <table:table-cell office:value-type="string" calcext:value-type="string">
            <text:p>https://api.github.com/repos/SCDeveloper/DarkSilk-Release-Candidate</text:p>
          </table:table-cell>
          <table:table-cell table:formula="of:=REPLACE([.B2879]; 1; 29; &quot;&quot;)" office:value-type="string" office:string-value="SCDeveloper/DarkSilk-Release-Candidate" calcext:value-type="string">
            <text:p>SCDeveloper/DarkSilk-Release-Candidate</text:p>
          </table:table-cell>
        </table:table-row>
        <table:table-row table:style-name="ro1">
          <table:table-cell office:value-type="float" office:value="25939092" calcext:value-type="float">
            <text:p>25939092</text:p>
          </table:table-cell>
          <table:table-cell office:value-type="string" calcext:value-type="string">
            <text:p>https://api.github.com/repos/GeorgievLab/CeCe</text:p>
          </table:table-cell>
          <table:table-cell table:formula="of:=REPLACE([.B2880]; 1; 29; &quot;&quot;)" office:value-type="string" office:string-value="GeorgievLab/CeCe" calcext:value-type="string">
            <text:p>GeorgievLab/CeCe</text:p>
          </table:table-cell>
        </table:table-row>
        <table:table-row table:style-name="ro1">
          <table:table-cell office:value-type="float" office:value="25959535" calcext:value-type="float">
            <text:p>25959535</text:p>
          </table:table-cell>
          <table:table-cell office:value-type="string" calcext:value-type="string">
            <text:p>https://api.github.com/repos/KDE/kdepimlibs</text:p>
          </table:table-cell>
          <table:table-cell table:formula="of:=REPLACE([.B2881]; 1; 29; &quot;&quot;)" office:value-type="string" office:string-value="KDE/kdepimlibs" calcext:value-type="string">
            <text:p>KDE/kdepimlibs</text:p>
          </table:table-cell>
        </table:table-row>
        <table:table-row table:style-name="ro1">
          <table:table-cell office:value-type="float" office:value="25967138" calcext:value-type="float">
            <text:p>25967138</text:p>
          </table:table-cell>
          <table:table-cell office:value-type="string" calcext:value-type="string">
            <text:p>https://api.github.com/repos/AdamStelmaszczyk/gtsa</text:p>
          </table:table-cell>
          <table:table-cell table:formula="of:=REPLACE([.B2882]; 1; 29; &quot;&quot;)" office:value-type="string" office:string-value="AdamStelmaszczyk/gtsa" calcext:value-type="string">
            <text:p>AdamStelmaszczyk/gtsa</text:p>
          </table:table-cell>
        </table:table-row>
        <table:table-row table:style-name="ro1">
          <table:table-cell office:value-type="float" office:value="25968336" calcext:value-type="float">
            <text:p>25968336</text:p>
          </table:table-cell>
          <table:table-cell office:value-type="string" calcext:value-type="string">
            <text:p>https://api.github.com/repos/KDE/marble</text:p>
          </table:table-cell>
          <table:table-cell table:formula="of:=REPLACE([.B2883]; 1; 29; &quot;&quot;)" office:value-type="string" office:string-value="KDE/marble" calcext:value-type="string">
            <text:p>KDE/marble</text:p>
          </table:table-cell>
        </table:table-row>
        <table:table-row table:style-name="ro1">
          <table:table-cell office:value-type="float" office:value="25972641" calcext:value-type="float">
            <text:p>25972641</text:p>
          </table:table-cell>
          <table:table-cell office:value-type="string" calcext:value-type="string">
            <text:p>https://api.github.com/repos/stahta01/codeblocks_svn2git_https_metadata</text:p>
          </table:table-cell>
          <table:table-cell table:formula="of:=REPLACE([.B2884]; 1; 29; &quot;&quot;)" office:value-type="string" office:string-value="stahta01/codeblocks_svn2git_https_metadata" calcext:value-type="string">
            <text:p>stahta01/codeblocks_svn2git_https_metadata</text:p>
          </table:table-cell>
        </table:table-row>
        <table:table-row table:style-name="ro1">
          <table:table-cell office:value-type="float" office:value="25986837" calcext:value-type="float">
            <text:p>25986837</text:p>
          </table:table-cell>
          <table:table-cell office:value-type="string" calcext:value-type="string">
            <text:p>https://api.github.com/repos/resibots/limbo</text:p>
          </table:table-cell>
          <table:table-cell table:formula="of:=REPLACE([.B2885]; 1; 29; &quot;&quot;)" office:value-type="string" office:string-value="resibots/limbo" calcext:value-type="string">
            <text:p>resibots/limbo</text:p>
          </table:table-cell>
        </table:table-row>
        <table:table-row table:style-name="ro1">
          <table:table-cell office:value-type="float" office:value="26016768" calcext:value-type="float">
            <text:p>26016768</text:p>
          </table:table-cell>
          <table:table-cell office:value-type="string" calcext:value-type="string">
            <text:p>https://api.github.com/repos/ejeinc/Meganekko</text:p>
          </table:table-cell>
          <table:table-cell table:formula="of:=REPLACE([.B2886]; 1; 29; &quot;&quot;)" office:value-type="string" office:string-value="ejeinc/Meganekko" calcext:value-type="string">
            <text:p>ejeinc/Meganekko</text:p>
          </table:table-cell>
        </table:table-row>
        <table:table-row table:style-name="ro1">
          <table:table-cell office:value-type="float" office:value="26044813" calcext:value-type="float">
            <text:p>26044813</text:p>
          </table:table-cell>
          <table:table-cell office:value-type="string" calcext:value-type="string">
            <text:p>https://api.github.com/repos/opencomputeproject/SAI</text:p>
          </table:table-cell>
          <table:table-cell table:formula="of:=REPLACE([.B2887]; 1; 29; &quot;&quot;)" office:value-type="string" office:string-value="opencomputeproject/SAI" calcext:value-type="string">
            <text:p>opencomputeproject/SAI</text:p>
          </table:table-cell>
        </table:table-row>
        <table:table-row table:style-name="ro1">
          <table:table-cell office:value-type="float" office:value="26047154" calcext:value-type="float">
            <text:p>26047154</text:p>
          </table:table-cell>
          <table:table-cell office:value-type="string" calcext:value-type="string">
            <text:p>https://api.github.com/repos/quasics/quasics-frc-sw-2015</text:p>
          </table:table-cell>
          <table:table-cell table:formula="of:=REPLACE([.B2888]; 1; 29; &quot;&quot;)" office:value-type="string" office:string-value="quasics/quasics-frc-sw-2015" calcext:value-type="string">
            <text:p>quasics/quasics-frc-sw-2015</text:p>
          </table:table-cell>
        </table:table-row>
        <table:table-row table:style-name="ro1">
          <table:table-cell office:value-type="float" office:value="26073015" calcext:value-type="float">
            <text:p>26073015</text:p>
          </table:table-cell>
          <table:table-cell office:value-type="string" calcext:value-type="string">
            <text:p>https://api.github.com/repos/KDE/calligra</text:p>
          </table:table-cell>
          <table:table-cell table:formula="of:=REPLACE([.B2889]; 1; 29; &quot;&quot;)" office:value-type="string" office:string-value="KDE/calligra" calcext:value-type="string">
            <text:p>KDE/calligra</text:p>
          </table:table-cell>
        </table:table-row>
        <table:table-row table:style-name="ro1">
          <table:table-cell office:value-type="float" office:value="26079206" calcext:value-type="float">
            <text:p>26079206</text:p>
          </table:table-cell>
          <table:table-cell office:value-type="string" calcext:value-type="string">
            <text:p>https://api.github.com/repos/zer011b/fdtd3d</text:p>
          </table:table-cell>
          <table:table-cell table:formula="of:=REPLACE([.B2890]; 1; 29; &quot;&quot;)" office:value-type="string" office:string-value="zer011b/fdtd3d" calcext:value-type="string">
            <text:p>zer011b/fdtd3d</text:p>
          </table:table-cell>
        </table:table-row>
        <table:table-row table:style-name="ro1">
          <table:table-cell office:value-type="float" office:value="26106017" calcext:value-type="float">
            <text:p>26106017</text:p>
          </table:table-cell>
          <table:table-cell office:value-type="string" calcext:value-type="string">
            <text:p>https://api.github.com/repos/KDE/kwin</text:p>
          </table:table-cell>
          <table:table-cell table:formula="of:=REPLACE([.B2891]; 1; 29; &quot;&quot;)" office:value-type="string" office:string-value="KDE/kwin" calcext:value-type="string">
            <text:p>KDE/kwin</text:p>
          </table:table-cell>
        </table:table-row>
        <table:table-row table:style-name="ro1">
          <table:table-cell office:value-type="float" office:value="26106018" calcext:value-type="float">
            <text:p>26106018</text:p>
          </table:table-cell>
          <table:table-cell office:value-type="string" calcext:value-type="string">
            <text:p>https://api.github.com/repos/KDE/kwayland</text:p>
          </table:table-cell>
          <table:table-cell table:formula="of:=REPLACE([.B2892]; 1; 29; &quot;&quot;)" office:value-type="string" office:string-value="KDE/kwayland" calcext:value-type="string">
            <text:p>KDE/kwayland</text:p>
          </table:table-cell>
        </table:table-row>
        <table:table-row table:style-name="ro1">
          <table:table-cell office:value-type="float" office:value="26109662" calcext:value-type="float">
            <text:p>26109662</text:p>
          </table:table-cell>
          <table:table-cell office:value-type="string" calcext:value-type="string">
            <text:p>https://api.github.com/repos/KDE/kstars</text:p>
          </table:table-cell>
          <table:table-cell table:formula="of:=REPLACE([.B2893]; 1; 29; &quot;&quot;)" office:value-type="string" office:string-value="KDE/kstars" calcext:value-type="string">
            <text:p>KDE/kstars</text:p>
          </table:table-cell>
        </table:table-row>
        <table:table-row table:style-name="ro1">
          <table:table-cell office:value-type="float" office:value="26113420" calcext:value-type="float">
            <text:p>26113420</text:p>
          </table:table-cell>
          <table:table-cell office:value-type="string" calcext:value-type="string">
            <text:p>https://api.github.com/repos/KDE/kdb</text:p>
          </table:table-cell>
          <table:table-cell table:formula="of:=REPLACE([.B2894]; 1; 29; &quot;&quot;)" office:value-type="string" office:string-value="KDE/kdb" calcext:value-type="string">
            <text:p>KDE/kdb</text:p>
          </table:table-cell>
        </table:table-row>
        <table:table-row table:style-name="ro1">
          <table:table-cell office:value-type="float" office:value="26113659" calcext:value-type="float">
            <text:p>26113659</text:p>
          </table:table-cell>
          <table:table-cell office:value-type="string" calcext:value-type="string">
            <text:p>https://api.github.com/repos/KDE/plasma-desktop</text:p>
          </table:table-cell>
          <table:table-cell table:formula="of:=REPLACE([.B2895]; 1; 29; &quot;&quot;)" office:value-type="string" office:string-value="KDE/plasma-desktop" calcext:value-type="string">
            <text:p>KDE/plasma-desktop</text:p>
          </table:table-cell>
        </table:table-row>
        <table:table-row table:style-name="ro1">
          <table:table-cell office:value-type="float" office:value="26113895" calcext:value-type="float">
            <text:p>26113895</text:p>
          </table:table-cell>
          <table:table-cell office:value-type="string" calcext:value-type="string">
            <text:p>https://api.github.com/repos/mrtazz/snyder</text:p>
          </table:table-cell>
          <table:table-cell table:formula="of:=REPLACE([.B2896]; 1; 29; &quot;&quot;)" office:value-type="string" office:string-value="mrtazz/snyder" calcext:value-type="string">
            <text:p>mrtazz/snyder</text:p>
          </table:table-cell>
        </table:table-row>
        <table:table-row table:style-name="ro1">
          <table:table-cell office:value-type="float" office:value="26115684" calcext:value-type="float">
            <text:p>26115684</text:p>
          </table:table-cell>
          <table:table-cell office:value-type="string" calcext:value-type="string">
            <text:p>https://api.github.com/repos/KDE/plasma-workspace</text:p>
          </table:table-cell>
          <table:table-cell table:formula="of:=REPLACE([.B2897]; 1; 29; &quot;&quot;)" office:value-type="string" office:string-value="KDE/plasma-workspace" calcext:value-type="string">
            <text:p>KDE/plasma-workspace</text:p>
          </table:table-cell>
        </table:table-row>
        <table:table-row table:style-name="ro1">
          <table:table-cell office:value-type="float" office:value="26116065" calcext:value-type="float">
            <text:p>26116065</text:p>
          </table:table-cell>
          <table:table-cell office:value-type="string" calcext:value-type="string">
            <text:p>https://api.github.com/repos/KDE/okular</text:p>
          </table:table-cell>
          <table:table-cell table:formula="of:=REPLACE([.B2898]; 1; 29; &quot;&quot;)" office:value-type="string" office:string-value="KDE/okular" calcext:value-type="string">
            <text:p>KDE/okular</text:p>
          </table:table-cell>
        </table:table-row>
        <table:table-row table:style-name="ro1">
          <table:table-cell office:value-type="float" office:value="26116115" calcext:value-type="float">
            <text:p>26116115</text:p>
          </table:table-cell>
          <table:table-cell office:value-type="string" calcext:value-type="string">
            <text:p>https://api.github.com/repos/KDE/dolphin</text:p>
          </table:table-cell>
          <table:table-cell table:formula="of:=REPLACE([.B2899]; 1; 29; &quot;&quot;)" office:value-type="string" office:string-value="KDE/dolphin" calcext:value-type="string">
            <text:p>KDE/dolphin</text:p>
          </table:table-cell>
        </table:table-row>
        <table:table-row table:style-name="ro1">
          <table:table-cell office:value-type="float" office:value="26116146" calcext:value-type="float">
            <text:p>26116146</text:p>
          </table:table-cell>
          <table:table-cell office:value-type="string" calcext:value-type="string">
            <text:p>https://api.github.com/repos/KDE/konsole</text:p>
          </table:table-cell>
          <table:table-cell table:formula="of:=REPLACE([.B2900]; 1; 29; &quot;&quot;)" office:value-type="string" office:string-value="KDE/konsole" calcext:value-type="string">
            <text:p>KDE/konsole</text:p>
          </table:table-cell>
        </table:table-row>
        <table:table-row table:style-name="ro1">
          <table:table-cell office:value-type="float" office:value="26116159" calcext:value-type="float">
            <text:p>26116159</text:p>
          </table:table-cell>
          <table:table-cell office:value-type="string" calcext:value-type="string">
            <text:p>https://api.github.com/repos/KDE/ark</text:p>
          </table:table-cell>
          <table:table-cell table:formula="of:=REPLACE([.B2901]; 1; 29; &quot;&quot;)" office:value-type="string" office:string-value="KDE/ark" calcext:value-type="string">
            <text:p>KDE/ark</text:p>
          </table:table-cell>
        </table:table-row>
        <table:table-row table:style-name="ro1">
          <table:table-cell office:value-type="float" office:value="26134232" calcext:value-type="float">
            <text:p>26134232</text:p>
          </table:table-cell>
          <table:table-cell office:value-type="string" calcext:value-type="string">
            <text:p>https://api.github.com/repos/SlicerRt/SlicerRT</text:p>
          </table:table-cell>
          <table:table-cell table:formula="of:=REPLACE([.B2902]; 1; 29; &quot;&quot;)" office:value-type="string" office:string-value="SlicerRt/SlicerRT" calcext:value-type="string">
            <text:p>SlicerRt/SlicerRT</text:p>
          </table:table-cell>
        </table:table-row>
        <table:table-row table:style-name="ro1">
          <table:table-cell office:value-type="float" office:value="26136324" calcext:value-type="float">
            <text:p>26136324</text:p>
          </table:table-cell>
          <table:table-cell office:value-type="string" calcext:value-type="string">
            <text:p>https://api.github.com/repos/tomba/kmsxx</text:p>
          </table:table-cell>
          <table:table-cell table:formula="of:=REPLACE([.B2903]; 1; 29; &quot;&quot;)" office:value-type="string" office:string-value="tomba/kmsxx" calcext:value-type="string">
            <text:p>tomba/kmsxx</text:p>
          </table:table-cell>
        </table:table-row>
        <table:table-row table:style-name="ro1">
          <table:table-cell office:value-type="float" office:value="26137996" calcext:value-type="float">
            <text:p>26137996</text:p>
          </table:table-cell>
          <table:table-cell office:value-type="string" calcext:value-type="string">
            <text:p>https://api.github.com/repos/KDE/kdeplasma-addons</text:p>
          </table:table-cell>
          <table:table-cell table:formula="of:=REPLACE([.B2904]; 1; 29; &quot;&quot;)" office:value-type="string" office:string-value="KDE/kdeplasma-addons" calcext:value-type="string">
            <text:p>KDE/kdeplasma-addons</text:p>
          </table:table-cell>
        </table:table-row>
        <table:table-row table:style-name="ro1">
          <table:table-cell office:value-type="float" office:value="26138013" calcext:value-type="float">
            <text:p>26138013</text:p>
          </table:table-cell>
          <table:table-cell office:value-type="string" calcext:value-type="string">
            <text:p>https://api.github.com/repos/KDE/plasma-framework</text:p>
          </table:table-cell>
          <table:table-cell table:formula="of:=REPLACE([.B2905]; 1; 29; &quot;&quot;)" office:value-type="string" office:string-value="KDE/plasma-framework" calcext:value-type="string">
            <text:p>KDE/plasma-framework</text:p>
          </table:table-cell>
        </table:table-row>
        <table:table-row table:style-name="ro1">
          <table:table-cell office:value-type="float" office:value="26145972" calcext:value-type="float">
            <text:p>26145972</text:p>
          </table:table-cell>
          <table:table-cell office:value-type="string" calcext:value-type="string">
            <text:p>https://api.github.com/repos/ddiakopoulos/sandbox</text:p>
          </table:table-cell>
          <table:table-cell table:formula="of:=REPLACE([.B2906]; 1; 29; &quot;&quot;)" office:value-type="string" office:string-value="ddiakopoulos/sandbox" calcext:value-type="string">
            <text:p>ddiakopoulos/sandbox</text:p>
          </table:table-cell>
        </table:table-row>
        <table:table-row table:style-name="ro1">
          <table:table-cell office:value-type="float" office:value="26154956" calcext:value-type="float">
            <text:p>26154956</text:p>
          </table:table-cell>
          <table:table-cell office:value-type="string" calcext:value-type="string">
            <text:p>https://api.github.com/repos/KDE/kate</text:p>
          </table:table-cell>
          <table:table-cell table:formula="of:=REPLACE([.B2907]; 1; 29; &quot;&quot;)" office:value-type="string" office:string-value="KDE/kate" calcext:value-type="string">
            <text:p>KDE/kate</text:p>
          </table:table-cell>
        </table:table-row>
        <table:table-row table:style-name="ro1">
          <table:table-cell office:value-type="float" office:value="26156986" calcext:value-type="float">
            <text:p>26156986</text:p>
          </table:table-cell>
          <table:table-cell office:value-type="string" calcext:value-type="string">
            <text:p>https://api.github.com/repos/KDE/kdevelop</text:p>
          </table:table-cell>
          <table:table-cell table:formula="of:=REPLACE([.B2908]; 1; 29; &quot;&quot;)" office:value-type="string" office:string-value="KDE/kdevelop" calcext:value-type="string">
            <text:p>KDE/kdevelop</text:p>
          </table:table-cell>
        </table:table-row>
        <table:table-row table:style-name="ro1">
          <table:table-cell office:value-type="float" office:value="26168215" calcext:value-type="float">
            <text:p>26168215</text:p>
          </table:table-cell>
          <table:table-cell office:value-type="string" calcext:value-type="string">
            <text:p>https://api.github.com/repos/robotology/cer</text:p>
          </table:table-cell>
          <table:table-cell table:formula="of:=REPLACE([.B2909]; 1; 29; &quot;&quot;)" office:value-type="string" office:string-value="robotology/cer" calcext:value-type="string">
            <text:p>robotology/cer</text:p>
          </table:table-cell>
        </table:table-row>
        <table:table-row table:style-name="ro1">
          <table:table-cell office:value-type="float" office:value="26179443" calcext:value-type="float">
            <text:p>26179443</text:p>
          </table:table-cell>
          <table:table-cell office:value-type="string" calcext:value-type="string">
            <text:p>https://api.github.com/repos/KDE/breeze</text:p>
          </table:table-cell>
          <table:table-cell table:formula="of:=REPLACE([.B2910]; 1; 29; &quot;&quot;)" office:value-type="string" office:string-value="KDE/breeze" calcext:value-type="string">
            <text:p>KDE/breeze</text:p>
          </table:table-cell>
        </table:table-row>
        <table:table-row table:style-name="ro1">
          <table:table-cell office:value-type="float" office:value="26180376" calcext:value-type="float">
            <text:p>26180376</text:p>
          </table:table-cell>
          <table:table-cell office:value-type="string" calcext:value-type="string">
            <text:p>https://api.github.com/repos/ianmaclarty/amulet</text:p>
          </table:table-cell>
          <table:table-cell table:formula="of:=REPLACE([.B2911]; 1; 29; &quot;&quot;)" office:value-type="string" office:string-value="ianmaclarty/amulet" calcext:value-type="string">
            <text:p>ianmaclarty/amulet</text:p>
          </table:table-cell>
        </table:table-row>
        <table:table-row table:style-name="ro1">
          <table:table-cell office:value-type="float" office:value="26183295" calcext:value-type="float">
            <text:p>26183295</text:p>
          </table:table-cell>
          <table:table-cell office:value-type="string" calcext:value-type="string">
            <text:p>https://api.github.com/repos/CppMicroServices/CppMicroServices</text:p>
          </table:table-cell>
          <table:table-cell table:formula="of:=REPLACE([.B2912]; 1; 29; &quot;&quot;)" office:value-type="string" office:string-value="CppMicroServices/CppMicroServices" calcext:value-type="string">
            <text:p>CppMicroServices/CppMicroServices</text:p>
          </table:table-cell>
        </table:table-row>
        <table:table-row table:style-name="ro1">
          <table:table-cell office:value-type="float" office:value="26186845" calcext:value-type="float">
            <text:p>26186845</text:p>
          </table:table-cell>
          <table:table-cell office:value-type="string" calcext:value-type="string">
            <text:p>https://api.github.com/repos/KDE/kdepim</text:p>
          </table:table-cell>
          <table:table-cell table:formula="of:=REPLACE([.B2913]; 1; 29; &quot;&quot;)" office:value-type="string" office:string-value="KDE/kdepim" calcext:value-type="string">
            <text:p>KDE/kdepim</text:p>
          </table:table-cell>
        </table:table-row>
        <table:table-row table:style-name="ro1">
          <table:table-cell office:value-type="float" office:value="26201422" calcext:value-type="float">
            <text:p>26201422</text:p>
          </table:table-cell>
          <table:table-cell office:value-type="string" calcext:value-type="string">
            <text:p>https://api.github.com/repos/spark3dp/ember-firmware</text:p>
          </table:table-cell>
          <table:table-cell table:formula="of:=REPLACE([.B2914]; 1; 29; &quot;&quot;)" office:value-type="string" office:string-value="spark3dp/ember-firmware" calcext:value-type="string">
            <text:p>spark3dp/ember-firmware</text:p>
          </table:table-cell>
        </table:table-row>
        <table:table-row table:style-name="ro1">
          <table:table-cell office:value-type="float" office:value="26221347" calcext:value-type="float">
            <text:p>26221347</text:p>
          </table:table-cell>
          <table:table-cell office:value-type="string" calcext:value-type="string">
            <text:p>https://api.github.com/repos/KDE/digikam</text:p>
          </table:table-cell>
          <table:table-cell table:formula="of:=REPLACE([.B2915]; 1; 29; &quot;&quot;)" office:value-type="string" office:string-value="KDE/digikam" calcext:value-type="string">
            <text:p>KDE/digikam</text:p>
          </table:table-cell>
        </table:table-row>
        <table:table-row table:style-name="ro1">
          <table:table-cell office:value-type="float" office:value="26240475" calcext:value-type="float">
            <text:p>26240475</text:p>
          </table:table-cell>
          <table:table-cell office:value-type="string" calcext:value-type="string">
            <text:p>https://api.github.com/repos/devrt/gazebo-mirror</text:p>
          </table:table-cell>
          <table:table-cell table:formula="of:=REPLACE([.B2916]; 1; 29; &quot;&quot;)" office:value-type="string" office:string-value="devrt/gazebo-mirror" calcext:value-type="string">
            <text:p>devrt/gazebo-mirror</text:p>
          </table:table-cell>
        </table:table-row>
        <table:table-row table:style-name="ro1">
          <table:table-cell office:value-type="float" office:value="26242145" calcext:value-type="float">
            <text:p>26242145</text:p>
          </table:table-cell>
          <table:table-cell office:value-type="string" calcext:value-type="string">
            <text:p>https://api.github.com/repos/KDE/akonadi</text:p>
          </table:table-cell>
          <table:table-cell table:formula="of:=REPLACE([.B2917]; 1; 29; &quot;&quot;)" office:value-type="string" office:string-value="KDE/akonadi" calcext:value-type="string">
            <text:p>KDE/akonadi</text:p>
          </table:table-cell>
        </table:table-row>
        <table:table-row table:style-name="ro1">
          <table:table-cell office:value-type="float" office:value="26243233" calcext:value-type="float">
            <text:p>26243233</text:p>
          </table:table-cell>
          <table:table-cell office:value-type="string" calcext:value-type="string">
            <text:p>https://api.github.com/repos/KDE/kpmcore</text:p>
          </table:table-cell>
          <table:table-cell table:formula="of:=REPLACE([.B2918]; 1; 29; &quot;&quot;)" office:value-type="string" office:string-value="KDE/kpmcore" calcext:value-type="string">
            <text:p>KDE/kpmcore</text:p>
          </table:table-cell>
        </table:table-row>
        <table:table-row table:style-name="ro1">
          <table:table-cell office:value-type="float" office:value="26245090" calcext:value-type="float">
            <text:p>26245090</text:p>
          </table:table-cell>
          <table:table-cell office:value-type="string" calcext:value-type="string">
            <text:p>https://api.github.com/repos/KDE/umbrello</text:p>
          </table:table-cell>
          <table:table-cell table:formula="of:=REPLACE([.B2919]; 1; 29; &quot;&quot;)" office:value-type="string" office:string-value="KDE/umbrello" calcext:value-type="string">
            <text:p>KDE/umbrello</text:p>
          </table:table-cell>
        </table:table-row>
        <table:table-row table:style-name="ro1">
          <table:table-cell office:value-type="float" office:value="26245096" calcext:value-type="float">
            <text:p>26245096</text:p>
          </table:table-cell>
          <table:table-cell office:value-type="string" calcext:value-type="string">
            <text:p>https://api.github.com/repos/KDE/kipi-plugins</text:p>
          </table:table-cell>
          <table:table-cell table:formula="of:=REPLACE([.B2920]; 1; 29; &quot;&quot;)" office:value-type="string" office:string-value="KDE/kipi-plugins" calcext:value-type="string">
            <text:p>KDE/kipi-plugins</text:p>
          </table:table-cell>
        </table:table-row>
        <table:table-row table:style-name="ro1">
          <table:table-cell office:value-type="float" office:value="26245422" calcext:value-type="float">
            <text:p>26245422</text:p>
          </table:table-cell>
          <table:table-cell office:value-type="string" calcext:value-type="string">
            <text:p>https://api.github.com/repos/KDE/kmymoney</text:p>
          </table:table-cell>
          <table:table-cell table:formula="of:=REPLACE([.B2921]; 1; 29; &quot;&quot;)" office:value-type="string" office:string-value="KDE/kmymoney" calcext:value-type="string">
            <text:p>KDE/kmymoney</text:p>
          </table:table-cell>
        </table:table-row>
        <table:table-row table:style-name="ro1">
          <table:table-cell office:value-type="float" office:value="26245461" calcext:value-type="float">
            <text:p>26245461</text:p>
          </table:table-cell>
          <table:table-cell office:value-type="string" calcext:value-type="string">
            <text:p>https://api.github.com/repos/KDE/labplot</text:p>
          </table:table-cell>
          <table:table-cell table:formula="of:=REPLACE([.B2922]; 1; 29; &quot;&quot;)" office:value-type="string" office:string-value="KDE/labplot" calcext:value-type="string">
            <text:p>KDE/labplot</text:p>
          </table:table-cell>
        </table:table-row>
        <table:table-row table:style-name="ro1">
          <table:table-cell office:value-type="float" office:value="26245476" calcext:value-type="float">
            <text:p>26245476</text:p>
          </table:table-cell>
          <table:table-cell office:value-type="string" calcext:value-type="string">
            <text:p>https://api.github.com/repos/mapsme/omim</text:p>
          </table:table-cell>
          <table:table-cell table:formula="of:=REPLACE([.B2923]; 1; 29; &quot;&quot;)" office:value-type="string" office:string-value="mapsme/omim" calcext:value-type="string">
            <text:p>mapsme/omim</text:p>
          </table:table-cell>
        </table:table-row>
        <table:table-row table:style-name="ro1">
          <table:table-cell office:value-type="float" office:value="26246689" calcext:value-type="float">
            <text:p>26246689</text:p>
          </table:table-cell>
          <table:table-cell office:value-type="string" calcext:value-type="string">
            <text:p>https://api.github.com/repos/KDE/ring-kde</text:p>
          </table:table-cell>
          <table:table-cell table:formula="of:=REPLACE([.B2924]; 1; 29; &quot;&quot;)" office:value-type="string" office:string-value="KDE/ring-kde" calcext:value-type="string">
            <text:p>KDE/ring-kde</text:p>
          </table:table-cell>
        </table:table-row>
        <table:table-row table:style-name="ro1">
          <table:table-cell office:value-type="float" office:value="26246755" calcext:value-type="float">
            <text:p>26246755</text:p>
          </table:table-cell>
          <table:table-cell office:value-type="string" calcext:value-type="string">
            <text:p>https://api.github.com/repos/KDE/konversation</text:p>
          </table:table-cell>
          <table:table-cell table:formula="of:=REPLACE([.B2925]; 1; 29; &quot;&quot;)" office:value-type="string" office:string-value="KDE/konversation" calcext:value-type="string">
            <text:p>KDE/konversation</text:p>
          </table:table-cell>
        </table:table-row>
        <table:table-row table:style-name="ro1">
          <table:table-cell office:value-type="float" office:value="26246839" calcext:value-type="float">
            <text:p>26246839</text:p>
          </table:table-cell>
          <table:table-cell office:value-type="string" calcext:value-type="string">
            <text:p>https://api.github.com/repos/KDE/trojita</text:p>
          </table:table-cell>
          <table:table-cell table:formula="of:=REPLACE([.B2926]; 1; 29; &quot;&quot;)" office:value-type="string" office:string-value="KDE/trojita" calcext:value-type="string">
            <text:p>KDE/trojita</text:p>
          </table:table-cell>
        </table:table-row>
        <table:table-row table:style-name="ro1">
          <table:table-cell office:value-type="float" office:value="26247985" calcext:value-type="float">
            <text:p>26247985</text:p>
          </table:table-cell>
          <table:table-cell office:value-type="string" calcext:value-type="string">
            <text:p>https://api.github.com/repos/KDE/kdenlive</text:p>
          </table:table-cell>
          <table:table-cell table:formula="of:=REPLACE([.B2927]; 1; 29; &quot;&quot;)" office:value-type="string" office:string-value="KDE/kdenlive" calcext:value-type="string">
            <text:p>KDE/kdenlive</text:p>
          </table:table-cell>
        </table:table-row>
        <table:table-row table:style-name="ro1">
          <table:table-cell office:value-type="float" office:value="26248032" calcext:value-type="float">
            <text:p>26248032</text:p>
          </table:table-cell>
          <table:table-cell office:value-type="string" calcext:value-type="string">
            <text:p>https://api.github.com/repos/KDE/ktexteditor</text:p>
          </table:table-cell>
          <table:table-cell table:formula="of:=REPLACE([.B2928]; 1; 29; &quot;&quot;)" office:value-type="string" office:string-value="KDE/ktexteditor" calcext:value-type="string">
            <text:p>KDE/ktexteditor</text:p>
          </table:table-cell>
        </table:table-row>
        <table:table-row table:style-name="ro1">
          <table:table-cell office:value-type="float" office:value="26248361" calcext:value-type="float">
            <text:p>26248361</text:p>
          </table:table-cell>
          <table:table-cell office:value-type="string" calcext:value-type="string">
            <text:p>https://api.github.com/repos/KDE/plasma-pa</text:p>
          </table:table-cell>
          <table:table-cell table:formula="of:=REPLACE([.B2929]; 1; 29; &quot;&quot;)" office:value-type="string" office:string-value="KDE/plasma-pa" calcext:value-type="string">
            <text:p>KDE/plasma-pa</text:p>
          </table:table-cell>
        </table:table-row>
        <table:table-row table:style-name="ro1">
          <table:table-cell office:value-type="float" office:value="26248489" calcext:value-type="float">
            <text:p>26248489</text:p>
          </table:table-cell>
          <table:table-cell office:value-type="string" calcext:value-type="string">
            <text:p>https://api.github.com/repos/cloudera/kudu</text:p>
          </table:table-cell>
          <table:table-cell table:formula="of:=REPLACE([.B2930]; 1; 29; &quot;&quot;)" office:value-type="string" office:string-value="cloudera/kudu" calcext:value-type="string">
            <text:p>cloudera/kudu</text:p>
          </table:table-cell>
        </table:table-row>
        <table:table-row table:style-name="ro1">
          <table:table-cell office:value-type="float" office:value="26248713" calcext:value-type="float">
            <text:p>26248713</text:p>
          </table:table-cell>
          <table:table-cell office:value-type="string" calcext:value-type="string">
            <text:p>https://api.github.com/repos/KDE/tellico</text:p>
          </table:table-cell>
          <table:table-cell table:formula="of:=REPLACE([.B2931]; 1; 29; &quot;&quot;)" office:value-type="string" office:string-value="KDE/tellico" calcext:value-type="string">
            <text:p>KDE/tellico</text:p>
          </table:table-cell>
        </table:table-row>
        <table:table-row table:style-name="ro1">
          <table:table-cell office:value-type="float" office:value="26249743" calcext:value-type="float">
            <text:p>26249743</text:p>
          </table:table-cell>
          <table:table-cell office:value-type="string" calcext:value-type="string">
            <text:p>https://api.github.com/repos/KDE/kdeconnect-kde</text:p>
          </table:table-cell>
          <table:table-cell table:formula="of:=REPLACE([.B2932]; 1; 29; &quot;&quot;)" office:value-type="string" office:string-value="KDE/kdeconnect-kde" calcext:value-type="string">
            <text:p>KDE/kdeconnect-kde</text:p>
          </table:table-cell>
        </table:table-row>
        <table:table-row table:style-name="ro1">
          <table:table-cell office:value-type="float" office:value="26249802" calcext:value-type="float">
            <text:p>26249802</text:p>
          </table:table-cell>
          <table:table-cell office:value-type="string" calcext:value-type="string">
            <text:p>https://api.github.com/repos/KDE/plasma-nm</text:p>
          </table:table-cell>
          <table:table-cell table:formula="of:=REPLACE([.B2933]; 1; 29; &quot;&quot;)" office:value-type="string" office:string-value="KDE/plasma-nm" calcext:value-type="string">
            <text:p>KDE/plasma-nm</text:p>
          </table:table-cell>
        </table:table-row>
        <table:table-row table:style-name="ro1">
          <table:table-cell office:value-type="float" office:value="26249810" calcext:value-type="float">
            <text:p>26249810</text:p>
          </table:table-cell>
          <table:table-cell office:value-type="string" calcext:value-type="string">
            <text:p>https://api.github.com/repos/jvff/mestrado-implementacao</text:p>
          </table:table-cell>
          <table:table-cell table:formula="of:=REPLACE([.B2934]; 1; 29; &quot;&quot;)" office:value-type="string" office:string-value="jvff/mestrado-implementacao" calcext:value-type="string">
            <text:p>jvff/mestrado-implementacao</text:p>
          </table:table-cell>
        </table:table-row>
        <table:table-row table:style-name="ro1">
          <table:table-cell office:value-type="float" office:value="26250079" calcext:value-type="float">
            <text:p>26250079</text:p>
          </table:table-cell>
          <table:table-cell office:value-type="string" calcext:value-type="string">
            <text:p>https://api.github.com/repos/KDE/krusader</text:p>
          </table:table-cell>
          <table:table-cell table:formula="of:=REPLACE([.B2935]; 1; 29; &quot;&quot;)" office:value-type="string" office:string-value="KDE/krusader" calcext:value-type="string">
            <text:p>KDE/krusader</text:p>
          </table:table-cell>
        </table:table-row>
        <table:table-row table:style-name="ro1">
          <table:table-cell office:value-type="float" office:value="26250172" calcext:value-type="float">
            <text:p>26250172</text:p>
          </table:table-cell>
          <table:table-cell office:value-type="string" calcext:value-type="string">
            <text:p>https://api.github.com/repos/KDE/rkward</text:p>
          </table:table-cell>
          <table:table-cell table:formula="of:=REPLACE([.B2936]; 1; 29; &quot;&quot;)" office:value-type="string" office:string-value="KDE/rkward" calcext:value-type="string">
            <text:p>KDE/rkward</text:p>
          </table:table-cell>
        </table:table-row>
        <table:table-row table:style-name="ro1">
          <table:table-cell office:value-type="float" office:value="26252792" calcext:value-type="float">
            <text:p>26252792</text:p>
          </table:table-cell>
          <table:table-cell office:value-type="string" calcext:value-type="string">
            <text:p>https://api.github.com/repos/KDE/kdevplatform</text:p>
          </table:table-cell>
          <table:table-cell table:formula="of:=REPLACE([.B2937]; 1; 29; &quot;&quot;)" office:value-type="string" office:string-value="KDE/kdevplatform" calcext:value-type="string">
            <text:p>KDE/kdevplatform</text:p>
          </table:table-cell>
        </table:table-row>
        <table:table-row table:style-name="ro1">
          <table:table-cell office:value-type="float" office:value="26253376" calcext:value-type="float">
            <text:p>26253376</text:p>
          </table:table-cell>
          <table:table-cell office:value-type="string" calcext:value-type="string">
            <text:p>https://api.github.com/repos/KDE/kdepim-runtime</text:p>
          </table:table-cell>
          <table:table-cell table:formula="of:=REPLACE([.B2938]; 1; 29; &quot;&quot;)" office:value-type="string" office:string-value="KDE/kdepim-runtime" calcext:value-type="string">
            <text:p>KDE/kdepim-runtime</text:p>
          </table:table-cell>
        </table:table-row>
        <table:table-row table:style-name="ro1">
          <table:table-cell office:value-type="float" office:value="26253428" calcext:value-type="float">
            <text:p>26253428</text:p>
          </table:table-cell>
          <table:table-cell office:value-type="string" calcext:value-type="string">
            <text:p>https://api.github.com/repos/KDE/smb4k</text:p>
          </table:table-cell>
          <table:table-cell table:formula="of:=REPLACE([.B2939]; 1; 29; &quot;&quot;)" office:value-type="string" office:string-value="KDE/smb4k" calcext:value-type="string">
            <text:p>KDE/smb4k</text:p>
          </table:table-cell>
        </table:table-row>
        <table:table-row table:style-name="ro1">
          <table:table-cell office:value-type="float" office:value="26257225" calcext:value-type="float">
            <text:p>26257225</text:p>
          </table:table-cell>
          <table:table-cell office:value-type="string" calcext:value-type="string">
            <text:p>https://api.github.com/repos/KDE/kwave</text:p>
          </table:table-cell>
          <table:table-cell table:formula="of:=REPLACE([.B2940]; 1; 29; &quot;&quot;)" office:value-type="string" office:string-value="KDE/kwave" calcext:value-type="string">
            <text:p>KDE/kwave</text:p>
          </table:table-cell>
        </table:table-row>
        <table:table-row table:style-name="ro1">
          <table:table-cell office:value-type="float" office:value="26258833" calcext:value-type="float">
            <text:p>26258833</text:p>
          </table:table-cell>
          <table:table-cell office:value-type="string" calcext:value-type="string">
            <text:p>https://api.github.com/repos/KDE/clazy</text:p>
          </table:table-cell>
          <table:table-cell table:formula="of:=REPLACE([.B2941]; 1; 29; &quot;&quot;)" office:value-type="string" office:string-value="KDE/clazy" calcext:value-type="string">
            <text:p>KDE/clazy</text:p>
          </table:table-cell>
        </table:table-row>
        <table:table-row table:style-name="ro1">
          <table:table-cell office:value-type="float" office:value="26259648" calcext:value-type="float">
            <text:p>26259648</text:p>
          </table:table-cell>
          <table:table-cell office:value-type="string" calcext:value-type="string">
            <text:p>https://api.github.com/repos/KDE/zanshin</text:p>
          </table:table-cell>
          <table:table-cell table:formula="of:=REPLACE([.B2942]; 1; 29; &quot;&quot;)" office:value-type="string" office:string-value="KDE/zanshin" calcext:value-type="string">
            <text:p>KDE/zanshin</text:p>
          </table:table-cell>
        </table:table-row>
        <table:table-row table:style-name="ro1">
          <table:table-cell office:value-type="float" office:value="26260024" calcext:value-type="float">
            <text:p>26260024</text:p>
          </table:table-cell>
          <table:table-cell office:value-type="string" calcext:value-type="string">
            <text:p>https://api.github.com/repos/KDE/kio</text:p>
          </table:table-cell>
          <table:table-cell table:formula="of:=REPLACE([.B2943]; 1; 29; &quot;&quot;)" office:value-type="string" office:string-value="KDE/kio" calcext:value-type="string">
            <text:p>KDE/kio</text:p>
          </table:table-cell>
        </table:table-row>
        <table:table-row table:style-name="ro1">
          <table:table-cell office:value-type="float" office:value="26273282" calcext:value-type="float">
            <text:p>26273282</text:p>
          </table:table-cell>
          <table:table-cell office:value-type="string" calcext:value-type="string">
            <text:p>https://api.github.com/repos/davas301/pb_solvers</text:p>
          </table:table-cell>
          <table:table-cell table:formula="of:=REPLACE([.B2944]; 1; 29; &quot;&quot;)" office:value-type="string" office:string-value="davas301/pb_solvers" calcext:value-type="string">
            <text:p>davas301/pb_solvers</text:p>
          </table:table-cell>
        </table:table-row>
        <table:table-row table:style-name="ro1">
          <table:table-cell office:value-type="float" office:value="26344171" calcext:value-type="float">
            <text:p>26344171</text:p>
          </table:table-cell>
          <table:table-cell office:value-type="string" calcext:value-type="string">
            <text:p>https://api.github.com/repos/martinmoene/gsl-lite</text:p>
          </table:table-cell>
          <table:table-cell table:formula="of:=REPLACE([.B2945]; 1; 29; &quot;&quot;)" office:value-type="string" office:string-value="martinmoene/gsl-lite" calcext:value-type="string">
            <text:p>martinmoene/gsl-lite</text:p>
          </table:table-cell>
        </table:table-row>
        <table:table-row table:style-name="ro1">
          <table:table-cell office:value-type="float" office:value="26364533" calcext:value-type="float">
            <text:p>26364533</text:p>
          </table:table-cell>
          <table:table-cell office:value-type="string" calcext:value-type="string">
            <text:p>https://api.github.com/repos/cgogn/CGoGN_2</text:p>
          </table:table-cell>
          <table:table-cell table:formula="of:=REPLACE([.B2946]; 1; 29; &quot;&quot;)" office:value-type="string" office:string-value="cgogn/CGoGN_2" calcext:value-type="string">
            <text:p>cgogn/CGoGN_2</text:p>
          </table:table-cell>
        </table:table-row>
        <table:table-row table:style-name="ro1">
          <table:table-cell office:value-type="float" office:value="26424829" calcext:value-type="float">
            <text:p>26424829</text:p>
          </table:table-cell>
          <table:table-cell office:value-type="string" calcext:value-type="string">
            <text:p>https://api.github.com/repos/rncbc/qtractor</text:p>
          </table:table-cell>
          <table:table-cell table:formula="of:=REPLACE([.B2947]; 1; 29; &quot;&quot;)" office:value-type="string" office:string-value="rncbc/qtractor" calcext:value-type="string">
            <text:p>rncbc/qtractor</text:p>
          </table:table-cell>
        </table:table-row>
        <table:table-row table:style-name="ro1">
          <table:table-cell office:value-type="float" office:value="26446515" calcext:value-type="float">
            <text:p>26446515</text:p>
          </table:table-cell>
          <table:table-cell office:value-type="string" calcext:value-type="string">
            <text:p>https://api.github.com/repos/asoffer/Icarus</text:p>
          </table:table-cell>
          <table:table-cell table:formula="of:=REPLACE([.B2948]; 1; 29; &quot;&quot;)" office:value-type="string" office:string-value="asoffer/Icarus" calcext:value-type="string">
            <text:p>asoffer/Icarus</text:p>
          </table:table-cell>
        </table:table-row>
        <table:table-row table:style-name="ro1">
          <table:table-cell office:value-type="float" office:value="26475181" calcext:value-type="float">
            <text:p>26475181</text:p>
          </table:table-cell>
          <table:table-cell office:value-type="string" calcext:value-type="string">
            <text:p>https://api.github.com/repos/msoeken/cirkit</text:p>
          </table:table-cell>
          <table:table-cell table:formula="of:=REPLACE([.B2949]; 1; 29; &quot;&quot;)" office:value-type="string" office:string-value="msoeken/cirkit" calcext:value-type="string">
            <text:p>msoeken/cirkit</text:p>
          </table:table-cell>
        </table:table-row>
        <table:table-row table:style-name="ro1">
          <table:table-cell office:value-type="float" office:value="26497783" calcext:value-type="float">
            <text:p>26497783</text:p>
          </table:table-cell>
          <table:table-cell office:value-type="string" calcext:value-type="string">
            <text:p>https://api.github.com/repos/vadz/lmi</text:p>
          </table:table-cell>
          <table:table-cell table:formula="of:=REPLACE([.B2950]; 1; 29; &quot;&quot;)" office:value-type="string" office:string-value="vadz/lmi" calcext:value-type="string">
            <text:p>vadz/lmi</text:p>
          </table:table-cell>
        </table:table-row>
        <table:table-row table:style-name="ro1">
          <table:table-cell office:value-type="float" office:value="26530952" calcext:value-type="float">
            <text:p>26530952</text:p>
          </table:table-cell>
          <table:table-cell office:value-type="string" calcext:value-type="string">
            <text:p>https://api.github.com/repos/quasar-team/quasar</text:p>
          </table:table-cell>
          <table:table-cell table:formula="of:=REPLACE([.B2951]; 1; 29; &quot;&quot;)" office:value-type="string" office:string-value="quasar-team/quasar" calcext:value-type="string">
            <text:p>quasar-team/quasar</text:p>
          </table:table-cell>
        </table:table-row>
        <table:table-row table:style-name="ro1">
          <table:table-cell office:value-type="float" office:value="26549405" calcext:value-type="float">
            <text:p>26549405</text:p>
          </table:table-cell>
          <table:table-cell office:value-type="string" calcext:value-type="string">
            <text:p>https://api.github.com/repos/PetroleumCyberneticsGroup/FieldOpt</text:p>
          </table:table-cell>
          <table:table-cell table:formula="of:=REPLACE([.B2952]; 1; 29; &quot;&quot;)" office:value-type="string" office:string-value="PetroleumCyberneticsGroup/FieldOpt" calcext:value-type="string">
            <text:p>PetroleumCyberneticsGroup/FieldOpt</text:p>
          </table:table-cell>
        </table:table-row>
        <table:table-row table:style-name="ro1">
          <table:table-cell office:value-type="float" office:value="26603506" calcext:value-type="float">
            <text:p>26603506</text:p>
          </table:table-cell>
          <table:table-cell office:value-type="string" calcext:value-type="string">
            <text:p>https://api.github.com/repos/Kambrian/HBT2</text:p>
          </table:table-cell>
          <table:table-cell table:formula="of:=REPLACE([.B2953]; 1; 29; &quot;&quot;)" office:value-type="string" office:string-value="Kambrian/HBT2" calcext:value-type="string">
            <text:p>Kambrian/HBT2</text:p>
          </table:table-cell>
        </table:table-row>
        <table:table-row table:style-name="ro1">
          <table:table-cell office:value-type="float" office:value="26666008" calcext:value-type="float">
            <text:p>26666008</text:p>
          </table:table-cell>
          <table:table-cell office:value-type="string" calcext:value-type="string">
            <text:p>https://api.github.com/repos/stahta01/codeblocks_svn2git_no_metadata</text:p>
          </table:table-cell>
          <table:table-cell table:formula="of:=REPLACE([.B2954]; 1; 29; &quot;&quot;)" office:value-type="string" office:string-value="stahta01/codeblocks_svn2git_no_metadata" calcext:value-type="string">
            <text:p>stahta01/codeblocks_svn2git_no_metadata</text:p>
          </table:table-cell>
        </table:table-row>
        <table:table-row table:style-name="ro1">
          <table:table-cell office:value-type="float" office:value="26674275" calcext:value-type="float">
            <text:p>26674275</text:p>
          </table:table-cell>
          <table:table-cell office:value-type="string" calcext:value-type="string">
            <text:p>https://api.github.com/repos/Mazdaywik/simple-refal</text:p>
          </table:table-cell>
          <table:table-cell table:formula="of:=REPLACE([.B2955]; 1; 29; &quot;&quot;)" office:value-type="string" office:string-value="Mazdaywik/simple-refal" calcext:value-type="string">
            <text:p>Mazdaywik/simple-refal</text:p>
          </table:table-cell>
        </table:table-row>
        <table:table-row table:style-name="ro1">
          <table:table-cell office:value-type="float" office:value="26709063" calcext:value-type="float">
            <text:p>26709063</text:p>
          </table:table-cell>
          <table:table-cell office:value-type="string" calcext:value-type="string">
            <text:p>https://api.github.com/repos/matus-chochlik/oglplu2</text:p>
          </table:table-cell>
          <table:table-cell table:formula="of:=REPLACE([.B2956]; 1; 29; &quot;&quot;)" office:value-type="string" office:string-value="matus-chochlik/oglplu2" calcext:value-type="string">
            <text:p>matus-chochlik/oglplu2</text:p>
          </table:table-cell>
        </table:table-row>
        <table:table-row table:style-name="ro1">
          <table:table-cell office:value-type="float" office:value="26737976" calcext:value-type="float">
            <text:p>26737976</text:p>
          </table:table-cell>
          <table:table-cell office:value-type="string" calcext:value-type="string">
            <text:p>https://api.github.com/repos/mrpPhys/Isis</text:p>
          </table:table-cell>
          <table:table-cell table:formula="of:=REPLACE([.B2957]; 1; 29; &quot;&quot;)" office:value-type="string" office:string-value="mrpPhys/Isis" calcext:value-type="string">
            <text:p>mrpPhys/Isis</text:p>
          </table:table-cell>
        </table:table-row>
        <table:table-row table:style-name="ro1">
          <table:table-cell office:value-type="float" office:value="26812426" calcext:value-type="float">
            <text:p>26812426</text:p>
          </table:table-cell>
          <table:table-cell office:value-type="string" calcext:value-type="string">
            <text:p>https://api.github.com/repos/koekeishiya/kwm</text:p>
          </table:table-cell>
          <table:table-cell table:formula="of:=REPLACE([.B2958]; 1; 29; &quot;&quot;)" office:value-type="string" office:string-value="koekeishiya/kwm" calcext:value-type="string">
            <text:p>koekeishiya/kwm</text:p>
          </table:table-cell>
        </table:table-row>
        <table:table-row table:style-name="ro1">
          <table:table-cell office:value-type="float" office:value="26816042" calcext:value-type="float">
            <text:p>26816042</text:p>
          </table:table-cell>
          <table:table-cell office:value-type="string" calcext:value-type="string">
            <text:p>https://api.github.com/repos/airdcpp/airdcpp-core</text:p>
          </table:table-cell>
          <table:table-cell table:formula="of:=REPLACE([.B2959]; 1; 29; &quot;&quot;)" office:value-type="string" office:string-value="airdcpp/airdcpp-core" calcext:value-type="string">
            <text:p>airdcpp/airdcpp-core</text:p>
          </table:table-cell>
        </table:table-row>
        <table:table-row table:style-name="ro1">
          <table:table-cell office:value-type="float" office:value="26874016" calcext:value-type="float">
            <text:p>26874016</text:p>
          </table:table-cell>
          <table:table-cell office:value-type="string" calcext:value-type="string">
            <text:p>https://api.github.com/repos/iSLC/VCMP-SqMod</text:p>
          </table:table-cell>
          <table:table-cell table:formula="of:=REPLACE([.B2960]; 1; 29; &quot;&quot;)" office:value-type="string" office:string-value="iSLC/VCMP-SqMod" calcext:value-type="string">
            <text:p>iSLC/VCMP-SqMod</text:p>
          </table:table-cell>
        </table:table-row>
        <table:table-row table:style-name="ro1">
          <table:table-cell office:value-type="float" office:value="26910098" calcext:value-type="float">
            <text:p>26910098</text:p>
          </table:table-cell>
          <table:table-cell office:value-type="string" calcext:value-type="string">
            <text:p>https://api.github.com/repos/cms-analysis/CombineHarvester</text:p>
          </table:table-cell>
          <table:table-cell table:formula="of:=REPLACE([.B2961]; 1; 29; &quot;&quot;)" office:value-type="string" office:string-value="cms-analysis/CombineHarvester" calcext:value-type="string">
            <text:p>cms-analysis/CombineHarvester</text:p>
          </table:table-cell>
        </table:table-row>
        <table:table-row table:style-name="ro1">
          <table:table-cell office:value-type="float" office:value="26910719" calcext:value-type="float">
            <text:p>26910719</text:p>
          </table:table-cell>
          <table:table-cell office:value-type="string" calcext:value-type="string">
            <text:p>https://api.github.com/repos/opentechschool-zurich/cpp-co-learning</text:p>
          </table:table-cell>
          <table:table-cell table:formula="of:=REPLACE([.B2962]; 1; 29; &quot;&quot;)" office:value-type="string" office:string-value="opentechschool-zurich/cpp-co-learning" calcext:value-type="string">
            <text:p>opentechschool-zurich/cpp-co-learning</text:p>
          </table:table-cell>
        </table:table-row>
        <table:table-row table:style-name="ro1">
          <table:table-cell office:value-type="float" office:value="26978460" calcext:value-type="float">
            <text:p>26978460</text:p>
          </table:table-cell>
          <table:table-cell office:value-type="string" calcext:value-type="string">
            <text:p>https://api.github.com/repos/sstsimulator/sst-elements</text:p>
          </table:table-cell>
          <table:table-cell table:formula="of:=REPLACE([.B2963]; 1; 29; &quot;&quot;)" office:value-type="string" office:string-value="sstsimulator/sst-elements" calcext:value-type="string">
            <text:p>sstsimulator/sst-elements</text:p>
          </table:table-cell>
        </table:table-row>
        <table:table-row table:style-name="ro1">
          <table:table-cell office:value-type="float" office:value="26987382" calcext:value-type="float">
            <text:p>26987382</text:p>
          </table:table-cell>
          <table:table-cell office:value-type="string" calcext:value-type="string">
            <text:p>https://api.github.com/repos/sstsimulator/sst-core</text:p>
          </table:table-cell>
          <table:table-cell table:formula="of:=REPLACE([.B2964]; 1; 29; &quot;&quot;)" office:value-type="string" office:string-value="sstsimulator/sst-core" calcext:value-type="string">
            <text:p>sstsimulator/sst-core</text:p>
          </table:table-cell>
        </table:table-row>
        <table:table-row table:style-name="ro1">
          <table:table-cell office:value-type="float" office:value="26987641" calcext:value-type="float">
            <text:p>26987641</text:p>
          </table:table-cell>
          <table:table-cell office:value-type="string" calcext:value-type="string">
            <text:p>https://api.github.com/repos/miquelsoler/Concert-Paraules</text:p>
          </table:table-cell>
          <table:table-cell table:formula="of:=REPLACE([.B2965]; 1; 29; &quot;&quot;)" office:value-type="string" office:string-value="miquelsoler/Concert-Paraules" calcext:value-type="string">
            <text:p>miquelsoler/Concert-Paraules</text:p>
          </table:table-cell>
        </table:table-row>
        <table:table-row table:style-name="ro1">
          <table:table-cell office:value-type="float" office:value="26991927" calcext:value-type="float">
            <text:p>26991927</text:p>
          </table:table-cell>
          <table:table-cell office:value-type="string" calcext:value-type="string">
            <text:p>https://api.github.com/repos/vicrucann/dura-europos-insitu</text:p>
          </table:table-cell>
          <table:table-cell table:formula="of:=REPLACE([.B2966]; 1; 29; &quot;&quot;)" office:value-type="string" office:string-value="vicrucann/dura-europos-insitu" calcext:value-type="string">
            <text:p>vicrucann/dura-europos-insitu</text:p>
          </table:table-cell>
        </table:table-row>
        <table:table-row table:style-name="ro1">
          <table:table-cell office:value-type="float" office:value="26996240" calcext:value-type="float">
            <text:p>26996240</text:p>
          </table:table-cell>
          <table:table-cell office:value-type="string" calcext:value-type="string">
            <text:p>https://api.github.com/repos/puppetlabs/pxp-agent</text:p>
          </table:table-cell>
          <table:table-cell table:formula="of:=REPLACE([.B2967]; 1; 29; &quot;&quot;)" office:value-type="string" office:string-value="puppetlabs/pxp-agent" calcext:value-type="string">
            <text:p>puppetlabs/pxp-agent</text:p>
          </table:table-cell>
        </table:table-row>
        <table:table-row table:style-name="ro1">
          <table:table-cell office:value-type="float" office:value="27008295" calcext:value-type="float">
            <text:p>27008295</text:p>
          </table:table-cell>
          <table:table-cell office:value-type="string" calcext:value-type="string">
            <text:p>https://api.github.com/repos/thebracket/bgame</text:p>
          </table:table-cell>
          <table:table-cell table:formula="of:=REPLACE([.B2968]; 1; 29; &quot;&quot;)" office:value-type="string" office:string-value="thebracket/bgame" calcext:value-type="string">
            <text:p>thebracket/bgame</text:p>
          </table:table-cell>
        </table:table-row>
        <table:table-row table:style-name="ro1">
          <table:table-cell office:value-type="float" office:value="27019217" calcext:value-type="float">
            <text:p>27019217</text:p>
          </table:table-cell>
          <table:table-cell office:value-type="string" calcext:value-type="string">
            <text:p>https://api.github.com/repos/LeDYoM/Zoper</text:p>
          </table:table-cell>
          <table:table-cell table:formula="of:=REPLACE([.B2969]; 1; 29; &quot;&quot;)" office:value-type="string" office:string-value="LeDYoM/Zoper" calcext:value-type="string">
            <text:p>LeDYoM/Zoper</text:p>
          </table:table-cell>
        </table:table-row>
        <table:table-row table:style-name="ro1">
          <table:table-cell office:value-type="float" office:value="27046960" calcext:value-type="float">
            <text:p>27046960</text:p>
          </table:table-cell>
          <table:table-cell office:value-type="string" calcext:value-type="string">
            <text:p>https://api.github.com/repos/Homegear/libhomegear-base</text:p>
          </table:table-cell>
          <table:table-cell table:formula="of:=REPLACE([.B2970]; 1; 29; &quot;&quot;)" office:value-type="string" office:string-value="Homegear/libhomegear-base" calcext:value-type="string">
            <text:p>Homegear/libhomegear-base</text:p>
          </table:table-cell>
        </table:table-row>
        <table:table-row table:style-name="ro1">
          <table:table-cell office:value-type="float" office:value="27073877" calcext:value-type="float">
            <text:p>27073877</text:p>
          </table:table-cell>
          <table:table-cell office:value-type="string" calcext:value-type="string">
            <text:p>https://api.github.com/repos/cliqz-oss/keyvi</text:p>
          </table:table-cell>
          <table:table-cell table:formula="of:=REPLACE([.B2971]; 1; 29; &quot;&quot;)" office:value-type="string" office:string-value="cliqz-oss/keyvi" calcext:value-type="string">
            <text:p>cliqz-oss/keyvi</text:p>
          </table:table-cell>
        </table:table-row>
        <table:table-row table:style-name="ro1">
          <table:table-cell office:value-type="float" office:value="27078369" calcext:value-type="float">
            <text:p>27078369</text:p>
          </table:table-cell>
          <table:table-cell office:value-type="string" calcext:value-type="string">
            <text:p>https://api.github.com/repos/mmcglynn45/PIFlightController</text:p>
          </table:table-cell>
          <table:table-cell table:formula="of:=REPLACE([.B2972]; 1; 29; &quot;&quot;)" office:value-type="string" office:string-value="mmcglynn45/PIFlightController" calcext:value-type="string">
            <text:p>mmcglynn45/PIFlightController</text:p>
          </table:table-cell>
        </table:table-row>
        <table:table-row table:style-name="ro1">
          <table:table-cell office:value-type="float" office:value="27079568" calcext:value-type="float">
            <text:p>27079568</text:p>
          </table:table-cell>
          <table:table-cell office:value-type="string" calcext:value-type="string">
            <text:p>https://api.github.com/repos/cmjonze/icu</text:p>
          </table:table-cell>
          <table:table-cell table:formula="of:=REPLACE([.B2973]; 1; 29; &quot;&quot;)" office:value-type="string" office:string-value="cmjonze/icu" calcext:value-type="string">
            <text:p>cmjonze/icu</text:p>
          </table:table-cell>
        </table:table-row>
        <table:table-row table:style-name="ro1">
          <table:table-cell office:value-type="float" office:value="27103047" calcext:value-type="float">
            <text:p>27103047</text:p>
          </table:table-cell>
          <table:table-cell office:value-type="string" calcext:value-type="string">
            <text:p>https://api.github.com/repos/tumic0/GPXSee</text:p>
          </table:table-cell>
          <table:table-cell table:formula="of:=REPLACE([.B2974]; 1; 29; &quot;&quot;)" office:value-type="string" office:string-value="tumic0/GPXSee" calcext:value-type="string">
            <text:p>tumic0/GPXSee</text:p>
          </table:table-cell>
        </table:table-row>
        <table:table-row table:style-name="ro1">
          <table:table-cell office:value-type="float" office:value="27110112" calcext:value-type="float">
            <text:p>27110112</text:p>
          </table:table-cell>
          <table:table-cell office:value-type="string" calcext:value-type="string">
            <text:p>https://api.github.com/repos/ultimatepp/mirror</text:p>
          </table:table-cell>
          <table:table-cell table:formula="of:=REPLACE([.B2975]; 1; 29; &quot;&quot;)" office:value-type="string" office:string-value="ultimatepp/mirror" calcext:value-type="string">
            <text:p>ultimatepp/mirror</text:p>
          </table:table-cell>
        </table:table-row>
        <table:table-row table:style-name="ro1">
          <table:table-cell office:value-type="float" office:value="27144444" calcext:value-type="float">
            <text:p>27144444</text:p>
          </table:table-cell>
          <table:table-cell office:value-type="string" calcext:value-type="string">
            <text:p>https://api.github.com/repos/joakim-brannstrom/dextool</text:p>
          </table:table-cell>
          <table:table-cell table:formula="of:=REPLACE([.B2976]; 1; 29; &quot;&quot;)" office:value-type="string" office:string-value="joakim-brannstrom/dextool" calcext:value-type="string">
            <text:p>joakim-brannstrom/dextool</text:p>
          </table:table-cell>
        </table:table-row>
        <table:table-row table:style-name="ro1">
          <table:table-cell office:value-type="float" office:value="27159225" calcext:value-type="float">
            <text:p>27159225</text:p>
          </table:table-cell>
          <table:table-cell office:value-type="string" calcext:value-type="string">
            <text:p>https://api.github.com/repos/AOSP-JF-MM/platform_frameworks_av</text:p>
          </table:table-cell>
          <table:table-cell table:formula="of:=REPLACE([.B2977]; 1; 29; &quot;&quot;)" office:value-type="string" office:string-value="AOSP-JF-MM/platform_frameworks_av" calcext:value-type="string">
            <text:p>AOSP-JF-MM/platform_frameworks_av</text:p>
          </table:table-cell>
        </table:table-row>
        <table:table-row table:style-name="ro1">
          <table:table-cell office:value-type="float" office:value="27259097" calcext:value-type="float">
            <text:p>27259097</text:p>
          </table:table-cell>
          <table:table-cell office:value-type="string" calcext:value-type="string">
            <text:p>https://api.github.com/repos/wercool/valter</text:p>
          </table:table-cell>
          <table:table-cell table:formula="of:=REPLACE([.B2978]; 1; 29; &quot;&quot;)" office:value-type="string" office:string-value="wercool/valter" calcext:value-type="string">
            <text:p>wercool/valter</text:p>
          </table:table-cell>
        </table:table-row>
        <table:table-row table:style-name="ro1">
          <table:table-cell office:value-type="float" office:value="27267131" calcext:value-type="float">
            <text:p>27267131</text:p>
          </table:table-cell>
          <table:table-cell office:value-type="string" calcext:value-type="string">
            <text:p>https://api.github.com/repos/Bareflank/hypervisor</text:p>
          </table:table-cell>
          <table:table-cell table:formula="of:=REPLACE([.B2979]; 1; 29; &quot;&quot;)" office:value-type="string" office:string-value="Bareflank/hypervisor" calcext:value-type="string">
            <text:p>Bareflank/hypervisor</text:p>
          </table:table-cell>
        </table:table-row>
        <table:table-row table:style-name="ro1">
          <table:table-cell office:value-type="float" office:value="27315566" calcext:value-type="float">
            <text:p>27315566</text:p>
          </table:table-cell>
          <table:table-cell office:value-type="string" calcext:value-type="string">
            <text:p>https://api.github.com/repos/yap/YAP</text:p>
          </table:table-cell>
          <table:table-cell table:formula="of:=REPLACE([.B2980]; 1; 29; &quot;&quot;)" office:value-type="string" office:string-value="yap/YAP" calcext:value-type="string">
            <text:p>yap/YAP</text:p>
          </table:table-cell>
        </table:table-row>
        <table:table-row table:style-name="ro1">
          <table:table-cell office:value-type="float" office:value="27336413" calcext:value-type="float">
            <text:p>27336413</text:p>
          </table:table-cell>
          <table:table-cell office:value-type="string" calcext:value-type="string">
            <text:p>https://api.github.com/repos/M-griffin/Oblivion2-XRM</text:p>
          </table:table-cell>
          <table:table-cell table:formula="of:=REPLACE([.B2981]; 1; 29; &quot;&quot;)" office:value-type="string" office:string-value="M-griffin/Oblivion2-XRM" calcext:value-type="string">
            <text:p>M-griffin/Oblivion2-XRM</text:p>
          </table:table-cell>
        </table:table-row>
        <table:table-row table:style-name="ro1">
          <table:table-cell office:value-type="float" office:value="27343168" calcext:value-type="float">
            <text:p>27343168</text:p>
          </table:table-cell>
          <table:table-cell office:value-type="string" calcext:value-type="string">
            <text:p>https://api.github.com/repos/chemfiles/chemfiles</text:p>
          </table:table-cell>
          <table:table-cell table:formula="of:=REPLACE([.B2982]; 1; 29; &quot;&quot;)" office:value-type="string" office:string-value="chemfiles/chemfiles" calcext:value-type="string">
            <text:p>chemfiles/chemfiles</text:p>
          </table:table-cell>
        </table:table-row>
        <table:table-row table:style-name="ro1">
          <table:table-cell office:value-type="float" office:value="27365401" calcext:value-type="float">
            <text:p>27365401</text:p>
          </table:table-cell>
          <table:table-cell office:value-type="string" calcext:value-type="string">
            <text:p>https://api.github.com/repos/tim-janik/beast</text:p>
          </table:table-cell>
          <table:table-cell table:formula="of:=REPLACE([.B2983]; 1; 29; &quot;&quot;)" office:value-type="string" office:string-value="tim-janik/beast" calcext:value-type="string">
            <text:p>tim-janik/beast</text:p>
          </table:table-cell>
        </table:table-row>
        <table:table-row table:style-name="ro1">
          <table:table-cell office:value-type="float" office:value="27375669" calcext:value-type="float">
            <text:p>27375669</text:p>
          </table:table-cell>
          <table:table-cell office:value-type="string" calcext:value-type="string">
            <text:p>https://api.github.com/repos/GIBIS-UNIFESP/wiRedPanda</text:p>
          </table:table-cell>
          <table:table-cell table:formula="of:=REPLACE([.B2984]; 1; 29; &quot;&quot;)" office:value-type="string" office:string-value="GIBIS-UNIFESP/wiRedPanda" calcext:value-type="string">
            <text:p>GIBIS-UNIFESP/wiRedPanda</text:p>
          </table:table-cell>
        </table:table-row>
        <table:table-row table:style-name="ro1">
          <table:table-cell office:value-type="float" office:value="27391253" calcext:value-type="float">
            <text:p>27391253</text:p>
          </table:table-cell>
          <table:table-cell office:value-type="string" calcext:value-type="string">
            <text:p>https://api.github.com/repos/Shark-ML/Shark</text:p>
          </table:table-cell>
          <table:table-cell table:formula="of:=REPLACE([.B2985]; 1; 29; &quot;&quot;)" office:value-type="string" office:string-value="Shark-ML/Shark" calcext:value-type="string">
            <text:p>Shark-ML/Shark</text:p>
          </table:table-cell>
        </table:table-row>
        <table:table-row table:style-name="ro1">
          <table:table-cell office:value-type="float" office:value="27399104" calcext:value-type="float">
            <text:p>27399104</text:p>
          </table:table-cell>
          <table:table-cell office:value-type="string" calcext:value-type="string">
            <text:p>https://api.github.com/repos/fonstest/FindOEPPin</text:p>
          </table:table-cell>
          <table:table-cell table:formula="of:=REPLACE([.B2986]; 1; 29; &quot;&quot;)" office:value-type="string" office:string-value="fonstest/FindOEPPin" calcext:value-type="string">
            <text:p>fonstest/FindOEPPin</text:p>
          </table:table-cell>
        </table:table-row>
        <table:table-row table:style-name="ro1">
          <table:table-cell office:value-type="float" office:value="27406740" calcext:value-type="float">
            <text:p>27406740</text:p>
          </table:table-cell>
          <table:table-cell office:value-type="string" calcext:value-type="string">
            <text:p>https://api.github.com/repos/Babelz/SaNi</text:p>
          </table:table-cell>
          <table:table-cell table:formula="of:=REPLACE([.B2987]; 1; 29; &quot;&quot;)" office:value-type="string" office:string-value="Babelz/SaNi" calcext:value-type="string">
            <text:p>Babelz/SaNi</text:p>
          </table:table-cell>
        </table:table-row>
        <table:table-row table:style-name="ro1">
          <table:table-cell office:value-type="float" office:value="27408888" calcext:value-type="float">
            <text:p>27408888</text:p>
          </table:table-cell>
          <table:table-cell office:value-type="string" calcext:value-type="string">
            <text:p>https://api.github.com/repos/KDE/krita</text:p>
          </table:table-cell>
          <table:table-cell table:formula="of:=REPLACE([.B2988]; 1; 29; &quot;&quot;)" office:value-type="string" office:string-value="KDE/krita" calcext:value-type="string">
            <text:p>KDE/krita</text:p>
          </table:table-cell>
        </table:table-row>
        <table:table-row table:style-name="ro1">
          <table:table-cell office:value-type="float" office:value="27417782" calcext:value-type="float">
            <text:p>27417782</text:p>
          </table:table-cell>
          <table:table-cell office:value-type="string" calcext:value-type="string">
            <text:p>https://api.github.com/repos/DesyTau/DesyTauAnalysesRun2_25ns</text:p>
          </table:table-cell>
          <table:table-cell table:formula="of:=REPLACE([.B2989]; 1; 29; &quot;&quot;)" office:value-type="string" office:string-value="DesyTau/DesyTauAnalysesRun2_25ns" calcext:value-type="string">
            <text:p>DesyTau/DesyTauAnalysesRun2_25ns</text:p>
          </table:table-cell>
        </table:table-row>
        <table:table-row table:style-name="ro1">
          <table:table-cell office:value-type="float" office:value="27419207" calcext:value-type="float">
            <text:p>27419207</text:p>
          </table:table-cell>
          <table:table-cell office:value-type="string" calcext:value-type="string">
            <text:p>https://api.github.com/repos/kimsin3003/X10</text:p>
          </table:table-cell>
          <table:table-cell table:formula="of:=REPLACE([.B2990]; 1; 29; &quot;&quot;)" office:value-type="string" office:string-value="kimsin3003/X10" calcext:value-type="string">
            <text:p>kimsin3003/X10</text:p>
          </table:table-cell>
        </table:table-row>
        <table:table-row table:style-name="ro1">
          <table:table-cell office:value-type="float" office:value="27425433" calcext:value-type="float">
            <text:p>27425433</text:p>
          </table:table-cell>
          <table:table-cell office:value-type="string" calcext:value-type="string">
            <text:p>https://api.github.com/repos/Sometrik/framework</text:p>
          </table:table-cell>
          <table:table-cell table:formula="of:=REPLACE([.B2991]; 1; 29; &quot;&quot;)" office:value-type="string" office:string-value="Sometrik/framework" calcext:value-type="string">
            <text:p>Sometrik/framework</text:p>
          </table:table-cell>
        </table:table-row>
        <table:table-row table:style-name="ro1">
          <table:table-cell office:value-type="float" office:value="27425704" calcext:value-type="float">
            <text:p>27425704</text:p>
          </table:table-cell>
          <table:table-cell office:value-type="string" calcext:value-type="string">
            <text:p>https://api.github.com/repos/electronic-structure/SIRIUS</text:p>
          </table:table-cell>
          <table:table-cell table:formula="of:=REPLACE([.B2992]; 1; 29; &quot;&quot;)" office:value-type="string" office:string-value="electronic-structure/SIRIUS" calcext:value-type="string">
            <text:p>electronic-structure/SIRIUS</text:p>
          </table:table-cell>
        </table:table-row>
        <table:table-row table:style-name="ro1">
          <table:table-cell office:value-type="float" office:value="27426341" calcext:value-type="float">
            <text:p>27426341</text:p>
          </table:table-cell>
          <table:table-cell office:value-type="string" calcext:value-type="string">
            <text:p>https://api.github.com/repos/symengine/symengine</text:p>
          </table:table-cell>
          <table:table-cell table:formula="of:=REPLACE([.B2993]; 1; 29; &quot;&quot;)" office:value-type="string" office:string-value="symengine/symengine" calcext:value-type="string">
            <text:p>symengine/symengine</text:p>
          </table:table-cell>
        </table:table-row>
        <table:table-row table:style-name="ro1">
          <table:table-cell office:value-type="float" office:value="27436094" calcext:value-type="float">
            <text:p>27436094</text:p>
          </table:table-cell>
          <table:table-cell office:value-type="string" calcext:value-type="string">
            <text:p>https://api.github.com/repos/cvra/goldorak</text:p>
          </table:table-cell>
          <table:table-cell table:formula="of:=REPLACE([.B2994]; 1; 29; &quot;&quot;)" office:value-type="string" office:string-value="cvra/goldorak" calcext:value-type="string">
            <text:p>cvra/goldorak</text:p>
          </table:table-cell>
        </table:table-row>
        <table:table-row table:style-name="ro1">
          <table:table-cell office:value-type="float" office:value="27441548" calcext:value-type="float">
            <text:p>27441548</text:p>
          </table:table-cell>
          <table:table-cell office:value-type="string" calcext:value-type="string">
            <text:p>https://api.github.com/repos/Lastzocker/SpacetypusGame</text:p>
          </table:table-cell>
          <table:table-cell table:formula="of:=REPLACE([.B2995]; 1; 29; &quot;&quot;)" office:value-type="string" office:string-value="Lastzocker/SpacetypusGame" calcext:value-type="string">
            <text:p>Lastzocker/SpacetypusGame</text:p>
          </table:table-cell>
        </table:table-row>
        <table:table-row table:style-name="ro1">
          <table:table-cell office:value-type="float" office:value="27476970" calcext:value-type="float">
            <text:p>27476970</text:p>
          </table:table-cell>
          <table:table-cell office:value-type="string" calcext:value-type="string">
            <text:p>https://api.github.com/repos/makiolo/asyncply</text:p>
          </table:table-cell>
          <table:table-cell table:formula="of:=REPLACE([.B2996]; 1; 29; &quot;&quot;)" office:value-type="string" office:string-value="makiolo/asyncply" calcext:value-type="string">
            <text:p>makiolo/asyncply</text:p>
          </table:table-cell>
        </table:table-row>
        <table:table-row table:style-name="ro1">
          <table:table-cell office:value-type="float" office:value="27555510" calcext:value-type="float">
            <text:p>27555510</text:p>
          </table:table-cell>
          <table:table-cell office:value-type="string" calcext:value-type="string">
            <text:p>https://api.github.com/repos/geopm/geopm</text:p>
          </table:table-cell>
          <table:table-cell table:formula="of:=REPLACE([.B2997]; 1; 29; &quot;&quot;)" office:value-type="string" office:string-value="geopm/geopm" calcext:value-type="string">
            <text:p>geopm/geopm</text:p>
          </table:table-cell>
        </table:table-row>
        <table:table-row table:style-name="ro1">
          <table:table-cell office:value-type="float" office:value="27568362" calcext:value-type="float">
            <text:p>27568362</text:p>
          </table:table-cell>
          <table:table-cell office:value-type="string" calcext:value-type="string">
            <text:p>https://api.github.com/repos/noxsnono/Bomberman_42</text:p>
          </table:table-cell>
          <table:table-cell table:formula="of:=REPLACE([.B2998]; 1; 29; &quot;&quot;)" office:value-type="string" office:string-value="noxsnono/Bomberman_42" calcext:value-type="string">
            <text:p>noxsnono/Bomberman_42</text:p>
          </table:table-cell>
        </table:table-row>
        <table:table-row table:style-name="ro1">
          <table:table-cell office:value-type="float" office:value="27595479" calcext:value-type="float">
            <text:p>27595479</text:p>
          </table:table-cell>
          <table:table-cell office:value-type="string" calcext:value-type="string">
            <text:p>https://api.github.com/repos/ncareol/nidas</text:p>
          </table:table-cell>
          <table:table-cell table:formula="of:=REPLACE([.B2999]; 1; 29; &quot;&quot;)" office:value-type="string" office:string-value="ncareol/nidas" calcext:value-type="string">
            <text:p>ncareol/nidas</text:p>
          </table:table-cell>
        </table:table-row>
        <table:table-row table:style-name="ro1">
          <table:table-cell office:value-type="float" office:value="27603850" calcext:value-type="float">
            <text:p>27603850</text:p>
          </table:table-cell>
          <table:table-cell office:value-type="string" calcext:value-type="string">
            <text:p>https://api.github.com/repos/NTNAEEM/hottentot</text:p>
          </table:table-cell>
          <table:table-cell table:formula="of:=REPLACE([.B3000]; 1; 29; &quot;&quot;)" office:value-type="string" office:string-value="NTNAEEM/hottentot" calcext:value-type="string">
            <text:p>NTNAEEM/hottentot</text:p>
          </table:table-cell>
        </table:table-row>
        <table:table-row table:style-name="ro1">
          <table:table-cell office:value-type="float" office:value="27635236" calcext:value-type="float">
            <text:p>27635236</text:p>
          </table:table-cell>
          <table:table-cell office:value-type="string" calcext:value-type="string">
            <text:p>https://api.github.com/repos/baidu/shuttle</text:p>
          </table:table-cell>
          <table:table-cell table:formula="of:=REPLACE([.B3001]; 1; 29; &quot;&quot;)" office:value-type="string" office:string-value="baidu/shuttle" calcext:value-type="string">
            <text:p>baidu/shuttle</text:p>
          </table:table-cell>
        </table:table-row>
        <table:table-row table:style-name="ro1">
          <table:table-cell office:value-type="float" office:value="27645585" calcext:value-type="float">
            <text:p>27645585</text:p>
          </table:table-cell>
          <table:table-cell office:value-type="string" calcext:value-type="string">
            <text:p>https://api.github.com/repos/boostorg/hana</text:p>
          </table:table-cell>
          <table:table-cell table:formula="of:=REPLACE([.B3002]; 1; 29; &quot;&quot;)" office:value-type="string" office:string-value="boostorg/hana" calcext:value-type="string">
            <text:p>boostorg/hana</text:p>
          </table:table-cell>
        </table:table-row>
        <table:table-row table:style-name="ro1">
          <table:table-cell office:value-type="float" office:value="27664414" calcext:value-type="float">
            <text:p>27664414</text:p>
          </table:table-cell>
          <table:table-cell office:value-type="string" calcext:value-type="string">
            <text:p>https://api.github.com/repos/VerizonDigital/hlx</text:p>
          </table:table-cell>
          <table:table-cell table:formula="of:=REPLACE([.B3003]; 1; 29; &quot;&quot;)" office:value-type="string" office:string-value="VerizonDigital/hlx" calcext:value-type="string">
            <text:p>VerizonDigital/hlx</text:p>
          </table:table-cell>
        </table:table-row>
        <table:table-row table:style-name="ro1">
          <table:table-cell office:value-type="float" office:value="27680230" calcext:value-type="float">
            <text:p>27680230</text:p>
          </table:table-cell>
          <table:table-cell office:value-type="string" calcext:value-type="string">
            <text:p>https://api.github.com/repos/01org/hyperscan</text:p>
          </table:table-cell>
          <table:table-cell table:formula="of:=REPLACE([.B3004]; 1; 29; &quot;&quot;)" office:value-type="string" office:string-value="01org/hyperscan" calcext:value-type="string">
            <text:p>01org/hyperscan</text:p>
          </table:table-cell>
        </table:table-row>
        <table:table-row table:style-name="ro1">
          <table:table-cell office:value-type="float" office:value="27694377" calcext:value-type="float">
            <text:p>27694377</text:p>
          </table:table-cell>
          <table:table-cell office:value-type="string" calcext:value-type="string">
            <text:p>https://api.github.com/repos/floooh/yakc</text:p>
          </table:table-cell>
          <table:table-cell table:formula="of:=REPLACE([.B3005]; 1; 29; &quot;&quot;)" office:value-type="string" office:string-value="floooh/yakc" calcext:value-type="string">
            <text:p>floooh/yakc</text:p>
          </table:table-cell>
        </table:table-row>
        <table:table-row table:style-name="ro1">
          <table:table-cell office:value-type="float" office:value="27695342" calcext:value-type="float">
            <text:p>27695342</text:p>
          </table:table-cell>
          <table:table-cell office:value-type="string" calcext:value-type="string">
            <text:p>https://api.github.com/repos/plexinc/plex-media-player</text:p>
          </table:table-cell>
          <table:table-cell table:formula="of:=REPLACE([.B3006]; 1; 29; &quot;&quot;)" office:value-type="string" office:string-value="plexinc/plex-media-player" calcext:value-type="string">
            <text:p>plexinc/plex-media-player</text:p>
          </table:table-cell>
        </table:table-row>
        <table:table-row table:style-name="ro1">
          <table:table-cell office:value-type="float" office:value="27698755" calcext:value-type="float">
            <text:p>27698755</text:p>
          </table:table-cell>
          <table:table-cell office:value-type="string" calcext:value-type="string">
            <text:p>https://api.github.com/repos/mc01104/CTR</text:p>
          </table:table-cell>
          <table:table-cell table:formula="of:=REPLACE([.B3007]; 1; 29; &quot;&quot;)" office:value-type="string" office:string-value="mc01104/CTR" calcext:value-type="string">
            <text:p>mc01104/CTR</text:p>
          </table:table-cell>
        </table:table-row>
        <table:table-row table:style-name="ro1">
          <table:table-cell office:value-type="float" office:value="27723028" calcext:value-type="float">
            <text:p>27723028</text:p>
          </table:table-cell>
          <table:table-cell office:value-type="string" calcext:value-type="string">
            <text:p>https://api.github.com/repos/PlayFab/UnrealBlueprintSDK</text:p>
          </table:table-cell>
          <table:table-cell table:formula="of:=REPLACE([.B3008]; 1; 29; &quot;&quot;)" office:value-type="string" office:string-value="PlayFab/UnrealBlueprintSDK" calcext:value-type="string">
            <text:p>PlayFab/UnrealBlueprintSDK</text:p>
          </table:table-cell>
        </table:table-row>
        <table:table-row table:style-name="ro1">
          <table:table-cell office:value-type="float" office:value="27724316" calcext:value-type="float">
            <text:p>27724316</text:p>
          </table:table-cell>
          <table:table-cell office:value-type="string" calcext:value-type="string">
            <text:p>https://api.github.com/repos/decaf-emu/decaf-emu</text:p>
          </table:table-cell>
          <table:table-cell table:formula="of:=REPLACE([.B3009]; 1; 29; &quot;&quot;)" office:value-type="string" office:string-value="decaf-emu/decaf-emu" calcext:value-type="string">
            <text:p>decaf-emu/decaf-emu</text:p>
          </table:table-cell>
        </table:table-row>
        <table:table-row table:style-name="ro1">
          <table:table-cell office:value-type="float" office:value="27727897" calcext:value-type="float">
            <text:p>27727897</text:p>
          </table:table-cell>
          <table:table-cell office:value-type="string" calcext:value-type="string">
            <text:p>https://api.github.com/repos/hendriksiedelmann/clif</text:p>
          </table:table-cell>
          <table:table-cell table:formula="of:=REPLACE([.B3010]; 1; 29; &quot;&quot;)" office:value-type="string" office:string-value="hendriksiedelmann/clif" calcext:value-type="string">
            <text:p>hendriksiedelmann/clif</text:p>
          </table:table-cell>
        </table:table-row>
        <table:table-row table:style-name="ro1">
          <table:table-cell office:value-type="float" office:value="27742785" calcext:value-type="float">
            <text:p>27742785</text:p>
          </table:table-cell>
          <table:table-cell office:value-type="string" calcext:value-type="string">
            <text:p>https://api.github.com/repos/ITC-Vanadzor/ITC-7</text:p>
          </table:table-cell>
          <table:table-cell table:formula="of:=REPLACE([.B3011]; 1; 29; &quot;&quot;)" office:value-type="string" office:string-value="ITC-Vanadzor/ITC-7" calcext:value-type="string">
            <text:p>ITC-Vanadzor/ITC-7</text:p>
          </table:table-cell>
        </table:table-row>
        <table:table-row table:style-name="ro1">
          <table:table-cell office:value-type="float" office:value="27762133" calcext:value-type="float">
            <text:p>27762133</text:p>
          </table:table-cell>
          <table:table-cell office:value-type="string" calcext:value-type="string">
            <text:p>https://api.github.com/repos/Nikolo/Technosfera-perl</text:p>
          </table:table-cell>
          <table:table-cell table:formula="of:=REPLACE([.B3012]; 1; 29; &quot;&quot;)" office:value-type="string" office:string-value="Nikolo/Technosfera-perl" calcext:value-type="string">
            <text:p>Nikolo/Technosfera-perl</text:p>
          </table:table-cell>
        </table:table-row>
        <table:table-row table:style-name="ro1">
          <table:table-cell office:value-type="float" office:value="27766576" calcext:value-type="float">
            <text:p>27766576</text:p>
          </table:table-cell>
          <table:table-cell office:value-type="string" calcext:value-type="string">
            <text:p>https://api.github.com/repos/fallahn/xygine</text:p>
          </table:table-cell>
          <table:table-cell table:formula="of:=REPLACE([.B3013]; 1; 29; &quot;&quot;)" office:value-type="string" office:string-value="fallahn/xygine" calcext:value-type="string">
            <text:p>fallahn/xygine</text:p>
          </table:table-cell>
        </table:table-row>
        <table:table-row table:style-name="ro1">
          <table:table-cell office:value-type="float" office:value="27769790" calcext:value-type="float">
            <text:p>27769790</text:p>
          </table:table-cell>
          <table:table-cell office:value-type="string" calcext:value-type="string">
            <text:p>https://api.github.com/repos/borjafdezgauna/RLSimion</text:p>
          </table:table-cell>
          <table:table-cell table:formula="of:=REPLACE([.B3014]; 1; 29; &quot;&quot;)" office:value-type="string" office:string-value="borjafdezgauna/RLSimion" calcext:value-type="string">
            <text:p>borjafdezgauna/RLSimion</text:p>
          </table:table-cell>
        </table:table-row>
        <table:table-row table:style-name="ro1">
          <table:table-cell office:value-type="float" office:value="27789308" calcext:value-type="float">
            <text:p>27789308</text:p>
          </table:table-cell>
          <table:table-cell office:value-type="string" calcext:value-type="string">
            <text:p>https://api.github.com/repos/emsr/tr29124_test</text:p>
          </table:table-cell>
          <table:table-cell table:formula="of:=REPLACE([.B3015]; 1; 29; &quot;&quot;)" office:value-type="string" office:string-value="emsr/tr29124_test" calcext:value-type="string">
            <text:p>emsr/tr29124_test</text:p>
          </table:table-cell>
        </table:table-row>
        <table:table-row table:style-name="ro1">
          <table:table-cell office:value-type="float" office:value="27865650" calcext:value-type="float">
            <text:p>27865650</text:p>
          </table:table-cell>
          <table:table-cell office:value-type="string" calcext:value-type="string">
            <text:p>https://api.github.com/repos/elieserdejesus/JamTaba</text:p>
          </table:table-cell>
          <table:table-cell table:formula="of:=REPLACE([.B3016]; 1; 29; &quot;&quot;)" office:value-type="string" office:string-value="elieserdejesus/JamTaba" calcext:value-type="string">
            <text:p>elieserdejesus/JamTaba</text:p>
          </table:table-cell>
        </table:table-row>
        <table:table-row table:style-name="ro1">
          <table:table-cell office:value-type="float" office:value="27870347" calcext:value-type="float">
            <text:p>27870347</text:p>
          </table:table-cell>
          <table:table-cell office:value-type="string" calcext:value-type="string">
            <text:p>https://api.github.com/repos/stahta01/codeblocks_svn2git_http_metadata</text:p>
          </table:table-cell>
          <table:table-cell table:formula="of:=REPLACE([.B3017]; 1; 29; &quot;&quot;)" office:value-type="string" office:string-value="stahta01/codeblocks_svn2git_http_metadata" calcext:value-type="string">
            <text:p>stahta01/codeblocks_svn2git_http_metadata</text:p>
          </table:table-cell>
        </table:table-row>
        <table:table-row table:style-name="ro1">
          <table:table-cell office:value-type="float" office:value="27904273" calcext:value-type="float">
            <text:p>27904273</text:p>
          </table:table-cell>
          <table:table-cell office:value-type="string" calcext:value-type="string">
            <text:p>https://api.github.com/repos/lumail/lumail2</text:p>
          </table:table-cell>
          <table:table-cell table:formula="of:=REPLACE([.B3018]; 1; 29; &quot;&quot;)" office:value-type="string" office:string-value="lumail/lumail2" calcext:value-type="string">
            <text:p>lumail/lumail2</text:p>
          </table:table-cell>
        </table:table-row>
        <table:table-row table:style-name="ro1">
          <table:table-cell office:value-type="float" office:value="27919429" calcext:value-type="float">
            <text:p>27919429</text:p>
          </table:table-cell>
          <table:table-cell office:value-type="string" calcext:value-type="string">
            <text:p>https://api.github.com/repos/Etersoft/uniset2</text:p>
          </table:table-cell>
          <table:table-cell table:formula="of:=REPLACE([.B3019]; 1; 29; &quot;&quot;)" office:value-type="string" office:string-value="Etersoft/uniset2" calcext:value-type="string">
            <text:p>Etersoft/uniset2</text:p>
          </table:table-cell>
        </table:table-row>
        <table:table-row table:style-name="ro1">
          <table:table-cell office:value-type="float" office:value="27962046" calcext:value-type="float">
            <text:p>27962046</text:p>
          </table:table-cell>
          <table:table-cell office:value-type="string" calcext:value-type="string">
            <text:p>https://api.github.com/repos/Fiction52s/Breakneck-1</text:p>
          </table:table-cell>
          <table:table-cell table:formula="of:=REPLACE([.B3020]; 1; 29; &quot;&quot;)" office:value-type="string" office:string-value="Fiction52s/Breakneck-1" calcext:value-type="string">
            <text:p>Fiction52s/Breakneck-1</text:p>
          </table:table-cell>
        </table:table-row>
        <table:table-row table:style-name="ro1">
          <table:table-cell office:value-type="float" office:value="27968711" calcext:value-type="float">
            <text:p>27968711</text:p>
          </table:table-cell>
          <table:table-cell office:value-type="string" calcext:value-type="string">
            <text:p>https://api.github.com/repos/sjlee235/CPP-Chess-Engine</text:p>
          </table:table-cell>
          <table:table-cell table:formula="of:=REPLACE([.B3021]; 1; 29; &quot;&quot;)" office:value-type="string" office:string-value="sjlee235/CPP-Chess-Engine" calcext:value-type="string">
            <text:p>sjlee235/CPP-Chess-Engine</text:p>
          </table:table-cell>
        </table:table-row>
        <table:table-row table:style-name="ro1">
          <table:table-cell office:value-type="float" office:value="28012355" calcext:value-type="float">
            <text:p>28012355</text:p>
          </table:table-cell>
          <table:table-cell office:value-type="string" calcext:value-type="string">
            <text:p>https://api.github.com/repos/chalmers-revere/opendlv</text:p>
          </table:table-cell>
          <table:table-cell table:formula="of:=REPLACE([.B3022]; 1; 29; &quot;&quot;)" office:value-type="string" office:string-value="chalmers-revere/opendlv" calcext:value-type="string">
            <text:p>chalmers-revere/opendlv</text:p>
          </table:table-cell>
        </table:table-row>
        <table:table-row table:style-name="ro1">
          <table:table-cell office:value-type="float" office:value="28019351" calcext:value-type="float">
            <text:p>28019351</text:p>
          </table:table-cell>
          <table:table-cell office:value-type="string" calcext:value-type="string">
            <text:p>https://api.github.com/repos/sunfish-shogi/sunfish4</text:p>
          </table:table-cell>
          <table:table-cell table:formula="of:=REPLACE([.B3023]; 1; 29; &quot;&quot;)" office:value-type="string" office:string-value="sunfish-shogi/sunfish4" calcext:value-type="string">
            <text:p>sunfish-shogi/sunfish4</text:p>
          </table:table-cell>
        </table:table-row>
        <table:table-row table:style-name="ro1">
          <table:table-cell office:value-type="float" office:value="28079797" calcext:value-type="float">
            <text:p>28079797</text:p>
          </table:table-cell>
          <table:table-cell office:value-type="string" calcext:value-type="string">
            <text:p>https://api.github.com/repos/losemymind/FoundationKit</text:p>
          </table:table-cell>
          <table:table-cell table:formula="of:=REPLACE([.B3024]; 1; 29; &quot;&quot;)" office:value-type="string" office:string-value="losemymind/FoundationKit" calcext:value-type="string">
            <text:p>losemymind/FoundationKit</text:p>
          </table:table-cell>
        </table:table-row>
        <table:table-row table:style-name="ro1">
          <table:table-cell office:value-type="float" office:value="28090636" calcext:value-type="float">
            <text:p>28090636</text:p>
          </table:table-cell>
          <table:table-cell office:value-type="string" calcext:value-type="string">
            <text:p>https://api.github.com/repos/happah-graphics/happah-core</text:p>
          </table:table-cell>
          <table:table-cell table:formula="of:=REPLACE([.B3025]; 1; 29; &quot;&quot;)" office:value-type="string" office:string-value="happah-graphics/happah-core" calcext:value-type="string">
            <text:p>happah-graphics/happah-core</text:p>
          </table:table-cell>
        </table:table-row>
        <table:table-row table:style-name="ro1">
          <table:table-cell office:value-type="float" office:value="28096876" calcext:value-type="float">
            <text:p>28096876</text:p>
          </table:table-cell>
          <table:table-cell office:value-type="string" calcext:value-type="string">
            <text:p>https://api.github.com/repos/HEP-KBFI/tth-htt</text:p>
          </table:table-cell>
          <table:table-cell table:formula="of:=REPLACE([.B3026]; 1; 29; &quot;&quot;)" office:value-type="string" office:string-value="HEP-KBFI/tth-htt" calcext:value-type="string">
            <text:p>HEP-KBFI/tth-htt</text:p>
          </table:table-cell>
        </table:table-row>
        <table:table-row table:style-name="ro1">
          <table:table-cell office:value-type="float" office:value="28102151" calcext:value-type="float">
            <text:p>28102151</text:p>
          </table:table-cell>
          <table:table-cell office:value-type="string" calcext:value-type="string">
            <text:p>https://api.github.com/repos/ThisisJaws/Pi</text:p>
          </table:table-cell>
          <table:table-cell table:formula="of:=REPLACE([.B3027]; 1; 29; &quot;&quot;)" office:value-type="string" office:string-value="ThisisJaws/Pi" calcext:value-type="string">
            <text:p>ThisisJaws/Pi</text:p>
          </table:table-cell>
        </table:table-row>
        <table:table-row table:style-name="ro1">
          <table:table-cell office:value-type="float" office:value="28109615" calcext:value-type="float">
            <text:p>28109615</text:p>
          </table:table-cell>
          <table:table-cell office:value-type="string" calcext:value-type="string">
            <text:p>https://api.github.com/repos/Erkaman/graphics-experiments</text:p>
          </table:table-cell>
          <table:table-cell table:formula="of:=REPLACE([.B3028]; 1; 29; &quot;&quot;)" office:value-type="string" office:string-value="Erkaman/graphics-experiments" calcext:value-type="string">
            <text:p>Erkaman/graphics-experiments</text:p>
          </table:table-cell>
        </table:table-row>
        <table:table-row table:style-name="ro1">
          <table:table-cell office:value-type="float" office:value="28113260" calcext:value-type="float">
            <text:p>28113260</text:p>
          </table:table-cell>
          <table:table-cell office:value-type="string" calcext:value-type="string">
            <text:p>https://api.github.com/repos/david-perez/competitive-programming</text:p>
          </table:table-cell>
          <table:table-cell table:formula="of:=REPLACE([.B3029]; 1; 29; &quot;&quot;)" office:value-type="string" office:string-value="david-perez/competitive-programming" calcext:value-type="string">
            <text:p>david-perez/competitive-programming</text:p>
          </table:table-cell>
        </table:table-row>
        <table:table-row table:style-name="ro1">
          <table:table-cell office:value-type="float" office:value="28134931" calcext:value-type="float">
            <text:p>28134931</text:p>
          </table:table-cell>
          <table:table-cell office:value-type="string" calcext:value-type="string">
            <text:p>https://api.github.com/repos/amroibrahim/Algorithms</text:p>
          </table:table-cell>
          <table:table-cell table:formula="of:=REPLACE([.B3030]; 1; 29; &quot;&quot;)" office:value-type="string" office:string-value="amroibrahim/Algorithms" calcext:value-type="string">
            <text:p>amroibrahim/Algorithms</text:p>
          </table:table-cell>
        </table:table-row>
        <table:table-row table:style-name="ro1">
          <table:table-cell office:value-type="float" office:value="28205240" calcext:value-type="float">
            <text:p>28205240</text:p>
          </table:table-cell>
          <table:table-cell office:value-type="string" calcext:value-type="string">
            <text:p>https://api.github.com/repos/eaulisa/MyFEMuS</text:p>
          </table:table-cell>
          <table:table-cell table:formula="of:=REPLACE([.B3031]; 1; 29; &quot;&quot;)" office:value-type="string" office:string-value="eaulisa/MyFEMuS" calcext:value-type="string">
            <text:p>eaulisa/MyFEMuS</text:p>
          </table:table-cell>
        </table:table-row>
        <table:table-row table:style-name="ro1">
          <table:table-cell office:value-type="float" office:value="28243018" calcext:value-type="float">
            <text:p>28243018</text:p>
          </table:table-cell>
          <table:table-cell office:value-type="string" calcext:value-type="string">
            <text:p>https://api.github.com/repos/stahta01/codeblocks_https_metadata</text:p>
          </table:table-cell>
          <table:table-cell table:formula="of:=REPLACE([.B3032]; 1; 29; &quot;&quot;)" office:value-type="string" office:string-value="stahta01/codeblocks_https_metadata" calcext:value-type="string">
            <text:p>stahta01/codeblocks_https_metadata</text:p>
          </table:table-cell>
        </table:table-row>
        <table:table-row table:style-name="ro1">
          <table:table-cell office:value-type="float" office:value="28243621" calcext:value-type="float">
            <text:p>28243621</text:p>
          </table:table-cell>
          <table:table-cell office:value-type="string" calcext:value-type="string">
            <text:p>https://api.github.com/repos/dguenms/Dawn-of-Civilization</text:p>
          </table:table-cell>
          <table:table-cell table:formula="of:=REPLACE([.B3033]; 1; 29; &quot;&quot;)" office:value-type="string" office:string-value="dguenms/Dawn-of-Civilization" calcext:value-type="string">
            <text:p>dguenms/Dawn-of-Civilization</text:p>
          </table:table-cell>
        </table:table-row>
        <table:table-row table:style-name="ro1">
          <table:table-cell office:value-type="float" office:value="28259480" calcext:value-type="float">
            <text:p>28259480</text:p>
          </table:table-cell>
          <table:table-cell office:value-type="string" calcext:value-type="string">
            <text:p>https://api.github.com/repos/linuxdeepin/dde-launcher</text:p>
          </table:table-cell>
          <table:table-cell table:formula="of:=REPLACE([.B3034]; 1; 29; &quot;&quot;)" office:value-type="string" office:string-value="linuxdeepin/dde-launcher" calcext:value-type="string">
            <text:p>linuxdeepin/dde-launcher</text:p>
          </table:table-cell>
        </table:table-row>
        <table:table-row table:style-name="ro1">
          <table:table-cell office:value-type="float" office:value="28259558" calcext:value-type="float">
            <text:p>28259558</text:p>
          </table:table-cell>
          <table:table-cell office:value-type="string" calcext:value-type="string">
            <text:p>https://api.github.com/repos/linuxdeepin/dde-dock</text:p>
          </table:table-cell>
          <table:table-cell table:formula="of:=REPLACE([.B3035]; 1; 29; &quot;&quot;)" office:value-type="string" office:string-value="linuxdeepin/dde-dock" calcext:value-type="string">
            <text:p>linuxdeepin/dde-dock</text:p>
          </table:table-cell>
        </table:table-row>
        <table:table-row table:style-name="ro1">
          <table:table-cell office:value-type="float" office:value="28259743" calcext:value-type="float">
            <text:p>28259743</text:p>
          </table:table-cell>
          <table:table-cell office:value-type="string" calcext:value-type="string">
            <text:p>https://api.github.com/repos/linuxdeepin/dde-session-ui</text:p>
          </table:table-cell>
          <table:table-cell table:formula="of:=REPLACE([.B3036]; 1; 29; &quot;&quot;)" office:value-type="string" office:string-value="linuxdeepin/dde-session-ui" calcext:value-type="string">
            <text:p>linuxdeepin/dde-session-ui</text:p>
          </table:table-cell>
        </table:table-row>
        <table:table-row table:style-name="ro1">
          <table:table-cell office:value-type="float" office:value="28303630" calcext:value-type="float">
            <text:p>28303630</text:p>
          </table:table-cell>
          <table:table-cell office:value-type="string" calcext:value-type="string">
            <text:p>https://api.github.com/repos/PX4/DriverFramework</text:p>
          </table:table-cell>
          <table:table-cell table:formula="of:=REPLACE([.B3037]; 1; 29; &quot;&quot;)" office:value-type="string" office:string-value="PX4/DriverFramework" calcext:value-type="string">
            <text:p>PX4/DriverFramework</text:p>
          </table:table-cell>
        </table:table-row>
        <table:table-row table:style-name="ro1">
          <table:table-cell office:value-type="float" office:value="28345462" calcext:value-type="float">
            <text:p>28345462</text:p>
          </table:table-cell>
          <table:table-cell office:value-type="string" calcext:value-type="string">
            <text:p>https://api.github.com/repos/aschuman/CoBaB</text:p>
          </table:table-cell>
          <table:table-cell table:formula="of:=REPLACE([.B3038]; 1; 29; &quot;&quot;)" office:value-type="string" office:string-value="aschuman/CoBaB" calcext:value-type="string">
            <text:p>aschuman/CoBaB</text:p>
          </table:table-cell>
        </table:table-row>
        <table:table-row table:style-name="ro1">
          <table:table-cell office:value-type="float" office:value="28358137" calcext:value-type="float">
            <text:p>28358137</text:p>
          </table:table-cell>
          <table:table-cell office:value-type="string" calcext:value-type="string">
            <text:p>https://api.github.com/repos/gnina/gnina</text:p>
          </table:table-cell>
          <table:table-cell table:formula="of:=REPLACE([.B3039]; 1; 29; &quot;&quot;)" office:value-type="string" office:string-value="gnina/gnina" calcext:value-type="string">
            <text:p>gnina/gnina</text:p>
          </table:table-cell>
        </table:table-row>
        <table:table-row table:style-name="ro1">
          <table:table-cell office:value-type="float" office:value="28367704" calcext:value-type="float">
            <text:p>28367704</text:p>
          </table:table-cell>
          <table:table-cell office:value-type="string" calcext:value-type="string">
            <text:p>https://api.github.com/repos/papaboo/Cogwheel</text:p>
          </table:table-cell>
          <table:table-cell table:formula="of:=REPLACE([.B3040]; 1; 29; &quot;&quot;)" office:value-type="string" office:string-value="papaboo/Cogwheel" calcext:value-type="string">
            <text:p>papaboo/Cogwheel</text:p>
          </table:table-cell>
        </table:table-row>
        <table:table-row table:style-name="ro1">
          <table:table-cell office:value-type="float" office:value="28370606" calcext:value-type="float">
            <text:p>28370606</text:p>
          </table:table-cell>
          <table:table-cell office:value-type="string" calcext:value-type="string">
            <text:p>https://api.github.com/repos/LCAD-UFES/carmen_lcad</text:p>
          </table:table-cell>
          <table:table-cell table:formula="of:=REPLACE([.B3041]; 1; 29; &quot;&quot;)" office:value-type="string" office:string-value="LCAD-UFES/carmen_lcad" calcext:value-type="string">
            <text:p>LCAD-UFES/carmen_lcad</text:p>
          </table:table-cell>
        </table:table-row>
        <table:table-row table:style-name="ro1">
          <table:table-cell office:value-type="float" office:value="28394867" calcext:value-type="float">
            <text:p>28394867</text:p>
          </table:table-cell>
          <table:table-cell office:value-type="string" calcext:value-type="string">
            <text:p>https://api.github.com/repos/dabercro/CrombieTools</text:p>
          </table:table-cell>
          <table:table-cell table:formula="of:=REPLACE([.B3042]; 1; 29; &quot;&quot;)" office:value-type="string" office:string-value="dabercro/CrombieTools" calcext:value-type="string">
            <text:p>dabercro/CrombieTools</text:p>
          </table:table-cell>
        </table:table-row>
        <table:table-row table:style-name="ro1">
          <table:table-cell office:value-type="float" office:value="28398019" calcext:value-type="float">
            <text:p>28398019</text:p>
          </table:table-cell>
          <table:table-cell office:value-type="string" calcext:value-type="string">
            <text:p>https://api.github.com/repos/01org/tpm2.0-tools</text:p>
          </table:table-cell>
          <table:table-cell table:formula="of:=REPLACE([.B3043]; 1; 29; &quot;&quot;)" office:value-type="string" office:string-value="01org/tpm2.0-tools" calcext:value-type="string">
            <text:p>01org/tpm2.0-tools</text:p>
          </table:table-cell>
        </table:table-row>
        <table:table-row table:style-name="ro1">
          <table:table-cell office:value-type="float" office:value="28402867" calcext:value-type="float">
            <text:p>28402867</text:p>
          </table:table-cell>
          <table:table-cell office:value-type="string" calcext:value-type="string">
            <text:p>https://api.github.com/repos/epam/Indigo</text:p>
          </table:table-cell>
          <table:table-cell table:formula="of:=REPLACE([.B3044]; 1; 29; &quot;&quot;)" office:value-type="string" office:string-value="epam/Indigo" calcext:value-type="string">
            <text:p>epam/Indigo</text:p>
          </table:table-cell>
        </table:table-row>
        <table:table-row table:style-name="ro1">
          <table:table-cell office:value-type="float" office:value="28415943" calcext:value-type="float">
            <text:p>28415943</text:p>
          </table:table-cell>
          <table:table-cell office:value-type="string" calcext:value-type="string">
            <text:p>https://api.github.com/repos/savoirfairelinux/ring-daemon</text:p>
          </table:table-cell>
          <table:table-cell table:formula="of:=REPLACE([.B3045]; 1; 29; &quot;&quot;)" office:value-type="string" office:string-value="savoirfairelinux/ring-daemon" calcext:value-type="string">
            <text:p>savoirfairelinux/ring-daemon</text:p>
          </table:table-cell>
        </table:table-row>
        <table:table-row table:style-name="ro1">
          <table:table-cell office:value-type="float" office:value="28427716" calcext:value-type="float">
            <text:p>28427716</text:p>
          </table:table-cell>
          <table:table-cell office:value-type="string" calcext:value-type="string">
            <text:p>https://api.github.com/repos/onedata/oneclient</text:p>
          </table:table-cell>
          <table:table-cell table:formula="of:=REPLACE([.B3046]; 1; 29; &quot;&quot;)" office:value-type="string" office:string-value="onedata/oneclient" calcext:value-type="string">
            <text:p>onedata/oneclient</text:p>
          </table:table-cell>
        </table:table-row>
        <table:table-row table:style-name="ro1">
          <table:table-cell office:value-type="float" office:value="28427718" calcext:value-type="float">
            <text:p>28427718</text:p>
          </table:table-cell>
          <table:table-cell office:value-type="string" calcext:value-type="string">
            <text:p>https://api.github.com/repos/pietrom16/logviewer</text:p>
          </table:table-cell>
          <table:table-cell table:formula="of:=REPLACE([.B3047]; 1; 29; &quot;&quot;)" office:value-type="string" office:string-value="pietrom16/logviewer" calcext:value-type="string">
            <text:p>pietrom16/logviewer</text:p>
          </table:table-cell>
        </table:table-row>
        <table:table-row table:style-name="ro1">
          <table:table-cell office:value-type="float" office:value="28428908" calcext:value-type="float">
            <text:p>28428908</text:p>
          </table:table-cell>
          <table:table-cell office:value-type="string" calcext:value-type="string">
            <text:p>https://api.github.com/repos/onedata/op-worker</text:p>
          </table:table-cell>
          <table:table-cell table:formula="of:=REPLACE([.B3048]; 1; 29; &quot;&quot;)" office:value-type="string" office:string-value="onedata/op-worker" calcext:value-type="string">
            <text:p>onedata/op-worker</text:p>
          </table:table-cell>
        </table:table-row>
        <table:table-row table:style-name="ro1">
          <table:table-cell office:value-type="float" office:value="28459498" calcext:value-type="float">
            <text:p>28459498</text:p>
          </table:table-cell>
          <table:table-cell office:value-type="string" calcext:value-type="string">
            <text:p>https://api.github.com/repos/deathcleaver/Tron3k</text:p>
          </table:table-cell>
          <table:table-cell table:formula="of:=REPLACE([.B3049]; 1; 29; &quot;&quot;)" office:value-type="string" office:string-value="deathcleaver/Tron3k" calcext:value-type="string">
            <text:p>deathcleaver/Tron3k</text:p>
          </table:table-cell>
        </table:table-row>
        <table:table-row table:style-name="ro1">
          <table:table-cell office:value-type="float" office:value="28464731" calcext:value-type="float">
            <text:p>28464731</text:p>
          </table:table-cell>
          <table:table-cell office:value-type="string" calcext:value-type="string">
            <text:p>https://api.github.com/repos/KDE/discover</text:p>
          </table:table-cell>
          <table:table-cell table:formula="of:=REPLACE([.B3050]; 1; 29; &quot;&quot;)" office:value-type="string" office:string-value="KDE/discover" calcext:value-type="string">
            <text:p>KDE/discover</text:p>
          </table:table-cell>
        </table:table-row>
        <table:table-row table:style-name="ro1">
          <table:table-cell office:value-type="float" office:value="28466178" calcext:value-type="float">
            <text:p>28466178</text:p>
          </table:table-cell>
          <table:table-cell office:value-type="string" calcext:value-type="string">
            <text:p>https://api.github.com/repos/SIVICLab/sivic</text:p>
          </table:table-cell>
          <table:table-cell table:formula="of:=REPLACE([.B3051]; 1; 29; &quot;&quot;)" office:value-type="string" office:string-value="SIVICLab/sivic" calcext:value-type="string">
            <text:p>SIVICLab/sivic</text:p>
          </table:table-cell>
        </table:table-row>
        <table:table-row table:style-name="ro1">
          <table:table-cell office:value-type="float" office:value="28468060" calcext:value-type="float">
            <text:p>28468060</text:p>
          </table:table-cell>
          <table:table-cell office:value-type="string" calcext:value-type="string">
            <text:p>https://api.github.com/repos/PlayFab/UnrealCppSdk</text:p>
          </table:table-cell>
          <table:table-cell table:formula="of:=REPLACE([.B3052]; 1; 29; &quot;&quot;)" office:value-type="string" office:string-value="PlayFab/UnrealCppSdk" calcext:value-type="string">
            <text:p>PlayFab/UnrealCppSdk</text:p>
          </table:table-cell>
        </table:table-row>
        <table:table-row table:style-name="ro1">
          <table:table-cell office:value-type="float" office:value="28469755" calcext:value-type="float">
            <text:p>28469755</text:p>
          </table:table-cell>
          <table:table-cell office:value-type="string" calcext:value-type="string">
            <text:p>https://api.github.com/repos/ffac/fastd-peers-clients</text:p>
          </table:table-cell>
          <table:table-cell table:formula="of:=REPLACE([.B3053]; 1; 29; &quot;&quot;)" office:value-type="string" office:string-value="ffac/fastd-peers-clients" calcext:value-type="string">
            <text:p>ffac/fastd-peers-clients</text:p>
          </table:table-cell>
        </table:table-row>
        <table:table-row table:style-name="ro1">
          <table:table-cell office:value-type="float" office:value="28471524" calcext:value-type="float">
            <text:p>28471524</text:p>
          </table:table-cell>
          <table:table-cell office:value-type="string" calcext:value-type="string">
            <text:p>https://api.github.com/repos/cqql/turbulence</text:p>
          </table:table-cell>
          <table:table-cell table:formula="of:=REPLACE([.B3054]; 1; 29; &quot;&quot;)" office:value-type="string" office:string-value="cqql/turbulence" calcext:value-type="string">
            <text:p>cqql/turbulence</text:p>
          </table:table-cell>
        </table:table-row>
        <table:table-row table:style-name="ro1">
          <table:table-cell office:value-type="float" office:value="28472728" calcext:value-type="float">
            <text:p>28472728</text:p>
          </table:table-cell>
          <table:table-cell office:value-type="string" calcext:value-type="string">
            <text:p>https://api.github.com/repos/jjhartmann/strident-octo-weasel</text:p>
          </table:table-cell>
          <table:table-cell table:formula="of:=REPLACE([.B3055]; 1; 29; &quot;&quot;)" office:value-type="string" office:string-value="jjhartmann/strident-octo-weasel" calcext:value-type="string">
            <text:p>jjhartmann/strident-octo-weasel</text:p>
          </table:table-cell>
        </table:table-row>
        <table:table-row table:style-name="ro1">
          <table:table-cell office:value-type="float" office:value="28475133" calcext:value-type="float">
            <text:p>28475133</text:p>
          </table:table-cell>
          <table:table-cell office:value-type="string" calcext:value-type="string">
            <text:p>https://api.github.com/repos/BCLab-UNM/Swarmathon-ROS</text:p>
          </table:table-cell>
          <table:table-cell table:formula="of:=REPLACE([.B3056]; 1; 29; &quot;&quot;)" office:value-type="string" office:string-value="BCLab-UNM/Swarmathon-ROS" calcext:value-type="string">
            <text:p>BCLab-UNM/Swarmathon-ROS</text:p>
          </table:table-cell>
        </table:table-row>
        <table:table-row table:style-name="ro1">
          <table:table-cell office:value-type="float" office:value="28501087" calcext:value-type="float">
            <text:p>28501087</text:p>
          </table:table-cell>
          <table:table-cell office:value-type="string" calcext:value-type="string">
            <text:p>https://api.github.com/repos/NewThinker-Jiwey/IK_TestTool</text:p>
          </table:table-cell>
          <table:table-cell table:formula="of:=REPLACE([.B3057]; 1; 29; &quot;&quot;)" office:value-type="string" office:string-value="NewThinker-Jiwey/IK_TestTool" calcext:value-type="string">
            <text:p>NewThinker-Jiwey/IK_TestTool</text:p>
          </table:table-cell>
        </table:table-row>
        <table:table-row table:style-name="ro1">
          <table:table-cell office:value-type="float" office:value="28542793" calcext:value-type="float">
            <text:p>28542793</text:p>
          </table:table-cell>
          <table:table-cell office:value-type="string" calcext:value-type="string">
            <text:p>https://api.github.com/repos/theschoolofgames/tsog-mainapp</text:p>
          </table:table-cell>
          <table:table-cell table:formula="of:=REPLACE([.B3058]; 1; 29; &quot;&quot;)" office:value-type="string" office:string-value="theschoolofgames/tsog-mainapp" calcext:value-type="string">
            <text:p>theschoolofgames/tsog-mainapp</text:p>
          </table:table-cell>
        </table:table-row>
        <table:table-row table:style-name="ro1">
          <table:table-cell office:value-type="float" office:value="28550817" calcext:value-type="float">
            <text:p>28550817</text:p>
          </table:table-cell>
          <table:table-cell office:value-type="string" calcext:value-type="string">
            <text:p>https://api.github.com/repos/UG4/ugcore</text:p>
          </table:table-cell>
          <table:table-cell table:formula="of:=REPLACE([.B3059]; 1; 29; &quot;&quot;)" office:value-type="string" office:string-value="UG4/ugcore" calcext:value-type="string">
            <text:p>UG4/ugcore</text:p>
          </table:table-cell>
        </table:table-row>
        <table:table-row table:style-name="ro1">
          <table:table-cell office:value-type="float" office:value="28557277" calcext:value-type="float">
            <text:p>28557277</text:p>
          </table:table-cell>
          <table:table-cell office:value-type="string" calcext:value-type="string">
            <text:p>https://api.github.com/repos/tensorflow/tensorflow</text:p>
          </table:table-cell>
          <table:table-cell table:formula="of:=REPLACE([.B3060]; 1; 29; &quot;&quot;)" office:value-type="string" office:string-value="tensorflow/tensorflow" calcext:value-type="string">
            <text:p>tensorflow/tensorflow</text:p>
          </table:table-cell>
        </table:table-row>
        <table:table-row table:style-name="ro1">
          <table:table-cell office:value-type="float" office:value="28566647" calcext:value-type="float">
            <text:p>28566647</text:p>
          </table:table-cell>
          <table:table-cell office:value-type="string" calcext:value-type="string">
            <text:p>https://api.github.com/repos/ssandona/PPP</text:p>
          </table:table-cell>
          <table:table-cell table:formula="of:=REPLACE([.B3061]; 1; 29; &quot;&quot;)" office:value-type="string" office:string-value="ssandona/PPP" calcext:value-type="string">
            <text:p>ssandona/PPP</text:p>
          </table:table-cell>
        </table:table-row>
        <table:table-row table:style-name="ro1">
          <table:table-cell office:value-type="float" office:value="28569701" calcext:value-type="float">
            <text:p>28569701</text:p>
          </table:table-cell>
          <table:table-cell office:value-type="string" calcext:value-type="string">
            <text:p>https://api.github.com/repos/Imdeeo/ProjecteMaster</text:p>
          </table:table-cell>
          <table:table-cell table:formula="of:=REPLACE([.B3062]; 1; 29; &quot;&quot;)" office:value-type="string" office:string-value="Imdeeo/ProjecteMaster" calcext:value-type="string">
            <text:p>Imdeeo/ProjecteMaster</text:p>
          </table:table-cell>
        </table:table-row>
        <table:table-row table:style-name="ro1">
          <table:table-cell office:value-type="float" office:value="28581043" calcext:value-type="float">
            <text:p>28581043</text:p>
          </table:table-cell>
          <table:table-cell office:value-type="string" calcext:value-type="string">
            <text:p>https://api.github.com/repos/Vaa3D/vaa3d_tools</text:p>
          </table:table-cell>
          <table:table-cell table:formula="of:=REPLACE([.B3063]; 1; 29; &quot;&quot;)" office:value-type="string" office:string-value="Vaa3D/vaa3d_tools" calcext:value-type="string">
            <text:p>Vaa3D/vaa3d_tools</text:p>
          </table:table-cell>
        </table:table-row>
        <table:table-row table:style-name="ro1">
          <table:table-cell office:value-type="float" office:value="28604703" calcext:value-type="float">
            <text:p>28604703</text:p>
          </table:table-cell>
          <table:table-cell office:value-type="string" calcext:value-type="string">
            <text:p>https://api.github.com/repos/RavenX8/osIROSE-new</text:p>
          </table:table-cell>
          <table:table-cell table:formula="of:=REPLACE([.B3064]; 1; 29; &quot;&quot;)" office:value-type="string" office:string-value="RavenX8/osIROSE-new" calcext:value-type="string">
            <text:p>RavenX8/osIROSE-new</text:p>
          </table:table-cell>
        </table:table-row>
        <table:table-row table:style-name="ro1">
          <table:table-cell office:value-type="float" office:value="28610923" calcext:value-type="float">
            <text:p>28610923</text:p>
          </table:table-cell>
          <table:table-cell office:value-type="string" calcext:value-type="string">
            <text:p>https://api.github.com/repos/glennlopez/Cpp.Playground</text:p>
          </table:table-cell>
          <table:table-cell table:formula="of:=REPLACE([.B3065]; 1; 29; &quot;&quot;)" office:value-type="string" office:string-value="glennlopez/Cpp.Playground" calcext:value-type="string">
            <text:p>glennlopez/Cpp.Playground</text:p>
          </table:table-cell>
        </table:table-row>
        <table:table-row table:style-name="ro1">
          <table:table-cell office:value-type="float" office:value="28653880" calcext:value-type="float">
            <text:p>28653880</text:p>
          </table:table-cell>
          <table:table-cell office:value-type="string" calcext:value-type="string">
            <text:p>https://api.github.com/repos/coder0xff/Plange</text:p>
          </table:table-cell>
          <table:table-cell table:formula="of:=REPLACE([.B3066]; 1; 29; &quot;&quot;)" office:value-type="string" office:string-value="coder0xff/Plange" calcext:value-type="string">
            <text:p>coder0xff/Plange</text:p>
          </table:table-cell>
        </table:table-row>
        <table:table-row table:style-name="ro1">
          <table:table-cell office:value-type="float" office:value="28686534" calcext:value-type="float">
            <text:p>28686534</text:p>
          </table:table-cell>
          <table:table-cell office:value-type="string" calcext:value-type="string">
            <text:p>https://api.github.com/repos/Cibiv/IQ-TREE</text:p>
          </table:table-cell>
          <table:table-cell table:formula="of:=REPLACE([.B3067]; 1; 29; &quot;&quot;)" office:value-type="string" office:string-value="Cibiv/IQ-TREE" calcext:value-type="string">
            <text:p>Cibiv/IQ-TREE</text:p>
          </table:table-cell>
        </table:table-row>
        <table:table-row table:style-name="ro1">
          <table:table-cell office:value-type="float" office:value="28687238" calcext:value-type="float">
            <text:p>28687238</text:p>
          </table:table-cell>
          <table:table-cell office:value-type="string" calcext:value-type="string">
            <text:p>https://api.github.com/repos/OragonEfreet/cog</text:p>
          </table:table-cell>
          <table:table-cell table:formula="of:=REPLACE([.B3068]; 1; 29; &quot;&quot;)" office:value-type="string" office:string-value="OragonEfreet/cog" calcext:value-type="string">
            <text:p>OragonEfreet/cog</text:p>
          </table:table-cell>
        </table:table-row>
        <table:table-row table:style-name="ro1">
          <table:table-cell office:value-type="float" office:value="28694925" calcext:value-type="float">
            <text:p>28694925</text:p>
          </table:table-cell>
          <table:table-cell office:value-type="string" calcext:value-type="string">
            <text:p>https://api.github.com/repos/ghjang/rocky</text:p>
          </table:table-cell>
          <table:table-cell table:formula="of:=REPLACE([.B3069]; 1; 29; &quot;&quot;)" office:value-type="string" office:string-value="ghjang/rocky" calcext:value-type="string">
            <text:p>ghjang/rocky</text:p>
          </table:table-cell>
        </table:table-row>
        <table:table-row table:style-name="ro1">
          <table:table-cell office:value-type="float" office:value="28755852" calcext:value-type="float">
            <text:p>28755852</text:p>
          </table:table-cell>
          <table:table-cell office:value-type="string" calcext:value-type="string">
            <text:p>https://api.github.com/repos/tudelft3d/3dfier</text:p>
          </table:table-cell>
          <table:table-cell table:formula="of:=REPLACE([.B3070]; 1; 29; &quot;&quot;)" office:value-type="string" office:string-value="tudelft3d/3dfier" calcext:value-type="string">
            <text:p>tudelft3d/3dfier</text:p>
          </table:table-cell>
        </table:table-row>
        <table:table-row table:style-name="ro1">
          <table:table-cell office:value-type="float" office:value="28834436" calcext:value-type="float">
            <text:p>28834436</text:p>
          </table:table-cell>
          <table:table-cell office:value-type="string" calcext:value-type="string">
            <text:p>https://api.github.com/repos/monero-project/kovri</text:p>
          </table:table-cell>
          <table:table-cell table:formula="of:=REPLACE([.B3071]; 1; 29; &quot;&quot;)" office:value-type="string" office:string-value="monero-project/kovri" calcext:value-type="string">
            <text:p>monero-project/kovri</text:p>
          </table:table-cell>
        </table:table-row>
        <table:table-row table:style-name="ro1">
          <table:table-cell office:value-type="float" office:value="28860279" calcext:value-type="float">
            <text:p>28860279</text:p>
          </table:table-cell>
          <table:table-cell office:value-type="string" calcext:value-type="string">
            <text:p>https://api.github.com/repos/KhronosGroup/SPIRV-Tools</text:p>
          </table:table-cell>
          <table:table-cell table:formula="of:=REPLACE([.B3072]; 1; 29; &quot;&quot;)" office:value-type="string" office:string-value="KhronosGroup/SPIRV-Tools" calcext:value-type="string">
            <text:p>KhronosGroup/SPIRV-Tools</text:p>
          </table:table-cell>
        </table:table-row>
        <table:table-row table:style-name="ro1">
          <table:table-cell office:value-type="float" office:value="28873545" calcext:value-type="float">
            <text:p>28873545</text:p>
          </table:table-cell>
          <table:table-cell office:value-type="string" calcext:value-type="string">
            <text:p>https://api.github.com/repos/Neoustc/Interview</text:p>
          </table:table-cell>
          <table:table-cell table:formula="of:=REPLACE([.B3073]; 1; 29; &quot;&quot;)" office:value-type="string" office:string-value="Neoustc/Interview" calcext:value-type="string">
            <text:p>Neoustc/Interview</text:p>
          </table:table-cell>
        </table:table-row>
        <table:table-row table:style-name="ro1">
          <table:table-cell office:value-type="float" office:value="28890665" calcext:value-type="float">
            <text:p>28890665</text:p>
          </table:table-cell>
          <table:table-cell office:value-type="string" calcext:value-type="string">
            <text:p>https://api.github.com/repos/flow-J/Toy</text:p>
          </table:table-cell>
          <table:table-cell table:formula="of:=REPLACE([.B3074]; 1; 29; &quot;&quot;)" office:value-type="string" office:string-value="flow-J/Toy" calcext:value-type="string">
            <text:p>flow-J/Toy</text:p>
          </table:table-cell>
        </table:table-row>
        <table:table-row table:style-name="ro1">
          <table:table-cell office:value-type="float" office:value="28895144" calcext:value-type="float">
            <text:p>28895144</text:p>
          </table:table-cell>
          <table:table-cell office:value-type="string" calcext:value-type="string">
            <text:p>https://api.github.com/repos/mez34/MonoHiggsToGG</text:p>
          </table:table-cell>
          <table:table-cell table:formula="of:=REPLACE([.B3075]; 1; 29; &quot;&quot;)" office:value-type="string" office:string-value="mez34/MonoHiggsToGG" calcext:value-type="string">
            <text:p>mez34/MonoHiggsToGG</text:p>
          </table:table-cell>
        </table:table-row>
        <table:table-row table:style-name="ro1">
          <table:table-cell office:value-type="float" office:value="28901546" calcext:value-type="float">
            <text:p>28901546</text:p>
          </table:table-cell>
          <table:table-cell office:value-type="string" calcext:value-type="string">
            <text:p>https://api.github.com/repos/rikhardsvensson/StortSpel-Grupp1</text:p>
          </table:table-cell>
          <table:table-cell table:formula="of:=REPLACE([.B3076]; 1; 29; &quot;&quot;)" office:value-type="string" office:string-value="rikhardsvensson/StortSpel-Grupp1" calcext:value-type="string">
            <text:p>rikhardsvensson/StortSpel-Grupp1</text:p>
          </table:table-cell>
        </table:table-row>
        <table:table-row table:style-name="ro1">
          <table:table-cell office:value-type="float" office:value="28909788" calcext:value-type="float">
            <text:p>28909788</text:p>
          </table:table-cell>
          <table:table-cell office:value-type="string" calcext:value-type="string">
            <text:p>https://api.github.com/repos/walrus7521/code</text:p>
          </table:table-cell>
          <table:table-cell table:formula="of:=REPLACE([.B3077]; 1; 29; &quot;&quot;)" office:value-type="string" office:string-value="walrus7521/code" calcext:value-type="string">
            <text:p>walrus7521/code</text:p>
          </table:table-cell>
        </table:table-row>
        <table:table-row table:style-name="ro1">
          <table:table-cell office:value-type="float" office:value="28936689" calcext:value-type="float">
            <text:p>28936689</text:p>
          </table:table-cell>
          <table:table-cell office:value-type="string" calcext:value-type="string">
            <text:p>https://api.github.com/repos/esix/competitive-programming</text:p>
          </table:table-cell>
          <table:table-cell table:formula="of:=REPLACE([.B3078]; 1; 29; &quot;&quot;)" office:value-type="string" office:string-value="esix/competitive-programming" calcext:value-type="string">
            <text:p>esix/competitive-programming</text:p>
          </table:table-cell>
        </table:table-row>
        <table:table-row table:style-name="ro1">
          <table:table-cell office:value-type="float" office:value="28966409" calcext:value-type="float">
            <text:p>28966409</text:p>
          </table:table-cell>
          <table:table-cell office:value-type="string" calcext:value-type="string">
            <text:p>https://api.github.com/repos/zhaochenyou/Way-to-Algorithm</text:p>
          </table:table-cell>
          <table:table-cell table:formula="of:=REPLACE([.B3079]; 1; 29; &quot;&quot;)" office:value-type="string" office:string-value="zhaochenyou/Way-to-Algorithm" calcext:value-type="string">
            <text:p>zhaochenyou/Way-to-Algorithm</text:p>
          </table:table-cell>
        </table:table-row>
        <table:table-row table:style-name="ro1">
          <table:table-cell office:value-type="float" office:value="28974555" calcext:value-type="float">
            <text:p>28974555</text:p>
          </table:table-cell>
          <table:table-cell office:value-type="string" calcext:value-type="string">
            <text:p>https://api.github.com/repos/Meraz/doremi</text:p>
          </table:table-cell>
          <table:table-cell table:formula="of:=REPLACE([.B3080]; 1; 29; &quot;&quot;)" office:value-type="string" office:string-value="Meraz/doremi" calcext:value-type="string">
            <text:p>Meraz/doremi</text:p>
          </table:table-cell>
        </table:table-row>
        <table:table-row table:style-name="ro1">
          <table:table-cell office:value-type="float" office:value="29021748" calcext:value-type="float">
            <text:p>29021748</text:p>
          </table:table-cell>
          <table:table-cell office:value-type="string" calcext:value-type="string">
            <text:p>https://api.github.com/repos/teamfisk/TacticalZ</text:p>
          </table:table-cell>
          <table:table-cell table:formula="of:=REPLACE([.B3081]; 1; 29; &quot;&quot;)" office:value-type="string" office:string-value="teamfisk/TacticalZ" calcext:value-type="string">
            <text:p>teamfisk/TacticalZ</text:p>
          </table:table-cell>
        </table:table-row>
        <table:table-row table:style-name="ro1">
          <table:table-cell office:value-type="float" office:value="29026939" calcext:value-type="float">
            <text:p>29026939</text:p>
          </table:table-cell>
          <table:table-cell office:value-type="string" calcext:value-type="string">
            <text:p>https://api.github.com/repos/devosoft/Empirical</text:p>
          </table:table-cell>
          <table:table-cell table:formula="of:=REPLACE([.B3082]; 1; 29; &quot;&quot;)" office:value-type="string" office:string-value="devosoft/Empirical" calcext:value-type="string">
            <text:p>devosoft/Empirical</text:p>
          </table:table-cell>
        </table:table-row>
        <table:table-row table:style-name="ro1">
          <table:table-cell office:value-type="float" office:value="29049618" calcext:value-type="float">
            <text:p>29049618</text:p>
          </table:table-cell>
          <table:table-cell office:value-type="string" calcext:value-type="string">
            <text:p>https://api.github.com/repos/Robert42/gl-research-toolkit</text:p>
          </table:table-cell>
          <table:table-cell table:formula="of:=REPLACE([.B3083]; 1; 29; &quot;&quot;)" office:value-type="string" office:string-value="Robert42/gl-research-toolkit" calcext:value-type="string">
            <text:p>Robert42/gl-research-toolkit</text:p>
          </table:table-cell>
        </table:table-row>
        <table:table-row table:style-name="ro1">
          <table:table-cell office:value-type="float" office:value="29070504" calcext:value-type="float">
            <text:p>29070504</text:p>
          </table:table-cell>
          <table:table-cell office:value-type="string" calcext:value-type="string">
            <text:p>https://api.github.com/repos/taocpp/json</text:p>
          </table:table-cell>
          <table:table-cell table:formula="of:=REPLACE([.B3084]; 1; 29; &quot;&quot;)" office:value-type="string" office:string-value="taocpp/json" calcext:value-type="string">
            <text:p>taocpp/json</text:p>
          </table:table-cell>
        </table:table-row>
        <table:table-row table:style-name="ro1">
          <table:table-cell office:value-type="float" office:value="29075378" calcext:value-type="float">
            <text:p>29075378</text:p>
          </table:table-cell>
          <table:table-cell office:value-type="string" calcext:value-type="string">
            <text:p>https://api.github.com/repos/cfillion/reapack</text:p>
          </table:table-cell>
          <table:table-cell table:formula="of:=REPLACE([.B3085]; 1; 29; &quot;&quot;)" office:value-type="string" office:string-value="cfillion/reapack" calcext:value-type="string">
            <text:p>cfillion/reapack</text:p>
          </table:table-cell>
        </table:table-row>
        <table:table-row table:style-name="ro1">
          <table:table-cell office:value-type="float" office:value="29076019" calcext:value-type="float">
            <text:p>29076019</text:p>
          </table:table-cell>
          <table:table-cell office:value-type="string" calcext:value-type="string">
            <text:p>https://api.github.com/repos/Dobiasd/FunctionalPlus</text:p>
          </table:table-cell>
          <table:table-cell table:formula="of:=REPLACE([.B3086]; 1; 29; &quot;&quot;)" office:value-type="string" office:string-value="Dobiasd/FunctionalPlus" calcext:value-type="string">
            <text:p>Dobiasd/FunctionalPlus</text:p>
          </table:table-cell>
        </table:table-row>
        <table:table-row table:style-name="ro1">
          <table:table-cell office:value-type="float" office:value="29076644" calcext:value-type="float">
            <text:p>29076644</text:p>
          </table:table-cell>
          <table:table-cell office:value-type="string" calcext:value-type="string">
            <text:p>https://api.github.com/repos/richardeakin/Cinder-View</text:p>
          </table:table-cell>
          <table:table-cell table:formula="of:=REPLACE([.B3087]; 1; 29; &quot;&quot;)" office:value-type="string" office:string-value="richardeakin/Cinder-View" calcext:value-type="string">
            <text:p>richardeakin/Cinder-View</text:p>
          </table:table-cell>
        </table:table-row>
        <table:table-row table:style-name="ro1">
          <table:table-cell office:value-type="float" office:value="29079711" calcext:value-type="float">
            <text:p>29079711</text:p>
          </table:table-cell>
          <table:table-cell office:value-type="string" calcext:value-type="string">
            <text:p>https://api.github.com/repos/satoren/kaguya</text:p>
          </table:table-cell>
          <table:table-cell table:formula="of:=REPLACE([.B3088]; 1; 29; &quot;&quot;)" office:value-type="string" office:string-value="satoren/kaguya" calcext:value-type="string">
            <text:p>satoren/kaguya</text:p>
          </table:table-cell>
        </table:table-row>
        <table:table-row table:style-name="ro1">
          <table:table-cell office:value-type="float" office:value="29085095" calcext:value-type="float">
            <text:p>29085095</text:p>
          </table:table-cell>
          <table:table-cell office:value-type="string" calcext:value-type="string">
            <text:p>https://api.github.com/repos/Totopolis/dataserver</text:p>
          </table:table-cell>
          <table:table-cell table:formula="of:=REPLACE([.B3089]; 1; 29; &quot;&quot;)" office:value-type="string" office:string-value="Totopolis/dataserver" calcext:value-type="string">
            <text:p>Totopolis/dataserver</text:p>
          </table:table-cell>
        </table:table-row>
        <table:table-row table:style-name="ro1">
          <table:table-cell office:value-type="float" office:value="29092612" calcext:value-type="float">
            <text:p>29092612</text:p>
          </table:table-cell>
          <table:table-cell office:value-type="string" calcext:value-type="string">
            <text:p>https://api.github.com/repos/prprprpony/oj</text:p>
          </table:table-cell>
          <table:table-cell table:formula="of:=REPLACE([.B3090]; 1; 29; &quot;&quot;)" office:value-type="string" office:string-value="prprprpony/oj" calcext:value-type="string">
            <text:p>prprprpony/oj</text:p>
          </table:table-cell>
        </table:table-row>
        <table:table-row table:style-name="ro1">
          <table:table-cell office:value-type="float" office:value="29093671" calcext:value-type="float">
            <text:p>29093671</text:p>
          </table:table-cell>
          <table:table-cell office:value-type="string" calcext:value-type="string">
            <text:p>https://api.github.com/repos/MSM8930-Samsung/android_device_samsung_loganreltexx</text:p>
          </table:table-cell>
          <table:table-cell table:formula="of:=REPLACE([.B3091]; 1; 29; &quot;&quot;)" office:value-type="string" office:string-value="MSM8930-Samsung/android_device_samsung_loganreltexx" calcext:value-type="string">
            <text:p>MSM8930-Samsung/android_device_samsung_loganreltexx</text:p>
          </table:table-cell>
        </table:table-row>
        <table:table-row table:style-name="ro1">
          <table:table-cell office:value-type="float" office:value="29106087" calcext:value-type="float">
            <text:p>29106087</text:p>
          </table:table-cell>
          <table:table-cell office:value-type="string" calcext:value-type="string">
            <text:p>https://api.github.com/repos/bgranzow/goal</text:p>
          </table:table-cell>
          <table:table-cell table:formula="of:=REPLACE([.B3092]; 1; 29; &quot;&quot;)" office:value-type="string" office:string-value="bgranzow/goal" calcext:value-type="string">
            <text:p>bgranzow/goal</text:p>
          </table:table-cell>
        </table:table-row>
        <table:table-row table:style-name="ro1">
          <table:table-cell office:value-type="float" office:value="29120885" calcext:value-type="float">
            <text:p>29120885</text:p>
          </table:table-cell>
          <table:table-cell office:value-type="string" calcext:value-type="string">
            <text:p>https://api.github.com/repos/hydren/fgeal</text:p>
          </table:table-cell>
          <table:table-cell table:formula="of:=REPLACE([.B3093]; 1; 29; &quot;&quot;)" office:value-type="string" office:string-value="hydren/fgeal" calcext:value-type="string">
            <text:p>hydren/fgeal</text:p>
          </table:table-cell>
        </table:table-row>
        <table:table-row table:style-name="ro1">
          <table:table-cell office:value-type="float" office:value="29123095" calcext:value-type="float">
            <text:p>29123095</text:p>
          </table:table-cell>
          <table:table-cell office:value-type="string" calcext:value-type="string">
            <text:p>https://api.github.com/repos/shundhammer/qdirstat</text:p>
          </table:table-cell>
          <table:table-cell table:formula="of:=REPLACE([.B3094]; 1; 29; &quot;&quot;)" office:value-type="string" office:string-value="shundhammer/qdirstat" calcext:value-type="string">
            <text:p>shundhammer/qdirstat</text:p>
          </table:table-cell>
        </table:table-row>
        <table:table-row table:style-name="ro1">
          <table:table-cell office:value-type="float" office:value="29124606" calcext:value-type="float">
            <text:p>29124606</text:p>
          </table:table-cell>
          <table:table-cell office:value-type="string" calcext:value-type="string">
            <text:p>https://api.github.com/repos/lxde/libfm-qt</text:p>
          </table:table-cell>
          <table:table-cell table:formula="of:=REPLACE([.B3095]; 1; 29; &quot;&quot;)" office:value-type="string" office:string-value="lxde/libfm-qt" calcext:value-type="string">
            <text:p>lxde/libfm-qt</text:p>
          </table:table-cell>
        </table:table-row>
        <table:table-row table:style-name="ro1">
          <table:table-cell office:value-type="float" office:value="29132728" calcext:value-type="float">
            <text:p>29132728</text:p>
          </table:table-cell>
          <table:table-cell office:value-type="string" calcext:value-type="string">
            <text:p>https://api.github.com/repos/cyberegoorg/cetech</text:p>
          </table:table-cell>
          <table:table-cell table:formula="of:=REPLACE([.B3096]; 1; 29; &quot;&quot;)" office:value-type="string" office:string-value="cyberegoorg/cetech" calcext:value-type="string">
            <text:p>cyberegoorg/cetech</text:p>
          </table:table-cell>
        </table:table-row>
        <table:table-row table:style-name="ro1">
          <table:table-cell office:value-type="float" office:value="29132807" calcext:value-type="float">
            <text:p>29132807</text:p>
          </table:table-cell>
          <table:table-cell office:value-type="string" calcext:value-type="string">
            <text:p>https://api.github.com/repos/robotology-playground/event-driven</text:p>
          </table:table-cell>
          <table:table-cell table:formula="of:=REPLACE([.B3097]; 1; 29; &quot;&quot;)" office:value-type="string" office:string-value="robotology-playground/event-driven" calcext:value-type="string">
            <text:p>robotology-playground/event-driven</text:p>
          </table:table-cell>
        </table:table-row>
        <table:table-row table:style-name="ro1">
          <table:table-cell office:value-type="float" office:value="29138885" calcext:value-type="float">
            <text:p>29138885</text:p>
          </table:table-cell>
          <table:table-cell office:value-type="string" calcext:value-type="string">
            <text:p>https://api.github.com/repos/FreeCAD/FreeCAD</text:p>
          </table:table-cell>
          <table:table-cell table:formula="of:=REPLACE([.B3098]; 1; 29; &quot;&quot;)" office:value-type="string" office:string-value="FreeCAD/FreeCAD" calcext:value-type="string">
            <text:p>FreeCAD/FreeCAD</text:p>
          </table:table-cell>
        </table:table-row>
        <table:table-row table:style-name="ro1">
          <table:table-cell office:value-type="float" office:value="29145905" calcext:value-type="float">
            <text:p>29145905</text:p>
          </table:table-cell>
          <table:table-cell office:value-type="string" calcext:value-type="string">
            <text:p>https://api.github.com/repos/KDE/brprint3d</text:p>
          </table:table-cell>
          <table:table-cell table:formula="of:=REPLACE([.B3099]; 1; 29; &quot;&quot;)" office:value-type="string" office:string-value="KDE/brprint3d" calcext:value-type="string">
            <text:p>KDE/brprint3d</text:p>
          </table:table-cell>
        </table:table-row>
        <table:table-row table:style-name="ro1">
          <table:table-cell office:value-type="float" office:value="29149431" calcext:value-type="float">
            <text:p>29149431</text:p>
          </table:table-cell>
          <table:table-cell office:value-type="string" calcext:value-type="string">
            <text:p>https://api.github.com/repos/KDE/kdepim-addons</text:p>
          </table:table-cell>
          <table:table-cell table:formula="of:=REPLACE([.B3100]; 1; 29; &quot;&quot;)" office:value-type="string" office:string-value="KDE/kdepim-addons" calcext:value-type="string">
            <text:p>KDE/kdepim-addons</text:p>
          </table:table-cell>
        </table:table-row>
        <table:table-row table:style-name="ro1">
          <table:table-cell office:value-type="float" office:value="29155512" calcext:value-type="float">
            <text:p>29155512</text:p>
          </table:table-cell>
          <table:table-cell office:value-type="string" calcext:value-type="string">
            <text:p>https://api.github.com/repos/kratosaurion7/CommsFramework</text:p>
          </table:table-cell>
          <table:table-cell table:formula="of:=REPLACE([.B3101]; 1; 29; &quot;&quot;)" office:value-type="string" office:string-value="kratosaurion7/CommsFramework" calcext:value-type="string">
            <text:p>kratosaurion7/CommsFramework</text:p>
          </table:table-cell>
        </table:table-row>
        <table:table-row table:style-name="ro1">
          <table:table-cell office:value-type="float" office:value="29163902" calcext:value-type="float">
            <text:p>29163902</text:p>
          </table:table-cell>
          <table:table-cell office:value-type="string" calcext:value-type="string">
            <text:p>https://api.github.com/repos/mabseher/htd</text:p>
          </table:table-cell>
          <table:table-cell table:formula="of:=REPLACE([.B3102]; 1; 29; &quot;&quot;)" office:value-type="string" office:string-value="mabseher/htd" calcext:value-type="string">
            <text:p>mabseher/htd</text:p>
          </table:table-cell>
        </table:table-row>
        <table:table-row table:style-name="ro1">
          <table:table-cell office:value-type="float" office:value="29165008" calcext:value-type="float">
            <text:p>29165008</text:p>
          </table:table-cell>
          <table:table-cell office:value-type="string" calcext:value-type="string">
            <text:p>https://api.github.com/repos/rapp-project/rapp-api</text:p>
          </table:table-cell>
          <table:table-cell table:formula="of:=REPLACE([.B3103]; 1; 29; &quot;&quot;)" office:value-type="string" office:string-value="rapp-project/rapp-api" calcext:value-type="string">
            <text:p>rapp-project/rapp-api</text:p>
          </table:table-cell>
        </table:table-row>
        <table:table-row table:style-name="ro1">
          <table:table-cell office:value-type="float" office:value="29181656" calcext:value-type="float">
            <text:p>29181656</text:p>
          </table:table-cell>
          <table:table-cell office:value-type="string" calcext:value-type="string">
            <text:p>https://api.github.com/repos/IRI-MobileRobotics/wolf</text:p>
          </table:table-cell>
          <table:table-cell table:formula="of:=REPLACE([.B3104]; 1; 29; &quot;&quot;)" office:value-type="string" office:string-value="IRI-MobileRobotics/wolf" calcext:value-type="string">
            <text:p>IRI-MobileRobotics/wolf</text:p>
          </table:table-cell>
        </table:table-row>
        <table:table-row table:style-name="ro1">
          <table:table-cell office:value-type="float" office:value="29193959" calcext:value-type="float">
            <text:p>29193959</text:p>
          </table:table-cell>
          <table:table-cell office:value-type="string" calcext:value-type="string">
            <text:p>https://api.github.com/repos/OGRECave/ogre</text:p>
          </table:table-cell>
          <table:table-cell table:formula="of:=REPLACE([.B3105]; 1; 29; &quot;&quot;)" office:value-type="string" office:string-value="OGRECave/ogre" calcext:value-type="string">
            <text:p>OGRECave/ogre</text:p>
          </table:table-cell>
        </table:table-row>
        <table:table-row table:style-name="ro1">
          <table:table-cell office:value-type="float" office:value="29195858" calcext:value-type="float">
            <text:p>29195858</text:p>
          </table:table-cell>
          <table:table-cell office:value-type="string" calcext:value-type="string">
            <text:p>https://api.github.com/repos/suehtamacv/adamant-broccoli</text:p>
          </table:table-cell>
          <table:table-cell table:formula="of:=REPLACE([.B3106]; 1; 29; &quot;&quot;)" office:value-type="string" office:string-value="suehtamacv/adamant-broccoli" calcext:value-type="string">
            <text:p>suehtamacv/adamant-broccoli</text:p>
          </table:table-cell>
        </table:table-row>
        <table:table-row table:style-name="ro1">
          <table:table-cell office:value-type="float" office:value="29204666" calcext:value-type="float">
            <text:p>29204666</text:p>
          </table:table-cell>
          <table:table-cell office:value-type="string" calcext:value-type="string">
            <text:p>https://api.github.com/repos/dmilos/color</text:p>
          </table:table-cell>
          <table:table-cell table:formula="of:=REPLACE([.B3107]; 1; 29; &quot;&quot;)" office:value-type="string" office:string-value="dmilos/color" calcext:value-type="string">
            <text:p>dmilos/color</text:p>
          </table:table-cell>
        </table:table-row>
        <table:table-row table:style-name="ro1">
          <table:table-cell office:value-type="float" office:value="29205090" calcext:value-type="float">
            <text:p>29205090</text:p>
          </table:table-cell>
          <table:table-cell office:value-type="string" calcext:value-type="string">
            <text:p>https://api.github.com/repos/Maritime-Robotics-Student-Society/sailing-robot</text:p>
          </table:table-cell>
          <table:table-cell table:formula="of:=REPLACE([.B3108]; 1; 29; &quot;&quot;)" office:value-type="string" office:string-value="Maritime-Robotics-Student-Society/sailing-robot" calcext:value-type="string">
            <text:p>Maritime-Robotics-Student-Society/sailing-robot</text:p>
          </table:table-cell>
        </table:table-row>
        <table:table-row table:style-name="ro1">
          <table:table-cell office:value-type="float" office:value="29212959" calcext:value-type="float">
            <text:p>29212959</text:p>
          </table:table-cell>
          <table:table-cell office:value-type="string" calcext:value-type="string">
            <text:p>https://api.github.com/repos/fluxer/katie</text:p>
          </table:table-cell>
          <table:table-cell table:formula="of:=REPLACE([.B3109]; 1; 29; &quot;&quot;)" office:value-type="string" office:string-value="fluxer/katie" calcext:value-type="string">
            <text:p>fluxer/katie</text:p>
          </table:table-cell>
        </table:table-row>
        <table:table-row table:style-name="ro1">
          <table:table-cell office:value-type="float" office:value="29213645" calcext:value-type="float">
            <text:p>29213645</text:p>
          </table:table-cell>
          <table:table-cell office:value-type="string" calcext:value-type="string">
            <text:p>https://api.github.com/repos/Maluuba/icu</text:p>
          </table:table-cell>
          <table:table-cell table:formula="of:=REPLACE([.B3110]; 1; 29; &quot;&quot;)" office:value-type="string" office:string-value="Maluuba/icu" calcext:value-type="string">
            <text:p>Maluuba/icu</text:p>
          </table:table-cell>
        </table:table-row>
        <table:table-row table:style-name="ro1">
          <table:table-cell office:value-type="float" office:value="29215381" calcext:value-type="float">
            <text:p>29215381</text:p>
          </table:table-cell>
          <table:table-cell office:value-type="string" calcext:value-type="string">
            <text:p>https://api.github.com/repos/CmsHI/ElectroWeak-Jet-Track-Analyses</text:p>
          </table:table-cell>
          <table:table-cell table:formula="of:=REPLACE([.B3111]; 1; 29; &quot;&quot;)" office:value-type="string" office:string-value="CmsHI/ElectroWeak-Jet-Track-Analyses" calcext:value-type="string">
            <text:p>CmsHI/ElectroWeak-Jet-Track-Analyses</text:p>
          </table:table-cell>
        </table:table-row>
        <table:table-row table:style-name="ro1">
          <table:table-cell office:value-type="float" office:value="29218577" calcext:value-type="float">
            <text:p>29218577</text:p>
          </table:table-cell>
          <table:table-cell office:value-type="string" calcext:value-type="string">
            <text:p>https://api.github.com/repos/McNopper/Vulkan</text:p>
          </table:table-cell>
          <table:table-cell table:formula="of:=REPLACE([.B3112]; 1; 29; &quot;&quot;)" office:value-type="string" office:string-value="McNopper/Vulkan" calcext:value-type="string">
            <text:p>McNopper/Vulkan</text:p>
          </table:table-cell>
        </table:table-row>
        <table:table-row table:style-name="ro1">
          <table:table-cell office:value-type="float" office:value="29219806" calcext:value-type="float">
            <text:p>29219806</text:p>
          </table:table-cell>
          <table:table-cell office:value-type="string" calcext:value-type="string">
            <text:p>https://api.github.com/repos/jfecher/ante</text:p>
          </table:table-cell>
          <table:table-cell table:formula="of:=REPLACE([.B3113]; 1; 29; &quot;&quot;)" office:value-type="string" office:string-value="jfecher/ante" calcext:value-type="string">
            <text:p>jfecher/ante</text:p>
          </table:table-cell>
        </table:table-row>
        <table:table-row table:style-name="ro1">
          <table:table-cell office:value-type="float" office:value="29221764" calcext:value-type="float">
            <text:p>29221764</text:p>
          </table:table-cell>
          <table:table-cell office:value-type="string" calcext:value-type="string">
            <text:p>https://api.github.com/repos/hellocomrade/happycoding</text:p>
          </table:table-cell>
          <table:table-cell table:formula="of:=REPLACE([.B3114]; 1; 29; &quot;&quot;)" office:value-type="string" office:string-value="hellocomrade/happycoding" calcext:value-type="string">
            <text:p>hellocomrade/happycoding</text:p>
          </table:table-cell>
        </table:table-row>
        <table:table-row table:style-name="ro1">
          <table:table-cell office:value-type="float" office:value="29222905" calcext:value-type="float">
            <text:p>29222905</text:p>
          </table:table-cell>
          <table:table-cell office:value-type="string" calcext:value-type="string">
            <text:p>https://api.github.com/repos/stahta01/codeblocks_PCH_fixes</text:p>
          </table:table-cell>
          <table:table-cell table:formula="of:=REPLACE([.B3115]; 1; 29; &quot;&quot;)" office:value-type="string" office:string-value="stahta01/codeblocks_PCH_fixes" calcext:value-type="string">
            <text:p>stahta01/codeblocks_PCH_fixes</text:p>
          </table:table-cell>
        </table:table-row>
        <table:table-row table:style-name="ro1">
          <table:table-cell office:value-type="float" office:value="29227613" calcext:value-type="float">
            <text:p>29227613</text:p>
          </table:table-cell>
          <table:table-cell office:value-type="string" calcext:value-type="string">
            <text:p>https://api.github.com/repos/wonghoifung/tips</text:p>
          </table:table-cell>
          <table:table-cell table:formula="of:=REPLACE([.B3116]; 1; 29; &quot;&quot;)" office:value-type="string" office:string-value="wonghoifung/tips" calcext:value-type="string">
            <text:p>wonghoifung/tips</text:p>
          </table:table-cell>
        </table:table-row>
        <table:table-row table:style-name="ro1">
          <table:table-cell office:value-type="float" office:value="29232685" calcext:value-type="float">
            <text:p>29232685</text:p>
          </table:table-cell>
          <table:table-cell office:value-type="string" calcext:value-type="string">
            <text:p>https://api.github.com/repos/mnucci32/aither</text:p>
          </table:table-cell>
          <table:table-cell table:formula="of:=REPLACE([.B3117]; 1; 29; &quot;&quot;)" office:value-type="string" office:string-value="mnucci32/aither" calcext:value-type="string">
            <text:p>mnucci32/aither</text:p>
          </table:table-cell>
        </table:table-row>
        <table:table-row table:style-name="ro1">
          <table:table-cell office:value-type="float" office:value="29261651" calcext:value-type="float">
            <text:p>29261651</text:p>
          </table:table-cell>
          <table:table-cell office:value-type="string" calcext:value-type="string">
            <text:p>https://api.github.com/repos/apple/swift</text:p>
          </table:table-cell>
          <table:table-cell table:formula="of:=REPLACE([.B3118]; 1; 29; &quot;&quot;)" office:value-type="string" office:string-value="apple/swift" calcext:value-type="string">
            <text:p>apple/swift</text:p>
          </table:table-cell>
        </table:table-row>
        <table:table-row table:style-name="ro1">
          <table:table-cell office:value-type="float" office:value="29263543" calcext:value-type="float">
            <text:p>29263543</text:p>
          </table:table-cell>
          <table:table-cell office:value-type="string" calcext:value-type="string">
            <text:p>https://api.github.com/repos/apple/swift-lldb</text:p>
          </table:table-cell>
          <table:table-cell table:formula="of:=REPLACE([.B3119]; 1; 29; &quot;&quot;)" office:value-type="string" office:string-value="apple/swift-lldb" calcext:value-type="string">
            <text:p>apple/swift-lldb</text:p>
          </table:table-cell>
        </table:table-row>
        <table:table-row table:style-name="ro1">
          <table:table-cell office:value-type="float" office:value="29263580" calcext:value-type="float">
            <text:p>29263580</text:p>
          </table:table-cell>
          <table:table-cell office:value-type="string" calcext:value-type="string">
            <text:p>https://api.github.com/repos/apple/swift-clang</text:p>
          </table:table-cell>
          <table:table-cell table:formula="of:=REPLACE([.B3120]; 1; 29; &quot;&quot;)" office:value-type="string" office:string-value="apple/swift-clang" calcext:value-type="string">
            <text:p>apple/swift-clang</text:p>
          </table:table-cell>
        </table:table-row>
        <table:table-row table:style-name="ro1">
          <table:table-cell office:value-type="float" office:value="29263609" calcext:value-type="float">
            <text:p>29263609</text:p>
          </table:table-cell>
          <table:table-cell office:value-type="string" calcext:value-type="string">
            <text:p>https://api.github.com/repos/apple/swift-llvm</text:p>
          </table:table-cell>
          <table:table-cell table:formula="of:=REPLACE([.B3121]; 1; 29; &quot;&quot;)" office:value-type="string" office:string-value="apple/swift-llvm" calcext:value-type="string">
            <text:p>apple/swift-llvm</text:p>
          </table:table-cell>
        </table:table-row>
        <table:table-row table:style-name="ro1">
          <table:table-cell office:value-type="float" office:value="29273591" calcext:value-type="float">
            <text:p>29273591</text:p>
          </table:table-cell>
          <table:table-cell office:value-type="string" calcext:value-type="string">
            <text:p>https://api.github.com/repos/iot-lab/iot-lab-gateway</text:p>
          </table:table-cell>
          <table:table-cell table:formula="of:=REPLACE([.B3122]; 1; 29; &quot;&quot;)" office:value-type="string" office:string-value="iot-lab/iot-lab-gateway" calcext:value-type="string">
            <text:p>iot-lab/iot-lab-gateway</text:p>
          </table:table-cell>
        </table:table-row>
        <table:table-row table:style-name="ro1">
          <table:table-cell office:value-type="float" office:value="29277663" calcext:value-type="float">
            <text:p>29277663</text:p>
          </table:table-cell>
          <table:table-cell office:value-type="string" calcext:value-type="string">
            <text:p>https://api.github.com/repos/MaSteve/UVA-problems</text:p>
          </table:table-cell>
          <table:table-cell table:formula="of:=REPLACE([.B3123]; 1; 29; &quot;&quot;)" office:value-type="string" office:string-value="MaSteve/UVA-problems" calcext:value-type="string">
            <text:p>MaSteve/UVA-problems</text:p>
          </table:table-cell>
        </table:table-row>
        <table:table-row table:style-name="ro1">
          <table:table-cell office:value-type="float" office:value="29287581" calcext:value-type="float">
            <text:p>29287581</text:p>
          </table:table-cell>
          <table:table-cell office:value-type="string" calcext:value-type="string">
            <text:p>https://api.github.com/repos/Smcgath/html</text:p>
          </table:table-cell>
          <table:table-cell table:formula="of:=REPLACE([.B3124]; 1; 29; &quot;&quot;)" office:value-type="string" office:string-value="Smcgath/html" calcext:value-type="string">
            <text:p>Smcgath/html</text:p>
          </table:table-cell>
        </table:table-row>
        <table:table-row table:style-name="ro1">
          <table:table-cell office:value-type="float" office:value="29325317" calcext:value-type="float">
            <text:p>29325317</text:p>
          </table:table-cell>
          <table:table-cell office:value-type="string" calcext:value-type="string">
            <text:p>https://api.github.com/repos/svn2github/icu</text:p>
          </table:table-cell>
          <table:table-cell table:formula="of:=REPLACE([.B3125]; 1; 29; &quot;&quot;)" office:value-type="string" office:string-value="svn2github/icu" calcext:value-type="string">
            <text:p>svn2github/icu</text:p>
          </table:table-cell>
        </table:table-row>
        <table:table-row table:style-name="ro1">
          <table:table-cell office:value-type="float" office:value="29579885" calcext:value-type="float">
            <text:p>29579885</text:p>
          </table:table-cell>
          <table:table-cell office:value-type="string" calcext:value-type="string">
            <text:p>https://api.github.com/repos/imulan/procon</text:p>
          </table:table-cell>
          <table:table-cell table:formula="of:=REPLACE([.B3126]; 1; 29; &quot;&quot;)" office:value-type="string" office:string-value="imulan/procon" calcext:value-type="string">
            <text:p>imulan/procon</text:p>
          </table:table-cell>
        </table:table-row>
        <table:table-row table:style-name="ro1">
          <table:table-cell office:value-type="float" office:value="29608554" calcext:value-type="float">
            <text:p>29608554</text:p>
          </table:table-cell>
          <table:table-cell office:value-type="string" calcext:value-type="string">
            <text:p>https://api.github.com/repos/wykurz/profiler</text:p>
          </table:table-cell>
          <table:table-cell table:formula="of:=REPLACE([.B3127]; 1; 29; &quot;&quot;)" office:value-type="string" office:string-value="wykurz/profiler" calcext:value-type="string">
            <text:p>wykurz/profiler</text:p>
          </table:table-cell>
        </table:table-row>
        <table:table-row table:style-name="ro1">
          <table:table-cell office:value-type="float" office:value="29626487" calcext:value-type="float">
            <text:p>29626487</text:p>
          </table:table-cell>
          <table:table-cell office:value-type="string" calcext:value-type="string">
            <text:p>https://api.github.com/repos/Koheron/tcp-server</text:p>
          </table:table-cell>
          <table:table-cell table:formula="of:=REPLACE([.B3128]; 1; 29; &quot;&quot;)" office:value-type="string" office:string-value="Koheron/tcp-server" calcext:value-type="string">
            <text:p>Koheron/tcp-server</text:p>
          </table:table-cell>
        </table:table-row>
        <table:table-row table:style-name="ro1">
          <table:table-cell office:value-type="float" office:value="29633854" calcext:value-type="float">
            <text:p>29633854</text:p>
          </table:table-cell>
          <table:table-cell office:value-type="string" calcext:value-type="string">
            <text:p>https://api.github.com/repos/AuraUAS/aura-core</text:p>
          </table:table-cell>
          <table:table-cell table:formula="of:=REPLACE([.B3129]; 1; 29; &quot;&quot;)" office:value-type="string" office:string-value="AuraUAS/aura-core" calcext:value-type="string">
            <text:p>AuraUAS/aura-core</text:p>
          </table:table-cell>
        </table:table-row>
        <table:table-row table:style-name="ro1">
          <table:table-cell office:value-type="float" office:value="29649053" calcext:value-type="float">
            <text:p>29649053</text:p>
          </table:table-cell>
          <table:table-cell office:value-type="string" calcext:value-type="string">
            <text:p>https://api.github.com/repos/ryzom/ryzomcore</text:p>
          </table:table-cell>
          <table:table-cell table:formula="of:=REPLACE([.B3130]; 1; 29; &quot;&quot;)" office:value-type="string" office:string-value="ryzom/ryzomcore" calcext:value-type="string">
            <text:p>ryzom/ryzomcore</text:p>
          </table:table-cell>
        </table:table-row>
        <table:table-row table:style-name="ro1">
          <table:table-cell office:value-type="float" office:value="29680575" calcext:value-type="float">
            <text:p>29680575</text:p>
          </table:table-cell>
          <table:table-cell office:value-type="string" calcext:value-type="string">
            <text:p>https://api.github.com/repos/bradbell/cppad_mixed</text:p>
          </table:table-cell>
          <table:table-cell table:formula="of:=REPLACE([.B3131]; 1; 29; &quot;&quot;)" office:value-type="string" office:string-value="bradbell/cppad_mixed" calcext:value-type="string">
            <text:p>bradbell/cppad_mixed</text:p>
          </table:table-cell>
        </table:table-row>
        <table:table-row table:style-name="ro1">
          <table:table-cell office:value-type="float" office:value="29682297" calcext:value-type="float">
            <text:p>29682297</text:p>
          </table:table-cell>
          <table:table-cell office:value-type="string" calcext:value-type="string">
            <text:p>https://api.github.com/repos/LLNL/Caliper</text:p>
          </table:table-cell>
          <table:table-cell table:formula="of:=REPLACE([.B3132]; 1; 29; &quot;&quot;)" office:value-type="string" office:string-value="LLNL/Caliper" calcext:value-type="string">
            <text:p>LLNL/Caliper</text:p>
          </table:table-cell>
        </table:table-row>
        <table:table-row table:style-name="ro1">
          <table:table-cell office:value-type="float" office:value="29689264" calcext:value-type="float">
            <text:p>29689264</text:p>
          </table:table-cell>
          <table:table-cell office:value-type="string" calcext:value-type="string">
            <text:p>https://api.github.com/repos/MesosWindows/mesoswin</text:p>
          </table:table-cell>
          <table:table-cell table:formula="of:=REPLACE([.B3133]; 1; 29; &quot;&quot;)" office:value-type="string" office:string-value="MesosWindows/mesoswin" calcext:value-type="string">
            <text:p>MesosWindows/mesoswin</text:p>
          </table:table-cell>
        </table:table-row>
        <table:table-row table:style-name="ro1">
          <table:table-cell office:value-type="float" office:value="29691730" calcext:value-type="float">
            <text:p>29691730</text:p>
          </table:table-cell>
          <table:table-cell office:value-type="string" calcext:value-type="string">
            <text:p>https://api.github.com/repos/LLNL/conduit</text:p>
          </table:table-cell>
          <table:table-cell table:formula="of:=REPLACE([.B3134]; 1; 29; &quot;&quot;)" office:value-type="string" office:string-value="LLNL/conduit" calcext:value-type="string">
            <text:p>LLNL/conduit</text:p>
          </table:table-cell>
        </table:table-row>
        <table:table-row table:style-name="ro1">
          <table:table-cell office:value-type="float" office:value="29696822" calcext:value-type="float">
            <text:p>29696822</text:p>
          </table:table-cell>
          <table:table-cell office:value-type="string" calcext:value-type="string">
            <text:p>https://api.github.com/repos/mldbai/mldb</text:p>
          </table:table-cell>
          <table:table-cell table:formula="of:=REPLACE([.B3135]; 1; 29; &quot;&quot;)" office:value-type="string" office:string-value="mldbai/mldb" calcext:value-type="string">
            <text:p>mldbai/mldb</text:p>
          </table:table-cell>
        </table:table-row>
        <table:table-row table:style-name="ro1">
          <table:table-cell office:value-type="float" office:value="29707014" calcext:value-type="float">
            <text:p>29707014</text:p>
          </table:table-cell>
          <table:table-cell office:value-type="string" calcext:value-type="string">
            <text:p>https://api.github.com/repos/KDE/libksieve</text:p>
          </table:table-cell>
          <table:table-cell table:formula="of:=REPLACE([.B3136]; 1; 29; &quot;&quot;)" office:value-type="string" office:string-value="KDE/libksieve" calcext:value-type="string">
            <text:p>KDE/libksieve</text:p>
          </table:table-cell>
        </table:table-row>
        <table:table-row table:style-name="ro1">
          <table:table-cell office:value-type="float" office:value="29707584" calcext:value-type="float">
            <text:p>29707584</text:p>
          </table:table-cell>
          <table:table-cell office:value-type="string" calcext:value-type="string">
            <text:p>https://api.github.com/repos/KDE/pimcommon</text:p>
          </table:table-cell>
          <table:table-cell table:formula="of:=REPLACE([.B3137]; 1; 29; &quot;&quot;)" office:value-type="string" office:string-value="KDE/pimcommon" calcext:value-type="string">
            <text:p>KDE/pimcommon</text:p>
          </table:table-cell>
        </table:table-row>
        <table:table-row table:style-name="ro1">
          <table:table-cell office:value-type="float" office:value="29725810" calcext:value-type="float">
            <text:p>29725810</text:p>
          </table:table-cell>
          <table:table-cell office:value-type="string" calcext:value-type="string">
            <text:p>https://api.github.com/repos/KDE/messagelib</text:p>
          </table:table-cell>
          <table:table-cell table:formula="of:=REPLACE([.B3138]; 1; 29; &quot;&quot;)" office:value-type="string" office:string-value="KDE/messagelib" calcext:value-type="string">
            <text:p>KDE/messagelib</text:p>
          </table:table-cell>
        </table:table-row>
        <table:table-row table:style-name="ro1">
          <table:table-cell office:value-type="float" office:value="29813351" calcext:value-type="float">
            <text:p>29813351</text:p>
          </table:table-cell>
          <table:table-cell office:value-type="string" calcext:value-type="string">
            <text:p>https://api.github.com/repos/Framstag/libosmscout</text:p>
          </table:table-cell>
          <table:table-cell table:formula="of:=REPLACE([.B3139]; 1; 29; &quot;&quot;)" office:value-type="string" office:string-value="Framstag/libosmscout" calcext:value-type="string">
            <text:p>Framstag/libosmscout</text:p>
          </table:table-cell>
        </table:table-row>
        <table:table-row table:style-name="ro1">
          <table:table-cell office:value-type="float" office:value="29817222" calcext:value-type="float">
            <text:p>29817222</text:p>
          </table:table-cell>
          <table:table-cell office:value-type="string" calcext:value-type="string">
            <text:p>https://api.github.com/repos/mkeeter/ao</text:p>
          </table:table-cell>
          <table:table-cell table:formula="of:=REPLACE([.B3140]; 1; 29; &quot;&quot;)" office:value-type="string" office:string-value="mkeeter/ao" calcext:value-type="string">
            <text:p>mkeeter/ao</text:p>
          </table:table-cell>
        </table:table-row>
        <table:table-row table:style-name="ro1">
          <table:table-cell office:value-type="float" office:value="29839135" calcext:value-type="float">
            <text:p>29839135</text:p>
          </table:table-cell>
          <table:table-cell office:value-type="string" calcext:value-type="string">
            <text:p>https://api.github.com/repos/danhedron/openrw</text:p>
          </table:table-cell>
          <table:table-cell table:formula="of:=REPLACE([.B3141]; 1; 29; &quot;&quot;)" office:value-type="string" office:string-value="danhedron/openrw" calcext:value-type="string">
            <text:p>danhedron/openrw</text:p>
          </table:table-cell>
        </table:table-row>
        <table:table-row table:style-name="ro1">
          <table:table-cell office:value-type="float" office:value="29839583" calcext:value-type="float">
            <text:p>29839583</text:p>
          </table:table-cell>
          <table:table-cell office:value-type="string" calcext:value-type="string">
            <text:p>https://api.github.com/repos/AlexanderKiselyov/Homework</text:p>
          </table:table-cell>
          <table:table-cell table:formula="of:=REPLACE([.B3142]; 1; 29; &quot;&quot;)" office:value-type="string" office:string-value="AlexanderKiselyov/Homework" calcext:value-type="string">
            <text:p>AlexanderKiselyov/Homework</text:p>
          </table:table-cell>
        </table:table-row>
        <table:table-row table:style-name="ro1">
          <table:table-cell office:value-type="float" office:value="29848450" calcext:value-type="float">
            <text:p>29848450</text:p>
          </table:table-cell>
          <table:table-cell office:value-type="string" calcext:value-type="string">
            <text:p>https://api.github.com/repos/AbePralle/Rogue</text:p>
          </table:table-cell>
          <table:table-cell table:formula="of:=REPLACE([.B3143]; 1; 29; &quot;&quot;)" office:value-type="string" office:string-value="AbePralle/Rogue" calcext:value-type="string">
            <text:p>AbePralle/Rogue</text:p>
          </table:table-cell>
        </table:table-row>
        <table:table-row table:style-name="ro1">
          <table:table-cell office:value-type="float" office:value="29858242" calcext:value-type="float">
            <text:p>29858242</text:p>
          </table:table-cell>
          <table:table-cell office:value-type="string" calcext:value-type="string">
            <text:p>https://api.github.com/repos/marvinroger/homie-esp8266</text:p>
          </table:table-cell>
          <table:table-cell table:formula="of:=REPLACE([.B3144]; 1; 29; &quot;&quot;)" office:value-type="string" office:string-value="marvinroger/homie-esp8266" calcext:value-type="string">
            <text:p>marvinroger/homie-esp8266</text:p>
          </table:table-cell>
        </table:table-row>
        <table:table-row table:style-name="ro1">
          <table:table-cell office:value-type="float" office:value="29864795" calcext:value-type="float">
            <text:p>29864795</text:p>
          </table:table-cell>
          <table:table-cell office:value-type="string" calcext:value-type="string">
            <text:p>https://api.github.com/repos/amitesh-singh/amiduino</text:p>
          </table:table-cell>
          <table:table-cell table:formula="of:=REPLACE([.B3145]; 1; 29; &quot;&quot;)" office:value-type="string" office:string-value="amitesh-singh/amiduino" calcext:value-type="string">
            <text:p>amitesh-singh/amiduino</text:p>
          </table:table-cell>
        </table:table-row>
        <table:table-row table:style-name="ro1">
          <table:table-cell office:value-type="float" office:value="29879582" calcext:value-type="float">
            <text:p>29879582</text:p>
          </table:table-cell>
          <table:table-cell office:value-type="string" calcext:value-type="string">
            <text:p>https://api.github.com/repos/FHead/FHead2011PhysicsProject</text:p>
          </table:table-cell>
          <table:table-cell table:formula="of:=REPLACE([.B3146]; 1; 29; &quot;&quot;)" office:value-type="string" office:string-value="FHead/FHead2011PhysicsProject" calcext:value-type="string">
            <text:p>FHead/FHead2011PhysicsProject</text:p>
          </table:table-cell>
        </table:table-row>
        <table:table-row table:style-name="ro1">
          <table:table-cell office:value-type="float" office:value="29898722" calcext:value-type="float">
            <text:p>29898722</text:p>
          </table:table-cell>
          <table:table-cell office:value-type="string" calcext:value-type="string">
            <text:p>https://api.github.com/repos/X-Plane/xptools</text:p>
          </table:table-cell>
          <table:table-cell table:formula="of:=REPLACE([.B3147]; 1; 29; &quot;&quot;)" office:value-type="string" office:string-value="X-Plane/xptools" calcext:value-type="string">
            <text:p>X-Plane/xptools</text:p>
          </table:table-cell>
        </table:table-row>
        <table:table-row table:style-name="ro1">
          <table:table-cell office:value-type="float" office:value="29902667" calcext:value-type="float">
            <text:p>29902667</text:p>
          </table:table-cell>
          <table:table-cell office:value-type="string" calcext:value-type="string">
            <text:p>https://api.github.com/repos/milasudril/anja</text:p>
          </table:table-cell>
          <table:table-cell table:formula="of:=REPLACE([.B3148]; 1; 29; &quot;&quot;)" office:value-type="string" office:string-value="milasudril/anja" calcext:value-type="string">
            <text:p>milasudril/anja</text:p>
          </table:table-cell>
        </table:table-row>
        <table:table-row table:style-name="ro1">
          <table:table-cell office:value-type="float" office:value="29922445" calcext:value-type="float">
            <text:p>29922445</text:p>
          </table:table-cell>
          <table:table-cell office:value-type="string" calcext:value-type="string">
            <text:p>https://api.github.com/repos/roc-project/roc</text:p>
          </table:table-cell>
          <table:table-cell table:formula="of:=REPLACE([.B3149]; 1; 29; &quot;&quot;)" office:value-type="string" office:string-value="roc-project/roc" calcext:value-type="string">
            <text:p>roc-project/roc</text:p>
          </table:table-cell>
        </table:table-row>
        <table:table-row table:style-name="ro1">
          <table:table-cell office:value-type="float" office:value="29941264" calcext:value-type="float">
            <text:p>29941264</text:p>
          </table:table-cell>
          <table:table-cell office:value-type="string" calcext:value-type="string">
            <text:p>https://api.github.com/repos/rttrorg/rttr</text:p>
          </table:table-cell>
          <table:table-cell table:formula="of:=REPLACE([.B3150]; 1; 29; &quot;&quot;)" office:value-type="string" office:string-value="rttrorg/rttr" calcext:value-type="string">
            <text:p>rttrorg/rttr</text:p>
          </table:table-cell>
        </table:table-row>
        <table:table-row table:style-name="ro1">
          <table:table-cell office:value-type="float" office:value="29951009" calcext:value-type="float">
            <text:p>29951009</text:p>
          </table:table-cell>
          <table:table-cell office:value-type="string" calcext:value-type="string">
            <text:p>https://api.github.com/repos/CopperheadOS/platform_frameworks_av</text:p>
          </table:table-cell>
          <table:table-cell table:formula="of:=REPLACE([.B3151]; 1; 29; &quot;&quot;)" office:value-type="string" office:string-value="CopperheadOS/platform_frameworks_av" calcext:value-type="string">
            <text:p>CopperheadOS/platform_frameworks_av</text:p>
          </table:table-cell>
        </table:table-row>
        <table:table-row table:style-name="ro1">
          <table:table-cell office:value-type="float" office:value="29951012" calcext:value-type="float">
            <text:p>29951012</text:p>
          </table:table-cell>
          <table:table-cell office:value-type="string" calcext:value-type="string">
            <text:p>https://api.github.com/repos/CopperheadOS/platform_frameworks_native</text:p>
          </table:table-cell>
          <table:table-cell table:formula="of:=REPLACE([.B3152]; 1; 29; &quot;&quot;)" office:value-type="string" office:string-value="CopperheadOS/platform_frameworks_native" calcext:value-type="string">
            <text:p>CopperheadOS/platform_frameworks_native</text:p>
          </table:table-cell>
        </table:table-row>
        <table:table-row table:style-name="ro1">
          <table:table-cell office:value-type="float" office:value="29951032" calcext:value-type="float">
            <text:p>29951032</text:p>
          </table:table-cell>
          <table:table-cell office:value-type="string" calcext:value-type="string">
            <text:p>https://api.github.com/repos/CopperheadOS/platform_system_core</text:p>
          </table:table-cell>
          <table:table-cell table:formula="of:=REPLACE([.B3153]; 1; 29; &quot;&quot;)" office:value-type="string" office:string-value="CopperheadOS/platform_system_core" calcext:value-type="string">
            <text:p>CopperheadOS/platform_system_core</text:p>
          </table:table-cell>
        </table:table-row>
        <table:table-row table:style-name="ro1">
          <table:table-cell office:value-type="float" office:value="29958904" calcext:value-type="float">
            <text:p>29958904</text:p>
          </table:table-cell>
          <table:table-cell office:value-type="string" calcext:value-type="string">
            <text:p>https://api.github.com/repos/entrylabs/entry-hw</text:p>
          </table:table-cell>
          <table:table-cell table:formula="of:=REPLACE([.B3154]; 1; 29; &quot;&quot;)" office:value-type="string" office:string-value="entrylabs/entry-hw" calcext:value-type="string">
            <text:p>entrylabs/entry-hw</text:p>
          </table:table-cell>
        </table:table-row>
        <table:table-row table:style-name="ro1">
          <table:table-cell office:value-type="float" office:value="29972434" calcext:value-type="float">
            <text:p>29972434</text:p>
          </table:table-cell>
          <table:table-cell office:value-type="string" calcext:value-type="string">
            <text:p>https://api.github.com/repos/dromozoa/dromozoa-unix</text:p>
          </table:table-cell>
          <table:table-cell table:formula="of:=REPLACE([.B3155]; 1; 29; &quot;&quot;)" office:value-type="string" office:string-value="dromozoa/dromozoa-unix" calcext:value-type="string">
            <text:p>dromozoa/dromozoa-unix</text:p>
          </table:table-cell>
        </table:table-row>
        <table:table-row table:style-name="ro1">
          <table:table-cell office:value-type="float" office:value="29974714" calcext:value-type="float">
            <text:p>29974714</text:p>
          </table:table-cell>
          <table:table-cell office:value-type="string" calcext:value-type="string">
            <text:p>https://api.github.com/repos/sdecoder/pku-online-judge</text:p>
          </table:table-cell>
          <table:table-cell table:formula="of:=REPLACE([.B3156]; 1; 29; &quot;&quot;)" office:value-type="string" office:string-value="sdecoder/pku-online-judge" calcext:value-type="string">
            <text:p>sdecoder/pku-online-judge</text:p>
          </table:table-cell>
        </table:table-row>
        <table:table-row table:style-name="ro1">
          <table:table-cell office:value-type="float" office:value="29986925" calcext:value-type="float">
            <text:p>29986925</text:p>
          </table:table-cell>
          <table:table-cell office:value-type="string" calcext:value-type="string">
            <text:p>https://api.github.com/repos/Azure/azure-uamqp-c</text:p>
          </table:table-cell>
          <table:table-cell table:formula="of:=REPLACE([.B3157]; 1; 29; &quot;&quot;)" office:value-type="string" office:string-value="Azure/azure-uamqp-c" calcext:value-type="string">
            <text:p>Azure/azure-uamqp-c</text:p>
          </table:table-cell>
        </table:table-row>
        <table:table-row table:style-name="ro1">
          <table:table-cell office:value-type="float" office:value="30004739" calcext:value-type="float">
            <text:p>30004739</text:p>
          </table:table-cell>
          <table:table-cell office:value-type="string" calcext:value-type="string">
            <text:p>https://api.github.com/repos/tractor/tractor</text:p>
          </table:table-cell>
          <table:table-cell table:formula="of:=REPLACE([.B3158]; 1; 29; &quot;&quot;)" office:value-type="string" office:string-value="tractor/tractor" calcext:value-type="string">
            <text:p>tractor/tractor</text:p>
          </table:table-cell>
        </table:table-row>
        <table:table-row table:style-name="ro1">
          <table:table-cell office:value-type="float" office:value="30016895" calcext:value-type="float">
            <text:p>30016895</text:p>
          </table:table-cell>
          <table:table-cell office:value-type="string" calcext:value-type="string">
            <text:p>https://api.github.com/repos/grodansparadis/vscp</text:p>
          </table:table-cell>
          <table:table-cell table:formula="of:=REPLACE([.B3159]; 1; 29; &quot;&quot;)" office:value-type="string" office:string-value="grodansparadis/vscp" calcext:value-type="string">
            <text:p>grodansparadis/vscp</text:p>
          </table:table-cell>
        </table:table-row>
        <table:table-row table:style-name="ro1">
          <table:table-cell office:value-type="float" office:value="30019966" calcext:value-type="float">
            <text:p>30019966</text:p>
          </table:table-cell>
          <table:table-cell office:value-type="string" calcext:value-type="string">
            <text:p>https://api.github.com/repos/JeffersonLab/bdxReco</text:p>
          </table:table-cell>
          <table:table-cell table:formula="of:=REPLACE([.B3160]; 1; 29; &quot;&quot;)" office:value-type="string" office:string-value="JeffersonLab/bdxReco" calcext:value-type="string">
            <text:p>JeffersonLab/bdxReco</text:p>
          </table:table-cell>
        </table:table-row>
        <table:table-row table:style-name="ro1">
          <table:table-cell office:value-type="float" office:value="30021777" calcext:value-type="float">
            <text:p>30021777</text:p>
          </table:table-cell>
          <table:table-cell office:value-type="string" calcext:value-type="string">
            <text:p>https://api.github.com/repos/vindar/mtools</text:p>
          </table:table-cell>
          <table:table-cell table:formula="of:=REPLACE([.B3161]; 1; 29; &quot;&quot;)" office:value-type="string" office:string-value="vindar/mtools" calcext:value-type="string">
            <text:p>vindar/mtools</text:p>
          </table:table-cell>
        </table:table-row>
        <table:table-row table:style-name="ro1">
          <table:table-cell office:value-type="float" office:value="30027212" calcext:value-type="float">
            <text:p>30027212</text:p>
          </table:table-cell>
          <table:table-cell office:value-type="string" calcext:value-type="string">
            <text:p>https://api.github.com/repos/oser520/zoor</text:p>
          </table:table-cell>
          <table:table-cell table:formula="of:=REPLACE([.B3162]; 1; 29; &quot;&quot;)" office:value-type="string" office:string-value="oser520/zoor" calcext:value-type="string">
            <text:p>oser520/zoor</text:p>
          </table:table-cell>
        </table:table-row>
        <table:table-row table:style-name="ro1">
          <table:table-cell office:value-type="float" office:value="30028572" calcext:value-type="float">
            <text:p>30028572</text:p>
          </table:table-cell>
          <table:table-cell office:value-type="string" calcext:value-type="string">
            <text:p>https://api.github.com/repos/shaomingfu/scallop</text:p>
          </table:table-cell>
          <table:table-cell table:formula="of:=REPLACE([.B3163]; 1; 29; &quot;&quot;)" office:value-type="string" office:string-value="shaomingfu/scallop" calcext:value-type="string">
            <text:p>shaomingfu/scallop</text:p>
          </table:table-cell>
        </table:table-row>
        <table:table-row table:style-name="ro1">
          <table:table-cell office:value-type="float" office:value="30050533" calcext:value-type="float">
            <text:p>30050533</text:p>
          </table:table-cell>
          <table:table-cell office:value-type="string" calcext:value-type="string">
            <text:p>https://api.github.com/repos/phyletica/ecoevolity</text:p>
          </table:table-cell>
          <table:table-cell table:formula="of:=REPLACE([.B3164]; 1; 29; &quot;&quot;)" office:value-type="string" office:string-value="phyletica/ecoevolity" calcext:value-type="string">
            <text:p>phyletica/ecoevolity</text:p>
          </table:table-cell>
        </table:table-row>
        <table:table-row table:style-name="ro1">
          <table:table-cell office:value-type="float" office:value="30055953" calcext:value-type="float">
            <text:p>30055953</text:p>
          </table:table-cell>
          <table:table-cell office:value-type="string" calcext:value-type="string">
            <text:p>https://api.github.com/repos/kevL/0xC_kL</text:p>
          </table:table-cell>
          <table:table-cell table:formula="of:=REPLACE([.B3165]; 1; 29; &quot;&quot;)" office:value-type="string" office:string-value="kevL/0xC_kL" calcext:value-type="string">
            <text:p>kevL/0xC_kL</text:p>
          </table:table-cell>
        </table:table-row>
        <table:table-row table:style-name="ro1">
          <table:table-cell office:value-type="float" office:value="30066866" calcext:value-type="float">
            <text:p>30066866</text:p>
          </table:table-cell>
          <table:table-cell office:value-type="string" calcext:value-type="string">
            <text:p>https://api.github.com/repos/dillonhuff/gca</text:p>
          </table:table-cell>
          <table:table-cell table:formula="of:=REPLACE([.B3166]; 1; 29; &quot;&quot;)" office:value-type="string" office:string-value="dillonhuff/gca" calcext:value-type="string">
            <text:p>dillonhuff/gca</text:p>
          </table:table-cell>
        </table:table-row>
        <table:table-row table:style-name="ro1">
          <table:table-cell office:value-type="float" office:value="30070975" calcext:value-type="float">
            <text:p>30070975</text:p>
          </table:table-cell>
          <table:table-cell office:value-type="string" calcext:value-type="string">
            <text:p>https://api.github.com/repos/Eelis/GrappleMap</text:p>
          </table:table-cell>
          <table:table-cell table:formula="of:=REPLACE([.B3167]; 1; 29; &quot;&quot;)" office:value-type="string" office:string-value="Eelis/GrappleMap" calcext:value-type="string">
            <text:p>Eelis/GrappleMap</text:p>
          </table:table-cell>
        </table:table-row>
        <table:table-row table:style-name="ro1">
          <table:table-cell office:value-type="float" office:value="30092296" calcext:value-type="float">
            <text:p>30092296</text:p>
          </table:table-cell>
          <table:table-cell office:value-type="string" calcext:value-type="string">
            <text:p>https://api.github.com/repos/elvman/ouzel</text:p>
          </table:table-cell>
          <table:table-cell table:formula="of:=REPLACE([.B3168]; 1; 29; &quot;&quot;)" office:value-type="string" office:string-value="elvman/ouzel" calcext:value-type="string">
            <text:p>elvman/ouzel</text:p>
          </table:table-cell>
        </table:table-row>
        <table:table-row table:style-name="ro1">
          <table:table-cell office:value-type="float" office:value="30098107" calcext:value-type="float">
            <text:p>30098107</text:p>
          </table:table-cell>
          <table:table-cell office:value-type="string" calcext:value-type="string">
            <text:p>https://api.github.com/repos/bbiskup/peregrino</text:p>
          </table:table-cell>
          <table:table-cell table:formula="of:=REPLACE([.B3169]; 1; 29; &quot;&quot;)" office:value-type="string" office:string-value="bbiskup/peregrino" calcext:value-type="string">
            <text:p>bbiskup/peregrino</text:p>
          </table:table-cell>
        </table:table-row>
        <table:table-row table:style-name="ro1">
          <table:table-cell office:value-type="float" office:value="30120382" calcext:value-type="float">
            <text:p>30120382</text:p>
          </table:table-cell>
          <table:table-cell office:value-type="string" calcext:value-type="string">
            <text:p>https://api.github.com/repos/PX4/ecl</text:p>
          </table:table-cell>
          <table:table-cell table:formula="of:=REPLACE([.B3170]; 1; 29; &quot;&quot;)" office:value-type="string" office:string-value="PX4/ecl" calcext:value-type="string">
            <text:p>PX4/ecl</text:p>
          </table:table-cell>
        </table:table-row>
        <table:table-row table:style-name="ro1">
          <table:table-cell office:value-type="float" office:value="30132803" calcext:value-type="float">
            <text:p>30132803</text:p>
          </table:table-cell>
          <table:table-cell office:value-type="string" calcext:value-type="string">
            <text:p>https://api.github.com/repos/project8/psyllid</text:p>
          </table:table-cell>
          <table:table-cell table:formula="of:=REPLACE([.B3171]; 1; 29; &quot;&quot;)" office:value-type="string" office:string-value="project8/psyllid" calcext:value-type="string">
            <text:p>project8/psyllid</text:p>
          </table:table-cell>
        </table:table-row>
        <table:table-row table:style-name="ro1">
          <table:table-cell office:value-type="float" office:value="30194987" calcext:value-type="float">
            <text:p>30194987</text:p>
          </table:table-cell>
          <table:table-cell office:value-type="string" calcext:value-type="string">
            <text:p>https://api.github.com/repos/openhome/ohPipeline</text:p>
          </table:table-cell>
          <table:table-cell table:formula="of:=REPLACE([.B3172]; 1; 29; &quot;&quot;)" office:value-type="string" office:string-value="openhome/ohPipeline" calcext:value-type="string">
            <text:p>openhome/ohPipeline</text:p>
          </table:table-cell>
        </table:table-row>
        <table:table-row table:style-name="ro1">
          <table:table-cell office:value-type="float" office:value="30218241" calcext:value-type="float">
            <text:p>30218241</text:p>
          </table:table-cell>
          <table:table-cell office:value-type="string" calcext:value-type="string">
            <text:p>https://api.github.com/repos/DerThorsten/nifty</text:p>
          </table:table-cell>
          <table:table-cell table:formula="of:=REPLACE([.B3173]; 1; 29; &quot;&quot;)" office:value-type="string" office:string-value="DerThorsten/nifty" calcext:value-type="string">
            <text:p>DerThorsten/nifty</text:p>
          </table:table-cell>
        </table:table-row>
        <table:table-row table:style-name="ro1">
          <table:table-cell office:value-type="float" office:value="30253760" calcext:value-type="float">
            <text:p>30253760</text:p>
          </table:table-cell>
          <table:table-cell office:value-type="string" calcext:value-type="string">
            <text:p>https://api.github.com/repos/KDE/kexi</text:p>
          </table:table-cell>
          <table:table-cell table:formula="of:=REPLACE([.B3174]; 1; 29; &quot;&quot;)" office:value-type="string" office:string-value="KDE/kexi" calcext:value-type="string">
            <text:p>KDE/kexi</text:p>
          </table:table-cell>
        </table:table-row>
        <table:table-row table:style-name="ro1">
          <table:table-cell office:value-type="float" office:value="30268138" calcext:value-type="float">
            <text:p>30268138</text:p>
          </table:table-cell>
          <table:table-cell office:value-type="string" calcext:value-type="string">
            <text:p>https://api.github.com/repos/OGRECave/ogre</text:p>
          </table:table-cell>
          <table:table-cell table:formula="of:=REPLACE([.B3175]; 1; 29; &quot;&quot;)" office:value-type="string" office:string-value="OGRECave/ogre" calcext:value-type="string">
            <text:p>OGRECave/ogre</text:p>
          </table:table-cell>
        </table:table-row>
        <table:table-row table:style-name="ro1">
          <table:table-cell office:value-type="float" office:value="30349509" calcext:value-type="float">
            <text:p>30349509</text:p>
          </table:table-cell>
          <table:table-cell office:value-type="string" calcext:value-type="string">
            <text:p>https://api.github.com/repos/eez-open/psu-firmware</text:p>
          </table:table-cell>
          <table:table-cell table:formula="of:=REPLACE([.B3176]; 1; 29; &quot;&quot;)" office:value-type="string" office:string-value="eez-open/psu-firmware" calcext:value-type="string">
            <text:p>eez-open/psu-firmware</text:p>
          </table:table-cell>
        </table:table-row>
        <table:table-row table:style-name="ro1">
          <table:table-cell office:value-type="float" office:value="30401163" calcext:value-type="float">
            <text:p>30401163</text:p>
          </table:table-cell>
          <table:table-cell office:value-type="string" calcext:value-type="string">
            <text:p>https://api.github.com/repos/albar965/atools</text:p>
          </table:table-cell>
          <table:table-cell table:formula="of:=REPLACE([.B3177]; 1; 29; &quot;&quot;)" office:value-type="string" office:string-value="albar965/atools" calcext:value-type="string">
            <text:p>albar965/atools</text:p>
          </table:table-cell>
        </table:table-row>
        <table:table-row table:style-name="ro1">
          <table:table-cell office:value-type="float" office:value="30462937" calcext:value-type="float">
            <text:p>30462937</text:p>
          </table:table-cell>
          <table:table-cell office:value-type="string" calcext:value-type="string">
            <text:p>https://api.github.com/repos/duneroadrunner/SaferCPlusPlus</text:p>
          </table:table-cell>
          <table:table-cell table:formula="of:=REPLACE([.B3178]; 1; 29; &quot;&quot;)" office:value-type="string" office:string-value="duneroadrunner/SaferCPlusPlus" calcext:value-type="string">
            <text:p>duneroadrunner/SaferCPlusPlus</text:p>
          </table:table-cell>
        </table:table-row>
        <table:table-row table:style-name="ro1">
          <table:table-cell office:value-type="float" office:value="30504492" calcext:value-type="float">
            <text:p>30504492</text:p>
          </table:table-cell>
          <table:table-cell office:value-type="string" calcext:value-type="string">
            <text:p>https://api.github.com/repos/alamminsalo/orion</text:p>
          </table:table-cell>
          <table:table-cell table:formula="of:=REPLACE([.B3179]; 1; 29; &quot;&quot;)" office:value-type="string" office:string-value="alamminsalo/orion" calcext:value-type="string">
            <text:p>alamminsalo/orion</text:p>
          </table:table-cell>
        </table:table-row>
        <table:table-row table:style-name="ro1">
          <table:table-cell office:value-type="float" office:value="30529349" calcext:value-type="float">
            <text:p>30529349</text:p>
          </table:table-cell>
          <table:table-cell office:value-type="string" calcext:value-type="string">
            <text:p>https://api.github.com/repos/dune-community/dune-xt-common</text:p>
          </table:table-cell>
          <table:table-cell table:formula="of:=REPLACE([.B3180]; 1; 29; &quot;&quot;)" office:value-type="string" office:string-value="dune-community/dune-xt-common" calcext:value-type="string">
            <text:p>dune-community/dune-xt-common</text:p>
          </table:table-cell>
        </table:table-row>
        <table:table-row table:style-name="ro1">
          <table:table-cell office:value-type="float" office:value="30531025" calcext:value-type="float">
            <text:p>30531025</text:p>
          </table:table-cell>
          <table:table-cell office:value-type="string" calcext:value-type="string">
            <text:p>https://api.github.com/repos/supudo/Kuplung</text:p>
          </table:table-cell>
          <table:table-cell table:formula="of:=REPLACE([.B3181]; 1; 29; &quot;&quot;)" office:value-type="string" office:string-value="supudo/Kuplung" calcext:value-type="string">
            <text:p>supudo/Kuplung</text:p>
          </table:table-cell>
        </table:table-row>
        <table:table-row table:style-name="ro1">
          <table:table-cell office:value-type="float" office:value="30531503" calcext:value-type="float">
            <text:p>30531503</text:p>
          </table:table-cell>
          <table:table-cell office:value-type="string" calcext:value-type="string">
            <text:p>https://api.github.com/repos/olebole/gnudatalanguage</text:p>
          </table:table-cell>
          <table:table-cell table:formula="of:=REPLACE([.B3182]; 1; 29; &quot;&quot;)" office:value-type="string" office:string-value="olebole/gnudatalanguage" calcext:value-type="string">
            <text:p>olebole/gnudatalanguage</text:p>
          </table:table-cell>
        </table:table-row>
        <table:table-row table:style-name="ro1">
          <table:table-cell office:value-type="float" office:value="30591908" calcext:value-type="float">
            <text:p>30591908</text:p>
          </table:table-cell>
          <table:table-cell office:value-type="string" calcext:value-type="string">
            <text:p>https://api.github.com/repos/ThePhD/sol2</text:p>
          </table:table-cell>
          <table:table-cell table:formula="of:=REPLACE([.B3183]; 1; 29; &quot;&quot;)" office:value-type="string" office:string-value="ThePhD/sol2" calcext:value-type="string">
            <text:p>ThePhD/sol2</text:p>
          </table:table-cell>
        </table:table-row>
        <table:table-row table:style-name="ro1">
          <table:table-cell office:value-type="float" office:value="30611856" calcext:value-type="float">
            <text:p>30611856</text:p>
          </table:table-cell>
          <table:table-cell office:value-type="string" calcext:value-type="string">
            <text:p>https://api.github.com/repos/root-mirror/cling</text:p>
          </table:table-cell>
          <table:table-cell table:formula="of:=REPLACE([.B3184]; 1; 29; &quot;&quot;)" office:value-type="string" office:string-value="root-mirror/cling" calcext:value-type="string">
            <text:p>root-mirror/cling</text:p>
          </table:table-cell>
        </table:table-row>
        <table:table-row table:style-name="ro1">
          <table:table-cell office:value-type="float" office:value="30799588" calcext:value-type="float">
            <text:p>30799588</text:p>
          </table:table-cell>
          <table:table-cell office:value-type="string" calcext:value-type="string">
            <text:p>https://api.github.com/repos/I2PC/scipion</text:p>
          </table:table-cell>
          <table:table-cell table:formula="of:=REPLACE([.B3185]; 1; 29; &quot;&quot;)" office:value-type="string" office:string-value="I2PC/scipion" calcext:value-type="string">
            <text:p>I2PC/scipion</text:p>
          </table:table-cell>
        </table:table-row>
        <table:table-row table:style-name="ro1">
          <table:table-cell office:value-type="float" office:value="30850105" calcext:value-type="float">
            <text:p>30850105</text:p>
          </table:table-cell>
          <table:table-cell office:value-type="string" calcext:value-type="string">
            <text:p>https://api.github.com/repos/tudocomp/tudocomp</text:p>
          </table:table-cell>
          <table:table-cell table:formula="of:=REPLACE([.B3186]; 1; 29; &quot;&quot;)" office:value-type="string" office:string-value="tudocomp/tudocomp" calcext:value-type="string">
            <text:p>tudocomp/tudocomp</text:p>
          </table:table-cell>
        </table:table-row>
        <table:table-row table:style-name="ro1">
          <table:table-cell office:value-type="float" office:value="30879403" calcext:value-type="float">
            <text:p>30879403</text:p>
          </table:table-cell>
          <table:table-cell office:value-type="string" calcext:value-type="string">
            <text:p>https://api.github.com/repos/peter1591/hearthstone-ai</text:p>
          </table:table-cell>
          <table:table-cell table:formula="of:=REPLACE([.B3187]; 1; 29; &quot;&quot;)" office:value-type="string" office:string-value="peter1591/hearthstone-ai" calcext:value-type="string">
            <text:p>peter1591/hearthstone-ai</text:p>
          </table:table-cell>
        </table:table-row>
        <table:table-row table:style-name="ro1">
          <table:table-cell office:value-type="float" office:value="30888910" calcext:value-type="float">
            <text:p>30888910</text:p>
          </table:table-cell>
          <table:table-cell office:value-type="string" calcext:value-type="string">
            <text:p>https://api.github.com/repos/Greedysky/TTKMusicplayer</text:p>
          </table:table-cell>
          <table:table-cell table:formula="of:=REPLACE([.B3188]; 1; 29; &quot;&quot;)" office:value-type="string" office:string-value="Greedysky/TTKMusicplayer" calcext:value-type="string">
            <text:p>Greedysky/TTKMusicplayer</text:p>
          </table:table-cell>
        </table:table-row>
        <table:table-row table:style-name="ro1">
          <table:table-cell office:value-type="float" office:value="30895907" calcext:value-type="float">
            <text:p>30895907</text:p>
          </table:table-cell>
          <table:table-cell office:value-type="string" calcext:value-type="string">
            <text:p>https://api.github.com/repos/dune-community/dune-xt-grid</text:p>
          </table:table-cell>
          <table:table-cell table:formula="of:=REPLACE([.B3189]; 1; 29; &quot;&quot;)" office:value-type="string" office:string-value="dune-community/dune-xt-grid" calcext:value-type="string">
            <text:p>dune-community/dune-xt-grid</text:p>
          </table:table-cell>
        </table:table-row>
        <table:table-row table:style-name="ro1">
          <table:table-cell office:value-type="float" office:value="30899254" calcext:value-type="float">
            <text:p>30899254</text:p>
          </table:table-cell>
          <table:table-cell office:value-type="string" calcext:value-type="string">
            <text:p>https://api.github.com/repos/GRIS-UdeM/SpatGRIS</text:p>
          </table:table-cell>
          <table:table-cell table:formula="of:=REPLACE([.B3190]; 1; 29; &quot;&quot;)" office:value-type="string" office:string-value="GRIS-UdeM/SpatGRIS" calcext:value-type="string">
            <text:p>GRIS-UdeM/SpatGRIS</text:p>
          </table:table-cell>
        </table:table-row>
        <table:table-row table:style-name="ro1">
          <table:table-cell office:value-type="float" office:value="30923621" calcext:value-type="float">
            <text:p>30923621</text:p>
          </table:table-cell>
          <table:table-cell office:value-type="string" calcext:value-type="string">
            <text:p>https://api.github.com/repos/g4klx/MMDVM</text:p>
          </table:table-cell>
          <table:table-cell table:formula="of:=REPLACE([.B3191]; 1; 29; &quot;&quot;)" office:value-type="string" office:string-value="g4klx/MMDVM" calcext:value-type="string">
            <text:p>g4klx/MMDVM</text:p>
          </table:table-cell>
        </table:table-row>
        <table:table-row table:style-name="ro1">
          <table:table-cell office:value-type="float" office:value="30923647" calcext:value-type="float">
            <text:p>30923647</text:p>
          </table:table-cell>
          <table:table-cell office:value-type="string" calcext:value-type="string">
            <text:p>https://api.github.com/repos/g4klx/MMDVMHost</text:p>
          </table:table-cell>
          <table:table-cell table:formula="of:=REPLACE([.B3192]; 1; 29; &quot;&quot;)" office:value-type="string" office:string-value="g4klx/MMDVMHost" calcext:value-type="string">
            <text:p>g4klx/MMDVMHost</text:p>
          </table:table-cell>
        </table:table-row>
        <table:table-row table:style-name="ro1">
          <table:table-cell office:value-type="float" office:value="30934025" calcext:value-type="float">
            <text:p>30934025</text:p>
          </table:table-cell>
          <table:table-cell office:value-type="string" calcext:value-type="string">
            <text:p>https://api.github.com/repos/HIPERFIT/futhark-benchmarks</text:p>
          </table:table-cell>
          <table:table-cell table:formula="of:=REPLACE([.B3193]; 1; 29; &quot;&quot;)" office:value-type="string" office:string-value="HIPERFIT/futhark-benchmarks" calcext:value-type="string">
            <text:p>HIPERFIT/futhark-benchmarks</text:p>
          </table:table-cell>
        </table:table-row>
        <table:table-row table:style-name="ro1">
          <table:table-cell office:value-type="float" office:value="30945092" calcext:value-type="float">
            <text:p>30945092</text:p>
          </table:table-cell>
          <table:table-cell office:value-type="string" calcext:value-type="string">
            <text:p>https://api.github.com/repos/Behemyth/Soul-Engine</text:p>
          </table:table-cell>
          <table:table-cell table:formula="of:=REPLACE([.B3194]; 1; 29; &quot;&quot;)" office:value-type="string" office:string-value="Behemyth/Soul-Engine" calcext:value-type="string">
            <text:p>Behemyth/Soul-Engine</text:p>
          </table:table-cell>
        </table:table-row>
        <table:table-row table:style-name="ro1">
          <table:table-cell office:value-type="float" office:value="30947470" calcext:value-type="float">
            <text:p>30947470</text:p>
          </table:table-cell>
          <table:table-cell office:value-type="string" calcext:value-type="string">
            <text:p>https://api.github.com/repos/openhumanoids/exotica</text:p>
          </table:table-cell>
          <table:table-cell table:formula="of:=REPLACE([.B3195]; 1; 29; &quot;&quot;)" office:value-type="string" office:string-value="openhumanoids/exotica" calcext:value-type="string">
            <text:p>openhumanoids/exotica</text:p>
          </table:table-cell>
        </table:table-row>
        <table:table-row table:style-name="ro1">
          <table:table-cell office:value-type="float" office:value="30966028" calcext:value-type="float">
            <text:p>30966028</text:p>
          </table:table-cell>
          <table:table-cell office:value-type="string" calcext:value-type="string">
            <text:p>https://api.github.com/repos/echmet/CEval</text:p>
          </table:table-cell>
          <table:table-cell table:formula="of:=REPLACE([.B3196]; 1; 29; &quot;&quot;)" office:value-type="string" office:string-value="echmet/CEval" calcext:value-type="string">
            <text:p>echmet/CEval</text:p>
          </table:table-cell>
        </table:table-row>
        <table:table-row table:style-name="ro1">
          <table:table-cell office:value-type="float" office:value="30968290" calcext:value-type="float">
            <text:p>30968290</text:p>
          </table:table-cell>
          <table:table-cell office:value-type="string" calcext:value-type="string">
            <text:p>https://api.github.com/repos/alekseyfadeev86/Tutorial</text:p>
          </table:table-cell>
          <table:table-cell table:formula="of:=REPLACE([.B3197]; 1; 29; &quot;&quot;)" office:value-type="string" office:string-value="alekseyfadeev86/Tutorial" calcext:value-type="string">
            <text:p>alekseyfadeev86/Tutorial</text:p>
          </table:table-cell>
        </table:table-row>
        <table:table-row table:style-name="ro1">
          <table:table-cell office:value-type="float" office:value="30969082" calcext:value-type="float">
            <text:p>30969082</text:p>
          </table:table-cell>
          <table:table-cell office:value-type="string" calcext:value-type="string">
            <text:p>https://api.github.com/repos/optimad/bitpit</text:p>
          </table:table-cell>
          <table:table-cell table:formula="of:=REPLACE([.B3198]; 1; 29; &quot;&quot;)" office:value-type="string" office:string-value="optimad/bitpit" calcext:value-type="string">
            <text:p>optimad/bitpit</text:p>
          </table:table-cell>
        </table:table-row>
        <table:table-row table:style-name="ro1">
          <table:table-cell office:value-type="float" office:value="30970399" calcext:value-type="float">
            <text:p>30970399</text:p>
          </table:table-cell>
          <table:table-cell office:value-type="string" calcext:value-type="string">
            <text:p>https://api.github.com/repos/BioMedIA/MIRTK</text:p>
          </table:table-cell>
          <table:table-cell table:formula="of:=REPLACE([.B3199]; 1; 29; &quot;&quot;)" office:value-type="string" office:string-value="BioMedIA/MIRTK" calcext:value-type="string">
            <text:p>BioMedIA/MIRTK</text:p>
          </table:table-cell>
        </table:table-row>
        <table:table-row table:style-name="ro1">
          <table:table-cell office:value-type="float" office:value="30982511" calcext:value-type="float">
            <text:p>30982511</text:p>
          </table:table-cell>
          <table:table-cell office:value-type="string" calcext:value-type="string">
            <text:p>https://api.github.com/repos/crsl4/ccdprobs</text:p>
          </table:table-cell>
          <table:table-cell table:formula="of:=REPLACE([.B3200]; 1; 29; &quot;&quot;)" office:value-type="string" office:string-value="crsl4/ccdprobs" calcext:value-type="string">
            <text:p>crsl4/ccdprobs</text:p>
          </table:table-cell>
        </table:table-row>
        <table:table-row table:style-name="ro1">
          <table:table-cell office:value-type="float" office:value="30984372" calcext:value-type="float">
            <text:p>30984372</text:p>
          </table:table-cell>
          <table:table-cell office:value-type="string" calcext:value-type="string">
            <text:p>https://api.github.com/repos/mflagel/asdf_multiplat</text:p>
          </table:table-cell>
          <table:table-cell table:formula="of:=REPLACE([.B3201]; 1; 29; &quot;&quot;)" office:value-type="string" office:string-value="mflagel/asdf_multiplat" calcext:value-type="string">
            <text:p>mflagel/asdf_multiplat</text:p>
          </table:table-cell>
        </table:table-row>
        <table:table-row table:style-name="ro1">
          <table:table-cell office:value-type="float" office:value="30997351" calcext:value-type="float">
            <text:p>30997351</text:p>
          </table:table-cell>
          <table:table-cell office:value-type="string" calcext:value-type="string">
            <text:p>https://api.github.com/repos/airdcpp-web/airdcpp-webclient</text:p>
          </table:table-cell>
          <table:table-cell table:formula="of:=REPLACE([.B3202]; 1; 29; &quot;&quot;)" office:value-type="string" office:string-value="airdcpp-web/airdcpp-webclient" calcext:value-type="string">
            <text:p>airdcpp-web/airdcpp-webclient</text:p>
          </table:table-cell>
        </table:table-row>
        <table:table-row table:style-name="ro1">
          <table:table-cell office:value-type="float" office:value="31008648" calcext:value-type="float">
            <text:p>31008648</text:p>
          </table:table-cell>
          <table:table-cell office:value-type="string" calcext:value-type="string">
            <text:p>https://api.github.com/repos/paulsapps/msgi</text:p>
          </table:table-cell>
          <table:table-cell table:formula="of:=REPLACE([.B3203]; 1; 29; &quot;&quot;)" office:value-type="string" office:string-value="paulsapps/msgi" calcext:value-type="string">
            <text:p>paulsapps/msgi</text:p>
          </table:table-cell>
        </table:table-row>
        <table:table-row table:style-name="ro1">
          <table:table-cell office:value-type="float" office:value="31011657" calcext:value-type="float">
            <text:p>31011657</text:p>
          </table:table-cell>
          <table:table-cell office:value-type="string" calcext:value-type="string">
            <text:p>https://api.github.com/repos/yaneurao/YaneuraOu</text:p>
          </table:table-cell>
          <table:table-cell table:formula="of:=REPLACE([.B3204]; 1; 29; &quot;&quot;)" office:value-type="string" office:string-value="yaneurao/YaneuraOu" calcext:value-type="string">
            <text:p>yaneurao/YaneuraOu</text:p>
          </table:table-cell>
        </table:table-row>
        <table:table-row table:style-name="ro1">
          <table:table-cell office:value-type="float" office:value="31038830" calcext:value-type="float">
            <text:p>31038830</text:p>
          </table:table-cell>
          <table:table-cell office:value-type="string" calcext:value-type="string">
            <text:p>https://api.github.com/repos/FlibbleMr/neogfx</text:p>
          </table:table-cell>
          <table:table-cell table:formula="of:=REPLACE([.B3205]; 1; 29; &quot;&quot;)" office:value-type="string" office:string-value="FlibbleMr/neogfx" calcext:value-type="string">
            <text:p>FlibbleMr/neogfx</text:p>
          </table:table-cell>
        </table:table-row>
        <table:table-row table:style-name="ro1">
          <table:table-cell office:value-type="float" office:value="31116902" calcext:value-type="float">
            <text:p>31116902</text:p>
          </table:table-cell>
          <table:table-cell office:value-type="string" calcext:value-type="string">
            <text:p>https://api.github.com/repos/eidolonsystems/beam</text:p>
          </table:table-cell>
          <table:table-cell table:formula="of:=REPLACE([.B3206]; 1; 29; &quot;&quot;)" office:value-type="string" office:string-value="eidolonsystems/beam" calcext:value-type="string">
            <text:p>eidolonsystems/beam</text:p>
          </table:table-cell>
        </table:table-row>
        <table:table-row table:style-name="ro1">
          <table:table-cell office:value-type="float" office:value="31127268" calcext:value-type="float">
            <text:p>31127268</text:p>
          </table:table-cell>
          <table:table-cell office:value-type="string" calcext:value-type="string">
            <text:p>https://api.github.com/repos/BourbonWarfare/POTATO</text:p>
          </table:table-cell>
          <table:table-cell table:formula="of:=REPLACE([.B3207]; 1; 29; &quot;&quot;)" office:value-type="string" office:string-value="BourbonWarfare/POTATO" calcext:value-type="string">
            <text:p>BourbonWarfare/POTATO</text:p>
          </table:table-cell>
        </table:table-row>
        <table:table-row table:style-name="ro1">
          <table:table-cell office:value-type="float" office:value="31127598" calcext:value-type="float">
            <text:p>31127598</text:p>
          </table:table-cell>
          <table:table-cell office:value-type="string" calcext:value-type="string">
            <text:p>https://api.github.com/repos/vergecurrency/VERGE</text:p>
          </table:table-cell>
          <table:table-cell table:formula="of:=REPLACE([.B3208]; 1; 29; &quot;&quot;)" office:value-type="string" office:string-value="vergecurrency/VERGE" calcext:value-type="string">
            <text:p>vergecurrency/VERGE</text:p>
          </table:table-cell>
        </table:table-row>
        <table:table-row table:style-name="ro1">
          <table:table-cell office:value-type="float" office:value="31150904" calcext:value-type="float">
            <text:p>31150904</text:p>
          </table:table-cell>
          <table:table-cell office:value-type="string" calcext:value-type="string">
            <text:p>https://api.github.com/repos/zmij/wire</text:p>
          </table:table-cell>
          <table:table-cell table:formula="of:=REPLACE([.B3209]; 1; 29; &quot;&quot;)" office:value-type="string" office:string-value="zmij/wire" calcext:value-type="string">
            <text:p>zmij/wire</text:p>
          </table:table-cell>
        </table:table-row>
        <table:table-row table:style-name="ro1">
          <table:table-cell office:value-type="float" office:value="31152924" calcext:value-type="float">
            <text:p>31152924</text:p>
          </table:table-cell>
          <table:table-cell office:value-type="string" calcext:value-type="string">
            <text:p>https://api.github.com/repos/NikolaiRadke/NOKO</text:p>
          </table:table-cell>
          <table:table-cell table:formula="of:=REPLACE([.B3210]; 1; 29; &quot;&quot;)" office:value-type="string" office:string-value="NikolaiRadke/NOKO" calcext:value-type="string">
            <text:p>NikolaiRadke/NOKO</text:p>
          </table:table-cell>
        </table:table-row>
        <table:table-row table:style-name="ro1">
          <table:table-cell office:value-type="float" office:value="31158785" calcext:value-type="float">
            <text:p>31158785</text:p>
          </table:table-cell>
          <table:table-cell office:value-type="string" calcext:value-type="string">
            <text:p>https://api.github.com/repos/votca/xtp</text:p>
          </table:table-cell>
          <table:table-cell table:formula="of:=REPLACE([.B3211]; 1; 29; &quot;&quot;)" office:value-type="string" office:string-value="votca/xtp" calcext:value-type="string">
            <text:p>votca/xtp</text:p>
          </table:table-cell>
        </table:table-row>
        <table:table-row table:style-name="ro1">
          <table:table-cell office:value-type="float" office:value="31177317" calcext:value-type="float">
            <text:p>31177317</text:p>
          </table:table-cell>
          <table:table-cell office:value-type="string" calcext:value-type="string">
            <text:p>https://api.github.com/repos/IntelRealSense/librealsense</text:p>
          </table:table-cell>
          <table:table-cell table:formula="of:=REPLACE([.B3212]; 1; 29; &quot;&quot;)" office:value-type="string" office:string-value="IntelRealSense/librealsense" calcext:value-type="string">
            <text:p>IntelRealSense/librealsense</text:p>
          </table:table-cell>
        </table:table-row>
        <table:table-row table:style-name="ro1">
          <table:table-cell office:value-type="float" office:value="31187408" calcext:value-type="float">
            <text:p>31187408</text:p>
          </table:table-cell>
          <table:table-cell office:value-type="string" calcext:value-type="string">
            <text:p>https://api.github.com/repos/dune-community/dune-xt-la</text:p>
          </table:table-cell>
          <table:table-cell table:formula="of:=REPLACE([.B3213]; 1; 29; &quot;&quot;)" office:value-type="string" office:string-value="dune-community/dune-xt-la" calcext:value-type="string">
            <text:p>dune-community/dune-xt-la</text:p>
          </table:table-cell>
        </table:table-row>
        <table:table-row table:style-name="ro1">
          <table:table-cell office:value-type="float" office:value="31202437" calcext:value-type="float">
            <text:p>31202437</text:p>
          </table:table-cell>
          <table:table-cell office:value-type="string" calcext:value-type="string">
            <text:p>https://api.github.com/repos/chrigulix/laserana</text:p>
          </table:table-cell>
          <table:table-cell table:formula="of:=REPLACE([.B3214]; 1; 29; &quot;&quot;)" office:value-type="string" office:string-value="chrigulix/laserana" calcext:value-type="string">
            <text:p>chrigulix/laserana</text:p>
          </table:table-cell>
        </table:table-row>
        <table:table-row table:style-name="ro1">
          <table:table-cell office:value-type="float" office:value="31217427" calcext:value-type="float">
            <text:p>31217427</text:p>
          </table:table-cell>
          <table:table-cell office:value-type="string" calcext:value-type="string">
            <text:p>https://api.github.com/repos/Azure/azure-umqtt-c</text:p>
          </table:table-cell>
          <table:table-cell table:formula="of:=REPLACE([.B3215]; 1; 29; &quot;&quot;)" office:value-type="string" office:string-value="Azure/azure-umqtt-c" calcext:value-type="string">
            <text:p>Azure/azure-umqtt-c</text:p>
          </table:table-cell>
        </table:table-row>
        <table:table-row table:style-name="ro1">
          <table:table-cell office:value-type="float" office:value="31244578" calcext:value-type="float">
            <text:p>31244578</text:p>
          </table:table-cell>
          <table:table-cell office:value-type="string" calcext:value-type="string">
            <text:p>https://api.github.com/repos/dreid1991/md_engine</text:p>
          </table:table-cell>
          <table:table-cell table:formula="of:=REPLACE([.B3216]; 1; 29; &quot;&quot;)" office:value-type="string" office:string-value="dreid1991/md_engine" calcext:value-type="string">
            <text:p>dreid1991/md_engine</text:p>
          </table:table-cell>
        </table:table-row>
        <table:table-row table:style-name="ro1">
          <table:table-cell office:value-type="float" office:value="31254147" calcext:value-type="float">
            <text:p>31254147</text:p>
          </table:table-cell>
          <table:table-cell office:value-type="string" calcext:value-type="string">
            <text:p>https://api.github.com/repos/janbar/noson-app</text:p>
          </table:table-cell>
          <table:table-cell table:formula="of:=REPLACE([.B3217]; 1; 29; &quot;&quot;)" office:value-type="string" office:string-value="janbar/noson-app" calcext:value-type="string">
            <text:p>janbar/noson-app</text:p>
          </table:table-cell>
        </table:table-row>
        <table:table-row table:style-name="ro1">
          <table:table-cell office:value-type="float" office:value="31254725" calcext:value-type="float">
            <text:p>31254725</text:p>
          </table:table-cell>
          <table:table-cell office:value-type="string" calcext:value-type="string">
            <text:p>https://api.github.com/repos/Illumina/interop</text:p>
          </table:table-cell>
          <table:table-cell table:formula="of:=REPLACE([.B3218]; 1; 29; &quot;&quot;)" office:value-type="string" office:string-value="Illumina/interop" calcext:value-type="string">
            <text:p>Illumina/interop</text:p>
          </table:table-cell>
        </table:table-row>
        <table:table-row table:style-name="ro1">
          <table:table-cell office:value-type="float" office:value="31289744" calcext:value-type="float">
            <text:p>31289744</text:p>
          </table:table-cell>
          <table:table-cell office:value-type="string" calcext:value-type="string">
            <text:p>https://api.github.com/repos/Woz4tetra/Atlas</text:p>
          </table:table-cell>
          <table:table-cell table:formula="of:=REPLACE([.B3219]; 1; 29; &quot;&quot;)" office:value-type="string" office:string-value="Woz4tetra/Atlas" calcext:value-type="string">
            <text:p>Woz4tetra/Atlas</text:p>
          </table:table-cell>
        </table:table-row>
        <table:table-row table:style-name="ro1">
          <table:table-cell office:value-type="float" office:value="31320031" calcext:value-type="float">
            <text:p>31320031</text:p>
          </table:table-cell>
          <table:table-cell office:value-type="string" calcext:value-type="string">
            <text:p>https://api.github.com/repos/leethomason/OpenSaber</text:p>
          </table:table-cell>
          <table:table-cell table:formula="of:=REPLACE([.B3220]; 1; 29; &quot;&quot;)" office:value-type="string" office:string-value="leethomason/OpenSaber" calcext:value-type="string">
            <text:p>leethomason/OpenSaber</text:p>
          </table:table-cell>
        </table:table-row>
        <table:table-row table:style-name="ro1">
          <table:table-cell office:value-type="float" office:value="31320379" calcext:value-type="float">
            <text:p>31320379</text:p>
          </table:table-cell>
          <table:table-cell office:value-type="string" calcext:value-type="string">
            <text:p>https://api.github.com/repos/Michalaq/ChromosomeVisualizer</text:p>
          </table:table-cell>
          <table:table-cell table:formula="of:=REPLACE([.B3221]; 1; 29; &quot;&quot;)" office:value-type="string" office:string-value="Michalaq/ChromosomeVisualizer" calcext:value-type="string">
            <text:p>Michalaq/ChromosomeVisualizer</text:p>
          </table:table-cell>
        </table:table-row>
        <table:table-row table:style-name="ro1">
          <table:table-cell office:value-type="float" office:value="31320786" calcext:value-type="float">
            <text:p>31320786</text:p>
          </table:table-cell>
          <table:table-cell office:value-type="string" calcext:value-type="string">
            <text:p>https://api.github.com/repos/ice1000/OI-codes</text:p>
          </table:table-cell>
          <table:table-cell table:formula="of:=REPLACE([.B3222]; 1; 29; &quot;&quot;)" office:value-type="string" office:string-value="ice1000/OI-codes" calcext:value-type="string">
            <text:p>ice1000/OI-codes</text:p>
          </table:table-cell>
        </table:table-row>
        <table:table-row table:style-name="ro1">
          <table:table-cell office:value-type="float" office:value="31330514" calcext:value-type="float">
            <text:p>31330514</text:p>
          </table:table-cell>
          <table:table-cell office:value-type="string" calcext:value-type="string">
            <text:p>https://api.github.com/repos/ferjm/patchqueue</text:p>
          </table:table-cell>
          <table:table-cell table:formula="of:=REPLACE([.B3223]; 1; 29; &quot;&quot;)" office:value-type="string" office:string-value="ferjm/patchqueue" calcext:value-type="string">
            <text:p>ferjm/patchqueue</text:p>
          </table:table-cell>
        </table:table-row>
        <table:table-row table:style-name="ro1">
          <table:table-cell office:value-type="float" office:value="31340100" calcext:value-type="float">
            <text:p>31340100</text:p>
          </table:table-cell>
          <table:table-cell office:value-type="string" calcext:value-type="string">
            <text:p>https://api.github.com/repos/Microsoft/CNTK</text:p>
          </table:table-cell>
          <table:table-cell table:formula="of:=REPLACE([.B3224]; 1; 29; &quot;&quot;)" office:value-type="string" office:string-value="Microsoft/CNTK" calcext:value-type="string">
            <text:p>Microsoft/CNTK</text:p>
          </table:table-cell>
        </table:table-row>
        <table:table-row table:style-name="ro1">
          <table:table-cell office:value-type="float" office:value="31409542" calcext:value-type="float">
            <text:p>31409542</text:p>
          </table:table-cell>
          <table:table-cell office:value-type="string" calcext:value-type="string">
            <text:p>https://api.github.com/repos/GPUOpen-ProfessionalCompute-Tools/HIP</text:p>
          </table:table-cell>
          <table:table-cell table:formula="of:=REPLACE([.B3225]; 1; 29; &quot;&quot;)" office:value-type="string" office:string-value="GPUOpen-ProfessionalCompute-Tools/HIP" calcext:value-type="string">
            <text:p>GPUOpen-ProfessionalCompute-Tools/HIP</text:p>
          </table:table-cell>
        </table:table-row>
        <table:table-row table:style-name="ro1">
          <table:table-cell office:value-type="float" office:value="31409697" calcext:value-type="float">
            <text:p>31409697</text:p>
          </table:table-cell>
          <table:table-cell office:value-type="string" calcext:value-type="string">
            <text:p>https://api.github.com/repos/greenplum-db/gporca</text:p>
          </table:table-cell>
          <table:table-cell table:formula="of:=REPLACE([.B3226]; 1; 29; &quot;&quot;)" office:value-type="string" office:string-value="greenplum-db/gporca" calcext:value-type="string">
            <text:p>greenplum-db/gporca</text:p>
          </table:table-cell>
        </table:table-row>
        <table:table-row table:style-name="ro1">
          <table:table-cell office:value-type="float" office:value="31414684" calcext:value-type="float">
            <text:p>31414684</text:p>
          </table:table-cell>
          <table:table-cell office:value-type="string" calcext:value-type="string">
            <text:p>https://api.github.com/repos/NevisUB/LArOpenCV</text:p>
          </table:table-cell>
          <table:table-cell table:formula="of:=REPLACE([.B3227]; 1; 29; &quot;&quot;)" office:value-type="string" office:string-value="NevisUB/LArOpenCV" calcext:value-type="string">
            <text:p>NevisUB/LArOpenCV</text:p>
          </table:table-cell>
        </table:table-row>
        <table:table-row table:style-name="ro1">
          <table:table-cell office:value-type="float" office:value="31416736" calcext:value-type="float">
            <text:p>31416736</text:p>
          </table:table-cell>
          <table:table-cell office:value-type="string" calcext:value-type="string">
            <text:p>https://api.github.com/repos/sstsimulator/sst-macro</text:p>
          </table:table-cell>
          <table:table-cell table:formula="of:=REPLACE([.B3228]; 1; 29; &quot;&quot;)" office:value-type="string" office:string-value="sstsimulator/sst-macro" calcext:value-type="string">
            <text:p>sstsimulator/sst-macro</text:p>
          </table:table-cell>
        </table:table-row>
        <table:table-row table:style-name="ro1">
          <table:table-cell office:value-type="float" office:value="31433778" calcext:value-type="float">
            <text:p>31433778</text:p>
          </table:table-cell>
          <table:table-cell office:value-type="string" calcext:value-type="string">
            <text:p>https://api.github.com/repos/mlab-upenn/AnytimeCPS2015</text:p>
          </table:table-cell>
          <table:table-cell table:formula="of:=REPLACE([.B3229]; 1; 29; &quot;&quot;)" office:value-type="string" office:string-value="mlab-upenn/AnytimeCPS2015" calcext:value-type="string">
            <text:p>mlab-upenn/AnytimeCPS2015</text:p>
          </table:table-cell>
        </table:table-row>
        <table:table-row table:style-name="ro1">
          <table:table-cell office:value-type="float" office:value="31466316" calcext:value-type="float">
            <text:p>31466316</text:p>
          </table:table-cell>
          <table:table-cell office:value-type="string" calcext:value-type="string">
            <text:p>https://api.github.com/repos/boost-experimental/di</text:p>
          </table:table-cell>
          <table:table-cell table:formula="of:=REPLACE([.B3230]; 1; 29; &quot;&quot;)" office:value-type="string" office:string-value="boost-experimental/di" calcext:value-type="string">
            <text:p>boost-experimental/di</text:p>
          </table:table-cell>
        </table:table-row>
        <table:table-row table:style-name="ro1">
          <table:table-cell office:value-type="float" office:value="31554567" calcext:value-type="float">
            <text:p>31554567</text:p>
          </table:table-cell>
          <table:table-cell office:value-type="string" calcext:value-type="string">
            <text:p>https://api.github.com/repos/fedorov/dcmqi</text:p>
          </table:table-cell>
          <table:table-cell table:formula="of:=REPLACE([.B3231]; 1; 29; &quot;&quot;)" office:value-type="string" office:string-value="fedorov/dcmqi" calcext:value-type="string">
            <text:p>fedorov/dcmqi</text:p>
          </table:table-cell>
        </table:table-row>
        <table:table-row table:style-name="ro1">
          <table:table-cell office:value-type="float" office:value="31555859" calcext:value-type="float">
            <text:p>31555859</text:p>
          </table:table-cell>
          <table:table-cell office:value-type="string" calcext:value-type="string">
            <text:p>https://api.github.com/repos/jrosener/aromatic</text:p>
          </table:table-cell>
          <table:table-cell table:formula="of:=REPLACE([.B3232]; 1; 29; &quot;&quot;)" office:value-type="string" office:string-value="jrosener/aromatic" calcext:value-type="string">
            <text:p>jrosener/aromatic</text:p>
          </table:table-cell>
        </table:table-row>
        <table:table-row table:style-name="ro1">
          <table:table-cell office:value-type="float" office:value="31567157" calcext:value-type="float">
            <text:p>31567157</text:p>
          </table:table-cell>
          <table:table-cell office:value-type="string" calcext:value-type="string">
            <text:p>https://api.github.com/repos/Musicoll/Kiwi</text:p>
          </table:table-cell>
          <table:table-cell table:formula="of:=REPLACE([.B3233]; 1; 29; &quot;&quot;)" office:value-type="string" office:string-value="Musicoll/Kiwi" calcext:value-type="string">
            <text:p>Musicoll/Kiwi</text:p>
          </table:table-cell>
        </table:table-row>
        <table:table-row table:style-name="ro1">
          <table:table-cell office:value-type="float" office:value="31570668" calcext:value-type="float">
            <text:p>31570668</text:p>
          </table:table-cell>
          <table:table-cell office:value-type="string" calcext:value-type="string">
            <text:p>https://api.github.com/repos/butcherg/rawproc</text:p>
          </table:table-cell>
          <table:table-cell table:formula="of:=REPLACE([.B3234]; 1; 29; &quot;&quot;)" office:value-type="string" office:string-value="butcherg/rawproc" calcext:value-type="string">
            <text:p>butcherg/rawproc</text:p>
          </table:table-cell>
        </table:table-row>
        <table:table-row table:style-name="ro1">
          <table:table-cell office:value-type="float" office:value="31607792" calcext:value-type="float">
            <text:p>31607792</text:p>
          </table:table-cell>
          <table:table-cell office:value-type="string" calcext:value-type="string">
            <text:p>https://api.github.com/repos/Brig13Team/Operation_Kerberos</text:p>
          </table:table-cell>
          <table:table-cell table:formula="of:=REPLACE([.B3235]; 1; 29; &quot;&quot;)" office:value-type="string" office:string-value="Brig13Team/Operation_Kerberos" calcext:value-type="string">
            <text:p>Brig13Team/Operation_Kerberos</text:p>
          </table:table-cell>
        </table:table-row>
        <table:table-row table:style-name="ro1">
          <table:table-cell office:value-type="float" office:value="31626859" calcext:value-type="float">
            <text:p>31626859</text:p>
          </table:table-cell>
          <table:table-cell office:value-type="string" calcext:value-type="string">
            <text:p>https://api.github.com/repos/dvt32/cpp-journey</text:p>
          </table:table-cell>
          <table:table-cell table:formula="of:=REPLACE([.B3236]; 1; 29; &quot;&quot;)" office:value-type="string" office:string-value="dvt32/cpp-journey" calcext:value-type="string">
            <text:p>dvt32/cpp-journey</text:p>
          </table:table-cell>
        </table:table-row>
        <table:table-row table:style-name="ro1">
          <table:table-cell office:value-type="float" office:value="31628165" calcext:value-type="float">
            <text:p>31628165</text:p>
          </table:table-cell>
          <table:table-cell office:value-type="string" calcext:value-type="string">
            <text:p>https://api.github.com/repos/E66666666/GTAVManualTransmission</text:p>
          </table:table-cell>
          <table:table-cell table:formula="of:=REPLACE([.B3237]; 1; 29; &quot;&quot;)" office:value-type="string" office:string-value="E66666666/GTAVManualTransmission" calcext:value-type="string">
            <text:p>E66666666/GTAVManualTransmission</text:p>
          </table:table-cell>
        </table:table-row>
        <table:table-row table:style-name="ro1">
          <table:table-cell office:value-type="float" office:value="31651755" calcext:value-type="float">
            <text:p>31651755</text:p>
          </table:table-cell>
          <table:table-cell office:value-type="string" calcext:value-type="string">
            <text:p>https://api.github.com/repos/ponylang/ponyc</text:p>
          </table:table-cell>
          <table:table-cell table:formula="of:=REPLACE([.B3238]; 1; 29; &quot;&quot;)" office:value-type="string" office:string-value="ponylang/ponyc" calcext:value-type="string">
            <text:p>ponylang/ponyc</text:p>
          </table:table-cell>
        </table:table-row>
        <table:table-row table:style-name="ro1">
          <table:table-cell office:value-type="float" office:value="31653721" calcext:value-type="float">
            <text:p>31653721</text:p>
          </table:table-cell>
          <table:table-cell office:value-type="string" calcext:value-type="string">
            <text:p>https://api.github.com/repos/TUWien/ReadFramework</text:p>
          </table:table-cell>
          <table:table-cell table:formula="of:=REPLACE([.B3239]; 1; 29; &quot;&quot;)" office:value-type="string" office:string-value="TUWien/ReadFramework" calcext:value-type="string">
            <text:p>TUWien/ReadFramework</text:p>
          </table:table-cell>
        </table:table-row>
        <table:table-row table:style-name="ro1">
          <table:table-cell office:value-type="float" office:value="31673200" calcext:value-type="float">
            <text:p>31673200</text:p>
          </table:table-cell>
          <table:table-cell office:value-type="string" calcext:value-type="string">
            <text:p>https://api.github.com/repos/deepsea-inria/encore</text:p>
          </table:table-cell>
          <table:table-cell table:formula="of:=REPLACE([.B3240]; 1; 29; &quot;&quot;)" office:value-type="string" office:string-value="deepsea-inria/encore" calcext:value-type="string">
            <text:p>deepsea-inria/encore</text:p>
          </table:table-cell>
        </table:table-row>
        <table:table-row table:style-name="ro1">
          <table:table-cell office:value-type="float" office:value="31861678" calcext:value-type="float">
            <text:p>31861678</text:p>
          </table:table-cell>
          <table:table-cell office:value-type="string" calcext:value-type="string">
            <text:p>https://api.github.com/repos/inolen/redream</text:p>
          </table:table-cell>
          <table:table-cell table:formula="of:=REPLACE([.B3241]; 1; 29; &quot;&quot;)" office:value-type="string" office:string-value="inolen/redream" calcext:value-type="string">
            <text:p>inolen/redream</text:p>
          </table:table-cell>
        </table:table-row>
        <table:table-row table:style-name="ro1">
          <table:table-cell office:value-type="float" office:value="31896946" calcext:value-type="float">
            <text:p>31896946</text:p>
          </table:table-cell>
          <table:table-cell office:value-type="string" calcext:value-type="string">
            <text:p>https://api.github.com/repos/dune-community/dune-gdt</text:p>
          </table:table-cell>
          <table:table-cell table:formula="of:=REPLACE([.B3242]; 1; 29; &quot;&quot;)" office:value-type="string" office:string-value="dune-community/dune-gdt" calcext:value-type="string">
            <text:p>dune-community/dune-gdt</text:p>
          </table:table-cell>
        </table:table-row>
        <table:table-row table:style-name="ro1">
          <table:table-cell office:value-type="float" office:value="31902712" calcext:value-type="float">
            <text:p>31902712</text:p>
          </table:table-cell>
          <table:table-cell office:value-type="string" calcext:value-type="string">
            <text:p>https://api.github.com/repos/dafer45/TBTK</text:p>
          </table:table-cell>
          <table:table-cell table:formula="of:=REPLACE([.B3243]; 1; 29; &quot;&quot;)" office:value-type="string" office:string-value="dafer45/TBTK" calcext:value-type="string">
            <text:p>dafer45/TBTK</text:p>
          </table:table-cell>
        </table:table-row>
        <table:table-row table:style-name="ro1">
          <table:table-cell office:value-type="float" office:value="31912926" calcext:value-type="float">
            <text:p>31912926</text:p>
          </table:table-cell>
          <table:table-cell office:value-type="string" calcext:value-type="string">
            <text:p>https://api.github.com/repos/StanfordPL/stoke</text:p>
          </table:table-cell>
          <table:table-cell table:formula="of:=REPLACE([.B3244]; 1; 29; &quot;&quot;)" office:value-type="string" office:string-value="StanfordPL/stoke" calcext:value-type="string">
            <text:p>StanfordPL/stoke</text:p>
          </table:table-cell>
        </table:table-row>
        <table:table-row table:style-name="ro1">
          <table:table-cell office:value-type="float" office:value="31985484" calcext:value-type="float">
            <text:p>31985484</text:p>
          </table:table-cell>
          <table:table-cell office:value-type="string" calcext:value-type="string">
            <text:p>https://api.github.com/repos/intercept/intercept</text:p>
          </table:table-cell>
          <table:table-cell table:formula="of:=REPLACE([.B3245]; 1; 29; &quot;&quot;)" office:value-type="string" office:string-value="intercept/intercept" calcext:value-type="string">
            <text:p>intercept/intercept</text:p>
          </table:table-cell>
        </table:table-row>
        <table:table-row table:style-name="ro1">
          <table:table-cell office:value-type="float" office:value="32053421" calcext:value-type="float">
            <text:p>32053421</text:p>
          </table:table-cell>
          <table:table-cell office:value-type="string" calcext:value-type="string">
            <text:p>https://api.github.com/repos/CE-Programming/CEmu</text:p>
          </table:table-cell>
          <table:table-cell table:formula="of:=REPLACE([.B3246]; 1; 29; &quot;&quot;)" office:value-type="string" office:string-value="CE-Programming/CEmu" calcext:value-type="string">
            <text:p>CE-Programming/CEmu</text:p>
          </table:table-cell>
        </table:table-row>
        <table:table-row table:style-name="ro1">
          <table:table-cell office:value-type="float" office:value="32063283" calcext:value-type="float">
            <text:p>32063283</text:p>
          </table:table-cell>
          <table:table-cell office:value-type="string" calcext:value-type="string">
            <text:p>https://api.github.com/repos/LukeUsher/Cxbx-Reloaded</text:p>
          </table:table-cell>
          <table:table-cell table:formula="of:=REPLACE([.B3247]; 1; 29; &quot;&quot;)" office:value-type="string" office:string-value="LukeUsher/Cxbx-Reloaded" calcext:value-type="string">
            <text:p>LukeUsher/Cxbx-Reloaded</text:p>
          </table:table-cell>
        </table:table-row>
        <table:table-row table:style-name="ro1">
          <table:table-cell office:value-type="float" office:value="32119727" calcext:value-type="float">
            <text:p>32119727</text:p>
          </table:table-cell>
          <table:table-cell office:value-type="string" calcext:value-type="string">
            <text:p>https://api.github.com/repos/tree-sitter/tree-sitter</text:p>
          </table:table-cell>
          <table:table-cell table:formula="of:=REPLACE([.B3248]; 1; 29; &quot;&quot;)" office:value-type="string" office:string-value="tree-sitter/tree-sitter" calcext:value-type="string">
            <text:p>tree-sitter/tree-sitter</text:p>
          </table:table-cell>
        </table:table-row>
        <table:table-row table:style-name="ro1">
          <table:table-cell office:value-type="float" office:value="32130561" calcext:value-type="float">
            <text:p>32130561</text:p>
          </table:table-cell>
          <table:table-cell office:value-type="string" calcext:value-type="string">
            <text:p>https://api.github.com/repos/psi4/psi4</text:p>
          </table:table-cell>
          <table:table-cell table:formula="of:=REPLACE([.B3249]; 1; 29; &quot;&quot;)" office:value-type="string" office:string-value="psi4/psi4" calcext:value-type="string">
            <text:p>psi4/psi4</text:p>
          </table:table-cell>
        </table:table-row>
        <table:table-row table:style-name="ro1">
          <table:table-cell office:value-type="float" office:value="32235003" calcext:value-type="float">
            <text:p>32235003</text:p>
          </table:table-cell>
          <table:table-cell office:value-type="string" calcext:value-type="string">
            <text:p>https://api.github.com/repos/sensics/OSVR-RenderManager</text:p>
          </table:table-cell>
          <table:table-cell table:formula="of:=REPLACE([.B3250]; 1; 29; &quot;&quot;)" office:value-type="string" office:string-value="sensics/OSVR-RenderManager" calcext:value-type="string">
            <text:p>sensics/OSVR-RenderManager</text:p>
          </table:table-cell>
        </table:table-row>
        <table:table-row table:style-name="ro1">
          <table:table-cell office:value-type="float" office:value="32265789" calcext:value-type="float">
            <text:p>32265789</text:p>
          </table:table-cell>
          <table:table-cell office:value-type="string" calcext:value-type="string">
            <text:p>https://api.github.com/repos/KhronosGroup/Vulkan-LoaderAndValidationLayers</text:p>
          </table:table-cell>
          <table:table-cell table:formula="of:=REPLACE([.B3251]; 1; 29; &quot;&quot;)" office:value-type="string" office:string-value="KhronosGroup/Vulkan-LoaderAndValidationLayers" calcext:value-type="string">
            <text:p>KhronosGroup/Vulkan-LoaderAndValidationLayers</text:p>
          </table:table-cell>
        </table:table-row>
        <table:table-row table:style-name="ro1">
          <table:table-cell office:value-type="float" office:value="32266610" calcext:value-type="float">
            <text:p>32266610</text:p>
          </table:table-cell>
          <table:table-cell office:value-type="string" calcext:value-type="string">
            <text:p>https://api.github.com/repos/LunarG/VulkanSamples</text:p>
          </table:table-cell>
          <table:table-cell table:formula="of:=REPLACE([.B3252]; 1; 29; &quot;&quot;)" office:value-type="string" office:string-value="LunarG/VulkanSamples" calcext:value-type="string">
            <text:p>LunarG/VulkanSamples</text:p>
          </table:table-cell>
        </table:table-row>
        <table:table-row table:style-name="ro1">
          <table:table-cell office:value-type="float" office:value="32266675" calcext:value-type="float">
            <text:p>32266675</text:p>
          </table:table-cell>
          <table:table-cell office:value-type="string" calcext:value-type="string">
            <text:p>https://api.github.com/repos/LunarG/VulkanTools</text:p>
          </table:table-cell>
          <table:table-cell table:formula="of:=REPLACE([.B3253]; 1; 29; &quot;&quot;)" office:value-type="string" office:string-value="LunarG/VulkanTools" calcext:value-type="string">
            <text:p>LunarG/VulkanTools</text:p>
          </table:table-cell>
        </table:table-row>
        <table:table-row table:style-name="ro1">
          <table:table-cell office:value-type="float" office:value="32274721" calcext:value-type="float">
            <text:p>32274721</text:p>
          </table:table-cell>
          <table:table-cell office:value-type="string" calcext:value-type="string">
            <text:p>https://api.github.com/repos/tensorflow/serving</text:p>
          </table:table-cell>
          <table:table-cell table:formula="of:=REPLACE([.B3254]; 1; 29; &quot;&quot;)" office:value-type="string" office:string-value="tensorflow/serving" calcext:value-type="string">
            <text:p>tensorflow/serving</text:p>
          </table:table-cell>
        </table:table-row>
        <table:table-row table:style-name="ro1">
          <table:table-cell office:value-type="float" office:value="32275660" calcext:value-type="float">
            <text:p>32275660</text:p>
          </table:table-cell>
          <table:table-cell office:value-type="string" calcext:value-type="string">
            <text:p>https://api.github.com/repos/EpochModTeam/DayZ-Epoch</text:p>
          </table:table-cell>
          <table:table-cell table:formula="of:=REPLACE([.B3255]; 1; 29; &quot;&quot;)" office:value-type="string" office:string-value="EpochModTeam/DayZ-Epoch" calcext:value-type="string">
            <text:p>EpochModTeam/DayZ-Epoch</text:p>
          </table:table-cell>
        </table:table-row>
        <table:table-row table:style-name="ro1">
          <table:table-cell office:value-type="float" office:value="32287912" calcext:value-type="float">
            <text:p>32287912</text:p>
          </table:table-cell>
          <table:table-cell office:value-type="string" calcext:value-type="string">
            <text:p>https://api.github.com/repos/uncrustify/uncrustify</text:p>
          </table:table-cell>
          <table:table-cell table:formula="of:=REPLACE([.B3256]; 1; 29; &quot;&quot;)" office:value-type="string" office:string-value="uncrustify/uncrustify" calcext:value-type="string">
            <text:p>uncrustify/uncrustify</text:p>
          </table:table-cell>
        </table:table-row>
        <table:table-row table:style-name="ro1">
          <table:table-cell office:value-type="float" office:value="32310907" calcext:value-type="float">
            <text:p>32310907</text:p>
          </table:table-cell>
          <table:table-cell office:value-type="string" calcext:value-type="string">
            <text:p>https://api.github.com/repos/fralx/LimeReport</text:p>
          </table:table-cell>
          <table:table-cell table:formula="of:=REPLACE([.B3257]; 1; 29; &quot;&quot;)" office:value-type="string" office:string-value="fralx/LimeReport" calcext:value-type="string">
            <text:p>fralx/LimeReport</text:p>
          </table:table-cell>
        </table:table-row>
        <table:table-row table:style-name="ro1">
          <table:table-cell office:value-type="float" office:value="32379769" calcext:value-type="float">
            <text:p>32379769</text:p>
          </table:table-cell>
          <table:table-cell office:value-type="string" calcext:value-type="string">
            <text:p>https://api.github.com/repos/zcash/zcash</text:p>
          </table:table-cell>
          <table:table-cell table:formula="of:=REPLACE([.B3258]; 1; 29; &quot;&quot;)" office:value-type="string" office:string-value="zcash/zcash" calcext:value-type="string">
            <text:p>zcash/zcash</text:p>
          </table:table-cell>
        </table:table-row>
        <table:table-row table:style-name="ro1">
          <table:table-cell office:value-type="float" office:value="32430516" calcext:value-type="float">
            <text:p>32430516</text:p>
          </table:table-cell>
          <table:table-cell office:value-type="string" calcext:value-type="string">
            <text:p>https://api.github.com/repos/derselbst/ANMP</text:p>
          </table:table-cell>
          <table:table-cell table:formula="of:=REPLACE([.B3259]; 1; 29; &quot;&quot;)" office:value-type="string" office:string-value="derselbst/ANMP" calcext:value-type="string">
            <text:p>derselbst/ANMP</text:p>
          </table:table-cell>
        </table:table-row>
        <table:table-row table:style-name="ro1">
          <table:table-cell office:value-type="float" office:value="32533130" calcext:value-type="float">
            <text:p>32533130</text:p>
          </table:table-cell>
          <table:table-cell office:value-type="string" calcext:value-type="string">
            <text:p>https://api.github.com/repos/realm/realm-js</text:p>
          </table:table-cell>
          <table:table-cell table:formula="of:=REPLACE([.B3260]; 1; 29; &quot;&quot;)" office:value-type="string" office:string-value="realm/realm-js" calcext:value-type="string">
            <text:p>realm/realm-js</text:p>
          </table:table-cell>
        </table:table-row>
        <table:table-row table:style-name="ro1">
          <table:table-cell office:value-type="float" office:value="32551992" calcext:value-type="float">
            <text:p>32551992</text:p>
          </table:table-cell>
          <table:table-cell office:value-type="string" calcext:value-type="string">
            <text:p>https://api.github.com/repos/connormanning/entwine</text:p>
          </table:table-cell>
          <table:table-cell table:formula="of:=REPLACE([.B3261]; 1; 29; &quot;&quot;)" office:value-type="string" office:string-value="connormanning/entwine" calcext:value-type="string">
            <text:p>connormanning/entwine</text:p>
          </table:table-cell>
        </table:table-row>
        <table:table-row table:style-name="ro1">
          <table:table-cell office:value-type="float" office:value="32764140" calcext:value-type="float">
            <text:p>32764140</text:p>
          </table:table-cell>
          <table:table-cell office:value-type="string" calcext:value-type="string">
            <text:p>https://api.github.com/repos/Syping/gta5sync</text:p>
          </table:table-cell>
          <table:table-cell table:formula="of:=REPLACE([.B3262]; 1; 29; &quot;&quot;)" office:value-type="string" office:string-value="Syping/gta5sync" calcext:value-type="string">
            <text:p>Syping/gta5sync</text:p>
          </table:table-cell>
        </table:table-row>
        <table:table-row table:style-name="ro1">
          <table:table-cell office:value-type="float" office:value="32767693" calcext:value-type="float">
            <text:p>32767693</text:p>
          </table:table-cell>
          <table:table-cell office:value-type="string" calcext:value-type="string">
            <text:p>https://api.github.com/repos/webcamoid/webcamoid</text:p>
          </table:table-cell>
          <table:table-cell table:formula="of:=REPLACE([.B3263]; 1; 29; &quot;&quot;)" office:value-type="string" office:string-value="webcamoid/webcamoid" calcext:value-type="string">
            <text:p>webcamoid/webcamoid</text:p>
          </table:table-cell>
        </table:table-row>
        <table:table-row table:style-name="ro1">
          <table:table-cell office:value-type="float" office:value="32843138" calcext:value-type="float">
            <text:p>32843138</text:p>
          </table:table-cell>
          <table:table-cell office:value-type="string" calcext:value-type="string">
            <text:p>https://api.github.com/repos/markummitchell/engauge-digitizer</text:p>
          </table:table-cell>
          <table:table-cell table:formula="of:=REPLACE([.B3264]; 1; 29; &quot;&quot;)" office:value-type="string" office:string-value="markummitchell/engauge-digitizer" calcext:value-type="string">
            <text:p>markummitchell/engauge-digitizer</text:p>
          </table:table-cell>
        </table:table-row>
        <table:table-row table:style-name="ro1">
          <table:table-cell office:value-type="float" office:value="32850892" calcext:value-type="float">
            <text:p>32850892</text:p>
          </table:table-cell>
          <table:table-cell office:value-type="string" calcext:value-type="string">
            <text:p>https://api.github.com/repos/openSUSE/libstorage-ng</text:p>
          </table:table-cell>
          <table:table-cell table:formula="of:=REPLACE([.B3265]; 1; 29; &quot;&quot;)" office:value-type="string" office:string-value="openSUSE/libstorage-ng" calcext:value-type="string">
            <text:p>openSUSE/libstorage-ng</text:p>
          </table:table-cell>
        </table:table-row>
        <table:table-row table:style-name="ro1">
          <table:table-cell office:value-type="float" office:value="32884336" calcext:value-type="float">
            <text:p>32884336</text:p>
          </table:table-cell>
          <table:table-cell office:value-type="string" calcext:value-type="string">
            <text:p>https://api.github.com/repos/JPGygax68/libCppGUI</text:p>
          </table:table-cell>
          <table:table-cell table:formula="of:=REPLACE([.B3266]; 1; 29; &quot;&quot;)" office:value-type="string" office:string-value="JPGygax68/libCppGUI" calcext:value-type="string">
            <text:p>JPGygax68/libCppGUI</text:p>
          </table:table-cell>
        </table:table-row>
        <table:table-row table:style-name="ro1">
          <table:table-cell office:value-type="float" office:value="32894779" calcext:value-type="float">
            <text:p>32894779</text:p>
          </table:table-cell>
          <table:table-cell office:value-type="string" calcext:value-type="string">
            <text:p>https://api.github.com/repos/liavt/MACE</text:p>
          </table:table-cell>
          <table:table-cell table:formula="of:=REPLACE([.B3267]; 1; 29; &quot;&quot;)" office:value-type="string" office:string-value="liavt/MACE" calcext:value-type="string">
            <text:p>liavt/MACE</text:p>
          </table:table-cell>
        </table:table-row>
        <table:table-row table:style-name="ro1">
          <table:table-cell office:value-type="float" office:value="32907987" calcext:value-type="float">
            <text:p>32907987</text:p>
          </table:table-cell>
          <table:table-cell office:value-type="string" calcext:value-type="string">
            <text:p>https://api.github.com/repos/pybind/pybind11</text:p>
          </table:table-cell>
          <table:table-cell table:formula="of:=REPLACE([.B3268]; 1; 29; &quot;&quot;)" office:value-type="string" office:string-value="pybind/pybind11" calcext:value-type="string">
            <text:p>pybind/pybind11</text:p>
          </table:table-cell>
        </table:table-row>
        <table:table-row table:style-name="ro1">
          <table:table-cell office:value-type="float" office:value="33020240" calcext:value-type="float">
            <text:p>33020240</text:p>
          </table:table-cell>
          <table:table-cell office:value-type="string" calcext:value-type="string">
            <text:p>https://api.github.com/repos/openscenegraph/OpenSceneGraph</text:p>
          </table:table-cell>
          <table:table-cell table:formula="of:=REPLACE([.B3269]; 1; 29; &quot;&quot;)" office:value-type="string" office:string-value="openscenegraph/OpenSceneGraph" calcext:value-type="string">
            <text:p>openscenegraph/OpenSceneGraph</text:p>
          </table:table-cell>
        </table:table-row>
        <table:table-row table:style-name="ro1">
          <table:table-cell office:value-type="float" office:value="33084790" calcext:value-type="float">
            <text:p>33084790</text:p>
          </table:table-cell>
          <table:table-cell office:value-type="string" calcext:value-type="string">
            <text:p>https://api.github.com/repos/AxioDL/urde</text:p>
          </table:table-cell>
          <table:table-cell table:formula="of:=REPLACE([.B3270]; 1; 29; &quot;&quot;)" office:value-type="string" office:string-value="AxioDL/urde" calcext:value-type="string">
            <text:p>AxioDL/urde</text:p>
          </table:table-cell>
        </table:table-row>
        <table:table-row table:style-name="ro1">
          <table:table-cell office:value-type="float" office:value="33136740" calcext:value-type="float">
            <text:p>33136740</text:p>
          </table:table-cell>
          <table:table-cell office:value-type="string" calcext:value-type="string">
            <text:p>https://api.github.com/repos/yular/CCplusplus-Project</text:p>
          </table:table-cell>
          <table:table-cell table:formula="of:=REPLACE([.B3271]; 1; 29; &quot;&quot;)" office:value-type="string" office:string-value="yular/CCplusplus-Project" calcext:value-type="string">
            <text:p>yular/CCplusplus-Project</text:p>
          </table:table-cell>
        </table:table-row>
        <table:table-row table:style-name="ro1">
          <table:table-cell office:value-type="float" office:value="33166679" calcext:value-type="float">
            <text:p>33166679</text:p>
          </table:table-cell>
          <table:table-cell office:value-type="string" calcext:value-type="string">
            <text:p>https://api.github.com/repos/yular/CC--InterviewProblem</text:p>
          </table:table-cell>
          <table:table-cell table:formula="of:=REPLACE([.B3272]; 1; 29; &quot;&quot;)" office:value-type="string" office:string-value="yular/CC--InterviewProblem" calcext:value-type="string">
            <text:p>yular/CC--InterviewProblem</text:p>
          </table:table-cell>
        </table:table-row>
        <table:table-row table:style-name="ro1">
          <table:table-cell office:value-type="float" office:value="33233062" calcext:value-type="float">
            <text:p>33233062</text:p>
          </table:table-cell>
          <table:table-cell office:value-type="string" calcext:value-type="string">
            <text:p>https://api.github.com/repos/subutai-io/tray</text:p>
          </table:table-cell>
          <table:table-cell table:formula="of:=REPLACE([.B3273]; 1; 29; &quot;&quot;)" office:value-type="string" office:string-value="subutai-io/tray" calcext:value-type="string">
            <text:p>subutai-io/tray</text:p>
          </table:table-cell>
        </table:table-row>
        <table:table-row table:style-name="ro1">
          <table:table-cell office:value-type="float" office:value="33254987" calcext:value-type="float">
            <text:p>33254987</text:p>
          </table:table-cell>
          <table:table-cell office:value-type="string" calcext:value-type="string">
            <text:p>https://api.github.com/repos/Ziezi/Programming-Principles-and-Practice-Using-C-</text:p>
          </table:table-cell>
          <table:table-cell table:formula="of:=REPLACE([.B3274]; 1; 29; &quot;&quot;)" office:value-type="string" office:string-value="Ziezi/Programming-Principles-and-Practice-Using-C-" calcext:value-type="string">
            <text:p>Ziezi/Programming-Principles-and-Practice-Using-C-</text:p>
          </table:table-cell>
        </table:table-row>
        <table:table-row table:style-name="ro1">
          <table:table-cell office:value-type="float" office:value="33290936" calcext:value-type="float">
            <text:p>33290936</text:p>
          </table:table-cell>
          <table:table-cell office:value-type="string" calcext:value-type="string">
            <text:p>https://api.github.com/repos/robocomp/robocomp-shelly</text:p>
          </table:table-cell>
          <table:table-cell table:formula="of:=REPLACE([.B3275]; 1; 29; &quot;&quot;)" office:value-type="string" office:string-value="robocomp/robocomp-shelly" calcext:value-type="string">
            <text:p>robocomp/robocomp-shelly</text:p>
          </table:table-cell>
        </table:table-row>
        <table:table-row table:style-name="ro1">
          <table:table-cell office:value-type="float" office:value="33297302" calcext:value-type="float">
            <text:p>33297302</text:p>
          </table:table-cell>
          <table:table-cell office:value-type="string" calcext:value-type="string">
            <text:p>https://api.github.com/repos/Pitt-RAS/micromouse</text:p>
          </table:table-cell>
          <table:table-cell table:formula="of:=REPLACE([.B3276]; 1; 29; &quot;&quot;)" office:value-type="string" office:string-value="Pitt-RAS/micromouse" calcext:value-type="string">
            <text:p>Pitt-RAS/micromouse</text:p>
          </table:table-cell>
        </table:table-row>
        <table:table-row table:style-name="ro1">
          <table:table-cell office:value-type="float" office:value="33316291" calcext:value-type="float">
            <text:p>33316291</text:p>
          </table:table-cell>
          <table:table-cell office:value-type="string" calcext:value-type="string">
            <text:p>https://api.github.com/repos/Azure/sonic-swss</text:p>
          </table:table-cell>
          <table:table-cell table:formula="of:=REPLACE([.B3277]; 1; 29; &quot;&quot;)" office:value-type="string" office:string-value="Azure/sonic-swss" calcext:value-type="string">
            <text:p>Azure/sonic-swss</text:p>
          </table:table-cell>
        </table:table-row>
        <table:table-row table:style-name="ro1">
          <table:table-cell office:value-type="float" office:value="33374486" calcext:value-type="float">
            <text:p>33374486</text:p>
          </table:table-cell>
          <table:table-cell office:value-type="string" calcext:value-type="string">
            <text:p>https://api.github.com/repos/xaxxon/v8toolkit</text:p>
          </table:table-cell>
          <table:table-cell table:formula="of:=REPLACE([.B3278]; 1; 29; &quot;&quot;)" office:value-type="string" office:string-value="xaxxon/v8toolkit" calcext:value-type="string">
            <text:p>xaxxon/v8toolkit</text:p>
          </table:table-cell>
        </table:table-row>
        <table:table-row table:style-name="ro1">
          <table:table-cell office:value-type="float" office:value="33381022" calcext:value-type="float">
            <text:p>33381022</text:p>
          </table:table-cell>
          <table:table-cell office:value-type="string" calcext:value-type="string">
            <text:p>https://api.github.com/repos/accosmin/nano</text:p>
          </table:table-cell>
          <table:table-cell table:formula="of:=REPLACE([.B3279]; 1; 29; &quot;&quot;)" office:value-type="string" office:string-value="accosmin/nano" calcext:value-type="string">
            <text:p>accosmin/nano</text:p>
          </table:table-cell>
        </table:table-row>
        <table:table-row table:style-name="ro1">
          <table:table-cell office:value-type="float" office:value="33487175" calcext:value-type="float">
            <text:p>33487175</text:p>
          </table:table-cell>
          <table:table-cell office:value-type="string" calcext:value-type="string">
            <text:p>https://api.github.com/repos/jbloomlab/phydms</text:p>
          </table:table-cell>
          <table:table-cell table:formula="of:=REPLACE([.B3280]; 1; 29; &quot;&quot;)" office:value-type="string" office:string-value="jbloomlab/phydms" calcext:value-type="string">
            <text:p>jbloomlab/phydms</text:p>
          </table:table-cell>
        </table:table-row>
        <table:table-row table:style-name="ro1">
          <table:table-cell office:value-type="float" office:value="33513269" calcext:value-type="float">
            <text:p>33513269</text:p>
          </table:table-cell>
          <table:table-cell office:value-type="string" calcext:value-type="string">
            <text:p>https://api.github.com/repos/FirebirdSQL/firebird</text:p>
          </table:table-cell>
          <table:table-cell table:formula="of:=REPLACE([.B3281]; 1; 29; &quot;&quot;)" office:value-type="string" office:string-value="FirebirdSQL/firebird" calcext:value-type="string">
            <text:p>FirebirdSQL/firebird</text:p>
          </table:table-cell>
        </table:table-row>
        <table:table-row table:style-name="ro1">
          <table:table-cell office:value-type="float" office:value="33517492" calcext:value-type="float">
            <text:p>33517492</text:p>
          </table:table-cell>
          <table:table-cell office:value-type="string" calcext:value-type="string">
            <text:p>https://api.github.com/repos/aws/aws-sdk-cpp</text:p>
          </table:table-cell>
          <table:table-cell table:formula="of:=REPLACE([.B3282]; 1; 29; &quot;&quot;)" office:value-type="string" office:string-value="aws/aws-sdk-cpp" calcext:value-type="string">
            <text:p>aws/aws-sdk-cpp</text:p>
          </table:table-cell>
        </table:table-row>
        <table:table-row table:style-name="ro1">
          <table:table-cell office:value-type="float" office:value="33565706" calcext:value-type="float">
            <text:p>33565706</text:p>
          </table:table-cell>
          <table:table-cell office:value-type="string" calcext:value-type="string">
            <text:p>https://api.github.com/repos/erezcoh4/CLASEG2DataMining</text:p>
          </table:table-cell>
          <table:table-cell table:formula="of:=REPLACE([.B3283]; 1; 29; &quot;&quot;)" office:value-type="string" office:string-value="erezcoh4/CLASEG2DataMining" calcext:value-type="string">
            <text:p>erezcoh4/CLASEG2DataMining</text:p>
          </table:table-cell>
        </table:table-row>
        <table:table-row table:style-name="ro1">
          <table:table-cell office:value-type="float" office:value="33637159" calcext:value-type="float">
            <text:p>33637159</text:p>
          </table:table-cell>
          <table:table-cell office:value-type="string" calcext:value-type="string">
            <text:p>https://api.github.com/repos/magland/mountainlab</text:p>
          </table:table-cell>
          <table:table-cell table:formula="of:=REPLACE([.B3284]; 1; 29; &quot;&quot;)" office:value-type="string" office:string-value="magland/mountainlab" calcext:value-type="string">
            <text:p>magland/mountainlab</text:p>
          </table:table-cell>
        </table:table-row>
        <table:table-row table:style-name="ro1">
          <table:table-cell office:value-type="float" office:value="33651075" calcext:value-type="float">
            <text:p>33651075</text:p>
          </table:table-cell>
          <table:table-cell office:value-type="string" calcext:value-type="string">
            <text:p>https://api.github.com/repos/telegramdesktop/tdesktop</text:p>
          </table:table-cell>
          <table:table-cell table:formula="of:=REPLACE([.B3285]; 1; 29; &quot;&quot;)" office:value-type="string" office:string-value="telegramdesktop/tdesktop" calcext:value-type="string">
            <text:p>telegramdesktop/tdesktop</text:p>
          </table:table-cell>
        </table:table-row>
        <table:table-row table:style-name="ro1">
          <table:table-cell office:value-type="float" office:value="33661983" calcext:value-type="float">
            <text:p>33661983</text:p>
          </table:table-cell>
          <table:table-cell office:value-type="string" calcext:value-type="string">
            <text:p>https://api.github.com/repos/sedwards2009/extraterm</text:p>
          </table:table-cell>
          <table:table-cell table:formula="of:=REPLACE([.B3286]; 1; 29; &quot;&quot;)" office:value-type="string" office:string-value="sedwards2009/extraterm" calcext:value-type="string">
            <text:p>sedwards2009/extraterm</text:p>
          </table:table-cell>
        </table:table-row>
        <table:table-row table:style-name="ro1">
          <table:table-cell office:value-type="float" office:value="33696126" calcext:value-type="float">
            <text:p>33696126</text:p>
          </table:table-cell>
          <table:table-cell office:value-type="string" calcext:value-type="string">
            <text:p>https://api.github.com/repos/lysevi/dariadb</text:p>
          </table:table-cell>
          <table:table-cell table:formula="of:=REPLACE([.B3287]; 1; 29; &quot;&quot;)" office:value-type="string" office:string-value="lysevi/dariadb" calcext:value-type="string">
            <text:p>lysevi/dariadb</text:p>
          </table:table-cell>
        </table:table-row>
        <table:table-row table:style-name="ro1">
          <table:table-cell office:value-type="float" office:value="33711305" calcext:value-type="float">
            <text:p>33711305</text:p>
          </table:table-cell>
          <table:table-cell office:value-type="string" calcext:value-type="string">
            <text:p>https://api.github.com/repos/eegeo/eegeo-example-app</text:p>
          </table:table-cell>
          <table:table-cell table:formula="of:=REPLACE([.B3288]; 1; 29; &quot;&quot;)" office:value-type="string" office:string-value="eegeo/eegeo-example-app" calcext:value-type="string">
            <text:p>eegeo/eegeo-example-app</text:p>
          </table:table-cell>
        </table:table-row>
        <table:table-row table:style-name="ro1">
          <table:table-cell office:value-type="float" office:value="33745929" calcext:value-type="float">
            <text:p>33745929</text:p>
          </table:table-cell>
          <table:table-cell office:value-type="string" calcext:value-type="string">
            <text:p>https://api.github.com/repos/Nitrokey/libnitrokey</text:p>
          </table:table-cell>
          <table:table-cell table:formula="of:=REPLACE([.B3289]; 1; 29; &quot;&quot;)" office:value-type="string" office:string-value="Nitrokey/libnitrokey" calcext:value-type="string">
            <text:p>Nitrokey/libnitrokey</text:p>
          </table:table-cell>
        </table:table-row>
        <table:table-row table:style-name="ro1">
          <table:table-cell office:value-type="float" office:value="33878928" calcext:value-type="float">
            <text:p>33878928</text:p>
          </table:table-cell>
          <table:table-cell office:value-type="string" calcext:value-type="string">
            <text:p>https://api.github.com/repos/Entropy/Entropy</text:p>
          </table:table-cell>
          <table:table-cell table:formula="of:=REPLACE([.B3290]; 1; 29; &quot;&quot;)" office:value-type="string" office:string-value="Entropy/Entropy" calcext:value-type="string">
            <text:p>Entropy/Entropy</text:p>
          </table:table-cell>
        </table:table-row>
        <table:table-row table:style-name="ro1">
          <table:table-cell office:value-type="float" office:value="33880737" calcext:value-type="float">
            <text:p>33880737</text:p>
          </table:table-cell>
          <table:table-cell office:value-type="string" calcext:value-type="string">
            <text:p>https://api.github.com/repos/RadeonOpenCompute/hcc</text:p>
          </table:table-cell>
          <table:table-cell table:formula="of:=REPLACE([.B3291]; 1; 29; &quot;&quot;)" office:value-type="string" office:string-value="RadeonOpenCompute/hcc" calcext:value-type="string">
            <text:p>RadeonOpenCompute/hcc</text:p>
          </table:table-cell>
        </table:table-row>
        <table:table-row table:style-name="ro1">
          <table:table-cell office:value-type="float" office:value="34014717" calcext:value-type="float">
            <text:p>34014717</text:p>
          </table:table-cell>
          <table:table-cell office:value-type="string" calcext:value-type="string">
            <text:p>https://api.github.com/repos/ArduPilot/ardupilot</text:p>
          </table:table-cell>
          <table:table-cell table:formula="of:=REPLACE([.B3292]; 1; 29; &quot;&quot;)" office:value-type="string" office:string-value="ArduPilot/ardupilot" calcext:value-type="string">
            <text:p>ArduPilot/ardupilot</text:p>
          </table:table-cell>
        </table:table-row>
        <table:table-row table:style-name="ro1">
          <table:table-cell office:value-type="float" office:value="34028063" calcext:value-type="float">
            <text:p>34028063</text:p>
          </table:table-cell>
          <table:table-cell office:value-type="string" calcext:value-type="string">
            <text:p>https://api.github.com/repos/nghttp2/nghttp2</text:p>
          </table:table-cell>
          <table:table-cell table:formula="of:=REPLACE([.B3293]; 1; 29; &quot;&quot;)" office:value-type="string" office:string-value="nghttp2/nghttp2" calcext:value-type="string">
            <text:p>nghttp2/nghttp2</text:p>
          </table:table-cell>
        </table:table-row>
        <table:table-row table:style-name="ro1">
          <table:table-cell office:value-type="float" office:value="34044427" calcext:value-type="float">
            <text:p>34044427</text:p>
          </table:table-cell>
          <table:table-cell office:value-type="string" calcext:value-type="string">
            <text:p>https://api.github.com/repos/opentoonz/opentoonz</text:p>
          </table:table-cell>
          <table:table-cell table:formula="of:=REPLACE([.B3294]; 1; 29; &quot;&quot;)" office:value-type="string" office:string-value="opentoonz/opentoonz" calcext:value-type="string">
            <text:p>opentoonz/opentoonz</text:p>
          </table:table-cell>
        </table:table-row>
        <table:table-row table:style-name="ro1">
          <table:table-cell office:value-type="float" office:value="34289381" calcext:value-type="float">
            <text:p>34289381</text:p>
          </table:table-cell>
          <table:table-cell office:value-type="string" calcext:value-type="string">
            <text:p>https://api.github.com/repos/BlueQuartzSoftware/DREAM3D</text:p>
          </table:table-cell>
          <table:table-cell table:formula="of:=REPLACE([.B3295]; 1; 29; &quot;&quot;)" office:value-type="string" office:string-value="BlueQuartzSoftware/DREAM3D" calcext:value-type="string">
            <text:p>BlueQuartzSoftware/DREAM3D</text:p>
          </table:table-cell>
        </table:table-row>
        <table:table-row table:style-name="ro1">
          <table:table-cell office:value-type="float" office:value="34341166" calcext:value-type="float">
            <text:p>34341166</text:p>
          </table:table-cell>
          <table:table-cell office:value-type="string" calcext:value-type="string">
            <text:p>https://api.github.com/repos/StanfordLPNG/pantheon</text:p>
          </table:table-cell>
          <table:table-cell table:formula="of:=REPLACE([.B3296]; 1; 29; &quot;&quot;)" office:value-type="string" office:string-value="StanfordLPNG/pantheon" calcext:value-type="string">
            <text:p>StanfordLPNG/pantheon</text:p>
          </table:table-cell>
        </table:table-row>
        <table:table-row table:style-name="ro1">
          <table:table-cell office:value-type="float" office:value="34361353" calcext:value-type="float">
            <text:p>34361353</text:p>
          </table:table-cell>
          <table:table-cell office:value-type="string" calcext:value-type="string">
            <text:p>https://api.github.com/repos/omega-gg/Sky</text:p>
          </table:table-cell>
          <table:table-cell table:formula="of:=REPLACE([.B3297]; 1; 29; &quot;&quot;)" office:value-type="string" office:string-value="omega-gg/Sky" calcext:value-type="string">
            <text:p>omega-gg/Sky</text:p>
          </table:table-cell>
        </table:table-row>
        <table:table-row table:style-name="ro1">
          <table:table-cell office:value-type="float" office:value="34438861" calcext:value-type="float">
            <text:p>34438861</text:p>
          </table:table-cell>
          <table:table-cell office:value-type="string" calcext:value-type="string">
            <text:p>https://api.github.com/repos/eclufsc/ophidian</text:p>
          </table:table-cell>
          <table:table-cell table:formula="of:=REPLACE([.B3298]; 1; 29; &quot;&quot;)" office:value-type="string" office:string-value="eclufsc/ophidian" calcext:value-type="string">
            <text:p>eclufsc/ophidian</text:p>
          </table:table-cell>
        </table:table-row>
        <table:table-row table:style-name="ro1">
          <table:table-cell office:value-type="float" office:value="34452887" calcext:value-type="float">
            <text:p>34452887</text:p>
          </table:table-cell>
          <table:table-cell office:value-type="string" calcext:value-type="string">
            <text:p>https://api.github.com/repos/electron/electron</text:p>
          </table:table-cell>
          <table:table-cell table:formula="of:=REPLACE([.B3299]; 1; 29; &quot;&quot;)" office:value-type="string" office:string-value="electron/electron" calcext:value-type="string">
            <text:p>electron/electron</text:p>
          </table:table-cell>
        </table:table-row>
        <table:table-row table:style-name="ro1">
          <table:table-cell office:value-type="float" office:value="34461599" calcext:value-type="float">
            <text:p>34461599</text:p>
          </table:table-cell>
          <table:table-cell office:value-type="string" calcext:value-type="string">
            <text:p>https://api.github.com/repos/Intel-HLS/GenomicsDB</text:p>
          </table:table-cell>
          <table:table-cell table:formula="of:=REPLACE([.B3300]; 1; 29; &quot;&quot;)" office:value-type="string" office:string-value="Intel-HLS/GenomicsDB" calcext:value-type="string">
            <text:p>Intel-HLS/GenomicsDB</text:p>
          </table:table-cell>
        </table:table-row>
        <table:table-row table:style-name="ro1">
          <table:table-cell office:value-type="float" office:value="34477981" calcext:value-type="float">
            <text:p>34477981</text:p>
          </table:table-cell>
          <table:table-cell office:value-type="string" calcext:value-type="string">
            <text:p>https://api.github.com/repos/optimad/MIMMO</text:p>
          </table:table-cell>
          <table:table-cell table:formula="of:=REPLACE([.B3301]; 1; 29; &quot;&quot;)" office:value-type="string" office:string-value="optimad/MIMMO" calcext:value-type="string">
            <text:p>optimad/MIMMO</text:p>
          </table:table-cell>
        </table:table-row>
        <table:table-row table:style-name="ro1">
          <table:table-cell office:value-type="float" office:value="34543832" calcext:value-type="float">
            <text:p>34543832</text:p>
          </table:table-cell>
          <table:table-cell office:value-type="string" calcext:value-type="string">
            <text:p>https://api.github.com/repos/HDembinski/histogram</text:p>
          </table:table-cell>
          <table:table-cell table:formula="of:=REPLACE([.B3302]; 1; 29; &quot;&quot;)" office:value-type="string" office:string-value="HDembinski/histogram" calcext:value-type="string">
            <text:p>HDembinski/histogram</text:p>
          </table:table-cell>
        </table:table-row>
        <table:table-row table:style-name="ro1">
          <table:table-cell office:value-type="float" office:value="34594589" calcext:value-type="float">
            <text:p>34594589</text:p>
          </table:table-cell>
          <table:table-cell office:value-type="string" calcext:value-type="string">
            <text:p>https://api.github.com/repos/OPM/opm-simulators</text:p>
          </table:table-cell>
          <table:table-cell table:formula="of:=REPLACE([.B3303]; 1; 29; &quot;&quot;)" office:value-type="string" office:string-value="OPM/opm-simulators" calcext:value-type="string">
            <text:p>OPM/opm-simulators</text:p>
          </table:table-cell>
        </table:table-row>
        <table:table-row table:style-name="ro1">
          <table:table-cell office:value-type="float" office:value="34608653" calcext:value-type="float">
            <text:p>34608653</text:p>
          </table:table-cell>
          <table:table-cell office:value-type="string" calcext:value-type="string">
            <text:p>https://api.github.com/repos/gennaroprota/breath</text:p>
          </table:table-cell>
          <table:table-cell table:formula="of:=REPLACE([.B3304]; 1; 29; &quot;&quot;)" office:value-type="string" office:string-value="gennaroprota/breath" calcext:value-type="string">
            <text:p>gennaroprota/breath</text:p>
          </table:table-cell>
        </table:table-row>
        <table:table-row table:style-name="ro1">
          <table:table-cell office:value-type="float" office:value="34671588" calcext:value-type="float">
            <text:p>34671588</text:p>
          </table:table-cell>
          <table:table-cell office:value-type="string" calcext:value-type="string">
            <text:p>https://api.github.com/repos/linalgwrap/linalgwrap</text:p>
          </table:table-cell>
          <table:table-cell table:formula="of:=REPLACE([.B3305]; 1; 29; &quot;&quot;)" office:value-type="string" office:string-value="linalgwrap/linalgwrap" calcext:value-type="string">
            <text:p>linalgwrap/linalgwrap</text:p>
          </table:table-cell>
        </table:table-row>
        <table:table-row table:style-name="ro1">
          <table:table-cell office:value-type="float" office:value="34779873" calcext:value-type="float">
            <text:p>34779873</text:p>
          </table:table-cell>
          <table:table-cell office:value-type="string" calcext:value-type="string">
            <text:p>https://api.github.com/repos/wilbert2000/wzplayer</text:p>
          </table:table-cell>
          <table:table-cell table:formula="of:=REPLACE([.B3306]; 1; 29; &quot;&quot;)" office:value-type="string" office:string-value="wilbert2000/wzplayer" calcext:value-type="string">
            <text:p>wilbert2000/wzplayer</text:p>
          </table:table-cell>
        </table:table-row>
        <table:table-row table:style-name="ro1">
          <table:table-cell office:value-type="float" office:value="34805708" calcext:value-type="float">
            <text:p>34805708</text:p>
          </table:table-cell>
          <table:table-cell office:value-type="string" calcext:value-type="string">
            <text:p>https://api.github.com/repos/yngccc/apby</text:p>
          </table:table-cell>
          <table:table-cell table:formula="of:=REPLACE([.B3307]; 1; 29; &quot;&quot;)" office:value-type="string" office:string-value="yngccc/apby" calcext:value-type="string">
            <text:p>yngccc/apby</text:p>
          </table:table-cell>
        </table:table-row>
        <table:table-row table:style-name="ro1">
          <table:table-cell office:value-type="float" office:value="34829853" calcext:value-type="float">
            <text:p>34829853</text:p>
          </table:table-cell>
          <table:table-cell office:value-type="string" calcext:value-type="string">
            <text:p>https://api.github.com/repos/Vector35/binaryninja-api</text:p>
          </table:table-cell>
          <table:table-cell table:formula="of:=REPLACE([.B3308]; 1; 29; &quot;&quot;)" office:value-type="string" office:string-value="Vector35/binaryninja-api" calcext:value-type="string">
            <text:p>Vector35/binaryninja-api</text:p>
          </table:table-cell>
        </table:table-row>
        <table:table-row table:style-name="ro1">
          <table:table-cell office:value-type="float" office:value="34830004" calcext:value-type="float">
            <text:p>34830004</text:p>
          </table:table-cell>
          <table:table-cell office:value-type="string" calcext:value-type="string">
            <text:p>https://api.github.com/repos/griefly/griefly</text:p>
          </table:table-cell>
          <table:table-cell table:formula="of:=REPLACE([.B3309]; 1; 29; &quot;&quot;)" office:value-type="string" office:string-value="griefly/griefly" calcext:value-type="string">
            <text:p>griefly/griefly</text:p>
          </table:table-cell>
        </table:table-row>
        <table:table-row table:style-name="ro1">
          <table:table-cell office:value-type="float" office:value="34850197" calcext:value-type="float">
            <text:p>34850197</text:p>
          </table:table-cell>
          <table:table-cell office:value-type="string" calcext:value-type="string">
            <text:p>https://api.github.com/repos/hamko/procon</text:p>
          </table:table-cell>
          <table:table-cell table:formula="of:=REPLACE([.B3310]; 1; 29; &quot;&quot;)" office:value-type="string" office:string-value="hamko/procon" calcext:value-type="string">
            <text:p>hamko/procon</text:p>
          </table:table-cell>
        </table:table-row>
        <table:table-row table:style-name="ro1">
          <table:table-cell office:value-type="float" office:value="34911337" calcext:value-type="float">
            <text:p>34911337</text:p>
          </table:table-cell>
          <table:table-cell office:value-type="string" calcext:value-type="string">
            <text:p>https://api.github.com/repos/facebook/redex</text:p>
          </table:table-cell>
          <table:table-cell table:formula="of:=REPLACE([.B3311]; 1; 29; &quot;&quot;)" office:value-type="string" office:string-value="facebook/redex" calcext:value-type="string">
            <text:p>facebook/redex</text:p>
          </table:table-cell>
        </table:table-row>
        <table:table-row table:style-name="ro1">
          <table:table-cell office:value-type="float" office:value="35053837" calcext:value-type="float">
            <text:p>35053837</text:p>
          </table:table-cell>
          <table:table-cell office:value-type="string" calcext:value-type="string">
            <text:p>https://api.github.com/repos/apache/incubator-impala</text:p>
          </table:table-cell>
          <table:table-cell table:formula="of:=REPLACE([.B3312]; 1; 29; &quot;&quot;)" office:value-type="string" office:string-value="apache/incubator-impala" calcext:value-type="string">
            <text:p>apache/incubator-impala</text:p>
          </table:table-cell>
        </table:table-row>
        <table:table-row table:style-name="ro1">
          <table:table-cell office:value-type="float" office:value="35088207" calcext:value-type="float">
            <text:p>35088207</text:p>
          </table:table-cell>
          <table:table-cell office:value-type="string" calcext:value-type="string">
            <text:p>https://api.github.com/repos/cern-eos/eos</text:p>
          </table:table-cell>
          <table:table-cell table:formula="of:=REPLACE([.B3313]; 1; 29; &quot;&quot;)" office:value-type="string" office:string-value="cern-eos/eos" calcext:value-type="string">
            <text:p>cern-eos/eos</text:p>
          </table:table-cell>
        </table:table-row>
        <table:table-row table:style-name="ro1">
          <table:table-cell office:value-type="float" office:value="35104893" calcext:value-type="float">
            <text:p>35104893</text:p>
          </table:table-cell>
          <table:table-cell office:value-type="string" calcext:value-type="string">
            <text:p>https://api.github.com/repos/imgag/ngs-bits</text:p>
          </table:table-cell>
          <table:table-cell table:formula="of:=REPLACE([.B3314]; 1; 29; &quot;&quot;)" office:value-type="string" office:string-value="imgag/ngs-bits" calcext:value-type="string">
            <text:p>imgag/ngs-bits</text:p>
          </table:table-cell>
        </table:table-row>
        <table:table-row table:style-name="ro1">
          <table:table-cell office:value-type="float" office:value="35112579" calcext:value-type="float">
            <text:p>35112579</text:p>
          </table:table-cell>
          <table:table-cell office:value-type="string" calcext:value-type="string">
            <text:p>https://api.github.com/repos/vurtun/nuklear</text:p>
          </table:table-cell>
          <table:table-cell table:formula="of:=REPLACE([.B3315]; 1; 29; &quot;&quot;)" office:value-type="string" office:string-value="vurtun/nuklear" calcext:value-type="string">
            <text:p>vurtun/nuklear</text:p>
          </table:table-cell>
        </table:table-row>
        <table:table-row table:style-name="ro1">
          <table:table-cell office:value-type="float" office:value="35168521" calcext:value-type="float">
            <text:p>35168521</text:p>
          </table:table-cell>
          <table:table-cell office:value-type="string" calcext:value-type="string">
            <text:p>https://api.github.com/repos/sarfata/kbox-firmware</text:p>
          </table:table-cell>
          <table:table-cell table:formula="of:=REPLACE([.B3316]; 1; 29; &quot;&quot;)" office:value-type="string" office:string-value="sarfata/kbox-firmware" calcext:value-type="string">
            <text:p>sarfata/kbox-firmware</text:p>
          </table:table-cell>
        </table:table-row>
        <table:table-row table:style-name="ro1">
          <table:table-cell office:value-type="float" office:value="35181289" calcext:value-type="float">
            <text:p>35181289</text:p>
          </table:table-cell>
          <table:table-cell office:value-type="string" calcext:value-type="string">
            <text:p>https://api.github.com/repos/apache/incubator-quickstep</text:p>
          </table:table-cell>
          <table:table-cell table:formula="of:=REPLACE([.B3317]; 1; 29; &quot;&quot;)" office:value-type="string" office:string-value="apache/incubator-quickstep" calcext:value-type="string">
            <text:p>apache/incubator-quickstep</text:p>
          </table:table-cell>
        </table:table-row>
        <table:table-row table:style-name="ro1">
          <table:table-cell office:value-type="float" office:value="35215991" calcext:value-type="float">
            <text:p>35215991</text:p>
          </table:table-cell>
          <table:table-cell office:value-type="string" calcext:value-type="string">
            <text:p>https://api.github.com/repos/moneroexamples/onion-monero-blockchain-explorer</text:p>
          </table:table-cell>
          <table:table-cell table:formula="of:=REPLACE([.B3318]; 1; 29; &quot;&quot;)" office:value-type="string" office:string-value="moneroexamples/onion-monero-blockchain-explorer" calcext:value-type="string">
            <text:p>moneroexamples/onion-monero-blockchain-explorer</text:p>
          </table:table-cell>
        </table:table-row>
        <table:table-row table:style-name="ro1">
          <table:table-cell office:value-type="float" office:value="35385734" calcext:value-type="float">
            <text:p>35385734</text:p>
          </table:table-cell>
          <table:table-cell office:value-type="string" calcext:value-type="string">
            <text:p>https://api.github.com/repos/romanvm/WsgiBoostServer</text:p>
          </table:table-cell>
          <table:table-cell table:formula="of:=REPLACE([.B3319]; 1; 29; &quot;&quot;)" office:value-type="string" office:string-value="romanvm/WsgiBoostServer" calcext:value-type="string">
            <text:p>romanvm/WsgiBoostServer</text:p>
          </table:table-cell>
        </table:table-row>
        <table:table-row table:style-name="ro1">
          <table:table-cell office:value-type="float" office:value="35410901" calcext:value-type="float">
            <text:p>35410901</text:p>
          </table:table-cell>
          <table:table-cell office:value-type="string" calcext:value-type="string">
            <text:p>https://api.github.com/repos/gaoshuaifu/kungfu</text:p>
          </table:table-cell>
          <table:table-cell table:formula="of:=REPLACE([.B3320]; 1; 29; &quot;&quot;)" office:value-type="string" office:string-value="gaoshuaifu/kungfu" calcext:value-type="string">
            <text:p>gaoshuaifu/kungfu</text:p>
          </table:table-cell>
        </table:table-row>
        <table:table-row table:style-name="ro1">
          <table:table-cell office:value-type="float" office:value="35420915" calcext:value-type="float">
            <text:p>35420915</text:p>
          </table:table-cell>
          <table:table-cell office:value-type="string" calcext:value-type="string">
            <text:p>https://api.github.com/repos/GPUOpen-Tools/CodeXL</text:p>
          </table:table-cell>
          <table:table-cell table:formula="of:=REPLACE([.B3321]; 1; 29; &quot;&quot;)" office:value-type="string" office:string-value="GPUOpen-Tools/CodeXL" calcext:value-type="string">
            <text:p>GPUOpen-Tools/CodeXL</text:p>
          </table:table-cell>
        </table:table-row>
        <table:table-row table:style-name="ro1">
          <table:table-cell office:value-type="float" office:value="35422352" calcext:value-type="float">
            <text:p>35422352</text:p>
          </table:table-cell>
          <table:table-cell office:value-type="string" calcext:value-type="string">
            <text:p>https://api.github.com/repos/personalrobotics/aikido</text:p>
          </table:table-cell>
          <table:table-cell table:formula="of:=REPLACE([.B3322]; 1; 29; &quot;&quot;)" office:value-type="string" office:string-value="personalrobotics/aikido" calcext:value-type="string">
            <text:p>personalrobotics/aikido</text:p>
          </table:table-cell>
        </table:table-row>
        <table:table-row table:style-name="ro1">
          <table:table-cell office:value-type="float" office:value="35438742" calcext:value-type="float">
            <text:p>35438742</text:p>
          </table:table-cell>
          <table:table-cell office:value-type="string" calcext:value-type="string">
            <text:p>https://api.github.com/repos/michaeljclark/riscv-meta</text:p>
          </table:table-cell>
          <table:table-cell table:formula="of:=REPLACE([.B3323]; 1; 29; &quot;&quot;)" office:value-type="string" office:string-value="michaeljclark/riscv-meta" calcext:value-type="string">
            <text:p>michaeljclark/riscv-meta</text:p>
          </table:table-cell>
        </table:table-row>
        <table:table-row table:style-name="ro1">
          <table:table-cell office:value-type="float" office:value="35459307" calcext:value-type="float">
            <text:p>35459307</text:p>
          </table:table-cell>
          <table:table-cell office:value-type="string" calcext:value-type="string">
            <text:p>https://api.github.com/repos/DOCGroup/ACE_TAO</text:p>
          </table:table-cell>
          <table:table-cell table:formula="of:=REPLACE([.B3324]; 1; 29; &quot;&quot;)" office:value-type="string" office:string-value="DOCGroup/ACE_TAO" calcext:value-type="string">
            <text:p>DOCGroup/ACE_TAO</text:p>
          </table:table-cell>
        </table:table-row>
        <table:table-row table:style-name="ro1">
          <table:table-cell office:value-type="float" office:value="35463153" calcext:value-type="float">
            <text:p>35463153</text:p>
          </table:table-cell>
          <table:table-cell office:value-type="string" calcext:value-type="string">
            <text:p>https://api.github.com/repos/pulsar-chem/Pulsar-Core</text:p>
          </table:table-cell>
          <table:table-cell table:formula="of:=REPLACE([.B3325]; 1; 29; &quot;&quot;)" office:value-type="string" office:string-value="pulsar-chem/Pulsar-Core" calcext:value-type="string">
            <text:p>pulsar-chem/Pulsar-Core</text:p>
          </table:table-cell>
        </table:table-row>
        <table:table-row table:style-name="ro1">
          <table:table-cell office:value-type="float" office:value="35681958" calcext:value-type="float">
            <text:p>35681958</text:p>
          </table:table-cell>
          <table:table-cell office:value-type="string" calcext:value-type="string">
            <text:p>https://api.github.com/repos/bioinfologics/w2rap-contigger</text:p>
          </table:table-cell>
          <table:table-cell table:formula="of:=REPLACE([.B3326]; 1; 29; &quot;&quot;)" office:value-type="string" office:string-value="bioinfologics/w2rap-contigger" calcext:value-type="string">
            <text:p>bioinfologics/w2rap-contigger</text:p>
          </table:table-cell>
        </table:table-row>
        <table:table-row table:style-name="ro1">
          <table:table-cell office:value-type="float" office:value="35824595" calcext:value-type="float">
            <text:p>35824595</text:p>
          </table:table-cell>
          <table:table-cell office:value-type="string" calcext:value-type="string">
            <text:p>https://api.github.com/repos/fmtlib/fmt</text:p>
          </table:table-cell>
          <table:table-cell table:formula="of:=REPLACE([.B3327]; 1; 29; &quot;&quot;)" office:value-type="string" office:string-value="fmtlib/fmt" calcext:value-type="string">
            <text:p>fmtlib/fmt</text:p>
          </table:table-cell>
        </table:table-row>
        <table:table-row table:style-name="ro1">
          <table:table-cell office:value-type="float" office:value="35891741" calcext:value-type="float">
            <text:p>35891741</text:p>
          </table:table-cell>
          <table:table-cell office:value-type="string" calcext:value-type="string">
            <text:p>https://api.github.com/repos/Aqueti/atl</text:p>
          </table:table-cell>
          <table:table-cell table:formula="of:=REPLACE([.B3328]; 1; 29; &quot;&quot;)" office:value-type="string" office:string-value="Aqueti/atl" calcext:value-type="string">
            <text:p>Aqueti/atl</text:p>
          </table:table-cell>
        </table:table-row>
        <table:table-row table:style-name="ro1">
          <table:table-cell office:value-type="float" office:value="35917675" calcext:value-type="float">
            <text:p>35917675</text:p>
          </table:table-cell>
          <table:table-cell office:value-type="string" calcext:value-type="string">
            <text:p>https://api.github.com/repos/sofa-framework/sofa</text:p>
          </table:table-cell>
          <table:table-cell table:formula="of:=REPLACE([.B3329]; 1; 29; &quot;&quot;)" office:value-type="string" office:string-value="sofa-framework/sofa" calcext:value-type="string">
            <text:p>sofa-framework/sofa</text:p>
          </table:table-cell>
        </table:table-row>
        <table:table-row table:style-name="ro1">
          <table:table-cell office:value-type="float" office:value="35933611" calcext:value-type="float">
            <text:p>35933611</text:p>
          </table:table-cell>
          <table:table-cell office:value-type="string" calcext:value-type="string">
            <text:p>https://api.github.com/repos/Azure/azure-iot-gateway-sdk</text:p>
          </table:table-cell>
          <table:table-cell table:formula="of:=REPLACE([.B3330]; 1; 29; &quot;&quot;)" office:value-type="string" office:string-value="Azure/azure-iot-gateway-sdk" calcext:value-type="string">
            <text:p>Azure/azure-iot-gateway-sdk</text:p>
          </table:table-cell>
        </table:table-row>
        <table:table-row table:style-name="ro1">
          <table:table-cell office:value-type="float" office:value="36008197" calcext:value-type="float">
            <text:p>36008197</text:p>
          </table:table-cell>
          <table:table-cell office:value-type="string" calcext:value-type="string">
            <text:p>https://api.github.com/repos/evangelistalab/forte</text:p>
          </table:table-cell>
          <table:table-cell table:formula="of:=REPLACE([.B3331]; 1; 29; &quot;&quot;)" office:value-type="string" office:string-value="evangelistalab/forte" calcext:value-type="string">
            <text:p>evangelistalab/forte</text:p>
          </table:table-cell>
        </table:table-row>
        <table:table-row table:style-name="ro1">
          <table:table-cell office:value-type="float" office:value="36147920" calcext:value-type="float">
            <text:p>36147920</text:p>
          </table:table-cell>
          <table:table-cell office:value-type="string" calcext:value-type="string">
            <text:p>https://api.github.com/repos/code-hunger/opengl3-sandbox</text:p>
          </table:table-cell>
          <table:table-cell table:formula="of:=REPLACE([.B3332]; 1; 29; &quot;&quot;)" office:value-type="string" office:string-value="code-hunger/opengl3-sandbox" calcext:value-type="string">
            <text:p>code-hunger/opengl3-sandbox</text:p>
          </table:table-cell>
        </table:table-row>
        <table:table-row table:style-name="ro1">
          <table:table-cell office:value-type="float" office:value="36348588" calcext:value-type="float">
            <text:p>36348588</text:p>
          </table:table-cell>
          <table:table-cell office:value-type="string" calcext:value-type="string">
            <text:p>https://api.github.com/repos/KhronosGroup/SPIRV-Cross</text:p>
          </table:table-cell>
          <table:table-cell table:formula="of:=REPLACE([.B3333]; 1; 29; &quot;&quot;)" office:value-type="string" office:string-value="KhronosGroup/SPIRV-Cross" calcext:value-type="string">
            <text:p>KhronosGroup/SPIRV-Cross</text:p>
          </table:table-cell>
        </table:table-row>
        <table:table-row table:style-name="ro1">
          <table:table-cell office:value-type="float" office:value="36425597" calcext:value-type="float">
            <text:p>36425597</text:p>
          </table:table-cell>
          <table:table-cell office:value-type="string" calcext:value-type="string">
            <text:p>https://api.github.com/repos/dassencio/cracking-the-coding-interview</text:p>
          </table:table-cell>
          <table:table-cell table:formula="of:=REPLACE([.B3334]; 1; 29; &quot;&quot;)" office:value-type="string" office:string-value="dassencio/cracking-the-coding-interview" calcext:value-type="string">
            <text:p>dassencio/cracking-the-coding-interview</text:p>
          </table:table-cell>
        </table:table-row>
        <table:table-row table:style-name="ro1">
          <table:table-cell office:value-type="float" office:value="36483801" calcext:value-type="float">
            <text:p>36483801</text:p>
          </table:table-cell>
          <table:table-cell office:value-type="string" calcext:value-type="string">
            <text:p>https://api.github.com/repos/foonathan/standardese</text:p>
          </table:table-cell>
          <table:table-cell table:formula="of:=REPLACE([.B3335]; 1; 29; &quot;&quot;)" office:value-type="string" office:string-value="foonathan/standardese" calcext:value-type="string">
            <text:p>foonathan/standardese</text:p>
          </table:table-cell>
        </table:table-row>
        <table:table-row table:style-name="ro1">
          <table:table-cell office:value-type="float" office:value="36551311" calcext:value-type="float">
            <text:p>36551311</text:p>
          </table:table-cell>
          <table:table-cell office:value-type="string" calcext:value-type="string">
            <text:p>https://api.github.com/repos/doyubkim/fluid-engine-dev</text:p>
          </table:table-cell>
          <table:table-cell table:formula="of:=REPLACE([.B3336]; 1; 29; &quot;&quot;)" office:value-type="string" office:string-value="doyubkim/fluid-engine-dev" calcext:value-type="string">
            <text:p>doyubkim/fluid-engine-dev</text:p>
          </table:table-cell>
        </table:table-row>
        <table:table-row table:style-name="ro1">
          <table:table-cell office:value-type="float" office:value="36602213" calcext:value-type="float">
            <text:p>36602213</text:p>
          </table:table-cell>
          <table:table-cell office:value-type="string" calcext:value-type="string">
            <text:p>https://api.github.com/repos/robotology/OpenSoT</text:p>
          </table:table-cell>
          <table:table-cell table:formula="of:=REPLACE([.B3337]; 1; 29; &quot;&quot;)" office:value-type="string" office:string-value="robotology/OpenSoT" calcext:value-type="string">
            <text:p>robotology/OpenSoT</text:p>
          </table:table-cell>
        </table:table-row>
        <table:table-row table:style-name="ro1">
          <table:table-cell office:value-type="float" office:value="36655690" calcext:value-type="float">
            <text:p>36655690</text:p>
          </table:table-cell>
          <table:table-cell office:value-type="string" calcext:value-type="string">
            <text:p>https://api.github.com/repos/wpilibsuite/allwpilib</text:p>
          </table:table-cell>
          <table:table-cell table:formula="of:=REPLACE([.B3338]; 1; 29; &quot;&quot;)" office:value-type="string" office:string-value="wpilibsuite/allwpilib" calcext:value-type="string">
            <text:p>wpilibsuite/allwpilib</text:p>
          </table:table-cell>
        </table:table-row>
        <table:table-row table:style-name="ro1">
          <table:table-cell office:value-type="float" office:value="36666006" calcext:value-type="float">
            <text:p>36666006</text:p>
          </table:table-cell>
          <table:table-cell office:value-type="string" calcext:value-type="string">
            <text:p>https://api.github.com/repos/openthread/openthread</text:p>
          </table:table-cell>
          <table:table-cell table:formula="of:=REPLACE([.B3339]; 1; 29; &quot;&quot;)" office:value-type="string" office:string-value="openthread/openthread" calcext:value-type="string">
            <text:p>openthread/openthread</text:p>
          </table:table-cell>
        </table:table-row>
        <table:table-row table:style-name="ro1">
          <table:table-cell office:value-type="float" office:value="36688088" calcext:value-type="float">
            <text:p>36688088</text:p>
          </table:table-cell>
          <table:table-cell office:value-type="string" calcext:value-type="string">
            <text:p>https://api.github.com/repos/RobotJustina/JUSTINA</text:p>
          </table:table-cell>
          <table:table-cell table:formula="of:=REPLACE([.B3340]; 1; 29; &quot;&quot;)" office:value-type="string" office:string-value="RobotJustina/JUSTINA" calcext:value-type="string">
            <text:p>RobotJustina/JUSTINA</text:p>
          </table:table-cell>
        </table:table-row>
        <table:table-row table:style-name="ro1">
          <table:table-cell office:value-type="float" office:value="36746464" calcext:value-type="float">
            <text:p>36746464</text:p>
          </table:table-cell>
          <table:table-cell office:value-type="string" calcext:value-type="string">
            <text:p>https://api.github.com/repos/CMS-PD/ALPHA</text:p>
          </table:table-cell>
          <table:table-cell table:formula="of:=REPLACE([.B3341]; 1; 29; &quot;&quot;)" office:value-type="string" office:string-value="CMS-PD/ALPHA" calcext:value-type="string">
            <text:p>CMS-PD/ALPHA</text:p>
          </table:table-cell>
        </table:table-row>
        <table:table-row table:style-name="ro1">
          <table:table-cell office:value-type="float" office:value="36817729" calcext:value-type="float">
            <text:p>36817729</text:p>
          </table:table-cell>
          <table:table-cell office:value-type="string" calcext:value-type="string">
            <text:p>https://api.github.com/repos/FNickRU/Labs</text:p>
          </table:table-cell>
          <table:table-cell table:formula="of:=REPLACE([.B3342]; 1; 29; &quot;&quot;)" office:value-type="string" office:string-value="FNickRU/Labs" calcext:value-type="string">
            <text:p>FNickRU/Labs</text:p>
          </table:table-cell>
        </table:table-row>
        <table:table-row table:style-name="ro1">
          <table:table-cell office:value-type="float" office:value="36887978" calcext:value-type="float">
            <text:p>36887978</text:p>
          </table:table-cell>
          <table:table-cell office:value-type="string" calcext:value-type="string">
            <text:p>https://api.github.com/repos/kmcdermo/Timing</text:p>
          </table:table-cell>
          <table:table-cell table:formula="of:=REPLACE([.B3343]; 1; 29; &quot;&quot;)" office:value-type="string" office:string-value="kmcdermo/Timing" calcext:value-type="string">
            <text:p>kmcdermo/Timing</text:p>
          </table:table-cell>
        </table:table-row>
        <table:table-row table:style-name="ro1">
          <table:table-cell office:value-type="float" office:value="36909097" calcext:value-type="float">
            <text:p>36909097</text:p>
          </table:table-cell>
          <table:table-cell office:value-type="string" calcext:value-type="string">
            <text:p>https://api.github.com/repos/facebookexperimental/eden</text:p>
          </table:table-cell>
          <table:table-cell table:formula="of:=REPLACE([.B3344]; 1; 29; &quot;&quot;)" office:value-type="string" office:string-value="facebookexperimental/eden" calcext:value-type="string">
            <text:p>facebookexperimental/eden</text:p>
          </table:table-cell>
        </table:table-row>
        <table:table-row table:style-name="ro1">
          <table:table-cell office:value-type="float" office:value="37165373" calcext:value-type="float">
            <text:p>37165373</text:p>
          </table:table-cell>
          <table:table-cell office:value-type="string" calcext:value-type="string">
            <text:p>https://api.github.com/repos/google/shaka-packager</text:p>
          </table:table-cell>
          <table:table-cell table:formula="of:=REPLACE([.B3345]; 1; 29; &quot;&quot;)" office:value-type="string" office:string-value="google/shaka-packager" calcext:value-type="string">
            <text:p>google/shaka-packager</text:p>
          </table:table-cell>
        </table:table-row>
        <table:table-row table:style-name="ro1">
          <table:table-cell office:value-type="float" office:value="37212852" calcext:value-type="float">
            <text:p>37212852</text:p>
          </table:table-cell>
          <table:table-cell office:value-type="string" calcext:value-type="string">
            <text:p>https://api.github.com/repos/draios/falco</text:p>
          </table:table-cell>
          <table:table-cell table:formula="of:=REPLACE([.B3346]; 1; 29; &quot;&quot;)" office:value-type="string" office:string-value="draios/falco" calcext:value-type="string">
            <text:p>draios/falco</text:p>
          </table:table-cell>
        </table:table-row>
        <table:table-row table:style-name="ro1">
          <table:table-cell office:value-type="float" office:value="37267557" calcext:value-type="float">
            <text:p>37267557</text:p>
          </table:table-cell>
          <table:table-cell office:value-type="string" calcext:value-type="string">
            <text:p>https://api.github.com/repos/EmergingTechnologyAdvisors/node-serialport</text:p>
          </table:table-cell>
          <table:table-cell table:formula="of:=REPLACE([.B3347]; 1; 29; &quot;&quot;)" office:value-type="string" office:string-value="EmergingTechnologyAdvisors/node-serialport" calcext:value-type="string">
            <text:p>EmergingTechnologyAdvisors/node-serialport</text:p>
          </table:table-cell>
        </table:table-row>
        <table:table-row table:style-name="ro1">
          <table:table-cell office:value-type="float" office:value="37277384" calcext:value-type="float">
            <text:p>37277384</text:p>
          </table:table-cell>
          <table:table-cell office:value-type="string" calcext:value-type="string">
            <text:p>https://api.github.com/repos/L-EARN/NoCheatZ-4</text:p>
          </table:table-cell>
          <table:table-cell table:formula="of:=REPLACE([.B3348]; 1; 29; &quot;&quot;)" office:value-type="string" office:string-value="L-EARN/NoCheatZ-4" calcext:value-type="string">
            <text:p>L-EARN/NoCheatZ-4</text:p>
          </table:table-cell>
        </table:table-row>
        <table:table-row table:style-name="ro1">
          <table:table-cell office:value-type="float" office:value="37360290" calcext:value-type="float">
            <text:p>37360290</text:p>
          </table:table-cell>
          <table:table-cell office:value-type="string" calcext:value-type="string">
            <text:p>https://api.github.com/repos/mapbox/wagyu</text:p>
          </table:table-cell>
          <table:table-cell table:formula="of:=REPLACE([.B3349]; 1; 29; &quot;&quot;)" office:value-type="string" office:string-value="mapbox/wagyu" calcext:value-type="string">
            <text:p>mapbox/wagyu</text:p>
          </table:table-cell>
        </table:table-row>
        <table:table-row table:style-name="ro1">
          <table:table-cell office:value-type="float" office:value="37429633" calcext:value-type="float">
            <text:p>37429633</text:p>
          </table:table-cell>
          <table:table-cell office:value-type="string" calcext:value-type="string">
            <text:p>https://api.github.com/repos/rwengine/openrw</text:p>
          </table:table-cell>
          <table:table-cell table:formula="of:=REPLACE([.B3350]; 1; 29; &quot;&quot;)" office:value-type="string" office:string-value="rwengine/openrw" calcext:value-type="string">
            <text:p>rwengine/openrw</text:p>
          </table:table-cell>
        </table:table-row>
        <table:table-row table:style-name="ro1">
          <table:table-cell office:value-type="float" office:value="37495444" calcext:value-type="float">
            <text:p>37495444</text:p>
          </table:table-cell>
          <table:table-cell office:value-type="string" calcext:value-type="string">
            <text:p>https://api.github.com/repos/CRYTEK-CRYENGINE/CRYENGINE</text:p>
          </table:table-cell>
          <table:table-cell table:formula="of:=REPLACE([.B3351]; 1; 29; &quot;&quot;)" office:value-type="string" office:string-value="CRYTEK-CRYENGINE/CRYENGINE" calcext:value-type="string">
            <text:p>CRYTEK-CRYENGINE/CRYENGINE</text:p>
          </table:table-cell>
        </table:table-row>
        <table:table-row table:style-name="ro1">
          <table:table-cell office:value-type="float" office:value="37545494" calcext:value-type="float">
            <text:p>37545494</text:p>
          </table:table-cell>
          <table:table-cell office:value-type="string" calcext:value-type="string">
            <text:p>https://api.github.com/repos/njh/EtherSia</text:p>
          </table:table-cell>
          <table:table-cell table:formula="of:=REPLACE([.B3352]; 1; 29; &quot;&quot;)" office:value-type="string" office:string-value="njh/EtherSia" calcext:value-type="string">
            <text:p>njh/EtherSia</text:p>
          </table:table-cell>
        </table:table-row>
        <table:table-row table:style-name="ro1">
          <table:table-cell office:value-type="float" office:value="37775500" calcext:value-type="float">
            <text:p>37775500</text:p>
          </table:table-cell>
          <table:table-cell office:value-type="string" calcext:value-type="string">
            <text:p>https://api.github.com/repos/elnormous/ouzel</text:p>
          </table:table-cell>
          <table:table-cell table:formula="of:=REPLACE([.B3353]; 1; 29; &quot;&quot;)" office:value-type="string" office:string-value="elnormous/ouzel" calcext:value-type="string">
            <text:p>elnormous/ouzel</text:p>
          </table:table-cell>
        </table:table-row>
        <table:table-row table:style-name="ro1">
          <table:table-cell office:value-type="float" office:value="37964886" calcext:value-type="float">
            <text:p>37964886</text:p>
          </table:table-cell>
          <table:table-cell office:value-type="string" calcext:value-type="string">
            <text:p>https://api.github.com/repos/aboveyou00/GL-VR-Engine</text:p>
          </table:table-cell>
          <table:table-cell table:formula="of:=REPLACE([.B3354]; 1; 29; &quot;&quot;)" office:value-type="string" office:string-value="aboveyou00/GL-VR-Engine" calcext:value-type="string">
            <text:p>aboveyou00/GL-VR-Engine</text:p>
          </table:table-cell>
        </table:table-row>
        <table:table-row table:style-name="ro1">
          <table:table-cell office:value-type="float" office:value="38013705" calcext:value-type="float">
            <text:p>38013705</text:p>
          </table:table-cell>
          <table:table-cell office:value-type="string" calcext:value-type="string">
            <text:p>https://api.github.com/repos/elnormous/rtmp_relay</text:p>
          </table:table-cell>
          <table:table-cell table:formula="of:=REPLACE([.B3355]; 1; 29; &quot;&quot;)" office:value-type="string" office:string-value="elnormous/rtmp_relay" calcext:value-type="string">
            <text:p>elnormous/rtmp_relay</text:p>
          </table:table-cell>
        </table:table-row>
        <table:table-row table:style-name="ro1">
          <table:table-cell office:value-type="float" office:value="38053315" calcext:value-type="float">
            <text:p>38053315</text:p>
          </table:table-cell>
          <table:table-cell office:value-type="string" calcext:value-type="string">
            <text:p>https://api.github.com/repos/svn2github/ncbi_tk</text:p>
          </table:table-cell>
          <table:table-cell table:formula="of:=REPLACE([.B3356]; 1; 29; &quot;&quot;)" office:value-type="string" office:string-value="svn2github/ncbi_tk" calcext:value-type="string">
            <text:p>svn2github/ncbi_tk</text:p>
          </table:table-cell>
        </table:table-row>
        <table:table-row table:style-name="ro1">
          <table:table-cell office:value-type="float" office:value="38071732" calcext:value-type="float">
            <text:p>38071732</text:p>
          </table:table-cell>
          <table:table-cell office:value-type="string" calcext:value-type="string">
            <text:p>https://api.github.com/repos/cmarrin/m8rscript</text:p>
          </table:table-cell>
          <table:table-cell table:formula="of:=REPLACE([.B3357]; 1; 29; &quot;&quot;)" office:value-type="string" office:string-value="cmarrin/m8rscript" calcext:value-type="string">
            <text:p>cmarrin/m8rscript</text:p>
          </table:table-cell>
        </table:table-row>
        <table:table-row table:style-name="ro1">
          <table:table-cell office:value-type="float" office:value="38489783" calcext:value-type="float">
            <text:p>38489783</text:p>
          </table:table-cell>
          <table:table-cell office:value-type="string" calcext:value-type="string">
            <text:p>https://api.github.com/repos/boostorg/fiber</text:p>
          </table:table-cell>
          <table:table-cell table:formula="of:=REPLACE([.B3358]; 1; 29; &quot;&quot;)" office:value-type="string" office:string-value="boostorg/fiber" calcext:value-type="string">
            <text:p>boostorg/fiber</text:p>
          </table:table-cell>
        </table:table-row>
        <table:table-row table:style-name="ro1">
          <table:table-cell office:value-type="float" office:value="38641028" calcext:value-type="float">
            <text:p>38641028</text:p>
          </table:table-cell>
          <table:table-cell office:value-type="string" calcext:value-type="string">
            <text:p>https://api.github.com/repos/natsys/mariadb_10.2</text:p>
          </table:table-cell>
          <table:table-cell table:formula="of:=REPLACE([.B3359]; 1; 29; &quot;&quot;)" office:value-type="string" office:string-value="natsys/mariadb_10.2" calcext:value-type="string">
            <text:p>natsys/mariadb_10.2</text:p>
          </table:table-cell>
        </table:table-row>
        <table:table-row table:style-name="ro1">
          <table:table-cell office:value-type="float" office:value="38711664" calcext:value-type="float">
            <text:p>38711664</text:p>
          </table:table-cell>
          <table:table-cell office:value-type="string" calcext:value-type="string">
            <text:p>https://api.github.com/repos/iLCSoft/lcgeo</text:p>
          </table:table-cell>
          <table:table-cell table:formula="of:=REPLACE([.B3360]; 1; 29; &quot;&quot;)" office:value-type="string" office:string-value="iLCSoft/lcgeo" calcext:value-type="string">
            <text:p>iLCSoft/lcgeo</text:p>
          </table:table-cell>
        </table:table-row>
        <table:table-row table:style-name="ro1">
          <table:table-cell office:value-type="float" office:value="38722909" calcext:value-type="float">
            <text:p>38722909</text:p>
          </table:table-cell>
          <table:table-cell office:value-type="string" calcext:value-type="string">
            <text:p>https://api.github.com/repos/bailey27/cppcryptfs</text:p>
          </table:table-cell>
          <table:table-cell table:formula="of:=REPLACE([.B3361]; 1; 29; &quot;&quot;)" office:value-type="string" office:string-value="bailey27/cppcryptfs" calcext:value-type="string">
            <text:p>bailey27/cppcryptfs</text:p>
          </table:table-cell>
        </table:table-row>
        <table:table-row table:style-name="ro1">
          <table:table-cell office:value-type="float" office:value="38726215" calcext:value-type="float">
            <text:p>38726215</text:p>
          </table:table-cell>
          <table:table-cell office:value-type="string" calcext:value-type="string">
            <text:p>https://api.github.com/repos/SamVanheer/HLEnhanced</text:p>
          </table:table-cell>
          <table:table-cell table:formula="of:=REPLACE([.B3362]; 1; 29; &quot;&quot;)" office:value-type="string" office:string-value="SamVanheer/HLEnhanced" calcext:value-type="string">
            <text:p>SamVanheer/HLEnhanced</text:p>
          </table:table-cell>
        </table:table-row>
        <table:table-row table:style-name="ro1">
          <table:table-cell office:value-type="float" office:value="38757808" calcext:value-type="float">
            <text:p>38757808</text:p>
          </table:table-cell>
          <table:table-cell office:value-type="string" calcext:value-type="string">
            <text:p>https://api.github.com/repos/pixie16/paass</text:p>
          </table:table-cell>
          <table:table-cell table:formula="of:=REPLACE([.B3363]; 1; 29; &quot;&quot;)" office:value-type="string" office:string-value="pixie16/paass" calcext:value-type="string">
            <text:p>pixie16/paass</text:p>
          </table:table-cell>
        </table:table-row>
        <table:table-row table:style-name="ro1">
          <table:table-cell office:value-type="float" office:value="38765624" calcext:value-type="float">
            <text:p>38765624</text:p>
          </table:table-cell>
          <table:table-cell office:value-type="string" calcext:value-type="string">
            <text:p>https://api.github.com/repos/orchidwarestudios/orchis-isle-uwp</text:p>
          </table:table-cell>
          <table:table-cell table:formula="of:=REPLACE([.B3364]; 1; 29; &quot;&quot;)" office:value-type="string" office:string-value="orchidwarestudios/orchis-isle-uwp" calcext:value-type="string">
            <text:p>orchidwarestudios/orchis-isle-uwp</text:p>
          </table:table-cell>
        </table:table-row>
        <table:table-row table:style-name="ro1">
          <table:table-cell office:value-type="float" office:value="38804198" calcext:value-type="float">
            <text:p>38804198</text:p>
          </table:table-cell>
          <table:table-cell office:value-type="string" calcext:value-type="string">
            <text:p>https://api.github.com/repos/Data2Dynamics/d2d</text:p>
          </table:table-cell>
          <table:table-cell table:formula="of:=REPLACE([.B3365]; 1; 29; &quot;&quot;)" office:value-type="string" office:string-value="Data2Dynamics/d2d" calcext:value-type="string">
            <text:p>Data2Dynamics/d2d</text:p>
          </table:table-cell>
        </table:table-row>
        <table:table-row table:style-name="ro1">
          <table:table-cell office:value-type="float" office:value="38847099" calcext:value-type="float">
            <text:p>38847099</text:p>
          </table:table-cell>
          <table:table-cell office:value-type="string" calcext:value-type="string">
            <text:p>https://api.github.com/repos/h2r/ein</text:p>
          </table:table-cell>
          <table:table-cell table:formula="of:=REPLACE([.B3366]; 1; 29; &quot;&quot;)" office:value-type="string" office:string-value="h2r/ein" calcext:value-type="string">
            <text:p>h2r/ein</text:p>
          </table:table-cell>
        </table:table-row>
        <table:table-row table:style-name="ro1">
          <table:table-cell office:value-type="float" office:value="38854865" calcext:value-type="float">
            <text:p>38854865</text:p>
          </table:table-cell>
          <table:table-cell office:value-type="string" calcext:value-type="string">
            <text:p>https://api.github.com/repos/cjy7117/FT-MAGMA</text:p>
          </table:table-cell>
          <table:table-cell table:formula="of:=REPLACE([.B3367]; 1; 29; &quot;&quot;)" office:value-type="string" office:string-value="cjy7117/FT-MAGMA" calcext:value-type="string">
            <text:p>cjy7117/FT-MAGMA</text:p>
          </table:table-cell>
        </table:table-row>
        <table:table-row table:style-name="ro1">
          <table:table-cell office:value-type="float" office:value="39056777" calcext:value-type="float">
            <text:p>39056777</text:p>
          </table:table-cell>
          <table:table-cell office:value-type="string" calcext:value-type="string">
            <text:p>https://api.github.com/repos/mariadb-corporation/mariadb-columnstore-server</text:p>
          </table:table-cell>
          <table:table-cell table:formula="of:=REPLACE([.B3368]; 1; 29; &quot;&quot;)" office:value-type="string" office:string-value="mariadb-corporation/mariadb-columnstore-server" calcext:value-type="string">
            <text:p>mariadb-corporation/mariadb-columnstore-server</text:p>
          </table:table-cell>
        </table:table-row>
        <table:table-row table:style-name="ro1">
          <table:table-cell office:value-type="float" office:value="39073998" calcext:value-type="float">
            <text:p>39073998</text:p>
          </table:table-cell>
          <table:table-cell office:value-type="string" calcext:value-type="string">
            <text:p>https://api.github.com/repos/mariadb-corporation/mariadb-columnstore-engine</text:p>
          </table:table-cell>
          <table:table-cell table:formula="of:=REPLACE([.B3369]; 1; 29; &quot;&quot;)" office:value-type="string" office:string-value="mariadb-corporation/mariadb-columnstore-engine" calcext:value-type="string">
            <text:p>mariadb-corporation/mariadb-columnstore-engine</text:p>
          </table:table-cell>
        </table:table-row>
        <table:table-row table:style-name="ro1">
          <table:table-cell office:value-type="float" office:value="39077241" calcext:value-type="float">
            <text:p>39077241</text:p>
          </table:table-cell>
          <table:table-cell office:value-type="string" calcext:value-type="string">
            <text:p>https://api.github.com/repos/Microsoft/checkedc-clang</text:p>
          </table:table-cell>
          <table:table-cell table:formula="of:=REPLACE([.B3370]; 1; 29; &quot;&quot;)" office:value-type="string" office:string-value="Microsoft/checkedc-clang" calcext:value-type="string">
            <text:p>Microsoft/checkedc-clang</text:p>
          </table:table-cell>
        </table:table-row>
        <table:table-row table:style-name="ro1">
          <table:table-cell office:value-type="float" office:value="39143175" calcext:value-type="float">
            <text:p>39143175</text:p>
          </table:table-cell>
          <table:table-cell office:value-type="string" calcext:value-type="string">
            <text:p>https://api.github.com/repos/yandex/ClickHouse</text:p>
          </table:table-cell>
          <table:table-cell table:formula="of:=REPLACE([.B3371]; 1; 29; &quot;&quot;)" office:value-type="string" office:string-value="yandex/ClickHouse" calcext:value-type="string">
            <text:p>yandex/ClickHouse</text:p>
          </table:table-cell>
        </table:table-row>
        <table:table-row table:style-name="ro1">
          <table:table-cell office:value-type="float" office:value="39217240" calcext:value-type="float">
            <text:p>39217240</text:p>
          </table:table-cell>
          <table:table-cell office:value-type="string" calcext:value-type="string">
            <text:p>https://api.github.com/repos/pdlfs/deltafs</text:p>
          </table:table-cell>
          <table:table-cell table:formula="of:=REPLACE([.B3372]; 1; 29; &quot;&quot;)" office:value-type="string" office:string-value="pdlfs/deltafs" calcext:value-type="string">
            <text:p>pdlfs/deltafs</text:p>
          </table:table-cell>
        </table:table-row>
        <table:table-row table:style-name="ro1">
          <table:table-cell office:value-type="float" office:value="39433609" calcext:value-type="float">
            <text:p>39433609</text:p>
          </table:table-cell>
          <table:table-cell office:value-type="string" calcext:value-type="string">
            <text:p>https://api.github.com/repos/Esri/arcgis-runtime-samples-qt</text:p>
          </table:table-cell>
          <table:table-cell table:formula="of:=REPLACE([.B3373]; 1; 29; &quot;&quot;)" office:value-type="string" office:string-value="Esri/arcgis-runtime-samples-qt" calcext:value-type="string">
            <text:p>Esri/arcgis-runtime-samples-qt</text:p>
          </table:table-cell>
        </table:table-row>
        <table:table-row table:style-name="ro1">
          <table:table-cell office:value-type="float" office:value="39582688" calcext:value-type="float">
            <text:p>39582688</text:p>
          </table:table-cell>
          <table:table-cell office:value-type="string" calcext:value-type="string">
            <text:p>https://api.github.com/repos/fplll/fplll</text:p>
          </table:table-cell>
          <table:table-cell table:formula="of:=REPLACE([.B3374]; 1; 29; &quot;&quot;)" office:value-type="string" office:string-value="fplll/fplll" calcext:value-type="string">
            <text:p>fplll/fplll</text:p>
          </table:table-cell>
        </table:table-row>
        <table:table-row table:style-name="ro1">
          <table:table-cell office:value-type="float" office:value="39605891" calcext:value-type="float">
            <text:p>39605891</text:p>
          </table:table-cell>
          <table:table-cell office:value-type="string" calcext:value-type="string">
            <text:p>https://api.github.com/repos/leek-wars/leekscript</text:p>
          </table:table-cell>
          <table:table-cell table:formula="of:=REPLACE([.B3375]; 1; 29; &quot;&quot;)" office:value-type="string" office:string-value="leek-wars/leekscript" calcext:value-type="string">
            <text:p>leek-wars/leekscript</text:p>
          </table:table-cell>
        </table:table-row>
        <table:table-row table:style-name="ro1">
          <table:table-cell office:value-type="float" office:value="39621883" calcext:value-type="float">
            <text:p>39621883</text:p>
          </table:table-cell>
          <table:table-cell office:value-type="string" calcext:value-type="string">
            <text:p>https://api.github.com/repos/HaliteChallenge/Halite</text:p>
          </table:table-cell>
          <table:table-cell table:formula="of:=REPLACE([.B3376]; 1; 29; &quot;&quot;)" office:value-type="string" office:string-value="HaliteChallenge/Halite" calcext:value-type="string">
            <text:p>HaliteChallenge/Halite</text:p>
          </table:table-cell>
        </table:table-row>
        <table:table-row table:style-name="ro1">
          <table:table-cell office:value-type="float" office:value="39672417" calcext:value-type="float">
            <text:p>39672417</text:p>
          </table:table-cell>
          <table:table-cell office:value-type="string" calcext:value-type="string">
            <text:p>https://api.github.com/repos/trueos/lumina</text:p>
          </table:table-cell>
          <table:table-cell table:formula="of:=REPLACE([.B3377]; 1; 29; &quot;&quot;)" office:value-type="string" office:string-value="trueos/lumina" calcext:value-type="string">
            <text:p>trueos/lumina</text:p>
          </table:table-cell>
        </table:table-row>
        <table:table-row table:style-name="ro1">
          <table:table-cell office:value-type="float" office:value="39754291" calcext:value-type="float">
            <text:p>39754291</text:p>
          </table:table-cell>
          <table:table-cell office:value-type="string" calcext:value-type="string">
            <text:p>https://api.github.com/repos/galabovaa/couscous</text:p>
          </table:table-cell>
          <table:table-cell table:formula="of:=REPLACE([.B3378]; 1; 29; &quot;&quot;)" office:value-type="string" office:string-value="galabovaa/couscous" calcext:value-type="string">
            <text:p>galabovaa/couscous</text:p>
          </table:table-cell>
        </table:table-row>
        <table:table-row table:style-name="ro1">
          <table:table-cell office:value-type="float" office:value="39763820" calcext:value-type="float">
            <text:p>39763820</text:p>
          </table:table-cell>
          <table:table-cell office:value-type="string" calcext:value-type="string">
            <text:p>https://api.github.com/repos/qt/qtdeclarative</text:p>
          </table:table-cell>
          <table:table-cell table:formula="of:=REPLACE([.B3379]; 1; 29; &quot;&quot;)" office:value-type="string" office:string-value="qt/qtdeclarative" calcext:value-type="string">
            <text:p>qt/qtdeclarative</text:p>
          </table:table-cell>
        </table:table-row>
        <table:table-row table:style-name="ro1">
          <table:table-cell office:value-type="float" office:value="39765609" calcext:value-type="float">
            <text:p>39765609</text:p>
          </table:table-cell>
          <table:table-cell office:value-type="string" calcext:value-type="string">
            <text:p>https://api.github.com/repos/qt/qtbase</text:p>
          </table:table-cell>
          <table:table-cell table:formula="of:=REPLACE([.B3380]; 1; 29; &quot;&quot;)" office:value-type="string" office:string-value="qt/qtbase" calcext:value-type="string">
            <text:p>qt/qtbase</text:p>
          </table:table-cell>
        </table:table-row>
        <table:table-row table:style-name="ro1">
          <table:table-cell office:value-type="float" office:value="39767408" calcext:value-type="float">
            <text:p>39767408</text:p>
          </table:table-cell>
          <table:table-cell office:value-type="string" calcext:value-type="string">
            <text:p>https://api.github.com/repos/qt/qtquickcontrols2</text:p>
          </table:table-cell>
          <table:table-cell table:formula="of:=REPLACE([.B3381]; 1; 29; &quot;&quot;)" office:value-type="string" office:string-value="qt/qtquickcontrols2" calcext:value-type="string">
            <text:p>qt/qtquickcontrols2</text:p>
          </table:table-cell>
        </table:table-row>
        <table:table-row table:style-name="ro1">
          <table:table-cell office:value-type="float" office:value="39771769" calcext:value-type="float">
            <text:p>39771769</text:p>
          </table:table-cell>
          <table:table-cell office:value-type="string" calcext:value-type="string">
            <text:p>https://api.github.com/repos/qt/qtwebengine-chromium</text:p>
          </table:table-cell>
          <table:table-cell table:formula="of:=REPLACE([.B3382]; 1; 29; &quot;&quot;)" office:value-type="string" office:string-value="qt/qtwebengine-chromium" calcext:value-type="string">
            <text:p>qt/qtwebengine-chromium</text:p>
          </table:table-cell>
        </table:table-row>
        <table:table-row table:style-name="ro1">
          <table:table-cell office:value-type="float" office:value="39794747" calcext:value-type="float">
            <text:p>39794747</text:p>
          </table:table-cell>
          <table:table-cell office:value-type="string" calcext:value-type="string">
            <text:p>https://api.github.com/repos/qt/qtwebengine</text:p>
          </table:table-cell>
          <table:table-cell table:formula="of:=REPLACE([.B3383]; 1; 29; &quot;&quot;)" office:value-type="string" office:string-value="qt/qtwebengine" calcext:value-type="string">
            <text:p>qt/qtwebengine</text:p>
          </table:table-cell>
        </table:table-row>
        <table:table-row table:style-name="ro1">
          <table:table-cell office:value-type="float" office:value="39834411" calcext:value-type="float">
            <text:p>39834411</text:p>
          </table:table-cell>
          <table:table-cell office:value-type="string" calcext:value-type="string">
            <text:p>https://api.github.com/repos/qt/qtlocation</text:p>
          </table:table-cell>
          <table:table-cell table:formula="of:=REPLACE([.B3384]; 1; 29; &quot;&quot;)" office:value-type="string" office:string-value="qt/qtlocation" calcext:value-type="string">
            <text:p>qt/qtlocation</text:p>
          </table:table-cell>
        </table:table-row>
        <table:table-row table:style-name="ro1">
          <table:table-cell office:value-type="float" office:value="39843533" calcext:value-type="float">
            <text:p>39843533</text:p>
          </table:table-cell>
          <table:table-cell office:value-type="string" calcext:value-type="string">
            <text:p>https://api.github.com/repos/qt/qt3d</text:p>
          </table:table-cell>
          <table:table-cell table:formula="of:=REPLACE([.B3385]; 1; 29; &quot;&quot;)" office:value-type="string" office:string-value="qt/qt3d" calcext:value-type="string">
            <text:p>qt/qt3d</text:p>
          </table:table-cell>
        </table:table-row>
        <table:table-row table:style-name="ro1">
          <table:table-cell office:value-type="float" office:value="39895648" calcext:value-type="float">
            <text:p>39895648</text:p>
          </table:table-cell>
          <table:table-cell office:value-type="string" calcext:value-type="string">
            <text:p>https://api.github.com/repos/ONLYOFFICE/core</text:p>
          </table:table-cell>
          <table:table-cell table:formula="of:=REPLACE([.B3386]; 1; 29; &quot;&quot;)" office:value-type="string" office:string-value="ONLYOFFICE/core" calcext:value-type="string">
            <text:p>ONLYOFFICE/core</text:p>
          </table:table-cell>
        </table:table-row>
        <table:table-row table:style-name="ro1">
          <table:table-cell office:value-type="float" office:value="39911439" calcext:value-type="float">
            <text:p>39911439</text:p>
          </table:table-cell>
          <table:table-cell office:value-type="string" calcext:value-type="string">
            <text:p>https://api.github.com/repos/trailofbits/remill</text:p>
          </table:table-cell>
          <table:table-cell table:formula="of:=REPLACE([.B3387]; 1; 29; &quot;&quot;)" office:value-type="string" office:string-value="trailofbits/remill" calcext:value-type="string">
            <text:p>trailofbits/remill</text:p>
          </table:table-cell>
        </table:table-row>
        <table:table-row table:style-name="ro1">
          <table:table-cell office:value-type="float" office:value="40007232" calcext:value-type="float">
            <text:p>40007232</text:p>
          </table:table-cell>
          <table:table-cell office:value-type="string" calcext:value-type="string">
            <text:p>https://api.github.com/repos/astroidmail/astroid</text:p>
          </table:table-cell>
          <table:table-cell table:formula="of:=REPLACE([.B3388]; 1; 29; &quot;&quot;)" office:value-type="string" office:string-value="astroidmail/astroid" calcext:value-type="string">
            <text:p>astroidmail/astroid</text:p>
          </table:table-cell>
        </table:table-row>
        <table:table-row table:style-name="ro1">
          <table:table-cell office:value-type="float" office:value="40026485" calcext:value-type="float">
            <text:p>40026485</text:p>
          </table:table-cell>
          <table:table-cell office:value-type="string" calcext:value-type="string">
            <text:p>https://api.github.com/repos/uWebSockets/uWebSockets</text:p>
          </table:table-cell>
          <table:table-cell table:formula="of:=REPLACE([.B3389]; 1; 29; &quot;&quot;)" office:value-type="string" office:string-value="uWebSockets/uWebSockets" calcext:value-type="string">
            <text:p>uWebSockets/uWebSockets</text:p>
          </table:table-cell>
        </table:table-row>
        <table:table-row table:style-name="ro1">
          <table:table-cell office:value-type="float" office:value="40062389" calcext:value-type="float">
            <text:p>40062389</text:p>
          </table:table-cell>
          <table:table-cell office:value-type="string" calcext:value-type="string">
            <text:p>https://api.github.com/repos/steptools/NC.js</text:p>
          </table:table-cell>
          <table:table-cell table:formula="of:=REPLACE([.B3390]; 1; 29; &quot;&quot;)" office:value-type="string" office:string-value="steptools/NC.js" calcext:value-type="string">
            <text:p>steptools/NC.js</text:p>
          </table:table-cell>
        </table:table-row>
        <table:table-row table:style-name="ro1">
          <table:table-cell office:value-type="float" office:value="40153038" calcext:value-type="float">
            <text:p>40153038</text:p>
          </table:table-cell>
          <table:table-cell office:value-type="string" calcext:value-type="string">
            <text:p>https://api.github.com/repos/nidium/Nidium</text:p>
          </table:table-cell>
          <table:table-cell table:formula="of:=REPLACE([.B3391]; 1; 29; &quot;&quot;)" office:value-type="string" office:string-value="nidium/Nidium" calcext:value-type="string">
            <text:p>nidium/Nidium</text:p>
          </table:table-cell>
        </table:table-row>
        <table:table-row table:style-name="ro1">
          <table:table-cell office:value-type="float" office:value="40236786" calcext:value-type="float">
            <text:p>40236786</text:p>
          </table:table-cell>
          <table:table-cell office:value-type="string" calcext:value-type="string">
            <text:p>https://api.github.com/repos/KDE/akonadi-contacts</text:p>
          </table:table-cell>
          <table:table-cell table:formula="of:=REPLACE([.B3392]; 1; 29; &quot;&quot;)" office:value-type="string" office:string-value="KDE/akonadi-contacts" calcext:value-type="string">
            <text:p>KDE/akonadi-contacts</text:p>
          </table:table-cell>
        </table:table-row>
        <table:table-row table:style-name="ro1">
          <table:table-cell office:value-type="float" office:value="40446271" calcext:value-type="float">
            <text:p>40446271</text:p>
          </table:table-cell>
          <table:table-cell office:value-type="string" calcext:value-type="string">
            <text:p>https://api.github.com/repos/opencv/opencv</text:p>
          </table:table-cell>
          <table:table-cell table:formula="of:=REPLACE([.B3393]; 1; 29; &quot;&quot;)" office:value-type="string" office:string-value="opencv/opencv" calcext:value-type="string">
            <text:p>opencv/opencv</text:p>
          </table:table-cell>
        </table:table-row>
        <table:table-row table:style-name="ro1">
          <table:table-cell office:value-type="float" office:value="40451137" calcext:value-type="float">
            <text:p>40451137</text:p>
          </table:table-cell>
          <table:table-cell office:value-type="string" calcext:value-type="string">
            <text:p>https://api.github.com/repos/anitaNeutrino/UCorrelator</text:p>
          </table:table-cell>
          <table:table-cell table:formula="of:=REPLACE([.B3394]; 1; 29; &quot;&quot;)" office:value-type="string" office:string-value="anitaNeutrino/UCorrelator" calcext:value-type="string">
            <text:p>anitaNeutrino/UCorrelator</text:p>
          </table:table-cell>
        </table:table-row>
        <table:table-row table:style-name="ro1">
          <table:table-cell office:value-type="float" office:value="40453918" calcext:value-type="float">
            <text:p>40453918</text:p>
          </table:table-cell>
          <table:table-cell office:value-type="string" calcext:value-type="string">
            <text:p>https://api.github.com/repos/opencv/opencv_contrib</text:p>
          </table:table-cell>
          <table:table-cell table:formula="of:=REPLACE([.B3395]; 1; 29; &quot;&quot;)" office:value-type="string" office:string-value="opencv/opencv_contrib" calcext:value-type="string">
            <text:p>opencv/opencv_contrib</text:p>
          </table:table-cell>
        </table:table-row>
        <table:table-row table:style-name="ro1">
          <table:table-cell office:value-type="float" office:value="40536963" calcext:value-type="float">
            <text:p>40536963</text:p>
          </table:table-cell>
          <table:table-cell office:value-type="string" calcext:value-type="string">
            <text:p>https://api.github.com/repos/azerothcore/azerothcore-wotlk</text:p>
          </table:table-cell>
          <table:table-cell table:formula="of:=REPLACE([.B3396]; 1; 29; &quot;&quot;)" office:value-type="string" office:string-value="azerothcore/azerothcore-wotlk" calcext:value-type="string">
            <text:p>azerothcore/azerothcore-wotlk</text:p>
          </table:table-cell>
        </table:table-row>
        <table:table-row table:style-name="ro1">
          <table:table-cell office:value-type="float" office:value="40720302" calcext:value-type="float">
            <text:p>40720302</text:p>
          </table:table-cell>
          <table:table-cell office:value-type="string" calcext:value-type="string">
            <text:p>https://api.github.com/repos/PeterCho/projects</text:p>
          </table:table-cell>
          <table:table-cell table:formula="of:=REPLACE([.B3397]; 1; 29; &quot;&quot;)" office:value-type="string" office:string-value="PeterCho/projects" calcext:value-type="string">
            <text:p>PeterCho/projects</text:p>
          </table:table-cell>
        </table:table-row>
        <table:table-row table:style-name="ro1">
          <table:table-cell office:value-type="float" office:value="40757655" calcext:value-type="float">
            <text:p>40757655</text:p>
          </table:table-cell>
          <table:table-cell office:value-type="string" calcext:value-type="string">
            <text:p>https://api.github.com/repos/WayneDW/leetCode</text:p>
          </table:table-cell>
          <table:table-cell table:formula="of:=REPLACE([.B3398]; 1; 29; &quot;&quot;)" office:value-type="string" office:string-value="WayneDW/leetCode" calcext:value-type="string">
            <text:p>WayneDW/leetCode</text:p>
          </table:table-cell>
        </table:table-row>
        <table:table-row table:style-name="ro1">
          <table:table-cell office:value-type="float" office:value="40899488" calcext:value-type="float">
            <text:p>40899488</text:p>
          </table:table-cell>
          <table:table-cell office:value-type="string" calcext:value-type="string">
            <text:p>https://api.github.com/repos/Tria-Andy/WorkoutEditor</text:p>
          </table:table-cell>
          <table:table-cell table:formula="of:=REPLACE([.B3399]; 1; 29; &quot;&quot;)" office:value-type="string" office:string-value="Tria-Andy/WorkoutEditor" calcext:value-type="string">
            <text:p>Tria-Andy/WorkoutEditor</text:p>
          </table:table-cell>
        </table:table-row>
        <table:table-row table:style-name="ro1">
          <table:table-cell office:value-type="float" office:value="40903995" calcext:value-type="float">
            <text:p>40903995</text:p>
          </table:table-cell>
          <table:table-cell office:value-type="string" calcext:value-type="string">
            <text:p>https://api.github.com/repos/SmartisanTech/Wrench</text:p>
          </table:table-cell>
          <table:table-cell table:formula="of:=REPLACE([.B3400]; 1; 29; &quot;&quot;)" office:value-type="string" office:string-value="SmartisanTech/Wrench" calcext:value-type="string">
            <text:p>SmartisanTech/Wrench</text:p>
          </table:table-cell>
        </table:table-row>
        <table:table-row table:style-name="ro1">
          <table:table-cell office:value-type="float" office:value="40919015" calcext:value-type="float">
            <text:p>40919015</text:p>
          </table:table-cell>
          <table:table-cell office:value-type="string" calcext:value-type="string">
            <text:p>https://api.github.com/repos/avdgrinten/managarm</text:p>
          </table:table-cell>
          <table:table-cell table:formula="of:=REPLACE([.B3401]; 1; 29; &quot;&quot;)" office:value-type="string" office:string-value="avdgrinten/managarm" calcext:value-type="string">
            <text:p>avdgrinten/managarm</text:p>
          </table:table-cell>
        </table:table-row>
        <table:table-row table:style-name="ro1">
          <table:table-cell office:value-type="float" office:value="40964011" calcext:value-type="float">
            <text:p>40964011</text:p>
          </table:table-cell>
          <table:table-cell office:value-type="string" calcext:value-type="string">
            <text:p>https://api.github.com/repos/tekezo/Karabiner-Elements</text:p>
          </table:table-cell>
          <table:table-cell table:formula="of:=REPLACE([.B3402]; 1; 29; &quot;&quot;)" office:value-type="string" office:string-value="tekezo/Karabiner-Elements" calcext:value-type="string">
            <text:p>tekezo/Karabiner-Elements</text:p>
          </table:table-cell>
        </table:table-row>
        <table:table-row table:style-name="ro1">
          <table:table-cell office:value-type="float" office:value="40970196" calcext:value-type="float">
            <text:p>40970196</text:p>
          </table:table-cell>
          <table:table-cell office:value-type="string" calcext:value-type="string">
            <text:p>https://api.github.com/repos/pthulhu/eigen</text:p>
          </table:table-cell>
          <table:table-cell table:formula="of:=REPLACE([.B3403]; 1; 29; &quot;&quot;)" office:value-type="string" office:string-value="pthulhu/eigen" calcext:value-type="string">
            <text:p>pthulhu/eigen</text:p>
          </table:table-cell>
        </table:table-row>
        <table:table-row table:style-name="ro1">
          <table:table-cell office:value-type="float" office:value="40992670" calcext:value-type="float">
            <text:p>40992670</text:p>
          </table:table-cell>
          <table:table-cell office:value-type="string" calcext:value-type="string">
            <text:p>https://api.github.com/repos/h2oai/deepwater</text:p>
          </table:table-cell>
          <table:table-cell table:formula="of:=REPLACE([.B3404]; 1; 29; &quot;&quot;)" office:value-type="string" office:string-value="h2oai/deepwater" calcext:value-type="string">
            <text:p>h2oai/deepwater</text:p>
          </table:table-cell>
        </table:table-row>
        <table:table-row table:style-name="ro1">
          <table:table-cell office:value-type="float" office:value="41024635" calcext:value-type="float">
            <text:p>41024635</text:p>
          </table:table-cell>
          <table:table-cell office:value-type="string" calcext:value-type="string">
            <text:p>https://api.github.com/repos/S6066/Teal</text:p>
          </table:table-cell>
          <table:table-cell table:formula="of:=REPLACE([.B3405]; 1; 29; &quot;&quot;)" office:value-type="string" office:string-value="S6066/Teal" calcext:value-type="string">
            <text:p>S6066/Teal</text:p>
          </table:table-cell>
        </table:table-row>
        <table:table-row table:style-name="ro1">
          <table:table-cell office:value-type="float" office:value="41040109" calcext:value-type="float">
            <text:p>41040109</text:p>
          </table:table-cell>
          <table:table-cell office:value-type="string" calcext:value-type="string">
            <text:p>https://api.github.com/repos/IcebergOS/VM-76</text:p>
          </table:table-cell>
          <table:table-cell table:formula="of:=REPLACE([.B3406]; 1; 29; &quot;&quot;)" office:value-type="string" office:string-value="IcebergOS/VM-76" calcext:value-type="string">
            <text:p>IcebergOS/VM-76</text:p>
          </table:table-cell>
        </table:table-row>
        <table:table-row table:style-name="ro1">
          <table:table-cell office:value-type="float" office:value="41070679" calcext:value-type="float">
            <text:p>41070679</text:p>
          </table:table-cell>
          <table:table-cell office:value-type="string" calcext:value-type="string">
            <text:p>https://api.github.com/repos/AlandSailingRobots/sailingrobot</text:p>
          </table:table-cell>
          <table:table-cell table:formula="of:=REPLACE([.B3407]; 1; 29; &quot;&quot;)" office:value-type="string" office:string-value="AlandSailingRobots/sailingrobot" calcext:value-type="string">
            <text:p>AlandSailingRobots/sailingrobot</text:p>
          </table:table-cell>
        </table:table-row>
        <table:table-row table:style-name="ro1">
          <table:table-cell office:value-type="float" office:value="41088029" calcext:value-type="float">
            <text:p>41088029</text:p>
          </table:table-cell>
          <table:table-cell office:value-type="string" calcext:value-type="string">
            <text:p>https://api.github.com/repos/hmj6639/ictui</text:p>
          </table:table-cell>
          <table:table-cell table:formula="of:=REPLACE([.B3408]; 1; 29; &quot;&quot;)" office:value-type="string" office:string-value="hmj6639/ictui" calcext:value-type="string">
            <text:p>hmj6639/ictui</text:p>
          </table:table-cell>
        </table:table-row>
        <table:table-row table:style-name="ro1">
          <table:table-cell office:value-type="float" office:value="41094654" calcext:value-type="float">
            <text:p>41094654</text:p>
          </table:table-cell>
          <table:table-cell office:value-type="string" calcext:value-type="string">
            <text:p>https://api.github.com/repos/dtmoodie/MetaObject</text:p>
          </table:table-cell>
          <table:table-cell table:formula="of:=REPLACE([.B3409]; 1; 29; &quot;&quot;)" office:value-type="string" office:string-value="dtmoodie/MetaObject" calcext:value-type="string">
            <text:p>dtmoodie/MetaObject</text:p>
          </table:table-cell>
        </table:table-row>
        <table:table-row table:style-name="ro1">
          <table:table-cell office:value-type="float" office:value="41104045" calcext:value-type="float">
            <text:p>41104045</text:p>
          </table:table-cell>
          <table:table-cell office:value-type="string" calcext:value-type="string">
            <text:p>https://api.github.com/repos/manishbisht/Competitive-Programming</text:p>
          </table:table-cell>
          <table:table-cell table:formula="of:=REPLACE([.B3410]; 1; 29; &quot;&quot;)" office:value-type="string" office:string-value="manishbisht/Competitive-Programming" calcext:value-type="string">
            <text:p>manishbisht/Competitive-Programming</text:p>
          </table:table-cell>
        </table:table-row>
        <table:table-row table:style-name="ro1">
          <table:table-cell office:value-type="float" office:value="41170476" calcext:value-type="float">
            <text:p>41170476</text:p>
          </table:table-cell>
          <table:table-cell office:value-type="string" calcext:value-type="string">
            <text:p>https://api.github.com/repos/AO-StreetArt/AOSharedServiceLibrary</text:p>
          </table:table-cell>
          <table:table-cell table:formula="of:=REPLACE([.B3411]; 1; 29; &quot;&quot;)" office:value-type="string" office:string-value="AO-StreetArt/AOSharedServiceLibrary" calcext:value-type="string">
            <text:p>AO-StreetArt/AOSharedServiceLibrary</text:p>
          </table:table-cell>
        </table:table-row>
        <table:table-row table:style-name="ro1">
          <table:table-cell office:value-type="float" office:value="41228312" calcext:value-type="float">
            <text:p>41228312</text:p>
          </table:table-cell>
          <table:table-cell office:value-type="string" calcext:value-type="string">
            <text:p>https://api.github.com/repos/LukasBanana/LLGL</text:p>
          </table:table-cell>
          <table:table-cell table:formula="of:=REPLACE([.B3412]; 1; 29; &quot;&quot;)" office:value-type="string" office:string-value="LukasBanana/LLGL" calcext:value-type="string">
            <text:p>LukasBanana/LLGL</text:p>
          </table:table-cell>
        </table:table-row>
        <table:table-row table:style-name="ro1">
          <table:table-cell office:value-type="float" office:value="41353943" calcext:value-type="float">
            <text:p>41353943</text:p>
          </table:table-cell>
          <table:table-cell office:value-type="string" calcext:value-type="string">
            <text:p>https://api.github.com/repos/IDI-Systems/acre2</text:p>
          </table:table-cell>
          <table:table-cell table:formula="of:=REPLACE([.B3413]; 1; 29; &quot;&quot;)" office:value-type="string" office:string-value="IDI-Systems/acre2" calcext:value-type="string">
            <text:p>IDI-Systems/acre2</text:p>
          </table:table-cell>
        </table:table-row>
        <table:table-row table:style-name="ro1">
          <table:table-cell office:value-type="float" office:value="41422562" calcext:value-type="float">
            <text:p>41422562</text:p>
          </table:table-cell>
          <table:table-cell office:value-type="string" calcext:value-type="string">
            <text:p>https://api.github.com/repos/TES3MP/openmw-tes3mp</text:p>
          </table:table-cell>
          <table:table-cell table:formula="of:=REPLACE([.B3414]; 1; 29; &quot;&quot;)" office:value-type="string" office:string-value="TES3MP/openmw-tes3mp" calcext:value-type="string">
            <text:p>TES3MP/openmw-tes3mp</text:p>
          </table:table-cell>
        </table:table-row>
        <table:table-row table:style-name="ro1">
          <table:table-cell office:value-type="float" office:value="41445014" calcext:value-type="float">
            <text:p>41445014</text:p>
          </table:table-cell>
          <table:table-cell office:value-type="string" calcext:value-type="string">
            <text:p>https://api.github.com/repos/arbonagw/HeliumRain</text:p>
          </table:table-cell>
          <table:table-cell table:formula="of:=REPLACE([.B3415]; 1; 29; &quot;&quot;)" office:value-type="string" office:string-value="arbonagw/HeliumRain" calcext:value-type="string">
            <text:p>arbonagw/HeliumRain</text:p>
          </table:table-cell>
        </table:table-row>
        <table:table-row table:style-name="ro1">
          <table:table-cell office:value-type="float" office:value="41496345" calcext:value-type="float">
            <text:p>41496345</text:p>
          </table:table-cell>
          <table:table-cell office:value-type="string" calcext:value-type="string">
            <text:p>https://api.github.com/repos/swordxx/swordxx</text:p>
          </table:table-cell>
          <table:table-cell table:formula="of:=REPLACE([.B3416]; 1; 29; &quot;&quot;)" office:value-type="string" office:string-value="swordxx/swordxx" calcext:value-type="string">
            <text:p>swordxx/swordxx</text:p>
          </table:table-cell>
        </table:table-row>
        <table:table-row table:style-name="ro1">
          <table:table-cell office:value-type="float" office:value="41523351" calcext:value-type="float">
            <text:p>41523351</text:p>
          </table:table-cell>
          <table:table-cell office:value-type="string" calcext:value-type="string">
            <text:p>https://api.github.com/repos/cjungmann/schemafw</text:p>
          </table:table-cell>
          <table:table-cell table:formula="of:=REPLACE([.B3417]; 1; 29; &quot;&quot;)" office:value-type="string" office:string-value="cjungmann/schemafw" calcext:value-type="string">
            <text:p>cjungmann/schemafw</text:p>
          </table:table-cell>
        </table:table-row>
        <table:table-row table:style-name="ro1">
          <table:table-cell office:value-type="float" office:value="41546427" calcext:value-type="float">
            <text:p>41546427</text:p>
          </table:table-cell>
          <table:table-cell office:value-type="string" calcext:value-type="string">
            <text:p>https://api.github.com/repos/chapel582/Wallace</text:p>
          </table:table-cell>
          <table:table-cell table:formula="of:=REPLACE([.B3418]; 1; 29; &quot;&quot;)" office:value-type="string" office:string-value="chapel582/Wallace" calcext:value-type="string">
            <text:p>chapel582/Wallace</text:p>
          </table:table-cell>
        </table:table-row>
        <table:table-row table:style-name="ro1">
          <table:table-cell office:value-type="float" office:value="41558711" calcext:value-type="float">
            <text:p>41558711</text:p>
          </table:table-cell>
          <table:table-cell office:value-type="string" calcext:value-type="string">
            <text:p>https://api.github.com/repos/fadado/jqt</text:p>
          </table:table-cell>
          <table:table-cell table:formula="of:=REPLACE([.B3419]; 1; 29; &quot;&quot;)" office:value-type="string" office:string-value="fadado/jqt" calcext:value-type="string">
            <text:p>fadado/jqt</text:p>
          </table:table-cell>
        </table:table-row>
        <table:table-row table:style-name="ro1">
          <table:table-cell office:value-type="float" office:value="41573815" calcext:value-type="float">
            <text:p>41573815</text:p>
          </table:table-cell>
          <table:table-cell office:value-type="string" calcext:value-type="string">
            <text:p>https://api.github.com/repos/LLNL/lbann</text:p>
          </table:table-cell>
          <table:table-cell table:formula="of:=REPLACE([.B3420]; 1; 29; &quot;&quot;)" office:value-type="string" office:string-value="LLNL/lbann" calcext:value-type="string">
            <text:p>LLNL/lbann</text:p>
          </table:table-cell>
        </table:table-row>
        <table:table-row table:style-name="ro1">
          <table:table-cell office:value-type="float" office:value="41591705" calcext:value-type="float">
            <text:p>41591705</text:p>
          </table:table-cell>
          <table:table-cell office:value-type="string" calcext:value-type="string">
            <text:p>https://api.github.com/repos/RadeonOpenCompute/hcc-clang-upgrade</text:p>
          </table:table-cell>
          <table:table-cell table:formula="of:=REPLACE([.B3421]; 1; 29; &quot;&quot;)" office:value-type="string" office:string-value="RadeonOpenCompute/hcc-clang-upgrade" calcext:value-type="string">
            <text:p>RadeonOpenCompute/hcc-clang-upgrade</text:p>
          </table:table-cell>
        </table:table-row>
        <table:table-row table:style-name="ro1">
          <table:table-cell office:value-type="float" office:value="41612052" calcext:value-type="float">
            <text:p>41612052</text:p>
          </table:table-cell>
          <table:table-cell office:value-type="string" calcext:value-type="string">
            <text:p>https://api.github.com/repos/Dobiasd/frugally-deep</text:p>
          </table:table-cell>
          <table:table-cell table:formula="of:=REPLACE([.B3422]; 1; 29; &quot;&quot;)" office:value-type="string" office:string-value="Dobiasd/frugally-deep" calcext:value-type="string">
            <text:p>Dobiasd/frugally-deep</text:p>
          </table:table-cell>
        </table:table-row>
        <table:table-row table:style-name="ro1">
          <table:table-cell office:value-type="float" office:value="41623178" calcext:value-type="float">
            <text:p>41623178</text:p>
          </table:table-cell>
          <table:table-cell office:value-type="string" calcext:value-type="string">
            <text:p>https://api.github.com/repos/chaimgingold/PaperBounce3</text:p>
          </table:table-cell>
          <table:table-cell table:formula="of:=REPLACE([.B3423]; 1; 29; &quot;&quot;)" office:value-type="string" office:string-value="chaimgingold/PaperBounce3" calcext:value-type="string">
            <text:p>chaimgingold/PaperBounce3</text:p>
          </table:table-cell>
        </table:table-row>
        <table:table-row table:style-name="ro1">
          <table:table-cell office:value-type="float" office:value="41680870" calcext:value-type="float">
            <text:p>41680870</text:p>
          </table:table-cell>
          <table:table-cell office:value-type="string" calcext:value-type="string">
            <text:p>https://api.github.com/repos/xealits/ttbar-leptons-80X</text:p>
          </table:table-cell>
          <table:table-cell table:formula="of:=REPLACE([.B3424]; 1; 29; &quot;&quot;)" office:value-type="string" office:string-value="xealits/ttbar-leptons-80X" calcext:value-type="string">
            <text:p>xealits/ttbar-leptons-80X</text:p>
          </table:table-cell>
        </table:table-row>
        <table:table-row table:style-name="ro1">
          <table:table-cell office:value-type="float" office:value="42094710" calcext:value-type="float">
            <text:p>42094710</text:p>
          </table:table-cell>
          <table:table-cell office:value-type="string" calcext:value-type="string">
            <text:p>https://api.github.com/repos/eventql/eventql</text:p>
          </table:table-cell>
          <table:table-cell table:formula="of:=REPLACE([.B3425]; 1; 29; &quot;&quot;)" office:value-type="string" office:string-value="eventql/eventql" calcext:value-type="string">
            <text:p>eventql/eventql</text:p>
          </table:table-cell>
        </table:table-row>
        <table:table-row table:style-name="ro1">
          <table:table-cell office:value-type="float" office:value="42096335" calcext:value-type="float">
            <text:p>42096335</text:p>
          </table:table-cell>
          <table:table-cell office:value-type="string" calcext:value-type="string">
            <text:p>https://api.github.com/repos/PacificBiosciences/unanimity</text:p>
          </table:table-cell>
          <table:table-cell table:formula="of:=REPLACE([.B3426]; 1; 29; &quot;&quot;)" office:value-type="string" office:string-value="PacificBiosciences/unanimity" calcext:value-type="string">
            <text:p>PacificBiosciences/unanimity</text:p>
          </table:table-cell>
        </table:table-row>
        <table:table-row table:style-name="ro1">
          <table:table-cell office:value-type="float" office:value="42120112" calcext:value-type="float">
            <text:p>42120112</text:p>
          </table:table-cell>
          <table:table-cell office:value-type="string" calcext:value-type="string">
            <text:p>https://api.github.com/repos/PixarAnimationStudios/USD</text:p>
          </table:table-cell>
          <table:table-cell table:formula="of:=REPLACE([.B3427]; 1; 29; &quot;&quot;)" office:value-type="string" office:string-value="PixarAnimationStudios/USD" calcext:value-type="string">
            <text:p>PixarAnimationStudios/USD</text:p>
          </table:table-cell>
        </table:table-row>
        <table:table-row table:style-name="ro1">
          <table:table-cell office:value-type="float" office:value="42209123" calcext:value-type="float">
            <text:p>42209123</text:p>
          </table:table-cell>
          <table:table-cell office:value-type="string" calcext:value-type="string">
            <text:p>https://api.github.com/repos/AtmosFOAM/AtmosFOAM</text:p>
          </table:table-cell>
          <table:table-cell table:formula="of:=REPLACE([.B3428]; 1; 29; &quot;&quot;)" office:value-type="string" office:string-value="AtmosFOAM/AtmosFOAM" calcext:value-type="string">
            <text:p>AtmosFOAM/AtmosFOAM</text:p>
          </table:table-cell>
        </table:table-row>
        <table:table-row table:style-name="ro1">
          <table:table-cell office:value-type="float" office:value="42212846" calcext:value-type="float">
            <text:p>42212846</text:p>
          </table:table-cell>
          <table:table-cell office:value-type="string" calcext:value-type="string">
            <text:p>https://api.github.com/repos/hep-mirrors/rivet</text:p>
          </table:table-cell>
          <table:table-cell table:formula="of:=REPLACE([.B3429]; 1; 29; &quot;&quot;)" office:value-type="string" office:string-value="hep-mirrors/rivet" calcext:value-type="string">
            <text:p>hep-mirrors/rivet</text:p>
          </table:table-cell>
        </table:table-row>
        <table:table-row table:style-name="ro1">
          <table:table-cell office:value-type="float" office:value="42214069" calcext:value-type="float">
            <text:p>42214069</text:p>
          </table:table-cell>
          <table:table-cell office:value-type="string" calcext:value-type="string">
            <text:p>https://api.github.com/repos/ros-planning/moveit</text:p>
          </table:table-cell>
          <table:table-cell table:formula="of:=REPLACE([.B3430]; 1; 29; &quot;&quot;)" office:value-type="string" office:string-value="ros-planning/moveit" calcext:value-type="string">
            <text:p>ros-planning/moveit</text:p>
          </table:table-cell>
        </table:table-row>
        <table:table-row table:style-name="ro1">
          <table:table-cell office:value-type="float" office:value="42308811" calcext:value-type="float">
            <text:p>42308811</text:p>
          </table:table-cell>
          <table:table-cell office:value-type="string" calcext:value-type="string">
            <text:p>https://api.github.com/repos/mcveanlab/DEploid</text:p>
          </table:table-cell>
          <table:table-cell table:formula="of:=REPLACE([.B3431]; 1; 29; &quot;&quot;)" office:value-type="string" office:string-value="mcveanlab/DEploid" calcext:value-type="string">
            <text:p>mcveanlab/DEploid</text:p>
          </table:table-cell>
        </table:table-row>
        <table:table-row table:style-name="ro1">
          <table:table-cell office:value-type="float" office:value="42315019" calcext:value-type="float">
            <text:p>42315019</text:p>
          </table:table-cell>
          <table:table-cell office:value-type="string" calcext:value-type="string">
            <text:p>https://api.github.com/repos/vdae2304/Contest-solutions</text:p>
          </table:table-cell>
          <table:table-cell table:formula="of:=REPLACE([.B3432]; 1; 29; &quot;&quot;)" office:value-type="string" office:string-value="vdae2304/Contest-solutions" calcext:value-type="string">
            <text:p>vdae2304/Contest-solutions</text:p>
          </table:table-cell>
        </table:table-row>
        <table:table-row table:style-name="ro1">
          <table:table-cell office:value-type="float" office:value="42347471" calcext:value-type="float">
            <text:p>42347471</text:p>
          </table:table-cell>
          <table:table-cell office:value-type="string" calcext:value-type="string">
            <text:p>https://api.github.com/repos/realm/realm-object-store</text:p>
          </table:table-cell>
          <table:table-cell table:formula="of:=REPLACE([.B3433]; 1; 29; &quot;&quot;)" office:value-type="string" office:string-value="realm/realm-object-store" calcext:value-type="string">
            <text:p>realm/realm-object-store</text:p>
          </table:table-cell>
        </table:table-row>
        <table:table-row table:style-name="ro1">
          <table:table-cell office:value-type="float" office:value="42529117" calcext:value-type="float">
            <text:p>42529117</text:p>
          </table:table-cell>
          <table:table-cell office:value-type="string" calcext:value-type="string">
            <text:p>https://api.github.com/repos/nba-emu/nanoboyadvance</text:p>
          </table:table-cell>
          <table:table-cell table:formula="of:=REPLACE([.B3434]; 1; 29; &quot;&quot;)" office:value-type="string" office:string-value="nba-emu/nanoboyadvance" calcext:value-type="string">
            <text:p>nba-emu/nanoboyadvance</text:p>
          </table:table-cell>
        </table:table-row>
        <table:table-row table:style-name="ro1">
          <table:table-cell office:value-type="float" office:value="42583718" calcext:value-type="float">
            <text:p>42583718</text:p>
          </table:table-cell>
          <table:table-cell office:value-type="string" calcext:value-type="string">
            <text:p>https://api.github.com/repos/m2osw/snapcpp</text:p>
          </table:table-cell>
          <table:table-cell table:formula="of:=REPLACE([.B3435]; 1; 29; &quot;&quot;)" office:value-type="string" office:string-value="m2osw/snapcpp" calcext:value-type="string">
            <text:p>m2osw/snapcpp</text:p>
          </table:table-cell>
        </table:table-row>
        <table:table-row table:style-name="ro1">
          <table:table-cell office:value-type="float" office:value="42667772" calcext:value-type="float">
            <text:p>42667772</text:p>
          </table:table-cell>
          <table:table-cell office:value-type="string" calcext:value-type="string">
            <text:p>https://api.github.com/repos/ropensci/magick</text:p>
          </table:table-cell>
          <table:table-cell table:formula="of:=REPLACE([.B3436]; 1; 29; &quot;&quot;)" office:value-type="string" office:string-value="ropensci/magick" calcext:value-type="string">
            <text:p>ropensci/magick</text:p>
          </table:table-cell>
        </table:table-row>
        <table:table-row table:style-name="ro1">
          <table:table-cell office:value-type="float" office:value="42780325" calcext:value-type="float">
            <text:p>42780325</text:p>
          </table:table-cell>
          <table:table-cell office:value-type="string" calcext:value-type="string">
            <text:p>https://api.github.com/repos/tiny-dnn/tiny-dnn</text:p>
          </table:table-cell>
          <table:table-cell table:formula="of:=REPLACE([.B3437]; 1; 29; &quot;&quot;)" office:value-type="string" office:string-value="tiny-dnn/tiny-dnn" calcext:value-type="string">
            <text:p>tiny-dnn/tiny-dnn</text:p>
          </table:table-cell>
        </table:table-row>
        <table:table-row table:style-name="ro1">
          <table:table-cell office:value-type="float" office:value="42783425" calcext:value-type="float">
            <text:p>42783425</text:p>
          </table:table-cell>
          <table:table-cell office:value-type="string" calcext:value-type="string">
            <text:p>https://api.github.com/repos/20tab/UnrealEnginePython</text:p>
          </table:table-cell>
          <table:table-cell table:formula="of:=REPLACE([.B3438]; 1; 29; &quot;&quot;)" office:value-type="string" office:string-value="20tab/UnrealEnginePython" calcext:value-type="string">
            <text:p>20tab/UnrealEnginePython</text:p>
          </table:table-cell>
        </table:table-row>
        <table:table-row table:style-name="ro1">
          <table:table-cell office:value-type="float" office:value="42790525" calcext:value-type="float">
            <text:p>42790525</text:p>
          </table:table-cell>
          <table:table-cell office:value-type="string" calcext:value-type="string">
            <text:p>https://api.github.com/repos/brunel-physics/tqZ2015Code</text:p>
          </table:table-cell>
          <table:table-cell table:formula="of:=REPLACE([.B3439]; 1; 29; &quot;&quot;)" office:value-type="string" office:string-value="brunel-physics/tqZ2015Code" calcext:value-type="string">
            <text:p>brunel-physics/tqZ2015Code</text:p>
          </table:table-cell>
        </table:table-row>
        <table:table-row table:style-name="ro1">
          <table:table-cell office:value-type="float" office:value="42849137" calcext:value-type="float">
            <text:p>42849137</text:p>
          </table:table-cell>
          <table:table-cell office:value-type="string" calcext:value-type="string">
            <text:p>https://api.github.com/repos/ARMmbed/mbed-os-example-client</text:p>
          </table:table-cell>
          <table:table-cell table:formula="of:=REPLACE([.B3440]; 1; 29; &quot;&quot;)" office:value-type="string" office:string-value="ARMmbed/mbed-os-example-client" calcext:value-type="string">
            <text:p>ARMmbed/mbed-os-example-client</text:p>
          </table:table-cell>
        </table:table-row>
        <table:table-row table:style-name="ro1">
          <table:table-cell office:value-type="float" office:value="42908912" calcext:value-type="float">
            <text:p>42908912</text:p>
          </table:table-cell>
          <table:table-cell office:value-type="string" calcext:value-type="string">
            <text:p>https://api.github.com/repos/offa/stm32-eth</text:p>
          </table:table-cell>
          <table:table-cell table:formula="of:=REPLACE([.B3441]; 1; 29; &quot;&quot;)" office:value-type="string" office:string-value="offa/stm32-eth" calcext:value-type="string">
            <text:p>offa/stm32-eth</text:p>
          </table:table-cell>
        </table:table-row>
        <table:table-row table:style-name="ro1">
          <table:table-cell office:value-type="float" office:value="42967640" calcext:value-type="float">
            <text:p>42967640</text:p>
          </table:table-cell>
          <table:table-cell office:value-type="string" calcext:value-type="string">
            <text:p>https://api.github.com/repos/BitFunnel/BitFunnel</text:p>
          </table:table-cell>
          <table:table-cell table:formula="of:=REPLACE([.B3442]; 1; 29; &quot;&quot;)" office:value-type="string" office:string-value="BitFunnel/BitFunnel" calcext:value-type="string">
            <text:p>BitFunnel/BitFunnel</text:p>
          </table:table-cell>
        </table:table-row>
        <table:table-row table:style-name="ro1">
          <table:table-cell office:value-type="float" office:value="42980512" calcext:value-type="float">
            <text:p>42980512</text:p>
          </table:table-cell>
          <table:table-cell office:value-type="string" calcext:value-type="string">
            <text:p>https://api.github.com/repos/Alinshans/MyTinySTL</text:p>
          </table:table-cell>
          <table:table-cell table:formula="of:=REPLACE([.B3443]; 1; 29; &quot;&quot;)" office:value-type="string" office:string-value="Alinshans/MyTinySTL" calcext:value-type="string">
            <text:p>Alinshans/MyTinySTL</text:p>
          </table:table-cell>
        </table:table-row>
        <table:table-row table:style-name="ro1">
          <table:table-cell office:value-type="float" office:value="42997645" calcext:value-type="float">
            <text:p>42997645</text:p>
          </table:table-cell>
          <table:table-cell office:value-type="string" calcext:value-type="string">
            <text:p>https://api.github.com/repos/NervanaSystems/aeon</text:p>
          </table:table-cell>
          <table:table-cell table:formula="of:=REPLACE([.B3444]; 1; 29; &quot;&quot;)" office:value-type="string" office:string-value="NervanaSystems/aeon" calcext:value-type="string">
            <text:p>NervanaSystems/aeon</text:p>
          </table:table-cell>
        </table:table-row>
        <table:table-row table:style-name="ro1">
          <table:table-cell office:value-type="float" office:value="43223283" calcext:value-type="float">
            <text:p>43223283</text:p>
          </table:table-cell>
          <table:table-cell office:value-type="string" calcext:value-type="string">
            <text:p>https://api.github.com/repos/cogsys-tuebingen/csapex_core_plugins</text:p>
          </table:table-cell>
          <table:table-cell table:formula="of:=REPLACE([.B3445]; 1; 29; &quot;&quot;)" office:value-type="string" office:string-value="cogsys-tuebingen/csapex_core_plugins" calcext:value-type="string">
            <text:p>cogsys-tuebingen/csapex_core_plugins</text:p>
          </table:table-cell>
        </table:table-row>
        <table:table-row table:style-name="ro1">
          <table:table-cell office:value-type="float" office:value="43236280" calcext:value-type="float">
            <text:p>43236280</text:p>
          </table:table-cell>
          <table:table-cell office:value-type="string" calcext:value-type="string">
            <text:p>https://api.github.com/repos/revl/libb</text:p>
          </table:table-cell>
          <table:table-cell table:formula="of:=REPLACE([.B3446]; 1; 29; &quot;&quot;)" office:value-type="string" office:string-value="revl/libb" calcext:value-type="string">
            <text:p>revl/libb</text:p>
          </table:table-cell>
        </table:table-row>
        <table:table-row table:style-name="ro1">
          <table:table-cell office:value-type="float" office:value="43254328" calcext:value-type="float">
            <text:p>43254328</text:p>
          </table:table-cell>
          <table:table-cell office:value-type="string" calcext:value-type="string">
            <text:p>https://api.github.com/repos/mhogomchungu/sirikali</text:p>
          </table:table-cell>
          <table:table-cell table:formula="of:=REPLACE([.B3447]; 1; 29; &quot;&quot;)" office:value-type="string" office:string-value="mhogomchungu/sirikali" calcext:value-type="string">
            <text:p>mhogomchungu/sirikali</text:p>
          </table:table-cell>
        </table:table-row>
        <table:table-row table:style-name="ro1">
          <table:table-cell office:value-type="float" office:value="43275698" calcext:value-type="float">
            <text:p>43275698</text:p>
          </table:table-cell>
          <table:table-cell office:value-type="string" calcext:value-type="string">
            <text:p>https://api.github.com/repos/dcoplowe/Harry_Plotter</text:p>
          </table:table-cell>
          <table:table-cell table:formula="of:=REPLACE([.B3448]; 1; 29; &quot;&quot;)" office:value-type="string" office:string-value="dcoplowe/Harry_Plotter" calcext:value-type="string">
            <text:p>dcoplowe/Harry_Plotter</text:p>
          </table:table-cell>
        </table:table-row>
        <table:table-row table:style-name="ro1">
          <table:table-cell office:value-type="float" office:value="43308872" calcext:value-type="float">
            <text:p>43308872</text:p>
          </table:table-cell>
          <table:table-cell office:value-type="string" calcext:value-type="string">
            <text:p>https://api.github.com/repos/Mk-Chan/Wyldchess</text:p>
          </table:table-cell>
          <table:table-cell table:formula="of:=REPLACE([.B3449]; 1; 29; &quot;&quot;)" office:value-type="string" office:string-value="Mk-Chan/Wyldchess" calcext:value-type="string">
            <text:p>Mk-Chan/Wyldchess</text:p>
          </table:table-cell>
        </table:table-row>
        <table:table-row table:style-name="ro1">
          <table:table-cell office:value-type="float" office:value="43335543" calcext:value-type="float">
            <text:p>43335543</text:p>
          </table:table-cell>
          <table:table-cell office:value-type="string" calcext:value-type="string">
            <text:p>https://api.github.com/repos/AliceTed/AnaphaseTeam</text:p>
          </table:table-cell>
          <table:table-cell table:formula="of:=REPLACE([.B3450]; 1; 29; &quot;&quot;)" office:value-type="string" office:string-value="AliceTed/AnaphaseTeam" calcext:value-type="string">
            <text:p>AliceTed/AnaphaseTeam</text:p>
          </table:table-cell>
        </table:table-row>
        <table:table-row table:style-name="ro1">
          <table:table-cell office:value-type="float" office:value="43393802" calcext:value-type="float">
            <text:p>43393802</text:p>
          </table:table-cell>
          <table:table-cell office:value-type="string" calcext:value-type="string">
            <text:p>https://api.github.com/repos/isaac-benson-powell/contachit</text:p>
          </table:table-cell>
          <table:table-cell table:formula="of:=REPLACE([.B3451]; 1; 29; &quot;&quot;)" office:value-type="string" office:string-value="isaac-benson-powell/contachit" calcext:value-type="string">
            <text:p>isaac-benson-powell/contachit</text:p>
          </table:table-cell>
        </table:table-row>
        <table:table-row table:style-name="ro1">
          <table:table-cell office:value-type="float" office:value="43868543" calcext:value-type="float">
            <text:p>43868543</text:p>
          </table:table-cell>
          <table:table-cell office:value-type="string" calcext:value-type="string">
            <text:p>https://api.github.com/repos/pothitos/naxos</text:p>
          </table:table-cell>
          <table:table-cell table:formula="of:=REPLACE([.B3452]; 1; 29; &quot;&quot;)" office:value-type="string" office:string-value="pothitos/naxos" calcext:value-type="string">
            <text:p>pothitos/naxos</text:p>
          </table:table-cell>
        </table:table-row>
        <table:table-row table:style-name="ro1">
          <table:table-cell office:value-type="float" office:value="44081262" calcext:value-type="float">
            <text:p>44081262</text:p>
          </table:table-cell>
          <table:table-cell office:value-type="string" calcext:value-type="string">
            <text:p>https://api.github.com/repos/baidu/bfs</text:p>
          </table:table-cell>
          <table:table-cell table:formula="of:=REPLACE([.B3453]; 1; 29; &quot;&quot;)" office:value-type="string" office:string-value="baidu/bfs" calcext:value-type="string">
            <text:p>baidu/bfs</text:p>
          </table:table-cell>
        </table:table-row>
        <table:table-row table:style-name="ro1">
          <table:table-cell office:value-type="float" office:value="44155906" calcext:value-type="float">
            <text:p>44155906</text:p>
          </table:table-cell>
          <table:table-cell office:value-type="string" calcext:value-type="string">
            <text:p>https://api.github.com/repos/Koheron/koheron-server</text:p>
          </table:table-cell>
          <table:table-cell table:formula="of:=REPLACE([.B3454]; 1; 29; &quot;&quot;)" office:value-type="string" office:string-value="Koheron/koheron-server" calcext:value-type="string">
            <text:p>Koheron/koheron-server</text:p>
          </table:table-cell>
        </table:table-row>
        <table:table-row table:style-name="ro1">
          <table:table-cell office:value-type="float" office:value="44428387" calcext:value-type="float">
            <text:p>44428387</text:p>
          </table:table-cell>
          <table:table-cell office:value-type="string" calcext:value-type="string">
            <text:p>https://api.github.com/repos/NCAR/lrose-core</text:p>
          </table:table-cell>
          <table:table-cell table:formula="of:=REPLACE([.B3455]; 1; 29; &quot;&quot;)" office:value-type="string" office:string-value="NCAR/lrose-core" calcext:value-type="string">
            <text:p>NCAR/lrose-core</text:p>
          </table:table-cell>
        </table:table-row>
        <table:table-row table:style-name="ro1">
          <table:table-cell office:value-type="float" office:value="44455150" calcext:value-type="float">
            <text:p>44455150</text:p>
          </table:table-cell>
          <table:table-cell office:value-type="string" calcext:value-type="string">
            <text:p>https://api.github.com/repos/01org/mkl-dnn</text:p>
          </table:table-cell>
          <table:table-cell table:formula="of:=REPLACE([.B3456]; 1; 29; &quot;&quot;)" office:value-type="string" office:string-value="01org/mkl-dnn" calcext:value-type="string">
            <text:p>01org/mkl-dnn</text:p>
          </table:table-cell>
        </table:table-row>
        <table:table-row table:style-name="ro1">
          <table:table-cell office:value-type="float" office:value="44674778" calcext:value-type="float">
            <text:p>44674778</text:p>
          </table:table-cell>
          <table:table-cell office:value-type="string" calcext:value-type="string">
            <text:p>https://api.github.com/repos/MerryMage/dynarmic</text:p>
          </table:table-cell>
          <table:table-cell table:formula="of:=REPLACE([.B3457]; 1; 29; &quot;&quot;)" office:value-type="string" office:string-value="MerryMage/dynarmic" calcext:value-type="string">
            <text:p>MerryMage/dynarmic</text:p>
          </table:table-cell>
        </table:table-row>
        <table:table-row table:style-name="ro1">
          <table:table-cell office:value-type="float" office:value="44749127" calcext:value-type="float">
            <text:p>44749127</text:p>
          </table:table-cell>
          <table:table-cell office:value-type="string" calcext:value-type="string">
            <text:p>https://api.github.com/repos/jiafulow/L1TriggerSep2016</text:p>
          </table:table-cell>
          <table:table-cell table:formula="of:=REPLACE([.B3458]; 1; 29; &quot;&quot;)" office:value-type="string" office:string-value="jiafulow/L1TriggerSep2016" calcext:value-type="string">
            <text:p>jiafulow/L1TriggerSep2016</text:p>
          </table:table-cell>
        </table:table-row>
        <table:table-row table:style-name="ro1">
          <table:table-cell office:value-type="float" office:value="44857202" calcext:value-type="float">
            <text:p>44857202</text:p>
          </table:table-cell>
          <table:table-cell office:value-type="string" calcext:value-type="string">
            <text:p>https://api.github.com/repos/magos2/magOS</text:p>
          </table:table-cell>
          <table:table-cell table:formula="of:=REPLACE([.B3459]; 1; 29; &quot;&quot;)" office:value-type="string" office:string-value="magos2/magOS" calcext:value-type="string">
            <text:p>magos2/magOS</text:p>
          </table:table-cell>
        </table:table-row>
        <table:table-row table:style-name="ro1">
          <table:table-cell office:value-type="float" office:value="44997949" calcext:value-type="float">
            <text:p>44997949</text:p>
          </table:table-cell>
          <table:table-cell office:value-type="string" calcext:value-type="string">
            <text:p>https://api.github.com/repos/monero-project/monero</text:p>
          </table:table-cell>
          <table:table-cell table:formula="of:=REPLACE([.B3460]; 1; 29; &quot;&quot;)" office:value-type="string" office:string-value="monero-project/monero" calcext:value-type="string">
            <text:p>monero-project/monero</text:p>
          </table:table-cell>
        </table:table-row>
        <table:table-row table:style-name="ro1">
          <table:table-cell office:value-type="float" office:value="45013059" calcext:value-type="float">
            <text:p>45013059</text:p>
          </table:table-cell>
          <table:table-cell office:value-type="string" calcext:value-type="string">
            <text:p>https://api.github.com/repos/TeleMidia/nclcomposer</text:p>
          </table:table-cell>
          <table:table-cell table:formula="of:=REPLACE([.B3461]; 1; 29; &quot;&quot;)" office:value-type="string" office:string-value="TeleMidia/nclcomposer" calcext:value-type="string">
            <text:p>TeleMidia/nclcomposer</text:p>
          </table:table-cell>
        </table:table-row>
        <table:table-row table:style-name="ro1">
          <table:table-cell office:value-type="float" office:value="45043584" calcext:value-type="float">
            <text:p>45043584</text:p>
          </table:table-cell>
          <table:table-cell office:value-type="string" calcext:value-type="string">
            <text:p>https://api.github.com/repos/MagoKimbra/MK4duo</text:p>
          </table:table-cell>
          <table:table-cell table:formula="of:=REPLACE([.B3462]; 1; 29; &quot;&quot;)" office:value-type="string" office:string-value="MagoKimbra/MK4duo" calcext:value-type="string">
            <text:p>MagoKimbra/MK4duo</text:p>
          </table:table-cell>
        </table:table-row>
        <table:table-row table:style-name="ro1">
          <table:table-cell office:value-type="float" office:value="45120875" calcext:value-type="float">
            <text:p>45120875</text:p>
          </table:table-cell>
          <table:table-cell office:value-type="string" calcext:value-type="string">
            <text:p>https://api.github.com/repos/thomaskrause/graphANNIS</text:p>
          </table:table-cell>
          <table:table-cell table:formula="of:=REPLACE([.B3463]; 1; 29; &quot;&quot;)" office:value-type="string" office:string-value="thomaskrause/graphANNIS" calcext:value-type="string">
            <text:p>thomaskrause/graphANNIS</text:p>
          </table:table-cell>
        </table:table-row>
        <table:table-row table:style-name="ro1">
          <table:table-cell office:value-type="float" office:value="45174210" calcext:value-type="float">
            <text:p>45174210</text:p>
          </table:table-cell>
          <table:table-cell office:value-type="string" calcext:value-type="string">
            <text:p>https://api.github.com/repos/scgmlz/BornAgain</text:p>
          </table:table-cell>
          <table:table-cell table:formula="of:=REPLACE([.B3464]; 1; 29; &quot;&quot;)" office:value-type="string" office:string-value="scgmlz/BornAgain" calcext:value-type="string">
            <text:p>scgmlz/BornAgain</text:p>
          </table:table-cell>
        </table:table-row>
        <table:table-row table:style-name="ro1">
          <table:table-cell office:value-type="float" office:value="45272583" calcext:value-type="float">
            <text:p>45272583</text:p>
          </table:table-cell>
          <table:table-cell office:value-type="string" calcext:value-type="string">
            <text:p>https://api.github.com/repos/tango-controls/cppTango</text:p>
          </table:table-cell>
          <table:table-cell table:formula="of:=REPLACE([.B3465]; 1; 29; &quot;&quot;)" office:value-type="string" office:string-value="tango-controls/cppTango" calcext:value-type="string">
            <text:p>tango-controls/cppTango</text:p>
          </table:table-cell>
        </table:table-row>
        <table:table-row table:style-name="ro1">
          <table:table-cell office:value-type="float" office:value="45633975" calcext:value-type="float">
            <text:p>45633975</text:p>
          </table:table-cell>
          <table:table-cell office:value-type="string" calcext:value-type="string">
            <text:p>https://api.github.com/repos/haomingchan0811/Leetcode</text:p>
          </table:table-cell>
          <table:table-cell table:formula="of:=REPLACE([.B3466]; 1; 29; &quot;&quot;)" office:value-type="string" office:string-value="haomingchan0811/Leetcode" calcext:value-type="string">
            <text:p>haomingchan0811/Leetcode</text:p>
          </table:table-cell>
        </table:table-row>
        <table:table-row table:style-name="ro1">
          <table:table-cell office:value-type="float" office:value="45666393" calcext:value-type="float">
            <text:p>45666393</text:p>
          </table:table-cell>
          <table:table-cell office:value-type="string" calcext:value-type="string">
            <text:p>https://api.github.com/repos/TheThingsNetwork/arduino-device-lib</text:p>
          </table:table-cell>
          <table:table-cell table:formula="of:=REPLACE([.B3467]; 1; 29; &quot;&quot;)" office:value-type="string" office:string-value="TheThingsNetwork/arduino-device-lib" calcext:value-type="string">
            <text:p>TheThingsNetwork/arduino-device-lib</text:p>
          </table:table-cell>
        </table:table-row>
        <table:table-row table:style-name="ro1">
          <table:table-cell office:value-type="float" office:value="45769443" calcext:value-type="float">
            <text:p>45769443</text:p>
          </table:table-cell>
          <table:table-cell office:value-type="string" calcext:value-type="string">
            <text:p>https://api.github.com/repos/lyft/envoy</text:p>
          </table:table-cell>
          <table:table-cell table:formula="of:=REPLACE([.B3468]; 1; 29; &quot;&quot;)" office:value-type="string" office:string-value="lyft/envoy" calcext:value-type="string">
            <text:p>lyft/envoy</text:p>
          </table:table-cell>
        </table:table-row>
        <table:table-row table:style-name="ro1">
          <table:table-cell office:value-type="float" office:value="45804315" calcext:value-type="float">
            <text:p>45804315</text:p>
          </table:table-cell>
          <table:table-cell office:value-type="string" calcext:value-type="string">
            <text:p>https://api.github.com/repos/slaclab/rogue</text:p>
          </table:table-cell>
          <table:table-cell table:formula="of:=REPLACE([.B3469]; 1; 29; &quot;&quot;)" office:value-type="string" office:string-value="slaclab/rogue" calcext:value-type="string">
            <text:p>slaclab/rogue</text:p>
          </table:table-cell>
        </table:table-row>
        <table:table-row table:style-name="ro1">
          <table:table-cell office:value-type="float" office:value="45844375" calcext:value-type="float">
            <text:p>45844375</text:p>
          </table:table-cell>
          <table:table-cell office:value-type="string" calcext:value-type="string">
            <text:p>https://api.github.com/repos/GolosChain/wiki</text:p>
          </table:table-cell>
          <table:table-cell table:formula="of:=REPLACE([.B3470]; 1; 29; &quot;&quot;)" office:value-type="string" office:string-value="GolosChain/wiki" calcext:value-type="string">
            <text:p>GolosChain/wiki</text:p>
          </table:table-cell>
        </table:table-row>
        <table:table-row table:style-name="ro1">
          <table:table-cell office:value-type="float" office:value="45887580" calcext:value-type="float">
            <text:p>45887580</text:p>
          </table:table-cell>
          <table:table-cell office:value-type="string" calcext:value-type="string">
            <text:p>https://api.github.com/repos/im0qianqian/snippets</text:p>
          </table:table-cell>
          <table:table-cell table:formula="of:=REPLACE([.B3471]; 1; 29; &quot;&quot;)" office:value-type="string" office:string-value="im0qianqian/snippets" calcext:value-type="string">
            <text:p>im0qianqian/snippets</text:p>
          </table:table-cell>
        </table:table-row>
        <table:table-row table:style-name="ro1">
          <table:table-cell office:value-type="float" office:value="45978968" calcext:value-type="float">
            <text:p>45978968</text:p>
          </table:table-cell>
          <table:table-cell office:value-type="string" calcext:value-type="string">
            <text:p>https://api.github.com/repos/mtak-/lstm</text:p>
          </table:table-cell>
          <table:table-cell table:formula="of:=REPLACE([.B3472]; 1; 29; &quot;&quot;)" office:value-type="string" office:string-value="mtak-/lstm" calcext:value-type="string">
            <text:p>mtak-/lstm</text:p>
          </table:table-cell>
        </table:table-row>
        <table:table-row table:style-name="ro1">
          <table:table-cell office:value-type="float" office:value="46086628" calcext:value-type="float">
            <text:p>46086628</text:p>
          </table:table-cell>
          <table:table-cell office:value-type="string" calcext:value-type="string">
            <text:p>https://api.github.com/repos/Orpheon/Vanguard</text:p>
          </table:table-cell>
          <table:table-cell table:formula="of:=REPLACE([.B3473]; 1; 29; &quot;&quot;)" office:value-type="string" office:string-value="Orpheon/Vanguard" calcext:value-type="string">
            <text:p>Orpheon/Vanguard</text:p>
          </table:table-cell>
        </table:table-row>
        <table:table-row table:style-name="ro1">
          <table:table-cell office:value-type="float" office:value="46096693" calcext:value-type="float">
            <text:p>46096693</text:p>
          </table:table-cell>
          <table:table-cell office:value-type="string" calcext:value-type="string">
            <text:p>https://api.github.com/repos/rodolforg/fet</text:p>
          </table:table-cell>
          <table:table-cell table:formula="of:=REPLACE([.B3474]; 1; 29; &quot;&quot;)" office:value-type="string" office:string-value="rodolforg/fet" calcext:value-type="string">
            <text:p>rodolforg/fet</text:p>
          </table:table-cell>
        </table:table-row>
        <table:table-row table:style-name="ro1">
          <table:table-cell office:value-type="float" office:value="46097965" calcext:value-type="float">
            <text:p>46097965</text:p>
          </table:table-cell>
          <table:table-cell office:value-type="string" calcext:value-type="string">
            <text:p>https://api.github.com/repos/Microsoft/vcpkg</text:p>
          </table:table-cell>
          <table:table-cell table:formula="of:=REPLACE([.B3475]; 1; 29; &quot;&quot;)" office:value-type="string" office:string-value="Microsoft/vcpkg" calcext:value-type="string">
            <text:p>Microsoft/vcpkg</text:p>
          </table:table-cell>
        </table:table-row>
        <table:table-row table:style-name="ro1">
          <table:table-cell office:value-type="float" office:value="46480610" calcext:value-type="float">
            <text:p>46480610</text:p>
          </table:table-cell>
          <table:table-cell office:value-type="string" calcext:value-type="string">
            <text:p>https://api.github.com/repos/dimi309/small3d</text:p>
          </table:table-cell>
          <table:table-cell table:formula="of:=REPLACE([.B3476]; 1; 29; &quot;&quot;)" office:value-type="string" office:string-value="dimi309/small3d" calcext:value-type="string">
            <text:p>dimi309/small3d</text:p>
          </table:table-cell>
        </table:table-row>
        <table:table-row table:style-name="ro1">
          <table:table-cell office:value-type="float" office:value="46524869" calcext:value-type="float">
            <text:p>46524869</text:p>
          </table:table-cell>
          <table:table-cell office:value-type="string" calcext:value-type="string">
            <text:p>https://api.github.com/repos/TheAmazingAussie/Icarus</text:p>
          </table:table-cell>
          <table:table-cell table:formula="of:=REPLACE([.B3477]; 1; 29; &quot;&quot;)" office:value-type="string" office:string-value="TheAmazingAussie/Icarus" calcext:value-type="string">
            <text:p>TheAmazingAussie/Icarus</text:p>
          </table:table-cell>
        </table:table-row>
        <table:table-row table:style-name="ro1">
          <table:table-cell office:value-type="float" office:value="46655726" calcext:value-type="float">
            <text:p>46655726</text:p>
          </table:table-cell>
          <table:table-cell office:value-type="string" calcext:value-type="string">
            <text:p>https://api.github.com/repos/dcos/dcos-metrics</text:p>
          </table:table-cell>
          <table:table-cell table:formula="of:=REPLACE([.B3478]; 1; 29; &quot;&quot;)" office:value-type="string" office:string-value="dcos/dcos-metrics" calcext:value-type="string">
            <text:p>dcos/dcos-metrics</text:p>
          </table:table-cell>
        </table:table-row>
        <table:table-row table:style-name="ro1">
          <table:table-cell office:value-type="float" office:value="46704178" calcext:value-type="float">
            <text:p>46704178</text:p>
          </table:table-cell>
          <table:table-cell office:value-type="string" calcext:value-type="string">
            <text:p>https://api.github.com/repos/realm/realm-core</text:p>
          </table:table-cell>
          <table:table-cell table:formula="of:=REPLACE([.B3479]; 1; 29; &quot;&quot;)" office:value-type="string" office:string-value="realm/realm-core" calcext:value-type="string">
            <text:p>realm/realm-core</text:p>
          </table:table-cell>
        </table:table-row>
        <table:table-row table:style-name="ro1">
          <table:table-cell office:value-type="float" office:value="46722623" calcext:value-type="float">
            <text:p>46722623</text:p>
          </table:table-cell>
          <table:table-cell office:value-type="string" calcext:value-type="string">
            <text:p>https://api.github.com/repos/uber/pyflame</text:p>
          </table:table-cell>
          <table:table-cell table:formula="of:=REPLACE([.B3480]; 1; 29; &quot;&quot;)" office:value-type="string" office:string-value="uber/pyflame" calcext:value-type="string">
            <text:p>uber/pyflame</text:p>
          </table:table-cell>
        </table:table-row>
        <table:table-row table:style-name="ro1">
          <table:table-cell office:value-type="float" office:value="46790870" calcext:value-type="float">
            <text:p>46790870</text:p>
          </table:table-cell>
          <table:table-cell office:value-type="string" calcext:value-type="string">
            <text:p>https://api.github.com/repos/Mulab11/cntt2016-hw1</text:p>
          </table:table-cell>
          <table:table-cell table:formula="of:=REPLACE([.B3481]; 1; 29; &quot;&quot;)" office:value-type="string" office:string-value="Mulab11/cntt2016-hw1" calcext:value-type="string">
            <text:p>Mulab11/cntt2016-hw1</text:p>
          </table:table-cell>
        </table:table-row>
        <table:table-row table:style-name="ro1">
          <table:table-cell office:value-type="float" office:value="46891632" calcext:value-type="float">
            <text:p>46891632</text:p>
          </table:table-cell>
          <table:table-cell office:value-type="string" calcext:value-type="string">
            <text:p>https://api.github.com/repos/NyamLand/VSRPG</text:p>
          </table:table-cell>
          <table:table-cell table:formula="of:=REPLACE([.B3482]; 1; 29; &quot;&quot;)" office:value-type="string" office:string-value="NyamLand/VSRPG" calcext:value-type="string">
            <text:p>NyamLand/VSRPG</text:p>
          </table:table-cell>
        </table:table-row>
        <table:table-row table:style-name="ro1">
          <table:table-cell office:value-type="float" office:value="46892837" calcext:value-type="float">
            <text:p>46892837</text:p>
          </table:table-cell>
          <table:table-cell office:value-type="string" calcext:value-type="string">
            <text:p>https://api.github.com/repos/KingdomCraft-1/KingdomCraft</text:p>
          </table:table-cell>
          <table:table-cell table:formula="of:=REPLACE([.B3483]; 1; 29; &quot;&quot;)" office:value-type="string" office:string-value="KingdomCraft-1/KingdomCraft" calcext:value-type="string">
            <text:p>KingdomCraft-1/KingdomCraft</text:p>
          </table:table-cell>
        </table:table-row>
        <table:table-row table:style-name="ro1">
          <table:table-cell office:value-type="float" office:value="46913898" calcext:value-type="float">
            <text:p>46913898</text:p>
          </table:table-cell>
          <table:table-cell office:value-type="string" calcext:value-type="string">
            <text:p>https://api.github.com/repos/hypro/hypro</text:p>
          </table:table-cell>
          <table:table-cell table:formula="of:=REPLACE([.B3484]; 1; 29; &quot;&quot;)" office:value-type="string" office:string-value="hypro/hypro" calcext:value-type="string">
            <text:p>hypro/hypro</text:p>
          </table:table-cell>
        </table:table-row>
        <table:table-row table:style-name="ro1">
          <table:table-cell office:value-type="float" office:value="46935219" calcext:value-type="float">
            <text:p>46935219</text:p>
          </table:table-cell>
          <table:table-cell office:value-type="string" calcext:value-type="string">
            <text:p>https://api.github.com/repos/vladislav805/SUAI4518</text:p>
          </table:table-cell>
          <table:table-cell table:formula="of:=REPLACE([.B3485]; 1; 29; &quot;&quot;)" office:value-type="string" office:string-value="vladislav805/SUAI4518" calcext:value-type="string">
            <text:p>vladislav805/SUAI4518</text:p>
          </table:table-cell>
        </table:table-row>
        <table:table-row table:style-name="ro1">
          <table:table-cell office:value-type="float" office:value="47093089" calcext:value-type="float">
            <text:p>47093089</text:p>
          </table:table-cell>
          <table:table-cell office:value-type="string" calcext:value-type="string">
            <text:p>https://api.github.com/repos/manish-drake/sportspip</text:p>
          </table:table-cell>
          <table:table-cell table:formula="of:=REPLACE([.B3486]; 1; 29; &quot;&quot;)" office:value-type="string" office:string-value="manish-drake/sportspip" calcext:value-type="string">
            <text:p>manish-drake/sportspip</text:p>
          </table:table-cell>
        </table:table-row>
        <table:table-row table:style-name="ro1">
          <table:table-cell office:value-type="float" office:value="47489850" calcext:value-type="float">
            <text:p>47489850</text:p>
          </table:table-cell>
          <table:table-cell office:value-type="string" calcext:value-type="string">
            <text:p>https://api.github.com/repos/richelbilderbeek/pbdmms</text:p>
          </table:table-cell>
          <table:table-cell table:formula="of:=REPLACE([.B3487]; 1; 29; &quot;&quot;)" office:value-type="string" office:string-value="richelbilderbeek/pbdmms" calcext:value-type="string">
            <text:p>richelbilderbeek/pbdmms</text:p>
          </table:table-cell>
        </table:table-row>
        <table:table-row table:style-name="ro1">
          <table:table-cell office:value-type="float" office:value="47492240" calcext:value-type="float">
            <text:p>47492240</text:p>
          </table:table-cell>
          <table:table-cell office:value-type="string" calcext:value-type="string">
            <text:p>https://api.github.com/repos/luntergroup/octopus</text:p>
          </table:table-cell>
          <table:table-cell table:formula="of:=REPLACE([.B3488]; 1; 29; &quot;&quot;)" office:value-type="string" office:string-value="luntergroup/octopus" calcext:value-type="string">
            <text:p>luntergroup/octopus</text:p>
          </table:table-cell>
        </table:table-row>
        <table:table-row table:style-name="ro1">
          <table:table-cell office:value-type="float" office:value="47508673" calcext:value-type="float">
            <text:p>47508673</text:p>
          </table:table-cell>
          <table:table-cell office:value-type="string" calcext:value-type="string">
            <text:p>https://api.github.com/repos/dougmencken/HeadOverHeels</text:p>
          </table:table-cell>
          <table:table-cell table:formula="of:=REPLACE([.B3489]; 1; 29; &quot;&quot;)" office:value-type="string" office:string-value="dougmencken/HeadOverHeels" calcext:value-type="string">
            <text:p>dougmencken/HeadOverHeels</text:p>
          </table:table-cell>
        </table:table-row>
        <table:table-row table:style-name="ro1">
          <table:table-cell office:value-type="float" office:value="47598898" calcext:value-type="float">
            <text:p>47598898</text:p>
          </table:table-cell>
          <table:table-cell office:value-type="string" calcext:value-type="string">
            <text:p>https://api.github.com/repos/dash-project/dash-apps</text:p>
          </table:table-cell>
          <table:table-cell table:formula="of:=REPLACE([.B3490]; 1; 29; &quot;&quot;)" office:value-type="string" office:string-value="dash-project/dash-apps" calcext:value-type="string">
            <text:p>dash-project/dash-apps</text:p>
          </table:table-cell>
        </table:table-row>
        <table:table-row table:style-name="ro1">
          <table:table-cell office:value-type="float" office:value="47603214" calcext:value-type="float">
            <text:p>47603214</text:p>
          </table:table-cell>
          <table:table-cell office:value-type="string" calcext:value-type="string">
            <text:p>https://api.github.com/repos/espressif/arduino-esp32</text:p>
          </table:table-cell>
          <table:table-cell table:formula="of:=REPLACE([.B3491]; 1; 29; &quot;&quot;)" office:value-type="string" office:string-value="espressif/arduino-esp32" calcext:value-type="string">
            <text:p>espressif/arduino-esp32</text:p>
          </table:table-cell>
        </table:table-row>
        <table:table-row table:style-name="ro1">
          <table:table-cell office:value-type="float" office:value="47690863" calcext:value-type="float">
            <text:p>47690863</text:p>
          </table:table-cell>
          <table:table-cell office:value-type="string" calcext:value-type="string">
            <text:p>https://api.github.com/repos/epeios-q37/epeios</text:p>
          </table:table-cell>
          <table:table-cell table:formula="of:=REPLACE([.B3492]; 1; 29; &quot;&quot;)" office:value-type="string" office:string-value="epeios-q37/epeios" calcext:value-type="string">
            <text:p>epeios-q37/epeios</text:p>
          </table:table-cell>
        </table:table-row>
        <table:table-row table:style-name="ro1">
          <table:table-cell office:value-type="float" office:value="47708274" calcext:value-type="float">
            <text:p>47708274</text:p>
          </table:table-cell>
          <table:table-cell office:value-type="string" calcext:value-type="string">
            <text:p>https://api.github.com/repos/tamlok/vnote</text:p>
          </table:table-cell>
          <table:table-cell table:formula="of:=REPLACE([.B3493]; 1; 29; &quot;&quot;)" office:value-type="string" office:string-value="tamlok/vnote" calcext:value-type="string">
            <text:p>tamlok/vnote</text:p>
          </table:table-cell>
        </table:table-row>
        <table:table-row table:style-name="ro1">
          <table:table-cell office:value-type="float" office:value="47730796" calcext:value-type="float">
            <text:p>47730796</text:p>
          </table:table-cell>
          <table:table-cell office:value-type="string" calcext:value-type="string">
            <text:p>https://api.github.com/repos/dalihub/dali-core</text:p>
          </table:table-cell>
          <table:table-cell table:formula="of:=REPLACE([.B3494]; 1; 29; &quot;&quot;)" office:value-type="string" office:string-value="dalihub/dali-core" calcext:value-type="string">
            <text:p>dalihub/dali-core</text:p>
          </table:table-cell>
        </table:table-row>
        <table:table-row table:style-name="ro1">
          <table:table-cell office:value-type="float" office:value="47730828" calcext:value-type="float">
            <text:p>47730828</text:p>
          </table:table-cell>
          <table:table-cell office:value-type="string" calcext:value-type="string">
            <text:p>https://api.github.com/repos/dalihub/dali-adaptor</text:p>
          </table:table-cell>
          <table:table-cell table:formula="of:=REPLACE([.B3495]; 1; 29; &quot;&quot;)" office:value-type="string" office:string-value="dalihub/dali-adaptor" calcext:value-type="string">
            <text:p>dalihub/dali-adaptor</text:p>
          </table:table-cell>
        </table:table-row>
        <table:table-row table:style-name="ro1">
          <table:table-cell office:value-type="float" office:value="47730857" calcext:value-type="float">
            <text:p>47730857</text:p>
          </table:table-cell>
          <table:table-cell office:value-type="string" calcext:value-type="string">
            <text:p>https://api.github.com/repos/dalihub/dali-toolkit</text:p>
          </table:table-cell>
          <table:table-cell table:formula="of:=REPLACE([.B3496]; 1; 29; &quot;&quot;)" office:value-type="string" office:string-value="dalihub/dali-toolkit" calcext:value-type="string">
            <text:p>dalihub/dali-toolkit</text:p>
          </table:table-cell>
        </table:table-row>
        <table:table-row table:style-name="ro1">
          <table:table-cell office:value-type="float" office:value="47761311" calcext:value-type="float">
            <text:p>47761311</text:p>
          </table:table-cell>
          <table:table-cell office:value-type="string" calcext:value-type="string">
            <text:p>https://api.github.com/repos/Panzerschrek/Chasm-Reverse</text:p>
          </table:table-cell>
          <table:table-cell table:formula="of:=REPLACE([.B3497]; 1; 29; &quot;&quot;)" office:value-type="string" office:string-value="Panzerschrek/Chasm-Reverse" calcext:value-type="string">
            <text:p>Panzerschrek/Chasm-Reverse</text:p>
          </table:table-cell>
        </table:table-row>
        <table:table-row table:style-name="ro1">
          <table:table-cell office:value-type="float" office:value="47806403" calcext:value-type="float">
            <text:p>47806403</text:p>
          </table:table-cell>
          <table:table-cell office:value-type="string" calcext:value-type="string">
            <text:p>https://api.github.com/repos/ravenvz/SprintTimer</text:p>
          </table:table-cell>
          <table:table-cell table:formula="of:=REPLACE([.B3498]; 1; 29; &quot;&quot;)" office:value-type="string" office:string-value="ravenvz/SprintTimer" calcext:value-type="string">
            <text:p>ravenvz/SprintTimer</text:p>
          </table:table-cell>
        </table:table-row>
        <table:table-row table:style-name="ro1">
          <table:table-cell office:value-type="float" office:value="47874008" calcext:value-type="float">
            <text:p>47874008</text:p>
          </table:table-cell>
          <table:table-cell office:value-type="string" calcext:value-type="string">
            <text:p>https://api.github.com/repos/ne0ndrag0n/Concordia</text:p>
          </table:table-cell>
          <table:table-cell table:formula="of:=REPLACE([.B3499]; 1; 29; &quot;&quot;)" office:value-type="string" office:string-value="ne0ndrag0n/Concordia" calcext:value-type="string">
            <text:p>ne0ndrag0n/Concordia</text:p>
          </table:table-cell>
        </table:table-row>
        <table:table-row table:style-name="ro1">
          <table:table-cell office:value-type="float" office:value="48074943" calcext:value-type="float">
            <text:p>48074943</text:p>
          </table:table-cell>
          <table:table-cell office:value-type="string" calcext:value-type="string">
            <text:p>https://api.github.com/repos/Microsoft/LightGBM</text:p>
          </table:table-cell>
          <table:table-cell table:formula="of:=REPLACE([.B3500]; 1; 29; &quot;&quot;)" office:value-type="string" office:string-value="Microsoft/LightGBM" calcext:value-type="string">
            <text:p>Microsoft/LightGBM</text:p>
          </table:table-cell>
        </table:table-row>
        <table:table-row table:style-name="ro1">
          <table:table-cell office:value-type="float" office:value="48238052" calcext:value-type="float">
            <text:p>48238052</text:p>
          </table:table-cell>
          <table:table-cell office:value-type="string" calcext:value-type="string">
            <text:p>https://api.github.com/repos/tuxbox-neutrino/gui-neutrino</text:p>
          </table:table-cell>
          <table:table-cell table:formula="of:=REPLACE([.B3501]; 1; 29; &quot;&quot;)" office:value-type="string" office:string-value="tuxbox-neutrino/gui-neutrino" calcext:value-type="string">
            <text:p>tuxbox-neutrino/gui-neutrino</text:p>
          </table:table-cell>
        </table:table-row>
        <table:table-row table:style-name="ro1">
          <table:table-cell office:value-type="float" office:value="48247990" calcext:value-type="float">
            <text:p>48247990</text:p>
          </table:table-cell>
          <table:table-cell office:value-type="string" calcext:value-type="string">
            <text:p>https://api.github.com/repos/hughperkins/tensorflow-cl</text:p>
          </table:table-cell>
          <table:table-cell table:formula="of:=REPLACE([.B3502]; 1; 29; &quot;&quot;)" office:value-type="string" office:string-value="hughperkins/tensorflow-cl" calcext:value-type="string">
            <text:p>hughperkins/tensorflow-cl</text:p>
          </table:table-cell>
        </table:table-row>
        <table:table-row table:style-name="ro1">
          <table:table-cell office:value-type="float" office:value="48255975" calcext:value-type="float">
            <text:p>48255975</text:p>
          </table:table-cell>
          <table:table-cell office:value-type="string" calcext:value-type="string">
            <text:p>https://api.github.com/repos/matt77hias/MAGE</text:p>
          </table:table-cell>
          <table:table-cell table:formula="of:=REPLACE([.B3503]; 1; 29; &quot;&quot;)" office:value-type="string" office:string-value="matt77hias/MAGE" calcext:value-type="string">
            <text:p>matt77hias/MAGE</text:p>
          </table:table-cell>
        </table:table-row>
        <table:table-row table:style-name="ro1">
          <table:table-cell office:value-type="float" office:value="48259573" calcext:value-type="float">
            <text:p>48259573</text:p>
          </table:table-cell>
          <table:table-cell office:value-type="string" calcext:value-type="string">
            <text:p>https://api.github.com/repos/dev-osrose/osIROSE-new</text:p>
          </table:table-cell>
          <table:table-cell table:formula="of:=REPLACE([.B3504]; 1; 29; &quot;&quot;)" office:value-type="string" office:string-value="dev-osrose/osIROSE-new" calcext:value-type="string">
            <text:p>dev-osrose/osIROSE-new</text:p>
          </table:table-cell>
        </table:table-row>
        <table:table-row table:style-name="ro1">
          <table:table-cell office:value-type="float" office:value="48319221" calcext:value-type="float">
            <text:p>48319221</text:p>
          </table:table-cell>
          <table:table-cell office:value-type="string" calcext:value-type="string">
            <text:p>https://api.github.com/repos/McSwaggens/AimTux</text:p>
          </table:table-cell>
          <table:table-cell table:formula="of:=REPLACE([.B3505]; 1; 29; &quot;&quot;)" office:value-type="string" office:string-value="McSwaggens/AimTux" calcext:value-type="string">
            <text:p>McSwaggens/AimTux</text:p>
          </table:table-cell>
        </table:table-row>
        <table:table-row table:style-name="ro1">
          <table:table-cell office:value-type="float" office:value="48375911" calcext:value-type="float">
            <text:p>48375911</text:p>
          </table:table-cell>
          <table:table-cell office:value-type="string" calcext:value-type="string">
            <text:p>https://api.github.com/repos/GafferHQ/gaffer</text:p>
          </table:table-cell>
          <table:table-cell table:formula="of:=REPLACE([.B3506]; 1; 29; &quot;&quot;)" office:value-type="string" office:string-value="GafferHQ/gaffer" calcext:value-type="string">
            <text:p>GafferHQ/gaffer</text:p>
          </table:table-cell>
        </table:table-row>
        <table:table-row table:style-name="ro1">
          <table:table-cell office:value-type="float" office:value="48645260" calcext:value-type="float">
            <text:p>48645260</text:p>
          </table:table-cell>
          <table:table-cell office:value-type="string" calcext:value-type="string">
            <text:p>https://api.github.com/repos/cwruRobotics/NASA-RMC-2017</text:p>
          </table:table-cell>
          <table:table-cell table:formula="of:=REPLACE([.B3507]; 1; 29; &quot;&quot;)" office:value-type="string" office:string-value="cwruRobotics/NASA-RMC-2017" calcext:value-type="string">
            <text:p>cwruRobotics/NASA-RMC-2017</text:p>
          </table:table-cell>
        </table:table-row>
        <table:table-row table:style-name="ro1">
          <table:table-cell office:value-type="float" office:value="48677362" calcext:value-type="float">
            <text:p>48677362</text:p>
          </table:table-cell>
          <table:table-cell office:value-type="string" calcext:value-type="string">
            <text:p>https://api.github.com/repos/svn2github/CodeBlocks</text:p>
          </table:table-cell>
          <table:table-cell table:formula="of:=REPLACE([.B3508]; 1; 29; &quot;&quot;)" office:value-type="string" office:string-value="svn2github/CodeBlocks" calcext:value-type="string">
            <text:p>svn2github/CodeBlocks</text:p>
          </table:table-cell>
        </table:table-row>
        <table:table-row table:style-name="ro1">
          <table:table-cell office:value-type="float" office:value="48722065" calcext:value-type="float">
            <text:p>48722065</text:p>
          </table:table-cell>
          <table:table-cell office:value-type="string" calcext:value-type="string">
            <text:p>https://api.github.com/repos/blengerich/GenAMap</text:p>
          </table:table-cell>
          <table:table-cell table:formula="of:=REPLACE([.B3509]; 1; 29; &quot;&quot;)" office:value-type="string" office:string-value="blengerich/GenAMap" calcext:value-type="string">
            <text:p>blengerich/GenAMap</text:p>
          </table:table-cell>
        </table:table-row>
        <table:table-row table:style-name="ro1">
          <table:table-cell office:value-type="float" office:value="48741387" calcext:value-type="float">
            <text:p>48741387</text:p>
          </table:table-cell>
          <table:table-cell office:value-type="string" calcext:value-type="string">
            <text:p>https://api.github.com/repos/SuperElastix/SuperElastix</text:p>
          </table:table-cell>
          <table:table-cell table:formula="of:=REPLACE([.B3510]; 1; 29; &quot;&quot;)" office:value-type="string" office:string-value="SuperElastix/SuperElastix" calcext:value-type="string">
            <text:p>SuperElastix/SuperElastix</text:p>
          </table:table-cell>
        </table:table-row>
        <table:table-row table:style-name="ro1">
          <table:table-cell office:value-type="float" office:value="48894139" calcext:value-type="float">
            <text:p>48894139</text:p>
          </table:table-cell>
          <table:table-cell office:value-type="string" calcext:value-type="string">
            <text:p>https://api.github.com/repos/picam360/picam360-capture</text:p>
          </table:table-cell>
          <table:table-cell table:formula="of:=REPLACE([.B3511]; 1; 29; &quot;&quot;)" office:value-type="string" office:string-value="picam360/picam360-capture" calcext:value-type="string">
            <text:p>picam360/picam360-capture</text:p>
          </table:table-cell>
        </table:table-row>
        <table:table-row table:style-name="ro1">
          <table:table-cell office:value-type="float" office:value="48914552" calcext:value-type="float">
            <text:p>48914552</text:p>
          </table:table-cell>
          <table:table-cell office:value-type="string" calcext:value-type="string">
            <text:p>https://api.github.com/repos/iresearch-toolkit/iresearch</text:p>
          </table:table-cell>
          <table:table-cell table:formula="of:=REPLACE([.B3512]; 1; 29; &quot;&quot;)" office:value-type="string" office:string-value="iresearch-toolkit/iresearch" calcext:value-type="string">
            <text:p>iresearch-toolkit/iresearch</text:p>
          </table:table-cell>
        </table:table-row>
        <table:table-row table:style-name="ro1">
          <table:table-cell office:value-type="float" office:value="48971429" calcext:value-type="float">
            <text:p>48971429</text:p>
          </table:table-cell>
          <table:table-cell office:value-type="string" calcext:value-type="string">
            <text:p>https://api.github.com/repos/Gumichan01/lunatix</text:p>
          </table:table-cell>
          <table:table-cell table:formula="of:=REPLACE([.B3513]; 1; 29; &quot;&quot;)" office:value-type="string" office:string-value="Gumichan01/lunatix" calcext:value-type="string">
            <text:p>Gumichan01/lunatix</text:p>
          </table:table-cell>
        </table:table-row>
        <table:table-row table:style-name="ro1">
          <table:table-cell office:value-type="float" office:value="49103212" calcext:value-type="float">
            <text:p>49103212</text:p>
          </table:table-cell>
          <table:table-cell office:value-type="string" calcext:value-type="string">
            <text:p>https://api.github.com/repos/AnyDSL/coc</text:p>
          </table:table-cell>
          <table:table-cell table:formula="of:=REPLACE([.B3514]; 1; 29; &quot;&quot;)" office:value-type="string" office:string-value="AnyDSL/coc" calcext:value-type="string">
            <text:p>AnyDSL/coc</text:p>
          </table:table-cell>
        </table:table-row>
        <table:table-row table:style-name="ro1">
          <table:table-cell office:value-type="float" office:value="49176001" calcext:value-type="float">
            <text:p>49176001</text:p>
          </table:table-cell>
          <table:table-cell office:value-type="string" calcext:value-type="string">
            <text:p>https://api.github.com/repos/wobakj/VulkanFramework</text:p>
          </table:table-cell>
          <table:table-cell table:formula="of:=REPLACE([.B3515]; 1; 29; &quot;&quot;)" office:value-type="string" office:string-value="wobakj/VulkanFramework" calcext:value-type="string">
            <text:p>wobakj/VulkanFramework</text:p>
          </table:table-cell>
        </table:table-row>
        <table:table-row table:style-name="ro1">
          <table:table-cell office:value-type="float" office:value="49181770" calcext:value-type="float">
            <text:p>49181770</text:p>
          </table:table-cell>
          <table:table-cell office:value-type="string" calcext:value-type="string">
            <text:p>https://api.github.com/repos/hyperledger/iroha</text:p>
          </table:table-cell>
          <table:table-cell table:formula="of:=REPLACE([.B3516]; 1; 29; &quot;&quot;)" office:value-type="string" office:string-value="hyperledger/iroha" calcext:value-type="string">
            <text:p>hyperledger/iroha</text:p>
          </table:table-cell>
        </table:table-row>
        <table:table-row table:style-name="ro1">
          <table:table-cell office:value-type="float" office:value="49192755" calcext:value-type="float">
            <text:p>49192755</text:p>
          </table:table-cell>
          <table:table-cell office:value-type="string" calcext:value-type="string">
            <text:p>https://api.github.com/repos/NNN2/Basic-plugin-for-Keisei-AE-series</text:p>
          </table:table-cell>
          <table:table-cell table:formula="of:=REPLACE([.B3517]; 1; 29; &quot;&quot;)" office:value-type="string" office:string-value="NNN2/Basic-plugin-for-Keisei-AE-series" calcext:value-type="string">
            <text:p>NNN2/Basic-plugin-for-Keisei-AE-series</text:p>
          </table:table-cell>
        </table:table-row>
        <table:table-row table:style-name="ro1">
          <table:table-cell office:value-type="float" office:value="49319453" calcext:value-type="float">
            <text:p>49319453</text:p>
          </table:table-cell>
          <table:table-cell office:value-type="string" calcext:value-type="string">
            <text:p>https://api.github.com/repos/aspnet/AspNetCoreModule</text:p>
          </table:table-cell>
          <table:table-cell table:formula="of:=REPLACE([.B3518]; 1; 29; &quot;&quot;)" office:value-type="string" office:string-value="aspnet/AspNetCoreModule" calcext:value-type="string">
            <text:p>aspnet/AspNetCoreModule</text:p>
          </table:table-cell>
        </table:table-row>
        <table:table-row table:style-name="ro1">
          <table:table-cell office:value-type="float" office:value="49527000" calcext:value-type="float">
            <text:p>49527000</text:p>
          </table:table-cell>
          <table:table-cell office:value-type="string" calcext:value-type="string">
            <text:p>https://api.github.com/repos/washingtondc-emu/washingtondc</text:p>
          </table:table-cell>
          <table:table-cell table:formula="of:=REPLACE([.B3519]; 1; 29; &quot;&quot;)" office:value-type="string" office:string-value="washingtondc-emu/washingtondc" calcext:value-type="string">
            <text:p>washingtondc-emu/washingtondc</text:p>
          </table:table-cell>
        </table:table-row>
        <table:table-row table:style-name="ro1">
          <table:table-cell office:value-type="float" office:value="49796865" calcext:value-type="float">
            <text:p>49796865</text:p>
          </table:table-cell>
          <table:table-cell office:value-type="string" calcext:value-type="string">
            <text:p>https://api.github.com/repos/Xaymar/obs-studio_amf-encoder-plugin</text:p>
          </table:table-cell>
          <table:table-cell table:formula="of:=REPLACE([.B3520]; 1; 29; &quot;&quot;)" office:value-type="string" office:string-value="Xaymar/obs-studio_amf-encoder-plugin" calcext:value-type="string">
            <text:p>Xaymar/obs-studio_amf-encoder-plugin</text:p>
          </table:table-cell>
        </table:table-row>
        <table:table-row table:style-name="ro1">
          <table:table-cell office:value-type="float" office:value="49805806" calcext:value-type="float">
            <text:p>49805806</text:p>
          </table:table-cell>
          <table:table-cell office:value-type="string" calcext:value-type="string">
            <text:p>https://api.github.com/repos/ChaosGroup/vray-for-houdini</text:p>
          </table:table-cell>
          <table:table-cell table:formula="of:=REPLACE([.B3521]; 1; 29; &quot;&quot;)" office:value-type="string" office:string-value="ChaosGroup/vray-for-houdini" calcext:value-type="string">
            <text:p>ChaosGroup/vray-for-houdini</text:p>
          </table:table-cell>
        </table:table-row>
        <table:table-row table:style-name="ro1">
          <table:table-cell office:value-type="float" office:value="49831586" calcext:value-type="float">
            <text:p>49831586</text:p>
          </table:table-cell>
          <table:table-cell office:value-type="string" calcext:value-type="string">
            <text:p>https://api.github.com/repos/Cyberboss/CyberEngineMkIII</text:p>
          </table:table-cell>
          <table:table-cell table:formula="of:=REPLACE([.B3522]; 1; 29; &quot;&quot;)" office:value-type="string" office:string-value="Cyberboss/CyberEngineMkIII" calcext:value-type="string">
            <text:p>Cyberboss/CyberEngineMkIII</text:p>
          </table:table-cell>
        </table:table-row>
        <table:table-row table:style-name="ro1">
          <table:table-cell office:value-type="float" office:value="49866441" calcext:value-type="float">
            <text:p>49866441</text:p>
          </table:table-cell>
          <table:table-cell office:value-type="string" calcext:value-type="string">
            <text:p>https://api.github.com/repos/keepassxreboot/keepassxc</text:p>
          </table:table-cell>
          <table:table-cell table:formula="of:=REPLACE([.B3523]; 1; 29; &quot;&quot;)" office:value-type="string" office:string-value="keepassxreboot/keepassxc" calcext:value-type="string">
            <text:p>keepassxreboot/keepassxc</text:p>
          </table:table-cell>
        </table:table-row>
        <table:table-row table:style-name="ro1">
          <table:table-cell office:value-type="float" office:value="49929083" calcext:value-type="float">
            <text:p>49929083</text:p>
          </table:table-cell>
          <table:table-cell office:value-type="string" calcext:value-type="string">
            <text:p>https://api.github.com/repos/open-power/sbe</text:p>
          </table:table-cell>
          <table:table-cell table:formula="of:=REPLACE([.B3524]; 1; 29; &quot;&quot;)" office:value-type="string" office:string-value="open-power/sbe" calcext:value-type="string">
            <text:p>open-power/sbe</text:p>
          </table:table-cell>
        </table:table-row>
        <table:table-row table:style-name="ro1">
          <table:table-cell office:value-type="float" office:value="50091489" calcext:value-type="float">
            <text:p>50091489</text:p>
          </table:table-cell>
          <table:table-cell office:value-type="string" calcext:value-type="string">
            <text:p>https://api.github.com/repos/shultays/bloodworks</text:p>
          </table:table-cell>
          <table:table-cell table:formula="of:=REPLACE([.B3525]; 1; 29; &quot;&quot;)" office:value-type="string" office:string-value="shultays/bloodworks" calcext:value-type="string">
            <text:p>shultays/bloodworks</text:p>
          </table:table-cell>
        </table:table-row>
        <table:table-row table:style-name="ro1">
          <table:table-cell office:value-type="float" office:value="50338013" calcext:value-type="float">
            <text:p>50338013</text:p>
          </table:table-cell>
          <table:table-cell office:value-type="string" calcext:value-type="string">
            <text:p>https://api.github.com/repos/LukasBanana/XShaderCompiler</text:p>
          </table:table-cell>
          <table:table-cell table:formula="of:=REPLACE([.B3526]; 1; 29; &quot;&quot;)" office:value-type="string" office:string-value="LukasBanana/XShaderCompiler" calcext:value-type="string">
            <text:p>LukasBanana/XShaderCompiler</text:p>
          </table:table-cell>
        </table:table-row>
        <table:table-row table:style-name="ro1">
          <table:table-cell office:value-type="float" office:value="50711665" calcext:value-type="float">
            <text:p>50711665</text:p>
          </table:table-cell>
          <table:table-cell office:value-type="string" calcext:value-type="string">
            <text:p>https://api.github.com/repos/guacamoleo/Tensile</text:p>
          </table:table-cell>
          <table:table-cell table:formula="of:=REPLACE([.B3527]; 1; 29; &quot;&quot;)" office:value-type="string" office:string-value="guacamoleo/Tensile" calcext:value-type="string">
            <text:p>guacamoleo/Tensile</text:p>
          </table:table-cell>
        </table:table-row>
        <table:table-row table:style-name="ro1">
          <table:table-cell office:value-type="float" office:value="51006961" calcext:value-type="float">
            <text:p>51006961</text:p>
          </table:table-cell>
          <table:table-cell office:value-type="string" calcext:value-type="string">
            <text:p>https://api.github.com/repos/PaddlePaddle/Paddle</text:p>
          </table:table-cell>
          <table:table-cell table:formula="of:=REPLACE([.B3528]; 1; 29; &quot;&quot;)" office:value-type="string" office:string-value="PaddlePaddle/Paddle" calcext:value-type="string">
            <text:p>PaddlePaddle/Paddle</text:p>
          </table:table-cell>
        </table:table-row>
        <table:table-row table:style-name="ro1">
          <table:table-cell office:value-type="float" office:value="51078888" calcext:value-type="float">
            <text:p>51078888</text:p>
          </table:table-cell>
          <table:table-cell office:value-type="string" calcext:value-type="string">
            <text:p>https://api.github.com/repos/jaagr/polybar</text:p>
          </table:table-cell>
          <table:table-cell table:formula="of:=REPLACE([.B3529]; 1; 29; &quot;&quot;)" office:value-type="string" office:string-value="jaagr/polybar" calcext:value-type="string">
            <text:p>jaagr/polybar</text:p>
          </table:table-cell>
        </table:table-row>
        <table:table-row table:style-name="ro1">
          <table:table-cell office:value-type="float" office:value="51562429" calcext:value-type="float">
            <text:p>51562429</text:p>
          </table:table-cell>
          <table:table-cell office:value-type="string" calcext:value-type="string">
            <text:p>https://api.github.com/repos/choishingwan/PRSice</text:p>
          </table:table-cell>
          <table:table-cell table:formula="of:=REPLACE([.B3530]; 1; 29; &quot;&quot;)" office:value-type="string" office:string-value="choishingwan/PRSice" calcext:value-type="string">
            <text:p>choishingwan/PRSice</text:p>
          </table:table-cell>
        </table:table-row>
        <table:table-row table:style-name="ro1">
          <table:table-cell office:value-type="float" office:value="51878483" calcext:value-type="float">
            <text:p>51878483</text:p>
          </table:table-cell>
          <table:table-cell office:value-type="string" calcext:value-type="string">
            <text:p>https://api.github.com/repos/Submanifold/Aleph</text:p>
          </table:table-cell>
          <table:table-cell table:formula="of:=REPLACE([.B3531]; 1; 29; &quot;&quot;)" office:value-type="string" office:string-value="Submanifold/Aleph" calcext:value-type="string">
            <text:p>Submanifold/Aleph</text:p>
          </table:table-cell>
        </table:table-row>
        <table:table-row table:style-name="ro1">
          <table:table-cell office:value-type="float" office:value="51899494" calcext:value-type="float">
            <text:p>51899494</text:p>
          </table:table-cell>
          <table:table-cell office:value-type="string" calcext:value-type="string">
            <text:p>https://api.github.com/repos/rashedcs/Competitive-Programming</text:p>
          </table:table-cell>
          <table:table-cell table:formula="of:=REPLACE([.B3532]; 1; 29; &quot;&quot;)" office:value-type="string" office:string-value="rashedcs/Competitive-Programming" calcext:value-type="string">
            <text:p>rashedcs/Competitive-Programming</text:p>
          </table:table-cell>
        </table:table-row>
        <table:table-row table:style-name="ro1">
          <table:table-cell office:value-type="float" office:value="51902913" calcext:value-type="float">
            <text:p>51902913</text:p>
          </table:table-cell>
          <table:table-cell office:value-type="string" calcext:value-type="string">
            <text:p>https://api.github.com/repos/robertjdoig/telement</text:p>
          </table:table-cell>
          <table:table-cell table:formula="of:=REPLACE([.B3533]; 1; 29; &quot;&quot;)" office:value-type="string" office:string-value="robertjdoig/telement" calcext:value-type="string">
            <text:p>robertjdoig/telement</text:p>
          </table:table-cell>
        </table:table-row>
        <table:table-row table:style-name="ro1">
          <table:table-cell office:value-type="float" office:value="52071185" calcext:value-type="float">
            <text:p>52071185</text:p>
          </table:table-cell>
          <table:table-cell office:value-type="string" calcext:value-type="string">
            <text:p>https://api.github.com/repos/CSUFTitanRover/TitanRover</text:p>
          </table:table-cell>
          <table:table-cell table:formula="of:=REPLACE([.B3534]; 1; 29; &quot;&quot;)" office:value-type="string" office:string-value="CSUFTitanRover/TitanRover" calcext:value-type="string">
            <text:p>CSUFTitanRover/TitanRover</text:p>
          </table:table-cell>
        </table:table-row>
        <table:table-row table:style-name="ro1">
          <table:table-cell office:value-type="float" office:value="52392111" calcext:value-type="float">
            <text:p>52392111</text:p>
          </table:table-cell>
          <table:table-cell office:value-type="string" calcext:value-type="string">
            <text:p>https://api.github.com/repos/bjliugq/MDC-IDAS-PLUS</text:p>
          </table:table-cell>
          <table:table-cell table:formula="of:=REPLACE([.B3535]; 1; 29; &quot;&quot;)" office:value-type="string" office:string-value="bjliugq/MDC-IDAS-PLUS" calcext:value-type="string">
            <text:p>bjliugq/MDC-IDAS-PLUS</text:p>
          </table:table-cell>
        </table:table-row>
        <table:table-row table:style-name="ro1">
          <table:table-cell office:value-type="float" office:value="52492458" calcext:value-type="float">
            <text:p>52492458</text:p>
          </table:table-cell>
          <table:table-cell office:value-type="string" calcext:value-type="string">
            <text:p>https://api.github.com/repos/Gira-X/VMT-Editor</text:p>
          </table:table-cell>
          <table:table-cell table:formula="of:=REPLACE([.B3536]; 1; 29; &quot;&quot;)" office:value-type="string" office:string-value="Gira-X/VMT-Editor" calcext:value-type="string">
            <text:p>Gira-X/VMT-Editor</text:p>
          </table:table-cell>
        </table:table-row>
        <table:table-row table:style-name="ro1">
          <table:table-cell office:value-type="float" office:value="52500596" calcext:value-type="float">
            <text:p>52500596</text:p>
          </table:table-cell>
          <table:table-cell office:value-type="string" calcext:value-type="string">
            <text:p>https://api.github.com/repos/hiaoxui/MNIST</text:p>
          </table:table-cell>
          <table:table-cell table:formula="of:=REPLACE([.B3537]; 1; 29; &quot;&quot;)" office:value-type="string" office:string-value="hiaoxui/MNIST" calcext:value-type="string">
            <text:p>hiaoxui/MNIST</text:p>
          </table:table-cell>
        </table:table-row>
        <table:table-row table:style-name="ro1">
          <table:table-cell office:value-type="float" office:value="52507148" calcext:value-type="float">
            <text:p>52507148</text:p>
          </table:table-cell>
          <table:table-cell office:value-type="string" calcext:value-type="string">
            <text:p>https://api.github.com/repos/ShaderCrusader/BrontosaurusFez</text:p>
          </table:table-cell>
          <table:table-cell table:formula="of:=REPLACE([.B3538]; 1; 29; &quot;&quot;)" office:value-type="string" office:string-value="ShaderCrusader/BrontosaurusFez" calcext:value-type="string">
            <text:p>ShaderCrusader/BrontosaurusFez</text:p>
          </table:table-cell>
        </table:table-row>
        <table:table-row table:style-name="ro1">
          <table:table-cell office:value-type="float" office:value="52593547" calcext:value-type="float">
            <text:p>52593547</text:p>
          </table:table-cell>
          <table:table-cell office:value-type="string" calcext:value-type="string">
            <text:p>https://api.github.com/repos/Rabbid76/model3dviewer</text:p>
          </table:table-cell>
          <table:table-cell table:formula="of:=REPLACE([.B3539]; 1; 29; &quot;&quot;)" office:value-type="string" office:string-value="Rabbid76/model3dviewer" calcext:value-type="string">
            <text:p>Rabbid76/model3dviewer</text:p>
          </table:table-cell>
        </table:table-row>
        <table:table-row table:style-name="ro1">
          <table:table-cell office:value-type="float" office:value="52814869" calcext:value-type="float">
            <text:p>52814869</text:p>
          </table:table-cell>
          <table:table-cell office:value-type="string" calcext:value-type="string">
            <text:p>https://api.github.com/repos/cocos2d-cpp/cocos2d-cpp</text:p>
          </table:table-cell>
          <table:table-cell table:formula="of:=REPLACE([.B3540]; 1; 29; &quot;&quot;)" office:value-type="string" office:string-value="cocos2d-cpp/cocos2d-cpp" calcext:value-type="string">
            <text:p>cocos2d-cpp/cocos2d-cpp</text:p>
          </table:table-cell>
        </table:table-row>
        <table:table-row table:style-name="ro1">
          <table:table-cell office:value-type="float" office:value="52874052" calcext:value-type="float">
            <text:p>52874052</text:p>
          </table:table-cell>
          <table:table-cell office:value-type="string" calcext:value-type="string">
            <text:p>https://api.github.com/repos/42ity/fty-nut</text:p>
          </table:table-cell>
          <table:table-cell table:formula="of:=REPLACE([.B3541]; 1; 29; &quot;&quot;)" office:value-type="string" office:string-value="42ity/fty-nut" calcext:value-type="string">
            <text:p>42ity/fty-nut</text:p>
          </table:table-cell>
        </table:table-row>
        <table:table-row table:style-name="ro1">
          <table:table-cell office:value-type="float" office:value="52875185" calcext:value-type="float">
            <text:p>52875185</text:p>
          </table:table-cell>
          <table:table-cell office:value-type="string" calcext:value-type="string">
            <text:p>https://api.github.com/repos/42ity/fty-core</text:p>
          </table:table-cell>
          <table:table-cell table:formula="of:=REPLACE([.B3542]; 1; 29; &quot;&quot;)" office:value-type="string" office:string-value="42ity/fty-core" calcext:value-type="string">
            <text:p>42ity/fty-core</text:p>
          </table:table-cell>
        </table:table-row>
        <table:table-row table:style-name="ro1">
          <table:table-cell office:value-type="float" office:value="53009974" calcext:value-type="float">
            <text:p>53009974</text:p>
          </table:table-cell>
          <table:table-cell office:value-type="string" calcext:value-type="string">
            <text:p>https://api.github.com/repos/LiangYue1981816/CrossEngineVK</text:p>
          </table:table-cell>
          <table:table-cell table:formula="of:=REPLACE([.B3543]; 1; 29; &quot;&quot;)" office:value-type="string" office:string-value="LiangYue1981816/CrossEngineVK" calcext:value-type="string">
            <text:p>LiangYue1981816/CrossEngineVK</text:p>
          </table:table-cell>
        </table:table-row>
        <table:table-row table:style-name="ro1">
          <table:table-cell office:value-type="float" office:value="53084622" calcext:value-type="float">
            <text:p>53084622</text:p>
          </table:table-cell>
          <table:table-cell office:value-type="string" calcext:value-type="string">
            <text:p>https://api.github.com/repos/42ity/fty-rest</text:p>
          </table:table-cell>
          <table:table-cell table:formula="of:=REPLACE([.B3544]; 1; 29; &quot;&quot;)" office:value-type="string" office:string-value="42ity/fty-rest" calcext:value-type="string">
            <text:p>42ity/fty-rest</text:p>
          </table:table-cell>
        </table:table-row>
        <table:table-row table:style-name="ro1">
          <table:table-cell office:value-type="float" office:value="53164298" calcext:value-type="float">
            <text:p>53164298</text:p>
          </table:table-cell>
          <table:table-cell office:value-type="string" calcext:value-type="string">
            <text:p>https://api.github.com/repos/vovkos/axl</text:p>
          </table:table-cell>
          <table:table-cell table:formula="of:=REPLACE([.B3545]; 1; 29; &quot;&quot;)" office:value-type="string" office:string-value="vovkos/axl" calcext:value-type="string">
            <text:p>vovkos/axl</text:p>
          </table:table-cell>
        </table:table-row>
        <table:table-row table:style-name="ro1">
          <table:table-cell office:value-type="float" office:value="53164482" calcext:value-type="float">
            <text:p>53164482</text:p>
          </table:table-cell>
          <table:table-cell office:value-type="string" calcext:value-type="string">
            <text:p>https://api.github.com/repos/vovkos/jancy</text:p>
          </table:table-cell>
          <table:table-cell table:formula="of:=REPLACE([.B3546]; 1; 29; &quot;&quot;)" office:value-type="string" office:string-value="vovkos/jancy" calcext:value-type="string">
            <text:p>vovkos/jancy</text:p>
          </table:table-cell>
        </table:table-row>
        <table:table-row table:style-name="ro1">
          <table:table-cell office:value-type="float" office:value="53290001" calcext:value-type="float">
            <text:p>53290001</text:p>
          </table:table-cell>
          <table:table-cell office:value-type="string" calcext:value-type="string">
            <text:p>https://api.github.com/repos/svn2github/farmanager-code</text:p>
          </table:table-cell>
          <table:table-cell table:formula="of:=REPLACE([.B3547]; 1; 29; &quot;&quot;)" office:value-type="string" office:string-value="svn2github/farmanager-code" calcext:value-type="string">
            <text:p>svn2github/farmanager-code</text:p>
          </table:table-cell>
        </table:table-row>
        <table:table-row table:style-name="ro1">
          <table:table-cell office:value-type="float" office:value="53397830" calcext:value-type="float">
            <text:p>53397830</text:p>
          </table:table-cell>
          <table:table-cell office:value-type="string" calcext:value-type="string">
            <text:p>https://api.github.com/repos/codeaurora-unofficial/platform-hardware-qcom-audio</text:p>
          </table:table-cell>
          <table:table-cell table:formula="of:=REPLACE([.B3548]; 1; 29; &quot;&quot;)" office:value-type="string" office:string-value="codeaurora-unofficial/platform-hardware-qcom-audio" calcext:value-type="string">
            <text:p>codeaurora-unofficial/platform-hardware-qcom-audio</text:p>
          </table:table-cell>
        </table:table-row>
        <table:table-row table:style-name="ro1">
          <table:table-cell office:value-type="float" office:value="53446173" calcext:value-type="float">
            <text:p>53446173</text:p>
          </table:table-cell>
          <table:table-cell office:value-type="string" calcext:value-type="string">
            <text:p>https://api.github.com/repos/codeaurora-unofficial/platform-frameworks-native</text:p>
          </table:table-cell>
          <table:table-cell table:formula="of:=REPLACE([.B3549]; 1; 29; &quot;&quot;)" office:value-type="string" office:string-value="codeaurora-unofficial/platform-frameworks-native" calcext:value-type="string">
            <text:p>codeaurora-unofficial/platform-frameworks-native</text:p>
          </table:table-cell>
        </table:table-row>
        <table:table-row table:style-name="ro1">
          <table:table-cell office:value-type="float" office:value="53446177" calcext:value-type="float">
            <text:p>53446177</text:p>
          </table:table-cell>
          <table:table-cell office:value-type="string" calcext:value-type="string">
            <text:p>https://api.github.com/repos/codeaurora-unofficial/platform-frameworks-av</text:p>
          </table:table-cell>
          <table:table-cell table:formula="of:=REPLACE([.B3550]; 1; 29; &quot;&quot;)" office:value-type="string" office:string-value="codeaurora-unofficial/platform-frameworks-av" calcext:value-type="string">
            <text:p>codeaurora-unofficial/platform-frameworks-av</text:p>
          </table:table-cell>
        </table:table-row>
        <table:table-row table:style-name="ro1">
          <table:table-cell office:value-type="float" office:value="53446306" calcext:value-type="float">
            <text:p>53446306</text:p>
          </table:table-cell>
          <table:table-cell office:value-type="string" calcext:value-type="string">
            <text:p>https://api.github.com/repos/codeaurora-unofficial/platform-system-netd</text:p>
          </table:table-cell>
          <table:table-cell table:formula="of:=REPLACE([.B3551]; 1; 29; &quot;&quot;)" office:value-type="string" office:string-value="codeaurora-unofficial/platform-system-netd" calcext:value-type="string">
            <text:p>codeaurora-unofficial/platform-system-netd</text:p>
          </table:table-cell>
        </table:table-row>
        <table:table-row table:style-name="ro1">
          <table:table-cell office:value-type="float" office:value="53446320" calcext:value-type="float">
            <text:p>53446320</text:p>
          </table:table-cell>
          <table:table-cell office:value-type="string" calcext:value-type="string">
            <text:p>https://api.github.com/repos/codeaurora-unofficial/platform-art</text:p>
          </table:table-cell>
          <table:table-cell table:formula="of:=REPLACE([.B3552]; 1; 29; &quot;&quot;)" office:value-type="string" office:string-value="codeaurora-unofficial/platform-art" calcext:value-type="string">
            <text:p>codeaurora-unofficial/platform-art</text:p>
          </table:table-cell>
        </table:table-row>
        <table:table-row table:style-name="ro1">
          <table:table-cell office:value-type="float" office:value="53715629" calcext:value-type="float">
            <text:p>53715629</text:p>
          </table:table-cell>
          <table:table-cell office:value-type="string" calcext:value-type="string">
            <text:p>https://api.github.com/repos/Planimeter/love</text:p>
          </table:table-cell>
          <table:table-cell table:formula="of:=REPLACE([.B3553]; 1; 29; &quot;&quot;)" office:value-type="string" office:string-value="Planimeter/love" calcext:value-type="string">
            <text:p>Planimeter/love</text:p>
          </table:table-cell>
        </table:table-row>
        <table:table-row table:style-name="ro1">
          <table:table-cell office:value-type="float" office:value="53774205" calcext:value-type="float">
            <text:p>53774205</text:p>
          </table:table-cell>
          <table:table-cell office:value-type="string" calcext:value-type="string">
            <text:p>https://api.github.com/repos/EleonoreMizo/pedalevite</text:p>
          </table:table-cell>
          <table:table-cell table:formula="of:=REPLACE([.B3554]; 1; 29; &quot;&quot;)" office:value-type="string" office:string-value="EleonoreMizo/pedalevite" calcext:value-type="string">
            <text:p>EleonoreMizo/pedalevite</text:p>
          </table:table-cell>
        </table:table-row>
        <table:table-row table:style-name="ro1">
          <table:table-cell office:value-type="float" office:value="53805615" calcext:value-type="float">
            <text:p>53805615</text:p>
          </table:table-cell>
          <table:table-cell office:value-type="string" calcext:value-type="string">
            <text:p>https://api.github.com/repos/codeaurora-unofficial/platform-hardware-qcom-media</text:p>
          </table:table-cell>
          <table:table-cell table:formula="of:=REPLACE([.B3555]; 1; 29; &quot;&quot;)" office:value-type="string" office:string-value="codeaurora-unofficial/platform-hardware-qcom-media" calcext:value-type="string">
            <text:p>codeaurora-unofficial/platform-hardware-qcom-media</text:p>
          </table:table-cell>
        </table:table-row>
        <table:table-row table:style-name="ro1">
          <table:table-cell office:value-type="float" office:value="53910996" calcext:value-type="float">
            <text:p>53910996</text:p>
          </table:table-cell>
          <table:table-cell office:value-type="string" calcext:value-type="string">
            <text:p>https://api.github.com/repos/modulesio/zeo</text:p>
          </table:table-cell>
          <table:table-cell table:formula="of:=REPLACE([.B3556]; 1; 29; &quot;&quot;)" office:value-type="string" office:string-value="modulesio/zeo" calcext:value-type="string">
            <text:p>modulesio/zeo</text:p>
          </table:table-cell>
        </table:table-row>
        <table:table-row table:style-name="ro1">
          <table:table-cell office:value-type="float" office:value="55389246" calcext:value-type="float">
            <text:p>55389246</text:p>
          </table:table-cell>
          <table:table-cell office:value-type="string" calcext:value-type="string">
            <text:p>https://api.github.com/repos/helenginn/cppxfel</text:p>
          </table:table-cell>
          <table:table-cell table:formula="of:=REPLACE([.B3557]; 1; 29; &quot;&quot;)" office:value-type="string" office:string-value="helenginn/cppxfel" calcext:value-type="string">
            <text:p>helenginn/cppxfel</text:p>
          </table:table-cell>
        </table:table-row>
        <table:table-row table:style-name="ro1">
          <table:table-cell office:value-type="float" office:value="55925123" calcext:value-type="float">
            <text:p>55925123</text:p>
          </table:table-cell>
          <table:table-cell office:value-type="string" calcext:value-type="string">
            <text:p>https://api.github.com/repos/summerinsects/ChineseOfficialMahjongHelper</text:p>
          </table:table-cell>
          <table:table-cell table:formula="of:=REPLACE([.B3558]; 1; 29; &quot;&quot;)" office:value-type="string" office:string-value="summerinsects/ChineseOfficialMahjongHelper" calcext:value-type="string">
            <text:p>summerinsects/ChineseOfficialMahjongHelper</text:p>
          </table:table-cell>
        </table:table-row>
        <table:table-row table:style-name="ro1">
          <table:table-cell office:value-type="float" office:value="58491843" calcext:value-type="float">
            <text:p>58491843</text:p>
          </table:table-cell>
          <table:table-cell office:value-type="string" calcext:value-type="string">
            <text:p>https://api.github.com/repos/root-project/root</text:p>
          </table:table-cell>
          <table:table-cell table:formula="of:=REPLACE([.B3559]; 1; 29; &quot;&quot;)" office:value-type="string" office:string-value="root-project/root" calcext:value-type="string">
            <text:p>root-project/root</text:p>
          </table:table-cell>
        </table:table-row>
        <table:table-row table:style-name="ro1">
          <table:table-cell office:value-type="float" office:value="58869194" calcext:value-type="float">
            <text:p>58869194</text:p>
          </table:table-cell>
          <table:table-cell office:value-type="string" calcext:value-type="string">
            <text:p>https://api.github.com/repos/roboticslab-uc3m/kinematics-dynamics</text:p>
          </table:table-cell>
          <table:table-cell table:formula="of:=REPLACE([.B3560]; 1; 29; &quot;&quot;)" office:value-type="string" office:string-value="roboticslab-uc3m/kinematics-dynamics" calcext:value-type="string">
            <text:p>roboticslab-uc3m/kinematics-dynamics</text:p>
          </table:table-cell>
        </table:table-row>
        <table:table-row table:style-name="ro1">
          <table:table-cell office:value-type="float" office:value="60899324" calcext:value-type="float">
            <text:p>60899324</text:p>
          </table:table-cell>
          <table:table-cell office:value-type="string" calcext:value-type="string">
            <text:p>https://api.github.com/repos/eidolonsystems/nexus</text:p>
          </table:table-cell>
          <table:table-cell table:formula="of:=REPLACE([.B3561]; 1; 29; &quot;&quot;)" office:value-type="string" office:string-value="eidolonsystems/nexus" calcext:value-type="string">
            <text:p>eidolonsystems/nexus</text:p>
          </table:table-cell>
        </table:table-row>
        <table:table-row table:style-name="ro1">
          <table:table-cell office:value-type="float" office:value="62958028" calcext:value-type="float">
            <text:p>62958028</text:p>
          </table:table-cell>
          <table:table-cell office:value-type="string" calcext:value-type="string">
            <text:p>https://api.github.com/repos/ethz-asl/voxblox</text:p>
          </table:table-cell>
          <table:table-cell table:formula="of:=REPLACE([.B3562]; 1; 29; &quot;&quot;)" office:value-type="string" office:string-value="ethz-asl/voxblox" calcext:value-type="string">
            <text:p>ethz-asl/voxblox</text:p>
          </table:table-cell>
        </table:table-row>
        <table:table-row table:style-name="ro1">
          <table:table-cell office:value-type="float" office:value="65977361" calcext:value-type="float">
            <text:p>65977361</text:p>
          </table:table-cell>
          <table:table-cell office:value-type="string" calcext:value-type="string">
            <text:p>https://api.github.com/repos/volunode/volunode</text:p>
          </table:table-cell>
          <table:table-cell table:formula="of:=REPLACE([.B3563]; 1; 29; &quot;&quot;)" office:value-type="string" office:string-value="volunode/volunode" calcext:value-type="string">
            <text:p>volunode/volun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5:26:46.833549695</dc:date>
    <meta:editing-duration>PT53S</meta:editing-duration>
    <meta:editing-cycles>1</meta:editing-cycles>
    <meta:document-statistic meta:table-count="1" meta:cell-count="10689" meta:object-count="0"/>
    <meta:generator>LibreOffice_Vanilla/6.2.6.2$MacOSX_X86_64 LibreOffice_project/684e730861356e74889dfe6dbddd3562aae2e6ad</meta:generator>
  </office:meta>
</office:document-meta>
</file>